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yp2</text:p>
          </table:table-cell>
        </table:table-row>
        <table:table-row table:style-name="ro1">
          <table:table-cell office:value-type="float" office:value="-5.41392951" calcext:value-type="float">
            <text:p>-5.41392951</text:p>
          </table:table-cell>
          <table:table-cell office:value-type="float" office:value="0.981969215" calcext:value-type="float">
            <text:p>0.981969215</text:p>
          </table:table-cell>
          <table:table-cell table:formula="of:=[.A2]*[.A2]+[.B2]*[.B2]" office:value-type="float" office:value="30.2748962784566" calcext:value-type="float">
            <text:p>30.2748962784566</text:p>
          </table:table-cell>
        </table:table-row>
        <table:table-row table:style-name="ro1">
          <table:table-cell office:value-type="float" office:value="-5.4139295" calcext:value-type="float">
            <text:p>-5.4139295</text:p>
          </table:table-cell>
          <table:table-cell office:value-type="float" office:value="-0.98196921" calcext:value-type="float">
            <text:p>-0.98196921</text:p>
          </table:table-cell>
          <table:table-cell table:formula="of:=[.A3]*[.A3]+[.B3]*[.B3]" office:value-type="float" office:value="30.2748961603583" calcext:value-type="float">
            <text:p>30.2748961603583</text:p>
          </table:table-cell>
        </table:table-row>
        <table:table-row table:style-name="ro1">
          <table:table-cell office:value-type="float" office:value="-4.50761318" calcext:value-type="float">
            <text:p>-4.50761318</text:p>
          </table:table-cell>
          <table:table-cell office:value-type="float" office:value="-2.55407715" calcext:value-type="float">
            <text:p>-2.55407715</text:p>
          </table:table-cell>
          <table:table-cell table:formula="of:=[.A4]*[.A4]+[.B4]*[.B4]" office:value-type="float" office:value="26.8418866686618" calcext:value-type="float">
            <text:p>26.8418866686618</text:p>
          </table:table-cell>
        </table:table-row>
        <table:table-row table:style-name="ro1">
          <table:table-cell office:value-type="float" office:value="-4.92350229" calcext:value-type="float">
            <text:p>-4.92350229</text:p>
          </table:table-cell>
          <table:table-cell office:value-type="float" office:value="1.07510734" calcext:value-type="float">
            <text:p>1.07510734</text:p>
          </table:table-cell>
          <table:table-cell table:formula="of:=[.A5]*[.A5]+[.B5]*[.B5]" office:value-type="float" office:value="25.3967305921571" calcext:value-type="float">
            <text:p>25.3967305921571</text:p>
          </table:table-cell>
        </table:table-row>
        <table:table-row table:style-name="ro1">
          <table:table-cell office:value-type="float" office:value="-4.92350229" calcext:value-type="float">
            <text:p>-4.92350229</text:p>
          </table:table-cell>
          <table:table-cell office:value-type="float" office:value="-1.07510734" calcext:value-type="float">
            <text:p>-1.07510734</text:p>
          </table:table-cell>
          <table:table-cell table:formula="of:=[.A6]*[.A6]+[.B6]*[.B6]" office:value-type="float" office:value="25.3967305921571" calcext:value-type="float">
            <text:p>25.3967305921571</text:p>
          </table:table-cell>
        </table:table-row>
        <table:table-row table:style-name="ro1">
          <table:table-cell office:value-type="float" office:value="-4.89408941" calcext:value-type="float">
            <text:p>-4.89408941</text:p>
          </table:table-cell>
          <table:table-cell office:value-type="float" office:value="0.456476569" calcext:value-type="float">
            <text:p>0.456476569</text:p>
          </table:table-cell>
          <table:table-cell table:formula="of:=[.A7]*[.A7]+[.B7]*[.B7]" office:value-type="float" office:value="24.1604820111202" calcext:value-type="float">
            <text:p>24.1604820111202</text:p>
          </table:table-cell>
        </table:table-row>
        <table:table-row table:style-name="ro1">
          <table:table-cell office:value-type="float" office:value="-4.89408941" calcext:value-type="float">
            <text:p>-4.89408941</text:p>
          </table:table-cell>
          <table:table-cell office:value-type="float" office:value="-0.456476567" calcext:value-type="float">
            <text:p>-0.456476567</text:p>
          </table:table-cell>
          <table:table-cell table:formula="of:=[.A8]*[.A8]+[.B8]*[.B8]" office:value-type="float" office:value="24.1604820092943" calcext:value-type="float">
            <text:p>24.1604820092943</text:p>
          </table:table-cell>
        </table:table-row>
        <table:table-row table:style-name="ro1">
          <table:table-cell office:value-type="float" office:value="-4.40337049" calcext:value-type="float">
            <text:p>-4.40337049</text:p>
          </table:table-cell>
          <table:table-cell office:value-type="float" office:value="1.94707844" calcext:value-type="float">
            <text:p>1.94707844</text:p>
          </table:table-cell>
          <table:table-cell table:formula="of:=[.A9]*[.A9]+[.B9]*[.B9]" office:value-type="float" office:value="23.1807861237157" calcext:value-type="float">
            <text:p>23.1807861237157</text:p>
          </table:table-cell>
        </table:table-row>
        <table:table-row table:style-name="ro1">
          <table:table-cell office:value-type="float" office:value="-4.40337049" calcext:value-type="float">
            <text:p>-4.40337049</text:p>
          </table:table-cell>
          <table:table-cell office:value-type="float" office:value="-1.94707844" calcext:value-type="float">
            <text:p>-1.94707844</text:p>
          </table:table-cell>
          <table:table-cell table:formula="of:=[.A10]*[.A10]+[.B10]*[.B10]" office:value-type="float" office:value="23.1807861237157" calcext:value-type="float">
            <text:p>23.1807861237157</text:p>
          </table:table-cell>
        </table:table-row>
        <table:table-row table:style-name="ro1">
          <table:table-cell office:value-type="float" office:value="-2.87349254" calcext:value-type="float">
            <text:p>-2.87349254</text:p>
          </table:table-cell>
          <table:table-cell office:value-type="float" office:value="-3.68597101" calcext:value-type="float">
            <text:p>-3.68597101</text:p>
          </table:table-cell>
          <table:table-cell table:formula="of:=[.A11]*[.A11]+[.B11]*[.B11]" office:value-type="float" office:value="21.8433416639961" calcext:value-type="float">
            <text:p>21.8433416639961</text:p>
          </table:table-cell>
        </table:table-row>
        <table:table-row table:style-name="ro1">
          <table:table-cell office:value-type="float" office:value="-3.45870108" calcext:value-type="float">
            <text:p>-3.45870108</text:p>
          </table:table-cell>
          <table:table-cell office:value-type="float" office:value="-2.96028137" calcext:value-type="float">
            <text:p>-2.96028137</text:p>
          </table:table-cell>
          <table:table-cell table:formula="of:=[.A12]*[.A12]+[.B12]*[.B12]" office:value-type="float" office:value="20.7258789503622" calcext:value-type="float">
            <text:p>20.7258789503622</text:p>
          </table:table-cell>
        </table:table-row>
        <table:table-row table:style-name="ro1">
          <table:table-cell office:value-type="float" office:value="1.47460947" calcext:value-type="float">
            <text:p>1.47460947</text:p>
          </table:table-cell>
          <table:table-cell office:value-type="float" office:value="4.18957792" calcext:value-type="float">
            <text:p>4.18957792</text:p>
          </table:table-cell>
          <table:table-cell table:formula="of:=[.A13]*[.A13]+[.B13]*[.B13]" office:value-type="float" office:value="19.7270362367652" calcext:value-type="float">
            <text:p>19.7270362367652</text:p>
          </table:table-cell>
        </table:table-row>
        <table:table-row table:style-name="ro1">
          <table:table-cell office:value-type="float" office:value="1.47460947" calcext:value-type="float">
            <text:p>1.47460947</text:p>
          </table:table-cell>
          <table:table-cell office:value-type="float" office:value="-4.18957792" calcext:value-type="float">
            <text:p>-4.18957792</text:p>
          </table:table-cell>
          <table:table-cell table:formula="of:=[.A14]*[.A14]+[.B14]*[.B14]" office:value-type="float" office:value="19.7270362367652" calcext:value-type="float">
            <text:p>19.7270362367652</text:p>
          </table:table-cell>
        </table:table-row>
        <table:table-row table:style-name="ro1">
          <table:table-cell office:value-type="float" office:value="3.84745511" calcext:value-type="float">
            <text:p>3.84745511</text:p>
          </table:table-cell>
          <table:table-cell office:value-type="float" office:value="2.20771226" calcext:value-type="float">
            <text:p>2.20771226</text:p>
          </table:table-cell>
          <table:table-cell table:formula="of:=[.A15]*[.A15]+[.B15]*[.B15]" office:value-type="float" office:value="19.6769042464194" calcext:value-type="float">
            <text:p>19.6769042464194</text:p>
          </table:table-cell>
        </table:table-row>
        <table:table-row table:style-name="ro1">
          <table:table-cell office:value-type="float" office:value="3.84745511" calcext:value-type="float">
            <text:p>3.84745511</text:p>
          </table:table-cell>
          <table:table-cell office:value-type="float" office:value="-2.20771226" calcext:value-type="float">
            <text:p>-2.20771226</text:p>
          </table:table-cell>
          <table:table-cell table:formula="of:=[.A16]*[.A16]+[.B16]*[.B16]" office:value-type="float" office:value="19.6769042464194" calcext:value-type="float">
            <text:p>19.6769042464194</text:p>
          </table:table-cell>
        </table:table-row>
        <table:table-row table:style-name="ro1">
          <table:table-cell office:value-type="float" office:value="-4.05614996" calcext:value-type="float">
            <text:p>-4.05614996</text:p>
          </table:table-cell>
          <table:table-cell office:value-type="float" office:value="1.74994993" calcext:value-type="float">
            <text:p>1.74994993</text:p>
          </table:table-cell>
          <table:table-cell table:formula="of:=[.A17]*[.A17]+[.B17]*[.B17]" office:value-type="float" office:value="19.514677255515" calcext:value-type="float">
            <text:p>19.514677255515</text:p>
          </table:table-cell>
        </table:table-row>
        <table:table-row table:style-name="ro1">
          <table:table-cell office:value-type="float" office:value="-4.05614996" calcext:value-type="float">
            <text:p>-4.05614996</text:p>
          </table:table-cell>
          <table:table-cell office:value-type="float" office:value="-1.74994993" calcext:value-type="float">
            <text:p>-1.74994993</text:p>
          </table:table-cell>
          <table:table-cell table:formula="of:=[.A18]*[.A18]+[.B18]*[.B18]" office:value-type="float" office:value="19.514677255515" calcext:value-type="float">
            <text:p>19.514677255515</text:p>
          </table:table-cell>
        </table:table-row>
        <table:table-row table:style-name="ro1">
          <table:table-cell office:value-type="float" office:value="4.41090713" calcext:value-type="float">
            <text:p>4.41090713</text:p>
          </table:table-cell>
          <table:table-cell office:value-type="float" office:value="0" calcext:value-type="float">
            <text:p>0</text:p>
          </table:table-cell>
          <table:table-cell table:formula="of:=[.A19]*[.A19]+[.B19]*[.B19]" office:value-type="float" office:value="19.4561017094848" calcext:value-type="float">
            <text:p>19.4561017094848</text:p>
          </table:table-cell>
        </table:table-row>
        <table:table-row table:style-name="ro1">
          <table:table-cell office:value-type="float" office:value="4.40942628" calcext:value-type="float">
            <text:p>4.40942628</text:p>
          </table:table-cell>
          <table:table-cell office:value-type="float" office:value="0" calcext:value-type="float">
            <text:p>0</text:p>
          </table:table-cell>
          <table:table-cell table:formula="of:=[.A20]*[.A20]+[.B20]*[.B20]" office:value-type="float" office:value="19.4430401187546" calcext:value-type="float">
            <text:p>19.4430401187546</text:p>
          </table:table-cell>
        </table:table-row>
        <table:table-row table:style-name="ro1">
          <table:table-cell office:value-type="float" office:value="-4.26508209" calcext:value-type="float">
            <text:p>-4.26508209</text:p>
          </table:table-cell>
          <table:table-cell office:value-type="float" office:value="0.445667604" calcext:value-type="float">
            <text:p>0.445667604</text:p>
          </table:table-cell>
          <table:table-cell table:formula="of:=[.A21]*[.A21]+[.B21]*[.B21]" office:value-type="float" office:value="18.3895448476939" calcext:value-type="float">
            <text:p>18.3895448476939</text:p>
          </table:table-cell>
        </table:table-row>
        <table:table-row table:style-name="ro1">
          <table:table-cell office:value-type="float" office:value="-4.26508209" calcext:value-type="float">
            <text:p>-4.26508209</text:p>
          </table:table-cell>
          <table:table-cell office:value-type="float" office:value="-0.445667602" calcext:value-type="float">
            <text:p>-0.445667602</text:p>
          </table:table-cell>
          <table:table-cell table:formula="of:=[.A22]*[.A22]+[.B22]*[.B22]" office:value-type="float" office:value="18.3895448459112" calcext:value-type="float">
            <text:p>18.3895448459112</text:p>
          </table:table-cell>
        </table:table-row>
        <table:table-row table:style-name="ro1">
          <table:table-cell office:value-type="float" office:value="-3.08348096" calcext:value-type="float">
            <text:p>-3.08348096</text:p>
          </table:table-cell>
          <table:table-cell office:value-type="float" office:value="2.95487642" calcext:value-type="float">
            <text:p>2.95487642</text:p>
          </table:table-cell>
          <table:table-cell table:formula="of:=[.A23]*[.A23]+[.B23]*[.B23]" office:value-type="float" office:value="18.2391494881545" calcext:value-type="float">
            <text:p>18.2391494881545</text:p>
          </table:table-cell>
        </table:table-row>
        <table:table-row table:style-name="ro1">
          <table:table-cell office:value-type="float" office:value="-3.08348096" calcext:value-type="float">
            <text:p>-3.08348096</text:p>
          </table:table-cell>
          <table:table-cell office:value-type="float" office:value="-2.95487642" calcext:value-type="float">
            <text:p>-2.95487642</text:p>
          </table:table-cell>
          <table:table-cell table:formula="of:=[.A24]*[.A24]+[.B24]*[.B24]" office:value-type="float" office:value="18.2391494881545" calcext:value-type="float">
            <text:p>18.2391494881545</text:p>
          </table:table-cell>
        </table:table-row>
        <table:table-row table:style-name="ro1">
          <table:table-cell office:value-type="float" office:value="-4.09694053" calcext:value-type="float">
            <text:p>-4.09694053</text:p>
          </table:table-cell>
          <table:table-cell office:value-type="float" office:value="1.17081418" calcext:value-type="float">
            <text:p>1.17081418</text:p>
          </table:table-cell>
          <table:table-cell table:formula="of:=[.A25]*[.A25]+[.B25]*[.B25]" office:value-type="float" office:value="18.1557275504458" calcext:value-type="float">
            <text:p>18.1557275504458</text:p>
          </table:table-cell>
        </table:table-row>
        <table:table-row table:style-name="ro1">
          <table:table-cell office:value-type="float" office:value="-4.09694053" calcext:value-type="float">
            <text:p>-4.09694053</text:p>
          </table:table-cell>
          <table:table-cell office:value-type="float" office:value="-1.17081418" calcext:value-type="float">
            <text:p>-1.17081418</text:p>
          </table:table-cell>
          <table:table-cell table:formula="of:=[.A26]*[.A26]+[.B26]*[.B26]" office:value-type="float" office:value="18.1557275504458" calcext:value-type="float">
            <text:p>18.1557275504458</text:p>
          </table:table-cell>
        </table:table-row>
        <table:table-row table:style-name="ro1">
          <table:table-cell office:value-type="float" office:value="1.06142881" calcext:value-type="float">
            <text:p>1.06142881</text:p>
          </table:table-cell>
          <table:table-cell office:value-type="float" office:value="-4.08410079" calcext:value-type="float">
            <text:p>-4.08410079</text:p>
          </table:table-cell>
          <table:table-cell table:formula="of:=[.A27]*[.A27]+[.B27]*[.B27]" office:value-type="float" office:value="17.8065103815766" calcext:value-type="float">
            <text:p>17.8065103815766</text:p>
          </table:table-cell>
        </table:table-row>
        <table:table-row table:style-name="ro1">
          <table:table-cell office:value-type="float" office:value="-4.17032644" calcext:value-type="float">
            <text:p>-4.17032644</text:p>
          </table:table-cell>
          <table:table-cell office:value-type="float" office:value="0.541365315" calcext:value-type="float">
            <text:p>0.541365315</text:p>
          </table:table-cell>
          <table:table-cell table:formula="of:=[.A28]*[.A28]+[.B28]*[.B28]" office:value-type="float" office:value="17.6846990204481" calcext:value-type="float">
            <text:p>17.6846990204481</text:p>
          </table:table-cell>
        </table:table-row>
        <table:table-row table:style-name="ro1">
          <table:table-cell office:value-type="float" office:value="-4.17032644" calcext:value-type="float">
            <text:p>-4.17032644</text:p>
          </table:table-cell>
          <table:table-cell office:value-type="float" office:value="-0.541365315" calcext:value-type="float">
            <text:p>-0.541365315</text:p>
          </table:table-cell>
          <table:table-cell table:formula="of:=[.A29]*[.A29]+[.B29]*[.B29]" office:value-type="float" office:value="17.6846990204481" calcext:value-type="float">
            <text:p>17.6846990204481</text:p>
          </table:table-cell>
        </table:table-row>
        <table:table-row table:style-name="ro1">
          <table:table-cell office:value-type="float" office:value="3.82230097" calcext:value-type="float">
            <text:p>3.82230097</text:p>
          </table:table-cell>
          <table:table-cell office:value-type="float" office:value="1.69494591" calcext:value-type="float">
            <text:p>1.69494591</text:p>
          </table:table-cell>
          <table:table-cell table:formula="of:=[.A30]*[.A30]+[.B30]*[.B30]" office:value-type="float" office:value="17.4828263430887" calcext:value-type="float">
            <text:p>17.4828263430887</text:p>
          </table:table-cell>
        </table:table-row>
        <table:table-row table:style-name="ro1">
          <table:table-cell office:value-type="float" office:value="3.82230097" calcext:value-type="float">
            <text:p>3.82230097</text:p>
          </table:table-cell>
          <table:table-cell office:value-type="float" office:value="-1.69494591" calcext:value-type="float">
            <text:p>-1.69494591</text:p>
          </table:table-cell>
          <table:table-cell table:formula="of:=[.A31]*[.A31]+[.B31]*[.B31]" office:value-type="float" office:value="17.4828263430887" calcext:value-type="float">
            <text:p>17.4828263430887</text:p>
          </table:table-cell>
        </table:table-row>
        <table:table-row table:style-name="ro1">
          <table:table-cell office:value-type="float" office:value="2.27525128" calcext:value-type="float">
            <text:p>2.27525128</text:p>
          </table:table-cell>
          <table:table-cell office:value-type="float" office:value="3.50211312" calcext:value-type="float">
            <text:p>3.50211312</text:p>
          </table:table-cell>
          <table:table-cell table:formula="of:=[.A32]*[.A32]+[.B32]*[.B32]" office:value-type="float" office:value="17.4415646924178" calcext:value-type="float">
            <text:p>17.4415646924178</text:p>
          </table:table-cell>
        </table:table-row>
        <table:table-row table:style-name="ro1">
          <table:table-cell office:value-type="float" office:value="2.27525128" calcext:value-type="float">
            <text:p>2.27525128</text:p>
          </table:table-cell>
          <table:table-cell office:value-type="float" office:value="-3.50211312" calcext:value-type="float">
            <text:p>-3.50211312</text:p>
          </table:table-cell>
          <table:table-cell table:formula="of:=[.A33]*[.A33]+[.B33]*[.B33]" office:value-type="float" office:value="17.4415646924178" calcext:value-type="float">
            <text:p>17.4415646924178</text:p>
          </table:table-cell>
        </table:table-row>
        <table:table-row table:style-name="ro1">
          <table:table-cell office:value-type="float" office:value="-4.06580967" calcext:value-type="float">
            <text:p>-4.06580967</text:p>
          </table:table-cell>
          <table:table-cell office:value-type="float" office:value="-0.865561611" calcext:value-type="float">
            <text:p>-0.865561611</text:p>
          </table:table-cell>
          <table:table-cell table:formula="of:=[.A34]*[.A34]+[.B34]*[.B34]" office:value-type="float" office:value="17.2800051751024" calcext:value-type="float">
            <text:p>17.2800051751024</text:p>
          </table:table-cell>
        </table:table-row>
        <table:table-row table:style-name="ro1">
          <table:table-cell office:value-type="float" office:value="-4.06580967" calcext:value-type="float">
            <text:p>-4.06580967</text:p>
          </table:table-cell>
          <table:table-cell office:value-type="float" office:value="0.865561607" calcext:value-type="float">
            <text:p>0.865561607</text:p>
          </table:table-cell>
          <table:table-cell table:formula="of:=[.A35]*[.A35]+[.B35]*[.B35]" office:value-type="float" office:value="17.2800051681779" calcext:value-type="float">
            <text:p>17.2800051681779</text:p>
          </table:table-cell>
        </table:table-row>
        <table:table-row table:style-name="ro1">
          <table:table-cell office:value-type="float" office:value="-4.15093279" calcext:value-type="float">
            <text:p>-4.15093279</text:p>
          </table:table-cell>
          <table:table-cell office:value-type="float" office:value="0.183618951" calcext:value-type="float">
            <text:p>0.183618951</text:p>
          </table:table-cell>
          <table:table-cell table:formula="of:=[.A36]*[.A36]+[.B36]*[.B36]" office:value-type="float" office:value="17.2639589462635" calcext:value-type="float">
            <text:p>17.2639589462635</text:p>
          </table:table-cell>
        </table:table-row>
        <table:table-row table:style-name="ro1">
          <table:table-cell office:value-type="float" office:value="-4.15093278" calcext:value-type="float">
            <text:p>-4.15093278</text:p>
          </table:table-cell>
          <table:table-cell office:value-type="float" office:value="-0.183618948" calcext:value-type="float">
            <text:p>-0.183618948</text:p>
          </table:table-cell>
          <table:table-cell table:formula="of:=[.A37]*[.A37]+[.B37]*[.B37]" office:value-type="float" office:value="17.2639588621432" calcext:value-type="float">
            <text:p>17.2639588621432</text:p>
          </table:table-cell>
        </table:table-row>
        <table:table-row table:style-name="ro1">
          <table:table-cell office:value-type="float" office:value="-3.44780783" calcext:value-type="float">
            <text:p>-3.44780783</text:p>
          </table:table-cell>
          <table:table-cell office:value-type="float" office:value="2.0932034" calcext:value-type="float">
            <text:p>2.0932034</text:p>
          </table:table-cell>
          <table:table-cell table:formula="of:=[.A38]*[.A38]+[.B38]*[.B38]" office:value-type="float" office:value="16.2688793063809" calcext:value-type="float">
            <text:p>16.2688793063809</text:p>
          </table:table-cell>
        </table:table-row>
        <table:table-row table:style-name="ro1">
          <table:table-cell office:value-type="float" office:value="-3.44780782" calcext:value-type="float">
            <text:p>-3.44780782</text:p>
          </table:table-cell>
          <table:table-cell office:value-type="float" office:value="-2.0932034" calcext:value-type="float">
            <text:p>-2.0932034</text:p>
          </table:table-cell>
          <table:table-cell table:formula="of:=[.A39]*[.A39]+[.B39]*[.B39]" office:value-type="float" office:value="16.2688792374247" calcext:value-type="float">
            <text:p>16.2688792374247</text:p>
          </table:table-cell>
        </table:table-row>
        <table:table-row table:style-name="ro1">
          <table:table-cell office:value-type="float" office:value="-2.47386169" calcext:value-type="float">
            <text:p>-2.47386169</text:p>
          </table:table-cell>
          <table:table-cell office:value-type="float" office:value="-3.13769531" calcext:value-type="float">
            <text:p>-3.13769531</text:p>
          </table:table-cell>
          <table:table-cell table:formula="of:=[.A40]*[.A40]+[.B40]*[.B40]" office:value-type="float" office:value="15.9651235196457" calcext:value-type="float">
            <text:p>15.9651235196457</text:p>
          </table:table-cell>
        </table:table-row>
        <table:table-row table:style-name="ro1">
          <table:table-cell office:value-type="float" office:value="0.04690539" calcext:value-type="float">
            <text:p>0.04690539</text:p>
          </table:table-cell>
          <table:table-cell office:value-type="float" office:value="-3.99329511" calcext:value-type="float">
            <text:p>-3.99329511</text:p>
          </table:table-cell>
          <table:table-cell table:formula="of:=[.A41]*[.A41]+[.B41]*[.B41]" office:value-type="float" office:value="15.948605951161" calcext:value-type="float">
            <text:p>15.948605951161</text:p>
          </table:table-cell>
        </table:table-row>
        <table:table-row table:style-name="ro1">
          <table:table-cell office:value-type="float" office:value="0.0469053816" calcext:value-type="float">
            <text:p>0.0469053816</text:p>
          </table:table-cell>
          <table:table-cell office:value-type="float" office:value="3.99329511" calcext:value-type="float">
            <text:p>3.99329511</text:p>
          </table:table-cell>
          <table:table-cell table:formula="of:=[.A42]*[.A42]+[.B42]*[.B42]" office:value-type="float" office:value="15.948605950373" calcext:value-type="float">
            <text:p>15.948605950373</text:p>
          </table:table-cell>
        </table:table-row>
        <table:table-row table:style-name="ro1">
          <table:table-cell office:value-type="float" office:value="2.90562244" calcext:value-type="float">
            <text:p>2.90562244</text:p>
          </table:table-cell>
          <table:table-cell office:value-type="float" office:value="2.7143478" calcext:value-type="float">
            <text:p>2.7143478</text:p>
          </table:table-cell>
          <table:table-cell table:formula="of:=[.A43]*[.A43]+[.B43]*[.B43]" office:value-type="float" office:value="15.8103257431964" calcext:value-type="float">
            <text:p>15.8103257431964</text:p>
          </table:table-cell>
        </table:table-row>
        <table:table-row table:style-name="ro1">
          <table:table-cell office:value-type="float" office:value="2.90562244" calcext:value-type="float">
            <text:p>2.90562244</text:p>
          </table:table-cell>
          <table:table-cell office:value-type="float" office:value="-2.7143478" calcext:value-type="float">
            <text:p>-2.7143478</text:p>
          </table:table-cell>
          <table:table-cell table:formula="of:=[.A44]*[.A44]+[.B44]*[.B44]" office:value-type="float" office:value="15.8103257431964" calcext:value-type="float">
            <text:p>15.8103257431964</text:p>
          </table:table-cell>
        </table:table-row>
        <table:table-row table:style-name="ro1">
          <table:table-cell office:value-type="float" office:value="-2.40971464" calcext:value-type="float">
            <text:p>-2.40971464</text:p>
          </table:table-cell>
          <table:table-cell office:value-type="float" office:value="3.14319315" calcext:value-type="float">
            <text:p>3.14319315</text:p>
          </table:table-cell>
          <table:table-cell table:formula="of:=[.A45]*[.A45]+[.B45]*[.B45]" office:value-type="float" office:value="15.6863878244373" calcext:value-type="float">
            <text:p>15.6863878244373</text:p>
          </table:table-cell>
        </table:table-row>
        <table:table-row table:style-name="ro1">
          <table:table-cell office:value-type="float" office:value="-2.40971464" calcext:value-type="float">
            <text:p>-2.40971464</text:p>
          </table:table-cell>
          <table:table-cell office:value-type="float" office:value="-3.14319315" calcext:value-type="float">
            <text:p>-3.14319315</text:p>
          </table:table-cell>
          <table:table-cell table:formula="of:=[.A46]*[.A46]+[.B46]*[.B46]" office:value-type="float" office:value="15.6863878244373" calcext:value-type="float">
            <text:p>15.6863878244373</text:p>
          </table:table-cell>
        </table:table-row>
        <table:table-row table:style-name="ro1">
          <table:table-cell office:value-type="float" office:value="-0.90440901" calcext:value-type="float">
            <text:p>-0.90440901</text:p>
          </table:table-cell>
          <table:table-cell office:value-type="float" office:value="-3.85416486" calcext:value-type="float">
            <text:p>-3.85416486</text:p>
          </table:table-cell>
          <table:table-cell table:formula="of:=[.A47]*[.A47]+[.B47]*[.B47]" office:value-type="float" office:value="15.672542425428" calcext:value-type="float">
            <text:p>15.672542425428</text:p>
          </table:table-cell>
        </table:table-row>
        <table:table-row table:style-name="ro1">
          <table:table-cell office:value-type="float" office:value="-0.904409009" calcext:value-type="float">
            <text:p>-0.904409009</text:p>
          </table:table-cell>
          <table:table-cell office:value-type="float" office:value="3.85416486" calcext:value-type="float">
            <text:p>3.85416486</text:p>
          </table:table-cell>
          <table:table-cell table:formula="of:=[.A48]*[.A48]+[.B48]*[.B48]" office:value-type="float" office:value="15.6725424236192" calcext:value-type="float">
            <text:p>15.6725424236192</text:p>
          </table:table-cell>
        </table:table-row>
        <table:table-row table:style-name="ro1">
          <table:table-cell office:value-type="float" office:value="3.89804356" calcext:value-type="float">
            <text:p>3.89804356</text:p>
          </table:table-cell>
          <table:table-cell office:value-type="float" office:value="0.176820452" calcext:value-type="float">
            <text:p>0.176820452</text:p>
          </table:table-cell>
          <table:table-cell table:formula="of:=[.A49]*[.A49]+[.B49]*[.B49]" office:value-type="float" office:value="15.226009067903" calcext:value-type="float">
            <text:p>15.226009067903</text:p>
          </table:table-cell>
        </table:table-row>
        <table:table-row table:style-name="ro1">
          <table:table-cell office:value-type="float" office:value="3.89804351" calcext:value-type="float">
            <text:p>3.89804351</text:p>
          </table:table-cell>
          <table:table-cell office:value-type="float" office:value="-0.176820467" calcext:value-type="float">
            <text:p>-0.176820467</text:p>
          </table:table-cell>
          <table:table-cell table:formula="of:=[.A50]*[.A50]+[.B50]*[.B50]" office:value-type="float" office:value="15.2260086834032" calcext:value-type="float">
            <text:p>15.2260086834032</text:p>
          </table:table-cell>
        </table:table-row>
        <table:table-row table:style-name="ro1">
          <table:table-cell office:value-type="float" office:value="-3.20121464" calcext:value-type="float">
            <text:p>-3.20121464</text:p>
          </table:table-cell>
          <table:table-cell office:value-type="float" office:value="2.18825354" calcext:value-type="float">
            <text:p>2.18825354</text:p>
          </table:table-cell>
          <table:table-cell table:formula="of:=[.A51]*[.A51]+[.B51]*[.B51]" office:value-type="float" office:value="15.0362287266729" calcext:value-type="float">
            <text:p>15.0362287266729</text:p>
          </table:table-cell>
        </table:table-row>
        <table:table-row table:style-name="ro1">
          <table:table-cell office:value-type="float" office:value="-3.20121464" calcext:value-type="float">
            <text:p>-3.20121464</text:p>
          </table:table-cell>
          <table:table-cell office:value-type="float" office:value="-2.18825354" calcext:value-type="float">
            <text:p>-2.18825354</text:p>
          </table:table-cell>
          <table:table-cell table:formula="of:=[.A52]*[.A52]+[.B52]*[.B52]" office:value-type="float" office:value="15.0362287266729" calcext:value-type="float">
            <text:p>15.0362287266729</text:p>
          </table:table-cell>
        </table:table-row>
        <table:table-row table:style-name="ro1">
          <table:table-cell office:value-type="float" office:value="3.35998564" calcext:value-type="float">
            <text:p>3.35998564</text:p>
          </table:table-cell>
          <table:table-cell office:value-type="float" office:value="1.85135709" calcext:value-type="float">
            <text:p>1.85135709</text:p>
          </table:table-cell>
          <table:table-cell table:formula="of:=[.A53]*[.A53]+[.B53]*[.B53]" office:value-type="float" office:value="14.7170265756995" calcext:value-type="float">
            <text:p>14.7170265756995</text:p>
          </table:table-cell>
        </table:table-row>
        <table:table-row table:style-name="ro1">
          <table:table-cell office:value-type="float" office:value="3.35998564" calcext:value-type="float">
            <text:p>3.35998564</text:p>
          </table:table-cell>
          <table:table-cell office:value-type="float" office:value="-1.85135709" calcext:value-type="float">
            <text:p>-1.85135709</text:p>
          </table:table-cell>
          <table:table-cell table:formula="of:=[.A54]*[.A54]+[.B54]*[.B54]" office:value-type="float" office:value="14.7170265756995" calcext:value-type="float">
            <text:p>14.7170265756995</text:p>
          </table:table-cell>
        </table:table-row>
        <table:table-row table:style-name="ro1">
          <table:table-cell office:value-type="float" office:value="1.90748128" calcext:value-type="float">
            <text:p>1.90748128</text:p>
          </table:table-cell>
          <table:table-cell office:value-type="float" office:value="3.3163822" calcext:value-type="float">
            <text:p>3.3163822</text:p>
          </table:table-cell>
          <table:table-cell table:formula="of:=[.A55]*[.A55]+[.B55]*[.B55]" office:value-type="float" office:value="14.6368757300273" calcext:value-type="float">
            <text:p>14.6368757300273</text:p>
          </table:table-cell>
        </table:table-row>
        <table:table-row table:style-name="ro1">
          <table:table-cell office:value-type="float" office:value="1.90748126" calcext:value-type="float">
            <text:p>1.90748126</text:p>
          </table:table-cell>
          <table:table-cell office:value-type="float" office:value="-3.31638219" calcext:value-type="float">
            <text:p>-3.31638219</text:p>
          </table:table-cell>
          <table:table-cell table:formula="of:=[.A56]*[.A56]+[.B56]*[.B56]" office:value-type="float" office:value="14.6368755874004" calcext:value-type="float">
            <text:p>14.6368755874004</text:p>
          </table:table-cell>
        </table:table-row>
        <table:table-row table:style-name="ro1">
          <table:table-cell office:value-type="float" office:value="-3.62125855" calcext:value-type="float">
            <text:p>-3.62125855</text:p>
          </table:table-cell>
          <table:table-cell office:value-type="float" office:value="1.16063242" calcext:value-type="float">
            <text:p>1.16063242</text:p>
          </table:table-cell>
          <table:table-cell table:formula="of:=[.A57]*[.A57]+[.B57]*[.B57]" office:value-type="float" office:value="14.4605811003032" calcext:value-type="float">
            <text:p>14.4605811003032</text:p>
          </table:table-cell>
        </table:table-row>
        <table:table-row table:style-name="ro1">
          <table:table-cell office:value-type="float" office:value="-3.62125851" calcext:value-type="float">
            <text:p>-3.62125851</text:p>
          </table:table-cell>
          <table:table-cell office:value-type="float" office:value="-1.16063254" calcext:value-type="float">
            <text:p>-1.16063254</text:p>
          </table:table-cell>
          <table:table-cell table:formula="of:=[.A58]*[.A58]+[.B58]*[.B58]" office:value-type="float" office:value="14.4605810891543" calcext:value-type="float">
            <text:p>14.4605810891543</text:p>
          </table:table-cell>
        </table:table-row>
        <table:table-row table:style-name="ro1">
          <table:table-cell office:value-type="float" office:value="-2.79936951" calcext:value-type="float">
            <text:p>-2.79936951</text:p>
          </table:table-cell>
          <table:table-cell office:value-type="float" office:value="2.55887461" calcext:value-type="float">
            <text:p>2.55887461</text:p>
          </table:table-cell>
          <table:table-cell table:formula="of:=[.A59]*[.A59]+[.B59]*[.B59]" office:value-type="float" office:value="14.3843089232203" calcext:value-type="float">
            <text:p>14.3843089232203</text:p>
          </table:table-cell>
        </table:table-row>
        <table:table-row table:style-name="ro1">
          <table:table-cell office:value-type="float" office:value="-2.79936951" calcext:value-type="float">
            <text:p>-2.79936951</text:p>
          </table:table-cell>
          <table:table-cell office:value-type="float" office:value="-2.55887461" calcext:value-type="float">
            <text:p>-2.55887461</text:p>
          </table:table-cell>
          <table:table-cell table:formula="of:=[.A60]*[.A60]+[.B60]*[.B60]" office:value-type="float" office:value="14.3843089232203" calcext:value-type="float">
            <text:p>14.3843089232203</text:p>
          </table:table-cell>
        </table:table-row>
        <table:table-row table:style-name="ro1">
          <table:table-cell office:value-type="float" office:value="-1.18963494" calcext:value-type="float">
            <text:p>-1.18963494</text:p>
          </table:table-cell>
          <table:table-cell office:value-type="float" office:value="-3.59372347" calcext:value-type="float">
            <text:p>-3.59372347</text:p>
          </table:table-cell>
          <table:table-cell table:formula="of:=[.A61]*[.A61]+[.B61]*[.B61]" office:value-type="float" office:value="14.3300796692976" calcext:value-type="float">
            <text:p>14.3300796692976</text:p>
          </table:table-cell>
        </table:table-row>
        <table:table-row table:style-name="ro1">
          <table:table-cell office:value-type="float" office:value="-1.18963499" calcext:value-type="float">
            <text:p>-1.18963499</text:p>
          </table:table-cell>
          <table:table-cell office:value-type="float" office:value="3.59372337" calcext:value-type="float">
            <text:p>3.59372337</text:p>
          </table:table-cell>
          <table:table-cell table:formula="of:=[.A62]*[.A62]+[.B62]*[.B62]" office:value-type="float" office:value="14.3300790695165" calcext:value-type="float">
            <text:p>14.3300790695165</text:p>
          </table:table-cell>
        </table:table-row>
        <table:table-row table:style-name="ro1">
          <table:table-cell office:value-type="float" office:value="-3.57647135" calcext:value-type="float">
            <text:p>-3.57647135</text:p>
          </table:table-cell>
          <table:table-cell office:value-type="float" office:value="1.21143489" calcext:value-type="float">
            <text:p>1.21143489</text:p>
          </table:table-cell>
          <table:table-cell table:formula="of:=[.A63]*[.A63]+[.B63]*[.B63]" office:value-type="float" office:value="14.2587218100801" calcext:value-type="float">
            <text:p>14.2587218100801</text:p>
          </table:table-cell>
        </table:table-row>
        <table:table-row table:style-name="ro1">
          <table:table-cell office:value-type="float" office:value="-3.57647135" calcext:value-type="float">
            <text:p>-3.57647135</text:p>
          </table:table-cell>
          <table:table-cell office:value-type="float" office:value="-1.21143489" calcext:value-type="float">
            <text:p>-1.21143489</text:p>
          </table:table-cell>
          <table:table-cell table:formula="of:=[.A64]*[.A64]+[.B64]*[.B64]" office:value-type="float" office:value="14.2587218100801" calcext:value-type="float">
            <text:p>14.2587218100801</text:p>
          </table:table-cell>
        </table:table-row>
        <table:table-row table:style-name="ro1">
          <table:table-cell office:value-type="float" office:value="-3.59577421" calcext:value-type="float">
            <text:p>-3.59577421</text:p>
          </table:table-cell>
          <table:table-cell office:value-type="float" office:value="1.10923367" calcext:value-type="float">
            <text:p>1.10923367</text:p>
          </table:table-cell>
          <table:table-cell table:formula="of:=[.A65]*[.A65]+[.B65]*[.B65]" office:value-type="float" office:value="14.1599915039628" calcext:value-type="float">
            <text:p>14.1599915039628</text:p>
          </table:table-cell>
        </table:table-row>
        <table:table-row table:style-name="ro1">
          <table:table-cell office:value-type="float" office:value="-3.59577421" calcext:value-type="float">
            <text:p>-3.59577421</text:p>
          </table:table-cell>
          <table:table-cell office:value-type="float" office:value="-1.10923367" calcext:value-type="float">
            <text:p>-1.10923367</text:p>
          </table:table-cell>
          <table:table-cell table:formula="of:=[.A66]*[.A66]+[.B66]*[.B66]" office:value-type="float" office:value="14.1599915039628" calcext:value-type="float">
            <text:p>14.1599915039628</text:p>
          </table:table-cell>
        </table:table-row>
        <table:table-row table:style-name="ro1">
          <table:table-cell office:value-type="float" office:value="3.63424279" calcext:value-type="float">
            <text:p>3.63424279</text:p>
          </table:table-cell>
          <table:table-cell office:value-type="float" office:value="0.938216108" calcext:value-type="float">
            <text:p>0.938216108</text:p>
          </table:table-cell>
          <table:table-cell table:formula="of:=[.A67]*[.A67]+[.B67]*[.B67]" office:value-type="float" office:value="14.0879701219777" calcext:value-type="float">
            <text:p>14.0879701219777</text:p>
          </table:table-cell>
        </table:table-row>
        <table:table-row table:style-name="ro1">
          <table:table-cell office:value-type="float" office:value="3.63424279" calcext:value-type="float">
            <text:p>3.63424279</text:p>
          </table:table-cell>
          <table:table-cell office:value-type="float" office:value="-0.938216108" calcext:value-type="float">
            <text:p>-0.938216108</text:p>
          </table:table-cell>
          <table:table-cell table:formula="of:=[.A68]*[.A68]+[.B68]*[.B68]" office:value-type="float" office:value="14.0879701219777" calcext:value-type="float">
            <text:p>14.0879701219777</text:p>
          </table:table-cell>
        </table:table-row>
        <table:table-row table:style-name="ro1">
          <table:table-cell office:value-type="float" office:value="3.75254085" calcext:value-type="float">
            <text:p>3.75254085</text:p>
          </table:table-cell>
          <table:table-cell office:value-type="float" office:value="0" calcext:value-type="float">
            <text:p>0</text:p>
          </table:table-cell>
          <table:table-cell table:formula="of:=[.A69]*[.A69]+[.B69]*[.B69]" office:value-type="float" office:value="14.0815628309187" calcext:value-type="float">
            <text:p>14.0815628309187</text:p>
          </table:table-cell>
        </table:table-row>
        <table:table-row table:style-name="ro1">
          <table:table-cell office:value-type="float" office:value="-2.97441942" calcext:value-type="float">
            <text:p>-2.97441942</text:p>
          </table:table-cell>
          <table:table-cell office:value-type="float" office:value="2.28441862" calcext:value-type="float">
            <text:p>2.28441862</text:p>
          </table:table-cell>
          <table:table-cell table:formula="of:=[.A70]*[.A70]+[.B70]*[.B70]" office:value-type="float" office:value="14.0657393174758" calcext:value-type="float">
            <text:p>14.0657393174758</text:p>
          </table:table-cell>
        </table:table-row>
        <table:table-row table:style-name="ro1">
          <table:table-cell office:value-type="float" office:value="-2.97441942" calcext:value-type="float">
            <text:p>-2.97441942</text:p>
          </table:table-cell>
          <table:table-cell office:value-type="float" office:value="-2.28441861" calcext:value-type="float">
            <text:p>-2.28441861</text:p>
          </table:table-cell>
          <table:table-cell table:formula="of:=[.A71]*[.A71]+[.B71]*[.B71]" office:value-type="float" office:value="14.0657392717875" calcext:value-type="float">
            <text:p>14.0657392717875</text:p>
          </table:table-cell>
        </table:table-row>
        <table:table-row table:style-name="ro1">
          <table:table-cell office:value-type="float" office:value="1.04068853" calcext:value-type="float">
            <text:p>1.04068853</text:p>
          </table:table-cell>
          <table:table-cell office:value-type="float" office:value="3.59639379" calcext:value-type="float">
            <text:p>3.59639379</text:p>
          </table:table-cell>
          <table:table-cell table:formula="of:=[.A72]*[.A72]+[.B72]*[.B72]" office:value-type="float" office:value="14.0170809092241" calcext:value-type="float">
            <text:p>14.0170809092241</text:p>
          </table:table-cell>
        </table:table-row>
        <table:table-row table:style-name="ro1">
          <table:table-cell office:value-type="float" office:value="1.04068853" calcext:value-type="float">
            <text:p>1.04068853</text:p>
          </table:table-cell>
          <table:table-cell office:value-type="float" office:value="-3.59639378" calcext:value-type="float">
            <text:p>-3.59639378</text:p>
          </table:table-cell>
          <table:table-cell table:formula="of:=[.A73]*[.A73]+[.B73]*[.B73]" office:value-type="float" office:value="14.0170808372963" calcext:value-type="float">
            <text:p>14.0170808372963</text:p>
          </table:table-cell>
        </table:table-row>
        <table:table-row table:style-name="ro1">
          <table:table-cell office:value-type="float" office:value="3.72593504" calcext:value-type="float">
            <text:p>3.72593504</text:p>
          </table:table-cell>
          <table:table-cell office:value-type="float" office:value="0" calcext:value-type="float">
            <text:p>0</text:p>
          </table:table-cell>
          <table:table-cell table:formula="of:=[.A74]*[.A74]+[.B74]*[.B74]" office:value-type="float" office:value="13.8825919222998" calcext:value-type="float">
            <text:p>13.8825919222998</text:p>
          </table:table-cell>
        </table:table-row>
        <table:table-row table:style-name="ro1">
          <table:table-cell office:value-type="float" office:value="3.68469947" calcext:value-type="float">
            <text:p>3.68469947</text:p>
          </table:table-cell>
          <table:table-cell office:value-type="float" office:value="0.239085484" calcext:value-type="float">
            <text:p>0.239085484</text:p>
          </table:table-cell>
          <table:table-cell table:formula="of:=[.A75]*[.A75]+[.B75]*[.B75]" office:value-type="float" office:value="13.6341720528778" calcext:value-type="float">
            <text:p>13.6341720528778</text:p>
          </table:table-cell>
        </table:table-row>
        <table:table-row table:style-name="ro1">
          <table:table-cell office:value-type="float" office:value="3.68469947" calcext:value-type="float">
            <text:p>3.68469947</text:p>
          </table:table-cell>
          <table:table-cell office:value-type="float" office:value="-0.239085484" calcext:value-type="float">
            <text:p>-0.239085484</text:p>
          </table:table-cell>
          <table:table-cell table:formula="of:=[.A76]*[.A76]+[.B76]*[.B76]" office:value-type="float" office:value="13.6341720528778" calcext:value-type="float">
            <text:p>13.6341720528778</text:p>
          </table:table-cell>
        </table:table-row>
        <table:table-row table:style-name="ro1">
          <table:table-cell office:value-type="float" office:value="-0.503235168" calcext:value-type="float">
            <text:p>-0.503235168</text:p>
          </table:table-cell>
          <table:table-cell office:value-type="float" office:value="3.639761" calcext:value-type="float">
            <text:p>3.639761</text:p>
          </table:table-cell>
          <table:table-cell table:formula="of:=[.A77]*[.A77]+[.B77]*[.B77]" office:value-type="float" office:value="13.501105771433" calcext:value-type="float">
            <text:p>13.501105771433</text:p>
          </table:table-cell>
        </table:table-row>
        <table:table-row table:style-name="ro1">
          <table:table-cell office:value-type="float" office:value="-0.503235168" calcext:value-type="float">
            <text:p>-0.503235168</text:p>
          </table:table-cell>
          <table:table-cell office:value-type="float" office:value="-3.639761" calcext:value-type="float">
            <text:p>-3.639761</text:p>
          </table:table-cell>
          <table:table-cell table:formula="of:=[.A78]*[.A78]+[.B78]*[.B78]" office:value-type="float" office:value="13.501105771433" calcext:value-type="float">
            <text:p>13.501105771433</text:p>
          </table:table-cell>
        </table:table-row>
        <table:table-row table:style-name="ro1">
          <table:table-cell office:value-type="float" office:value="-3.63416886" calcext:value-type="float">
            <text:p>-3.63416886</text:p>
          </table:table-cell>
          <table:table-cell office:value-type="float" office:value="0.0189524477" calcext:value-type="float">
            <text:p>0.0189524477</text:p>
          </table:table-cell>
          <table:table-cell table:formula="of:=[.A79]*[.A79]+[.B79]*[.B79]" office:value-type="float" office:value="13.2075424982675" calcext:value-type="float">
            <text:p>13.2075424982675</text:p>
          </table:table-cell>
        </table:table-row>
        <table:table-row table:style-name="ro1">
          <table:table-cell office:value-type="float" office:value="-3.63416885" calcext:value-type="float">
            <text:p>-3.63416885</text:p>
          </table:table-cell>
          <table:table-cell office:value-type="float" office:value="-0.0189524486" calcext:value-type="float">
            <text:p>-0.0189524486</text:p>
          </table:table-cell>
          <table:table-cell table:formula="of:=[.A80]*[.A80]+[.B80]*[.B80]" office:value-type="float" office:value="13.2075424256183" calcext:value-type="float">
            <text:p>13.2075424256183</text:p>
          </table:table-cell>
        </table:table-row>
        <table:table-row table:style-name="ro1">
          <table:table-cell office:value-type="float" office:value="0.0246214892" calcext:value-type="float">
            <text:p>0.0246214892</text:p>
          </table:table-cell>
          <table:table-cell office:value-type="float" office:value="3.60390798" calcext:value-type="float">
            <text:p>3.60390798</text:p>
          </table:table-cell>
          <table:table-cell table:formula="of:=[.A81]*[.A81]+[.B81]*[.B81]" office:value-type="float" office:value="12.9887589460381" calcext:value-type="float">
            <text:p>12.9887589460381</text:p>
          </table:table-cell>
        </table:table-row>
        <table:table-row table:style-name="ro1">
          <table:table-cell office:value-type="float" office:value="0.0246214892" calcext:value-type="float">
            <text:p>0.0246214892</text:p>
          </table:table-cell>
          <table:table-cell office:value-type="float" office:value="-3.60390798" calcext:value-type="float">
            <text:p>-3.60390798</text:p>
          </table:table-cell>
          <table:table-cell table:formula="of:=[.A82]*[.A82]+[.B82]*[.B82]" office:value-type="float" office:value="12.9887589460381" calcext:value-type="float">
            <text:p>12.9887589460381</text:p>
          </table:table-cell>
        </table:table-row>
        <table:table-row table:style-name="ro1">
          <table:table-cell office:value-type="float" office:value="2.29710865" calcext:value-type="float">
            <text:p>2.29710865</text:p>
          </table:table-cell>
          <table:table-cell office:value-type="float" office:value="2.75989234" calcext:value-type="float">
            <text:p>2.75989234</text:p>
          </table:table-cell>
          <table:table-cell table:formula="of:=[.A83]*[.A83]+[.B83]*[.B83]" office:value-type="float" office:value="12.8937138782955" calcext:value-type="float">
            <text:p>12.8937138782955</text:p>
          </table:table-cell>
        </table:table-row>
        <table:table-row table:style-name="ro1">
          <table:table-cell office:value-type="float" office:value="2.2971086" calcext:value-type="float">
            <text:p>2.2971086</text:p>
          </table:table-cell>
          <table:table-cell office:value-type="float" office:value="-2.75989237" calcext:value-type="float">
            <text:p>-2.75989237</text:p>
          </table:table-cell>
          <table:table-cell table:formula="of:=[.A84]*[.A84]+[.B84]*[.B84]" office:value-type="float" office:value="12.8937138141782" calcext:value-type="float">
            <text:p>12.8937138141782</text:p>
          </table:table-cell>
        </table:table-row>
        <table:table-row table:style-name="ro1">
          <table:table-cell office:value-type="float" office:value="-0.14001536" calcext:value-type="float">
            <text:p>-0.14001536</text:p>
          </table:table-cell>
          <table:table-cell office:value-type="float" office:value="3.52832255" calcext:value-type="float">
            <text:p>3.52832255</text:p>
          </table:table-cell>
          <table:table-cell table:formula="of:=[.A85]*[.A85]+[.B85]*[.B85]" office:value-type="float" office:value="12.4686643178744" calcext:value-type="float">
            <text:p>12.4686643178744</text:p>
          </table:table-cell>
        </table:table-row>
        <table:table-row table:style-name="ro1">
          <table:table-cell office:value-type="float" office:value="-0.14001536" calcext:value-type="float">
            <text:p>-0.14001536</text:p>
          </table:table-cell>
          <table:table-cell office:value-type="float" office:value="-3.52832255" calcext:value-type="float">
            <text:p>-3.52832255</text:p>
          </table:table-cell>
          <table:table-cell table:formula="of:=[.A86]*[.A86]+[.B86]*[.B86]" office:value-type="float" office:value="12.4686643178744" calcext:value-type="float">
            <text:p>12.4686643178744</text:p>
          </table:table-cell>
        </table:table-row>
        <table:table-row table:style-name="ro1">
          <table:table-cell office:value-type="float" office:value="-3.5224413" calcext:value-type="float">
            <text:p>-3.5224413</text:p>
          </table:table-cell>
          <table:table-cell office:value-type="float" office:value="0.0738598848" calcext:value-type="float">
            <text:p>0.0738598848</text:p>
          </table:table-cell>
          <table:table-cell table:formula="of:=[.A87]*[.A87]+[.B87]*[.B87]" office:value-type="float" office:value="12.4130479945284" calcext:value-type="float">
            <text:p>12.4130479945284</text:p>
          </table:table-cell>
        </table:table-row>
        <table:table-row table:style-name="ro1">
          <table:table-cell office:value-type="float" office:value="-3.5224413" calcext:value-type="float">
            <text:p>-3.5224413</text:p>
          </table:table-cell>
          <table:table-cell office:value-type="float" office:value="-0.0738598848" calcext:value-type="float">
            <text:p>-0.0738598848</text:p>
          </table:table-cell>
          <table:table-cell table:formula="of:=[.A88]*[.A88]+[.B88]*[.B88]" office:value-type="float" office:value="12.4130479945284" calcext:value-type="float">
            <text:p>12.4130479945284</text:p>
          </table:table-cell>
        </table:table-row>
        <table:table-row table:style-name="ro1">
          <table:table-cell office:value-type="float" office:value="-3.4942566" calcext:value-type="float">
            <text:p>-3.4942566</text:p>
          </table:table-cell>
          <table:table-cell office:value-type="float" office:value="-0.434214927" calcext:value-type="float">
            <text:p>-0.434214927</text:p>
          </table:table-cell>
          <table:table-cell table:formula="of:=[.A89]*[.A89]+[.B89]*[.B89]" office:value-type="float" office:value="12.3983717894732" calcext:value-type="float">
            <text:p>12.3983717894732</text:p>
          </table:table-cell>
        </table:table-row>
        <table:table-row table:style-name="ro1">
          <table:table-cell office:value-type="float" office:value="-3.4942566" calcext:value-type="float">
            <text:p>-3.4942566</text:p>
          </table:table-cell>
          <table:table-cell office:value-type="float" office:value="0.434214919" calcext:value-type="float">
            <text:p>0.434214919</text:p>
          </table:table-cell>
          <table:table-cell table:formula="of:=[.A90]*[.A90]+[.B90]*[.B90]" office:value-type="float" office:value="12.3983717825257" calcext:value-type="float">
            <text:p>12.3983717825257</text:p>
          </table:table-cell>
        </table:table-row>
        <table:table-row table:style-name="ro1">
          <table:table-cell office:value-type="float" office:value="-3.12789472" calcext:value-type="float">
            <text:p>-3.12789472</text:p>
          </table:table-cell>
          <table:table-cell office:value-type="float" office:value="1.58872657" calcext:value-type="float">
            <text:p>1.58872657</text:p>
          </table:table-cell>
          <table:table-cell table:formula="of:=[.A91]*[.A91]+[.B91]*[.B91]" office:value-type="float" office:value="12.3077774936278" calcext:value-type="float">
            <text:p>12.3077774936278</text:p>
          </table:table-cell>
        </table:table-row>
        <table:table-row table:style-name="ro1">
          <table:table-cell office:value-type="float" office:value="-3.12789472" calcext:value-type="float">
            <text:p>-3.12789472</text:p>
          </table:table-cell>
          <table:table-cell office:value-type="float" office:value="-1.58872657" calcext:value-type="float">
            <text:p>-1.58872657</text:p>
          </table:table-cell>
          <table:table-cell table:formula="of:=[.A92]*[.A92]+[.B92]*[.B92]" office:value-type="float" office:value="12.3077774936278" calcext:value-type="float">
            <text:p>12.3077774936278</text:p>
          </table:table-cell>
        </table:table-row>
        <table:table-row table:style-name="ro1">
          <table:table-cell office:value-type="float" office:value="-1.57640165" calcext:value-type="float">
            <text:p>-1.57640165</text:p>
          </table:table-cell>
          <table:table-cell office:value-type="float" office:value="-3.11772156" calcext:value-type="float">
            <text:p>-3.11772156</text:p>
          </table:table-cell>
          <table:table-cell table:formula="of:=[.A93]*[.A93]+[.B93]*[.B93]" office:value-type="float" office:value="12.2052298878116" calcext:value-type="float">
            <text:p>12.2052298878116</text:p>
          </table:table-cell>
        </table:table-row>
        <table:table-row table:style-name="ro1">
          <table:table-cell office:value-type="float" office:value="-3.30218995" calcext:value-type="float">
            <text:p>-3.30218995</text:p>
          </table:table-cell>
          <table:table-cell office:value-type="float" office:value="1.11236265" calcext:value-type="float">
            <text:p>1.11236265</text:p>
          </table:table-cell>
          <table:table-cell table:formula="of:=[.A94]*[.A94]+[.B94]*[.B94]" office:value-type="float" office:value="12.141809130996" calcext:value-type="float">
            <text:p>12.141809130996</text:p>
          </table:table-cell>
        </table:table-row>
        <table:table-row table:style-name="ro1">
          <table:table-cell office:value-type="float" office:value="-3.30218995" calcext:value-type="float">
            <text:p>-3.30218995</text:p>
          </table:table-cell>
          <table:table-cell office:value-type="float" office:value="-1.11236265" calcext:value-type="float">
            <text:p>-1.11236265</text:p>
          </table:table-cell>
          <table:table-cell table:formula="of:=[.A95]*[.A95]+[.B95]*[.B95]" office:value-type="float" office:value="12.141809130996" calcext:value-type="float">
            <text:p>12.141809130996</text:p>
          </table:table-cell>
        </table:table-row>
        <table:table-row table:style-name="ro1">
          <table:table-cell office:value-type="float" office:value="-0.817455021" calcext:value-type="float">
            <text:p>-0.817455021</text:p>
          </table:table-cell>
          <table:table-cell office:value-type="float" office:value="-3.36983865" calcext:value-type="float">
            <text:p>-3.36983865</text:p>
          </table:table-cell>
          <table:table-cell table:formula="of:=[.A96]*[.A96]+[.B96]*[.B96]" office:value-type="float" office:value="12.0240452383919" calcext:value-type="float">
            <text:p>12.0240452383919</text:p>
          </table:table-cell>
        </table:table-row>
        <table:table-row table:style-name="ro1">
          <table:table-cell office:value-type="float" office:value="-3.43526505" calcext:value-type="float">
            <text:p>-3.43526505</text:p>
          </table:table-cell>
          <table:table-cell office:value-type="float" office:value="0.12215269" calcext:value-type="float">
            <text:p>0.12215269</text:p>
          </table:table-cell>
          <table:table-cell table:formula="of:=[.A97]*[.A97]+[.B97]*[.B97]" office:value-type="float" office:value="11.8159672434257" calcext:value-type="float">
            <text:p>11.8159672434257</text:p>
          </table:table-cell>
        </table:table-row>
        <table:table-row table:style-name="ro1">
          <table:table-cell office:value-type="float" office:value="-3.43526505" calcext:value-type="float">
            <text:p>-3.43526505</text:p>
          </table:table-cell>
          <table:table-cell office:value-type="float" office:value="-0.12215269" calcext:value-type="float">
            <text:p>-0.12215269</text:p>
          </table:table-cell>
          <table:table-cell table:formula="of:=[.A98]*[.A98]+[.B98]*[.B98]" office:value-type="float" office:value="11.8159672434257" calcext:value-type="float">
            <text:p>11.8159672434257</text:p>
          </table:table-cell>
        </table:table-row>
        <table:table-row table:style-name="ro1">
          <table:table-cell office:value-type="float" office:value="-0.817307497" calcext:value-type="float">
            <text:p>-0.817307497</text:p>
          </table:table-cell>
          <table:table-cell office:value-type="float" office:value="-3.30341449" calcext:value-type="float">
            <text:p>-3.30341449</text:p>
          </table:table-cell>
          <table:table-cell table:formula="of:=[.A99]*[.A99]+[.B99]*[.B99]" office:value-type="float" office:value="11.5805388373944" calcext:value-type="float">
            <text:p>11.5805388373944</text:p>
          </table:table-cell>
        </table:table-row>
        <table:table-row table:style-name="ro1">
          <table:table-cell office:value-type="float" office:value="-0.817307493" calcext:value-type="float">
            <text:p>-0.817307493</text:p>
          </table:table-cell>
          <table:table-cell office:value-type="float" office:value="3.30341447" calcext:value-type="float">
            <text:p>3.30341447</text:p>
          </table:table-cell>
          <table:table-cell table:formula="of:=[.A100]*[.A100]+[.B100]*[.B100]" office:value-type="float" office:value="11.5805386987193" calcext:value-type="float">
            <text:p>11.5805386987193</text:p>
          </table:table-cell>
        </table:table-row>
        <table:table-row table:style-name="ro1">
          <table:table-cell office:value-type="float" office:value="-2.3854376" calcext:value-type="float">
            <text:p>-2.3854376</text:p>
          </table:table-cell>
          <table:table-cell office:value-type="float" office:value="2.41856599" calcext:value-type="float">
            <text:p>2.41856599</text:p>
          </table:table-cell>
          <table:table-cell table:formula="of:=[.A101]*[.A101]+[.B101]*[.B101]" office:value-type="float" office:value="11.5397739914784" calcext:value-type="float">
            <text:p>11.5397739914784</text:p>
          </table:table-cell>
        </table:table-row>
        <table:table-row table:style-name="ro1">
          <table:table-cell office:value-type="float" office:value="-2.3854376" calcext:value-type="float">
            <text:p>-2.3854376</text:p>
          </table:table-cell>
          <table:table-cell office:value-type="float" office:value="-2.41856599" calcext:value-type="float">
            <text:p>-2.41856599</text:p>
          </table:table-cell>
          <table:table-cell table:formula="of:=[.A102]*[.A102]+[.B102]*[.B102]" office:value-type="float" office:value="11.5397739914784" calcext:value-type="float">
            <text:p>11.5397739914784</text:p>
          </table:table-cell>
        </table:table-row>
        <table:table-row table:style-name="ro1">
          <table:table-cell office:value-type="float" office:value="-2.78605674" calcext:value-type="float">
            <text:p>-2.78605674</text:p>
          </table:table-cell>
          <table:table-cell office:value-type="float" office:value="1.93103488" calcext:value-type="float">
            <text:p>1.93103488</text:p>
          </table:table-cell>
          <table:table-cell table:formula="of:=[.A103]*[.A103]+[.B103]*[.B103]" office:value-type="float" office:value="11.491007866276" calcext:value-type="float">
            <text:p>11.491007866276</text:p>
          </table:table-cell>
        </table:table-row>
        <table:table-row table:style-name="ro1">
          <table:table-cell office:value-type="float" office:value="-2.78605674" calcext:value-type="float">
            <text:p>-2.78605674</text:p>
          </table:table-cell>
          <table:table-cell office:value-type="float" office:value="-1.93103488" calcext:value-type="float">
            <text:p>-1.93103488</text:p>
          </table:table-cell>
          <table:table-cell table:formula="of:=[.A104]*[.A104]+[.B104]*[.B104]" office:value-type="float" office:value="11.491007866276" calcext:value-type="float">
            <text:p>11.491007866276</text:p>
          </table:table-cell>
        </table:table-row>
        <table:table-row table:style-name="ro1">
          <table:table-cell office:value-type="float" office:value="-3.16666944" calcext:value-type="float">
            <text:p>-3.16666944</text:p>
          </table:table-cell>
          <table:table-cell office:value-type="float" office:value="1.11177715" calcext:value-type="float">
            <text:p>1.11177715</text:p>
          </table:table-cell>
          <table:table-cell table:formula="of:=[.A105]*[.A105]+[.B105]*[.B105]" office:value-type="float" office:value="11.263843773492" calcext:value-type="float">
            <text:p>11.263843773492</text:p>
          </table:table-cell>
        </table:table-row>
        <table:table-row table:style-name="ro1">
          <table:table-cell office:value-type="float" office:value="-3.16666944" calcext:value-type="float">
            <text:p>-3.16666944</text:p>
          </table:table-cell>
          <table:table-cell office:value-type="float" office:value="-1.11177715" calcext:value-type="float">
            <text:p>-1.11177715</text:p>
          </table:table-cell>
          <table:table-cell table:formula="of:=[.A106]*[.A106]+[.B106]*[.B106]" office:value-type="float" office:value="11.263843773492" calcext:value-type="float">
            <text:p>11.263843773492</text:p>
          </table:table-cell>
        </table:table-row>
        <table:table-row table:style-name="ro1">
          <table:table-cell office:value-type="float" office:value="-1.88032998" calcext:value-type="float">
            <text:p>-1.88032998</text:p>
          </table:table-cell>
          <table:table-cell office:value-type="float" office:value="2.75351839" calcext:value-type="float">
            <text:p>2.75351839</text:p>
          </table:table-cell>
          <table:table-cell table:formula="of:=[.A107]*[.A107]+[.B107]*[.B107]" office:value-type="float" office:value="11.117504357755" calcext:value-type="float">
            <text:p>11.117504357755</text:p>
          </table:table-cell>
        </table:table-row>
        <table:table-row table:style-name="ro1">
          <table:table-cell office:value-type="float" office:value="-1.88032998" calcext:value-type="float">
            <text:p>-1.88032998</text:p>
          </table:table-cell>
          <table:table-cell office:value-type="float" office:value="-2.75351839" calcext:value-type="float">
            <text:p>-2.75351839</text:p>
          </table:table-cell>
          <table:table-cell table:formula="of:=[.A108]*[.A108]+[.B108]*[.B108]" office:value-type="float" office:value="11.117504357755" calcext:value-type="float">
            <text:p>11.117504357755</text:p>
          </table:table-cell>
        </table:table-row>
        <table:table-row table:style-name="ro1">
          <table:table-cell office:value-type="float" office:value="-2.59479182" calcext:value-type="float">
            <text:p>-2.59479182</text:p>
          </table:table-cell>
          <table:table-cell office:value-type="float" office:value="2.08352446" calcext:value-type="float">
            <text:p>2.08352446</text:p>
          </table:table-cell>
          <table:table-cell table:formula="of:=[.A109]*[.A109]+[.B109]*[.B109]" office:value-type="float" office:value="11.0740187645572" calcext:value-type="float">
            <text:p>11.0740187645572</text:p>
          </table:table-cell>
        </table:table-row>
        <table:table-row table:style-name="ro1">
          <table:table-cell office:value-type="float" office:value="-2.59479182" calcext:value-type="float">
            <text:p>-2.59479182</text:p>
          </table:table-cell>
          <table:table-cell office:value-type="float" office:value="-2.08352446" calcext:value-type="float">
            <text:p>-2.08352446</text:p>
          </table:table-cell>
          <table:table-cell table:formula="of:=[.A110]*[.A110]+[.B110]*[.B110]" office:value-type="float" office:value="11.0740187645572" calcext:value-type="float">
            <text:p>11.0740187645572</text:p>
          </table:table-cell>
        </table:table-row>
        <table:table-row table:style-name="ro1">
          <table:table-cell office:value-type="float" office:value="-2.5729283" calcext:value-type="float">
            <text:p>-2.5729283</text:p>
          </table:table-cell>
          <table:table-cell office:value-type="float" office:value="2.09923616" calcext:value-type="float">
            <text:p>2.09923616</text:p>
          </table:table-cell>
          <table:table-cell table:formula="of:=[.A111]*[.A111]+[.B111]*[.B111]" office:value-type="float" office:value="11.0267524923924" calcext:value-type="float">
            <text:p>11.0267524923924</text:p>
          </table:table-cell>
        </table:table-row>
        <table:table-row table:style-name="ro1">
          <table:table-cell office:value-type="float" office:value="-2.5729283" calcext:value-type="float">
            <text:p>-2.5729283</text:p>
          </table:table-cell>
          <table:table-cell office:value-type="float" office:value="-2.09923616" calcext:value-type="float">
            <text:p>-2.09923616</text:p>
          </table:table-cell>
          <table:table-cell table:formula="of:=[.A112]*[.A112]+[.B112]*[.B112]" office:value-type="float" office:value="11.0267524923924" calcext:value-type="float">
            <text:p>11.0267524923924</text:p>
          </table:table-cell>
        </table:table-row>
        <table:table-row table:style-name="ro1">
          <table:table-cell office:value-type="float" office:value="0.828755775" calcext:value-type="float">
            <text:p>0.828755775</text:p>
          </table:table-cell>
          <table:table-cell office:value-type="float" office:value="3.21503351" calcext:value-type="float">
            <text:p>3.21503351</text:p>
          </table:table-cell>
          <table:table-cell table:formula="of:=[.A113]*[.A113]+[.B113]*[.B113]" office:value-type="float" office:value="11.0232766050188" calcext:value-type="float">
            <text:p>11.0232766050188</text:p>
          </table:table-cell>
        </table:table-row>
        <table:table-row table:style-name="ro1">
          <table:table-cell office:value-type="float" office:value="0.828755775" calcext:value-type="float">
            <text:p>0.828755775</text:p>
          </table:table-cell>
          <table:table-cell office:value-type="float" office:value="-3.21503351" calcext:value-type="float">
            <text:p>-3.21503351</text:p>
          </table:table-cell>
          <table:table-cell table:formula="of:=[.A114]*[.A114]+[.B114]*[.B114]" office:value-type="float" office:value="11.0232766050188" calcext:value-type="float">
            <text:p>11.0232766050188</text:p>
          </table:table-cell>
        </table:table-row>
        <table:table-row table:style-name="ro1">
          <table:table-cell office:value-type="float" office:value="-1.32655974" calcext:value-type="float">
            <text:p>-1.32655974</text:p>
          </table:table-cell>
          <table:table-cell office:value-type="float" office:value="3.03424433" calcext:value-type="float">
            <text:p>3.03424433</text:p>
          </table:table-cell>
          <table:table-cell table:formula="of:=[.A115]*[.A115]+[.B115]*[.B115]" office:value-type="float" office:value="10.966399397926" calcext:value-type="float">
            <text:p>10.966399397926</text:p>
          </table:table-cell>
        </table:table-row>
        <table:table-row table:style-name="ro1">
          <table:table-cell office:value-type="float" office:value="-1.32655973" calcext:value-type="float">
            <text:p>-1.32655973</text:p>
          </table:table-cell>
          <table:table-cell office:value-type="float" office:value="-3.03424433" calcext:value-type="float">
            <text:p>-3.03424433</text:p>
          </table:table-cell>
          <table:table-cell table:formula="of:=[.A116]*[.A116]+[.B116]*[.B116]" office:value-type="float" office:value="10.9663993713948" calcext:value-type="float">
            <text:p>10.9663993713948</text:p>
          </table:table-cell>
        </table:table-row>
        <table:table-row table:style-name="ro1">
          <table:table-cell office:value-type="float" office:value="-2.9163417" calcext:value-type="float">
            <text:p>-2.9163417</text:p>
          </table:table-cell>
          <table:table-cell office:value-type="float" office:value="1.55991466" calcext:value-type="float">
            <text:p>1.55991466</text:p>
          </table:table-cell>
          <table:table-cell table:formula="of:=[.A117]*[.A117]+[.B117]*[.B117]" office:value-type="float" office:value="10.9383826576418" calcext:value-type="float">
            <text:p>10.9383826576418</text:p>
          </table:table-cell>
        </table:table-row>
        <table:table-row table:style-name="ro1">
          <table:table-cell office:value-type="float" office:value="-2.9163417" calcext:value-type="float">
            <text:p>-2.9163417</text:p>
          </table:table-cell>
          <table:table-cell office:value-type="float" office:value="-1.55991466" calcext:value-type="float">
            <text:p>-1.55991466</text:p>
          </table:table-cell>
          <table:table-cell table:formula="of:=[.A118]*[.A118]+[.B118]*[.B118]" office:value-type="float" office:value="10.9383826576418" calcext:value-type="float">
            <text:p>10.9383826576418</text:p>
          </table:table-cell>
        </table:table-row>
        <table:table-row table:style-name="ro1">
          <table:table-cell office:value-type="float" office:value="-1.93183725" calcext:value-type="float">
            <text:p>-1.93183725</text:p>
          </table:table-cell>
          <table:table-cell office:value-type="float" office:value="2.61266568" calcext:value-type="float">
            <text:p>2.61266568</text:p>
          </table:table-cell>
          <table:table-cell table:formula="of:=[.A119]*[.A119]+[.B119]*[.B119]" office:value-type="float" office:value="10.5580171159374" calcext:value-type="float">
            <text:p>10.5580171159374</text:p>
          </table:table-cell>
        </table:table-row>
        <table:table-row table:style-name="ro1">
          <table:table-cell office:value-type="float" office:value="-1.93183725" calcext:value-type="float">
            <text:p>-1.93183725</text:p>
          </table:table-cell>
          <table:table-cell office:value-type="float" office:value="-2.61266568" calcext:value-type="float">
            <text:p>-2.61266568</text:p>
          </table:table-cell>
          <table:table-cell table:formula="of:=[.A120]*[.A120]+[.B120]*[.B120]" office:value-type="float" office:value="10.5580171159374" calcext:value-type="float">
            <text:p>10.5580171159374</text:p>
          </table:table-cell>
        </table:table-row>
        <table:table-row table:style-name="ro1">
          <table:table-cell office:value-type="float" office:value="-1.51609172" calcext:value-type="float">
            <text:p>-1.51609172</text:p>
          </table:table-cell>
          <table:table-cell office:value-type="float" office:value="2.84143507" calcext:value-type="float">
            <text:p>2.84143507</text:p>
          </table:table-cell>
          <table:table-cell table:formula="of:=[.A121]*[.A121]+[.B121]*[.B121]" office:value-type="float" office:value="10.3722873604785" calcext:value-type="float">
            <text:p>10.3722873604785</text:p>
          </table:table-cell>
        </table:table-row>
        <table:table-row table:style-name="ro1">
          <table:table-cell office:value-type="float" office:value="-1.51609172" calcext:value-type="float">
            <text:p>-1.51609172</text:p>
          </table:table-cell>
          <table:table-cell office:value-type="float" office:value="-2.84143507" calcext:value-type="float">
            <text:p>-2.84143507</text:p>
          </table:table-cell>
          <table:table-cell table:formula="of:=[.A122]*[.A122]+[.B122]*[.B122]" office:value-type="float" office:value="10.3722873604785" calcext:value-type="float">
            <text:p>10.3722873604785</text:p>
          </table:table-cell>
        </table:table-row>
        <table:table-row table:style-name="ro1">
          <table:table-cell office:value-type="float" office:value="-0.961658793" calcext:value-type="float">
            <text:p>-0.961658793</text:p>
          </table:table-cell>
          <table:table-cell office:value-type="float" office:value="3.07304052" calcext:value-type="float">
            <text:p>3.07304052</text:p>
          </table:table-cell>
          <table:table-cell table:formula="of:=[.A123]*[.A123]+[.B123]*[.B123]" office:value-type="float" office:value="10.3683656717161" calcext:value-type="float">
            <text:p>10.3683656717161</text:p>
          </table:table-cell>
        </table:table-row>
        <table:table-row table:style-name="ro1">
          <table:table-cell office:value-type="float" office:value="-0.961658797" calcext:value-type="float">
            <text:p>-0.961658797</text:p>
          </table:table-cell>
          <table:table-cell office:value-type="float" office:value="-3.07304051" calcext:value-type="float">
            <text:p>-3.07304051</text:p>
          </table:table-cell>
          <table:table-cell table:formula="of:=[.A124]*[.A124]+[.B124]*[.B124]" office:value-type="float" office:value="10.3683656179485" calcext:value-type="float">
            <text:p>10.3683656179485</text:p>
          </table:table-cell>
        </table:table-row>
        <table:table-row table:style-name="ro1">
          <table:table-cell office:value-type="float" office:value="-3.14205865" calcext:value-type="float">
            <text:p>-3.14205865</text:p>
          </table:table-cell>
          <table:table-cell office:value-type="float" office:value="-0.615587288" calcext:value-type="float">
            <text:p>-0.615587288</text:p>
          </table:table-cell>
          <table:table-cell table:formula="of:=[.A125]*[.A125]+[.B125]*[.B125]" office:value-type="float" office:value="10.251480269187" calcext:value-type="float">
            <text:p>10.251480269187</text:p>
          </table:table-cell>
        </table:table-row>
        <table:table-row table:style-name="ro1">
          <table:table-cell office:value-type="float" office:value="-3.14205864" calcext:value-type="float">
            <text:p>-3.14205864</text:p>
          </table:table-cell>
          <table:table-cell office:value-type="float" office:value="0.615587287" calcext:value-type="float">
            <text:p>0.615587287</text:p>
          </table:table-cell>
          <table:table-cell table:formula="of:=[.A126]*[.A126]+[.B126]*[.B126]" office:value-type="float" office:value="10.2514802051147" calcext:value-type="float">
            <text:p>10.2514802051147</text:p>
          </table:table-cell>
        </table:table-row>
        <table:table-row table:style-name="ro1">
          <table:table-cell office:value-type="float" office:value="0.775394507" calcext:value-type="float">
            <text:p>0.775394507</text:p>
          </table:table-cell>
          <table:table-cell office:value-type="float" office:value="3.07742956" calcext:value-type="float">
            <text:p>3.07742956</text:p>
          </table:table-cell>
          <table:table-cell table:formula="of:=[.A127]*[.A127]+[.B127]*[.B127]" office:value-type="float" office:value="10.0718093382476" calcext:value-type="float">
            <text:p>10.0718093382476</text:p>
          </table:table-cell>
        </table:table-row>
        <table:table-row table:style-name="ro1">
          <table:table-cell office:value-type="float" office:value="0.775394454" calcext:value-type="float">
            <text:p>0.775394454</text:p>
          </table:table-cell>
          <table:table-cell office:value-type="float" office:value="-3.07742956" calcext:value-type="float">
            <text:p>-3.07742956</text:p>
          </table:table-cell>
          <table:table-cell table:formula="of:=[.A128]*[.A128]+[.B128]*[.B128]" office:value-type="float" office:value="10.0718092560558" calcext:value-type="float">
            <text:p>10.0718092560558</text:p>
          </table:table-cell>
        </table:table-row>
        <table:table-row table:style-name="ro1">
          <table:table-cell office:value-type="float" office:value="-3.12156097" calcext:value-type="float">
            <text:p>-3.12156097</text:p>
          </table:table-cell>
          <table:table-cell office:value-type="float" office:value="0.55408108" calcext:value-type="float">
            <text:p>0.55408108</text:p>
          </table:table-cell>
          <table:table-cell table:formula="of:=[.A129]*[.A129]+[.B129]*[.B129]" office:value-type="float" office:value="10.0511487326413" calcext:value-type="float">
            <text:p>10.0511487326413</text:p>
          </table:table-cell>
        </table:table-row>
        <table:table-row table:style-name="ro1">
          <table:table-cell office:value-type="float" office:value="-3.12156097" calcext:value-type="float">
            <text:p>-3.12156097</text:p>
          </table:table-cell>
          <table:table-cell office:value-type="float" office:value="-0.55408108" calcext:value-type="float">
            <text:p>-0.55408108</text:p>
          </table:table-cell>
          <table:table-cell table:formula="of:=[.A130]*[.A130]+[.B130]*[.B130]" office:value-type="float" office:value="10.0511487326413" calcext:value-type="float">
            <text:p>10.0511487326413</text:p>
          </table:table-cell>
        </table:table-row>
        <table:table-row table:style-name="ro1">
          <table:table-cell office:value-type="float" office:value="2.05894" calcext:value-type="float">
            <text:p>2.05894</text:p>
          </table:table-cell>
          <table:table-cell office:value-type="float" office:value="2.32363221" calcext:value-type="float">
            <text:p>2.32363221</text:p>
          </table:table-cell>
          <table:table-cell table:formula="of:=[.A131]*[.A131]+[.B131]*[.B131]" office:value-type="float" office:value="9.63850057094949" calcext:value-type="float">
            <text:p>9.63850057094949</text:p>
          </table:table-cell>
        </table:table-row>
        <table:table-row table:style-name="ro1">
          <table:table-cell office:value-type="float" office:value="2.05894" calcext:value-type="float">
            <text:p>2.05894</text:p>
          </table:table-cell>
          <table:table-cell office:value-type="float" office:value="-2.32363221" calcext:value-type="float">
            <text:p>-2.32363221</text:p>
          </table:table-cell>
          <table:table-cell table:formula="of:=[.A132]*[.A132]+[.B132]*[.B132]" office:value-type="float" office:value="9.63850057094949" calcext:value-type="float">
            <text:p>9.63850057094949</text:p>
          </table:table-cell>
        </table:table-row>
        <table:table-row table:style-name="ro1">
          <table:table-cell office:value-type="float" office:value="-2.16445959" calcext:value-type="float">
            <text:p>-2.16445959</text:p>
          </table:table-cell>
          <table:table-cell office:value-type="float" office:value="2.21920033" calcext:value-type="float">
            <text:p>2.21920033</text:p>
          </table:table-cell>
          <table:table-cell table:formula="of:=[.A133]*[.A133]+[.B133]*[.B133]" office:value-type="float" office:value="9.60973542141508" calcext:value-type="float">
            <text:p>9.60973542141508</text:p>
          </table:table-cell>
        </table:table-row>
        <table:table-row table:style-name="ro1">
          <table:table-cell office:value-type="float" office:value="-2.16445959" calcext:value-type="float">
            <text:p>-2.16445959</text:p>
          </table:table-cell>
          <table:table-cell office:value-type="float" office:value="-2.21920033" calcext:value-type="float">
            <text:p>-2.21920033</text:p>
          </table:table-cell>
          <table:table-cell table:formula="of:=[.A134]*[.A134]+[.B134]*[.B134]" office:value-type="float" office:value="9.60973542141508" calcext:value-type="float">
            <text:p>9.60973542141508</text:p>
          </table:table-cell>
        </table:table-row>
        <table:table-row table:style-name="ro1">
          <table:table-cell office:value-type="float" office:value="1.49897807" calcext:value-type="float">
            <text:p>1.49897807</text:p>
          </table:table-cell>
          <table:table-cell office:value-type="float" office:value="2.71064439" calcext:value-type="float">
            <text:p>2.71064439</text:p>
          </table:table-cell>
          <table:table-cell table:formula="of:=[.A135]*[.A135]+[.B135]*[.B135]" office:value-type="float" office:value="9.5945282633794" calcext:value-type="float">
            <text:p>9.5945282633794</text:p>
          </table:table-cell>
        </table:table-row>
        <table:table-row table:style-name="ro1">
          <table:table-cell office:value-type="float" office:value="1.49897807" calcext:value-type="float">
            <text:p>1.49897807</text:p>
          </table:table-cell>
          <table:table-cell office:value-type="float" office:value="-2.71064438" calcext:value-type="float">
            <text:p>-2.71064438</text:p>
          </table:table-cell>
          <table:table-cell table:formula="of:=[.A136]*[.A136]+[.B136]*[.B136]" office:value-type="float" office:value="9.59452820916651" calcext:value-type="float">
            <text:p>9.59452820916651</text:p>
          </table:table-cell>
        </table:table-row>
        <table:table-row table:style-name="ro1">
          <table:table-cell office:value-type="float" office:value="-3.06400579" calcext:value-type="float">
            <text:p>-3.06400579</text:p>
          </table:table-cell>
          <table:table-cell office:value-type="float" office:value="0.3021698" calcext:value-type="float">
            <text:p>0.3021698</text:p>
          </table:table-cell>
          <table:table-cell table:formula="of:=[.A137]*[.A137]+[.B137]*[.B137]" office:value-type="float" office:value="9.47943806918556" calcext:value-type="float">
            <text:p>9.47943806918556</text:p>
          </table:table-cell>
        </table:table-row>
        <table:table-row table:style-name="ro1">
          <table:table-cell office:value-type="float" office:value="-3.04469606" calcext:value-type="float">
            <text:p>-3.04469606</text:p>
          </table:table-cell>
          <table:table-cell office:value-type="float" office:value="-0.337066112" calcext:value-type="float">
            <text:p>-0.337066112</text:p>
          </table:table-cell>
          <table:table-cell table:formula="of:=[.A138]*[.A138]+[.B138]*[.B138]" office:value-type="float" office:value="9.38378766163832" calcext:value-type="float">
            <text:p>9.38378766163832</text:p>
          </table:table-cell>
        </table:table-row>
        <table:table-row table:style-name="ro1">
          <table:table-cell office:value-type="float" office:value="-3.04469606" calcext:value-type="float">
            <text:p>-3.04469606</text:p>
          </table:table-cell>
          <table:table-cell office:value-type="float" office:value="0.337066111" calcext:value-type="float">
            <text:p>0.337066111</text:p>
          </table:table-cell>
          <table:table-cell table:formula="of:=[.A139]*[.A139]+[.B139]*[.B139]" office:value-type="float" office:value="9.38378766096419" calcext:value-type="float">
            <text:p>9.38378766096419</text:p>
          </table:table-cell>
        </table:table-row>
        <table:table-row table:style-name="ro1">
          <table:table-cell office:value-type="float" office:value="-2.82551833" calcext:value-type="float">
            <text:p>-2.82551833</text:p>
          </table:table-cell>
          <table:table-cell office:value-type="float" office:value="1.13186519" calcext:value-type="float">
            <text:p>1.13186519</text:p>
          </table:table-cell>
          <table:table-cell table:formula="of:=[.A140]*[.A140]+[.B140]*[.B140]" office:value-type="float" office:value="9.26467264149973" calcext:value-type="float">
            <text:p>9.26467264149973</text:p>
          </table:table-cell>
        </table:table-row>
        <table:table-row table:style-name="ro1">
          <table:table-cell office:value-type="float" office:value="-2.82551833" calcext:value-type="float">
            <text:p>-2.82551833</text:p>
          </table:table-cell>
          <table:table-cell office:value-type="float" office:value="-1.13186519" calcext:value-type="float">
            <text:p>-1.13186519</text:p>
          </table:table-cell>
          <table:table-cell table:formula="of:=[.A141]*[.A141]+[.B141]*[.B141]" office:value-type="float" office:value="9.26467264149973" calcext:value-type="float">
            <text:p>9.26467264149973</text:p>
          </table:table-cell>
        </table:table-row>
        <table:table-row table:style-name="ro1">
          <table:table-cell office:value-type="float" office:value="1.30595173" calcext:value-type="float">
            <text:p>1.30595173</text:p>
          </table:table-cell>
          <table:table-cell office:value-type="float" office:value="2.74655093" calcext:value-type="float">
            <text:p>2.74655093</text:p>
          </table:table-cell>
          <table:table-cell table:formula="of:=[.A142]*[.A142]+[.B142]*[.B142]" office:value-type="float" office:value="9.24905193217386" calcext:value-type="float">
            <text:p>9.24905193217386</text:p>
          </table:table-cell>
        </table:table-row>
        <table:table-row table:style-name="ro1">
          <table:table-cell office:value-type="float" office:value="1.30595173" calcext:value-type="float">
            <text:p>1.30595173</text:p>
          </table:table-cell>
          <table:table-cell office:value-type="float" office:value="-2.74655093" calcext:value-type="float">
            <text:p>-2.74655093</text:p>
          </table:table-cell>
          <table:table-cell table:formula="of:=[.A143]*[.A143]+[.B143]*[.B143]" office:value-type="float" office:value="9.24905193217386" calcext:value-type="float">
            <text:p>9.24905193217386</text:p>
          </table:table-cell>
        </table:table-row>
        <table:table-row table:style-name="ro1">
          <table:table-cell office:value-type="float" office:value="-3.02476668" calcext:value-type="float">
            <text:p>-3.02476668</text:p>
          </table:table-cell>
          <table:table-cell office:value-type="float" office:value="0.261993852" calcext:value-type="float">
            <text:p>0.261993852</text:p>
          </table:table-cell>
          <table:table-cell table:formula="of:=[.A144]*[.A144]+[.B144]*[.B144]" office:value-type="float" office:value="9.21785424692402" calcext:value-type="float">
            <text:p>9.21785424692402</text:p>
          </table:table-cell>
        </table:table-row>
        <table:table-row table:style-name="ro1">
          <table:table-cell office:value-type="float" office:value="-3.02476668" calcext:value-type="float">
            <text:p>-3.02476668</text:p>
          </table:table-cell>
          <table:table-cell office:value-type="float" office:value="-0.261993849" calcext:value-type="float">
            <text:p>-0.261993849</text:p>
          </table:table-cell>
          <table:table-cell table:formula="of:=[.A145]*[.A145]+[.B145]*[.B145]" office:value-type="float" office:value="9.21785424535206" calcext:value-type="float">
            <text:p>9.21785424535206</text:p>
          </table:table-cell>
        </table:table-row>
        <table:table-row table:style-name="ro1">
          <table:table-cell office:value-type="float" office:value="-0.786192894" calcext:value-type="float">
            <text:p>-0.786192894</text:p>
          </table:table-cell>
          <table:table-cell office:value-type="float" office:value="-2.9317627" calcext:value-type="float">
            <text:p>-2.9317627</text:p>
          </table:table-cell>
          <table:table-cell table:formula="of:=[.A146]*[.A146]+[.B146]*[.B146]" office:value-type="float" office:value="9.21333179568739" calcext:value-type="float">
            <text:p>9.21333179568739</text:p>
          </table:table-cell>
        </table:table-row>
        <table:table-row table:style-name="ro1">
          <table:table-cell office:value-type="float" office:value="-1.03662811" calcext:value-type="float">
            <text:p>-1.03662811</text:p>
          </table:table-cell>
          <table:table-cell office:value-type="float" office:value="2.77911635" calcext:value-type="float">
            <text:p>2.77911635</text:p>
          </table:table-cell>
          <table:table-cell table:formula="of:=[.A147]*[.A147]+[.B147]*[.B147]" office:value-type="float" office:value="8.79808552527949" calcext:value-type="float">
            <text:p>8.79808552527949</text:p>
          </table:table-cell>
        </table:table-row>
        <table:table-row table:style-name="ro1">
          <table:table-cell office:value-type="float" office:value="-1.03662811" calcext:value-type="float">
            <text:p>-1.03662811</text:p>
          </table:table-cell>
          <table:table-cell office:value-type="float" office:value="-2.77911635" calcext:value-type="float">
            <text:p>-2.77911635</text:p>
          </table:table-cell>
          <table:table-cell table:formula="of:=[.A148]*[.A148]+[.B148]*[.B148]" office:value-type="float" office:value="8.79808552527949" calcext:value-type="float">
            <text:p>8.79808552527949</text:p>
          </table:table-cell>
        </table:table-row>
        <table:table-row table:style-name="ro1">
          <table:table-cell office:value-type="float" office:value="-1.18264978" calcext:value-type="float">
            <text:p>-1.18264978</text:p>
          </table:table-cell>
          <table:table-cell office:value-type="float" office:value="-2.71489264" calcext:value-type="float">
            <text:p>-2.71489264</text:p>
          </table:table-cell>
          <table:table-cell table:formula="of:=[.A149]*[.A149]+[.B149]*[.B149]" office:value-type="float" office:value="8.76930254886022" calcext:value-type="float">
            <text:p>8.76930254886022</text:p>
          </table:table-cell>
        </table:table-row>
        <table:table-row table:style-name="ro1">
          <table:table-cell office:value-type="float" office:value="-1.63212544" calcext:value-type="float">
            <text:p>-1.63212544</text:p>
          </table:table-cell>
          <table:table-cell office:value-type="float" office:value="2.46943508" calcext:value-type="float">
            <text:p>2.46943508</text:p>
          </table:table-cell>
          <table:table-cell table:formula="of:=[.A150]*[.A150]+[.B150]*[.B150]" office:value-type="float" office:value="8.7619430662298" calcext:value-type="float">
            <text:p>8.7619430662298</text:p>
          </table:table-cell>
        </table:table-row>
        <table:table-row table:style-name="ro1">
          <table:table-cell office:value-type="float" office:value="-1.63212544" calcext:value-type="float">
            <text:p>-1.63212544</text:p>
          </table:table-cell>
          <table:table-cell office:value-type="float" office:value="-2.46943508" calcext:value-type="float">
            <text:p>-2.46943508</text:p>
          </table:table-cell>
          <table:table-cell table:formula="of:=[.A151]*[.A151]+[.B151]*[.B151]" office:value-type="float" office:value="8.7619430662298" calcext:value-type="float">
            <text:p>8.7619430662298</text:p>
          </table:table-cell>
        </table:table-row>
        <table:table-row table:style-name="ro1">
          <table:table-cell office:value-type="float" office:value="2.02791183" calcext:value-type="float">
            <text:p>2.02791183</text:p>
          </table:table-cell>
          <table:table-cell office:value-type="float" office:value="2.11384355" calcext:value-type="float">
            <text:p>2.11384355</text:p>
          </table:table-cell>
          <table:table-cell table:formula="of:=[.A152]*[.A152]+[.B152]*[.B152]" office:value-type="float" office:value="8.58076094413055" calcext:value-type="float">
            <text:p>8.58076094413055</text:p>
          </table:table-cell>
        </table:table-row>
        <table:table-row table:style-name="ro1">
          <table:table-cell office:value-type="float" office:value="2.02791183" calcext:value-type="float">
            <text:p>2.02791183</text:p>
          </table:table-cell>
          <table:table-cell office:value-type="float" office:value="-2.11384355" calcext:value-type="float">
            <text:p>-2.11384355</text:p>
          </table:table-cell>
          <table:table-cell table:formula="of:=[.A153]*[.A153]+[.B153]*[.B153]" office:value-type="float" office:value="8.58076094413055" calcext:value-type="float">
            <text:p>8.58076094413055</text:p>
          </table:table-cell>
        </table:table-row>
        <table:table-row table:style-name="ro1">
          <table:table-cell office:value-type="float" office:value="-2.70103343" calcext:value-type="float">
            <text:p>-2.70103343</text:p>
          </table:table-cell>
          <table:table-cell office:value-type="float" office:value="1.1223011" calcext:value-type="float">
            <text:p>1.1223011</text:p>
          </table:table-cell>
          <table:table-cell table:formula="of:=[.A154]*[.A154]+[.B154]*[.B154]" office:value-type="float" office:value="8.55514134903877" calcext:value-type="float">
            <text:p>8.55514134903877</text:p>
          </table:table-cell>
        </table:table-row>
        <table:table-row table:style-name="ro1">
          <table:table-cell office:value-type="float" office:value="-2.70103343" calcext:value-type="float">
            <text:p>-2.70103343</text:p>
          </table:table-cell>
          <table:table-cell office:value-type="float" office:value="-1.1223011" calcext:value-type="float">
            <text:p>-1.1223011</text:p>
          </table:table-cell>
          <table:table-cell table:formula="of:=[.A155]*[.A155]+[.B155]*[.B155]" office:value-type="float" office:value="8.55514134903877" calcext:value-type="float">
            <text:p>8.55514134903877</text:p>
          </table:table-cell>
        </table:table-row>
        <table:table-row table:style-name="ro1">
          <table:table-cell office:value-type="float" office:value="-2.57408213" calcext:value-type="float">
            <text:p>-2.57408213</text:p>
          </table:table-cell>
          <table:table-cell office:value-type="float" office:value="-1.34532286" calcext:value-type="float">
            <text:p>-1.34532286</text:p>
          </table:table-cell>
          <table:table-cell table:formula="of:=[.A156]*[.A156]+[.B156]*[.B156]" office:value-type="float" office:value="8.43579240962392" calcext:value-type="float">
            <text:p>8.43579240962392</text:p>
          </table:table-cell>
        </table:table-row>
        <table:table-row table:style-name="ro1">
          <table:table-cell office:value-type="float" office:value="-2.57408212" calcext:value-type="float">
            <text:p>-2.57408212</text:p>
          </table:table-cell>
          <table:table-cell office:value-type="float" office:value="1.34532287" calcext:value-type="float">
            <text:p>1.34532287</text:p>
          </table:table-cell>
          <table:table-cell table:formula="of:=[.A157]*[.A157]+[.B157]*[.B157]" office:value-type="float" office:value="8.43579238504873" calcext:value-type="float">
            <text:p>8.43579238504873</text:p>
          </table:table-cell>
        </table:table-row>
        <table:table-row table:style-name="ro1">
          <table:table-cell office:value-type="float" office:value="-2.25352582" calcext:value-type="float">
            <text:p>-2.25352582</text:p>
          </table:table-cell>
          <table:table-cell office:value-type="float" office:value="1.8234036" calcext:value-type="float">
            <text:p>1.8234036</text:p>
          </table:table-cell>
          <table:table-cell table:formula="of:=[.A158]*[.A158]+[.B158]*[.B158]" office:value-type="float" office:value="8.40317930989963" calcext:value-type="float">
            <text:p>8.40317930989963</text:p>
          </table:table-cell>
        </table:table-row>
        <table:table-row table:style-name="ro1">
          <table:table-cell office:value-type="float" office:value="-2.25352582" calcext:value-type="float">
            <text:p>-2.25352582</text:p>
          </table:table-cell>
          <table:table-cell office:value-type="float" office:value="-1.8234036" calcext:value-type="float">
            <text:p>-1.8234036</text:p>
          </table:table-cell>
          <table:table-cell table:formula="of:=[.A159]*[.A159]+[.B159]*[.B159]" office:value-type="float" office:value="8.40317930989963" calcext:value-type="float">
            <text:p>8.40317930989963</text:p>
          </table:table-cell>
        </table:table-row>
        <table:table-row table:style-name="ro1">
          <table:table-cell office:value-type="float" office:value="1.91485856" calcext:value-type="float">
            <text:p>1.91485856</text:p>
          </table:table-cell>
          <table:table-cell office:value-type="float" office:value="-2.17499026" calcext:value-type="float">
            <text:p>-2.17499026</text:p>
          </table:table-cell>
          <table:table-cell table:formula="of:=[.A160]*[.A160]+[.B160]*[.B160]" office:value-type="float" office:value="8.39726593590014" calcext:value-type="float">
            <text:p>8.39726593590014</text:p>
          </table:table-cell>
        </table:table-row>
        <table:table-row table:style-name="ro1">
          <table:table-cell office:value-type="float" office:value="1.91485853" calcext:value-type="float">
            <text:p>1.91485853</text:p>
          </table:table-cell>
          <table:table-cell office:value-type="float" office:value="2.17499027" calcext:value-type="float">
            <text:p>2.17499027</text:p>
          </table:table-cell>
          <table:table-cell table:formula="of:=[.A161]*[.A161]+[.B161]*[.B161]" office:value-type="float" office:value="8.39726586450843" calcext:value-type="float">
            <text:p>8.39726586450843</text:p>
          </table:table-cell>
        </table:table-row>
        <table:table-row table:style-name="ro1">
          <table:table-cell office:value-type="float" office:value="-2.6155245" calcext:value-type="float">
            <text:p>-2.6155245</text:p>
          </table:table-cell>
          <table:table-cell office:value-type="float" office:value="1.2171652" calcext:value-type="float">
            <text:p>1.2171652</text:p>
          </table:table-cell>
          <table:table-cell table:formula="of:=[.A162]*[.A162]+[.B162]*[.B162]" office:value-type="float" office:value="8.32245953419129" calcext:value-type="float">
            <text:p>8.32245953419129</text:p>
          </table:table-cell>
        </table:table-row>
        <table:table-row table:style-name="ro1">
          <table:table-cell office:value-type="float" office:value="-2.6155245" calcext:value-type="float">
            <text:p>-2.6155245</text:p>
          </table:table-cell>
          <table:table-cell office:value-type="float" office:value="-1.2171652" calcext:value-type="float">
            <text:p>-1.2171652</text:p>
          </table:table-cell>
          <table:table-cell table:formula="of:=[.A163]*[.A163]+[.B163]*[.B163]" office:value-type="float" office:value="8.32245953419129" calcext:value-type="float">
            <text:p>8.32245953419129</text:p>
          </table:table-cell>
        </table:table-row>
        <table:table-row table:style-name="ro1">
          <table:table-cell office:value-type="float" office:value="2.84752991" calcext:value-type="float">
            <text:p>2.84752991</text:p>
          </table:table-cell>
          <table:table-cell office:value-type="float" office:value="0.384038353" calcext:value-type="float">
            <text:p>0.384038353</text:p>
          </table:table-cell>
          <table:table-cell table:formula="of:=[.A164]*[.A164]+[.B164]*[.B164]" office:value-type="float" office:value="8.25591204491956" calcext:value-type="float">
            <text:p>8.25591204491956</text:p>
          </table:table-cell>
        </table:table-row>
        <table:table-row table:style-name="ro1">
          <table:table-cell office:value-type="float" office:value="2.84752991" calcext:value-type="float">
            <text:p>2.84752991</text:p>
          </table:table-cell>
          <table:table-cell office:value-type="float" office:value="-0.384038353" calcext:value-type="float">
            <text:p>-0.384038353</text:p>
          </table:table-cell>
          <table:table-cell table:formula="of:=[.A165]*[.A165]+[.B165]*[.B165]" office:value-type="float" office:value="8.25591204491956" calcext:value-type="float">
            <text:p>8.25591204491956</text:p>
          </table:table-cell>
        </table:table-row>
        <table:table-row table:style-name="ro1">
          <table:table-cell office:value-type="float" office:value="-2.41647254" calcext:value-type="float">
            <text:p>-2.41647254</text:p>
          </table:table-cell>
          <table:table-cell office:value-type="float" office:value="1.54661747" calcext:value-type="float">
            <text:p>1.54661747</text:p>
          </table:table-cell>
          <table:table-cell table:formula="of:=[.A166]*[.A166]+[.B166]*[.B166]" office:value-type="float" office:value="8.23136513508325" calcext:value-type="float">
            <text:p>8.23136513508325</text:p>
          </table:table-cell>
        </table:table-row>
        <table:table-row table:style-name="ro1">
          <table:table-cell office:value-type="float" office:value="-2.41647254" calcext:value-type="float">
            <text:p>-2.41647254</text:p>
          </table:table-cell>
          <table:table-cell office:value-type="float" office:value="-1.54661747" calcext:value-type="float">
            <text:p>-1.54661747</text:p>
          </table:table-cell>
          <table:table-cell table:formula="of:=[.A167]*[.A167]+[.B167]*[.B167]" office:value-type="float" office:value="8.23136513508325" calcext:value-type="float">
            <text:p>8.23136513508325</text:p>
          </table:table-cell>
        </table:table-row>
        <table:table-row table:style-name="ro1">
          <table:table-cell office:value-type="float" office:value="0.683837891" calcext:value-type="float">
            <text:p>0.683837891</text:p>
          </table:table-cell>
          <table:table-cell office:value-type="float" office:value="-2.78125" calcext:value-type="float">
            <text:p>-2.78125</text:p>
          </table:table-cell>
          <table:table-cell table:formula="of:=[.A168]*[.A168]+[.B168]*[.B168]" office:value-type="float" office:value="8.20298582366733" calcext:value-type="float">
            <text:p>8.20298582366733</text:p>
          </table:table-cell>
        </table:table-row>
        <table:table-row table:style-name="ro1">
          <table:table-cell office:value-type="float" office:value="-0.647115726" calcext:value-type="float">
            <text:p>-0.647115726</text:p>
          </table:table-cell>
          <table:table-cell office:value-type="float" office:value="2.76009899" calcext:value-type="float">
            <text:p>2.76009899</text:p>
          </table:table-cell>
          <table:table-cell table:formula="of:=[.A169]*[.A169]+[.B169]*[.B169]" office:value-type="float" office:value="8.03690519743553" calcext:value-type="float">
            <text:p>8.03690519743553</text:p>
          </table:table-cell>
        </table:table-row>
        <table:table-row table:style-name="ro1">
          <table:table-cell office:value-type="float" office:value="-0.647115543" calcext:value-type="float">
            <text:p>-0.647115543</text:p>
          </table:table-cell>
          <table:table-cell office:value-type="float" office:value="-2.76009891" calcext:value-type="float">
            <text:p>-2.76009891</text:p>
          </table:table-cell>
          <table:table-cell table:formula="of:=[.A170]*[.A170]+[.B170]*[.B170]" office:value-type="float" office:value="8.03690451897537" calcext:value-type="float">
            <text:p>8.03690451897537</text:p>
          </table:table-cell>
        </table:table-row>
        <table:table-row table:style-name="ro1">
          <table:table-cell office:value-type="float" office:value="-2.61965496" calcext:value-type="float">
            <text:p>-2.61965496</text:p>
          </table:table-cell>
          <table:table-cell office:value-type="float" office:value="-1.06089585" calcext:value-type="float">
            <text:p>-1.06089585</text:p>
          </table:table-cell>
          <table:table-cell table:formula="of:=[.A171]*[.A171]+[.B171]*[.B171]" office:value-type="float" office:value="7.98809211399982" calcext:value-type="float">
            <text:p>7.98809211399982</text:p>
          </table:table-cell>
        </table:table-row>
        <table:table-row table:style-name="ro1">
          <table:table-cell office:value-type="float" office:value="-2.61965496" calcext:value-type="float">
            <text:p>-2.61965496</text:p>
          </table:table-cell>
          <table:table-cell office:value-type="float" office:value="1.06089584" calcext:value-type="float">
            <text:p>1.06089584</text:p>
          </table:table-cell>
          <table:table-cell table:formula="of:=[.A172]*[.A172]+[.B172]*[.B172]" office:value-type="float" office:value="7.98809209278191" calcext:value-type="float">
            <text:p>7.98809209278191</text:p>
          </table:table-cell>
        </table:table-row>
        <table:table-row table:style-name="ro1">
          <table:table-cell office:value-type="float" office:value="-0.83816535" calcext:value-type="float">
            <text:p>-0.83816535</text:p>
          </table:table-cell>
          <table:table-cell office:value-type="float" office:value="-2.68743302" calcext:value-type="float">
            <text:p>-2.68743302</text:p>
          </table:table-cell>
          <table:table-cell table:formula="of:=[.A173]*[.A173]+[.B173]*[.B173]" office:value-type="float" office:value="7.92481739092694" calcext:value-type="float">
            <text:p>7.92481739092694</text:p>
          </table:table-cell>
        </table:table-row>
        <table:table-row table:style-name="ro1">
          <table:table-cell office:value-type="float" office:value="-0.838165346" calcext:value-type="float">
            <text:p>-0.838165346</text:p>
          </table:table-cell>
          <table:table-cell office:value-type="float" office:value="2.68743301" calcext:value-type="float">
            <text:p>2.68743301</text:p>
          </table:table-cell>
          <table:table-cell table:formula="of:=[.A174]*[.A174]+[.B174]*[.B174]" office:value-type="float" office:value="7.92481733047296" calcext:value-type="float">
            <text:p>7.92481733047296</text:p>
          </table:table-cell>
        </table:table-row>
        <table:table-row table:style-name="ro1">
          <table:table-cell office:value-type="float" office:value="2.40981974" calcext:value-type="float">
            <text:p>2.40981974</text:p>
          </table:table-cell>
          <table:table-cell office:value-type="float" office:value="1.44773391" calcext:value-type="float">
            <text:p>1.44773391</text:p>
          </table:table-cell>
          <table:table-cell table:formula="of:=[.A175]*[.A175]+[.B175]*[.B175]" office:value-type="float" office:value="7.90316465345756" calcext:value-type="float">
            <text:p>7.90316465345756</text:p>
          </table:table-cell>
        </table:table-row>
        <table:table-row table:style-name="ro1">
          <table:table-cell office:value-type="float" office:value="2.40981974" calcext:value-type="float">
            <text:p>2.40981974</text:p>
          </table:table-cell>
          <table:table-cell office:value-type="float" office:value="-1.44773391" calcext:value-type="float">
            <text:p>-1.44773391</text:p>
          </table:table-cell>
          <table:table-cell table:formula="of:=[.A176]*[.A176]+[.B176]*[.B176]" office:value-type="float" office:value="7.90316465345756" calcext:value-type="float">
            <text:p>7.90316465345756</text:p>
          </table:table-cell>
        </table:table-row>
        <table:table-row table:style-name="ro1">
          <table:table-cell office:value-type="float" office:value="-2.78347104" calcext:value-type="float">
            <text:p>-2.78347104</text:p>
          </table:table-cell>
          <table:table-cell office:value-type="float" office:value="-0.274696585" calcext:value-type="float">
            <text:p>-0.274696585</text:p>
          </table:table-cell>
          <table:table-cell table:formula="of:=[.A177]*[.A177]+[.B177]*[.B177]" office:value-type="float" office:value="7.82316924432934" calcext:value-type="float">
            <text:p>7.82316924432934</text:p>
          </table:table-cell>
        </table:table-row>
        <table:table-row table:style-name="ro1">
          <table:table-cell office:value-type="float" office:value="-2.78347103" calcext:value-type="float">
            <text:p>-2.78347103</text:p>
          </table:table-cell>
          <table:table-cell office:value-type="float" office:value="0.274696578" calcext:value-type="float">
            <text:p>0.274696578</text:p>
          </table:table-cell>
          <table:table-cell table:formula="of:=[.A178]*[.A178]+[.B178]*[.B178]" office:value-type="float" office:value="7.82316918481417" calcext:value-type="float">
            <text:p>7.82316918481417</text:p>
          </table:table-cell>
        </table:table-row>
        <table:table-row table:style-name="ro1">
          <table:table-cell office:value-type="float" office:value="1.38146195" calcext:value-type="float">
            <text:p>1.38146195</text:p>
          </table:table-cell>
          <table:table-cell office:value-type="float" office:value="2.42785996" calcext:value-type="float">
            <text:p>2.42785996</text:p>
          </table:table-cell>
          <table:table-cell table:formula="of:=[.A179]*[.A179]+[.B179]*[.B179]" office:value-type="float" office:value="7.80294110466901" calcext:value-type="float">
            <text:p>7.80294110466901</text:p>
          </table:table-cell>
        </table:table-row>
        <table:table-row table:style-name="ro1">
          <table:table-cell office:value-type="float" office:value="1.38146195" calcext:value-type="float">
            <text:p>1.38146195</text:p>
          </table:table-cell>
          <table:table-cell office:value-type="float" office:value="-2.42785996" calcext:value-type="float">
            <text:p>-2.42785996</text:p>
          </table:table-cell>
          <table:table-cell table:formula="of:=[.A180]*[.A180]+[.B180]*[.B180]" office:value-type="float" office:value="7.80294110466901" calcext:value-type="float">
            <text:p>7.80294110466901</text:p>
          </table:table-cell>
        </table:table-row>
        <table:table-row table:style-name="ro1">
          <table:table-cell office:value-type="float" office:value="2.64060371" calcext:value-type="float">
            <text:p>2.64060371</text:p>
          </table:table-cell>
          <table:table-cell office:value-type="float" office:value="0.735418421" calcext:value-type="float">
            <text:p>0.735418421</text:p>
          </table:table-cell>
          <table:table-cell table:formula="of:=[.A181]*[.A181]+[.B181]*[.B181]" office:value-type="float" office:value="7.5136282072119" calcext:value-type="float">
            <text:p>7.5136282072119</text:p>
          </table:table-cell>
        </table:table-row>
        <table:table-row table:style-name="ro1">
          <table:table-cell office:value-type="float" office:value="2.64060371" calcext:value-type="float">
            <text:p>2.64060371</text:p>
          </table:table-cell>
          <table:table-cell office:value-type="float" office:value="-0.735418421" calcext:value-type="float">
            <text:p>-0.735418421</text:p>
          </table:table-cell>
          <table:table-cell table:formula="of:=[.A182]*[.A182]+[.B182]*[.B182]" office:value-type="float" office:value="7.5136282072119" calcext:value-type="float">
            <text:p>7.5136282072119</text:p>
          </table:table-cell>
        </table:table-row>
        <table:table-row table:style-name="ro1">
          <table:table-cell office:value-type="float" office:value="-0.81719995" calcext:value-type="float">
            <text:p>-0.81719995</text:p>
          </table:table-cell>
          <table:table-cell office:value-type="float" office:value="-2.60211784" calcext:value-type="float">
            <text:p>-2.60211784</text:p>
          </table:table-cell>
          <table:table-cell table:formula="of:=[.A183]*[.A183]+[.B183]*[.B183]" office:value-type="float" office:value="7.43883301152627" calcext:value-type="float">
            <text:p>7.43883301152627</text:p>
          </table:table-cell>
        </table:table-row>
        <table:table-row table:style-name="ro1">
          <table:table-cell office:value-type="float" office:value="-0.00632493943" calcext:value-type="float">
            <text:p>-0.00632493943</text:p>
          </table:table-cell>
          <table:table-cell office:value-type="float" office:value="2.7255907" calcext:value-type="float">
            <text:p>2.7255907</text:p>
          </table:table-cell>
          <table:table-cell table:formula="of:=[.A184]*[.A184]+[.B184]*[.B184]" office:value-type="float" office:value="7.42888466878528" calcext:value-type="float">
            <text:p>7.42888466878528</text:p>
          </table:table-cell>
        </table:table-row>
        <table:table-row table:style-name="ro1">
          <table:table-cell office:value-type="float" office:value="-0.00632494036" calcext:value-type="float">
            <text:p>-0.00632494036</text:p>
          </table:table-cell>
          <table:table-cell office:value-type="float" office:value="-2.72559069" calcext:value-type="float">
            <text:p>-2.72559069</text:p>
          </table:table-cell>
          <table:table-cell table:formula="of:=[.A185]*[.A185]+[.B185]*[.B185]" office:value-type="float" office:value="7.42888461428524" calcext:value-type="float">
            <text:p>7.42888461428524</text:p>
          </table:table-cell>
        </table:table-row>
        <table:table-row table:style-name="ro1">
          <table:table-cell office:value-type="float" office:value="-2.70893674" calcext:value-type="float">
            <text:p>-2.70893674</text:p>
          </table:table-cell>
          <table:table-cell office:value-type="float" office:value="-0.252669681" calcext:value-type="float">
            <text:p>-0.252669681</text:p>
          </table:table-cell>
          <table:table-cell table:formula="of:=[.A186]*[.A186]+[.B186]*[.B186]" office:value-type="float" office:value="7.40218022901847" calcext:value-type="float">
            <text:p>7.40218022901847</text:p>
          </table:table-cell>
        </table:table-row>
        <table:table-row table:style-name="ro1">
          <table:table-cell office:value-type="float" office:value="-2.70893673" calcext:value-type="float">
            <text:p>-2.70893673</text:p>
          </table:table-cell>
          <table:table-cell office:value-type="float" office:value="0.25266968" calcext:value-type="float">
            <text:p>0.25266968</text:p>
          </table:table-cell>
          <table:table-cell table:formula="of:=[.A187]*[.A187]+[.B187]*[.B187]" office:value-type="float" office:value="7.4021801743344" calcext:value-type="float">
            <text:p>7.4021801743344</text:p>
          </table:table-cell>
        </table:table-row>
        <table:table-row table:style-name="ro1">
          <table:table-cell office:value-type="float" office:value="2.71780491" calcext:value-type="float">
            <text:p>2.71780491</text:p>
          </table:table-cell>
          <table:table-cell office:value-type="float" office:value="0" calcext:value-type="float">
            <text:p>0</text:p>
          </table:table-cell>
          <table:table-cell table:formula="of:=[.A188]*[.A188]+[.B188]*[.B188]" office:value-type="float" office:value="7.38646352882011" calcext:value-type="float">
            <text:p>7.38646352882011</text:p>
          </table:table-cell>
        </table:table-row>
        <table:table-row table:style-name="ro1">
          <table:table-cell office:value-type="float" office:value="1.54586147" calcext:value-type="float">
            <text:p>1.54586147</text:p>
          </table:table-cell>
          <table:table-cell office:value-type="float" office:value="2.23282218" calcext:value-type="float">
            <text:p>2.23282218</text:p>
          </table:table-cell>
          <table:table-cell table:formula="of:=[.A189]*[.A189]+[.B189]*[.B189]" office:value-type="float" office:value="7.37518257193051" calcext:value-type="float">
            <text:p>7.37518257193051</text:p>
          </table:table-cell>
        </table:table-row>
        <table:table-row table:style-name="ro1">
          <table:table-cell office:value-type="float" office:value="1.54586147" calcext:value-type="float">
            <text:p>1.54586147</text:p>
          </table:table-cell>
          <table:table-cell office:value-type="float" office:value="-2.23282218" calcext:value-type="float">
            <text:p>-2.23282218</text:p>
          </table:table-cell>
          <table:table-cell table:formula="of:=[.A190]*[.A190]+[.B190]*[.B190]" office:value-type="float" office:value="7.37518257193051" calcext:value-type="float">
            <text:p>7.37518257193051</text:p>
          </table:table-cell>
        </table:table-row>
        <table:table-row table:style-name="ro1">
          <table:table-cell office:value-type="float" office:value="-0.705343187" calcext:value-type="float">
            <text:p>-0.705343187</text:p>
          </table:table-cell>
          <table:table-cell office:value-type="float" office:value="-2.60545731" calcext:value-type="float">
            <text:p>-2.60545731</text:p>
          </table:table-cell>
          <table:table-cell table:formula="of:=[.A191]*[.A191]+[.B191]*[.B191]" office:value-type="float" office:value="7.28591680567975" calcext:value-type="float">
            <text:p>7.28591680567975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1" calcext:value-type="float">
            <text:p>-1</text:p>
          </table:table-cell>
          <table:table-cell table:formula="of:=[.A192]*[.A192]+[.B192]*[.B192]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-1.85497749" calcext:value-type="float">
            <text:p>-1.85497749</text:p>
          </table:table-cell>
          <table:table-cell office:value-type="float" office:value="1.94029931" calcext:value-type="float">
            <text:p>1.94029931</text:p>
          </table:table-cell>
          <table:table-cell table:formula="of:=[.A193]*[.A193]+[.B193]*[.B193]" office:value-type="float" office:value="7.20570290079318" calcext:value-type="float">
            <text:p>7.20570290079318</text:p>
          </table:table-cell>
        </table:table-row>
        <table:table-row table:style-name="ro1">
          <table:table-cell office:value-type="float" office:value="-1.85497749" calcext:value-type="float">
            <text:p>-1.85497749</text:p>
          </table:table-cell>
          <table:table-cell office:value-type="float" office:value="-1.94029931" calcext:value-type="float">
            <text:p>-1.94029931</text:p>
          </table:table-cell>
          <table:table-cell table:formula="of:=[.A194]*[.A194]+[.B194]*[.B194]" office:value-type="float" office:value="7.20570290079318" calcext:value-type="float">
            <text:p>7.20570290079318</text:p>
          </table:table-cell>
        </table:table-row>
        <table:table-row table:style-name="ro1">
          <table:table-cell office:value-type="float" office:value="-0.280558125" calcext:value-type="float">
            <text:p>-0.280558125</text:p>
          </table:table-cell>
          <table:table-cell office:value-type="float" office:value="2.6567992" calcext:value-type="float">
            <text:p>2.6567992</text:p>
          </table:table-cell>
          <table:table-cell table:formula="of:=[.A195]*[.A195]+[.B195]*[.B195]" office:value-type="float" office:value="7.13729485062416" calcext:value-type="float">
            <text:p>7.13729485062416</text:p>
          </table:table-cell>
        </table:table-row>
        <table:table-row table:style-name="ro1">
          <table:table-cell office:value-type="float" office:value="-0.280558125" calcext:value-type="float">
            <text:p>-0.280558125</text:p>
          </table:table-cell>
          <table:table-cell office:value-type="float" office:value="-2.6567992" calcext:value-type="float">
            <text:p>-2.6567992</text:p>
          </table:table-cell>
          <table:table-cell table:formula="of:=[.A196]*[.A196]+[.B196]*[.B196]" office:value-type="float" office:value="7.13729485062416" calcext:value-type="float">
            <text:p>7.13729485062416</text:p>
          </table:table-cell>
        </table:table-row>
        <table:table-row table:style-name="ro1">
          <table:table-cell office:value-type="float" office:value="0.85739161" calcext:value-type="float">
            <text:p>0.85739161</text:p>
          </table:table-cell>
          <table:table-cell office:value-type="float" office:value="2.52840909" calcext:value-type="float">
            <text:p>2.52840909</text:p>
          </table:table-cell>
          <table:table-cell table:formula="of:=[.A197]*[.A197]+[.B197]*[.B197]" office:value-type="float" office:value="7.12797289929302" calcext:value-type="float">
            <text:p>7.12797289929302</text:p>
          </table:table-cell>
        </table:table-row>
        <table:table-row table:style-name="ro1">
          <table:table-cell office:value-type="float" office:value="0.85739161" calcext:value-type="float">
            <text:p>0.85739161</text:p>
          </table:table-cell>
          <table:table-cell office:value-type="float" office:value="-2.52840909" calcext:value-type="float">
            <text:p>-2.52840909</text:p>
          </table:table-cell>
          <table:table-cell table:formula="of:=[.A198]*[.A198]+[.B198]*[.B198]" office:value-type="float" office:value="7.12797289929302" calcext:value-type="float">
            <text:p>7.1279728992930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909090909" calcext:value-type="float">
            <text:p>0.909090909</text:p>
          </table:table-cell>
          <table:table-cell table:formula="of:=[.A199]*[.A199]+[.B199]*[.B199]" office:value-type="float" office:value="7.07644628082645" calcext:value-type="float">
            <text:p>7.07644628082645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909090909" calcext:value-type="float">
            <text:p>-0.909090909</text:p>
          </table:table-cell>
          <table:table-cell table:formula="of:=[.A200]*[.A200]+[.B200]*[.B200]" office:value-type="float" office:value="7.07644628082645" calcext:value-type="float">
            <text:p>7.07644628082645</text:p>
          </table:table-cell>
        </table:table-row>
        <table:table-row table:style-name="ro1">
          <table:table-cell office:value-type="float" office:value="-0.190868197" calcext:value-type="float">
            <text:p>-0.190868197</text:p>
          </table:table-cell>
          <table:table-cell office:value-type="float" office:value="2.65123135" calcext:value-type="float">
            <text:p>2.65123135</text:p>
          </table:table-cell>
          <table:table-cell table:formula="of:=[.A201]*[.A201]+[.B201]*[.B201]" office:value-type="float" office:value="7.06545833984885" calcext:value-type="float">
            <text:p>7.06545833984885</text:p>
          </table:table-cell>
        </table:table-row>
        <table:table-row table:style-name="ro1">
          <table:table-cell office:value-type="float" office:value="-0.190868191" calcext:value-type="float">
            <text:p>-0.190868191</text:p>
          </table:table-cell>
          <table:table-cell office:value-type="float" office:value="-2.65123132" calcext:value-type="float">
            <text:p>-2.65123132</text:p>
          </table:table-cell>
          <table:table-cell table:formula="of:=[.A202]*[.A202]+[.B202]*[.B202]" office:value-type="float" office:value="7.06545817848456" calcext:value-type="float">
            <text:p>7.06545817848456</text:p>
          </table:table-cell>
        </table:table-row>
        <table:table-row table:style-name="ro1">
          <table:table-cell office:value-type="float" office:value="-2.33316756" calcext:value-type="float">
            <text:p>-2.33316756</text:p>
          </table:table-cell>
          <table:table-cell office:value-type="float" office:value="1.27123149" calcext:value-type="float">
            <text:p>1.27123149</text:p>
          </table:table-cell>
          <table:table-cell table:formula="of:=[.A203]*[.A203]+[.B203]*[.B203]" office:value-type="float" office:value="7.05970036420397" calcext:value-type="float">
            <text:p>7.05970036420397</text:p>
          </table:table-cell>
        </table:table-row>
        <table:table-row table:style-name="ro1">
          <table:table-cell office:value-type="float" office:value="-2.33316756" calcext:value-type="float">
            <text:p>-2.33316756</text:p>
          </table:table-cell>
          <table:table-cell office:value-type="float" office:value="-1.27123149" calcext:value-type="float">
            <text:p>-1.27123149</text:p>
          </table:table-cell>
          <table:table-cell table:formula="of:=[.A204]*[.A204]+[.B204]*[.B204]" office:value-type="float" office:value="7.05970036420397" calcext:value-type="float">
            <text:p>7.05970036420397</text:p>
          </table:table-cell>
        </table:table-row>
        <table:table-row table:style-name="ro1">
          <table:table-cell office:value-type="float" office:value="2.65612226" calcext:value-type="float">
            <text:p>2.65612226</text:p>
          </table:table-cell>
          <table:table-cell office:value-type="float" office:value="0.00886672456" calcext:value-type="float">
            <text:p>0.00886672456</text:p>
          </table:table-cell>
          <table:table-cell table:formula="of:=[.A205]*[.A205]+[.B205]*[.B205]" office:value-type="float" office:value="7.05506407887193" calcext:value-type="float">
            <text:p>7.05506407887193</text:p>
          </table:table-cell>
        </table:table-row>
        <table:table-row table:style-name="ro1">
          <table:table-cell office:value-type="float" office:value="2.65612225" calcext:value-type="float">
            <text:p>2.65612225</text:p>
          </table:table-cell>
          <table:table-cell office:value-type="float" office:value="-0.00886672782" calcext:value-type="float">
            <text:p>-0.00886672782</text:p>
          </table:table-cell>
          <table:table-cell table:formula="of:=[.A206]*[.A206]+[.B206]*[.B206]" office:value-type="float" office:value="7.0550640258073" calcext:value-type="float">
            <text:p>7.0550640258073</text:p>
          </table:table-cell>
        </table:table-row>
        <table:table-row table:style-name="ro1">
          <table:table-cell office:value-type="float" office:value="0.612694228" calcext:value-type="float">
            <text:p>0.612694228</text:p>
          </table:table-cell>
          <table:table-cell office:value-type="float" office:value="2.56037839" calcext:value-type="float">
            <text:p>2.56037839</text:p>
          </table:table-cell>
          <table:table-cell table:formula="of:=[.A207]*[.A207]+[.B207]*[.B207]" office:value-type="float" office:value="6.93093171700351" calcext:value-type="float">
            <text:p>6.93093171700351</text:p>
          </table:table-cell>
        </table:table-row>
        <table:table-row table:style-name="ro1">
          <table:table-cell office:value-type="float" office:value="0.612694227" calcext:value-type="float">
            <text:p>0.612694227</text:p>
          </table:table-cell>
          <table:table-cell office:value-type="float" office:value="-2.56037839" calcext:value-type="float">
            <text:p>-2.56037839</text:p>
          </table:table-cell>
          <table:table-cell table:formula="of:=[.A208]*[.A208]+[.B208]*[.B208]" office:value-type="float" office:value="6.93093171577812" calcext:value-type="float">
            <text:p>6.9309317157781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818181818" calcext:value-type="float">
            <text:p>0.818181818</text:p>
          </table:table-cell>
          <table:table-cell table:formula="of:=[.A209]*[.A209]+[.B209]*[.B209]" office:value-type="float" office:value="6.91942148730579" calcext:value-type="float">
            <text:p>6.9194214873057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818181818" calcext:value-type="float">
            <text:p>-0.818181818</text:p>
          </table:table-cell>
          <table:table-cell table:formula="of:=[.A210]*[.A210]+[.B210]*[.B210]" office:value-type="float" office:value="6.91942148730579" calcext:value-type="float">
            <text:p>6.91942148730579</text:p>
          </table:table-cell>
        </table:table-row>
        <table:table-row table:style-name="ro1">
          <table:table-cell office:value-type="float" office:value="-2.30336054" calcext:value-type="float">
            <text:p>-2.30336054</text:p>
          </table:table-cell>
          <table:table-cell office:value-type="float" office:value="-1.2560875" calcext:value-type="float">
            <text:p>-1.2560875</text:p>
          </table:table-cell>
          <table:table-cell table:formula="of:=[.A211]*[.A211]+[.B211]*[.B211]" office:value-type="float" office:value="6.88322558488534" calcext:value-type="float">
            <text:p>6.88322558488534</text:p>
          </table:table-cell>
        </table:table-row>
        <table:table-row table:style-name="ro1">
          <table:table-cell office:value-type="float" office:value="-2.30336052" calcext:value-type="float">
            <text:p>-2.30336052</text:p>
          </table:table-cell>
          <table:table-cell office:value-type="float" office:value="1.25608747" calcext:value-type="float">
            <text:p>1.25608747</text:p>
          </table:table-cell>
          <table:table-cell table:formula="of:=[.A212]*[.A212]+[.B212]*[.B212]" office:value-type="float" office:value="6.88322541738567" calcext:value-type="float">
            <text:p>6.88322541738567</text:p>
          </table:table-cell>
        </table:table-row>
        <table:table-row table:style-name="ro1">
          <table:table-cell office:value-type="float" office:value="-0.119672716" calcext:value-type="float">
            <text:p>-0.119672716</text:p>
          </table:table-cell>
          <table:table-cell office:value-type="float" office:value="-2.61122131" calcext:value-type="float">
            <text:p>-2.61122131</text:p>
          </table:table-cell>
          <table:table-cell table:formula="of:=[.A213]*[.A213]+[.B213]*[.B213]" office:value-type="float" office:value="6.83279828875293" calcext:value-type="float">
            <text:p>6.83279828875293</text:p>
          </table:table-cell>
        </table:table-row>
        <table:table-row table:style-name="ro1">
          <table:table-cell office:value-type="float" office:value="-2.44548086" calcext:value-type="float">
            <text:p>-2.44548086</text:p>
          </table:table-cell>
          <table:table-cell office:value-type="float" office:value="-0.921217905" calcext:value-type="float">
            <text:p>-0.921217905</text:p>
          </table:table-cell>
          <table:table-cell table:formula="of:=[.A214]*[.A214]+[.B214]*[.B214]" office:value-type="float" office:value="6.82901906511893" calcext:value-type="float">
            <text:p>6.82901906511893</text:p>
          </table:table-cell>
        </table:table-row>
        <table:table-row table:style-name="ro1">
          <table:table-cell office:value-type="float" office:value="-2.44548086" calcext:value-type="float">
            <text:p>-2.44548086</text:p>
          </table:table-cell>
          <table:table-cell office:value-type="float" office:value="0.9212179" calcext:value-type="float">
            <text:p>0.9212179</text:p>
          </table:table-cell>
          <table:table-cell table:formula="of:=[.A215]*[.A215]+[.B215]*[.B215]" office:value-type="float" office:value="6.82901905590675" calcext:value-type="float">
            <text:p>6.82901905590675</text:p>
          </table:table-cell>
        </table:table-row>
        <table:table-row table:style-name="ro1">
          <table:table-cell office:value-type="float" office:value="-2.50490655" calcext:value-type="float">
            <text:p>-2.50490655</text:p>
          </table:table-cell>
          <table:table-cell office:value-type="float" office:value="0.740331964" calcext:value-type="float">
            <text:p>0.740331964</text:p>
          </table:table-cell>
          <table:table-cell table:formula="of:=[.A216]*[.A216]+[.B216]*[.B216]" office:value-type="float" office:value="6.822648241153" calcext:value-type="float">
            <text:p>6.822648241153</text:p>
          </table:table-cell>
        </table:table-row>
        <table:table-row table:style-name="ro1">
          <table:table-cell office:value-type="float" office:value="-2.50490655" calcext:value-type="float">
            <text:p>-2.50490655</text:p>
          </table:table-cell>
          <table:table-cell office:value-type="float" office:value="-0.740331964" calcext:value-type="float">
            <text:p>-0.740331964</text:p>
          </table:table-cell>
          <table:table-cell table:formula="of:=[.A217]*[.A217]+[.B217]*[.B217]" office:value-type="float" office:value="6.822648241153" calcext:value-type="float">
            <text:p>6.822648241153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727272727" calcext:value-type="float">
            <text:p>0.727272727</text:p>
          </table:table-cell>
          <table:table-cell table:formula="of:=[.A218]*[.A218]+[.B218]*[.B218]" office:value-type="float" office:value="6.77892561943802" calcext:value-type="float">
            <text:p>6.7789256194380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727272727" calcext:value-type="float">
            <text:p>-0.727272727</text:p>
          </table:table-cell>
          <table:table-cell table:formula="of:=[.A219]*[.A219]+[.B219]*[.B219]" office:value-type="float" office:value="6.77892561943802" calcext:value-type="float">
            <text:p>6.77892561943802</text:p>
          </table:table-cell>
        </table:table-row>
        <table:table-row table:style-name="ro1">
          <table:table-cell office:value-type="float" office:value="2.38268291" calcext:value-type="float">
            <text:p>2.38268291</text:p>
          </table:table-cell>
          <table:table-cell office:value-type="float" office:value="1.02587425" calcext:value-type="float">
            <text:p>1.02587425</text:p>
          </table:table-cell>
          <table:table-cell table:formula="of:=[.A220]*[.A220]+[.B220]*[.B220]" office:value-type="float" office:value="6.72959582641913" calcext:value-type="float">
            <text:p>6.72959582641913</text:p>
          </table:table-cell>
        </table:table-row>
        <table:table-row table:style-name="ro1">
          <table:table-cell office:value-type="float" office:value="2.38268291" calcext:value-type="float">
            <text:p>2.38268291</text:p>
          </table:table-cell>
          <table:table-cell office:value-type="float" office:value="-1.02587425" calcext:value-type="float">
            <text:p>-1.02587425</text:p>
          </table:table-cell>
          <table:table-cell table:formula="of:=[.A221]*[.A221]+[.B221]*[.B221]" office:value-type="float" office:value="6.72959582641913" calcext:value-type="float">
            <text:p>6.72959582641913</text:p>
          </table:table-cell>
        </table:table-row>
        <table:table-row table:style-name="ro1">
          <table:table-cell office:value-type="float" office:value="2.59243563" calcext:value-type="float">
            <text:p>2.59243563</text:p>
          </table:table-cell>
          <table:table-cell office:value-type="float" office:value="0.0730980476" calcext:value-type="float">
            <text:p>0.0730980476</text:p>
          </table:table-cell>
          <table:table-cell table:formula="of:=[.A222]*[.A222]+[.B222]*[.B222]" office:value-type="float" office:value="6.72606582025643" calcext:value-type="float">
            <text:p>6.72606582025643</text:p>
          </table:table-cell>
        </table:table-row>
        <table:table-row table:style-name="ro1">
          <table:table-cell office:value-type="float" office:value="2.59243562" calcext:value-type="float">
            <text:p>2.59243562</text:p>
          </table:table-cell>
          <table:table-cell office:value-type="float" office:value="-0.0730980437" calcext:value-type="float">
            <text:p>-0.0730980437</text:p>
          </table:table-cell>
          <table:table-cell table:formula="of:=[.A223]*[.A223]+[.B223]*[.B223]" office:value-type="float" office:value="6.72606576783755" calcext:value-type="float">
            <text:p>6.72606576783755</text:p>
          </table:table-cell>
        </table:table-row>
        <table:table-row table:style-name="ro1">
          <table:table-cell office:value-type="float" office:value="0.391601563" calcext:value-type="float">
            <text:p>0.391601563</text:p>
          </table:table-cell>
          <table:table-cell office:value-type="float" office:value="-2.5625" calcext:value-type="float">
            <text:p>-2.5625</text:p>
          </table:table-cell>
          <table:table-cell table:formula="of:=[.A224]*[.A224]+[.B224]*[.B224]" office:value-type="float" office:value="6.71975803414404" calcext:value-type="float">
            <text:p>6.71975803414404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1" calcext:value-type="float">
            <text:p>-1</text:p>
          </table:table-cell>
          <table:table-cell table:formula="of:=[.A225]*[.A225]+[.B225]*[.B225]" office:value-type="float" office:value="6.715087890625" calcext:value-type="float">
            <text:p>6.715087890625</text:p>
          </table:table-cell>
        </table:table-row>
        <table:table-row table:style-name="ro1">
          <table:table-cell office:value-type="float" office:value="-1.9232771" calcext:value-type="float">
            <text:p>-1.9232771</text:p>
          </table:table-cell>
          <table:table-cell office:value-type="float" office:value="-1.73476504" calcext:value-type="float">
            <text:p>-1.73476504</text:p>
          </table:table-cell>
          <table:table-cell table:formula="of:=[.A226]*[.A226]+[.B226]*[.B226]" office:value-type="float" office:value="6.70840454739061" calcext:value-type="float">
            <text:p>6.70840454739061</text:p>
          </table:table-cell>
        </table:table-row>
        <table:table-row table:style-name="ro1">
          <table:table-cell office:value-type="float" office:value="-1.63212238" calcext:value-type="float">
            <text:p>-1.63212238</text:p>
          </table:table-cell>
          <table:table-cell office:value-type="float" office:value="-1.9986268" calcext:value-type="float">
            <text:p>-1.9986268</text:p>
          </table:table-cell>
          <table:table-cell table:formula="of:=[.A227]*[.A227]+[.B227]*[.B227]" office:value-type="float" office:value="6.65833254897511" calcext:value-type="float">
            <text:p>6.65833254897511</text:p>
          </table:table-cell>
        </table:table-row>
        <table:table-row table:style-name="ro1">
          <table:table-cell office:value-type="float" office:value="-1.63212268" calcext:value-type="float">
            <text:p>-1.63212268</text:p>
          </table:table-cell>
          <table:table-cell office:value-type="float" office:value="1.99862654" calcext:value-type="float">
            <text:p>1.99862654</text:p>
          </table:table-cell>
          <table:table-cell table:formula="of:=[.A228]*[.A228]+[.B228]*[.B228]" office:value-type="float" office:value="6.65833248896275" calcext:value-type="float">
            <text:p>6.65833248896275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636363636" calcext:value-type="float">
            <text:p>0.636363636</text:p>
          </table:table-cell>
          <table:table-cell table:formula="of:=[.A229]*[.A229]+[.B229]*[.B229]" office:value-type="float" office:value="6.65495867722314" calcext:value-type="float">
            <text:p>6.65495867722314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636363636" calcext:value-type="float">
            <text:p>-0.636363636</text:p>
          </table:table-cell>
          <table:table-cell table:formula="of:=[.A230]*[.A230]+[.B230]*[.B230]" office:value-type="float" office:value="6.65495867722314" calcext:value-type="float">
            <text:p>6.65495867722314</text:p>
          </table:table-cell>
        </table:table-row>
        <table:table-row table:style-name="ro1">
          <table:table-cell office:value-type="float" office:value="-2.50895795" calcext:value-type="float">
            <text:p>-2.50895795</text:p>
          </table:table-cell>
          <table:table-cell office:value-type="float" office:value="0.526986687" calcext:value-type="float">
            <text:p>0.526986687</text:p>
          </table:table-cell>
          <table:table-cell table:formula="of:=[.A231]*[.A231]+[.B231]*[.B231]" office:value-type="float" office:value="6.57258496314344" calcext:value-type="float">
            <text:p>6.57258496314344</text:p>
          </table:table-cell>
        </table:table-row>
        <table:table-row table:style-name="ro1">
          <table:table-cell office:value-type="float" office:value="-2.50895795" calcext:value-type="float">
            <text:p>-2.50895795</text:p>
          </table:table-cell>
          <table:table-cell office:value-type="float" office:value="-0.526986687" calcext:value-type="float">
            <text:p>-0.526986687</text:p>
          </table:table-cell>
          <table:table-cell table:formula="of:=[.A232]*[.A232]+[.B232]*[.B232]" office:value-type="float" office:value="6.57258496314344" calcext:value-type="float">
            <text:p>6.57258496314344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545454545" calcext:value-type="float">
            <text:p>0.545454545</text:p>
          </table:table-cell>
          <table:table-cell table:formula="of:=[.A233]*[.A233]+[.B233]*[.B233]" office:value-type="float" office:value="6.54752066066116" calcext:value-type="float">
            <text:p>6.54752066066116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545454545" calcext:value-type="float">
            <text:p>-0.545454545</text:p>
          </table:table-cell>
          <table:table-cell table:formula="of:=[.A234]*[.A234]+[.B234]*[.B234]" office:value-type="float" office:value="6.54752066066116" calcext:value-type="float">
            <text:p>6.54752066066116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909090909" calcext:value-type="float">
            <text:p>0.909090909</text:p>
          </table:table-cell>
          <table:table-cell table:formula="of:=[.A235]*[.A235]+[.B235]*[.B235]" office:value-type="float" office:value="6.54153417145145" calcext:value-type="float">
            <text:p>6.54153417145145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909090909" calcext:value-type="float">
            <text:p>-0.909090909</text:p>
          </table:table-cell>
          <table:table-cell table:formula="of:=[.A236]*[.A236]+[.B236]*[.B236]" office:value-type="float" office:value="6.54153417145145" calcext:value-type="float">
            <text:p>6.54153417145145</text:p>
          </table:table-cell>
        </table:table-row>
        <table:table-row table:style-name="ro1">
          <table:table-cell office:value-type="float" office:value="-0.961150126" calcext:value-type="float">
            <text:p>-0.961150126</text:p>
          </table:table-cell>
          <table:table-cell office:value-type="float" office:value="2.36940861" calcext:value-type="float">
            <text:p>2.36940861</text:p>
          </table:table-cell>
          <table:table-cell table:formula="of:=[.A237]*[.A237]+[.B237]*[.B237]" office:value-type="float" office:value="6.53790672585195" calcext:value-type="float">
            <text:p>6.53790672585195</text:p>
          </table:table-cell>
        </table:table-row>
        <table:table-row table:style-name="ro1">
          <table:table-cell office:value-type="float" office:value="-0.961150126" calcext:value-type="float">
            <text:p>-0.961150126</text:p>
          </table:table-cell>
          <table:table-cell office:value-type="float" office:value="-2.36940861" calcext:value-type="float">
            <text:p>-2.36940861</text:p>
          </table:table-cell>
          <table:table-cell table:formula="of:=[.A238]*[.A238]+[.B238]*[.B238]" office:value-type="float" office:value="6.53790672585195" calcext:value-type="float">
            <text:p>6.53790672585195</text:p>
          </table:table-cell>
        </table:table-row>
        <table:table-row table:style-name="ro1">
          <table:table-cell office:value-type="float" office:value="-2.52178279" calcext:value-type="float">
            <text:p>-2.52178279</text:p>
          </table:table-cell>
          <table:table-cell office:value-type="float" office:value="0.326821594" calcext:value-type="float">
            <text:p>0.326821594</text:p>
          </table:table-cell>
          <table:table-cell table:formula="of:=[.A239]*[.A239]+[.B239]*[.B239]" office:value-type="float" office:value="6.46620079424489" calcext:value-type="float">
            <text:p>6.46620079424489</text:p>
          </table:table-cell>
        </table:table-row>
        <table:table-row table:style-name="ro1">
          <table:table-cell office:value-type="float" office:value="-2.52178279" calcext:value-type="float">
            <text:p>-2.52178279</text:p>
          </table:table-cell>
          <table:table-cell office:value-type="float" office:value="-0.326821594" calcext:value-type="float">
            <text:p>-0.326821594</text:p>
          </table:table-cell>
          <table:table-cell table:formula="of:=[.A240]*[.A240]+[.B240]*[.B240]" office:value-type="float" office:value="6.46620079424489" calcext:value-type="float">
            <text:p>6.4662007942448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454545455" calcext:value-type="float">
            <text:p>0.454545455</text:p>
          </table:table-cell>
          <table:table-cell table:formula="of:=[.A241]*[.A241]+[.B241]*[.B241]" office:value-type="float" office:value="6.45661157066116" calcext:value-type="float">
            <text:p>6.45661157066116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454545455" calcext:value-type="float">
            <text:p>-0.454545455</text:p>
          </table:table-cell>
          <table:table-cell table:formula="of:=[.A242]*[.A242]+[.B242]*[.B242]" office:value-type="float" office:value="6.45661157066116" calcext:value-type="float">
            <text:p>6.45661157066116</text:p>
          </table:table-cell>
        </table:table-row>
        <table:table-row table:style-name="ro1">
          <table:table-cell office:value-type="float" office:value="-0.772651453" calcext:value-type="float">
            <text:p>-0.772651453</text:p>
          </table:table-cell>
          <table:table-cell office:value-type="float" office:value="-2.41852747" calcext:value-type="float">
            <text:p>-2.41852747</text:p>
          </table:table-cell>
          <table:table-cell table:formula="of:=[.A243]*[.A243]+[.B243]*[.B243]" office:value-type="float" office:value="6.44626539096761" calcext:value-type="float">
            <text:p>6.44626539096761</text:p>
          </table:table-cell>
        </table:table-row>
        <table:table-row table:style-name="ro1">
          <table:table-cell office:value-type="float" office:value="-0.772651452" calcext:value-type="float">
            <text:p>-0.772651452</text:p>
          </table:table-cell>
          <table:table-cell office:value-type="float" office:value="2.41852747" calcext:value-type="float">
            <text:p>2.41852747</text:p>
          </table:table-cell>
          <table:table-cell table:formula="of:=[.A244]*[.A244]+[.B244]*[.B244]" office:value-type="float" office:value="6.44626538942231" calcext:value-type="float">
            <text:p>6.44626538942231</text:p>
          </table:table-cell>
        </table:table-row>
        <table:table-row table:style-name="ro1">
          <table:table-cell office:value-type="float" office:value="-0.749133851" calcext:value-type="float">
            <text:p>-0.749133851</text:p>
          </table:table-cell>
          <table:table-cell office:value-type="float" office:value="2.41760163" calcext:value-type="float">
            <text:p>2.41760163</text:p>
          </table:table-cell>
          <table:table-cell table:formula="of:=[.A245]*[.A245]+[.B245]*[.B245]" office:value-type="float" office:value="6.40599916809275" calcext:value-type="float">
            <text:p>6.40599916809275</text:p>
          </table:table-cell>
        </table:table-row>
        <table:table-row table:style-name="ro1">
          <table:table-cell office:value-type="float" office:value="-0.749133851" calcext:value-type="float">
            <text:p>-0.749133851</text:p>
          </table:table-cell>
          <table:table-cell office:value-type="float" office:value="-2.41760163" calcext:value-type="float">
            <text:p>-2.41760163</text:p>
          </table:table-cell>
          <table:table-cell table:formula="of:=[.A246]*[.A246]+[.B246]*[.B246]" office:value-type="float" office:value="6.40599916809275" calcext:value-type="float">
            <text:p>6.40599916809275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818181818" calcext:value-type="float">
            <text:p>0.818181818</text:p>
          </table:table-cell>
          <table:table-cell table:formula="of:=[.A247]*[.A247]+[.B247]*[.B247]" office:value-type="float" office:value="6.38450937793079" calcext:value-type="float">
            <text:p>6.38450937793079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818181818" calcext:value-type="float">
            <text:p>-0.818181818</text:p>
          </table:table-cell>
          <table:table-cell table:formula="of:=[.A248]*[.A248]+[.B248]*[.B248]" office:value-type="float" office:value="6.38450937793079" calcext:value-type="float">
            <text:p>6.3845093779307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363636364" calcext:value-type="float">
            <text:p>0.363636364</text:p>
          </table:table-cell>
          <table:table-cell table:formula="of:=[.A249]*[.A249]+[.B249]*[.B249]" office:value-type="float" office:value="6.38223140522314" calcext:value-type="float">
            <text:p>6.38223140522314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363636364" calcext:value-type="float">
            <text:p>-0.363636364</text:p>
          </table:table-cell>
          <table:table-cell table:formula="of:=[.A250]*[.A250]+[.B250]*[.B250]" office:value-type="float" office:value="6.38223140522314" calcext:value-type="float">
            <text:p>6.38223140522314</text:p>
          </table:table-cell>
        </table:table-row>
        <table:table-row table:style-name="ro1">
          <table:table-cell office:value-type="float" office:value="-1.15911414" calcext:value-type="float">
            <text:p>-1.15911414</text:p>
          </table:table-cell>
          <table:table-cell office:value-type="float" office:value="2.24163403" calcext:value-type="float">
            <text:p>2.24163403</text:p>
          </table:table-cell>
          <table:table-cell table:formula="of:=[.A251]*[.A251]+[.B251]*[.B251]" office:value-type="float" office:value="6.36846871400198" calcext:value-type="float">
            <text:p>6.36846871400198</text:p>
          </table:table-cell>
        </table:table-row>
        <table:table-row table:style-name="ro1">
          <table:table-cell office:value-type="float" office:value="-1.15911414" calcext:value-type="float">
            <text:p>-1.15911414</text:p>
          </table:table-cell>
          <table:table-cell office:value-type="float" office:value="-2.24163403" calcext:value-type="float">
            <text:p>-2.24163403</text:p>
          </table:table-cell>
          <table:table-cell table:formula="of:=[.A252]*[.A252]+[.B252]*[.B252]" office:value-type="float" office:value="6.36846871400198" calcext:value-type="float">
            <text:p>6.36846871400198</text:p>
          </table:table-cell>
        </table:table-row>
        <table:table-row table:style-name="ro1">
          <table:table-cell office:value-type="float" office:value="-1.63063319" calcext:value-type="float">
            <text:p>-1.63063319</text:p>
          </table:table-cell>
          <table:table-cell office:value-type="float" office:value="1.92539352" calcext:value-type="float">
            <text:p>1.92539352</text:p>
          </table:table-cell>
          <table:table-cell table:formula="of:=[.A253]*[.A253]+[.B253]*[.B253]" office:value-type="float" office:value="6.36610480718757" calcext:value-type="float">
            <text:p>6.36610480718757</text:p>
          </table:table-cell>
        </table:table-row>
        <table:table-row table:style-name="ro1">
          <table:table-cell office:value-type="float" office:value="-1.63063319" calcext:value-type="float">
            <text:p>-1.63063319</text:p>
          </table:table-cell>
          <table:table-cell office:value-type="float" office:value="-1.92539352" calcext:value-type="float">
            <text:p>-1.92539352</text:p>
          </table:table-cell>
          <table:table-cell table:formula="of:=[.A254]*[.A254]+[.B254]*[.B254]" office:value-type="float" office:value="6.36610480718757" calcext:value-type="float">
            <text:p>6.36610480718757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272727273" calcext:value-type="float">
            <text:p>0.272727273</text:p>
          </table:table-cell>
          <table:table-cell table:formula="of:=[.A255]*[.A255]+[.B255]*[.B255]" office:value-type="float" office:value="6.32438016543802" calcext:value-type="float">
            <text:p>6.3243801654380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272727273" calcext:value-type="float">
            <text:p>-0.272727273</text:p>
          </table:table-cell>
          <table:table-cell table:formula="of:=[.A256]*[.A256]+[.B256]*[.B256]" office:value-type="float" office:value="6.32438016543802" calcext:value-type="float">
            <text:p>6.32438016543802</text:p>
          </table:table-cell>
        </table:table-row>
        <table:table-row table:style-name="ro1">
          <table:table-cell office:value-type="float" office:value="2.50866044" calcext:value-type="float">
            <text:p>2.50866044</text:p>
          </table:table-cell>
          <table:table-cell office:value-type="float" office:value="0.150278135" calcext:value-type="float">
            <text:p>0.150278135</text:p>
          </table:table-cell>
          <table:table-cell table:formula="of:=[.A257]*[.A257]+[.B257]*[.B257]" office:value-type="float" office:value="6.31596072108007" calcext:value-type="float">
            <text:p>6.31596072108007</text:p>
          </table:table-cell>
        </table:table-row>
        <table:table-row table:style-name="ro1">
          <table:table-cell office:value-type="float" office:value="2.50866043" calcext:value-type="float">
            <text:p>2.50866043</text:p>
          </table:table-cell>
          <table:table-cell office:value-type="float" office:value="-0.15027815" calcext:value-type="float">
            <text:p>-0.15027815</text:p>
          </table:table-cell>
          <table:table-cell table:formula="of:=[.A258]*[.A258]+[.B258]*[.B258]" office:value-type="float" office:value="6.31596067541521" calcext:value-type="float">
            <text:p>6.31596067541521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181818182" calcext:value-type="float">
            <text:p>0.181818182</text:p>
          </table:table-cell>
          <table:table-cell table:formula="of:=[.A259]*[.A259]+[.B259]*[.B259]" office:value-type="float" office:value="6.28305785130579" calcext:value-type="float">
            <text:p>6.2830578513057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181818182" calcext:value-type="float">
            <text:p>-0.181818182</text:p>
          </table:table-cell>
          <table:table-cell table:formula="of:=[.A260]*[.A260]+[.B260]*[.B260]" office:value-type="float" office:value="6.28305785130579" calcext:value-type="float">
            <text:p>6.28305785130579</text:p>
          </table:table-cell>
        </table:table-row>
        <table:table-row table:style-name="ro1">
          <table:table-cell office:value-type="float" office:value="-1.20775756" calcext:value-type="float">
            <text:p>-1.20775756</text:p>
          </table:table-cell>
          <table:table-cell office:value-type="float" office:value="2.19235575" calcext:value-type="float">
            <text:p>2.19235575</text:p>
          </table:table-cell>
          <table:table-cell table:formula="of:=[.A261]*[.A261]+[.B261]*[.B261]" office:value-type="float" office:value="6.26510205829522" calcext:value-type="float">
            <text:p>6.26510205829522</text:p>
          </table:table-cell>
        </table:table-row>
        <table:table-row table:style-name="ro1">
          <table:table-cell office:value-type="float" office:value="-1.20775756" calcext:value-type="float">
            <text:p>-1.20775756</text:p>
          </table:table-cell>
          <table:table-cell office:value-type="float" office:value="-2.19235575" calcext:value-type="float">
            <text:p>-2.19235575</text:p>
          </table:table-cell>
          <table:table-cell table:formula="of:=[.A262]*[.A262]+[.B262]*[.B262]" office:value-type="float" office:value="6.26510205829522" calcext:value-type="float">
            <text:p>6.2651020582952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909090908" calcext:value-type="float">
            <text:p>0.0909090908</text:p>
          </table:table-cell>
          <table:table-cell table:formula="of:=[.A263]*[.A263]+[.B263]*[.B263]" office:value-type="float" office:value="6.25826446279008" calcext:value-type="float">
            <text:p>6.25826446279008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0909090908" calcext:value-type="float">
            <text:p>-0.0909090908</text:p>
          </table:table-cell>
          <table:table-cell table:formula="of:=[.A264]*[.A264]+[.B264]*[.B264]" office:value-type="float" office:value="6.25826446279008" calcext:value-type="float">
            <text:p>6.25826446279008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table:formula="of:=[.A265]*[.A265]+[.B265]*[.B265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727272727" calcext:value-type="float">
            <text:p>0.727272727</text:p>
          </table:table-cell>
          <table:table-cell table:formula="of:=[.A266]*[.A266]+[.B266]*[.B266]" office:value-type="float" office:value="6.24401351006302" calcext:value-type="float">
            <text:p>6.24401351006302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727272727" calcext:value-type="float">
            <text:p>-0.727272727</text:p>
          </table:table-cell>
          <table:table-cell table:formula="of:=[.A267]*[.A267]+[.B267]*[.B267]" office:value-type="float" office:value="6.24401351006302" calcext:value-type="float">
            <text:p>6.24401351006302</text:p>
          </table:table-cell>
        </table:table-row>
        <table:table-row table:style-name="ro1">
          <table:table-cell office:value-type="float" office:value="1.0144164" calcext:value-type="float">
            <text:p>1.0144164</text:p>
          </table:table-cell>
          <table:table-cell office:value-type="float" office:value="2.27556818" calcext:value-type="float">
            <text:p>2.27556818</text:p>
          </table:table-cell>
          <table:table-cell table:formula="of:=[.A268]*[.A268]+[.B268]*[.B268]" office:value-type="float" office:value="6.20725117441747" calcext:value-type="float">
            <text:p>6.20725117441747</text:p>
          </table:table-cell>
        </table:table-row>
        <table:table-row table:style-name="ro1">
          <table:table-cell office:value-type="float" office:value="1.0144164" calcext:value-type="float">
            <text:p>1.0144164</text:p>
          </table:table-cell>
          <table:table-cell office:value-type="float" office:value="-2.27556818" calcext:value-type="float">
            <text:p>-2.27556818</text:p>
          </table:table-cell>
          <table:table-cell table:formula="of:=[.A269]*[.A269]+[.B269]*[.B269]" office:value-type="float" office:value="6.20725117441747" calcext:value-type="float">
            <text:p>6.20725117441747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1" calcext:value-type="float">
            <text:p>-1</text:p>
          </table:table-cell>
          <table:table-cell table:formula="of:=[.A270]*[.A270]+[.B270]*[.B270]" office:value-type="float" office:value="6.2041015625" calcext:value-type="float">
            <text:p>6.2041015625</text:p>
          </table:table-cell>
        </table:table-row>
        <table:table-row table:style-name="ro1">
          <table:table-cell office:value-type="float" office:value="-1.3706401" calcext:value-type="float">
            <text:p>-1.3706401</text:p>
          </table:table-cell>
          <table:table-cell office:value-type="float" office:value="2.07585032" calcext:value-type="float">
            <text:p>2.07585032</text:p>
          </table:table-cell>
          <table:table-cell table:formula="of:=[.A271]*[.A271]+[.B271]*[.B271]" office:value-type="float" office:value="6.18780883477211" calcext:value-type="float">
            <text:p>6.18780883477211</text:p>
          </table:table-cell>
        </table:table-row>
        <table:table-row table:style-name="ro1">
          <table:table-cell office:value-type="float" office:value="-1.3706401" calcext:value-type="float">
            <text:p>-1.3706401</text:p>
          </table:table-cell>
          <table:table-cell office:value-type="float" office:value="-2.07585032" calcext:value-type="float">
            <text:p>-2.07585032</text:p>
          </table:table-cell>
          <table:table-cell table:formula="of:=[.A272]*[.A272]+[.B272]*[.B272]" office:value-type="float" office:value="6.18780883477211" calcext:value-type="float">
            <text:p>6.18780883477211</text:p>
          </table:table-cell>
        </table:table-row>
        <table:table-row table:style-name="ro1">
          <table:table-cell office:value-type="float" office:value="-2.09369908" calcext:value-type="float">
            <text:p>-2.09369908</text:p>
          </table:table-cell>
          <table:table-cell office:value-type="float" office:value="-1.33981147" calcext:value-type="float">
            <text:p>-1.33981147</text:p>
          </table:table-cell>
          <table:table-cell table:formula="of:=[.A273]*[.A273]+[.B273]*[.B273]" office:value-type="float" office:value="6.17867061273641" calcext:value-type="float">
            <text:p>6.17867061273641</text:p>
          </table:table-cell>
        </table:table-row>
        <table:table-row table:style-name="ro1">
          <table:table-cell office:value-type="float" office:value="-2.09369907" calcext:value-type="float">
            <text:p>-2.09369907</text:p>
          </table:table-cell>
          <table:table-cell office:value-type="float" office:value="1.33981147" calcext:value-type="float">
            <text:p>1.33981147</text:p>
          </table:table-cell>
          <table:table-cell table:formula="of:=[.A274]*[.A274]+[.B274]*[.B274]" office:value-type="float" office:value="6.17867057086243" calcext:value-type="float">
            <text:p>6.17867057086243</text:p>
          </table:table-cell>
        </table:table-row>
        <table:table-row table:style-name="ro1">
          <table:table-cell office:value-type="float" office:value="-1.70344331" calcext:value-type="float">
            <text:p>-1.70344331</text:p>
          </table:table-cell>
          <table:table-cell office:value-type="float" office:value="1.80903104" calcext:value-type="float">
            <text:p>1.80903104</text:p>
          </table:table-cell>
          <table:table-cell table:formula="of:=[.A275]*[.A275]+[.B275]*[.B275]" office:value-type="float" office:value="6.17431241406724" calcext:value-type="float">
            <text:p>6.17431241406724</text:p>
          </table:table-cell>
        </table:table-row>
        <table:table-row table:style-name="ro1">
          <table:table-cell office:value-type="float" office:value="-1.70344331" calcext:value-type="float">
            <text:p>-1.70344331</text:p>
          </table:table-cell>
          <table:table-cell office:value-type="float" office:value="-1.80903104" calcext:value-type="float">
            <text:p>-1.80903104</text:p>
          </table:table-cell>
          <table:table-cell table:formula="of:=[.A276]*[.A276]+[.B276]*[.B276]" office:value-type="float" office:value="6.17431241406724" calcext:value-type="float">
            <text:p>6.17431241406724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636363636" calcext:value-type="float">
            <text:p>0.636363636</text:p>
          </table:table-cell>
          <table:table-cell table:formula="of:=[.A277]*[.A277]+[.B277]*[.B277]" office:value-type="float" office:value="6.12004656784814" calcext:value-type="float">
            <text:p>6.12004656784814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636363636" calcext:value-type="float">
            <text:p>-0.636363636</text:p>
          </table:table-cell>
          <table:table-cell table:formula="of:=[.A278]*[.A278]+[.B278]*[.B278]" office:value-type="float" office:value="6.12004656784814" calcext:value-type="float">
            <text:p>6.12004656784814</text:p>
          </table:table-cell>
        </table:table-row>
        <table:table-row table:style-name="ro1">
          <table:table-cell office:value-type="float" office:value="0.818259129" calcext:value-type="float">
            <text:p>0.818259129</text:p>
          </table:table-cell>
          <table:table-cell office:value-type="float" office:value="2.31648506" calcext:value-type="float">
            <text:p>2.31648506</text:p>
          </table:table-cell>
          <table:table-cell table:formula="of:=[.A279]*[.A279]+[.B279]*[.B279]" office:value-type="float" office:value="6.03565103539504" calcext:value-type="float">
            <text:p>6.03565103539504</text:p>
          </table:table-cell>
        </table:table-row>
        <table:table-row table:style-name="ro1">
          <table:table-cell office:value-type="float" office:value="0.818259129" calcext:value-type="float">
            <text:p>0.818259129</text:p>
          </table:table-cell>
          <table:table-cell office:value-type="float" office:value="-2.31648506" calcext:value-type="float">
            <text:p>-2.31648506</text:p>
          </table:table-cell>
          <table:table-cell table:formula="of:=[.A280]*[.A280]+[.B280]*[.B280]" office:value-type="float" office:value="6.03565103539504" calcext:value-type="float">
            <text:p>6.03565103539504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909090909" calcext:value-type="float">
            <text:p>0.909090909</text:p>
          </table:table-cell>
          <table:table-cell table:formula="of:=[.A281]*[.A281]+[.B281]*[.B281]" office:value-type="float" office:value="6.03054784332645" calcext:value-type="float">
            <text:p>6.03054784332645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909090909" calcext:value-type="float">
            <text:p>-0.909090909</text:p>
          </table:table-cell>
          <table:table-cell table:formula="of:=[.A282]*[.A282]+[.B282]*[.B282]" office:value-type="float" office:value="6.03054784332645" calcext:value-type="float">
            <text:p>6.03054784332645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545454545" calcext:value-type="float">
            <text:p>0.545454545</text:p>
          </table:table-cell>
          <table:table-cell table:formula="of:=[.A283]*[.A283]+[.B283]*[.B283]" office:value-type="float" office:value="6.01260855128616" calcext:value-type="float">
            <text:p>6.01260855128616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545454545" calcext:value-type="float">
            <text:p>-0.545454545</text:p>
          </table:table-cell>
          <table:table-cell table:formula="of:=[.A284]*[.A284]+[.B284]*[.B284]" office:value-type="float" office:value="6.01260855128616" calcext:value-type="float">
            <text:p>6.01260855128616</text:p>
          </table:table-cell>
        </table:table-row>
        <table:table-row table:style-name="ro1">
          <table:table-cell office:value-type="float" office:value="-1.46713352" calcext:value-type="float">
            <text:p>-1.46713352</text:p>
          </table:table-cell>
          <table:table-cell office:value-type="float" office:value="1.95077853" calcext:value-type="float">
            <text:p>1.95077853</text:p>
          </table:table-cell>
          <table:table-cell table:formula="of:=[.A285]*[.A285]+[.B285]*[.B285]" office:value-type="float" office:value="5.95801763861655" calcext:value-type="float">
            <text:p>5.95801763861655</text:p>
          </table:table-cell>
        </table:table-row>
        <table:table-row table:style-name="ro1">
          <table:table-cell office:value-type="float" office:value="-1.46713352" calcext:value-type="float">
            <text:p>-1.46713352</text:p>
          </table:table-cell>
          <table:table-cell office:value-type="float" office:value="-1.95077853" calcext:value-type="float">
            <text:p>-1.95077853</text:p>
          </table:table-cell>
          <table:table-cell table:formula="of:=[.A286]*[.A286]+[.B286]*[.B286]" office:value-type="float" office:value="5.95801763861655" calcext:value-type="float">
            <text:p>5.95801763861655</text:p>
          </table:table-cell>
        </table:table-row>
        <table:table-row table:style-name="ro1">
          <table:table-cell office:value-type="float" office:value="0.377224953" calcext:value-type="float">
            <text:p>0.377224953</text:p>
          </table:table-cell>
          <table:table-cell office:value-type="float" office:value="2.40769768" calcext:value-type="float">
            <text:p>2.40769768</text:p>
          </table:table-cell>
          <table:table-cell table:formula="of:=[.A287]*[.A287]+[.B287]*[.B287]" office:value-type="float" office:value="5.93930678344324" calcext:value-type="float">
            <text:p>5.93930678344324</text:p>
          </table:table-cell>
        </table:table-row>
        <table:table-row table:style-name="ro1">
          <table:table-cell office:value-type="float" office:value="0.377224953" calcext:value-type="float">
            <text:p>0.377224953</text:p>
          </table:table-cell>
          <table:table-cell office:value-type="float" office:value="-2.40769768" calcext:value-type="float">
            <text:p>-2.40769768</text:p>
          </table:table-cell>
          <table:table-cell table:formula="of:=[.A288]*[.A288]+[.B288]*[.B288]" office:value-type="float" office:value="5.93930678344324" calcext:value-type="float">
            <text:p>5.93930678344324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454545455" calcext:value-type="float">
            <text:p>0.454545455</text:p>
          </table:table-cell>
          <table:table-cell table:formula="of:=[.A289]*[.A289]+[.B289]*[.B289]" office:value-type="float" office:value="5.92169946128616" calcext:value-type="float">
            <text:p>5.92169946128616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454545455" calcext:value-type="float">
            <text:p>-0.454545455</text:p>
          </table:table-cell>
          <table:table-cell table:formula="of:=[.A290]*[.A290]+[.B290]*[.B290]" office:value-type="float" office:value="5.92169946128616" calcext:value-type="float">
            <text:p>5.92169946128616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818181818" calcext:value-type="float">
            <text:p>0.818181818</text:p>
          </table:table-cell>
          <table:table-cell table:formula="of:=[.A291]*[.A291]+[.B291]*[.B291]" office:value-type="float" office:value="5.87352304980579" calcext:value-type="float">
            <text:p>5.87352304980579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818181818" calcext:value-type="float">
            <text:p>-0.818181818</text:p>
          </table:table-cell>
          <table:table-cell table:formula="of:=[.A292]*[.A292]+[.B292]*[.B292]" office:value-type="float" office:value="5.87352304980579" calcext:value-type="float">
            <text:p>5.87352304980579</text:p>
          </table:table-cell>
        </table:table-row>
        <table:table-row table:style-name="ro1">
          <table:table-cell office:value-type="float" office:value="-2.3250879" calcext:value-type="float">
            <text:p>-2.3250879</text:p>
          </table:table-cell>
          <table:table-cell office:value-type="float" office:value="-0.676828192" calcext:value-type="float">
            <text:p>-0.676828192</text:p>
          </table:table-cell>
          <table:table-cell table:formula="of:=[.A293]*[.A293]+[.B293]*[.B293]" office:value-type="float" office:value="5.8641301442124" calcext:value-type="float">
            <text:p>5.8641301442124</text:p>
          </table:table-cell>
        </table:table-row>
        <table:table-row table:style-name="ro1">
          <table:table-cell office:value-type="float" office:value="-2.3250879" calcext:value-type="float">
            <text:p>-2.3250879</text:p>
          </table:table-cell>
          <table:table-cell office:value-type="float" office:value="0.67682819" calcext:value-type="float">
            <text:p>0.67682819</text:p>
          </table:table-cell>
          <table:table-cell table:formula="of:=[.A294]*[.A294]+[.B294]*[.B294]" office:value-type="float" office:value="5.86413014150509" calcext:value-type="float">
            <text:p>5.86413014150509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363636364" calcext:value-type="float">
            <text:p>0.363636364</text:p>
          </table:table-cell>
          <table:table-cell table:formula="of:=[.A295]*[.A295]+[.B295]*[.B295]" office:value-type="float" office:value="5.84731929584814" calcext:value-type="float">
            <text:p>5.84731929584814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363636364" calcext:value-type="float">
            <text:p>-0.363636364</text:p>
          </table:table-cell>
          <table:table-cell table:formula="of:=[.A296]*[.A296]+[.B296]*[.B296]" office:value-type="float" office:value="5.84731929584814" calcext:value-type="float">
            <text:p>5.84731929584814</text:p>
          </table:table-cell>
        </table:table-row>
        <table:table-row table:style-name="ro1">
          <table:table-cell office:value-type="float" office:value="-2.14559337" calcext:value-type="float">
            <text:p>-2.14559337</text:p>
          </table:table-cell>
          <table:table-cell office:value-type="float" office:value="1.10352982" calcext:value-type="float">
            <text:p>1.10352982</text:p>
          </table:table-cell>
          <table:table-cell table:formula="of:=[.A297]*[.A297]+[.B297]*[.B297]" office:value-type="float" office:value="5.82134897301719" calcext:value-type="float">
            <text:p>5.82134897301719</text:p>
          </table:table-cell>
        </table:table-row>
        <table:table-row table:style-name="ro1">
          <table:table-cell office:value-type="float" office:value="-2.14559337" calcext:value-type="float">
            <text:p>-2.14559337</text:p>
          </table:table-cell>
          <table:table-cell office:value-type="float" office:value="-1.10352982" calcext:value-type="float">
            <text:p>-1.10352982</text:p>
          </table:table-cell>
          <table:table-cell table:formula="of:=[.A298]*[.A298]+[.B298]*[.B298]" office:value-type="float" office:value="5.82134897301719" calcext:value-type="float">
            <text:p>5.82134897301719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272727273" calcext:value-type="float">
            <text:p>0.272727273</text:p>
          </table:table-cell>
          <table:table-cell table:formula="of:=[.A299]*[.A299]+[.B299]*[.B299]" office:value-type="float" office:value="5.78946805606302" calcext:value-type="float">
            <text:p>5.78946805606302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272727273" calcext:value-type="float">
            <text:p>-0.272727273</text:p>
          </table:table-cell>
          <table:table-cell table:formula="of:=[.A300]*[.A300]+[.B300]*[.B300]" office:value-type="float" office:value="5.78946805606302" calcext:value-type="float">
            <text:p>5.78946805606302</text:p>
          </table:table-cell>
        </table:table-row>
        <table:table-row table:style-name="ro1">
          <table:table-cell office:value-type="float" office:value="-2.28705457" calcext:value-type="float">
            <text:p>-2.28705457</text:p>
          </table:table-cell>
          <table:table-cell office:value-type="float" office:value="0.732999035" calcext:value-type="float">
            <text:p>0.732999035</text:p>
          </table:table-cell>
          <table:table-cell table:formula="of:=[.A301]*[.A301]+[.B301]*[.B301]" office:value-type="float" office:value="5.76790619146882" calcext:value-type="float">
            <text:p>5.76790619146882</text:p>
          </table:table-cell>
        </table:table-row>
        <table:table-row table:style-name="ro1">
          <table:table-cell office:value-type="float" office:value="-2.28705456" calcext:value-type="float">
            <text:p>-2.28705456</text:p>
          </table:table-cell>
          <table:table-cell office:value-type="float" office:value="-0.732999043" calcext:value-type="float">
            <text:p>-0.732999043</text:p>
          </table:table-cell>
          <table:table-cell table:formula="of:=[.A302]*[.A302]+[.B302]*[.B302]" office:value-type="float" office:value="5.76790615745571" calcext:value-type="float">
            <text:p>5.76790615745571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181818182" calcext:value-type="float">
            <text:p>0.181818182</text:p>
          </table:table-cell>
          <table:table-cell table:formula="of:=[.A303]*[.A303]+[.B303]*[.B303]" office:value-type="float" office:value="5.74814574193079" calcext:value-type="float">
            <text:p>5.74814574193079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181818182" calcext:value-type="float">
            <text:p>-0.181818182</text:p>
          </table:table-cell>
          <table:table-cell table:formula="of:=[.A304]*[.A304]+[.B304]*[.B304]" office:value-type="float" office:value="5.74814574193079" calcext:value-type="float">
            <text:p>5.74814574193079</text:p>
          </table:table-cell>
        </table:table-row>
        <table:table-row table:style-name="ro1">
          <table:table-cell office:value-type="float" office:value="0.565155281" calcext:value-type="float">
            <text:p>0.565155281</text:p>
          </table:table-cell>
          <table:table-cell office:value-type="float" office:value="2.32954546" calcext:value-type="float">
            <text:p>2.32954546</text:p>
          </table:table-cell>
          <table:table-cell table:formula="of:=[.A305]*[.A305]+[.B305]*[.B305]" office:value-type="float" office:value="5.7461825418488" calcext:value-type="float">
            <text:p>5.7461825418488</text:p>
          </table:table-cell>
        </table:table-row>
        <table:table-row table:style-name="ro1">
          <table:table-cell office:value-type="float" office:value="0.565155281" calcext:value-type="float">
            <text:p>0.565155281</text:p>
          </table:table-cell>
          <table:table-cell office:value-type="float" office:value="-2.32954546" calcext:value-type="float">
            <text:p>-2.32954546</text:p>
          </table:table-cell>
          <table:table-cell table:formula="of:=[.A306]*[.A306]+[.B306]*[.B306]" office:value-type="float" office:value="5.7461825418488" calcext:value-type="float">
            <text:p>5.7461825418488</text:p>
          </table:table-cell>
        </table:table-row>
        <table:table-row table:style-name="ro1">
          <table:table-cell office:value-type="float" office:value="0.784139878" calcext:value-type="float">
            <text:p>0.784139878</text:p>
          </table:table-cell>
          <table:table-cell office:value-type="float" office:value="2.26398391" calcext:value-type="float">
            <text:p>2.26398391</text:p>
          </table:table-cell>
          <table:table-cell table:formula="of:=[.A307]*[.A307]+[.B307]*[.B307]" office:value-type="float" office:value="5.74049849300874" calcext:value-type="float">
            <text:p>5.74049849300874</text:p>
          </table:table-cell>
        </table:table-row>
        <table:table-row table:style-name="ro1">
          <table:table-cell office:value-type="float" office:value="0.784139873" calcext:value-type="float">
            <text:p>0.784139873</text:p>
          </table:table-cell>
          <table:table-cell office:value-type="float" office:value="-2.26398391" calcext:value-type="float">
            <text:p>-2.26398391</text:p>
          </table:table-cell>
          <table:table-cell table:formula="of:=[.A308]*[.A308]+[.B308]*[.B308]" office:value-type="float" office:value="5.74049848516734" calcext:value-type="float">
            <text:p>5.74049848516734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727272727" calcext:value-type="float">
            <text:p>0.727272727</text:p>
          </table:table-cell>
          <table:table-cell table:formula="of:=[.A309]*[.A309]+[.B309]*[.B309]" office:value-type="float" office:value="5.73302718193802" calcext:value-type="float">
            <text:p>5.73302718193802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727272727" calcext:value-type="float">
            <text:p>-0.727272727</text:p>
          </table:table-cell>
          <table:table-cell table:formula="of:=[.A310]*[.A310]+[.B310]*[.B310]" office:value-type="float" office:value="5.73302718193802" calcext:value-type="float">
            <text:p>5.73302718193802</text:p>
          </table:table-cell>
        </table:table-row>
        <table:table-row table:style-name="ro1">
          <table:table-cell office:value-type="float" office:value="-0.85668829" calcext:value-type="float">
            <text:p>-0.85668829</text:p>
          </table:table-cell>
          <table:table-cell office:value-type="float" office:value="2.23577049" calcext:value-type="float">
            <text:p>2.23577049</text:p>
          </table:table-cell>
          <table:table-cell table:formula="of:=[.A311]*[.A311]+[.B311]*[.B311]" office:value-type="float" office:value="5.73258451017797" calcext:value-type="float">
            <text:p>5.73258451017797</text:p>
          </table:table-cell>
        </table:table-row>
        <table:table-row table:style-name="ro1">
          <table:table-cell office:value-type="float" office:value="-0.85668829" calcext:value-type="float">
            <text:p>-0.85668829</text:p>
          </table:table-cell>
          <table:table-cell office:value-type="float" office:value="-2.23577049" calcext:value-type="float">
            <text:p>-2.23577049</text:p>
          </table:table-cell>
          <table:table-cell table:formula="of:=[.A312]*[.A312]+[.B312]*[.B312]" office:value-type="float" office:value="5.73258451017797" calcext:value-type="float">
            <text:p>5.73258451017797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.0909090908" calcext:value-type="float">
            <text:p>0.0909090908</text:p>
          </table:table-cell>
          <table:table-cell table:formula="of:=[.A313]*[.A313]+[.B313]*[.B313]" office:value-type="float" office:value="5.72335235341508" calcext:value-type="float">
            <text:p>5.72335235341508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-0.0909090908" calcext:value-type="float">
            <text:p>-0.0909090908</text:p>
          </table:table-cell>
          <table:table-cell table:formula="of:=[.A314]*[.A314]+[.B314]*[.B314]" office:value-type="float" office:value="5.72335235341508" calcext:value-type="float">
            <text:p>5.72335235341508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1" calcext:value-type="float">
            <text:p>-1</text:p>
          </table:table-cell>
          <table:table-cell table:formula="of:=[.A315]*[.A315]+[.B315]*[.B315]" office:value-type="float" office:value="5.717041015625" calcext:value-type="float">
            <text:p>5.717041015625</text:p>
          </table:table-cell>
        </table:table-row>
        <table:table-row table:style-name="ro1">
          <table:table-cell office:value-type="float" office:value="-2.390625" calcext:value-type="float">
            <text:p>-2.390625</text:p>
          </table:table-cell>
          <table:table-cell office:value-type="float" office:value="0" calcext:value-type="float">
            <text:p>0</text:p>
          </table:table-cell>
          <table:table-cell table:formula="of:=[.A316]*[.A316]+[.B316]*[.B316]" office:value-type="float" office:value="5.715087890625" calcext:value-type="float">
            <text:p>5.715087890625</text:p>
          </table:table-cell>
        </table:table-row>
        <table:table-row table:style-name="ro1">
          <table:table-cell office:value-type="float" office:value="-0.887938785" calcext:value-type="float">
            <text:p>-0.887938785</text:p>
          </table:table-cell>
          <table:table-cell office:value-type="float" office:value="-2.21549101" calcext:value-type="float">
            <text:p>-2.21549101</text:p>
          </table:table-cell>
          <table:table-cell table:formula="of:=[.A317]*[.A317]+[.B317]*[.B317]" office:value-type="float" office:value="5.6968357012981" calcext:value-type="float">
            <text:p>5.6968357012981</text:p>
          </table:table-cell>
        </table:table-row>
        <table:table-row table:style-name="ro1">
          <table:table-cell office:value-type="float" office:value="-0.887938734" calcext:value-type="float">
            <text:p>-0.887938734</text:p>
          </table:table-cell>
          <table:table-cell office:value-type="float" office:value="2.21549102" calcext:value-type="float">
            <text:p>2.21549102</text:p>
          </table:table-cell>
          <table:table-cell table:formula="of:=[.A318]*[.A318]+[.B318]*[.B318]" office:value-type="float" office:value="5.69683565503816" calcext:value-type="float">
            <text:p>5.69683565503816</text:p>
          </table:table-cell>
        </table:table-row>
        <table:table-row table:style-name="ro1">
          <table:table-cell office:value-type="float" office:value="0.416636552" calcext:value-type="float">
            <text:p>0.416636552</text:p>
          </table:table-cell>
          <table:table-cell office:value-type="float" office:value="-2.34603078" calcext:value-type="float">
            <text:p>-2.34603078</text:p>
          </table:table-cell>
          <table:table-cell table:formula="of:=[.A319]*[.A319]+[.B319]*[.B319]" office:value-type="float" office:value="5.67744643716986" calcext:value-type="float">
            <text:p>5.67744643716986</text:p>
          </table:table-cell>
        </table:table-row>
        <table:table-row table:style-name="ro1">
          <table:table-cell office:value-type="float" office:value="-0.126435784" calcext:value-type="float">
            <text:p>-0.126435784</text:p>
          </table:table-cell>
          <table:table-cell office:value-type="float" office:value="2.37923066" calcext:value-type="float">
            <text:p>2.37923066</text:p>
          </table:table-cell>
          <table:table-cell table:formula="of:=[.A320]*[.A320]+[.B320]*[.B320]" office:value-type="float" office:value="5.67672454095973" calcext:value-type="float">
            <text:p>5.67672454095973</text:p>
          </table:table-cell>
        </table:table-row>
        <table:table-row table:style-name="ro1">
          <table:table-cell office:value-type="float" office:value="-0.126435781" calcext:value-type="float">
            <text:p>-0.126435781</text:p>
          </table:table-cell>
          <table:table-cell office:value-type="float" office:value="-2.37923066" calcext:value-type="float">
            <text:p>-2.37923066</text:p>
          </table:table-cell>
          <table:table-cell table:formula="of:=[.A321]*[.A321]+[.B321]*[.B321]" office:value-type="float" office:value="5.67672454020112" calcext:value-type="float">
            <text:p>5.67672454020112</text:p>
          </table:table-cell>
        </table:table-row>
        <table:table-row table:style-name="ro1">
          <table:table-cell office:value-type="float" office:value="-0.00775023363" calcext:value-type="float">
            <text:p>-0.00775023363</text:p>
          </table:table-cell>
          <table:table-cell office:value-type="float" office:value="2.37928322" calcext:value-type="float">
            <text:p>2.37928322</text:p>
          </table:table-cell>
          <table:table-cell table:formula="of:=[.A322]*[.A322]+[.B322]*[.B322]" office:value-type="float" office:value="5.66104870709489" calcext:value-type="float">
            <text:p>5.66104870709489</text:p>
          </table:table-cell>
        </table:table-row>
        <table:table-row table:style-name="ro1">
          <table:table-cell office:value-type="float" office:value="-0.00775022572" calcext:value-type="float">
            <text:p>-0.00775022572</text:p>
          </table:table-cell>
          <table:table-cell office:value-type="float" office:value="-2.3792832" calcext:value-type="float">
            <text:p>-2.3792832</text:p>
          </table:table-cell>
          <table:table-cell table:formula="of:=[.A323]*[.A323]+[.B323]*[.B323]" office:value-type="float" office:value="5.66104861180095" calcext:value-type="float">
            <text:p>5.66104861180095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636363636" calcext:value-type="float">
            <text:p>0.636363636</text:p>
          </table:table-cell>
          <table:table-cell table:formula="of:=[.A324]*[.A324]+[.B324]*[.B324]" office:value-type="float" office:value="5.60906023972314" calcext:value-type="float">
            <text:p>5.60906023972314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636363636" calcext:value-type="float">
            <text:p>-0.636363636</text:p>
          </table:table-cell>
          <table:table-cell table:formula="of:=[.A325]*[.A325]+[.B325]*[.B325]" office:value-type="float" office:value="5.60906023972314" calcext:value-type="float">
            <text:p>5.60906023972314</text:p>
          </table:table-cell>
        </table:table-row>
        <table:table-row table:style-name="ro1">
          <table:table-cell office:value-type="float" office:value="1.13848408" calcext:value-type="float">
            <text:p>1.13848408</text:p>
          </table:table-cell>
          <table:table-cell office:value-type="float" office:value="2.06768506" calcext:value-type="float">
            <text:p>2.06768506</text:p>
          </table:table-cell>
          <table:table-cell table:formula="of:=[.A326]*[.A326]+[.B326]*[.B326]" office:value-type="float" office:value="5.57146750776065" calcext:value-type="float">
            <text:p>5.57146750776065</text:p>
          </table:table-cell>
        </table:table-row>
        <table:table-row table:style-name="ro1">
          <table:table-cell office:value-type="float" office:value="1.13848408" calcext:value-type="float">
            <text:p>1.13848408</text:p>
          </table:table-cell>
          <table:table-cell office:value-type="float" office:value="-2.06768506" calcext:value-type="float">
            <text:p>-2.06768506</text:p>
          </table:table-cell>
          <table:table-cell table:formula="of:=[.A327]*[.A327]+[.B327]*[.B327]" office:value-type="float" office:value="5.57146750776065" calcext:value-type="float">
            <text:p>5.57146750776065</text:p>
          </table:table-cell>
        </table:table-row>
        <table:table-row table:style-name="ro1">
          <table:table-cell office:value-type="float" office:value="-2.21436977" calcext:value-type="float">
            <text:p>-2.21436977</text:p>
          </table:table-cell>
          <table:table-cell office:value-type="float" office:value="0.816040039" calcext:value-type="float">
            <text:p>0.816040039</text:p>
          </table:table-cell>
          <table:table-cell table:formula="of:=[.A328]*[.A328]+[.B328]*[.B328]" office:value-type="float" office:value="5.56935482354097" calcext:value-type="float">
            <text:p>5.56935482354097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909090909" calcext:value-type="float">
            <text:p>0.909090909</text:p>
          </table:table-cell>
          <table:table-cell table:formula="of:=[.A329]*[.A329]+[.B329]*[.B329]" office:value-type="float" office:value="5.54348729645145" calcext:value-type="float">
            <text:p>5.54348729645145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909090909" calcext:value-type="float">
            <text:p>-0.909090909</text:p>
          </table:table-cell>
          <table:table-cell table:formula="of:=[.A330]*[.A330]+[.B330]*[.B330]" office:value-type="float" office:value="5.54348729645145" calcext:value-type="float">
            <text:p>5.54348729645145</text:p>
          </table:table-cell>
        </table:table-row>
        <table:table-row table:style-name="ro1">
          <table:table-cell office:value-type="float" office:value="2.02651721" calcext:value-type="float">
            <text:p>2.02651721</text:p>
          </table:table-cell>
          <table:table-cell office:value-type="float" office:value="1.18751313" calcext:value-type="float">
            <text:p>1.18751313</text:p>
          </table:table-cell>
          <table:table-cell table:formula="of:=[.A331]*[.A331]+[.B331]*[.B331]" office:value-type="float" office:value="5.51695943634858" calcext:value-type="float">
            <text:p>5.51695943634858</text:p>
          </table:table-cell>
        </table:table-row>
        <table:table-row table:style-name="ro1">
          <table:table-cell office:value-type="float" office:value="2.02651721" calcext:value-type="float">
            <text:p>2.02651721</text:p>
          </table:table-cell>
          <table:table-cell office:value-type="float" office:value="-1.18751313" calcext:value-type="float">
            <text:p>-1.18751313</text:p>
          </table:table-cell>
          <table:table-cell table:formula="of:=[.A332]*[.A332]+[.B332]*[.B332]" office:value-type="float" office:value="5.51695943634858" calcext:value-type="float">
            <text:p>5.51695943634858</text:p>
          </table:table-cell>
        </table:table-row>
        <table:table-row table:style-name="ro1">
          <table:table-cell office:value-type="float" office:value="0.123291016" calcext:value-type="float">
            <text:p>0.123291016</text:p>
          </table:table-cell>
          <table:table-cell office:value-type="float" office:value="-2.34375" calcext:value-type="float">
            <text:p>-2.34375</text:p>
          </table:table-cell>
          <table:table-cell table:formula="of:=[.A333]*[.A333]+[.B333]*[.B333]" office:value-type="float" office:value="5.50836473712631" calcext:value-type="float">
            <text:p>5.50836473712631</text:p>
          </table:table-cell>
        </table:table-row>
        <table:table-row table:style-name="ro1">
          <table:table-cell office:value-type="float" office:value="-2.01646835" calcext:value-type="float">
            <text:p>-2.01646835</text:p>
          </table:table-cell>
          <table:table-cell office:value-type="float" office:value="1.20025474" calcext:value-type="float">
            <text:p>1.20025474</text:p>
          </table:table-cell>
          <table:table-cell table:formula="of:=[.A334]*[.A334]+[.B334]*[.B334]" office:value-type="float" office:value="5.50675604744419" calcext:value-type="float">
            <text:p>5.50675604744419</text:p>
          </table:table-cell>
        </table:table-row>
        <table:table-row table:style-name="ro1">
          <table:table-cell office:value-type="float" office:value="-2.01646835" calcext:value-type="float">
            <text:p>-2.01646835</text:p>
          </table:table-cell>
          <table:table-cell office:value-type="float" office:value="-1.20025474" calcext:value-type="float">
            <text:p>-1.20025474</text:p>
          </table:table-cell>
          <table:table-cell table:formula="of:=[.A335]*[.A335]+[.B335]*[.B335]" office:value-type="float" office:value="5.50675604744419" calcext:value-type="float">
            <text:p>5.50675604744419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545454545" calcext:value-type="float">
            <text:p>0.545454545</text:p>
          </table:table-cell>
          <table:table-cell table:formula="of:=[.A336]*[.A336]+[.B336]*[.B336]" office:value-type="float" office:value="5.50162222316116" calcext:value-type="float">
            <text:p>5.50162222316116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545454545" calcext:value-type="float">
            <text:p>-0.545454545</text:p>
          </table:table-cell>
          <table:table-cell table:formula="of:=[.A337]*[.A337]+[.B337]*[.B337]" office:value-type="float" office:value="5.50162222316116" calcext:value-type="float">
            <text:p>5.50162222316116</text:p>
          </table:table-cell>
        </table:table-row>
        <table:table-row table:style-name="ro1">
          <table:table-cell office:value-type="float" office:value="2.34466144" calcext:value-type="float">
            <text:p>2.34466144</text:p>
          </table:table-cell>
          <table:table-cell office:value-type="float" office:value="0" calcext:value-type="float">
            <text:p>0</text:p>
          </table:table-cell>
          <table:table-cell table:formula="of:=[.A338]*[.A338]+[.B338]*[.B338]" office:value-type="float" office:value="5.49743726822287" calcext:value-type="float">
            <text:p>5.49743726822287</text:p>
          </table:table-cell>
        </table:table-row>
        <table:table-row table:style-name="ro1">
          <table:table-cell office:value-type="float" office:value="2.33708842" calcext:value-type="float">
            <text:p>2.33708842</text:p>
          </table:table-cell>
          <table:table-cell office:value-type="float" office:value="0.161837228" calcext:value-type="float">
            <text:p>0.161837228</text:p>
          </table:table-cell>
          <table:table-cell table:formula="of:=[.A339]*[.A339]+[.B339]*[.B339]" office:value-type="float" office:value="5.48817357126482" calcext:value-type="float">
            <text:p>5.48817357126482</text:p>
          </table:table-cell>
        </table:table-row>
        <table:table-row table:style-name="ro1">
          <table:table-cell office:value-type="float" office:value="2.33708842" calcext:value-type="float">
            <text:p>2.33708842</text:p>
          </table:table-cell>
          <table:table-cell office:value-type="float" office:value="-0.161837204" calcext:value-type="float">
            <text:p>-0.161837204</text:p>
          </table:table-cell>
          <table:table-cell table:formula="of:=[.A340]*[.A340]+[.B340]*[.B340]" office:value-type="float" office:value="5.48817356349664" calcext:value-type="float">
            <text:p>5.48817356349664</text:p>
          </table:table-cell>
        </table:table-row>
        <table:table-row table:style-name="ro1">
          <table:table-cell office:value-type="float" office:value="2.34025579" calcext:value-type="float">
            <text:p>2.34025579</text:p>
          </table:table-cell>
          <table:table-cell office:value-type="float" office:value="0.0191979823" calcext:value-type="float">
            <text:p>0.0191979823</text:p>
          </table:table-cell>
          <table:table-cell table:formula="of:=[.A341]*[.A341]+[.B341]*[.B341]" office:value-type="float" office:value="5.47716572515292" calcext:value-type="float">
            <text:p>5.47716572515292</text:p>
          </table:table-cell>
        </table:table-row>
        <table:table-row table:style-name="ro1">
          <table:table-cell office:value-type="float" office:value="1.15491227" calcext:value-type="float">
            <text:p>1.15491227</text:p>
          </table:table-cell>
          <table:table-cell office:value-type="float" office:value="2.02272727" calcext:value-type="float">
            <text:p>2.02272727</text:p>
          </table:table-cell>
          <table:table-cell table:formula="of:=[.A342]*[.A342]+[.B342]*[.B342]" office:value-type="float" office:value="5.42524796019821" calcext:value-type="float">
            <text:p>5.42524796019821</text:p>
          </table:table-cell>
        </table:table-row>
        <table:table-row table:style-name="ro1">
          <table:table-cell office:value-type="float" office:value="1.15491227" calcext:value-type="float">
            <text:p>1.15491227</text:p>
          </table:table-cell>
          <table:table-cell office:value-type="float" office:value="-2.02272727" calcext:value-type="float">
            <text:p>-2.02272727</text:p>
          </table:table-cell>
          <table:table-cell table:formula="of:=[.A343]*[.A343]+[.B343]*[.B343]" office:value-type="float" office:value="5.42524796019821" calcext:value-type="float">
            <text:p>5.42524796019821</text:p>
          </table:table-cell>
        </table:table-row>
        <table:table-row table:style-name="ro1">
          <table:table-cell office:value-type="float" office:value="-1.93607131" calcext:value-type="float">
            <text:p>-1.93607131</text:p>
          </table:table-cell>
          <table:table-cell office:value-type="float" office:value="-1.29034752" calcext:value-type="float">
            <text:p>-1.29034752</text:p>
          </table:table-cell>
          <table:table-cell table:formula="of:=[.A344]*[.A344]+[.B344]*[.B344]" office:value-type="float" office:value="5.41336883977527" calcext:value-type="float">
            <text:p>5.41336883977527</text:p>
          </table:table-cell>
        </table:table-row>
        <table:table-row table:style-name="ro1">
          <table:table-cell office:value-type="float" office:value="-1.93607127" calcext:value-type="float">
            <text:p>-1.93607127</text:p>
          </table:table-cell>
          <table:table-cell office:value-type="float" office:value="1.29034755" calcext:value-type="float">
            <text:p>1.29034755</text:p>
          </table:table-cell>
          <table:table-cell table:formula="of:=[.A345]*[.A345]+[.B345]*[.B345]" office:value-type="float" office:value="5.41336876231042" calcext:value-type="float">
            <text:p>5.41336876231042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454545455" calcext:value-type="float">
            <text:p>0.454545455</text:p>
          </table:table-cell>
          <table:table-cell table:formula="of:=[.A346]*[.A346]+[.B346]*[.B346]" office:value-type="float" office:value="5.41071313316116" calcext:value-type="float">
            <text:p>5.41071313316116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454545455" calcext:value-type="float">
            <text:p>-0.454545455</text:p>
          </table:table-cell>
          <table:table-cell table:formula="of:=[.A347]*[.A347]+[.B347]*[.B347]" office:value-type="float" office:value="5.41071313316116" calcext:value-type="float">
            <text:p>5.41071313316116</text:p>
          </table:table-cell>
        </table:table-row>
        <table:table-row table:style-name="ro1">
          <table:table-cell office:value-type="float" office:value="-2.31079075" calcext:value-type="float">
            <text:p>-2.31079075</text:p>
          </table:table-cell>
          <table:table-cell office:value-type="float" office:value="0.25441762" calcext:value-type="float">
            <text:p>0.25441762</text:p>
          </table:table-cell>
          <table:table-cell table:formula="of:=[.A348]*[.A348]+[.B348]*[.B348]" office:value-type="float" office:value="5.40448221565203" calcext:value-type="float">
            <text:p>5.40448221565203</text:p>
          </table:table-cell>
        </table:table-row>
        <table:table-row table:style-name="ro1">
          <table:table-cell office:value-type="float" office:value="-2.31079075" calcext:value-type="float">
            <text:p>-2.31079075</text:p>
          </table:table-cell>
          <table:table-cell office:value-type="float" office:value="-0.254417607" calcext:value-type="float">
            <text:p>-0.254417607</text:p>
          </table:table-cell>
          <table:table-cell table:formula="of:=[.A349]*[.A349]+[.B349]*[.B349]" office:value-type="float" office:value="5.40448220903717" calcext:value-type="float">
            <text:p>5.40448220903717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818181818" calcext:value-type="float">
            <text:p>0.818181818</text:p>
          </table:table-cell>
          <table:table-cell table:formula="of:=[.A350]*[.A350]+[.B350]*[.B350]" office:value-type="float" office:value="5.38646250293079" calcext:value-type="float">
            <text:p>5.38646250293079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818181818" calcext:value-type="float">
            <text:p>-0.818181818</text:p>
          </table:table-cell>
          <table:table-cell table:formula="of:=[.A351]*[.A351]+[.B351]*[.B351]" office:value-type="float" office:value="5.38646250293079" calcext:value-type="float">
            <text:p>5.38646250293079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363636364" calcext:value-type="float">
            <text:p>0.363636364</text:p>
          </table:table-cell>
          <table:table-cell table:formula="of:=[.A352]*[.A352]+[.B352]*[.B352]" office:value-type="float" office:value="5.33633296772314" calcext:value-type="float">
            <text:p>5.33633296772314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363636364" calcext:value-type="float">
            <text:p>-0.363636364</text:p>
          </table:table-cell>
          <table:table-cell table:formula="of:=[.A353]*[.A353]+[.B353]*[.B353]" office:value-type="float" office:value="5.33633296772314" calcext:value-type="float">
            <text:p>5.33633296772314</text:p>
          </table:table-cell>
        </table:table-row>
        <table:table-row table:style-name="ro1">
          <table:table-cell office:value-type="float" office:value="-2.30870272" calcext:value-type="float">
            <text:p>-2.30870272</text:p>
          </table:table-cell>
          <table:table-cell office:value-type="float" office:value="0.0041397519" calcext:value-type="float">
            <text:p>0.0041397519</text:p>
          </table:table-cell>
          <table:table-cell table:formula="of:=[.A354]*[.A354]+[.B354]*[.B354]" office:value-type="float" office:value="5.33012538688119" calcext:value-type="float">
            <text:p>5.33012538688119</text:p>
          </table:table-cell>
        </table:table-row>
        <table:table-row table:style-name="ro1">
          <table:table-cell office:value-type="float" office:value="-2.30870272" calcext:value-type="float">
            <text:p>-2.30870272</text:p>
          </table:table-cell>
          <table:table-cell office:value-type="float" office:value="-0.0041397519" calcext:value-type="float">
            <text:p>-0.0041397519</text:p>
          </table:table-cell>
          <table:table-cell table:formula="of:=[.A355]*[.A355]+[.B355]*[.B355]" office:value-type="float" office:value="5.33012538688119" calcext:value-type="float">
            <text:p>5.33012538688119</text:p>
          </table:table-cell>
        </table:table-row>
        <table:table-row table:style-name="ro1">
          <table:table-cell office:value-type="float" office:value="-0.905833961" calcext:value-type="float">
            <text:p>-0.905833961</text:p>
          </table:table-cell>
          <table:table-cell office:value-type="float" office:value="2.12068654" calcext:value-type="float">
            <text:p>2.12068654</text:p>
          </table:table-cell>
          <table:table-cell table:formula="of:=[.A356]*[.A356]+[.B356]*[.B356]" office:value-type="float" office:value="5.31784656583812" calcext:value-type="float">
            <text:p>5.31784656583812</text:p>
          </table:table-cell>
        </table:table-row>
        <table:table-row table:style-name="ro1">
          <table:table-cell office:value-type="float" office:value="-0.905833961" calcext:value-type="float">
            <text:p>-0.905833961</text:p>
          </table:table-cell>
          <table:table-cell office:value-type="float" office:value="-2.12068654" calcext:value-type="float">
            <text:p>-2.12068654</text:p>
          </table:table-cell>
          <table:table-cell table:formula="of:=[.A357]*[.A357]+[.B357]*[.B357]" office:value-type="float" office:value="5.31784656583812" calcext:value-type="float">
            <text:p>5.31784656583812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272727273" calcext:value-type="float">
            <text:p>0.272727273</text:p>
          </table:table-cell>
          <table:table-cell table:formula="of:=[.A358]*[.A358]+[.B358]*[.B358]" office:value-type="float" office:value="5.27848172793802" calcext:value-type="float">
            <text:p>5.27848172793802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272727273" calcext:value-type="float">
            <text:p>-0.272727273</text:p>
          </table:table-cell>
          <table:table-cell table:formula="of:=[.A359]*[.A359]+[.B359]*[.B359]" office:value-type="float" office:value="5.27848172793802" calcext:value-type="float">
            <text:p>5.27848172793802</text:p>
          </table:table-cell>
        </table:table-row>
        <table:table-row table:style-name="ro1">
          <table:table-cell office:value-type="float" office:value="1.43835149" calcext:value-type="float">
            <text:p>1.43835149</text:p>
          </table:table-cell>
          <table:table-cell office:value-type="float" office:value="-1.7890013" calcext:value-type="float">
            <text:p>-1.7890013</text:p>
          </table:table-cell>
          <table:table-cell table:formula="of:=[.A360]*[.A360]+[.B360]*[.B360]" office:value-type="float" office:value="5.26938066018691" calcext:value-type="float">
            <text:p>5.26938066018691</text:p>
          </table:table-cell>
        </table:table-row>
        <table:table-row table:style-name="ro1">
          <table:table-cell office:value-type="float" office:value="1.43835148" calcext:value-type="float">
            <text:p>1.43835148</text:p>
          </table:table-cell>
          <table:table-cell office:value-type="float" office:value="1.7890013" calcext:value-type="float">
            <text:p>1.7890013</text:p>
          </table:table-cell>
          <table:table-cell table:formula="of:=[.A361]*[.A361]+[.B361]*[.B361]" office:value-type="float" office:value="5.26938063141988" calcext:value-type="float">
            <text:p>5.26938063141988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1" calcext:value-type="float">
            <text:p>-1</text:p>
          </table:table-cell>
          <table:table-cell table:formula="of:=[.A362]*[.A362]+[.B362]*[.B362]" office:value-type="float" office:value="5.25390625" calcext:value-type="float">
            <text:p>5.25390625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727272727" calcext:value-type="float">
            <text:p>0.727272727</text:p>
          </table:table-cell>
          <table:table-cell table:formula="of:=[.A363]*[.A363]+[.B363]*[.B363]" office:value-type="float" office:value="5.24596663506302" calcext:value-type="float">
            <text:p>5.24596663506302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727272727" calcext:value-type="float">
            <text:p>-0.727272727</text:p>
          </table:table-cell>
          <table:table-cell table:formula="of:=[.A364]*[.A364]+[.B364]*[.B364]" office:value-type="float" office:value="5.24596663506302" calcext:value-type="float">
            <text:p>5.24596663506302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181818182" calcext:value-type="float">
            <text:p>0.181818182</text:p>
          </table:table-cell>
          <table:table-cell table:formula="of:=[.A365]*[.A365]+[.B365]*[.B365]" office:value-type="float" office:value="5.23715941380579" calcext:value-type="float">
            <text:p>5.23715941380579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181818182" calcext:value-type="float">
            <text:p>-0.181818182</text:p>
          </table:table-cell>
          <table:table-cell table:formula="of:=[.A366]*[.A366]+[.B366]*[.B366]" office:value-type="float" office:value="5.23715941380579" calcext:value-type="float">
            <text:p>5.23715941380579</text:p>
          </table:table-cell>
        </table:table-row>
        <table:table-row table:style-name="ro1">
          <table:table-cell office:value-type="float" office:value="0.44723536" calcext:value-type="float">
            <text:p>0.44723536</text:p>
          </table:table-cell>
          <table:table-cell office:value-type="float" office:value="2.24431818" calcext:value-type="float">
            <text:p>2.24431818</text:p>
          </table:table-cell>
          <table:table-cell table:formula="of:=[.A367]*[.A367]+[.B367]*[.B367]" office:value-type="float" office:value="5.23698356031284" calcext:value-type="float">
            <text:p>5.23698356031284</text:p>
          </table:table-cell>
        </table:table-row>
        <table:table-row table:style-name="ro1">
          <table:table-cell office:value-type="float" office:value="0.44723536" calcext:value-type="float">
            <text:p>0.44723536</text:p>
          </table:table-cell>
          <table:table-cell office:value-type="float" office:value="-2.24431818" calcext:value-type="float">
            <text:p>-2.24431818</text:p>
          </table:table-cell>
          <table:table-cell table:formula="of:=[.A368]*[.A368]+[.B368]*[.B368]" office:value-type="float" office:value="5.23698356031284" calcext:value-type="float">
            <text:p>5.23698356031284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.0909090908" calcext:value-type="float">
            <text:p>0.0909090908</text:p>
          </table:table-cell>
          <table:table-cell table:formula="of:=[.A369]*[.A369]+[.B369]*[.B369]" office:value-type="float" office:value="5.21236602529008" calcext:value-type="float">
            <text:p>5.21236602529008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-0.0909090908" calcext:value-type="float">
            <text:p>-0.0909090908</text:p>
          </table:table-cell>
          <table:table-cell table:formula="of:=[.A370]*[.A370]+[.B370]*[.B370]" office:value-type="float" office:value="5.21236602529008" calcext:value-type="float">
            <text:p>5.21236602529008</text:p>
          </table:table-cell>
        </table:table-row>
        <table:table-row table:style-name="ro1">
          <table:table-cell office:value-type="float" office:value="-2.28125" calcext:value-type="float">
            <text:p>-2.28125</text:p>
          </table:table-cell>
          <table:table-cell office:value-type="float" office:value="0" calcext:value-type="float">
            <text:p>0</text:p>
          </table:table-cell>
          <table:table-cell table:formula="of:=[.A371]*[.A371]+[.B371]*[.B371]" office:value-type="float" office:value="5.2041015625" calcext:value-type="float">
            <text:p>5.2041015625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636363636" calcext:value-type="float">
            <text:p>0.636363636</text:p>
          </table:table-cell>
          <table:table-cell table:formula="of:=[.A372]*[.A372]+[.B372]*[.B372]" office:value-type="float" office:value="5.12199969284814" calcext:value-type="float">
            <text:p>5.12199969284814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636363636" calcext:value-type="float">
            <text:p>-0.636363636</text:p>
          </table:table-cell>
          <table:table-cell table:formula="of:=[.A373]*[.A373]+[.B373]*[.B373]" office:value-type="float" office:value="5.12199969284814" calcext:value-type="float">
            <text:p>5.12199969284814</text:p>
          </table:table-cell>
        </table:table-row>
        <table:table-row table:style-name="ro1">
          <table:table-cell office:value-type="float" office:value="-1.9250795" calcext:value-type="float">
            <text:p>-1.9250795</text:p>
          </table:table-cell>
          <table:table-cell office:value-type="float" office:value="1.18788068" calcext:value-type="float">
            <text:p>1.18788068</text:p>
          </table:table-cell>
          <table:table-cell table:formula="of:=[.A374]*[.A374]+[.B374]*[.B374]" office:value-type="float" office:value="5.11699159123751" calcext:value-type="float">
            <text:p>5.11699159123751</text:p>
          </table:table-cell>
        </table:table-row>
        <table:table-row table:style-name="ro1">
          <table:table-cell office:value-type="float" office:value="-1.9250795" calcext:value-type="float">
            <text:p>-1.9250795</text:p>
          </table:table-cell>
          <table:table-cell office:value-type="float" office:value="-1.18788068" calcext:value-type="float">
            <text:p>-1.18788068</text:p>
          </table:table-cell>
          <table:table-cell table:formula="of:=[.A375]*[.A375]+[.B375]*[.B375]" office:value-type="float" office:value="5.11699159123751" calcext:value-type="float">
            <text:p>5.11699159123751</text:p>
          </table:table-cell>
        </table:table-row>
        <table:table-row table:style-name="ro1">
          <table:table-cell office:value-type="float" office:value="1.42277844" calcext:value-type="float">
            <text:p>1.42277844</text:p>
          </table:table-cell>
          <table:table-cell office:value-type="float" office:value="1.74930155" calcext:value-type="float">
            <text:p>1.74930155</text:p>
          </table:table-cell>
          <table:table-cell table:formula="of:=[.A376]*[.A376]+[.B376]*[.B376]" office:value-type="float" office:value="5.08435440216124" calcext:value-type="float">
            <text:p>5.08435440216124</text:p>
          </table:table-cell>
        </table:table-row>
        <table:table-row table:style-name="ro1">
          <table:table-cell office:value-type="float" office:value="1.42277844" calcext:value-type="float">
            <text:p>1.42277844</text:p>
          </table:table-cell>
          <table:table-cell office:value-type="float" office:value="-1.74930155" calcext:value-type="float">
            <text:p>-1.74930155</text:p>
          </table:table-cell>
          <table:table-cell table:formula="of:=[.A377]*[.A377]+[.B377]*[.B377]" office:value-type="float" office:value="5.08435440216124" calcext:value-type="float">
            <text:p>5.08435440216124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909090909" calcext:value-type="float">
            <text:p>0.909090909</text:p>
          </table:table-cell>
          <table:table-cell table:formula="of:=[.A378]*[.A378]+[.B378]*[.B378]" office:value-type="float" office:value="5.08035253082645" calcext:value-type="float">
            <text:p>5.08035253082645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909090909" calcext:value-type="float">
            <text:p>-0.909090909</text:p>
          </table:table-cell>
          <table:table-cell table:formula="of:=[.A379]*[.A379]+[.B379]*[.B379]" office:value-type="float" office:value="5.08035253082645" calcext:value-type="float">
            <text:p>5.08035253082645</text:p>
          </table:table-cell>
        </table:table-row>
        <table:table-row table:style-name="ro1">
          <table:table-cell office:value-type="float" office:value="0.927705351" calcext:value-type="float">
            <text:p>0.927705351</text:p>
          </table:table-cell>
          <table:table-cell office:value-type="float" office:value="-2.05294252" calcext:value-type="float">
            <text:p>-2.05294252</text:p>
          </table:table-cell>
          <table:table-cell table:formula="of:=[.A380]*[.A380]+[.B380]*[.B380]" office:value-type="float" office:value="5.07521020869798" calcext:value-type="float">
            <text:p>5.07521020869798</text:p>
          </table:table-cell>
        </table:table-row>
        <table:table-row table:style-name="ro1">
          <table:table-cell office:value-type="float" office:value="0.92770535" calcext:value-type="float">
            <text:p>0.92770535</text:p>
          </table:table-cell>
          <table:table-cell office:value-type="float" office:value="2.05294252" calcext:value-type="float">
            <text:p>2.05294252</text:p>
          </table:table-cell>
          <table:table-cell table:formula="of:=[.A381]*[.A381]+[.B381]*[.B381]" office:value-type="float" office:value="5.07521020684257" calcext:value-type="float">
            <text:p>5.07521020684257</text:p>
          </table:table-cell>
        </table:table-row>
        <table:table-row table:style-name="ro1">
          <table:table-cell office:value-type="float" office:value="2.01438828" calcext:value-type="float">
            <text:p>2.01438828</text:p>
          </table:table-cell>
          <table:table-cell office:value-type="float" office:value="1.00283684" calcext:value-type="float">
            <text:p>1.00283684</text:p>
          </table:table-cell>
          <table:table-cell table:formula="of:=[.A382]*[.A382]+[.B382]*[.B382]" office:value-type="float" office:value="5.06344187026254" calcext:value-type="float">
            <text:p>5.06344187026254</text:p>
          </table:table-cell>
        </table:table-row>
        <table:table-row table:style-name="ro1">
          <table:table-cell office:value-type="float" office:value="2.01438828" calcext:value-type="float">
            <text:p>2.01438828</text:p>
          </table:table-cell>
          <table:table-cell office:value-type="float" office:value="-1.00283684" calcext:value-type="float">
            <text:p>-1.00283684</text:p>
          </table:table-cell>
          <table:table-cell table:formula="of:=[.A383]*[.A383]+[.B383]*[.B383]" office:value-type="float" office:value="5.06344187026254" calcext:value-type="float">
            <text:p>5.06344187026254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2.25" calcext:value-type="float">
            <text:p>2.25</text:p>
          </table:table-cell>
          <table:table-cell table:formula="of:=[.A384]*[.A384]+[.B384]*[.B384]" office:value-type="float" office:value="5.062744140625" calcext:value-type="float">
            <text:p>5.062744140625</text:p>
          </table:table-cell>
        </table:table-row>
        <table:table-row table:style-name="ro1">
          <table:table-cell office:value-type="float" office:value="-1.57445678" calcext:value-type="float">
            <text:p>-1.57445678</text:p>
          </table:table-cell>
          <table:table-cell office:value-type="float" office:value="1.59888609" calcext:value-type="float">
            <text:p>1.59888609</text:p>
          </table:table-cell>
          <table:table-cell table:formula="of:=[.A385]*[.A385]+[.B385]*[.B385]" office:value-type="float" office:value="5.03535088088346" calcext:value-type="float">
            <text:p>5.03535088088346</text:p>
          </table:table-cell>
        </table:table-row>
        <table:table-row table:style-name="ro1">
          <table:table-cell office:value-type="float" office:value="-1.57445678" calcext:value-type="float">
            <text:p>-1.57445678</text:p>
          </table:table-cell>
          <table:table-cell office:value-type="float" office:value="-1.59888609" calcext:value-type="float">
            <text:p>-1.59888609</text:p>
          </table:table-cell>
          <table:table-cell table:formula="of:=[.A386]*[.A386]+[.B386]*[.B386]" office:value-type="float" office:value="5.03535088088346" calcext:value-type="float">
            <text:p>5.03535088088346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545454545" calcext:value-type="float">
            <text:p>0.545454545</text:p>
          </table:table-cell>
          <table:table-cell table:formula="of:=[.A387]*[.A387]+[.B387]*[.B387]" office:value-type="float" office:value="5.01456167628616" calcext:value-type="float">
            <text:p>5.01456167628616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545454545" calcext:value-type="float">
            <text:p>-0.545454545</text:p>
          </table:table-cell>
          <table:table-cell table:formula="of:=[.A388]*[.A388]+[.B388]*[.B388]" office:value-type="float" office:value="5.01456167628616" calcext:value-type="float">
            <text:p>5.01456167628616</text:p>
          </table:table-cell>
        </table:table-row>
        <table:table-row table:style-name="ro1">
          <table:table-cell office:value-type="float" office:value="-1.01555567" calcext:value-type="float">
            <text:p>-1.01555567</text:p>
          </table:table-cell>
          <table:table-cell office:value-type="float" office:value="1.98758121" calcext:value-type="float">
            <text:p>1.98758121</text:p>
          </table:table-cell>
          <table:table-cell table:formula="of:=[.A389]*[.A389]+[.B389]*[.B389]" office:value-type="float" office:value="4.98183238521421" calcext:value-type="float">
            <text:p>4.98183238521421</text:p>
          </table:table-cell>
        </table:table-row>
        <table:table-row table:style-name="ro1">
          <table:table-cell office:value-type="float" office:value="-1.01555567" calcext:value-type="float">
            <text:p>-1.01555567</text:p>
          </table:table-cell>
          <table:table-cell office:value-type="float" office:value="-1.98758121" calcext:value-type="float">
            <text:p>-1.98758121</text:p>
          </table:table-cell>
          <table:table-cell table:formula="of:=[.A390]*[.A390]+[.B390]*[.B390]" office:value-type="float" office:value="4.98183238521421" calcext:value-type="float">
            <text:p>4.98183238521421</text:p>
          </table:table-cell>
        </table:table-row>
        <table:table-row table:style-name="ro1">
          <table:table-cell office:value-type="float" office:value="0.41015625" calcext:value-type="float">
            <text:p>0.41015625</text:p>
          </table:table-cell>
          <table:table-cell office:value-type="float" office:value="-2.1875" calcext:value-type="float">
            <text:p>-2.1875</text:p>
          </table:table-cell>
          <table:table-cell table:formula="of:=[.A391]*[.A391]+[.B391]*[.B391]" office:value-type="float" office:value="4.95338439941406" calcext:value-type="float">
            <text:p>4.95338439941406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454545455" calcext:value-type="float">
            <text:p>0.454545455</text:p>
          </table:table-cell>
          <table:table-cell table:formula="of:=[.A392]*[.A392]+[.B392]*[.B392]" office:value-type="float" office:value="4.92365258628616" calcext:value-type="float">
            <text:p>4.92365258628616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454545455" calcext:value-type="float">
            <text:p>-0.454545455</text:p>
          </table:table-cell>
          <table:table-cell table:formula="of:=[.A393]*[.A393]+[.B393]*[.B393]" office:value-type="float" office:value="4.92365258628616" calcext:value-type="float">
            <text:p>4.92365258628616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818181818" calcext:value-type="float">
            <text:p>0.818181818</text:p>
          </table:table-cell>
          <table:table-cell table:formula="of:=[.A394]*[.A394]+[.B394]*[.B394]" office:value-type="float" office:value="4.92332773730579" calcext:value-type="float">
            <text:p>4.92332773730579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818181818" calcext:value-type="float">
            <text:p>-0.818181818</text:p>
          </table:table-cell>
          <table:table-cell table:formula="of:=[.A395]*[.A395]+[.B395]*[.B395]" office:value-type="float" office:value="4.92332773730579" calcext:value-type="float">
            <text:p>4.92332773730579</text:p>
          </table:table-cell>
        </table:table-row>
        <table:table-row table:style-name="ro1">
          <table:table-cell office:value-type="float" office:value="0.722180075" calcext:value-type="float">
            <text:p>0.722180075</text:p>
          </table:table-cell>
          <table:table-cell office:value-type="float" office:value="2.09659091" calcext:value-type="float">
            <text:p>2.09659091</text:p>
          </table:table-cell>
          <table:table-cell table:formula="of:=[.A396]*[.A396]+[.B396]*[.B396]" office:value-type="float" office:value="4.91723750462164" calcext:value-type="float">
            <text:p>4.91723750462164</text:p>
          </table:table-cell>
        </table:table-row>
        <table:table-row table:style-name="ro1">
          <table:table-cell office:value-type="float" office:value="0.722180075" calcext:value-type="float">
            <text:p>0.722180075</text:p>
          </table:table-cell>
          <table:table-cell office:value-type="float" office:value="-2.09659091" calcext:value-type="float">
            <text:p>-2.09659091</text:p>
          </table:table-cell>
          <table:table-cell table:formula="of:=[.A397]*[.A397]+[.B397]*[.B397]" office:value-type="float" office:value="4.91723750462164" calcext:value-type="float">
            <text:p>4.91723750462164</text:p>
          </table:table-cell>
        </table:table-row>
        <table:table-row table:style-name="ro1">
          <table:table-cell office:value-type="float" office:value="1.02673844" calcext:value-type="float">
            <text:p>1.02673844</text:p>
          </table:table-cell>
          <table:table-cell office:value-type="float" office:value="1.95454546" calcext:value-type="float">
            <text:p>1.95454546</text:p>
          </table:table-cell>
          <table:table-cell table:formula="of:=[.A398]*[.A398]+[.B398]*[.B398]" office:value-type="float" office:value="4.87443977938025" calcext:value-type="float">
            <text:p>4.87443977938025</text:p>
          </table:table-cell>
        </table:table-row>
        <table:table-row table:style-name="ro1">
          <table:table-cell office:value-type="float" office:value="1.02673844" calcext:value-type="float">
            <text:p>1.02673844</text:p>
          </table:table-cell>
          <table:table-cell office:value-type="float" office:value="-1.95454545" calcext:value-type="float">
            <text:p>-1.95454545</text:p>
          </table:table-cell>
          <table:table-cell table:formula="of:=[.A399]*[.A399]+[.B399]*[.B399]" office:value-type="float" office:value="4.87443974028934" calcext:value-type="float">
            <text:p>4.87443974028934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363636364" calcext:value-type="float">
            <text:p>0.363636364</text:p>
          </table:table-cell>
          <table:table-cell table:formula="of:=[.A400]*[.A400]+[.B400]*[.B400]" office:value-type="float" office:value="4.84927242084814" calcext:value-type="float">
            <text:p>4.84927242084814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363636364" calcext:value-type="float">
            <text:p>-0.363636364</text:p>
          </table:table-cell>
          <table:table-cell table:formula="of:=[.A401]*[.A401]+[.B401]*[.B401]" office:value-type="float" office:value="4.84927242084814" calcext:value-type="float">
            <text:p>4.84927242084814</text:p>
          </table:table-cell>
        </table:table-row>
        <table:table-row table:style-name="ro1">
          <table:table-cell office:value-type="float" office:value="-2.16390003" calcext:value-type="float">
            <text:p>-2.16390003</text:p>
          </table:table-cell>
          <table:table-cell office:value-type="float" office:value="0.37770185" calcext:value-type="float">
            <text:p>0.37770185</text:p>
          </table:table-cell>
          <table:table-cell table:formula="of:=[.A402]*[.A402]+[.B402]*[.B402]" office:value-type="float" office:value="4.82512202732742" calcext:value-type="float">
            <text:p>4.82512202732742</text:p>
          </table:table-cell>
        </table:table-row>
        <table:table-row table:style-name="ro1">
          <table:table-cell office:value-type="float" office:value="-2.16390003" calcext:value-type="float">
            <text:p>-2.16390003</text:p>
          </table:table-cell>
          <table:table-cell office:value-type="float" office:value="-0.37770185" calcext:value-type="float">
            <text:p>-0.37770185</text:p>
          </table:table-cell>
          <table:table-cell table:formula="of:=[.A403]*[.A403]+[.B403]*[.B403]" office:value-type="float" office:value="4.82512202732742" calcext:value-type="float">
            <text:p>4.82512202732742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1" calcext:value-type="float">
            <text:p>-1</text:p>
          </table:table-cell>
          <table:table-cell table:formula="of:=[.A404]*[.A404]+[.B404]*[.B404]" office:value-type="float" office:value="4.814697265625" calcext:value-type="float">
            <text:p>4.814697265625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272727273" calcext:value-type="float">
            <text:p>0.272727273</text:p>
          </table:table-cell>
          <table:table-cell table:formula="of:=[.A405]*[.A405]+[.B405]*[.B405]" office:value-type="float" office:value="4.79142118106302" calcext:value-type="float">
            <text:p>4.79142118106302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272727273" calcext:value-type="float">
            <text:p>-0.272727273</text:p>
          </table:table-cell>
          <table:table-cell table:formula="of:=[.A406]*[.A406]+[.B406]*[.B406]" office:value-type="float" office:value="4.79142118106302" calcext:value-type="float">
            <text:p>4.79142118106302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727272727" calcext:value-type="float">
            <text:p>0.727272727</text:p>
          </table:table-cell>
          <table:table-cell table:formula="of:=[.A407]*[.A407]+[.B407]*[.B407]" office:value-type="float" office:value="4.78283186943802" calcext:value-type="float">
            <text:p>4.78283186943802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727272727" calcext:value-type="float">
            <text:p>-0.727272727</text:p>
          </table:table-cell>
          <table:table-cell table:formula="of:=[.A408]*[.A408]+[.B408]*[.B408]" office:value-type="float" office:value="4.78283186943802" calcext:value-type="float">
            <text:p>4.78283186943802</text:p>
          </table:table-cell>
        </table:table-row>
        <table:table-row table:style-name="ro1">
          <table:table-cell office:value-type="float" office:value="1.27887921" calcext:value-type="float">
            <text:p>1.27887921</text:p>
          </table:table-cell>
          <table:table-cell office:value-type="float" office:value="1.76988636" calcext:value-type="float">
            <text:p>1.76988636</text:p>
          </table:table-cell>
          <table:table-cell table:formula="of:=[.A409]*[.A409]+[.B409]*[.B409]" office:value-type="float" office:value="4.76802976108427" calcext:value-type="float">
            <text:p>4.76802976108427</text:p>
          </table:table-cell>
        </table:table-row>
        <table:table-row table:style-name="ro1">
          <table:table-cell office:value-type="float" office:value="1.27887921" calcext:value-type="float">
            <text:p>1.27887921</text:p>
          </table:table-cell>
          <table:table-cell office:value-type="float" office:value="-1.76988636" calcext:value-type="float">
            <text:p>-1.76988636</text:p>
          </table:table-cell>
          <table:table-cell table:formula="of:=[.A410]*[.A410]+[.B410]*[.B410]" office:value-type="float" office:value="4.76802976108427" calcext:value-type="float">
            <text:p>4.76802976108427</text:p>
          </table:table-cell>
        </table:table-row>
        <table:table-row table:style-name="ro1">
          <table:table-cell office:value-type="float" office:value="2.13229707" calcext:value-type="float">
            <text:p>2.13229707</text:p>
          </table:table-cell>
          <table:table-cell office:value-type="float" office:value="0.469598934" calcext:value-type="float">
            <text:p>0.469598934</text:p>
          </table:table-cell>
          <table:table-cell table:formula="of:=[.A411]*[.A411]+[.B411]*[.B411]" office:value-type="float" office:value="4.76721395354452" calcext:value-type="float">
            <text:p>4.76721395354452</text:p>
          </table:table-cell>
        </table:table-row>
        <table:table-row table:style-name="ro1">
          <table:table-cell office:value-type="float" office:value="2.13229707" calcext:value-type="float">
            <text:p>2.13229707</text:p>
          </table:table-cell>
          <table:table-cell office:value-type="float" office:value="-0.469598934" calcext:value-type="float">
            <text:p>-0.469598934</text:p>
          </table:table-cell>
          <table:table-cell table:formula="of:=[.A412]*[.A412]+[.B412]*[.B412]" office:value-type="float" office:value="4.76721395354452" calcext:value-type="float">
            <text:p>4.76721395354452</text:p>
          </table:table-cell>
        </table:table-row>
        <table:table-row table:style-name="ro1">
          <table:table-cell office:value-type="float" office:value="-1.04151523" calcext:value-type="float">
            <text:p>-1.04151523</text:p>
          </table:table-cell>
          <table:table-cell office:value-type="float" office:value="1.91817639" calcext:value-type="float">
            <text:p>1.91817639</text:p>
          </table:table-cell>
          <table:table-cell table:formula="of:=[.A413]*[.A413]+[.B413]*[.B413]" office:value-type="float" office:value="4.76415463747539" calcext:value-type="float">
            <text:p>4.76415463747539</text:p>
          </table:table-cell>
        </table:table-row>
        <table:table-row table:style-name="ro1">
          <table:table-cell office:value-type="float" office:value="-1.04151523" calcext:value-type="float">
            <text:p>-1.04151523</text:p>
          </table:table-cell>
          <table:table-cell office:value-type="float" office:value="-1.91817639" calcext:value-type="float">
            <text:p>-1.91817639</text:p>
          </table:table-cell>
          <table:table-cell table:formula="of:=[.A414]*[.A414]+[.B414]*[.B414]" office:value-type="float" office:value="4.76415463747539" calcext:value-type="float">
            <text:p>4.76415463747539</text:p>
          </table:table-cell>
        </table:table-row>
        <table:table-row table:style-name="ro1">
          <table:table-cell office:value-type="float" office:value="-0.388948936" calcext:value-type="float">
            <text:p>-0.388948936</text:p>
          </table:table-cell>
          <table:table-cell office:value-type="float" office:value="2.1470344" calcext:value-type="float">
            <text:p>2.1470344</text:p>
          </table:table-cell>
          <table:table-cell table:formula="of:=[.A415]*[.A415]+[.B415]*[.B415]" office:value-type="float" office:value="4.76103798959889" calcext:value-type="float">
            <text:p>4.76103798959889</text:p>
          </table:table-cell>
        </table:table-row>
        <table:table-row table:style-name="ro1">
          <table:table-cell office:value-type="float" office:value="-0.388948936" calcext:value-type="float">
            <text:p>-0.388948936</text:p>
          </table:table-cell>
          <table:table-cell office:value-type="float" office:value="-2.1470344" calcext:value-type="float">
            <text:p>-2.1470344</text:p>
          </table:table-cell>
          <table:table-cell table:formula="of:=[.A416]*[.A416]+[.B416]*[.B416]" office:value-type="float" office:value="4.76103798959889" calcext:value-type="float">
            <text:p>4.76103798959889</text:p>
          </table:table-cell>
        </table:table-row>
        <table:table-row table:style-name="ro1">
          <table:table-cell office:value-type="float" office:value="-2.172141" calcext:value-type="float">
            <text:p>-2.172141</text:p>
          </table:table-cell>
          <table:table-cell office:value-type="float" office:value="-0.193894172" calcext:value-type="float">
            <text:p>-0.193894172</text:p>
          </table:table-cell>
          <table:table-cell table:formula="of:=[.A417]*[.A417]+[.B417]*[.B417]" office:value-type="float" office:value="4.75579147381657" calcext:value-type="float">
            <text:p>4.75579147381657</text:p>
          </table:table-cell>
        </table:table-row>
        <table:table-row table:style-name="ro1">
          <table:table-cell office:value-type="float" office:value="-2.172141" calcext:value-type="float">
            <text:p>-2.172141</text:p>
          </table:table-cell>
          <table:table-cell office:value-type="float" office:value="0.193894171" calcext:value-type="float">
            <text:p>0.193894171</text:p>
          </table:table-cell>
          <table:table-cell table:formula="of:=[.A418]*[.A418]+[.B418]*[.B418]" office:value-type="float" office:value="4.75579147342878" calcext:value-type="float">
            <text:p>4.75579147342878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181818182" calcext:value-type="float">
            <text:p>0.181818182</text:p>
          </table:table-cell>
          <table:table-cell table:formula="of:=[.A419]*[.A419]+[.B419]*[.B419]" office:value-type="float" office:value="4.75009886693079" calcext:value-type="float">
            <text:p>4.75009886693079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181818182" calcext:value-type="float">
            <text:p>-0.181818182</text:p>
          </table:table-cell>
          <table:table-cell table:formula="of:=[.A420]*[.A420]+[.B420]*[.B420]" office:value-type="float" office:value="4.75009886693079" calcext:value-type="float">
            <text:p>4.75009886693079</text:p>
          </table:table-cell>
        </table:table-row>
        <table:table-row table:style-name="ro1">
          <table:table-cell office:value-type="float" office:value="0.856606068" calcext:value-type="float">
            <text:p>0.856606068</text:p>
          </table:table-cell>
          <table:table-cell office:value-type="float" office:value="2.00325739" calcext:value-type="float">
            <text:p>2.00325739</text:p>
          </table:table-cell>
          <table:table-cell table:formula="of:=[.A421]*[.A421]+[.B421]*[.B421]" office:value-type="float" office:value="4.74681412632403" calcext:value-type="float">
            <text:p>4.74681412632403</text:p>
          </table:table-cell>
        </table:table-row>
        <table:table-row table:style-name="ro1">
          <table:table-cell office:value-type="float" office:value="0.856606068" calcext:value-type="float">
            <text:p>0.856606068</text:p>
          </table:table-cell>
          <table:table-cell office:value-type="float" office:value="-2.00325739" calcext:value-type="float">
            <text:p>-2.00325739</text:p>
          </table:table-cell>
          <table:table-cell table:formula="of:=[.A422]*[.A422]+[.B422]*[.B422]" office:value-type="float" office:value="4.74681412632403" calcext:value-type="float">
            <text:p>4.74681412632403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.0909090908" calcext:value-type="float">
            <text:p>0.0909090908</text:p>
          </table:table-cell>
          <table:table-cell table:formula="of:=[.A423]*[.A423]+[.B423]*[.B423]" office:value-type="float" office:value="4.72530547841508" calcext:value-type="float">
            <text:p>4.72530547841508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-0.0909090908" calcext:value-type="float">
            <text:p>-0.0909090908</text:p>
          </table:table-cell>
          <table:table-cell table:formula="of:=[.A424]*[.A424]+[.B424]*[.B424]" office:value-type="float" office:value="4.72530547841508" calcext:value-type="float">
            <text:p>4.72530547841508</text:p>
          </table:table-cell>
        </table:table-row>
        <table:table-row table:style-name="ro1">
          <table:table-cell office:value-type="float" office:value="-1.06753574" calcext:value-type="float">
            <text:p>-1.06753574</text:p>
          </table:table-cell>
          <table:table-cell office:value-type="float" office:value="1.89157744" calcext:value-type="float">
            <text:p>1.89157744</text:p>
          </table:table-cell>
          <table:table-cell table:formula="of:=[.A425]*[.A425]+[.B425]*[.B425]" office:value-type="float" office:value="4.7176977676943" calcext:value-type="float">
            <text:p>4.7176977676943</text:p>
          </table:table-cell>
        </table:table-row>
        <table:table-row table:style-name="ro1">
          <table:table-cell office:value-type="float" office:value="-1.06753574" calcext:value-type="float">
            <text:p>-1.06753574</text:p>
          </table:table-cell>
          <table:table-cell office:value-type="float" office:value="-1.89157744" calcext:value-type="float">
            <text:p>-1.89157744</text:p>
          </table:table-cell>
          <table:table-cell table:formula="of:=[.A426]*[.A426]+[.B426]*[.B426]" office:value-type="float" office:value="4.7176977676943" calcext:value-type="float">
            <text:p>4.7176977676943</text:p>
          </table:table-cell>
        </table:table-row>
        <table:table-row table:style-name="ro1">
          <table:table-cell office:value-type="float" office:value="-2.171875" calcext:value-type="float">
            <text:p>-2.171875</text:p>
          </table:table-cell>
          <table:table-cell office:value-type="float" office:value="0" calcext:value-type="float">
            <text:p>0</text:p>
          </table:table-cell>
          <table:table-cell table:formula="of:=[.A427]*[.A427]+[.B427]*[.B427]" office:value-type="float" office:value="4.717041015625" calcext:value-type="float">
            <text:p>4.717041015625</text:p>
          </table:table-cell>
        </table:table-row>
        <table:table-row table:style-name="ro1">
          <table:table-cell office:value-type="float" office:value="-1.58749759" calcext:value-type="float">
            <text:p>-1.58749759</text:p>
          </table:table-cell>
          <table:table-cell office:value-type="float" office:value="1.4751724" calcext:value-type="float">
            <text:p>1.4751724</text:p>
          </table:table-cell>
          <table:table-cell table:formula="of:=[.A428]*[.A428]+[.B428]*[.B428]" office:value-type="float" office:value="4.69628220797757" calcext:value-type="float">
            <text:p>4.69628220797757</text:p>
          </table:table-cell>
        </table:table-row>
        <table:table-row table:style-name="ro1">
          <table:table-cell office:value-type="float" office:value="-1.58749759" calcext:value-type="float">
            <text:p>-1.58749759</text:p>
          </table:table-cell>
          <table:table-cell office:value-type="float" office:value="-1.4751724" calcext:value-type="float">
            <text:p>-1.4751724</text:p>
          </table:table-cell>
          <table:table-cell table:formula="of:=[.A429]*[.A429]+[.B429]*[.B429]" office:value-type="float" office:value="4.69628220797757" calcext:value-type="float">
            <text:p>4.69628220797757</text:p>
          </table:table-cell>
        </table:table-row>
        <table:table-row table:style-name="ro1">
          <table:table-cell office:value-type="float" office:value="-1.50532267" calcext:value-type="float">
            <text:p>-1.50532267</text:p>
          </table:table-cell>
          <table:table-cell office:value-type="float" office:value="-1.54710513" calcext:value-type="float">
            <text:p>-1.54710513</text:p>
          </table:table-cell>
          <table:table-cell table:formula="of:=[.A430]*[.A430]+[.B430]*[.B430]" office:value-type="float" office:value="4.65953062408825" calcext:value-type="float">
            <text:p>4.65953062408825</text:p>
          </table:table-cell>
        </table:table-row>
        <table:table-row table:style-name="ro1">
          <table:table-cell office:value-type="float" office:value="-1.50532268" calcext:value-type="float">
            <text:p>-1.50532268</text:p>
          </table:table-cell>
          <table:table-cell office:value-type="float" office:value="1.54710512" calcext:value-type="float">
            <text:p>1.54710512</text:p>
          </table:table-cell>
          <table:table-cell table:formula="of:=[.A431]*[.A431]+[.B431]*[.B431]" office:value-type="float" office:value="4.6595306232526" calcext:value-type="float">
            <text:p>4.6595306232526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636363636" calcext:value-type="float">
            <text:p>0.636363636</text:p>
          </table:table-cell>
          <table:table-cell table:formula="of:=[.A432]*[.A432]+[.B432]*[.B432]" office:value-type="float" office:value="4.65886492722314" calcext:value-type="float">
            <text:p>4.65886492722314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636363636" calcext:value-type="float">
            <text:p>-0.636363636</text:p>
          </table:table-cell>
          <table:table-cell table:formula="of:=[.A433]*[.A433]+[.B433]*[.B433]" office:value-type="float" office:value="4.65886492722314" calcext:value-type="float">
            <text:p>4.65886492722314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909090909" calcext:value-type="float">
            <text:p>0.909090909</text:p>
          </table:table-cell>
          <table:table-cell table:formula="of:=[.A434]*[.A434]+[.B434]*[.B434]" office:value-type="float" office:value="4.64114354645145" calcext:value-type="float">
            <text:p>4.64114354645145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909090909" calcext:value-type="float">
            <text:p>-0.909090909</text:p>
          </table:table-cell>
          <table:table-cell table:formula="of:=[.A435]*[.A435]+[.B435]*[.B435]" office:value-type="float" office:value="4.64114354645145" calcext:value-type="float">
            <text:p>4.64114354645145</text:p>
          </table:table-cell>
        </table:table-row>
        <table:table-row table:style-name="ro1">
          <table:table-cell office:value-type="float" office:value="0.296844734" calcext:value-type="float">
            <text:p>0.296844734</text:p>
          </table:table-cell>
          <table:table-cell office:value-type="float" office:value="2.13068182" calcext:value-type="float">
            <text:p>2.13068182</text:p>
          </table:table-cell>
          <table:table-cell table:formula="of:=[.A436]*[.A436]+[.B436]*[.B436]" office:value-type="float" office:value="4.62792181418204" calcext:value-type="float">
            <text:p>4.62792181418204</text:p>
          </table:table-cell>
        </table:table-row>
        <table:table-row table:style-name="ro1">
          <table:table-cell office:value-type="float" office:value="0.296844734" calcext:value-type="float">
            <text:p>0.296844734</text:p>
          </table:table-cell>
          <table:table-cell office:value-type="float" office:value="-2.13068182" calcext:value-type="float">
            <text:p>-2.13068182</text:p>
          </table:table-cell>
          <table:table-cell table:formula="of:=[.A437]*[.A437]+[.B437]*[.B437]" office:value-type="float" office:value="4.62792181418204" calcext:value-type="float">
            <text:p>4.62792181418204</text:p>
          </table:table-cell>
        </table:table-row>
        <table:table-row table:style-name="ro1">
          <table:table-cell office:value-type="float" office:value="1.79288147" calcext:value-type="float">
            <text:p>1.79288147</text:p>
          </table:table-cell>
          <table:table-cell office:value-type="float" office:value="1.18646095" calcext:value-type="float">
            <text:p>1.18646095</text:p>
          </table:table-cell>
          <table:table-cell table:formula="of:=[.A438]*[.A438]+[.B438]*[.B438]" office:value-type="float" office:value="4.62211355134426" calcext:value-type="float">
            <text:p>4.62211355134426</text:p>
          </table:table-cell>
        </table:table-row>
        <table:table-row table:style-name="ro1">
          <table:table-cell office:value-type="float" office:value="1.79288147" calcext:value-type="float">
            <text:p>1.79288147</text:p>
          </table:table-cell>
          <table:table-cell office:value-type="float" office:value="-1.18646095" calcext:value-type="float">
            <text:p>-1.18646095</text:p>
          </table:table-cell>
          <table:table-cell table:formula="of:=[.A439]*[.A439]+[.B439]*[.B439]" office:value-type="float" office:value="4.62211355134426" calcext:value-type="float">
            <text:p>4.62211355134426</text:p>
          </table:table-cell>
        </table:table-row>
        <table:table-row table:style-name="ro1">
          <table:table-cell office:value-type="float" office:value="-1.74530994" calcext:value-type="float">
            <text:p>-1.74530994</text:p>
          </table:table-cell>
          <table:table-cell office:value-type="float" office:value="1.24838131" calcext:value-type="float">
            <text:p>1.24838131</text:p>
          </table:table-cell>
          <table:table-cell table:formula="of:=[.A440]*[.A440]+[.B440]*[.B440]" office:value-type="float" office:value="4.60456268182012" calcext:value-type="float">
            <text:p>4.60456268182012</text:p>
          </table:table-cell>
        </table:table-row>
        <table:table-row table:style-name="ro1">
          <table:table-cell office:value-type="float" office:value="-1.74530994" calcext:value-type="float">
            <text:p>-1.74530994</text:p>
          </table:table-cell>
          <table:table-cell office:value-type="float" office:value="-1.24838131" calcext:value-type="float">
            <text:p>-1.24838131</text:p>
          </table:table-cell>
          <table:table-cell table:formula="of:=[.A441]*[.A441]+[.B441]*[.B441]" office:value-type="float" office:value="4.60456268182012" calcext:value-type="float">
            <text:p>4.60456268182012</text:p>
          </table:table-cell>
        </table:table-row>
        <table:table-row table:style-name="ro1">
          <table:table-cell office:value-type="float" office:value="-1.91989083" calcext:value-type="float">
            <text:p>-1.91989083</text:p>
          </table:table-cell>
          <table:table-cell office:value-type="float" office:value="-0.955392885" calcext:value-type="float">
            <text:p>-0.955392885</text:p>
          </table:table-cell>
          <table:table-cell table:formula="of:=[.A442]*[.A442]+[.B442]*[.B442]" office:value-type="float" office:value="4.59875636382671" calcext:value-type="float">
            <text:p>4.59875636382671</text:p>
          </table:table-cell>
        </table:table-row>
        <table:table-row table:style-name="ro1">
          <table:table-cell office:value-type="float" office:value="-1.91989083" calcext:value-type="float">
            <text:p>-1.91989083</text:p>
          </table:table-cell>
          <table:table-cell office:value-type="float" office:value="0.955392884" calcext:value-type="float">
            <text:p>0.955392884</text:p>
          </table:table-cell>
          <table:table-cell table:formula="of:=[.A443]*[.A443]+[.B443]*[.B443]" office:value-type="float" office:value="4.59875636191593" calcext:value-type="float">
            <text:p>4.59875636191593</text:p>
          </table:table-cell>
        </table:table-row>
        <table:table-row table:style-name="ro1">
          <table:table-cell office:value-type="float" office:value="-0.993561164" calcext:value-type="float">
            <text:p>-0.993561164</text:p>
          </table:table-cell>
          <table:table-cell office:value-type="float" office:value="1.89779581" calcext:value-type="float">
            <text:p>1.89779581</text:p>
          </table:table-cell>
          <table:table-cell table:formula="of:=[.A444]*[.A444]+[.B444]*[.B444]" office:value-type="float" office:value="4.58879272306259" calcext:value-type="float">
            <text:p>4.58879272306259</text:p>
          </table:table-cell>
        </table:table-row>
        <table:table-row table:style-name="ro1">
          <table:table-cell office:value-type="float" office:value="-0.993561158" calcext:value-type="float">
            <text:p>-0.993561158</text:p>
          </table:table-cell>
          <table:table-cell office:value-type="float" office:value="-1.89779581" calcext:value-type="float">
            <text:p>-1.89779581</text:p>
          </table:table-cell>
          <table:table-cell table:formula="of:=[.A445]*[.A445]+[.B445]*[.B445]" office:value-type="float" office:value="4.58879271113986" calcext:value-type="float">
            <text:p>4.58879271113986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545454545" calcext:value-type="float">
            <text:p>0.545454545</text:p>
          </table:table-cell>
          <table:table-cell table:formula="of:=[.A446]*[.A446]+[.B446]*[.B446]" office:value-type="float" office:value="4.55142691066116" calcext:value-type="float">
            <text:p>4.55142691066116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545454545" calcext:value-type="float">
            <text:p>-0.545454545</text:p>
          </table:table-cell>
          <table:table-cell table:formula="of:=[.A447]*[.A447]+[.B447]*[.B447]" office:value-type="float" office:value="4.55142691066116" calcext:value-type="float">
            <text:p>4.55142691066116</text:p>
          </table:table-cell>
        </table:table-row>
        <table:table-row table:style-name="ro1">
          <table:table-cell office:value-type="float" office:value="1.91334877" calcext:value-type="float">
            <text:p>1.91334877</text:p>
          </table:table-cell>
          <table:table-cell office:value-type="float" office:value="0.934836054" calcext:value-type="float">
            <text:p>0.934836054</text:p>
          </table:table-cell>
          <table:table-cell table:formula="of:=[.A448]*[.A448]+[.B448]*[.B448]" office:value-type="float" office:value="4.5348219635188" calcext:value-type="float">
            <text:p>4.5348219635188</text:p>
          </table:table-cell>
        </table:table-row>
        <table:table-row table:style-name="ro1">
          <table:table-cell office:value-type="float" office:value="1.91334877" calcext:value-type="float">
            <text:p>1.91334877</text:p>
          </table:table-cell>
          <table:table-cell office:value-type="float" office:value="-0.934836054" calcext:value-type="float">
            <text:p>-0.934836054</text:p>
          </table:table-cell>
          <table:table-cell table:formula="of:=[.A449]*[.A449]+[.B449]*[.B449]" office:value-type="float" office:value="4.5348219635188" calcext:value-type="float">
            <text:p>4.5348219635188</text:p>
          </table:table-cell>
        </table:table-row>
        <table:table-row table:style-name="ro1">
          <table:table-cell office:value-type="float" office:value="-1.97929105" calcext:value-type="float">
            <text:p>-1.97929105</text:p>
          </table:table-cell>
          <table:table-cell office:value-type="float" office:value="-0.783949728" calcext:value-type="float">
            <text:p>-0.783949728</text:p>
          </table:table-cell>
          <table:table-cell table:formula="of:=[.A450]*[.A450]+[.B450]*[.B450]" office:value-type="float" office:value="4.53217023664138" calcext:value-type="float">
            <text:p>4.53217023664138</text:p>
          </table:table-cell>
        </table:table-row>
        <table:table-row table:style-name="ro1">
          <table:table-cell office:value-type="float" office:value="-1.97929105" calcext:value-type="float">
            <text:p>-1.97929105</text:p>
          </table:table-cell>
          <table:table-cell office:value-type="float" office:value="0.783949727" calcext:value-type="float">
            <text:p>0.783949727</text:p>
          </table:table-cell>
          <table:table-cell table:formula="of:=[.A451]*[.A451]+[.B451]*[.B451]" office:value-type="float" office:value="4.53217023507348" calcext:value-type="float">
            <text:p>4.53217023507348</text:p>
          </table:table-cell>
        </table:table-row>
        <table:table-row table:style-name="ro1">
          <table:table-cell office:value-type="float" office:value="-0.12109375" calcext:value-type="float">
            <text:p>-0.12109375</text:p>
          </table:table-cell>
          <table:table-cell office:value-type="float" office:value="-2.125" calcext:value-type="float">
            <text:p>-2.125</text:p>
          </table:table-cell>
          <table:table-cell table:formula="of:=[.A452]*[.A452]+[.B452]*[.B452]" office:value-type="float" office:value="4.53028869628906" calcext:value-type="float">
            <text:p>4.53028869628906</text:p>
          </table:table-cell>
        </table:table-row>
        <table:table-row table:style-name="ro1">
          <table:table-cell office:value-type="float" office:value="-2.03760953" calcext:value-type="float">
            <text:p>-2.03760953</text:p>
          </table:table-cell>
          <table:table-cell office:value-type="float" office:value="0.607027474" calcext:value-type="float">
            <text:p>0.607027474</text:p>
          </table:table-cell>
          <table:table-cell table:formula="of:=[.A453]*[.A453]+[.B453]*[.B453]" office:value-type="float" office:value="4.52033495093764" calcext:value-type="float">
            <text:p>4.52033495093764</text:p>
          </table:table-cell>
        </table:table-row>
        <table:table-row table:style-name="ro1">
          <table:table-cell office:value-type="float" office:value="-2.03760953" calcext:value-type="float">
            <text:p>-2.03760953</text:p>
          </table:table-cell>
          <table:table-cell office:value-type="float" office:value="-0.607027474" calcext:value-type="float">
            <text:p>-0.607027474</text:p>
          </table:table-cell>
          <table:table-cell table:formula="of:=[.A454]*[.A454]+[.B454]*[.B454]" office:value-type="float" office:value="4.52033495093764" calcext:value-type="float">
            <text:p>4.52033495093764</text:p>
          </table:table-cell>
        </table:table-row>
        <table:table-row table:style-name="ro1">
          <table:table-cell office:value-type="float" office:value="-2.04516478" calcext:value-type="float">
            <text:p>-2.04516478</text:p>
          </table:table-cell>
          <table:table-cell office:value-type="float" office:value="0.56232933" calcext:value-type="float">
            <text:p>0.56232933</text:p>
          </table:table-cell>
          <table:table-cell table:formula="of:=[.A455]*[.A455]+[.B455]*[.B455]" office:value-type="float" office:value="4.4989132527307" calcext:value-type="float">
            <text:p>4.4989132527307</text:p>
          </table:table-cell>
        </table:table-row>
        <table:table-row table:style-name="ro1">
          <table:table-cell office:value-type="float" office:value="-2.04516478" calcext:value-type="float">
            <text:p>-2.04516478</text:p>
          </table:table-cell>
          <table:table-cell office:value-type="float" office:value="-0.56232933" calcext:value-type="float">
            <text:p>-0.56232933</text:p>
          </table:table-cell>
          <table:table-cell table:formula="of:=[.A456]*[.A456]+[.B456]*[.B456]" office:value-type="float" office:value="4.4989132527307" calcext:value-type="float">
            <text:p>4.4989132527307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818181818" calcext:value-type="float">
            <text:p>0.818181818</text:p>
          </table:table-cell>
          <table:table-cell table:formula="of:=[.A457]*[.A457]+[.B457]*[.B457]" office:value-type="float" office:value="4.48411875293079" calcext:value-type="float">
            <text:p>4.48411875293079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818181818" calcext:value-type="float">
            <text:p>-0.818181818</text:p>
          </table:table-cell>
          <table:table-cell table:formula="of:=[.A458]*[.A458]+[.B458]*[.B458]" office:value-type="float" office:value="4.48411875293079" calcext:value-type="float">
            <text:p>4.48411875293079</text:p>
          </table:table-cell>
        </table:table-row>
        <table:table-row table:style-name="ro1">
          <table:table-cell office:value-type="float" office:value="1.36350652" calcext:value-type="float">
            <text:p>1.36350652</text:p>
          </table:table-cell>
          <table:table-cell office:value-type="float" office:value="1.61366444" calcext:value-type="float">
            <text:p>1.61366444</text:p>
          </table:table-cell>
          <table:table-cell table:formula="of:=[.A459]*[.A459]+[.B459]*[.B459]" office:value-type="float" office:value="4.46306295500302" calcext:value-type="float">
            <text:p>4.46306295500302</text:p>
          </table:table-cell>
        </table:table-row>
        <table:table-row table:style-name="ro1">
          <table:table-cell office:value-type="float" office:value="1.36350652" calcext:value-type="float">
            <text:p>1.36350652</text:p>
          </table:table-cell>
          <table:table-cell office:value-type="float" office:value="-1.61366444" calcext:value-type="float">
            <text:p>-1.61366444</text:p>
          </table:table-cell>
          <table:table-cell table:formula="of:=[.A460]*[.A460]+[.B460]*[.B460]" office:value-type="float" office:value="4.46306295500302" calcext:value-type="float">
            <text:p>4.46306295500302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454545455" calcext:value-type="float">
            <text:p>0.454545455</text:p>
          </table:table-cell>
          <table:table-cell table:formula="of:=[.A461]*[.A461]+[.B461]*[.B461]" office:value-type="float" office:value="4.46051782066116" calcext:value-type="float">
            <text:p>4.46051782066116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454545455" calcext:value-type="float">
            <text:p>-0.454545455</text:p>
          </table:table-cell>
          <table:table-cell table:formula="of:=[.A462]*[.A462]+[.B462]*[.B462]" office:value-type="float" office:value="4.46051782066116" calcext:value-type="float">
            <text:p>4.46051782066116</text:p>
          </table:table-cell>
        </table:table-row>
        <table:table-row table:style-name="ro1">
          <table:table-cell office:value-type="float" office:value="0.604260153" calcext:value-type="float">
            <text:p>0.604260153</text:p>
          </table:table-cell>
          <table:table-cell office:value-type="float" office:value="2.01988636" calcext:value-type="float">
            <text:p>2.01988636</text:p>
          </table:table-cell>
          <table:table-cell table:formula="of:=[.A463]*[.A463]+[.B463]*[.B463]" office:value-type="float" office:value="4.44507123981763" calcext:value-type="float">
            <text:p>4.44507123981763</text:p>
          </table:table-cell>
        </table:table-row>
        <table:table-row table:style-name="ro1">
          <table:table-cell office:value-type="float" office:value="0.604260153" calcext:value-type="float">
            <text:p>0.604260153</text:p>
          </table:table-cell>
          <table:table-cell office:value-type="float" office:value="-2.01988636" calcext:value-type="float">
            <text:p>-2.01988636</text:p>
          </table:table-cell>
          <table:table-cell table:formula="of:=[.A464]*[.A464]+[.B464]*[.B464]" office:value-type="float" office:value="4.44507123981763" calcext:value-type="float">
            <text:p>4.44507123981763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1" calcext:value-type="float">
            <text:p>-1</text:p>
          </table:table-cell>
          <table:table-cell table:formula="of:=[.A465]*[.A465]+[.B465]*[.B465]" office:value-type="float" office:value="4.3994140625" calcext:value-type="float">
            <text:p>4.3994140625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363636364" calcext:value-type="float">
            <text:p>0.363636364</text:p>
          </table:table-cell>
          <table:table-cell table:formula="of:=[.A466]*[.A466]+[.B466]*[.B466]" office:value-type="float" office:value="4.38613765522314" calcext:value-type="float">
            <text:p>4.38613765522314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363636364" calcext:value-type="float">
            <text:p>-0.363636364</text:p>
          </table:table-cell>
          <table:table-cell table:formula="of:=[.A467]*[.A467]+[.B467]*[.B467]" office:value-type="float" office:value="4.38613765522314" calcext:value-type="float">
            <text:p>4.38613765522314</text:p>
          </table:table-cell>
        </table:table-row>
        <table:table-row table:style-name="ro1">
          <table:table-cell office:value-type="float" office:value="-1.23738062" calcext:value-type="float">
            <text:p>-1.23738062</text:p>
          </table:table-cell>
          <table:table-cell office:value-type="float" office:value="-1.68578565" calcext:value-type="float">
            <text:p>-1.68578565</text:p>
          </table:table-cell>
          <table:table-cell table:formula="of:=[.A468]*[.A468]+[.B468]*[.B468]" office:value-type="float" office:value="4.37298405649751" calcext:value-type="float">
            <text:p>4.37298405649751</text:p>
          </table:table-cell>
        </table:table-row>
        <table:table-row table:style-name="ro1">
          <table:table-cell office:value-type="float" office:value="-1.23738061" calcext:value-type="float">
            <text:p>-1.23738061</text:p>
          </table:table-cell>
          <table:table-cell office:value-type="float" office:value="1.68578565" calcext:value-type="float">
            <text:p>1.68578565</text:p>
          </table:table-cell>
          <table:table-cell table:formula="of:=[.A469]*[.A469]+[.B469]*[.B469]" office:value-type="float" office:value="4.37298403174989" calcext:value-type="float">
            <text:p>4.37298403174989</text:p>
          </table:table-cell>
        </table:table-row>
        <table:table-row table:style-name="ro1">
          <table:table-cell office:value-type="float" office:value="1.61691545" calcext:value-type="float">
            <text:p>1.61691545</text:p>
          </table:table-cell>
          <table:table-cell office:value-type="float" office:value="1.3212377" calcext:value-type="float">
            <text:p>1.3212377</text:p>
          </table:table-cell>
          <table:table-cell table:formula="of:=[.A470]*[.A470]+[.B470]*[.B470]" office:value-type="float" office:value="4.36008463234999" calcext:value-type="float">
            <text:p>4.36008463234999</text:p>
          </table:table-cell>
        </table:table-row>
        <table:table-row table:style-name="ro1">
          <table:table-cell office:value-type="float" office:value="1.61691545" calcext:value-type="float">
            <text:p>1.61691545</text:p>
          </table:table-cell>
          <table:table-cell office:value-type="float" office:value="-1.3212377" calcext:value-type="float">
            <text:p>-1.3212377</text:p>
          </table:table-cell>
          <table:table-cell table:formula="of:=[.A471]*[.A471]+[.B471]*[.B471]" office:value-type="float" office:value="4.36008463234999" calcext:value-type="float">
            <text:p>4.36008463234999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727272727" calcext:value-type="float">
            <text:p>0.727272727</text:p>
          </table:table-cell>
          <table:table-cell table:formula="of:=[.A472]*[.A472]+[.B472]*[.B472]" office:value-type="float" office:value="4.34362288506302" calcext:value-type="float">
            <text:p>4.34362288506302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727272727" calcext:value-type="float">
            <text:p>-0.727272727</text:p>
          </table:table-cell>
          <table:table-cell table:formula="of:=[.A473]*[.A473]+[.B473]*[.B473]" office:value-type="float" office:value="4.34362288506302" calcext:value-type="float">
            <text:p>4.34362288506302</text:p>
          </table:table-cell>
        </table:table-row>
        <table:table-row table:style-name="ro1">
          <table:table-cell office:value-type="float" office:value="-1.51912871" calcext:value-type="float">
            <text:p>-1.51912871</text:p>
          </table:table-cell>
          <table:table-cell office:value-type="float" office:value="-1.42656103" calcext:value-type="float">
            <text:p>-1.42656103</text:p>
          </table:table-cell>
          <table:table-cell table:formula="of:=[.A474]*[.A474]+[.B474]*[.B474]" office:value-type="float" office:value="4.34282840986092" calcext:value-type="float">
            <text:p>4.34282840986092</text:p>
          </table:table-cell>
        </table:table-row>
        <table:table-row table:style-name="ro1">
          <table:table-cell office:value-type="float" office:value="-1.51912876" calcext:value-type="float">
            <text:p>-1.51912876</text:p>
          </table:table-cell>
          <table:table-cell office:value-type="float" office:value="1.42656094" calcext:value-type="float">
            <text:p>1.42656094</text:p>
          </table:table-cell>
          <table:table-cell table:formula="of:=[.A475]*[.A475]+[.B475]*[.B475]" office:value-type="float" office:value="4.34282830499282" calcext:value-type="float">
            <text:p>4.34282830499282</text:p>
          </table:table-cell>
        </table:table-row>
        <table:table-row table:style-name="ro1">
          <table:table-cell office:value-type="float" office:value="-2.03412582" calcext:value-type="float">
            <text:p>-2.03412582</text:p>
          </table:table-cell>
          <table:table-cell office:value-type="float" office:value="0.451369187" calcext:value-type="float">
            <text:p>0.451369187</text:p>
          </table:table-cell>
          <table:table-cell table:formula="of:=[.A476]*[.A476]+[.B476]*[.B476]" office:value-type="float" office:value="4.34140199456371" calcext:value-type="float">
            <text:p>4.34140199456371</text:p>
          </table:table-cell>
        </table:table-row>
        <table:table-row table:style-name="ro1">
          <table:table-cell office:value-type="float" office:value="-2.03412582" calcext:value-type="float">
            <text:p>-2.03412582</text:p>
          </table:table-cell>
          <table:table-cell office:value-type="float" office:value="-0.451369187" calcext:value-type="float">
            <text:p>-0.451369187</text:p>
          </table:table-cell>
          <table:table-cell table:formula="of:=[.A477]*[.A477]+[.B477]*[.B477]" office:value-type="float" office:value="4.34140199456371" calcext:value-type="float">
            <text:p>4.34140199456371</text:p>
          </table:table-cell>
        </table:table-row>
        <table:table-row table:style-name="ro1">
          <table:table-cell office:value-type="float" office:value="-2.04493476" calcext:value-type="float">
            <text:p>-2.04493476</text:p>
          </table:table-cell>
          <table:table-cell office:value-type="float" office:value="0.393342807" calcext:value-type="float">
            <text:p>0.393342807</text:p>
          </table:table-cell>
          <table:table-cell table:formula="of:=[.A478]*[.A478]+[.B478]*[.B478]" office:value-type="float" office:value="4.3364767364749" calcext:value-type="float">
            <text:p>4.3364767364749</text:p>
          </table:table-cell>
        </table:table-row>
        <table:table-row table:style-name="ro1">
          <table:table-cell office:value-type="float" office:value="-2.04493476" calcext:value-type="float">
            <text:p>-2.04493476</text:p>
          </table:table-cell>
          <table:table-cell office:value-type="float" office:value="-0.393342807" calcext:value-type="float">
            <text:p>-0.393342807</text:p>
          </table:table-cell>
          <table:table-cell table:formula="of:=[.A479]*[.A479]+[.B479]*[.B479]" office:value-type="float" office:value="4.3364767364749" calcext:value-type="float">
            <text:p>4.3364767364749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272727273" calcext:value-type="float">
            <text:p>0.272727273</text:p>
          </table:table-cell>
          <table:table-cell table:formula="of:=[.A480]*[.A480]+[.B480]*[.B480]" office:value-type="float" office:value="4.32828641543802" calcext:value-type="float">
            <text:p>4.32828641543802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272727273" calcext:value-type="float">
            <text:p>-0.272727273</text:p>
          </table:table-cell>
          <table:table-cell table:formula="of:=[.A481]*[.A481]+[.B481]*[.B481]" office:value-type="float" office:value="4.32828641543802" calcext:value-type="float">
            <text:p>4.32828641543802</text:p>
          </table:table-cell>
        </table:table-row>
        <table:table-row table:style-name="ro1">
          <table:table-cell office:value-type="float" office:value="-1.89220895" calcext:value-type="float">
            <text:p>-1.89220895</text:p>
          </table:table-cell>
          <table:table-cell office:value-type="float" office:value="0.851924387" calcext:value-type="float">
            <text:p>0.851924387</text:p>
          </table:table-cell>
          <table:table-cell table:formula="of:=[.A482]*[.A482]+[.B482]*[.B482]" office:value-type="float" office:value="4.30622987162543" calcext:value-type="float">
            <text:p>4.30622987162543</text:p>
          </table:table-cell>
        </table:table-row>
        <table:table-row table:style-name="ro1">
          <table:table-cell office:value-type="float" office:value="-1.89220895" calcext:value-type="float">
            <text:p>-1.89220895</text:p>
          </table:table-cell>
          <table:table-cell office:value-type="float" office:value="-0.851924387" calcext:value-type="float">
            <text:p>-0.851924387</text:p>
          </table:table-cell>
          <table:table-cell table:formula="of:=[.A483]*[.A483]+[.B483]*[.B483]" office:value-type="float" office:value="4.30622987162543" calcext:value-type="float">
            <text:p>4.30622987162543</text:p>
          </table:table-cell>
        </table:table-row>
        <table:table-row table:style-name="ro1">
          <table:table-cell office:value-type="float" office:value="1.1111238" calcext:value-type="float">
            <text:p>1.1111238</text:p>
          </table:table-cell>
          <table:table-cell office:value-type="float" office:value="-1.7505891" calcext:value-type="float">
            <text:p>-1.7505891</text:p>
          </table:table-cell>
          <table:table-cell table:formula="of:=[.A484]*[.A484]+[.B484]*[.B484]" office:value-type="float" office:value="4.29915829596525" calcext:value-type="float">
            <text:p>4.29915829596525</text:p>
          </table:table-cell>
        </table:table-row>
        <table:table-row table:style-name="ro1">
          <table:table-cell office:value-type="float" office:value="1.11112379" calcext:value-type="float">
            <text:p>1.11112379</text:p>
          </table:table-cell>
          <table:table-cell office:value-type="float" office:value="1.7505891" calcext:value-type="float">
            <text:p>1.7505891</text:p>
          </table:table-cell>
          <table:table-cell table:formula="of:=[.A485]*[.A485]+[.B485]*[.B485]" office:value-type="float" office:value="4.29915827374277" calcext:value-type="float">
            <text:p>4.29915827374277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181818182" calcext:value-type="float">
            <text:p>0.181818182</text:p>
          </table:table-cell>
          <table:table-cell table:formula="of:=[.A486]*[.A486]+[.B486]*[.B486]" office:value-type="float" office:value="4.28696410130579" calcext:value-type="float">
            <text:p>4.28696410130579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181818182" calcext:value-type="float">
            <text:p>-0.181818182</text:p>
          </table:table-cell>
          <table:table-cell table:formula="of:=[.A487]*[.A487]+[.B487]*[.B487]" office:value-type="float" office:value="4.28696410130579" calcext:value-type="float">
            <text:p>4.28696410130579</text:p>
          </table:table-cell>
        </table:table-row>
        <table:table-row table:style-name="ro1">
          <table:table-cell office:value-type="float" office:value="1.882964" calcext:value-type="float">
            <text:p>1.882964</text:p>
          </table:table-cell>
          <table:table-cell office:value-type="float" office:value="0.848805771" calcext:value-type="float">
            <text:p>0.848805771</text:p>
          </table:table-cell>
          <table:table-cell table:formula="of:=[.A488]*[.A488]+[.B488]*[.B488]" office:value-type="float" office:value="4.2660246621789" calcext:value-type="float">
            <text:p>4.2660246621789</text:p>
          </table:table-cell>
        </table:table-row>
        <table:table-row table:style-name="ro1">
          <table:table-cell office:value-type="float" office:value="1.88296399" calcext:value-type="float">
            <text:p>1.88296399</text:p>
          </table:table-cell>
          <table:table-cell office:value-type="float" office:value="-0.848805771" calcext:value-type="float">
            <text:p>-0.848805771</text:p>
          </table:table-cell>
          <table:table-cell table:formula="of:=[.A489]*[.A489]+[.B489]*[.B489]" office:value-type="float" office:value="4.26602462451962" calcext:value-type="float">
            <text:p>4.26602462451962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.0909090908" calcext:value-type="float">
            <text:p>0.0909090908</text:p>
          </table:table-cell>
          <table:table-cell table:formula="of:=[.A490]*[.A490]+[.B490]*[.B490]" office:value-type="float" office:value="4.26217071279008" calcext:value-type="float">
            <text:p>4.26217071279008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-0.0909090908" calcext:value-type="float">
            <text:p>-0.0909090908</text:p>
          </table:table-cell>
          <table:table-cell table:formula="of:=[.A491]*[.A491]+[.B491]*[.B491]" office:value-type="float" office:value="4.26217071279008" calcext:value-type="float">
            <text:p>4.26217071279008</text:p>
          </table:table-cell>
        </table:table-row>
        <table:table-row table:style-name="ro1">
          <table:table-cell office:value-type="float" office:value="-2.0625" calcext:value-type="float">
            <text:p>-2.0625</text:p>
          </table:table-cell>
          <table:table-cell office:value-type="float" office:value="0" calcext:value-type="float">
            <text:p>0</text:p>
          </table:table-cell>
          <table:table-cell table:formula="of:=[.A492]*[.A492]+[.B492]*[.B492]" office:value-type="float" office:value="4.25390625" calcext:value-type="float">
            <text:p>4.25390625</text:p>
          </table:table-cell>
        </table:table-row>
        <table:table-row table:style-name="ro1">
          <table:table-cell office:value-type="float" office:value="1.15070539" calcext:value-type="float">
            <text:p>1.15070539</text:p>
          </table:table-cell>
          <table:table-cell office:value-type="float" office:value="1.71022727" calcext:value-type="float">
            <text:p>1.71022727</text:p>
          </table:table-cell>
          <table:table-cell table:formula="of:=[.A493]*[.A493]+[.B493]*[.B493]" office:value-type="float" office:value="4.24900020962671" calcext:value-type="float">
            <text:p>4.24900020962671</text:p>
          </table:table-cell>
        </table:table-row>
        <table:table-row table:style-name="ro1">
          <table:table-cell office:value-type="float" office:value="1.15070539" calcext:value-type="float">
            <text:p>1.15070539</text:p>
          </table:table-cell>
          <table:table-cell office:value-type="float" office:value="-1.71022727" calcext:value-type="float">
            <text:p>-1.71022727</text:p>
          </table:table-cell>
          <table:table-cell table:formula="of:=[.A494]*[.A494]+[.B494]*[.B494]" office:value-type="float" office:value="4.24900020962671" calcext:value-type="float">
            <text:p>4.24900020962671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909090909" calcext:value-type="float">
            <text:p>0.909090909</text:p>
          </table:table-cell>
          <table:table-cell table:formula="of:=[.A495]*[.A495]+[.B495]*[.B495]" office:value-type="float" office:value="4.22586034332645" calcext:value-type="float">
            <text:p>4.22586034332645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909090909" calcext:value-type="float">
            <text:p>-0.909090909</text:p>
          </table:table-cell>
          <table:table-cell table:formula="of:=[.A496]*[.A496]+[.B496]*[.B496]" office:value-type="float" office:value="4.22586034332645" calcext:value-type="float">
            <text:p>4.22586034332645</text:p>
          </table:table-cell>
        </table:table-row>
        <table:table-row table:style-name="ro1">
          <table:table-cell office:value-type="float" office:value="1.38631723" calcext:value-type="float">
            <text:p>1.38631723</text:p>
          </table:table-cell>
          <table:table-cell office:value-type="float" office:value="1.51704546" calcext:value-type="float">
            <text:p>1.51704546</text:p>
          </table:table-cell>
          <table:table-cell table:formula="of:=[.A497]*[.A497]+[.B497]*[.B497]" office:value-type="float" office:value="4.22330238990149" calcext:value-type="float">
            <text:p>4.22330238990149</text:p>
          </table:table-cell>
        </table:table-row>
        <table:table-row table:style-name="ro1">
          <table:table-cell office:value-type="float" office:value="1.38631723" calcext:value-type="float">
            <text:p>1.38631723</text:p>
          </table:table-cell>
          <table:table-cell office:value-type="float" office:value="-1.51704546" calcext:value-type="float">
            <text:p>-1.51704546</text:p>
          </table:table-cell>
          <table:table-cell table:formula="of:=[.A498]*[.A498]+[.B498]*[.B498]" office:value-type="float" office:value="4.22330238990149" calcext:value-type="float">
            <text:p>4.22330238990149</text:p>
          </table:table-cell>
        </table:table-row>
        <table:table-row table:style-name="ro1">
          <table:table-cell office:value-type="float" office:value="0.189178719" calcext:value-type="float">
            <text:p>0.189178719</text:p>
          </table:table-cell>
          <table:table-cell office:value-type="float" office:value="2.04545455" calcext:value-type="float">
            <text:p>2.04545455</text:p>
          </table:table-cell>
          <table:table-cell table:formula="of:=[.A499]*[.A499]+[.B499]*[.B499]" office:value-type="float" office:value="4.21967290383818" calcext:value-type="float">
            <text:p>4.21967290383818</text:p>
          </table:table-cell>
        </table:table-row>
        <table:table-row table:style-name="ro1">
          <table:table-cell office:value-type="float" office:value="0.189178719" calcext:value-type="float">
            <text:p>0.189178719</text:p>
          </table:table-cell>
          <table:table-cell office:value-type="float" office:value="-2.04545455" calcext:value-type="float">
            <text:p>-2.04545455</text:p>
          </table:table-cell>
          <table:table-cell table:formula="of:=[.A500]*[.A500]+[.B500]*[.B500]" office:value-type="float" office:value="4.21967290383818" calcext:value-type="float">
            <text:p>4.21967290383818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636363636" calcext:value-type="float">
            <text:p>0.636363636</text:p>
          </table:table-cell>
          <table:table-cell table:formula="of:=[.A501]*[.A501]+[.B501]*[.B501]" office:value-type="float" office:value="4.21965594284814" calcext:value-type="float">
            <text:p>4.21965594284814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636363636" calcext:value-type="float">
            <text:p>-0.636363636</text:p>
          </table:table-cell>
          <table:table-cell table:formula="of:=[.A502]*[.A502]+[.B502]*[.B502]" office:value-type="float" office:value="4.21965594284814" calcext:value-type="float">
            <text:p>4.21965594284814</text:p>
          </table:table-cell>
        </table:table-row>
        <table:table-row table:style-name="ro1">
          <table:table-cell office:value-type="float" office:value="0.862675943" calcext:value-type="float">
            <text:p>0.862675943</text:p>
          </table:table-cell>
          <table:table-cell office:value-type="float" office:value="1.86363636" calcext:value-type="float">
            <text:p>1.86363636</text:p>
          </table:table-cell>
          <table:table-cell table:formula="of:=[.A503]*[.A503]+[.B503]*[.B503]" office:value-type="float" office:value="4.21735026494499" calcext:value-type="float">
            <text:p>4.21735026494499</text:p>
          </table:table-cell>
        </table:table-row>
        <table:table-row table:style-name="ro1">
          <table:table-cell office:value-type="float" office:value="0.862675943" calcext:value-type="float">
            <text:p>0.862675943</text:p>
          </table:table-cell>
          <table:table-cell office:value-type="float" office:value="-1.86363636" calcext:value-type="float">
            <text:p>-1.86363636</text:p>
          </table:table-cell>
          <table:table-cell table:formula="of:=[.A504]*[.A504]+[.B504]*[.B504]" office:value-type="float" office:value="4.21735026494499" calcext:value-type="float">
            <text:p>4.21735026494499</text:p>
          </table:table-cell>
        </table:table-row>
        <table:table-row table:style-name="ro1">
          <table:table-cell office:value-type="float" office:value="-0.218505859" calcext:value-type="float">
            <text:p>-0.218505859</text:p>
          </table:table-cell>
          <table:table-cell office:value-type="float" office:value="2.03125" calcext:value-type="float">
            <text:p>2.03125</text:p>
          </table:table-cell>
          <table:table-cell table:formula="of:=[.A505]*[.A505]+[.B505]*[.B505]" office:value-type="float" office:value="4.17372137291733" calcext:value-type="float">
            <text:p>4.17372137291733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545454545" calcext:value-type="float">
            <text:p>0.545454545</text:p>
          </table:table-cell>
          <table:table-cell table:formula="of:=[.A506]*[.A506]+[.B506]*[.B506]" office:value-type="float" office:value="4.11221792628616" calcext:value-type="float">
            <text:p>4.11221792628616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545454545" calcext:value-type="float">
            <text:p>-0.545454545</text:p>
          </table:table-cell>
          <table:table-cell table:formula="of:=[.A507]*[.A507]+[.B507]*[.B507]" office:value-type="float" office:value="4.11221792628616" calcext:value-type="float">
            <text:p>4.11221792628616</text:p>
          </table:table-cell>
        </table:table-row>
        <table:table-row table:style-name="ro1">
          <table:table-cell office:value-type="float" office:value="1.72934086" calcext:value-type="float">
            <text:p>1.72934086</text:p>
          </table:table-cell>
          <table:table-cell office:value-type="float" office:value="1.05681818" calcext:value-type="float">
            <text:p>1.05681818</text:p>
          </table:table-cell>
          <table:table-cell table:formula="of:=[.A508]*[.A508]+[.B508]*[.B508]" office:value-type="float" office:value="4.10748447564405" calcext:value-type="float">
            <text:p>4.10748447564405</text:p>
          </table:table-cell>
        </table:table-row>
        <table:table-row table:style-name="ro1">
          <table:table-cell office:value-type="float" office:value="1.72934086" calcext:value-type="float">
            <text:p>1.72934086</text:p>
          </table:table-cell>
          <table:table-cell office:value-type="float" office:value="-1.05681818" calcext:value-type="float">
            <text:p>-1.05681818</text:p>
          </table:table-cell>
          <table:table-cell table:formula="of:=[.A509]*[.A509]+[.B509]*[.B509]" office:value-type="float" office:value="4.10748447564405" calcext:value-type="float">
            <text:p>4.10748447564405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818181818" calcext:value-type="float">
            <text:p>0.818181818</text:p>
          </table:table-cell>
          <table:table-cell table:formula="of:=[.A510]*[.A510]+[.B510]*[.B510]" office:value-type="float" office:value="4.06883554980579" calcext:value-type="float">
            <text:p>4.06883554980579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818181818" calcext:value-type="float">
            <text:p>-0.818181818</text:p>
          </table:table-cell>
          <table:table-cell table:formula="of:=[.A511]*[.A511]+[.B511]*[.B511]" office:value-type="float" office:value="4.06883554980579" calcext:value-type="float">
            <text:p>4.06883554980579</text:p>
          </table:table-cell>
        </table:table-row>
        <table:table-row table:style-name="ro1">
          <table:table-cell office:value-type="float" office:value="1.67889115" calcext:value-type="float">
            <text:p>1.67889115</text:p>
          </table:table-cell>
          <table:table-cell office:value-type="float" office:value="-1.11099418" calcext:value-type="float">
            <text:p>-1.11099418</text:p>
          </table:table-cell>
          <table:table-cell table:formula="of:=[.A512]*[.A512]+[.B512]*[.B512]" office:value-type="float" office:value="4.0529835615422" calcext:value-type="float">
            <text:p>4.0529835615422</text:p>
          </table:table-cell>
        </table:table-row>
        <table:table-row table:style-name="ro1">
          <table:table-cell office:value-type="float" office:value="1.67889115" calcext:value-type="float">
            <text:p>1.67889115</text:p>
          </table:table-cell>
          <table:table-cell office:value-type="float" office:value="1.11099417" calcext:value-type="float">
            <text:p>1.11099417</text:p>
          </table:table-cell>
          <table:table-cell table:formula="of:=[.A513]*[.A513]+[.B513]*[.B513]" office:value-type="float" office:value="4.05298353932231" calcext:value-type="float">
            <text:p>4.05298353932231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454545455" calcext:value-type="float">
            <text:p>0.454545455</text:p>
          </table:table-cell>
          <table:table-cell table:formula="of:=[.A514]*[.A514]+[.B514]*[.B514]" office:value-type="float" office:value="4.02130883628616" calcext:value-type="float">
            <text:p>4.02130883628616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454545455" calcext:value-type="float">
            <text:p>-0.454545455</text:p>
          </table:table-cell>
          <table:table-cell table:formula="of:=[.A515]*[.A515]+[.B515]*[.B515]" office:value-type="float" office:value="4.02130883628616" calcext:value-type="float">
            <text:p>4.02130883628616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1" calcext:value-type="float">
            <text:p>-1</text:p>
          </table:table-cell>
          <table:table-cell table:formula="of:=[.A516]*[.A516]+[.B516]*[.B516]" office:value-type="float" office:value="4.008056640625" calcext:value-type="float">
            <text:p>4.008056640625</text:p>
          </table:table-cell>
        </table:table-row>
        <table:table-row table:style-name="ro1">
          <table:table-cell office:value-type="float" office:value="1.69688327" calcext:value-type="float">
            <text:p>1.69688327</text:p>
          </table:table-cell>
          <table:table-cell office:value-type="float" office:value="-1.06223722" calcext:value-type="float">
            <text:p>-1.06223722</text:p>
          </table:table-cell>
          <table:table-cell table:formula="of:=[.A517]*[.A517]+[.B517]*[.B517]" office:value-type="float" office:value="4.00776074355922" calcext:value-type="float">
            <text:p>4.00776074355922</text:p>
          </table:table-cell>
        </table:table-row>
        <table:table-row table:style-name="ro1">
          <table:table-cell office:value-type="float" office:value="1.69688327" calcext:value-type="float">
            <text:p>1.69688327</text:p>
          </table:table-cell>
          <table:table-cell office:value-type="float" office:value="1.0622372" calcext:value-type="float">
            <text:p>1.0622372</text:p>
          </table:table-cell>
          <table:table-cell table:formula="of:=[.A518]*[.A518]+[.B518]*[.B518]" office:value-type="float" office:value="4.00776070106973" calcext:value-type="float">
            <text:p>4.00776070106973</text:p>
          </table:table-cell>
        </table:table-row>
        <table:table-row table:style-name="ro1">
          <table:table-cell office:value-type="float" office:value="-1.67575939" calcext:value-type="float">
            <text:p>-1.67575939</text:p>
          </table:table-cell>
          <table:table-cell office:value-type="float" office:value="1.09074186" calcext:value-type="float">
            <text:p>1.09074186</text:p>
          </table:table-cell>
          <table:table-cell table:formula="of:=[.A519]*[.A519]+[.B519]*[.B519]" office:value-type="float" office:value="3.99788733832943" calcext:value-type="float">
            <text:p>3.99788733832943</text:p>
          </table:table-cell>
        </table:table-row>
        <table:table-row table:style-name="ro1">
          <table:table-cell office:value-type="float" office:value="-1.67575939" calcext:value-type="float">
            <text:p>-1.67575939</text:p>
          </table:table-cell>
          <table:table-cell office:value-type="float" office:value="-1.09074186" calcext:value-type="float">
            <text:p>-1.09074186</text:p>
          </table:table-cell>
          <table:table-cell table:formula="of:=[.A520]*[.A520]+[.B520]*[.B520]" office:value-type="float" office:value="3.99788733832943" calcext:value-type="float">
            <text:p>3.99788733832943</text:p>
          </table:table-cell>
        </table:table-row>
        <table:table-row table:style-name="ro1">
          <table:table-cell office:value-type="float" office:value="1.98904532" calcext:value-type="float">
            <text:p>1.98904532</text:p>
          </table:table-cell>
          <table:table-cell office:value-type="float" office:value="0" calcext:value-type="float">
            <text:p>0</text:p>
          </table:table-cell>
          <table:table-cell table:formula="of:=[.A521]*[.A521]+[.B521]*[.B521]" office:value-type="float" office:value="3.9563012850139" calcext:value-type="float">
            <text:p>3.9563012850139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363636364" calcext:value-type="float">
            <text:p>0.363636364</text:p>
          </table:table-cell>
          <table:table-cell table:formula="of:=[.A522]*[.A522]+[.B522]*[.B522]" office:value-type="float" office:value="3.94692867084814" calcext:value-type="float">
            <text:p>3.94692867084814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363636364" calcext:value-type="float">
            <text:p>-0.363636364</text:p>
          </table:table-cell>
          <table:table-cell table:formula="of:=[.A523]*[.A523]+[.B523]*[.B523]" office:value-type="float" office:value="3.94692867084814" calcext:value-type="float">
            <text:p>3.94692867084814</text:p>
          </table:table-cell>
        </table:table-row>
        <table:table-row table:style-name="ro1">
          <table:table-cell office:value-type="float" office:value="-1.97900973" calcext:value-type="float">
            <text:p>-1.97900973</text:p>
          </table:table-cell>
          <table:table-cell office:value-type="float" office:value="0.169277952" calcext:value-type="float">
            <text:p>0.169277952</text:p>
          </table:table-cell>
          <table:table-cell table:formula="of:=[.A524]*[.A524]+[.B524]*[.B524]" office:value-type="float" office:value="3.94513453646799" calcext:value-type="float">
            <text:p>3.94513453646799</text:p>
          </table:table-cell>
        </table:table-row>
        <table:table-row table:style-name="ro1">
          <table:table-cell office:value-type="float" office:value="-1.97900973" calcext:value-type="float">
            <text:p>-1.97900973</text:p>
          </table:table-cell>
          <table:table-cell office:value-type="float" office:value="-0.169277952" calcext:value-type="float">
            <text:p>-0.169277952</text:p>
          </table:table-cell>
          <table:table-cell table:formula="of:=[.A525]*[.A525]+[.B525]*[.B525]" office:value-type="float" office:value="3.94513453646799" calcext:value-type="float">
            <text:p>3.94513453646799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727272727" calcext:value-type="float">
            <text:p>0.727272727</text:p>
          </table:table-cell>
          <table:table-cell table:formula="of:=[.A526]*[.A526]+[.B526]*[.B526]" office:value-type="float" office:value="3.92833968193802" calcext:value-type="float">
            <text:p>3.92833968193802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727272727" calcext:value-type="float">
            <text:p>-0.727272727</text:p>
          </table:table-cell>
          <table:table-cell table:formula="of:=[.A527]*[.A527]+[.B527]*[.B527]" office:value-type="float" office:value="3.92833968193802" calcext:value-type="float">
            <text:p>3.92833968193802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272727273" calcext:value-type="float">
            <text:p>0.272727273</text:p>
          </table:table-cell>
          <table:table-cell table:formula="of:=[.A528]*[.A528]+[.B528]*[.B528]" office:value-type="float" office:value="3.88907743106302" calcext:value-type="float">
            <text:p>3.88907743106302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272727273" calcext:value-type="float">
            <text:p>-0.272727273</text:p>
          </table:table-cell>
          <table:table-cell table:formula="of:=[.A529]*[.A529]+[.B529]*[.B529]" office:value-type="float" office:value="3.88907743106302" calcext:value-type="float">
            <text:p>3.88907743106302</text:p>
          </table:table-cell>
        </table:table-row>
        <table:table-row table:style-name="ro1">
          <table:table-cell office:value-type="float" office:value="0.453869528" calcext:value-type="float">
            <text:p>0.453869528</text:p>
          </table:table-cell>
          <table:table-cell office:value-type="float" office:value="1.91761364" calcext:value-type="float">
            <text:p>1.91761364</text:p>
          </table:table-cell>
          <table:table-cell table:formula="of:=[.A530]*[.A530]+[.B530]*[.B530]" office:value-type="float" office:value="3.88323962076099" calcext:value-type="float">
            <text:p>3.88323962076099</text:p>
          </table:table-cell>
        </table:table-row>
        <table:table-row table:style-name="ro1">
          <table:table-cell office:value-type="float" office:value="0.453869528" calcext:value-type="float">
            <text:p>0.453869528</text:p>
          </table:table-cell>
          <table:table-cell office:value-type="float" office:value="-1.91761364" calcext:value-type="float">
            <text:p>-1.91761364</text:p>
          </table:table-cell>
          <table:table-cell table:formula="of:=[.A531]*[.A531]+[.B531]*[.B531]" office:value-type="float" office:value="3.88323962076099" calcext:value-type="float">
            <text:p>3.88323962076099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181818182" calcext:value-type="float">
            <text:p>0.181818182</text:p>
          </table:table-cell>
          <table:table-cell table:formula="of:=[.A532]*[.A532]+[.B532]*[.B532]" office:value-type="float" office:value="3.84775511693079" calcext:value-type="float">
            <text:p>3.84775511693079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181818182" calcext:value-type="float">
            <text:p>-0.181818182</text:p>
          </table:table-cell>
          <table:table-cell table:formula="of:=[.A533]*[.A533]+[.B533]*[.B533]" office:value-type="float" office:value="3.84775511693079" calcext:value-type="float">
            <text:p>3.84775511693079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909090909" calcext:value-type="float">
            <text:p>0.909090909</text:p>
          </table:table-cell>
          <table:table-cell table:formula="of:=[.A534]*[.A534]+[.B534]*[.B534]" office:value-type="float" office:value="3.83450292145145" calcext:value-type="float">
            <text:p>3.83450292145145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909090909" calcext:value-type="float">
            <text:p>-0.909090909</text:p>
          </table:table-cell>
          <table:table-cell table:formula="of:=[.A535]*[.A535]+[.B535]*[.B535]" office:value-type="float" office:value="3.83450292145145" calcext:value-type="float">
            <text:p>3.83450292145145</text:p>
          </table:table-cell>
        </table:table-row>
        <table:table-row table:style-name="ro1">
          <table:table-cell office:value-type="float" office:value="-1.95201162" calcext:value-type="float">
            <text:p>-1.95201162</text:p>
          </table:table-cell>
          <table:table-cell office:value-type="float" office:value="0.146343595" calcext:value-type="float">
            <text:p>0.146343595</text:p>
          </table:table-cell>
          <table:table-cell table:formula="of:=[.A536]*[.A536]+[.B536]*[.B536]" office:value-type="float" office:value="3.83176581241255" calcext:value-type="float">
            <text:p>3.83176581241255</text:p>
          </table:table-cell>
        </table:table-row>
        <table:table-row table:style-name="ro1">
          <table:table-cell office:value-type="float" office:value="-1.95201162" calcext:value-type="float">
            <text:p>-1.95201162</text:p>
          </table:table-cell>
          <table:table-cell office:value-type="float" office:value="-0.146343595" calcext:value-type="float">
            <text:p>-0.146343595</text:p>
          </table:table-cell>
          <table:table-cell table:formula="of:=[.A537]*[.A537]+[.B537]*[.B537]" office:value-type="float" office:value="3.83176581241255" calcext:value-type="float">
            <text:p>3.83176581241255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.0909090908" calcext:value-type="float">
            <text:p>0.0909090908</text:p>
          </table:table-cell>
          <table:table-cell table:formula="of:=[.A538]*[.A538]+[.B538]*[.B538]" office:value-type="float" office:value="3.82296172841508" calcext:value-type="float">
            <text:p>3.82296172841508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-0.0909090908" calcext:value-type="float">
            <text:p>-0.0909090908</text:p>
          </table:table-cell>
          <table:table-cell table:formula="of:=[.A539]*[.A539]+[.B539]*[.B539]" office:value-type="float" office:value="3.82296172841508" calcext:value-type="float">
            <text:p>3.82296172841508</text:p>
          </table:table-cell>
        </table:table-row>
        <table:table-row table:style-name="ro1">
          <table:table-cell office:value-type="float" office:value="1.7871921" calcext:value-type="float">
            <text:p>1.7871921</text:p>
          </table:table-cell>
          <table:table-cell office:value-type="float" office:value="-0.792613637" calcext:value-type="float">
            <text:p>-0.792613637</text:p>
          </table:table-cell>
          <table:table-cell table:formula="of:=[.A540]*[.A540]+[.B540]*[.B540]" office:value-type="float" office:value="3.82229197986078" calcext:value-type="float">
            <text:p>3.82229197986078</text:p>
          </table:table-cell>
        </table:table-row>
        <table:table-row table:style-name="ro1">
          <table:table-cell office:value-type="float" office:value="1.7871921" calcext:value-type="float">
            <text:p>1.7871921</text:p>
          </table:table-cell>
          <table:table-cell office:value-type="float" office:value="0.792613636" calcext:value-type="float">
            <text:p>0.792613636</text:p>
          </table:table-cell>
          <table:table-cell table:formula="of:=[.A541]*[.A541]+[.B541]*[.B541]" office:value-type="float" office:value="3.82229197827555" calcext:value-type="float">
            <text:p>3.82229197827555</text:p>
          </table:table-cell>
        </table:table-row>
        <table:table-row table:style-name="ro1">
          <table:table-cell office:value-type="float" office:value="1.86976116" calcext:value-type="float">
            <text:p>1.86976116</text:p>
          </table:table-cell>
          <table:table-cell office:value-type="float" office:value="0.566062451" calcext:value-type="float">
            <text:p>0.566062451</text:p>
          </table:table-cell>
          <table:table-cell table:formula="of:=[.A542]*[.A542]+[.B542]*[.B542]" office:value-type="float" office:value="3.81643349387667" calcext:value-type="float">
            <text:p>3.81643349387667</text:p>
          </table:table-cell>
        </table:table-row>
        <table:table-row table:style-name="ro1">
          <table:table-cell office:value-type="float" office:value="1.86976116" calcext:value-type="float">
            <text:p>1.86976116</text:p>
          </table:table-cell>
          <table:table-cell office:value-type="float" office:value="-0.566062451" calcext:value-type="float">
            <text:p>-0.566062451</text:p>
          </table:table-cell>
          <table:table-cell table:formula="of:=[.A543]*[.A543]+[.B543]*[.B543]" office:value-type="float" office:value="3.81643349387667" calcext:value-type="float">
            <text:p>3.81643349387667</text:p>
          </table:table-cell>
        </table:table-row>
        <table:table-row table:style-name="ro1">
          <table:table-cell office:value-type="float" office:value="-1.953125" calcext:value-type="float">
            <text:p>-1.953125</text:p>
          </table:table-cell>
          <table:table-cell office:value-type="float" office:value="0" calcext:value-type="float">
            <text:p>0</text:p>
          </table:table-cell>
          <table:table-cell table:formula="of:=[.A544]*[.A544]+[.B544]*[.B544]" office:value-type="float" office:value="3.814697265625" calcext:value-type="float">
            <text:p>3.814697265625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636363636" calcext:value-type="float">
            <text:p>0.636363636</text:p>
          </table:table-cell>
          <table:table-cell table:formula="of:=[.A545]*[.A545]+[.B545]*[.B545]" office:value-type="float" office:value="3.80437273972314" calcext:value-type="float">
            <text:p>3.80437273972314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636363636" calcext:value-type="float">
            <text:p>-0.636363636</text:p>
          </table:table-cell>
          <table:table-cell table:formula="of:=[.A546]*[.A546]+[.B546]*[.B546]" office:value-type="float" office:value="3.80437273972314" calcext:value-type="float">
            <text:p>3.80437273972314</text:p>
          </table:table-cell>
        </table:table-row>
        <table:table-row table:style-name="ro1">
          <table:table-cell office:value-type="float" office:value="-1.92833146" calcext:value-type="float">
            <text:p>-1.92833146</text:p>
          </table:table-cell>
          <table:table-cell office:value-type="float" office:value="0.26596702" calcext:value-type="float">
            <text:p>0.26596702</text:p>
          </table:table-cell>
          <table:table-cell table:formula="of:=[.A547]*[.A547]+[.B547]*[.B547]" office:value-type="float" office:value="3.78920067535341" calcext:value-type="float">
            <text:p>3.78920067535341</text:p>
          </table:table-cell>
        </table:table-row>
        <table:table-row table:style-name="ro1">
          <table:table-cell office:value-type="float" office:value="-1.92833146" calcext:value-type="float">
            <text:p>-1.92833146</text:p>
          </table:table-cell>
          <table:table-cell office:value-type="float" office:value="-0.26596702" calcext:value-type="float">
            <text:p>-0.26596702</text:p>
          </table:table-cell>
          <table:table-cell table:formula="of:=[.A548]*[.A548]+[.B548]*[.B548]" office:value-type="float" office:value="3.78920067535341" calcext:value-type="float">
            <text:p>3.78920067535341</text:p>
          </table:table-cell>
        </table:table-row>
        <table:table-row table:style-name="ro1">
          <table:table-cell office:value-type="float" office:value="-0.442982533" calcext:value-type="float">
            <text:p>-0.442982533</text:p>
          </table:table-cell>
          <table:table-cell office:value-type="float" office:value="1.89321205" calcext:value-type="float">
            <text:p>1.89321205</text:p>
          </table:table-cell>
          <table:table-cell table:formula="of:=[.A549]*[.A549]+[.B549]*[.B549]" office:value-type="float" office:value="3.7804853908083" calcext:value-type="float">
            <text:p>3.7804853908083</text:p>
          </table:table-cell>
        </table:table-row>
        <table:table-row table:style-name="ro1">
          <table:table-cell office:value-type="float" office:value="-0.442982533" calcext:value-type="float">
            <text:p>-0.442982533</text:p>
          </table:table-cell>
          <table:table-cell office:value-type="float" office:value="-1.89321205" calcext:value-type="float">
            <text:p>-1.89321205</text:p>
          </table:table-cell>
          <table:table-cell table:formula="of:=[.A550]*[.A550]+[.B550]*[.B550]" office:value-type="float" office:value="3.7804853908083" calcext:value-type="float">
            <text:p>3.7804853908083</text:p>
          </table:table-cell>
        </table:table-row>
        <table:table-row table:style-name="ro1">
          <table:table-cell office:value-type="float" office:value="1.47722632" calcext:value-type="float">
            <text:p>1.47722632</text:p>
          </table:table-cell>
          <table:table-cell office:value-type="float" office:value="1.26420455" calcext:value-type="float">
            <text:p>1.26420455</text:p>
          </table:table-cell>
          <table:table-cell table:formula="of:=[.A551]*[.A551]+[.B551]*[.B551]" office:value-type="float" office:value="3.78041074474145" calcext:value-type="float">
            <text:p>3.78041074474145</text:p>
          </table:table-cell>
        </table:table-row>
        <table:table-row table:style-name="ro1">
          <table:table-cell office:value-type="float" office:value="1.47722632" calcext:value-type="float">
            <text:p>1.47722632</text:p>
          </table:table-cell>
          <table:table-cell office:value-type="float" office:value="-1.26420455" calcext:value-type="float">
            <text:p>-1.26420455</text:p>
          </table:table-cell>
          <table:table-cell table:formula="of:=[.A552]*[.A552]+[.B552]*[.B552]" office:value-type="float" office:value="3.78041074474145" calcext:value-type="float">
            <text:p>3.78041074474145</text:p>
          </table:table-cell>
        </table:table-row>
        <table:table-row table:style-name="ro1">
          <table:table-cell office:value-type="float" office:value="0.744756022" calcext:value-type="float">
            <text:p>0.744756022</text:p>
          </table:table-cell>
          <table:table-cell office:value-type="float" office:value="-1.79545455" calcext:value-type="float">
            <text:p>-1.79545455</text:p>
          </table:table-cell>
          <table:table-cell table:formula="of:=[.A553]*[.A553]+[.B553]*[.B553]" office:value-type="float" office:value="3.77831857342097" calcext:value-type="float">
            <text:p>3.77831857342097</text:p>
          </table:table-cell>
        </table:table-row>
        <table:table-row table:style-name="ro1">
          <table:table-cell office:value-type="float" office:value="0.744756021" calcext:value-type="float">
            <text:p>0.744756021</text:p>
          </table:table-cell>
          <table:table-cell office:value-type="float" office:value="1.79545455" calcext:value-type="float">
            <text:p>1.79545455</text:p>
          </table:table-cell>
          <table:table-cell table:formula="of:=[.A554]*[.A554]+[.B554]*[.B554]" office:value-type="float" office:value="3.77831857193146" calcext:value-type="float">
            <text:p>3.77831857193146</text:p>
          </table:table-cell>
        </table:table-row>
        <table:table-row table:style-name="ro1">
          <table:table-cell office:value-type="float" office:value="-1.93980768" calcext:value-type="float">
            <text:p>-1.93980768</text:p>
          </table:table-cell>
          <table:table-cell office:value-type="float" office:value="0" calcext:value-type="float">
            <text:p>0</text:p>
          </table:table-cell>
          <table:table-cell table:formula="of:=[.A555]*[.A555]+[.B555]*[.B555]" office:value-type="float" office:value="3.76285383538698" calcext:value-type="float">
            <text:p>3.76285383538698</text:p>
          </table:table-cell>
        </table:table-row>
        <table:table-row table:style-name="ro1">
          <table:table-cell office:value-type="float" office:value="1.92568156" calcext:value-type="float">
            <text:p>1.92568156</text:p>
          </table:table-cell>
          <table:table-cell office:value-type="float" office:value="0.21114189" calcext:value-type="float">
            <text:p>0.21114189</text:p>
          </table:table-cell>
          <table:table-cell table:formula="of:=[.A556]*[.A556]+[.B556]*[.B556]" office:value-type="float" office:value="3.75283036823681" calcext:value-type="float">
            <text:p>3.75283036823681</text:p>
          </table:table-cell>
        </table:table-row>
        <table:table-row table:style-name="ro1">
          <table:table-cell office:value-type="float" office:value="1.92568155" calcext:value-type="float">
            <text:p>1.92568155</text:p>
          </table:table-cell>
          <table:table-cell office:value-type="float" office:value="-0.211141896" calcext:value-type="float">
            <text:p>-0.211141896</text:p>
          </table:table-cell>
          <table:table-cell table:formula="of:=[.A557]*[.A557]+[.B557]*[.B557]" office:value-type="float" office:value="3.75283033225688" calcext:value-type="float">
            <text:p>3.75283033225688</text:p>
          </table:table-cell>
        </table:table-row>
        <table:table-row table:style-name="ro1">
          <table:table-cell office:value-type="float" office:value="-0.341552734" calcext:value-type="float">
            <text:p>-0.341552734</text:p>
          </table:table-cell>
          <table:table-cell office:value-type="float" office:value="-1.90625" calcext:value-type="float">
            <text:p>-1.90625</text:p>
          </table:table-cell>
          <table:table-cell table:formula="of:=[.A558]*[.A558]+[.B558]*[.B558]" office:value-type="float" office:value="3.75044733260287" calcext:value-type="float">
            <text:p>3.75044733260287</text:p>
          </table:table-cell>
        </table:table-row>
        <table:table-row table:style-name="ro1">
          <table:table-cell office:value-type="float" office:value="1.93365771" calcext:value-type="float">
            <text:p>1.93365771</text:p>
          </table:table-cell>
          <table:table-cell office:value-type="float" office:value="0" calcext:value-type="float">
            <text:p>0</text:p>
          </table:table-cell>
          <table:table-cell table:formula="of:=[.A559]*[.A559]+[.B559]*[.B559]" office:value-type="float" office:value="3.73903213944244" calcext:value-type="float">
            <text:p>3.73903213944244</text:p>
          </table:table-cell>
        </table:table-row>
        <table:table-row table:style-name="ro1">
          <table:table-cell office:value-type="float" office:value="0.052459969" calcext:value-type="float">
            <text:p>0.052459969</text:p>
          </table:table-cell>
          <table:table-cell office:value-type="float" office:value="1.93181818" calcext:value-type="float">
            <text:p>1.93181818</text:p>
          </table:table-cell>
          <table:table-cell table:formula="of:=[.A560]*[.A560]+[.B560]*[.B560]" office:value-type="float" office:value="3.73467352892599" calcext:value-type="float">
            <text:p>3.73467352892599</text:p>
          </table:table-cell>
        </table:table-row>
        <table:table-row table:style-name="ro1">
          <table:table-cell office:value-type="float" office:value="0.052459969" calcext:value-type="float">
            <text:p>0.052459969</text:p>
          </table:table-cell>
          <table:table-cell office:value-type="float" office:value="-1.93181818" calcext:value-type="float">
            <text:p>-1.93181818</text:p>
          </table:table-cell>
          <table:table-cell table:formula="of:=[.A561]*[.A561]+[.B561]*[.B561]" office:value-type="float" office:value="3.73467352892599" calcext:value-type="float">
            <text:p>3.73467352892599</text:p>
          </table:table-cell>
        </table:table-row>
        <table:table-row table:style-name="ro1">
          <table:table-cell office:value-type="float" office:value="1.2581434" calcext:value-type="float">
            <text:p>1.2581434</text:p>
          </table:table-cell>
          <table:table-cell office:value-type="float" office:value="1.46590909" calcext:value-type="float">
            <text:p>1.46590909</text:p>
          </table:table-cell>
          <table:table-cell table:formula="of:=[.A562]*[.A562]+[.B562]*[.B562]" office:value-type="float" office:value="3.73181427510819" calcext:value-type="float">
            <text:p>3.73181427510819</text:p>
          </table:table-cell>
        </table:table-row>
        <table:table-row table:style-name="ro1">
          <table:table-cell office:value-type="float" office:value="1.2581434" calcext:value-type="float">
            <text:p>1.2581434</text:p>
          </table:table-cell>
          <table:table-cell office:value-type="float" office:value="-1.46590909" calcext:value-type="float">
            <text:p>-1.46590909</text:p>
          </table:table-cell>
          <table:table-cell table:formula="of:=[.A563]*[.A563]+[.B563]*[.B563]" office:value-type="float" office:value="3.73181427510819" calcext:value-type="float">
            <text:p>3.73181427510819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545454545" calcext:value-type="float">
            <text:p>0.545454545</text:p>
          </table:table-cell>
          <table:table-cell table:formula="of:=[.A564]*[.A564]+[.B564]*[.B564]" office:value-type="float" office:value="3.69693472316116" calcext:value-type="float">
            <text:p>3.69693472316116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545454545" calcext:value-type="float">
            <text:p>-0.545454545</text:p>
          </table:table-cell>
          <table:table-cell table:formula="of:=[.A565]*[.A565]+[.B565]*[.B565]" office:value-type="float" office:value="3.69693472316116" calcext:value-type="float">
            <text:p>3.69693472316116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818181818" calcext:value-type="float">
            <text:p>0.818181818</text:p>
          </table:table-cell>
          <table:table-cell table:formula="of:=[.A566]*[.A566]+[.B566]*[.B566]" office:value-type="float" office:value="3.67747812793078" calcext:value-type="float">
            <text:p>3.67747812793078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818181818" calcext:value-type="float">
            <text:p>-0.818181818</text:p>
          </table:table-cell>
          <table:table-cell table:formula="of:=[.A567]*[.A567]+[.B567]*[.B567]" office:value-type="float" office:value="3.67747812793078" calcext:value-type="float">
            <text:p>3.67747812793078</text:p>
          </table:table-cell>
        </table:table-row>
        <table:table-row table:style-name="ro1">
          <table:table-cell office:value-type="float" office:value="-1.91091179" calcext:value-type="float">
            <text:p>-1.91091179</text:p>
          </table:table-cell>
          <table:table-cell office:value-type="float" office:value="0" calcext:value-type="float">
            <text:p>0</text:p>
          </table:table-cell>
          <table:table-cell table:formula="of:=[.A568]*[.A568]+[.B568]*[.B568]" office:value-type="float" office:value="3.651583869161" calcext:value-type="float">
            <text:p>3.651583869161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1" calcext:value-type="float">
            <text:p>-1</text:p>
          </table:table-cell>
          <table:table-cell table:formula="of:=[.A569]*[.A569]+[.B569]*[.B569]" office:value-type="float" office:value="3.640625" calcext:value-type="float">
            <text:p>3.640625</text:p>
          </table:table-cell>
        </table:table-row>
        <table:table-row table:style-name="ro1">
          <table:table-cell office:value-type="float" office:value="-0.186770381" calcext:value-type="float">
            <text:p>-0.186770381</text:p>
          </table:table-cell>
          <table:table-cell office:value-type="float" office:value="-1.89870026" calcext:value-type="float">
            <text:p>-1.89870026</text:p>
          </table:table-cell>
          <table:table-cell table:formula="of:=[.A570]*[.A570]+[.B570]*[.B570]" office:value-type="float" office:value="3.63994585254295" calcext:value-type="float">
            <text:p>3.63994585254295</text:p>
          </table:table-cell>
        </table:table-row>
        <table:table-row table:style-name="ro1">
          <table:table-cell office:value-type="float" office:value="-0.18677038" calcext:value-type="float">
            <text:p>-0.18677038</text:p>
          </table:table-cell>
          <table:table-cell office:value-type="float" office:value="1.89870026" calcext:value-type="float">
            <text:p>1.89870026</text:p>
          </table:table-cell>
          <table:table-cell table:formula="of:=[.A571]*[.A571]+[.B571]*[.B571]" office:value-type="float" office:value="3.63994585216941" calcext:value-type="float">
            <text:p>3.63994585216941</text:p>
          </table:table-cell>
        </table:table-row>
        <table:table-row table:style-name="ro1">
          <table:table-cell office:value-type="float" office:value="0.986642885" calcext:value-type="float">
            <text:p>0.986642885</text:p>
          </table:table-cell>
          <table:table-cell office:value-type="float" office:value="1.63068182" calcext:value-type="float">
            <text:p>1.63068182</text:p>
          </table:table-cell>
          <table:table-cell table:formula="of:=[.A572]*[.A572]+[.B572]*[.B572]" office:value-type="float" office:value="3.63258738059964" calcext:value-type="float">
            <text:p>3.63258738059964</text:p>
          </table:table-cell>
        </table:table-row>
        <table:table-row table:style-name="ro1">
          <table:table-cell office:value-type="float" office:value="0.986642885" calcext:value-type="float">
            <text:p>0.986642885</text:p>
          </table:table-cell>
          <table:table-cell office:value-type="float" office:value="-1.63068182" calcext:value-type="float">
            <text:p>-1.63068182</text:p>
          </table:table-cell>
          <table:table-cell table:formula="of:=[.A573]*[.A573]+[.B573]*[.B573]" office:value-type="float" office:value="3.63258738059964" calcext:value-type="float">
            <text:p>3.63258738059964</text:p>
          </table:table-cell>
        </table:table-row>
        <table:table-row table:style-name="ro1">
          <table:table-cell office:value-type="float" office:value="1.82851442" calcext:value-type="float">
            <text:p>1.82851442</text:p>
          </table:table-cell>
          <table:table-cell office:value-type="float" office:value="-0.52840909" calcext:value-type="float">
            <text:p>-0.52840909</text:p>
          </table:table-cell>
          <table:table-cell table:formula="of:=[.A574]*[.A574]+[.B574]*[.B574]" office:value-type="float" office:value="3.62268115054257" calcext:value-type="float">
            <text:p>3.62268115054257</text:p>
          </table:table-cell>
        </table:table-row>
        <table:table-row table:style-name="ro1">
          <table:table-cell office:value-type="float" office:value="1.82851441" calcext:value-type="float">
            <text:p>1.82851441</text:p>
          </table:table-cell>
          <table:table-cell office:value-type="float" office:value="0.528409091" calcext:value-type="float">
            <text:p>0.528409091</text:p>
          </table:table-cell>
          <table:table-cell table:formula="of:=[.A575]*[.A575]+[.B575]*[.B575]" office:value-type="float" office:value="3.62268111502909" calcext:value-type="float">
            <text:p>3.62268111502909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454545455" calcext:value-type="float">
            <text:p>0.454545455</text:p>
          </table:table-cell>
          <table:table-cell table:formula="of:=[.A576]*[.A576]+[.B576]*[.B576]" office:value-type="float" office:value="3.60602563316116" calcext:value-type="float">
            <text:p>3.60602563316116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454545455" calcext:value-type="float">
            <text:p>-0.454545455</text:p>
          </table:table-cell>
          <table:table-cell table:formula="of:=[.A577]*[.A577]+[.B577]*[.B577]" office:value-type="float" office:value="3.60602563316116" calcext:value-type="float">
            <text:p>3.60602563316116</text:p>
          </table:table-cell>
        </table:table-row>
        <table:table-row table:style-name="ro1">
          <table:table-cell office:value-type="float" office:value="-1.87680118" calcext:value-type="float">
            <text:p>-1.87680118</text:p>
          </table:table-cell>
          <table:table-cell office:value-type="float" office:value="0.209360216" calcext:value-type="float">
            <text:p>0.209360216</text:p>
          </table:table-cell>
          <table:table-cell table:formula="of:=[.A578]*[.A578]+[.B578]*[.B578]" office:value-type="float" office:value="3.56621436929296" calcext:value-type="float">
            <text:p>3.56621436929296</text:p>
          </table:table-cell>
        </table:table-row>
        <table:table-row table:style-name="ro1">
          <table:table-cell office:value-type="float" office:value="-1.87680118" calcext:value-type="float">
            <text:p>-1.87680118</text:p>
          </table:table-cell>
          <table:table-cell office:value-type="float" office:value="-0.209360216" calcext:value-type="float">
            <text:p>-0.209360216</text:p>
          </table:table-cell>
          <table:table-cell table:formula="of:=[.A579]*[.A579]+[.B579]*[.B579]" office:value-type="float" office:value="3.56621436929296" calcext:value-type="float">
            <text:p>3.56621436929296</text:p>
          </table:table-cell>
        </table:table-row>
        <table:table-row table:style-name="ro1">
          <table:table-cell office:value-type="float" office:value="1.86824621" calcext:value-type="float">
            <text:p>1.86824621</text:p>
          </table:table-cell>
          <table:table-cell office:value-type="float" office:value="0.247329389" calcext:value-type="float">
            <text:p>0.247329389</text:p>
          </table:table-cell>
          <table:table-cell table:formula="of:=[.A580]*[.A580]+[.B580]*[.B580]" office:value-type="float" office:value="3.55151572784248" calcext:value-type="float">
            <text:p>3.55151572784248</text:p>
          </table:table-cell>
        </table:table-row>
        <table:table-row table:style-name="ro1">
          <table:table-cell office:value-type="float" office:value="1.86824621" calcext:value-type="float">
            <text:p>1.86824621</text:p>
          </table:table-cell>
          <table:table-cell office:value-type="float" office:value="-0.247329389" calcext:value-type="float">
            <text:p>-0.247329389</text:p>
          </table:table-cell>
          <table:table-cell table:formula="of:=[.A581]*[.A581]+[.B581]*[.B581]" office:value-type="float" office:value="3.55151572784248" calcext:value-type="float">
            <text:p>3.55151572784248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727272727" calcext:value-type="float">
            <text:p>0.727272727</text:p>
          </table:table-cell>
          <table:table-cell table:formula="of:=[.A582]*[.A582]+[.B582]*[.B582]" office:value-type="float" office:value="3.53698226006302" calcext:value-type="float">
            <text:p>3.53698226006302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727272727" calcext:value-type="float">
            <text:p>-0.727272727</text:p>
          </table:table-cell>
          <table:table-cell table:formula="of:=[.A583]*[.A583]+[.B583]*[.B583]" office:value-type="float" office:value="3.53698226006302" calcext:value-type="float">
            <text:p>3.53698226006302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363636364" calcext:value-type="float">
            <text:p>0.363636364</text:p>
          </table:table-cell>
          <table:table-cell table:formula="of:=[.A584]*[.A584]+[.B584]*[.B584]" office:value-type="float" office:value="3.53164546772314" calcext:value-type="float">
            <text:p>3.53164546772314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363636364" calcext:value-type="float">
            <text:p>-0.363636364</text:p>
          </table:table-cell>
          <table:table-cell table:formula="of:=[.A585]*[.A585]+[.B585]*[.B585]" office:value-type="float" office:value="3.53164546772314" calcext:value-type="float">
            <text:p>3.53164546772314</text:p>
          </table:table-cell>
        </table:table-row>
        <table:table-row table:style-name="ro1">
          <table:table-cell office:value-type="float" office:value="-1.51665211" calcext:value-type="float">
            <text:p>-1.51665211</text:p>
          </table:table-cell>
          <table:table-cell office:value-type="float" office:value="1.10834723" calcext:value-type="float">
            <text:p>1.10834723</text:p>
          </table:table-cell>
          <table:table-cell table:formula="of:=[.A586]*[.A586]+[.B586]*[.B586]" office:value-type="float" office:value="3.52866720501612" calcext:value-type="float">
            <text:p>3.52866720501612</text:p>
          </table:table-cell>
        </table:table-row>
        <table:table-row table:style-name="ro1">
          <table:table-cell office:value-type="float" office:value="-1.51665211" calcext:value-type="float">
            <text:p>-1.51665211</text:p>
          </table:table-cell>
          <table:table-cell office:value-type="float" office:value="-1.10834723" calcext:value-type="float">
            <text:p>-1.10834723</text:p>
          </table:table-cell>
          <table:table-cell table:formula="of:=[.A587]*[.A587]+[.B587]*[.B587]" office:value-type="float" office:value="3.52866720501612" calcext:value-type="float">
            <text:p>3.52866720501612</text:p>
          </table:table-cell>
        </table:table-row>
        <table:table-row table:style-name="ro1">
          <table:table-cell office:value-type="float" office:value="-1.26730206" calcext:value-type="float">
            <text:p>-1.26730206</text:p>
          </table:table-cell>
          <table:table-cell office:value-type="float" office:value="1.38310153" calcext:value-type="float">
            <text:p>1.38310153</text:p>
          </table:table-cell>
          <table:table-cell table:formula="of:=[.A588]*[.A588]+[.B588]*[.B588]" office:value-type="float" office:value="3.51902435356858" calcext:value-type="float">
            <text:p>3.51902435356858</text:p>
          </table:table-cell>
        </table:table-row>
        <table:table-row table:style-name="ro1">
          <table:table-cell office:value-type="float" office:value="-1.26730206" calcext:value-type="float">
            <text:p>-1.26730206</text:p>
          </table:table-cell>
          <table:table-cell office:value-type="float" office:value="-1.38310153" calcext:value-type="float">
            <text:p>-1.38310153</text:p>
          </table:table-cell>
          <table:table-cell table:formula="of:=[.A589]*[.A589]+[.B589]*[.B589]" office:value-type="float" office:value="3.51902435356858" calcext:value-type="float">
            <text:p>3.51902435356858</text:p>
          </table:table-cell>
        </table:table-row>
        <table:table-row table:style-name="ro1">
          <table:table-cell office:value-type="float" office:value="0.346203513" calcext:value-type="float">
            <text:p>0.346203513</text:p>
          </table:table-cell>
          <table:table-cell office:value-type="float" office:value="1.84090909" calcext:value-type="float">
            <text:p>1.84090909</text:p>
          </table:table-cell>
          <table:table-cell table:formula="of:=[.A590]*[.A590]+[.B590]*[.B590]" office:value-type="float" office:value="3.50880315005817" calcext:value-type="float">
            <text:p>3.50880315005817</text:p>
          </table:table-cell>
        </table:table-row>
        <table:table-row table:style-name="ro1">
          <table:table-cell office:value-type="float" office:value="0.346203512" calcext:value-type="float">
            <text:p>0.346203512</text:p>
          </table:table-cell>
          <table:table-cell office:value-type="float" office:value="-1.84090909" calcext:value-type="float">
            <text:p>-1.84090909</text:p>
          </table:table-cell>
          <table:table-cell table:formula="of:=[.A591]*[.A591]+[.B591]*[.B591]" office:value-type="float" office:value="3.50880314936576" calcext:value-type="float">
            <text:p>3.50880314936576</text:p>
          </table:table-cell>
        </table:table-row>
        <table:table-row table:style-name="ro1">
          <table:table-cell office:value-type="float" office:value="1.8533078" calcext:value-type="float">
            <text:p>1.8533078</text:p>
          </table:table-cell>
          <table:table-cell office:value-type="float" office:value="0.264204545" calcext:value-type="float">
            <text:p>0.264204545</text:p>
          </table:table-cell>
          <table:table-cell table:formula="of:=[.A592]*[.A592]+[.B592]*[.B592]" office:value-type="float" office:value="3.5045538431395" calcext:value-type="float">
            <text:p>3.5045538431395</text:p>
          </table:table-cell>
        </table:table-row>
        <table:table-row table:style-name="ro1">
          <table:table-cell office:value-type="float" office:value="1.8533078" calcext:value-type="float">
            <text:p>1.8533078</text:p>
          </table:table-cell>
          <table:table-cell office:value-type="float" office:value="-0.264204545" calcext:value-type="float">
            <text:p>-0.264204545</text:p>
          </table:table-cell>
          <table:table-cell table:formula="of:=[.A593]*[.A593]+[.B593]*[.B593]" office:value-type="float" office:value="3.5045538431395" calcext:value-type="float">
            <text:p>3.5045538431395</text:p>
          </table:table-cell>
        </table:table-row>
        <table:table-row table:style-name="ro1">
          <table:table-cell office:value-type="float" office:value="0.793726027" calcext:value-type="float">
            <text:p>0.793726027</text:p>
          </table:table-cell>
          <table:table-cell office:value-type="float" office:value="-1.69200134" calcext:value-type="float">
            <text:p>-1.69200134</text:p>
          </table:table-cell>
          <table:table-cell table:formula="of:=[.A594]*[.A594]+[.B594]*[.B594]" office:value-type="float" office:value="3.492869540499" calcext:value-type="float">
            <text:p>3.492869540499</text:p>
          </table:table-cell>
        </table:table-row>
        <table:table-row table:style-name="ro1">
          <table:table-cell office:value-type="float" office:value="1.20313594" calcext:value-type="float">
            <text:p>1.20313594</text:p>
          </table:table-cell>
          <table:table-cell office:value-type="float" office:value="1.42852247" calcext:value-type="float">
            <text:p>1.42852247</text:p>
          </table:table-cell>
          <table:table-cell table:formula="of:=[.A595]*[.A595]+[.B595]*[.B595]" office:value-type="float" office:value="3.48821253741458" calcext:value-type="float">
            <text:p>3.48821253741458</text:p>
          </table:table-cell>
        </table:table-row>
        <table:table-row table:style-name="ro1">
          <table:table-cell office:value-type="float" office:value="1.20313594" calcext:value-type="float">
            <text:p>1.20313594</text:p>
          </table:table-cell>
          <table:table-cell office:value-type="float" office:value="-1.42852247" calcext:value-type="float">
            <text:p>-1.42852247</text:p>
          </table:table-cell>
          <table:table-cell table:formula="of:=[.A596]*[.A596]+[.B596]*[.B596]" office:value-type="float" office:value="3.48821253741458" calcext:value-type="float">
            <text:p>3.48821253741458</text:p>
          </table:table-cell>
        </table:table-row>
        <table:table-row table:style-name="ro1">
          <table:table-cell office:value-type="float" office:value="-1.48043845" calcext:value-type="float">
            <text:p>-1.48043845</text:p>
          </table:table-cell>
          <table:table-cell office:value-type="float" office:value="1.13376259" calcext:value-type="float">
            <text:p>1.13376259</text:p>
          </table:table-cell>
          <table:table-cell table:formula="of:=[.A597]*[.A597]+[.B597]*[.B597]" office:value-type="float" office:value="3.47711561472191" calcext:value-type="float">
            <text:p>3.47711561472191</text:p>
          </table:table-cell>
        </table:table-row>
        <table:table-row table:style-name="ro1">
          <table:table-cell office:value-type="float" office:value="-1.48043845" calcext:value-type="float">
            <text:p>-1.48043845</text:p>
          </table:table-cell>
          <table:table-cell office:value-type="float" office:value="-1.13376259" calcext:value-type="float">
            <text:p>-1.13376259</text:p>
          </table:table-cell>
          <table:table-cell table:formula="of:=[.A598]*[.A598]+[.B598]*[.B598]" office:value-type="float" office:value="3.47711561472191" calcext:value-type="float">
            <text:p>3.47711561472191</text:p>
          </table:table-cell>
        </table:table-row>
        <table:table-row table:style-name="ro1">
          <table:table-cell office:value-type="float" office:value="-1.12092245" calcext:value-type="float">
            <text:p>-1.12092245</text:p>
          </table:table-cell>
          <table:table-cell office:value-type="float" office:value="1.4898169" calcext:value-type="float">
            <text:p>1.4898169</text:p>
          </table:table-cell>
          <table:table-cell table:formula="of:=[.A599]*[.A599]+[.B599]*[.B599]" office:value-type="float" office:value="3.47602153443961" calcext:value-type="float">
            <text:p>3.47602153443961</text:p>
          </table:table-cell>
        </table:table-row>
        <table:table-row table:style-name="ro1">
          <table:table-cell office:value-type="float" office:value="-1.12092245" calcext:value-type="float">
            <text:p>-1.12092245</text:p>
          </table:table-cell>
          <table:table-cell office:value-type="float" office:value="-1.4898169" calcext:value-type="float">
            <text:p>-1.4898169</text:p>
          </table:table-cell>
          <table:table-cell table:formula="of:=[.A600]*[.A600]+[.B600]*[.B600]" office:value-type="float" office:value="3.47602153443961" calcext:value-type="float">
            <text:p>3.47602153443961</text:p>
          </table:table-cell>
        </table:table-row>
        <table:table-row table:style-name="ro1">
          <table:table-cell office:value-type="float" office:value="-1.74439532" calcext:value-type="float">
            <text:p>-1.74439532</text:p>
          </table:table-cell>
          <table:table-cell office:value-type="float" office:value="0.657751162" calcext:value-type="float">
            <text:p>0.657751162</text:p>
          </table:table-cell>
          <table:table-cell table:formula="of:=[.A601]*[.A601]+[.B601]*[.B601]" office:value-type="float" office:value="3.47555162355025" calcext:value-type="float">
            <text:p>3.47555162355025</text:p>
          </table:table-cell>
        </table:table-row>
        <table:table-row table:style-name="ro1">
          <table:table-cell office:value-type="float" office:value="-1.74439532" calcext:value-type="float">
            <text:p>-1.74439532</text:p>
          </table:table-cell>
          <table:table-cell office:value-type="float" office:value="-0.657751162" calcext:value-type="float">
            <text:p>-0.657751162</text:p>
          </table:table-cell>
          <table:table-cell table:formula="of:=[.A602]*[.A602]+[.B602]*[.B602]" office:value-type="float" office:value="3.47555162355025" calcext:value-type="float">
            <text:p>3.47555162355025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272727273" calcext:value-type="float">
            <text:p>0.272727273</text:p>
          </table:table-cell>
          <table:table-cell table:formula="of:=[.A603]*[.A603]+[.B603]*[.B603]" office:value-type="float" office:value="3.47379422793802" calcext:value-type="float">
            <text:p>3.47379422793802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272727273" calcext:value-type="float">
            <text:p>-0.272727273</text:p>
          </table:table-cell>
          <table:table-cell table:formula="of:=[.A604]*[.A604]+[.B604]*[.B604]" office:value-type="float" office:value="3.47379422793802" calcext:value-type="float">
            <text:p>3.47379422793802</text:p>
          </table:table-cell>
        </table:table-row>
        <table:table-row table:style-name="ro1">
          <table:table-cell office:value-type="float" office:value="-0.428710938" calcext:value-type="float">
            <text:p>-0.428710938</text:p>
          </table:table-cell>
          <table:table-cell office:value-type="float" office:value="1.8125" calcext:value-type="float">
            <text:p>1.8125</text:p>
          </table:table-cell>
          <table:table-cell table:formula="of:=[.A605]*[.A605]+[.B605]*[.B605]" office:value-type="float" office:value="3.46894931836084" calcext:value-type="float">
            <text:p>3.46894931836084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909090909" calcext:value-type="float">
            <text:p>0.909090909</text:p>
          </table:table-cell>
          <table:table-cell table:formula="of:=[.A606]*[.A606]+[.B606]*[.B606]" office:value-type="float" office:value="3.46707128082645" calcext:value-type="float">
            <text:p>3.46707128082645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909090909" calcext:value-type="float">
            <text:p>-0.909090909</text:p>
          </table:table-cell>
          <table:table-cell table:formula="of:=[.A607]*[.A607]+[.B607]*[.B607]" office:value-type="float" office:value="3.46707128082645" calcext:value-type="float">
            <text:p>3.46707128082645</text:p>
          </table:table-cell>
        </table:table-row>
        <table:table-row table:style-name="ro1">
          <table:table-cell office:value-type="float" office:value="1.86157227" calcext:value-type="float">
            <text:p>1.86157227</text:p>
          </table:table-cell>
          <table:table-cell office:value-type="float" office:value="0" calcext:value-type="float">
            <text:p>0</text:p>
          </table:table-cell>
          <table:table-cell table:formula="of:=[.A608]*[.A608]+[.B608]*[.B608]" office:value-type="float" office:value="3.46545131643295" calcext:value-type="float">
            <text:p>3.46545131643295</text:p>
          </table:table-cell>
        </table:table-row>
        <table:table-row table:style-name="ro1">
          <table:table-cell office:value-type="float" office:value="-1.51403724" calcext:value-type="float">
            <text:p>-1.51403724</text:p>
          </table:table-cell>
          <table:table-cell office:value-type="float" office:value="1.08191679" calcext:value-type="float">
            <text:p>1.08191679</text:p>
          </table:table-cell>
          <table:table-cell table:formula="of:=[.A609]*[.A609]+[.B609]*[.B609]" office:value-type="float" office:value="3.46285270459072" calcext:value-type="float">
            <text:p>3.46285270459072</text:p>
          </table:table-cell>
        </table:table-row>
        <table:table-row table:style-name="ro1">
          <table:table-cell office:value-type="float" office:value="-1.51403724" calcext:value-type="float">
            <text:p>-1.51403724</text:p>
          </table:table-cell>
          <table:table-cell office:value-type="float" office:value="-1.08191679" calcext:value-type="float">
            <text:p>-1.08191679</text:p>
          </table:table-cell>
          <table:table-cell table:formula="of:=[.A610]*[.A610]+[.B610]*[.B610]" office:value-type="float" office:value="3.46285270459072" calcext:value-type="float">
            <text:p>3.46285270459072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181818182" calcext:value-type="float">
            <text:p>0.181818182</text:p>
          </table:table-cell>
          <table:table-cell table:formula="of:=[.A611]*[.A611]+[.B611]*[.B611]" office:value-type="float" office:value="3.43247191380579" calcext:value-type="float">
            <text:p>3.43247191380579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181818182" calcext:value-type="float">
            <text:p>-0.181818182</text:p>
          </table:table-cell>
          <table:table-cell table:formula="of:=[.A612]*[.A612]+[.B612]*[.B612]" office:value-type="float" office:value="3.43247191380579" calcext:value-type="float">
            <text:p>3.43247191380579</text:p>
          </table:table-cell>
        </table:table-row>
        <table:table-row table:style-name="ro1">
          <table:table-cell office:value-type="float" office:value="1.55160649" calcext:value-type="float">
            <text:p>1.55160649</text:p>
          </table:table-cell>
          <table:table-cell office:value-type="float" office:value="1.01136364" calcext:value-type="float">
            <text:p>1.01136364</text:p>
          </table:table-cell>
          <table:table-cell table:formula="of:=[.A613]*[.A613]+[.B613]*[.B613]" office:value-type="float" office:value="3.43033911212417" calcext:value-type="float">
            <text:p>3.43033911212417</text:p>
          </table:table-cell>
        </table:table-row>
        <table:table-row table:style-name="ro1">
          <table:table-cell office:value-type="float" office:value="1.55160649" calcext:value-type="float">
            <text:p>1.55160649</text:p>
          </table:table-cell>
          <table:table-cell office:value-type="float" office:value="-1.01136364" calcext:value-type="float">
            <text:p>-1.01136364</text:p>
          </table:table-cell>
          <table:table-cell table:formula="of:=[.A614]*[.A614]+[.B614]*[.B614]" office:value-type="float" office:value="3.43033911212417" calcext:value-type="float">
            <text:p>3.43033911212417</text:p>
          </table:table-cell>
        </table:table-row>
        <table:table-row table:style-name="ro1">
          <table:table-cell office:value-type="float" office:value="-1.69485125" calcext:value-type="float">
            <text:p>-1.69485125</text:p>
          </table:table-cell>
          <table:table-cell office:value-type="float" office:value="0.736996942" calcext:value-type="float">
            <text:p>0.736996942</text:p>
          </table:table-cell>
          <table:table-cell table:formula="of:=[.A615]*[.A615]+[.B615]*[.B615]" office:value-type="float" office:value="3.41568525214391" calcext:value-type="float">
            <text:p>3.41568525214391</text:p>
          </table:table-cell>
        </table:table-row>
        <table:table-row table:style-name="ro1">
          <table:table-cell office:value-type="float" office:value="-1.69485125" calcext:value-type="float">
            <text:p>-1.69485125</text:p>
          </table:table-cell>
          <table:table-cell office:value-type="float" office:value="-0.736996942" calcext:value-type="float">
            <text:p>-0.736996942</text:p>
          </table:table-cell>
          <table:table-cell table:formula="of:=[.A616]*[.A616]+[.B616]*[.B616]" office:value-type="float" office:value="3.41568525214391" calcext:value-type="float">
            <text:p>3.41568525214391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636363636" calcext:value-type="float">
            <text:p>0.636363636</text:p>
          </table:table-cell>
          <table:table-cell table:formula="of:=[.A617]*[.A617]+[.B617]*[.B617]" office:value-type="float" office:value="3.41301531784814" calcext:value-type="float">
            <text:p>3.41301531784814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636363636" calcext:value-type="float">
            <text:p>-0.636363636</text:p>
          </table:table-cell>
          <table:table-cell table:formula="of:=[.A618]*[.A618]+[.B618]*[.B618]" office:value-type="float" office:value="3.41301531784814" calcext:value-type="float">
            <text:p>3.41301531784814</text:p>
          </table:table-cell>
        </table:table-row>
        <table:table-row table:style-name="ro1">
          <table:table-cell office:value-type="float" office:value="-0.0449521407" calcext:value-type="float">
            <text:p>-0.0449521407</text:p>
          </table:table-cell>
          <table:table-cell office:value-type="float" office:value="1.84659091" calcext:value-type="float">
            <text:p>1.84659091</text:p>
          </table:table-cell>
          <table:table-cell table:formula="of:=[.A619]*[.A619]+[.B619]*[.B619]" office:value-type="float" office:value="3.41191868384814" calcext:value-type="float">
            <text:p>3.41191868384814</text:p>
          </table:table-cell>
        </table:table-row>
        <table:table-row table:style-name="ro1">
          <table:table-cell office:value-type="float" office:value="-0.0449521407" calcext:value-type="float">
            <text:p>-0.0449521407</text:p>
          </table:table-cell>
          <table:table-cell office:value-type="float" office:value="-1.84659091" calcext:value-type="float">
            <text:p>-1.84659091</text:p>
          </table:table-cell>
          <table:table-cell table:formula="of:=[.A620]*[.A620]+[.B620]*[.B620]" office:value-type="float" office:value="3.41191868384814" calcext:value-type="float">
            <text:p>3.41191868384814</text:p>
          </table:table-cell>
        </table:table-row>
        <table:table-row table:style-name="ro1">
          <table:table-cell office:value-type="float" office:value="1.84629111" calcext:value-type="float">
            <text:p>1.84629111</text:p>
          </table:table-cell>
          <table:table-cell office:value-type="float" office:value="0" calcext:value-type="float">
            <text:p>0</text:p>
          </table:table-cell>
          <table:table-cell table:formula="of:=[.A621]*[.A621]+[.B621]*[.B621]" office:value-type="float" office:value="3.40879086286503" calcext:value-type="float">
            <text:p>3.40879086286503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.0909090908" calcext:value-type="float">
            <text:p>0.0909090908</text:p>
          </table:table-cell>
          <table:table-cell table:formula="of:=[.A622]*[.A622]+[.B622]*[.B622]" office:value-type="float" office:value="3.40767852529008" calcext:value-type="float">
            <text:p>3.40767852529008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-0.0909090908" calcext:value-type="float">
            <text:p>-0.0909090908</text:p>
          </table:table-cell>
          <table:table-cell table:formula="of:=[.A623]*[.A623]+[.B623]*[.B623]" office:value-type="float" office:value="3.40767852529008" calcext:value-type="float">
            <text:p>3.40767852529008</text:p>
          </table:table-cell>
        </table:table-row>
        <table:table-row table:style-name="ro1">
          <table:table-cell office:value-type="float" office:value="-1.84375" calcext:value-type="float">
            <text:p>-1.84375</text:p>
          </table:table-cell>
          <table:table-cell office:value-type="float" office:value="0" calcext:value-type="float">
            <text:p>0</text:p>
          </table:table-cell>
          <table:table-cell table:formula="of:=[.A624]*[.A624]+[.B624]*[.B624]" office:value-type="float" office:value="3.3994140625" calcext:value-type="float">
            <text:p>3.3994140625</text:p>
          </table:table-cell>
        </table:table-row>
        <table:table-row table:style-name="ro1">
          <table:table-cell office:value-type="float" office:value="-1.84168566" calcext:value-type="float">
            <text:p>-1.84168566</text:p>
          </table:table-cell>
          <table:table-cell office:value-type="float" office:value="0" calcext:value-type="float">
            <text:p>0</text:p>
          </table:table-cell>
          <table:table-cell table:formula="of:=[.A625]*[.A625]+[.B625]*[.B625]" office:value-type="float" office:value="3.39180607024964" calcext:value-type="float">
            <text:p>3.39180607024964</text:p>
          </table:table-cell>
        </table:table-row>
        <table:table-row table:style-name="ro1">
          <table:table-cell office:value-type="float" office:value="-0.58067078" calcext:value-type="float">
            <text:p>-0.58067078</text:p>
          </table:table-cell>
          <table:table-cell office:value-type="float" office:value="1.74764839" calcext:value-type="float">
            <text:p>1.74764839</text:p>
          </table:table-cell>
          <table:table-cell table:formula="of:=[.A626]*[.A626]+[.B626]*[.B626]" office:value-type="float" office:value="3.3914534498154" calcext:value-type="float">
            <text:p>3.3914534498154</text:p>
          </table:table-cell>
        </table:table-row>
        <table:table-row table:style-name="ro1">
          <table:table-cell office:value-type="float" office:value="-0.58067078" calcext:value-type="float">
            <text:p>-0.58067078</text:p>
          </table:table-cell>
          <table:table-cell office:value-type="float" office:value="-1.74764839" calcext:value-type="float">
            <text:p>-1.74764839</text:p>
          </table:table-cell>
          <table:table-cell table:formula="of:=[.A627]*[.A627]+[.B627]*[.B627]" office:value-type="float" office:value="3.3914534498154" calcext:value-type="float">
            <text:p>3.3914534498154</text:p>
          </table:table-cell>
        </table:table-row>
        <table:table-row table:style-name="ro1">
          <table:table-cell office:value-type="float" office:value="-1.8415651" calcext:value-type="float">
            <text:p>-1.8415651</text:p>
          </table:table-cell>
          <table:table-cell office:value-type="float" office:value="0" calcext:value-type="float">
            <text:p>0</text:p>
          </table:table-cell>
          <table:table-cell table:formula="of:=[.A628]*[.A628]+[.B628]*[.B628]" office:value-type="float" office:value="3.39136201753801" calcext:value-type="float">
            <text:p>3.39136201753801</text:p>
          </table:table-cell>
        </table:table-row>
        <table:table-row table:style-name="ro1">
          <table:table-cell office:value-type="float" office:value="0.0714754912" calcext:value-type="float">
            <text:p>0.0714754912</text:p>
          </table:table-cell>
          <table:table-cell office:value-type="float" office:value="1.83086026" calcext:value-type="float">
            <text:p>1.83086026</text:p>
          </table:table-cell>
          <table:table-cell table:formula="of:=[.A629]*[.A629]+[.B629]*[.B629]" office:value-type="float" office:value="3.35715803748955" calcext:value-type="float">
            <text:p>3.35715803748955</text:p>
          </table:table-cell>
        </table:table-row>
        <table:table-row table:style-name="ro1">
          <table:table-cell office:value-type="float" office:value="0.0714754912" calcext:value-type="float">
            <text:p>0.0714754912</text:p>
          </table:table-cell>
          <table:table-cell office:value-type="float" office:value="-1.83086026" calcext:value-type="float">
            <text:p>-1.83086026</text:p>
          </table:table-cell>
          <table:table-cell table:formula="of:=[.A630]*[.A630]+[.B630]*[.B630]" office:value-type="float" office:value="3.35715803748955" calcext:value-type="float">
            <text:p>3.35715803748955</text:p>
          </table:table-cell>
        </table:table-row>
        <table:table-row table:style-name="ro1">
          <table:table-cell office:value-type="float" office:value="0.187404176" calcext:value-type="float">
            <text:p>0.187404176</text:p>
          </table:table-cell>
          <table:table-cell office:value-type="float" office:value="1.81328846" calcext:value-type="float">
            <text:p>1.81328846</text:p>
          </table:table-cell>
          <table:table-cell table:formula="of:=[.A631]*[.A631]+[.B631]*[.B631]" office:value-type="float" office:value="3.32313536435141" calcext:value-type="float">
            <text:p>3.32313536435141</text:p>
          </table:table-cell>
        </table:table-row>
        <table:table-row table:style-name="ro1">
          <table:table-cell office:value-type="float" office:value="0.187404176" calcext:value-type="float">
            <text:p>0.187404176</text:p>
          </table:table-cell>
          <table:table-cell office:value-type="float" office:value="-1.81328846" calcext:value-type="float">
            <text:p>-1.81328846</text:p>
          </table:table-cell>
          <table:table-cell table:formula="of:=[.A632]*[.A632]+[.B632]*[.B632]" office:value-type="float" office:value="3.32313536435141" calcext:value-type="float">
            <text:p>3.32313536435141</text:p>
          </table:table-cell>
        </table:table-row>
        <table:table-row table:style-name="ro1">
          <table:table-cell office:value-type="float" office:value="-1.77619472" calcext:value-type="float">
            <text:p>-1.77619472</text:p>
          </table:table-cell>
          <table:table-cell office:value-type="float" office:value="0.401384366" calcext:value-type="float">
            <text:p>0.401384366</text:p>
          </table:table-cell>
          <table:table-cell table:formula="of:=[.A633]*[.A633]+[.B633]*[.B633]" office:value-type="float" office:value="3.3159770926251" calcext:value-type="float">
            <text:p>3.3159770926251</text:p>
          </table:table-cell>
        </table:table-row>
        <table:table-row table:style-name="ro1">
          <table:table-cell office:value-type="float" office:value="-1.77619472" calcext:value-type="float">
            <text:p>-1.77619472</text:p>
          </table:table-cell>
          <table:table-cell office:value-type="float" office:value="-0.40138436" calcext:value-type="float">
            <text:p>-0.40138436</text:p>
          </table:table-cell>
          <table:table-cell table:formula="of:=[.A634]*[.A634]+[.B634]*[.B634]" office:value-type="float" office:value="3.31597708780849" calcext:value-type="float">
            <text:p>3.31597708780849</text:p>
          </table:table-cell>
        </table:table-row>
        <table:table-row table:style-name="ro1">
          <table:table-cell office:value-type="float" office:value="1.34905249" calcext:value-type="float">
            <text:p>1.34905249</text:p>
          </table:table-cell>
          <table:table-cell office:value-type="float" office:value="1.22159091" calcext:value-type="float">
            <text:p>1.22159091</text:p>
          </table:table-cell>
          <table:table-cell table:formula="of:=[.A635]*[.A635]+[.B635]*[.B635]" office:value-type="float" office:value="3.31222697216983" calcext:value-type="float">
            <text:p>3.31222697216983</text:p>
          </table:table-cell>
        </table:table-row>
        <table:table-row table:style-name="ro1">
          <table:table-cell office:value-type="float" office:value="1.34905249" calcext:value-type="float">
            <text:p>1.34905249</text:p>
          </table:table-cell>
          <table:table-cell office:value-type="float" office:value="-1.22159091" calcext:value-type="float">
            <text:p>-1.22159091</text:p>
          </table:table-cell>
          <table:table-cell table:formula="of:=[.A636]*[.A636]+[.B636]*[.B636]" office:value-type="float" office:value="3.31222697216983" calcext:value-type="float">
            <text:p>3.31222697216983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818181818" calcext:value-type="float">
            <text:p>0.818181818</text:p>
          </table:table-cell>
          <table:table-cell table:formula="of:=[.A637]*[.A637]+[.B637]*[.B637]" office:value-type="float" office:value="3.31004648730578" calcext:value-type="float">
            <text:p>3.31004648730578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818181818" calcext:value-type="float">
            <text:p>-0.818181818</text:p>
          </table:table-cell>
          <table:table-cell table:formula="of:=[.A638]*[.A638]+[.B638]*[.B638]" office:value-type="float" office:value="3.31004648730578" calcext:value-type="float">
            <text:p>3.31004648730578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545454545" calcext:value-type="float">
            <text:p>0.545454545</text:p>
          </table:table-cell>
          <table:table-cell table:formula="of:=[.A639]*[.A639]+[.B639]*[.B639]" office:value-type="float" office:value="3.30557730128616" calcext:value-type="float">
            <text:p>3.30557730128616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545454545" calcext:value-type="float">
            <text:p>-0.545454545</text:p>
          </table:table-cell>
          <table:table-cell table:formula="of:=[.A640]*[.A640]+[.B640]*[.B640]" office:value-type="float" office:value="3.30557730128616" calcext:value-type="float">
            <text:p>3.30557730128616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1" calcext:value-type="float">
            <text:p>-1</text:p>
          </table:table-cell>
          <table:table-cell table:formula="of:=[.A641]*[.A641]+[.B641]*[.B641]" office:value-type="float" office:value="3.297119140625" calcext:value-type="float">
            <text:p>3.297119140625</text:p>
          </table:table-cell>
        </table:table-row>
        <table:table-row table:style-name="ro1">
          <table:table-cell office:value-type="float" office:value="-1.45210328" calcext:value-type="float">
            <text:p>-1.45210328</text:p>
          </table:table-cell>
          <table:table-cell office:value-type="float" office:value="1.08640093" calcext:value-type="float">
            <text:p>1.08640093</text:p>
          </table:table-cell>
          <table:table-cell table:formula="of:=[.A642]*[.A642]+[.B642]*[.B642]" office:value-type="float" office:value="3.28887091649162" calcext:value-type="float">
            <text:p>3.28887091649162</text:p>
          </table:table-cell>
        </table:table-row>
        <table:table-row table:style-name="ro1">
          <table:table-cell office:value-type="float" office:value="-1.45210328" calcext:value-type="float">
            <text:p>-1.45210328</text:p>
          </table:table-cell>
          <table:table-cell office:value-type="float" office:value="-1.08640093" calcext:value-type="float">
            <text:p>-1.08640093</text:p>
          </table:table-cell>
          <table:table-cell table:formula="of:=[.A643]*[.A643]+[.B643]*[.B643]" office:value-type="float" office:value="3.28887091649162" calcext:value-type="float">
            <text:p>3.28887091649162</text:p>
          </table:table-cell>
        </table:table-row>
        <table:table-row table:style-name="ro1">
          <table:table-cell office:value-type="float" office:value="1.65433426" calcext:value-type="float">
            <text:p>1.65433426</text:p>
          </table:table-cell>
          <table:table-cell office:value-type="float" office:value="0.739210373" calcext:value-type="float">
            <text:p>0.739210373</text:p>
          </table:table-cell>
          <table:table-cell table:formula="of:=[.A644]*[.A644]+[.B644]*[.B644]" office:value-type="float" office:value="3.28325381936055" calcext:value-type="float">
            <text:p>3.28325381936055</text:p>
          </table:table-cell>
        </table:table-row>
        <table:table-row table:style-name="ro1">
          <table:table-cell office:value-type="float" office:value="1.65433426" calcext:value-type="float">
            <text:p>1.65433426</text:p>
          </table:table-cell>
          <table:table-cell office:value-type="float" office:value="-0.739210372" calcext:value-type="float">
            <text:p>-0.739210372</text:p>
          </table:table-cell>
          <table:table-cell table:formula="of:=[.A645]*[.A645]+[.B645]*[.B645]" office:value-type="float" office:value="3.28325381788213" calcext:value-type="float">
            <text:p>3.28325381788213</text:p>
          </table:table-cell>
        </table:table-row>
        <table:table-row table:style-name="ro1">
          <table:table-cell office:value-type="float" office:value="0.304493796" calcext:value-type="float">
            <text:p>0.304493796</text:p>
          </table:table-cell>
          <table:table-cell office:value-type="float" office:value="1.78463383" calcext:value-type="float">
            <text:p>1.78463383</text:p>
          </table:table-cell>
          <table:table-cell table:formula="of:=[.A646]*[.A646]+[.B646]*[.B646]" office:value-type="float" office:value="3.27763437898296" calcext:value-type="float">
            <text:p>3.27763437898296</text:p>
          </table:table-cell>
        </table:table-row>
        <table:table-row table:style-name="ro1">
          <table:table-cell office:value-type="float" office:value="0.304493796" calcext:value-type="float">
            <text:p>0.304493796</text:p>
          </table:table-cell>
          <table:table-cell office:value-type="float" office:value="-1.78463383" calcext:value-type="float">
            <text:p>-1.78463383</text:p>
          </table:table-cell>
          <table:table-cell table:formula="of:=[.A647]*[.A647]+[.B647]*[.B647]" office:value-type="float" office:value="3.27763437898296" calcext:value-type="float">
            <text:p>3.27763437898296</text:p>
          </table:table-cell>
        </table:table-row>
        <table:table-row table:style-name="ro1">
          <table:table-cell office:value-type="float" office:value="1.80972881" calcext:value-type="float">
            <text:p>1.80972881</text:p>
          </table:table-cell>
          <table:table-cell office:value-type="float" office:value="0" calcext:value-type="float">
            <text:p>0</text:p>
          </table:table-cell>
          <table:table-cell table:formula="of:=[.A648]*[.A648]+[.B648]*[.B648]" office:value-type="float" office:value="3.27511836574402" calcext:value-type="float">
            <text:p>3.27511836574402</text:p>
          </table:table-cell>
        </table:table-row>
        <table:table-row table:style-name="ro1">
          <table:table-cell office:value-type="float" office:value="-1.80614204" calcext:value-type="float">
            <text:p>-1.80614204</text:p>
          </table:table-cell>
          <table:table-cell office:value-type="float" office:value="0.0590646318" calcext:value-type="float">
            <text:p>0.0590646318</text:p>
          </table:table-cell>
          <table:table-cell table:formula="of:=[.A649]*[.A649]+[.B649]*[.B649]" office:value-type="float" office:value="3.26563769938503" calcext:value-type="float">
            <text:p>3.26563769938503</text:p>
          </table:table-cell>
        </table:table-row>
        <table:table-row table:style-name="ro1">
          <table:table-cell office:value-type="float" office:value="-1.80614204" calcext:value-type="float">
            <text:p>-1.80614204</text:p>
          </table:table-cell>
          <table:table-cell office:value-type="float" office:value="-0.0590646275" calcext:value-type="float">
            <text:p>-0.0590646275</text:p>
          </table:table-cell>
          <table:table-cell table:formula="of:=[.A650]*[.A650]+[.B650]*[.B650]" office:value-type="float" office:value="3.26563769887708" calcext:value-type="float">
            <text:p>3.26563769887708</text:p>
          </table:table-cell>
        </table:table-row>
        <table:table-row table:style-name="ro1">
          <table:table-cell office:value-type="float" office:value="0.594365396" calcext:value-type="float">
            <text:p>0.594365396</text:p>
          </table:table-cell>
          <table:table-cell office:value-type="float" office:value="-1.70454546" calcext:value-type="float">
            <text:p>-1.70454546</text:p>
          </table:table-cell>
          <table:table-cell table:formula="of:=[.A651]*[.A651]+[.B651]*[.B651]" office:value-type="float" office:value="3.25874544916885" calcext:value-type="float">
            <text:p>3.25874544916885</text:p>
          </table:table-cell>
        </table:table-row>
        <table:table-row table:style-name="ro1">
          <table:table-cell office:value-type="float" office:value="0.594365396" calcext:value-type="float">
            <text:p>0.594365396</text:p>
          </table:table-cell>
          <table:table-cell office:value-type="float" office:value="1.70454545" calcext:value-type="float">
            <text:p>1.70454545</text:p>
          </table:table-cell>
          <table:table-cell table:formula="of:=[.A652]*[.A652]+[.B652]*[.B652]" office:value-type="float" office:value="3.25874541507794" calcext:value-type="float">
            <text:p>3.25874541507794</text:p>
          </table:table-cell>
        </table:table-row>
        <table:table-row table:style-name="ro1">
          <table:table-cell office:value-type="float" office:value="-1.78985054" calcext:value-type="float">
            <text:p>-1.78985054</text:p>
          </table:table-cell>
          <table:table-cell office:value-type="float" office:value="0.196070797" calcext:value-type="float">
            <text:p>0.196070797</text:p>
          </table:table-cell>
          <table:table-cell table:formula="of:=[.A653]*[.A653]+[.B653]*[.B653]" office:value-type="float" office:value="3.24200871297451" calcext:value-type="float">
            <text:p>3.24200871297451</text:p>
          </table:table-cell>
        </table:table-row>
        <table:table-row table:style-name="ro1">
          <table:table-cell office:value-type="float" office:value="-1.78985054" calcext:value-type="float">
            <text:p>-1.78985054</text:p>
          </table:table-cell>
          <table:table-cell office:value-type="float" office:value="-0.196070797" calcext:value-type="float">
            <text:p>-0.196070797</text:p>
          </table:table-cell>
          <table:table-cell table:formula="of:=[.A654]*[.A654]+[.B654]*[.B654]" office:value-type="float" office:value="3.24200871297451" calcext:value-type="float">
            <text:p>3.24200871297451</text:p>
          </table:table-cell>
        </table:table-row>
        <table:table-row table:style-name="ro1">
          <table:table-cell office:value-type="float" office:value="-1.3282169" calcext:value-type="float">
            <text:p>-1.3282169</text:p>
          </table:table-cell>
          <table:table-cell office:value-type="float" office:value="1.21066918" calcext:value-type="float">
            <text:p>1.21066918</text:p>
          </table:table-cell>
          <table:table-cell table:formula="of:=[.A655]*[.A655]+[.B655]*[.B655]" office:value-type="float" office:value="3.22987999684748" calcext:value-type="float">
            <text:p>3.22987999684748</text:p>
          </table:table-cell>
        </table:table-row>
        <table:table-row table:style-name="ro1">
          <table:table-cell office:value-type="float" office:value="-1.32821689" calcext:value-type="float">
            <text:p>-1.32821689</text:p>
          </table:table-cell>
          <table:table-cell office:value-type="float" office:value="-1.21066918" calcext:value-type="float">
            <text:p>-1.21066918</text:p>
          </table:table-cell>
          <table:table-cell table:formula="of:=[.A656]*[.A656]+[.B656]*[.B656]" office:value-type="float" office:value="3.22987997028314" calcext:value-type="float">
            <text:p>3.22987997028314</text:p>
          </table:table-cell>
        </table:table-row>
        <table:table-row table:style-name="ro1">
          <table:table-cell office:value-type="float" office:value="0.868722963" calcext:value-type="float">
            <text:p>0.868722963</text:p>
          </table:table-cell>
          <table:table-cell office:value-type="float" office:value="1.57102273" calcext:value-type="float">
            <text:p>1.57102273</text:p>
          </table:table-cell>
          <table:table-cell table:formula="of:=[.A657]*[.A657]+[.B657]*[.B657]" office:value-type="float" office:value="3.22279200462015" calcext:value-type="float">
            <text:p>3.22279200462015</text:p>
          </table:table-cell>
        </table:table-row>
        <table:table-row table:style-name="ro1">
          <table:table-cell office:value-type="float" office:value="0.868722963" calcext:value-type="float">
            <text:p>0.868722963</text:p>
          </table:table-cell>
          <table:table-cell office:value-type="float" office:value="-1.57102273" calcext:value-type="float">
            <text:p>-1.57102273</text:p>
          </table:table-cell>
          <table:table-cell table:formula="of:=[.A658]*[.A658]+[.B658]*[.B658]" office:value-type="float" office:value="3.22279200462015" calcext:value-type="float">
            <text:p>3.22279200462015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454545455" calcext:value-type="float">
            <text:p>0.454545455</text:p>
          </table:table-cell>
          <table:table-cell table:formula="of:=[.A659]*[.A659]+[.B659]*[.B659]" office:value-type="float" office:value="3.21466821128616" calcext:value-type="float">
            <text:p>3.21466821128616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454545455" calcext:value-type="float">
            <text:p>-0.454545455</text:p>
          </table:table-cell>
          <table:table-cell table:formula="of:=[.A660]*[.A660]+[.B660]*[.B660]" office:value-type="float" office:value="3.21466821128616" calcext:value-type="float">
            <text:p>3.21466821128616</text:p>
          </table:table-cell>
        </table:table-row>
        <table:table-row table:style-name="ro1">
          <table:table-cell office:value-type="float" office:value="-1.76872116" calcext:value-type="float">
            <text:p>-1.76872116</text:p>
          </table:table-cell>
          <table:table-cell office:value-type="float" office:value="0.260365674" calcext:value-type="float">
            <text:p>0.260365674</text:p>
          </table:table-cell>
          <table:table-cell table:formula="of:=[.A661]*[.A661]+[.B661]*[.B661]" office:value-type="float" office:value="3.19616482602922" calcext:value-type="float">
            <text:p>3.19616482602922</text:p>
          </table:table-cell>
        </table:table-row>
        <table:table-row table:style-name="ro1">
          <table:table-cell office:value-type="float" office:value="-1.76872116" calcext:value-type="float">
            <text:p>-1.76872116</text:p>
          </table:table-cell>
          <table:table-cell office:value-type="float" office:value="-0.260365674" calcext:value-type="float">
            <text:p>-0.260365674</text:p>
          </table:table-cell>
          <table:table-cell table:formula="of:=[.A662]*[.A662]+[.B662]*[.B662]" office:value-type="float" office:value="3.19616482602922" calcext:value-type="float">
            <text:p>3.19616482602922</text:p>
          </table:table-cell>
        </table:table-row>
        <table:table-row table:style-name="ro1">
          <table:table-cell office:value-type="float" office:value="-1.41776651" calcext:value-type="float">
            <text:p>-1.41776651</text:p>
          </table:table-cell>
          <table:table-cell office:value-type="float" office:value="1.08766174" calcext:value-type="float">
            <text:p>1.08766174</text:p>
          </table:table-cell>
          <table:table-cell table:formula="of:=[.A663]*[.A663]+[.B663]*[.B663]" office:value-type="float" office:value="3.19306993753741" calcext:value-type="float">
            <text:p>3.19306993753741</text:p>
          </table:table-cell>
        </table:table-row>
        <table:table-row table:style-name="ro1">
          <table:table-cell office:value-type="float" office:value="-0.292892431" calcext:value-type="float">
            <text:p>-0.292892431</text:p>
          </table:table-cell>
          <table:table-cell office:value-type="float" office:value="1.76044768" calcext:value-type="float">
            <text:p>1.76044768</text:p>
          </table:table-cell>
          <table:table-cell table:formula="of:=[.A664]*[.A664]+[.B664]*[.B664]" office:value-type="float" office:value="3.18496201015447" calcext:value-type="float">
            <text:p>3.18496201015447</text:p>
          </table:table-cell>
        </table:table-row>
        <table:table-row table:style-name="ro1">
          <table:table-cell office:value-type="float" office:value="-0.292892431" calcext:value-type="float">
            <text:p>-0.292892431</text:p>
          </table:table-cell>
          <table:table-cell office:value-type="float" office:value="-1.76044768" calcext:value-type="float">
            <text:p>-1.76044768</text:p>
          </table:table-cell>
          <table:table-cell table:formula="of:=[.A665]*[.A665]+[.B665]*[.B665]" office:value-type="float" office:value="3.18496201015447" calcext:value-type="float">
            <text:p>3.18496201015447</text:p>
          </table:table-cell>
        </table:table-row>
        <table:table-row table:style-name="ro1">
          <table:table-cell office:value-type="float" office:value="-1.58329455" calcext:value-type="float">
            <text:p>-1.58329455</text:p>
          </table:table-cell>
          <table:table-cell office:value-type="float" office:value="-0.814148623" calcext:value-type="float">
            <text:p>-0.814148623</text:p>
          </table:table-cell>
          <table:table-cell table:formula="of:=[.A666]*[.A666]+[.B666]*[.B666]" office:value-type="float" office:value="3.1696596123925" calcext:value-type="float">
            <text:p>3.1696596123925</text:p>
          </table:table-cell>
        </table:table-row>
        <table:table-row table:style-name="ro1">
          <table:table-cell office:value-type="float" office:value="-1.58329454" calcext:value-type="float">
            <text:p>-1.58329454</text:p>
          </table:table-cell>
          <table:table-cell office:value-type="float" office:value="0.814148637" calcext:value-type="float">
            <text:p>0.814148637</text:p>
          </table:table-cell>
          <table:table-cell table:formula="of:=[.A667]*[.A667]+[.B667]*[.B667]" office:value-type="float" office:value="3.16965960352277" calcext:value-type="float">
            <text:p>3.16965960352277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727272727" calcext:value-type="float">
            <text:p>0.727272727</text:p>
          </table:table-cell>
          <table:table-cell table:formula="of:=[.A668]*[.A668]+[.B668]*[.B668]" office:value-type="float" office:value="3.16955061943802" calcext:value-type="float">
            <text:p>3.16955061943802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727272727" calcext:value-type="float">
            <text:p>-0.727272727</text:p>
          </table:table-cell>
          <table:table-cell table:formula="of:=[.A669]*[.A669]+[.B669]*[.B669]" office:value-type="float" office:value="3.16955061943802" calcext:value-type="float">
            <text:p>3.16955061943802</text:p>
          </table:table-cell>
        </table:table-row>
        <table:table-row table:style-name="ro1">
          <table:table-cell office:value-type="float" office:value="-1.70645596" calcext:value-type="float">
            <text:p>-1.70645596</text:p>
          </table:table-cell>
          <table:table-cell office:value-type="float" office:value="-0.506930624" calcext:value-type="float">
            <text:p>-0.506930624</text:p>
          </table:table-cell>
          <table:table-cell table:formula="of:=[.A670]*[.A670]+[.B670]*[.B670]" office:value-type="float" office:value="3.16897060096855" calcext:value-type="float">
            <text:p>3.16897060096855</text:p>
          </table:table-cell>
        </table:table-row>
        <table:table-row table:style-name="ro1">
          <table:table-cell office:value-type="float" office:value="-1.70645596" calcext:value-type="float">
            <text:p>-1.70645596</text:p>
          </table:table-cell>
          <table:table-cell office:value-type="float" office:value="0.506930623" calcext:value-type="float">
            <text:p>0.506930623</text:p>
          </table:table-cell>
          <table:table-cell table:formula="of:=[.A671]*[.A671]+[.B671]*[.B671]" office:value-type="float" office:value="3.16897059995469" calcext:value-type="float">
            <text:p>3.16897059995469</text:p>
          </table:table-cell>
        </table:table-row>
        <table:table-row table:style-name="ro1">
          <table:table-cell office:value-type="float" office:value="1.60945773" calcext:value-type="float">
            <text:p>1.60945773</text:p>
          </table:table-cell>
          <table:table-cell office:value-type="float" office:value="0.758522728" calcext:value-type="float">
            <text:p>0.758522728</text:p>
          </table:table-cell>
          <table:table-cell table:formula="of:=[.A672]*[.A672]+[.B672]*[.B672]" office:value-type="float" office:value="3.16571091354931" calcext:value-type="float">
            <text:p>3.16571091354931</text:p>
          </table:table-cell>
        </table:table-row>
        <table:table-row table:style-name="ro1">
          <table:table-cell office:value-type="float" office:value="1.60945773" calcext:value-type="float">
            <text:p>1.60945773</text:p>
          </table:table-cell>
          <table:table-cell office:value-type="float" office:value="-0.758522727" calcext:value-type="float">
            <text:p>-0.758522727</text:p>
          </table:table-cell>
          <table:table-cell table:formula="of:=[.A673]*[.A673]+[.B673]*[.B673]" office:value-type="float" office:value="3.16571091203227" calcext:value-type="float">
            <text:p>3.16571091203227</text:p>
          </table:table-cell>
        </table:table-row>
        <table:table-row table:style-name="ro1">
          <table:table-cell office:value-type="float" office:value="1.0940809" calcext:value-type="float">
            <text:p>1.0940809</text:p>
          </table:table-cell>
          <table:table-cell office:value-type="float" office:value="1.39772727" calcext:value-type="float">
            <text:p>1.39772727</text:p>
          </table:table-cell>
          <table:table-cell table:formula="of:=[.A674]*[.A674]+[.B674]*[.B674]" office:value-type="float" office:value="3.15065453704646" calcext:value-type="float">
            <text:p>3.15065453704646</text:p>
          </table:table-cell>
        </table:table-row>
        <table:table-row table:style-name="ro1">
          <table:table-cell office:value-type="float" office:value="1.0940809" calcext:value-type="float">
            <text:p>1.0940809</text:p>
          </table:table-cell>
          <table:table-cell office:value-type="float" office:value="-1.39772727" calcext:value-type="float">
            <text:p>-1.39772727</text:p>
          </table:table-cell>
          <table:table-cell table:formula="of:=[.A675]*[.A675]+[.B675]*[.B675]" office:value-type="float" office:value="3.15065453704646" calcext:value-type="float">
            <text:p>3.15065453704646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363636364" calcext:value-type="float">
            <text:p>0.363636364</text:p>
          </table:table-cell>
          <table:table-cell table:formula="of:=[.A676]*[.A676]+[.B676]*[.B676]" office:value-type="float" office:value="3.14028804584814" calcext:value-type="float">
            <text:p>3.14028804584814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363636364" calcext:value-type="float">
            <text:p>-0.363636364</text:p>
          </table:table-cell>
          <table:table-cell table:formula="of:=[.A677]*[.A677]+[.B677]*[.B677]" office:value-type="float" office:value="3.14028804584814" calcext:value-type="float">
            <text:p>3.14028804584814</text:p>
          </table:table-cell>
        </table:table-row>
        <table:table-row table:style-name="ro1">
          <table:table-cell office:value-type="float" office:value="-0.788008953" calcext:value-type="float">
            <text:p>-0.788008953</text:p>
          </table:table-cell>
          <table:table-cell office:value-type="float" office:value="1.58648639" calcext:value-type="float">
            <text:p>1.58648639</text:p>
          </table:table-cell>
          <table:table-cell table:formula="of:=[.A678]*[.A678]+[.B678]*[.B678]" office:value-type="float" office:value="3.13789717566339" calcext:value-type="float">
            <text:p>3.13789717566339</text:p>
          </table:table-cell>
        </table:table-row>
        <table:table-row table:style-name="ro1">
          <table:table-cell office:value-type="float" office:value="-0.788008953" calcext:value-type="float">
            <text:p>-0.788008953</text:p>
          </table:table-cell>
          <table:table-cell office:value-type="float" office:value="-1.58648639" calcext:value-type="float">
            <text:p>-1.58648639</text:p>
          </table:table-cell>
          <table:table-cell table:formula="of:=[.A679]*[.A679]+[.B679]*[.B679]" office:value-type="float" office:value="3.13789717566339" calcext:value-type="float">
            <text:p>3.13789717566339</text:p>
          </table:table-cell>
        </table:table-row>
        <table:table-row table:style-name="ro1">
          <table:table-cell office:value-type="float" office:value="-0.538085938" calcext:value-type="float">
            <text:p>-0.538085938</text:p>
          </table:table-cell>
          <table:table-cell office:value-type="float" office:value="-1.6875" calcext:value-type="float">
            <text:p>-1.6875</text:p>
          </table:table-cell>
          <table:table-cell table:formula="of:=[.A680]*[.A680]+[.B680]*[.B680]" office:value-type="float" office:value="3.13719272667334" calcext:value-type="float">
            <text:p>3.13719272667334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909090909" calcext:value-type="float">
            <text:p>0.909090909</text:p>
          </table:table-cell>
          <table:table-cell table:formula="of:=[.A681]*[.A681]+[.B681]*[.B681]" office:value-type="float" office:value="3.12356542145145" calcext:value-type="float">
            <text:p>3.12356542145145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909090909" calcext:value-type="float">
            <text:p>-0.909090909</text:p>
          </table:table-cell>
          <table:table-cell table:formula="of:=[.A682]*[.A682]+[.B682]*[.B682]" office:value-type="float" office:value="3.12356542145145" calcext:value-type="float">
            <text:p>3.12356542145145</text:p>
          </table:table-cell>
        </table:table-row>
        <table:table-row table:style-name="ro1">
          <table:table-cell office:value-type="float" office:value="-0.202372798" calcext:value-type="float">
            <text:p>-0.202372798</text:p>
          </table:table-cell>
          <table:table-cell office:value-type="float" office:value="-1.75161693" calcext:value-type="float">
            <text:p>-1.75161693</text:p>
          </table:table-cell>
          <table:table-cell table:formula="of:=[.A683]*[.A683]+[.B683]*[.B683]" office:value-type="float" office:value="3.10911661883297" calcext:value-type="float">
            <text:p>3.10911661883297</text:p>
          </table:table-cell>
        </table:table-row>
        <table:table-row table:style-name="ro1">
          <table:table-cell office:value-type="float" office:value="-0.202372794" calcext:value-type="float">
            <text:p>-0.202372794</text:p>
          </table:table-cell>
          <table:table-cell office:value-type="float" office:value="1.75161693" calcext:value-type="float">
            <text:p>1.75161693</text:p>
          </table:table-cell>
          <table:table-cell table:formula="of:=[.A684]*[.A684]+[.B684]*[.B684]" office:value-type="float" office:value="3.10911661721399" calcext:value-type="float">
            <text:p>3.10911661721399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272727273" calcext:value-type="float">
            <text:p>0.272727273</text:p>
          </table:table-cell>
          <table:table-cell table:formula="of:=[.A685]*[.A685]+[.B685]*[.B685]" office:value-type="float" office:value="3.08243680606302" calcext:value-type="float">
            <text:p>3.08243680606302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272727273" calcext:value-type="float">
            <text:p>-0.272727273</text:p>
          </table:table-cell>
          <table:table-cell table:formula="of:=[.A686]*[.A686]+[.B686]*[.B686]" office:value-type="float" office:value="3.08243680606302" calcext:value-type="float">
            <text:p>3.08243680606302</text:p>
          </table:table-cell>
        </table:table-row>
        <table:table-row table:style-name="ro1">
          <table:table-cell office:value-type="float" office:value="0.0814997642" calcext:value-type="float">
            <text:p>0.0814997642</text:p>
          </table:table-cell>
          <table:table-cell office:value-type="float" office:value="1.75329654" calcext:value-type="float">
            <text:p>1.75329654</text:p>
          </table:table-cell>
          <table:table-cell table:formula="of:=[.A687]*[.A687]+[.B687]*[.B687]" office:value-type="float" office:value="3.08069096874063" calcext:value-type="float">
            <text:p>3.08069096874063</text:p>
          </table:table-cell>
        </table:table-row>
        <table:table-row table:style-name="ro1">
          <table:table-cell office:value-type="float" office:value="0.0814997642" calcext:value-type="float">
            <text:p>0.0814997642</text:p>
          </table:table-cell>
          <table:table-cell office:value-type="float" office:value="-1.75329654" calcext:value-type="float">
            <text:p>-1.75329654</text:p>
          </table:table-cell>
          <table:table-cell table:formula="of:=[.A688]*[.A688]+[.B688]*[.B688]" office:value-type="float" office:value="3.08069096874063" calcext:value-type="float">
            <text:p>3.08069096874063</text:p>
          </table:table-cell>
        </table:table-row>
        <table:table-row table:style-name="ro1">
          <table:table-cell office:value-type="float" office:value="0.209484763" calcext:value-type="float">
            <text:p>0.209484763</text:p>
          </table:table-cell>
          <table:table-cell office:value-type="float" office:value="-1.73863636" calcext:value-type="float">
            <text:p>-1.73863636</text:p>
          </table:table-cell>
          <table:table-cell table:formula="of:=[.A689]*[.A689]+[.B689]*[.B689]" office:value-type="float" office:value="3.06674025824322" calcext:value-type="float">
            <text:p>3.06674025824322</text:p>
          </table:table-cell>
        </table:table-row>
        <table:table-row table:style-name="ro1">
          <table:table-cell office:value-type="float" office:value="0.209484762" calcext:value-type="float">
            <text:p>0.209484762</text:p>
          </table:table-cell>
          <table:table-cell office:value-type="float" office:value="1.73863636" calcext:value-type="float">
            <text:p>1.73863636</text:p>
          </table:table-cell>
          <table:table-cell table:formula="of:=[.A690]*[.A690]+[.B690]*[.B690]" office:value-type="float" office:value="3.06674025782425" calcext:value-type="float">
            <text:p>3.06674025782425</text:p>
          </table:table-cell>
        </table:table-row>
        <table:table-row table:style-name="ro1">
          <table:table-cell office:value-type="float" office:value="1.06949382" calcext:value-type="float">
            <text:p>1.06949382</text:p>
          </table:table-cell>
          <table:table-cell office:value-type="float" office:value="-1.3825979" calcext:value-type="float">
            <text:p>-1.3825979</text:p>
          </table:table-cell>
          <table:table-cell table:formula="of:=[.A691]*[.A691]+[.B691]*[.B691]" office:value-type="float" office:value="3.0553939841026" calcext:value-type="float">
            <text:p>3.0553939841026</text:p>
          </table:table-cell>
        </table:table-row>
        <table:table-row table:style-name="ro1">
          <table:table-cell office:value-type="float" office:value="1.06949379" calcext:value-type="float">
            <text:p>1.06949379</text:p>
          </table:table-cell>
          <table:table-cell office:value-type="float" office:value="1.3825979" calcext:value-type="float">
            <text:p>1.3825979</text:p>
          </table:table-cell>
          <table:table-cell table:formula="of:=[.A692]*[.A692]+[.B692]*[.B692]" office:value-type="float" office:value="3.05539391993297" calcext:value-type="float">
            <text:p>3.05539391993297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636363636" calcext:value-type="float">
            <text:p>0.636363636</text:p>
          </table:table-cell>
          <table:table-cell table:formula="of:=[.A693]*[.A693]+[.B693]*[.B693]" office:value-type="float" office:value="3.04558367722314" calcext:value-type="float">
            <text:p>3.04558367722314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636363636" calcext:value-type="float">
            <text:p>-0.636363636</text:p>
          </table:table-cell>
          <table:table-cell table:formula="of:=[.A694]*[.A694]+[.B694]*[.B694]" office:value-type="float" office:value="3.04558367722314" calcext:value-type="float">
            <text:p>3.04558367722314</text:p>
          </table:table-cell>
        </table:table-row>
        <table:table-row table:style-name="ro1">
          <table:table-cell office:value-type="float" office:value="-1.63966658" calcext:value-type="float">
            <text:p>-1.63966658</text:p>
          </table:table-cell>
          <table:table-cell office:value-type="float" office:value="-0.595501769" calcext:value-type="float">
            <text:p>-0.595501769</text:p>
          </table:table-cell>
          <table:table-cell table:formula="of:=[.A695]*[.A695]+[.B695]*[.B695]" office:value-type="float" office:value="3.04312885045103" calcext:value-type="float">
            <text:p>3.04312885045103</text:p>
          </table:table-cell>
        </table:table-row>
        <table:table-row table:style-name="ro1">
          <table:table-cell office:value-type="float" office:value="-1.63966658" calcext:value-type="float">
            <text:p>-1.63966658</text:p>
          </table:table-cell>
          <table:table-cell office:value-type="float" office:value="0.595501768" calcext:value-type="float">
            <text:p>0.595501768</text:p>
          </table:table-cell>
          <table:table-cell table:formula="of:=[.A696]*[.A696]+[.B696]*[.B696]" office:value-type="float" office:value="3.04312884926002" calcext:value-type="float">
            <text:p>3.04312884926002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181818182" calcext:value-type="float">
            <text:p>0.181818182</text:p>
          </table:table-cell>
          <table:table-cell table:formula="of:=[.A697]*[.A697]+[.B697]*[.B697]" office:value-type="float" office:value="3.04111449193079" calcext:value-type="float">
            <text:p>3.04111449193079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181818182" calcext:value-type="float">
            <text:p>-0.181818182</text:p>
          </table:table-cell>
          <table:table-cell table:formula="of:=[.A698]*[.A698]+[.B698]*[.B698]" office:value-type="float" office:value="3.04111449193079" calcext:value-type="float">
            <text:p>3.04111449193079</text:p>
          </table:table-cell>
        </table:table-row>
        <table:table-row table:style-name="ro1">
          <table:table-cell office:value-type="float" office:value="-0.167999015" calcext:value-type="float">
            <text:p>-0.167999015</text:p>
          </table:table-cell>
          <table:table-cell office:value-type="float" office:value="1.73295455" calcext:value-type="float">
            <text:p>1.73295455</text:p>
          </table:table-cell>
          <table:table-cell table:formula="of:=[.A699]*[.A699]+[.B699]*[.B699]" office:value-type="float" office:value="3.03135514140667" calcext:value-type="float">
            <text:p>3.03135514140667</text:p>
          </table:table-cell>
        </table:table-row>
        <table:table-row table:style-name="ro1">
          <table:table-cell office:value-type="float" office:value="-0.167999015" calcext:value-type="float">
            <text:p>-0.167999015</text:p>
          </table:table-cell>
          <table:table-cell office:value-type="float" office:value="-1.73295455" calcext:value-type="float">
            <text:p>-1.73295455</text:p>
          </table:table-cell>
          <table:table-cell table:formula="of:=[.A700]*[.A700]+[.B700]*[.B700]" office:value-type="float" office:value="3.03135514140667" calcext:value-type="float">
            <text:p>3.03135514140667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.0909090908" calcext:value-type="float">
            <text:p>0.0909090908</text:p>
          </table:table-cell>
          <table:table-cell table:formula="of:=[.A701]*[.A701]+[.B701]*[.B701]" office:value-type="float" office:value="3.01632110341508" calcext:value-type="float">
            <text:p>3.01632110341508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-0.0909090908" calcext:value-type="float">
            <text:p>-0.0909090908</text:p>
          </table:table-cell>
          <table:table-cell table:formula="of:=[.A702]*[.A702]+[.B702]*[.B702]" office:value-type="float" office:value="3.01632110341508" calcext:value-type="float">
            <text:p>3.01632110341508</text:p>
          </table:table-cell>
        </table:table-row>
        <table:table-row table:style-name="ro1">
          <table:table-cell office:value-type="float" office:value="-1.734375" calcext:value-type="float">
            <text:p>-1.734375</text:p>
          </table:table-cell>
          <table:table-cell office:value-type="float" office:value="0" calcext:value-type="float">
            <text:p>0</text:p>
          </table:table-cell>
          <table:table-cell table:formula="of:=[.A703]*[.A703]+[.B703]*[.B703]" office:value-type="float" office:value="3.008056640625" calcext:value-type="float">
            <text:p>3.008056640625</text:p>
          </table:table-cell>
        </table:table-row>
        <table:table-row table:style-name="ro1">
          <table:table-cell office:value-type="float" office:value="1.42343266" calcext:value-type="float">
            <text:p>1.42343266</text:p>
          </table:table-cell>
          <table:table-cell office:value-type="float" office:value="-0.977272728" calcext:value-type="float">
            <text:p>-0.977272728</text:p>
          </table:table-cell>
          <table:table-cell table:formula="of:=[.A704]*[.A704]+[.B704]*[.B704]" office:value-type="float" office:value="2.98122252244724" calcext:value-type="float">
            <text:p>2.98122252244724</text:p>
          </table:table-cell>
        </table:table-row>
        <table:table-row table:style-name="ro1">
          <table:table-cell office:value-type="float" office:value="1.42343266" calcext:value-type="float">
            <text:p>1.42343266</text:p>
          </table:table-cell>
          <table:table-cell office:value-type="float" office:value="0.977272727" calcext:value-type="float">
            <text:p>0.977272727</text:p>
          </table:table-cell>
          <table:table-cell table:formula="of:=[.A705]*[.A705]+[.B705]*[.B705]" office:value-type="float" office:value="2.98122252049269" calcext:value-type="float">
            <text:p>2.98122252049269</text:p>
          </table:table-cell>
        </table:table-row>
        <table:table-row table:style-name="ro1">
          <table:table-cell office:value-type="float" office:value="1.65078004" calcext:value-type="float">
            <text:p>1.65078004</text:p>
          </table:table-cell>
          <table:table-cell office:value-type="float" office:value="0.505681818" calcext:value-type="float">
            <text:p>0.505681818</text:p>
          </table:table-cell>
          <table:table-cell table:formula="of:=[.A706]*[.A706]+[.B706]*[.B706]" office:value-type="float" office:value="2.98078884151819" calcext:value-type="float">
            <text:p>2.98078884151819</text:p>
          </table:table-cell>
        </table:table-row>
        <table:table-row table:style-name="ro1">
          <table:table-cell office:value-type="float" office:value="1.65078004" calcext:value-type="float">
            <text:p>1.65078004</text:p>
          </table:table-cell>
          <table:table-cell office:value-type="float" office:value="-0.505681818" calcext:value-type="float">
            <text:p>-0.505681818</text:p>
          </table:table-cell>
          <table:table-cell table:formula="of:=[.A707]*[.A707]+[.B707]*[.B707]" office:value-type="float" office:value="2.98078884151819" calcext:value-type="float">
            <text:p>2.98078884151819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1" calcext:value-type="float">
            <text:p>-1</text:p>
          </table:table-cell>
          <table:table-cell table:formula="of:=[.A708]*[.A708]+[.B708]*[.B708]" office:value-type="float" office:value="2.9775390625" calcext:value-type="float">
            <text:p>2.9775390625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818181818" calcext:value-type="float">
            <text:p>0.818181818</text:p>
          </table:table-cell>
          <table:table-cell table:formula="of:=[.A709]*[.A709]+[.B709]*[.B709]" office:value-type="float" office:value="2.96654062793078" calcext:value-type="float">
            <text:p>2.96654062793078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818181818" calcext:value-type="float">
            <text:p>-0.818181818</text:p>
          </table:table-cell>
          <table:table-cell table:formula="of:=[.A710]*[.A710]+[.B710]*[.B710]" office:value-type="float" office:value="2.96654062793078" calcext:value-type="float">
            <text:p>2.96654062793078</text:p>
          </table:table-cell>
        </table:table-row>
        <table:table-row table:style-name="ro1">
          <table:table-cell office:value-type="float" office:value="-1.72180633" calcext:value-type="float">
            <text:p>-1.72180633</text:p>
          </table:table-cell>
          <table:table-cell office:value-type="float" office:value="0" calcext:value-type="float">
            <text:p>0</text:p>
          </table:table-cell>
          <table:table-cell table:formula="of:=[.A711]*[.A711]+[.B711]*[.B711]" office:value-type="float" office:value="2.96461703802807" calcext:value-type="float">
            <text:p>2.96461703802807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545454545" calcext:value-type="float">
            <text:p>0.545454545</text:p>
          </table:table-cell>
          <table:table-cell table:formula="of:=[.A712]*[.A712]+[.B712]*[.B712]" office:value-type="float" office:value="2.93814566066116" calcext:value-type="float">
            <text:p>2.93814566066116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545454545" calcext:value-type="float">
            <text:p>-0.545454545</text:p>
          </table:table-cell>
          <table:table-cell table:formula="of:=[.A713]*[.A713]+[.B713]*[.B713]" office:value-type="float" office:value="2.93814566066116" calcext:value-type="float">
            <text:p>2.93814566066116</text:p>
          </table:table-cell>
        </table:table-row>
        <table:table-row table:style-name="ro1">
          <table:table-cell office:value-type="float" office:value="-0.614990234" calcext:value-type="float">
            <text:p>-0.614990234</text:p>
          </table:table-cell>
          <table:table-cell office:value-type="float" office:value="1.59375" calcext:value-type="float">
            <text:p>1.59375</text:p>
          </table:table-cell>
          <table:table-cell table:formula="of:=[.A714]*[.A714]+[.B714]*[.B714]" office:value-type="float" office:value="2.91825205041537" calcext:value-type="float">
            <text:p>2.91825205041537</text:p>
          </table:table-cell>
        </table:table-row>
        <table:table-row table:style-name="ro1">
          <table:table-cell office:value-type="float" office:value="0.486699381" calcext:value-type="float">
            <text:p>0.486699381</text:p>
          </table:table-cell>
          <table:table-cell office:value-type="float" office:value="-1.63636364" calcext:value-type="float">
            <text:p>-1.63636364</text:p>
          </table:table-cell>
          <table:table-cell table:formula="of:=[.A715]*[.A715]+[.B715]*[.B715]" office:value-type="float" office:value="2.91456224977983" calcext:value-type="float">
            <text:p>2.91456224977983</text:p>
          </table:table-cell>
        </table:table-row>
        <table:table-row table:style-name="ro1">
          <table:table-cell office:value-type="float" office:value="0.48669938" calcext:value-type="float">
            <text:p>0.48669938</text:p>
          </table:table-cell>
          <table:table-cell office:value-type="float" office:value="1.63636364" calcext:value-type="float">
            <text:p>1.63636364</text:p>
          </table:table-cell>
          <table:table-cell table:formula="of:=[.A716]*[.A716]+[.B716]*[.B716]" office:value-type="float" office:value="2.91456224880643" calcext:value-type="float">
            <text:p>2.91456224880643</text:p>
          </table:table-cell>
        </table:table-row>
        <table:table-row table:style-name="ro1">
          <table:table-cell office:value-type="float" office:value="1.359994" calcext:value-type="float">
            <text:p>1.359994</text:p>
          </table:table-cell>
          <table:table-cell office:value-type="float" office:value="1.02140597" calcext:value-type="float">
            <text:p>1.02140597</text:p>
          </table:table-cell>
          <table:table-cell table:formula="of:=[.A717]*[.A717]+[.B717]*[.B717]" office:value-type="float" office:value="2.89285383558764" calcext:value-type="float">
            <text:p>2.89285383558764</text:p>
          </table:table-cell>
        </table:table-row>
        <table:table-row table:style-name="ro1">
          <table:table-cell office:value-type="float" office:value="1.359994" calcext:value-type="float">
            <text:p>1.359994</text:p>
          </table:table-cell>
          <table:table-cell office:value-type="float" office:value="-1.02140596" calcext:value-type="float">
            <text:p>-1.02140596</text:p>
          </table:table-cell>
          <table:table-cell table:formula="of:=[.A718]*[.A718]+[.B718]*[.B718]" office:value-type="float" office:value="2.89285381515952" calcext:value-type="float">
            <text:p>2.89285381515952</text:p>
          </table:table-cell>
        </table:table-row>
        <table:table-row table:style-name="ro1">
          <table:table-cell office:value-type="float" office:value="1.69845889" calcext:value-type="float">
            <text:p>1.69845889</text:p>
          </table:table-cell>
          <table:table-cell office:value-type="float" office:value="0" calcext:value-type="float">
            <text:p>0</text:p>
          </table:table-cell>
          <table:table-cell table:formula="of:=[.A719]*[.A719]+[.B719]*[.B719]" office:value-type="float" office:value="2.88476260102003" calcext:value-type="float">
            <text:p>2.88476260102003</text:p>
          </table:table-cell>
        </table:table-row>
        <table:table-row table:style-name="ro1">
          <table:table-cell office:value-type="float" office:value="1.67557343" calcext:value-type="float">
            <text:p>1.67557343</text:p>
          </table:table-cell>
          <table:table-cell office:value-type="float" office:value="0.252840909" calcext:value-type="float">
            <text:p>0.252840909</text:p>
          </table:table-cell>
          <table:table-cell table:formula="of:=[.A720]*[.A720]+[.B720]*[.B720]" office:value-type="float" office:value="2.87147484458591" calcext:value-type="float">
            <text:p>2.87147484458591</text:p>
          </table:table-cell>
        </table:table-row>
        <table:table-row table:style-name="ro1">
          <table:table-cell office:value-type="float" office:value="1.67557343" calcext:value-type="float">
            <text:p>1.67557343</text:p>
          </table:table-cell>
          <table:table-cell office:value-type="float" office:value="-0.252840909" calcext:value-type="float">
            <text:p>-0.252840909</text:p>
          </table:table-cell>
          <table:table-cell table:formula="of:=[.A721]*[.A721]+[.B721]*[.B721]" office:value-type="float" office:value="2.87147484458591" calcext:value-type="float">
            <text:p>2.87147484458591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454545455" calcext:value-type="float">
            <text:p>0.454545455</text:p>
          </table:table-cell>
          <table:table-cell table:formula="of:=[.A722]*[.A722]+[.B722]*[.B722]" office:value-type="float" office:value="2.84723657066116" calcext:value-type="float">
            <text:p>2.84723657066116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454545455" calcext:value-type="float">
            <text:p>-0.454545455</text:p>
          </table:table-cell>
          <table:table-cell table:formula="of:=[.A723]*[.A723]+[.B723]*[.B723]" office:value-type="float" office:value="2.84723657066116" calcext:value-type="float">
            <text:p>2.84723657066116</text:p>
          </table:table-cell>
        </table:table-row>
        <table:table-row table:style-name="ro1">
          <table:table-cell office:value-type="float" office:value="-1.68558723" calcext:value-type="float">
            <text:p>-1.68558723</text:p>
          </table:table-cell>
          <table:table-cell office:value-type="float" office:value="0" calcext:value-type="float">
            <text:p>0</text:p>
          </table:table-cell>
          <table:table-cell table:formula="of:=[.A724]*[.A724]+[.B724]*[.B724]" office:value-type="float" office:value="2.84120430993907" calcext:value-type="float">
            <text:p>2.84120430993907</text:p>
          </table:table-cell>
        </table:table-row>
        <table:table-row table:style-name="ro1">
          <table:table-cell office:value-type="float" office:value="1.68383789" calcext:value-type="float">
            <text:p>1.68383789</text:p>
          </table:table-cell>
          <table:table-cell office:value-type="float" office:value="0" calcext:value-type="float">
            <text:p>0</text:p>
          </table:table-cell>
          <table:table-cell table:formula="of:=[.A725]*[.A725]+[.B725]*[.B725]" office:value-type="float" office:value="2.83531003979965" calcext:value-type="float">
            <text:p>2.83531003979965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727272727" calcext:value-type="float">
            <text:p>0.727272727</text:p>
          </table:table-cell>
          <table:table-cell table:formula="of:=[.A726]*[.A726]+[.B726]*[.B726]" office:value-type="float" office:value="2.82604476006302" calcext:value-type="float">
            <text:p>2.82604476006302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727272727" calcext:value-type="float">
            <text:p>-0.727272727</text:p>
          </table:table-cell>
          <table:table-cell table:formula="of:=[.A727]*[.A727]+[.B727]*[.B727]" office:value-type="float" office:value="2.82604476006302" calcext:value-type="float">
            <text:p>2.82604476006302</text:p>
          </table:table-cell>
        </table:table-row>
        <table:table-row table:style-name="ro1">
          <table:table-cell office:value-type="float" office:value="-0.653995969" calcext:value-type="float">
            <text:p>-0.653995969</text:p>
          </table:table-cell>
          <table:table-cell office:value-type="float" office:value="-1.54253266" calcext:value-type="float">
            <text:p>-1.54253266</text:p>
          </table:table-cell>
          <table:table-cell table:formula="of:=[.A728]*[.A728]+[.B728]*[.B728]" office:value-type="float" office:value="2.80711773463492" calcext:value-type="float">
            <text:p>2.80711773463492</text:p>
          </table:table-cell>
        </table:table-row>
        <table:table-row table:style-name="ro1">
          <table:table-cell office:value-type="float" office:value="-0.653995955" calcext:value-type="float">
            <text:p>-0.653995955</text:p>
          </table:table-cell>
          <table:table-cell office:value-type="float" office:value="1.54253266" calcext:value-type="float">
            <text:p>1.54253266</text:p>
          </table:table-cell>
          <table:table-cell table:formula="of:=[.A729]*[.A729]+[.B729]*[.B729]" office:value-type="float" office:value="2.80711771632304" calcext:value-type="float">
            <text:p>2.80711771632304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909090909" calcext:value-type="float">
            <text:p>0.909090909</text:p>
          </table:table-cell>
          <table:table-cell table:formula="of:=[.A730]*[.A730]+[.B730]*[.B730]" office:value-type="float" office:value="2.80398534332645" calcext:value-type="float">
            <text:p>2.80398534332645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909090909" calcext:value-type="float">
            <text:p>-0.909090909</text:p>
          </table:table-cell>
          <table:table-cell table:formula="of:=[.A731]*[.A731]+[.B731]*[.B731]" office:value-type="float" office:value="2.80398534332645" calcext:value-type="float">
            <text:p>2.80398534332645</text:p>
          </table:table-cell>
        </table:table-row>
        <table:table-row table:style-name="ro1">
          <table:table-cell office:value-type="float" office:value="0.930284887" calcext:value-type="float">
            <text:p>0.930284887</text:p>
          </table:table-cell>
          <table:table-cell office:value-type="float" office:value="-1.38459831" calcext:value-type="float">
            <text:p>-1.38459831</text:p>
          </table:table-cell>
          <table:table-cell table:formula="of:=[.A732]*[.A732]+[.B732]*[.B732]" office:value-type="float" office:value="2.78254245103546" calcext:value-type="float">
            <text:p>2.78254245103546</text:p>
          </table:table-cell>
        </table:table-row>
        <table:table-row table:style-name="ro1">
          <table:table-cell office:value-type="float" office:value="0.930284885" calcext:value-type="float">
            <text:p>0.930284885</text:p>
          </table:table-cell>
          <table:table-cell office:value-type="float" office:value="1.3845983" calcext:value-type="float">
            <text:p>1.3845983</text:p>
          </table:table-cell>
          <table:table-cell table:formula="of:=[.A733]*[.A733]+[.B733]*[.B733]" office:value-type="float" office:value="2.78254241962235" calcext:value-type="float">
            <text:p>2.78254241962235</text:p>
          </table:table-cell>
        </table:table-row>
        <table:table-row table:style-name="ro1">
          <table:table-cell office:value-type="float" office:value="1.41182077" calcext:value-type="float">
            <text:p>1.41182077</text:p>
          </table:table-cell>
          <table:table-cell office:value-type="float" office:value="0.8883956" calcext:value-type="float">
            <text:p>0.8883956</text:p>
          </table:table-cell>
          <table:table-cell table:formula="of:=[.A734]*[.A734]+[.B734]*[.B734]" office:value-type="float" office:value="2.78248462870275" calcext:value-type="float">
            <text:p>2.78248462870275</text:p>
          </table:table-cell>
        </table:table-row>
        <table:table-row table:style-name="ro1">
          <table:table-cell office:value-type="float" office:value="1.41182077" calcext:value-type="float">
            <text:p>1.41182077</text:p>
          </table:table-cell>
          <table:table-cell office:value-type="float" office:value="-0.8883956" calcext:value-type="float">
            <text:p>-0.8883956</text:p>
          </table:table-cell>
          <table:table-cell table:formula="of:=[.A735]*[.A735]+[.B735]*[.B735]" office:value-type="float" office:value="2.78248462870275" calcext:value-type="float">
            <text:p>2.78248462870275</text:p>
          </table:table-cell>
        </table:table-row>
        <table:table-row table:style-name="ro1">
          <table:table-cell office:value-type="float" office:value="-0.255157219" calcext:value-type="float">
            <text:p>-0.255157219</text:p>
          </table:table-cell>
          <table:table-cell office:value-type="float" office:value="1.64772727" calcext:value-type="float">
            <text:p>1.64772727</text:p>
          </table:table-cell>
          <table:table-cell table:formula="of:=[.A736]*[.A736]+[.B736]*[.B736]" office:value-type="float" office:value="2.78011036270947" calcext:value-type="float">
            <text:p>2.78011036270947</text:p>
          </table:table-cell>
        </table:table-row>
        <table:table-row table:style-name="ro1">
          <table:table-cell office:value-type="float" office:value="-0.255157219" calcext:value-type="float">
            <text:p>-0.255157219</text:p>
          </table:table-cell>
          <table:table-cell office:value-type="float" office:value="-1.64772727" calcext:value-type="float">
            <text:p>-1.64772727</text:p>
          </table:table-cell>
          <table:table-cell table:formula="of:=[.A737]*[.A737]+[.B737]*[.B737]" office:value-type="float" office:value="2.78011036270947" calcext:value-type="float">
            <text:p>2.78011036270947</text:p>
          </table:table-cell>
        </table:table-row>
        <table:table-row table:style-name="ro1">
          <table:table-cell office:value-type="float" office:value="0.112072653" calcext:value-type="float">
            <text:p>0.112072653</text:p>
          </table:table-cell>
          <table:table-cell office:value-type="float" office:value="1.66193182" calcext:value-type="float">
            <text:p>1.66193182</text:p>
          </table:table-cell>
          <table:table-cell table:formula="of:=[.A738]*[.A738]+[.B738]*[.B738]" office:value-type="float" office:value="2.77457765387897" calcext:value-type="float">
            <text:p>2.77457765387897</text:p>
          </table:table-cell>
        </table:table-row>
        <table:table-row table:style-name="ro1">
          <table:table-cell office:value-type="float" office:value="0.112072653" calcext:value-type="float">
            <text:p>0.112072653</text:p>
          </table:table-cell>
          <table:table-cell office:value-type="float" office:value="-1.66193182" calcext:value-type="float">
            <text:p>-1.66193182</text:p>
          </table:table-cell>
          <table:table-cell table:formula="of:=[.A739]*[.A739]+[.B739]*[.B739]" office:value-type="float" office:value="2.77457765387897" calcext:value-type="float">
            <text:p>2.77457765387897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363636364" calcext:value-type="float">
            <text:p>0.363636364</text:p>
          </table:table-cell>
          <table:table-cell table:formula="of:=[.A740]*[.A740]+[.B740]*[.B740]" office:value-type="float" office:value="2.77285640522314" calcext:value-type="float">
            <text:p>2.77285640522314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363636364" calcext:value-type="float">
            <text:p>-0.363636364</text:p>
          </table:table-cell>
          <table:table-cell table:formula="of:=[.A741]*[.A741]+[.B741]*[.B741]" office:value-type="float" office:value="2.77285640522314" calcext:value-type="float">
            <text:p>2.77285640522314</text:p>
          </table:table-cell>
        </table:table-row>
        <table:table-row table:style-name="ro1">
          <table:table-cell office:value-type="float" office:value="0.97616098" calcext:value-type="float">
            <text:p>0.97616098</text:p>
          </table:table-cell>
          <table:table-cell office:value-type="float" office:value="1.34659091" calcext:value-type="float">
            <text:p>1.34659091</text:p>
          </table:table-cell>
          <table:table-cell table:formula="of:=[.A742]*[.A742]+[.B742]*[.B742]" office:value-type="float" office:value="2.76619733776919" calcext:value-type="float">
            <text:p>2.76619733776919</text:p>
          </table:table-cell>
        </table:table-row>
        <table:table-row table:style-name="ro1">
          <table:table-cell office:value-type="float" office:value="0.97616098" calcext:value-type="float">
            <text:p>0.97616098</text:p>
          </table:table-cell>
          <table:table-cell office:value-type="float" office:value="-1.34659091" calcext:value-type="float">
            <text:p>-1.34659091</text:p>
          </table:table-cell>
          <table:table-cell table:formula="of:=[.A743]*[.A743]+[.B743]*[.B743]" office:value-type="float" office:value="2.76619733776919" calcext:value-type="float">
            <text:p>2.76619733776919</text:p>
          </table:table-cell>
        </table:table-row>
        <table:table-row table:style-name="ro1">
          <table:table-cell office:value-type="float" office:value="-1.6478792" calcext:value-type="float">
            <text:p>-1.6478792</text:p>
          </table:table-cell>
          <table:table-cell office:value-type="float" office:value="0.215121458" calcext:value-type="float">
            <text:p>0.215121458</text:p>
          </table:table-cell>
          <table:table-cell table:formula="of:=[.A744]*[.A744]+[.B744]*[.B744]" office:value-type="float" office:value="2.76178309948469" calcext:value-type="float">
            <text:p>2.76178309948469</text:p>
          </table:table-cell>
        </table:table-row>
        <table:table-row table:style-name="ro1">
          <table:table-cell office:value-type="float" office:value="-1.6478792" calcext:value-type="float">
            <text:p>-1.6478792</text:p>
          </table:table-cell>
          <table:table-cell office:value-type="float" office:value="-0.215121458" calcext:value-type="float">
            <text:p>-0.215121458</text:p>
          </table:table-cell>
          <table:table-cell table:formula="of:=[.A745]*[.A745]+[.B745]*[.B745]" office:value-type="float" office:value="2.76178309948469" calcext:value-type="float">
            <text:p>2.76178309948469</text:p>
          </table:table-cell>
        </table:table-row>
        <table:table-row table:style-name="ro1">
          <table:table-cell office:value-type="float" office:value="1.18498999" calcext:value-type="float">
            <text:p>1.18498999</text:p>
          </table:table-cell>
          <table:table-cell office:value-type="float" office:value="1.16477273" calcext:value-type="float">
            <text:p>1.16477273</text:p>
          </table:table-cell>
          <table:table-cell table:formula="of:=[.A746]*[.A746]+[.B746]*[.B746]" office:value-type="float" office:value="2.76089678895185" calcext:value-type="float">
            <text:p>2.76089678895185</text:p>
          </table:table-cell>
        </table:table-row>
        <table:table-row table:style-name="ro1">
          <table:table-cell office:value-type="float" office:value="1.18498999" calcext:value-type="float">
            <text:p>1.18498999</text:p>
          </table:table-cell>
          <table:table-cell office:value-type="float" office:value="-1.16477273" calcext:value-type="float">
            <text:p>-1.16477273</text:p>
          </table:table-cell>
          <table:table-cell table:formula="of:=[.A747]*[.A747]+[.B747]*[.B747]" office:value-type="float" office:value="2.76089678895185" calcext:value-type="float">
            <text:p>2.76089678895185</text:p>
          </table:table-cell>
        </table:table-row>
        <table:table-row table:style-name="ro1">
          <table:table-cell office:value-type="float" office:value="1.26297862" calcext:value-type="float">
            <text:p>1.26297862</text:p>
          </table:table-cell>
          <table:table-cell office:value-type="float" office:value="1.07262471" calcext:value-type="float">
            <text:p>1.07262471</text:p>
          </table:table-cell>
          <table:table-cell table:formula="of:=[.A748]*[.A748]+[.B748]*[.B748]" office:value-type="float" office:value="2.74563876307969" calcext:value-type="float">
            <text:p>2.74563876307969</text:p>
          </table:table-cell>
        </table:table-row>
        <table:table-row table:style-name="ro1">
          <table:table-cell office:value-type="float" office:value="1.26297861" calcext:value-type="float">
            <text:p>1.26297861</text:p>
          </table:table-cell>
          <table:table-cell office:value-type="float" office:value="-1.07262471" calcext:value-type="float">
            <text:p>-1.07262471</text:p>
          </table:table-cell>
          <table:table-cell table:formula="of:=[.A749]*[.A749]+[.B749]*[.B749]" office:value-type="float" office:value="2.74563873782012" calcext:value-type="float">
            <text:p>2.74563873782012</text:p>
          </table:table-cell>
        </table:table-row>
        <table:table-row table:style-name="ro1">
          <table:table-cell office:value-type="float" office:value="0.718332338" calcext:value-type="float">
            <text:p>0.718332338</text:p>
          </table:table-cell>
          <table:table-cell office:value-type="float" office:value="1.49147727" calcext:value-type="float">
            <text:p>1.49147727</text:p>
          </table:table-cell>
          <table:table-cell table:formula="of:=[.A750]*[.A750]+[.B750]*[.B750]" office:value-type="float" office:value="2.7405057947432" calcext:value-type="float">
            <text:p>2.7405057947432</text:p>
          </table:table-cell>
        </table:table-row>
        <table:table-row table:style-name="ro1">
          <table:table-cell office:value-type="float" office:value="0.718332338" calcext:value-type="float">
            <text:p>0.718332338</text:p>
          </table:table-cell>
          <table:table-cell office:value-type="float" office:value="-1.49147727" calcext:value-type="float">
            <text:p>-1.49147727</text:p>
          </table:table-cell>
          <table:table-cell table:formula="of:=[.A751]*[.A751]+[.B751]*[.B751]" office:value-type="float" office:value="2.7405057947432" calcext:value-type="float">
            <text:p>2.7405057947432</text:p>
          </table:table-cell>
        </table:table-row>
        <table:table-row table:style-name="ro1">
          <table:table-cell office:value-type="float" office:value="-1.62532639" calcext:value-type="float">
            <text:p>-1.62532639</text:p>
          </table:table-cell>
          <table:table-cell office:value-type="float" office:value="-0.313536404" calcext:value-type="float">
            <text:p>-0.313536404</text:p>
          </table:table-cell>
          <table:table-cell table:formula="of:=[.A752]*[.A752]+[.B752]*[.B752]" office:value-type="float" office:value="2.73999095066368" calcext:value-type="float">
            <text:p>2.73999095066368</text:p>
          </table:table-cell>
        </table:table-row>
        <table:table-row table:style-name="ro1">
          <table:table-cell office:value-type="float" office:value="1.4812839" calcext:value-type="float">
            <text:p>1.4812839</text:p>
          </table:table-cell>
          <table:table-cell office:value-type="float" office:value="-0.732954546" calcext:value-type="float">
            <text:p>-0.732954546</text:p>
          </table:table-cell>
          <table:table-cell table:formula="of:=[.A753]*[.A753]+[.B753]*[.B753]" office:value-type="float" office:value="2.73142435890128" calcext:value-type="float">
            <text:p>2.73142435890128</text:p>
          </table:table-cell>
        </table:table-row>
        <table:table-row table:style-name="ro1">
          <table:table-cell office:value-type="float" office:value="1.4812839" calcext:value-type="float">
            <text:p>1.4812839</text:p>
          </table:table-cell>
          <table:table-cell office:value-type="float" office:value="0.732954545" calcext:value-type="float">
            <text:p>0.732954545</text:p>
          </table:table-cell>
          <table:table-cell table:formula="of:=[.A754]*[.A754]+[.B754]*[.B754]" office:value-type="float" office:value="2.73142435743537" calcext:value-type="float">
            <text:p>2.73142435743537</text:p>
          </table:table-cell>
        </table:table-row>
        <table:table-row table:style-name="ro1">
          <table:table-cell office:value-type="float" office:value="-1.64915573" calcext:value-type="float">
            <text:p>-1.64915573</text:p>
          </table:table-cell>
          <table:table-cell office:value-type="float" office:value="0" calcext:value-type="float">
            <text:p>0</text:p>
          </table:table-cell>
          <table:table-cell table:formula="of:=[.A755]*[.A755]+[.B755]*[.B755]" office:value-type="float" office:value="2.71971462179183" calcext:value-type="float">
            <text:p>2.71971462179183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272727273" calcext:value-type="float">
            <text:p>0.272727273</text:p>
          </table:table-cell>
          <table:table-cell table:formula="of:=[.A756]*[.A756]+[.B756]*[.B756]" office:value-type="float" office:value="2.71500516543802" calcext:value-type="float">
            <text:p>2.71500516543802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272727273" calcext:value-type="float">
            <text:p>-0.272727273</text:p>
          </table:table-cell>
          <table:table-cell table:formula="of:=[.A757]*[.A757]+[.B757]*[.B757]" office:value-type="float" office:value="2.71500516543802" calcext:value-type="float">
            <text:p>2.71500516543802</text:p>
          </table:table-cell>
        </table:table-row>
        <table:table-row table:style-name="ro1">
          <table:table-cell office:value-type="float" office:value="-1.43039102" calcext:value-type="float">
            <text:p>-1.43039102</text:p>
          </table:table-cell>
          <table:table-cell office:value-type="float" office:value="0.814493502" calcext:value-type="float">
            <text:p>0.814493502</text:p>
          </table:table-cell>
          <table:table-cell table:formula="of:=[.A758]*[.A758]+[.B758]*[.B758]" office:value-type="float" office:value="2.70941813489686" calcext:value-type="float">
            <text:p>2.70941813489686</text:p>
          </table:table-cell>
        </table:table-row>
        <table:table-row table:style-name="ro1">
          <table:table-cell office:value-type="float" office:value="-1.43039102" calcext:value-type="float">
            <text:p>-1.43039102</text:p>
          </table:table-cell>
          <table:table-cell office:value-type="float" office:value="-0.814493502" calcext:value-type="float">
            <text:p>-0.814493502</text:p>
          </table:table-cell>
          <table:table-cell table:formula="of:=[.A759]*[.A759]+[.B759]*[.B759]" office:value-type="float" office:value="2.70941813489686" calcext:value-type="float">
            <text:p>2.70941813489686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636363636" calcext:value-type="float">
            <text:p>0.636363636</text:p>
          </table:table-cell>
          <table:table-cell table:formula="of:=[.A760]*[.A760]+[.B760]*[.B760]" office:value-type="float" office:value="2.70207781784814" calcext:value-type="float">
            <text:p>2.70207781784814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636363636" calcext:value-type="float">
            <text:p>-0.636363636</text:p>
          </table:table-cell>
          <table:table-cell table:formula="of:=[.A761]*[.A761]+[.B761]*[.B761]" office:value-type="float" office:value="2.70207781784814" calcext:value-type="float">
            <text:p>2.70207781784814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1" calcext:value-type="float">
            <text:p>-1</text:p>
          </table:table-cell>
          <table:table-cell table:formula="of:=[.A762]*[.A762]+[.B762]*[.B762]" office:value-type="float" office:value="2.681884765625" calcext:value-type="float">
            <text:p>2.681884765625</text:p>
          </table:table-cell>
        </table:table-row>
        <table:table-row table:style-name="ro1">
          <table:table-cell office:value-type="float" office:value="-1.6346523" calcext:value-type="float">
            <text:p>-1.6346523</text:p>
          </table:table-cell>
          <table:table-cell office:value-type="float" office:value="-0.098367439" calcext:value-type="float">
            <text:p>-0.098367439</text:p>
          </table:table-cell>
          <table:table-cell table:formula="of:=[.A763]*[.A763]+[.B763]*[.B763]" office:value-type="float" office:value="2.68176429495071" calcext:value-type="float">
            <text:p>2.68176429495071</text:p>
          </table:table-cell>
        </table:table-row>
        <table:table-row table:style-name="ro1">
          <table:table-cell office:value-type="float" office:value="-1.6346523" calcext:value-type="float">
            <text:p>-1.6346523</text:p>
          </table:table-cell>
          <table:table-cell office:value-type="float" office:value="0.0983674368" calcext:value-type="float">
            <text:p>0.0983674368</text:p>
          </table:table-cell>
          <table:table-cell table:formula="of:=[.A764]*[.A764]+[.B764]*[.B764]" office:value-type="float" office:value="2.68176429451789" calcext:value-type="float">
            <text:p>2.68176429451789</text:p>
          </table:table-cell>
        </table:table-row>
        <table:table-row table:style-name="ro1">
          <table:table-cell office:value-type="float" office:value="-1.57786757" calcext:value-type="float">
            <text:p>-1.57786757</text:p>
          </table:table-cell>
          <table:table-cell office:value-type="float" office:value="0.434489605" calcext:value-type="float">
            <text:p>0.434489605</text:p>
          </table:table-cell>
          <table:table-cell table:formula="of:=[.A765]*[.A765]+[.B765]*[.B765]" office:value-type="float" office:value="2.67844728531076" calcext:value-type="float">
            <text:p>2.67844728531076</text:p>
          </table:table-cell>
        </table:table-row>
        <table:table-row table:style-name="ro1">
          <table:table-cell office:value-type="float" office:value="-1.57786757" calcext:value-type="float">
            <text:p>-1.57786757</text:p>
          </table:table-cell>
          <table:table-cell office:value-type="float" office:value="-0.434489605" calcext:value-type="float">
            <text:p>-0.434489605</text:p>
          </table:table-cell>
          <table:table-cell table:formula="of:=[.A766]*[.A766]+[.B766]*[.B766]" office:value-type="float" office:value="2.67844728531076" calcext:value-type="float">
            <text:p>2.67844728531076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181818182" calcext:value-type="float">
            <text:p>0.181818182</text:p>
          </table:table-cell>
          <table:table-cell table:formula="of:=[.A767]*[.A767]+[.B767]*[.B767]" office:value-type="float" office:value="2.67368285130579" calcext:value-type="float">
            <text:p>2.67368285130579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181818182" calcext:value-type="float">
            <text:p>-0.181818182</text:p>
          </table:table-cell>
          <table:table-cell table:formula="of:=[.A768]*[.A768]+[.B768]*[.B768]" office:value-type="float" office:value="2.67368285130579" calcext:value-type="float">
            <text:p>2.67368285130579</text:p>
          </table:table-cell>
        </table:table-row>
        <table:table-row table:style-name="ro1">
          <table:table-cell office:value-type="float" office:value="-0.587925893" calcext:value-type="float">
            <text:p>-0.587925893</text:p>
          </table:table-cell>
          <table:table-cell office:value-type="float" office:value="1.52246858" calcext:value-type="float">
            <text:p>1.52246858</text:p>
          </table:table-cell>
          <table:table-cell table:formula="of:=[.A769]*[.A769]+[.B769]*[.B769]" office:value-type="float" office:value="2.66356743274706" calcext:value-type="float">
            <text:p>2.66356743274706</text:p>
          </table:table-cell>
        </table:table-row>
        <table:table-row table:style-name="ro1">
          <table:table-cell office:value-type="float" office:value="-0.587925863" calcext:value-type="float">
            <text:p>-0.587925863</text:p>
          </table:table-cell>
          <table:table-cell office:value-type="float" office:value="-1.52246858" calcext:value-type="float">
            <text:p>-1.52246858</text:p>
          </table:table-cell>
          <table:table-cell table:formula="of:=[.A770]*[.A770]+[.B770]*[.B770]" office:value-type="float" office:value="2.66356739747151" calcext:value-type="float">
            <text:p>2.66356739747151</text:p>
          </table:table-cell>
        </table:table-row>
        <table:table-row table:style-name="ro1">
          <table:table-cell office:value-type="float" office:value="-0.710693359" calcext:value-type="float">
            <text:p>-0.710693359</text:p>
          </table:table-cell>
          <table:table-cell office:value-type="float" office:value="-1.46875" calcext:value-type="float">
            <text:p>-1.46875</text:p>
          </table:table-cell>
          <table:table-cell table:formula="of:=[.A771]*[.A771]+[.B771]*[.B771]" office:value-type="float" office:value="2.6623116130267" calcext:value-type="float">
            <text:p>2.6623116130267</text:p>
          </table:table-cell>
        </table:table-row>
        <table:table-row table:style-name="ro1">
          <table:table-cell office:value-type="float" office:value="-1.56266796" calcext:value-type="float">
            <text:p>-1.56266796</text:p>
          </table:table-cell>
          <table:table-cell office:value-type="float" office:value="0.463219817" calcext:value-type="float">
            <text:p>0.463219817</text:p>
          </table:table-cell>
          <table:table-cell table:formula="of:=[.A772]*[.A772]+[.B772]*[.B772]" office:value-type="float" office:value="2.65650375207207" calcext:value-type="float">
            <text:p>2.65650375207207</text:p>
          </table:table-cell>
        </table:table-row>
        <table:table-row table:style-name="ro1">
          <table:table-cell office:value-type="float" office:value="-1.56266795" calcext:value-type="float">
            <text:p>-1.56266795</text:p>
          </table:table-cell>
          <table:table-cell office:value-type="float" office:value="-0.463219822" calcext:value-type="float">
            <text:p>-0.463219822</text:p>
          </table:table-cell>
          <table:table-cell table:formula="of:=[.A773]*[.A773]+[.B773]*[.B773]" office:value-type="float" office:value="2.65650372545091" calcext:value-type="float">
            <text:p>2.65650372545091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.0909090908" calcext:value-type="float">
            <text:p>0.0909090908</text:p>
          </table:table-cell>
          <table:table-cell table:formula="of:=[.A774]*[.A774]+[.B774]*[.B774]" office:value-type="float" office:value="2.64888946279008" calcext:value-type="float">
            <text:p>2.64888946279008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-0.0909090908" calcext:value-type="float">
            <text:p>-0.0909090908</text:p>
          </table:table-cell>
          <table:table-cell table:formula="of:=[.A775]*[.A775]+[.B775]*[.B775]" office:value-type="float" office:value="2.64888946279008" calcext:value-type="float">
            <text:p>2.64888946279008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818181818" calcext:value-type="float">
            <text:p>0.818181818</text:p>
          </table:table-cell>
          <table:table-cell table:formula="of:=[.A776]*[.A776]+[.B776]*[.B776]" office:value-type="float" office:value="2.64696054980578" calcext:value-type="float">
            <text:p>2.64696054980578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818181818" calcext:value-type="float">
            <text:p>-0.818181818</text:p>
          </table:table-cell>
          <table:table-cell table:formula="of:=[.A777]*[.A777]+[.B777]*[.B777]" office:value-type="float" office:value="2.64696054980578" calcext:value-type="float">
            <text:p>2.64696054980578</text:p>
          </table:table-cell>
        </table:table-row>
        <table:table-row table:style-name="ro1">
          <table:table-cell office:value-type="float" office:value="-1.61074526" calcext:value-type="float">
            <text:p>-1.61074526</text:p>
          </table:table-cell>
          <table:table-cell office:value-type="float" office:value="0.22719778" calcext:value-type="float">
            <text:p>0.22719778</text:p>
          </table:table-cell>
          <table:table-cell table:formula="of:=[.A778]*[.A778]+[.B778]*[.B778]" office:value-type="float" office:value="2.6461191238494" calcext:value-type="float">
            <text:p>2.6461191238494</text:p>
          </table:table-cell>
        </table:table-row>
        <table:table-row table:style-name="ro1">
          <table:table-cell office:value-type="float" office:value="-1.61074526" calcext:value-type="float">
            <text:p>-1.61074526</text:p>
          </table:table-cell>
          <table:table-cell office:value-type="float" office:value="-0.22719778" calcext:value-type="float">
            <text:p>-0.22719778</text:p>
          </table:table-cell>
          <table:table-cell table:formula="of:=[.A779]*[.A779]+[.B779]*[.B779]" office:value-type="float" office:value="2.6461191238494" calcext:value-type="float">
            <text:p>2.6461191238494</text:p>
          </table:table-cell>
        </table:table-row>
        <table:table-row table:style-name="ro1">
          <table:table-cell office:value-type="float" office:value="-1.625" calcext:value-type="float">
            <text:p>-1.625</text:p>
          </table:table-cell>
          <table:table-cell office:value-type="float" office:value="0" calcext:value-type="float">
            <text:p>0</text:p>
          </table:table-cell>
          <table:table-cell table:formula="of:=[.A780]*[.A780]+[.B780]*[.B780]" office:value-type="float" office:value="2.640625" calcext:value-type="float">
            <text:p>2.640625</text:p>
          </table:table-cell>
        </table:table-row>
        <table:table-row table:style-name="ro1">
          <table:table-cell office:value-type="float" office:value="-1.62497394" calcext:value-type="float">
            <text:p>-1.62497394</text:p>
          </table:table-cell>
          <table:table-cell office:value-type="float" office:value="0" calcext:value-type="float">
            <text:p>0</text:p>
          </table:table-cell>
          <table:table-cell table:formula="of:=[.A781]*[.A781]+[.B781]*[.B781]" office:value-type="float" office:value="2.64054030567912" calcext:value-type="float">
            <text:p>2.64054030567912</text:p>
          </table:table-cell>
        </table:table-row>
        <table:table-row table:style-name="ro1">
          <table:table-cell office:value-type="float" office:value="-1.62496836" calcext:value-type="float">
            <text:p>-1.62496836</text:p>
          </table:table-cell>
          <table:table-cell office:value-type="float" office:value="0" calcext:value-type="float">
            <text:p>0</text:p>
          </table:table-cell>
          <table:table-cell table:formula="of:=[.A782]*[.A782]+[.B782]*[.B782]" office:value-type="float" office:value="2.64052217100109" calcext:value-type="float">
            <text:p>2.64052217100109</text:p>
          </table:table-cell>
        </table:table-row>
        <table:table-row table:style-name="ro1">
          <table:table-cell office:value-type="float" office:value="-0.027441672" calcext:value-type="float">
            <text:p>-0.027441672</text:p>
          </table:table-cell>
          <table:table-cell office:value-type="float" office:value="-1.62359503" calcext:value-type="float">
            <text:p>-1.62359503</text:p>
          </table:table-cell>
          <table:table-cell table:formula="of:=[.A783]*[.A783]+[.B783]*[.B783]" office:value-type="float" office:value="2.63681386680286" calcext:value-type="float">
            <text:p>2.63681386680286</text:p>
          </table:table-cell>
        </table:table-row>
        <table:table-row table:style-name="ro1">
          <table:table-cell office:value-type="float" office:value="-0.0274416711" calcext:value-type="float">
            <text:p>-0.0274416711</text:p>
          </table:table-cell>
          <table:table-cell office:value-type="float" office:value="1.62359503" calcext:value-type="float">
            <text:p>1.62359503</text:p>
          </table:table-cell>
          <table:table-cell table:formula="of:=[.A784]*[.A784]+[.B784]*[.B784]" office:value-type="float" office:value="2.63681386675346" calcext:value-type="float">
            <text:p>2.63681386675346</text:p>
          </table:table-cell>
        </table:table-row>
        <table:table-row table:style-name="ro1">
          <table:table-cell office:value-type="float" office:value="-1.60734555" calcext:value-type="float">
            <text:p>-1.60734555</text:p>
          </table:table-cell>
          <table:table-cell office:value-type="float" office:value="0.228992283" calcext:value-type="float">
            <text:p>0.228992283</text:p>
          </table:table-cell>
          <table:table-cell table:formula="of:=[.A785]*[.A785]+[.B785]*[.B785]" office:value-type="float" office:value="2.63599718277835" calcext:value-type="float">
            <text:p>2.63599718277835</text:p>
          </table:table-cell>
        </table:table-row>
        <table:table-row table:style-name="ro1">
          <table:table-cell office:value-type="float" office:value="-1.60734555" calcext:value-type="float">
            <text:p>-1.60734555</text:p>
          </table:table-cell>
          <table:table-cell office:value-type="float" office:value="-0.228992282" calcext:value-type="float">
            <text:p>-0.228992282</text:p>
          </table:table-cell>
          <table:table-cell table:formula="of:=[.A786]*[.A786]+[.B786]*[.B786]" office:value-type="float" office:value="2.63599718232037" calcext:value-type="float">
            <text:p>2.63599718232037</text:p>
          </table:table-cell>
        </table:table-row>
        <table:table-row table:style-name="ro1">
          <table:table-cell office:value-type="float" office:value="-1.13524372" calcext:value-type="float">
            <text:p>-1.13524372</text:p>
          </table:table-cell>
          <table:table-cell office:value-type="float" office:value="1.15567468" calcext:value-type="float">
            <text:p>1.15567468</text:p>
          </table:table-cell>
          <table:table-cell table:formula="of:=[.A787]*[.A787]+[.B787]*[.B787]" office:value-type="float" office:value="2.62436226979254" calcext:value-type="float">
            <text:p>2.62436226979254</text:p>
          </table:table-cell>
        </table:table-row>
        <table:table-row table:style-name="ro1">
          <table:table-cell office:value-type="float" office:value="-1.13524372" calcext:value-type="float">
            <text:p>-1.13524372</text:p>
          </table:table-cell>
          <table:table-cell office:value-type="float" office:value="-1.15567468" calcext:value-type="float">
            <text:p>-1.15567468</text:p>
          </table:table-cell>
          <table:table-cell table:formula="of:=[.A788]*[.A788]+[.B788]*[.B788]" office:value-type="float" office:value="2.62436226979254" calcext:value-type="float">
            <text:p>2.62436226979254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545454545" calcext:value-type="float">
            <text:p>0.545454545</text:p>
          </table:table-cell>
          <table:table-cell table:formula="of:=[.A789]*[.A789]+[.B789]*[.B789]" office:value-type="float" office:value="2.59463980128616" calcext:value-type="float">
            <text:p>2.59463980128616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545454545" calcext:value-type="float">
            <text:p>-0.545454545</text:p>
          </table:table-cell>
          <table:table-cell table:formula="of:=[.A790]*[.A790]+[.B790]*[.B790]" office:value-type="float" office:value="2.59463980128616" calcext:value-type="float">
            <text:p>2.59463980128616</text:p>
          </table:table-cell>
        </table:table-row>
        <table:table-row table:style-name="ro1">
          <table:table-cell office:value-type="float" office:value="-1.01741448" calcext:value-type="float">
            <text:p>-1.01741448</text:p>
          </table:table-cell>
          <table:table-cell office:value-type="float" office:value="1.24354225" calcext:value-type="float">
            <text:p>1.24354225</text:p>
          </table:table-cell>
          <table:table-cell table:formula="of:=[.A791]*[.A791]+[.B791]*[.B791]" office:value-type="float" office:value="2.58152955164873" calcext:value-type="float">
            <text:p>2.58152955164873</text:p>
          </table:table-cell>
        </table:table-row>
        <table:table-row table:style-name="ro1">
          <table:table-cell office:value-type="float" office:value="-1.01741448" calcext:value-type="float">
            <text:p>-1.01741448</text:p>
          </table:table-cell>
          <table:table-cell office:value-type="float" office:value="-1.24354225" calcext:value-type="float">
            <text:p>-1.24354225</text:p>
          </table:table-cell>
          <table:table-cell table:formula="of:=[.A792]*[.A792]+[.B792]*[.B792]" office:value-type="float" office:value="2.58152955164873" calcext:value-type="float">
            <text:p>2.58152955164873</text:p>
          </table:table-cell>
        </table:table-row>
        <table:table-row table:style-name="ro1">
          <table:table-cell office:value-type="float" office:value="0.522915887" calcext:value-type="float">
            <text:p>0.522915887</text:p>
          </table:table-cell>
          <table:table-cell office:value-type="float" office:value="-1.5175884" calcext:value-type="float">
            <text:p>-1.5175884</text:p>
          </table:table-cell>
          <table:table-cell table:formula="of:=[.A793]*[.A793]+[.B793]*[.B793]" office:value-type="float" office:value="2.57651557669156" calcext:value-type="float">
            <text:p>2.57651557669156</text:p>
          </table:table-cell>
        </table:table-row>
        <table:table-row table:style-name="ro1">
          <table:table-cell office:value-type="float" office:value="0.522915886" calcext:value-type="float">
            <text:p>0.522915886</text:p>
          </table:table-cell>
          <table:table-cell office:value-type="float" office:value="1.5175884" calcext:value-type="float">
            <text:p>1.5175884</text:p>
          </table:table-cell>
          <table:table-cell table:formula="of:=[.A794]*[.A794]+[.B794]*[.B794]" office:value-type="float" office:value="2.57651557564572" calcext:value-type="float">
            <text:p>2.57651557564572</text:p>
          </table:table-cell>
        </table:table-row>
        <table:table-row table:style-name="ro1">
          <table:table-cell office:value-type="float" office:value="1.52260621" calcext:value-type="float">
            <text:p>1.52260621</text:p>
          </table:table-cell>
          <table:table-cell office:value-type="float" office:value="0.488636364" calcext:value-type="float">
            <text:p>0.488636364</text:p>
          </table:table-cell>
          <table:table-cell table:formula="of:=[.A795]*[.A795]+[.B795]*[.B795]" office:value-type="float" office:value="2.5570951669537" calcext:value-type="float">
            <text:p>2.5570951669537</text:p>
          </table:table-cell>
        </table:table-row>
        <table:table-row table:style-name="ro1">
          <table:table-cell office:value-type="float" office:value="1.52260621" calcext:value-type="float">
            <text:p>1.52260621</text:p>
          </table:table-cell>
          <table:table-cell office:value-type="float" office:value="-0.488636363" calcext:value-type="float">
            <text:p>-0.488636363</text:p>
          </table:table-cell>
          <table:table-cell table:formula="of:=[.A796]*[.A796]+[.B796]*[.B796]" office:value-type="float" office:value="2.55709516597643" calcext:value-type="float">
            <text:p>2.55709516597643</text:p>
          </table:table-cell>
        </table:table-row>
        <table:table-row table:style-name="ro1">
          <table:table-cell office:value-type="float" office:value="-1.58992904" calcext:value-type="float">
            <text:p>-1.58992904</text:p>
          </table:table-cell>
          <table:table-cell office:value-type="float" office:value="0.0699940126" calcext:value-type="float">
            <text:p>0.0699940126</text:p>
          </table:table-cell>
          <table:table-cell table:formula="of:=[.A797]*[.A797]+[.B797]*[.B797]" office:value-type="float" office:value="2.53277351403517" calcext:value-type="float">
            <text:p>2.53277351403517</text:p>
          </table:table-cell>
        </table:table-row>
        <table:table-row table:style-name="ro1">
          <table:table-cell office:value-type="float" office:value="-1.58992904" calcext:value-type="float">
            <text:p>-1.58992904</text:p>
          </table:table-cell>
          <table:table-cell office:value-type="float" office:value="-0.0699940126" calcext:value-type="float">
            <text:p>-0.0699940126</text:p>
          </table:table-cell>
          <table:table-cell table:formula="of:=[.A798]*[.A798]+[.B798]*[.B798]" office:value-type="float" office:value="2.53277351403517" calcext:value-type="float">
            <text:p>2.53277351403517</text:p>
          </table:table-cell>
        </table:table-row>
        <table:table-row table:style-name="ro1">
          <table:table-cell office:value-type="float" office:value="0.314393322" calcext:value-type="float">
            <text:p>0.314393322</text:p>
          </table:table-cell>
          <table:table-cell office:value-type="float" office:value="-1.55667167" calcext:value-type="float">
            <text:p>-1.55667167</text:p>
          </table:table-cell>
          <table:table-cell table:formula="of:=[.A799]*[.A799]+[.B799]*[.B799]" office:value-type="float" office:value="2.52206984909878" calcext:value-type="float">
            <text:p>2.52206984909878</text:p>
          </table:table-cell>
        </table:table-row>
        <table:table-row table:style-name="ro1">
          <table:table-cell office:value-type="float" office:value="0.314393283" calcext:value-type="float">
            <text:p>0.314393283</text:p>
          </table:table-cell>
          <table:table-cell office:value-type="float" office:value="1.55667167" calcext:value-type="float">
            <text:p>1.55667167</text:p>
          </table:table-cell>
          <table:table-cell table:formula="of:=[.A800]*[.A800]+[.B800]*[.B800]" office:value-type="float" office:value="2.52206982457611" calcext:value-type="float">
            <text:p>2.52206982457611</text:p>
          </table:table-cell>
        </table:table-row>
        <table:table-row table:style-name="ro1">
          <table:table-cell office:value-type="float" office:value="0.34998063" calcext:value-type="float">
            <text:p>0.34998063</text:p>
          </table:table-cell>
          <table:table-cell office:value-type="float" office:value="1.54545455" calcext:value-type="float">
            <text:p>1.54545455</text:p>
          </table:table-cell>
          <table:table-cell table:formula="of:=[.A801]*[.A801]+[.B801]*[.B801]" office:value-type="float" office:value="2.5109162074909" calcext:value-type="float">
            <text:p>2.5109162074909</text:p>
          </table:table-cell>
        </table:table-row>
        <table:table-row table:style-name="ro1">
          <table:table-cell office:value-type="float" office:value="0.34998063" calcext:value-type="float">
            <text:p>0.34998063</text:p>
          </table:table-cell>
          <table:table-cell office:value-type="float" office:value="-1.54545455" calcext:value-type="float">
            <text:p>-1.54545455</text:p>
          </table:table-cell>
          <table:table-cell table:formula="of:=[.A802]*[.A802]+[.B802]*[.B802]" office:value-type="float" office:value="2.5109162074909" calcext:value-type="float">
            <text:p>2.5109162074909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909090909" calcext:value-type="float">
            <text:p>0.909090909</text:p>
          </table:table-cell>
          <table:table-cell table:formula="of:=[.A803]*[.A803]+[.B803]*[.B803]" office:value-type="float" office:value="2.50833104645145" calcext:value-type="float">
            <text:p>2.50833104645145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909090909" calcext:value-type="float">
            <text:p>-0.909090909</text:p>
          </table:table-cell>
          <table:table-cell table:formula="of:=[.A804]*[.A804]+[.B804]*[.B804]" office:value-type="float" office:value="2.50833104645145" calcext:value-type="float">
            <text:p>2.50833104645145</text:p>
          </table:table-cell>
        </table:table-row>
        <table:table-row table:style-name="ro1">
          <table:table-cell office:value-type="float" office:value="1.34078823" calcext:value-type="float">
            <text:p>1.34078823</text:p>
          </table:table-cell>
          <table:table-cell office:value-type="float" office:value="0.842507304" calcext:value-type="float">
            <text:p>0.842507304</text:p>
          </table:table-cell>
          <table:table-cell table:formula="of:=[.A805]*[.A805]+[.B805]*[.B805]" office:value-type="float" office:value="2.50753163499988" calcext:value-type="float">
            <text:p>2.50753163499988</text:p>
          </table:table-cell>
        </table:table-row>
        <table:table-row table:style-name="ro1">
          <table:table-cell office:value-type="float" office:value="1.34078821" calcext:value-type="float">
            <text:p>1.34078821</text:p>
          </table:table-cell>
          <table:table-cell office:value-type="float" office:value="-0.842507313" calcext:value-type="float">
            <text:p>-0.842507313</text:p>
          </table:table-cell>
          <table:table-cell table:formula="of:=[.A806]*[.A806]+[.B806]*[.B806]" office:value-type="float" office:value="2.50753159653348" calcext:value-type="float">
            <text:p>2.50753159653348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727272727" calcext:value-type="float">
            <text:p>0.727272727</text:p>
          </table:table-cell>
          <table:table-cell table:formula="of:=[.A807]*[.A807]+[.B807]*[.B807]" office:value-type="float" office:value="2.50646468193802" calcext:value-type="float">
            <text:p>2.50646468193802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727272727" calcext:value-type="float">
            <text:p>-0.727272727</text:p>
          </table:table-cell>
          <table:table-cell table:formula="of:=[.A808]*[.A808]+[.B808]*[.B808]" office:value-type="float" office:value="2.50646468193802" calcext:value-type="float">
            <text:p>2.50646468193802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454545455" calcext:value-type="float">
            <text:p>0.454545455</text:p>
          </table:table-cell>
          <table:table-cell table:formula="of:=[.A809]*[.A809]+[.B809]*[.B809]" office:value-type="float" office:value="2.50373071128616" calcext:value-type="float">
            <text:p>2.50373071128616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454545455" calcext:value-type="float">
            <text:p>-0.454545455</text:p>
          </table:table-cell>
          <table:table-cell table:formula="of:=[.A810]*[.A810]+[.B810]*[.B810]" office:value-type="float" office:value="2.50373071128616" calcext:value-type="float">
            <text:p>2.50373071128616</text:p>
          </table:table-cell>
        </table:table-row>
        <table:table-row table:style-name="ro1">
          <table:table-cell office:value-type="float" office:value="-0.77734375" calcext:value-type="float">
            <text:p>-0.77734375</text:p>
          </table:table-cell>
          <table:table-cell office:value-type="float" office:value="1.375" calcext:value-type="float">
            <text:p>1.375</text:p>
          </table:table-cell>
          <table:table-cell table:formula="of:=[.A811]*[.A811]+[.B811]*[.B811]" office:value-type="float" office:value="2.49488830566406" calcext:value-type="float">
            <text:p>2.49488830566406</text:p>
          </table:table-cell>
        </table:table-row>
        <table:table-row table:style-name="ro1">
          <table:table-cell office:value-type="float" office:value="-0.364532219" calcext:value-type="float">
            <text:p>-0.364532219</text:p>
          </table:table-cell>
          <table:table-cell office:value-type="float" office:value="1.53409091" calcext:value-type="float">
            <text:p>1.53409091</text:p>
          </table:table-cell>
          <table:table-cell table:formula="of:=[.A812]*[.A812]+[.B812]*[.B812]" office:value-type="float" office:value="2.48631865883369" calcext:value-type="float">
            <text:p>2.48631865883369</text:p>
          </table:table-cell>
        </table:table-row>
        <table:table-row table:style-name="ro1">
          <table:table-cell office:value-type="float" office:value="-0.364532219" calcext:value-type="float">
            <text:p>-0.364532219</text:p>
          </table:table-cell>
          <table:table-cell office:value-type="float" office:value="-1.53409091" calcext:value-type="float">
            <text:p>-1.53409091</text:p>
          </table:table-cell>
          <table:table-cell table:formula="of:=[.A813]*[.A813]+[.B813]*[.B813]" office:value-type="float" office:value="2.48631865883369" calcext:value-type="float">
            <text:p>2.48631865883369</text:p>
          </table:table-cell>
        </table:table-row>
        <table:table-row table:style-name="ro1">
          <table:table-cell office:value-type="float" office:value="1.50473979" calcext:value-type="float">
            <text:p>1.50473979</text:p>
          </table:table-cell>
          <table:table-cell office:value-type="float" office:value="0.470028543" calcext:value-type="float">
            <text:p>0.470028543</text:p>
          </table:table-cell>
          <table:table-cell table:formula="of:=[.A814]*[.A814]+[.B814]*[.B814]" office:value-type="float" office:value="2.48516866684395" calcext:value-type="float">
            <text:p>2.48516866684395</text:p>
          </table:table-cell>
        </table:table-row>
        <table:table-row table:style-name="ro1">
          <table:table-cell office:value-type="float" office:value="1.50473979" calcext:value-type="float">
            <text:p>1.50473979</text:p>
          </table:table-cell>
          <table:table-cell office:value-type="float" office:value="-0.470028543" calcext:value-type="float">
            <text:p>-0.470028543</text:p>
          </table:table-cell>
          <table:table-cell table:formula="of:=[.A815]*[.A815]+[.B815]*[.B815]" office:value-type="float" office:value="2.48516866684395" calcext:value-type="float">
            <text:p>2.48516866684395</text:p>
          </table:table-cell>
        </table:table-row>
        <table:table-row table:style-name="ro1">
          <table:table-cell office:value-type="float" office:value="-0.710410953" calcext:value-type="float">
            <text:p>-0.710410953</text:p>
          </table:table-cell>
          <table:table-cell office:value-type="float" office:value="1.40658319" calcext:value-type="float">
            <text:p>1.40658319</text:p>
          </table:table-cell>
          <table:table-cell table:formula="of:=[.A816]*[.A816]+[.B816]*[.B816]" office:value-type="float" office:value="2.48315999253294" calcext:value-type="float">
            <text:p>2.48315999253294</text:p>
          </table:table-cell>
        </table:table-row>
        <table:table-row table:style-name="ro1">
          <table:table-cell office:value-type="float" office:value="-0.710410953" calcext:value-type="float">
            <text:p>-0.710410953</text:p>
          </table:table-cell>
          <table:table-cell office:value-type="float" office:value="-1.40658319" calcext:value-type="float">
            <text:p>-1.40658319</text:p>
          </table:table-cell>
          <table:table-cell table:formula="of:=[.A817]*[.A817]+[.B817]*[.B817]" office:value-type="float" office:value="2.48315999253294" calcext:value-type="float">
            <text:p>2.48315999253294</text:p>
          </table:table-cell>
        </table:table-row>
        <table:table-row table:style-name="ro1">
          <table:table-cell office:value-type="float" office:value="-0.954152951" calcext:value-type="float">
            <text:p>-0.954152951</text:p>
          </table:table-cell>
          <table:table-cell office:value-type="float" office:value="-1.25136152" calcext:value-type="float">
            <text:p>-1.25136152</text:p>
          </table:table-cell>
          <table:table-cell table:formula="of:=[.A818]*[.A818]+[.B818]*[.B818]" office:value-type="float" office:value="2.47631350763872" calcext:value-type="float">
            <text:p>2.47631350763872</text:p>
          </table:table-cell>
        </table:table-row>
        <table:table-row table:style-name="ro1">
          <table:table-cell office:value-type="float" office:value="-0.954152949" calcext:value-type="float">
            <text:p>-0.954152949</text:p>
          </table:table-cell>
          <table:table-cell office:value-type="float" office:value="1.25136152" calcext:value-type="float">
            <text:p>1.25136152</text:p>
          </table:table-cell>
          <table:table-cell table:formula="of:=[.A819]*[.A819]+[.B819]*[.B819]" office:value-type="float" office:value="2.47631350382211" calcext:value-type="float">
            <text:p>2.47631350382211</text:p>
          </table:table-cell>
        </table:table-row>
        <table:table-row table:style-name="ro1">
          <table:table-cell office:value-type="float" office:value="-1.52671225" calcext:value-type="float">
            <text:p>-1.52671225</text:p>
          </table:table-cell>
          <table:table-cell office:value-type="float" office:value="0.377490148" calcext:value-type="float">
            <text:p>0.377490148</text:p>
          </table:table-cell>
          <table:table-cell table:formula="of:=[.A820]*[.A820]+[.B820]*[.B820]" office:value-type="float" office:value="2.47334910613712" calcext:value-type="float">
            <text:p>2.47334910613712</text:p>
          </table:table-cell>
        </table:table-row>
        <table:table-row table:style-name="ro1">
          <table:table-cell office:value-type="float" office:value="-1.52671225" calcext:value-type="float">
            <text:p>-1.52671225</text:p>
          </table:table-cell>
          <table:table-cell office:value-type="float" office:value="-0.377490148" calcext:value-type="float">
            <text:p>-0.377490148</text:p>
          </table:table-cell>
          <table:table-cell table:formula="of:=[.A821]*[.A821]+[.B821]*[.B821]" office:value-type="float" office:value="2.47334910613712" calcext:value-type="float">
            <text:p>2.47334910613712</text:p>
          </table:table-cell>
        </table:table-row>
        <table:table-row table:style-name="ro1">
          <table:table-cell office:value-type="float" office:value="-1.56885103" calcext:value-type="float">
            <text:p>-1.56885103</text:p>
          </table:table-cell>
          <table:table-cell office:value-type="float" office:value="0.0706432639" calcext:value-type="float">
            <text:p>0.0706432639</text:p>
          </table:table-cell>
          <table:table-cell table:formula="of:=[.A822]*[.A822]+[.B822]*[.B822]" office:value-type="float" office:value="2.46628402506651" calcext:value-type="float">
            <text:p>2.46628402506651</text:p>
          </table:table-cell>
        </table:table-row>
        <table:table-row table:style-name="ro1">
          <table:table-cell office:value-type="float" office:value="-1.56885103" calcext:value-type="float">
            <text:p>-1.56885103</text:p>
          </table:table-cell>
          <table:table-cell office:value-type="float" office:value="-0.0706432639" calcext:value-type="float">
            <text:p>-0.0706432639</text:p>
          </table:table-cell>
          <table:table-cell table:formula="of:=[.A823]*[.A823]+[.B823]*[.B823]" office:value-type="float" office:value="2.46628402506651" calcext:value-type="float">
            <text:p>2.46628402506651</text:p>
          </table:table-cell>
        </table:table-row>
        <table:table-row table:style-name="ro1">
          <table:table-cell office:value-type="float" office:value="1.25937016" calcext:value-type="float">
            <text:p>1.25937016</text:p>
          </table:table-cell>
          <table:table-cell office:value-type="float" office:value="0.931818182" calcext:value-type="float">
            <text:p>0.931818182</text:p>
          </table:table-cell>
          <table:table-cell table:formula="of:=[.A824]*[.A824]+[.B824]*[.B824]" office:value-type="float" office:value="2.45429832420421" calcext:value-type="float">
            <text:p>2.45429832420421</text:p>
          </table:table-cell>
        </table:table-row>
        <table:table-row table:style-name="ro1">
          <table:table-cell office:value-type="float" office:value="1.25937016" calcext:value-type="float">
            <text:p>1.25937016</text:p>
          </table:table-cell>
          <table:table-cell office:value-type="float" office:value="-0.931818182" calcext:value-type="float">
            <text:p>-0.931818182</text:p>
          </table:table-cell>
          <table:table-cell table:formula="of:=[.A825]*[.A825]+[.B825]*[.B825]" office:value-type="float" office:value="2.45429832420421" calcext:value-type="float">
            <text:p>2.45429832420421</text:p>
          </table:table-cell>
        </table:table-row>
        <table:table-row table:style-name="ro1">
          <table:table-cell office:value-type="float" office:value="1.5473996" calcext:value-type="float">
            <text:p>1.5473996</text:p>
          </table:table-cell>
          <table:table-cell office:value-type="float" office:value="0.244318182" calcext:value-type="float">
            <text:p>0.244318182</text:p>
          </table:table-cell>
          <table:table-cell table:formula="of:=[.A826]*[.A826]+[.B826]*[.B826]" office:value-type="float" office:value="2.45413689613594" calcext:value-type="float">
            <text:p>2.45413689613594</text:p>
          </table:table-cell>
        </table:table-row>
        <table:table-row table:style-name="ro1">
          <table:table-cell office:value-type="float" office:value="1.5473996" calcext:value-type="float">
            <text:p>1.5473996</text:p>
          </table:table-cell>
          <table:table-cell office:value-type="float" office:value="-0.244318182" calcext:value-type="float">
            <text:p>-0.244318182</text:p>
          </table:table-cell>
          <table:table-cell table:formula="of:=[.A827]*[.A827]+[.B827]*[.B827]" office:value-type="float" office:value="2.45413689613594" calcext:value-type="float">
            <text:p>2.45413689613594</text:p>
          </table:table-cell>
        </table:table-row>
        <table:table-row table:style-name="ro1">
          <table:table-cell office:value-type="float" office:value="-0.0109742222" calcext:value-type="float">
            <text:p>-0.0109742222</text:p>
          </table:table-cell>
          <table:table-cell office:value-type="float" office:value="1.55965909" calcext:value-type="float">
            <text:p>1.55965909</text:p>
          </table:table-cell>
          <table:table-cell table:formula="of:=[.A828]*[.A828]+[.B828]*[.B828]" office:value-type="float" office:value="2.43265691057252" calcext:value-type="float">
            <text:p>2.43265691057252</text:p>
          </table:table-cell>
        </table:table-row>
        <table:table-row table:style-name="ro1">
          <table:table-cell office:value-type="float" office:value="-0.0109742219" calcext:value-type="float">
            <text:p>-0.0109742219</text:p>
          </table:table-cell>
          <table:table-cell office:value-type="float" office:value="-1.55965909" calcext:value-type="float">
            <text:p>-1.55965909</text:p>
          </table:table-cell>
          <table:table-cell table:formula="of:=[.A829]*[.A829]+[.B829]*[.B829]" office:value-type="float" office:value="2.43265691056594" calcext:value-type="float">
            <text:p>2.43265691056594</text:p>
          </table:table-cell>
        </table:table-row>
        <table:table-row table:style-name="ro1">
          <table:table-cell office:value-type="float" office:value="-1.03850652" calcext:value-type="float">
            <text:p>-1.03850652</text:p>
          </table:table-cell>
          <table:table-cell office:value-type="float" office:value="-1.1633998" calcext:value-type="float">
            <text:p>-1.1633998</text:p>
          </table:table-cell>
          <table:table-cell table:formula="of:=[.A830]*[.A830]+[.B830]*[.B830]" office:value-type="float" office:value="2.43199488672255" calcext:value-type="float">
            <text:p>2.43199488672255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363636364" calcext:value-type="float">
            <text:p>0.363636364</text:p>
          </table:table-cell>
          <table:table-cell table:formula="of:=[.A831]*[.A831]+[.B831]*[.B831]" office:value-type="float" office:value="2.42935054584814" calcext:value-type="float">
            <text:p>2.42935054584814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363636364" calcext:value-type="float">
            <text:p>-0.363636364</text:p>
          </table:table-cell>
          <table:table-cell table:formula="of:=[.A832]*[.A832]+[.B832]*[.B832]" office:value-type="float" office:value="2.42935054584814" calcext:value-type="float">
            <text:p>2.42935054584814</text:p>
          </table:table-cell>
        </table:table-row>
        <table:table-row table:style-name="ro1">
          <table:table-cell office:value-type="float" office:value="0.610666323" calcext:value-type="float">
            <text:p>0.610666323</text:p>
          </table:table-cell>
          <table:table-cell office:value-type="float" office:value="1.43181818" calcext:value-type="float">
            <text:p>1.43181818</text:p>
          </table:table-cell>
          <table:table-cell table:formula="of:=[.A833]*[.A833]+[.B833]*[.B833]" office:value-type="float" office:value="2.42301665862485" calcext:value-type="float">
            <text:p>2.42301665862485</text:p>
          </table:table-cell>
        </table:table-row>
        <table:table-row table:style-name="ro1">
          <table:table-cell office:value-type="float" office:value="0.610666323" calcext:value-type="float">
            <text:p>0.610666323</text:p>
          </table:table-cell>
          <table:table-cell office:value-type="float" office:value="-1.43181818" calcext:value-type="float">
            <text:p>-1.43181818</text:p>
          </table:table-cell>
          <table:table-cell table:formula="of:=[.A834]*[.A834]+[.B834]*[.B834]" office:value-type="float" office:value="2.42301665862485" calcext:value-type="float">
            <text:p>2.42301665862485</text:p>
          </table:table-cell>
        </table:table-row>
        <table:table-row table:style-name="ro1">
          <table:table-cell office:value-type="float" office:value="1.55566406" calcext:value-type="float">
            <text:p>1.55566406</text:p>
          </table:table-cell>
          <table:table-cell office:value-type="float" office:value="0" calcext:value-type="float">
            <text:p>0</text:p>
          </table:table-cell>
          <table:table-cell table:formula="of:=[.A835]*[.A835]+[.B835]*[.B835]" office:value-type="float" office:value="2.42009066757568" calcext:value-type="float">
            <text:p>2.42009066757568</text:p>
          </table:table-cell>
        </table:table-row>
        <table:table-row table:style-name="ro1">
          <table:table-cell office:value-type="float" office:value="-1.26374773" calcext:value-type="float">
            <text:p>-1.26374773</text:p>
          </table:table-cell>
          <table:table-cell office:value-type="float" office:value="-0.905083714" calcext:value-type="float">
            <text:p>-0.905083714</text:p>
          </table:table-cell>
          <table:table-cell table:formula="of:=[.A836]*[.A836]+[.B836]*[.B836]" office:value-type="float" office:value="2.41623485442819" calcext:value-type="float">
            <text:p>2.41623485442819</text:p>
          </table:table-cell>
        </table:table-row>
        <table:table-row table:style-name="ro1">
          <table:table-cell office:value-type="float" office:value="-1.26374773" calcext:value-type="float">
            <text:p>-1.26374773</text:p>
          </table:table-cell>
          <table:table-cell office:value-type="float" office:value="0.905083706" calcext:value-type="float">
            <text:p>0.905083706</text:p>
          </table:table-cell>
          <table:table-cell table:formula="of:=[.A837]*[.A837]+[.B837]*[.B837]" office:value-type="float" office:value="2.41623483994685" calcext:value-type="float">
            <text:p>2.41623483994685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1" calcext:value-type="float">
            <text:p>-1</text:p>
          </table:table-cell>
          <table:table-cell table:formula="of:=[.A838]*[.A838]+[.B838]*[.B838]" office:value-type="float" office:value="2.41015625" calcext:value-type="float">
            <text:p>2.41015625</text:p>
          </table:table-cell>
        </table:table-row>
        <table:table-row table:style-name="ro1">
          <table:table-cell office:value-type="float" office:value="-0.146585848" calcext:value-type="float">
            <text:p>-0.146585848</text:p>
          </table:table-cell>
          <table:table-cell office:value-type="float" office:value="1.54372389" calcext:value-type="float">
            <text:p>1.54372389</text:p>
          </table:table-cell>
          <table:table-cell table:formula="of:=[.A839]*[.A839]+[.B839]*[.B839]" office:value-type="float" office:value="2.40457085939061" calcext:value-type="float">
            <text:p>2.40457085939061</text:p>
          </table:table-cell>
        </table:table-row>
        <table:table-row table:style-name="ro1">
          <table:table-cell office:value-type="float" office:value="-0.146585845" calcext:value-type="float">
            <text:p>-0.146585845</text:p>
          </table:table-cell>
          <table:table-cell office:value-type="float" office:value="-1.54372389" calcext:value-type="float">
            <text:p>-1.54372389</text:p>
          </table:table-cell>
          <table:table-cell table:formula="of:=[.A840]*[.A840]+[.B840]*[.B840]" office:value-type="float" office:value="2.4045708585111" calcext:value-type="float">
            <text:p>2.4045708585111</text:p>
          </table:table-cell>
        </table:table-row>
        <table:table-row table:style-name="ro1">
          <table:table-cell office:value-type="float" office:value="-0.901792185" calcext:value-type="float">
            <text:p>-0.901792185</text:p>
          </table:table-cell>
          <table:table-cell office:value-type="float" office:value="1.2593556" calcext:value-type="float">
            <text:p>1.2593556</text:p>
          </table:table-cell>
          <table:table-cell table:formula="of:=[.A841]*[.A841]+[.B841]*[.B841]" office:value-type="float" office:value="2.39920567217843" calcext:value-type="float">
            <text:p>2.39920567217843</text:p>
          </table:table-cell>
        </table:table-row>
        <table:table-row table:style-name="ro1">
          <table:table-cell office:value-type="float" office:value="-0.90179206" calcext:value-type="float">
            <text:p>-0.90179206</text:p>
          </table:table-cell>
          <table:table-cell office:value-type="float" office:value="-1.25935563" calcext:value-type="float">
            <text:p>-1.25935563</text:p>
          </table:table-cell>
          <table:table-cell table:formula="of:=[.A842]*[.A842]+[.B842]*[.B842]" office:value-type="float" office:value="2.39920552229174" calcext:value-type="float">
            <text:p>2.39920552229174</text:p>
          </table:table-cell>
        </table:table-row>
        <table:table-row table:style-name="ro1">
          <table:table-cell office:value-type="float" office:value="1.06707007" calcext:value-type="float">
            <text:p>1.06707007</text:p>
          </table:table-cell>
          <table:table-cell office:value-type="float" office:value="1.12215909" calcext:value-type="float">
            <text:p>1.12215909</text:p>
          </table:table-cell>
          <table:table-cell table:formula="of:=[.A843]*[.A843]+[.B843]*[.B843]" office:value-type="float" office:value="2.39787955755943" calcext:value-type="float">
            <text:p>2.39787955755943</text:p>
          </table:table-cell>
        </table:table-row>
        <table:table-row table:style-name="ro1">
          <table:table-cell office:value-type="float" office:value="1.06707007" calcext:value-type="float">
            <text:p>1.06707007</text:p>
          </table:table-cell>
          <table:table-cell office:value-type="float" office:value="-1.12215909" calcext:value-type="float">
            <text:p>-1.12215909</text:p>
          </table:table-cell>
          <table:table-cell table:formula="of:=[.A844]*[.A844]+[.B844]*[.B844]" office:value-type="float" office:value="2.39787955755943" calcext:value-type="float">
            <text:p>2.39787955755943</text:p>
          </table:table-cell>
        </table:table-row>
        <table:table-row table:style-name="ro1">
          <table:table-cell office:value-type="float" office:value="1.54805605" calcext:value-type="float">
            <text:p>1.54805605</text:p>
          </table:table-cell>
          <table:table-cell office:value-type="float" office:value="0" calcext:value-type="float">
            <text:p>0</text:p>
          </table:table-cell>
          <table:table-cell table:formula="of:=[.A845]*[.A845]+[.B845]*[.B845]" office:value-type="float" office:value="2.3964775339416" calcext:value-type="float">
            <text:p>2.3964775339416</text:p>
          </table:table-cell>
        </table:table-row>
        <table:table-row table:style-name="ro1">
          <table:table-cell office:value-type="float" office:value="1.54755415" calcext:value-type="float">
            <text:p>1.54755415</text:p>
          </table:table-cell>
          <table:table-cell office:value-type="float" office:value="0.0227801726" calcext:value-type="float">
            <text:p>0.0227801726</text:p>
          </table:table-cell>
          <table:table-cell table:formula="of:=[.A846]*[.A846]+[.B846]*[.B846]" office:value-type="float" office:value="2.39544278344591" calcext:value-type="float">
            <text:p>2.39544278344591</text:p>
          </table:table-cell>
        </table:table-row>
        <table:table-row table:style-name="ro1">
          <table:table-cell office:value-type="float" office:value="1.54755415" calcext:value-type="float">
            <text:p>1.54755415</text:p>
          </table:table-cell>
          <table:table-cell office:value-type="float" office:value="-0.0227801726" calcext:value-type="float">
            <text:p>-0.0227801726</text:p>
          </table:table-cell>
          <table:table-cell table:formula="of:=[.A847]*[.A847]+[.B847]*[.B847]" office:value-type="float" office:value="2.39544278344591" calcext:value-type="float">
            <text:p>2.39544278344591</text:p>
          </table:table-cell>
        </table:table-row>
        <table:table-row table:style-name="ro1">
          <table:table-cell office:value-type="float" office:value="1.0249033" calcext:value-type="float">
            <text:p>1.0249033</text:p>
          </table:table-cell>
          <table:table-cell office:value-type="float" office:value="-1.15612793" calcext:value-type="float">
            <text:p>-1.15612793</text:p>
          </table:table-cell>
          <table:table-cell table:formula="of:=[.A848]*[.A848]+[.B848]*[.B848]" office:value-type="float" office:value="2.38705856487697" calcext:value-type="float">
            <text:p>2.38705856487697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636363636" calcext:value-type="float">
            <text:p>0.636363636</text:p>
          </table:table-cell>
          <table:table-cell table:formula="of:=[.A849]*[.A849]+[.B849]*[.B849]" office:value-type="float" office:value="2.38249773972314" calcext:value-type="float">
            <text:p>2.38249773972314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636363636" calcext:value-type="float">
            <text:p>-0.636363636</text:p>
          </table:table-cell>
          <table:table-cell table:formula="of:=[.A850]*[.A850]+[.B850]*[.B850]" office:value-type="float" office:value="2.38249773972314" calcext:value-type="float">
            <text:p>2.38249773972314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272727273" calcext:value-type="float">
            <text:p>0.272727273</text:p>
          </table:table-cell>
          <table:table-cell table:formula="of:=[.A851]*[.A851]+[.B851]*[.B851]" office:value-type="float" office:value="2.37149930606302" calcext:value-type="float">
            <text:p>2.37149930606302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272727273" calcext:value-type="float">
            <text:p>-0.272727273</text:p>
          </table:table-cell>
          <table:table-cell table:formula="of:=[.A852]*[.A852]+[.B852]*[.B852]" office:value-type="float" office:value="2.37149930606302" calcext:value-type="float">
            <text:p>2.37149930606302</text:p>
          </table:table-cell>
        </table:table-row>
        <table:table-row table:style-name="ro1">
          <table:table-cell office:value-type="float" office:value="-1.53971355" calcext:value-type="float">
            <text:p>-1.53971355</text:p>
          </table:table-cell>
          <table:table-cell office:value-type="float" office:value="0" calcext:value-type="float">
            <text:p>0</text:p>
          </table:table-cell>
          <table:table-cell table:formula="of:=[.A853]*[.A853]+[.B853]*[.B853]" office:value-type="float" office:value="2.3707178160536" calcext:value-type="float">
            <text:p>2.3707178160536</text:p>
          </table:table-cell>
        </table:table-row>
        <table:table-row table:style-name="ro1">
          <table:table-cell office:value-type="float" office:value="-1.51947295" calcext:value-type="float">
            <text:p>-1.51947295</text:p>
          </table:table-cell>
          <table:table-cell office:value-type="float" office:value="-0.24517836" calcext:value-type="float">
            <text:p>-0.24517836</text:p>
          </table:table-cell>
          <table:table-cell table:formula="of:=[.A854]*[.A854]+[.B854]*[.B854]" office:value-type="float" office:value="2.36891047399399" calcext:value-type="float">
            <text:p>2.36891047399399</text:p>
          </table:table-cell>
        </table:table-row>
        <table:table-row table:style-name="ro1">
          <table:table-cell office:value-type="float" office:value="-1.51947295" calcext:value-type="float">
            <text:p>-1.51947295</text:p>
          </table:table-cell>
          <table:table-cell office:value-type="float" office:value="0.245178359" calcext:value-type="float">
            <text:p>0.245178359</text:p>
          </table:table-cell>
          <table:table-cell table:formula="of:=[.A855]*[.A855]+[.B855]*[.B855]" office:value-type="float" office:value="2.36891047350363" calcext:value-type="float">
            <text:p>2.36891047350363</text:p>
          </table:table-cell>
        </table:table-row>
        <table:table-row table:style-name="ro1">
          <table:table-cell office:value-type="float" office:value="-1.53824227" calcext:value-type="float">
            <text:p>-1.53824227</text:p>
          </table:table-cell>
          <table:table-cell office:value-type="float" office:value="0" calcext:value-type="float">
            <text:p>0</text:p>
          </table:table-cell>
          <table:table-cell table:formula="of:=[.A856]*[.A856]+[.B856]*[.B856]" office:value-type="float" office:value="2.36618928121475" calcext:value-type="float">
            <text:p>2.36618928121475</text:p>
          </table:table-cell>
        </table:table-row>
        <table:table-row table:style-name="ro1">
          <table:table-cell office:value-type="float" office:value="-0.74937774" calcext:value-type="float">
            <text:p>-0.74937774</text:p>
          </table:table-cell>
          <table:table-cell office:value-type="float" office:value="1.34224119" calcext:value-type="float">
            <text:p>1.34224119</text:p>
          </table:table-cell>
          <table:table-cell table:formula="of:=[.A857]*[.A857]+[.B857]*[.B857]" office:value-type="float" office:value="2.36317840934012" calcext:value-type="float">
            <text:p>2.36317840934012</text:p>
          </table:table-cell>
        </table:table-row>
        <table:table-row table:style-name="ro1">
          <table:table-cell office:value-type="float" office:value="-0.74937774" calcext:value-type="float">
            <text:p>-0.74937774</text:p>
          </table:table-cell>
          <table:table-cell office:value-type="float" office:value="-1.34224119" calcext:value-type="float">
            <text:p>-1.34224119</text:p>
          </table:table-cell>
          <table:table-cell table:formula="of:=[.A858]*[.A858]+[.B858]*[.B858]" office:value-type="float" office:value="2.36317840934012" calcext:value-type="float">
            <text:p>2.36317840934012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818181818" calcext:value-type="float">
            <text:p>0.818181818</text:p>
          </table:table-cell>
          <table:table-cell table:formula="of:=[.A859]*[.A859]+[.B859]*[.B859]" office:value-type="float" office:value="2.35130625293078" calcext:value-type="float">
            <text:p>2.35130625293078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818181818" calcext:value-type="float">
            <text:p>-0.818181818</text:p>
          </table:table-cell>
          <table:table-cell table:formula="of:=[.A860]*[.A860]+[.B860]*[.B860]" office:value-type="float" office:value="2.35130625293078" calcext:value-type="float">
            <text:p>2.35130625293078</text:p>
          </table:table-cell>
        </table:table-row>
        <table:table-row table:style-name="ro1">
          <table:table-cell office:value-type="float" office:value="0.82238986" calcext:value-type="float">
            <text:p>0.82238986</text:p>
          </table:table-cell>
          <table:table-cell office:value-type="float" office:value="1.29119743" calcext:value-type="float">
            <text:p>1.29119743</text:p>
          </table:table-cell>
          <table:table-cell table:formula="of:=[.A861]*[.A861]+[.B861]*[.B861]" office:value-type="float" office:value="2.34351588506942" calcext:value-type="float">
            <text:p>2.34351588506942</text:p>
          </table:table-cell>
        </table:table-row>
        <table:table-row table:style-name="ro1">
          <table:table-cell office:value-type="float" office:value="0.822389869" calcext:value-type="float">
            <text:p>0.822389869</text:p>
          </table:table-cell>
          <table:table-cell office:value-type="float" office:value="-1.29119737" calcext:value-type="float">
            <text:p>-1.29119737</text:p>
          </table:table-cell>
          <table:table-cell table:formula="of:=[.A862]*[.A862]+[.B862]*[.B862]" office:value-type="float" office:value="2.34351574492875" calcext:value-type="float">
            <text:p>2.34351574492875</text:p>
          </table:table-cell>
        </table:table-row>
        <table:table-row table:style-name="ro1">
          <table:table-cell office:value-type="float" office:value="-0.183040936" calcext:value-type="float">
            <text:p>-0.183040936</text:p>
          </table:table-cell>
          <table:table-cell office:value-type="float" office:value="-1.5192994" calcext:value-type="float">
            <text:p>-1.5192994</text:p>
          </table:table-cell>
          <table:table-cell table:formula="of:=[.A863]*[.A863]+[.B863]*[.B863]" office:value-type="float" office:value="2.34177465109212" calcext:value-type="float">
            <text:p>2.34177465109212</text:p>
          </table:table-cell>
        </table:table-row>
        <table:table-row table:style-name="ro1">
          <table:table-cell office:value-type="float" office:value="-0.183040935" calcext:value-type="float">
            <text:p>-0.183040935</text:p>
          </table:table-cell>
          <table:table-cell office:value-type="float" office:value="1.5192994" calcext:value-type="float">
            <text:p>1.5192994</text:p>
          </table:table-cell>
          <table:table-cell table:formula="of:=[.A864]*[.A864]+[.B864]*[.B864]" office:value-type="float" office:value="2.34177465072603" calcext:value-type="float">
            <text:p>2.34177465072603</text:p>
          </table:table-cell>
        </table:table-row>
        <table:table-row table:style-name="ro1">
          <table:table-cell office:value-type="float" office:value="-1.32575775" calcext:value-type="float">
            <text:p>-1.32575775</text:p>
          </table:table-cell>
          <table:table-cell office:value-type="float" office:value="-0.760186716" calcext:value-type="float">
            <text:p>-0.760186716</text:p>
          </table:table-cell>
          <table:table-cell table:formula="of:=[.A865]*[.A865]+[.B865]*[.B865]" office:value-type="float" office:value="2.33551745486793" calcext:value-type="float">
            <text:p>2.33551745486793</text:p>
          </table:table-cell>
        </table:table-row>
        <table:table-row table:style-name="ro1">
          <table:table-cell office:value-type="float" office:value="-1.32575775" calcext:value-type="float">
            <text:p>-1.32575775</text:p>
          </table:table-cell>
          <table:table-cell office:value-type="float" office:value="0.760186709" calcext:value-type="float">
            <text:p>0.760186709</text:p>
          </table:table-cell>
          <table:table-cell table:formula="of:=[.A866]*[.A866]+[.B866]*[.B866]" office:value-type="float" office:value="2.33551744422531" calcext:value-type="float">
            <text:p>2.33551744422531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181818182" calcext:value-type="float">
            <text:p>0.181818182</text:p>
          </table:table-cell>
          <table:table-cell table:formula="of:=[.A867]*[.A867]+[.B867]*[.B867]" office:value-type="float" office:value="2.33017699193079" calcext:value-type="float">
            <text:p>2.33017699193079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181818182" calcext:value-type="float">
            <text:p>-0.181818182</text:p>
          </table:table-cell>
          <table:table-cell table:formula="of:=[.A868]*[.A868]+[.B868]*[.B868]" office:value-type="float" office:value="2.33017699193079" calcext:value-type="float">
            <text:p>2.33017699193079</text:p>
          </table:table-cell>
        </table:table-row>
        <table:table-row table:style-name="ro1">
          <table:table-cell office:value-type="float" office:value="0.825770355" calcext:value-type="float">
            <text:p>0.825770355</text:p>
          </table:table-cell>
          <table:table-cell office:value-type="float" office:value="1.27840909" calcext:value-type="float">
            <text:p>1.27840909</text:p>
          </table:table-cell>
          <table:table-cell table:formula="of:=[.A869]*[.A869]+[.B869]*[.B869]" office:value-type="float" office:value="2.31622648059145" calcext:value-type="float">
            <text:p>2.31622648059145</text:p>
          </table:table-cell>
        </table:table-row>
        <table:table-row table:style-name="ro1">
          <table:table-cell office:value-type="float" office:value="0.825770355" calcext:value-type="float">
            <text:p>0.825770355</text:p>
          </table:table-cell>
          <table:table-cell office:value-type="float" office:value="-1.27840909" calcext:value-type="float">
            <text:p>-1.27840909</text:p>
          </table:table-cell>
          <table:table-cell table:formula="of:=[.A870]*[.A870]+[.B870]*[.B870]" office:value-type="float" office:value="2.31622648059145" calcext:value-type="float">
            <text:p>2.31622648059145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.0909090908" calcext:value-type="float">
            <text:p>0.0909090908</text:p>
          </table:table-cell>
          <table:table-cell table:formula="of:=[.A871]*[.A871]+[.B871]*[.B871]" office:value-type="float" office:value="2.30538360341508" calcext:value-type="float">
            <text:p>2.30538360341508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-0.0909090908" calcext:value-type="float">
            <text:p>-0.0909090908</text:p>
          </table:table-cell>
          <table:table-cell table:formula="of:=[.A872]*[.A872]+[.B872]*[.B872]" office:value-type="float" office:value="2.30538360341508" calcext:value-type="float">
            <text:p>2.30538360341508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1.25" calcext:value-type="float">
            <text:p>-1.25</text:p>
          </table:table-cell>
          <table:table-cell table:formula="of:=[.A873]*[.A873]+[.B873]*[.B873]" office:value-type="float" office:value="2.301025390625" calcext:value-type="float">
            <text:p>2.301025390625</text:p>
          </table:table-cell>
        </table:table-row>
        <table:table-row table:style-name="ro1">
          <table:table-cell office:value-type="float" office:value="-1.515625" calcext:value-type="float">
            <text:p>-1.515625</text:p>
          </table:table-cell>
          <table:table-cell office:value-type="float" office:value="0" calcext:value-type="float">
            <text:p>0</text:p>
          </table:table-cell>
          <table:table-cell table:formula="of:=[.A874]*[.A874]+[.B874]*[.B874]" office:value-type="float" office:value="2.297119140625" calcext:value-type="float">
            <text:p>2.297119140625</text:p>
          </table:table-cell>
        </table:table-row>
        <table:table-row table:style-name="ro1">
          <table:table-cell office:value-type="float" office:value="-0.441436515" calcext:value-type="float">
            <text:p>-0.441436515</text:p>
          </table:table-cell>
          <table:table-cell office:value-type="float" office:value="1.44886364" calcext:value-type="float">
            <text:p>1.44886364</text:p>
          </table:table-cell>
          <table:table-cell table:formula="of:=[.A875]*[.A875]+[.B875]*[.B875]" office:value-type="float" office:value="2.29407204408939" calcext:value-type="float">
            <text:p>2.29407204408939</text:p>
          </table:table-cell>
        </table:table-row>
        <table:table-row table:style-name="ro1">
          <table:table-cell office:value-type="float" office:value="-0.441436515" calcext:value-type="float">
            <text:p>-0.441436515</text:p>
          </table:table-cell>
          <table:table-cell office:value-type="float" office:value="-1.44886364" calcext:value-type="float">
            <text:p>-1.44886364</text:p>
          </table:table-cell>
          <table:table-cell table:formula="of:=[.A876]*[.A876]+[.B876]*[.B876]" office:value-type="float" office:value="2.29407204408939" calcext:value-type="float">
            <text:p>2.29407204408939</text:p>
          </table:table-cell>
        </table:table-row>
        <table:table-row table:style-name="ro1">
          <table:table-cell office:value-type="float" office:value="1.5123263" calcext:value-type="float">
            <text:p>1.5123263</text:p>
          </table:table-cell>
          <table:table-cell office:value-type="float" office:value="0" calcext:value-type="float">
            <text:p>0</text:p>
          </table:table-cell>
          <table:table-cell table:formula="of:=[.A877]*[.A877]+[.B877]*[.B877]" office:value-type="float" office:value="2.28713083767169" calcext:value-type="float">
            <text:p>2.28713083767169</text:p>
          </table:table-cell>
        </table:table-row>
        <table:table-row table:style-name="ro1">
          <table:table-cell office:value-type="float" office:value="-0.483713953" calcext:value-type="float">
            <text:p>-0.483713953</text:p>
          </table:table-cell>
          <table:table-cell office:value-type="float" office:value="1.4322311" calcext:value-type="float">
            <text:p>1.4322311</text:p>
          </table:table-cell>
          <table:table-cell table:formula="of:=[.A878]*[.A878]+[.B878]*[.B878]" office:value-type="float" office:value="2.2852651121341" calcext:value-type="float">
            <text:p>2.2852651121341</text:p>
          </table:table-cell>
        </table:table-row>
        <table:table-row table:style-name="ro1">
          <table:table-cell office:value-type="float" office:value="-0.483713953" calcext:value-type="float">
            <text:p>-0.483713953</text:p>
          </table:table-cell>
          <table:table-cell office:value-type="float" office:value="-1.4322311" calcext:value-type="float">
            <text:p>-1.4322311</text:p>
          </table:table-cell>
          <table:table-cell table:formula="of:=[.A879]*[.A879]+[.B879]*[.B879]" office:value-type="float" office:value="2.2852651121341" calcext:value-type="float">
            <text:p>2.2852651121341</text:p>
          </table:table-cell>
        </table:table-row>
        <table:table-row table:style-name="ro1">
          <table:table-cell office:value-type="float" office:value="-1.51158143" calcext:value-type="float">
            <text:p>-1.51158143</text:p>
          </table:table-cell>
          <table:table-cell office:value-type="float" office:value="0" calcext:value-type="float">
            <text:p>0</text:p>
          </table:table-cell>
          <table:table-cell table:formula="of:=[.A880]*[.A880]+[.B880]*[.B880]" office:value-type="float" office:value="2.28487841952084" calcext:value-type="float">
            <text:p>2.28487841952084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545454545" calcext:value-type="float">
            <text:p>0.545454545</text:p>
          </table:table-cell>
          <table:table-cell table:formula="of:=[.A881]*[.A881]+[.B881]*[.B881]" office:value-type="float" office:value="2.27505972316116" calcext:value-type="float">
            <text:p>2.27505972316116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545454545" calcext:value-type="float">
            <text:p>-0.545454545</text:p>
          </table:table-cell>
          <table:table-cell table:formula="of:=[.A882]*[.A882]+[.B882]*[.B882]" office:value-type="float" office:value="2.27505972316116" calcext:value-type="float">
            <text:p>2.27505972316116</text:p>
          </table:table-cell>
        </table:table-row>
        <table:table-row table:style-name="ro1">
          <table:table-cell office:value-type="float" office:value="0.410555179" calcext:value-type="float">
            <text:p>0.410555179</text:p>
          </table:table-cell>
          <table:table-cell office:value-type="float" office:value="1.44943398" calcext:value-type="float">
            <text:p>1.44943398</text:p>
          </table:table-cell>
          <table:table-cell table:formula="of:=[.A883]*[.A883]+[.B883]*[.B883]" office:value-type="float" office:value="2.26941441738236" calcext:value-type="float">
            <text:p>2.26941441738236</text:p>
          </table:table-cell>
        </table:table-row>
        <table:table-row table:style-name="ro1">
          <table:table-cell office:value-type="float" office:value="0.410555179" calcext:value-type="float">
            <text:p>0.410555179</text:p>
          </table:table-cell>
          <table:table-cell office:value-type="float" office:value="-1.44943398" calcext:value-type="float">
            <text:p>-1.44943398</text:p>
          </table:table-cell>
          <table:table-cell table:formula="of:=[.A884]*[.A884]+[.B884]*[.B884]" office:value-type="float" office:value="2.26941441738236" calcext:value-type="float">
            <text:p>2.26941441738236</text:p>
          </table:table-cell>
        </table:table-row>
        <table:table-row table:style-name="ro1">
          <table:table-cell office:value-type="float" office:value="-1.49143993" calcext:value-type="float">
            <text:p>-1.49143993</text:p>
          </table:table-cell>
          <table:table-cell office:value-type="float" office:value="0.207868536" calcext:value-type="float">
            <text:p>0.207868536</text:p>
          </table:table-cell>
          <table:table-cell table:formula="of:=[.A885]*[.A885]+[.B885]*[.B885]" office:value-type="float" office:value="2.26760239305719" calcext:value-type="float">
            <text:p>2.26760239305719</text:p>
          </table:table-cell>
        </table:table-row>
        <table:table-row table:style-name="ro1">
          <table:table-cell office:value-type="float" office:value="-1.49143992" calcext:value-type="float">
            <text:p>-1.49143992</text:p>
          </table:table-cell>
          <table:table-cell office:value-type="float" office:value="-0.207868538" calcext:value-type="float">
            <text:p>-0.207868538</text:p>
          </table:table-cell>
          <table:table-cell table:formula="of:=[.A886]*[.A886]+[.B886]*[.B886]" office:value-type="float" office:value="2.26760236405986" calcext:value-type="float">
            <text:p>2.26760236405986</text:p>
          </table:table-cell>
        </table:table-row>
        <table:table-row table:style-name="ro1">
          <table:table-cell office:value-type="float" office:value="-0.339489816" calcext:value-type="float">
            <text:p>-0.339489816</text:p>
          </table:table-cell>
          <table:table-cell office:value-type="float" office:value="-1.46685817" calcext:value-type="float">
            <text:p>-1.46685817</text:p>
          </table:table-cell>
          <table:table-cell table:formula="of:=[.A887]*[.A887]+[.B887]*[.B887]" office:value-type="float" office:value="2.26692622606346" calcext:value-type="float">
            <text:p>2.26692622606346</text:p>
          </table:table-cell>
        </table:table-row>
        <table:table-row table:style-name="ro1">
          <table:table-cell office:value-type="float" office:value="-0.339489812" calcext:value-type="float">
            <text:p>-0.339489812</text:p>
          </table:table-cell>
          <table:table-cell office:value-type="float" office:value="1.46685817" calcext:value-type="float">
            <text:p>1.46685817</text:p>
          </table:table-cell>
          <table:table-cell table:formula="of:=[.A888]*[.A888]+[.B888]*[.B888]" office:value-type="float" office:value="2.26692622334754" calcext:value-type="float">
            <text:p>2.26692622334754</text:p>
          </table:table-cell>
        </table:table-row>
        <table:table-row table:style-name="ro1">
          <table:table-cell office:value-type="float" office:value="-0.866344519" calcext:value-type="float">
            <text:p>-0.866344519</text:p>
          </table:table-cell>
          <table:table-cell office:value-type="float" office:value="1.2283169" calcext:value-type="float">
            <text:p>1.2283169</text:p>
          </table:table-cell>
          <table:table-cell table:formula="of:=[.A889]*[.A889]+[.B889]*[.B889]" office:value-type="float" office:value="2.25931523242695" calcext:value-type="float">
            <text:p>2.25931523242695</text:p>
          </table:table-cell>
        </table:table-row>
        <table:table-row table:style-name="ro1">
          <table:table-cell office:value-type="float" office:value="-0.866344519" calcext:value-type="float">
            <text:p>-0.866344519</text:p>
          </table:table-cell>
          <table:table-cell office:value-type="float" office:value="-1.2283169" calcext:value-type="float">
            <text:p>-1.2283169</text:p>
          </table:table-cell>
          <table:table-cell table:formula="of:=[.A890]*[.A890]+[.B890]*[.B890]" office:value-type="float" office:value="2.25931523242695" calcext:value-type="float">
            <text:p>2.25931523242695</text:p>
          </table:table-cell>
        </table:table-row>
        <table:table-row table:style-name="ro1">
          <table:table-cell office:value-type="float" office:value="0.252568521" calcext:value-type="float">
            <text:p>0.252568521</text:p>
          </table:table-cell>
          <table:table-cell office:value-type="float" office:value="1.47727273" calcext:value-type="float">
            <text:p>1.47727273</text:p>
          </table:table-cell>
          <table:table-cell table:formula="of:=[.A891]*[.A891]+[.B891]*[.B891]" office:value-type="float" office:value="2.24612557660178" calcext:value-type="float">
            <text:p>2.24612557660178</text:p>
          </table:table-cell>
        </table:table-row>
        <table:table-row table:style-name="ro1">
          <table:table-cell office:value-type="float" office:value="0.252568521" calcext:value-type="float">
            <text:p>0.252568521</text:p>
          </table:table-cell>
          <table:table-cell office:value-type="float" office:value="-1.47727273" calcext:value-type="float">
            <text:p>-1.47727273</text:p>
          </table:table-cell>
          <table:table-cell table:formula="of:=[.A892]*[.A892]+[.B892]*[.B892]" office:value-type="float" office:value="2.24612557660178" calcext:value-type="float">
            <text:p>2.24612557660178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909090909" calcext:value-type="float">
            <text:p>0.909090909</text:p>
          </table:table-cell>
          <table:table-cell table:formula="of:=[.A893]*[.A893]+[.B893]*[.B893]" office:value-type="float" office:value="2.23660253082645" calcext:value-type="float">
            <text:p>2.23660253082645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909090909" calcext:value-type="float">
            <text:p>-0.909090909</text:p>
          </table:table-cell>
          <table:table-cell table:formula="of:=[.A894]*[.A894]+[.B894]*[.B894]" office:value-type="float" office:value="2.23660253082645" calcext:value-type="float">
            <text:p>2.23660253082645</text:p>
          </table:table-cell>
        </table:table-row>
        <table:table-row table:style-name="ro1">
          <table:table-cell office:value-type="float" office:value="1.3172214" calcext:value-type="float">
            <text:p>1.3172214</text:p>
          </table:table-cell>
          <table:table-cell office:value-type="float" office:value="0.698863637" calcext:value-type="float">
            <text:p>0.698863637</text:p>
          </table:table-cell>
          <table:table-cell table:formula="of:=[.A895]*[.A895]+[.B895]*[.B895]" office:value-type="float" office:value="2.22348259973883" calcext:value-type="float">
            <text:p>2.22348259973883</text:p>
          </table:table-cell>
        </table:table-row>
        <table:table-row table:style-name="ro1">
          <table:table-cell office:value-type="float" office:value="1.3172214" calcext:value-type="float">
            <text:p>1.3172214</text:p>
          </table:table-cell>
          <table:table-cell office:value-type="float" office:value="-0.698863636" calcext:value-type="float">
            <text:p>-0.698863636</text:p>
          </table:table-cell>
          <table:table-cell table:formula="of:=[.A896]*[.A896]+[.B896]*[.B896]" office:value-type="float" office:value="2.2234825983411" calcext:value-type="float">
            <text:p>2.2234825983411</text:p>
          </table:table-cell>
        </table:table-row>
        <table:table-row table:style-name="ro1">
          <table:table-cell office:value-type="float" office:value="0.873889287" calcext:value-type="float">
            <text:p>0.873889287</text:p>
          </table:table-cell>
          <table:table-cell office:value-type="float" office:value="-1.20524614" calcext:value-type="float">
            <text:p>-1.20524614</text:p>
          </table:table-cell>
          <table:table-cell table:formula="of:=[.A897]*[.A897]+[.B897]*[.B897]" office:value-type="float" office:value="2.21630074391827" calcext:value-type="float">
            <text:p>2.21630074391827</text:p>
          </table:table-cell>
        </table:table-row>
        <table:table-row table:style-name="ro1">
          <table:table-cell office:value-type="float" office:value="0.873889286" calcext:value-type="float">
            <text:p>0.873889286</text:p>
          </table:table-cell>
          <table:table-cell office:value-type="float" office:value="1.20524614" calcext:value-type="float">
            <text:p>1.20524614</text:p>
          </table:table-cell>
          <table:table-cell table:formula="of:=[.A898]*[.A898]+[.B898]*[.B898]" office:value-type="float" office:value="2.21630074217049" calcext:value-type="float">
            <text:p>2.21630074217049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727272727" calcext:value-type="float">
            <text:p>0.727272727</text:p>
          </table:table-cell>
          <table:table-cell table:formula="of:=[.A899]*[.A899]+[.B899]*[.B899]" office:value-type="float" office:value="2.21081038506302" calcext:value-type="float">
            <text:p>2.21081038506302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727272727" calcext:value-type="float">
            <text:p>-0.727272727</text:p>
          </table:table-cell>
          <table:table-cell table:formula="of:=[.A900]*[.A900]+[.B900]*[.B900]" office:value-type="float" office:value="2.21081038506302" calcext:value-type="float">
            <text:p>2.21081038506302</text:p>
          </table:table-cell>
        </table:table-row>
        <table:table-row table:style-name="ro1">
          <table:table-cell office:value-type="float" office:value="-0.0981324255" calcext:value-type="float">
            <text:p>-0.0981324255</text:p>
          </table:table-cell>
          <table:table-cell office:value-type="float" office:value="-1.48295455" calcext:value-type="float">
            <text:p>-1.48295455</text:p>
          </table:table-cell>
          <table:table-cell table:formula="of:=[.A901]*[.A901]+[.B901]*[.B901]" office:value-type="float" office:value="2.20878417030022" calcext:value-type="float">
            <text:p>2.20878417030022</text:p>
          </table:table-cell>
        </table:table-row>
        <table:table-row table:style-name="ro1">
          <table:table-cell office:value-type="float" office:value="-0.098132425" calcext:value-type="float">
            <text:p>-0.098132425</text:p>
          </table:table-cell>
          <table:table-cell office:value-type="float" office:value="1.48295455" calcext:value-type="float">
            <text:p>1.48295455</text:p>
          </table:table-cell>
          <table:table-cell table:formula="of:=[.A902]*[.A902]+[.B902]*[.B902]" office:value-type="float" office:value="2.20878417020208" calcext:value-type="float">
            <text:p>2.20878417020208</text:p>
          </table:table-cell>
        </table:table-row>
        <table:table-row table:style-name="ro1">
          <table:table-cell office:value-type="float" office:value="1.36788389" calcext:value-type="float">
            <text:p>1.36788389</text:p>
          </table:table-cell>
          <table:table-cell office:value-type="float" office:value="-0.576100981" calcext:value-type="float">
            <text:p>-0.576100981</text:p>
          </table:table-cell>
          <table:table-cell table:formula="of:=[.A903]*[.A903]+[.B903]*[.B903]" office:value-type="float" office:value="2.20299867683069" calcext:value-type="float">
            <text:p>2.20299867683069</text:p>
          </table:table-cell>
        </table:table-row>
        <table:table-row table:style-name="ro1">
          <table:table-cell office:value-type="float" office:value="1.36788389" calcext:value-type="float">
            <text:p>1.36788389</text:p>
          </table:table-cell>
          <table:table-cell office:value-type="float" office:value="0.57610098" calcext:value-type="float">
            <text:p>0.57610098</text:p>
          </table:table-cell>
          <table:table-cell table:formula="of:=[.A904]*[.A904]+[.B904]*[.B904]" office:value-type="float" office:value="2.20299867567849" calcext:value-type="float">
            <text:p>2.20299867567849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454545455" calcext:value-type="float">
            <text:p>0.454545455</text:p>
          </table:table-cell>
          <table:table-cell table:formula="of:=[.A905]*[.A905]+[.B905]*[.B905]" office:value-type="float" office:value="2.18415063316116" calcext:value-type="float">
            <text:p>2.18415063316116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454545455" calcext:value-type="float">
            <text:p>-0.454545455</text:p>
          </table:table-cell>
          <table:table-cell table:formula="of:=[.A906]*[.A906]+[.B906]*[.B906]" office:value-type="float" office:value="2.18415063316116" calcext:value-type="float">
            <text:p>2.18415063316116</text:p>
          </table:table-cell>
        </table:table-row>
        <table:table-row table:style-name="ro1">
          <table:table-cell office:value-type="float" office:value="-1.47643752" calcext:value-type="float">
            <text:p>-1.47643752</text:p>
          </table:table-cell>
          <table:table-cell office:value-type="float" office:value="0" calcext:value-type="float">
            <text:p>0</text:p>
          </table:table-cell>
          <table:table-cell table:formula="of:=[.A907]*[.A907]+[.B907]*[.B907]" office:value-type="float" office:value="2.17986775046375" calcext:value-type="float">
            <text:p>2.17986775046375</text:p>
          </table:table-cell>
        </table:table-row>
        <table:table-row table:style-name="ro1">
          <table:table-cell office:value-type="float" office:value="-1.47498459" calcext:value-type="float">
            <text:p>-1.47498459</text:p>
          </table:table-cell>
          <table:table-cell office:value-type="float" office:value="0" calcext:value-type="float">
            <text:p>0</text:p>
          </table:table-cell>
          <table:table-cell table:formula="of:=[.A908]*[.A908]+[.B908]*[.B908]" office:value-type="float" office:value="2.17557954073747" calcext:value-type="float">
            <text:p>2.17557954073747</text:p>
          </table:table-cell>
        </table:table-row>
        <table:table-row table:style-name="ro1">
          <table:table-cell office:value-type="float" office:value="-0.915771484" calcext:value-type="float">
            <text:p>-0.915771484</text:p>
          </table:table-cell>
          <table:table-cell office:value-type="float" office:value="1.15625" calcext:value-type="float">
            <text:p>1.15625</text:p>
          </table:table-cell>
          <table:table-cell table:formula="of:=[.A909]*[.A909]+[.B909]*[.B909]" office:value-type="float" office:value="2.17555147340756" calcext:value-type="float">
            <text:p>2.17555147340756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1" calcext:value-type="float">
            <text:p>-1</text:p>
          </table:table-cell>
          <table:table-cell table:formula="of:=[.A910]*[.A910]+[.B910]*[.B910]" office:value-type="float" office:value="2.162353515625" calcext:value-type="float">
            <text:p>2.162353515625</text:p>
          </table:table-cell>
        </table:table-row>
        <table:table-row table:style-name="ro1">
          <table:table-cell office:value-type="float" office:value="-1.46906881" calcext:value-type="float">
            <text:p>-1.46906881</text:p>
          </table:table-cell>
          <table:table-cell office:value-type="float" office:value="0.0111454366" calcext:value-type="float">
            <text:p>0.0111454366</text:p>
          </table:table-cell>
          <table:table-cell table:formula="of:=[.A911]*[.A911]+[.B911]*[.B911]" office:value-type="float" office:value="2.15828738927182" calcext:value-type="float">
            <text:p>2.15828738927182</text:p>
          </table:table-cell>
        </table:table-row>
        <table:table-row table:style-name="ro1">
          <table:table-cell office:value-type="float" office:value="-1.46906881" calcext:value-type="float">
            <text:p>-1.46906881</text:p>
          </table:table-cell>
          <table:table-cell office:value-type="float" office:value="-0.0111454366" calcext:value-type="float">
            <text:p>-0.0111454366</text:p>
          </table:table-cell>
          <table:table-cell table:formula="of:=[.A912]*[.A912]+[.B912]*[.B912]" office:value-type="float" office:value="2.15828738927182" calcext:value-type="float">
            <text:p>2.15828738927182</text:p>
          </table:table-cell>
        </table:table-row>
        <table:table-row table:style-name="ro1">
          <table:table-cell office:value-type="float" office:value="-1.3393693" calcext:value-type="float">
            <text:p>-1.3393693</text:p>
          </table:table-cell>
          <table:table-cell office:value-type="float" office:value="0.583186734" calcext:value-type="float">
            <text:p>0.583186734</text:p>
          </table:table-cell>
          <table:table-cell table:formula="of:=[.A913]*[.A913]+[.B913]*[.B913]" office:value-type="float" office:value="2.13401688849608" calcext:value-type="float">
            <text:p>2.13401688849608</text:p>
          </table:table-cell>
        </table:table-row>
        <table:table-row table:style-name="ro1">
          <table:table-cell office:value-type="float" office:value="-1.3393693" calcext:value-type="float">
            <text:p>-1.3393693</text:p>
          </table:table-cell>
          <table:table-cell office:value-type="float" office:value="-0.583186734" calcext:value-type="float">
            <text:p>-0.583186734</text:p>
          </table:table-cell>
          <table:table-cell table:formula="of:=[.A914]*[.A914]+[.B914]*[.B914]" office:value-type="float" office:value="2.13401688849608" calcext:value-type="float">
            <text:p>2.13401688849608</text:p>
          </table:table-cell>
        </table:table-row>
        <table:table-row table:style-name="ro1">
          <table:table-cell office:value-type="float" office:value="1.36553698" calcext:value-type="float">
            <text:p>1.36553698</text:p>
          </table:table-cell>
          <table:table-cell office:value-type="float" office:value="-0.503411295" calcext:value-type="float">
            <text:p>-0.503411295</text:p>
          </table:table-cell>
          <table:table-cell table:formula="of:=[.A915]*[.A915]+[.B915]*[.B915]" office:value-type="float" office:value="2.1181141756811" calcext:value-type="float">
            <text:p>2.1181141756811</text:p>
          </table:table-cell>
        </table:table-row>
        <table:table-row table:style-name="ro1">
          <table:table-cell office:value-type="float" office:value="1.36553697" calcext:value-type="float">
            <text:p>1.36553697</text:p>
          </table:table-cell>
          <table:table-cell office:value-type="float" office:value="0.503411301" calcext:value-type="float">
            <text:p>0.503411301</text:p>
          </table:table-cell>
          <table:table-cell table:formula="of:=[.A916]*[.A916]+[.B916]*[.B916]" office:value-type="float" office:value="2.11811415441129" calcext:value-type="float">
            <text:p>2.11811415441129</text:p>
          </table:table-cell>
        </table:table-row>
        <table:table-row table:style-name="ro1">
          <table:table-cell office:value-type="float" office:value="-1.42932335" calcext:value-type="float">
            <text:p>-1.42932335</text:p>
          </table:table-cell>
          <table:table-cell office:value-type="float" office:value="0.273211519" calcext:value-type="float">
            <text:p>0.273211519</text:p>
          </table:table-cell>
          <table:table-cell table:formula="of:=[.A917]*[.A917]+[.B917]*[.B917]" office:value-type="float" office:value="2.11760977296951" calcext:value-type="float">
            <text:p>2.11760977296951</text:p>
          </table:table-cell>
        </table:table-row>
        <table:table-row table:style-name="ro1">
          <table:table-cell office:value-type="float" office:value="-1.42932335" calcext:value-type="float">
            <text:p>-1.42932335</text:p>
          </table:table-cell>
          <table:table-cell office:value-type="float" office:value="-0.273211519" calcext:value-type="float">
            <text:p>-0.273211519</text:p>
          </table:table-cell>
          <table:table-cell table:formula="of:=[.A918]*[.A918]+[.B918]*[.B918]" office:value-type="float" office:value="2.11760977296951" calcext:value-type="float">
            <text:p>2.11760977296951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363636364" calcext:value-type="float">
            <text:p>0.363636364</text:p>
          </table:table-cell>
          <table:table-cell table:formula="of:=[.A919]*[.A919]+[.B919]*[.B919]" office:value-type="float" office:value="2.10977046772314" calcext:value-type="float">
            <text:p>2.10977046772314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363636364" calcext:value-type="float">
            <text:p>-0.363636364</text:p>
          </table:table-cell>
          <table:table-cell table:formula="of:=[.A920]*[.A920]+[.B920]*[.B920]" office:value-type="float" office:value="2.10977046772314" calcext:value-type="float">
            <text:p>2.10977046772314</text:p>
          </table:table-cell>
        </table:table-row>
        <table:table-row table:style-name="ro1">
          <table:table-cell office:value-type="float" office:value="1.14145024" calcext:value-type="float">
            <text:p>1.14145024</text:p>
          </table:table-cell>
          <table:table-cell office:value-type="float" office:value="-0.897727273" calcext:value-type="float">
            <text:p>-0.897727273</text:p>
          </table:table-cell>
          <table:table-cell table:formula="of:=[.A921]*[.A921]+[.B921]*[.B921]" office:value-type="float" office:value="2.10882290708407" calcext:value-type="float">
            <text:p>2.10882290708407</text:p>
          </table:table-cell>
        </table:table-row>
        <table:table-row table:style-name="ro1">
          <table:table-cell office:value-type="float" office:value="1.14145024" calcext:value-type="float">
            <text:p>1.14145024</text:p>
          </table:table-cell>
          <table:table-cell office:value-type="float" office:value="0.897727272" calcext:value-type="float">
            <text:p>0.897727272</text:p>
          </table:table-cell>
          <table:table-cell table:formula="of:=[.A922]*[.A922]+[.B922]*[.B922]" office:value-type="float" office:value="2.10882290528862" calcext:value-type="float">
            <text:p>2.10882290528862</text:p>
          </table:table-cell>
        </table:table-row>
        <table:table-row table:style-name="ro1">
          <table:table-cell office:value-type="float" office:value="-1.37400475" calcext:value-type="float">
            <text:p>-1.37400475</text:p>
          </table:table-cell>
          <table:table-cell office:value-type="float" office:value="0.457560981" calcext:value-type="float">
            <text:p>0.457560981</text:p>
          </table:table-cell>
          <table:table-cell table:formula="of:=[.A923]*[.A923]+[.B923]*[.B923]" office:value-type="float" office:value="2.09725110435624" calcext:value-type="float">
            <text:p>2.09725110435624</text:p>
          </table:table-cell>
        </table:table-row>
        <table:table-row table:style-name="ro1">
          <table:table-cell office:value-type="float" office:value="-1.37400475" calcext:value-type="float">
            <text:p>-1.37400475</text:p>
          </table:table-cell>
          <table:table-cell office:value-type="float" office:value="-0.45756098" calcext:value-type="float">
            <text:p>-0.45756098</text:p>
          </table:table-cell>
          <table:table-cell table:formula="of:=[.A924]*[.A924]+[.B924]*[.B924]" office:value-type="float" office:value="2.09725110344112" calcext:value-type="float">
            <text:p>2.09725110344112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636363636" calcext:value-type="float">
            <text:p>0.636363636</text:p>
          </table:table-cell>
          <table:table-cell table:formula="of:=[.A925]*[.A925]+[.B925]*[.B925]" office:value-type="float" office:value="2.08684344284814" calcext:value-type="float">
            <text:p>2.08684344284814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636363636" calcext:value-type="float">
            <text:p>-0.636363636</text:p>
          </table:table-cell>
          <table:table-cell table:formula="of:=[.A926]*[.A926]+[.B926]*[.B926]" office:value-type="float" office:value="2.08684344284814" calcext:value-type="float">
            <text:p>2.08684344284814</text:p>
          </table:table-cell>
        </table:table-row>
        <table:table-row table:style-name="ro1">
          <table:table-cell office:value-type="float" office:value="1.11338485" calcext:value-type="float">
            <text:p>1.11338485</text:p>
          </table:table-cell>
          <table:table-cell office:value-type="float" office:value="0.916588659" calcext:value-type="float">
            <text:p>0.916588659</text:p>
          </table:table-cell>
          <table:table-cell table:formula="of:=[.A927]*[.A927]+[.B927]*[.B927]" office:value-type="float" office:value="2.07976059401694" calcext:value-type="float">
            <text:p>2.07976059401694</text:p>
          </table:table-cell>
        </table:table-row>
        <table:table-row table:style-name="ro1">
          <table:table-cell office:value-type="float" office:value="1.11338485" calcext:value-type="float">
            <text:p>1.11338485</text:p>
          </table:table-cell>
          <table:table-cell office:value-type="float" office:value="-0.916588659" calcext:value-type="float">
            <text:p>-0.916588659</text:p>
          </table:table-cell>
          <table:table-cell table:formula="of:=[.A928]*[.A928]+[.B928]*[.B928]" office:value-type="float" office:value="2.07976059401694" calcext:value-type="float">
            <text:p>2.07976059401694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818181818" calcext:value-type="float">
            <text:p>0.818181818</text:p>
          </table:table-cell>
          <table:table-cell table:formula="of:=[.A929]*[.A929]+[.B929]*[.B929]" office:value-type="float" office:value="2.07957773730578" calcext:value-type="float">
            <text:p>2.07957773730578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818181818" calcext:value-type="float">
            <text:p>-0.818181818</text:p>
          </table:table-cell>
          <table:table-cell table:formula="of:=[.A930]*[.A930]+[.B930]*[.B930]" office:value-type="float" office:value="2.07957773730578" calcext:value-type="float">
            <text:p>2.07957773730578</text:p>
          </table:table-cell>
        </table:table-row>
        <table:table-row table:style-name="ro1">
          <table:table-cell office:value-type="float" office:value="-0.259378294" calcext:value-type="float">
            <text:p>-0.259378294</text:p>
          </table:table-cell>
          <table:table-cell office:value-type="float" office:value="1.41639655" calcext:value-type="float">
            <text:p>1.41639655</text:p>
          </table:table-cell>
          <table:table-cell table:formula="of:=[.A931]*[.A931]+[.B931]*[.B931]" office:value-type="float" office:value="2.07345628625025" calcext:value-type="float">
            <text:p>2.07345628625025</text:p>
          </table:table-cell>
        </table:table-row>
        <table:table-row table:style-name="ro1">
          <table:table-cell office:value-type="float" office:value="-0.53713964" calcext:value-type="float">
            <text:p>-0.53713964</text:p>
          </table:table-cell>
          <table:table-cell office:value-type="float" office:value="1.33522727" calcext:value-type="float">
            <text:p>1.33522727</text:p>
          </table:table-cell>
          <table:table-cell table:formula="of:=[.A932]*[.A932]+[.B932]*[.B932]" office:value-type="float" office:value="2.07135085541098" calcext:value-type="float">
            <text:p>2.07135085541098</text:p>
          </table:table-cell>
        </table:table-row>
        <table:table-row table:style-name="ro1">
          <table:table-cell office:value-type="float" office:value="-0.53713964" calcext:value-type="float">
            <text:p>-0.53713964</text:p>
          </table:table-cell>
          <table:table-cell office:value-type="float" office:value="-1.33522727" calcext:value-type="float">
            <text:p>-1.33522727</text:p>
          </table:table-cell>
          <table:table-cell table:formula="of:=[.A933]*[.A933]+[.B933]*[.B933]" office:value-type="float" office:value="2.07135085541098" calcext:value-type="float">
            <text:p>2.07135085541098</text:p>
          </table:table-cell>
        </table:table-row>
        <table:table-row table:style-name="ro1">
          <table:table-cell office:value-type="float" office:value="1.43823702" calcext:value-type="float">
            <text:p>1.43823702</text:p>
          </table:table-cell>
          <table:table-cell office:value-type="float" office:value="0" calcext:value-type="float">
            <text:p>0</text:p>
          </table:table-cell>
          <table:table-cell table:formula="of:=[.A934]*[.A934]+[.B934]*[.B934]" office:value-type="float" office:value="2.06852572569848" calcext:value-type="float">
            <text:p>2.06852572569848</text:p>
          </table:table-cell>
        </table:table-row>
        <table:table-row table:style-name="ro1">
          <table:table-cell office:value-type="float" office:value="1.35854371" calcext:value-type="float">
            <text:p>1.35854371</text:p>
          </table:table-cell>
          <table:table-cell office:value-type="float" office:value="-0.465909091" calcext:value-type="float">
            <text:p>-0.465909091</text:p>
          </table:table-cell>
          <table:table-cell table:formula="of:=[.A935]*[.A935]+[.B935]*[.B935]" office:value-type="float" office:value="2.06271229305701" calcext:value-type="float">
            <text:p>2.06271229305701</text:p>
          </table:table-cell>
        </table:table-row>
        <table:table-row table:style-name="ro1">
          <table:table-cell office:value-type="float" office:value="1.35854371" calcext:value-type="float">
            <text:p>1.35854371</text:p>
          </table:table-cell>
          <table:table-cell office:value-type="float" office:value="0.46590909" calcext:value-type="float">
            <text:p>0.46590909</text:p>
          </table:table-cell>
          <table:table-cell table:formula="of:=[.A936]*[.A936]+[.B936]*[.B936]" office:value-type="float" office:value="2.06271229212519" calcext:value-type="float">
            <text:p>2.06271229212519</text:p>
          </table:table-cell>
        </table:table-row>
        <table:table-row table:style-name="ro1">
          <table:table-cell office:value-type="float" office:value="-1.16287863" calcext:value-type="float">
            <text:p>-1.16287863</text:p>
          </table:table-cell>
          <table:table-cell office:value-type="float" office:value="-0.842006299" calcext:value-type="float">
            <text:p>-0.842006299</text:p>
          </table:table-cell>
          <table:table-cell table:formula="of:=[.A937]*[.A937]+[.B937]*[.B937]" office:value-type="float" office:value="2.06126131566635" calcext:value-type="float">
            <text:p>2.06126131566635</text:p>
          </table:table-cell>
        </table:table-row>
        <table:table-row table:style-name="ro1">
          <table:table-cell office:value-type="float" office:value="-1.16287863" calcext:value-type="float">
            <text:p>-1.16287863</text:p>
          </table:table-cell>
          <table:table-cell office:value-type="float" office:value="0.842006298" calcext:value-type="float">
            <text:p>0.842006298</text:p>
          </table:table-cell>
          <table:table-cell table:formula="of:=[.A938]*[.A938]+[.B938]*[.B938]" office:value-type="float" office:value="2.06126131398234" calcext:value-type="float">
            <text:p>2.06126131398234</text:p>
          </table:table-cell>
        </table:table-row>
        <table:table-row table:style-name="ro1">
          <table:table-cell office:value-type="float" office:value="0.473947573" calcext:value-type="float">
            <text:p>0.473947573</text:p>
          </table:table-cell>
          <table:table-cell office:value-type="float" office:value="1.35227273" calcext:value-type="float">
            <text:p>1.35227273</text:p>
          </table:table-cell>
          <table:table-cell table:formula="of:=[.A939]*[.A939]+[.B939]*[.B939]" office:value-type="float" office:value="2.05326783825424" calcext:value-type="float">
            <text:p>2.05326783825424</text:p>
          </table:table-cell>
        </table:table-row>
        <table:table-row table:style-name="ro1">
          <table:table-cell office:value-type="float" office:value="0.473947572" calcext:value-type="float">
            <text:p>0.473947572</text:p>
          </table:table-cell>
          <table:table-cell office:value-type="float" office:value="-1.35227273" calcext:value-type="float">
            <text:p>-1.35227273</text:p>
          </table:table-cell>
          <table:table-cell table:formula="of:=[.A940]*[.A940]+[.B940]*[.B940]" office:value-type="float" office:value="2.05326783730635" calcext:value-type="float">
            <text:p>2.05326783730635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272727273" calcext:value-type="float">
            <text:p>0.272727273</text:p>
          </table:table-cell>
          <table:table-cell table:formula="of:=[.A941]*[.A941]+[.B941]*[.B941]" office:value-type="float" office:value="2.05191922793802" calcext:value-type="float">
            <text:p>2.05191922793802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272727273" calcext:value-type="float">
            <text:p>-0.272727273</text:p>
          </table:table-cell>
          <table:table-cell table:formula="of:=[.A942]*[.A942]+[.B942]*[.B942]" office:value-type="float" office:value="2.05191922793802" calcext:value-type="float">
            <text:p>2.05191922793802</text:p>
          </table:table-cell>
        </table:table-row>
        <table:table-row table:style-name="ro1">
          <table:table-cell office:value-type="float" office:value="-1.1227938" calcext:value-type="float">
            <text:p>-1.1227938</text:p>
          </table:table-cell>
          <table:table-cell office:value-type="float" office:value="0.88069851" calcext:value-type="float">
            <text:p>0.88069851</text:p>
          </table:table-cell>
          <table:table-cell table:formula="of:=[.A943]*[.A943]+[.B943]*[.B943]" office:value-type="float" office:value="2.03629578283466" calcext:value-type="float">
            <text:p>2.03629578283466</text:p>
          </table:table-cell>
        </table:table-row>
        <table:table-row table:style-name="ro1">
          <table:table-cell office:value-type="float" office:value="-1.1227938" calcext:value-type="float">
            <text:p>-1.1227938</text:p>
          </table:table-cell>
          <table:table-cell office:value-type="float" office:value="-0.88069851" calcext:value-type="float">
            <text:p>-0.88069851</text:p>
          </table:table-cell>
          <table:table-cell table:formula="of:=[.A944]*[.A944]+[.B944]*[.B944]" office:value-type="float" office:value="2.03629578283466" calcext:value-type="float">
            <text:p>2.03629578283466</text:p>
          </table:table-cell>
        </table:table-row>
        <table:table-row table:style-name="ro1">
          <table:table-cell office:value-type="float" office:value="0.204315273" calcext:value-type="float">
            <text:p>0.204315273</text:p>
          </table:table-cell>
          <table:table-cell office:value-type="float" office:value="1.41165795" calcext:value-type="float">
            <text:p>1.41165795</text:p>
          </table:table-cell>
          <table:table-cell table:formula="of:=[.A945]*[.A945]+[.B945]*[.B945]" office:value-type="float" office:value="2.03452289857927" calcext:value-type="float">
            <text:p>2.03452289857927</text:p>
          </table:table-cell>
        </table:table-row>
        <table:table-row table:style-name="ro1">
          <table:table-cell office:value-type="float" office:value="0.204315273" calcext:value-type="float">
            <text:p>0.204315273</text:p>
          </table:table-cell>
          <table:table-cell office:value-type="float" office:value="-1.41165795" calcext:value-type="float">
            <text:p>-1.41165795</text:p>
          </table:table-cell>
          <table:table-cell table:formula="of:=[.A946]*[.A946]+[.B946]*[.B946]" office:value-type="float" office:value="2.03452289857927" calcext:value-type="float">
            <text:p>2.03452289857927</text:p>
          </table:table-cell>
        </table:table-row>
        <table:table-row table:style-name="ro1">
          <table:table-cell office:value-type="float" office:value="-0.984130859" calcext:value-type="float">
            <text:p>-0.984130859</text:p>
          </table:table-cell>
          <table:table-cell office:value-type="float" office:value="-1.03125" calcext:value-type="float">
            <text:p>-1.03125</text:p>
          </table:table-cell>
          <table:table-cell table:formula="of:=[.A947]*[.A947]+[.B947]*[.B947]" office:value-type="float" office:value="2.03199011013608" calcext:value-type="float">
            <text:p>2.03199011013608</text:p>
          </table:table-cell>
        </table:table-row>
        <table:table-row table:style-name="ro1">
          <table:table-cell office:value-type="float" office:value="-0.634705468" calcext:value-type="float">
            <text:p>-0.634705468</text:p>
          </table:table-cell>
          <table:table-cell office:value-type="float" office:value="1.27596496" calcext:value-type="float">
            <text:p>1.27596496</text:p>
          </table:table-cell>
          <table:table-cell table:formula="of:=[.A948]*[.A948]+[.B948]*[.B948]" office:value-type="float" office:value="2.0309376102569" calcext:value-type="float">
            <text:p>2.0309376102569</text:p>
          </table:table-cell>
        </table:table-row>
        <table:table-row table:style-name="ro1">
          <table:table-cell office:value-type="float" office:value="-0.634705461" calcext:value-type="float">
            <text:p>-0.634705461</text:p>
          </table:table-cell>
          <table:table-cell office:value-type="float" office:value="-1.27596495" calcext:value-type="float">
            <text:p>-1.27596495</text:p>
          </table:table-cell>
          <table:table-cell table:formula="of:=[.A949]*[.A949]+[.B949]*[.B949]" office:value-type="float" office:value="2.03093757585173" calcext:value-type="float">
            <text:p>2.03093757585173</text:p>
          </table:table-cell>
        </table:table-row>
        <table:table-row table:style-name="ro1">
          <table:table-cell office:value-type="float" office:value="-1.11560775" calcext:value-type="float">
            <text:p>-1.11560775</text:p>
          </table:table-cell>
          <table:table-cell office:value-type="float" office:value="-0.882436844" calcext:value-type="float">
            <text:p>-0.882436844</text:p>
          </table:table-cell>
          <table:table-cell table:formula="of:=[.A950]*[.A950]+[.B950]*[.B950]" office:value-type="float" office:value="2.02327543550874" calcext:value-type="float">
            <text:p>2.02327543550874</text:p>
          </table:table-cell>
        </table:table-row>
        <table:table-row table:style-name="ro1">
          <table:table-cell office:value-type="float" office:value="-1.11560775" calcext:value-type="float">
            <text:p>-1.11560775</text:p>
          </table:table-cell>
          <table:table-cell office:value-type="float" office:value="0.882436843" calcext:value-type="float">
            <text:p>0.882436843</text:p>
          </table:table-cell>
          <table:table-cell table:formula="of:=[.A951]*[.A951]+[.B951]*[.B951]" office:value-type="float" office:value="2.02327543374387" calcext:value-type="float">
            <text:p>2.02327543374387</text:p>
          </table:table-cell>
        </table:table-row>
        <table:table-row table:style-name="ro1">
          <table:table-cell office:value-type="float" office:value="0.718104339" calcext:value-type="float">
            <text:p>0.718104339</text:p>
          </table:table-cell>
          <table:table-cell office:value-type="float" office:value="1.22727273" calcext:value-type="float">
            <text:p>1.22727273</text:p>
          </table:table-cell>
          <table:table-cell table:formula="of:=[.A952]*[.A952]+[.B952]*[.B952]" office:value-type="float" office:value="2.02187219549228" calcext:value-type="float">
            <text:p>2.02187219549228</text:p>
          </table:table-cell>
        </table:table-row>
        <table:table-row table:style-name="ro1">
          <table:table-cell office:value-type="float" office:value="0.718104339" calcext:value-type="float">
            <text:p>0.718104339</text:p>
          </table:table-cell>
          <table:table-cell office:value-type="float" office:value="-1.22727273" calcext:value-type="float">
            <text:p>-1.22727273</text:p>
          </table:table-cell>
          <table:table-cell table:formula="of:=[.A953]*[.A953]+[.B953]*[.B953]" office:value-type="float" office:value="2.02187219549228" calcext:value-type="float">
            <text:p>2.02187219549228</text:p>
          </table:table-cell>
        </table:table-row>
        <table:table-row table:style-name="ro1">
          <table:table-cell office:value-type="float" office:value="-1.40368201" calcext:value-type="float">
            <text:p>-1.40368201</text:p>
          </table:table-cell>
          <table:table-cell office:value-type="float" office:value="0.218534932" calcext:value-type="float">
            <text:p>0.218534932</text:p>
          </table:table-cell>
          <table:table-cell table:formula="of:=[.A954]*[.A954]+[.B954]*[.B954]" office:value-type="float" office:value="2.01808070170188" calcext:value-type="float">
            <text:p>2.01808070170188</text:p>
          </table:table-cell>
        </table:table-row>
        <table:table-row table:style-name="ro1">
          <table:table-cell office:value-type="float" office:value="-1.40368201" calcext:value-type="float">
            <text:p>-1.40368201</text:p>
          </table:table-cell>
          <table:table-cell office:value-type="float" office:value="-0.218534932" calcext:value-type="float">
            <text:p>-0.218534932</text:p>
          </table:table-cell>
          <table:table-cell table:formula="of:=[.A955]*[.A955]+[.B955]*[.B955]" office:value-type="float" office:value="2.01808070170188" calcext:value-type="float">
            <text:p>2.01808070170188</text:p>
          </table:table-cell>
        </table:table-row>
        <table:table-row table:style-name="ro1">
          <table:table-cell office:value-type="float" office:value="-0.0581067521" calcext:value-type="float">
            <text:p>-0.0581067521</text:p>
          </table:table-cell>
          <table:table-cell office:value-type="float" office:value="1.41781264" calcext:value-type="float">
            <text:p>1.41781264</text:p>
          </table:table-cell>
          <table:table-cell table:formula="of:=[.A956]*[.A956]+[.B956]*[.B956]" office:value-type="float" office:value="2.01356907678338" calcext:value-type="float">
            <text:p>2.01356907678338</text:p>
          </table:table-cell>
        </table:table-row>
        <table:table-row table:style-name="ro1">
          <table:table-cell office:value-type="float" office:value="-0.0581067521" calcext:value-type="float">
            <text:p>-0.0581067521</text:p>
          </table:table-cell>
          <table:table-cell office:value-type="float" office:value="-1.41781264" calcext:value-type="float">
            <text:p>-1.41781264</text:p>
          </table:table-cell>
          <table:table-cell table:formula="of:=[.A957]*[.A957]+[.B957]*[.B957]" office:value-type="float" office:value="2.01356907678338" calcext:value-type="float">
            <text:p>2.01356907678338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181818182" calcext:value-type="float">
            <text:p>0.181818182</text:p>
          </table:table-cell>
          <table:table-cell table:formula="of:=[.A958]*[.A958]+[.B958]*[.B958]" office:value-type="float" office:value="2.01059691380579" calcext:value-type="float">
            <text:p>2.01059691380579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181818182" calcext:value-type="float">
            <text:p>-0.181818182</text:p>
          </table:table-cell>
          <table:table-cell table:formula="of:=[.A959]*[.A959]+[.B959]*[.B959]" office:value-type="float" office:value="2.01059691380579" calcext:value-type="float">
            <text:p>2.01059691380579</text:p>
          </table:table-cell>
        </table:table-row>
        <table:table-row table:style-name="ro1">
          <table:table-cell office:value-type="float" office:value="-1.32250564" calcext:value-type="float">
            <text:p>-1.32250564</text:p>
          </table:table-cell>
          <table:table-cell office:value-type="float" office:value="0.510722871" calcext:value-type="float">
            <text:p>0.510722871</text:p>
          </table:table-cell>
          <table:table-cell table:formula="of:=[.A960]*[.A960]+[.B960]*[.B960]" office:value-type="float" office:value="2.00985901879429" calcext:value-type="float">
            <text:p>2.00985901879429</text:p>
          </table:table-cell>
        </table:table-row>
        <table:table-row table:style-name="ro1">
          <table:table-cell office:value-type="float" office:value="-1.32250564" calcext:value-type="float">
            <text:p>-1.32250564</text:p>
          </table:table-cell>
          <table:table-cell office:value-type="float" office:value="-0.510722871" calcext:value-type="float">
            <text:p>-0.510722871</text:p>
          </table:table-cell>
          <table:table-cell table:formula="of:=[.A961]*[.A961]+[.B961]*[.B961]" office:value-type="float" office:value="2.00985901879429" calcext:value-type="float">
            <text:p>2.00985901879429</text:p>
          </table:table-cell>
        </table:table-row>
        <table:table-row table:style-name="ro1">
          <table:table-cell office:value-type="float" office:value="-0.606944156" calcext:value-type="float">
            <text:p>-0.606944156</text:p>
          </table:table-cell>
          <table:table-cell office:value-type="float" office:value="1.28115474" calcext:value-type="float">
            <text:p>1.28115474</text:p>
          </table:table-cell>
          <table:table-cell table:formula="of:=[.A962]*[.A962]+[.B962]*[.B962]" office:value-type="float" office:value="2.00973867632702" calcext:value-type="float">
            <text:p>2.00973867632702</text:p>
          </table:table-cell>
        </table:table-row>
        <table:table-row table:style-name="ro1">
          <table:table-cell office:value-type="float" office:value="-0.606944156" calcext:value-type="float">
            <text:p>-0.606944156</text:p>
          </table:table-cell>
          <table:table-cell office:value-type="float" office:value="-1.28115474" calcext:value-type="float">
            <text:p>-1.28115474</text:p>
          </table:table-cell>
          <table:table-cell table:formula="of:=[.A963]*[.A963]+[.B963]*[.B963]" office:value-type="float" office:value="2.00973867632702" calcext:value-type="float">
            <text:p>2.00973867632702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909090909" calcext:value-type="float">
            <text:p>0.909090909</text:p>
          </table:table-cell>
          <table:table-cell table:formula="of:=[.A964]*[.A964]+[.B964]*[.B964]" office:value-type="float" office:value="1.98879979645145" calcext:value-type="float">
            <text:p>1.98879979645145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909090909" calcext:value-type="float">
            <text:p>-0.909090909</text:p>
          </table:table-cell>
          <table:table-cell table:formula="of:=[.A965]*[.A965]+[.B965]*[.B965]" office:value-type="float" office:value="1.98879979645145" calcext:value-type="float">
            <text:p>1.98879979645145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.0909090908" calcext:value-type="float">
            <text:p>0.0909090908</text:p>
          </table:table-cell>
          <table:table-cell table:formula="of:=[.A966]*[.A966]+[.B966]*[.B966]" office:value-type="float" office:value="1.98580352529008" calcext:value-type="float">
            <text:p>1.98580352529008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-0.0909090908" calcext:value-type="float">
            <text:p>-0.0909090908</text:p>
          </table:table-cell>
          <table:table-cell table:formula="of:=[.A967]*[.A967]+[.B967]*[.B967]" office:value-type="float" office:value="1.98580352529008" calcext:value-type="float">
            <text:p>1.98580352529008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545454545" calcext:value-type="float">
            <text:p>0.545454545</text:p>
          </table:table-cell>
          <table:table-cell table:formula="of:=[.A968]*[.A968]+[.B968]*[.B968]" office:value-type="float" office:value="1.97940542628616" calcext:value-type="float">
            <text:p>1.97940542628616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545454545" calcext:value-type="float">
            <text:p>-0.545454545</text:p>
          </table:table-cell>
          <table:table-cell table:formula="of:=[.A969]*[.A969]+[.B969]*[.B969]" office:value-type="float" office:value="1.97940542628616" calcext:value-type="float">
            <text:p>1.97940542628616</text:p>
          </table:table-cell>
        </table:table-row>
        <table:table-row table:style-name="ro1">
          <table:table-cell office:value-type="float" office:value="-1.40625" calcext:value-type="float">
            <text:p>-1.40625</text:p>
          </table:table-cell>
          <table:table-cell office:value-type="float" office:value="0" calcext:value-type="float">
            <text:p>0</text:p>
          </table:table-cell>
          <table:table-cell table:formula="of:=[.A970]*[.A970]+[.B970]*[.B970]" office:value-type="float" office:value="1.9775390625" calcext:value-type="float">
            <text:p>1.9775390625</text:p>
          </table:table-cell>
        </table:table-row>
        <table:table-row table:style-name="ro1">
          <table:table-cell office:value-type="float" office:value="0.916679445" calcext:value-type="float">
            <text:p>0.916679445</text:p>
          </table:table-cell>
          <table:table-cell office:value-type="float" office:value="1.06534091" calcext:value-type="float">
            <text:p>1.06534091</text:p>
          </table:table-cell>
          <table:table-cell table:formula="of:=[.A971]*[.A971]+[.B971]*[.B971]" office:value-type="float" office:value="1.97525245940514" calcext:value-type="float">
            <text:p>1.97525245940514</text:p>
          </table:table-cell>
        </table:table-row>
        <table:table-row table:style-name="ro1">
          <table:table-cell office:value-type="float" office:value="0.916679445" calcext:value-type="float">
            <text:p>0.916679445</text:p>
          </table:table-cell>
          <table:table-cell office:value-type="float" office:value="-1.06534091" calcext:value-type="float">
            <text:p>-1.06534091</text:p>
          </table:table-cell>
          <table:table-cell table:formula="of:=[.A972]*[.A972]+[.B972]*[.B972]" office:value-type="float" office:value="1.97525245940514" calcext:value-type="float">
            <text:p>1.97525245940514</text:p>
          </table:table-cell>
        </table:table-row>
        <table:table-row table:style-name="ro1">
          <table:table-cell office:value-type="float" office:value="1.12868266" calcext:value-type="float">
            <text:p>1.12868266</text:p>
          </table:table-cell>
          <table:table-cell office:value-type="float" office:value="0.835428308" calcext:value-type="float">
            <text:p>0.835428308</text:p>
          </table:table-cell>
          <table:table-cell table:formula="of:=[.A973]*[.A973]+[.B973]*[.B973]" office:value-type="float" office:value="1.97186500479242" calcext:value-type="float">
            <text:p>1.97186500479242</text:p>
          </table:table-cell>
        </table:table-row>
        <table:table-row table:style-name="ro1">
          <table:table-cell office:value-type="float" office:value="1.12868265" calcext:value-type="float">
            <text:p>1.12868265</text:p>
          </table:table-cell>
          <table:table-cell office:value-type="float" office:value="-0.835428308" calcext:value-type="float">
            <text:p>-0.835428308</text:p>
          </table:table-cell>
          <table:table-cell table:formula="of:=[.A974]*[.A974]+[.B974]*[.B974]" office:value-type="float" office:value="1.97186498221877" calcext:value-type="float">
            <text:p>1.97186498221877</text:p>
          </table:table-cell>
        </table:table-row>
        <table:table-row table:style-name="ro1">
          <table:table-cell office:value-type="float" office:value="-1.30930646" calcext:value-type="float">
            <text:p>-1.30930646</text:p>
          </table:table-cell>
          <table:table-cell office:value-type="float" office:value="0.506720004" calcext:value-type="float">
            <text:p>0.506720004</text:p>
          </table:table-cell>
          <table:table-cell table:formula="of:=[.A975]*[.A975]+[.B975]*[.B975]" office:value-type="float" office:value="1.97104856865149" calcext:value-type="float">
            <text:p>1.97104856865149</text:p>
          </table:table-cell>
        </table:table-row>
        <table:table-row table:style-name="ro1">
          <table:table-cell office:value-type="float" office:value="-1.30930646" calcext:value-type="float">
            <text:p>-1.30930646</text:p>
          </table:table-cell>
          <table:table-cell office:value-type="float" office:value="-0.506720004" calcext:value-type="float">
            <text:p>-0.506720004</text:p>
          </table:table-cell>
          <table:table-cell table:formula="of:=[.A976]*[.A976]+[.B976]*[.B976]" office:value-type="float" office:value="1.97104856865149" calcext:value-type="float">
            <text:p>1.97104856865149</text:p>
          </table:table-cell>
        </table:table-row>
        <table:table-row table:style-name="ro1">
          <table:table-cell office:value-type="float" office:value="1.3833371" calcext:value-type="float">
            <text:p>1.3833371</text:p>
          </table:table-cell>
          <table:table-cell office:value-type="float" office:value="0.232954545" calcext:value-type="float">
            <text:p>0.232954545</text:p>
          </table:table-cell>
          <table:table-cell table:formula="of:=[.A977]*[.A977]+[.B977]*[.B977]" office:value-type="float" office:value="1.96788935227257" calcext:value-type="float">
            <text:p>1.96788935227257</text:p>
          </table:table-cell>
        </table:table-row>
        <table:table-row table:style-name="ro1">
          <table:table-cell office:value-type="float" office:value="1.3833371" calcext:value-type="float">
            <text:p>1.3833371</text:p>
          </table:table-cell>
          <table:table-cell office:value-type="float" office:value="-0.232954545" calcext:value-type="float">
            <text:p>-0.232954545</text:p>
          </table:table-cell>
          <table:table-cell table:formula="of:=[.A978]*[.A978]+[.B978]*[.B978]" office:value-type="float" office:value="1.96788935227257" calcext:value-type="float">
            <text:p>1.96788935227257</text:p>
          </table:table-cell>
        </table:table-row>
        <table:table-row table:style-name="ro1">
          <table:table-cell office:value-type="float" office:value="-1.30297798" calcext:value-type="float">
            <text:p>-1.30297798</text:p>
          </table:table-cell>
          <table:table-cell office:value-type="float" office:value="0.509785543" calcext:value-type="float">
            <text:p>0.509785543</text:p>
          </table:table-cell>
          <table:table-cell table:formula="of:=[.A979]*[.A979]+[.B979]*[.B979]" office:value-type="float" office:value="1.95763291621669" calcext:value-type="float">
            <text:p>1.95763291621669</text:p>
          </table:table-cell>
        </table:table-row>
        <table:table-row table:style-name="ro1">
          <table:table-cell office:value-type="float" office:value="-1.30297798" calcext:value-type="float">
            <text:p>-1.30297798</text:p>
          </table:table-cell>
          <table:table-cell office:value-type="float" office:value="-0.509785543" calcext:value-type="float">
            <text:p>-0.509785543</text:p>
          </table:table-cell>
          <table:table-cell table:formula="of:=[.A980]*[.A980]+[.B980]*[.B980]" office:value-type="float" office:value="1.95763291621669" calcext:value-type="float">
            <text:p>1.95763291621669</text:p>
          </table:table-cell>
        </table:table-row>
        <table:table-row table:style-name="ro1">
          <table:table-cell office:value-type="float" office:value="-0.207507425" calcext:value-type="float">
            <text:p>-0.207507425</text:p>
          </table:table-cell>
          <table:table-cell office:value-type="float" office:value="1.38068182" calcext:value-type="float">
            <text:p>1.38068182</text:p>
          </table:table-cell>
          <table:table-cell table:formula="of:=[.A981]*[.A981]+[.B981]*[.B981]" office:value-type="float" office:value="1.94934161950864" calcext:value-type="float">
            <text:p>1.94934161950864</text:p>
          </table:table-cell>
        </table:table-row>
        <table:table-row table:style-name="ro1">
          <table:table-cell office:value-type="float" office:value="-0.207507425" calcext:value-type="float">
            <text:p>-0.207507425</text:p>
          </table:table-cell>
          <table:table-cell office:value-type="float" office:value="-1.38068182" calcext:value-type="float">
            <text:p>-1.38068182</text:p>
          </table:table-cell>
          <table:table-cell table:formula="of:=[.A982]*[.A982]+[.B982]*[.B982]" office:value-type="float" office:value="1.94934161950864" calcext:value-type="float">
            <text:p>1.94934161950864</text:p>
          </table:table-cell>
        </table:table-row>
        <table:table-row table:style-name="ro1">
          <table:table-cell office:value-type="float" office:value="0.951240182" calcext:value-type="float">
            <text:p>0.951240182</text:p>
          </table:table-cell>
          <table:table-cell office:value-type="float" office:value="1.02117414" calcext:value-type="float">
            <text:p>1.02117414</text:p>
          </table:table-cell>
          <table:table-cell table:formula="of:=[.A983]*[.A983]+[.B983]*[.B983]" office:value-type="float" office:value="1.94765450805613" calcext:value-type="float">
            <text:p>1.94765450805613</text:p>
          </table:table-cell>
        </table:table-row>
        <table:table-row table:style-name="ro1">
          <table:table-cell office:value-type="float" office:value="0.951240167" calcext:value-type="float">
            <text:p>0.951240167</text:p>
          </table:table-cell>
          <table:table-cell office:value-type="float" office:value="-1.02117415" calcext:value-type="float">
            <text:p>-1.02117415</text:p>
          </table:table-cell>
          <table:table-cell table:formula="of:=[.A984]*[.A984]+[.B984]*[.B984]" office:value-type="float" office:value="1.94765449994241" calcext:value-type="float">
            <text:p>1.94765449994241</text:p>
          </table:table-cell>
        </table:table-row>
        <table:table-row table:style-name="ro1">
          <table:table-cell office:value-type="float" office:value="-1.03027344" calcext:value-type="float">
            <text:p>-1.03027344</text:p>
          </table:table-cell>
          <table:table-cell office:value-type="float" office:value="0.9375" calcext:value-type="float">
            <text:p>0.9375</text:p>
          </table:table-cell>
          <table:table-cell table:formula="of:=[.A985]*[.A985]+[.B985]*[.B985]" office:value-type="float" office:value="1.94036961116943" calcext:value-type="float">
            <text:p>1.94036961116943</text:p>
          </table:table-cell>
        </table:table-row>
        <table:table-row table:style-name="ro1">
          <table:table-cell office:value-type="float" office:value="-1.39127382" calcext:value-type="float">
            <text:p>-1.39127382</text:p>
          </table:table-cell>
          <table:table-cell office:value-type="float" office:value="-0.0613346464" calcext:value-type="float">
            <text:p>-0.0613346464</text:p>
          </table:table-cell>
          <table:table-cell table:formula="of:=[.A986]*[.A986]+[.B986]*[.B986]" office:value-type="float" office:value="1.93940478106641" calcext:value-type="float">
            <text:p>1.93940478106641</text:p>
          </table:table-cell>
        </table:table-row>
        <table:table-row table:style-name="ro1">
          <table:table-cell office:value-type="float" office:value="-1.39127382" calcext:value-type="float">
            <text:p>-1.39127382</text:p>
          </table:table-cell>
          <table:table-cell office:value-type="float" office:value="0.0613346443" calcext:value-type="float">
            <text:p>0.0613346443</text:p>
          </table:table-cell>
          <table:table-cell table:formula="of:=[.A987]*[.A987]+[.B987]*[.B987]" office:value-type="float" office:value="1.9394047808088" calcext:value-type="float">
            <text:p>1.9394047808088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727272727" calcext:value-type="float">
            <text:p>0.727272727</text:p>
          </table:table-cell>
          <table:table-cell table:formula="of:=[.A988]*[.A988]+[.B988]*[.B988]" office:value-type="float" office:value="1.93908186943802" calcext:value-type="float">
            <text:p>1.93908186943802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727272727" calcext:value-type="float">
            <text:p>-0.727272727</text:p>
          </table:table-cell>
          <table:table-cell table:formula="of:=[.A989]*[.A989]+[.B989]*[.B989]" office:value-type="float" office:value="1.93908186943802" calcext:value-type="float">
            <text:p>1.93908186943802</text:p>
          </table:table-cell>
        </table:table-row>
        <table:table-row table:style-name="ro1">
          <table:table-cell office:value-type="float" office:value="0.129521646" calcext:value-type="float">
            <text:p>0.129521646</text:p>
          </table:table-cell>
          <table:table-cell office:value-type="float" office:value="1.38636364" calcext:value-type="float">
            <text:p>1.38636364</text:p>
          </table:table-cell>
          <table:table-cell table:formula="of:=[.A990]*[.A990]+[.B990]*[.B990]" office:value-type="float" office:value="1.9387799990966" calcext:value-type="float">
            <text:p>1.9387799990966</text:p>
          </table:table-cell>
        </table:table-row>
        <table:table-row table:style-name="ro1">
          <table:table-cell office:value-type="float" office:value="0.129521646" calcext:value-type="float">
            <text:p>0.129521646</text:p>
          </table:table-cell>
          <table:table-cell office:value-type="float" office:value="-1.38636364" calcext:value-type="float">
            <text:p>-1.38636364</text:p>
          </table:table-cell>
          <table:table-cell table:formula="of:=[.A991]*[.A991]+[.B991]*[.B991]" office:value-type="float" office:value="1.9387799990966" calcext:value-type="float">
            <text:p>1.9387799990966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1" calcext:value-type="float">
            <text:p>-1</text:p>
          </table:table-cell>
          <table:table-cell table:formula="of:=[.A992]*[.A992]+[.B992]*[.B992]" office:value-type="float" office:value="1.9384765625" calcext:value-type="float">
            <text:p>1.9384765625</text:p>
          </table:table-cell>
        </table:table-row>
        <table:table-row table:style-name="ro1">
          <table:table-cell office:value-type="float" office:value="1.39160156" calcext:value-type="float">
            <text:p>1.39160156</text:p>
          </table:table-cell>
          <table:table-cell office:value-type="float" office:value="0" calcext:value-type="float">
            <text:p>0</text:p>
          </table:table-cell>
          <table:table-cell table:formula="of:=[.A993]*[.A993]+[.B993]*[.B993]" office:value-type="float" office:value="1.93655490179443" calcext:value-type="float">
            <text:p>1.93655490179443</text:p>
          </table:table-cell>
        </table:table-row>
        <table:table-row table:style-name="ro1">
          <table:table-cell office:value-type="float" office:value="-1.3914257" calcext:value-type="float">
            <text:p>-1.3914257</text:p>
          </table:table-cell>
          <table:table-cell office:value-type="float" office:value="0" calcext:value-type="float">
            <text:p>0</text:p>
          </table:table-cell>
          <table:table-cell table:formula="of:=[.A994]*[.A994]+[.B994]*[.B994]" office:value-type="float" office:value="1.93606547862049" calcext:value-type="float">
            <text:p>1.93606547862049</text:p>
          </table:table-cell>
        </table:table-row>
        <table:table-row table:style-name="ro1">
          <table:table-cell office:value-type="float" office:value="-1.38931278" calcext:value-type="float">
            <text:p>-1.38931278</text:p>
          </table:table-cell>
          <table:table-cell office:value-type="float" office:value="-0.00269131351" calcext:value-type="float">
            <text:p>-0.00269131351</text:p>
          </table:table-cell>
          <table:table-cell table:formula="of:=[.A995]*[.A995]+[.B995]*[.B995]" office:value-type="float" office:value="1.93019724383974" calcext:value-type="float">
            <text:p>1.93019724383974</text:p>
          </table:table-cell>
        </table:table-row>
        <table:table-row table:style-name="ro1">
          <table:table-cell office:value-type="float" office:value="-1.38931278" calcext:value-type="float">
            <text:p>-1.38931278</text:p>
          </table:table-cell>
          <table:table-cell office:value-type="float" office:value="0.00269131339" calcext:value-type="float">
            <text:p>0.00269131339</text:p>
          </table:table-cell>
          <table:table-cell table:formula="of:=[.A996]*[.A996]+[.B996]*[.B996]" office:value-type="float" office:value="1.93019724383909" calcext:value-type="float">
            <text:p>1.93019724383909</text:p>
          </table:table-cell>
        </table:table-row>
        <table:table-row table:style-name="ro1">
          <table:table-cell office:value-type="float" office:value="-0.49773431" calcext:value-type="float">
            <text:p>-0.49773431</text:p>
          </table:table-cell>
          <table:table-cell office:value-type="float" office:value="1.29601783" calcext:value-type="float">
            <text:p>1.29601783</text:p>
          </table:table-cell>
          <table:table-cell table:formula="of:=[.A997]*[.A997]+[.B997]*[.B997]" office:value-type="float" office:value="1.92740165902909" calcext:value-type="float">
            <text:p>1.92740165902909</text:p>
          </table:table-cell>
        </table:table-row>
        <table:table-row table:style-name="ro1">
          <table:table-cell office:value-type="float" office:value="-0.49773431" calcext:value-type="float">
            <text:p>-0.49773431</text:p>
          </table:table-cell>
          <table:table-cell office:value-type="float" office:value="-1.29601783" calcext:value-type="float">
            <text:p>-1.29601783</text:p>
          </table:table-cell>
          <table:table-cell table:formula="of:=[.A998]*[.A998]+[.B998]*[.B998]" office:value-type="float" office:value="1.92740165902909" calcext:value-type="float">
            <text:p>1.92740165902909</text:p>
          </table:table-cell>
        </table:table-row>
        <table:table-row table:style-name="ro1">
          <table:table-cell office:value-type="float" office:value="-0.603790031" calcext:value-type="float">
            <text:p>-0.603790031</text:p>
          </table:table-cell>
          <table:table-cell office:value-type="float" office:value="1.25" calcext:value-type="float">
            <text:p>1.25</text:p>
          </table:table-cell>
          <table:table-cell table:formula="of:=[.A999]*[.A999]+[.B999]*[.B999]" office:value-type="float" office:value="1.92706240153498" calcext:value-type="float">
            <text:p>1.92706240153498</text:p>
          </table:table-cell>
        </table:table-row>
        <table:table-row table:style-name="ro1">
          <table:table-cell office:value-type="float" office:value="-0.603790031" calcext:value-type="float">
            <text:p>-0.603790031</text:p>
          </table:table-cell>
          <table:table-cell office:value-type="float" office:value="-1.25" calcext:value-type="float">
            <text:p>-1.25</text:p>
          </table:table-cell>
          <table:table-cell table:formula="of:=[.A1000]*[.A1000]+[.B1000]*[.B1000]" office:value-type="float" office:value="1.92706240153498" calcext:value-type="float">
            <text:p>1.92706240153498</text:p>
          </table:table-cell>
        </table:table-row>
        <table:table-row table:style-name="ro1">
          <table:table-cell office:value-type="float" office:value="-0.271971444" calcext:value-type="float">
            <text:p>-0.271971444</text:p>
          </table:table-cell>
          <table:table-cell office:value-type="float" office:value="1.36009308" calcext:value-type="float">
            <text:p>1.36009308</text:p>
          </table:table-cell>
          <table:table-cell table:formula="of:=[.A1001]*[.A1001]+[.B1001]*[.B1001]" office:value-type="float" office:value="1.92382165261533" calcext:value-type="float">
            <text:p>1.92382165261533</text:p>
          </table:table-cell>
        </table:table-row>
        <table:table-row table:style-name="ro1">
          <table:table-cell office:value-type="float" office:value="-0.271971444" calcext:value-type="float">
            <text:p>-0.271971444</text:p>
          </table:table-cell>
          <table:table-cell office:value-type="float" office:value="-1.36009308" calcext:value-type="float">
            <text:p>-1.36009308</text:p>
          </table:table-cell>
          <table:table-cell table:formula="of:=[.A1002]*[.A1002]+[.B1002]*[.B1002]" office:value-type="float" office:value="1.92382165261533" calcext:value-type="float">
            <text:p>1.92382165261533</text:p>
          </table:table-cell>
        </table:table-row>
        <table:table-row table:style-name="ro1">
          <table:table-cell office:value-type="float" office:value="-1.38681842" calcext:value-type="float">
            <text:p>-1.38681842</text:p>
          </table:table-cell>
          <table:table-cell office:value-type="float" office:value="0" calcext:value-type="float">
            <text:p>0</text:p>
          </table:table-cell>
          <table:table-cell table:formula="of:=[.A1003]*[.A1003]+[.B1003]*[.B1003]" office:value-type="float" office:value="1.9232653300513" calcext:value-type="float">
            <text:p>1.9232653300513</text:p>
          </table:table-cell>
        </table:table-row>
        <table:table-row table:style-name="ro1">
          <table:table-cell office:value-type="float" office:value="0.725559511" calcext:value-type="float">
            <text:p>0.725559511</text:p>
          </table:table-cell>
          <table:table-cell office:value-type="float" office:value="-1.18177256" calcext:value-type="float">
            <text:p>-1.18177256</text:p>
          </table:table-cell>
          <table:table-cell table:formula="of:=[.A1004]*[.A1004]+[.B1004]*[.B1004]" office:value-type="float" office:value="1.92302298757151" calcext:value-type="float">
            <text:p>1.92302298757151</text:p>
          </table:table-cell>
        </table:table-row>
        <table:table-row table:style-name="ro1">
          <table:table-cell office:value-type="float" office:value="-1.38510501" calcext:value-type="float">
            <text:p>-1.38510501</text:p>
          </table:table-cell>
          <table:table-cell office:value-type="float" office:value="0" calcext:value-type="float">
            <text:p>0</text:p>
          </table:table-cell>
          <table:table-cell table:formula="of:=[.A1005]*[.A1005]+[.B1005]*[.B1005]" office:value-type="float" office:value="1.9185158887271" calcext:value-type="float">
            <text:p>1.9185158887271</text:p>
          </table:table-cell>
        </table:table-row>
        <table:table-row table:style-name="ro1">
          <table:table-cell office:value-type="float" office:value="-1.33848307" calcext:value-type="float">
            <text:p>-1.33848307</text:p>
          </table:table-cell>
          <table:table-cell office:value-type="float" office:value="-0.3165918" calcext:value-type="float">
            <text:p>-0.3165918</text:p>
          </table:table-cell>
          <table:table-cell table:formula="of:=[.A1006]*[.A1006]+[.B1006]*[.B1006]" office:value-type="float" office:value="1.89176729650387" calcext:value-type="float">
            <text:p>1.89176729650387</text:p>
          </table:table-cell>
        </table:table-row>
        <table:table-row table:style-name="ro1">
          <table:table-cell office:value-type="float" office:value="-1.33848306" calcext:value-type="float">
            <text:p>-1.33848306</text:p>
          </table:table-cell>
          <table:table-cell office:value-type="float" office:value="0.316591803" calcext:value-type="float">
            <text:p>0.316591803</text:p>
          </table:table-cell>
          <table:table-cell table:formula="of:=[.A1007]*[.A1007]+[.B1007]*[.B1007]" office:value-type="float" office:value="1.89176727163375" calcext:value-type="float">
            <text:p>1.89176727163375</text:p>
          </table:table-cell>
        </table:table-row>
        <table:table-row table:style-name="ro1">
          <table:table-cell office:value-type="float" office:value="1.19930148" calcext:value-type="float">
            <text:p>1.19930148</text:p>
          </table:table-cell>
          <table:table-cell office:value-type="float" office:value="0.673295455" calcext:value-type="float">
            <text:p>0.673295455</text:p>
          </table:table-cell>
          <table:table-cell table:formula="of:=[.A1008]*[.A1008]+[.B1008]*[.B1008]" office:value-type="float" office:value="1.89165080965385" calcext:value-type="float">
            <text:p>1.89165080965385</text:p>
          </table:table-cell>
        </table:table-row>
        <table:table-row table:style-name="ro1">
          <table:table-cell office:value-type="float" office:value="1.19930148" calcext:value-type="float">
            <text:p>1.19930148</text:p>
          </table:table-cell>
          <table:table-cell office:value-type="float" office:value="-0.673295455" calcext:value-type="float">
            <text:p>-0.673295455</text:p>
          </table:table-cell>
          <table:table-cell table:formula="of:=[.A1009]*[.A1009]+[.B1009]*[.B1009]" office:value-type="float" office:value="1.89165080965385" calcext:value-type="float">
            <text:p>1.89165080965385</text:p>
          </table:table-cell>
        </table:table-row>
        <table:table-row table:style-name="ro1">
          <table:table-cell office:value-type="float" office:value="-1.37447629" calcext:value-type="float">
            <text:p>-1.37447629</text:p>
          </table:table-cell>
          <table:table-cell office:value-type="float" office:value="0" calcext:value-type="float">
            <text:p>0</text:p>
          </table:table-cell>
          <table:table-cell table:formula="of:=[.A1010]*[.A1010]+[.B1010]*[.B1010]" office:value-type="float" office:value="1.88918507177216" calcext:value-type="float">
            <text:p>1.88918507177216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454545455" calcext:value-type="float">
            <text:p>0.454545455</text:p>
          </table:table-cell>
          <table:table-cell table:formula="of:=[.A1011]*[.A1011]+[.B1011]*[.B1011]" office:value-type="float" office:value="1.88849633628616" calcext:value-type="float">
            <text:p>1.88849633628616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454545455" calcext:value-type="float">
            <text:p>-0.454545455</text:p>
          </table:table-cell>
          <table:table-cell table:formula="of:=[.A1012]*[.A1012]+[.B1012]*[.B1012]" office:value-type="float" office:value="1.88849633628616" calcext:value-type="float">
            <text:p>1.88849633628616</text:p>
          </table:table-cell>
        </table:table-row>
        <table:table-row table:style-name="ro1">
          <table:table-cell office:value-type="float" office:value="1.37316924" calcext:value-type="float">
            <text:p>1.37316924</text:p>
          </table:table-cell>
          <table:table-cell office:value-type="float" office:value="0.0403774226" calcext:value-type="float">
            <text:p>0.0403774226</text:p>
          </table:table-cell>
          <table:table-cell table:formula="of:=[.A1013]*[.A1013]+[.B1013]*[.B1013]" office:value-type="float" office:value="1.887224097938" calcext:value-type="float">
            <text:p>1.887224097938</text:p>
          </table:table-cell>
        </table:table-row>
        <table:table-row table:style-name="ro1">
          <table:table-cell office:value-type="float" office:value="1.37316924" calcext:value-type="float">
            <text:p>1.37316924</text:p>
          </table:table-cell>
          <table:table-cell office:value-type="float" office:value="-0.0403774136" calcext:value-type="float">
            <text:p>-0.0403774136</text:p>
          </table:table-cell>
          <table:table-cell table:formula="of:=[.A1014]*[.A1014]+[.B1014]*[.B1014]" office:value-type="float" office:value="1.8872240972112" calcext:value-type="float">
            <text:p>1.8872240972112</text:p>
          </table:table-cell>
        </table:table-row>
        <table:table-row table:style-name="ro1">
          <table:table-cell office:value-type="float" office:value="-0.792102931" calcext:value-type="float">
            <text:p>-0.792102931</text:p>
          </table:table-cell>
          <table:table-cell office:value-type="float" office:value="1.11735872" calcext:value-type="float">
            <text:p>1.11735872</text:p>
          </table:table-cell>
          <table:table-cell table:formula="of:=[.A1015]*[.A1015]+[.B1015]*[.B1015]" office:value-type="float" office:value="1.87591756245883" calcext:value-type="float">
            <text:p>1.87591756245883</text:p>
          </table:table-cell>
        </table:table-row>
        <table:table-row table:style-name="ro1">
          <table:table-cell office:value-type="float" office:value="-0.792102931" calcext:value-type="float">
            <text:p>-0.792102931</text:p>
          </table:table-cell>
          <table:table-cell office:value-type="float" office:value="-1.11735872" calcext:value-type="float">
            <text:p>-1.11735872</text:p>
          </table:table-cell>
          <table:table-cell table:formula="of:=[.A1016]*[.A1016]+[.B1016]*[.B1016]" office:value-type="float" office:value="1.87591756245883" calcext:value-type="float">
            <text:p>1.87591756245883</text:p>
          </table:table-cell>
        </table:table-row>
        <table:table-row table:style-name="ro1">
          <table:table-cell office:value-type="float" office:value="-1.35973702" calcext:value-type="float">
            <text:p>-1.35973702</text:p>
          </table:table-cell>
          <table:table-cell office:value-type="float" office:value="0.138731641" calcext:value-type="float">
            <text:p>0.138731641</text:p>
          </table:table-cell>
          <table:table-cell table:formula="of:=[.A1017]*[.A1017]+[.B1017]*[.B1017]" office:value-type="float" office:value="1.86813123177303" calcext:value-type="float">
            <text:p>1.86813123177303</text:p>
          </table:table-cell>
        </table:table-row>
        <table:table-row table:style-name="ro1">
          <table:table-cell office:value-type="float" office:value="-1.35973702" calcext:value-type="float">
            <text:p>-1.35973702</text:p>
          </table:table-cell>
          <table:table-cell office:value-type="float" office:value="-0.138731641" calcext:value-type="float">
            <text:p>-0.138731641</text:p>
          </table:table-cell>
          <table:table-cell table:formula="of:=[.A1018]*[.A1018]+[.B1018]*[.B1018]" office:value-type="float" office:value="1.86813123177303" calcext:value-type="float">
            <text:p>1.86813123177303</text:p>
          </table:table-cell>
        </table:table-row>
        <table:table-row table:style-name="ro1">
          <table:table-cell office:value-type="float" office:value="1.32180873" calcext:value-type="float">
            <text:p>1.32180873</text:p>
          </table:table-cell>
          <table:table-cell office:value-type="float" office:value="-0.347319596" calcext:value-type="float">
            <text:p>-0.347319596</text:p>
          </table:table-cell>
          <table:table-cell table:formula="of:=[.A1019]*[.A1019]+[.B1019]*[.B1019]" office:value-type="float" office:value="1.86780922046982" calcext:value-type="float">
            <text:p>1.86780922046982</text:p>
          </table:table-cell>
        </table:table-row>
        <table:table-row table:style-name="ro1">
          <table:table-cell office:value-type="float" office:value="1.32180871" calcext:value-type="float">
            <text:p>1.32180871</text:p>
          </table:table-cell>
          <table:table-cell office:value-type="float" office:value="0.3473196" calcext:value-type="float">
            <text:p>0.3473196</text:p>
          </table:table-cell>
          <table:table-cell table:formula="of:=[.A1020]*[.A1020]+[.B1020]*[.B1020]" office:value-type="float" office:value="1.86780917037602" calcext:value-type="float">
            <text:p>1.86780917037602</text:p>
          </table:table-cell>
        </table:table-row>
        <table:table-row table:style-name="ro1">
          <table:table-cell office:value-type="float" office:value="-1.25993788" calcext:value-type="float">
            <text:p>-1.25993788</text:p>
          </table:table-cell>
          <table:table-cell office:value-type="float" office:value="0.525316085" calcext:value-type="float">
            <text:p>0.525316085</text:p>
          </table:table-cell>
          <table:table-cell table:formula="of:=[.A1021]*[.A1021]+[.B1021]*[.B1021]" office:value-type="float" office:value="1.86340045061862" calcext:value-type="float">
            <text:p>1.86340045061862</text:p>
          </table:table-cell>
        </table:table-row>
        <table:table-row table:style-name="ro1">
          <table:table-cell office:value-type="float" office:value="-1.25993788" calcext:value-type="float">
            <text:p>-1.25993788</text:p>
          </table:table-cell>
          <table:table-cell office:value-type="float" office:value="-0.525316085" calcext:value-type="float">
            <text:p>-0.525316085</text:p>
          </table:table-cell>
          <table:table-cell table:formula="of:=[.A1022]*[.A1022]+[.B1022]*[.B1022]" office:value-type="float" office:value="1.86340045061862" calcext:value-type="float">
            <text:p>1.86340045061862</text:p>
          </table:table-cell>
        </table:table-row>
        <table:table-row table:style-name="ro1">
          <table:table-cell office:value-type="float" office:value="-1.3341363" calcext:value-type="float">
            <text:p>-1.3341363</text:p>
          </table:table-cell>
          <table:table-cell office:value-type="float" office:value="0.280498655" calcext:value-type="float">
            <text:p>0.280498655</text:p>
          </table:table-cell>
          <table:table-cell table:formula="of:=[.A1023]*[.A1023]+[.B1023]*[.B1023]" office:value-type="float" office:value="1.8585991624345" calcext:value-type="float">
            <text:p>1.8585991624345</text:p>
          </table:table-cell>
        </table:table-row>
        <table:table-row table:style-name="ro1">
          <table:table-cell office:value-type="float" office:value="-1.3341363" calcext:value-type="float">
            <text:p>-1.3341363</text:p>
          </table:table-cell>
          <table:table-cell office:value-type="float" office:value="-0.28049865" calcext:value-type="float">
            <text:p>-0.28049865</text:p>
          </table:table-cell>
          <table:table-cell table:formula="of:=[.A1024]*[.A1024]+[.B1024]*[.B1024]" office:value-type="float" office:value="1.85859915962951" calcext:value-type="float">
            <text:p>1.85859915962951</text:p>
          </table:table-cell>
        </table:table-row>
        <table:table-row table:style-name="ro1">
          <table:table-cell office:value-type="float" office:value="-1.08496094" calcext:value-type="float">
            <text:p>-1.08496094</text:p>
          </table:table-cell>
          <table:table-cell office:value-type="float" office:value="-0.8125" calcext:value-type="float">
            <text:p>-0.8125</text:p>
          </table:table-cell>
          <table:table-cell table:formula="of:=[.A1025]*[.A1025]+[.B1025]*[.B1025]" office:value-type="float" office:value="1.83729649132568" calcext:value-type="float">
            <text:p>1.83729649132568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818181818" calcext:value-type="float">
            <text:p>0.818181818</text:p>
          </table:table-cell>
          <table:table-cell table:formula="of:=[.A1026]*[.A1026]+[.B1026]*[.B1026]" office:value-type="float" office:value="1.83177500293079" calcext:value-type="float">
            <text:p>1.83177500293079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818181818" calcext:value-type="float">
            <text:p>-0.818181818</text:p>
          </table:table-cell>
          <table:table-cell table:formula="of:=[.A1027]*[.A1027]+[.B1027]*[.B1027]" office:value-type="float" office:value="1.83177500293079" calcext:value-type="float">
            <text:p>1.83177500293079</text:p>
          </table:table-cell>
        </table:table-row>
        <table:table-row table:style-name="ro1">
          <table:table-cell office:value-type="float" office:value="-1.35330394" calcext:value-type="float">
            <text:p>-1.35330394</text:p>
          </table:table-cell>
          <table:table-cell office:value-type="float" office:value="0" calcext:value-type="float">
            <text:p>0</text:p>
          </table:table-cell>
          <table:table-cell table:formula="of:=[.A1028]*[.A1028]+[.B1028]*[.B1028]" office:value-type="float" office:value="1.83143155401952" calcext:value-type="float">
            <text:p>1.83143155401952</text:p>
          </table:table-cell>
        </table:table-row>
        <table:table-row table:style-name="ro1">
          <table:table-cell office:value-type="float" office:value="1.28319791" calcext:value-type="float">
            <text:p>1.28319791</text:p>
          </table:table-cell>
          <table:table-cell office:value-type="float" office:value="0.427293417" calcext:value-type="float">
            <text:p>0.427293417</text:p>
          </table:table-cell>
          <table:table-cell table:formula="of:=[.A1029]*[.A1029]+[.B1029]*[.B1029]" office:value-type="float" office:value="1.8291765404399" calcext:value-type="float">
            <text:p>1.8291765404399</text:p>
          </table:table-cell>
        </table:table-row>
        <table:table-row table:style-name="ro1">
          <table:table-cell office:value-type="float" office:value="1.28319791" calcext:value-type="float">
            <text:p>1.28319791</text:p>
          </table:table-cell>
          <table:table-cell office:value-type="float" office:value="-0.427293417" calcext:value-type="float">
            <text:p>-0.427293417</text:p>
          </table:table-cell>
          <table:table-cell table:formula="of:=[.A1030]*[.A1030]+[.B1030]*[.B1030]" office:value-type="float" office:value="1.8291765404399" calcext:value-type="float">
            <text:p>1.8291765404399</text:p>
          </table:table-cell>
        </table:table-row>
        <table:table-row table:style-name="ro1">
          <table:table-cell office:value-type="float" office:value="-1.34859634" calcext:value-type="float">
            <text:p>-1.34859634</text:p>
          </table:table-cell>
          <table:table-cell office:value-type="float" office:value="0" calcext:value-type="float">
            <text:p>0</text:p>
          </table:table-cell>
          <table:table-cell table:formula="of:=[.A1031]*[.A1031]+[.B1031]*[.B1031]" office:value-type="float" office:value="1.8187120882614" calcext:value-type="float">
            <text:p>1.8187120882614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636363636" calcext:value-type="float">
            <text:p>0.636363636</text:p>
          </table:table-cell>
          <table:table-cell table:formula="of:=[.A1032]*[.A1032]+[.B1032]*[.B1032]" office:value-type="float" office:value="1.81511492722314" calcext:value-type="float">
            <text:p>1.81511492722314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636363636" calcext:value-type="float">
            <text:p>-0.636363636</text:p>
          </table:table-cell>
          <table:table-cell table:formula="of:=[.A1033]*[.A1033]+[.B1033]*[.B1033]" office:value-type="float" office:value="1.81511492722314" calcext:value-type="float">
            <text:p>1.81511492722314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363636364" calcext:value-type="float">
            <text:p>0.363636364</text:p>
          </table:table-cell>
          <table:table-cell table:formula="of:=[.A1034]*[.A1034]+[.B1034]*[.B1034]" office:value-type="float" office:value="1.81411617084814" calcext:value-type="float">
            <text:p>1.81411617084814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363636364" calcext:value-type="float">
            <text:p>-0.363636364</text:p>
          </table:table-cell>
          <table:table-cell table:formula="of:=[.A1035]*[.A1035]+[.B1035]*[.B1035]" office:value-type="float" office:value="1.81411617084814" calcext:value-type="float">
            <text:p>1.81411617084814</text:p>
          </table:table-cell>
        </table:table-row>
        <table:table-row table:style-name="ro1">
          <table:table-cell office:value-type="float" office:value="0.376535463" calcext:value-type="float">
            <text:p>0.376535463</text:p>
          </table:table-cell>
          <table:table-cell office:value-type="float" office:value="1.29261364" calcext:value-type="float">
            <text:p>1.29261364</text:p>
          </table:table-cell>
          <table:table-cell table:formula="of:=[.A1036]*[.A1036]+[.B1036]*[.B1036]" office:value-type="float" office:value="1.81262897721067" calcext:value-type="float">
            <text:p>1.81262897721067</text:p>
          </table:table-cell>
        </table:table-row>
        <table:table-row table:style-name="ro1">
          <table:table-cell office:value-type="float" office:value="0.376535463" calcext:value-type="float">
            <text:p>0.376535463</text:p>
          </table:table-cell>
          <table:table-cell office:value-type="float" office:value="-1.29261364" calcext:value-type="float">
            <text:p>-1.29261364</text:p>
          </table:table-cell>
          <table:table-cell table:formula="of:=[.A1037]*[.A1037]+[.B1037]*[.B1037]" office:value-type="float" office:value="1.81262897721067" calcext:value-type="float">
            <text:p>1.81262897721067</text:p>
          </table:table-cell>
        </table:table-row>
        <table:table-row table:style-name="ro1">
          <table:table-cell office:value-type="float" office:value="-0.698974609" calcext:value-type="float">
            <text:p>-0.698974609</text:p>
          </table:table-cell>
          <table:table-cell office:value-type="float" office:value="1.1484375" calcext:value-type="float">
            <text:p>1.1484375</text:p>
          </table:table-cell>
          <table:table-cell table:formula="of:=[.A1038]*[.A1038]+[.B1038]*[.B1038]" office:value-type="float" office:value="1.80747419543295" calcext:value-type="float">
            <text:p>1.80747419543295</text:p>
          </table:table-cell>
        </table:table-row>
        <table:table-row table:style-name="ro1">
          <table:table-cell office:value-type="float" office:value="-0.187399549" calcext:value-type="float">
            <text:p>-0.187399549</text:p>
          </table:table-cell>
          <table:table-cell office:value-type="float" office:value="-1.3294601" calcext:value-type="float">
            <text:p>-1.3294601</text:p>
          </table:table-cell>
          <table:table-cell table:formula="of:=[.A1039]*[.A1039]+[.B1039]*[.B1039]" office:value-type="float" office:value="1.80258274845741" calcext:value-type="float">
            <text:p>1.80258274845741</text:p>
          </table:table-cell>
        </table:table-row>
        <table:table-row table:style-name="ro1">
          <table:table-cell office:value-type="float" office:value="-0.187399549" calcext:value-type="float">
            <text:p>-0.187399549</text:p>
          </table:table-cell>
          <table:table-cell office:value-type="float" office:value="1.32946009" calcext:value-type="float">
            <text:p>1.32946009</text:p>
          </table:table-cell>
          <table:table-cell table:formula="of:=[.A1040]*[.A1040]+[.B1040]*[.B1040]" office:value-type="float" office:value="1.80258272186821" calcext:value-type="float">
            <text:p>1.80258272186821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1" calcext:value-type="float">
            <text:p>-1</text:p>
          </table:table-cell>
          <table:table-cell table:formula="of:=[.A1041]*[.A1041]+[.B1041]*[.B1041]" office:value-type="float" office:value="1.793212890625" calcext:value-type="float">
            <text:p>1.793212890625</text:p>
          </table:table-cell>
        </table:table-row>
        <table:table-row table:style-name="ro1">
          <table:table-cell office:value-type="float" office:value="-1.30184983" calcext:value-type="float">
            <text:p>-1.30184983</text:p>
          </table:table-cell>
          <table:table-cell office:value-type="float" office:value="0.310605261" calcext:value-type="float">
            <text:p>0.310605261</text:p>
          </table:table-cell>
          <table:table-cell table:formula="of:=[.A1042]*[.A1042]+[.B1042]*[.B1042]" office:value-type="float" office:value="1.79128860803191" calcext:value-type="float">
            <text:p>1.79128860803191</text:p>
          </table:table-cell>
        </table:table-row>
        <table:table-row table:style-name="ro1">
          <table:table-cell office:value-type="float" office:value="-1.30184983" calcext:value-type="float">
            <text:p>-1.30184983</text:p>
          </table:table-cell>
          <table:table-cell office:value-type="float" office:value="-0.31060526" calcext:value-type="float">
            <text:p>-0.31060526</text:p>
          </table:table-cell>
          <table:table-cell table:formula="of:=[.A1043]*[.A1043]+[.B1043]*[.B1043]" office:value-type="float" office:value="1.7912886074107" calcext:value-type="float">
            <text:p>1.7912886074107</text:p>
          </table:table-cell>
        </table:table-row>
        <table:table-row table:style-name="ro1">
          <table:table-cell office:value-type="float" office:value="-1.22205545" calcext:value-type="float">
            <text:p>-1.22205545</text:p>
          </table:table-cell>
          <table:table-cell office:value-type="float" office:value="0.545235727" calcext:value-type="float">
            <text:p>0.545235727</text:p>
          </table:table-cell>
          <table:table-cell table:formula="of:=[.A1044]*[.A1044]+[.B1044]*[.B1044]" office:value-type="float" office:value="1.79070152087192" calcext:value-type="float">
            <text:p>1.79070152087192</text:p>
          </table:table-cell>
        </table:table-row>
        <table:table-row table:style-name="ro1">
          <table:table-cell office:value-type="float" office:value="-1.22205545" calcext:value-type="float">
            <text:p>-1.22205545</text:p>
          </table:table-cell>
          <table:table-cell office:value-type="float" office:value="-0.545235725" calcext:value-type="float">
            <text:p>-0.545235725</text:p>
          </table:table-cell>
          <table:table-cell table:formula="of:=[.A1045]*[.A1045]+[.B1045]*[.B1045]" office:value-type="float" office:value="1.79070151869098" calcext:value-type="float">
            <text:p>1.79070151869098</text:p>
          </table:table-cell>
        </table:table-row>
        <table:table-row table:style-name="ro1">
          <table:table-cell office:value-type="float" office:value="1.3349762" calcext:value-type="float">
            <text:p>1.3349762</text:p>
          </table:table-cell>
          <table:table-cell office:value-type="float" office:value="0" calcext:value-type="float">
            <text:p>0</text:p>
          </table:table-cell>
          <table:table-cell table:formula="of:=[.A1046]*[.A1046]+[.B1046]*[.B1046]" office:value-type="float" office:value="1.78216145456644" calcext:value-type="float">
            <text:p>1.78216145456644</text:p>
          </table:table-cell>
        </table:table-row>
        <table:table-row table:style-name="ro1">
          <table:table-cell office:value-type="float" office:value="-0.284411722" calcext:value-type="float">
            <text:p>-0.284411722</text:p>
          </table:table-cell>
          <table:table-cell office:value-type="float" office:value="1.30397727" calcext:value-type="float">
            <text:p>1.30397727</text:p>
          </table:table-cell>
          <table:table-cell table:formula="of:=[.A1047]*[.A1047]+[.B1047]*[.B1047]" office:value-type="float" office:value="1.78124674828766" calcext:value-type="float">
            <text:p>1.78124674828766</text:p>
          </table:table-cell>
        </table:table-row>
        <table:table-row table:style-name="ro1">
          <table:table-cell office:value-type="float" office:value="-0.284411722" calcext:value-type="float">
            <text:p>-0.284411722</text:p>
          </table:table-cell>
          <table:table-cell office:value-type="float" office:value="-1.30397727" calcext:value-type="float">
            <text:p>-1.30397727</text:p>
          </table:table-cell>
          <table:table-cell table:formula="of:=[.A1048]*[.A1048]+[.B1048]*[.B1048]" office:value-type="float" office:value="1.78124674828766" calcext:value-type="float">
            <text:p>1.78124674828766</text:p>
          </table:table-cell>
        </table:table-row>
        <table:table-row table:style-name="ro1">
          <table:table-cell office:value-type="float" office:value="-1.12084961" calcext:value-type="float">
            <text:p>-1.12084961</text:p>
          </table:table-cell>
          <table:table-cell office:value-type="float" office:value="0.71875" calcext:value-type="float">
            <text:p>0.71875</text:p>
          </table:table-cell>
          <table:table-cell table:formula="of:=[.A1049]*[.A1049]+[.B1049]*[.B1049]" office:value-type="float" office:value="1.77290541073715" calcext:value-type="float">
            <text:p>1.77290541073715</text:p>
          </table:table-cell>
        </table:table-row>
        <table:table-row table:style-name="ro1">
          <table:table-cell office:value-type="float" office:value="-1.32944284" calcext:value-type="float">
            <text:p>-1.32944284</text:p>
          </table:table-cell>
          <table:table-cell office:value-type="float" office:value="0" calcext:value-type="float">
            <text:p>0</text:p>
          </table:table-cell>
          <table:table-cell table:formula="of:=[.A1050]*[.A1050]+[.B1050]*[.B1050]" office:value-type="float" office:value="1.76741826482727" calcext:value-type="float">
            <text:p>1.76741826482727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909090909" calcext:value-type="float">
            <text:p>0.909090909</text:p>
          </table:table-cell>
          <table:table-cell table:formula="of:=[.A1051]*[.A1051]+[.B1051]*[.B1051]" office:value-type="float" office:value="1.76492284332645" calcext:value-type="float">
            <text:p>1.76492284332645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909090909" calcext:value-type="float">
            <text:p>-0.909090909</text:p>
          </table:table-cell>
          <table:table-cell table:formula="of:=[.A1052]*[.A1052]+[.B1052]*[.B1052]" office:value-type="float" office:value="1.76492284332645" calcext:value-type="float">
            <text:p>1.76492284332645</text:p>
          </table:table-cell>
        </table:table-row>
        <table:table-row table:style-name="ro1">
          <table:table-cell office:value-type="float" office:value="0.23581418" calcext:value-type="float">
            <text:p>0.23581418</text:p>
          </table:table-cell>
          <table:table-cell office:value-type="float" office:value="-1.30618334" calcext:value-type="float">
            <text:p>-1.30618334</text:p>
          </table:table-cell>
          <table:table-cell table:formula="of:=[.A1053]*[.A1053]+[.B1053]*[.B1053]" office:value-type="float" office:value="1.76172324518263" calcext:value-type="float">
            <text:p>1.76172324518263</text:p>
          </table:table-cell>
        </table:table-row>
        <table:table-row table:style-name="ro1">
          <table:table-cell office:value-type="float" office:value="0.235814177" calcext:value-type="float">
            <text:p>0.235814177</text:p>
          </table:table-cell>
          <table:table-cell office:value-type="float" office:value="1.30618334" calcext:value-type="float">
            <text:p>1.30618334</text:p>
          </table:table-cell>
          <table:table-cell table:formula="of:=[.A1054]*[.A1054]+[.B1054]*[.B1054]" office:value-type="float" office:value="1.76172324376774" calcext:value-type="float">
            <text:p>1.76172324376774</text:p>
          </table:table-cell>
        </table:table-row>
        <table:table-row table:style-name="ro1">
          <table:table-cell office:value-type="float" office:value="-0.685821281" calcext:value-type="float">
            <text:p>-0.685821281</text:p>
          </table:table-cell>
          <table:table-cell office:value-type="float" office:value="1.13636364" calcext:value-type="float">
            <text:p>1.13636364</text:p>
          </table:table-cell>
          <table:table-cell table:formula="of:=[.A1055]*[.A1055]+[.B1055]*[.B1055]" office:value-type="float" office:value="1.76167315178653" calcext:value-type="float">
            <text:p>1.76167315178653</text:p>
          </table:table-cell>
        </table:table-row>
        <table:table-row table:style-name="ro1">
          <table:table-cell office:value-type="float" office:value="-0.685821281" calcext:value-type="float">
            <text:p>-0.685821281</text:p>
          </table:table-cell>
          <table:table-cell office:value-type="float" office:value="-1.13636364" calcext:value-type="float">
            <text:p>-1.13636364</text:p>
          </table:table-cell>
          <table:table-cell table:formula="of:=[.A1056]*[.A1056]+[.B1056]*[.B1056]" office:value-type="float" office:value="1.76167315178653" calcext:value-type="float">
            <text:p>1.76167315178653</text:p>
          </table:table-cell>
        </table:table-row>
        <table:table-row table:style-name="ro1">
          <table:table-cell office:value-type="float" office:value="0.71917854" calcext:value-type="float">
            <text:p>0.71917854</text:p>
          </table:table-cell>
          <table:table-cell office:value-type="float" office:value="-1.11385265" calcext:value-type="float">
            <text:p>-1.11385265</text:p>
          </table:table-cell>
          <table:table-cell table:formula="of:=[.A1057]*[.A1057]+[.B1057]*[.B1057]" office:value-type="float" office:value="1.75788549830855" calcext:value-type="float">
            <text:p>1.75788549830855</text:p>
          </table:table-cell>
        </table:table-row>
        <table:table-row table:style-name="ro1">
          <table:table-cell office:value-type="float" office:value="-1.32205172" calcext:value-type="float">
            <text:p>-1.32205172</text:p>
          </table:table-cell>
          <table:table-cell office:value-type="float" office:value="0.0936906869" calcext:value-type="float">
            <text:p>0.0936906869</text:p>
          </table:table-cell>
          <table:table-cell table:formula="of:=[.A1058]*[.A1058]+[.B1058]*[.B1058]" office:value-type="float" office:value="1.75659869516675" calcext:value-type="float">
            <text:p>1.75659869516675</text:p>
          </table:table-cell>
        </table:table-row>
        <table:table-row table:style-name="ro1">
          <table:table-cell office:value-type="float" office:value="-1.32205172" calcext:value-type="float">
            <text:p>-1.32205172</text:p>
          </table:table-cell>
          <table:table-cell office:value-type="float" office:value="-0.0936906848" calcext:value-type="float">
            <text:p>-0.0936906848</text:p>
          </table:table-cell>
          <table:table-cell table:formula="of:=[.A1059]*[.A1059]+[.B1059]*[.B1059]" office:value-type="float" office:value="1.75659869477325" calcext:value-type="float">
            <text:p>1.75659869477325</text:p>
          </table:table-cell>
        </table:table-row>
        <table:table-row table:style-name="ro1">
          <table:table-cell office:value-type="float" office:value="-1.3141865" calcext:value-type="float">
            <text:p>-1.3141865</text:p>
          </table:table-cell>
          <table:table-cell office:value-type="float" office:value="0.171331102" calcext:value-type="float">
            <text:p>0.171331102</text:p>
          </table:table-cell>
          <table:table-cell table:formula="of:=[.A1060]*[.A1060]+[.B1060]*[.B1060]" office:value-type="float" office:value="1.75644050329478" calcext:value-type="float">
            <text:p>1.75644050329478</text:p>
          </table:table-cell>
        </table:table-row>
        <table:table-row table:style-name="ro1">
          <table:table-cell office:value-type="float" office:value="-1.3141865" calcext:value-type="float">
            <text:p>-1.3141865</text:p>
          </table:table-cell>
          <table:table-cell office:value-type="float" office:value="-0.171331102" calcext:value-type="float">
            <text:p>-0.171331102</text:p>
          </table:table-cell>
          <table:table-cell table:formula="of:=[.A1061]*[.A1061]+[.B1061]*[.B1061]" office:value-type="float" office:value="1.75644050329478" calcext:value-type="float">
            <text:p>1.75644050329478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272727273" calcext:value-type="float">
            <text:p>0.272727273</text:p>
          </table:table-cell>
          <table:table-cell table:formula="of:=[.A1062]*[.A1062]+[.B1062]*[.B1062]" office:value-type="float" office:value="1.75626493106302" calcext:value-type="float">
            <text:p>1.75626493106302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272727273" calcext:value-type="float">
            <text:p>-0.272727273</text:p>
          </table:table-cell>
          <table:table-cell table:formula="of:=[.A1063]*[.A1063]+[.B1063]*[.B1063]" office:value-type="float" office:value="1.75626493106302" calcext:value-type="float">
            <text:p>1.75626493106302</text:p>
          </table:table-cell>
        </table:table-row>
        <table:table-row table:style-name="ro1">
          <table:table-cell office:value-type="float" office:value="1.32199337" calcext:value-type="float">
            <text:p>1.32199337</text:p>
          </table:table-cell>
          <table:table-cell office:value-type="float" office:value="0" calcext:value-type="float">
            <text:p>0</text:p>
          </table:table-cell>
          <table:table-cell table:formula="of:=[.A1064]*[.A1064]+[.B1064]*[.B1064]" office:value-type="float" office:value="1.74766647032396" calcext:value-type="float">
            <text:p>1.74766647032396</text:p>
          </table:table-cell>
        </table:table-row>
        <table:table-row table:style-name="ro1">
          <table:table-cell office:value-type="float" office:value="1.24062379" calcext:value-type="float">
            <text:p>1.24062379</text:p>
          </table:table-cell>
          <table:table-cell office:value-type="float" office:value="0.448863636" calcext:value-type="float">
            <text:p>0.448863636</text:p>
          </table:table-cell>
          <table:table-cell table:formula="of:=[.A1065]*[.A1065]+[.B1065]*[.B1065]" office:value-type="float" office:value="1.7406259520371" calcext:value-type="float">
            <text:p>1.7406259520371</text:p>
          </table:table-cell>
        </table:table-row>
        <table:table-row table:style-name="ro1">
          <table:table-cell office:value-type="float" office:value="1.24062379" calcext:value-type="float">
            <text:p>1.24062379</text:p>
          </table:table-cell>
          <table:table-cell office:value-type="float" office:value="-0.448863636" calcext:value-type="float">
            <text:p>-0.448863636</text:p>
          </table:table-cell>
          <table:table-cell table:formula="of:=[.A1066]*[.A1066]+[.B1066]*[.B1066]" office:value-type="float" office:value="1.7406259520371" calcext:value-type="float">
            <text:p>1.7406259520371</text:p>
          </table:table-cell>
        </table:table-row>
        <table:table-row table:style-name="ro1">
          <table:table-cell office:value-type="float" office:value="0.042363443" calcext:value-type="float">
            <text:p>0.042363443</text:p>
          </table:table-cell>
          <table:table-cell office:value-type="float" office:value="-1.31818182" calcext:value-type="float">
            <text:p>-1.31818182</text:p>
          </table:table-cell>
          <table:table-cell table:formula="of:=[.A1067]*[.A1067]+[.B1067]*[.B1067]" office:value-type="float" office:value="1.73939797188133" calcext:value-type="float">
            <text:p>1.73939797188133</text:p>
          </table:table-cell>
        </table:table-row>
        <table:table-row table:style-name="ro1">
          <table:table-cell office:value-type="float" office:value="0.0423634425" calcext:value-type="float">
            <text:p>0.0423634425</text:p>
          </table:table-cell>
          <table:table-cell office:value-type="float" office:value="1.31818182" calcext:value-type="float">
            <text:p>1.31818182</text:p>
          </table:table-cell>
          <table:table-cell table:formula="of:=[.A1068]*[.A1068]+[.B1068]*[.B1068]" office:value-type="float" office:value="1.73939797183896" calcext:value-type="float">
            <text:p>1.73939797183896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1" calcext:value-type="float">
            <text:p>-1</text:p>
          </table:table-cell>
          <table:table-cell table:formula="of:=[.A1069]*[.A1069]+[.B1069]*[.B1069]" office:value-type="float" office:value="1.738525390625" calcext:value-type="float">
            <text:p>1.738525390625</text:p>
          </table:table-cell>
        </table:table-row>
        <table:table-row table:style-name="ro1">
          <table:table-cell office:value-type="float" office:value="-1.25260275" calcext:value-type="float">
            <text:p>-1.25260275</text:p>
          </table:table-cell>
          <table:table-cell office:value-type="float" office:value="0.40400243" calcext:value-type="float">
            <text:p>0.40400243</text:p>
          </table:table-cell>
          <table:table-cell table:formula="of:=[.A1070]*[.A1070]+[.B1070]*[.B1070]" office:value-type="float" office:value="1.73223161275347" calcext:value-type="float">
            <text:p>1.73223161275347</text:p>
          </table:table-cell>
        </table:table-row>
        <table:table-row table:style-name="ro1">
          <table:table-cell office:value-type="float" office:value="-1.25260275" calcext:value-type="float">
            <text:p>-1.25260275</text:p>
          </table:table-cell>
          <table:table-cell office:value-type="float" office:value="-0.40400243" calcext:value-type="float">
            <text:p>-0.40400243</text:p>
          </table:table-cell>
          <table:table-cell table:formula="of:=[.A1071]*[.A1071]+[.B1071]*[.B1071]" office:value-type="float" office:value="1.73223161275347" calcext:value-type="float">
            <text:p>1.73223161275347</text:p>
          </table:table-cell>
        </table:table-row>
        <table:table-row table:style-name="ro1">
          <table:table-cell office:value-type="float" office:value="-1.3061392" calcext:value-type="float">
            <text:p>-1.3061392</text:p>
          </table:table-cell>
          <table:table-cell office:value-type="float" office:value="0.161520209" calcext:value-type="float">
            <text:p>0.161520209</text:p>
          </table:table-cell>
          <table:table-cell table:formula="of:=[.A1072]*[.A1072]+[.B1072]*[.B1072]" office:value-type="float" office:value="1.73208838769204" calcext:value-type="float">
            <text:p>1.73208838769204</text:p>
          </table:table-cell>
        </table:table-row>
        <table:table-row table:style-name="ro1">
          <table:table-cell office:value-type="float" office:value="-1.3061392" calcext:value-type="float">
            <text:p>-1.3061392</text:p>
          </table:table-cell>
          <table:table-cell office:value-type="float" office:value="-0.161520209" calcext:value-type="float">
            <text:p>-0.161520209</text:p>
          </table:table-cell>
          <table:table-cell table:formula="of:=[.A1073]*[.A1073]+[.B1073]*[.B1073]" office:value-type="float" office:value="1.73208838769204" calcext:value-type="float">
            <text:p>1.73208838769204</text:p>
          </table:table-cell>
        </table:table-row>
        <table:table-row table:style-name="ro1">
          <table:table-cell office:value-type="float" office:value="-0.48793208" calcext:value-type="float">
            <text:p>-0.48793208</text:p>
          </table:table-cell>
          <table:table-cell office:value-type="float" office:value="1.21993675" calcext:value-type="float">
            <text:p>1.21993675</text:p>
          </table:table-cell>
          <table:table-cell table:formula="of:=[.A1074]*[.A1074]+[.B1074]*[.B1074]" office:value-type="float" office:value="1.72632338869369" calcext:value-type="float">
            <text:p>1.72632338869369</text:p>
          </table:table-cell>
        </table:table-row>
        <table:table-row table:style-name="ro1">
          <table:table-cell office:value-type="float" office:value="-0.487932077" calcext:value-type="float">
            <text:p>-0.487932077</text:p>
          </table:table-cell>
          <table:table-cell office:value-type="float" office:value="-1.21993675" calcext:value-type="float">
            <text:p>-1.21993675</text:p>
          </table:table-cell>
          <table:table-cell table:formula="of:=[.A1075]*[.A1075]+[.B1075]*[.B1075]" office:value-type="float" office:value="1.7263233857661" calcext:value-type="float">
            <text:p>1.7263233857661</text:p>
          </table:table-cell>
        </table:table-row>
        <table:table-row table:style-name="ro1">
          <table:table-cell office:value-type="float" office:value="-1.30746494" calcext:value-type="float">
            <text:p>-1.30746494</text:p>
          </table:table-cell>
          <table:table-cell office:value-type="float" office:value="0.113826273" calcext:value-type="float">
            <text:p>0.113826273</text:p>
          </table:table-cell>
          <table:table-cell table:formula="of:=[.A1076]*[.A1076]+[.B1076]*[.B1076]" office:value-type="float" office:value="1.72242098975427" calcext:value-type="float">
            <text:p>1.72242098975427</text:p>
          </table:table-cell>
        </table:table-row>
        <table:table-row table:style-name="ro1">
          <table:table-cell office:value-type="float" office:value="-1.30746494" calcext:value-type="float">
            <text:p>-1.30746494</text:p>
          </table:table-cell>
          <table:table-cell office:value-type="float" office:value="-0.113826273" calcext:value-type="float">
            <text:p>-0.113826273</text:p>
          </table:table-cell>
          <table:table-cell table:formula="of:=[.A1077]*[.A1077]+[.B1077]*[.B1077]" office:value-type="float" office:value="1.72242098975427" calcext:value-type="float">
            <text:p>1.72242098975427</text:p>
          </table:table-cell>
        </table:table-row>
        <table:table-row table:style-name="ro1">
          <table:table-cell office:value-type="float" office:value="-1.27341542" calcext:value-type="float">
            <text:p>-1.27341542</text:p>
          </table:table-cell>
          <table:table-cell office:value-type="float" office:value="-0.316067356" calcext:value-type="float">
            <text:p>-0.316067356</text:p>
          </table:table-cell>
          <table:table-cell table:formula="of:=[.A1078]*[.A1078]+[.B1078]*[.B1078]" office:value-type="float" office:value="1.72148540542261" calcext:value-type="float">
            <text:p>1.72148540542261</text:p>
          </table:table-cell>
        </table:table-row>
        <table:table-row table:style-name="ro1">
          <table:table-cell office:value-type="float" office:value="-1.27341542" calcext:value-type="float">
            <text:p>-1.27341542</text:p>
          </table:table-cell>
          <table:table-cell office:value-type="float" office:value="0.316067355" calcext:value-type="float">
            <text:p>0.316067355</text:p>
          </table:table-cell>
          <table:table-cell table:formula="of:=[.A1079]*[.A1079]+[.B1079]*[.B1079]" office:value-type="float" office:value="1.72148540479047" calcext:value-type="float">
            <text:p>1.72148540479047</text:p>
          </table:table-cell>
        </table:table-row>
        <table:table-row table:style-name="ro1">
          <table:table-cell office:value-type="float" office:value="-0.794529732" calcext:value-type="float">
            <text:p>-0.794529732</text:p>
          </table:table-cell>
          <table:table-cell office:value-type="float" office:value="-1.04205132" calcext:value-type="float">
            <text:p>-1.04205132</text:p>
          </table:table-cell>
          <table:table-cell table:formula="of:=[.A1080]*[.A1080]+[.B1080]*[.B1080]" office:value-type="float" office:value="1.71714844854573" calcext:value-type="float">
            <text:p>1.71714844854573</text:p>
          </table:table-cell>
        </table:table-row>
        <table:table-row table:style-name="ro1">
          <table:table-cell office:value-type="float" office:value="-0.79452973" calcext:value-type="float">
            <text:p>-0.79452973</text:p>
          </table:table-cell>
          <table:table-cell office:value-type="float" office:value="1.04205132" calcext:value-type="float">
            <text:p>1.04205132</text:p>
          </table:table-cell>
          <table:table-cell table:formula="of:=[.A1081]*[.A1081]+[.B1081]*[.B1081]" office:value-type="float" office:value="1.71714844536762" calcext:value-type="float">
            <text:p>1.71714844536762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181818182" calcext:value-type="float">
            <text:p>0.181818182</text:p>
          </table:table-cell>
          <table:table-cell table:formula="of:=[.A1082]*[.A1082]+[.B1082]*[.B1082]" office:value-type="float" office:value="1.71494261693079" calcext:value-type="float">
            <text:p>1.71494261693079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181818182" calcext:value-type="float">
            <text:p>-0.181818182</text:p>
          </table:table-cell>
          <table:table-cell table:formula="of:=[.A1083]*[.A1083]+[.B1083]*[.B1083]" office:value-type="float" office:value="1.71494261693079" calcext:value-type="float">
            <text:p>1.71494261693079</text:p>
          </table:table-cell>
        </table:table-row>
        <table:table-row table:style-name="ro1">
          <table:table-cell office:value-type="float" office:value="-1.30903907" calcext:value-type="float">
            <text:p>-1.30903907</text:p>
          </table:table-cell>
          <table:table-cell office:value-type="float" office:value="0" calcext:value-type="float">
            <text:p>0</text:p>
          </table:table-cell>
          <table:table-cell table:formula="of:=[.A1084]*[.A1084]+[.B1084]*[.B1084]" office:value-type="float" office:value="1.71358328678647" calcext:value-type="float">
            <text:p>1.71358328678647</text:p>
          </table:table-cell>
        </table:table-row>
        <table:table-row table:style-name="ro1">
          <table:table-cell office:value-type="float" office:value="-1.27821345" calcext:value-type="float">
            <text:p>-1.27821345</text:p>
          </table:table-cell>
          <table:table-cell office:value-type="float" office:value="0.27663271" calcext:value-type="float">
            <text:p>0.27663271</text:p>
          </table:table-cell>
          <table:table-cell table:formula="of:=[.A1085]*[.A1085]+[.B1085]*[.B1085]" office:value-type="float" office:value="1.71035528000285" calcext:value-type="float">
            <text:p>1.71035528000285</text:p>
          </table:table-cell>
        </table:table-row>
        <table:table-row table:style-name="ro1">
          <table:table-cell office:value-type="float" office:value="-1.27821345" calcext:value-type="float">
            <text:p>-1.27821345</text:p>
          </table:table-cell>
          <table:table-cell office:value-type="float" office:value="-0.27663271" calcext:value-type="float">
            <text:p>-0.27663271</text:p>
          </table:table-cell>
          <table:table-cell table:formula="of:=[.A1086]*[.A1086]+[.B1086]*[.B1086]" office:value-type="float" office:value="1.71035528000285" calcext:value-type="float">
            <text:p>1.71035528000285</text:p>
          </table:table-cell>
        </table:table-row>
        <table:table-row table:style-name="ro1">
          <table:table-cell office:value-type="float" office:value="0.991059611" calcext:value-type="float">
            <text:p>0.991059611</text:p>
          </table:table-cell>
          <table:table-cell office:value-type="float" office:value="0.852272728" calcext:value-type="float">
            <text:p>0.852272728</text:p>
          </table:table-cell>
          <table:table-cell table:formula="of:=[.A1087]*[.A1087]+[.B1087]*[.B1087]" office:value-type="float" office:value="1.70856795544803" calcext:value-type="float">
            <text:p>1.70856795544803</text:p>
          </table:table-cell>
        </table:table-row>
        <table:table-row table:style-name="ro1">
          <table:table-cell office:value-type="float" office:value="0.991059611" calcext:value-type="float">
            <text:p>0.991059611</text:p>
          </table:table-cell>
          <table:table-cell office:value-type="float" office:value="-0.852272727" calcext:value-type="float">
            <text:p>-0.852272727</text:p>
          </table:table-cell>
          <table:table-cell table:formula="of:=[.A1088]*[.A1088]+[.B1088]*[.B1088]" office:value-type="float" office:value="1.70856795374349" calcext:value-type="float">
            <text:p>1.70856795374349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545454545" calcext:value-type="float">
            <text:p>0.545454545</text:p>
          </table:table-cell>
          <table:table-cell table:formula="of:=[.A1089]*[.A1089]+[.B1089]*[.B1089]" office:value-type="float" office:value="1.70767691066116" calcext:value-type="float">
            <text:p>1.70767691066116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545454545" calcext:value-type="float">
            <text:p>-0.545454545</text:p>
          </table:table-cell>
          <table:table-cell table:formula="of:=[.A1090]*[.A1090]+[.B1090]*[.B1090]" office:value-type="float" office:value="1.70767691066116" calcext:value-type="float">
            <text:p>1.70767691066116</text:p>
          </table:table-cell>
        </table:table-row>
        <table:table-row table:style-name="ro1">
          <table:table-cell office:value-type="float" office:value="-1.16186523" calcext:value-type="float">
            <text:p>-1.16186523</text:p>
          </table:table-cell>
          <table:table-cell office:value-type="float" office:value="-0.59375" calcext:value-type="float">
            <text:p>-0.59375</text:p>
          </table:table-cell>
          <table:table-cell table:formula="of:=[.A1091]*[.A1091]+[.B1091]*[.B1091]" office:value-type="float" office:value="1.70246987518295" calcext:value-type="float">
            <text:p>1.70246987518295</text:p>
          </table:table-cell>
        </table:table-row>
        <table:table-row table:style-name="ro1">
          <table:table-cell office:value-type="float" office:value="0.80901343" calcext:value-type="float">
            <text:p>0.80901343</text:p>
          </table:table-cell>
          <table:table-cell office:value-type="float" office:value="1.02272727" calcext:value-type="float">
            <text:p>1.02272727</text:p>
          </table:table-cell>
          <table:table-cell table:formula="of:=[.A1092]*[.A1092]+[.B1092]*[.B1092]" office:value-type="float" office:value="1.70047379872202" calcext:value-type="float">
            <text:p>1.70047379872202</text:p>
          </table:table-cell>
        </table:table-row>
        <table:table-row table:style-name="ro1">
          <table:table-cell office:value-type="float" office:value="0.80901343" calcext:value-type="float">
            <text:p>0.80901343</text:p>
          </table:table-cell>
          <table:table-cell office:value-type="float" office:value="-1.02272727" calcext:value-type="float">
            <text:p>-1.02272727</text:p>
          </table:table-cell>
          <table:table-cell table:formula="of:=[.A1093]*[.A1093]+[.B1093]*[.B1093]" office:value-type="float" office:value="1.70047379872202" calcext:value-type="float">
            <text:p>1.70047379872202</text:p>
          </table:table-cell>
        </table:table-row>
        <table:table-row table:style-name="ro1">
          <table:table-cell office:value-type="float" office:value="-0.368965737" calcext:value-type="float">
            <text:p>-0.368965737</text:p>
          </table:table-cell>
          <table:table-cell office:value-type="float" office:value="1.24830954" calcext:value-type="float">
            <text:p>1.24830954</text:p>
          </table:table-cell>
          <table:table-cell table:formula="of:=[.A1094]*[.A1094]+[.B1094]*[.B1094]" office:value-type="float" office:value="1.69441242273496" calcext:value-type="float">
            <text:p>1.69441242273496</text:p>
          </table:table-cell>
        </table:table-row>
        <table:table-row table:style-name="ro1">
          <table:table-cell office:value-type="float" office:value="-0.368965736" calcext:value-type="float">
            <text:p>-0.368965736</text:p>
          </table:table-cell>
          <table:table-cell office:value-type="float" office:value="-1.24830954" calcext:value-type="float">
            <text:p>-1.24830954</text:p>
          </table:table-cell>
          <table:table-cell table:formula="of:=[.A1095]*[.A1095]+[.B1095]*[.B1095]" office:value-type="float" office:value="1.69441242199703" calcext:value-type="float">
            <text:p>1.69441242199703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727272727" calcext:value-type="float">
            <text:p>0.727272727</text:p>
          </table:table-cell>
          <table:table-cell table:formula="of:=[.A1096]*[.A1096]+[.B1096]*[.B1096]" office:value-type="float" office:value="1.69127913506302" calcext:value-type="float">
            <text:p>1.69127913506302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727272727" calcext:value-type="float">
            <text:p>-0.727272727</text:p>
          </table:table-cell>
          <table:table-cell table:formula="of:=[.A1097]*[.A1097]+[.B1097]*[.B1097]" office:value-type="float" office:value="1.69127913506302" calcext:value-type="float">
            <text:p>1.69127913506302</text:p>
          </table:table-cell>
        </table:table-row>
        <table:table-row table:style-name="ro1">
          <table:table-cell office:value-type="float" office:value="-0.920055648" calcext:value-type="float">
            <text:p>-0.920055648</text:p>
          </table:table-cell>
          <table:table-cell office:value-type="float" office:value="0.918594407" calcext:value-type="float">
            <text:p>0.918594407</text:p>
          </table:table-cell>
          <table:table-cell table:formula="of:=[.A1098]*[.A1098]+[.B1098]*[.B1098]" office:value-type="float" office:value="1.69031807998838" calcext:value-type="float">
            <text:p>1.69031807998838</text:p>
          </table:table-cell>
        </table:table-row>
        <table:table-row table:style-name="ro1">
          <table:table-cell office:value-type="float" office:value="-0.920055648" calcext:value-type="float">
            <text:p>-0.920055648</text:p>
          </table:table-cell>
          <table:table-cell office:value-type="float" office:value="-0.918594407" calcext:value-type="float">
            <text:p>-0.918594407</text:p>
          </table:table-cell>
          <table:table-cell table:formula="of:=[.A1099]*[.A1099]+[.B1099]*[.B1099]" office:value-type="float" office:value="1.69031807998838" calcext:value-type="float">
            <text:p>1.69031807998838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.0909090908" calcext:value-type="float">
            <text:p>0.0909090908</text:p>
          </table:table-cell>
          <table:table-cell table:formula="of:=[.A1100]*[.A1100]+[.B1100]*[.B1100]" office:value-type="float" office:value="1.69014922841508" calcext:value-type="float">
            <text:p>1.69014922841508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-0.0909090908" calcext:value-type="float">
            <text:p>-0.0909090908</text:p>
          </table:table-cell>
          <table:table-cell table:formula="of:=[.A1101]*[.A1101]+[.B1101]*[.B1101]" office:value-type="float" office:value="1.69014922841508" calcext:value-type="float">
            <text:p>1.69014922841508</text:p>
          </table:table-cell>
        </table:table-row>
        <table:table-row table:style-name="ro1">
          <table:table-cell office:value-type="float" office:value="-1.296875" calcext:value-type="float">
            <text:p>-1.296875</text:p>
          </table:table-cell>
          <table:table-cell office:value-type="float" office:value="0" calcext:value-type="float">
            <text:p>0</text:p>
          </table:table-cell>
          <table:table-cell table:formula="of:=[.A1102]*[.A1102]+[.B1102]*[.B1102]" office:value-type="float" office:value="1.681884765625" calcext:value-type="float">
            <text:p>1.681884765625</text:p>
          </table:table-cell>
        </table:table-row>
        <table:table-row table:style-name="ro1">
          <table:table-cell office:value-type="float" office:value="0.581385589" calcext:value-type="float">
            <text:p>0.581385589</text:p>
          </table:table-cell>
          <table:table-cell office:value-type="float" office:value="1.15909091" calcext:value-type="float">
            <text:p>1.15909091</text:p>
          </table:table-cell>
          <table:table-cell table:formula="of:=[.A1103]*[.A1103]+[.B1103]*[.B1103]" office:value-type="float" office:value="1.68150094074151" calcext:value-type="float">
            <text:p>1.68150094074151</text:p>
          </table:table-cell>
        </table:table-row>
        <table:table-row table:style-name="ro1">
          <table:table-cell office:value-type="float" office:value="0.581385589" calcext:value-type="float">
            <text:p>0.581385589</text:p>
          </table:table-cell>
          <table:table-cell office:value-type="float" office:value="-1.15909091" calcext:value-type="float">
            <text:p>-1.15909091</text:p>
          </table:table-cell>
          <table:table-cell table:formula="of:=[.A1104]*[.A1104]+[.B1104]*[.B1104]" office:value-type="float" office:value="1.68150094074151" calcext:value-type="float">
            <text:p>1.68150094074151</text:p>
          </table:table-cell>
        </table:table-row>
        <table:table-row table:style-name="ro1">
          <table:table-cell office:value-type="float" office:value="-1.29636855" calcext:value-type="float">
            <text:p>-1.29636855</text:p>
          </table:table-cell>
          <table:table-cell office:value-type="float" office:value="0" calcext:value-type="float">
            <text:p>0</text:p>
          </table:table-cell>
          <table:table-cell table:formula="of:=[.A1105]*[.A1105]+[.B1105]*[.B1105]" office:value-type="float" office:value="1.6805714174291" calcext:value-type="float">
            <text:p>1.6805714174291</text:p>
          </table:table-cell>
        </table:table-row>
        <table:table-row table:style-name="ro1">
          <table:table-cell office:value-type="float" office:value="-1.29625873" calcext:value-type="float">
            <text:p>-1.29625873</text:p>
          </table:table-cell>
          <table:table-cell office:value-type="float" office:value="0" calcext:value-type="float">
            <text:p>0</text:p>
          </table:table-cell>
          <table:table-cell table:formula="of:=[.A1106]*[.A1106]+[.B1106]*[.B1106]" office:value-type="float" office:value="1.68028669510121" calcext:value-type="float">
            <text:p>1.68028669510121</text:p>
          </table:table-cell>
        </table:table-row>
        <table:table-row table:style-name="ro1">
          <table:table-cell office:value-type="float" office:value="-1.29623354" calcext:value-type="float">
            <text:p>-1.29623354</text:p>
          </table:table-cell>
          <table:table-cell office:value-type="float" office:value="0" calcext:value-type="float">
            <text:p>0</text:p>
          </table:table-cell>
          <table:table-cell table:formula="of:=[.A1107]*[.A1107]+[.B1107]*[.B1107]" office:value-type="float" office:value="1.68022139022093" calcext:value-type="float">
            <text:p>1.68022139022093</text:p>
          </table:table-cell>
        </table:table-row>
        <table:table-row table:style-name="ro1">
          <table:table-cell office:value-type="float" office:value="-1.25678475" calcext:value-type="float">
            <text:p>-1.25678475</text:p>
          </table:table-cell>
          <table:table-cell office:value-type="float" office:value="0.296882289" calcext:value-type="float">
            <text:p>0.296882289</text:p>
          </table:table-cell>
          <table:table-cell table:formula="of:=[.A1108]*[.A1108]+[.B1108]*[.B1108]" office:value-type="float" office:value="1.66764700135444" calcext:value-type="float">
            <text:p>1.66764700135444</text:p>
          </table:table-cell>
        </table:table-row>
        <table:table-row table:style-name="ro1">
          <table:table-cell office:value-type="float" office:value="-1.25678474" calcext:value-type="float">
            <text:p>-1.25678474</text:p>
          </table:table-cell>
          <table:table-cell office:value-type="float" office:value="-0.29688229" calcext:value-type="float">
            <text:p>-0.29688229</text:p>
          </table:table-cell>
          <table:table-cell table:formula="of:=[.A1109]*[.A1109]+[.B1109]*[.B1109]" office:value-type="float" office:value="1.66764697681251" calcext:value-type="float">
            <text:p>1.66764697681251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5" calcext:value-type="float">
            <text:p>0.5</text:p>
          </table:table-cell>
          <table:table-cell table:formula="of:=[.A1110]*[.A1110]+[.B1110]*[.B1110]" office:value-type="float" office:value="1.66015625" calcext:value-type="float">
            <text:p>1.66015625</text:p>
          </table:table-cell>
        </table:table-row>
        <table:table-row table:style-name="ro1">
          <table:table-cell office:value-type="float" office:value="-1.1579578" calcext:value-type="float">
            <text:p>-1.1579578</text:p>
          </table:table-cell>
          <table:table-cell office:value-type="float" office:value="0.562789814" calcext:value-type="float">
            <text:p>0.562789814</text:p>
          </table:table-cell>
          <table:table-cell table:formula="of:=[.A1111]*[.A1111]+[.B1111]*[.B1111]" office:value-type="float" office:value="1.65759864132299" calcext:value-type="float">
            <text:p>1.65759864132299</text:p>
          </table:table-cell>
        </table:table-row>
        <table:table-row table:style-name="ro1">
          <table:table-cell office:value-type="float" office:value="-1.1579578" calcext:value-type="float">
            <text:p>-1.1579578</text:p>
          </table:table-cell>
          <table:table-cell office:value-type="float" office:value="-0.562789814" calcext:value-type="float">
            <text:p>-0.562789814</text:p>
          </table:table-cell>
          <table:table-cell table:formula="of:=[.A1112]*[.A1112]+[.B1112]*[.B1112]" office:value-type="float" office:value="1.65759864132299" calcext:value-type="float">
            <text:p>1.65759864132299</text:p>
          </table:table-cell>
        </table:table-row>
        <table:table-row table:style-name="ro1">
          <table:table-cell office:value-type="float" office:value="-0.742217766" calcext:value-type="float">
            <text:p>-0.742217766</text:p>
          </table:table-cell>
          <table:table-cell office:value-type="float" office:value="1.05113636" calcext:value-type="float">
            <text:p>1.05113636</text:p>
          </table:table-cell>
          <table:table-cell table:formula="of:=[.A1113]*[.A1113]+[.B1113]*[.B1113]" office:value-type="float" office:value="1.65577485948008" calcext:value-type="float">
            <text:p>1.65577485948008</text:p>
          </table:table-cell>
        </table:table-row>
        <table:table-row table:style-name="ro1">
          <table:table-cell office:value-type="float" office:value="-0.742217766" calcext:value-type="float">
            <text:p>-0.742217766</text:p>
          </table:table-cell>
          <table:table-cell office:value-type="float" office:value="-1.05113636" calcext:value-type="float">
            <text:p>-1.05113636</text:p>
          </table:table-cell>
          <table:table-cell table:formula="of:=[.A1114]*[.A1114]+[.B1114]*[.B1114]" office:value-type="float" office:value="1.65577485948008" calcext:value-type="float">
            <text:p>1.65577485948008</text:p>
          </table:table-cell>
        </table:table-row>
        <table:table-row table:style-name="ro1">
          <table:table-cell office:value-type="float" office:value="1.28583735" calcext:value-type="float">
            <text:p>1.28583735</text:p>
          </table:table-cell>
          <table:table-cell office:value-type="float" office:value="-0.00945900916" calcext:value-type="float">
            <text:p>-0.00945900916</text:p>
          </table:table-cell>
          <table:table-cell table:formula="of:=[.A1115]*[.A1115]+[.B1115]*[.B1115]" office:value-type="float" office:value="1.65346716350931" calcext:value-type="float">
            <text:p>1.65346716350931</text:p>
          </table:table-cell>
        </table:table-row>
        <table:table-row table:style-name="ro1">
          <table:table-cell office:value-type="float" office:value="1.28583735" calcext:value-type="float">
            <text:p>1.28583735</text:p>
          </table:table-cell>
          <table:table-cell office:value-type="float" office:value="0.00945900567" calcext:value-type="float">
            <text:p>0.00945900567</text:p>
          </table:table-cell>
          <table:table-cell table:formula="of:=[.A1116]*[.A1116]+[.B1116]*[.B1116]" office:value-type="float" office:value="1.65346716344329" calcext:value-type="float">
            <text:p>1.65346716344329</text:p>
          </table:table-cell>
        </table:table-row>
        <table:table-row table:style-name="ro1">
          <table:table-cell office:value-type="float" office:value="1.26541718" calcext:value-type="float">
            <text:p>1.26541718</text:p>
          </table:table-cell>
          <table:table-cell office:value-type="float" office:value="0.224431818" calcext:value-type="float">
            <text:p>0.224431818</text:p>
          </table:table-cell>
          <table:table-cell table:formula="of:=[.A1117]*[.A1117]+[.B1117]*[.B1117]" office:value-type="float" office:value="1.65165028036994" calcext:value-type="float">
            <text:p>1.65165028036994</text:p>
          </table:table-cell>
        </table:table-row>
        <table:table-row table:style-name="ro1">
          <table:table-cell office:value-type="float" office:value="1.26541718" calcext:value-type="float">
            <text:p>1.26541718</text:p>
          </table:table-cell>
          <table:table-cell office:value-type="float" office:value="-0.224431818" calcext:value-type="float">
            <text:p>-0.224431818</text:p>
          </table:table-cell>
          <table:table-cell table:formula="of:=[.A1118]*[.A1118]+[.B1118]*[.B1118]" office:value-type="float" office:value="1.65165028036994" calcext:value-type="float">
            <text:p>1.65165028036994</text:p>
          </table:table-cell>
        </table:table-row>
        <table:table-row table:style-name="ro1">
          <table:table-cell office:value-type="float" office:value="-1.09422769" calcext:value-type="float">
            <text:p>-1.09422769</text:p>
          </table:table-cell>
          <table:table-cell office:value-type="float" office:value="0.656436086" calcext:value-type="float">
            <text:p>0.656436086</text:p>
          </table:table-cell>
          <table:table-cell table:formula="of:=[.A1119]*[.A1119]+[.B1119]*[.B1119]" office:value-type="float" office:value="1.62824257256574" calcext:value-type="float">
            <text:p>1.62824257256574</text:p>
          </table:table-cell>
        </table:table-row>
        <table:table-row table:style-name="ro1">
          <table:table-cell office:value-type="float" office:value="-1.09422769" calcext:value-type="float">
            <text:p>-1.09422769</text:p>
          </table:table-cell>
          <table:table-cell office:value-type="float" office:value="-0.656436086" calcext:value-type="float">
            <text:p>-0.656436086</text:p>
          </table:table-cell>
          <table:table-cell table:formula="of:=[.A1120]*[.A1120]+[.B1120]*[.B1120]" office:value-type="float" office:value="1.62824257256574" calcext:value-type="float">
            <text:p>1.62824257256574</text:p>
          </table:table-cell>
        </table:table-row>
        <table:table-row table:style-name="ro1">
          <table:table-cell office:value-type="float" office:value="1.27368164" calcext:value-type="float">
            <text:p>1.27368164</text:p>
          </table:table-cell>
          <table:table-cell office:value-type="float" office:value="0" calcext:value-type="float">
            <text:p>0</text:p>
          </table:table-cell>
          <table:table-cell table:formula="of:=[.A1121]*[.A1121]+[.B1121]*[.B1121]" office:value-type="float" office:value="1.62226492007309" calcext:value-type="float">
            <text:p>1.62226492007309</text:p>
          </table:table-cell>
        </table:table-row>
        <table:table-row table:style-name="ro1">
          <table:table-cell office:value-type="float" office:value="-1.27275079" calcext:value-type="float">
            <text:p>-1.27275079</text:p>
          </table:table-cell>
          <table:table-cell office:value-type="float" office:value="0" calcext:value-type="float">
            <text:p>0</text:p>
          </table:table-cell>
          <table:table-cell table:formula="of:=[.A1122]*[.A1122]+[.B1122]*[.B1122]" office:value-type="float" office:value="1.61989457344562" calcext:value-type="float">
            <text:p>1.61989457344562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9090909" calcext:value-type="float">
            <text:p>0.909090909</text:p>
          </table:table-cell>
          <table:table-cell table:formula="of:=[.A1123]*[.A1123]+[.B1123]*[.B1123]" office:value-type="float" office:value="1.61965917145145" calcext:value-type="float">
            <text:p>1.61965917145145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909090909" calcext:value-type="float">
            <text:p>-0.909090909</text:p>
          </table:table-cell>
          <table:table-cell table:formula="of:=[.A1124]*[.A1124]+[.B1124]*[.B1124]" office:value-type="float" office:value="1.61965917145145" calcext:value-type="float">
            <text:p>1.61965917145145</text:p>
          </table:table-cell>
        </table:table-row>
        <table:table-row table:style-name="ro1">
          <table:table-cell office:value-type="float" office:value="-1.27254653" calcext:value-type="float">
            <text:p>-1.27254653</text:p>
          </table:table-cell>
          <table:table-cell office:value-type="float" office:value="0" calcext:value-type="float">
            <text:p>0</text:p>
          </table:table-cell>
          <table:table-cell table:formula="of:=[.A1125]*[.A1125]+[.B1125]*[.B1125]" office:value-type="float" office:value="1.61937467101504" calcext:value-type="float">
            <text:p>1.61937467101504</text:p>
          </table:table-cell>
        </table:table-row>
        <table:table-row table:style-name="ro1">
          <table:table-cell office:value-type="float" office:value="-1.2725028" calcext:value-type="float">
            <text:p>-1.2725028</text:p>
          </table:table-cell>
          <table:table-cell office:value-type="float" office:value="0" calcext:value-type="float">
            <text:p>0</text:p>
          </table:table-cell>
          <table:table-cell table:formula="of:=[.A1126]*[.A1126]+[.B1126]*[.B1126]" office:value-type="float" office:value="1.61926337600784" calcext:value-type="float">
            <text:p>1.61926337600784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454545455" calcext:value-type="float">
            <text:p>0.454545455</text:p>
          </table:table-cell>
          <table:table-cell table:formula="of:=[.A1127]*[.A1127]+[.B1127]*[.B1127]" office:value-type="float" office:value="1.61676782066116" calcext:value-type="float">
            <text:p>1.61676782066116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454545455" calcext:value-type="float">
            <text:p>-0.454545455</text:p>
          </table:table-cell>
          <table:table-cell table:formula="of:=[.A1128]*[.A1128]+[.B1128]*[.B1128]" office:value-type="float" office:value="1.61676782066116" calcext:value-type="float">
            <text:p>1.61676782066116</text:p>
          </table:table-cell>
        </table:table-row>
        <table:table-row table:style-name="ro1">
          <table:table-cell office:value-type="float" office:value="-1.21484375" calcext:value-type="float">
            <text:p>-1.21484375</text:p>
          </table:table-cell>
          <table:table-cell office:value-type="float" office:value="-0.375" calcext:value-type="float">
            <text:p>-0.375</text:p>
          </table:table-cell>
          <table:table-cell table:formula="of:=[.A1129]*[.A1129]+[.B1129]*[.B1129]" office:value-type="float" office:value="1.61647033691406" calcext:value-type="float">
            <text:p>1.61647033691406</text:p>
          </table:table-cell>
        </table:table-row>
        <table:table-row table:style-name="ro1">
          <table:table-cell office:value-type="float" office:value="-1.26551419" calcext:value-type="float">
            <text:p>-1.26551419</text:p>
          </table:table-cell>
          <table:table-cell office:value-type="float" office:value="0.115349629" calcext:value-type="float">
            <text:p>0.115349629</text:p>
          </table:table-cell>
          <table:table-cell table:formula="of:=[.A1130]*[.A1130]+[.B1130]*[.B1130]" office:value-type="float" office:value="1.61483170200179" calcext:value-type="float">
            <text:p>1.61483170200179</text:p>
          </table:table-cell>
        </table:table-row>
        <table:table-row table:style-name="ro1">
          <table:table-cell office:value-type="float" office:value="-1.26551419" calcext:value-type="float">
            <text:p>-1.26551419</text:p>
          </table:table-cell>
          <table:table-cell office:value-type="float" office:value="-0.115349629" calcext:value-type="float">
            <text:p>-0.115349629</text:p>
          </table:table-cell>
          <table:table-cell table:formula="of:=[.A1131]*[.A1131]+[.B1131]*[.B1131]" office:value-type="float" office:value="1.61483170200179" calcext:value-type="float">
            <text:p>1.61483170200179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1" calcext:value-type="float">
            <text:p>-1</text:p>
          </table:table-cell>
          <table:table-cell table:formula="of:=[.A1132]*[.A1132]+[.B1132]*[.B1132]" office:value-type="float" office:value="1.6103515625" calcext:value-type="float">
            <text:p>1.6103515625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818181818" calcext:value-type="float">
            <text:p>0.818181818</text:p>
          </table:table-cell>
          <table:table-cell table:formula="of:=[.A1133]*[.A1133]+[.B1133]*[.B1133]" office:value-type="float" office:value="1.60789804980579" calcext:value-type="float">
            <text:p>1.60789804980579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818181818" calcext:value-type="float">
            <text:p>-0.818181818</text:p>
          </table:table-cell>
          <table:table-cell table:formula="of:=[.A1134]*[.A1134]+[.B1134]*[.B1134]" office:value-type="float" office:value="1.60789804980579" calcext:value-type="float">
            <text:p>1.60789804980579</text:p>
          </table:table-cell>
        </table:table-row>
        <table:table-row table:style-name="ro1">
          <table:table-cell office:value-type="float" office:value="-0.126839812" calcext:value-type="float">
            <text:p>-0.126839812</text:p>
          </table:table-cell>
          <table:table-cell office:value-type="float" office:value="-1.26053418" calcext:value-type="float">
            <text:p>-1.26053418</text:p>
          </table:table-cell>
          <table:table-cell table:formula="of:=[.A1135]*[.A1135]+[.B1135]*[.B1135]" office:value-type="float" office:value="1.60503475685647" calcext:value-type="float">
            <text:p>1.60503475685647</text:p>
          </table:table-cell>
        </table:table-row>
        <table:table-row table:style-name="ro1">
          <table:table-cell office:value-type="float" office:value="-0.126839811" calcext:value-type="float">
            <text:p>-0.126839811</text:p>
          </table:table-cell>
          <table:table-cell office:value-type="float" office:value="1.26053417" calcext:value-type="float">
            <text:p>1.26053417</text:p>
          </table:table-cell>
          <table:table-cell table:formula="of:=[.A1136]*[.A1136]+[.B1136]*[.B1136]" office:value-type="float" office:value="1.6050347313921" calcext:value-type="float">
            <text:p>1.6050347313921</text:p>
          </table:table-cell>
        </table:table-row>
        <table:table-row table:style-name="ro1">
          <table:table-cell office:value-type="float" office:value="1.22610018" calcext:value-type="float">
            <text:p>1.22610018</text:p>
          </table:table-cell>
          <table:table-cell office:value-type="float" office:value="0.313480117" calcext:value-type="float">
            <text:p>0.313480117</text:p>
          </table:table-cell>
          <table:table-cell table:formula="of:=[.A1137]*[.A1137]+[.B1137]*[.B1137]" office:value-type="float" office:value="1.60159143515037" calcext:value-type="float">
            <text:p>1.60159143515037</text:p>
          </table:table-cell>
        </table:table-row>
        <table:table-row table:style-name="ro1">
          <table:table-cell office:value-type="float" office:value="1.22610018" calcext:value-type="float">
            <text:p>1.22610018</text:p>
          </table:table-cell>
          <table:table-cell office:value-type="float" office:value="-0.313480117" calcext:value-type="float">
            <text:p>-0.313480117</text:p>
          </table:table-cell>
          <table:table-cell table:formula="of:=[.A1138]*[.A1138]+[.B1138]*[.B1138]" office:value-type="float" office:value="1.60159143515037" calcext:value-type="float">
            <text:p>1.60159143515037</text:p>
          </table:table-cell>
        </table:table-row>
        <table:table-row table:style-name="ro1">
          <table:table-cell office:value-type="float" office:value="-0.816147218" calcext:value-type="float">
            <text:p>-0.816147218</text:p>
          </table:table-cell>
          <table:table-cell office:value-type="float" office:value="0.965041575" calcext:value-type="float">
            <text:p>0.965041575</text:p>
          </table:table-cell>
          <table:table-cell table:formula="of:=[.A1139]*[.A1139]+[.B1139]*[.B1139]" office:value-type="float" office:value="1.59740152292762" calcext:value-type="float">
            <text:p>1.59740152292762</text:p>
          </table:table-cell>
        </table:table-row>
        <table:table-row table:style-name="ro1">
          <table:table-cell office:value-type="float" office:value="-0.816147218" calcext:value-type="float">
            <text:p>-0.816147218</text:p>
          </table:table-cell>
          <table:table-cell office:value-type="float" office:value="-0.965041575" calcext:value-type="float">
            <text:p>-0.965041575</text:p>
          </table:table-cell>
          <table:table-cell table:formula="of:=[.A1140]*[.A1140]+[.B1140]*[.B1140]" office:value-type="float" office:value="1.59740152292762" calcext:value-type="float">
            <text:p>1.59740152292762</text:p>
          </table:table-cell>
        </table:table-row>
        <table:table-row table:style-name="ro1">
          <table:table-cell office:value-type="float" office:value="-1.23022461" calcext:value-type="float">
            <text:p>-1.23022461</text:p>
          </table:table-cell>
          <table:table-cell office:value-type="float" office:value="0.28125" calcext:value-type="float">
            <text:p>0.28125</text:p>
          </table:table-cell>
          <table:table-cell table:formula="of:=[.A1141]*[.A1141]+[.B1141]*[.B1141]" office:value-type="float" office:value="1.59255415354965" calcext:value-type="float">
            <text:p>1.59255415354965</text:p>
          </table:table-cell>
        </table:table-row>
        <table:table-row table:style-name="ro1">
          <table:table-cell office:value-type="float" office:value="-0.380114847" calcext:value-type="float">
            <text:p>-0.380114847</text:p>
          </table:table-cell>
          <table:table-cell office:value-type="float" office:value="1.20170455" calcext:value-type="float">
            <text:p>1.20170455</text:p>
          </table:table-cell>
          <table:table-cell table:formula="of:=[.A1142]*[.A1142]+[.B1142]*[.B1142]" office:value-type="float" office:value="1.58858112240054" calcext:value-type="float">
            <text:p>1.58858112240054</text:p>
          </table:table-cell>
        </table:table-row>
        <table:table-row table:style-name="ro1">
          <table:table-cell office:value-type="float" office:value="-0.380114847" calcext:value-type="float">
            <text:p>-0.380114847</text:p>
          </table:table-cell>
          <table:table-cell office:value-type="float" office:value="-1.20170455" calcext:value-type="float">
            <text:p>-1.20170455</text:p>
          </table:table-cell>
          <table:table-cell table:formula="of:=[.A1143]*[.A1143]+[.B1143]*[.B1143]" office:value-type="float" office:value="1.58858112240054" calcext:value-type="float">
            <text:p>1.58858112240054</text:p>
          </table:table-cell>
        </table:table-row>
        <table:table-row table:style-name="ro1">
          <table:table-cell office:value-type="float" office:value="1.1009894" calcext:value-type="float">
            <text:p>1.1009894</text:p>
          </table:table-cell>
          <table:table-cell office:value-type="float" office:value="-0.611282349" calcext:value-type="float">
            <text:p>-0.611282349</text:p>
          </table:table-cell>
          <table:table-cell table:formula="of:=[.A1144]*[.A1144]+[.B1144]*[.B1144]" office:value-type="float" office:value="1.58584376911132" calcext:value-type="float">
            <text:p>1.58584376911132</text:p>
          </table:table-cell>
        </table:table-row>
        <table:table-row table:style-name="ro1">
          <table:table-cell office:value-type="float" office:value="-1.25697308" calcext:value-type="float">
            <text:p>-1.25697308</text:p>
          </table:table-cell>
          <table:table-cell office:value-type="float" office:value="0.0221539504" calcext:value-type="float">
            <text:p>0.0221539504</text:p>
          </table:table-cell>
          <table:table-cell table:formula="of:=[.A1145]*[.A1145]+[.B1145]*[.B1145]" office:value-type="float" office:value="1.58047212136301" calcext:value-type="float">
            <text:p>1.58047212136301</text:p>
          </table:table-cell>
        </table:table-row>
        <table:table-row table:style-name="ro1">
          <table:table-cell office:value-type="float" office:value="-1.25697308" calcext:value-type="float">
            <text:p>-1.25697308</text:p>
          </table:table-cell>
          <table:table-cell office:value-type="float" office:value="-0.0221539504" calcext:value-type="float">
            <text:p>-0.0221539504</text:p>
          </table:table-cell>
          <table:table-cell table:formula="of:=[.A1146]*[.A1146]+[.B1146]*[.B1146]" office:value-type="float" office:value="1.58047212136301" calcext:value-type="float">
            <text:p>1.58047212136301</text:p>
          </table:table-cell>
        </table:table-row>
        <table:table-row table:style-name="ro1">
          <table:table-cell office:value-type="float" office:value="-0.280181914" calcext:value-type="float">
            <text:p>-0.280181914</text:p>
          </table:table-cell>
          <table:table-cell office:value-type="float" office:value="-1.22503196" calcext:value-type="float">
            <text:p>-1.22503196</text:p>
          </table:table-cell>
          <table:table-cell table:formula="of:=[.A1147]*[.A1147]+[.B1147]*[.B1147]" office:value-type="float" office:value="1.57920520795414" calcext:value-type="float">
            <text:p>1.57920520795414</text:p>
          </table:table-cell>
        </table:table-row>
        <table:table-row table:style-name="ro1">
          <table:table-cell office:value-type="float" office:value="-1.24389648" calcext:value-type="float">
            <text:p>-1.24389648</text:p>
          </table:table-cell>
          <table:table-cell office:value-type="float" office:value="-0.15625" calcext:value-type="float">
            <text:p>-0.15625</text:p>
          </table:table-cell>
          <table:table-cell table:formula="of:=[.A1148]*[.A1148]+[.B1148]*[.B1148]" office:value-type="float" office:value="1.57169251545639" calcext:value-type="float">
            <text:p>1.57169251545639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636363636" calcext:value-type="float">
            <text:p>0.636363636</text:p>
          </table:table-cell>
          <table:table-cell table:formula="of:=[.A1149]*[.A1149]+[.B1149]*[.B1149]" office:value-type="float" office:value="1.56731219284814" calcext:value-type="float">
            <text:p>1.56731219284814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636363636" calcext:value-type="float">
            <text:p>-0.636363636</text:p>
          </table:table-cell>
          <table:table-cell table:formula="of:=[.A1150]*[.A1150]+[.B1150]*[.B1150]" office:value-type="float" office:value="1.56731219284814" calcext:value-type="float">
            <text:p>1.56731219284814</text:p>
          </table:table-cell>
        </table:table-row>
        <table:table-row table:style-name="ro1">
          <table:table-cell office:value-type="float" office:value="-0.187129675" calcext:value-type="float">
            <text:p>-0.187129675</text:p>
          </table:table-cell>
          <table:table-cell office:value-type="float" office:value="1.23756959" calcext:value-type="float">
            <text:p>1.23756959</text:p>
          </table:table-cell>
          <table:table-cell table:formula="of:=[.A1151]*[.A1151]+[.B1151]*[.B1151]" office:value-type="float" office:value="1.56659600535837" calcext:value-type="float">
            <text:p>1.56659600535837</text:p>
          </table:table-cell>
        </table:table-row>
        <table:table-row table:style-name="ro1">
          <table:table-cell office:value-type="float" office:value="-0.187129675" calcext:value-type="float">
            <text:p>-0.187129675</text:p>
          </table:table-cell>
          <table:table-cell office:value-type="float" office:value="-1.23756959" calcext:value-type="float">
            <text:p>-1.23756959</text:p>
          </table:table-cell>
          <table:table-cell table:formula="of:=[.A1152]*[.A1152]+[.B1152]*[.B1152]" office:value-type="float" office:value="1.56659600535837" calcext:value-type="float">
            <text:p>1.56659600535837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909090909" calcext:value-type="float">
            <text:p>0.909090909</text:p>
          </table:table-cell>
          <table:table-cell table:formula="of:=[.A1153]*[.A1153]+[.B1153]*[.B1153]" office:value-type="float" office:value="1.56497167145145" calcext:value-type="float">
            <text:p>1.56497167145145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909090909" calcext:value-type="float">
            <text:p>-0.909090909</text:p>
          </table:table-cell>
          <table:table-cell table:formula="of:=[.A1154]*[.A1154]+[.B1154]*[.B1154]" office:value-type="float" office:value="1.56497167145145" calcext:value-type="float">
            <text:p>1.56497167145145</text:p>
          </table:table-cell>
        </table:table-row>
        <table:table-row table:style-name="ro1">
          <table:table-cell office:value-type="float" office:value="-1.24902344" calcext:value-type="float">
            <text:p>-1.24902344</text:p>
          </table:table-cell>
          <table:table-cell office:value-type="float" office:value="0.0625" calcext:value-type="float">
            <text:p>0.0625</text:p>
          </table:table-cell>
          <table:table-cell table:formula="of:=[.A1155]*[.A1155]+[.B1155]*[.B1155]" office:value-type="float" office:value="1.56396580366943" calcext:value-type="float">
            <text:p>1.5639658036694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table:formula="of:=[.A1156]*[.A1156]+[.B1156]*[.B1156]"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0.508295818" calcext:value-type="float">
            <text:p>0.508295818</text:p>
          </table:table-cell>
          <table:table-cell office:value-type="float" office:value="1.13991909" calcext:value-type="float">
            <text:p>1.13991909</text:p>
          </table:table-cell>
          <table:table-cell table:formula="of:=[.A1157]*[.A1157]+[.B1157]*[.B1157]" office:value-type="float" office:value="1.55778017034272" calcext:value-type="float">
            <text:p>1.55778017034272</text:p>
          </table:table-cell>
        </table:table-row>
        <table:table-row table:style-name="ro1">
          <table:table-cell office:value-type="float" office:value="0.508295825" calcext:value-type="float">
            <text:p>0.508295825</text:p>
          </table:table-cell>
          <table:table-cell office:value-type="float" office:value="-1.13991908" calcext:value-type="float">
            <text:p>-1.13991908</text:p>
          </table:table-cell>
          <table:table-cell table:formula="of:=[.A1158]*[.A1158]+[.B1158]*[.B1158]" office:value-type="float" office:value="1.55778015466048" calcext:value-type="float">
            <text:p>1.55778015466048</text:p>
          </table:table-cell>
        </table:table-row>
        <table:table-row table:style-name="ro1">
          <table:table-cell office:value-type="float" office:value="0.466919345" calcext:value-type="float">
            <text:p>0.466919345</text:p>
          </table:table-cell>
          <table:table-cell office:value-type="float" office:value="-1.1561033" calcext:value-type="float">
            <text:p>-1.1561033</text:p>
          </table:table-cell>
          <table:table-cell table:formula="of:=[.A1159]*[.A1159]+[.B1159]*[.B1159]" office:value-type="float" office:value="1.55458851500612" calcext:value-type="float">
            <text:p>1.55458851500612</text:p>
          </table:table-cell>
        </table:table-row>
        <table:table-row table:style-name="ro1">
          <table:table-cell office:value-type="float" office:value="0.466919344" calcext:value-type="float">
            <text:p>0.466919344</text:p>
          </table:table-cell>
          <table:table-cell office:value-type="float" office:value="1.1561033" calcext:value-type="float">
            <text:p>1.1561033</text:p>
          </table:table-cell>
          <table:table-cell table:formula="of:=[.A1160]*[.A1160]+[.B1160]*[.B1160]" office:value-type="float" office:value="1.55458851407228" calcext:value-type="float">
            <text:p>1.55458851407228</text:p>
          </table:table-cell>
        </table:table-row>
        <table:table-row table:style-name="ro1">
          <table:table-cell office:value-type="float" office:value="-0.92800972" calcext:value-type="float">
            <text:p>-0.92800972</text:p>
          </table:table-cell>
          <table:table-cell office:value-type="float" office:value="-0.831828748" calcext:value-type="float">
            <text:p>-0.831828748</text:p>
          </table:table-cell>
          <table:table-cell table:formula="of:=[.A1161]*[.A1161]+[.B1161]*[.B1161]" office:value-type="float" office:value="1.55314110641373" calcext:value-type="float">
            <text:p>1.55314110641373</text:p>
          </table:table-cell>
        </table:table-row>
        <table:table-row table:style-name="ro1">
          <table:table-cell office:value-type="float" office:value="-0.928009721" calcext:value-type="float">
            <text:p>-0.928009721</text:p>
          </table:table-cell>
          <table:table-cell office:value-type="float" office:value="0.831828746" calcext:value-type="float">
            <text:p>0.831828746</text:p>
          </table:table-cell>
          <table:table-cell table:formula="of:=[.A1162]*[.A1162]+[.B1162]*[.B1162]" office:value-type="float" office:value="1.55314110494243" calcext:value-type="float">
            <text:p>1.55314110494243</text:p>
          </table:table-cell>
        </table:table-row>
        <table:table-row table:style-name="ro1">
          <table:table-cell office:value-type="float" office:value="-1.23320905" calcext:value-type="float">
            <text:p>-1.23320905</text:p>
          </table:table-cell>
          <table:table-cell office:value-type="float" office:value="0.178016196" calcext:value-type="float">
            <text:p>0.178016196</text:p>
          </table:table-cell>
          <table:table-cell table:formula="of:=[.A1163]*[.A1163]+[.B1163]*[.B1163]" office:value-type="float" office:value="1.55249432704021" calcext:value-type="float">
            <text:p>1.55249432704021</text:p>
          </table:table-cell>
        </table:table-row>
        <table:table-row table:style-name="ro1">
          <table:table-cell office:value-type="float" office:value="-1.23320905" calcext:value-type="float">
            <text:p>-1.23320905</text:p>
          </table:table-cell>
          <table:table-cell office:value-type="float" office:value="-0.178016196" calcext:value-type="float">
            <text:p>-0.178016196</text:p>
          </table:table-cell>
          <table:table-cell table:formula="of:=[.A1164]*[.A1164]+[.B1164]*[.B1164]" office:value-type="float" office:value="1.55249432704021" calcext:value-type="float">
            <text:p>1.55249432704021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363636364" calcext:value-type="float">
            <text:p>0.363636364</text:p>
          </table:table-cell>
          <table:table-cell table:formula="of:=[.A1165]*[.A1165]+[.B1165]*[.B1165]" office:value-type="float" office:value="1.54238765522314" calcext:value-type="float">
            <text:p>1.54238765522314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363636364" calcext:value-type="float">
            <text:p>-0.363636364</text:p>
          </table:table-cell>
          <table:table-cell table:formula="of:=[.A1166]*[.A1166]+[.B1166]*[.B1166]" office:value-type="float" office:value="1.54238765522314" calcext:value-type="float">
            <text:p>1.54238765522314</text:p>
          </table:table-cell>
        </table:table-row>
        <table:table-row table:style-name="ro1">
          <table:table-cell office:value-type="float" office:value="-0.093502369" calcext:value-type="float">
            <text:p>-0.093502369</text:p>
          </table:table-cell>
          <table:table-cell office:value-type="float" office:value="1.23755618" calcext:value-type="float">
            <text:p>1.23755618</text:p>
          </table:table-cell>
          <table:table-cell table:formula="of:=[.A1167]*[.A1167]+[.B1167]*[.B1167]" office:value-type="float" office:value="1.5402879916648" calcext:value-type="float">
            <text:p>1.5402879916648</text:p>
          </table:table-cell>
        </table:table-row>
        <table:table-row table:style-name="ro1">
          <table:table-cell office:value-type="float" office:value="-0.093502369" calcext:value-type="float">
            <text:p>-0.093502369</text:p>
          </table:table-cell>
          <table:table-cell office:value-type="float" office:value="-1.23755618" calcext:value-type="float">
            <text:p>-1.23755618</text:p>
          </table:table-cell>
          <table:table-cell table:formula="of:=[.A1168]*[.A1168]+[.B1168]*[.B1168]" office:value-type="float" office:value="1.5402879916648" calcext:value-type="float">
            <text:p>1.5402879916648</text:p>
          </table:table-cell>
        </table:table-row>
        <table:table-row table:style-name="ro1">
          <table:table-cell office:value-type="float" office:value="1.18602901" calcext:value-type="float">
            <text:p>1.18602901</text:p>
          </table:table-cell>
          <table:table-cell office:value-type="float" office:value="0.365375651" calcext:value-type="float">
            <text:p>0.365375651</text:p>
          </table:table-cell>
          <table:table-cell table:formula="of:=[.A1169]*[.A1169]+[.B1169]*[.B1169]" office:value-type="float" office:value="1.54016417890525" calcext:value-type="float">
            <text:p>1.54016417890525</text:p>
          </table:table-cell>
        </table:table-row>
        <table:table-row table:style-name="ro1">
          <table:table-cell office:value-type="float" office:value="1.18602901" calcext:value-type="float">
            <text:p>1.18602901</text:p>
          </table:table-cell>
          <table:table-cell office:value-type="float" office:value="-0.365375651" calcext:value-type="float">
            <text:p>-0.365375651</text:p>
          </table:table-cell>
          <table:table-cell table:formula="of:=[.A1170]*[.A1170]+[.B1170]*[.B1170]" office:value-type="float" office:value="1.54016417890525" calcext:value-type="float">
            <text:p>1.54016417890525</text:p>
          </table:table-cell>
        </table:table-row>
        <table:table-row table:style-name="ro1">
          <table:table-cell office:value-type="float" office:value="-1.23950402" calcext:value-type="float">
            <text:p>-1.23950402</text:p>
          </table:table-cell>
          <table:table-cell office:value-type="float" office:value="0.0486057663" calcext:value-type="float">
            <text:p>0.0486057663</text:p>
          </table:table-cell>
          <table:table-cell table:formula="of:=[.A1171]*[.A1171]+[.B1171]*[.B1171]" office:value-type="float" office:value="1.53873273611377" calcext:value-type="float">
            <text:p>1.53873273611377</text:p>
          </table:table-cell>
        </table:table-row>
        <table:table-row table:style-name="ro1">
          <table:table-cell office:value-type="float" office:value="-1.23950402" calcext:value-type="float">
            <text:p>-1.23950402</text:p>
          </table:table-cell>
          <table:table-cell office:value-type="float" office:value="-0.048605766" calcext:value-type="float">
            <text:p>-0.048605766</text:p>
          </table:table-cell>
          <table:table-cell table:formula="of:=[.A1172]*[.A1172]+[.B1172]*[.B1172]" office:value-type="float" office:value="1.53873273608461" calcext:value-type="float">
            <text:p>1.53873273608461</text:p>
          </table:table-cell>
        </table:table-row>
        <table:table-row table:style-name="ro1">
          <table:table-cell office:value-type="float" office:value="-0.81057714" calcext:value-type="float">
            <text:p>-0.81057714</text:p>
          </table:table-cell>
          <table:table-cell office:value-type="float" office:value="0.9375" calcext:value-type="float">
            <text:p>0.9375</text:p>
          </table:table-cell>
          <table:table-cell table:formula="of:=[.A1173]*[.A1173]+[.B1173]*[.B1173]" office:value-type="float" office:value="1.53594154989058" calcext:value-type="float">
            <text:p>1.53594154989058</text:p>
          </table:table-cell>
        </table:table-row>
        <table:table-row table:style-name="ro1">
          <table:table-cell office:value-type="float" office:value="-0.81057714" calcext:value-type="float">
            <text:p>-0.81057714</text:p>
          </table:table-cell>
          <table:table-cell office:value-type="float" office:value="-0.9375" calcext:value-type="float">
            <text:p>-0.9375</text:p>
          </table:table-cell>
          <table:table-cell table:formula="of:=[.A1174]*[.A1174]+[.B1174]*[.B1174]" office:value-type="float" office:value="1.53594154989058" calcext:value-type="float">
            <text:p>1.53594154989058</text:p>
          </table:table-cell>
        </table:table-row>
        <table:table-row table:style-name="ro1">
          <table:table-cell office:value-type="float" office:value="1.23932252" calcext:value-type="float">
            <text:p>1.23932252</text:p>
          </table:table-cell>
          <table:table-cell office:value-type="float" office:value="0" calcext:value-type="float">
            <text:p>0</text:p>
          </table:table-cell>
          <table:table-cell table:formula="of:=[.A1175]*[.A1175]+[.B1175]*[.B1175]" office:value-type="float" office:value="1.53592030857915" calcext:value-type="float">
            <text:p>1.53592030857915</text:p>
          </table:table-cell>
        </table:table-row>
        <table:table-row table:style-name="ro1">
          <table:table-cell office:value-type="float" office:value="0.253488588" calcext:value-type="float">
            <text:p>0.253488588</text:p>
          </table:table-cell>
          <table:table-cell office:value-type="float" office:value="1.21306818" calcext:value-type="float">
            <text:p>1.21306818</text:p>
          </table:table-cell>
          <table:table-cell table:formula="of:=[.A1176]*[.A1176]+[.B1176]*[.B1176]" office:value-type="float" office:value="1.53579087357475" calcext:value-type="float">
            <text:p>1.53579087357475</text:p>
          </table:table-cell>
        </table:table-row>
        <table:table-row table:style-name="ro1">
          <table:table-cell office:value-type="float" office:value="0.253488588" calcext:value-type="float">
            <text:p>0.253488588</text:p>
          </table:table-cell>
          <table:table-cell office:value-type="float" office:value="-1.21306818" calcext:value-type="float">
            <text:p>-1.21306818</text:p>
          </table:table-cell>
          <table:table-cell table:formula="of:=[.A1177]*[.A1177]+[.B1177]*[.B1177]" office:value-type="float" office:value="1.53579087357475" calcext:value-type="float">
            <text:p>1.53579087357475</text:p>
          </table:table-cell>
        </table:table-row>
        <table:table-row table:style-name="ro1">
          <table:table-cell office:value-type="float" office:value="1.0685375" calcext:value-type="float">
            <text:p>1.0685375</text:p>
          </table:table-cell>
          <table:table-cell office:value-type="float" office:value="0.62590849" calcext:value-type="float">
            <text:p>0.62590849</text:p>
          </table:table-cell>
          <table:table-cell table:formula="of:=[.A1178]*[.A1178]+[.B1178]*[.B1178]" office:value-type="float" office:value="1.53353382676033" calcext:value-type="float">
            <text:p>1.53353382676033</text:p>
          </table:table-cell>
        </table:table-row>
        <table:table-row table:style-name="ro1">
          <table:table-cell office:value-type="float" office:value="1.0685375" calcext:value-type="float">
            <text:p>1.0685375</text:p>
          </table:table-cell>
          <table:table-cell office:value-type="float" office:value="-0.62590849" calcext:value-type="float">
            <text:p>-0.62590849</text:p>
          </table:table-cell>
          <table:table-cell table:formula="of:=[.A1179]*[.A1179]+[.B1179]*[.B1179]" office:value-type="float" office:value="1.53353382676033" calcext:value-type="float">
            <text:p>1.53353382676033</text:p>
          </table:table-cell>
        </table:table-row>
        <table:table-row table:style-name="ro1">
          <table:table-cell office:value-type="float" office:value="0.115785815" calcext:value-type="float">
            <text:p>0.115785815</text:p>
          </table:table-cell>
          <table:table-cell office:value-type="float" office:value="1.23222349" calcext:value-type="float">
            <text:p>1.23222349</text:p>
          </table:table-cell>
          <table:table-cell table:formula="of:=[.A1180]*[.A1180]+[.B1180]*[.B1180]" office:value-type="float" office:value="1.53178108426299" calcext:value-type="float">
            <text:p>1.53178108426299</text:p>
          </table:table-cell>
        </table:table-row>
        <table:table-row table:style-name="ro1">
          <table:table-cell office:value-type="float" office:value="0.115785814" calcext:value-type="float">
            <text:p>0.115785814</text:p>
          </table:table-cell>
          <table:table-cell office:value-type="float" office:value="-1.23222349" calcext:value-type="float">
            <text:p>-1.23222349</text:p>
          </table:table-cell>
          <table:table-cell table:formula="of:=[.A1181]*[.A1181]+[.B1181]*[.B1181]" office:value-type="float" office:value="1.53178108403142" calcext:value-type="float">
            <text:p>1.53178108403142</text:p>
          </table:table-cell>
        </table:table-row>
        <table:table-row table:style-name="ro1">
          <table:table-cell office:value-type="float" office:value="-1.22515737" calcext:value-type="float">
            <text:p>-1.22515737</text:p>
          </table:table-cell>
          <table:table-cell office:value-type="float" office:value="0.172925116" calcext:value-type="float">
            <text:p>0.172925116</text:p>
          </table:table-cell>
          <table:table-cell table:formula="of:=[.A1182]*[.A1182]+[.B1182]*[.B1182]" office:value-type="float" office:value="1.53091367700893" calcext:value-type="float">
            <text:p>1.53091367700893</text:p>
          </table:table-cell>
        </table:table-row>
        <table:table-row table:style-name="ro1">
          <table:table-cell office:value-type="float" office:value="-1.22515737" calcext:value-type="float">
            <text:p>-1.22515737</text:p>
          </table:table-cell>
          <table:table-cell office:value-type="float" office:value="-0.172925116" calcext:value-type="float">
            <text:p>-0.172925116</text:p>
          </table:table-cell>
          <table:table-cell table:formula="of:=[.A1183]*[.A1183]+[.B1183]*[.B1183]" office:value-type="float" office:value="1.53091367700893" calcext:value-type="float">
            <text:p>1.53091367700893</text:p>
          </table:table-cell>
        </table:table-row>
        <table:table-row table:style-name="ro1">
          <table:table-cell office:value-type="float" office:value="-1.23612502" calcext:value-type="float">
            <text:p>-1.23612502</text:p>
          </table:table-cell>
          <table:table-cell office:value-type="float" office:value="0" calcext:value-type="float">
            <text:p>0</text:p>
          </table:table-cell>
          <table:table-cell table:formula="of:=[.A1184]*[.A1184]+[.B1184]*[.B1184]" office:value-type="float" office:value="1.52800506507" calcext:value-type="float">
            <text:p>1.52800506507</text:p>
          </table:table-cell>
        </table:table-row>
        <table:table-row table:style-name="ro1">
          <table:table-cell office:value-type="float" office:value="0.112062112" calcext:value-type="float">
            <text:p>0.112062112</text:p>
          </table:table-cell>
          <table:table-cell office:value-type="float" office:value="1.23102954" calcext:value-type="float">
            <text:p>1.23102954</text:p>
          </table:table-cell>
          <table:table-cell table:formula="of:=[.A1185]*[.A1185]+[.B1185]*[.B1185]" office:value-type="float" office:value="1.52799164529851" calcext:value-type="float">
            <text:p>1.52799164529851</text:p>
          </table:table-cell>
        </table:table-row>
        <table:table-row table:style-name="ro1">
          <table:table-cell office:value-type="float" office:value="0.112062112" calcext:value-type="float">
            <text:p>0.112062112</text:p>
          </table:table-cell>
          <table:table-cell office:value-type="float" office:value="-1.23102954" calcext:value-type="float">
            <text:p>-1.23102954</text:p>
          </table:table-cell>
          <table:table-cell table:formula="of:=[.A1186]*[.A1186]+[.B1186]*[.B1186]" office:value-type="float" office:value="1.52799164529851" calcext:value-type="float">
            <text:p>1.52799164529851</text:p>
          </table:table-cell>
        </table:table-row>
        <table:table-row table:style-name="ro1">
          <table:table-cell office:value-type="float" office:value="-1.2215751" calcext:value-type="float">
            <text:p>-1.2215751</text:p>
          </table:table-cell>
          <table:table-cell office:value-type="float" office:value="0.174914484" calcext:value-type="float">
            <text:p>0.174914484</text:p>
          </table:table-cell>
          <table:table-cell table:formula="of:=[.A1187]*[.A1187]+[.B1187]*[.B1187]" office:value-type="float" office:value="1.522840801653" calcext:value-type="float">
            <text:p>1.522840801653</text:p>
          </table:table-cell>
        </table:table-row>
        <table:table-row table:style-name="ro1">
          <table:table-cell office:value-type="float" office:value="-1.2215751" calcext:value-type="float">
            <text:p>-1.2215751</text:p>
          </table:table-cell>
          <table:table-cell office:value-type="float" office:value="-0.174914483" calcext:value-type="float">
            <text:p>-0.174914483</text:p>
          </table:table-cell>
          <table:table-cell table:formula="of:=[.A1188]*[.A1188]+[.B1188]*[.B1188]" office:value-type="float" office:value="1.52284080130317" calcext:value-type="float">
            <text:p>1.52284080130317</text:p>
          </table:table-cell>
        </table:table-row>
        <table:table-row table:style-name="ro1">
          <table:table-cell office:value-type="float" office:value="-0.82010295" calcext:value-type="float">
            <text:p>-0.82010295</text:p>
          </table:table-cell>
          <table:table-cell office:value-type="float" office:value="0.920918599" calcext:value-type="float">
            <text:p>0.920918599</text:p>
          </table:table-cell>
          <table:table-cell table:formula="of:=[.A1189]*[.A1189]+[.B1189]*[.B1189]" office:value-type="float" office:value="1.52065991458283" calcext:value-type="float">
            <text:p>1.52065991458283</text:p>
          </table:table-cell>
        </table:table-row>
        <table:table-row table:style-name="ro1">
          <table:table-cell office:value-type="float" office:value="-0.82010295" calcext:value-type="float">
            <text:p>-0.82010295</text:p>
          </table:table-cell>
          <table:table-cell office:value-type="float" office:value="-0.920918599" calcext:value-type="float">
            <text:p>-0.920918599</text:p>
          </table:table-cell>
          <table:table-cell table:formula="of:=[.A1190]*[.A1190]+[.B1190]*[.B1190]" office:value-type="float" office:value="1.52065991458283" calcext:value-type="float">
            <text:p>1.52065991458283</text:p>
          </table:table-cell>
        </table:table-row>
        <table:table-row table:style-name="ro1">
          <table:table-cell office:value-type="float" office:value="1.23024204" calcext:value-type="float">
            <text:p>1.23024204</text:p>
          </table:table-cell>
          <table:table-cell office:value-type="float" office:value="0" calcext:value-type="float">
            <text:p>0</text:p>
          </table:table-cell>
          <table:table-cell table:formula="of:=[.A1191]*[.A1191]+[.B1191]*[.B1191]" office:value-type="float" office:value="1.51349547698336" calcext:value-type="float">
            <text:p>1.51349547698336</text:p>
          </table:table-cell>
        </table:table-row>
        <table:table-row table:style-name="ro1">
          <table:table-cell office:value-type="float" office:value="-0.97879776" calcext:value-type="float">
            <text:p>-0.97879776</text:p>
          </table:table-cell>
          <table:table-cell office:value-type="float" office:value="0.744690531" calcext:value-type="float">
            <text:p>0.744690531</text:p>
          </table:table-cell>
          <table:table-cell table:formula="of:=[.A1192]*[.A1192]+[.B1192]*[.B1192]" office:value-type="float" office:value="1.51260904194208" calcext:value-type="float">
            <text:p>1.51260904194208</text:p>
          </table:table-cell>
        </table:table-row>
        <table:table-row table:style-name="ro1">
          <table:table-cell office:value-type="float" office:value="-0.97879776" calcext:value-type="float">
            <text:p>-0.97879776</text:p>
          </table:table-cell>
          <table:table-cell office:value-type="float" office:value="-0.744690531" calcext:value-type="float">
            <text:p>-0.744690531</text:p>
          </table:table-cell>
          <table:table-cell table:formula="of:=[.A1193]*[.A1193]+[.B1193]*[.B1193]" office:value-type="float" office:value="1.51260904194208" calcext:value-type="float">
            <text:p>1.51260904194208</text:p>
          </table:table-cell>
        </table:table-row>
        <table:table-row table:style-name="ro1">
          <table:table-cell office:value-type="float" office:value="-0.0670115574" calcext:value-type="float">
            <text:p>-0.0670115574</text:p>
          </table:table-cell>
          <table:table-cell office:value-type="float" office:value="-1.22727273" calcext:value-type="float">
            <text:p>-1.22727273</text:p>
          </table:table-cell>
          <table:table-cell table:formula="of:=[.A1194]*[.A1194]+[.B1194]*[.B1194]" office:value-type="float" office:value="1.51068890262683" calcext:value-type="float">
            <text:p>1.51068890262683</text:p>
          </table:table-cell>
        </table:table-row>
        <table:table-row table:style-name="ro1">
          <table:table-cell office:value-type="float" office:value="-0.067011557" calcext:value-type="float">
            <text:p>-0.067011557</text:p>
          </table:table-cell>
          <table:table-cell office:value-type="float" office:value="1.22727273" calcext:value-type="float">
            <text:p>1.22727273</text:p>
          </table:table-cell>
          <table:table-cell table:formula="of:=[.A1195]*[.A1195]+[.B1195]*[.B1195]" office:value-type="float" office:value="1.51068890257322" calcext:value-type="float">
            <text:p>1.51068890257322</text:p>
          </table:table-cell>
        </table:table-row>
        <table:table-row table:style-name="ro1">
          <table:table-cell office:value-type="float" office:value="0.598835686" calcext:value-type="float">
            <text:p>0.598835686</text:p>
          </table:table-cell>
          <table:table-cell office:value-type="float" office:value="1.07294874" calcext:value-type="float">
            <text:p>1.07294874</text:p>
          </table:table-cell>
          <table:table-cell table:formula="of:=[.A1196]*[.A1196]+[.B1196]*[.B1196]" office:value-type="float" office:value="1.50982317749468" calcext:value-type="float">
            <text:p>1.50982317749468</text:p>
          </table:table-cell>
        </table:table-row>
        <table:table-row table:style-name="ro1">
          <table:table-cell office:value-type="float" office:value="0.598835684" calcext:value-type="float">
            <text:p>0.598835684</text:p>
          </table:table-cell>
          <table:table-cell office:value-type="float" office:value="-1.07294874" calcext:value-type="float">
            <text:p>-1.07294874</text:p>
          </table:table-cell>
          <table:table-cell table:formula="of:=[.A1197]*[.A1197]+[.B1197]*[.B1197]" office:value-type="float" office:value="1.50982317509934" calcext:value-type="float">
            <text:p>1.50982317509934</text:p>
          </table:table-cell>
        </table:table-row>
        <table:table-row table:style-name="ro1">
          <table:table-cell office:value-type="float" office:value="1.04891085" calcext:value-type="float">
            <text:p>1.04891085</text:p>
          </table:table-cell>
          <table:table-cell office:value-type="float" office:value="0.639204546" calcext:value-type="float">
            <text:p>0.639204546</text:p>
          </table:table-cell>
          <table:table-cell table:formula="of:=[.A1198]*[.A1198]+[.B1198]*[.B1198]" office:value-type="float" office:value="1.50879642287479" calcext:value-type="float">
            <text:p>1.50879642287479</text:p>
          </table:table-cell>
        </table:table-row>
        <table:table-row table:style-name="ro1">
          <table:table-cell office:value-type="float" office:value="1.04891085" calcext:value-type="float">
            <text:p>1.04891085</text:p>
          </table:table-cell>
          <table:table-cell office:value-type="float" office:value="-0.639204545" calcext:value-type="float">
            <text:p>-0.639204545</text:p>
          </table:table-cell>
          <table:table-cell table:formula="of:=[.A1199]*[.A1199]+[.B1199]*[.B1199]" office:value-type="float" office:value="1.50879642159638" calcext:value-type="float">
            <text:p>1.50879642159638</text:p>
          </table:table-cell>
        </table:table-row>
        <table:table-row table:style-name="ro1">
          <table:table-cell office:value-type="float" office:value="1.22578184" calcext:value-type="float">
            <text:p>1.22578184</text:p>
          </table:table-cell>
          <table:table-cell office:value-type="float" office:value="0" calcext:value-type="float">
            <text:p>0</text:p>
          </table:table-cell>
          <table:table-cell table:formula="of:=[.A1200]*[.A1200]+[.B1200]*[.B1200]" office:value-type="float" office:value="1.50254111927379" calcext:value-type="float">
            <text:p>1.50254111927379</text:p>
          </table:table-cell>
        </table:table-row>
        <table:table-row table:style-name="ro1">
          <table:table-cell office:value-type="float" office:value="-1.17123222" calcext:value-type="float">
            <text:p>-1.17123222</text:p>
          </table:table-cell>
          <table:table-cell office:value-type="float" office:value="-0.351150889" calcext:value-type="float">
            <text:p>-0.351150889</text:p>
          </table:table-cell>
          <table:table-cell table:formula="of:=[.A1201]*[.A1201]+[.B1201]*[.B1201]" office:value-type="float" office:value="1.49509186001162" calcext:value-type="float">
            <text:p>1.49509186001162</text:p>
          </table:table-cell>
        </table:table-row>
        <table:table-row table:style-name="ro1">
          <table:table-cell office:value-type="float" office:value="-1.17123222" calcext:value-type="float">
            <text:p>-1.17123222</text:p>
          </table:table-cell>
          <table:table-cell office:value-type="float" office:value="0.351150888" calcext:value-type="float">
            <text:p>0.351150888</text:p>
          </table:table-cell>
          <table:table-cell table:formula="of:=[.A1202]*[.A1202]+[.B1202]*[.B1202]" office:value-type="float" office:value="1.49509185930932" calcext:value-type="float">
            <text:p>1.49509185930932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272727273" calcext:value-type="float">
            <text:p>0.272727273</text:p>
          </table:table-cell>
          <table:table-cell table:formula="of:=[.A1203]*[.A1203]+[.B1203]*[.B1203]" office:value-type="float" office:value="1.48453641543802" calcext:value-type="float">
            <text:p>1.48453641543802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272727273" calcext:value-type="float">
            <text:p>-0.272727273</text:p>
          </table:table-cell>
          <table:table-cell table:formula="of:=[.A1204]*[.A1204]+[.B1204]*[.B1204]" office:value-type="float" office:value="1.48453641543802" calcext:value-type="float">
            <text:p>1.48453641543802</text:p>
          </table:table-cell>
        </table:table-row>
        <table:table-row table:style-name="ro1">
          <table:table-cell office:value-type="float" office:value="-1.21405245" calcext:value-type="float">
            <text:p>-1.21405245</text:p>
          </table:table-cell>
          <table:table-cell office:value-type="float" office:value="0.0870189824" calcext:value-type="float">
            <text:p>0.0870189824</text:p>
          </table:table-cell>
          <table:table-cell table:formula="of:=[.A1205]*[.A1205]+[.B1205]*[.B1205]" office:value-type="float" office:value="1.48149565464893" calcext:value-type="float">
            <text:p>1.48149565464893</text:p>
          </table:table-cell>
        </table:table-row>
        <table:table-row table:style-name="ro1">
          <table:table-cell office:value-type="float" office:value="-1.21405245" calcext:value-type="float">
            <text:p>-1.21405245</text:p>
          </table:table-cell>
          <table:table-cell office:value-type="float" office:value="-0.0870189824" calcext:value-type="float">
            <text:p>-0.0870189824</text:p>
          </table:table-cell>
          <table:table-cell table:formula="of:=[.A1206]*[.A1206]+[.B1206]*[.B1206]" office:value-type="float" office:value="1.48149565464893" calcext:value-type="float">
            <text:p>1.48149565464893</text:p>
          </table:table-cell>
        </table:table-row>
        <table:table-row table:style-name="ro1">
          <table:table-cell office:value-type="float" office:value="-1.16843666" calcext:value-type="float">
            <text:p>-1.16843666</text:p>
          </table:table-cell>
          <table:table-cell office:value-type="float" office:value="0.340396473" calcext:value-type="float">
            <text:p>0.340396473</text:p>
          </table:table-cell>
          <table:table-cell table:formula="of:=[.A1207]*[.A1207]+[.B1207]*[.B1207]" office:value-type="float" office:value="1.4811139872628" calcext:value-type="float">
            <text:p>1.4811139872628</text:p>
          </table:table-cell>
        </table:table-row>
        <table:table-row table:style-name="ro1">
          <table:table-cell office:value-type="float" office:value="-1.16843666" calcext:value-type="float">
            <text:p>-1.16843666</text:p>
          </table:table-cell>
          <table:table-cell office:value-type="float" office:value="-0.340396473" calcext:value-type="float">
            <text:p>-0.340396473</text:p>
          </table:table-cell>
          <table:table-cell table:formula="of:=[.A1208]*[.A1208]+[.B1208]*[.B1208]" office:value-type="float" office:value="1.4811139872628" calcext:value-type="float">
            <text:p>1.4811139872628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727272727" calcext:value-type="float">
            <text:p>0.727272727</text:p>
          </table:table-cell>
          <table:table-cell table:formula="of:=[.A1209]*[.A1209]+[.B1209]*[.B1209]" office:value-type="float" office:value="1.46740218193802" calcext:value-type="float">
            <text:p>1.46740218193802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727272727" calcext:value-type="float">
            <text:p>-0.727272727</text:p>
          </table:table-cell>
          <table:table-cell table:formula="of:=[.A1210]*[.A1210]+[.B1210]*[.B1210]" office:value-type="float" office:value="1.46740218193802" calcext:value-type="float">
            <text:p>1.46740218193802</text:p>
          </table:table-cell>
        </table:table-row>
        <table:table-row table:style-name="ro1">
          <table:table-cell office:value-type="float" office:value="-0.838040955" calcext:value-type="float">
            <text:p>-0.838040955</text:p>
          </table:table-cell>
          <table:table-cell office:value-type="float" office:value="0.873494871" calcext:value-type="float">
            <text:p>0.873494871</text:p>
          </table:table-cell>
          <table:table-cell table:formula="of:=[.A1211]*[.A1211]+[.B1211]*[.B1211]" office:value-type="float" office:value="1.46530593192062" calcext:value-type="float">
            <text:p>1.46530593192062</text:p>
          </table:table-cell>
        </table:table-row>
        <table:table-row table:style-name="ro1">
          <table:table-cell office:value-type="float" office:value="-0.838040955" calcext:value-type="float">
            <text:p>-0.838040955</text:p>
          </table:table-cell>
          <table:table-cell office:value-type="float" office:value="-0.873494871" calcext:value-type="float">
            <text:p>-0.873494871</text:p>
          </table:table-cell>
          <table:table-cell table:formula="of:=[.A1212]*[.A1212]+[.B1212]*[.B1212]" office:value-type="float" office:value="1.46530593192062" calcext:value-type="float">
            <text:p>1.46530593192062</text:p>
          </table:table-cell>
        </table:table-row>
        <table:table-row table:style-name="ro1">
          <table:table-cell office:value-type="float" office:value="-0.446765238" calcext:value-type="float">
            <text:p>-0.446765238</text:p>
          </table:table-cell>
          <table:table-cell office:value-type="float" office:value="-1.125" calcext:value-type="float">
            <text:p>-1.125</text:p>
          </table:table-cell>
          <table:table-cell table:formula="of:=[.A1213]*[.A1213]+[.B1213]*[.B1213]" office:value-type="float" office:value="1.4652241778852" calcext:value-type="float">
            <text:p>1.4652241778852</text:p>
          </table:table-cell>
        </table:table-row>
        <table:table-row table:style-name="ro1">
          <table:table-cell office:value-type="float" office:value="-0.446765237" calcext:value-type="float">
            <text:p>-0.446765237</text:p>
          </table:table-cell>
          <table:table-cell office:value-type="float" office:value="1.125" calcext:value-type="float">
            <text:p>1.125</text:p>
          </table:table-cell>
          <table:table-cell table:formula="of:=[.A1214]*[.A1214]+[.B1214]*[.B1214]" office:value-type="float" office:value="1.46522417699167" calcext:value-type="float">
            <text:p>1.46522417699167</text:p>
          </table:table-cell>
        </table:table-row>
        <table:table-row table:style-name="ro1">
          <table:table-cell office:value-type="float" office:value="-0.973185198" calcext:value-type="float">
            <text:p>-0.973185198</text:p>
          </table:table-cell>
          <table:table-cell office:value-type="float" office:value="0.71803379" calcext:value-type="float">
            <text:p>0.71803379</text:p>
          </table:table-cell>
          <table:table-cell table:formula="of:=[.A1215]*[.A1215]+[.B1215]*[.B1215]" office:value-type="float" office:value="1.46266195318806" calcext:value-type="float">
            <text:p>1.46266195318806</text:p>
          </table:table-cell>
        </table:table-row>
        <table:table-row table:style-name="ro1">
          <table:table-cell office:value-type="float" office:value="-0.973185198" calcext:value-type="float">
            <text:p>-0.973185198</text:p>
          </table:table-cell>
          <table:table-cell office:value-type="float" office:value="-0.718033789" calcext:value-type="float">
            <text:p>-0.718033789</text:p>
          </table:table-cell>
          <table:table-cell table:formula="of:=[.A1216]*[.A1216]+[.B1216]*[.B1216]" office:value-type="float" office:value="1.462661951752" calcext:value-type="float">
            <text:p>1.462661951752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18181818" calcext:value-type="float">
            <text:p>0.818181818</text:p>
          </table:table-cell>
          <table:table-cell table:formula="of:=[.A1217]*[.A1217]+[.B1217]*[.B1217]" office:value-type="float" office:value="1.46263437793079" calcext:value-type="float">
            <text:p>1.46263437793079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818181818" calcext:value-type="float">
            <text:p>-0.818181818</text:p>
          </table:table-cell>
          <table:table-cell table:formula="of:=[.A1218]*[.A1218]+[.B1218]*[.B1218]" office:value-type="float" office:value="1.46263437793079" calcext:value-type="float">
            <text:p>1.46263437793079</text:p>
          </table:table-cell>
        </table:table-row>
        <table:table-row table:style-name="ro1">
          <table:table-cell office:value-type="float" office:value="0.483973479" calcext:value-type="float">
            <text:p>0.483973479</text:p>
          </table:table-cell>
          <table:table-cell office:value-type="float" office:value="1.10795455" calcext:value-type="float">
            <text:p>1.10795455</text:p>
          </table:table-cell>
          <table:table-cell table:formula="of:=[.A1219]*[.A1219]+[.B1219]*[.B1219]" office:value-type="float" office:value="1.46179361324107" calcext:value-type="float">
            <text:p>1.46179361324107</text:p>
          </table:table-cell>
        </table:table-row>
        <table:table-row table:style-name="ro1">
          <table:table-cell office:value-type="float" office:value="0.483973479" calcext:value-type="float">
            <text:p>0.483973479</text:p>
          </table:table-cell>
          <table:table-cell office:value-type="float" office:value="-1.10795455" calcext:value-type="float">
            <text:p>-1.10795455</text:p>
          </table:table-cell>
          <table:table-cell table:formula="of:=[.A1220]*[.A1220]+[.B1220]*[.B1220]" office:value-type="float" office:value="1.46179361324107" calcext:value-type="float">
            <text:p>1.46179361324107</text:p>
          </table:table-cell>
        </table:table-row>
        <table:table-row table:style-name="ro1">
          <table:table-cell office:value-type="float" office:value="-0.856719719" calcext:value-type="float">
            <text:p>-0.856719719</text:p>
          </table:table-cell>
          <table:table-cell office:value-type="float" office:value="0.852272728" calcext:value-type="float">
            <text:p>0.852272728</text:p>
          </table:table-cell>
          <table:table-cell table:formula="of:=[.A1221]*[.A1221]+[.B1221]*[.B1221]" office:value-type="float" office:value="1.460337479816" calcext:value-type="float">
            <text:p>1.460337479816</text:p>
          </table:table-cell>
        </table:table-row>
        <table:table-row table:style-name="ro1">
          <table:table-cell office:value-type="float" office:value="-0.856719719" calcext:value-type="float">
            <text:p>-0.856719719</text:p>
          </table:table-cell>
          <table:table-cell office:value-type="float" office:value="-0.852272728" calcext:value-type="float">
            <text:p>-0.852272728</text:p>
          </table:table-cell>
          <table:table-cell table:formula="of:=[.A1222]*[.A1222]+[.B1222]*[.B1222]" office:value-type="float" office:value="1.460337479816" calcext:value-type="float">
            <text:p>1.460337479816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545454545" calcext:value-type="float">
            <text:p>0.545454545</text:p>
          </table:table-cell>
          <table:table-cell table:formula="of:=[.A1223]*[.A1223]+[.B1223]*[.B1223]" office:value-type="float" office:value="1.45987417628616" calcext:value-type="float">
            <text:p>1.45987417628616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545454545" calcext:value-type="float">
            <text:p>-0.545454545</text:p>
          </table:table-cell>
          <table:table-cell table:formula="of:=[.A1224]*[.A1224]+[.B1224]*[.B1224]" office:value-type="float" office:value="1.45987417628616" calcext:value-type="float">
            <text:p>1.45987417628616</text:p>
          </table:table-cell>
        </table:table-row>
        <table:table-row table:style-name="ro1">
          <table:table-cell office:value-type="float" office:value="-1.1774679" calcext:value-type="float">
            <text:p>-1.1774679</text:p>
          </table:table-cell>
          <table:table-cell office:value-type="float" office:value="0.266516097" calcext:value-type="float">
            <text:p>0.266516097</text:p>
          </table:table-cell>
          <table:table-cell table:formula="of:=[.A1225]*[.A1225]+[.B1225]*[.B1225]" office:value-type="float" office:value="1.45746148549052" calcext:value-type="float">
            <text:p>1.45746148549052</text:p>
          </table:table-cell>
        </table:table-row>
        <table:table-row table:style-name="ro1">
          <table:table-cell office:value-type="float" office:value="-1.1774679" calcext:value-type="float">
            <text:p>-1.1774679</text:p>
          </table:table-cell>
          <table:table-cell office:value-type="float" office:value="-0.266516097" calcext:value-type="float">
            <text:p>-0.266516097</text:p>
          </table:table-cell>
          <table:table-cell table:formula="of:=[.A1226]*[.A1226]+[.B1226]*[.B1226]" office:value-type="float" office:value="1.45746148549052" calcext:value-type="float">
            <text:p>1.45746148549052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1" calcext:value-type="float">
            <text:p>-1</text:p>
          </table:table-cell>
          <table:table-cell table:formula="of:=[.A1227]*[.A1227]+[.B1227]*[.B1227]" office:value-type="float" office:value="1.451416015625" calcext:value-type="float">
            <text:p>1.451416015625</text:p>
          </table:table-cell>
        </table:table-row>
        <table:table-row table:style-name="ro1">
          <table:table-cell office:value-type="float" office:value="0.62215681" calcext:value-type="float">
            <text:p>0.62215681</text:p>
          </table:table-cell>
          <table:table-cell office:value-type="float" office:value="1.03130338" calcext:value-type="float">
            <text:p>1.03130338</text:p>
          </table:table-cell>
          <table:table-cell table:formula="of:=[.A1228]*[.A1228]+[.B1228]*[.B1228]" office:value-type="float" office:value="1.4506657578288" calcext:value-type="float">
            <text:p>1.4506657578288</text:p>
          </table:table-cell>
        </table:table-row>
        <table:table-row table:style-name="ro1">
          <table:table-cell office:value-type="float" office:value="0.62215681" calcext:value-type="float">
            <text:p>0.62215681</text:p>
          </table:table-cell>
          <table:table-cell office:value-type="float" office:value="-1.03130338" calcext:value-type="float">
            <text:p>-1.03130338</text:p>
          </table:table-cell>
          <table:table-cell table:formula="of:=[.A1229]*[.A1229]+[.B1229]*[.B1229]" office:value-type="float" office:value="1.4506657578288" calcext:value-type="float">
            <text:p>1.4506657578288</text:p>
          </table:table-cell>
        </table:table-row>
        <table:table-row table:style-name="ro1">
          <table:table-cell office:value-type="float" office:value="0.883393595" calcext:value-type="float">
            <text:p>0.883393595</text:p>
          </table:table-cell>
          <table:table-cell office:value-type="float" office:value="0.818181818" calcext:value-type="float">
            <text:p>0.818181818</text:p>
          </table:table-cell>
          <table:table-cell table:formula="of:=[.A1230]*[.A1230]+[.B1230]*[.B1230]" office:value-type="float" office:value="1.44980573099281" calcext:value-type="float">
            <text:p>1.44980573099281</text:p>
          </table:table-cell>
        </table:table-row>
        <table:table-row table:style-name="ro1">
          <table:table-cell office:value-type="float" office:value="0.883393595" calcext:value-type="float">
            <text:p>0.883393595</text:p>
          </table:table-cell>
          <table:table-cell office:value-type="float" office:value="-0.818181818" calcext:value-type="float">
            <text:p>-0.818181818</text:p>
          </table:table-cell>
          <table:table-cell table:formula="of:=[.A1231]*[.A1231]+[.B1231]*[.B1231]" office:value-type="float" office:value="1.44980573099281" calcext:value-type="float">
            <text:p>1.44980573099281</text:p>
          </table:table-cell>
        </table:table-row>
        <table:table-row table:style-name="ro1">
          <table:table-cell office:value-type="float" office:value="-0.314842457" calcext:value-type="float">
            <text:p>-0.314842457</text:p>
          </table:table-cell>
          <table:table-cell office:value-type="float" office:value="1.16101672" calcext:value-type="float">
            <text:p>1.16101672</text:p>
          </table:table-cell>
          <table:table-cell table:formula="of:=[.A1232]*[.A1232]+[.B1232]*[.B1232]" office:value-type="float" office:value="1.44708559684936" calcext:value-type="float">
            <text:p>1.44708559684936</text:p>
          </table:table-cell>
        </table:table-row>
        <table:table-row table:style-name="ro1">
          <table:table-cell office:value-type="float" office:value="-0.314842457" calcext:value-type="float">
            <text:p>-0.314842457</text:p>
          </table:table-cell>
          <table:table-cell office:value-type="float" office:value="-1.16101672" calcext:value-type="float">
            <text:p>-1.16101672</text:p>
          </table:table-cell>
          <table:table-cell table:formula="of:=[.A1233]*[.A1233]+[.B1233]*[.B1233]" office:value-type="float" office:value="1.44708559684936" calcext:value-type="float">
            <text:p>1.44708559684936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181818182" calcext:value-type="float">
            <text:p>0.181818182</text:p>
          </table:table-cell>
          <table:table-cell table:formula="of:=[.A1234]*[.A1234]+[.B1234]*[.B1234]" office:value-type="float" office:value="1.44321410130579" calcext:value-type="float">
            <text:p>1.44321410130579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181818182" calcext:value-type="float">
            <text:p>-0.181818182</text:p>
          </table:table-cell>
          <table:table-cell table:formula="of:=[.A1235]*[.A1235]+[.B1235]*[.B1235]" office:value-type="float" office:value="1.44321410130579" calcext:value-type="float">
            <text:p>1.44321410130579</text:p>
          </table:table-cell>
        </table:table-row>
        <table:table-row table:style-name="ro1">
          <table:table-cell office:value-type="float" office:value="-0.775923608" calcext:value-type="float">
            <text:p>-0.775923608</text:p>
          </table:table-cell>
          <table:table-cell office:value-type="float" office:value="0.915988453" calcext:value-type="float">
            <text:p>0.915988453</text:p>
          </table:table-cell>
          <table:table-cell table:formula="of:=[.A1236]*[.A1236]+[.B1236]*[.B1236]" office:value-type="float" office:value="1.44109229148107" calcext:value-type="float">
            <text:p>1.44109229148107</text:p>
          </table:table-cell>
        </table:table-row>
        <table:table-row table:style-name="ro1">
          <table:table-cell office:value-type="float" office:value="-0.775923608" calcext:value-type="float">
            <text:p>-0.775923608</text:p>
          </table:table-cell>
          <table:table-cell office:value-type="float" office:value="-0.915988453" calcext:value-type="float">
            <text:p>-0.915988453</text:p>
          </table:table-cell>
          <table:table-cell table:formula="of:=[.A1237]*[.A1237]+[.B1237]*[.B1237]" office:value-type="float" office:value="1.44109229148107" calcext:value-type="float">
            <text:p>1.44109229148107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909090909" calcext:value-type="float">
            <text:p>0.909090909</text:p>
          </table:table-cell>
          <table:table-cell table:formula="of:=[.A1238]*[.A1238]+[.B1238]*[.B1238]" office:value-type="float" office:value="1.43679784332645" calcext:value-type="float">
            <text:p>1.43679784332645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909090909" calcext:value-type="float">
            <text:p>-0.909090909</text:p>
          </table:table-cell>
          <table:table-cell table:formula="of:=[.A1239]*[.A1239]+[.B1239]*[.B1239]" office:value-type="float" office:value="1.43679784332645" calcext:value-type="float">
            <text:p>1.43679784332645</text:p>
          </table:table-cell>
        </table:table-row>
        <table:table-row table:style-name="ro1">
          <table:table-cell office:value-type="float" office:value="-0.0467653264" calcext:value-type="float">
            <text:p>-0.0467653264</text:p>
          </table:table-cell>
          <table:table-cell office:value-type="float" office:value="1.19495324" calcext:value-type="float">
            <text:p>1.19495324</text:p>
          </table:table-cell>
          <table:table-cell table:formula="of:=[.A1240]*[.A1240]+[.B1240]*[.B1240]" office:value-type="float" office:value="1.4301002415398" calcext:value-type="float">
            <text:p>1.4301002415398</text:p>
          </table:table-cell>
        </table:table-row>
        <table:table-row table:style-name="ro1">
          <table:table-cell office:value-type="float" office:value="-0.0467653244" calcext:value-type="float">
            <text:p>-0.0467653244</text:p>
          </table:table-cell>
          <table:table-cell office:value-type="float" office:value="-1.19495324" calcext:value-type="float">
            <text:p>-1.19495324</text:p>
          </table:table-cell>
          <table:table-cell table:formula="of:=[.A1241]*[.A1241]+[.B1241]*[.B1241]" office:value-type="float" office:value="1.43010024135273" calcext:value-type="float">
            <text:p>1.43010024135273</text:p>
          </table:table-cell>
        </table:table-row>
        <table:table-row table:style-name="ro1">
          <table:table-cell office:value-type="float" office:value="-0.991296386" calcext:value-type="float">
            <text:p>-0.991296386</text:p>
          </table:table-cell>
          <table:table-cell office:value-type="float" office:value="0.665404421" calcext:value-type="float">
            <text:p>0.665404421</text:p>
          </table:table-cell>
          <table:table-cell table:formula="of:=[.A1242]*[.A1242]+[.B1242]*[.B1242]" office:value-type="float" office:value="1.42543156838301" calcext:value-type="float">
            <text:p>1.42543156838301</text:p>
          </table:table-cell>
        </table:table-row>
        <table:table-row table:style-name="ro1">
          <table:table-cell office:value-type="float" office:value="-0.991296386" calcext:value-type="float">
            <text:p>-0.991296386</text:p>
          </table:table-cell>
          <table:table-cell office:value-type="float" office:value="-0.665404421" calcext:value-type="float">
            <text:p>-0.665404421</text:p>
          </table:table-cell>
          <table:table-cell table:formula="of:=[.A1243]*[.A1243]+[.B1243]*[.B1243]" office:value-type="float" office:value="1.42543156838301" calcext:value-type="float">
            <text:p>1.42543156838301</text:p>
          </table:table-cell>
        </table:table-row>
        <table:table-row table:style-name="ro1">
          <table:table-cell office:value-type="float" office:value="-1.19281661" calcext:value-type="float">
            <text:p>-1.19281661</text:p>
          </table:table-cell>
          <table:table-cell office:value-type="float" office:value="-0.0348790539" calcext:value-type="float">
            <text:p>-0.0348790539</text:p>
          </table:table-cell>
          <table:table-cell table:formula="of:=[.A1244]*[.A1244]+[.B1244]*[.B1244]" office:value-type="float" office:value="1.42402801349285" calcext:value-type="float">
            <text:p>1.42402801349285</text:p>
          </table:table-cell>
        </table:table-row>
        <table:table-row table:style-name="ro1">
          <table:table-cell office:value-type="float" office:value="-1.19281661" calcext:value-type="float">
            <text:p>-1.19281661</text:p>
          </table:table-cell>
          <table:table-cell office:value-type="float" office:value="0.0348790435" calcext:value-type="float">
            <text:p>0.0348790435</text:p>
          </table:table-cell>
          <table:table-cell table:formula="of:=[.A1245]*[.A1245]+[.B1245]*[.B1245]" office:value-type="float" office:value="1.42402801276737" calcext:value-type="float">
            <text:p>1.42402801276737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.0909090908" calcext:value-type="float">
            <text:p>0.0909090908</text:p>
          </table:table-cell>
          <table:table-cell table:formula="of:=[.A1246]*[.A1246]+[.B1246]*[.B1246]" office:value-type="float" office:value="1.41842071279008" calcext:value-type="float">
            <text:p>1.41842071279008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-0.0909090908" calcext:value-type="float">
            <text:p>-0.0909090908</text:p>
          </table:table-cell>
          <table:table-cell table:formula="of:=[.A1247]*[.A1247]+[.B1247]*[.B1247]" office:value-type="float" office:value="1.41842071279008" calcext:value-type="float">
            <text:p>1.41842071279008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1" calcext:value-type="float">
            <text:p>-1</text:p>
          </table:table-cell>
          <table:table-cell table:formula="of:=[.A1248]*[.A1248]+[.B1248]*[.B1248]" office:value-type="float" office:value="1.410400390625" calcext:value-type="float">
            <text:p>1.410400390625</text:p>
          </table:table-cell>
        </table:table-row>
        <table:table-row table:style-name="ro1">
          <table:table-cell office:value-type="float" office:value="-1.1875" calcext:value-type="float">
            <text:p>-1.1875</text:p>
          </table:table-cell>
          <table:table-cell office:value-type="float" office:value="0" calcext:value-type="float">
            <text:p>0</text:p>
          </table:table-cell>
          <table:table-cell table:formula="of:=[.A1249]*[.A1249]+[.B1249]*[.B1249]" office:value-type="float" office:value="1.41015625" calcext:value-type="float">
            <text:p>1.41015625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818181818" calcext:value-type="float">
            <text:p>0.818181818</text:p>
          </table:table-cell>
          <table:table-cell table:formula="of:=[.A1250]*[.A1250]+[.B1250]*[.B1250]" office:value-type="float" office:value="1.40794687793079" calcext:value-type="float">
            <text:p>1.40794687793079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818181818" calcext:value-type="float">
            <text:p>-0.818181818</text:p>
          </table:table-cell>
          <table:table-cell table:formula="of:=[.A1251]*[.A1251]+[.B1251]*[.B1251]" office:value-type="float" office:value="1.40794687793079" calcext:value-type="float">
            <text:p>1.40794687793079</text:p>
          </table:table-cell>
        </table:table-row>
        <table:table-row table:style-name="ro1">
          <table:table-cell office:value-type="float" office:value="-1.17990922" calcext:value-type="float">
            <text:p>-1.17990922</text:p>
          </table:table-cell>
          <table:table-cell office:value-type="float" office:value="0.0743301241" calcext:value-type="float">
            <text:p>0.0743301241</text:p>
          </table:table-cell>
          <table:table-cell table:formula="of:=[.A1252]*[.A1252]+[.B1252]*[.B1252]" office:value-type="float" office:value="1.39771073478973" calcext:value-type="float">
            <text:p>1.39771073478973</text:p>
          </table:table-cell>
        </table:table-row>
        <table:table-row table:style-name="ro1">
          <table:table-cell office:value-type="float" office:value="-1.17990922" calcext:value-type="float">
            <text:p>-1.17990922</text:p>
          </table:table-cell>
          <table:table-cell office:value-type="float" office:value="-0.0743301241" calcext:value-type="float">
            <text:p>-0.0743301241</text:p>
          </table:table-cell>
          <table:table-cell table:formula="of:=[.A1253]*[.A1253]+[.B1253]*[.B1253]" office:value-type="float" office:value="1.39771073478973" calcext:value-type="float">
            <text:p>1.39771073478973</text:p>
          </table:table-cell>
        </table:table-row>
        <table:table-row table:style-name="ro1">
          <table:table-cell office:value-type="float" office:value="-1.0717835" calcext:value-type="float">
            <text:p>-1.0717835</text:p>
          </table:table-cell>
          <table:table-cell office:value-type="float" office:value="0.498606003" calcext:value-type="float">
            <text:p>0.498606003</text:p>
          </table:table-cell>
          <table:table-cell table:formula="of:=[.A1254]*[.A1254]+[.B1254]*[.B1254]" office:value-type="float" office:value="1.39732781709989" calcext:value-type="float">
            <text:p>1.39732781709989</text:p>
          </table:table-cell>
        </table:table-row>
        <table:table-row table:style-name="ro1">
          <table:table-cell office:value-type="float" office:value="-1.0717835" calcext:value-type="float">
            <text:p>-1.0717835</text:p>
          </table:table-cell>
          <table:table-cell office:value-type="float" office:value="-0.498606002" calcext:value-type="float">
            <text:p>-0.498606002</text:p>
          </table:table-cell>
          <table:table-cell table:formula="of:=[.A1255]*[.A1255]+[.B1255]*[.B1255]" office:value-type="float" office:value="1.39732781610267" calcext:value-type="float">
            <text:p>1.39732781610267</text:p>
          </table:table-cell>
        </table:table-row>
        <table:table-row table:style-name="ro1">
          <table:table-cell office:value-type="float" office:value="-1.17929057" calcext:value-type="float">
            <text:p>-1.17929057</text:p>
          </table:table-cell>
          <table:table-cell office:value-type="float" office:value="0.0670423623" calcext:value-type="float">
            <text:p>0.0670423623</text:p>
          </table:table-cell>
          <table:table-cell table:formula="of:=[.A1256]*[.A1256]+[.B1256]*[.B1256]" office:value-type="float" office:value="1.39522092683369" calcext:value-type="float">
            <text:p>1.39522092683369</text:p>
          </table:table-cell>
        </table:table-row>
        <table:table-row table:style-name="ro1">
          <table:table-cell office:value-type="float" office:value="-1.17929057" calcext:value-type="float">
            <text:p>-1.17929057</text:p>
          </table:table-cell>
          <table:table-cell office:value-type="float" office:value="-0.0670423623" calcext:value-type="float">
            <text:p>-0.0670423623</text:p>
          </table:table-cell>
          <table:table-cell table:formula="of:=[.A1257]*[.A1257]+[.B1257]*[.B1257]" office:value-type="float" office:value="1.39522092683369" calcext:value-type="float">
            <text:p>1.39522092683369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909090909" calcext:value-type="float">
            <text:p>0.909090909</text:p>
          </table:table-cell>
          <table:table-cell table:formula="of:=[.A1258]*[.A1258]+[.B1258]*[.B1258]" office:value-type="float" office:value="1.38894628082645" calcext:value-type="float">
            <text:p>1.3889462808264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909090909" calcext:value-type="float">
            <text:p>-0.909090909</text:p>
          </table:table-cell>
          <table:table-cell table:formula="of:=[.A1259]*[.A1259]+[.B1259]*[.B1259]" office:value-type="float" office:value="1.38894628082645" calcext:value-type="float">
            <text:p>1.38894628082645</text:p>
          </table:table-cell>
        </table:table-row>
        <table:table-row table:style-name="ro1">
          <table:table-cell office:value-type="float" office:value="-1.17692471" calcext:value-type="float">
            <text:p>-1.17692471</text:p>
          </table:table-cell>
          <table:table-cell office:value-type="float" office:value="0.0509088589" calcext:value-type="float">
            <text:p>0.0509088589</text:p>
          </table:table-cell>
          <table:table-cell table:formula="of:=[.A1260]*[.A1260]+[.B1260]*[.B1260]" office:value-type="float" office:value="1.38774348492308" calcext:value-type="float">
            <text:p>1.38774348492308</text:p>
          </table:table-cell>
        </table:table-row>
        <table:table-row table:style-name="ro1">
          <table:table-cell office:value-type="float" office:value="-1.17692471" calcext:value-type="float">
            <text:p>-1.17692471</text:p>
          </table:table-cell>
          <table:table-cell office:value-type="float" office:value="-0.0509088589" calcext:value-type="float">
            <text:p>-0.0509088589</text:p>
          </table:table-cell>
          <table:table-cell table:formula="of:=[.A1261]*[.A1261]+[.B1261]*[.B1261]" office:value-type="float" office:value="1.38774348492308" calcext:value-type="float">
            <text:p>1.38774348492308</text:p>
          </table:table-cell>
        </table:table-row>
        <table:table-row table:style-name="ro1">
          <table:table-cell office:value-type="float" office:value="0.67229468" calcext:value-type="float">
            <text:p>0.67229468</text:p>
          </table:table-cell>
          <table:table-cell office:value-type="float" office:value="0.965909091" calcext:value-type="float">
            <text:p>0.965909091</text:p>
          </table:table-cell>
          <table:table-cell table:formula="of:=[.A1262]*[.A1262]+[.B1262]*[.B1262]" office:value-type="float" office:value="1.38496050883275" calcext:value-type="float">
            <text:p>1.38496050883275</text:p>
          </table:table-cell>
        </table:table-row>
        <table:table-row table:style-name="ro1">
          <table:table-cell office:value-type="float" office:value="0.67229468" calcext:value-type="float">
            <text:p>0.67229468</text:p>
          </table:table-cell>
          <table:table-cell office:value-type="float" office:value="-0.965909091" calcext:value-type="float">
            <text:p>-0.965909091</text:p>
          </table:table-cell>
          <table:table-cell table:formula="of:=[.A1263]*[.A1263]+[.B1263]*[.B1263]" office:value-type="float" office:value="1.38496050883275" calcext:value-type="float">
            <text:p>1.38496050883275</text:p>
          </table:table-cell>
        </table:table-row>
        <table:table-row table:style-name="ro1">
          <table:table-cell office:value-type="float" office:value="-1.15821651" calcext:value-type="float">
            <text:p>-1.15821651</text:p>
          </table:table-cell>
          <table:table-cell office:value-type="float" office:value="0.20818145" calcext:value-type="float">
            <text:p>0.20818145</text:p>
          </table:table-cell>
          <table:table-cell table:formula="of:=[.A1264]*[.A1264]+[.B1264]*[.B1264]" office:value-type="float" office:value="1.38480500016068" calcext:value-type="float">
            <text:p>1.38480500016068</text:p>
          </table:table-cell>
        </table:table-row>
        <table:table-row table:style-name="ro1">
          <table:table-cell office:value-type="float" office:value="-1.15821651" calcext:value-type="float">
            <text:p>-1.15821651</text:p>
          </table:table-cell>
          <table:table-cell office:value-type="float" office:value="-0.20818145" calcext:value-type="float">
            <text:p>-0.20818145</text:p>
          </table:table-cell>
          <table:table-cell table:formula="of:=[.A1265]*[.A1265]+[.B1265]*[.B1265]" office:value-type="float" office:value="1.38480500016068" calcext:value-type="float">
            <text:p>1.38480500016068</text:p>
          </table:table-cell>
        </table:table-row>
        <table:table-row table:style-name="ro1">
          <table:table-cell office:value-type="float" office:value="-1.17593004" calcext:value-type="float">
            <text:p>-1.17593004</text:p>
          </table:table-cell>
          <table:table-cell office:value-type="float" office:value="0.018261423" calcext:value-type="float">
            <text:p>0.018261423</text:p>
          </table:table-cell>
          <table:table-cell table:formula="of:=[.A1266]*[.A1266]+[.B1266]*[.B1266]" office:value-type="float" office:value="1.38314493854439" calcext:value-type="float">
            <text:p>1.38314493854439</text:p>
          </table:table-cell>
        </table:table-row>
        <table:table-row table:style-name="ro1">
          <table:table-cell office:value-type="float" office:value="-1.17593004" calcext:value-type="float">
            <text:p>-1.17593004</text:p>
          </table:table-cell>
          <table:table-cell office:value-type="float" office:value="-0.018261423" calcext:value-type="float">
            <text:p>-0.018261423</text:p>
          </table:table-cell>
          <table:table-cell table:formula="of:=[.A1267]*[.A1267]+[.B1267]*[.B1267]" office:value-type="float" office:value="1.38314493854439" calcext:value-type="float">
            <text:p>1.38314493854439</text:p>
          </table:table-cell>
        </table:table-row>
        <table:table-row table:style-name="ro1">
          <table:table-cell office:value-type="float" office:value="-1.17597137" calcext:value-type="float">
            <text:p>-1.17597137</text:p>
          </table:table-cell>
          <table:table-cell office:value-type="float" office:value="0" calcext:value-type="float">
            <text:p>0</text:p>
          </table:table-cell>
          <table:table-cell table:formula="of:=[.A1268]*[.A1268]+[.B1268]*[.B1268]" office:value-type="float" office:value="1.38290866305968" calcext:value-type="float">
            <text:p>1.38290866305968</text:p>
          </table:table-cell>
        </table:table-row>
        <table:table-row table:style-name="ro1">
          <table:table-cell office:value-type="float" office:value="-1.17207159" calcext:value-type="float">
            <text:p>-1.17207159</text:p>
          </table:table-cell>
          <table:table-cell office:value-type="float" office:value="0.0753101447" calcext:value-type="float">
            <text:p>0.0753101447</text:p>
          </table:table-cell>
          <table:table-cell table:formula="of:=[.A1269]*[.A1269]+[.B1269]*[.B1269]" office:value-type="float" office:value="1.37942342997986" calcext:value-type="float">
            <text:p>1.37942342997986</text:p>
          </table:table-cell>
        </table:table-row>
        <table:table-row table:style-name="ro1">
          <table:table-cell office:value-type="float" office:value="-1.17207159" calcext:value-type="float">
            <text:p>-1.17207159</text:p>
          </table:table-cell>
          <table:table-cell office:value-type="float" office:value="-0.0753101447" calcext:value-type="float">
            <text:p>-0.0753101447</text:p>
          </table:table-cell>
          <table:table-cell table:formula="of:=[.A1270]*[.A1270]+[.B1270]*[.B1270]" office:value-type="float" office:value="1.37942342997986" calcext:value-type="float">
            <text:p>1.37942342997986</text:p>
          </table:table-cell>
        </table:table-row>
        <table:table-row table:style-name="ro1">
          <table:table-cell office:value-type="float" office:value="-1.17262354" calcext:value-type="float">
            <text:p>-1.17262354</text:p>
          </table:table-cell>
          <table:table-cell office:value-type="float" office:value="-0.0471969598" calcext:value-type="float">
            <text:p>-0.0471969598</text:p>
          </table:table-cell>
          <table:table-cell table:formula="of:=[.A1271]*[.A1271]+[.B1271]*[.B1271]" office:value-type="float" office:value="1.37727351957649" calcext:value-type="float">
            <text:p>1.37727351957649</text:p>
          </table:table-cell>
        </table:table-row>
        <table:table-row table:style-name="ro1">
          <table:table-cell office:value-type="float" office:value="-1.17262354" calcext:value-type="float">
            <text:p>-1.17262354</text:p>
          </table:table-cell>
          <table:table-cell office:value-type="float" office:value="0.0471969595" calcext:value-type="float">
            <text:p>0.0471969595</text:p>
          </table:table-cell>
          <table:table-cell table:formula="of:=[.A1272]*[.A1272]+[.B1272]*[.B1272]" office:value-type="float" office:value="1.37727351954818" calcext:value-type="float">
            <text:p>1.37727351954818</text:p>
          </table:table-cell>
        </table:table-row>
        <table:table-row table:style-name="ro1">
          <table:table-cell office:value-type="float" office:value="-0.911407219" calcext:value-type="float">
            <text:p>-0.911407219</text:p>
          </table:table-cell>
          <table:table-cell office:value-type="float" office:value="0.738636364" calcext:value-type="float">
            <text:p>0.738636364</text:p>
          </table:table-cell>
          <table:table-cell table:formula="of:=[.A1273]*[.A1273]+[.B1273]*[.B1273]" office:value-type="float" office:value="1.37624679706845" calcext:value-type="float">
            <text:p>1.37624679706845</text:p>
          </table:table-cell>
        </table:table-row>
        <table:table-row table:style-name="ro1">
          <table:table-cell office:value-type="float" office:value="-0.911407219" calcext:value-type="float">
            <text:p>-0.911407219</text:p>
          </table:table-cell>
          <table:table-cell office:value-type="float" office:value="-0.738636364" calcext:value-type="float">
            <text:p>-0.738636364</text:p>
          </table:table-cell>
          <table:table-cell table:formula="of:=[.A1274]*[.A1274]+[.B1274]*[.B1274]" office:value-type="float" office:value="1.37624679706845" calcext:value-type="float">
            <text:p>1.37624679706845</text:p>
          </table:table-cell>
        </table:table-row>
        <table:table-row table:style-name="ro1">
          <table:table-cell office:value-type="float" office:value="0.0776177297" calcext:value-type="float">
            <text:p>0.0776177297</text:p>
          </table:table-cell>
          <table:table-cell office:value-type="float" office:value="1.17016405" calcext:value-type="float">
            <text:p>1.17016405</text:p>
          </table:table-cell>
          <table:table-cell table:formula="of:=[.A1275]*[.A1275]+[.B1275]*[.B1275]" office:value-type="float" office:value="1.37530841587618" calcext:value-type="float">
            <text:p>1.37530841587618</text:p>
          </table:table-cell>
        </table:table-row>
        <table:table-row table:style-name="ro1">
          <table:table-cell office:value-type="float" office:value="0.0776177297" calcext:value-type="float">
            <text:p>0.0776177297</text:p>
          </table:table-cell>
          <table:table-cell office:value-type="float" office:value="-1.17016405" calcext:value-type="float">
            <text:p>-1.17016405</text:p>
          </table:table-cell>
          <table:table-cell table:formula="of:=[.A1276]*[.A1276]+[.B1276]*[.B1276]" office:value-type="float" office:value="1.37530841587618" calcext:value-type="float">
            <text:p>1.37530841587618</text:p>
          </table:table-cell>
        </table:table-row>
        <table:table-row table:style-name="ro1">
          <table:table-cell office:value-type="float" office:value="1.09023316" calcext:value-type="float">
            <text:p>1.09023316</text:p>
          </table:table-cell>
          <table:table-cell office:value-type="float" office:value="-0.426136364" calcext:value-type="float">
            <text:p>-0.426136364</text:p>
          </table:table-cell>
          <table:table-cell table:formula="of:=[.A1277]*[.A1277]+[.B1277]*[.B1277]" office:value-type="float" office:value="1.37020054388673" calcext:value-type="float">
            <text:p>1.37020054388673</text:p>
          </table:table-cell>
        </table:table-row>
        <table:table-row table:style-name="ro1">
          <table:table-cell office:value-type="float" office:value="1.09023316" calcext:value-type="float">
            <text:p>1.09023316</text:p>
          </table:table-cell>
          <table:table-cell office:value-type="float" office:value="0.426136363" calcext:value-type="float">
            <text:p>0.426136363</text:p>
          </table:table-cell>
          <table:table-cell table:formula="of:=[.A1278]*[.A1278]+[.B1278]*[.B1278]" office:value-type="float" office:value="1.37020054303445" calcext:value-type="float">
            <text:p>1.37020054303445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454545455" calcext:value-type="float">
            <text:p>0.454545455</text:p>
          </table:table-cell>
          <table:table-cell table:formula="of:=[.A1279]*[.A1279]+[.B1279]*[.B1279]" office:value-type="float" office:value="1.36896508628616" calcext:value-type="float">
            <text:p>1.36896508628616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454545455" calcext:value-type="float">
            <text:p>-0.454545455</text:p>
          </table:table-cell>
          <table:table-cell table:formula="of:=[.A1280]*[.A1280]+[.B1280]*[.B1280]" office:value-type="float" office:value="1.36896508628616" calcext:value-type="float">
            <text:p>1.36896508628616</text:p>
          </table:table-cell>
        </table:table-row>
        <table:table-row table:style-name="ro1">
          <table:table-cell office:value-type="float" office:value="-1.1696975" calcext:value-type="float">
            <text:p>-1.1696975</text:p>
          </table:table-cell>
          <table:table-cell office:value-type="float" office:value="0" calcext:value-type="float">
            <text:p>0</text:p>
          </table:table-cell>
          <table:table-cell table:formula="of:=[.A1281]*[.A1281]+[.B1281]*[.B1281]" office:value-type="float" office:value="1.36819224150625" calcext:value-type="float">
            <text:p>1.36819224150625</text:p>
          </table:table-cell>
        </table:table-row>
        <table:table-row table:style-name="ro1">
          <table:table-cell office:value-type="float" office:value="0.37567836" calcext:value-type="float">
            <text:p>0.37567836</text:p>
          </table:table-cell>
          <table:table-cell office:value-type="float" office:value="1.10765936" calcext:value-type="float">
            <text:p>1.10765936</text:p>
          </table:table-cell>
          <table:table-cell table:formula="of:=[.A1282]*[.A1282]+[.B1282]*[.B1282]" office:value-type="float" office:value="1.3680434879679" calcext:value-type="float">
            <text:p>1.3680434879679</text:p>
          </table:table-cell>
        </table:table-row>
        <table:table-row table:style-name="ro1">
          <table:table-cell office:value-type="float" office:value="0.37567836" calcext:value-type="float">
            <text:p>0.37567836</text:p>
          </table:table-cell>
          <table:table-cell office:value-type="float" office:value="-1.10765936" calcext:value-type="float">
            <text:p>-1.10765936</text:p>
          </table:table-cell>
          <table:table-cell table:formula="of:=[.A1283]*[.A1283]+[.B1283]*[.B1283]" office:value-type="float" office:value="1.3680434879679" calcext:value-type="float">
            <text:p>1.3680434879679</text:p>
          </table:table-cell>
        </table:table-row>
        <table:table-row table:style-name="ro1">
          <table:table-cell office:value-type="float" office:value="-1.16498182" calcext:value-type="float">
            <text:p>-1.16498182</text:p>
          </table:table-cell>
          <table:table-cell office:value-type="float" office:value="0.0922779978" calcext:value-type="float">
            <text:p>0.0922779978</text:p>
          </table:table-cell>
          <table:table-cell table:formula="of:=[.A1284]*[.A1284]+[.B1284]*[.B1284]" office:value-type="float" office:value="1.36569786980849" calcext:value-type="float">
            <text:p>1.36569786980849</text:p>
          </table:table-cell>
        </table:table-row>
        <table:table-row table:style-name="ro1">
          <table:table-cell office:value-type="float" office:value="-1.16498182" calcext:value-type="float">
            <text:p>-1.16498182</text:p>
          </table:table-cell>
          <table:table-cell office:value-type="float" office:value="-0.0922779978" calcext:value-type="float">
            <text:p>-0.0922779978</text:p>
          </table:table-cell>
          <table:table-cell table:formula="of:=[.A1285]*[.A1285]+[.B1285]*[.B1285]" office:value-type="float" office:value="1.36569786980849" calcext:value-type="float">
            <text:p>1.36569786980849</text:p>
          </table:table-cell>
        </table:table-row>
        <table:table-row table:style-name="ro1">
          <table:table-cell office:value-type="float" office:value="1.1594281" calcext:value-type="float">
            <text:p>1.1594281</text:p>
          </table:table-cell>
          <table:table-cell office:value-type="float" office:value="0.141978849" calcext:value-type="float">
            <text:p>0.141978849</text:p>
          </table:table-cell>
          <table:table-cell table:formula="of:=[.A1286]*[.A1286]+[.B1286]*[.B1286]" office:value-type="float" office:value="1.36443151263298" calcext:value-type="float">
            <text:p>1.36443151263298</text:p>
          </table:table-cell>
        </table:table-row>
        <table:table-row table:style-name="ro1">
          <table:table-cell office:value-type="float" office:value="1.1594281" calcext:value-type="float">
            <text:p>1.1594281</text:p>
          </table:table-cell>
          <table:table-cell office:value-type="float" office:value="-0.141978848" calcext:value-type="float">
            <text:p>-0.141978848</text:p>
          </table:table-cell>
          <table:table-cell table:formula="of:=[.A1287]*[.A1287]+[.B1287]*[.B1287]" office:value-type="float" office:value="1.36443151234902" calcext:value-type="float">
            <text:p>1.36443151234902</text:p>
          </table:table-cell>
        </table:table-row>
        <table:table-row table:style-name="ro1">
          <table:table-cell office:value-type="float" office:value="-0.143915854" calcext:value-type="float">
            <text:p>-0.143915854</text:p>
          </table:table-cell>
          <table:table-cell office:value-type="float" office:value="1.15909091" calcext:value-type="float">
            <text:p>1.15909091</text:p>
          </table:table-cell>
          <table:table-cell table:formula="of:=[.A1288]*[.A1288]+[.B1288]*[.B1288]" office:value-type="float" office:value="1.36420351067718" calcext:value-type="float">
            <text:p>1.36420351067718</text:p>
          </table:table-cell>
        </table:table-row>
        <table:table-row table:style-name="ro1">
          <table:table-cell office:value-type="float" office:value="-0.143915854" calcext:value-type="float">
            <text:p>-0.143915854</text:p>
          </table:table-cell>
          <table:table-cell office:value-type="float" office:value="-1.15909091" calcext:value-type="float">
            <text:p>-1.15909091</text:p>
          </table:table-cell>
          <table:table-cell table:formula="of:=[.A1289]*[.A1289]+[.B1289]*[.B1289]" office:value-type="float" office:value="1.36420351067718" calcext:value-type="float">
            <text:p>1.36420351067718</text:p>
          </table:table-cell>
        </table:table-row>
        <table:table-row table:style-name="ro1">
          <table:table-cell office:value-type="float" office:value="-1.16613163" calcext:value-type="float">
            <text:p>-1.16613163</text:p>
          </table:table-cell>
          <table:table-cell office:value-type="float" office:value="0" calcext:value-type="float">
            <text:p>0</text:p>
          </table:table-cell>
          <table:table-cell table:formula="of:=[.A1290]*[.A1290]+[.B1290]*[.B1290]" office:value-type="float" office:value="1.35986297848646" calcext:value-type="float">
            <text:p>1.35986297848646</text:p>
          </table:table-cell>
        </table:table-row>
        <table:table-row table:style-name="ro1">
          <table:table-cell office:value-type="float" office:value="0.166330385" calcext:value-type="float">
            <text:p>0.166330385</text:p>
          </table:table-cell>
          <table:table-cell office:value-type="float" office:value="1.15340909" calcext:value-type="float">
            <text:p>1.15340909</text:p>
          </table:table-cell>
          <table:table-cell table:formula="of:=[.A1291]*[.A1291]+[.B1291]*[.B1291]" office:value-type="float" office:value="1.35801832586888" calcext:value-type="float">
            <text:p>1.35801832586888</text:p>
          </table:table-cell>
        </table:table-row>
        <table:table-row table:style-name="ro1">
          <table:table-cell office:value-type="float" office:value="0.166330385" calcext:value-type="float">
            <text:p>0.166330385</text:p>
          </table:table-cell>
          <table:table-cell office:value-type="float" office:value="-1.15340909" calcext:value-type="float">
            <text:p>-1.15340909</text:p>
          </table:table-cell>
          <table:table-cell table:formula="of:=[.A1292]*[.A1292]+[.B1292]*[.B1292]" office:value-type="float" office:value="1.35801832586888" calcext:value-type="float">
            <text:p>1.35801832586888</text:p>
          </table:table-cell>
        </table:table-row>
        <table:table-row table:style-name="ro1">
          <table:table-cell office:value-type="float" office:value="-0.733933349" calcext:value-type="float">
            <text:p>-0.733933349</text:p>
          </table:table-cell>
          <table:table-cell office:value-type="float" office:value="-0.903459982" calcext:value-type="float">
            <text:p>-0.903459982</text:p>
          </table:table-cell>
          <table:table-cell table:formula="of:=[.A1293]*[.A1293]+[.B1293]*[.B1293]" office:value-type="float" office:value="1.3548980998498" calcext:value-type="float">
            <text:p>1.3548980998498</text:p>
          </table:table-cell>
        </table:table-row>
        <table:table-row table:style-name="ro1">
          <table:table-cell office:value-type="float" office:value="-0.733933346" calcext:value-type="float">
            <text:p>-0.733933346</text:p>
          </table:table-cell>
          <table:table-cell office:value-type="float" office:value="0.90345998" calcext:value-type="float">
            <text:p>0.90345998</text:p>
          </table:table-cell>
          <table:table-cell table:formula="of:=[.A1294]*[.A1294]+[.B1294]*[.B1294]" office:value-type="float" office:value="1.35489809183236" calcext:value-type="float">
            <text:p>1.35489809183236</text:p>
          </table:table-cell>
        </table:table-row>
        <table:table-row table:style-name="ro1">
          <table:table-cell office:value-type="float" office:value="-1.12387741" calcext:value-type="float">
            <text:p>-1.12387741</text:p>
          </table:table-cell>
          <table:table-cell office:value-type="float" office:value="0.295082254" calcext:value-type="float">
            <text:p>0.295082254</text:p>
          </table:table-cell>
          <table:table-cell table:formula="of:=[.A1295]*[.A1295]+[.B1295]*[.B1295]" office:value-type="float" office:value="1.35017396933403" calcext:value-type="float">
            <text:p>1.35017396933403</text:p>
          </table:table-cell>
        </table:table-row>
        <table:table-row table:style-name="ro1">
          <table:table-cell office:value-type="float" office:value="-1.12387741" calcext:value-type="float">
            <text:p>-1.12387741</text:p>
          </table:table-cell>
          <table:table-cell office:value-type="float" office:value="-0.295082253" calcext:value-type="float">
            <text:p>-0.295082253</text:p>
          </table:table-cell>
          <table:table-cell table:formula="of:=[.A1296]*[.A1296]+[.B1296]*[.B1296]" office:value-type="float" office:value="1.35017396874386" calcext:value-type="float">
            <text:p>1.35017396874386</text:p>
          </table:table-cell>
        </table:table-row>
        <table:table-row table:style-name="ro1">
          <table:table-cell office:value-type="float" office:value="-0.813364515" calcext:value-type="float">
            <text:p>-0.813364515</text:p>
          </table:table-cell>
          <table:table-cell office:value-type="float" office:value="0.829476093" calcext:value-type="float">
            <text:p>0.829476093</text:p>
          </table:table-cell>
          <table:table-cell table:formula="of:=[.A1297]*[.A1297]+[.B1297]*[.B1297]" office:value-type="float" office:value="1.34959242311973" calcext:value-type="float">
            <text:p>1.34959242311973</text:p>
          </table:table-cell>
        </table:table-row>
        <table:table-row table:style-name="ro1">
          <table:table-cell office:value-type="float" office:value="-0.813364515" calcext:value-type="float">
            <text:p>-0.813364515</text:p>
          </table:table-cell>
          <table:table-cell office:value-type="float" office:value="-0.829476093" calcext:value-type="float">
            <text:p>-0.829476093</text:p>
          </table:table-cell>
          <table:table-cell table:formula="of:=[.A1298]*[.A1298]+[.B1298]*[.B1298]" office:value-type="float" office:value="1.34959242311973" calcext:value-type="float">
            <text:p>1.34959242311973</text:p>
          </table:table-cell>
        </table:table-row>
        <table:table-row table:style-name="ro1">
          <table:table-cell office:value-type="float" office:value="-1.05856119" calcext:value-type="float">
            <text:p>-1.05856119</text:p>
          </table:table-cell>
          <table:table-cell office:value-type="float" office:value="0.47443512" calcext:value-type="float">
            <text:p>0.47443512</text:p>
          </table:table-cell>
          <table:table-cell table:formula="of:=[.A1299]*[.A1299]+[.B1299]*[.B1299]" office:value-type="float" office:value="1.34564047606363" calcext:value-type="float">
            <text:p>1.34564047606363</text:p>
          </table:table-cell>
        </table:table-row>
        <table:table-row table:style-name="ro1">
          <table:table-cell office:value-type="float" office:value="-1.05856119" calcext:value-type="float">
            <text:p>-1.05856119</text:p>
          </table:table-cell>
          <table:table-cell office:value-type="float" office:value="-0.47443512" calcext:value-type="float">
            <text:p>-0.47443512</text:p>
          </table:table-cell>
          <table:table-cell table:formula="of:=[.A1300]*[.A1300]+[.B1300]*[.B1300]" office:value-type="float" office:value="1.34564047606363" calcext:value-type="float">
            <text:p>1.34564047606363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636363636" calcext:value-type="float">
            <text:p>0.636363636</text:p>
          </table:table-cell>
          <table:table-cell table:formula="of:=[.A1301]*[.A1301]+[.B1301]*[.B1301]" office:value-type="float" office:value="1.34343523972314" calcext:value-type="float">
            <text:p>1.34343523972314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636363636" calcext:value-type="float">
            <text:p>-0.636363636</text:p>
          </table:table-cell>
          <table:table-cell table:formula="of:=[.A1302]*[.A1302]+[.B1302]*[.B1302]" office:value-type="float" office:value="1.34343523972314" calcext:value-type="float">
            <text:p>1.34343523972314</text:p>
          </table:table-cell>
        </table:table-row>
        <table:table-row table:style-name="ro1">
          <table:table-cell office:value-type="float" office:value="-1.15779101" calcext:value-type="float">
            <text:p>-1.15779101</text:p>
          </table:table-cell>
          <table:table-cell office:value-type="float" office:value="0" calcext:value-type="float">
            <text:p>0</text:p>
          </table:table-cell>
          <table:table-cell table:formula="of:=[.A1303]*[.A1303]+[.B1303]*[.B1303]" office:value-type="float" office:value="1.34048002283682" calcext:value-type="float">
            <text:p>1.34048002283682</text:p>
          </table:table-cell>
        </table:table-row>
        <table:table-row table:style-name="ro1">
          <table:table-cell office:value-type="float" office:value="-1.15716116" calcext:value-type="float">
            <text:p>-1.15716116</text:p>
          </table:table-cell>
          <table:table-cell office:value-type="float" office:value="0.0373111441" calcext:value-type="float">
            <text:p>0.0373111441</text:p>
          </table:table-cell>
          <table:table-cell table:formula="of:=[.A1304]*[.A1304]+[.B1304]*[.B1304]" office:value-type="float" office:value="1.3404140716866" calcext:value-type="float">
            <text:p>1.3404140716866</text:p>
          </table:table-cell>
        </table:table-row>
        <table:table-row table:style-name="ro1">
          <table:table-cell office:value-type="float" office:value="-1.15716116" calcext:value-type="float">
            <text:p>-1.15716116</text:p>
          </table:table-cell>
          <table:table-cell office:value-type="float" office:value="-0.0373111441" calcext:value-type="float">
            <text:p>-0.0373111441</text:p>
          </table:table-cell>
          <table:table-cell table:formula="of:=[.A1305]*[.A1305]+[.B1305]*[.B1305]" office:value-type="float" office:value="1.3404140716866" calcext:value-type="float">
            <text:p>1.3404140716866</text:p>
          </table:table-cell>
        </table:table-row>
        <table:table-row table:style-name="ro1">
          <table:table-cell office:value-type="float" office:value="-0.513029001" calcext:value-type="float">
            <text:p>-0.513029001</text:p>
          </table:table-cell>
          <table:table-cell office:value-type="float" office:value="-1.03598817" calcext:value-type="float">
            <text:p>-1.03598817</text:p>
          </table:table-cell>
          <table:table-cell table:formula="of:=[.A1306]*[.A1306]+[.B1306]*[.B1306]" office:value-type="float" office:value="1.33647024424701" calcext:value-type="float">
            <text:p>1.33647024424701</text:p>
          </table:table-cell>
        </table:table-row>
        <table:table-row table:style-name="ro1">
          <table:table-cell office:value-type="float" office:value="-1.15485032" calcext:value-type="float">
            <text:p>-1.15485032</text:p>
          </table:table-cell>
          <table:table-cell office:value-type="float" office:value="0" calcext:value-type="float">
            <text:p>0</text:p>
          </table:table-cell>
          <table:table-cell table:formula="of:=[.A1307]*[.A1307]+[.B1307]*[.B1307]" office:value-type="float" office:value="1.3336792616041" calcext:value-type="float">
            <text:p>1.3336792616041</text:p>
          </table:table-cell>
        </table:table-row>
        <table:table-row table:style-name="ro1">
          <table:table-cell office:value-type="float" office:value="-1.15252372" calcext:value-type="float">
            <text:p>-1.15252372</text:p>
          </table:table-cell>
          <table:table-cell office:value-type="float" office:value="0.064193302" calcext:value-type="float">
            <text:p>0.064193302</text:p>
          </table:table-cell>
          <table:table-cell table:formula="of:=[.A1308]*[.A1308]+[.B1308]*[.B1308]" office:value-type="float" office:value="1.3324317051843" calcext:value-type="float">
            <text:p>1.3324317051843</text:p>
          </table:table-cell>
        </table:table-row>
        <table:table-row table:style-name="ro1">
          <table:table-cell office:value-type="float" office:value="-1.15252372" calcext:value-type="float">
            <text:p>-1.15252372</text:p>
          </table:table-cell>
          <table:table-cell office:value-type="float" office:value="-0.064193302" calcext:value-type="float">
            <text:p>-0.064193302</text:p>
          </table:table-cell>
          <table:table-cell table:formula="of:=[.A1309]*[.A1309]+[.B1309]*[.B1309]" office:value-type="float" office:value="1.3324317051843" calcext:value-type="float">
            <text:p>1.3324317051843</text:p>
          </table:table-cell>
        </table:table-row>
        <table:table-row table:style-name="ro1">
          <table:table-cell office:value-type="float" office:value="-1.09186404" calcext:value-type="float">
            <text:p>-1.09186404</text:p>
          </table:table-cell>
          <table:table-cell office:value-type="float" office:value="0.371004077" calcext:value-type="float">
            <text:p>0.371004077</text:p>
          </table:table-cell>
          <table:table-cell table:formula="of:=[.A1310]*[.A1310]+[.B1310]*[.B1310]" office:value-type="float" office:value="1.32981110699574" calcext:value-type="float">
            <text:p>1.32981110699574</text:p>
          </table:table-cell>
        </table:table-row>
        <table:table-row table:style-name="ro1">
          <table:table-cell office:value-type="float" office:value="-1.09186404" calcext:value-type="float">
            <text:p>-1.09186404</text:p>
          </table:table-cell>
          <table:table-cell office:value-type="float" office:value="-0.371004077" calcext:value-type="float">
            <text:p>-0.371004077</text:p>
          </table:table-cell>
          <table:table-cell table:formula="of:=[.A1311]*[.A1311]+[.B1311]*[.B1311]" office:value-type="float" office:value="1.32981110699574" calcext:value-type="float">
            <text:p>1.32981110699574</text:p>
          </table:table-cell>
        </table:table-row>
        <table:table-row table:style-name="ro1">
          <table:table-cell office:value-type="float" office:value="-1.1502881" calcext:value-type="float">
            <text:p>-1.1502881</text:p>
          </table:table-cell>
          <table:table-cell office:value-type="float" office:value="0.0796257652" calcext:value-type="float">
            <text:p>0.0796257652</text:p>
          </table:table-cell>
          <table:table-cell table:formula="of:=[.A1312]*[.A1312]+[.B1312]*[.B1312]" office:value-type="float" office:value="1.3295029754853" calcext:value-type="float">
            <text:p>1.3295029754853</text:p>
          </table:table-cell>
        </table:table-row>
        <table:table-row table:style-name="ro1">
          <table:table-cell office:value-type="float" office:value="-1.1502881" calcext:value-type="float">
            <text:p>-1.1502881</text:p>
          </table:table-cell>
          <table:table-cell office:value-type="float" office:value="-0.0796257652" calcext:value-type="float">
            <text:p>-0.0796257652</text:p>
          </table:table-cell>
          <table:table-cell table:formula="of:=[.A1313]*[.A1313]+[.B1313]*[.B1313]" office:value-type="float" office:value="1.3295029754853" calcext:value-type="float">
            <text:p>1.3295029754853</text:p>
          </table:table-cell>
        </table:table-row>
        <table:table-row table:style-name="ro1">
          <table:table-cell office:value-type="float" office:value="-1.1477804" calcext:value-type="float">
            <text:p>-1.1477804</text:p>
          </table:table-cell>
          <table:table-cell office:value-type="float" office:value="0.104309117" calcext:value-type="float">
            <text:p>0.104309117</text:p>
          </table:table-cell>
          <table:table-cell table:formula="of:=[.A1314]*[.A1314]+[.B1314]*[.B1314]" office:value-type="float" office:value="1.32828023851348" calcext:value-type="float">
            <text:p>1.32828023851348</text:p>
          </table:table-cell>
        </table:table-row>
        <table:table-row table:style-name="ro1">
          <table:table-cell office:value-type="float" office:value="-1.1477804" calcext:value-type="float">
            <text:p>-1.1477804</text:p>
          </table:table-cell>
          <table:table-cell office:value-type="float" office:value="-0.104309117" calcext:value-type="float">
            <text:p>-0.104309117</text:p>
          </table:table-cell>
          <table:table-cell table:formula="of:=[.A1315]*[.A1315]+[.B1315]*[.B1315]" office:value-type="float" office:value="1.32828023851348" calcext:value-type="float">
            <text:p>1.32828023851348</text:p>
          </table:table-cell>
        </table:table-row>
        <table:table-row table:style-name="ro1">
          <table:table-cell office:value-type="float" office:value="-0.528796488" calcext:value-type="float">
            <text:p>-0.528796488</text:p>
          </table:table-cell>
          <table:table-cell office:value-type="float" office:value="1.02272727" calcext:value-type="float">
            <text:p>1.02272727</text:p>
          </table:table-cell>
          <table:table-cell table:formula="of:=[.A1316]*[.A1316]+[.B1316]*[.B1316]" office:value-type="float" office:value="1.32559679452279" calcext:value-type="float">
            <text:p>1.32559679452279</text:p>
          </table:table-cell>
        </table:table-row>
        <table:table-row table:style-name="ro1">
          <table:table-cell office:value-type="float" office:value="-0.528796487" calcext:value-type="float">
            <text:p>-0.528796487</text:p>
          </table:table-cell>
          <table:table-cell office:value-type="float" office:value="-1.02272727" calcext:value-type="float">
            <text:p>-1.02272727</text:p>
          </table:table-cell>
          <table:table-cell table:formula="of:=[.A1317]*[.A1317]+[.B1317]*[.B1317]" office:value-type="float" office:value="1.32559679346519" calcext:value-type="float">
            <text:p>1.32559679346519</text:p>
          </table:table-cell>
        </table:table-row>
        <table:table-row table:style-name="ro1">
          <table:table-cell office:value-type="float" office:value="-0.94729589" calcext:value-type="float">
            <text:p>-0.94729589</text:p>
          </table:table-cell>
          <table:table-cell office:value-type="float" office:value="0.653409091" calcext:value-type="float">
            <text:p>0.653409091</text:p>
          </table:table-cell>
          <table:table-cell table:formula="of:=[.A1318]*[.A1318]+[.B1318]*[.B1318]" office:value-type="float" office:value="1.32431294341234" calcext:value-type="float">
            <text:p>1.32431294341234</text:p>
          </table:table-cell>
        </table:table-row>
        <table:table-row table:style-name="ro1">
          <table:table-cell office:value-type="float" office:value="-0.94729589" calcext:value-type="float">
            <text:p>-0.94729589</text:p>
          </table:table-cell>
          <table:table-cell office:value-type="float" office:value="-0.653409091" calcext:value-type="float">
            <text:p>-0.653409091</text:p>
          </table:table-cell>
          <table:table-cell table:formula="of:=[.A1319]*[.A1319]+[.B1319]*[.B1319]" office:value-type="float" office:value="1.32431294341234" calcext:value-type="float">
            <text:p>1.32431294341234</text:p>
          </table:table-cell>
        </table:table-row>
        <table:table-row table:style-name="ro1">
          <table:table-cell office:value-type="float" office:value="-1.14992055" calcext:value-type="float">
            <text:p>-1.14992055</text:p>
          </table:table-cell>
          <table:table-cell office:value-type="float" office:value="0" calcext:value-type="float">
            <text:p>0</text:p>
          </table:table-cell>
          <table:table-cell table:formula="of:=[.A1320]*[.A1320]+[.B1320]*[.B1320]" office:value-type="float" office:value="1.3223172713123" calcext:value-type="float">
            <text:p>1.3223172713123</text:p>
          </table:table-cell>
        </table:table-row>
        <table:table-row table:style-name="ro1">
          <table:table-cell office:value-type="float" office:value="-1.14987048" calcext:value-type="float">
            <text:p>-1.14987048</text:p>
          </table:table-cell>
          <table:table-cell office:value-type="float" office:value="0" calcext:value-type="float">
            <text:p>0</text:p>
          </table:table-cell>
          <table:table-cell table:formula="of:=[.A1321]*[.A1321]+[.B1321]*[.B1321]" office:value-type="float" office:value="1.32220212077543" calcext:value-type="float">
            <text:p>1.32220212077543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727272727" calcext:value-type="float">
            <text:p>0.727272727</text:p>
          </table:table-cell>
          <table:table-cell table:formula="of:=[.A1322]*[.A1322]+[.B1322]*[.B1322]" office:value-type="float" office:value="1.32213851006302" calcext:value-type="float">
            <text:p>1.32213851006302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727272727" calcext:value-type="float">
            <text:p>-0.727272727</text:p>
          </table:table-cell>
          <table:table-cell table:formula="of:=[.A1323]*[.A1323]+[.B1323]*[.B1323]" office:value-type="float" office:value="1.32213851006302" calcext:value-type="float">
            <text:p>1.32213851006302</text:p>
          </table:table-cell>
        </table:table-row>
        <table:table-row table:style-name="ro1">
          <table:table-cell office:value-type="float" office:value="-1.14965207" calcext:value-type="float">
            <text:p>-1.14965207</text:p>
          </table:table-cell>
          <table:table-cell office:value-type="float" office:value="0" calcext:value-type="float">
            <text:p>0</text:p>
          </table:table-cell>
          <table:table-cell table:formula="of:=[.A1324]*[.A1324]+[.B1324]*[.B1324]" office:value-type="float" office:value="1.32169988205528" calcext:value-type="float">
            <text:p>1.32169988205528</text:p>
          </table:table-cell>
        </table:table-row>
        <table:table-row table:style-name="ro1">
          <table:table-cell office:value-type="float" office:value="-1.14931546" calcext:value-type="float">
            <text:p>-1.14931546</text:p>
          </table:table-cell>
          <table:table-cell office:value-type="float" office:value="0" calcext:value-type="float">
            <text:p>0</text:p>
          </table:table-cell>
          <table:table-cell table:formula="of:=[.A1325]*[.A1325]+[.B1325]*[.B1325]" office:value-type="float" office:value="1.32092602659501" calcext:value-type="float">
            <text:p>1.32092602659501</text:p>
          </table:table-cell>
        </table:table-row>
        <table:table-row table:style-name="ro1">
          <table:table-cell office:value-type="float" office:value="-1.14864248" calcext:value-type="float">
            <text:p>-1.14864248</text:p>
          </table:table-cell>
          <table:table-cell office:value-type="float" office:value="0" calcext:value-type="float">
            <text:p>0</text:p>
          </table:table-cell>
          <table:table-cell table:formula="of:=[.A1326]*[.A1326]+[.B1326]*[.B1326]" office:value-type="float" office:value="1.31937954686055" calcext:value-type="float">
            <text:p>1.3193795468605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1" calcext:value-type="float">
            <text:p>-1</text:p>
          </table:table-cell>
          <table:table-cell table:formula="of:=[.A1327]*[.A1327]+[.B1327]*[.B1327]" office:value-type="float" office:value="1.31640625" calcext:value-type="float">
            <text:p>1.31640625</text:p>
          </table:table-cell>
        </table:table-row>
        <table:table-row table:style-name="ro1">
          <table:table-cell office:value-type="float" office:value="-1.11672049" calcext:value-type="float">
            <text:p>-1.11672049</text:p>
          </table:table-cell>
          <table:table-cell office:value-type="float" office:value="0.256995261" calcext:value-type="float">
            <text:p>0.256995261</text:p>
          </table:table-cell>
          <table:table-cell table:formula="of:=[.A1328]*[.A1328]+[.B1328]*[.B1328]" office:value-type="float" office:value="1.3131112169623" calcext:value-type="float">
            <text:p>1.3131112169623</text:p>
          </table:table-cell>
        </table:table-row>
        <table:table-row table:style-name="ro1">
          <table:table-cell office:value-type="float" office:value="-1.11672049" calcext:value-type="float">
            <text:p>-1.11672049</text:p>
          </table:table-cell>
          <table:table-cell office:value-type="float" office:value="-0.256995261" calcext:value-type="float">
            <text:p>-0.256995261</text:p>
          </table:table-cell>
          <table:table-cell table:formula="of:=[.A1329]*[.A1329]+[.B1329]*[.B1329]" office:value-type="float" office:value="1.3131112169623" calcext:value-type="float">
            <text:p>1.3131112169623</text:p>
          </table:table-cell>
        </table:table-row>
        <table:table-row table:style-name="ro1">
          <table:table-cell office:value-type="float" office:value="-0.699777005" calcext:value-type="float">
            <text:p>-0.699777005</text:p>
          </table:table-cell>
          <table:table-cell office:value-type="float" office:value="-0.906515161" calcext:value-type="float">
            <text:p>-0.906515161</text:p>
          </table:table-cell>
          <table:table-cell table:formula="of:=[.A1330]*[.A1330]+[.B1330]*[.B1330]" office:value-type="float" office:value="1.31145759384963" calcext:value-type="float">
            <text:p>1.31145759384963</text:p>
          </table:table-cell>
        </table:table-row>
        <table:table-row table:style-name="ro1">
          <table:table-cell office:value-type="float" office:value="-0.699777005" calcext:value-type="float">
            <text:p>-0.699777005</text:p>
          </table:table-cell>
          <table:table-cell office:value-type="float" office:value="0.90651516" calcext:value-type="float">
            <text:p>0.90651516</text:p>
          </table:table-cell>
          <table:table-cell table:formula="of:=[.A1331]*[.A1331]+[.B1331]*[.B1331]" office:value-type="float" office:value="1.3114575920366" calcext:value-type="float">
            <text:p>1.3114575920366</text:p>
          </table:table-cell>
        </table:table-row>
        <table:table-row table:style-name="ro1">
          <table:table-cell office:value-type="float" office:value="-0.966153392" calcext:value-type="float">
            <text:p>-0.966153392</text:p>
          </table:table-cell>
          <table:table-cell office:value-type="float" office:value="-0.608695919" calcext:value-type="float">
            <text:p>-0.608695919</text:p>
          </table:table-cell>
          <table:table-cell table:formula="of:=[.A1332]*[.A1332]+[.B1332]*[.B1332]" office:value-type="float" office:value="1.30396309868036" calcext:value-type="float">
            <text:p>1.30396309868036</text:p>
          </table:table-cell>
        </table:table-row>
        <table:table-row table:style-name="ro1">
          <table:table-cell office:value-type="float" office:value="-0.966153391" calcext:value-type="float">
            <text:p>-0.966153391</text:p>
          </table:table-cell>
          <table:table-cell office:value-type="float" office:value="0.60869592" calcext:value-type="float">
            <text:p>0.60869592</text:p>
          </table:table-cell>
          <table:table-cell table:formula="of:=[.A1333]*[.A1333]+[.B1333]*[.B1333]" office:value-type="float" office:value="1.30396309796545" calcext:value-type="float">
            <text:p>1.30396309796545</text:p>
          </table:table-cell>
        </table:table-row>
        <table:table-row table:style-name="ro1">
          <table:table-cell office:value-type="float" office:value="0.709776998" calcext:value-type="float">
            <text:p>0.709776998</text:p>
          </table:table-cell>
          <table:table-cell office:value-type="float" office:value="-0.893745557" calcext:value-type="float">
            <text:p>-0.893745557</text:p>
          </table:table-cell>
          <table:table-cell table:formula="of:=[.A1334]*[.A1334]+[.B1334]*[.B1334]" office:value-type="float" office:value="1.30256450754713" calcext:value-type="float">
            <text:p>1.30256450754713</text:p>
          </table:table-cell>
        </table:table-row>
        <table:table-row table:style-name="ro1">
          <table:table-cell office:value-type="float" office:value="0.709776997" calcext:value-type="float">
            <text:p>0.709776997</text:p>
          </table:table-cell>
          <table:table-cell office:value-type="float" office:value="0.893745553" calcext:value-type="float">
            <text:p>0.893745553</text:p>
          </table:table-cell>
          <table:table-cell table:formula="of:=[.A1335]*[.A1335]+[.B1335]*[.B1335]" office:value-type="float" office:value="1.30256449897761" calcext:value-type="float">
            <text:p>1.30256449897761</text:p>
          </table:table-cell>
        </table:table-row>
        <table:table-row table:style-name="ro1">
          <table:table-cell office:value-type="float" office:value="-1.13894516" calcext:value-type="float">
            <text:p>-1.13894516</text:p>
          </table:table-cell>
          <table:table-cell office:value-type="float" office:value="0" calcext:value-type="float">
            <text:p>0</text:p>
          </table:table-cell>
          <table:table-cell table:formula="of:=[.A1336]*[.A1336]+[.B1336]*[.B1336]" office:value-type="float" office:value="1.29719607748743" calcext:value-type="float">
            <text:p>1.29719607748743</text:p>
          </table:table-cell>
        </table:table-row>
        <table:table-row table:style-name="ro1">
          <table:table-cell office:value-type="float" office:value="-1.13792419" calcext:value-type="float">
            <text:p>-1.13792419</text:p>
          </table:table-cell>
          <table:table-cell office:value-type="float" office:value="0" calcext:value-type="float">
            <text:p>0</text:p>
          </table:table-cell>
          <table:table-cell table:formula="of:=[.A1337]*[.A1337]+[.B1337]*[.B1337]" office:value-type="float" office:value="1.29487146218716" calcext:value-type="float">
            <text:p>1.29487146218716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363636364" calcext:value-type="float">
            <text:p>0.363636364</text:p>
          </table:table-cell>
          <table:table-cell table:formula="of:=[.A1338]*[.A1338]+[.B1338]*[.B1338]" office:value-type="float" office:value="1.29458492084814" calcext:value-type="float">
            <text:p>1.29458492084814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363636364" calcext:value-type="float">
            <text:p>-0.363636364</text:p>
          </table:table-cell>
          <table:table-cell table:formula="of:=[.A1339]*[.A1339]+[.B1339]*[.B1339]" office:value-type="float" office:value="1.29458492084814" calcext:value-type="float">
            <text:p>1.29458492084814</text:p>
          </table:table-cell>
        </table:table-row>
        <table:table-row table:style-name="ro1">
          <table:table-cell office:value-type="float" office:value="-1.05903806" calcext:value-type="float">
            <text:p>-1.05903806</text:p>
          </table:table-cell>
          <table:table-cell office:value-type="float" office:value="0.408957634" calcext:value-type="float">
            <text:p>0.408957634</text:p>
          </table:table-cell>
          <table:table-cell table:formula="of:=[.A1340]*[.A1340]+[.B1340]*[.B1340]" office:value-type="float" office:value="1.28880795893544" calcext:value-type="float">
            <text:p>1.28880795893544</text:p>
          </table:table-cell>
        </table:table-row>
        <table:table-row table:style-name="ro1">
          <table:table-cell office:value-type="float" office:value="-1.05903806" calcext:value-type="float">
            <text:p>-1.05903806</text:p>
          </table:table-cell>
          <table:table-cell office:value-type="float" office:value="-0.408957634" calcext:value-type="float">
            <text:p>-0.408957634</text:p>
          </table:table-cell>
          <table:table-cell table:formula="of:=[.A1341]*[.A1341]+[.B1341]*[.B1341]" office:value-type="float" office:value="1.28880795893544" calcext:value-type="float">
            <text:p>1.28880795893544</text:p>
          </table:table-cell>
        </table:table-row>
        <table:table-row table:style-name="ro1">
          <table:table-cell office:value-type="float" office:value="1.11502655" calcext:value-type="float">
            <text:p>1.11502655</text:p>
          </table:table-cell>
          <table:table-cell office:value-type="float" office:value="0.213068182" calcext:value-type="float">
            <text:p>0.213068182</text:p>
          </table:table-cell>
          <table:table-cell table:formula="of:=[.A1342]*[.A1342]+[.B1342]*[.B1342]" office:value-type="float" office:value="1.28868225738569" calcext:value-type="float">
            <text:p>1.28868225738569</text:p>
          </table:table-cell>
        </table:table-row>
        <table:table-row table:style-name="ro1">
          <table:table-cell office:value-type="float" office:value="1.11502655" calcext:value-type="float">
            <text:p>1.11502655</text:p>
          </table:table-cell>
          <table:table-cell office:value-type="float" office:value="-0.213068182" calcext:value-type="float">
            <text:p>-0.213068182</text:p>
          </table:table-cell>
          <table:table-cell table:formula="of:=[.A1343]*[.A1343]+[.B1343]*[.B1343]" office:value-type="float" office:value="1.28868225738569" calcext:value-type="float">
            <text:p>1.28868225738569</text:p>
          </table:table-cell>
        </table:table-row>
        <table:table-row table:style-name="ro1">
          <table:table-cell office:value-type="float" office:value="-1.12503242" calcext:value-type="float">
            <text:p>-1.12503242</text:p>
          </table:table-cell>
          <table:table-cell office:value-type="float" office:value="0.151104773" calcext:value-type="float">
            <text:p>0.151104773</text:p>
          </table:table-cell>
          <table:table-cell table:formula="of:=[.A1344]*[.A1344]+[.B1344]*[.B1344]" office:value-type="float" office:value="1.28853059847444" calcext:value-type="float">
            <text:p>1.28853059847444</text:p>
          </table:table-cell>
        </table:table-row>
        <table:table-row table:style-name="ro1">
          <table:table-cell office:value-type="float" office:value="-1.12503242" calcext:value-type="float">
            <text:p>-1.12503242</text:p>
          </table:table-cell>
          <table:table-cell office:value-type="float" office:value="-0.151104764" calcext:value-type="float">
            <text:p>-0.151104764</text:p>
          </table:table-cell>
          <table:table-cell table:formula="of:=[.A1345]*[.A1345]+[.B1345]*[.B1345]" office:value-type="float" office:value="1.28853059575455" calcext:value-type="float">
            <text:p>1.28853059575455</text:p>
          </table:table-cell>
        </table:table-row>
        <table:table-row table:style-name="ro1">
          <table:table-cell office:value-type="float" office:value="-0.67961635" calcext:value-type="float">
            <text:p>-0.67961635</text:p>
          </table:table-cell>
          <table:table-cell office:value-type="float" office:value="0.909183896" calcext:value-type="float">
            <text:p>0.909183896</text:p>
          </table:table-cell>
          <table:table-cell table:formula="of:=[.A1346]*[.A1346]+[.B1346]*[.B1346]" office:value-type="float" office:value="1.28849373993306" calcext:value-type="float">
            <text:p>1.28849373993306</text:p>
          </table:table-cell>
        </table:table-row>
        <table:table-row table:style-name="ro1">
          <table:table-cell office:value-type="float" office:value="-0.679616348" calcext:value-type="float">
            <text:p>-0.679616348</text:p>
          </table:table-cell>
          <table:table-cell office:value-type="float" office:value="-0.909183897" calcext:value-type="float">
            <text:p>-0.909183897</text:p>
          </table:table-cell>
          <table:table-cell table:formula="of:=[.A1347]*[.A1347]+[.B1347]*[.B1347]" office:value-type="float" office:value="1.28849373903296" calcext:value-type="float">
            <text:p>1.28849373903296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1" calcext:value-type="float">
            <text:p>-1</text:p>
          </table:table-cell>
          <table:table-cell table:formula="of:=[.A1348]*[.A1348]+[.B1348]*[.B1348]" office:value-type="float" office:value="1.2822265625" calcext:value-type="float">
            <text:p>1.2822265625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818181818" calcext:value-type="float">
            <text:p>0.818181818</text:p>
          </table:table-cell>
          <table:table-cell table:formula="of:=[.A1349]*[.A1349]+[.B1349]*[.B1349]" office:value-type="float" office:value="1.27977304980579" calcext:value-type="float">
            <text:p>1.27977304980579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818181818" calcext:value-type="float">
            <text:p>-0.818181818</text:p>
          </table:table-cell>
          <table:table-cell table:formula="of:=[.A1350]*[.A1350]+[.B1350]*[.B1350]" office:value-type="float" office:value="1.27977304980579" calcext:value-type="float">
            <text:p>1.27977304980579</text:p>
          </table:table-cell>
        </table:table-row>
        <table:table-row table:style-name="ro1">
          <table:table-cell office:value-type="float" office:value="-1.11970207" calcext:value-type="float">
            <text:p>-1.11970207</text:p>
          </table:table-cell>
          <table:table-cell office:value-type="float" office:value="0.160303243" calcext:value-type="float">
            <text:p>0.160303243</text:p>
          </table:table-cell>
          <table:table-cell table:formula="of:=[.A1351]*[.A1351]+[.B1351]*[.B1351]" office:value-type="float" office:value="1.2794298552786" calcext:value-type="float">
            <text:p>1.2794298552786</text:p>
          </table:table-cell>
        </table:table-row>
        <table:table-row table:style-name="ro1">
          <table:table-cell office:value-type="float" office:value="-1.11970207" calcext:value-type="float">
            <text:p>-1.11970207</text:p>
          </table:table-cell>
          <table:table-cell office:value-type="float" office:value="-0.160303243" calcext:value-type="float">
            <text:p>-0.160303243</text:p>
          </table:table-cell>
          <table:table-cell table:formula="of:=[.A1352]*[.A1352]+[.B1352]*[.B1352]" office:value-type="float" office:value="1.2794298552786" calcext:value-type="float">
            <text:p>1.2794298552786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909090909" calcext:value-type="float">
            <text:p>0.909090909</text:p>
          </table:table-cell>
          <table:table-cell table:formula="of:=[.A1353]*[.A1353]+[.B1353]*[.B1353]" office:value-type="float" office:value="1.27786229645145" calcext:value-type="float">
            <text:p>1.27786229645145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909090909" calcext:value-type="float">
            <text:p>-0.909090909</text:p>
          </table:table-cell>
          <table:table-cell table:formula="of:=[.A1354]*[.A1354]+[.B1354]*[.B1354]" office:value-type="float" office:value="1.27786229645145" calcext:value-type="float">
            <text:p>1.27786229645145</text:p>
          </table:table-cell>
        </table:table-row>
        <table:table-row table:style-name="ro1">
          <table:table-cell office:value-type="float" office:value="-0.500232385" calcext:value-type="float">
            <text:p>-0.500232385</text:p>
          </table:table-cell>
          <table:table-cell office:value-type="float" office:value="1.0133828" calcext:value-type="float">
            <text:p>1.0133828</text:p>
          </table:table-cell>
          <table:table-cell table:formula="of:=[.A1355]*[.A1355]+[.B1355]*[.B1355]" office:value-type="float" office:value="1.27717713833863" calcext:value-type="float">
            <text:p>1.27717713833863</text:p>
          </table:table-cell>
        </table:table-row>
        <table:table-row table:style-name="ro1">
          <table:table-cell office:value-type="float" office:value="-0.500232385" calcext:value-type="float">
            <text:p>-0.500232385</text:p>
          </table:table-cell>
          <table:table-cell office:value-type="float" office:value="-1.0133828" calcext:value-type="float">
            <text:p>-1.0133828</text:p>
          </table:table-cell>
          <table:table-cell table:formula="of:=[.A1356]*[.A1356]+[.B1356]*[.B1356]" office:value-type="float" office:value="1.27717713833863" calcext:value-type="float">
            <text:p>1.27717713833863</text:p>
          </table:table-cell>
        </table:table-row>
        <table:table-row table:style-name="ro1">
          <table:table-cell office:value-type="float" office:value="-0.988311515" calcext:value-type="float">
            <text:p>-0.988311515</text:p>
          </table:table-cell>
          <table:table-cell office:value-type="float" office:value="0.539772727" calcext:value-type="float">
            <text:p>0.539772727</text:p>
          </table:table-cell>
          <table:table-cell table:formula="of:=[.A1357]*[.A1357]+[.B1357]*[.B1357]" office:value-type="float" office:value="1.26811424749461" calcext:value-type="float">
            <text:p>1.26811424749461</text:p>
          </table:table-cell>
        </table:table-row>
        <table:table-row table:style-name="ro1">
          <table:table-cell office:value-type="float" office:value="-0.988311515" calcext:value-type="float">
            <text:p>-0.988311515</text:p>
          </table:table-cell>
          <table:table-cell office:value-type="float" office:value="-0.539772727" calcext:value-type="float">
            <text:p>-0.539772727</text:p>
          </table:table-cell>
          <table:table-cell table:formula="of:=[.A1358]*[.A1358]+[.B1358]*[.B1358]" office:value-type="float" office:value="1.26811424749461" calcext:value-type="float">
            <text:p>1.26811424749461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727272727" calcext:value-type="float">
            <text:p>0.727272727</text:p>
          </table:table-cell>
          <table:table-cell table:formula="of:=[.A1359]*[.A1359]+[.B1359]*[.B1359]" office:value-type="float" office:value="1.26745101006302" calcext:value-type="float">
            <text:p>1.26745101006302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727272727" calcext:value-type="float">
            <text:p>-0.727272727</text:p>
          </table:table-cell>
          <table:table-cell table:formula="of:=[.A1360]*[.A1360]+[.B1360]*[.B1360]" office:value-type="float" office:value="1.26745101006302" calcext:value-type="float">
            <text:p>1.26745101006302</text:p>
          </table:table-cell>
        </table:table-row>
        <table:table-row table:style-name="ro1">
          <table:table-cell office:value-type="float" office:value="-1.12554555" calcext:value-type="float">
            <text:p>-1.12554555</text:p>
          </table:table-cell>
          <table:table-cell office:value-type="float" office:value="0" calcext:value-type="float">
            <text:p>0</text:p>
          </table:table-cell>
          <table:table-cell table:formula="of:=[.A1361]*[.A1361]+[.B1361]*[.B1361]" office:value-type="float" office:value="1.2668527851248" calcext:value-type="float">
            <text:p>1.2668527851248</text:p>
          </table:table-cell>
        </table:table-row>
        <table:table-row table:style-name="ro1">
          <table:table-cell office:value-type="float" office:value="0.941244835" calcext:value-type="float">
            <text:p>0.941244835</text:p>
          </table:table-cell>
          <table:table-cell office:value-type="float" office:value="0.613636364" calcext:value-type="float">
            <text:p>0.613636364</text:p>
          </table:table-cell>
          <table:table-cell table:formula="of:=[.A1362]*[.A1362]+[.B1362]*[.B1362]" office:value-type="float" office:value="1.26249142663732" calcext:value-type="float">
            <text:p>1.26249142663732</text:p>
          </table:table-cell>
        </table:table-row>
        <table:table-row table:style-name="ro1">
          <table:table-cell office:value-type="float" office:value="0.941244835" calcext:value-type="float">
            <text:p>0.941244835</text:p>
          </table:table-cell>
          <table:table-cell office:value-type="float" office:value="-0.613636364" calcext:value-type="float">
            <text:p>-0.613636364</text:p>
          </table:table-cell>
          <table:table-cell table:formula="of:=[.A1363]*[.A1363]+[.B1363]*[.B1363]" office:value-type="float" office:value="1.26249142663732" calcext:value-type="float">
            <text:p>1.26249142663732</text:p>
          </table:table-cell>
        </table:table-row>
        <table:table-row table:style-name="ro1">
          <table:table-cell office:value-type="float" office:value="1.12329102" calcext:value-type="float">
            <text:p>1.12329102</text:p>
          </table:table-cell>
          <table:table-cell office:value-type="float" office:value="0" calcext:value-type="float">
            <text:p>0</text:p>
          </table:table-cell>
          <table:table-cell table:formula="of:=[.A1364]*[.A1364]+[.B1364]*[.B1364]" office:value-type="float" office:value="1.26178271561264" calcext:value-type="float">
            <text:p>1.26178271561264</text:p>
          </table:table-cell>
        </table:table-row>
        <table:table-row table:style-name="ro1">
          <table:table-cell office:value-type="float" office:value="-1.11061076" calcext:value-type="float">
            <text:p>-1.11061076</text:p>
          </table:table-cell>
          <table:table-cell office:value-type="float" office:value="-0.165381009" calcext:value-type="float">
            <text:p>-0.165381009</text:p>
          </table:table-cell>
          <table:table-cell table:formula="of:=[.A1365]*[.A1365]+[.B1365]*[.B1365]" office:value-type="float" office:value="1.26080713836564" calcext:value-type="float">
            <text:p>1.26080713836564</text:p>
          </table:table-cell>
        </table:table-row>
        <table:table-row table:style-name="ro1">
          <table:table-cell office:value-type="float" office:value="-1.11061076" calcext:value-type="float">
            <text:p>-1.11061076</text:p>
          </table:table-cell>
          <table:table-cell office:value-type="float" office:value="0.165381008" calcext:value-type="float">
            <text:p>0.165381008</text:p>
          </table:table-cell>
          <table:table-cell table:formula="of:=[.A1366]*[.A1366]+[.B1366]*[.B1366]" office:value-type="float" office:value="1.26080713803487" calcext:value-type="float">
            <text:p>1.26080713803487</text:p>
          </table:table-cell>
        </table:table-row>
        <table:table-row table:style-name="ro1">
          <table:table-cell office:value-type="float" office:value="0.249527099" calcext:value-type="float">
            <text:p>0.249527099</text:p>
          </table:table-cell>
          <table:table-cell office:value-type="float" office:value="-1.0931629" calcext:value-type="float">
            <text:p>-1.0931629</text:p>
          </table:table-cell>
          <table:table-cell table:formula="of:=[.A1367]*[.A1367]+[.B1367]*[.B1367]" office:value-type="float" office:value="1.25726889907177" calcext:value-type="float">
            <text:p>1.25726889907177</text:p>
          </table:table-cell>
        </table:table-row>
        <table:table-row table:style-name="ro1">
          <table:table-cell office:value-type="float" office:value="0.249527098" calcext:value-type="float">
            <text:p>0.249527098</text:p>
          </table:table-cell>
          <table:table-cell office:value-type="float" office:value="1.0931629" calcext:value-type="float">
            <text:p>1.0931629</text:p>
          </table:table-cell>
          <table:table-cell table:formula="of:=[.A1368]*[.A1368]+[.B1368]*[.B1368]" office:value-type="float" office:value="1.25726889857271" calcext:value-type="float">
            <text:p>1.25726889857271</text:p>
          </table:table-cell>
        </table:table-row>
        <table:table-row table:style-name="ro1">
          <table:table-cell office:value-type="float" office:value="-0.00378141599" calcext:value-type="float">
            <text:p>-0.00378141599</text:p>
          </table:table-cell>
          <table:table-cell office:value-type="float" office:value="-1.12121095" calcext:value-type="float">
            <text:p>-1.12121095</text:p>
          </table:table-cell>
          <table:table-cell table:formula="of:=[.A1369]*[.A1369]+[.B1369]*[.B1369]" office:value-type="float" office:value="1.25712829350679" calcext:value-type="float">
            <text:p>1.25712829350679</text:p>
          </table:table-cell>
        </table:table-row>
        <table:table-row table:style-name="ro1">
          <table:table-cell office:value-type="float" office:value="-0.00378141727" calcext:value-type="float">
            <text:p>-0.00378141727</text:p>
          </table:table-cell>
          <table:table-cell office:value-type="float" office:value="1.12121094" calcext:value-type="float">
            <text:p>1.12121094</text:p>
          </table:table-cell>
          <table:table-cell table:formula="of:=[.A1370]*[.A1370]+[.B1370]*[.B1370]" office:value-type="float" office:value="1.25712827109225" calcext:value-type="float">
            <text:p>1.25712827109225</text:p>
          </table:table-cell>
        </table:table-row>
        <table:table-row table:style-name="ro1">
          <table:table-cell office:value-type="float" office:value="0.442238342" calcext:value-type="float">
            <text:p>0.442238342</text:p>
          </table:table-cell>
          <table:table-cell office:value-type="float" office:value="-1.02969531" calcext:value-type="float">
            <text:p>-1.02969531</text:p>
          </table:table-cell>
          <table:table-cell table:formula="of:=[.A1371]*[.A1371]+[.B1371]*[.B1371]" office:value-type="float" office:value="1.2558471825709" calcext:value-type="float">
            <text:p>1.2558471825709</text:p>
          </table:table-cell>
        </table:table-row>
        <table:table-row table:style-name="ro1">
          <table:table-cell office:value-type="float" office:value="0.442238338" calcext:value-type="float">
            <text:p>0.442238338</text:p>
          </table:table-cell>
          <table:table-cell office:value-type="float" office:value="1.02969531" calcext:value-type="float">
            <text:p>1.02969531</text:p>
          </table:table-cell>
          <table:table-cell table:formula="of:=[.A1372]*[.A1372]+[.B1372]*[.B1372]" office:value-type="float" office:value="1.255847179033" calcext:value-type="float">
            <text:p>1.255847179033</text:p>
          </table:table-cell>
        </table:table-row>
        <table:table-row table:style-name="ro1">
          <table:table-cell office:value-type="float" office:value="-1.11640335" calcext:value-type="float">
            <text:p>-1.11640335</text:p>
          </table:table-cell>
          <table:table-cell office:value-type="float" office:value="0.0946331067" calcext:value-type="float">
            <text:p>0.0946331067</text:p>
          </table:table-cell>
          <table:table-cell table:formula="of:=[.A1373]*[.A1373]+[.B1373]*[.B1373]" office:value-type="float" office:value="1.25531186477492" calcext:value-type="float">
            <text:p>1.25531186477492</text:p>
          </table:table-cell>
        </table:table-row>
        <table:table-row table:style-name="ro1">
          <table:table-cell office:value-type="float" office:value="-1.11640335" calcext:value-type="float">
            <text:p>-1.11640335</text:p>
          </table:table-cell>
          <table:table-cell office:value-type="float" office:value="-0.0946331067" calcext:value-type="float">
            <text:p>-0.0946331067</text:p>
          </table:table-cell>
          <table:table-cell table:formula="of:=[.A1374]*[.A1374]+[.B1374]*[.B1374]" office:value-type="float" office:value="1.25531186477492" calcext:value-type="float">
            <text:p>1.25531186477492</text:p>
          </table:table-cell>
        </table:table-row>
        <table:table-row table:style-name="ro1">
          <table:table-cell office:value-type="float" office:value="-0.456780692" calcext:value-type="float">
            <text:p>-0.456780692</text:p>
          </table:table-cell>
          <table:table-cell office:value-type="float" office:value="-1.02154704" calcext:value-type="float">
            <text:p>-1.02154704</text:p>
          </table:table-cell>
          <table:table-cell table:formula="of:=[.A1375]*[.A1375]+[.B1375]*[.B1375]" office:value-type="float" office:value="1.25220695551676" calcext:value-type="float">
            <text:p>1.25220695551676</text:p>
          </table:table-cell>
        </table:table-row>
        <table:table-row table:style-name="ro1">
          <table:table-cell office:value-type="float" office:value="-0.456780694" calcext:value-type="float">
            <text:p>-0.456780694</text:p>
          </table:table-cell>
          <table:table-cell office:value-type="float" office:value="1.02154703" calcext:value-type="float">
            <text:p>1.02154703</text:p>
          </table:table-cell>
          <table:table-cell table:formula="of:=[.A1376]*[.A1376]+[.B1376]*[.B1376]" office:value-type="float" office:value="1.25220693691294" calcext:value-type="float">
            <text:p>1.25220693691294</text:p>
          </table:table-cell>
        </table:table-row>
        <table:table-row table:style-name="ro1">
          <table:table-cell office:value-type="float" office:value="-0.427858095" calcext:value-type="float">
            <text:p>-0.427858095</text:p>
          </table:table-cell>
          <table:table-cell office:value-type="float" office:value="-1.03392335" calcext:value-type="float">
            <text:p>-1.03392335</text:p>
          </table:table-cell>
          <table:table-cell table:formula="of:=[.A1377]*[.A1377]+[.B1377]*[.B1377]" office:value-type="float" office:value="1.25206004313225" calcext:value-type="float">
            <text:p>1.25206004313225</text:p>
          </table:table-cell>
        </table:table-row>
        <table:table-row table:style-name="ro1">
          <table:table-cell office:value-type="float" office:value="-0.427858093" calcext:value-type="float">
            <text:p>-0.427858093</text:p>
          </table:table-cell>
          <table:table-cell office:value-type="float" office:value="1.03392335" calcext:value-type="float">
            <text:p>1.03392335</text:p>
          </table:table-cell>
          <table:table-cell table:formula="of:=[.A1378]*[.A1378]+[.B1378]*[.B1378]" office:value-type="float" office:value="1.25206004142082" calcext:value-type="float">
            <text:p>1.25206004142082</text:p>
          </table:table-cell>
        </table:table-row>
        <table:table-row table:style-name="ro1">
          <table:table-cell office:value-type="float" office:value="-1.10467389" calcext:value-type="float">
            <text:p>-1.10467389</text:p>
          </table:table-cell>
          <table:table-cell office:value-type="float" office:value="0.160405844" calcext:value-type="float">
            <text:p>0.160405844</text:p>
          </table:table-cell>
          <table:table-cell table:formula="of:=[.A1379]*[.A1379]+[.B1379]*[.B1379]" office:value-type="float" office:value="1.24603443803708" calcext:value-type="float">
            <text:p>1.24603443803708</text:p>
          </table:table-cell>
        </table:table-row>
        <table:table-row table:style-name="ro1">
          <table:table-cell office:value-type="float" office:value="-1.10467389" calcext:value-type="float">
            <text:p>-1.10467389</text:p>
          </table:table-cell>
          <table:table-cell office:value-type="float" office:value="-0.160405844" calcext:value-type="float">
            <text:p>-0.160405844</text:p>
          </table:table-cell>
          <table:table-cell table:formula="of:=[.A1380]*[.A1380]+[.B1380]*[.B1380]" office:value-type="float" office:value="1.24603443803708" calcext:value-type="float">
            <text:p>1.24603443803708</text:p>
          </table:table-cell>
        </table:table-row>
        <table:table-row table:style-name="ro1">
          <table:table-cell office:value-type="float" office:value="-1.09504489" calcext:value-type="float">
            <text:p>-1.09504489</text:p>
          </table:table-cell>
          <table:table-cell office:value-type="float" office:value="0.214223642" calcext:value-type="float">
            <text:p>0.214223642</text:p>
          </table:table-cell>
          <table:table-cell table:formula="of:=[.A1381]*[.A1381]+[.B1381]*[.B1381]" office:value-type="float" office:value="1.24501507990686" calcext:value-type="float">
            <text:p>1.24501507990686</text:p>
          </table:table-cell>
        </table:table-row>
        <table:table-row table:style-name="ro1">
          <table:table-cell office:value-type="float" office:value="-1.09504489" calcext:value-type="float">
            <text:p>-1.09504489</text:p>
          </table:table-cell>
          <table:table-cell office:value-type="float" office:value="-0.214223642" calcext:value-type="float">
            <text:p>-0.214223642</text:p>
          </table:table-cell>
          <table:table-cell table:formula="of:=[.A1382]*[.A1382]+[.B1382]*[.B1382]" office:value-type="float" office:value="1.24501507990686" calcext:value-type="float">
            <text:p>1.24501507990686</text:p>
          </table:table-cell>
        </table:table-row>
        <table:table-row table:style-name="ro1">
          <table:table-cell office:value-type="float" office:value="-0.585192972" calcext:value-type="float">
            <text:p>-0.585192972</text:p>
          </table:table-cell>
          <table:table-cell office:value-type="float" office:value="-0.946022728" calcext:value-type="float">
            <text:p>-0.946022728</text:p>
          </table:table-cell>
          <table:table-cell table:formula="of:=[.A1383]*[.A1383]+[.B1383]*[.B1383]" office:value-type="float" office:value="1.23740981637075" calcext:value-type="float">
            <text:p>1.23740981637075</text:p>
          </table:table-cell>
        </table:table-row>
        <table:table-row table:style-name="ro1">
          <table:table-cell office:value-type="float" office:value="-0.585192972" calcext:value-type="float">
            <text:p>-0.585192972</text:p>
          </table:table-cell>
          <table:table-cell office:value-type="float" office:value="0.946022727" calcext:value-type="float">
            <text:p>0.946022727</text:p>
          </table:table-cell>
          <table:table-cell table:formula="of:=[.A1384]*[.A1384]+[.B1384]*[.B1384]" office:value-type="float" office:value="1.23740981447871" calcext:value-type="float">
            <text:p>1.23740981447871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909090909" calcext:value-type="float">
            <text:p>0.909090909</text:p>
          </table:table-cell>
          <table:table-cell table:formula="of:=[.A1385]*[.A1385]+[.B1385]*[.B1385]" office:value-type="float" office:value="1.23684667145145" calcext:value-type="float">
            <text:p>1.23684667145145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909090909" calcext:value-type="float">
            <text:p>-0.909090909</text:p>
          </table:table-cell>
          <table:table-cell table:formula="of:=[.A1386]*[.A1386]+[.B1386]*[.B1386]" office:value-type="float" office:value="1.23684667145145" calcext:value-type="float">
            <text:p>1.23684667145145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272727273" calcext:value-type="float">
            <text:p>0.272727273</text:p>
          </table:table-cell>
          <table:table-cell table:formula="of:=[.A1387]*[.A1387]+[.B1387]*[.B1387]" office:value-type="float" office:value="1.23673368106302" calcext:value-type="float">
            <text:p>1.23673368106302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272727273" calcext:value-type="float">
            <text:p>-0.272727273</text:p>
          </table:table-cell>
          <table:table-cell table:formula="of:=[.A1388]*[.A1388]+[.B1388]*[.B1388]" office:value-type="float" office:value="1.23673368106302" calcext:value-type="float">
            <text:p>1.23673368106302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545454545" calcext:value-type="float">
            <text:p>0.545454545</text:p>
          </table:table-cell>
          <table:table-cell table:formula="of:=[.A1389]*[.A1389]+[.B1389]*[.B1389]" office:value-type="float" office:value="1.23599722316116" calcext:value-type="float">
            <text:p>1.23599722316116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545454545" calcext:value-type="float">
            <text:p>-0.545454545</text:p>
          </table:table-cell>
          <table:table-cell table:formula="of:=[.A1390]*[.A1390]+[.B1390]*[.B1390]" office:value-type="float" office:value="1.23599722316116" calcext:value-type="float">
            <text:p>1.23599722316116</text:p>
          </table:table-cell>
        </table:table-row>
        <table:table-row table:style-name="ro1">
          <table:table-cell office:value-type="float" office:value="-1.01394628" calcext:value-type="float">
            <text:p>-1.01394628</text:p>
          </table:table-cell>
          <table:table-cell office:value-type="float" office:value="0.454545455" calcext:value-type="float">
            <text:p>0.454545455</text:p>
          </table:table-cell>
          <table:table-cell table:formula="of:=[.A1391]*[.A1391]+[.B1391]*[.B1391]" office:value-type="float" office:value="1.234698629387" calcext:value-type="float">
            <text:p>1.234698629387</text:p>
          </table:table-cell>
        </table:table-row>
        <table:table-row table:style-name="ro1">
          <table:table-cell office:value-type="float" office:value="-1.01394628" calcext:value-type="float">
            <text:p>-1.01394628</text:p>
          </table:table-cell>
          <table:table-cell office:value-type="float" office:value="-0.454545455" calcext:value-type="float">
            <text:p>-0.454545455</text:p>
          </table:table-cell>
          <table:table-cell table:formula="of:=[.A1392]*[.A1392]+[.B1392]*[.B1392]" office:value-type="float" office:value="1.234698629387" calcext:value-type="float">
            <text:p>1.234698629387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818181818" calcext:value-type="float">
            <text:p>0.818181818</text:p>
          </table:table-cell>
          <table:table-cell table:formula="of:=[.A1393]*[.A1393]+[.B1393]*[.B1393]" office:value-type="float" office:value="1.23192148730579" calcext:value-type="float">
            <text:p>1.23192148730579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818181818" calcext:value-type="float">
            <text:p>-0.818181818</text:p>
          </table:table-cell>
          <table:table-cell table:formula="of:=[.A1394]*[.A1394]+[.B1394]*[.B1394]" office:value-type="float" office:value="1.23192148730579" calcext:value-type="float">
            <text:p>1.23192148730579</text:p>
          </table:table-cell>
        </table:table-row>
        <table:table-row table:style-name="ro1">
          <table:table-cell office:value-type="float" office:value="-0.994069563" calcext:value-type="float">
            <text:p>-0.994069563</text:p>
          </table:table-cell>
          <table:table-cell office:value-type="float" office:value="-0.491611066" calcext:value-type="float">
            <text:p>-0.491611066</text:p>
          </table:table-cell>
          <table:table-cell table:formula="of:=[.A1395]*[.A1395]+[.B1395]*[.B1395]" office:value-type="float" office:value="1.22985573629667" calcext:value-type="float">
            <text:p>1.22985573629667</text:p>
          </table:table-cell>
        </table:table-row>
        <table:table-row table:style-name="ro1">
          <table:table-cell office:value-type="float" office:value="-0.994069562" calcext:value-type="float">
            <text:p>-0.994069562</text:p>
          </table:table-cell>
          <table:table-cell office:value-type="float" office:value="0.491611065" calcext:value-type="float">
            <text:p>0.491611065</text:p>
          </table:table-cell>
          <table:table-cell table:formula="of:=[.A1396]*[.A1396]+[.B1396]*[.B1396]" office:value-type="float" office:value="1.22985573332531" calcext:value-type="float">
            <text:p>1.22985573332531</text:p>
          </table:table-cell>
        </table:table-row>
        <table:table-row table:style-name="ro1">
          <table:table-cell office:value-type="float" office:value="-1.09741137" calcext:value-type="float">
            <text:p>-1.09741137</text:p>
          </table:table-cell>
          <table:table-cell office:value-type="float" office:value="0.15855359" calcext:value-type="float">
            <text:p>0.15855359</text:p>
          </table:table-cell>
          <table:table-cell table:formula="of:=[.A1397]*[.A1397]+[.B1397]*[.B1397]" office:value-type="float" office:value="1.22945095590717" calcext:value-type="float">
            <text:p>1.22945095590717</text:p>
          </table:table-cell>
        </table:table-row>
        <table:table-row table:style-name="ro1">
          <table:table-cell office:value-type="float" office:value="-1.09741137" calcext:value-type="float">
            <text:p>-1.09741137</text:p>
          </table:table-cell>
          <table:table-cell office:value-type="float" office:value="-0.15855359" calcext:value-type="float">
            <text:p>-0.15855359</text:p>
          </table:table-cell>
          <table:table-cell table:formula="of:=[.A1398]*[.A1398]+[.B1398]*[.B1398]" office:value-type="float" office:value="1.22945095590717" calcext:value-type="float">
            <text:p>1.22945095590717</text:p>
          </table:table-cell>
        </table:table-row>
        <table:table-row table:style-name="ro1">
          <table:table-cell office:value-type="float" office:value="-0.913349688" calcext:value-type="float">
            <text:p>-0.913349688</text:p>
          </table:table-cell>
          <table:table-cell office:value-type="float" office:value="-0.627884106" calcext:value-type="float">
            <text:p>-0.627884106</text:p>
          </table:table-cell>
          <table:table-cell table:formula="of:=[.A1399]*[.A1399]+[.B1399]*[.B1399]" office:value-type="float" office:value="1.22844610313712" calcext:value-type="float">
            <text:p>1.22844610313712</text:p>
          </table:table-cell>
        </table:table-row>
        <table:table-row table:style-name="ro1">
          <table:table-cell office:value-type="float" office:value="-0.913349682" calcext:value-type="float">
            <text:p>-0.913349682</text:p>
          </table:table-cell>
          <table:table-cell office:value-type="float" office:value="0.627884103" calcext:value-type="float">
            <text:p>0.627884103</text:p>
          </table:table-cell>
          <table:table-cell table:formula="of:=[.A1400]*[.A1400]+[.B1400]*[.B1400]" office:value-type="float" office:value="1.22844608840962" calcext:value-type="float">
            <text:p>1.22844608840962</text:p>
          </table:table-cell>
        </table:table-row>
        <table:table-row table:style-name="ro1">
          <table:table-cell office:value-type="float" office:value="-1.04926712" calcext:value-type="float">
            <text:p>-1.04926712</text:p>
          </table:table-cell>
          <table:table-cell office:value-type="float" office:value="0.354708686" calcext:value-type="float">
            <text:p>0.354708686</text:p>
          </table:table-cell>
          <table:table-cell table:formula="of:=[.A1401]*[.A1401]+[.B1401]*[.B1401]" office:value-type="float" office:value="1.22677974103694" calcext:value-type="float">
            <text:p>1.22677974103694</text:p>
          </table:table-cell>
        </table:table-row>
        <table:table-row table:style-name="ro1">
          <table:table-cell office:value-type="float" office:value="-1.04926712" calcext:value-type="float">
            <text:p>-1.04926712</text:p>
          </table:table-cell>
          <table:table-cell office:value-type="float" office:value="-0.354708686" calcext:value-type="float">
            <text:p>-0.354708686</text:p>
          </table:table-cell>
          <table:table-cell table:formula="of:=[.A1402]*[.A1402]+[.B1402]*[.B1402]" office:value-type="float" office:value="1.22677974103694" calcext:value-type="float">
            <text:p>1.22677974103694</text:p>
          </table:table-cell>
        </table:table-row>
        <table:table-row table:style-name="ro1">
          <table:table-cell office:value-type="float" office:value="-0.806189194" calcext:value-type="float">
            <text:p>-0.806189194</text:p>
          </table:table-cell>
          <table:table-cell office:value-type="float" office:value="-0.758688269" calcext:value-type="float">
            <text:p>-0.758688269</text:p>
          </table:table-cell>
          <table:table-cell table:formula="of:=[.A1403]*[.A1403]+[.B1403]*[.B1403]" office:value-type="float" office:value="1.22554890604059" calcext:value-type="float">
            <text:p>1.22554890604059</text:p>
          </table:table-cell>
        </table:table-row>
        <table:table-row table:style-name="ro1">
          <table:table-cell office:value-type="float" office:value="-0.806189193" calcext:value-type="float">
            <text:p>-0.806189193</text:p>
          </table:table-cell>
          <table:table-cell office:value-type="float" office:value="0.75868827" calcext:value-type="float">
            <text:p>0.75868827</text:p>
          </table:table-cell>
          <table:table-cell table:formula="of:=[.A1404]*[.A1404]+[.B1404]*[.B1404]" office:value-type="float" office:value="1.22554890594558" calcext:value-type="float">
            <text:p>1.22554890594558</text:p>
          </table:table-cell>
        </table:table-row>
        <table:table-row table:style-name="ro1">
          <table:table-cell office:value-type="float" office:value="1.10682932" calcext:value-type="float">
            <text:p>1.10682932</text:p>
          </table:table-cell>
          <table:table-cell office:value-type="float" office:value="0" calcext:value-type="float">
            <text:p>0</text:p>
          </table:table-cell>
          <table:table-cell table:formula="of:=[.A1405]*[.A1405]+[.B1405]*[.B1405]" office:value-type="float" office:value="1.22507114361166" calcext:value-type="float">
            <text:p>1.22507114361166</text:p>
          </table:table-cell>
        </table:table-row>
        <table:table-row table:style-name="ro1">
          <table:table-cell office:value-type="float" office:value="-1.09434637" calcext:value-type="float">
            <text:p>-1.09434637</text:p>
          </table:table-cell>
          <table:table-cell office:value-type="float" office:value="0.141625892" calcext:value-type="float">
            <text:p>0.141625892</text:p>
          </table:table-cell>
          <table:table-cell table:formula="of:=[.A1406]*[.A1406]+[.B1406]*[.B1406]" office:value-type="float" office:value="1.21765187081697" calcext:value-type="float">
            <text:p>1.21765187081697</text:p>
          </table:table-cell>
        </table:table-row>
        <table:table-row table:style-name="ro1">
          <table:table-cell office:value-type="float" office:value="-1.09434637" calcext:value-type="float">
            <text:p>-1.09434637</text:p>
          </table:table-cell>
          <table:table-cell office:value-type="float" office:value="-0.141625892" calcext:value-type="float">
            <text:p>-0.141625892</text:p>
          </table:table-cell>
          <table:table-cell table:formula="of:=[.A1407]*[.A1407]+[.B1407]*[.B1407]" office:value-type="float" office:value="1.21765187081697" calcext:value-type="float">
            <text:p>1.21765187081697</text:p>
          </table:table-cell>
        </table:table-row>
        <table:table-row table:style-name="ro1">
          <table:table-cell office:value-type="float" office:value="0.360926604" calcext:value-type="float">
            <text:p>0.360926604</text:p>
          </table:table-cell>
          <table:table-cell office:value-type="float" office:value="1.03977273" calcext:value-type="float">
            <text:p>1.03977273</text:p>
          </table:table-cell>
          <table:table-cell table:formula="of:=[.A1408]*[.A1408]+[.B1408]*[.B1408]" office:value-type="float" office:value="1.21139534352663" calcext:value-type="float">
            <text:p>1.21139534352663</text:p>
          </table:table-cell>
        </table:table-row>
        <table:table-row table:style-name="ro1">
          <table:table-cell office:value-type="float" office:value="0.360926604" calcext:value-type="float">
            <text:p>0.360926604</text:p>
          </table:table-cell>
          <table:table-cell office:value-type="float" office:value="-1.03977273" calcext:value-type="float">
            <text:p>-1.03977273</text:p>
          </table:table-cell>
          <table:table-cell table:formula="of:=[.A1409]*[.A1409]+[.B1409]*[.B1409]" office:value-type="float" office:value="1.21139534352663" calcext:value-type="float">
            <text:p>1.21139534352663</text:p>
          </table:table-cell>
        </table:table-row>
        <table:table-row table:style-name="ro1">
          <table:table-cell office:value-type="float" office:value="-0.665540752" calcext:value-type="float">
            <text:p>-0.665540752</text:p>
          </table:table-cell>
          <table:table-cell office:value-type="float" office:value="-0.875283668" calcext:value-type="float">
            <text:p>-0.875283668</text:p>
          </table:table-cell>
          <table:table-cell table:formula="of:=[.A1410]*[.A1410]+[.B1410]*[.B1410]" office:value-type="float" office:value="1.20906599204026" calcext:value-type="float">
            <text:p>1.20906599204026</text:p>
          </table:table-cell>
        </table:table-row>
        <table:table-row table:style-name="ro1">
          <table:table-cell office:value-type="float" office:value="-0.665540747" calcext:value-type="float">
            <text:p>-0.665540747</text:p>
          </table:table-cell>
          <table:table-cell office:value-type="float" office:value="0.875283661" calcext:value-type="float">
            <text:p>0.875283661</text:p>
          </table:table-cell>
          <table:table-cell table:formula="of:=[.A1411]*[.A1411]+[.B1411]*[.B1411]" office:value-type="float" office:value="1.20906597313088" calcext:value-type="float">
            <text:p>1.20906597313088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1" calcext:value-type="float">
            <text:p>-1</text:p>
          </table:table-cell>
          <table:table-cell table:formula="of:=[.A1412]*[.A1412]+[.B1412]*[.B1412]" office:value-type="float" office:value="1.205322265625" calcext:value-type="float">
            <text:p>1.205322265625</text:p>
          </table:table-cell>
        </table:table-row>
        <table:table-row table:style-name="ro1">
          <table:table-cell office:value-type="float" office:value="-1.08466675" calcext:value-type="float">
            <text:p>-1.08466675</text:p>
          </table:table-cell>
          <table:table-cell office:value-type="float" office:value="0.156337653" calcext:value-type="float">
            <text:p>0.156337653</text:p>
          </table:table-cell>
          <table:table-cell table:formula="of:=[.A1413]*[.A1413]+[.B1413]*[.B1413]" office:value-type="float" office:value="1.20094342030111" calcext:value-type="float">
            <text:p>1.20094342030111</text:p>
          </table:table-cell>
        </table:table-row>
        <table:table-row table:style-name="ro1">
          <table:table-cell office:value-type="float" office:value="-1.08466675" calcext:value-type="float">
            <text:p>-1.08466675</text:p>
          </table:table-cell>
          <table:table-cell office:value-type="float" office:value="-0.156337653" calcext:value-type="float">
            <text:p>-0.156337653</text:p>
          </table:table-cell>
          <table:table-cell table:formula="of:=[.A1414]*[.A1414]+[.B1414]*[.B1414]" office:value-type="float" office:value="1.20094342030111" calcext:value-type="float">
            <text:p>1.20094342030111</text:p>
          </table:table-cell>
        </table:table-row>
        <table:table-row table:style-name="ro1">
          <table:table-cell office:value-type="float" office:value="-1.04129003" calcext:value-type="float">
            <text:p>-1.04129003</text:p>
          </table:table-cell>
          <table:table-cell office:value-type="float" office:value="0.340909091" calcext:value-type="float">
            <text:p>0.340909091</text:p>
          </table:table-cell>
          <table:table-cell table:formula="of:=[.A1415]*[.A1415]+[.B1415]*[.B1415]" office:value-type="float" office:value="1.20050393490385" calcext:value-type="float">
            <text:p>1.20050393490385</text:p>
          </table:table-cell>
        </table:table-row>
        <table:table-row table:style-name="ro1">
          <table:table-cell office:value-type="float" office:value="-1.04129003" calcext:value-type="float">
            <text:p>-1.04129003</text:p>
          </table:table-cell>
          <table:table-cell office:value-type="float" office:value="-0.340909091" calcext:value-type="float">
            <text:p>-0.340909091</text:p>
          </table:table-cell>
          <table:table-cell table:formula="of:=[.A1416]*[.A1416]+[.B1416]*[.B1416]" office:value-type="float" office:value="1.20050393490385" calcext:value-type="float">
            <text:p>1.20050393490385</text:p>
          </table:table-cell>
        </table:table-row>
        <table:table-row table:style-name="ro1">
          <table:table-cell office:value-type="float" office:value="-0.239618979" calcext:value-type="float">
            <text:p>-0.239618979</text:p>
          </table:table-cell>
          <table:table-cell office:value-type="float" office:value="1.06818182" calcext:value-type="float">
            <text:p>1.06818182</text:p>
          </table:table-cell>
          <table:table-cell table:formula="of:=[.A1417]*[.A1417]+[.B1417]*[.B1417]" office:value-type="float" office:value="1.19842965567551" calcext:value-type="float">
            <text:p>1.19842965567551</text:p>
          </table:table-cell>
        </table:table-row>
        <table:table-row table:style-name="ro1">
          <table:table-cell office:value-type="float" office:value="-0.239618979" calcext:value-type="float">
            <text:p>-0.239618979</text:p>
          </table:table-cell>
          <table:table-cell office:value-type="float" office:value="-1.06818182" calcext:value-type="float">
            <text:p>-1.06818182</text:p>
          </table:table-cell>
          <table:table-cell table:formula="of:=[.A1418]*[.A1418]+[.B1418]*[.B1418]" office:value-type="float" office:value="1.19842965567551" calcext:value-type="float">
            <text:p>1.19842965567551</text:p>
          </table:table-cell>
        </table:table-row>
        <table:table-row table:style-name="ro1">
          <table:table-cell office:value-type="float" office:value="-1.08703945" calcext:value-type="float">
            <text:p>-1.08703945</text:p>
          </table:table-cell>
          <table:table-cell office:value-type="float" office:value="0.128700192" calcext:value-type="float">
            <text:p>0.128700192</text:p>
          </table:table-cell>
          <table:table-cell table:formula="of:=[.A1419]*[.A1419]+[.B1419]*[.B1419]" office:value-type="float" office:value="1.19821850527714" calcext:value-type="float">
            <text:p>1.19821850527714</text:p>
          </table:table-cell>
        </table:table-row>
        <table:table-row table:style-name="ro1">
          <table:table-cell office:value-type="float" office:value="-1.08703945" calcext:value-type="float">
            <text:p>-1.08703945</text:p>
          </table:table-cell>
          <table:table-cell office:value-type="float" office:value="-0.128700191" calcext:value-type="float">
            <text:p>-0.128700191</text:p>
          </table:table-cell>
          <table:table-cell table:formula="of:=[.A1420]*[.A1420]+[.B1420]*[.B1420]" office:value-type="float" office:value="1.19821850501974" calcext:value-type="float">
            <text:p>1.19821850501974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636363636" calcext:value-type="float">
            <text:p>0.636363636</text:p>
          </table:table-cell>
          <table:table-cell table:formula="of:=[.A1421]*[.A1421]+[.B1421]*[.B1421]" office:value-type="float" office:value="1.19817156784814" calcext:value-type="float">
            <text:p>1.19817156784814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636363636" calcext:value-type="float">
            <text:p>-0.636363636</text:p>
          </table:table-cell>
          <table:table-cell table:formula="of:=[.A1422]*[.A1422]+[.B1422]*[.B1422]" office:value-type="float" office:value="1.19817156784814" calcext:value-type="float">
            <text:p>1.19817156784814</text:p>
          </table:table-cell>
        </table:table-row>
        <table:table-row table:style-name="ro1">
          <table:table-cell office:value-type="float" office:value="-0.461101945" calcext:value-type="float">
            <text:p>-0.461101945</text:p>
          </table:table-cell>
          <table:table-cell office:value-type="float" office:value="0.991990203" calcext:value-type="float">
            <text:p>0.991990203</text:p>
          </table:table-cell>
          <table:table-cell table:formula="of:=[.A1423]*[.A1423]+[.B1423]*[.B1423]" office:value-type="float" office:value="1.19665956653076" calcext:value-type="float">
            <text:p>1.19665956653076</text:p>
          </table:table-cell>
        </table:table-row>
        <table:table-row table:style-name="ro1">
          <table:table-cell office:value-type="float" office:value="-0.461101941" calcext:value-type="float">
            <text:p>-0.461101941</text:p>
          </table:table-cell>
          <table:table-cell office:value-type="float" office:value="-0.991990204" calcext:value-type="float">
            <text:p>-0.991990204</text:p>
          </table:table-cell>
          <table:table-cell table:formula="of:=[.A1424]*[.A1424]+[.B1424]*[.B1424]" office:value-type="float" office:value="1.19665956482593" calcext:value-type="float">
            <text:p>1.19665956482593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181818182" calcext:value-type="float">
            <text:p>0.181818182</text:p>
          </table:table-cell>
          <table:table-cell table:formula="of:=[.A1425]*[.A1425]+[.B1425]*[.B1425]" office:value-type="float" office:value="1.19541136693079" calcext:value-type="float">
            <text:p>1.19541136693079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181818182" calcext:value-type="float">
            <text:p>-0.181818182</text:p>
          </table:table-cell>
          <table:table-cell table:formula="of:=[.A1426]*[.A1426]+[.B1426]*[.B1426]" office:value-type="float" office:value="1.19541136693079" calcext:value-type="float">
            <text:p>1.19541136693079</text:p>
          </table:table-cell>
        </table:table-row>
        <table:table-row table:style-name="ro1">
          <table:table-cell office:value-type="float" office:value="-1.0696776" calcext:value-type="float">
            <text:p>-1.0696776</text:p>
          </table:table-cell>
          <table:table-cell office:value-type="float" office:value="0.223116586" calcext:value-type="float">
            <text:p>0.223116586</text:p>
          </table:table-cell>
          <table:table-cell table:formula="of:=[.A1427]*[.A1427]+[.B1427]*[.B1427]" office:value-type="float" office:value="1.19399117889006" calcext:value-type="float">
            <text:p>1.19399117889006</text:p>
          </table:table-cell>
        </table:table-row>
        <table:table-row table:style-name="ro1">
          <table:table-cell office:value-type="float" office:value="-1.0696776" calcext:value-type="float">
            <text:p>-1.0696776</text:p>
          </table:table-cell>
          <table:table-cell office:value-type="float" office:value="-0.223116586" calcext:value-type="float">
            <text:p>-0.223116586</text:p>
          </table:table-cell>
          <table:table-cell table:formula="of:=[.A1428]*[.A1428]+[.B1428]*[.B1428]" office:value-type="float" office:value="1.19399117889006" calcext:value-type="float">
            <text:p>1.19399117889006</text:p>
          </table:table-cell>
        </table:table-row>
        <table:table-row table:style-name="ro1">
          <table:table-cell office:value-type="float" office:value="-1.0801632" calcext:value-type="float">
            <text:p>-1.0801632</text:p>
          </table:table-cell>
          <table:table-cell office:value-type="float" office:value="0.164775242" calcext:value-type="float">
            <text:p>0.164775242</text:p>
          </table:table-cell>
          <table:table-cell table:formula="of:=[.A1429]*[.A1429]+[.B1429]*[.B1429]" office:value-type="float" office:value="1.1939034190104" calcext:value-type="float">
            <text:p>1.1939034190104</text:p>
          </table:table-cell>
        </table:table-row>
        <table:table-row table:style-name="ro1">
          <table:table-cell office:value-type="float" office:value="-1.0801632" calcext:value-type="float">
            <text:p>-1.0801632</text:p>
          </table:table-cell>
          <table:table-cell office:value-type="float" office:value="-0.164775242" calcext:value-type="float">
            <text:p>-0.164775242</text:p>
          </table:table-cell>
          <table:table-cell table:formula="of:=[.A1430]*[.A1430]+[.B1430]*[.B1430]" office:value-type="float" office:value="1.1939034190104" calcext:value-type="float">
            <text:p>1.1939034190104</text:p>
          </table:table-cell>
        </table:table-row>
        <table:table-row table:style-name="ro1">
          <table:table-cell office:value-type="float" office:value="-0.858880036" calcext:value-type="float">
            <text:p>-0.858880036</text:p>
          </table:table-cell>
          <table:table-cell office:value-type="float" office:value="0.668511566" calcext:value-type="float">
            <text:p>0.668511566</text:p>
          </table:table-cell>
          <table:table-cell table:formula="of:=[.A1431]*[.A1431]+[.B1431]*[.B1431]" office:value-type="float" office:value="1.18458263011513" calcext:value-type="float">
            <text:p>1.18458263011513</text:p>
          </table:table-cell>
        </table:table-row>
        <table:table-row table:style-name="ro1">
          <table:table-cell office:value-type="float" office:value="-0.858880036" calcext:value-type="float">
            <text:p>-0.858880036</text:p>
          </table:table-cell>
          <table:table-cell office:value-type="float" office:value="-0.668511566" calcext:value-type="float">
            <text:p>-0.668511566</text:p>
          </table:table-cell>
          <table:table-cell table:formula="of:=[.A1432]*[.A1432]+[.B1432]*[.B1432]" office:value-type="float" office:value="1.18458263011513" calcext:value-type="float">
            <text:p>1.18458263011513</text:p>
          </table:table-cell>
        </table:table-row>
        <table:table-row table:style-name="ro1">
          <table:table-cell office:value-type="float" office:value="0.574882571" calcext:value-type="float">
            <text:p>0.574882571</text:p>
          </table:table-cell>
          <table:table-cell office:value-type="float" office:value="0.923295455" calcext:value-type="float">
            <text:p>0.923295455</text:p>
          </table:table-cell>
          <table:table-cell table:formula="of:=[.A1433]*[.A1433]+[.B1433]*[.B1433]" office:value-type="float" office:value="1.18296446766323" calcext:value-type="float">
            <text:p>1.18296446766323</text:p>
          </table:table-cell>
        </table:table-row>
        <table:table-row table:style-name="ro1">
          <table:table-cell office:value-type="float" office:value="0.574882571" calcext:value-type="float">
            <text:p>0.574882571</text:p>
          </table:table-cell>
          <table:table-cell office:value-type="float" office:value="-0.923295455" calcext:value-type="float">
            <text:p>-0.923295455</text:p>
          </table:table-cell>
          <table:table-cell table:formula="of:=[.A1434]*[.A1434]+[.B1434]*[.B1434]" office:value-type="float" office:value="1.18296446766323" calcext:value-type="float">
            <text:p>1.18296446766323</text:p>
          </table:table-cell>
        </table:table-row>
        <table:table-row table:style-name="ro1">
          <table:table-cell office:value-type="float" office:value="-1.05667089" calcext:value-type="float">
            <text:p>-1.05667089</text:p>
          </table:table-cell>
          <table:table-cell office:value-type="float" office:value="0.255681818" calcext:value-type="float">
            <text:p>0.255681818</text:p>
          </table:table-cell>
          <table:table-cell table:formula="of:=[.A1435]*[.A1435]+[.B1435]*[.B1435]" office:value-type="float" office:value="1.18192656182918" calcext:value-type="float">
            <text:p>1.18192656182918</text:p>
          </table:table-cell>
        </table:table-row>
        <table:table-row table:style-name="ro1">
          <table:table-cell office:value-type="float" office:value="-1.05667089" calcext:value-type="float">
            <text:p>-1.05667089</text:p>
          </table:table-cell>
          <table:table-cell office:value-type="float" office:value="-0.255681818" calcext:value-type="float">
            <text:p>-0.255681818</text:p>
          </table:table-cell>
          <table:table-cell table:formula="of:=[.A1436]*[.A1436]+[.B1436]*[.B1436]" office:value-type="float" office:value="1.18192656182918" calcext:value-type="float">
            <text:p>1.18192656182918</text:p>
          </table:table-cell>
        </table:table-row>
        <table:table-row table:style-name="ro1">
          <table:table-cell office:value-type="float" office:value="-1.08340334" calcext:value-type="float">
            <text:p>-1.08340334</text:p>
          </table:table-cell>
          <table:table-cell office:value-type="float" office:value="0.0749393752" calcext:value-type="float">
            <text:p>0.0749393752</text:p>
          </table:table-cell>
          <table:table-cell table:formula="of:=[.A1437]*[.A1437]+[.B1437]*[.B1437]" office:value-type="float" office:value="1.17937870707852" calcext:value-type="float">
            <text:p>1.17937870707852</text:p>
          </table:table-cell>
        </table:table-row>
        <table:table-row table:style-name="ro1">
          <table:table-cell office:value-type="float" office:value="-1.08340334" calcext:value-type="float">
            <text:p>-1.08340334</text:p>
          </table:table-cell>
          <table:table-cell office:value-type="float" office:value="-0.0749393752" calcext:value-type="float">
            <text:p>-0.0749393752</text:p>
          </table:table-cell>
          <table:table-cell table:formula="of:=[.A1438]*[.A1438]+[.B1438]*[.B1438]" office:value-type="float" office:value="1.17937870707852" calcext:value-type="float">
            <text:p>1.17937870707852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1" calcext:value-type="float">
            <text:p>-1</text:p>
          </table:table-cell>
          <table:table-cell table:formula="of:=[.A1439]*[.A1439]+[.B1439]*[.B1439]" office:value-type="float" office:value="1.177978515625" calcext:value-type="float">
            <text:p>1.177978515625</text:p>
          </table:table-cell>
        </table:table-row>
        <table:table-row table:style-name="ro1">
          <table:table-cell office:value-type="float" office:value="-1.08517641" calcext:value-type="float">
            <text:p>-1.08517641</text:p>
          </table:table-cell>
          <table:table-cell office:value-type="float" office:value="0" calcext:value-type="float">
            <text:p>0</text:p>
          </table:table-cell>
          <table:table-cell table:formula="of:=[.A1440]*[.A1440]+[.B1440]*[.B1440]" office:value-type="float" office:value="1.17760784082049" calcext:value-type="float">
            <text:p>1.17760784082049</text:p>
          </table:table-cell>
        </table:table-row>
        <table:table-row table:style-name="ro1">
          <table:table-cell office:value-type="float" office:value="-1.07831191" calcext:value-type="float">
            <text:p>-1.07831191</text:p>
          </table:table-cell>
          <table:table-cell office:value-type="float" office:value="-0.110825252" calcext:value-type="float">
            <text:p>-0.110825252</text:p>
          </table:table-cell>
          <table:table-cell table:formula="of:=[.A1441]*[.A1441]+[.B1441]*[.B1441]" office:value-type="float" office:value="1.17503881172871" calcext:value-type="float">
            <text:p>1.17503881172871</text:p>
          </table:table-cell>
        </table:table-row>
        <table:table-row table:style-name="ro1">
          <table:table-cell office:value-type="float" office:value="-1.07831191" calcext:value-type="float">
            <text:p>-1.07831191</text:p>
          </table:table-cell>
          <table:table-cell office:value-type="float" office:value="0.110825251" calcext:value-type="float">
            <text:p>0.110825251</text:p>
          </table:table-cell>
          <table:table-cell table:formula="of:=[.A1442]*[.A1442]+[.B1442]*[.B1442]" office:value-type="float" office:value="1.17503881150706" calcext:value-type="float">
            <text:p>1.17503881150706</text:p>
          </table:table-cell>
        </table:table-row>
        <table:table-row table:style-name="ro1">
          <table:table-cell office:value-type="float" office:value="-0.0681357653" calcext:value-type="float">
            <text:p>-0.0681357653</text:p>
          </table:table-cell>
          <table:table-cell office:value-type="float" office:value="1.08017417" calcext:value-type="float">
            <text:p>1.08017417</text:p>
          </table:table-cell>
          <table:table-cell table:formula="of:=[.A1443]*[.A1443]+[.B1443]*[.B1443]" office:value-type="float" office:value="1.17141872004821" calcext:value-type="float">
            <text:p>1.17141872004821</text:p>
          </table:table-cell>
        </table:table-row>
        <table:table-row table:style-name="ro1">
          <table:table-cell office:value-type="float" office:value="-0.0681357653" calcext:value-type="float">
            <text:p>-0.0681357653</text:p>
          </table:table-cell>
          <table:table-cell office:value-type="float" office:value="-1.08017417" calcext:value-type="float">
            <text:p>-1.08017417</text:p>
          </table:table-cell>
          <table:table-cell table:formula="of:=[.A1444]*[.A1444]+[.B1444]*[.B1444]" office:value-type="float" office:value="1.17141872004821" calcext:value-type="float">
            <text:p>1.17141872004821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.0909090908" calcext:value-type="float">
            <text:p>0.0909090908</text:p>
          </table:table-cell>
          <table:table-cell table:formula="of:=[.A1445]*[.A1445]+[.B1445]*[.B1445]" office:value-type="float" office:value="1.17061797841508" calcext:value-type="float">
            <text:p>1.17061797841508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-0.0909090908" calcext:value-type="float">
            <text:p>-0.0909090908</text:p>
          </table:table-cell>
          <table:table-cell table:formula="of:=[.A1446]*[.A1446]+[.B1446]*[.B1446]" office:value-type="float" office:value="1.17061797841508" calcext:value-type="float">
            <text:p>1.17061797841508</text:p>
          </table:table-cell>
        </table:table-row>
        <table:table-row table:style-name="ro1">
          <table:table-cell office:value-type="float" office:value="-1.07889958" calcext:value-type="float">
            <text:p>-1.07889958</text:p>
          </table:table-cell>
          <table:table-cell office:value-type="float" office:value="0.0798836401" calcext:value-type="float">
            <text:p>0.0798836401</text:p>
          </table:table-cell>
          <table:table-cell table:formula="of:=[.A1447]*[.A1447]+[.B1447]*[.B1447]" office:value-type="float" office:value="1.1704056996798" calcext:value-type="float">
            <text:p>1.1704056996798</text:p>
          </table:table-cell>
        </table:table-row>
        <table:table-row table:style-name="ro1">
          <table:table-cell office:value-type="float" office:value="-1.07889958" calcext:value-type="float">
            <text:p>-1.07889958</text:p>
          </table:table-cell>
          <table:table-cell office:value-type="float" office:value="-0.0798836401" calcext:value-type="float">
            <text:p>-0.0798836401</text:p>
          </table:table-cell>
          <table:table-cell table:formula="of:=[.A1448]*[.A1448]+[.B1448]*[.B1448]" office:value-type="float" office:value="1.1704056996798" calcext:value-type="float">
            <text:p>1.1704056996798</text:p>
          </table:table-cell>
        </table:table-row>
        <table:table-row table:style-name="ro1">
          <table:table-cell office:value-type="float" office:value="-1.07843825" calcext:value-type="float">
            <text:p>-1.07843825</text:p>
          </table:table-cell>
          <table:table-cell office:value-type="float" office:value="0.0779534346" calcext:value-type="float">
            <text:p>0.0779534346</text:p>
          </table:table-cell>
          <table:table-cell table:formula="of:=[.A1449]*[.A1449]+[.B1449]*[.B1449]" office:value-type="float" office:value="1.169105797029" calcext:value-type="float">
            <text:p>1.169105797029</text:p>
          </table:table-cell>
        </table:table-row>
        <table:table-row table:style-name="ro1">
          <table:table-cell office:value-type="float" office:value="-1.07843825" calcext:value-type="float">
            <text:p>-1.07843825</text:p>
          </table:table-cell>
          <table:table-cell office:value-type="float" office:value="-0.0779534346" calcext:value-type="float">
            <text:p>-0.0779534346</text:p>
          </table:table-cell>
          <table:table-cell table:formula="of:=[.A1450]*[.A1450]+[.B1450]*[.B1450]" office:value-type="float" office:value="1.169105797029" calcext:value-type="float">
            <text:p>1.169105797029</text:p>
          </table:table-cell>
        </table:table-row>
        <table:table-row table:style-name="ro1">
          <table:table-cell office:value-type="float" office:value="-1.07833299" calcext:value-type="float">
            <text:p>-1.07833299</text:p>
          </table:table-cell>
          <table:table-cell office:value-type="float" office:value="0.0786931615" calcext:value-type="float">
            <text:p>0.0786931615</text:p>
          </table:table-cell>
          <table:table-cell table:formula="of:=[.A1451]*[.A1451]+[.B1451]*[.B1451]" office:value-type="float" office:value="1.16899465098921" calcext:value-type="float">
            <text:p>1.16899465098921</text:p>
          </table:table-cell>
        </table:table-row>
        <table:table-row table:style-name="ro1">
          <table:table-cell office:value-type="float" office:value="-1.07833299" calcext:value-type="float">
            <text:p>-1.07833299</text:p>
          </table:table-cell>
          <table:table-cell office:value-type="float" office:value="-0.0786931615" calcext:value-type="float">
            <text:p>-0.0786931615</text:p>
          </table:table-cell>
          <table:table-cell table:formula="of:=[.A1452]*[.A1452]+[.B1452]*[.B1452]" office:value-type="float" office:value="1.16899465098921" calcext:value-type="float">
            <text:p>1.16899465098921</text:p>
          </table:table-cell>
        </table:table-row>
        <table:table-row table:style-name="ro1">
          <table:table-cell office:value-type="float" office:value="-1.07817554" calcext:value-type="float">
            <text:p>-1.07817554</text:p>
          </table:table-cell>
          <table:table-cell office:value-type="float" office:value="0.0785390396" calcext:value-type="float">
            <text:p>0.0785390396</text:p>
          </table:table-cell>
          <table:table-cell table:formula="of:=[.A1453]*[.A1453]+[.B1453]*[.B1453]" office:value-type="float" office:value="1.16863087579558" calcext:value-type="float">
            <text:p>1.16863087579558</text:p>
          </table:table-cell>
        </table:table-row>
        <table:table-row table:style-name="ro1">
          <table:table-cell office:value-type="float" office:value="-1.07817554" calcext:value-type="float">
            <text:p>-1.07817554</text:p>
          </table:table-cell>
          <table:table-cell office:value-type="float" office:value="-0.0785390396" calcext:value-type="float">
            <text:p>-0.0785390396</text:p>
          </table:table-cell>
          <table:table-cell table:formula="of:=[.A1454]*[.A1454]+[.B1454]*[.B1454]" office:value-type="float" office:value="1.16863087579558" calcext:value-type="float">
            <text:p>1.16863087579558</text:p>
          </table:table-cell>
        </table:table-row>
        <table:table-row table:style-name="ro1">
          <table:table-cell office:value-type="float" office:value="-1.07787524" calcext:value-type="float">
            <text:p>-1.07787524</text:p>
          </table:table-cell>
          <table:table-cell office:value-type="float" office:value="0.0787339223" calcext:value-type="float">
            <text:p>0.0787339223</text:p>
          </table:table-cell>
          <table:table-cell table:formula="of:=[.A1455]*[.A1455]+[.B1455]*[.B1455]" office:value-type="float" office:value="1.1680140635258" calcext:value-type="float">
            <text:p>1.1680140635258</text:p>
          </table:table-cell>
        </table:table-row>
        <table:table-row table:style-name="ro1">
          <table:table-cell office:value-type="float" office:value="-1.07787524" calcext:value-type="float">
            <text:p>-1.07787524</text:p>
          </table:table-cell>
          <table:table-cell office:value-type="float" office:value="-0.0787339223" calcext:value-type="float">
            <text:p>-0.0787339223</text:p>
          </table:table-cell>
          <table:table-cell table:formula="of:=[.A1456]*[.A1456]+[.B1456]*[.B1456]" office:value-type="float" office:value="1.1680140635258" calcext:value-type="float">
            <text:p>1.1680140635258</text:p>
          </table:table-cell>
        </table:table-row>
        <table:table-row table:style-name="ro1">
          <table:table-cell office:value-type="float" office:value="-1.07987881" calcext:value-type="float">
            <text:p>-1.07987881</text:p>
          </table:table-cell>
          <table:table-cell office:value-type="float" office:value="0" calcext:value-type="float">
            <text:p>0</text:p>
          </table:table-cell>
          <table:table-cell table:formula="of:=[.A1457]*[.A1457]+[.B1457]*[.B1457]" office:value-type="float" office:value="1.16613824428702" calcext:value-type="float">
            <text:p>1.16613824428702</text:p>
          </table:table-cell>
        </table:table-row>
        <table:table-row table:style-name="ro1">
          <table:table-cell office:value-type="float" office:value="-1.07034277" calcext:value-type="float">
            <text:p>-1.07034277</text:p>
          </table:table-cell>
          <table:table-cell office:value-type="float" office:value="0.142045455" calcext:value-type="float">
            <text:p>0.142045455</text:p>
          </table:table-cell>
          <table:table-cell table:formula="of:=[.A1458]*[.A1458]+[.B1458]*[.B1458]" office:value-type="float" office:value="1.16581055657743" calcext:value-type="float">
            <text:p>1.16581055657743</text:p>
          </table:table-cell>
        </table:table-row>
        <table:table-row table:style-name="ro1">
          <table:table-cell office:value-type="float" office:value="-1.07034277" calcext:value-type="float">
            <text:p>-1.07034277</text:p>
          </table:table-cell>
          <table:table-cell office:value-type="float" office:value="-0.142045455" calcext:value-type="float">
            <text:p>-0.142045455</text:p>
          </table:table-cell>
          <table:table-cell table:formula="of:=[.A1459]*[.A1459]+[.B1459]*[.B1459]" office:value-type="float" office:value="1.16581055657743" calcext:value-type="float">
            <text:p>1.16581055657743</text:p>
          </table:table-cell>
        </table:table-row>
        <table:table-row table:style-name="ro1">
          <table:table-cell office:value-type="float" office:value="-1.078125" calcext:value-type="float">
            <text:p>-1.078125</text:p>
          </table:table-cell>
          <table:table-cell office:value-type="float" office:value="0" calcext:value-type="float">
            <text:p>0</text:p>
          </table:table-cell>
          <table:table-cell table:formula="of:=[.A1460]*[.A1460]+[.B1460]*[.B1460]" office:value-type="float" office:value="1.162353515625" calcext:value-type="float">
            <text:p>1.162353515625</text:p>
          </table:table-cell>
        </table:table-row>
        <table:table-row table:style-name="ro1">
          <table:table-cell office:value-type="float" office:value="-1.07512903" calcext:value-type="float">
            <text:p>-1.07512903</text:p>
          </table:table-cell>
          <table:table-cell office:value-type="float" office:value="0.078041354" calcext:value-type="float">
            <text:p>0.078041354</text:p>
          </table:table-cell>
          <table:table-cell table:formula="of:=[.A1461]*[.A1461]+[.B1461]*[.B1461]" office:value-type="float" office:value="1.16199288408289" calcext:value-type="float">
            <text:p>1.16199288408289</text:p>
          </table:table-cell>
        </table:table-row>
        <table:table-row table:style-name="ro1">
          <table:table-cell office:value-type="float" office:value="-1.07512903" calcext:value-type="float">
            <text:p>-1.07512903</text:p>
          </table:table-cell>
          <table:table-cell office:value-type="float" office:value="-0.078041354" calcext:value-type="float">
            <text:p>-0.078041354</text:p>
          </table:table-cell>
          <table:table-cell table:formula="of:=[.A1462]*[.A1462]+[.B1462]*[.B1462]" office:value-type="float" office:value="1.16199288408289" calcext:value-type="float">
            <text:p>1.16199288408289</text:p>
          </table:table-cell>
        </table:table-row>
        <table:table-row table:style-name="ro1">
          <table:table-cell office:value-type="float" office:value="-1.07546972" calcext:value-type="float">
            <text:p>-1.07546972</text:p>
          </table:table-cell>
          <table:table-cell office:value-type="float" office:value="0.0568181819" calcext:value-type="float">
            <text:p>0.0568181819</text:p>
          </table:table-cell>
          <table:table-cell table:formula="of:=[.A1463]*[.A1463]+[.B1463]*[.B1463]" office:value-type="float" office:value="1.1598634244313" calcext:value-type="float">
            <text:p>1.1598634244313</text:p>
          </table:table-cell>
        </table:table-row>
        <table:table-row table:style-name="ro1">
          <table:table-cell office:value-type="float" office:value="-1.07546972" calcext:value-type="float">
            <text:p>-1.07546972</text:p>
          </table:table-cell>
          <table:table-cell office:value-type="float" office:value="-0.0568181819" calcext:value-type="float">
            <text:p>-0.0568181819</text:p>
          </table:table-cell>
          <table:table-cell table:formula="of:=[.A1464]*[.A1464]+[.B1464]*[.B1464]" office:value-type="float" office:value="1.1598634244313" calcext:value-type="float">
            <text:p>1.1598634244313</text:p>
          </table:table-cell>
        </table:table-row>
        <table:table-row table:style-name="ro1">
          <table:table-cell office:value-type="float" office:value="-1.07643599" calcext:value-type="float">
            <text:p>-1.07643599</text:p>
          </table:table-cell>
          <table:table-cell office:value-type="float" office:value="0" calcext:value-type="float">
            <text:p>0</text:p>
          </table:table-cell>
          <table:table-cell table:formula="of:=[.A1465]*[.A1465]+[.B1465]*[.B1465]" office:value-type="float" office:value="1.15871444056728" calcext:value-type="float">
            <text:p>1.15871444056728</text:p>
          </table:table-cell>
        </table:table-row>
        <table:table-row table:style-name="ro1">
          <table:table-cell office:value-type="float" office:value="0.056955385" calcext:value-type="float">
            <text:p>0.056955385</text:p>
          </table:table-cell>
          <table:table-cell office:value-type="float" office:value="1.07386364" calcext:value-type="float">
            <text:p>1.07386364</text:p>
          </table:table-cell>
          <table:table-cell table:formula="of:=[.A1466]*[.A1466]+[.B1466]*[.B1466]" office:value-type="float" office:value="1.15642703319455" calcext:value-type="float">
            <text:p>1.15642703319455</text:p>
          </table:table-cell>
        </table:table-row>
        <table:table-row table:style-name="ro1">
          <table:table-cell office:value-type="float" office:value="0.0569553847" calcext:value-type="float">
            <text:p>0.0569553847</text:p>
          </table:table-cell>
          <table:table-cell office:value-type="float" office:value="-1.07386364" calcext:value-type="float">
            <text:p>-1.07386364</text:p>
          </table:table-cell>
          <table:table-cell table:formula="of:=[.A1467]*[.A1467]+[.B1467]*[.B1467]" office:value-type="float" office:value="1.15642703316037" calcext:value-type="float">
            <text:p>1.15642703316037</text:p>
          </table:table-cell>
        </table:table-row>
        <table:table-row table:style-name="ro1">
          <table:table-cell office:value-type="float" office:value="0.746674845" calcext:value-type="float">
            <text:p>0.746674845</text:p>
          </table:table-cell>
          <table:table-cell office:value-type="float" office:value="0.772727273" calcext:value-type="float">
            <text:p>0.772727273</text:p>
          </table:table-cell>
          <table:table-cell table:formula="of:=[.A1468]*[.A1468]+[.B1468]*[.B1468]" office:value-type="float" office:value="1.15463076259379" calcext:value-type="float">
            <text:p>1.15463076259379</text:p>
          </table:table-cell>
        </table:table-row>
        <table:table-row table:style-name="ro1">
          <table:table-cell office:value-type="float" office:value="0.746674845" calcext:value-type="float">
            <text:p>0.746674845</text:p>
          </table:table-cell>
          <table:table-cell office:value-type="float" office:value="-0.772727272" calcext:value-type="float">
            <text:p>-0.772727272</text:p>
          </table:table-cell>
          <table:table-cell table:formula="of:=[.A1469]*[.A1469]+[.B1469]*[.B1469]" office:value-type="float" office:value="1.15463076104834" calcext:value-type="float">
            <text:p>1.15463076104834</text:p>
          </table:table-cell>
        </table:table-row>
        <table:table-row table:style-name="ro1">
          <table:table-cell office:value-type="float" office:value="-1.07440658" calcext:value-type="float">
            <text:p>-1.07440658</text:p>
          </table:table-cell>
          <table:table-cell office:value-type="float" office:value="0" calcext:value-type="float">
            <text:p>0</text:p>
          </table:table-cell>
          <table:table-cell table:formula="of:=[.A1470]*[.A1470]+[.B1470]*[.B1470]" office:value-type="float" office:value="1.1543494991473" calcext:value-type="float">
            <text:p>1.1543494991473</text:p>
          </table:table-cell>
        </table:table-row>
        <table:table-row table:style-name="ro1">
          <table:table-cell office:value-type="float" office:value="-1.02317082" calcext:value-type="float">
            <text:p>-1.02317082</text:p>
          </table:table-cell>
          <table:table-cell office:value-type="float" office:value="0.32624332" calcext:value-type="float">
            <text:p>0.32624332</text:p>
          </table:table-cell>
          <table:table-cell table:formula="of:=[.A1471]*[.A1471]+[.B1471]*[.B1471]" office:value-type="float" office:value="1.1533132307441" calcext:value-type="float">
            <text:p>1.1533132307441</text:p>
          </table:table-cell>
        </table:table-row>
        <table:table-row table:style-name="ro1">
          <table:table-cell office:value-type="float" office:value="-1.02317082" calcext:value-type="float">
            <text:p>-1.02317082</text:p>
          </table:table-cell>
          <table:table-cell office:value-type="float" office:value="-0.32624332" calcext:value-type="float">
            <text:p>-0.32624332</text:p>
          </table:table-cell>
          <table:table-cell table:formula="of:=[.A1472]*[.A1472]+[.B1472]*[.B1472]" office:value-type="float" office:value="1.1533132307441" calcext:value-type="float">
            <text:p>1.1533132307441</text:p>
          </table:table-cell>
        </table:table-row>
        <table:table-row table:style-name="ro1">
          <table:table-cell office:value-type="float" office:value="-1.07336656" calcext:value-type="float">
            <text:p>-1.07336656</text:p>
          </table:table-cell>
          <table:table-cell office:value-type="float" office:value="0" calcext:value-type="float">
            <text:p>0</text:p>
          </table:table-cell>
          <table:table-cell table:formula="of:=[.A1473]*[.A1473]+[.B1473]*[.B1473]" office:value-type="float" office:value="1.15211577212623" calcext:value-type="float">
            <text:p>1.15211577212623</text:p>
          </table:table-cell>
        </table:table-row>
        <table:table-row table:style-name="ro1">
          <table:table-cell office:value-type="float" office:value="1.05710681" calcext:value-type="float">
            <text:p>1.05710681</text:p>
          </table:table-cell>
          <table:table-cell office:value-type="float" office:value="0.186041594" calcext:value-type="float">
            <text:p>0.186041594</text:p>
          </table:table-cell>
          <table:table-cell table:formula="of:=[.A1474]*[.A1474]+[.B1474]*[.B1474]" office:value-type="float" office:value="1.15208628244644" calcext:value-type="float">
            <text:p>1.15208628244644</text:p>
          </table:table-cell>
        </table:table-row>
        <table:table-row table:style-name="ro1">
          <table:table-cell office:value-type="float" office:value="1.05710681" calcext:value-type="float">
            <text:p>1.05710681</text:p>
          </table:table-cell>
          <table:table-cell office:value-type="float" office:value="-0.186041592" calcext:value-type="float">
            <text:p>-0.186041592</text:p>
          </table:table-cell>
          <table:table-cell table:formula="of:=[.A1475]*[.A1475]+[.B1475]*[.B1475]" office:value-type="float" office:value="1.15208628170227" calcext:value-type="float">
            <text:p>1.15208628170227</text:p>
          </table:table-cell>
        </table:table-row>
        <table:table-row table:style-name="ro1">
          <table:table-cell office:value-type="float" office:value="-1.07287545" calcext:value-type="float">
            <text:p>-1.07287545</text:p>
          </table:table-cell>
          <table:table-cell office:value-type="float" office:value="0" calcext:value-type="float">
            <text:p>0</text:p>
          </table:table-cell>
          <table:table-cell table:formula="of:=[.A1476]*[.A1476]+[.B1476]*[.B1476]" office:value-type="float" office:value="1.1510617312127" calcext:value-type="float">
            <text:p>1.1510617312127</text:p>
          </table:table-cell>
        </table:table-row>
        <table:table-row table:style-name="ro1">
          <table:table-cell office:value-type="float" office:value="-1.07282719" calcext:value-type="float">
            <text:p>-1.07282719</text:p>
          </table:table-cell>
          <table:table-cell office:value-type="float" office:value="0" calcext:value-type="float">
            <text:p>0</text:p>
          </table:table-cell>
          <table:table-cell table:formula="of:=[.A1477]*[.A1477]+[.B1477]*[.B1477]" office:value-type="float" office:value="1.1509581796033" calcext:value-type="float">
            <text:p>1.1509581796033</text:p>
          </table:table-cell>
        </table:table-row>
        <table:table-row table:style-name="ro1">
          <table:table-cell office:value-type="float" office:value="-1.07282033" calcext:value-type="float">
            <text:p>-1.07282033</text:p>
          </table:table-cell>
          <table:table-cell office:value-type="float" office:value="0" calcext:value-type="float">
            <text:p>0</text:p>
          </table:table-cell>
          <table:table-cell table:formula="of:=[.A1478]*[.A1478]+[.B1478]*[.B1478]" office:value-type="float" office:value="1.15094346046131" calcext:value-type="float">
            <text:p>1.15094346046131</text:p>
          </table:table-cell>
        </table:table-row>
        <table:table-row table:style-name="ro1">
          <table:table-cell office:value-type="float" office:value="-1.07280523" calcext:value-type="float">
            <text:p>-1.07280523</text:p>
          </table:table-cell>
          <table:table-cell office:value-type="float" office:value="0" calcext:value-type="float">
            <text:p>0</text:p>
          </table:table-cell>
          <table:table-cell table:formula="of:=[.A1479]*[.A1479]+[.B1479]*[.B1479]" office:value-type="float" office:value="1.15091106151535" calcext:value-type="float">
            <text:p>1.15091106151535</text:p>
          </table:table-cell>
        </table:table-row>
        <table:table-row table:style-name="ro1">
          <table:table-cell office:value-type="float" office:value="-1.07265037" calcext:value-type="float">
            <text:p>-1.07265037</text:p>
          </table:table-cell>
          <table:table-cell office:value-type="float" office:value="0" calcext:value-type="float">
            <text:p>0</text:p>
          </table:table-cell>
          <table:table-cell table:formula="of:=[.A1480]*[.A1480]+[.B1480]*[.B1480]" office:value-type="float" office:value="1.15057881626114" calcext:value-type="float">
            <text:p>1.15057881626114</text:p>
          </table:table-cell>
        </table:table-row>
        <table:table-row table:style-name="ro1">
          <table:table-cell office:value-type="float" office:value="-1.07103056" calcext:value-type="float">
            <text:p>-1.07103056</text:p>
          </table:table-cell>
          <table:table-cell office:value-type="float" office:value="0" calcext:value-type="float">
            <text:p>0</text:p>
          </table:table-cell>
          <table:table-cell table:formula="of:=[.A1481]*[.A1481]+[.B1481]*[.B1481]" office:value-type="float" office:value="1.14710646045391" calcext:value-type="float">
            <text:p>1.14710646045391</text:p>
          </table:table-cell>
        </table:table-row>
        <table:table-row table:style-name="ro1">
          <table:table-cell office:value-type="float" office:value="-1.00733163" calcext:value-type="float">
            <text:p>-1.00733163</text:p>
          </table:table-cell>
          <table:table-cell office:value-type="float" office:value="0.362729658" calcext:value-type="float">
            <text:p>0.362729658</text:p>
          </table:table-cell>
          <table:table-cell table:formula="of:=[.A1482]*[.A1482]+[.B1482]*[.B1482]" office:value-type="float" office:value="1.14628981759125" calcext:value-type="float">
            <text:p>1.14628981759125</text:p>
          </table:table-cell>
        </table:table-row>
        <table:table-row table:style-name="ro1">
          <table:table-cell office:value-type="float" office:value="-1.00733163" calcext:value-type="float">
            <text:p>-1.00733163</text:p>
          </table:table-cell>
          <table:table-cell office:value-type="float" office:value="-0.362729657" calcext:value-type="float">
            <text:p>-0.362729657</text:p>
          </table:table-cell>
          <table:table-cell table:formula="of:=[.A1483]*[.A1483]+[.B1483]*[.B1483]" office:value-type="float" office:value="1.14628981686579" calcext:value-type="float">
            <text:p>1.14628981686579</text:p>
          </table:table-cell>
        </table:table-row>
        <table:table-row table:style-name="ro1">
          <table:table-cell office:value-type="float" office:value="-0.486022723" calcext:value-type="float">
            <text:p>-0.486022723</text:p>
          </table:table-cell>
          <table:table-cell office:value-type="float" office:value="0.953573568" calcext:value-type="float">
            <text:p>0.953573568</text:p>
          </table:table-cell>
          <table:table-cell table:formula="of:=[.A1484]*[.A1484]+[.B1484]*[.B1484]" office:value-type="float" office:value="1.14552063686059" calcext:value-type="float">
            <text:p>1.14552063686059</text:p>
          </table:table-cell>
        </table:table-row>
        <table:table-row table:style-name="ro1">
          <table:table-cell office:value-type="float" office:value="-0.486022723" calcext:value-type="float">
            <text:p>-0.486022723</text:p>
          </table:table-cell>
          <table:table-cell office:value-type="float" office:value="-0.953573568" calcext:value-type="float">
            <text:p>-0.953573568</text:p>
          </table:table-cell>
          <table:table-cell table:formula="of:=[.A1485]*[.A1485]+[.B1485]*[.B1485]" office:value-type="float" office:value="1.14552063686059" calcext:value-type="float">
            <text:p>1.14552063686059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454545455" calcext:value-type="float">
            <text:p>0.454545455</text:p>
          </table:table-cell>
          <table:table-cell table:formula="of:=[.A1486]*[.A1486]+[.B1486]*[.B1486]" office:value-type="float" office:value="1.14508813316116" calcext:value-type="float">
            <text:p>1.14508813316116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454545455" calcext:value-type="float">
            <text:p>-0.454545455</text:p>
          </table:table-cell>
          <table:table-cell table:formula="of:=[.A1487]*[.A1487]+[.B1487]*[.B1487]" office:value-type="float" office:value="1.14508813316116" calcext:value-type="float">
            <text:p>1.14508813316116</text:p>
          </table:table-cell>
        </table:table-row>
        <table:table-row table:style-name="ro1">
          <table:table-cell office:value-type="float" office:value="-1.06523152" calcext:value-type="float">
            <text:p>-1.06523152</text:p>
          </table:table-cell>
          <table:table-cell office:value-type="float" office:value="-0.0953896616" calcext:value-type="float">
            <text:p>-0.0953896616</text:p>
          </table:table-cell>
          <table:table-cell table:formula="of:=[.A1488]*[.A1488]+[.B1488]*[.B1488]" office:value-type="float" office:value="1.14381737874167" calcext:value-type="float">
            <text:p>1.14381737874167</text:p>
          </table:table-cell>
        </table:table-row>
        <table:table-row table:style-name="ro1">
          <table:table-cell office:value-type="float" office:value="-1.06523152" calcext:value-type="float">
            <text:p>-1.06523152</text:p>
          </table:table-cell>
          <table:table-cell office:value-type="float" office:value="0.0953896604" calcext:value-type="float">
            <text:p>0.0953896604</text:p>
          </table:table-cell>
          <table:table-cell table:formula="of:=[.A1489]*[.A1489]+[.B1489]*[.B1489]" office:value-type="float" office:value="1.14381737851274" calcext:value-type="float">
            <text:p>1.14381737851274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636363636" calcext:value-type="float">
            <text:p>0.636363636</text:p>
          </table:table-cell>
          <table:table-cell table:formula="of:=[.A1490]*[.A1490]+[.B1490]*[.B1490]" office:value-type="float" office:value="1.14348406784814" calcext:value-type="float">
            <text:p>1.14348406784814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636363636" calcext:value-type="float">
            <text:p>-0.636363636</text:p>
          </table:table-cell>
          <table:table-cell table:formula="of:=[.A1491]*[.A1491]+[.B1491]*[.B1491]" office:value-type="float" office:value="1.14348406784814" calcext:value-type="float">
            <text:p>1.14348406784814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909090909" calcext:value-type="float">
            <text:p>0.909090909</text:p>
          </table:table-cell>
          <table:table-cell table:formula="of:=[.A1492]*[.A1492]+[.B1492]*[.B1492]" office:value-type="float" office:value="1.14285253082645" calcext:value-type="float">
            <text:p>1.1428525308264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909090909" calcext:value-type="float">
            <text:p>-0.909090909</text:p>
          </table:table-cell>
          <table:table-cell table:formula="of:=[.A1493]*[.A1493]+[.B1493]*[.B1493]" office:value-type="float" office:value="1.14285253082645" calcext:value-type="float">
            <text:p>1.14285253082645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727272727" calcext:value-type="float">
            <text:p>0.727272727</text:p>
          </table:table-cell>
          <table:table-cell table:formula="of:=[.A1494]*[.A1494]+[.B1494]*[.B1494]" office:value-type="float" office:value="1.13927718193802" calcext:value-type="float">
            <text:p>1.13927718193802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727272727" calcext:value-type="float">
            <text:p>-0.727272727</text:p>
          </table:table-cell>
          <table:table-cell table:formula="of:=[.A1495]*[.A1495]+[.B1495]*[.B1495]" office:value-type="float" office:value="1.13927718193802" calcext:value-type="float">
            <text:p>1.13927718193802</text:p>
          </table:table-cell>
        </table:table-row>
        <table:table-row table:style-name="ro1">
          <table:table-cell office:value-type="float" office:value="-0.653552347" calcext:value-type="float">
            <text:p>-0.653552347</text:p>
          </table:table-cell>
          <table:table-cell office:value-type="float" office:value="0.84375" calcext:value-type="float">
            <text:p>0.84375</text:p>
          </table:table-cell>
          <table:table-cell table:formula="of:=[.A1496]*[.A1496]+[.B1496]*[.B1496]" office:value-type="float" office:value="1.13904473276921" calcext:value-type="float">
            <text:p>1.13904473276921</text:p>
          </table:table-cell>
        </table:table-row>
        <table:table-row table:style-name="ro1">
          <table:table-cell office:value-type="float" office:value="-0.653552347" calcext:value-type="float">
            <text:p>-0.653552347</text:p>
          </table:table-cell>
          <table:table-cell office:value-type="float" office:value="-0.84375" calcext:value-type="float">
            <text:p>-0.84375</text:p>
          </table:table-cell>
          <table:table-cell table:formula="of:=[.A1497]*[.A1497]+[.B1497]*[.B1497]" office:value-type="float" office:value="1.13904473276921" calcext:value-type="float">
            <text:p>1.13904473276921</text:p>
          </table:table-cell>
        </table:table-row>
        <table:table-row table:style-name="ro1">
          <table:table-cell office:value-type="float" office:value="-1.02706849" calcext:value-type="float">
            <text:p>-1.02706849</text:p>
          </table:table-cell>
          <table:table-cell office:value-type="float" office:value="0.287928912" calcext:value-type="float">
            <text:p>0.287928912</text:p>
          </table:table-cell>
          <table:table-cell table:formula="of:=[.A1498]*[.A1498]+[.B1498]*[.B1498]" office:value-type="float" office:value="1.13777274151638" calcext:value-type="float">
            <text:p>1.13777274151638</text:p>
          </table:table-cell>
        </table:table-row>
        <table:table-row table:style-name="ro1">
          <table:table-cell office:value-type="float" office:value="-1.02706849" calcext:value-type="float">
            <text:p>-1.02706849</text:p>
          </table:table-cell>
          <table:table-cell office:value-type="float" office:value="-0.287928912" calcext:value-type="float">
            <text:p>-0.287928912</text:p>
          </table:table-cell>
          <table:table-cell table:formula="of:=[.A1499]*[.A1499]+[.B1499]*[.B1499]" office:value-type="float" office:value="1.13777274151638" calcext:value-type="float">
            <text:p>1.13777274151638</text:p>
          </table:table-cell>
        </table:table-row>
        <table:table-row table:style-name="ro1">
          <table:table-cell office:value-type="float" office:value="-0.875966032" calcext:value-type="float">
            <text:p>-0.875966032</text:p>
          </table:table-cell>
          <table:table-cell office:value-type="float" office:value="0.607727303" calcext:value-type="float">
            <text:p>0.607727303</text:p>
          </table:table-cell>
          <table:table-cell table:formula="of:=[.A1500]*[.A1500]+[.B1500]*[.B1500]" office:value-type="float" office:value="1.13664896402948" calcext:value-type="float">
            <text:p>1.13664896402948</text:p>
          </table:table-cell>
        </table:table-row>
        <table:table-row table:style-name="ro1">
          <table:table-cell office:value-type="float" office:value="-0.875966031" calcext:value-type="float">
            <text:p>-0.875966031</text:p>
          </table:table-cell>
          <table:table-cell office:value-type="float" office:value="-0.607727302" calcext:value-type="float">
            <text:p>-0.607727302</text:p>
          </table:table-cell>
          <table:table-cell table:formula="of:=[.A1501]*[.A1501]+[.B1501]*[.B1501]" office:value-type="float" office:value="1.13664896106209" calcext:value-type="float">
            <text:p>1.13664896106209</text:p>
          </table:table-cell>
        </table:table-row>
        <table:table-row table:style-name="ro1">
          <table:table-cell office:value-type="float" office:value="0.982567149" calcext:value-type="float">
            <text:p>0.982567149</text:p>
          </table:table-cell>
          <table:table-cell office:value-type="float" office:value="-0.409090909" calcext:value-type="float">
            <text:p>-0.409090909</text:p>
          </table:table-cell>
          <table:table-cell table:formula="of:=[.A1502]*[.A1502]+[.B1502]*[.B1502]" office:value-type="float" office:value="1.13279357412043" calcext:value-type="float">
            <text:p>1.13279357412043</text:p>
          </table:table-cell>
        </table:table-row>
        <table:table-row table:style-name="ro1">
          <table:table-cell office:value-type="float" office:value="0.982567148" calcext:value-type="float">
            <text:p>0.982567148</text:p>
          </table:table-cell>
          <table:table-cell office:value-type="float" office:value="0.409090909" calcext:value-type="float">
            <text:p>0.409090909</text:p>
          </table:table-cell>
          <table:table-cell table:formula="of:=[.A1503]*[.A1503]+[.B1503]*[.B1503]" office:value-type="float" office:value="1.1327935721553" calcext:value-type="float">
            <text:p>1.1327935721553</text:p>
          </table:table-cell>
        </table:table-row>
        <table:table-row table:style-name="ro1">
          <table:table-cell office:value-type="float" office:value="-0.704995722" calcext:value-type="float">
            <text:p>-0.704995722</text:p>
          </table:table-cell>
          <table:table-cell office:value-type="float" office:value="0.797042481" calcext:value-type="float">
            <text:p>0.797042481</text:p>
          </table:table-cell>
          <table:table-cell table:formula="of:=[.A1504]*[.A1504]+[.B1504]*[.B1504]" office:value-type="float" office:value="1.13229568455694" calcext:value-type="float">
            <text:p>1.13229568455694</text:p>
          </table:table-cell>
        </table:table-row>
        <table:table-row table:style-name="ro1">
          <table:table-cell office:value-type="float" office:value="-0.70499572" calcext:value-type="float">
            <text:p>-0.70499572</text:p>
          </table:table-cell>
          <table:table-cell office:value-type="float" office:value="-0.797042479" calcext:value-type="float">
            <text:p>-0.797042479</text:p>
          </table:table-cell>
          <table:table-cell table:formula="of:=[.A1505]*[.A1505]+[.B1505]*[.B1505]" office:value-type="float" office:value="1.13229567854878" calcext:value-type="float">
            <text:p>1.13229567854878</text:p>
          </table:table-cell>
        </table:table-row>
        <table:table-row table:style-name="ro1">
          <table:table-cell office:value-type="float" office:value="0.00863753678" calcext:value-type="float">
            <text:p>0.00863753678</text:p>
          </table:table-cell>
          <table:table-cell office:value-type="float" office:value="1.05988931" calcext:value-type="float">
            <text:p>1.05988931</text:p>
          </table:table-cell>
          <table:table-cell table:formula="of:=[.A1506]*[.A1506]+[.B1506]*[.B1506]" office:value-type="float" office:value="1.1234399564939" calcext:value-type="float">
            <text:p>1.1234399564939</text:p>
          </table:table-cell>
        </table:table-row>
        <table:table-row table:style-name="ro1">
          <table:table-cell office:value-type="float" office:value="0.00863753073" calcext:value-type="float">
            <text:p>0.00863753073</text:p>
          </table:table-cell>
          <table:table-cell office:value-type="float" office:value="-1.05988931" calcext:value-type="float">
            <text:p>-1.05988931</text:p>
          </table:table-cell>
          <table:table-cell table:formula="of:=[.A1507]*[.A1507]+[.B1507]*[.B1507]" office:value-type="float" office:value="1.12343995638939" calcext:value-type="float">
            <text:p>1.12343995638939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818181818" calcext:value-type="float">
            <text:p>0.818181818</text:p>
          </table:table-cell>
          <table:table-cell table:formula="of:=[.A1508]*[.A1508]+[.B1508]*[.B1508]" office:value-type="float" office:value="1.12083750293079" calcext:value-type="float">
            <text:p>1.12083750293079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818181818" calcext:value-type="float">
            <text:p>-0.818181818</text:p>
          </table:table-cell>
          <table:table-cell table:formula="of:=[.A1509]*[.A1509]+[.B1509]*[.B1509]" office:value-type="float" office:value="1.12083750293079" calcext:value-type="float">
            <text:p>1.12083750293079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1" calcext:value-type="float">
            <text:p>-1</text:p>
          </table:table-cell>
          <table:table-cell table:formula="of:=[.A1510]*[.A1510]+[.B1510]*[.B1510]" office:value-type="float" office:value="1.1181640625" calcext:value-type="float">
            <text:p>1.1181640625</text:p>
          </table:table-cell>
        </table:table-row>
        <table:table-row table:style-name="ro1">
          <table:table-cell office:value-type="float" office:value="-0.247595008" calcext:value-type="float">
            <text:p>-0.247595008</text:p>
          </table:table-cell>
          <table:table-cell office:value-type="float" office:value="-1.02501372" calcext:value-type="float">
            <text:p>-1.02501372</text:p>
          </table:table-cell>
          <table:table-cell table:formula="of:=[.A1511]*[.A1511]+[.B1511]*[.B1511]" office:value-type="float" office:value="1.11195641417476" calcext:value-type="float">
            <text:p>1.11195641417476</text:p>
          </table:table-cell>
        </table:table-row>
        <table:table-row table:style-name="ro1">
          <table:table-cell office:value-type="float" office:value="-0.247595007" calcext:value-type="float">
            <text:p>-0.247595007</text:p>
          </table:table-cell>
          <table:table-cell office:value-type="float" office:value="1.02501372" calcext:value-type="float">
            <text:p>1.02501372</text:p>
          </table:table-cell>
          <table:table-cell table:formula="of:=[.A1512]*[.A1512]+[.B1512]*[.B1512]" office:value-type="float" office:value="1.11195641367957" calcext:value-type="float">
            <text:p>1.11195641367957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909090909" calcext:value-type="float">
            <text:p>0.909090909</text:p>
          </table:table-cell>
          <table:table-cell table:formula="of:=[.A1513]*[.A1513]+[.B1513]*[.B1513]" office:value-type="float" office:value="1.10867284332645" calcext:value-type="float">
            <text:p>1.10867284332645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909090909" calcext:value-type="float">
            <text:p>-0.909090909</text:p>
          </table:table-cell>
          <table:table-cell table:formula="of:=[.A1514]*[.A1514]+[.B1514]*[.B1514]" office:value-type="float" office:value="1.10867284332645" calcext:value-type="float">
            <text:p>1.10867284332645</text:p>
          </table:table-cell>
        </table:table-row>
        <table:table-row table:style-name="ro1">
          <table:table-cell office:value-type="float" office:value="-0.196936383" calcext:value-type="float">
            <text:p>-0.196936383</text:p>
          </table:table-cell>
          <table:table-cell office:value-type="float" office:value="1.03415397" calcext:value-type="float">
            <text:p>1.03415397</text:p>
          </table:table-cell>
          <table:table-cell table:formula="of:=[.A1515]*[.A1515]+[.B1515]*[.B1515]" office:value-type="float" office:value="1.10825837261588" calcext:value-type="float">
            <text:p>1.10825837261588</text:p>
          </table:table-cell>
        </table:table-row>
        <table:table-row table:style-name="ro1">
          <table:table-cell office:value-type="float" office:value="-0.196936383" calcext:value-type="float">
            <text:p>-0.196936383</text:p>
          </table:table-cell>
          <table:table-cell office:value-type="float" office:value="-1.03415397" calcext:value-type="float">
            <text:p>-1.03415397</text:p>
          </table:table-cell>
          <table:table-cell table:formula="of:=[.A1516]*[.A1516]+[.B1516]*[.B1516]" office:value-type="float" office:value="1.10825837261588" calcext:value-type="float">
            <text:p>1.10825837261588</text:p>
          </table:table-cell>
        </table:table-row>
        <table:table-row table:style-name="ro1">
          <table:table-cell office:value-type="float" office:value="-0.27311041" calcext:value-type="float">
            <text:p>-0.27311041</text:p>
          </table:table-cell>
          <table:table-cell office:value-type="float" office:value="1.01494158" calcext:value-type="float">
            <text:p>1.01494158</text:p>
          </table:table-cell>
          <table:table-cell table:formula="of:=[.A1517]*[.A1517]+[.B1517]*[.B1517]" office:value-type="float" office:value="1.10469570686326" calcext:value-type="float">
            <text:p>1.10469570686326</text:p>
          </table:table-cell>
        </table:table-row>
        <table:table-row table:style-name="ro1">
          <table:table-cell office:value-type="float" office:value="-0.27311041" calcext:value-type="float">
            <text:p>-0.27311041</text:p>
          </table:table-cell>
          <table:table-cell office:value-type="float" office:value="-1.01494158" calcext:value-type="float">
            <text:p>-1.01494158</text:p>
          </table:table-cell>
          <table:table-cell table:formula="of:=[.A1518]*[.A1518]+[.B1518]*[.B1518]" office:value-type="float" office:value="1.10469570686326" calcext:value-type="float">
            <text:p>1.10469570686326</text:p>
          </table:table-cell>
        </table:table-row>
        <table:table-row table:style-name="ro1">
          <table:table-cell office:value-type="float" office:value="-0.146696032" calcext:value-type="float">
            <text:p>-0.146696032</text:p>
          </table:table-cell>
          <table:table-cell office:value-type="float" office:value="-1.03810489" calcext:value-type="float">
            <text:p>-1.03810489</text:p>
          </table:table-cell>
          <table:table-cell table:formula="of:=[.A1519]*[.A1519]+[.B1519]*[.B1519]" office:value-type="float" office:value="1.09918148844646" calcext:value-type="float">
            <text:p>1.09918148844646</text:p>
          </table:table-cell>
        </table:table-row>
        <table:table-row table:style-name="ro1">
          <table:table-cell office:value-type="float" office:value="-0.14669603" calcext:value-type="float">
            <text:p>-0.14669603</text:p>
          </table:table-cell>
          <table:table-cell office:value-type="float" office:value="1.03810489" calcext:value-type="float">
            <text:p>1.03810489</text:p>
          </table:table-cell>
          <table:table-cell table:formula="of:=[.A1520]*[.A1520]+[.B1520]*[.B1520]" office:value-type="float" office:value="1.09918148785967" calcext:value-type="float">
            <text:p>1.09918148785967</text:p>
          </table:table-cell>
        </table:table-row>
        <table:table-row table:style-name="ro1">
          <table:table-cell office:value-type="float" office:value="-0.344440509" calcext:value-type="float">
            <text:p>-0.344440509</text:p>
          </table:table-cell>
          <table:table-cell office:value-type="float" office:value="0.989638584" calcext:value-type="float">
            <text:p>0.989638584</text:p>
          </table:table-cell>
          <table:table-cell table:formula="of:=[.A1521]*[.A1521]+[.B1521]*[.B1521]" office:value-type="float" office:value="1.0980237911817" calcext:value-type="float">
            <text:p>1.0980237911817</text:p>
          </table:table-cell>
        </table:table-row>
        <table:table-row table:style-name="ro1">
          <table:table-cell office:value-type="float" office:value="-0.344440509" calcext:value-type="float">
            <text:p>-0.344440509</text:p>
          </table:table-cell>
          <table:table-cell office:value-type="float" office:value="-0.989638584" calcext:value-type="float">
            <text:p>-0.989638584</text:p>
          </table:table-cell>
          <table:table-cell table:formula="of:=[.A1522]*[.A1522]+[.B1522]*[.B1522]" office:value-type="float" office:value="1.0980237911817" calcext:value-type="float">
            <text:p>1.0980237911817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1" calcext:value-type="float">
            <text:p>-1</text:p>
          </table:table-cell>
          <table:table-cell table:formula="of:=[.A1523]*[.A1523]+[.B1523]*[.B1523]" office:value-type="float" office:value="1.09765625" calcext:value-type="float">
            <text:p>1.09765625</text:p>
          </table:table-cell>
        </table:table-row>
        <table:table-row table:style-name="ro1">
          <table:table-cell office:value-type="float" office:value="-0.30626937" calcext:value-type="float">
            <text:p>-0.30626937</text:p>
          </table:table-cell>
          <table:table-cell office:value-type="float" office:value="1" calcext:value-type="float">
            <text:p>1</text:p>
          </table:table-cell>
          <table:table-cell table:formula="of:=[.A1524]*[.A1524]+[.B1524]*[.B1524]" office:value-type="float" office:value="1.0938009270002" calcext:value-type="float">
            <text:p>1.0938009270002</text:p>
          </table:table-cell>
        </table:table-row>
        <table:table-row table:style-name="ro1">
          <table:table-cell office:value-type="float" office:value="-0.30626937" calcext:value-type="float">
            <text:p>-0.30626937</text:p>
          </table:table-cell>
          <table:table-cell office:value-type="float" office:value="-1" calcext:value-type="float">
            <text:p>-1</text:p>
          </table:table-cell>
          <table:table-cell table:formula="of:=[.A1525]*[.A1525]+[.B1525]*[.B1525]" office:value-type="float" office:value="1.0938009270002" calcext:value-type="float">
            <text:p>1.0938009270002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727272727" calcext:value-type="float">
            <text:p>0.727272727</text:p>
          </table:table-cell>
          <table:table-cell table:formula="of:=[.A1526]*[.A1526]+[.B1526]*[.B1526]" office:value-type="float" office:value="1.09142561943802" calcext:value-type="float">
            <text:p>1.09142561943802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727272727" calcext:value-type="float">
            <text:p>-0.727272727</text:p>
          </table:table-cell>
          <table:table-cell table:formula="of:=[.A1527]*[.A1527]+[.B1527]*[.B1527]" office:value-type="float" office:value="1.09142561943802" calcext:value-type="float">
            <text:p>1.09142561943802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545454545" calcext:value-type="float">
            <text:p>0.545454545</text:p>
          </table:table-cell>
          <table:table-cell table:formula="of:=[.A1528]*[.A1528]+[.B1528]*[.B1528]" office:value-type="float" office:value="1.09073355128616" calcext:value-type="float">
            <text:p>1.09073355128616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545454545" calcext:value-type="float">
            <text:p>-0.545454545</text:p>
          </table:table-cell>
          <table:table-cell table:formula="of:=[.A1529]*[.A1529]+[.B1529]*[.B1529]" office:value-type="float" office:value="1.09073355128616" calcext:value-type="float">
            <text:p>1.09073355128616</text:p>
          </table:table-cell>
        </table:table-row>
        <table:table-row table:style-name="ro1">
          <table:table-cell office:value-type="float" office:value="-1.03905269" calcext:value-type="float">
            <text:p>-1.03905269</text:p>
          </table:table-cell>
          <table:table-cell office:value-type="float" office:value="-0.0935514445" calcext:value-type="float">
            <text:p>-0.0935514445</text:p>
          </table:table-cell>
          <table:table-cell table:formula="of:=[.A1530]*[.A1530]+[.B1530]*[.B1530]" office:value-type="float" office:value="1.08838236536427" calcext:value-type="float">
            <text:p>1.08838236536427</text:p>
          </table:table-cell>
        </table:table-row>
        <table:table-row table:style-name="ro1">
          <table:table-cell office:value-type="float" office:value="-1.03905269" calcext:value-type="float">
            <text:p>-1.03905269</text:p>
          </table:table-cell>
          <table:table-cell office:value-type="float" office:value="0.0935514428" calcext:value-type="float">
            <text:p>0.0935514428</text:p>
          </table:table-cell>
          <table:table-cell table:formula="of:=[.A1531]*[.A1531]+[.B1531]*[.B1531]" office:value-type="float" office:value="1.0883823650462" calcext:value-type="float">
            <text:p>1.0883823650462</text:p>
          </table:table-cell>
        </table:table-row>
        <table:table-row table:style-name="ro1">
          <table:table-cell office:value-type="float" office:value="-0.106154773" calcext:value-type="float">
            <text:p>-0.106154773</text:p>
          </table:table-cell>
          <table:table-cell office:value-type="float" office:value="1.03783418" calcext:value-type="float">
            <text:p>1.03783418</text:p>
          </table:table-cell>
          <table:table-cell table:formula="of:=[.A1532]*[.A1532]+[.B1532]*[.B1532]" office:value-type="float" office:value="1.08836862100695" calcext:value-type="float">
            <text:p>1.08836862100695</text:p>
          </table:table-cell>
        </table:table-row>
        <table:table-row table:style-name="ro1">
          <table:table-cell office:value-type="float" office:value="-0.106154772" calcext:value-type="float">
            <text:p>-0.106154772</text:p>
          </table:table-cell>
          <table:table-cell office:value-type="float" office:value="-1.03783418" calcext:value-type="float">
            <text:p>-1.03783418</text:p>
          </table:table-cell>
          <table:table-cell table:formula="of:=[.A1533]*[.A1533]+[.B1533]*[.B1533]" office:value-type="float" office:value="1.08836862079464" calcext:value-type="float">
            <text:p>1.08836862079464</text:p>
          </table:table-cell>
        </table:table-row>
        <table:table-row table:style-name="ro1">
          <table:table-cell office:value-type="float" office:value="-0.861703689" calcext:value-type="float">
            <text:p>-0.861703689</text:p>
          </table:table-cell>
          <table:table-cell office:value-type="float" office:value="0.58798008" calcext:value-type="float">
            <text:p>0.58798008</text:p>
          </table:table-cell>
          <table:table-cell table:formula="of:=[.A1534]*[.A1534]+[.B1534]*[.B1534]" office:value-type="float" office:value="1.08825382211302" calcext:value-type="float">
            <text:p>1.08825382211302</text:p>
          </table:table-cell>
        </table:table-row>
        <table:table-row table:style-name="ro1">
          <table:table-cell office:value-type="float" office:value="-0.861703689" calcext:value-type="float">
            <text:p>-0.861703689</text:p>
          </table:table-cell>
          <table:table-cell office:value-type="float" office:value="-0.587980079" calcext:value-type="float">
            <text:p>-0.587980079</text:p>
          </table:table-cell>
          <table:table-cell table:formula="of:=[.A1535]*[.A1535]+[.B1535]*[.B1535]" office:value-type="float" office:value="1.08825382093706" calcext:value-type="float">
            <text:p>1.08825382093706</text:p>
          </table:table-cell>
        </table:table-row>
        <table:table-row table:style-name="ro1">
          <table:table-cell office:value-type="float" office:value="-0.844319736" calcext:value-type="float">
            <text:p>-0.844319736</text:p>
          </table:table-cell>
          <table:table-cell office:value-type="float" office:value="0.609495661" calcext:value-type="float">
            <text:p>0.609495661</text:p>
          </table:table-cell>
          <table:table-cell table:formula="of:=[.A1536]*[.A1536]+[.B1536]*[.B1536]" office:value-type="float" office:value="1.08436077737694" calcext:value-type="float">
            <text:p>1.08436077737694</text:p>
          </table:table-cell>
        </table:table-row>
        <table:table-row table:style-name="ro1">
          <table:table-cell office:value-type="float" office:value="-0.844319736" calcext:value-type="float">
            <text:p>-0.844319736</text:p>
          </table:table-cell>
          <table:table-cell office:value-type="float" office:value="-0.609495661" calcext:value-type="float">
            <text:p>-0.609495661</text:p>
          </table:table-cell>
          <table:table-cell table:formula="of:=[.A1537]*[.A1537]+[.B1537]*[.B1537]" office:value-type="float" office:value="1.08436077737694" calcext:value-type="float">
            <text:p>1.08436077737694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818181818" calcext:value-type="float">
            <text:p>0.818181818</text:p>
          </table:table-cell>
          <table:table-cell table:formula="of:=[.A1538]*[.A1538]+[.B1538]*[.B1538]" office:value-type="float" office:value="1.07982187793079" calcext:value-type="float">
            <text:p>1.07982187793079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818181818" calcext:value-type="float">
            <text:p>-0.818181818</text:p>
          </table:table-cell>
          <table:table-cell table:formula="of:=[.A1539]*[.A1539]+[.B1539]*[.B1539]" office:value-type="float" office:value="1.07982187793079" calcext:value-type="float">
            <text:p>1.07982187793079</text:p>
          </table:table-cell>
        </table:table-row>
        <table:table-row table:style-name="ro1">
          <table:table-cell office:value-type="float" office:value="-0.699694925" calcext:value-type="float">
            <text:p>-0.699694925</text:p>
          </table:table-cell>
          <table:table-cell office:value-type="float" office:value="-0.767045455" calcext:value-type="float">
            <text:p>-0.767045455</text:p>
          </table:table-cell>
          <table:table-cell table:formula="of:=[.A1540]*[.A1540]+[.B1540]*[.B1540]" office:value-type="float" office:value="1.07793171810691" calcext:value-type="float">
            <text:p>1.07793171810691</text:p>
          </table:table-cell>
        </table:table-row>
        <table:table-row table:style-name="ro1">
          <table:table-cell office:value-type="float" office:value="-0.699694925" calcext:value-type="float">
            <text:p>-0.699694925</text:p>
          </table:table-cell>
          <table:table-cell office:value-type="float" office:value="0.767045454" calcext:value-type="float">
            <text:p>0.767045454</text:p>
          </table:table-cell>
          <table:table-cell table:formula="of:=[.A1541]*[.A1541]+[.B1541]*[.B1541]" office:value-type="float" office:value="1.07793171657282" calcext:value-type="float">
            <text:p>1.07793171657282</text:p>
          </table:table-cell>
        </table:table-row>
        <table:table-row table:style-name="ro1">
          <table:table-cell office:value-type="float" office:value="-1.01773843" calcext:value-type="float">
            <text:p>-1.01773843</text:p>
          </table:table-cell>
          <table:table-cell office:value-type="float" office:value="0.191828909" calcext:value-type="float">
            <text:p>0.191828909</text:p>
          </table:table-cell>
          <table:table-cell table:formula="of:=[.A1542]*[.A1542]+[.B1542]*[.B1542]" office:value-type="float" office:value="1.072589842227" calcext:value-type="float">
            <text:p>1.072589842227</text:p>
          </table:table-cell>
        </table:table-row>
        <table:table-row table:style-name="ro1">
          <table:table-cell office:value-type="float" office:value="-1.01773843" calcext:value-type="float">
            <text:p>-1.01773843</text:p>
          </table:table-cell>
          <table:table-cell office:value-type="float" office:value="-0.191828909" calcext:value-type="float">
            <text:p>-0.191828909</text:p>
          </table:table-cell>
          <table:table-cell table:formula="of:=[.A1543]*[.A1543]+[.B1543]*[.B1543]" office:value-type="float" office:value="1.072589842227" calcext:value-type="float">
            <text:p>1.072589842227</text:p>
          </table:table-cell>
        </table:table-row>
        <table:table-row table:style-name="ro1">
          <table:table-cell office:value-type="float" office:value="-0.826917171" calcext:value-type="float">
            <text:p>-0.826917171</text:p>
          </table:table-cell>
          <table:table-cell office:value-type="float" office:value="0.622100394" calcext:value-type="float">
            <text:p>0.622100394</text:p>
          </table:table-cell>
          <table:table-cell table:formula="of:=[.A1544]*[.A1544]+[.B1544]*[.B1544]" office:value-type="float" office:value="1.0708009079096" calcext:value-type="float">
            <text:p>1.0708009079096</text:p>
          </table:table-cell>
        </table:table-row>
        <table:table-row table:style-name="ro1">
          <table:table-cell office:value-type="float" office:value="-0.826917169" calcext:value-type="float">
            <text:p>-0.826917169</text:p>
          </table:table-cell>
          <table:table-cell office:value-type="float" office:value="-0.622100394" calcext:value-type="float">
            <text:p>-0.622100394</text:p>
          </table:table-cell>
          <table:table-cell table:formula="of:=[.A1545]*[.A1545]+[.B1545]*[.B1545]" office:value-type="float" office:value="1.07080090460193" calcext:value-type="float">
            <text:p>1.07080090460193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363636364" calcext:value-type="float">
            <text:p>0.363636364</text:p>
          </table:table-cell>
          <table:table-cell table:formula="of:=[.A1546]*[.A1546]+[.B1546]*[.B1546]" office:value-type="float" office:value="1.07070796772314" calcext:value-type="float">
            <text:p>1.07070796772314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363636364" calcext:value-type="float">
            <text:p>-0.363636364</text:p>
          </table:table-cell>
          <table:table-cell table:formula="of:=[.A1547]*[.A1547]+[.B1547]*[.B1547]" office:value-type="float" office:value="1.07070796772314" calcext:value-type="float">
            <text:p>1.07070796772314</text:p>
          </table:table-cell>
        </table:table-row>
        <table:table-row table:style-name="ro1">
          <table:table-cell office:value-type="float" office:value="-0.0793380141" calcext:value-type="float">
            <text:p>-0.0793380141</text:p>
          </table:table-cell>
          <table:table-cell office:value-type="float" office:value="1.0297699" calcext:value-type="float">
            <text:p>1.0297699</text:p>
          </table:table-cell>
          <table:table-cell table:formula="of:=[.A1548]*[.A1548]+[.B1548]*[.B1548]" office:value-type="float" office:value="1.06672056742734" calcext:value-type="float">
            <text:p>1.06672056742734</text:p>
          </table:table-cell>
        </table:table-row>
        <table:table-row table:style-name="ro1">
          <table:table-cell office:value-type="float" office:value="-0.0101208795" calcext:value-type="float">
            <text:p>-0.0101208795</text:p>
          </table:table-cell>
          <table:table-cell office:value-type="float" office:value="-1.03155653" calcext:value-type="float">
            <text:p>-1.03155653</text:p>
          </table:table-cell>
          <table:table-cell table:formula="of:=[.A1549]*[.A1549]+[.B1549]*[.B1549]" office:value-type="float" office:value="1.06421130678749" calcext:value-type="float">
            <text:p>1.06421130678749</text:p>
          </table:table-cell>
        </table:table-row>
        <table:table-row table:style-name="ro1">
          <table:table-cell office:value-type="float" office:value="-0.0101208717" calcext:value-type="float">
            <text:p>-0.0101208717</text:p>
          </table:table-cell>
          <table:table-cell office:value-type="float" office:value="1.03155652" calcext:value-type="float">
            <text:p>1.03155652</text:p>
          </table:table-cell>
          <table:table-cell table:formula="of:=[.A1550]*[.A1550]+[.B1550]*[.B1550]" office:value-type="float" office:value="1.06421128599848" calcext:value-type="float">
            <text:p>1.06421128599848</text:p>
          </table:table-cell>
        </table:table-row>
        <table:table-row table:style-name="ro1">
          <table:table-cell office:value-type="float" office:value="-1.03010084" calcext:value-type="float">
            <text:p>-1.03010084</text:p>
          </table:table-cell>
          <table:table-cell office:value-type="float" office:value="0" calcext:value-type="float">
            <text:p>0</text:p>
          </table:table-cell>
          <table:table-cell table:formula="of:=[.A1551]*[.A1551]+[.B1551]*[.B1551]" office:value-type="float" office:value="1.06110774056871" calcext:value-type="float">
            <text:p>1.06110774056871</text:p>
          </table:table-cell>
        </table:table-row>
        <table:table-row table:style-name="ro1">
          <table:table-cell office:value-type="float" office:value="1.00736054" calcext:value-type="float">
            <text:p>1.00736054</text:p>
          </table:table-cell>
          <table:table-cell office:value-type="float" office:value="0.204545454" calcext:value-type="float">
            <text:p>0.204545454</text:p>
          </table:table-cell>
          <table:table-cell table:formula="of:=[.A1552]*[.A1552]+[.B1552]*[.B1552]" office:value-type="float" office:value="1.05661410030116" calcext:value-type="float">
            <text:p>1.05661410030116</text:p>
          </table:table-cell>
        </table:table-row>
        <table:table-row table:style-name="ro1">
          <table:table-cell office:value-type="float" office:value="1.00736054" calcext:value-type="float">
            <text:p>1.00736054</text:p>
          </table:table-cell>
          <table:table-cell office:value-type="float" office:value="-0.204545454" calcext:value-type="float">
            <text:p>-0.204545454</text:p>
          </table:table-cell>
          <table:table-cell table:formula="of:=[.A1553]*[.A1553]+[.B1553]*[.B1553]" office:value-type="float" office:value="1.05661410030116" calcext:value-type="float">
            <text:p>1.05661410030116</text:p>
          </table:table-cell>
        </table:table-row>
        <table:table-row table:style-name="ro1">
          <table:table-cell office:value-type="float" office:value="-0.438968457" calcext:value-type="float">
            <text:p>-0.438968457</text:p>
          </table:table-cell>
          <table:table-cell office:value-type="float" office:value="0.928608785" calcext:value-type="float">
            <text:p>0.928608785</text:p>
          </table:table-cell>
          <table:table-cell table:formula="of:=[.A1554]*[.A1554]+[.B1554]*[.B1554]" office:value-type="float" office:value="1.05500758182014" calcext:value-type="float">
            <text:p>1.05500758182014</text:p>
          </table:table-cell>
        </table:table-row>
        <table:table-row table:style-name="ro1">
          <table:table-cell office:value-type="float" office:value="-0.438968462" calcext:value-type="float">
            <text:p>-0.438968462</text:p>
          </table:table-cell>
          <table:table-cell office:value-type="float" office:value="-0.92860878" calcext:value-type="float">
            <text:p>-0.92860878</text:p>
          </table:table-cell>
          <table:table-cell table:formula="of:=[.A1555]*[.A1555]+[.B1555]*[.B1555]" office:value-type="float" office:value="1.05500757692373" calcext:value-type="float">
            <text:p>1.0550075769237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1" calcext:value-type="float">
            <text:p>-1</text:p>
          </table:table-cell>
          <table:table-cell table:formula="of:=[.A1556]*[.A1556]+[.B1556]*[.B1556]" office:value-type="float" office:value="1.054931640625" calcext:value-type="float">
            <text:p>1.054931640625</text:p>
          </table:table-cell>
        </table:table-row>
        <table:table-row table:style-name="ro1">
          <table:table-cell office:value-type="float" office:value="1.02272034" calcext:value-type="float">
            <text:p>1.02272034</text:p>
          </table:table-cell>
          <table:table-cell office:value-type="float" office:value="-0.0888671875" calcext:value-type="float">
            <text:p>-0.0888671875</text:p>
          </table:table-cell>
          <table:table-cell table:formula="of:=[.A1557]*[.A1557]+[.B1557]*[.B1557]" office:value-type="float" office:value="1.05385427086388" calcext:value-type="float">
            <text:p>1.05385427086388</text:p>
          </table:table-cell>
        </table:table-row>
        <table:table-row table:style-name="ro1">
          <table:table-cell office:value-type="float" office:value="0.273768401" calcext:value-type="float">
            <text:p>0.273768401</text:p>
          </table:table-cell>
          <table:table-cell office:value-type="float" office:value="0.988636364" calcext:value-type="float">
            <text:p>0.988636364</text:p>
          </table:table-cell>
          <table:table-cell table:formula="of:=[.A1558]*[.A1558]+[.B1558]*[.B1558]" office:value-type="float" office:value="1.05235099760924" calcext:value-type="float">
            <text:p>1.05235099760924</text:p>
          </table:table-cell>
        </table:table-row>
        <table:table-row table:style-name="ro1">
          <table:table-cell office:value-type="float" office:value="0.273768401" calcext:value-type="float">
            <text:p>0.273768401</text:p>
          </table:table-cell>
          <table:table-cell office:value-type="float" office:value="-0.988636364" calcext:value-type="float">
            <text:p>-0.988636364</text:p>
          </table:table-cell>
          <table:table-cell table:formula="of:=[.A1559]*[.A1559]+[.B1559]*[.B1559]" office:value-type="float" office:value="1.05235099760924" calcext:value-type="float">
            <text:p>1.05235099760924</text:p>
          </table:table-cell>
        </table:table-row>
        <table:table-row table:style-name="ro1">
          <table:table-cell office:value-type="float" office:value="0.516315677" calcext:value-type="float">
            <text:p>0.516315677</text:p>
          </table:table-cell>
          <table:table-cell office:value-type="float" office:value="0.886234381" calcext:value-type="float">
            <text:p>0.886234381</text:p>
          </table:table-cell>
          <table:table-cell table:formula="of:=[.A1560]*[.A1560]+[.B1560]*[.B1560]" office:value-type="float" office:value="1.05199325638242" calcext:value-type="float">
            <text:p>1.05199325638242</text:p>
          </table:table-cell>
        </table:table-row>
        <table:table-row table:style-name="ro1">
          <table:table-cell office:value-type="float" office:value="0.516315677" calcext:value-type="float">
            <text:p>0.516315677</text:p>
          </table:table-cell>
          <table:table-cell office:value-type="float" office:value="-0.88623438" calcext:value-type="float">
            <text:p>-0.88623438</text:p>
          </table:table-cell>
          <table:table-cell table:formula="of:=[.A1561]*[.A1561]+[.B1561]*[.B1561]" office:value-type="float" office:value="1.05199325460995" calcext:value-type="float">
            <text:p>1.05199325460995</text:p>
          </table:table-cell>
        </table:table-row>
        <table:table-row table:style-name="ro1">
          <table:table-cell office:value-type="float" office:value="-1.01136814" calcext:value-type="float">
            <text:p>-1.01136814</text:p>
          </table:table-cell>
          <table:table-cell office:value-type="float" office:value="0.169197998" calcext:value-type="float">
            <text:p>0.169197998</text:p>
          </table:table-cell>
          <table:table-cell table:formula="of:=[.A1562]*[.A1562]+[.B1562]*[.B1562]" office:value-type="float" office:value="1.05149347713427" calcext:value-type="float">
            <text:p>1.05149347713427</text:p>
          </table:table-cell>
        </table:table-row>
        <table:table-row table:style-name="ro1">
          <table:table-cell office:value-type="float" office:value="-1.01136814" calcext:value-type="float">
            <text:p>-1.01136814</text:p>
          </table:table-cell>
          <table:table-cell office:value-type="float" office:value="-0.169197998" calcext:value-type="float">
            <text:p>-0.169197998</text:p>
          </table:table-cell>
          <table:table-cell table:formula="of:=[.A1563]*[.A1563]+[.B1563]*[.B1563]" office:value-type="float" office:value="1.05149347713427" calcext:value-type="float">
            <text:p>1.05149347713427</text:p>
          </table:table-cell>
        </table:table-row>
        <table:table-row table:style-name="ro1">
          <table:table-cell office:value-type="float" office:value="0.523977546" calcext:value-type="float">
            <text:p>0.523977546</text:p>
          </table:table-cell>
          <table:table-cell office:value-type="float" office:value="0.880024315" calcext:value-type="float">
            <text:p>0.880024315</text:p>
          </table:table-cell>
          <table:table-cell table:formula="of:=[.A1564]*[.A1564]+[.B1564]*[.B1564]" office:value-type="float" office:value="1.0489952637034" calcext:value-type="float">
            <text:p>1.0489952637034</text:p>
          </table:table-cell>
        </table:table-row>
        <table:table-row table:style-name="ro1">
          <table:table-cell office:value-type="float" office:value="0.523977547" calcext:value-type="float">
            <text:p>0.523977547</text:p>
          </table:table-cell>
          <table:table-cell office:value-type="float" office:value="-0.880024314" calcext:value-type="float">
            <text:p>-0.880024314</text:p>
          </table:table-cell>
          <table:table-cell table:formula="of:=[.A1565]*[.A1565]+[.B1565]*[.B1565]" office:value-type="float" office:value="1.04899526299131" calcext:value-type="float">
            <text:p>1.04899526299131</text:p>
          </table:table-cell>
        </table:table-row>
        <table:table-row table:style-name="ro1">
          <table:table-cell office:value-type="float" office:value="-0.539900085" calcext:value-type="float">
            <text:p>-0.539900085</text:p>
          </table:table-cell>
          <table:table-cell office:value-type="float" office:value="-0.868949754" calcext:value-type="float">
            <text:p>-0.868949754</text:p>
          </table:table-cell>
          <table:table-cell table:formula="of:=[.A1566]*[.A1566]+[.B1566]*[.B1566]" office:value-type="float" office:value="1.04656577675967" calcext:value-type="float">
            <text:p>1.04656577675967</text:p>
          </table:table-cell>
        </table:table-row>
        <table:table-row table:style-name="ro1">
          <table:table-cell office:value-type="float" office:value="-0.539900084" calcext:value-type="float">
            <text:p>-0.539900084</text:p>
          </table:table-cell>
          <table:table-cell office:value-type="float" office:value="0.868949753" calcext:value-type="float">
            <text:p>0.868949753</text:p>
          </table:table-cell>
          <table:table-cell table:formula="of:=[.A1567]*[.A1567]+[.B1567]*[.B1567]" office:value-type="float" office:value="1.04656577394197" calcext:value-type="float">
            <text:p>1.04656577394197</text:p>
          </table:table-cell>
        </table:table-row>
        <table:table-row table:style-name="ro1">
          <table:table-cell office:value-type="float" office:value="-1.00582678" calcext:value-type="float">
            <text:p>-1.00582678</text:p>
          </table:table-cell>
          <table:table-cell office:value-type="float" office:value="0.180320487" calcext:value-type="float">
            <text:p>0.180320487</text:p>
          </table:table-cell>
          <table:table-cell table:formula="of:=[.A1568]*[.A1568]+[.B1568]*[.B1568]" office:value-type="float" office:value="1.04420298939709" calcext:value-type="float">
            <text:p>1.04420298939709</text:p>
          </table:table-cell>
        </table:table-row>
        <table:table-row table:style-name="ro1">
          <table:table-cell office:value-type="float" office:value="-1.00582678" calcext:value-type="float">
            <text:p>-1.00582678</text:p>
          </table:table-cell>
          <table:table-cell office:value-type="float" office:value="-0.180320487" calcext:value-type="float">
            <text:p>-0.180320487</text:p>
          </table:table-cell>
          <table:table-cell table:formula="of:=[.A1569]*[.A1569]+[.B1569]*[.B1569]" office:value-type="float" office:value="1.04420298939709" calcext:value-type="float">
            <text:p>1.04420298939709</text:p>
          </table:table-cell>
        </table:table-row>
        <table:table-row table:style-name="ro1">
          <table:table-cell office:value-type="float" office:value="-1.00370602" calcext:value-type="float">
            <text:p>-1.00370602</text:p>
          </table:table-cell>
          <table:table-cell office:value-type="float" office:value="0.186514157" calcext:value-type="float">
            <text:p>0.186514157</text:p>
          </table:table-cell>
          <table:table-cell table:formula="of:=[.A1570]*[.A1570]+[.B1570]*[.B1570]" office:value-type="float" office:value="1.04221330534566" calcext:value-type="float">
            <text:p>1.04221330534566</text:p>
          </table:table-cell>
        </table:table-row>
        <table:table-row table:style-name="ro1">
          <table:table-cell office:value-type="float" office:value="-1.00370602" calcext:value-type="float">
            <text:p>-1.00370602</text:p>
          </table:table-cell>
          <table:table-cell office:value-type="float" office:value="-0.186514157" calcext:value-type="float">
            <text:p>-0.186514157</text:p>
          </table:table-cell>
          <table:table-cell table:formula="of:=[.A1571]*[.A1571]+[.B1571]*[.B1571]" office:value-type="float" office:value="1.04221330534566" calcext:value-type="float">
            <text:p>1.04221330534566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1" calcext:value-type="float">
            <text:p>-1</text:p>
          </table:table-cell>
          <table:table-cell table:formula="of:=[.A1572]*[.A1572]+[.B1572]*[.B1572]" office:value-type="float" office:value="1.041259765625" calcext:value-type="float">
            <text:p>1.041259765625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545454545" calcext:value-type="float">
            <text:p>0.545454545</text:p>
          </table:table-cell>
          <table:table-cell table:formula="of:=[.A1573]*[.A1573]+[.B1573]*[.B1573]" office:value-type="float" office:value="1.03604605128616" calcext:value-type="float">
            <text:p>1.03604605128616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545454545" calcext:value-type="float">
            <text:p>-0.545454545</text:p>
          </table:table-cell>
          <table:table-cell table:formula="of:=[.A1574]*[.A1574]+[.B1574]*[.B1574]" office:value-type="float" office:value="1.03604605128616" calcext:value-type="float">
            <text:p>1.03604605128616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909090909" calcext:value-type="float">
            <text:p>0.909090909</text:p>
          </table:table-cell>
          <table:table-cell table:formula="of:=[.A1575]*[.A1575]+[.B1575]*[.B1575]" office:value-type="float" office:value="1.03176854645145" calcext:value-type="float">
            <text:p>1.03176854645145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909090909" calcext:value-type="float">
            <text:p>-0.909090909</text:p>
          </table:table-cell>
          <table:table-cell table:formula="of:=[.A1576]*[.A1576]+[.B1576]*[.B1576]" office:value-type="float" office:value="1.03176854645145" calcext:value-type="float">
            <text:p>1.03176854645145</text:p>
          </table:table-cell>
        </table:table-row>
        <table:table-row table:style-name="ro1">
          <table:table-cell office:value-type="float" office:value="1.015625" calcext:value-type="float">
            <text:p>1.015625</text:p>
          </table:table-cell>
          <table:table-cell office:value-type="float" office:value="0" calcext:value-type="float">
            <text:p>0</text:p>
          </table:table-cell>
          <table:table-cell table:formula="of:=[.A1577]*[.A1577]+[.B1577]*[.B1577]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1.01554029" calcext:value-type="float">
            <text:p>1.01554029</text:p>
          </table:table-cell>
          <table:table-cell office:value-type="float" office:value="0" calcext:value-type="float">
            <text:p>0</text:p>
          </table:table-cell>
          <table:table-cell table:formula="of:=[.A1578]*[.A1578]+[.B1578]*[.B1578]" office:value-type="float" office:value="1.03132208061328" calcext:value-type="float">
            <text:p>1.03132208061328</text:p>
          </table:table-cell>
        </table:table-row>
        <table:table-row table:style-name="ro1">
          <table:table-cell office:value-type="float" office:value="1.01552216" calcext:value-type="float">
            <text:p>1.01552216</text:p>
          </table:table-cell>
          <table:table-cell office:value-type="float" office:value="0" calcext:value-type="float">
            <text:p>0</text:p>
          </table:table-cell>
          <table:table-cell table:formula="of:=[.A1579]*[.A1579]+[.B1579]*[.B1579]" office:value-type="float" office:value="1.03128525745107" calcext:value-type="float">
            <text:p>1.03128525745107</text:p>
          </table:table-cell>
        </table:table-row>
        <table:table-row table:style-name="ro1">
          <table:table-cell office:value-type="float" office:value="-0.0199489123" calcext:value-type="float">
            <text:p>-0.0199489123</text:p>
          </table:table-cell>
          <table:table-cell office:value-type="float" office:value="1.01420455" calcext:value-type="float">
            <text:p>1.01420455</text:p>
          </table:table-cell>
          <table:table-cell table:formula="of:=[.A1580]*[.A1580]+[.B1580]*[.B1580]" office:value-type="float" office:value="1.02900882834266" calcext:value-type="float">
            <text:p>1.02900882834266</text:p>
          </table:table-cell>
        </table:table-row>
        <table:table-row table:style-name="ro1">
          <table:table-cell office:value-type="float" office:value="-0.0199489119" calcext:value-type="float">
            <text:p>-0.0199489119</text:p>
          </table:table-cell>
          <table:table-cell office:value-type="float" office:value="-1.01420455" calcext:value-type="float">
            <text:p>-1.01420455</text:p>
          </table:table-cell>
          <table:table-cell table:formula="of:=[.A1581]*[.A1581]+[.B1581]*[.B1581]" office:value-type="float" office:value="1.0290088283267" calcext:value-type="float">
            <text:p>1.0290088283267</text:p>
          </table:table-cell>
        </table:table-row>
        <table:table-row table:style-name="ro1">
          <table:table-cell office:value-type="float" office:value="-0.9937939" calcext:value-type="float">
            <text:p>-0.9937939</text:p>
          </table:table-cell>
          <table:table-cell office:value-type="float" office:value="0.203408394" calcext:value-type="float">
            <text:p>0.203408394</text:p>
          </table:table-cell>
          <table:table-cell table:formula="of:=[.A1582]*[.A1582]+[.B1582]*[.B1582]" office:value-type="float" office:value="1.02900129042687" calcext:value-type="float">
            <text:p>1.02900129042687</text:p>
          </table:table-cell>
        </table:table-row>
        <table:table-row table:style-name="ro1">
          <table:table-cell office:value-type="float" office:value="-0.9937939" calcext:value-type="float">
            <text:p>-0.9937939</text:p>
          </table:table-cell>
          <table:table-cell office:value-type="float" office:value="-0.203408394" calcext:value-type="float">
            <text:p>-0.203408394</text:p>
          </table:table-cell>
          <table:table-cell table:formula="of:=[.A1583]*[.A1583]+[.B1583]*[.B1583]" office:value-type="float" office:value="1.02900129042687" calcext:value-type="float">
            <text:p>1.02900129042687</text:p>
          </table:table-cell>
        </table:table-row>
        <table:table-row table:style-name="ro1">
          <table:table-cell office:value-type="float" office:value="-0.396706179" calcext:value-type="float">
            <text:p>-0.396706179</text:p>
          </table:table-cell>
          <table:table-cell office:value-type="float" office:value="0.931923629" calcext:value-type="float">
            <text:p>0.931923629</text:p>
          </table:table-cell>
          <table:table-cell table:formula="of:=[.A1584]*[.A1584]+[.B1584]*[.B1584]" office:value-type="float" office:value="1.02585744274531" calcext:value-type="float">
            <text:p>1.02585744274531</text:p>
          </table:table-cell>
        </table:table-row>
        <table:table-row table:style-name="ro1">
          <table:table-cell office:value-type="float" office:value="-0.396706176" calcext:value-type="float">
            <text:p>-0.396706176</text:p>
          </table:table-cell>
          <table:table-cell office:value-type="float" office:value="-0.931923629" calcext:value-type="float">
            <text:p>-0.931923629</text:p>
          </table:table-cell>
          <table:table-cell table:formula="of:=[.A1585]*[.A1585]+[.B1585]*[.B1585]" office:value-type="float" office:value="1.02585744036507" calcext:value-type="float">
            <text:p>1.02585744036507</text:p>
          </table:table-cell>
        </table:table-row>
        <table:table-row table:style-name="ro1">
          <table:table-cell office:value-type="float" office:value="-0.995298981" calcext:value-type="float">
            <text:p>-0.995298981</text:p>
          </table:table-cell>
          <table:table-cell office:value-type="float" office:value="0.18547336" calcext:value-type="float">
            <text:p>0.18547336</text:p>
          </table:table-cell>
          <table:table-cell table:formula="of:=[.A1586]*[.A1586]+[.B1586]*[.B1586]" office:value-type="float" office:value="1.02502042884933" calcext:value-type="float">
            <text:p>1.02502042884933</text:p>
          </table:table-cell>
        </table:table-row>
        <table:table-row table:style-name="ro1">
          <table:table-cell office:value-type="float" office:value="-0.995298981" calcext:value-type="float">
            <text:p>-0.995298981</text:p>
          </table:table-cell>
          <table:table-cell office:value-type="float" office:value="-0.18547336" calcext:value-type="float">
            <text:p>-0.18547336</text:p>
          </table:table-cell>
          <table:table-cell table:formula="of:=[.A1587]*[.A1587]+[.B1587]*[.B1587]" office:value-type="float" office:value="1.02502042884933" calcext:value-type="float">
            <text:p>1.02502042884933</text:p>
          </table:table-cell>
        </table:table-row>
        <table:table-row table:style-name="ro1">
          <table:table-cell office:value-type="float" office:value="-0.949800732" calcext:value-type="float">
            <text:p>-0.949800732</text:p>
          </table:table-cell>
          <table:table-cell office:value-type="float" office:value="0.350232215" calcext:value-type="float">
            <text:p>0.350232215</text:p>
          </table:table-cell>
          <table:table-cell table:formula="of:=[.A1588]*[.A1588]+[.B1588]*[.B1588]" office:value-type="float" office:value="1.02478403493154" calcext:value-type="float">
            <text:p>1.02478403493154</text:p>
          </table:table-cell>
        </table:table-row>
        <table:table-row table:style-name="ro1">
          <table:table-cell office:value-type="float" office:value="-0.949800732" calcext:value-type="float">
            <text:p>-0.949800732</text:p>
          </table:table-cell>
          <table:table-cell office:value-type="float" office:value="-0.350232215" calcext:value-type="float">
            <text:p>-0.350232215</text:p>
          </table:table-cell>
          <table:table-cell table:formula="of:=[.A1589]*[.A1589]+[.B1589]*[.B1589]" office:value-type="float" office:value="1.02478403493154" calcext:value-type="float">
            <text:p>1.02478403493154</text:p>
          </table:table-cell>
        </table:table-row>
        <table:table-row table:style-name="ro1">
          <table:table-cell office:value-type="float" office:value="-0.993836484" calcext:value-type="float">
            <text:p>-0.993836484</text:p>
          </table:table-cell>
          <table:table-cell office:value-type="float" office:value="0.173640515" calcext:value-type="float">
            <text:p>0.173640515</text:p>
          </table:table-cell>
          <table:table-cell table:formula="of:=[.A1590]*[.A1590]+[.B1590]*[.B1590]" office:value-type="float" office:value="1.01786198537895" calcext:value-type="float">
            <text:p>1.01786198537895</text:p>
          </table:table-cell>
        </table:table-row>
        <table:table-row table:style-name="ro1">
          <table:table-cell office:value-type="float" office:value="-0.993836484" calcext:value-type="float">
            <text:p>-0.993836484</text:p>
          </table:table-cell>
          <table:table-cell office:value-type="float" office:value="-0.173640515" calcext:value-type="float">
            <text:p>-0.173640515</text:p>
          </table:table-cell>
          <table:table-cell table:formula="of:=[.A1591]*[.A1591]+[.B1591]*[.B1591]" office:value-type="float" office:value="1.01786198537895" calcext:value-type="float">
            <text:p>1.0178619853789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table:formula="of:=[.A1592]*[.A1592]+[.B1592]*[.B1592]" office:value-type="float" office:value="1.015625" calcext:value-type="float">
            <text:p>1.015625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636363636" calcext:value-type="float">
            <text:p>0.636363636</text:p>
          </table:table-cell>
          <table:table-cell table:formula="of:=[.A1593]*[.A1593]+[.B1593]*[.B1593]" office:value-type="float" office:value="1.01531023972314" calcext:value-type="float">
            <text:p>1.01531023972314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636363636" calcext:value-type="float">
            <text:p>-0.636363636</text:p>
          </table:table-cell>
          <table:table-cell table:formula="of:=[.A1594]*[.A1594]+[.B1594]*[.B1594]" office:value-type="float" office:value="1.01531023972314" calcext:value-type="float">
            <text:p>1.01531023972314</text:p>
          </table:table-cell>
        </table:table-row>
        <table:table-row table:style-name="ro1">
          <table:table-cell office:value-type="float" office:value="0.853755916" calcext:value-type="float">
            <text:p>0.853755916</text:p>
          </table:table-cell>
          <table:table-cell office:value-type="float" office:value="0.53430294" calcext:value-type="float">
            <text:p>0.53430294</text:p>
          </table:table-cell>
          <table:table-cell table:formula="of:=[.A1595]*[.A1595]+[.B1595]*[.B1595]" office:value-type="float" office:value="1.01437879579764" calcext:value-type="float">
            <text:p>1.01437879579764</text:p>
          </table:table-cell>
        </table:table-row>
        <table:table-row table:style-name="ro1">
          <table:table-cell office:value-type="float" office:value="0.853755916" calcext:value-type="float">
            <text:p>0.853755916</text:p>
          </table:table-cell>
          <table:table-cell office:value-type="float" office:value="-0.534302934" calcext:value-type="float">
            <text:p>-0.534302934</text:p>
          </table:table-cell>
          <table:table-cell table:formula="of:=[.A1596]*[.A1596]+[.B1596]*[.B1596]" office:value-type="float" office:value="1.01437878938601" calcext:value-type="float">
            <text:p>1.01437878938601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272727273" calcext:value-type="float">
            <text:p>0.272727273</text:p>
          </table:table-cell>
          <table:table-cell table:formula="of:=[.A1597]*[.A1597]+[.B1597]*[.B1597]" office:value-type="float" office:value="1.01285672793802" calcext:value-type="float">
            <text:p>1.01285672793802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272727273" calcext:value-type="float">
            <text:p>-0.272727273</text:p>
          </table:table-cell>
          <table:table-cell table:formula="of:=[.A1598]*[.A1598]+[.B1598]*[.B1598]" office:value-type="float" office:value="1.01285672793802" calcext:value-type="float">
            <text:p>1.01285672793802</text:p>
          </table:table-cell>
        </table:table-row>
        <table:table-row table:style-name="ro1">
          <table:table-cell office:value-type="float" office:value="-0.754382425" calcext:value-type="float">
            <text:p>-0.754382425</text:p>
          </table:table-cell>
          <table:table-cell office:value-type="float" office:value="0.664772728" calcext:value-type="float">
            <text:p>0.664772728</text:p>
          </table:table-cell>
          <table:table-cell table:formula="of:=[.A1599]*[.A1599]+[.B1599]*[.B1599]" office:value-type="float" office:value="1.01101562304144" calcext:value-type="float">
            <text:p>1.01101562304144</text:p>
          </table:table-cell>
        </table:table-row>
        <table:table-row table:style-name="ro1">
          <table:table-cell office:value-type="float" office:value="-0.754382425" calcext:value-type="float">
            <text:p>-0.754382425</text:p>
          </table:table-cell>
          <table:table-cell office:value-type="float" office:value="-0.664772727" calcext:value-type="float">
            <text:p>-0.664772727</text:p>
          </table:table-cell>
          <table:table-cell table:formula="of:=[.A1600]*[.A1600]+[.B1600]*[.B1600]" office:value-type="float" office:value="1.0110156217119" calcext:value-type="float">
            <text:p>1.0110156217119</text:p>
          </table:table-cell>
        </table:table-row>
        <table:table-row table:style-name="ro1">
          <table:table-cell office:value-type="float" office:value="-0.908110953" calcext:value-type="float">
            <text:p>-0.908110953</text:p>
          </table:table-cell>
          <table:table-cell office:value-type="float" office:value="0.431576753" calcext:value-type="float">
            <text:p>0.431576753</text:p>
          </table:table-cell>
          <table:table-cell table:formula="of:=[.A1601]*[.A1601]+[.B1601]*[.B1601]" office:value-type="float" office:value="1.01092399668859" calcext:value-type="float">
            <text:p>1.01092399668859</text:p>
          </table:table-cell>
        </table:table-row>
        <table:table-row table:style-name="ro1">
          <table:table-cell office:value-type="float" office:value="-0.908110953" calcext:value-type="float">
            <text:p>-0.908110953</text:p>
          </table:table-cell>
          <table:table-cell office:value-type="float" office:value="-0.431576752" calcext:value-type="float">
            <text:p>-0.431576752</text:p>
          </table:table-cell>
          <table:table-cell table:formula="of:=[.A1602]*[.A1602]+[.B1602]*[.B1602]" office:value-type="float" office:value="1.01092399582544" calcext:value-type="float">
            <text:p>1.01092399582544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1" calcext:value-type="float">
            <text:p>-1</text:p>
          </table:table-cell>
          <table:table-cell table:formula="of:=[.A1603]*[.A1603]+[.B1603]*[.B1603]" office:value-type="float" office:value="1.0087890625" calcext:value-type="float">
            <text:p>1.0087890625</text:p>
          </table:table-cell>
        </table:table-row>
        <table:table-row table:style-name="ro1">
          <table:table-cell office:value-type="float" office:value="-0.20232409" calcext:value-type="float">
            <text:p>-0.20232409</text:p>
          </table:table-cell>
          <table:table-cell office:value-type="float" office:value="0.982035635" calcext:value-type="float">
            <text:p>0.982035635</text:p>
          </table:table-cell>
          <table:table-cell table:formula="of:=[.A1604]*[.A1604]+[.B1604]*[.B1604]" office:value-type="float" office:value="1.00532902580418" calcext:value-type="float">
            <text:p>1.00532902580418</text:p>
          </table:table-cell>
        </table:table-row>
        <table:table-row table:style-name="ro1">
          <table:table-cell office:value-type="float" office:value="-0.20232409" calcext:value-type="float">
            <text:p>-0.20232409</text:p>
          </table:table-cell>
          <table:table-cell office:value-type="float" office:value="-0.982035635" calcext:value-type="float">
            <text:p>-0.982035635</text:p>
          </table:table-cell>
          <table:table-cell table:formula="of:=[.A1605]*[.A1605]+[.B1605]*[.B1605]" office:value-type="float" office:value="1.00532902580418" calcext:value-type="float">
            <text:p>1.00532902580418</text:p>
          </table:table-cell>
        </table:table-row>
        <table:table-row table:style-name="ro1">
          <table:table-cell office:value-type="float" office:value="0.767172403" calcext:value-type="float">
            <text:p>0.767172403</text:p>
          </table:table-cell>
          <table:table-cell office:value-type="float" office:value="-0.645452871" calcext:value-type="float">
            <text:p>-0.645452871</text:p>
          </table:table-cell>
          <table:table-cell table:formula="of:=[.A1606]*[.A1606]+[.B1606]*[.B1606]" office:value-type="float" office:value="1.00516290460694" calcext:value-type="float">
            <text:p>1.00516290460694</text:p>
          </table:table-cell>
        </table:table-row>
        <table:table-row table:style-name="ro1">
          <table:table-cell office:value-type="float" office:value="0.767172371" calcext:value-type="float">
            <text:p>0.767172371</text:p>
          </table:table-cell>
          <table:table-cell office:value-type="float" office:value="0.645452875" calcext:value-type="float">
            <text:p>0.645452875</text:p>
          </table:table-cell>
          <table:table-cell table:formula="of:=[.A1607]*[.A1607]+[.B1607]*[.B1607]" office:value-type="float" office:value="1.00516286067153" calcext:value-type="float">
            <text:p>1.00516286067153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909090909" calcext:value-type="float">
            <text:p>0.909090909</text:p>
          </table:table-cell>
          <table:table-cell table:formula="of:=[.A1608]*[.A1608]+[.B1608]*[.B1608]" office:value-type="float" office:value="1.00442479645145" calcext:value-type="float">
            <text:p>1.00442479645145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909090909" calcext:value-type="float">
            <text:p>-0.909090909</text:p>
          </table:table-cell>
          <table:table-cell table:formula="of:=[.A1609]*[.A1609]+[.B1609]*[.B1609]" office:value-type="float" office:value="1.00442479645145" calcext:value-type="float">
            <text:p>1.00442479645145</text:p>
          </table:table-cell>
        </table:table-row>
        <table:table-row table:style-name="ro1">
          <table:table-cell office:value-type="float" office:value="-0.589135124" calcext:value-type="float">
            <text:p>-0.589135124</text:p>
          </table:table-cell>
          <table:table-cell office:value-type="float" office:value="0.81001127" calcext:value-type="float">
            <text:p>0.81001127</text:p>
          </table:table-cell>
          <table:table-cell table:formula="of:=[.A1610]*[.A1610]+[.B1610]*[.B1610]" office:value-type="float" office:value="1.00319845185751" calcext:value-type="float">
            <text:p>1.00319845185751</text:p>
          </table:table-cell>
        </table:table-row>
        <table:table-row table:style-name="ro1">
          <table:table-cell office:value-type="float" office:value="-0.589135124" calcext:value-type="float">
            <text:p>-0.589135124</text:p>
          </table:table-cell>
          <table:table-cell office:value-type="float" office:value="-0.81001127" calcext:value-type="float">
            <text:p>-0.81001127</text:p>
          </table:table-cell>
          <table:table-cell table:formula="of:=[.A1611]*[.A1611]+[.B1611]*[.B1611]" office:value-type="float" office:value="1.00319845185751" calcext:value-type="float">
            <text:p>1.00319845185751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1" calcext:value-type="float">
            <text:p>-1</text:p>
          </table:table-cell>
          <table:table-cell table:formula="of:=[.A1612]*[.A1612]+[.B1612]*[.B1612]" office:value-type="float" office:value="1.000244140625" calcext:value-type="float">
            <text:p>1.000244140625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454545455" calcext:value-type="float">
            <text:p>0.454545455</text:p>
          </table:table-cell>
          <table:table-cell table:formula="of:=[.A1613]*[.A1613]+[.B1613]*[.B1613]" office:value-type="float" office:value="0.999824461286157" calcext:value-type="float">
            <text:p>0.999824461286157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454545455" calcext:value-type="float">
            <text:p>-0.454545455</text:p>
          </table:table-cell>
          <table:table-cell table:formula="of:=[.A1614]*[.A1614]+[.B1614]*[.B1614]" office:value-type="float" office:value="0.999824461286157" calcext:value-type="float">
            <text:p>0.999824461286157</text:p>
          </table:table-cell>
        </table:table-row>
        <table:table-row table:style-name="ro1">
          <table:table-cell office:value-type="float" office:value="-0.863635951" calcext:value-type="float">
            <text:p>-0.863635951</text:p>
          </table:table-cell>
          <table:table-cell office:value-type="float" office:value="0.495928712" calcext:value-type="float">
            <text:p>0.495928712</text:p>
          </table:table-cell>
          <table:table-cell table:formula="of:=[.A1615]*[.A1615]+[.B1615]*[.B1615]" office:value-type="float" office:value="0.991812343245653" calcext:value-type="float">
            <text:p>0.991812343245653</text:p>
          </table:table-cell>
        </table:table-row>
        <table:table-row table:style-name="ro1">
          <table:table-cell office:value-type="float" office:value="-0.863635951" calcext:value-type="float">
            <text:p>-0.863635951</text:p>
          </table:table-cell>
          <table:table-cell office:value-type="float" office:value="-0.495928712" calcext:value-type="float">
            <text:p>-0.495928712</text:p>
          </table:table-cell>
          <table:table-cell table:formula="of:=[.A1616]*[.A1616]+[.B1616]*[.B1616]" office:value-type="float" office:value="0.991812343245653" calcext:value-type="float">
            <text:p>0.991812343245653</text:p>
          </table:table-cell>
        </table:table-row>
        <table:table-row table:style-name="ro1">
          <table:table-cell office:value-type="float" office:value="-0.687430968" calcext:value-type="float">
            <text:p>-0.687430968</text:p>
          </table:table-cell>
          <table:table-cell office:value-type="float" office:value="0.717619952" calcext:value-type="float">
            <text:p>0.717619952</text:p>
          </table:table-cell>
          <table:table-cell table:formula="of:=[.A1617]*[.A1617]+[.B1617]*[.B1617]" office:value-type="float" office:value="0.987539731273899" calcext:value-type="float">
            <text:p>0.987539731273899</text:p>
          </table:table-cell>
        </table:table-row>
        <table:table-row table:style-name="ro1">
          <table:table-cell office:value-type="float" office:value="-0.687430914" calcext:value-type="float">
            <text:p>-0.687430914</text:p>
          </table:table-cell>
          <table:table-cell office:value-type="float" office:value="-0.717619987" calcext:value-type="float">
            <text:p>-0.717619987</text:p>
          </table:table-cell>
          <table:table-cell table:formula="of:=[.A1618]*[.A1618]+[.B1618]*[.B1618]" office:value-type="float" office:value="0.987539707264756" calcext:value-type="float">
            <text:p>0.987539707264756</text:p>
          </table:table-cell>
        </table:table-row>
        <table:table-row table:style-name="ro1">
          <table:table-cell office:value-type="float" office:value="-0.739918065" calcext:value-type="float">
            <text:p>-0.739918065</text:p>
          </table:table-cell>
          <table:table-cell office:value-type="float" office:value="0.662881395" calcext:value-type="float">
            <text:p>0.662881395</text:p>
          </table:table-cell>
          <table:table-cell table:formula="of:=[.A1619]*[.A1619]+[.B1619]*[.B1619]" office:value-type="float" office:value="0.98689048675049" calcext:value-type="float">
            <text:p>0.98689048675049</text:p>
          </table:table-cell>
        </table:table-row>
        <table:table-row table:style-name="ro1">
          <table:table-cell office:value-type="float" office:value="-0.739918064" calcext:value-type="float">
            <text:p>-0.739918064</text:p>
          </table:table-cell>
          <table:table-cell office:value-type="float" office:value="-0.662881394" calcext:value-type="float">
            <text:p>-0.662881394</text:p>
          </table:table-cell>
          <table:table-cell table:formula="of:=[.A1620]*[.A1620]+[.B1620]*[.B1620]" office:value-type="float" office:value="0.986890483944891" calcext:value-type="float">
            <text:p>0.986890483944891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818181818" calcext:value-type="float">
            <text:p>0.818181818</text:p>
          </table:table-cell>
          <table:table-cell table:formula="of:=[.A1621]*[.A1621]+[.B1621]*[.B1621]" office:value-type="float" office:value="0.985827737305785" calcext:value-type="float">
            <text:p>0.98582773730578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818181818" calcext:value-type="float">
            <text:p>-0.818181818</text:p>
          </table:table-cell>
          <table:table-cell table:formula="of:=[.A1622]*[.A1622]+[.B1622]*[.B1622]" office:value-type="float" office:value="0.985827737305785" calcext:value-type="float">
            <text:p>0.985827737305785</text:p>
          </table:table-cell>
        </table:table-row>
        <table:table-row table:style-name="ro1">
          <table:table-cell office:value-type="float" office:value="-0.992284847" calcext:value-type="float">
            <text:p>-0.992284847</text:p>
          </table:table-cell>
          <table:table-cell office:value-type="float" office:value="0.000136769842" calcext:value-type="float">
            <text:p>0.000136769842</text:p>
          </table:table-cell>
          <table:table-cell table:formula="of:=[.A1623]*[.A1623]+[.B1623]*[.B1623]" office:value-type="float" office:value="0.984629236291803" calcext:value-type="float">
            <text:p>0.984629236291803</text:p>
          </table:table-cell>
        </table:table-row>
        <table:table-row table:style-name="ro1">
          <table:table-cell office:value-type="float" office:value="-0.992284847" calcext:value-type="float">
            <text:p>-0.992284847</text:p>
          </table:table-cell>
          <table:table-cell office:value-type="float" office:value="-0.000136769842" calcext:value-type="float">
            <text:p>-0.000136769842</text:p>
          </table:table-cell>
          <table:table-cell table:formula="of:=[.A1624]*[.A1624]+[.B1624]*[.B1624]" office:value-type="float" office:value="0.984629236291803" calcext:value-type="float">
            <text:p>0.984629236291803</text:p>
          </table:table-cell>
        </table:table-row>
        <table:table-row table:style-name="ro1">
          <table:table-cell office:value-type="float" office:value="0.804526085" calcext:value-type="float">
            <text:p>0.804526085</text:p>
          </table:table-cell>
          <table:table-cell office:value-type="float" office:value="0.579545455" calcext:value-type="float">
            <text:p>0.579545455</text:p>
          </table:table-cell>
          <table:table-cell table:formula="of:=[.A1625]*[.A1625]+[.B1625]*[.B1625]" office:value-type="float" office:value="0.983135155856584" calcext:value-type="float">
            <text:p>0.983135155856584</text:p>
          </table:table-cell>
        </table:table-row>
        <table:table-row table:style-name="ro1">
          <table:table-cell office:value-type="float" office:value="0.804526085" calcext:value-type="float">
            <text:p>0.804526085</text:p>
          </table:table-cell>
          <table:table-cell office:value-type="float" office:value="-0.579545455" calcext:value-type="float">
            <text:p>-0.579545455</text:p>
          </table:table-cell>
          <table:table-cell table:formula="of:=[.A1626]*[.A1626]+[.B1626]*[.B1626]" office:value-type="float" office:value="0.983135155856584" calcext:value-type="float">
            <text:p>0.983135155856584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727272727" calcext:value-type="float">
            <text:p>0.727272727</text:p>
          </table:table-cell>
          <table:table-cell table:formula="of:=[.A1627]*[.A1627]+[.B1627]*[.B1627]" office:value-type="float" office:value="0.980341635063017" calcext:value-type="float">
            <text:p>0.980341635063017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727272727" calcext:value-type="float">
            <text:p>-0.727272727</text:p>
          </table:table-cell>
          <table:table-cell table:formula="of:=[.A1628]*[.A1628]+[.B1628]*[.B1628]" office:value-type="float" office:value="0.980341635063017" calcext:value-type="float">
            <text:p>0.980341635063017</text:p>
          </table:table-cell>
        </table:table-row>
        <table:table-row table:style-name="ro1">
          <table:table-cell office:value-type="float" office:value="-0.38830062" calcext:value-type="float">
            <text:p>-0.38830062</text:p>
          </table:table-cell>
          <table:table-cell office:value-type="float" office:value="0.909090909" calcext:value-type="float">
            <text:p>0.909090909</text:p>
          </table:table-cell>
          <table:table-cell table:formula="of:=[.A1629]*[.A1629]+[.B1629]*[.B1629]" office:value-type="float" office:value="0.977223652318831" calcext:value-type="float">
            <text:p>0.977223652318831</text:p>
          </table:table-cell>
        </table:table-row>
        <table:table-row table:style-name="ro1">
          <table:table-cell office:value-type="float" office:value="-0.38830062" calcext:value-type="float">
            <text:p>-0.38830062</text:p>
          </table:table-cell>
          <table:table-cell office:value-type="float" office:value="-0.909090909" calcext:value-type="float">
            <text:p>-0.909090909</text:p>
          </table:table-cell>
          <table:table-cell table:formula="of:=[.A1630]*[.A1630]+[.B1630]*[.B1630]" office:value-type="float" office:value="0.977223652318831" calcext:value-type="float">
            <text:p>0.977223652318831</text:p>
          </table:table-cell>
        </table:table-row>
        <table:table-row table:style-name="ro1">
          <table:table-cell office:value-type="float" office:value="-0.972601239" calcext:value-type="float">
            <text:p>-0.972601239</text:p>
          </table:table-cell>
          <table:table-cell office:value-type="float" office:value="-0.160962521" calcext:value-type="float">
            <text:p>-0.160962521</text:p>
          </table:table-cell>
          <table:table-cell table:formula="of:=[.A1631]*[.A1631]+[.B1631]*[.B1631]" office:value-type="float" office:value="0.97186210327101" calcext:value-type="float">
            <text:p>0.97186210327101</text:p>
          </table:table-cell>
        </table:table-row>
        <table:table-row table:style-name="ro1">
          <table:table-cell office:value-type="float" office:value="-0.972601239" calcext:value-type="float">
            <text:p>-0.972601239</text:p>
          </table:table-cell>
          <table:table-cell office:value-type="float" office:value="0.160962517" calcext:value-type="float">
            <text:p>0.160962517</text:p>
          </table:table-cell>
          <table:table-cell table:formula="of:=[.A1632]*[.A1632]+[.B1632]*[.B1632]" office:value-type="float" office:value="0.97186210198331" calcext:value-type="float">
            <text:p>0.97186210198331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181818182" calcext:value-type="float">
            <text:p>0.181818182</text:p>
          </table:table-cell>
          <table:table-cell table:formula="of:=[.A1633]*[.A1633]+[.B1633]*[.B1633]" office:value-type="float" office:value="0.971534413805785" calcext:value-type="float">
            <text:p>0.971534413805785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181818182" calcext:value-type="float">
            <text:p>-0.181818182</text:p>
          </table:table-cell>
          <table:table-cell table:formula="of:=[.A1634]*[.A1634]+[.B1634]*[.B1634]" office:value-type="float" office:value="0.971534413805785" calcext:value-type="float">
            <text:p>0.971534413805785</text:p>
          </table:table-cell>
        </table:table-row>
        <table:table-row table:style-name="ro1">
          <table:table-cell office:value-type="float" office:value="-0.790271097" calcext:value-type="float">
            <text:p>-0.790271097</text:p>
          </table:table-cell>
          <table:table-cell office:value-type="float" office:value="0.588068182" calcext:value-type="float">
            <text:p>0.588068182</text:p>
          </table:table-cell>
          <table:table-cell table:formula="of:=[.A1635]*[.A1635]+[.B1635]*[.B1635]" office:value-type="float" office:value="0.970352593434368" calcext:value-type="float">
            <text:p>0.970352593434368</text:p>
          </table:table-cell>
        </table:table-row>
        <table:table-row table:style-name="ro1">
          <table:table-cell office:value-type="float" office:value="-0.790271097" calcext:value-type="float">
            <text:p>-0.790271097</text:p>
          </table:table-cell>
          <table:table-cell office:value-type="float" office:value="-0.588068182" calcext:value-type="float">
            <text:p>-0.588068182</text:p>
          </table:table-cell>
          <table:table-cell table:formula="of:=[.A1636]*[.A1636]+[.B1636]*[.B1636]" office:value-type="float" office:value="0.970352593434368" calcext:value-type="float">
            <text:p>0.970352593434368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36363636" calcext:value-type="float">
            <text:p>0.636363636</text:p>
          </table:table-cell>
          <table:table-cell table:formula="of:=[.A1637]*[.A1637]+[.B1637]*[.B1637]" office:value-type="float" office:value="0.96745867722314" calcext:value-type="float">
            <text:p>0.96745867722314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636363636" calcext:value-type="float">
            <text:p>-0.636363636</text:p>
          </table:table-cell>
          <table:table-cell table:formula="of:=[.A1638]*[.A1638]+[.B1638]*[.B1638]" office:value-type="float" office:value="0.96745867722314" calcext:value-type="float">
            <text:p>0.96745867722314</text:p>
          </table:table-cell>
        </table:table-row>
        <table:table-row table:style-name="ro1">
          <table:table-cell office:value-type="float" office:value="0.649262736" calcext:value-type="float">
            <text:p>0.649262736</text:p>
          </table:table-cell>
          <table:table-cell office:value-type="float" office:value="0.738636364" calcext:value-type="float">
            <text:p>0.738636364</text:p>
          </table:table-cell>
          <table:table-cell table:formula="of:=[.A1639]*[.A1639]+[.B1639]*[.B1639]" office:value-type="float" office:value="0.967125778581346" calcext:value-type="float">
            <text:p>0.967125778581346</text:p>
          </table:table-cell>
        </table:table-row>
        <table:table-row table:style-name="ro1">
          <table:table-cell office:value-type="float" office:value="0.649262736" calcext:value-type="float">
            <text:p>0.649262736</text:p>
          </table:table-cell>
          <table:table-cell office:value-type="float" office:value="-0.738636364" calcext:value-type="float">
            <text:p>-0.738636364</text:p>
          </table:table-cell>
          <table:table-cell table:formula="of:=[.A1640]*[.A1640]+[.B1640]*[.B1640]" office:value-type="float" office:value="0.967125778581346" calcext:value-type="float">
            <text:p>0.967125778581346</text:p>
          </table:table-cell>
        </table:table-row>
        <table:table-row table:style-name="ro1">
          <table:table-cell office:value-type="float" office:value="-0.9777522" calcext:value-type="float">
            <text:p>-0.9777522</text:p>
          </table:table-cell>
          <table:table-cell office:value-type="float" office:value="0.0965658614" calcext:value-type="float">
            <text:p>0.0965658614</text:p>
          </table:table-cell>
          <table:table-cell table:formula="of:=[.A1641]*[.A1641]+[.B1641]*[.B1641]" office:value-type="float" office:value="0.965324330192764" calcext:value-type="float">
            <text:p>0.965324330192764</text:p>
          </table:table-cell>
        </table:table-row>
        <table:table-row table:style-name="ro1">
          <table:table-cell office:value-type="float" office:value="-0.9777522" calcext:value-type="float">
            <text:p>-0.9777522</text:p>
          </table:table-cell>
          <table:table-cell office:value-type="float" office:value="-0.0965658614" calcext:value-type="float">
            <text:p>-0.0965658614</text:p>
          </table:table-cell>
          <table:table-cell table:formula="of:=[.A1642]*[.A1642]+[.B1642]*[.B1642]" office:value-type="float" office:value="0.965324330192764" calcext:value-type="float">
            <text:p>0.965324330192764</text:p>
          </table:table-cell>
        </table:table-row>
        <table:table-row table:style-name="ro1">
          <table:table-cell office:value-type="float" office:value="-0.977852145" calcext:value-type="float">
            <text:p>-0.977852145</text:p>
          </table:table-cell>
          <table:table-cell office:value-type="float" office:value="0.0952326358" calcext:value-type="float">
            <text:p>0.0952326358</text:p>
          </table:table-cell>
          <table:table-cell table:formula="of:=[.A1643]*[.A1643]+[.B1643]*[.B1643]" office:value-type="float" office:value="0.965264072402516" calcext:value-type="float">
            <text:p>0.965264072402516</text:p>
          </table:table-cell>
        </table:table-row>
        <table:table-row table:style-name="ro1">
          <table:table-cell office:value-type="float" office:value="-0.977852145" calcext:value-type="float">
            <text:p>-0.977852145</text:p>
          </table:table-cell>
          <table:table-cell office:value-type="float" office:value="-0.0952326358" calcext:value-type="float">
            <text:p>-0.0952326358</text:p>
          </table:table-cell>
          <table:table-cell table:formula="of:=[.A1644]*[.A1644]+[.B1644]*[.B1644]" office:value-type="float" office:value="0.965264072402516" calcext:value-type="float">
            <text:p>0.965264072402516</text:p>
          </table:table-cell>
        </table:table-row>
        <table:table-row table:style-name="ro1">
          <table:table-cell office:value-type="float" office:value="-0.73007564" calcext:value-type="float">
            <text:p>-0.73007564</text:p>
          </table:table-cell>
          <table:table-cell office:value-type="float" office:value="0.657019664" calcext:value-type="float">
            <text:p>0.657019664</text:p>
          </table:table-cell>
          <table:table-cell table:formula="of:=[.A1645]*[.A1645]+[.B1645]*[.B1645]" office:value-type="float" office:value="0.964685279004083" calcext:value-type="float">
            <text:p>0.964685279004083</text:p>
          </table:table-cell>
        </table:table-row>
        <table:table-row table:style-name="ro1">
          <table:table-cell office:value-type="float" office:value="-0.73007564" calcext:value-type="float">
            <text:p>-0.73007564</text:p>
          </table:table-cell>
          <table:table-cell office:value-type="float" office:value="-0.657019663" calcext:value-type="float">
            <text:p>-0.657019663</text:p>
          </table:table-cell>
          <table:table-cell table:formula="of:=[.A1646]*[.A1646]+[.B1646]*[.B1646]" office:value-type="float" office:value="0.964685277690043" calcext:value-type="float">
            <text:p>0.964685277690043</text:p>
          </table:table-cell>
        </table:table-row>
        <table:table-row table:style-name="ro1">
          <table:table-cell office:value-type="float" office:value="-0.977371677" calcext:value-type="float">
            <text:p>-0.977371677</text:p>
          </table:table-cell>
          <table:table-cell office:value-type="float" office:value="0.0950323427" calcext:value-type="float">
            <text:p>0.0950323427</text:p>
          </table:table-cell>
          <table:table-cell table:formula="of:=[.A1647]*[.A1647]+[.B1647]*[.B1647]" office:value-type="float" office:value="0.964286541160843" calcext:value-type="float">
            <text:p>0.964286541160843</text:p>
          </table:table-cell>
        </table:table-row>
        <table:table-row table:style-name="ro1">
          <table:table-cell office:value-type="float" office:value="-0.977371677" calcext:value-type="float">
            <text:p>-0.977371677</text:p>
          </table:table-cell>
          <table:table-cell office:value-type="float" office:value="-0.0950323427" calcext:value-type="float">
            <text:p>-0.0950323427</text:p>
          </table:table-cell>
          <table:table-cell table:formula="of:=[.A1648]*[.A1648]+[.B1648]*[.B1648]" office:value-type="float" office:value="0.964286541160843" calcext:value-type="float">
            <text:p>0.964286541160843</text:p>
          </table:table-cell>
        </table:table-row>
        <table:table-row table:style-name="ro1">
          <table:table-cell office:value-type="float" office:value="-0.977306955" calcext:value-type="float">
            <text:p>-0.977306955</text:p>
          </table:table-cell>
          <table:table-cell office:value-type="float" office:value="0.0952434344" calcext:value-type="float">
            <text:p>0.0952434344</text:p>
          </table:table-cell>
          <table:table-cell table:formula="of:=[.A1649]*[.A1649]+[.B1649]*[.B1649]" office:value-type="float" office:value="0.964200196087679" calcext:value-type="float">
            <text:p>0.964200196087679</text:p>
          </table:table-cell>
        </table:table-row>
        <table:table-row table:style-name="ro1">
          <table:table-cell office:value-type="float" office:value="-0.977306955" calcext:value-type="float">
            <text:p>-0.977306955</text:p>
          </table:table-cell>
          <table:table-cell office:value-type="float" office:value="-0.0952434344" calcext:value-type="float">
            <text:p>-0.0952434344</text:p>
          </table:table-cell>
          <table:table-cell table:formula="of:=[.A1650]*[.A1650]+[.B1650]*[.B1650]" office:value-type="float" office:value="0.964200196087679" calcext:value-type="float">
            <text:p>0.964200196087679</text:p>
          </table:table-cell>
        </table:table-row>
        <table:table-row table:style-name="ro1">
          <table:table-cell office:value-type="float" office:value="-0.97727803" calcext:value-type="float">
            <text:p>-0.97727803</text:p>
          </table:table-cell>
          <table:table-cell office:value-type="float" office:value="0.0952489204" calcext:value-type="float">
            <text:p>0.0952489204</text:p>
          </table:table-cell>
          <table:table-cell table:formula="of:=[.A1651]*[.A1651]+[.B1651]*[.B1651]" office:value-type="float" office:value="0.964144704758046" calcext:value-type="float">
            <text:p>0.964144704758046</text:p>
          </table:table-cell>
        </table:table-row>
        <table:table-row table:style-name="ro1">
          <table:table-cell office:value-type="float" office:value="-0.97727803" calcext:value-type="float">
            <text:p>-0.97727803</text:p>
          </table:table-cell>
          <table:table-cell office:value-type="float" office:value="-0.0952489204" calcext:value-type="float">
            <text:p>-0.0952489204</text:p>
          </table:table-cell>
          <table:table-cell table:formula="of:=[.A1652]*[.A1652]+[.B1652]*[.B1652]" office:value-type="float" office:value="0.964144704758046" calcext:value-type="float">
            <text:p>0.964144704758046</text:p>
          </table:table-cell>
        </table:table-row>
        <table:table-row table:style-name="ro1">
          <table:table-cell office:value-type="float" office:value="-0.977240014" calcext:value-type="float">
            <text:p>-0.977240014</text:p>
          </table:table-cell>
          <table:table-cell office:value-type="float" office:value="0.0951824399" calcext:value-type="float">
            <text:p>0.0951824399</text:p>
          </table:table-cell>
          <table:table-cell table:formula="of:=[.A1653]*[.A1653]+[.B1653]*[.B1653]" office:value-type="float" office:value="0.964057741828037" calcext:value-type="float">
            <text:p>0.964057741828037</text:p>
          </table:table-cell>
        </table:table-row>
        <table:table-row table:style-name="ro1">
          <table:table-cell office:value-type="float" office:value="-0.977240014" calcext:value-type="float">
            <text:p>-0.977240014</text:p>
          </table:table-cell>
          <table:table-cell office:value-type="float" office:value="-0.0951824399" calcext:value-type="float">
            <text:p>-0.0951824399</text:p>
          </table:table-cell>
          <table:table-cell table:formula="of:=[.A1654]*[.A1654]+[.B1654]*[.B1654]" office:value-type="float" office:value="0.964057741828037" calcext:value-type="float">
            <text:p>0.964057741828037</text:p>
          </table:table-cell>
        </table:table-row>
        <table:table-row table:style-name="ro1">
          <table:table-cell office:value-type="float" office:value="-0.974528518" calcext:value-type="float">
            <text:p>-0.974528518</text:p>
          </table:table-cell>
          <table:table-cell office:value-type="float" office:value="0.0974780511" calcext:value-type="float">
            <text:p>0.0974780511</text:p>
          </table:table-cell>
          <table:table-cell table:formula="of:=[.A1655]*[.A1655]+[.B1655]*[.B1655]" office:value-type="float" office:value="0.95920780284153" calcext:value-type="float">
            <text:p>0.95920780284153</text:p>
          </table:table-cell>
        </table:table-row>
        <table:table-row table:style-name="ro1">
          <table:table-cell office:value-type="float" office:value="-0.974528518" calcext:value-type="float">
            <text:p>-0.974528518</text:p>
          </table:table-cell>
          <table:table-cell office:value-type="float" office:value="-0.0974780511" calcext:value-type="float">
            <text:p>-0.0974780511</text:p>
          </table:table-cell>
          <table:table-cell table:formula="of:=[.A1656]*[.A1656]+[.B1656]*[.B1656]" office:value-type="float" office:value="0.95920780284153" calcext:value-type="float">
            <text:p>0.95920780284153</text:p>
          </table:table-cell>
        </table:table-row>
        <table:table-row table:style-name="ro1">
          <table:table-cell office:value-type="float" office:value="-0.936863229" calcext:value-type="float">
            <text:p>-0.936863229</text:p>
          </table:table-cell>
          <table:table-cell office:value-type="float" office:value="0.284982362" calcext:value-type="float">
            <text:p>0.284982362</text:p>
          </table:table-cell>
          <table:table-cell table:formula="of:=[.A1657]*[.A1657]+[.B1657]*[.B1657]" office:value-type="float" office:value="0.958927656503406" calcext:value-type="float">
            <text:p>0.958927656503406</text:p>
          </table:table-cell>
        </table:table-row>
        <table:table-row table:style-name="ro1">
          <table:table-cell office:value-type="float" office:value="-0.936863229" calcext:value-type="float">
            <text:p>-0.936863229</text:p>
          </table:table-cell>
          <table:table-cell office:value-type="float" office:value="-0.28498236" calcext:value-type="float">
            <text:p>-0.28498236</text:p>
          </table:table-cell>
          <table:table-cell table:formula="of:=[.A1658]*[.A1658]+[.B1658]*[.B1658]" office:value-type="float" office:value="0.958927655363476" calcext:value-type="float">
            <text:p>0.958927655363476</text:p>
          </table:table-cell>
        </table:table-row>
        <table:table-row table:style-name="ro1">
          <table:table-cell office:value-type="float" office:value="0.909170155" calcext:value-type="float">
            <text:p>0.909170155</text:p>
          </table:table-cell>
          <table:table-cell office:value-type="float" office:value="-0.361497556" calcext:value-type="float">
            <text:p>-0.361497556</text:p>
          </table:table-cell>
          <table:table-cell table:formula="of:=[.A1659]*[.A1659]+[.B1659]*[.B1659]" office:value-type="float" office:value="0.957270853736697" calcext:value-type="float">
            <text:p>0.957270853736697</text:p>
          </table:table-cell>
        </table:table-row>
        <table:table-row table:style-name="ro1">
          <table:table-cell office:value-type="float" office:value="0.909170153" calcext:value-type="float">
            <text:p>0.909170153</text:p>
          </table:table-cell>
          <table:table-cell office:value-type="float" office:value="0.361497555" calcext:value-type="float">
            <text:p>0.361497555</text:p>
          </table:table-cell>
          <table:table-cell table:formula="of:=[.A1660]*[.A1660]+[.B1660]*[.B1660]" office:value-type="float" office:value="0.957270849377021" calcext:value-type="float">
            <text:p>0.957270849377021</text:p>
          </table:table-cell>
        </table:table-row>
        <table:table-row table:style-name="ro1">
          <table:table-cell office:value-type="float" office:value="0.451835695" calcext:value-type="float">
            <text:p>0.451835695</text:p>
          </table:table-cell>
          <table:table-cell office:value-type="float" office:value="0.866477273" calcext:value-type="float">
            <text:p>0.866477273</text:p>
          </table:table-cell>
          <table:table-cell table:formula="of:=[.A1661]*[.A1661]+[.B1661]*[.B1661]" office:value-type="float" office:value="0.954938359901649" calcext:value-type="float">
            <text:p>0.954938359901649</text:p>
          </table:table-cell>
        </table:table-row>
        <table:table-row table:style-name="ro1">
          <table:table-cell office:value-type="float" office:value="0.451835695" calcext:value-type="float">
            <text:p>0.451835695</text:p>
          </table:table-cell>
          <table:table-cell office:value-type="float" office:value="-0.866477273" calcext:value-type="float">
            <text:p>-0.866477273</text:p>
          </table:table-cell>
          <table:table-cell table:formula="of:=[.A1662]*[.A1662]+[.B1662]*[.B1662]" office:value-type="float" office:value="0.954938359901649" calcext:value-type="float">
            <text:p>0.954938359901649</text:p>
          </table:table-cell>
        </table:table-row>
        <table:table-row table:style-name="ro1">
          <table:table-cell office:value-type="float" office:value="-0.9516462" calcext:value-type="float">
            <text:p>-0.9516462</text:p>
          </table:table-cell>
          <table:table-cell office:value-type="float" office:value="0.216259175" calcext:value-type="float">
            <text:p>0.216259175</text:p>
          </table:table-cell>
          <table:table-cell table:formula="of:=[.A1663]*[.A1663]+[.B1663]*[.B1663]" office:value-type="float" office:value="0.952398520746121" calcext:value-type="float">
            <text:p>0.952398520746121</text:p>
          </table:table-cell>
        </table:table-row>
        <table:table-row table:style-name="ro1">
          <table:table-cell office:value-type="float" office:value="-0.9516462" calcext:value-type="float">
            <text:p>-0.9516462</text:p>
          </table:table-cell>
          <table:table-cell office:value-type="float" office:value="-0.216259175" calcext:value-type="float">
            <text:p>-0.216259175</text:p>
          </table:table-cell>
          <table:table-cell table:formula="of:=[.A1664]*[.A1664]+[.B1664]*[.B1664]" office:value-type="float" office:value="0.952398520746121" calcext:value-type="float">
            <text:p>0.952398520746121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818181818" calcext:value-type="float">
            <text:p>0.818181818</text:p>
          </table:table-cell>
          <table:table-cell table:formula="of:=[.A1665]*[.A1665]+[.B1665]*[.B1665]" office:value-type="float" office:value="0.951648049805785" calcext:value-type="float">
            <text:p>0.951648049805785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818181818" calcext:value-type="float">
            <text:p>-0.818181818</text:p>
          </table:table-cell>
          <table:table-cell table:formula="of:=[.A1666]*[.A1666]+[.B1666]*[.B1666]" office:value-type="float" office:value="0.951648049805785" calcext:value-type="float">
            <text:p>0.951648049805785</text:p>
          </table:table-cell>
        </table:table-row>
        <table:table-row table:style-name="ro1">
          <table:table-cell office:value-type="float" office:value="-0.967294737" calcext:value-type="float">
            <text:p>-0.967294737</text:p>
          </table:table-cell>
          <table:table-cell office:value-type="float" office:value="0.125783525" calcext:value-type="float">
            <text:p>0.125783525</text:p>
          </table:table-cell>
          <table:table-cell table:formula="of:=[.A1667]*[.A1667]+[.B1667]*[.B1667]" office:value-type="float" office:value="0.951480603389325" calcext:value-type="float">
            <text:p>0.951480603389325</text:p>
          </table:table-cell>
        </table:table-row>
        <table:table-row table:style-name="ro1">
          <table:table-cell office:value-type="float" office:value="-0.967294737" calcext:value-type="float">
            <text:p>-0.967294737</text:p>
          </table:table-cell>
          <table:table-cell office:value-type="float" office:value="-0.125783525" calcext:value-type="float">
            <text:p>-0.125783525</text:p>
          </table:table-cell>
          <table:table-cell table:formula="of:=[.A1668]*[.A1668]+[.B1668]*[.B1668]" office:value-type="float" office:value="0.951480603389325" calcext:value-type="float">
            <text:p>0.951480603389325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.0909090908" calcext:value-type="float">
            <text:p>0.0909090908</text:p>
          </table:table-cell>
          <table:table-cell table:formula="of:=[.A1669]*[.A1669]+[.B1669]*[.B1669]" office:value-type="float" office:value="0.946741025290083" calcext:value-type="float">
            <text:p>0.946741025290083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-0.0909090908" calcext:value-type="float">
            <text:p>-0.0909090908</text:p>
          </table:table-cell>
          <table:table-cell table:formula="of:=[.A1670]*[.A1670]+[.B1670]*[.B1670]" office:value-type="float" office:value="0.946741025290083" calcext:value-type="float">
            <text:p>0.946741025290083</text:p>
          </table:table-cell>
        </table:table-row>
        <table:table-row table:style-name="ro1">
          <table:table-cell office:value-type="float" office:value="-0.47646138" calcext:value-type="float">
            <text:p>-0.47646138</text:p>
          </table:table-cell>
          <table:table-cell office:value-type="float" office:value="0.848087853" calcext:value-type="float">
            <text:p>0.848087853</text:p>
          </table:table-cell>
          <table:table-cell table:formula="of:=[.A1671]*[.A1671]+[.B1671]*[.B1671]" office:value-type="float" office:value="0.946268453037654" calcext:value-type="float">
            <text:p>0.946268453037654</text:p>
          </table:table-cell>
        </table:table-row>
        <table:table-row table:style-name="ro1">
          <table:table-cell office:value-type="float" office:value="-0.47646138" calcext:value-type="float">
            <text:p>-0.47646138</text:p>
          </table:table-cell>
          <table:table-cell office:value-type="float" office:value="-0.848087853" calcext:value-type="float">
            <text:p>-0.848087853</text:p>
          </table:table-cell>
          <table:table-cell table:formula="of:=[.A1672]*[.A1672]+[.B1672]*[.B1672]" office:value-type="float" office:value="0.946268453037654" calcext:value-type="float">
            <text:p>0.946268453037654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454545455" calcext:value-type="float">
            <text:p>0.454545455</text:p>
          </table:table-cell>
          <table:table-cell table:formula="of:=[.A1673]*[.A1673]+[.B1673]*[.B1673]" office:value-type="float" office:value="0.945136961286157" calcext:value-type="float">
            <text:p>0.945136961286157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454545455" calcext:value-type="float">
            <text:p>-0.454545455</text:p>
          </table:table-cell>
          <table:table-cell table:formula="of:=[.A1674]*[.A1674]+[.B1674]*[.B1674]" office:value-type="float" office:value="0.945136961286157" calcext:value-type="float">
            <text:p>0.94513696128615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909090909" calcext:value-type="float">
            <text:p>0.909090909</text:p>
          </table:table-cell>
          <table:table-cell table:formula="of:=[.A1675]*[.A1675]+[.B1675]*[.B1675]" office:value-type="float" office:value="0.944610343326446" calcext:value-type="float">
            <text:p>0.94461034332644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909090909" calcext:value-type="float">
            <text:p>-0.909090909</text:p>
          </table:table-cell>
          <table:table-cell table:formula="of:=[.A1676]*[.A1676]+[.B1676]*[.B1676]" office:value-type="float" office:value="0.944610343326446" calcext:value-type="float">
            <text:p>0.944610343326446</text:p>
          </table:table-cell>
        </table:table-row>
        <table:table-row table:style-name="ro1">
          <table:table-cell office:value-type="float" office:value="-0.951839845" calcext:value-type="float">
            <text:p>-0.951839845</text:p>
          </table:table-cell>
          <table:table-cell office:value-type="float" office:value="0.194658688" calcext:value-type="float">
            <text:p>0.194658688</text:p>
          </table:table-cell>
          <table:table-cell table:formula="of:=[.A1677]*[.A1677]+[.B1677]*[.B1677]" office:value-type="float" office:value="0.943891095343505" calcext:value-type="float">
            <text:p>0.943891095343505</text:p>
          </table:table-cell>
        </table:table-row>
        <table:table-row table:style-name="ro1">
          <table:table-cell office:value-type="float" office:value="-0.951839845" calcext:value-type="float">
            <text:p>-0.951839845</text:p>
          </table:table-cell>
          <table:table-cell office:value-type="float" office:value="-0.194658688" calcext:value-type="float">
            <text:p>-0.194658688</text:p>
          </table:table-cell>
          <table:table-cell table:formula="of:=[.A1678]*[.A1678]+[.B1678]*[.B1678]" office:value-type="float" office:value="0.943891095343505" calcext:value-type="float">
            <text:p>0.943891095343505</text:p>
          </table:table-cell>
        </table:table-row>
        <table:table-row table:style-name="ro1">
          <table:table-cell office:value-type="float" office:value="0.00702411553" calcext:value-type="float">
            <text:p>0.00702411553</text:p>
          </table:table-cell>
          <table:table-cell office:value-type="float" office:value="-0.971434022" calcext:value-type="float">
            <text:p>-0.971434022</text:p>
          </table:table-cell>
          <table:table-cell table:formula="of:=[.A1679]*[.A1679]+[.B1679]*[.B1679]" office:value-type="float" office:value="0.943733397298075" calcext:value-type="float">
            <text:p>0.943733397298075</text:p>
          </table:table-cell>
        </table:table-row>
        <table:table-row table:style-name="ro1">
          <table:table-cell office:value-type="float" office:value="0.00702411466" calcext:value-type="float">
            <text:p>0.00702411466</text:p>
          </table:table-cell>
          <table:table-cell office:value-type="float" office:value="0.971434022" calcext:value-type="float">
            <text:p>0.971434022</text:p>
          </table:table-cell>
          <table:table-cell table:formula="of:=[.A1680]*[.A1680]+[.B1680]*[.B1680]" office:value-type="float" office:value="0.943733397285853" calcext:value-type="float">
            <text:p>0.943733397285853</text:p>
          </table:table-cell>
        </table:table-row>
        <table:table-row table:style-name="ro1">
          <table:table-cell office:value-type="float" office:value="-0.934124944" calcext:value-type="float">
            <text:p>-0.934124944</text:p>
          </table:table-cell>
          <table:table-cell office:value-type="float" office:value="-0.262628236" calcext:value-type="float">
            <text:p>-0.262628236</text:p>
          </table:table-cell>
          <table:table-cell table:formula="of:=[.A1681]*[.A1681]+[.B1681]*[.B1681]" office:value-type="float" office:value="0.941563001347475" calcext:value-type="float">
            <text:p>0.941563001347475</text:p>
          </table:table-cell>
        </table:table-row>
        <table:table-row table:style-name="ro1">
          <table:table-cell office:value-type="float" office:value="-0.934124944" calcext:value-type="float">
            <text:p>-0.934124944</text:p>
          </table:table-cell>
          <table:table-cell office:value-type="float" office:value="0.262628235" calcext:value-type="float">
            <text:p>0.262628235</text:p>
          </table:table-cell>
          <table:table-cell table:formula="of:=[.A1682]*[.A1682]+[.B1682]*[.B1682]" office:value-type="float" office:value="0.941563000822218" calcext:value-type="float">
            <text:p>0.941563000822218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727272727" calcext:value-type="float">
            <text:p>0.727272727</text:p>
          </table:table-cell>
          <table:table-cell table:formula="of:=[.A1683]*[.A1683]+[.B1683]*[.B1683]" office:value-type="float" office:value="0.939326010063017" calcext:value-type="float">
            <text:p>0.939326010063017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727272727" calcext:value-type="float">
            <text:p>-0.727272727</text:p>
          </table:table-cell>
          <table:table-cell table:formula="of:=[.A1684]*[.A1684]+[.B1684]*[.B1684]" office:value-type="float" office:value="0.939326010063017" calcext:value-type="float">
            <text:p>0.939326010063017</text:p>
          </table:table-cell>
        </table:table-row>
        <table:table-row table:style-name="ro1">
          <table:table-cell office:value-type="float" office:value="-0.96875" calcext:value-type="float">
            <text:p>-0.96875</text:p>
          </table:table-cell>
          <table:table-cell office:value-type="float" office:value="0" calcext:value-type="float">
            <text:p>0</text:p>
          </table:table-cell>
          <table:table-cell table:formula="of:=[.A1685]*[.A1685]+[.B1685]*[.B1685]" office:value-type="float" office:value="0.9384765625" calcext:value-type="float">
            <text:p>0.9384765625</text:p>
          </table:table-cell>
        </table:table-row>
        <table:table-row table:style-name="ro1">
          <table:table-cell office:value-type="float" office:value="-0.741156633" calcext:value-type="float">
            <text:p>-0.741156633</text:p>
          </table:table-cell>
          <table:table-cell office:value-type="float" office:value="0.622871051" calcext:value-type="float">
            <text:p>0.622871051</text:p>
          </table:table-cell>
          <table:table-cell table:formula="of:=[.A1686]*[.A1686]+[.B1686]*[.B1686]" office:value-type="float" office:value="0.937281500813741" calcext:value-type="float">
            <text:p>0.937281500813741</text:p>
          </table:table-cell>
        </table:table-row>
        <table:table-row table:style-name="ro1">
          <table:table-cell office:value-type="float" office:value="-0.741156633" calcext:value-type="float">
            <text:p>-0.741156633</text:p>
          </table:table-cell>
          <table:table-cell office:value-type="float" office:value="-0.622871051" calcext:value-type="float">
            <text:p>-0.622871051</text:p>
          </table:table-cell>
          <table:table-cell table:formula="of:=[.A1687]*[.A1687]+[.B1687]*[.B1687]" office:value-type="float" office:value="0.937281500813741" calcext:value-type="float">
            <text:p>0.937281500813741</text:p>
          </table:table-cell>
        </table:table-row>
        <table:table-row table:style-name="ro1">
          <table:table-cell office:value-type="float" office:value="-0.967833519" calcext:value-type="float">
            <text:p>-0.967833519</text:p>
          </table:table-cell>
          <table:table-cell office:value-type="float" office:value="0" calcext:value-type="float">
            <text:p>0</text:p>
          </table:table-cell>
          <table:table-cell table:formula="of:=[.A1688]*[.A1688]+[.B1688]*[.B1688]" office:value-type="float" office:value="0.936701720499923" calcext:value-type="float">
            <text:p>0.936701720499923</text:p>
          </table:table-cell>
        </table:table-row>
        <table:table-row table:style-name="ro1">
          <table:table-cell office:value-type="float" office:value="-0.967722908" calcext:value-type="float">
            <text:p>-0.967722908</text:p>
          </table:table-cell>
          <table:table-cell office:value-type="float" office:value="0" calcext:value-type="float">
            <text:p>0</text:p>
          </table:table-cell>
          <table:table-cell table:formula="of:=[.A1689]*[.A1689]+[.B1689]*[.B1689]" office:value-type="float" office:value="0.936487626667977" calcext:value-type="float">
            <text:p>0.936487626667977</text:p>
          </table:table-cell>
        </table:table-row>
        <table:table-row table:style-name="ro1">
          <table:table-cell office:value-type="float" office:value="-0.967709139" calcext:value-type="float">
            <text:p>-0.967709139</text:p>
          </table:table-cell>
          <table:table-cell office:value-type="float" office:value="0" calcext:value-type="float">
            <text:p>0</text:p>
          </table:table-cell>
          <table:table-cell table:formula="of:=[.A1690]*[.A1690]+[.B1690]*[.B1690]" office:value-type="float" office:value="0.936460977704121" calcext:value-type="float">
            <text:p>0.936460977704121</text:p>
          </table:table-cell>
        </table:table-row>
        <table:table-row table:style-name="ro1">
          <table:table-cell office:value-type="float" office:value="-0.967707419" calcext:value-type="float">
            <text:p>-0.967707419</text:p>
          </table:table-cell>
          <table:table-cell office:value-type="float" office:value="0" calcext:value-type="float">
            <text:p>0</text:p>
          </table:table-cell>
          <table:table-cell table:formula="of:=[.A1691]*[.A1691]+[.B1691]*[.B1691]" office:value-type="float" office:value="0.936457648787642" calcext:value-type="float">
            <text:p>0.936457648787642</text:p>
          </table:table-cell>
        </table:table-row>
        <table:table-row table:style-name="ro1">
          <table:table-cell office:value-type="float" office:value="-0.967707204" calcext:value-type="float">
            <text:p>-0.967707204</text:p>
          </table:table-cell>
          <table:table-cell office:value-type="float" office:value="0" calcext:value-type="float">
            <text:p>0</text:p>
          </table:table-cell>
          <table:table-cell table:formula="of:=[.A1692]*[.A1692]+[.B1692]*[.B1692]" office:value-type="float" office:value="0.936457232673498" calcext:value-type="float">
            <text:p>0.936457232673498</text:p>
          </table:table-cell>
        </table:table-row>
        <table:table-row table:style-name="ro1">
          <table:table-cell office:value-type="float" office:value="-0.967707177" calcext:value-type="float">
            <text:p>-0.967707177</text:p>
          </table:table-cell>
          <table:table-cell office:value-type="float" office:value="0" calcext:value-type="float">
            <text:p>0</text:p>
          </table:table-cell>
          <table:table-cell table:formula="of:=[.A1693]*[.A1693]+[.B1693]*[.B1693]" office:value-type="float" office:value="0.936457180417309" calcext:value-type="float">
            <text:p>0.936457180417309</text:p>
          </table:table-cell>
        </table:table-row>
        <table:table-row table:style-name="ro1">
          <table:table-cell office:value-type="float" office:value="-0.967707174" calcext:value-type="float">
            <text:p>-0.967707174</text:p>
          </table:table-cell>
          <table:table-cell office:value-type="float" office:value="0" calcext:value-type="float">
            <text:p>0</text:p>
          </table:table-cell>
          <table:table-cell table:formula="of:=[.A1694]*[.A1694]+[.B1694]*[.B1694]" office:value-type="float" office:value="0.936457174611066" calcext:value-type="float">
            <text:p>0.936457174611066</text:p>
          </table:table-cell>
        </table:table-row>
        <table:table-row table:style-name="ro1">
          <table:table-cell office:value-type="float" office:value="-0.839832226" calcext:value-type="float">
            <text:p>-0.839832226</text:p>
          </table:table-cell>
          <table:table-cell office:value-type="float" office:value="-0.474406914" calcext:value-type="float">
            <text:p>-0.474406914</text:p>
          </table:table-cell>
          <table:table-cell table:formula="of:=[.A1695]*[.A1695]+[.B1695]*[.B1695]" office:value-type="float" office:value="0.930380087879118" calcext:value-type="float">
            <text:p>0.930380087879118</text:p>
          </table:table-cell>
        </table:table-row>
        <table:table-row table:style-name="ro1">
          <table:table-cell office:value-type="float" office:value="-0.839832226" calcext:value-type="float">
            <text:p>-0.839832226</text:p>
          </table:table-cell>
          <table:table-cell office:value-type="float" office:value="0.474406913" calcext:value-type="float">
            <text:p>0.474406913</text:p>
          </table:table-cell>
          <table:table-cell table:formula="of:=[.A1696]*[.A1696]+[.B1696]*[.B1696]" office:value-type="float" office:value="0.930380086930304" calcext:value-type="float">
            <text:p>0.930380086930304</text:p>
          </table:table-cell>
        </table:table-row>
        <table:table-row table:style-name="ro1">
          <table:table-cell office:value-type="float" office:value="0.309676153" calcext:value-type="float">
            <text:p>0.309676153</text:p>
          </table:table-cell>
          <table:table-cell office:value-type="float" office:value="0.912113686" calcext:value-type="float">
            <text:p>0.912113686</text:p>
          </table:table-cell>
          <table:table-cell table:formula="of:=[.A1697]*[.A1697]+[.B1697]*[.B1697]" office:value-type="float" office:value="0.927850695925386" calcext:value-type="float">
            <text:p>0.927850695925386</text:p>
          </table:table-cell>
        </table:table-row>
        <table:table-row table:style-name="ro1">
          <table:table-cell office:value-type="float" office:value="0.309676152" calcext:value-type="float">
            <text:p>0.309676152</text:p>
          </table:table-cell>
          <table:table-cell office:value-type="float" office:value="-0.912113685" calcext:value-type="float">
            <text:p>-0.912113685</text:p>
          </table:table-cell>
          <table:table-cell table:formula="of:=[.A1698]*[.A1698]+[.B1698]*[.B1698]" office:value-type="float" office:value="0.927850693481806" calcext:value-type="float">
            <text:p>0.927850693481806</text:p>
          </table:table-cell>
        </table:table-row>
        <table:table-row table:style-name="ro1">
          <table:table-cell office:value-type="float" office:value="-0.831286722" calcext:value-type="float">
            <text:p>-0.831286722</text:p>
          </table:table-cell>
          <table:table-cell office:value-type="float" office:value="0.485795455" calcext:value-type="float">
            <text:p>0.485795455</text:p>
          </table:table-cell>
          <table:table-cell table:formula="of:=[.A1699]*[.A1699]+[.B1699]*[.B1699]" office:value-type="float" office:value="0.927034838272162" calcext:value-type="float">
            <text:p>0.927034838272162</text:p>
          </table:table-cell>
        </table:table-row>
        <table:table-row table:style-name="ro1">
          <table:table-cell office:value-type="float" office:value="-0.831286722" calcext:value-type="float">
            <text:p>-0.831286722</text:p>
          </table:table-cell>
          <table:table-cell office:value-type="float" office:value="-0.485795454" calcext:value-type="float">
            <text:p>-0.485795454</text:p>
          </table:table-cell>
          <table:table-cell table:formula="of:=[.A1700]*[.A1700]+[.B1700]*[.B1700]" office:value-type="float" office:value="0.927034837300571" calcext:value-type="float">
            <text:p>0.927034837300571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363636364" calcext:value-type="float">
            <text:p>0.363636364</text:p>
          </table:table-cell>
          <table:table-cell table:formula="of:=[.A1701]*[.A1701]+[.B1701]*[.B1701]" office:value-type="float" office:value="0.92544429584814" calcext:value-type="float">
            <text:p>0.92544429584814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363636364" calcext:value-type="float">
            <text:p>-0.363636364</text:p>
          </table:table-cell>
          <table:table-cell table:formula="of:=[.A1702]*[.A1702]+[.B1702]*[.B1702]" office:value-type="float" office:value="0.92544429584814" calcext:value-type="float">
            <text:p>0.92544429584814</text:p>
          </table:table-cell>
        </table:table-row>
        <table:table-row table:style-name="ro1">
          <table:table-cell office:value-type="float" office:value="0.217870086" calcext:value-type="float">
            <text:p>0.217870086</text:p>
          </table:table-cell>
          <table:table-cell office:value-type="float" office:value="0.936610964" calcext:value-type="float">
            <text:p>0.936610964</text:p>
          </table:table-cell>
          <table:table-cell table:formula="of:=[.A1703]*[.A1703]+[.B1703]*[.B1703]" office:value-type="float" office:value="0.924707472258656" calcext:value-type="float">
            <text:p>0.924707472258656</text:p>
          </table:table-cell>
        </table:table-row>
        <table:table-row table:style-name="ro1">
          <table:table-cell office:value-type="float" office:value="0.217870086" calcext:value-type="float">
            <text:p>0.217870086</text:p>
          </table:table-cell>
          <table:table-cell office:value-type="float" office:value="-0.936610964" calcext:value-type="float">
            <text:p>-0.936610964</text:p>
          </table:table-cell>
          <table:table-cell table:formula="of:=[.A1704]*[.A1704]+[.B1704]*[.B1704]" office:value-type="float" office:value="0.924707472258656" calcext:value-type="float">
            <text:p>0.924707472258656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909090909" calcext:value-type="float">
            <text:p>0.909090909</text:p>
          </table:table-cell>
          <table:table-cell table:formula="of:=[.A1705]*[.A1705]+[.B1705]*[.B1705]" office:value-type="float" office:value="0.924102530826446" calcext:value-type="float">
            <text:p>0.924102530826446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909090909" calcext:value-type="float">
            <text:p>-0.909090909</text:p>
          </table:table-cell>
          <table:table-cell table:formula="of:=[.A1706]*[.A1706]+[.B1706]*[.B1706]" office:value-type="float" office:value="0.924102530826446" calcext:value-type="float">
            <text:p>0.924102530826446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545454545" calcext:value-type="float">
            <text:p>0.545454545</text:p>
          </table:table-cell>
          <table:table-cell table:formula="of:=[.A1707]*[.A1707]+[.B1707]*[.B1707]" office:value-type="float" office:value="0.907872223161157" calcext:value-type="float">
            <text:p>0.907872223161157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545454545" calcext:value-type="float">
            <text:p>-0.545454545</text:p>
          </table:table-cell>
          <table:table-cell table:formula="of:=[.A1708]*[.A1708]+[.B1708]*[.B1708]" office:value-type="float" office:value="0.907872223161157" calcext:value-type="float">
            <text:p>0.907872223161157</text:p>
          </table:table-cell>
        </table:table-row>
        <table:table-row table:style-name="ro1">
          <table:table-cell office:value-type="float" office:value="-0.695971485" calcext:value-type="float">
            <text:p>-0.695971485</text:p>
          </table:table-cell>
          <table:table-cell office:value-type="float" office:value="0.649593821" calcext:value-type="float">
            <text:p>0.649593821</text:p>
          </table:table-cell>
          <table:table-cell table:formula="of:=[.A1709]*[.A1709]+[.B1709]*[.B1709]" office:value-type="float" office:value="0.906348440214485" calcext:value-type="float">
            <text:p>0.906348440214485</text:p>
          </table:table-cell>
        </table:table-row>
        <table:table-row table:style-name="ro1">
          <table:table-cell office:value-type="float" office:value="-0.695971485" calcext:value-type="float">
            <text:p>-0.695971485</text:p>
          </table:table-cell>
          <table:table-cell office:value-type="float" office:value="-0.649593821" calcext:value-type="float">
            <text:p>-0.649593821</text:p>
          </table:table-cell>
          <table:table-cell table:formula="of:=[.A1710]*[.A1710]+[.B1710]*[.B1710]" office:value-type="float" office:value="0.906348440214485" calcext:value-type="float">
            <text:p>0.906348440214485</text:p>
          </table:table-cell>
        </table:table-row>
        <table:table-row table:style-name="ro1">
          <table:table-cell office:value-type="float" office:value="-0.727036601" calcext:value-type="float">
            <text:p>-0.727036601</text:p>
          </table:table-cell>
          <table:table-cell office:value-type="float" office:value="0.613846692" calcext:value-type="float">
            <text:p>0.613846692</text:p>
          </table:table-cell>
          <table:table-cell table:formula="of:=[.A1711]*[.A1711]+[.B1711]*[.B1711]" office:value-type="float" office:value="0.905389980472976" calcext:value-type="float">
            <text:p>0.905389980472976</text:p>
          </table:table-cell>
        </table:table-row>
        <table:table-row table:style-name="ro1">
          <table:table-cell office:value-type="float" office:value="-0.727036601" calcext:value-type="float">
            <text:p>-0.727036601</text:p>
          </table:table-cell>
          <table:table-cell office:value-type="float" office:value="-0.613846692" calcext:value-type="float">
            <text:p>-0.613846692</text:p>
          </table:table-cell>
          <table:table-cell table:formula="of:=[.A1712]*[.A1712]+[.B1712]*[.B1712]" office:value-type="float" office:value="0.905389980472976" calcext:value-type="float">
            <text:p>0.905389980472976</text:p>
          </table:table-cell>
        </table:table-row>
        <table:table-row table:style-name="ro1">
          <table:table-cell office:value-type="float" office:value="-0.868396734" calcext:value-type="float">
            <text:p>-0.868396734</text:p>
          </table:table-cell>
          <table:table-cell office:value-type="float" office:value="-0.388341239" calcext:value-type="float">
            <text:p>-0.388341239</text:p>
          </table:table-cell>
          <table:table-cell table:formula="of:=[.A1713]*[.A1713]+[.B1713]*[.B1713]" office:value-type="float" office:value="0.904921805529922" calcext:value-type="float">
            <text:p>0.904921805529922</text:p>
          </table:table-cell>
        </table:table-row>
        <table:table-row table:style-name="ro1">
          <table:table-cell office:value-type="float" office:value="-0.868396733" calcext:value-type="float">
            <text:p>-0.868396733</text:p>
          </table:table-cell>
          <table:table-cell office:value-type="float" office:value="0.388341239" calcext:value-type="float">
            <text:p>0.388341239</text:p>
          </table:table-cell>
          <table:table-cell table:formula="of:=[.A1714]*[.A1714]+[.B1714]*[.B1714]" office:value-type="float" office:value="0.904921803793128" calcext:value-type="float">
            <text:p>0.904921803793128</text:p>
          </table:table-cell>
        </table:table-row>
        <table:table-row table:style-name="ro1">
          <table:table-cell office:value-type="float" office:value="-0.444697104" calcext:value-type="float">
            <text:p>-0.444697104</text:p>
          </table:table-cell>
          <table:table-cell office:value-type="float" office:value="0.840909091" calcext:value-type="float">
            <text:p>0.840909091</text:p>
          </table:table-cell>
          <table:table-cell table:formula="of:=[.A1715]*[.A1715]+[.B1715]*[.B1715]" office:value-type="float" office:value="0.904883613632433" calcext:value-type="float">
            <text:p>0.904883613632433</text:p>
          </table:table-cell>
        </table:table-row>
        <table:table-row table:style-name="ro1">
          <table:table-cell office:value-type="float" office:value="-0.444697104" calcext:value-type="float">
            <text:p>-0.444697104</text:p>
          </table:table-cell>
          <table:table-cell office:value-type="float" office:value="-0.840909091" calcext:value-type="float">
            <text:p>-0.840909091</text:p>
          </table:table-cell>
          <table:table-cell table:formula="of:=[.A1716]*[.A1716]+[.B1716]*[.B1716]" office:value-type="float" office:value="0.904883613632433" calcext:value-type="float">
            <text:p>0.904883613632433</text:p>
          </table:table-cell>
        </table:table-row>
        <table:table-row table:style-name="ro1">
          <table:table-cell office:value-type="float" office:value="-0.86242056" calcext:value-type="float">
            <text:p>-0.86242056</text:p>
          </table:table-cell>
          <table:table-cell office:value-type="float" office:value="0.401058293" calcext:value-type="float">
            <text:p>0.401058293</text:p>
          </table:table-cell>
          <table:table-cell table:formula="of:=[.A1717]*[.A1717]+[.B1717]*[.B1717]" office:value-type="float" office:value="0.904616976694788" calcext:value-type="float">
            <text:p>0.904616976694788</text:p>
          </table:table-cell>
        </table:table-row>
        <table:table-row table:style-name="ro1">
          <table:table-cell office:value-type="float" office:value="-0.862420556" calcext:value-type="float">
            <text:p>-0.862420556</text:p>
          </table:table-cell>
          <table:table-cell office:value-type="float" office:value="-0.40105829" calcext:value-type="float">
            <text:p>-0.40105829</text:p>
          </table:table-cell>
          <table:table-cell table:formula="of:=[.A1718]*[.A1718]+[.B1718]*[.B1718]" office:value-type="float" office:value="0.904616967389073" calcext:value-type="float">
            <text:p>0.904616967389073</text:p>
          </table:table-cell>
        </table:table-row>
        <table:table-row table:style-name="ro1">
          <table:table-cell office:value-type="float" office:value="0.724111662" calcext:value-type="float">
            <text:p>0.724111662</text:p>
          </table:table-cell>
          <table:table-cell office:value-type="float" office:value="0.615326753" calcext:value-type="float">
            <text:p>0.615326753</text:p>
          </table:table-cell>
          <table:table-cell table:formula="of:=[.A1719]*[.A1719]+[.B1719]*[.B1719]" office:value-type="float" office:value="0.902964712001925" calcext:value-type="float">
            <text:p>0.902964712001925</text:p>
          </table:table-cell>
        </table:table-row>
        <table:table-row table:style-name="ro1">
          <table:table-cell office:value-type="float" office:value="0.724111661" calcext:value-type="float">
            <text:p>0.724111661</text:p>
          </table:table-cell>
          <table:table-cell office:value-type="float" office:value="-0.615326754" calcext:value-type="float">
            <text:p>-0.615326754</text:p>
          </table:table-cell>
          <table:table-cell table:formula="of:=[.A1720]*[.A1720]+[.B1720]*[.B1720]" office:value-type="float" office:value="0.902964711784355" calcext:value-type="float">
            <text:p>0.902964711784355</text:p>
          </table:table-cell>
        </table:table-row>
        <table:table-row table:style-name="ro1">
          <table:table-cell office:value-type="float" office:value="-0.856921488" calcext:value-type="float">
            <text:p>-0.856921488</text:p>
          </table:table-cell>
          <table:table-cell office:value-type="float" office:value="-0.409090909" calcext:value-type="float">
            <text:p>-0.409090909</text:p>
          </table:table-cell>
          <table:table-cell table:formula="of:=[.A1721]*[.A1721]+[.B1721]*[.B1721]" office:value-type="float" office:value="0.901669808422581" calcext:value-type="float">
            <text:p>0.901669808422581</text:p>
          </table:table-cell>
        </table:table-row>
        <table:table-row table:style-name="ro1">
          <table:table-cell office:value-type="float" office:value="-0.856921487" calcext:value-type="float">
            <text:p>-0.856921487</text:p>
          </table:table-cell>
          <table:table-cell office:value-type="float" office:value="0.409090909" calcext:value-type="float">
            <text:p>0.409090909</text:p>
          </table:table-cell>
          <table:table-cell table:formula="of:=[.A1722]*[.A1722]+[.B1722]*[.B1722]" office:value-type="float" office:value="0.901669806708737" calcext:value-type="float">
            <text:p>0.901669806708737</text:p>
          </table:table-cell>
        </table:table-row>
        <table:table-row table:style-name="ro1">
          <table:table-cell office:value-type="float" office:value="-0.115652037" calcext:value-type="float">
            <text:p>-0.115652037</text:p>
          </table:table-cell>
          <table:table-cell office:value-type="float" office:value="0.934659091" calcext:value-type="float">
            <text:p>0.934659091</text:p>
          </table:table-cell>
          <table:table-cell table:formula="of:=[.A1723]*[.A1723]+[.B1723]*[.B1723]" office:value-type="float" office:value="0.886963010051196" calcext:value-type="float">
            <text:p>0.886963010051196</text:p>
          </table:table-cell>
        </table:table-row>
        <table:table-row table:style-name="ro1">
          <table:table-cell office:value-type="float" office:value="-0.115652037" calcext:value-type="float">
            <text:p>-0.115652037</text:p>
          </table:table-cell>
          <table:table-cell office:value-type="float" office:value="-0.934659091" calcext:value-type="float">
            <text:p>-0.934659091</text:p>
          </table:table-cell>
          <table:table-cell table:formula="of:=[.A1724]*[.A1724]+[.B1724]*[.B1724]" office:value-type="float" office:value="0.886963010051196" calcext:value-type="float">
            <text:p>0.886963010051196</text:p>
          </table:table-cell>
        </table:table-row>
        <table:table-row table:style-name="ro1">
          <table:table-cell office:value-type="float" office:value="0.939165499" calcext:value-type="float">
            <text:p>0.939165499</text:p>
          </table:table-cell>
          <table:table-cell office:value-type="float" office:value="0" calcext:value-type="float">
            <text:p>0</text:p>
          </table:table-cell>
          <table:table-cell table:formula="of:=[.A1725]*[.A1725]+[.B1725]*[.B1725]" office:value-type="float" office:value="0.882031834511919" calcext:value-type="float">
            <text:p>0.882031834511919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909090909" calcext:value-type="float">
            <text:p>0.909090909</text:p>
          </table:table-cell>
          <table:table-cell table:formula="of:=[.A1726]*[.A1726]+[.B1726]*[.B1726]" office:value-type="float" office:value="0.881377921451446" calcext:value-type="float">
            <text:p>0.881377921451446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909090909" calcext:value-type="float">
            <text:p>-0.909090909</text:p>
          </table:table-cell>
          <table:table-cell table:formula="of:=[.A1727]*[.A1727]+[.B1727]*[.B1727]" office:value-type="float" office:value="0.881377921451446" calcext:value-type="float">
            <text:p>0.881377921451446</text:p>
          </table:table-cell>
        </table:table-row>
        <table:table-row table:style-name="ro1">
          <table:table-cell office:value-type="float" office:value="-0.884265238" calcext:value-type="float">
            <text:p>-0.884265238</text:p>
          </table:table-cell>
          <table:table-cell office:value-type="float" office:value="0.306818182" calcext:value-type="float">
            <text:p>0.306818182</text:p>
          </table:table-cell>
          <table:table-cell table:formula="of:=[.A1728]*[.A1728]+[.B1728]*[.B1728]" office:value-type="float" office:value="0.876062407940982" calcext:value-type="float">
            <text:p>0.876062407940982</text:p>
          </table:table-cell>
        </table:table-row>
        <table:table-row table:style-name="ro1">
          <table:table-cell office:value-type="float" office:value="-0.884265237" calcext:value-type="float">
            <text:p>-0.884265237</text:p>
          </table:table-cell>
          <table:table-cell office:value-type="float" office:value="-0.306818182" calcext:value-type="float">
            <text:p>-0.306818182</text:p>
          </table:table-cell>
          <table:table-cell table:formula="of:=[.A1729]*[.A1729]+[.B1729]*[.B1729]" office:value-type="float" office:value="0.876062406172451" calcext:value-type="float">
            <text:p>0.876062406172451</text:p>
          </table:table-cell>
        </table:table-row>
        <table:table-row table:style-name="ro1">
          <table:table-cell office:value-type="float" office:value="0.783719202" calcext:value-type="float">
            <text:p>0.783719202</text:p>
          </table:table-cell>
          <table:table-cell office:value-type="float" office:value="0.510591869" calcext:value-type="float">
            <text:p>0.510591869</text:p>
          </table:table-cell>
          <table:table-cell table:formula="of:=[.A1730]*[.A1730]+[.B1730]*[.B1730]" office:value-type="float" office:value="0.87491984427243" calcext:value-type="float">
            <text:p>0.87491984427243</text:p>
          </table:table-cell>
        </table:table-row>
        <table:table-row table:style-name="ro1">
          <table:table-cell office:value-type="float" office:value="0.783719195" calcext:value-type="float">
            <text:p>0.783719195</text:p>
          </table:table-cell>
          <table:table-cell office:value-type="float" office:value="-0.510591857" calcext:value-type="float">
            <text:p>-0.510591857</text:p>
          </table:table-cell>
          <table:table-cell table:formula="of:=[.A1731]*[.A1731]+[.B1731]*[.B1731]" office:value-type="float" office:value="0.874919821046156" calcext:value-type="float">
            <text:p>0.874919821046156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818181818" calcext:value-type="float">
            <text:p>0.818181818</text:p>
          </table:table-cell>
          <table:table-cell table:formula="of:=[.A1732]*[.A1732]+[.B1732]*[.B1732]" office:value-type="float" office:value="0.874743752930785" calcext:value-type="float">
            <text:p>0.874743752930785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818181818" calcext:value-type="float">
            <text:p>-0.818181818</text:p>
          </table:table-cell>
          <table:table-cell table:formula="of:=[.A1733]*[.A1733]+[.B1733]*[.B1733]" office:value-type="float" office:value="0.874743752930785" calcext:value-type="float">
            <text:p>0.874743752930785</text:p>
          </table:table-cell>
        </table:table-row>
        <table:table-row table:style-name="ro1">
          <table:table-cell office:value-type="float" office:value="0.164393401" calcext:value-type="float">
            <text:p>0.164393401</text:p>
          </table:table-cell>
          <table:table-cell office:value-type="float" office:value="0.920454545" calcext:value-type="float">
            <text:p>0.920454545</text:p>
          </table:table-cell>
          <table:table-cell table:formula="of:=[.A1734]*[.A1734]+[.B1734]*[.B1734]" office:value-type="float" office:value="0.874261759703504" calcext:value-type="float">
            <text:p>0.874261759703504</text:p>
          </table:table-cell>
        </table:table-row>
        <table:table-row table:style-name="ro1">
          <table:table-cell office:value-type="float" office:value="0.164393401" calcext:value-type="float">
            <text:p>0.164393401</text:p>
          </table:table-cell>
          <table:table-cell office:value-type="float" office:value="-0.920454545" calcext:value-type="float">
            <text:p>-0.920454545</text:p>
          </table:table-cell>
          <table:table-cell table:formula="of:=[.A1735]*[.A1735]+[.B1735]*[.B1735]" office:value-type="float" office:value="0.874261759703504" calcext:value-type="float">
            <text:p>0.874261759703504</text:p>
          </table:table-cell>
        </table:table-row>
        <table:table-row table:style-name="ro1">
          <table:table-cell office:value-type="float" office:value="-0.894539326" calcext:value-type="float">
            <text:p>-0.894539326</text:p>
          </table:table-cell>
          <table:table-cell office:value-type="float" office:value="-0.271546075" calcext:value-type="float">
            <text:p>-0.271546075</text:p>
          </table:table-cell>
          <table:table-cell table:formula="of:=[.A1736]*[.A1736]+[.B1736]*[.B1736]" office:value-type="float" office:value="0.87393787660844" calcext:value-type="float">
            <text:p>0.87393787660844</text:p>
          </table:table-cell>
        </table:table-row>
        <table:table-row table:style-name="ro1">
          <table:table-cell office:value-type="float" office:value="-0.894539326" calcext:value-type="float">
            <text:p>-0.894539326</text:p>
          </table:table-cell>
          <table:table-cell office:value-type="float" office:value="0.271546074" calcext:value-type="float">
            <text:p>0.271546074</text:p>
          </table:table-cell>
          <table:table-cell table:formula="of:=[.A1737]*[.A1737]+[.B1737]*[.B1737]" office:value-type="float" office:value="0.873937876065348" calcext:value-type="float">
            <text:p>0.873937876065348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363636364" calcext:value-type="float">
            <text:p>0.363636364</text:p>
          </table:table-cell>
          <table:table-cell table:formula="of:=[.A1738]*[.A1738]+[.B1738]*[.B1738]" office:value-type="float" office:value="0.87075679584814" calcext:value-type="float">
            <text:p>0.87075679584814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363636364" calcext:value-type="float">
            <text:p>-0.363636364</text:p>
          </table:table-cell>
          <table:table-cell table:formula="of:=[.A1739]*[.A1739]+[.B1739]*[.B1739]" office:value-type="float" office:value="0.87075679584814" calcext:value-type="float">
            <text:p>0.87075679584814</text:p>
          </table:table-cell>
        </table:table-row>
        <table:table-row table:style-name="ro1">
          <table:table-cell office:value-type="float" office:value="0.171760919" calcext:value-type="float">
            <text:p>0.171760919</text:p>
          </table:table-cell>
          <table:table-cell office:value-type="float" office:value="-0.91632775" calcext:value-type="float">
            <text:p>-0.91632775</text:p>
          </table:table-cell>
          <table:table-cell table:formula="of:=[.A1740]*[.A1740]+[.B1740]*[.B1740]" office:value-type="float" office:value="0.869158358715787" calcext:value-type="float">
            <text:p>0.869158358715787</text:p>
          </table:table-cell>
        </table:table-row>
        <table:table-row table:style-name="ro1">
          <table:table-cell office:value-type="float" office:value="0.171760919" calcext:value-type="float">
            <text:p>0.171760919</text:p>
          </table:table-cell>
          <table:table-cell office:value-type="float" office:value="0.916327749" calcext:value-type="float">
            <text:p>0.916327749</text:p>
          </table:table-cell>
          <table:table-cell table:formula="of:=[.A1741]*[.A1741]+[.B1741]*[.B1741]" office:value-type="float" office:value="0.869158356883132" calcext:value-type="float">
            <text:p>0.869158356883132</text:p>
          </table:table-cell>
        </table:table-row>
        <table:table-row table:style-name="ro1">
          <table:table-cell office:value-type="float" office:value="0.931637587" calcext:value-type="float">
            <text:p>0.931637587</text:p>
          </table:table-cell>
          <table:table-cell office:value-type="float" office:value="0" calcext:value-type="float">
            <text:p>0</text:p>
          </table:table-cell>
          <table:table-cell table:formula="of:=[.A1742]*[.A1742]+[.B1742]*[.B1742]" office:value-type="float" office:value="0.867948593511183" calcext:value-type="float">
            <text:p>0.867948593511183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909090909" calcext:value-type="float">
            <text:p>0.909090909</text:p>
          </table:table-cell>
          <table:table-cell table:formula="of:=[.A1743]*[.A1743]+[.B1743]*[.B1743]" office:value-type="float" office:value="0.867706046451446" calcext:value-type="float">
            <text:p>0.867706046451446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909090909" calcext:value-type="float">
            <text:p>-0.909090909</text:p>
          </table:table-cell>
          <table:table-cell table:formula="of:=[.A1744]*[.A1744]+[.B1744]*[.B1744]" office:value-type="float" office:value="0.867706046451446" calcext:value-type="float">
            <text:p>0.867706046451446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272727273" calcext:value-type="float">
            <text:p>0.272727273</text:p>
          </table:table-cell>
          <table:table-cell table:formula="of:=[.A1745]*[.A1745]+[.B1745]*[.B1745]" office:value-type="float" office:value="0.867593056063016" calcext:value-type="float">
            <text:p>0.867593056063016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272727273" calcext:value-type="float">
            <text:p>-0.272727273</text:p>
          </table:table-cell>
          <table:table-cell table:formula="of:=[.A1746]*[.A1746]+[.B1746]*[.B1746]" office:value-type="float" office:value="0.867593056063016" calcext:value-type="float">
            <text:p>0.867593056063016</text:p>
          </table:table-cell>
        </table:table-row>
        <table:table-row table:style-name="ro1">
          <table:table-cell office:value-type="float" office:value="-0.912176464" calcext:value-type="float">
            <text:p>-0.912176464</text:p>
          </table:table-cell>
          <table:table-cell office:value-type="float" office:value="0.182053731" calcext:value-type="float">
            <text:p>0.182053731</text:p>
          </table:table-cell>
          <table:table-cell table:formula="of:=[.A1747]*[.A1747]+[.B1747]*[.B1747]" office:value-type="float" office:value="0.865209462446564" calcext:value-type="float">
            <text:p>0.865209462446564</text:p>
          </table:table-cell>
        </table:table-row>
        <table:table-row table:style-name="ro1">
          <table:table-cell office:value-type="float" office:value="-0.912176464" calcext:value-type="float">
            <text:p>-0.912176464</text:p>
          </table:table-cell>
          <table:table-cell office:value-type="float" office:value="-0.182053731" calcext:value-type="float">
            <text:p>-0.182053731</text:p>
          </table:table-cell>
          <table:table-cell table:formula="of:=[.A1748]*[.A1748]+[.B1748]*[.B1748]" office:value-type="float" office:value="0.865209462446564" calcext:value-type="float">
            <text:p>0.865209462446564</text:p>
          </table:table-cell>
        </table:table-row>
        <table:table-row table:style-name="ro1">
          <table:table-cell office:value-type="float" office:value="0.845848399" calcext:value-type="float">
            <text:p>0.845848399</text:p>
          </table:table-cell>
          <table:table-cell office:value-type="float" office:value="-0.386363637" calcext:value-type="float">
            <text:p>-0.386363637</text:p>
          </table:table-cell>
          <table:table-cell table:formula="of:=[.A1749]*[.A1749]+[.B1749]*[.B1749]" office:value-type="float" office:value="0.864736374086731" calcext:value-type="float">
            <text:p>0.864736374086731</text:p>
          </table:table-cell>
        </table:table-row>
        <table:table-row table:style-name="ro1">
          <table:table-cell office:value-type="float" office:value="0.845848399" calcext:value-type="float">
            <text:p>0.845848399</text:p>
          </table:table-cell>
          <table:table-cell office:value-type="float" office:value="0.386363636" calcext:value-type="float">
            <text:p>0.386363636</text:p>
          </table:table-cell>
          <table:table-cell table:formula="of:=[.A1750]*[.A1750]+[.B1750]*[.B1750]" office:value-type="float" office:value="0.864736373314004" calcext:value-type="float">
            <text:p>0.864736373314004</text:p>
          </table:table-cell>
        </table:table-row>
        <table:table-row table:style-name="ro1">
          <table:table-cell office:value-type="float" office:value="-0.899646097" calcext:value-type="float">
            <text:p>-0.899646097</text:p>
          </table:table-cell>
          <table:table-cell office:value-type="float" office:value="0.230113636" calcext:value-type="float">
            <text:p>0.230113636</text:p>
          </table:table-cell>
          <table:table-cell table:formula="of:=[.A1751]*[.A1751]+[.B1751]*[.B1751]" office:value-type="float" office:value="0.862315385320474" calcext:value-type="float">
            <text:p>0.862315385320474</text:p>
          </table:table-cell>
        </table:table-row>
        <table:table-row table:style-name="ro1">
          <table:table-cell office:value-type="float" office:value="-0.899646097" calcext:value-type="float">
            <text:p>-0.899646097</text:p>
          </table:table-cell>
          <table:table-cell office:value-type="float" office:value="-0.230113636" calcext:value-type="float">
            <text:p>-0.230113636</text:p>
          </table:table-cell>
          <table:table-cell table:formula="of:=[.A1752]*[.A1752]+[.B1752]*[.B1752]" office:value-type="float" office:value="0.862315385320474" calcext:value-type="float">
            <text:p>0.862315385320474</text:p>
          </table:table-cell>
        </table:table-row>
        <table:table-row table:style-name="ro1">
          <table:table-cell office:value-type="float" office:value="-0.753956881" calcext:value-type="float">
            <text:p>-0.753956881</text:p>
          </table:table-cell>
          <table:table-cell office:value-type="float" office:value="0.541444202" calcext:value-type="float">
            <text:p>0.541444202</text:p>
          </table:table-cell>
          <table:table-cell table:formula="of:=[.A1753]*[.A1753]+[.B1753]*[.B1753]" office:value-type="float" office:value="0.861612802286665" calcext:value-type="float">
            <text:p>0.861612802286665</text:p>
          </table:table-cell>
        </table:table-row>
        <table:table-row table:style-name="ro1">
          <table:table-cell office:value-type="float" office:value="-0.753956879" calcext:value-type="float">
            <text:p>-0.753956879</text:p>
          </table:table-cell>
          <table:table-cell office:value-type="float" office:value="-0.541444201" calcext:value-type="float">
            <text:p>-0.541444201</text:p>
          </table:table-cell>
          <table:table-cell table:formula="of:=[.A1754]*[.A1754]+[.B1754]*[.B1754]" office:value-type="float" office:value="0.861612798187949" calcext:value-type="float">
            <text:p>0.861612798187949</text:p>
          </table:table-cell>
        </table:table-row>
        <table:table-row table:style-name="ro1">
          <table:table-cell office:value-type="float" office:value="0.703581725" calcext:value-type="float">
            <text:p>0.703581725</text:p>
          </table:table-cell>
          <table:table-cell office:value-type="float" office:value="0.60501626" calcext:value-type="float">
            <text:p>0.60501626</text:p>
          </table:table-cell>
          <table:table-cell table:formula="of:=[.A1755]*[.A1755]+[.B1755]*[.B1755]" office:value-type="float" office:value="0.861071918618363" calcext:value-type="float">
            <text:p>0.861071918618363</text:p>
          </table:table-cell>
        </table:table-row>
        <table:table-row table:style-name="ro1">
          <table:table-cell office:value-type="float" office:value="0.703581725" calcext:value-type="float">
            <text:p>0.703581725</text:p>
          </table:table-cell>
          <table:table-cell office:value-type="float" office:value="-0.60501626" calcext:value-type="float">
            <text:p>-0.60501626</text:p>
          </table:table-cell>
          <table:table-cell table:formula="of:=[.A1756]*[.A1756]+[.B1756]*[.B1756]" office:value-type="float" office:value="0.861071918618363" calcext:value-type="float">
            <text:p>0.861071918618363</text:p>
          </table:table-cell>
        </table:table-row>
        <table:table-row table:style-name="ro1">
          <table:table-cell office:value-type="float" office:value="-0.859685245" calcext:value-type="float">
            <text:p>-0.859685245</text:p>
          </table:table-cell>
          <table:table-cell office:value-type="float" office:value="0.349266219" calcext:value-type="float">
            <text:p>0.349266219</text:p>
          </table:table-cell>
          <table:table-cell table:formula="of:=[.A1757]*[.A1757]+[.B1757]*[.B1757]" office:value-type="float" office:value="0.861045612205266" calcext:value-type="float">
            <text:p>0.861045612205266</text:p>
          </table:table-cell>
        </table:table-row>
        <table:table-row table:style-name="ro1">
          <table:table-cell office:value-type="float" office:value="-0.859685245" calcext:value-type="float">
            <text:p>-0.859685245</text:p>
          </table:table-cell>
          <table:table-cell office:value-type="float" office:value="-0.349266218" calcext:value-type="float">
            <text:p>-0.349266218</text:p>
          </table:table-cell>
          <table:table-cell table:formula="of:=[.A1758]*[.A1758]+[.B1758]*[.B1758]" office:value-type="float" office:value="0.861045611506733" calcext:value-type="float">
            <text:p>0.861045611506733</text:p>
          </table:table-cell>
        </table:table-row>
        <table:table-row table:style-name="ro1">
          <table:table-cell office:value-type="float" office:value="-0.593466768" calcext:value-type="float">
            <text:p>-0.593466768</text:p>
          </table:table-cell>
          <table:table-cell office:value-type="float" office:value="-0.712928247" calcext:value-type="float">
            <text:p>-0.712928247</text:p>
          </table:table-cell>
          <table:table-cell table:formula="of:=[.A1759]*[.A1759]+[.B1759]*[.B1759]" office:value-type="float" office:value="0.860469490090859" calcext:value-type="float">
            <text:p>0.860469490090859</text:p>
          </table:table-cell>
        </table:table-row>
        <table:table-row table:style-name="ro1">
          <table:table-cell office:value-type="float" office:value="-0.593466771" calcext:value-type="float">
            <text:p>-0.593466771</text:p>
          </table:table-cell>
          <table:table-cell office:value-type="float" office:value="0.712928237" calcext:value-type="float">
            <text:p>0.712928237</text:p>
          </table:table-cell>
          <table:table-cell table:formula="of:=[.A1760]*[.A1760]+[.B1760]*[.B1760]" office:value-type="float" office:value="0.860469479393095" calcext:value-type="float">
            <text:p>0.86046947939309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45454545" calcext:value-type="float">
            <text:p>0.545454545</text:p>
          </table:table-cell>
          <table:table-cell table:formula="of:=[.A1761]*[.A1761]+[.B1761]*[.B1761]" office:value-type="float" office:value="0.860020660661157" calcext:value-type="float">
            <text:p>0.860020660661157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545454545" calcext:value-type="float">
            <text:p>-0.545454545</text:p>
          </table:table-cell>
          <table:table-cell table:formula="of:=[.A1762]*[.A1762]+[.B1762]*[.B1762]" office:value-type="float" office:value="0.860020660661157" calcext:value-type="float">
            <text:p>0.860020660661157</text:p>
          </table:table-cell>
        </table:table-row>
        <table:table-row table:style-name="ro1">
          <table:table-cell office:value-type="float" office:value="-0.922248255" calcext:value-type="float">
            <text:p>-0.922248255</text:p>
          </table:table-cell>
          <table:table-cell office:value-type="float" office:value="-0.0960681122" calcext:value-type="float">
            <text:p>-0.0960681122</text:p>
          </table:table-cell>
          <table:table-cell table:formula="of:=[.A1763]*[.A1763]+[.B1763]*[.B1763]" office:value-type="float" office:value="0.859770926032217" calcext:value-type="float">
            <text:p>0.859770926032217</text:p>
          </table:table-cell>
        </table:table-row>
        <table:table-row table:style-name="ro1">
          <table:table-cell office:value-type="float" office:value="-0.922248252" calcext:value-type="float">
            <text:p>-0.922248252</text:p>
          </table:table-cell>
          <table:table-cell office:value-type="float" office:value="0.0960681129" calcext:value-type="float">
            <text:p>0.0960681129</text:p>
          </table:table-cell>
          <table:table-cell table:formula="of:=[.A1764]*[.A1764]+[.B1764]*[.B1764]" office:value-type="float" office:value="0.859770920633223" calcext:value-type="float">
            <text:p>0.859770920633223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636363636" calcext:value-type="float">
            <text:p>0.636363636</text:p>
          </table:table-cell>
          <table:table-cell table:formula="of:=[.A1765]*[.A1765]+[.B1765]*[.B1765]" office:value-type="float" office:value="0.85637469284814" calcext:value-type="float">
            <text:p>0.85637469284814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636363636" calcext:value-type="float">
            <text:p>-0.636363636</text:p>
          </table:table-cell>
          <table:table-cell table:formula="of:=[.A1766]*[.A1766]+[.B1766]*[.B1766]" office:value-type="float" office:value="0.85637469284814" calcext:value-type="float">
            <text:p>0.85637469284814</text:p>
          </table:table-cell>
        </table:table-row>
        <table:table-row table:style-name="ro1">
          <table:table-cell office:value-type="float" office:value="-0.679143134" calcext:value-type="float">
            <text:p>-0.679143134</text:p>
          </table:table-cell>
          <table:table-cell office:value-type="float" office:value="-0.625457398" calcext:value-type="float">
            <text:p>-0.625457398</text:p>
          </table:table-cell>
          <table:table-cell table:formula="of:=[.A1767]*[.A1767]+[.B1767]*[.B1767]" office:value-type="float" office:value="0.852432353172272" calcext:value-type="float">
            <text:p>0.852432353172272</text:p>
          </table:table-cell>
        </table:table-row>
        <table:table-row table:style-name="ro1">
          <table:table-cell office:value-type="float" office:value="-0.679143134" calcext:value-type="float">
            <text:p>-0.679143134</text:p>
          </table:table-cell>
          <table:table-cell office:value-type="float" office:value="0.625457397" calcext:value-type="float">
            <text:p>0.625457397</text:p>
          </table:table-cell>
          <table:table-cell table:formula="of:=[.A1768]*[.A1768]+[.B1768]*[.B1768]" office:value-type="float" office:value="0.852432351921358" calcext:value-type="float">
            <text:p>0.852432351921358</text:p>
          </table:table-cell>
        </table:table-row>
        <table:table-row table:style-name="ro1">
          <table:table-cell office:value-type="float" office:value="-0.913317972" calcext:value-type="float">
            <text:p>-0.913317972</text:p>
          </table:table-cell>
          <table:table-cell office:value-type="float" office:value="0.127840909" calcext:value-type="float">
            <text:p>0.127840909</text:p>
          </table:table-cell>
          <table:table-cell table:formula="of:=[.A1769]*[.A1769]+[.B1769]*[.B1769]" office:value-type="float" office:value="0.850493015992139" calcext:value-type="float">
            <text:p>0.850493015992139</text:p>
          </table:table-cell>
        </table:table-row>
        <table:table-row table:style-name="ro1">
          <table:table-cell office:value-type="float" office:value="-0.913317972" calcext:value-type="float">
            <text:p>-0.913317972</text:p>
          </table:table-cell>
          <table:table-cell office:value-type="float" office:value="-0.127840909" calcext:value-type="float">
            <text:p>-0.127840909</text:p>
          </table:table-cell>
          <table:table-cell table:formula="of:=[.A1770]*[.A1770]+[.B1770]*[.B1770]" office:value-type="float" office:value="0.850493015992139" calcext:value-type="float">
            <text:p>0.850493015992139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818181818" calcext:value-type="float">
            <text:p>0.818181818</text:p>
          </table:table-cell>
          <table:table-cell table:formula="of:=[.A1771]*[.A1771]+[.B1771]*[.B1771]" office:value-type="float" office:value="0.847400002930785" calcext:value-type="float">
            <text:p>0.847400002930785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818181818" calcext:value-type="float">
            <text:p>-0.818181818</text:p>
          </table:table-cell>
          <table:table-cell table:formula="of:=[.A1772]*[.A1772]+[.B1772]*[.B1772]" office:value-type="float" office:value="0.847400002930785" calcext:value-type="float">
            <text:p>0.847400002930785</text:p>
          </table:table-cell>
        </table:table-row>
        <table:table-row table:style-name="ro1">
          <table:table-cell office:value-type="float" office:value="0.919038888" calcext:value-type="float">
            <text:p>0.919038888</text:p>
          </table:table-cell>
          <table:table-cell office:value-type="float" office:value="0.0485125303" calcext:value-type="float">
            <text:p>0.0485125303</text:p>
          </table:table-cell>
          <table:table-cell table:formula="of:=[.A1773]*[.A1773]+[.B1773]*[.B1773]" office:value-type="float" office:value="0.846985943252385" calcext:value-type="float">
            <text:p>0.846985943252385</text:p>
          </table:table-cell>
        </table:table-row>
        <table:table-row table:style-name="ro1">
          <table:table-cell office:value-type="float" office:value="0.919038888" calcext:value-type="float">
            <text:p>0.919038888</text:p>
          </table:table-cell>
          <table:table-cell office:value-type="float" office:value="-0.0485125303" calcext:value-type="float">
            <text:p>-0.0485125303</text:p>
          </table:table-cell>
          <table:table-cell table:formula="of:=[.A1774]*[.A1774]+[.B1774]*[.B1774]" office:value-type="float" office:value="0.846985943252385" calcext:value-type="float">
            <text:p>0.846985943252385</text:p>
          </table:table-cell>
        </table:table-row>
        <table:table-row table:style-name="ro1">
          <table:table-cell office:value-type="float" office:value="-0.388254" calcext:value-type="float">
            <text:p>-0.388254</text:p>
          </table:table-cell>
          <table:table-cell office:value-type="float" office:value="-0.834238525" calcext:value-type="float">
            <text:p>-0.834238525</text:p>
          </table:table-cell>
          <table:table-cell table:formula="of:=[.A1775]*[.A1775]+[.B1775]*[.B1775]" office:value-type="float" office:value="0.846695085110176" calcext:value-type="float">
            <text:p>0.846695085110176</text:p>
          </table:table-cell>
        </table:table-row>
        <table:table-row table:style-name="ro1">
          <table:table-cell office:value-type="float" office:value="-0.388254" calcext:value-type="float">
            <text:p>-0.388254</text:p>
          </table:table-cell>
          <table:table-cell office:value-type="float" office:value="0.834238524" calcext:value-type="float">
            <text:p>0.834238524</text:p>
          </table:table-cell>
          <table:table-cell table:formula="of:=[.A1776]*[.A1776]+[.B1776]*[.B1776]" office:value-type="float" office:value="0.846695083441699" calcext:value-type="float">
            <text:p>0.846695083441699</text:p>
          </table:table-cell>
        </table:table-row>
        <table:table-row table:style-name="ro1">
          <table:table-cell office:value-type="float" office:value="-0.918444925" calcext:value-type="float">
            <text:p>-0.918444925</text:p>
          </table:table-cell>
          <table:table-cell office:value-type="float" office:value="-0.0511363638" calcext:value-type="float">
            <text:p>-0.0511363638</text:p>
          </table:table-cell>
          <table:table-cell table:formula="of:=[.A1777]*[.A1777]+[.B1777]*[.B1777]" office:value-type="float" office:value="0.846156007960941" calcext:value-type="float">
            <text:p>0.846156007960941</text:p>
          </table:table-cell>
        </table:table-row>
        <table:table-row table:style-name="ro1">
          <table:table-cell office:value-type="float" office:value="-0.918444925" calcext:value-type="float">
            <text:p>-0.918444925</text:p>
          </table:table-cell>
          <table:table-cell office:value-type="float" office:value="0.0511363635" calcext:value-type="float">
            <text:p>0.0511363635</text:p>
          </table:table-cell>
          <table:table-cell table:formula="of:=[.A1778]*[.A1778]+[.B1778]*[.B1778]" office:value-type="float" office:value="0.84615600793026" calcext:value-type="float">
            <text:p>0.84615600793026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727272727" calcext:value-type="float">
            <text:p>0.727272727</text:p>
          </table:table-cell>
          <table:table-cell table:formula="of:=[.A1779]*[.A1779]+[.B1779]*[.B1779]" office:value-type="float" office:value="0.845331869438017" calcext:value-type="float">
            <text:p>0.84533186943801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727272727" calcext:value-type="float">
            <text:p>-0.727272727</text:p>
          </table:table-cell>
          <table:table-cell table:formula="of:=[.A1780]*[.A1780]+[.B1780]*[.B1780]" office:value-type="float" office:value="0.845331869438017" calcext:value-type="float">
            <text:p>0.84533186943801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909090909" calcext:value-type="float">
            <text:p>0.909090909</text:p>
          </table:table-cell>
          <table:table-cell table:formula="of:=[.A1781]*[.A1781]+[.B1781]*[.B1781]" office:value-type="float" office:value="0.842071280826446" calcext:value-type="float">
            <text:p>0.84207128082644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909090909" calcext:value-type="float">
            <text:p>-0.909090909</text:p>
          </table:table-cell>
          <table:table-cell table:formula="of:=[.A1782]*[.A1782]+[.B1782]*[.B1782]" office:value-type="float" office:value="0.842071280826446" calcext:value-type="float">
            <text:p>0.842071280826446</text:p>
          </table:table-cell>
        </table:table-row>
        <table:table-row table:style-name="ro1">
          <table:table-cell office:value-type="float" office:value="0.0431127203" calcext:value-type="float">
            <text:p>0.0431127203</text:p>
          </table:table-cell>
          <table:table-cell office:value-type="float" office:value="0.91552673" calcext:value-type="float">
            <text:p>0.91552673</text:p>
          </table:table-cell>
          <table:table-cell table:formula="of:=[.A1783]*[.A1783]+[.B1783]*[.B1783]" office:value-type="float" office:value="0.840047899996159" calcext:value-type="float">
            <text:p>0.840047899996159</text:p>
          </table:table-cell>
        </table:table-row>
        <table:table-row table:style-name="ro1">
          <table:table-cell office:value-type="float" office:value="0.0431127203" calcext:value-type="float">
            <text:p>0.0431127203</text:p>
          </table:table-cell>
          <table:table-cell office:value-type="float" office:value="-0.91552673" calcext:value-type="float">
            <text:p>-0.91552673</text:p>
          </table:table-cell>
          <table:table-cell table:formula="of:=[.A1784]*[.A1784]+[.B1784]*[.B1784]" office:value-type="float" office:value="0.840047899996159" calcext:value-type="float">
            <text:p>0.840047899996159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909090909" calcext:value-type="float">
            <text:p>0.909090909</text:p>
          </table:table-cell>
          <table:table-cell table:formula="of:=[.A1785]*[.A1785]+[.B1785]*[.B1785]" office:value-type="float" office:value="0.835235343326446" calcext:value-type="float">
            <text:p>0.835235343326446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909090909" calcext:value-type="float">
            <text:p>-0.909090909</text:p>
          </table:table-cell>
          <table:table-cell table:formula="of:=[.A1786]*[.A1786]+[.B1786]*[.B1786]" office:value-type="float" office:value="0.835235343326446" calcext:value-type="float">
            <text:p>0.835235343326446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909090909" calcext:value-type="float">
            <text:p>0.909090909</text:p>
          </table:table-cell>
          <table:table-cell table:formula="of:=[.A1787]*[.A1787]+[.B1787]*[.B1787]" office:value-type="float" office:value="0.826690421451446" calcext:value-type="float">
            <text:p>0.826690421451446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909090909" calcext:value-type="float">
            <text:p>-0.909090909</text:p>
          </table:table-cell>
          <table:table-cell table:formula="of:=[.A1788]*[.A1788]+[.B1788]*[.B1788]" office:value-type="float" office:value="0.826690421451446" calcext:value-type="float">
            <text:p>0.826690421451446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181818182" calcext:value-type="float">
            <text:p>0.181818182</text:p>
          </table:table-cell>
          <table:table-cell table:formula="of:=[.A1789]*[.A1789]+[.B1789]*[.B1789]" office:value-type="float" office:value="0.826270741930785" calcext:value-type="float">
            <text:p>0.826270741930785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181818182" calcext:value-type="float">
            <text:p>-0.181818182</text:p>
          </table:table-cell>
          <table:table-cell table:formula="of:=[.A1790]*[.A1790]+[.B1790]*[.B1790]" office:value-type="float" office:value="0.826270741930785" calcext:value-type="float">
            <text:p>0.826270741930785</text:p>
          </table:table-cell>
        </table:table-row>
        <table:table-row table:style-name="ro1">
          <table:table-cell office:value-type="float" office:value="-0.513056479" calcext:value-type="float">
            <text:p>-0.513056479</text:p>
          </table:table-cell>
          <table:table-cell office:value-type="float" office:value="0.75" calcext:value-type="float">
            <text:p>0.75</text:p>
          </table:table-cell>
          <table:table-cell table:formula="of:=[.A1791]*[.A1791]+[.B1791]*[.B1791]" office:value-type="float" office:value="0.825726950643877" calcext:value-type="float">
            <text:p>0.825726950643877</text:p>
          </table:table-cell>
        </table:table-row>
        <table:table-row table:style-name="ro1">
          <table:table-cell office:value-type="float" office:value="-0.513056479" calcext:value-type="float">
            <text:p>-0.513056479</text:p>
          </table:table-cell>
          <table:table-cell office:value-type="float" office:value="-0.75" calcext:value-type="float">
            <text:p>-0.75</text:p>
          </table:table-cell>
          <table:table-cell table:formula="of:=[.A1792]*[.A1792]+[.B1792]*[.B1792]" office:value-type="float" office:value="0.825726950643877" calcext:value-type="float">
            <text:p>0.825726950643877</text:p>
          </table:table-cell>
        </table:table-row>
        <table:table-row table:style-name="ro1">
          <table:table-cell office:value-type="float" office:value="-0.903822725" calcext:value-type="float">
            <text:p>-0.903822725</text:p>
          </table:table-cell>
          <table:table-cell office:value-type="float" office:value="0.0629839487" calcext:value-type="float">
            <text:p>0.0629839487</text:p>
          </table:table-cell>
          <table:table-cell table:formula="of:=[.A1793]*[.A1793]+[.B1793]*[.B1793]" office:value-type="float" office:value="0.82086249602027" calcext:value-type="float">
            <text:p>0.82086249602027</text:p>
          </table:table-cell>
        </table:table-row>
        <table:table-row table:style-name="ro1">
          <table:table-cell office:value-type="float" office:value="-0.646328963" calcext:value-type="float">
            <text:p>-0.646328963</text:p>
          </table:table-cell>
          <table:table-cell office:value-type="float" office:value="0.633687078" calcext:value-type="float">
            <text:p>0.633687078</text:p>
          </table:table-cell>
          <table:table-cell table:formula="of:=[.A1794]*[.A1794]+[.B1794]*[.B1794]" office:value-type="float" office:value="0.819300441236833" calcext:value-type="float">
            <text:p>0.819300441236833</text:p>
          </table:table-cell>
        </table:table-row>
        <table:table-row table:style-name="ro1">
          <table:table-cell office:value-type="float" office:value="-0.646328963" calcext:value-type="float">
            <text:p>-0.646328963</text:p>
          </table:table-cell>
          <table:table-cell office:value-type="float" office:value="-0.633687078" calcext:value-type="float">
            <text:p>-0.633687078</text:p>
          </table:table-cell>
          <table:table-cell table:formula="of:=[.A1795]*[.A1795]+[.B1795]*[.B1795]" office:value-type="float" office:value="0.819300441236833" calcext:value-type="float">
            <text:p>0.819300441236833</text:p>
          </table:table-cell>
        </table:table-row>
        <table:table-row table:style-name="ro1">
          <table:table-cell office:value-type="float" office:value="-0.904891908" calcext:value-type="float">
            <text:p>-0.904891908</text:p>
          </table:table-cell>
          <table:table-cell office:value-type="float" office:value="0" calcext:value-type="float">
            <text:p>0</text:p>
          </table:table-cell>
          <table:table-cell table:formula="of:=[.A1796]*[.A1796]+[.B1796]*[.B1796]" office:value-type="float" office:value="0.81882936516388" calcext:value-type="float">
            <text:p>0.81882936516388</text:p>
          </table:table-cell>
        </table:table-row>
        <table:table-row table:style-name="ro1">
          <table:table-cell office:value-type="float" office:value="-0.269200056" calcext:value-type="float">
            <text:p>-0.269200056</text:p>
          </table:table-cell>
          <table:table-cell office:value-type="float" office:value="0.863730381" calcext:value-type="float">
            <text:p>0.863730381</text:p>
          </table:table-cell>
          <table:table-cell table:formula="of:=[.A1797]*[.A1797]+[.B1797]*[.B1797]" office:value-type="float" office:value="0.818498841212808" calcext:value-type="float">
            <text:p>0.818498841212808</text:p>
          </table:table-cell>
        </table:table-row>
        <table:table-row table:style-name="ro1">
          <table:table-cell office:value-type="float" office:value="-0.269200056" calcext:value-type="float">
            <text:p>-0.269200056</text:p>
          </table:table-cell>
          <table:table-cell office:value-type="float" office:value="-0.863730381" calcext:value-type="float">
            <text:p>-0.863730381</text:p>
          </table:table-cell>
          <table:table-cell table:formula="of:=[.A1798]*[.A1798]+[.B1798]*[.B1798]" office:value-type="float" office:value="0.818498841212808" calcext:value-type="float">
            <text:p>0.818498841212808</text:p>
          </table:table-cell>
        </table:table-row>
        <table:table-row table:style-name="ro1">
          <table:table-cell office:value-type="float" office:value="-0.643992251" calcext:value-type="float">
            <text:p>-0.643992251</text:p>
          </table:table-cell>
          <table:table-cell office:value-type="float" office:value="-0.634873578" calcext:value-type="float">
            <text:p>-0.634873578</text:p>
          </table:table-cell>
          <table:table-cell table:formula="of:=[.A1799]*[.A1799]+[.B1799]*[.B1799]" office:value-type="float" office:value="0.817790479390569" calcext:value-type="float">
            <text:p>0.817790479390569</text:p>
          </table:table-cell>
        </table:table-row>
        <table:table-row table:style-name="ro1">
          <table:table-cell office:value-type="float" office:value="-0.643992248" calcext:value-type="float">
            <text:p>-0.643992248</text:p>
          </table:table-cell>
          <table:table-cell office:value-type="float" office:value="0.634873578" calcext:value-type="float">
            <text:p>0.634873578</text:p>
          </table:table-cell>
          <table:table-cell table:formula="of:=[.A1800]*[.A1800]+[.B1800]*[.B1800]" office:value-type="float" office:value="0.817790475526616" calcext:value-type="float">
            <text:p>0.817790475526616</text:p>
          </table:table-cell>
        </table:table-row>
        <table:table-row table:style-name="ro1">
          <table:table-cell office:value-type="float" office:value="-0.645996737" calcext:value-type="float">
            <text:p>-0.645996737</text:p>
          </table:table-cell>
          <table:table-cell office:value-type="float" office:value="-0.632608434" calcext:value-type="float">
            <text:p>-0.632608434</text:p>
          </table:table-cell>
          <table:table-cell table:formula="of:=[.A1801]*[.A1801]+[.B1801]*[.B1801]" office:value-type="float" office:value="0.81750521498258" calcext:value-type="float">
            <text:p>0.81750521498258</text:p>
          </table:table-cell>
        </table:table-row>
        <table:table-row table:style-name="ro1">
          <table:table-cell office:value-type="float" office:value="-0.645996735" calcext:value-type="float">
            <text:p>-0.645996735</text:p>
          </table:table-cell>
          <table:table-cell office:value-type="float" office:value="0.632608434" calcext:value-type="float">
            <text:p>0.632608434</text:p>
          </table:table-cell>
          <table:table-cell table:formula="of:=[.A1802]*[.A1802]+[.B1802]*[.B1802]" office:value-type="float" office:value="0.817505212398592" calcext:value-type="float">
            <text:p>0.817505212398592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454545455" calcext:value-type="float">
            <text:p>0.454545455</text:p>
          </table:table-cell>
          <table:table-cell table:formula="of:=[.A1803]*[.A1803]+[.B1803]*[.B1803]" office:value-type="float" office:value="0.816963133161157" calcext:value-type="float">
            <text:p>0.816963133161157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454545455" calcext:value-type="float">
            <text:p>-0.454545455</text:p>
          </table:table-cell>
          <table:table-cell table:formula="of:=[.A1804]*[.A1804]+[.B1804]*[.B1804]" office:value-type="float" office:value="0.816963133161157" calcext:value-type="float">
            <text:p>0.816963133161157</text:p>
          </table:table-cell>
        </table:table-row>
        <table:table-row table:style-name="ro1">
          <table:table-cell office:value-type="float" office:value="-0.853351934" calcext:value-type="float">
            <text:p>-0.853351934</text:p>
          </table:table-cell>
          <table:table-cell office:value-type="float" office:value="0.297538165" calcext:value-type="float">
            <text:p>0.297538165</text:p>
          </table:table-cell>
          <table:table-cell table:formula="of:=[.A1805]*[.A1805]+[.B1805]*[.B1805]" office:value-type="float" office:value="0.816738482893108" calcext:value-type="float">
            <text:p>0.816738482893108</text:p>
          </table:table-cell>
        </table:table-row>
        <table:table-row table:style-name="ro1">
          <table:table-cell office:value-type="float" office:value="-0.853351934" calcext:value-type="float">
            <text:p>-0.853351934</text:p>
          </table:table-cell>
          <table:table-cell office:value-type="float" office:value="-0.297538165" calcext:value-type="float">
            <text:p>-0.297538165</text:p>
          </table:table-cell>
          <table:table-cell table:formula="of:=[.A1806]*[.A1806]+[.B1806]*[.B1806]" office:value-type="float" office:value="0.816738482893108" calcext:value-type="float">
            <text:p>0.816738482893108</text:p>
          </table:table-cell>
        </table:table-row>
        <table:table-row table:style-name="ro1">
          <table:table-cell office:value-type="float" office:value="0.845831363" calcext:value-type="float">
            <text:p>0.845831363</text:p>
          </table:table-cell>
          <table:table-cell office:value-type="float" office:value="0.316256539" calcext:value-type="float">
            <text:p>0.316256539</text:p>
          </table:table-cell>
          <table:table-cell table:formula="of:=[.A1807]*[.A1807]+[.B1807]*[.B1807]" office:value-type="float" office:value="0.815448893094696" calcext:value-type="float">
            <text:p>0.815448893094696</text:p>
          </table:table-cell>
        </table:table-row>
        <table:table-row table:style-name="ro1">
          <table:table-cell office:value-type="float" office:value="0.845831363" calcext:value-type="float">
            <text:p>0.845831363</text:p>
          </table:table-cell>
          <table:table-cell office:value-type="float" office:value="-0.316256539" calcext:value-type="float">
            <text:p>-0.316256539</text:p>
          </table:table-cell>
          <table:table-cell table:formula="of:=[.A1808]*[.A1808]+[.B1808]*[.B1808]" office:value-type="float" office:value="0.815448893094696" calcext:value-type="float">
            <text:p>0.815448893094696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636363636" calcext:value-type="float">
            <text:p>0.636363636</text:p>
          </table:table-cell>
          <table:table-cell table:formula="of:=[.A1809]*[.A1809]+[.B1809]*[.B1809]" office:value-type="float" office:value="0.81535906784814" calcext:value-type="float">
            <text:p>0.81535906784814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636363636" calcext:value-type="float">
            <text:p>-0.636363636</text:p>
          </table:table-cell>
          <table:table-cell table:formula="of:=[.A1810]*[.A1810]+[.B1810]*[.B1810]" office:value-type="float" office:value="0.81535906784814" calcext:value-type="float">
            <text:p>0.81535906784814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272727273" calcext:value-type="float">
            <text:p>0.272727273</text:p>
          </table:table-cell>
          <table:table-cell table:formula="of:=[.A1811]*[.A1811]+[.B1811]*[.B1811]" office:value-type="float" office:value="0.812905556063016" calcext:value-type="float">
            <text:p>0.812905556063016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272727273" calcext:value-type="float">
            <text:p>-0.272727273</text:p>
          </table:table-cell>
          <table:table-cell table:formula="of:=[.A1812]*[.A1812]+[.B1812]*[.B1812]" office:value-type="float" office:value="0.812905556063016" calcext:value-type="float">
            <text:p>0.812905556063016</text:p>
          </table:table-cell>
        </table:table-row>
        <table:table-row table:style-name="ro1">
          <table:table-cell office:value-type="float" office:value="-0.865207192" calcext:value-type="float">
            <text:p>-0.865207192</text:p>
          </table:table-cell>
          <table:table-cell office:value-type="float" office:value="0.253275483" calcext:value-type="float">
            <text:p>0.253275483</text:p>
          </table:table-cell>
          <table:table-cell table:formula="of:=[.A1813]*[.A1813]+[.B1813]*[.B1813]" office:value-type="float" office:value="0.812731955377408" calcext:value-type="float">
            <text:p>0.812731955377408</text:p>
          </table:table-cell>
        </table:table-row>
        <table:table-row table:style-name="ro1">
          <table:table-cell office:value-type="float" office:value="-0.865207192" calcext:value-type="float">
            <text:p>-0.865207192</text:p>
          </table:table-cell>
          <table:table-cell office:value-type="float" office:value="-0.253275483" calcext:value-type="float">
            <text:p>-0.253275483</text:p>
          </table:table-cell>
          <table:table-cell table:formula="of:=[.A1814]*[.A1814]+[.B1814]*[.B1814]" office:value-type="float" office:value="0.812731955377408" calcext:value-type="float">
            <text:p>0.812731955377408</text:p>
          </table:table-cell>
        </table:table-row>
        <table:table-row table:style-name="ro1">
          <table:table-cell office:value-type="float" office:value="0.364677492" calcext:value-type="float">
            <text:p>0.364677492</text:p>
          </table:table-cell>
          <table:table-cell office:value-type="float" office:value="0.823863636" calcext:value-type="float">
            <text:p>0.823863636</text:p>
          </table:table-cell>
          <table:table-cell table:formula="of:=[.A1815]*[.A1815]+[.B1815]*[.B1815]" office:value-type="float" office:value="0.811740963894551" calcext:value-type="float">
            <text:p>0.811740963894551</text:p>
          </table:table-cell>
        </table:table-row>
        <table:table-row table:style-name="ro1">
          <table:table-cell office:value-type="float" office:value="0.364677492" calcext:value-type="float">
            <text:p>0.364677492</text:p>
          </table:table-cell>
          <table:table-cell office:value-type="float" office:value="-0.823863636" calcext:value-type="float">
            <text:p>-0.823863636</text:p>
          </table:table-cell>
          <table:table-cell table:formula="of:=[.A1816]*[.A1816]+[.B1816]*[.B1816]" office:value-type="float" office:value="0.811740963894551" calcext:value-type="float">
            <text:p>0.811740963894551</text:p>
          </table:table-cell>
        </table:table-row>
        <table:table-row table:style-name="ro1">
          <table:table-cell office:value-type="float" office:value="-0.878314196" calcext:value-type="float">
            <text:p>-0.878314196</text:p>
          </table:table-cell>
          <table:table-cell office:value-type="float" office:value="0.199991711" calcext:value-type="float">
            <text:p>0.199991711</text:p>
          </table:table-cell>
          <table:table-cell table:formula="of:=[.A1817]*[.A1817]+[.B1817]*[.B1817]" office:value-type="float" office:value="0.811432511363834" calcext:value-type="float">
            <text:p>0.811432511363834</text:p>
          </table:table-cell>
        </table:table-row>
        <table:table-row table:style-name="ro1">
          <table:table-cell office:value-type="float" office:value="-0.878314196" calcext:value-type="float">
            <text:p>-0.878314196</text:p>
          </table:table-cell>
          <table:table-cell office:value-type="float" office:value="-0.199991711" calcext:value-type="float">
            <text:p>-0.199991711</text:p>
          </table:table-cell>
          <table:table-cell table:formula="of:=[.A1818]*[.A1818]+[.B1818]*[.B1818]" office:value-type="float" office:value="0.811432511363834" calcext:value-type="float">
            <text:p>0.811432511363834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727272727" calcext:value-type="float">
            <text:p>0.727272727</text:p>
          </table:table-cell>
          <table:table-cell table:formula="of:=[.A1819]*[.A1819]+[.B1819]*[.B1819]" office:value-type="float" office:value="0.811152181938017" calcext:value-type="float">
            <text:p>0.811152181938017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727272727" calcext:value-type="float">
            <text:p>-0.727272727</text:p>
          </table:table-cell>
          <table:table-cell table:formula="of:=[.A1820]*[.A1820]+[.B1820]*[.B1820]" office:value-type="float" office:value="0.811152181938017" calcext:value-type="float">
            <text:p>0.811152181938017</text:p>
          </table:table-cell>
        </table:table-row>
        <table:table-row table:style-name="ro1">
          <table:table-cell office:value-type="float" office:value="0.803041816" calcext:value-type="float">
            <text:p>0.803041816</text:p>
          </table:table-cell>
          <table:table-cell office:value-type="float" office:value="0.407720858" calcext:value-type="float">
            <text:p>0.407720858</text:p>
          </table:table-cell>
          <table:table-cell table:formula="of:=[.A1821]*[.A1821]+[.B1821]*[.B1821]" office:value-type="float" office:value="0.811112456292834" calcext:value-type="float">
            <text:p>0.811112456292834</text:p>
          </table:table-cell>
        </table:table-row>
        <table:table-row table:style-name="ro1">
          <table:table-cell office:value-type="float" office:value="0.803041804" calcext:value-type="float">
            <text:p>0.803041804</text:p>
          </table:table-cell>
          <table:table-cell office:value-type="float" office:value="-0.407720823" calcext:value-type="float">
            <text:p>-0.407720823</text:p>
          </table:table-cell>
          <table:table-cell table:formula="of:=[.A1822]*[.A1822]+[.B1822]*[.B1822]" office:value-type="float" office:value="0.811112408479372" calcext:value-type="float">
            <text:p>0.811112408479372</text:p>
          </table:table-cell>
        </table:table-row>
        <table:table-row table:style-name="ro1">
          <table:table-cell office:value-type="float" office:value="-0.856354181" calcext:value-type="float">
            <text:p>-0.856354181</text:p>
          </table:table-cell>
          <table:table-cell office:value-type="float" office:value="0.276835392" calcext:value-type="float">
            <text:p>0.276835392</text:p>
          </table:table-cell>
          <table:table-cell table:formula="of:=[.A1823]*[.A1823]+[.B1823]*[.B1823]" office:value-type="float" office:value="0.809980317579974" calcext:value-type="float">
            <text:p>0.809980317579974</text:p>
          </table:table-cell>
        </table:table-row>
        <table:table-row table:style-name="ro1">
          <table:table-cell office:value-type="float" office:value="-0.856354181" calcext:value-type="float">
            <text:p>-0.856354181</text:p>
          </table:table-cell>
          <table:table-cell office:value-type="float" office:value="-0.276835392" calcext:value-type="float">
            <text:p>-0.276835392</text:p>
          </table:table-cell>
          <table:table-cell table:formula="of:=[.A1824]*[.A1824]+[.B1824]*[.B1824]" office:value-type="float" office:value="0.809980317579974" calcext:value-type="float">
            <text:p>0.809980317579974</text:p>
          </table:table-cell>
        </table:table-row>
        <table:table-row table:style-name="ro1">
          <table:table-cell office:value-type="float" office:value="-0.169681856" calcext:value-type="float">
            <text:p>-0.169681856</text:p>
          </table:table-cell>
          <table:table-cell office:value-type="float" office:value="0.882814628" calcext:value-type="float">
            <text:p>0.882814628</text:p>
          </table:table-cell>
          <table:table-cell table:formula="of:=[.A1825]*[.A1825]+[.B1825]*[.B1825]" office:value-type="float" office:value="0.808153599666383" calcext:value-type="float">
            <text:p>0.808153599666383</text:p>
          </table:table-cell>
        </table:table-row>
        <table:table-row table:style-name="ro1">
          <table:table-cell office:value-type="float" office:value="-0.169681856" calcext:value-type="float">
            <text:p>-0.169681856</text:p>
          </table:table-cell>
          <table:table-cell office:value-type="float" office:value="-0.882814628" calcext:value-type="float">
            <text:p>-0.882814628</text:p>
          </table:table-cell>
          <table:table-cell table:formula="of:=[.A1826]*[.A1826]+[.B1826]*[.B1826]" office:value-type="float" office:value="0.808153599666383" calcext:value-type="float">
            <text:p>0.808153599666383</text:p>
          </table:table-cell>
        </table:table-row>
        <table:table-row table:style-name="ro1">
          <table:table-cell office:value-type="float" office:value="0.707113976" calcext:value-type="float">
            <text:p>0.707113976</text:p>
          </table:table-cell>
          <table:table-cell office:value-type="float" office:value="0.553977273" calcext:value-type="float">
            <text:p>0.553977273</text:p>
          </table:table-cell>
          <table:table-cell table:formula="of:=[.A1827]*[.A1827]+[.B1827]*[.B1827]" office:value-type="float" office:value="0.806900994055045" calcext:value-type="float">
            <text:p>0.806900994055045</text:p>
          </table:table-cell>
        </table:table-row>
        <table:table-row table:style-name="ro1">
          <table:table-cell office:value-type="float" office:value="0.707113976" calcext:value-type="float">
            <text:p>0.707113976</text:p>
          </table:table-cell>
          <table:table-cell office:value-type="float" office:value="-0.553977273" calcext:value-type="float">
            <text:p>-0.553977273</text:p>
          </table:table-cell>
          <table:table-cell table:formula="of:=[.A1828]*[.A1828]+[.B1828]*[.B1828]" office:value-type="float" office:value="0.806900994055045" calcext:value-type="float">
            <text:p>0.806900994055045</text:p>
          </table:table-cell>
        </table:table-row>
        <table:table-row table:style-name="ro1">
          <table:table-cell office:value-type="float" office:value="-0.568607798" calcext:value-type="float">
            <text:p>-0.568607798</text:p>
          </table:table-cell>
          <table:table-cell office:value-type="float" office:value="0.693797021" calcext:value-type="float">
            <text:p>0.693797021</text:p>
          </table:table-cell>
          <table:table-cell table:formula="of:=[.A1829]*[.A1829]+[.B1829]*[.B1829]" office:value-type="float" office:value="0.804669134294883" calcext:value-type="float">
            <text:p>0.804669134294883</text:p>
          </table:table-cell>
        </table:table-row>
        <table:table-row table:style-name="ro1">
          <table:table-cell office:value-type="float" office:value="-0.568607798" calcext:value-type="float">
            <text:p>-0.568607798</text:p>
          </table:table-cell>
          <table:table-cell office:value-type="float" office:value="-0.693797021" calcext:value-type="float">
            <text:p>-0.693797021</text:p>
          </table:table-cell>
          <table:table-cell table:formula="of:=[.A1830]*[.A1830]+[.B1830]*[.B1830]" office:value-type="float" office:value="0.804669134294883" calcext:value-type="float">
            <text:p>0.804669134294883</text:p>
          </table:table-cell>
        </table:table-row>
        <table:table-row table:style-name="ro1">
          <table:table-cell office:value-type="float" office:value="-0.331961741" calcext:value-type="float">
            <text:p>-0.331961741</text:p>
          </table:table-cell>
          <table:table-cell office:value-type="float" office:value="-0.833267602" calcext:value-type="float">
            <text:p>-0.833267602</text:p>
          </table:table-cell>
          <table:table-cell table:formula="of:=[.A1831]*[.A1831]+[.B1831]*[.B1831]" office:value-type="float" office:value="0.804533494030582" calcext:value-type="float">
            <text:p>0.804533494030582</text:p>
          </table:table-cell>
        </table:table-row>
        <table:table-row table:style-name="ro1">
          <table:table-cell office:value-type="float" office:value="-0.331961738" calcext:value-type="float">
            <text:p>-0.331961738</text:p>
          </table:table-cell>
          <table:table-cell office:value-type="float" office:value="0.833267603" calcext:value-type="float">
            <text:p>0.833267603</text:p>
          </table:table-cell>
          <table:table-cell table:formula="of:=[.A1832]*[.A1832]+[.B1832]*[.B1832]" office:value-type="float" office:value="0.804533493705346" calcext:value-type="float">
            <text:p>0.804533493705346</text:p>
          </table:table-cell>
        </table:table-row>
        <table:table-row table:style-name="ro1">
          <table:table-cell office:value-type="float" office:value="0.881393241" calcext:value-type="float">
            <text:p>0.881393241</text:p>
          </table:table-cell>
          <table:table-cell office:value-type="float" office:value="0.164722585" calcext:value-type="float">
            <text:p>0.164722585</text:p>
          </table:table-cell>
          <table:table-cell table:formula="of:=[.A1833]*[.A1833]+[.B1833]*[.B1833]" office:value-type="float" office:value="0.803987575289566" calcext:value-type="float">
            <text:p>0.803987575289566</text:p>
          </table:table-cell>
        </table:table-row>
        <table:table-row table:style-name="ro1">
          <table:table-cell office:value-type="float" office:value="0.881393241" calcext:value-type="float">
            <text:p>0.881393241</text:p>
          </table:table-cell>
          <table:table-cell office:value-type="float" office:value="-0.164722585" calcext:value-type="float">
            <text:p>-0.164722585</text:p>
          </table:table-cell>
          <table:table-cell table:formula="of:=[.A1834]*[.A1834]+[.B1834]*[.B1834]" office:value-type="float" office:value="0.803987575289566" calcext:value-type="float">
            <text:p>0.803987575289566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0909090908" calcext:value-type="float">
            <text:p>0.0909090908</text:p>
          </table:table-cell>
          <table:table-cell table:formula="of:=[.A1835]*[.A1835]+[.B1835]*[.B1835]" office:value-type="float" office:value="0.801477353415083" calcext:value-type="float">
            <text:p>0.801477353415083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0909090908" calcext:value-type="float">
            <text:p>-0.0909090908</text:p>
          </table:table-cell>
          <table:table-cell table:formula="of:=[.A1836]*[.A1836]+[.B1836]*[.B1836]" office:value-type="float" office:value="0.801477353415083" calcext:value-type="float">
            <text:p>0.801477353415083</text:p>
          </table:table-cell>
        </table:table-row>
        <table:table-row table:style-name="ro1">
          <table:table-cell office:value-type="float" office:value="-0.182302428" calcext:value-type="float">
            <text:p>-0.182302428</text:p>
          </table:table-cell>
          <table:table-cell office:value-type="float" office:value="0.875" calcext:value-type="float">
            <text:p>0.875</text:p>
          </table:table-cell>
          <table:table-cell table:formula="of:=[.A1837]*[.A1837]+[.B1837]*[.B1837]" office:value-type="float" office:value="0.798859175254695" calcext:value-type="float">
            <text:p>0.798859175254695</text:p>
          </table:table-cell>
        </table:table-row>
        <table:table-row table:style-name="ro1">
          <table:table-cell office:value-type="float" office:value="-0.182302427" calcext:value-type="float">
            <text:p>-0.182302427</text:p>
          </table:table-cell>
          <table:table-cell office:value-type="float" office:value="-0.875" calcext:value-type="float">
            <text:p>-0.875</text:p>
          </table:table-cell>
          <table:table-cell table:formula="of:=[.A1838]*[.A1838]+[.B1838]*[.B1838]" office:value-type="float" office:value="0.79885917489009" calcext:value-type="float">
            <text:p>0.79885917489009</text:p>
          </table:table-cell>
        </table:table-row>
        <table:table-row table:style-name="ro1">
          <table:table-cell office:value-type="float" office:value="0.870641787" calcext:value-type="float">
            <text:p>0.870641787</text:p>
          </table:table-cell>
          <table:table-cell office:value-type="float" office:value="0.193181818" calcext:value-type="float">
            <text:p>0.193181818</text:p>
          </table:table-cell>
          <table:table-cell table:formula="of:=[.A1839]*[.A1839]+[.B1839]*[.B1839]" office:value-type="float" office:value="0.795336336076338" calcext:value-type="float">
            <text:p>0.795336336076338</text:p>
          </table:table-cell>
        </table:table-row>
        <table:table-row table:style-name="ro1">
          <table:table-cell office:value-type="float" office:value="0.870641787" calcext:value-type="float">
            <text:p>0.870641787</text:p>
          </table:table-cell>
          <table:table-cell office:value-type="float" office:value="-0.193181818" calcext:value-type="float">
            <text:p>-0.193181818</text:p>
          </table:table-cell>
          <table:table-cell table:formula="of:=[.A1840]*[.A1840]+[.B1840]*[.B1840]" office:value-type="float" office:value="0.795336336076338" calcext:value-type="float">
            <text:p>0.795336336076338</text:p>
          </table:table-cell>
        </table:table-row>
        <table:table-row table:style-name="ro1">
          <table:table-cell office:value-type="float" office:value="-0.873080802" calcext:value-type="float">
            <text:p>-0.873080802</text:p>
          </table:table-cell>
          <table:table-cell office:value-type="float" office:value="0.177570012" calcext:value-type="float">
            <text:p>0.177570012</text:p>
          </table:table-cell>
          <table:table-cell table:formula="of:=[.A1841]*[.A1841]+[.B1841]*[.B1841]" office:value-type="float" office:value="0.793801195982643" calcext:value-type="float">
            <text:p>0.793801195982643</text:p>
          </table:table-cell>
        </table:table-row>
        <table:table-row table:style-name="ro1">
          <table:table-cell office:value-type="float" office:value="-0.873080802" calcext:value-type="float">
            <text:p>-0.873080802</text:p>
          </table:table-cell>
          <table:table-cell office:value-type="float" office:value="-0.177570012" calcext:value-type="float">
            <text:p>-0.177570012</text:p>
          </table:table-cell>
          <table:table-cell table:formula="of:=[.A1842]*[.A1842]+[.B1842]*[.B1842]" office:value-type="float" office:value="0.793801195982643" calcext:value-type="float">
            <text:p>0.793801195982643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" calcext:value-type="float">
            <text:p>0</text:p>
          </table:table-cell>
          <table:table-cell table:formula="of:=[.A1843]*[.A1843]+[.B1843]*[.B1843]" office:value-type="float" office:value="0.793212890625" calcext:value-type="float">
            <text:p>0.793212890625</text:p>
          </table:table-cell>
        </table:table-row>
        <table:table-row table:style-name="ro1">
          <table:table-cell office:value-type="float" office:value="-0.049498135" calcext:value-type="float">
            <text:p>-0.049498135</text:p>
          </table:table-cell>
          <table:table-cell office:value-type="float" office:value="0.888601183" calcext:value-type="float">
            <text:p>0.888601183</text:p>
          </table:table-cell>
          <table:table-cell table:formula="of:=[.A1844]*[.A1844]+[.B1844]*[.B1844]" office:value-type="float" office:value="0.792062127797478" calcext:value-type="float">
            <text:p>0.792062127797478</text:p>
          </table:table-cell>
        </table:table-row>
        <table:table-row table:style-name="ro1">
          <table:table-cell office:value-type="float" office:value="-0.049498135" calcext:value-type="float">
            <text:p>-0.049498135</text:p>
          </table:table-cell>
          <table:table-cell office:value-type="float" office:value="-0.888601183" calcext:value-type="float">
            <text:p>-0.888601183</text:p>
          </table:table-cell>
          <table:table-cell table:formula="of:=[.A1845]*[.A1845]+[.B1845]*[.B1845]" office:value-type="float" office:value="0.792062127797478" calcext:value-type="float">
            <text:p>0.792062127797478</text:p>
          </table:table-cell>
        </table:table-row>
        <table:table-row table:style-name="ro1">
          <table:table-cell office:value-type="float" office:value="-0.167078532" calcext:value-type="float">
            <text:p>-0.167078532</text:p>
          </table:table-cell>
          <table:table-cell office:value-type="float" office:value="-0.873580018" calcext:value-type="float">
            <text:p>-0.873580018</text:p>
          </table:table-cell>
          <table:table-cell table:formula="of:=[.A1846]*[.A1846]+[.B1846]*[.B1846]" office:value-type="float" office:value="0.791057283704155" calcext:value-type="float">
            <text:p>0.791057283704155</text:p>
          </table:table-cell>
        </table:table-row>
        <table:table-row table:style-name="ro1">
          <table:table-cell office:value-type="float" office:value="-0.167078536" calcext:value-type="float">
            <text:p>-0.167078536</text:p>
          </table:table-cell>
          <table:table-cell office:value-type="float" office:value="0.873580009" calcext:value-type="float">
            <text:p>0.873580009</text:p>
          </table:table-cell>
          <table:table-cell table:formula="of:=[.A1847]*[.A1847]+[.B1847]*[.B1847]" office:value-type="float" office:value="0.791057269316343" calcext:value-type="float">
            <text:p>0.79105726931634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818181818" calcext:value-type="float">
            <text:p>0.818181818</text:p>
          </table:table-cell>
          <table:table-cell table:formula="of:=[.A1848]*[.A1848]+[.B1848]*[.B1848]" office:value-type="float" office:value="0.787585549805785" calcext:value-type="float">
            <text:p>0.787585549805785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818181818" calcext:value-type="float">
            <text:p>-0.818181818</text:p>
          </table:table-cell>
          <table:table-cell table:formula="of:=[.A1849]*[.A1849]+[.B1849]*[.B1849]" office:value-type="float" office:value="0.787585549805785" calcext:value-type="float">
            <text:p>0.787585549805785</text:p>
          </table:table-cell>
        </table:table-row>
        <table:table-row table:style-name="ro1">
          <table:table-cell office:value-type="float" office:value="-0.845252981" calcext:value-type="float">
            <text:p>-0.845252981</text:p>
          </table:table-cell>
          <table:table-cell office:value-type="float" office:value="0.269245024" calcext:value-type="float">
            <text:p>0.269245024</text:p>
          </table:table-cell>
          <table:table-cell table:formula="of:=[.A1850]*[.A1850]+[.B1850]*[.B1850]" office:value-type="float" office:value="0.786945484838147" calcext:value-type="float">
            <text:p>0.786945484838147</text:p>
          </table:table-cell>
        </table:table-row>
        <table:table-row table:style-name="ro1">
          <table:table-cell office:value-type="float" office:value="-0.845252981" calcext:value-type="float">
            <text:p>-0.845252981</text:p>
          </table:table-cell>
          <table:table-cell office:value-type="float" office:value="-0.269245024" calcext:value-type="float">
            <text:p>-0.269245024</text:p>
          </table:table-cell>
          <table:table-cell table:formula="of:=[.A1851]*[.A1851]+[.B1851]*[.B1851]" office:value-type="float" office:value="0.786945484838147" calcext:value-type="float">
            <text:p>0.786945484838147</text:p>
          </table:table-cell>
        </table:table-row>
        <table:table-row table:style-name="ro1">
          <table:table-cell office:value-type="float" office:value="0.886677802" calcext:value-type="float">
            <text:p>0.886677802</text:p>
          </table:table-cell>
          <table:table-cell office:value-type="float" office:value="0" calcext:value-type="float">
            <text:p>0</text:p>
          </table:table-cell>
          <table:table-cell table:formula="of:=[.A1852]*[.A1852]+[.B1852]*[.B1852]" office:value-type="float" office:value="0.786197524559551" calcext:value-type="float">
            <text:p>0.786197524559551</text:p>
          </table:table-cell>
        </table:table-row>
        <table:table-row table:style-name="ro1">
          <table:table-cell office:value-type="float" office:value="0.780820698" calcext:value-type="float">
            <text:p>0.780820698</text:p>
          </table:table-cell>
          <table:table-cell office:value-type="float" office:value="0.417378841" calcext:value-type="float">
            <text:p>0.417378841</text:p>
          </table:table-cell>
          <table:table-cell table:formula="of:=[.A1853]*[.A1853]+[.B1853]*[.B1853]" office:value-type="float" office:value="0.78388605933971" calcext:value-type="float">
            <text:p>0.78388605933971</text:p>
          </table:table-cell>
        </table:table-row>
        <table:table-row table:style-name="ro1">
          <table:table-cell office:value-type="float" office:value="0.780820698" calcext:value-type="float">
            <text:p>0.780820698</text:p>
          </table:table-cell>
          <table:table-cell office:value-type="float" office:value="-0.417378841" calcext:value-type="float">
            <text:p>-0.417378841</text:p>
          </table:table-cell>
          <table:table-cell table:formula="of:=[.A1854]*[.A1854]+[.B1854]*[.B1854]" office:value-type="float" office:value="0.78388605933971" calcext:value-type="float">
            <text:p>0.78388605933971</text:p>
          </table:table-cell>
        </table:table-row>
        <table:table-row table:style-name="ro1">
          <table:table-cell office:value-type="float" office:value="-0.75410148" calcext:value-type="float">
            <text:p>-0.75410148</text:p>
          </table:table-cell>
          <table:table-cell office:value-type="float" office:value="0.458446605" calcext:value-type="float">
            <text:p>0.458446605</text:p>
          </table:table-cell>
          <table:table-cell table:formula="of:=[.A1855]*[.A1855]+[.B1855]*[.B1855]" office:value-type="float" office:value="0.778842331774216" calcext:value-type="float">
            <text:p>0.778842331774216</text:p>
          </table:table-cell>
        </table:table-row>
        <table:table-row table:style-name="ro1">
          <table:table-cell office:value-type="float" office:value="-0.754101479" calcext:value-type="float">
            <text:p>-0.754101479</text:p>
          </table:table-cell>
          <table:table-cell office:value-type="float" office:value="-0.458446605" calcext:value-type="float">
            <text:p>-0.458446605</text:p>
          </table:table-cell>
          <table:table-cell table:formula="of:=[.A1856]*[.A1856]+[.B1856]*[.B1856]" office:value-type="float" office:value="0.778842330266013" calcext:value-type="float">
            <text:p>0.778842330266013</text:p>
          </table:table-cell>
        </table:table-row>
        <table:table-row table:style-name="ro1">
          <table:table-cell office:value-type="float" office:value="0.64552753" calcext:value-type="float">
            <text:p>0.64552753</text:p>
          </table:table-cell>
          <table:table-cell office:value-type="float" office:value="0.601277784" calcext:value-type="float">
            <text:p>0.601277784</text:p>
          </table:table-cell>
          <table:table-cell table:formula="of:=[.A1857]*[.A1857]+[.B1857]*[.B1857]" office:value-type="float" office:value="0.778240765519852" calcext:value-type="float">
            <text:p>0.778240765519852</text:p>
          </table:table-cell>
        </table:table-row>
        <table:table-row table:style-name="ro1">
          <table:table-cell office:value-type="float" office:value="0.645527529" calcext:value-type="float">
            <text:p>0.645527529</text:p>
          </table:table-cell>
          <table:table-cell office:value-type="float" office:value="-0.601277778" calcext:value-type="float">
            <text:p>-0.601277778</text:p>
          </table:table-cell>
          <table:table-cell table:formula="of:=[.A1858]*[.A1858]+[.B1858]*[.B1858]" office:value-type="float" office:value="0.778240757013463" calcext:value-type="float">
            <text:p>0.778240757013463</text:p>
          </table:table-cell>
        </table:table-row>
        <table:table-row table:style-name="ro1">
          <table:table-cell office:value-type="float" office:value="-0.559199058" calcext:value-type="float">
            <text:p>-0.559199058</text:p>
          </table:table-cell>
          <table:table-cell office:value-type="float" office:value="0.681818182" calcext:value-type="float">
            <text:p>0.681818182</text:p>
          </table:table-cell>
          <table:table-cell table:formula="of:=[.A1859]*[.A1859]+[.B1859]*[.B1859]" office:value-type="float" office:value="0.777579619773872" calcext:value-type="float">
            <text:p>0.777579619773872</text:p>
          </table:table-cell>
        </table:table-row>
        <table:table-row table:style-name="ro1">
          <table:table-cell office:value-type="float" office:value="-0.559199057" calcext:value-type="float">
            <text:p>-0.559199057</text:p>
          </table:table-cell>
          <table:table-cell office:value-type="float" office:value="-0.681818182" calcext:value-type="float">
            <text:p>-0.681818182</text:p>
          </table:table-cell>
          <table:table-cell table:formula="of:=[.A1860]*[.A1860]+[.B1860]*[.B1860]" office:value-type="float" office:value="0.777579618655474" calcext:value-type="float">
            <text:p>0.777579618655474</text:p>
          </table:table-cell>
        </table:table-row>
        <table:table-row table:style-name="ro1">
          <table:table-cell office:value-type="float" office:value="-0.852765231" calcext:value-type="float">
            <text:p>-0.852765231</text:p>
          </table:table-cell>
          <table:table-cell office:value-type="float" office:value="0.222043995" calcext:value-type="float">
            <text:p>0.222043995</text:p>
          </table:table-cell>
          <table:table-cell table:formula="of:=[.A1861]*[.A1861]+[.B1861]*[.B1861]" office:value-type="float" office:value="0.776512074918043" calcext:value-type="float">
            <text:p>0.776512074918043</text:p>
          </table:table-cell>
        </table:table-row>
        <table:table-row table:style-name="ro1">
          <table:table-cell office:value-type="float" office:value="-0.852765231" calcext:value-type="float">
            <text:p>-0.852765231</text:p>
          </table:table-cell>
          <table:table-cell office:value-type="float" office:value="-0.222043995" calcext:value-type="float">
            <text:p>-0.222043995</text:p>
          </table:table-cell>
          <table:table-cell table:formula="of:=[.A1862]*[.A1862]+[.B1862]*[.B1862]" office:value-type="float" office:value="0.776512074918043" calcext:value-type="float">
            <text:p>0.776512074918043</text:p>
          </table:table-cell>
        </table:table-row>
        <table:table-row table:style-name="ro1">
          <table:table-cell office:value-type="float" office:value="0.79426676" calcext:value-type="float">
            <text:p>0.79426676</text:p>
          </table:table-cell>
          <table:table-cell office:value-type="float" office:value="0.379714966" calcext:value-type="float">
            <text:p>0.379714966</text:p>
          </table:table-cell>
          <table:table-cell table:formula="of:=[.A1863]*[.A1863]+[.B1863]*[.B1863]" office:value-type="float" office:value="0.775043141445279" calcext:value-type="float">
            <text:p>0.775043141445279</text:p>
          </table:table-cell>
        </table:table-row>
        <table:table-row table:style-name="ro1">
          <table:table-cell office:value-type="float" office:value="-0.713069086" calcext:value-type="float">
            <text:p>-0.713069086</text:p>
          </table:table-cell>
          <table:table-cell office:value-type="float" office:value="-0.515663073" calcext:value-type="float">
            <text:p>-0.515663073</text:p>
          </table:table-cell>
          <table:table-cell table:formula="of:=[.A1864]*[.A1864]+[.B1864]*[.B1864]" office:value-type="float" office:value="0.774375926264679" calcext:value-type="float">
            <text:p>0.774375926264679</text:p>
          </table:table-cell>
        </table:table-row>
        <table:table-row table:style-name="ro1">
          <table:table-cell office:value-type="float" office:value="-0.713069085" calcext:value-type="float">
            <text:p>-0.713069085</text:p>
          </table:table-cell>
          <table:table-cell office:value-type="float" office:value="0.515663072" calcext:value-type="float">
            <text:p>0.515663072</text:p>
          </table:table-cell>
          <table:table-cell table:formula="of:=[.A1865]*[.A1865]+[.B1865]*[.B1865]" office:value-type="float" office:value="0.774375923807214" calcext:value-type="float">
            <text:p>0.774375923807214</text:p>
          </table:table-cell>
        </table:table-row>
        <table:table-row table:style-name="ro1">
          <table:table-cell office:value-type="float" office:value="0.87890625" calcext:value-type="float">
            <text:p>0.87890625</text:p>
          </table:table-cell>
          <table:table-cell office:value-type="float" office:value="0" calcext:value-type="float">
            <text:p>0</text:p>
          </table:table-cell>
          <table:table-cell table:formula="of:=[.A1866]*[.A1866]+[.B1866]*[.B1866]" office:value-type="float" office:value="0.772476196289063" calcext:value-type="float">
            <text:p>0.772476196289063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181818182" calcext:value-type="float">
            <text:p>0.181818182</text:p>
          </table:table-cell>
          <table:table-cell table:formula="of:=[.A1867]*[.A1867]+[.B1867]*[.B1867]" office:value-type="float" office:value="0.771583241930785" calcext:value-type="float">
            <text:p>0.771583241930785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181818182" calcext:value-type="float">
            <text:p>-0.181818182</text:p>
          </table:table-cell>
          <table:table-cell table:formula="of:=[.A1868]*[.A1868]+[.B1868]*[.B1868]" office:value-type="float" office:value="0.771583241930785" calcext:value-type="float">
            <text:p>0.771583241930785</text:p>
          </table:table-cell>
        </table:table-row>
        <table:table-row table:style-name="ro1">
          <table:table-cell office:value-type="float" office:value="-0.00213833532" calcext:value-type="float">
            <text:p>-0.00213833532</text:p>
          </table:table-cell>
          <table:table-cell office:value-type="float" office:value="-0.878066802" calcext:value-type="float">
            <text:p>-0.878066802</text:p>
          </table:table-cell>
          <table:table-cell table:formula="of:=[.A1869]*[.A1869]+[.B1869]*[.B1869]" office:value-type="float" office:value="0.771005881252448" calcext:value-type="float">
            <text:p>0.771005881252448</text:p>
          </table:table-cell>
        </table:table-row>
        <table:table-row table:style-name="ro1">
          <table:table-cell office:value-type="float" office:value="-0.00213833497" calcext:value-type="float">
            <text:p>-0.00213833497</text:p>
          </table:table-cell>
          <table:table-cell office:value-type="float" office:value="0.878066801" calcext:value-type="float">
            <text:p>0.878066801</text:p>
          </table:table-cell>
          <table:table-cell table:formula="of:=[.A1870]*[.A1870]+[.B1870]*[.B1870]" office:value-type="float" office:value="0.771005879494818" calcext:value-type="float">
            <text:p>0.771005879494818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454545455" calcext:value-type="float">
            <text:p>0.454545455</text:p>
          </table:table-cell>
          <table:table-cell table:formula="of:=[.A1871]*[.A1871]+[.B1871]*[.B1871]" office:value-type="float" office:value="0.769111570661157" calcext:value-type="float">
            <text:p>0.769111570661157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454545455" calcext:value-type="float">
            <text:p>-0.454545455</text:p>
          </table:table-cell>
          <table:table-cell table:formula="of:=[.A1872]*[.A1872]+[.B1872]*[.B1872]" office:value-type="float" office:value="0.769111570661157" calcext:value-type="float">
            <text:p>0.769111570661157</text:p>
          </table:table-cell>
        </table:table-row>
        <table:table-row table:style-name="ro1">
          <table:table-cell office:value-type="float" office:value="0.0883880262" calcext:value-type="float">
            <text:p>0.0883880262</text:p>
          </table:table-cell>
          <table:table-cell office:value-type="float" office:value="-0.872156118" calcext:value-type="float">
            <text:p>-0.872156118</text:p>
          </table:table-cell>
          <table:table-cell table:formula="of:=[.A1873]*[.A1873]+[.B1873]*[.B1873]" office:value-type="float" office:value="0.768468737340362" calcext:value-type="float">
            <text:p>0.768468737340362</text:p>
          </table:table-cell>
        </table:table-row>
        <table:table-row table:style-name="ro1">
          <table:table-cell office:value-type="float" office:value="0.0883880218" calcext:value-type="float">
            <text:p>0.0883880218</text:p>
          </table:table-cell>
          <table:table-cell office:value-type="float" office:value="0.872156117" calcext:value-type="float">
            <text:p>0.872156117</text:p>
          </table:table-cell>
          <table:table-cell table:formula="of:=[.A1874]*[.A1874]+[.B1874]*[.B1874]" office:value-type="float" office:value="0.768468734818235" calcext:value-type="float">
            <text:p>0.768468734818235</text:p>
          </table:table-cell>
        </table:table-row>
        <table:table-row table:style-name="ro1">
          <table:table-cell office:value-type="float" office:value="-0.849220142" calcext:value-type="float">
            <text:p>-0.849220142</text:p>
          </table:table-cell>
          <table:table-cell office:value-type="float" office:value="-0.215359453" calcext:value-type="float">
            <text:p>-0.215359453</text:p>
          </table:table-cell>
          <table:table-cell table:formula="of:=[.A1875]*[.A1875]+[.B1875]*[.B1875]" office:value-type="float" office:value="0.767554543574959" calcext:value-type="float">
            <text:p>0.767554543574959</text:p>
          </table:table-cell>
        </table:table-row>
        <table:table-row table:style-name="ro1">
          <table:table-cell office:value-type="float" office:value="-0.849220141" calcext:value-type="float">
            <text:p>-0.849220141</text:p>
          </table:table-cell>
          <table:table-cell office:value-type="float" office:value="0.215359454" calcext:value-type="float">
            <text:p>0.215359454</text:p>
          </table:table-cell>
          <table:table-cell table:formula="of:=[.A1876]*[.A1876]+[.B1876]*[.B1876]" office:value-type="float" office:value="0.767554542307238" calcext:value-type="float">
            <text:p>0.767554542307238</text:p>
          </table:table-cell>
        </table:table-row>
        <table:table-row table:style-name="ro1">
          <table:table-cell office:value-type="float" office:value="0.875964615" calcext:value-type="float">
            <text:p>0.875964615</text:p>
          </table:table-cell>
          <table:table-cell office:value-type="float" office:value="0" calcext:value-type="float">
            <text:p>0</text:p>
          </table:table-cell>
          <table:table-cell table:formula="of:=[.A1877]*[.A1877]+[.B1877]*[.B1877]" office:value-type="float" office:value="0.767314006732098" calcext:value-type="float">
            <text:p>0.767314006732098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818181818" calcext:value-type="float">
            <text:p>0.818181818</text:p>
          </table:table-cell>
          <table:table-cell table:formula="of:=[.A1878]*[.A1878]+[.B1878]*[.B1878]" office:value-type="float" office:value="0.767077737305785" calcext:value-type="float">
            <text:p>0.767077737305785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818181818" calcext:value-type="float">
            <text:p>-0.818181818</text:p>
          </table:table-cell>
          <table:table-cell table:formula="of:=[.A1879]*[.A1879]+[.B1879]*[.B1879]" office:value-type="float" office:value="0.767077737305785" calcext:value-type="float">
            <text:p>0.767077737305785</text:p>
          </table:table-cell>
        </table:table-row>
        <table:table-row table:style-name="ro1">
          <table:table-cell office:value-type="float" office:value="-0.294163388" calcext:value-type="float">
            <text:p>-0.294163388</text:p>
          </table:table-cell>
          <table:table-cell office:value-type="float" office:value="-0.824811809" calcext:value-type="float">
            <text:p>-0.824811809</text:p>
          </table:table-cell>
          <table:table-cell table:formula="of:=[.A1880]*[.A1880]+[.B1880]*[.B1880]" office:value-type="float" office:value="0.766846619105491" calcext:value-type="float">
            <text:p>0.766846619105491</text:p>
          </table:table-cell>
        </table:table-row>
        <table:table-row table:style-name="ro1">
          <table:table-cell office:value-type="float" office:value="-0.294163383" calcext:value-type="float">
            <text:p>-0.294163383</text:p>
          </table:table-cell>
          <table:table-cell office:value-type="float" office:value="0.824811807" calcext:value-type="float">
            <text:p>0.824811807</text:p>
          </table:table-cell>
          <table:table-cell table:formula="of:=[.A1881]*[.A1881]+[.B1881]*[.B1881]" office:value-type="float" office:value="0.76684661286461" calcext:value-type="float">
            <text:p>0.76684661286461</text:p>
          </table:table-cell>
        </table:table-row>
        <table:table-row table:style-name="ro1">
          <table:table-cell office:value-type="float" office:value="-0.818383754" calcext:value-type="float">
            <text:p>-0.818383754</text:p>
          </table:table-cell>
          <table:table-cell office:value-type="float" office:value="0.307348467" calcext:value-type="float">
            <text:p>0.307348467</text:p>
          </table:table-cell>
          <table:table-cell table:formula="of:=[.A1882]*[.A1882]+[.B1882]*[.B1882]" office:value-type="float" office:value="0.764215048978383" calcext:value-type="float">
            <text:p>0.764215048978383</text:p>
          </table:table-cell>
        </table:table-row>
        <table:table-row table:style-name="ro1">
          <table:table-cell office:value-type="float" office:value="-0.818383754" calcext:value-type="float">
            <text:p>-0.818383754</text:p>
          </table:table-cell>
          <table:table-cell office:value-type="float" office:value="-0.307348467" calcext:value-type="float">
            <text:p>-0.307348467</text:p>
          </table:table-cell>
          <table:table-cell table:formula="of:=[.A1883]*[.A1883]+[.B1883]*[.B1883]" office:value-type="float" office:value="0.764215048978383" calcext:value-type="float">
            <text:p>0.764215048978383</text:p>
          </table:table-cell>
        </table:table-row>
        <table:table-row table:style-name="ro1">
          <table:table-cell office:value-type="float" office:value="0.0874891044" calcext:value-type="float">
            <text:p>0.0874891044</text:p>
          </table:table-cell>
          <table:table-cell office:value-type="float" office:value="0.869318182" calcext:value-type="float">
            <text:p>0.869318182</text:p>
          </table:table-cell>
          <table:table-cell table:formula="of:=[.A1884]*[.A1884]+[.B1884]*[.B1884]" office:value-type="float" office:value="0.763368444944499" calcext:value-type="float">
            <text:p>0.763368444944499</text:p>
          </table:table-cell>
        </table:table-row>
        <table:table-row table:style-name="ro1">
          <table:table-cell office:value-type="float" office:value="0.0874891044" calcext:value-type="float">
            <text:p>0.0874891044</text:p>
          </table:table-cell>
          <table:table-cell office:value-type="float" office:value="-0.869318182" calcext:value-type="float">
            <text:p>-0.869318182</text:p>
          </table:table-cell>
          <table:table-cell table:formula="of:=[.A1885]*[.A1885]+[.B1885]*[.B1885]" office:value-type="float" office:value="0.763368444944499" calcext:value-type="float">
            <text:p>0.763368444944499</text:p>
          </table:table-cell>
        </table:table-row>
        <table:table-row table:style-name="ro1">
          <table:table-cell office:value-type="float" office:value="0.423233986" calcext:value-type="float">
            <text:p>0.423233986</text:p>
          </table:table-cell>
          <table:table-cell office:value-type="float" office:value="0.763061523" calcext:value-type="float">
            <text:p>0.763061523</text:p>
          </table:table-cell>
          <table:table-cell table:formula="of:=[.A1886]*[.A1886]+[.B1886]*[.B1886]" office:value-type="float" office:value="0.761389894788528" calcext:value-type="float">
            <text:p>0.761389894788528</text:p>
          </table:table-cell>
        </table:table-row>
        <table:table-row table:style-name="ro1">
          <table:table-cell office:value-type="float" office:value="-0.566941101" calcext:value-type="float">
            <text:p>-0.566941101</text:p>
          </table:table-cell>
          <table:table-cell office:value-type="float" office:value="0.66318847" calcext:value-type="float">
            <text:p>0.66318847</text:p>
          </table:table-cell>
          <table:table-cell table:formula="of:=[.A1887]*[.A1887]+[.B1887]*[.B1887]" office:value-type="float" office:value="0.761241158744033" calcext:value-type="float">
            <text:p>0.761241158744033</text:p>
          </table:table-cell>
        </table:table-row>
        <table:table-row table:style-name="ro1">
          <table:table-cell office:value-type="float" office:value="-0.566941102" calcext:value-type="float">
            <text:p>-0.566941102</text:p>
          </table:table-cell>
          <table:table-cell office:value-type="float" office:value="-0.663188469" calcext:value-type="float">
            <text:p>-0.663188469</text:p>
          </table:table-cell>
          <table:table-cell table:formula="of:=[.A1888]*[.A1888]+[.B1888]*[.B1888]" office:value-type="float" office:value="0.761241158551538" calcext:value-type="float">
            <text:p>0.761241158551538</text:p>
          </table:table-cell>
        </table:table-row>
        <table:table-row table:style-name="ro1">
          <table:table-cell office:value-type="float" office:value="0.526215861" calcext:value-type="float">
            <text:p>0.526215861</text:p>
          </table:table-cell>
          <table:table-cell office:value-type="float" office:value="0.693181819" calcext:value-type="float">
            <text:p>0.693181819</text:p>
          </table:table-cell>
          <table:table-cell table:formula="of:=[.A1889]*[.A1889]+[.B1889]*[.B1889]" office:value-type="float" office:value="0.75740416656012" calcext:value-type="float">
            <text:p>0.75740416656012</text:p>
          </table:table-cell>
        </table:table-row>
        <table:table-row table:style-name="ro1">
          <table:table-cell office:value-type="float" office:value="0.526215861" calcext:value-type="float">
            <text:p>0.526215861</text:p>
          </table:table-cell>
          <table:table-cell office:value-type="float" office:value="-0.693181818" calcext:value-type="float">
            <text:p>-0.693181818</text:p>
          </table:table-cell>
          <table:table-cell table:formula="of:=[.A1890]*[.A1890]+[.B1890]*[.B1890]" office:value-type="float" office:value="0.757404165173756" calcext:value-type="float">
            <text:p>0.757404165173756</text:p>
          </table:table-cell>
        </table:table-row>
        <table:table-row table:style-name="ro1">
          <table:table-cell office:value-type="float" office:value="0.108176875" calcext:value-type="float">
            <text:p>0.108176875</text:p>
          </table:table-cell>
          <table:table-cell office:value-type="float" office:value="0.859625149" calcext:value-type="float">
            <text:p>0.859625149</text:p>
          </table:table-cell>
          <table:table-cell table:formula="of:=[.A1891]*[.A1891]+[.B1891]*[.B1891]" office:value-type="float" office:value="0.750657633078038" calcext:value-type="float">
            <text:p>0.750657633078038</text:p>
          </table:table-cell>
        </table:table-row>
        <table:table-row table:style-name="ro1">
          <table:table-cell office:value-type="float" office:value="0.108176875" calcext:value-type="float">
            <text:p>0.108176875</text:p>
          </table:table-cell>
          <table:table-cell office:value-type="float" office:value="-0.859625149" calcext:value-type="float">
            <text:p>-0.859625149</text:p>
          </table:table-cell>
          <table:table-cell table:formula="of:=[.A1892]*[.A1892]+[.B1892]*[.B1892]" office:value-type="float" office:value="0.750657633078038" calcext:value-type="float">
            <text:p>0.750657633078038</text:p>
          </table:table-cell>
        </table:table-row>
        <table:table-row table:style-name="ro1">
          <table:table-cell office:value-type="float" office:value="-0.610068759" calcext:value-type="float">
            <text:p>-0.610068759</text:p>
          </table:table-cell>
          <table:table-cell office:value-type="float" office:value="-0.614266819" calcext:value-type="float">
            <text:p>-0.614266819</text:p>
          </table:table-cell>
          <table:table-cell table:formula="of:=[.A1893]*[.A1893]+[.B1893]*[.B1893]" office:value-type="float" office:value="0.749507615632179" calcext:value-type="float">
            <text:p>0.749507615632179</text:p>
          </table:table-cell>
        </table:table-row>
        <table:table-row table:style-name="ro1">
          <table:table-cell office:value-type="float" office:value="-0.610068758" calcext:value-type="float">
            <text:p>-0.610068758</text:p>
          </table:table-cell>
          <table:table-cell office:value-type="float" office:value="0.614266818" calcext:value-type="float">
            <text:p>0.614266818</text:p>
          </table:table-cell>
          <table:table-cell table:formula="of:=[.A1894]*[.A1894]+[.B1894]*[.B1894]" office:value-type="float" office:value="0.749507613183508" calcext:value-type="float">
            <text:p>0.749507613183508</text:p>
          </table:table-cell>
        </table:table-row>
        <table:table-row table:style-name="ro1">
          <table:table-cell office:value-type="float" office:value="0.41058154" calcext:value-type="float">
            <text:p>0.41058154</text:p>
          </table:table-cell>
          <table:table-cell office:value-type="float" office:value="0.761881202" calcext:value-type="float">
            <text:p>0.761881202</text:p>
          </table:table-cell>
          <table:table-cell table:formula="of:=[.A1895]*[.A1895]+[.B1895]*[.B1895]" office:value-type="float" office:value="0.749040166949736" calcext:value-type="float">
            <text:p>0.749040166949736</text:p>
          </table:table-cell>
        </table:table-row>
        <table:table-row table:style-name="ro1">
          <table:table-cell office:value-type="float" office:value="0.41058154" calcext:value-type="float">
            <text:p>0.41058154</text:p>
          </table:table-cell>
          <table:table-cell office:value-type="float" office:value="-0.761881202" calcext:value-type="float">
            <text:p>-0.761881202</text:p>
          </table:table-cell>
          <table:table-cell table:formula="of:=[.A1896]*[.A1896]+[.B1896]*[.B1896]" office:value-type="float" office:value="0.749040166949736" calcext:value-type="float">
            <text:p>0.749040166949736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545454545" calcext:value-type="float">
            <text:p>0.545454545</text:p>
          </table:table-cell>
          <table:table-cell table:formula="of:=[.A1897]*[.A1897]+[.B1897]*[.B1897]" office:value-type="float" office:value="0.748936676286157" calcext:value-type="float">
            <text:p>0.748936676286157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545454545" calcext:value-type="float">
            <text:p>-0.545454545</text:p>
          </table:table-cell>
          <table:table-cell table:formula="of:=[.A1898]*[.A1898]+[.B1898]*[.B1898]" office:value-type="float" office:value="0.748936676286157" calcext:value-type="float">
            <text:p>0.748936676286157</text:p>
          </table:table-cell>
        </table:table-row>
        <table:table-row table:style-name="ro1">
          <table:table-cell office:value-type="float" office:value="-0.855601843" calcext:value-type="float">
            <text:p>-0.855601843</text:p>
          </table:table-cell>
          <table:table-cell office:value-type="float" office:value="0.129914912" calcext:value-type="float">
            <text:p>0.129914912</text:p>
          </table:table-cell>
          <table:table-cell table:formula="of:=[.A1899]*[.A1899]+[.B1899]*[.B1899]" office:value-type="float" office:value="0.748932398104964" calcext:value-type="float">
            <text:p>0.748932398104964</text:p>
          </table:table-cell>
        </table:table-row>
        <table:table-row table:style-name="ro1">
          <table:table-cell office:value-type="float" office:value="-0.855601843" calcext:value-type="float">
            <text:p>-0.855601843</text:p>
          </table:table-cell>
          <table:table-cell office:value-type="float" office:value="-0.129914912" calcext:value-type="float">
            <text:p>-0.129914912</text:p>
          </table:table-cell>
          <table:table-cell table:formula="of:=[.A1900]*[.A1900]+[.B1900]*[.B1900]" office:value-type="float" office:value="0.748932398104964" calcext:value-type="float">
            <text:p>0.748932398104964</text:p>
          </table:table-cell>
        </table:table-row>
        <table:table-row table:style-name="ro1">
          <table:table-cell office:value-type="float" office:value="-0.179429367" calcext:value-type="float">
            <text:p>-0.179429367</text:p>
          </table:table-cell>
          <table:table-cell office:value-type="float" office:value="0.846202687" calcext:value-type="float">
            <text:p>0.846202687</text:p>
          </table:table-cell>
          <table:table-cell table:formula="of:=[.A1901]*[.A1901]+[.B1901]*[.B1901]" office:value-type="float" office:value="0.748253885228041" calcext:value-type="float">
            <text:p>0.748253885228041</text:p>
          </table:table-cell>
        </table:table-row>
        <table:table-row table:style-name="ro1">
          <table:table-cell office:value-type="float" office:value="-0.179429367" calcext:value-type="float">
            <text:p>-0.179429367</text:p>
          </table:table-cell>
          <table:table-cell office:value-type="float" office:value="-0.846202687" calcext:value-type="float">
            <text:p>-0.846202687</text:p>
          </table:table-cell>
          <table:table-cell table:formula="of:=[.A1902]*[.A1902]+[.B1902]*[.B1902]" office:value-type="float" office:value="0.748253885228041" calcext:value-type="float">
            <text:p>0.748253885228041</text:p>
          </table:table-cell>
        </table:table-row>
        <table:table-row table:style-name="ro1">
          <table:table-cell office:value-type="float" office:value="-0.854396286" calcext:value-type="float">
            <text:p>-0.854396286</text:p>
          </table:table-cell>
          <table:table-cell office:value-type="float" office:value="0.131073909" calcext:value-type="float">
            <text:p>0.131073909</text:p>
          </table:table-cell>
          <table:table-cell table:formula="of:=[.A1903]*[.A1903]+[.B1903]*[.B1903]" office:value-type="float" office:value="0.747173383151134" calcext:value-type="float">
            <text:p>0.747173383151134</text:p>
          </table:table-cell>
        </table:table-row>
        <table:table-row table:style-name="ro1">
          <table:table-cell office:value-type="float" office:value="-0.854396286" calcext:value-type="float">
            <text:p>-0.854396286</text:p>
          </table:table-cell>
          <table:table-cell office:value-type="float" office:value="-0.131073909" calcext:value-type="float">
            <text:p>-0.131073909</text:p>
          </table:table-cell>
          <table:table-cell table:formula="of:=[.A1904]*[.A1904]+[.B1904]*[.B1904]" office:value-type="float" office:value="0.747173383151134" calcext:value-type="float">
            <text:p>0.747173383151134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.0909090908" calcext:value-type="float">
            <text:p>0.0909090908</text:p>
          </table:table-cell>
          <table:table-cell table:formula="of:=[.A1905]*[.A1905]+[.B1905]*[.B1905]" office:value-type="float" office:value="0.746789853415083" calcext:value-type="float">
            <text:p>0.746789853415083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-0.0909090908" calcext:value-type="float">
            <text:p>-0.0909090908</text:p>
          </table:table-cell>
          <table:table-cell table:formula="of:=[.A1906]*[.A1906]+[.B1906]*[.B1906]" office:value-type="float" office:value="0.746789853415083" calcext:value-type="float">
            <text:p>0.746789853415083</text:p>
          </table:table-cell>
        </table:table-row>
        <table:table-row table:style-name="ro1">
          <table:table-cell office:value-type="float" office:value="-0.754046795" calcext:value-type="float">
            <text:p>-0.754046795</text:p>
          </table:table-cell>
          <table:table-cell office:value-type="float" office:value="-0.419817732" calcext:value-type="float">
            <text:p>-0.419817732</text:p>
          </table:table-cell>
          <table:table-cell table:formula="of:=[.A1907]*[.A1907]+[.B1907]*[.B1907]" office:value-type="float" office:value="0.744833497151396" calcext:value-type="float">
            <text:p>0.744833497151396</text:p>
          </table:table-cell>
        </table:table-row>
        <table:table-row table:style-name="ro1">
          <table:table-cell office:value-type="float" office:value="-0.754046795" calcext:value-type="float">
            <text:p>-0.754046795</text:p>
          </table:table-cell>
          <table:table-cell office:value-type="float" office:value="0.419817731" calcext:value-type="float">
            <text:p>0.419817731</text:p>
          </table:table-cell>
          <table:table-cell table:formula="of:=[.A1908]*[.A1908]+[.B1908]*[.B1908]" office:value-type="float" office:value="0.74483349631176" calcext:value-type="float">
            <text:p>0.74483349631176</text:p>
          </table:table-cell>
        </table:table-row>
        <table:table-row table:style-name="ro1">
          <table:table-cell office:value-type="float" office:value="-0.852012207" calcext:value-type="float">
            <text:p>-0.852012207</text:p>
          </table:table-cell>
          <table:table-cell office:value-type="float" office:value="0.131527471" calcext:value-type="float">
            <text:p>0.131527471</text:p>
          </table:table-cell>
          <table:table-cell table:formula="of:=[.A1909]*[.A1909]+[.B1909]*[.B1909]" office:value-type="float" office:value="0.743224276504667" calcext:value-type="float">
            <text:p>0.743224276504667</text:p>
          </table:table-cell>
        </table:table-row>
        <table:table-row table:style-name="ro1">
          <table:table-cell office:value-type="float" office:value="-0.852012207" calcext:value-type="float">
            <text:p>-0.852012207</text:p>
          </table:table-cell>
          <table:table-cell office:value-type="float" office:value="-0.131527471" calcext:value-type="float">
            <text:p>-0.131527471</text:p>
          </table:table-cell>
          <table:table-cell table:formula="of:=[.A1910]*[.A1910]+[.B1910]*[.B1910]" office:value-type="float" office:value="0.743224276504667" calcext:value-type="float">
            <text:p>0.743224276504667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363636364" calcext:value-type="float">
            <text:p>0.363636364</text:p>
          </table:table-cell>
          <table:table-cell table:formula="of:=[.A1911]*[.A1911]+[.B1911]*[.B1911]" office:value-type="float" office:value="0.74258296772314" calcext:value-type="float">
            <text:p>0.74258296772314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363636364" calcext:value-type="float">
            <text:p>-0.363636364</text:p>
          </table:table-cell>
          <table:table-cell table:formula="of:=[.A1912]*[.A1912]+[.B1912]*[.B1912]" office:value-type="float" office:value="0.74258296772314" calcext:value-type="float">
            <text:p>0.74258296772314</text:p>
          </table:table-cell>
        </table:table-row>
        <table:table-row table:style-name="ro1">
          <table:table-cell office:value-type="float" office:value="-0.857712748" calcext:value-type="float">
            <text:p>-0.857712748</text:p>
          </table:table-cell>
          <table:table-cell office:value-type="float" office:value="-0.0794798394" calcext:value-type="float">
            <text:p>-0.0794798394</text:p>
          </table:table-cell>
          <table:table-cell table:formula="of:=[.A1913]*[.A1913]+[.B1913]*[.B1913]" office:value-type="float" office:value="0.741988202952761" calcext:value-type="float">
            <text:p>0.741988202952761</text:p>
          </table:table-cell>
        </table:table-row>
        <table:table-row table:style-name="ro1">
          <table:table-cell office:value-type="float" office:value="-0.857712746" calcext:value-type="float">
            <text:p>-0.857712746</text:p>
          </table:table-cell>
          <table:table-cell office:value-type="float" office:value="0.079479839" calcext:value-type="float">
            <text:p>0.079479839</text:p>
          </table:table-cell>
          <table:table-cell table:formula="of:=[.A1914]*[.A1914]+[.B1914]*[.B1914]" office:value-type="float" office:value="0.741988199458326" calcext:value-type="float">
            <text:p>0.741988199458326</text:p>
          </table:table-cell>
        </table:table-row>
        <table:table-row table:style-name="ro1">
          <table:table-cell office:value-type="float" office:value="-0.816194832" calcext:value-type="float">
            <text:p>-0.816194832</text:p>
          </table:table-cell>
          <table:table-cell office:value-type="float" office:value="0.273089698" calcext:value-type="float">
            <text:p>0.273089698</text:p>
          </table:table-cell>
          <table:table-cell table:formula="of:=[.A1915]*[.A1915]+[.B1915]*[.B1915]" office:value-type="float" office:value="0.740751986937239" calcext:value-type="float">
            <text:p>0.740751986937239</text:p>
          </table:table-cell>
        </table:table-row>
        <table:table-row table:style-name="ro1">
          <table:table-cell office:value-type="float" office:value="-0.816194832" calcext:value-type="float">
            <text:p>-0.816194832</text:p>
          </table:table-cell>
          <table:table-cell office:value-type="float" office:value="-0.273089698" calcext:value-type="float">
            <text:p>-0.273089698</text:p>
          </table:table-cell>
          <table:table-cell table:formula="of:=[.A1916]*[.A1916]+[.B1916]*[.B1916]" office:value-type="float" office:value="0.740751986937239" calcext:value-type="float">
            <text:p>0.740751986937239</text:p>
          </table:table-cell>
        </table:table-row>
        <table:table-row table:style-name="ro1">
          <table:table-cell office:value-type="float" office:value="-0.859375" calcext:value-type="float">
            <text:p>-0.859375</text:p>
          </table:table-cell>
          <table:table-cell office:value-type="float" office:value="0" calcext:value-type="float">
            <text:p>0</text:p>
          </table:table-cell>
          <table:table-cell table:formula="of:=[.A1917]*[.A1917]+[.B1917]*[.B1917]" office:value-type="float" office:value="0.738525390625" calcext:value-type="float">
            <text:p>0.738525390625</text:p>
          </table:table-cell>
        </table:table-row>
        <table:table-row table:style-name="ro1">
          <table:table-cell office:value-type="float" office:value="-0.616983278" calcext:value-type="float">
            <text:p>-0.616983278</text:p>
          </table:table-cell>
          <table:table-cell office:value-type="float" office:value="-0.598053513" calcext:value-type="float">
            <text:p>-0.598053513</text:p>
          </table:table-cell>
          <table:table-cell table:formula="of:=[.A1918]*[.A1918]+[.B1918]*[.B1918]" office:value-type="float" office:value="0.738336369743266" calcext:value-type="float">
            <text:p>0.738336369743266</text:p>
          </table:table-cell>
        </table:table-row>
        <table:table-row table:style-name="ro1">
          <table:table-cell office:value-type="float" office:value="-0.616983277" calcext:value-type="float">
            <text:p>-0.616983277</text:p>
          </table:table-cell>
          <table:table-cell office:value-type="float" office:value="0.598053513" calcext:value-type="float">
            <text:p>0.598053513</text:p>
          </table:table-cell>
          <table:table-cell table:formula="of:=[.A1919]*[.A1919]+[.B1919]*[.B1919]" office:value-type="float" office:value="0.7383363685093" calcext:value-type="float">
            <text:p>0.7383363685093</text:p>
          </table:table-cell>
        </table:table-row>
        <table:table-row table:style-name="ro1">
          <table:table-cell office:value-type="float" office:value="-0.616985312" calcext:value-type="float">
            <text:p>-0.616985312</text:p>
          </table:table-cell>
          <table:table-cell office:value-type="float" office:value="-0.597753932" calcext:value-type="float">
            <text:p>-0.597753932</text:p>
          </table:table-cell>
          <table:table-cell table:formula="of:=[.A1920]*[.A1920]+[.B1920]*[.B1920]" office:value-type="float" office:value="0.737980638445198" calcext:value-type="float">
            <text:p>0.737980638445198</text:p>
          </table:table-cell>
        </table:table-row>
        <table:table-row table:style-name="ro1">
          <table:table-cell office:value-type="float" office:value="-0.616985311" calcext:value-type="float">
            <text:p>-0.616985311</text:p>
          </table:table-cell>
          <table:table-cell office:value-type="float" office:value="0.597753932" calcext:value-type="float">
            <text:p>0.597753932</text:p>
          </table:table-cell>
          <table:table-cell table:formula="of:=[.A1921]*[.A1921]+[.B1921]*[.B1921]" office:value-type="float" office:value="0.737980637211227" calcext:value-type="float">
            <text:p>0.737980637211227</text:p>
          </table:table-cell>
        </table:table-row>
        <table:table-row table:style-name="ro1">
          <table:table-cell office:value-type="float" office:value="-0.616260104" calcext:value-type="float">
            <text:p>-0.616260104</text:p>
          </table:table-cell>
          <table:table-cell office:value-type="float" office:value="-0.598444976" calcext:value-type="float">
            <text:p>-0.598444976</text:p>
          </table:table-cell>
          <table:table-cell table:formula="of:=[.A1922]*[.A1922]+[.B1922]*[.B1922]" office:value-type="float" office:value="0.737912905081731" calcext:value-type="float">
            <text:p>0.737912905081731</text:p>
          </table:table-cell>
        </table:table-row>
        <table:table-row table:style-name="ro1">
          <table:table-cell office:value-type="float" office:value="-0.616260103" calcext:value-type="float">
            <text:p>-0.616260103</text:p>
          </table:table-cell>
          <table:table-cell office:value-type="float" office:value="0.598444976" calcext:value-type="float">
            <text:p>0.598444976</text:p>
          </table:table-cell>
          <table:table-cell table:formula="of:=[.A1923]*[.A1923]+[.B1923]*[.B1923]" office:value-type="float" office:value="0.737912903849211" calcext:value-type="float">
            <text:p>0.737912903849211</text:p>
          </table:table-cell>
        </table:table-row>
        <table:table-row table:style-name="ro1">
          <table:table-cell office:value-type="float" office:value="-0.84875879" calcext:value-type="float">
            <text:p>-0.84875879</text:p>
          </table:table-cell>
          <table:table-cell office:value-type="float" office:value="0.130269566" calcext:value-type="float">
            <text:p>0.130269566</text:p>
          </table:table-cell>
          <table:table-cell table:formula="of:=[.A1924]*[.A1924]+[.B1924]*[.B1924]" office:value-type="float" office:value="0.737361643428093" calcext:value-type="float">
            <text:p>0.737361643428093</text:p>
          </table:table-cell>
        </table:table-row>
        <table:table-row table:style-name="ro1">
          <table:table-cell office:value-type="float" office:value="-0.84875879" calcext:value-type="float">
            <text:p>-0.84875879</text:p>
          </table:table-cell>
          <table:table-cell office:value-type="float" office:value="-0.130269566" calcext:value-type="float">
            <text:p>-0.130269566</text:p>
          </table:table-cell>
          <table:table-cell table:formula="of:=[.A1925]*[.A1925]+[.B1925]*[.B1925]" office:value-type="float" office:value="0.737361643428093" calcext:value-type="float">
            <text:p>0.737361643428093</text:p>
          </table:table-cell>
        </table:table-row>
        <table:table-row table:style-name="ro1">
          <table:table-cell office:value-type="float" office:value="-0.343534543" calcext:value-type="float">
            <text:p>-0.343534543</text:p>
          </table:table-cell>
          <table:table-cell office:value-type="float" office:value="-0.786377287" calcext:value-type="float">
            <text:p>-0.786377287</text:p>
          </table:table-cell>
          <table:table-cell table:formula="of:=[.A1926]*[.A1926]+[.B1926]*[.B1926]" office:value-type="float" office:value="0.736405219743699" calcext:value-type="float">
            <text:p>0.736405219743699</text:p>
          </table:table-cell>
        </table:table-row>
        <table:table-row table:style-name="ro1">
          <table:table-cell office:value-type="float" office:value="-0.343534543" calcext:value-type="float">
            <text:p>-0.343534543</text:p>
          </table:table-cell>
          <table:table-cell office:value-type="float" office:value="0.786377285" calcext:value-type="float">
            <text:p>0.786377285</text:p>
          </table:table-cell>
          <table:table-cell table:formula="of:=[.A1927]*[.A1927]+[.B1927]*[.B1927]" office:value-type="float" office:value="0.73640521659819" calcext:value-type="float">
            <text:p>0.73640521659819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727272727" calcext:value-type="float">
            <text:p>0.727272727</text:p>
          </table:table-cell>
          <table:table-cell table:formula="of:=[.A1928]*[.A1928]+[.B1928]*[.B1928]" office:value-type="float" office:value="0.734247885063017" calcext:value-type="float">
            <text:p>0.73424788506301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727272727" calcext:value-type="float">
            <text:p>-0.727272727</text:p>
          </table:table-cell>
          <table:table-cell table:formula="of:=[.A1929]*[.A1929]+[.B1929]*[.B1929]" office:value-type="float" office:value="0.734247885063017" calcext:value-type="float">
            <text:p>0.734247885063017</text:p>
          </table:table-cell>
        </table:table-row>
        <table:table-row table:style-name="ro1">
          <table:table-cell office:value-type="float" office:value="-0.614345138" calcext:value-type="float">
            <text:p>-0.614345138</text:p>
          </table:table-cell>
          <table:table-cell office:value-type="float" office:value="0.597295195" calcext:value-type="float">
            <text:p>0.597295195</text:p>
          </table:table-cell>
          <table:table-cell table:formula="of:=[.A1930]*[.A1930]+[.B1930]*[.B1930]" office:value-type="float" office:value="0.734181498554327" calcext:value-type="float">
            <text:p>0.734181498554327</text:p>
          </table:table-cell>
        </table:table-row>
        <table:table-row table:style-name="ro1">
          <table:table-cell office:value-type="float" office:value="-0.614345138" calcext:value-type="float">
            <text:p>-0.614345138</text:p>
          </table:table-cell>
          <table:table-cell office:value-type="float" office:value="-0.597295195" calcext:value-type="float">
            <text:p>-0.597295195</text:p>
          </table:table-cell>
          <table:table-cell table:formula="of:=[.A1931]*[.A1931]+[.B1931]*[.B1931]" office:value-type="float" office:value="0.734181498554327" calcext:value-type="float">
            <text:p>0.734181498554327</text:p>
          </table:table-cell>
        </table:table-row>
        <table:table-row table:style-name="ro1">
          <table:table-cell office:value-type="float" office:value="-0.845608727" calcext:value-type="float">
            <text:p>-0.845608727</text:p>
          </table:table-cell>
          <table:table-cell office:value-type="float" office:value="0.126353389" calcext:value-type="float">
            <text:p>0.126353389</text:p>
          </table:table-cell>
          <table:table-cell table:formula="of:=[.A1932]*[.A1932]+[.B1932]*[.B1932]" office:value-type="float" office:value="0.731019298090346" calcext:value-type="float">
            <text:p>0.731019298090346</text:p>
          </table:table-cell>
        </table:table-row>
        <table:table-row table:style-name="ro1">
          <table:table-cell office:value-type="float" office:value="-0.845608727" calcext:value-type="float">
            <text:p>-0.845608727</text:p>
          </table:table-cell>
          <table:table-cell office:value-type="float" office:value="-0.126353389" calcext:value-type="float">
            <text:p>-0.126353389</text:p>
          </table:table-cell>
          <table:table-cell table:formula="of:=[.A1933]*[.A1933]+[.B1933]*[.B1933]" office:value-type="float" office:value="0.731019298090346" calcext:value-type="float">
            <text:p>0.731019298090346</text:p>
          </table:table-cell>
        </table:table-row>
        <table:table-row table:style-name="ro1">
          <table:table-cell office:value-type="float" office:value="-0.846973991" calcext:value-type="float">
            <text:p>-0.846973991</text:p>
          </table:table-cell>
          <table:table-cell office:value-type="float" office:value="0.107781953" calcext:value-type="float">
            <text:p>0.107781953</text:p>
          </table:table-cell>
          <table:table-cell table:formula="of:=[.A1934]*[.A1934]+[.B1934]*[.B1934]" office:value-type="float" office:value="0.728981890822962" calcext:value-type="float">
            <text:p>0.728981890822962</text:p>
          </table:table-cell>
        </table:table-row>
        <table:table-row table:style-name="ro1">
          <table:table-cell office:value-type="float" office:value="-0.846973991" calcext:value-type="float">
            <text:p>-0.846973991</text:p>
          </table:table-cell>
          <table:table-cell office:value-type="float" office:value="-0.107781953" calcext:value-type="float">
            <text:p>-0.107781953</text:p>
          </table:table-cell>
          <table:table-cell table:formula="of:=[.A1935]*[.A1935]+[.B1935]*[.B1935]" office:value-type="float" office:value="0.728981890822962" calcext:value-type="float">
            <text:p>0.728981890822962</text:p>
          </table:table-cell>
        </table:table-row>
        <table:table-row table:style-name="ro1">
          <table:table-cell office:value-type="float" office:value="0.306697702" calcext:value-type="float">
            <text:p>0.306697702</text:p>
          </table:table-cell>
          <table:table-cell office:value-type="float" office:value="0.796711907" calcext:value-type="float">
            <text:p>0.796711907</text:p>
          </table:table-cell>
          <table:table-cell table:formula="of:=[.A1936]*[.A1936]+[.B1936]*[.B1936]" office:value-type="float" office:value="0.728813343167658" calcext:value-type="float">
            <text:p>0.728813343167658</text:p>
          </table:table-cell>
        </table:table-row>
        <table:table-row table:style-name="ro1">
          <table:table-cell office:value-type="float" office:value="0.306697702" calcext:value-type="float">
            <text:p>0.306697702</text:p>
          </table:table-cell>
          <table:table-cell office:value-type="float" office:value="-0.796711907" calcext:value-type="float">
            <text:p>-0.796711907</text:p>
          </table:table-cell>
          <table:table-cell table:formula="of:=[.A1937]*[.A1937]+[.B1937]*[.B1937]" office:value-type="float" office:value="0.728813343167658" calcext:value-type="float">
            <text:p>0.728813343167658</text:p>
          </table:table-cell>
        </table:table-row>
        <table:table-row table:style-name="ro1">
          <table:table-cell office:value-type="float" office:value="-0.844176752" calcext:value-type="float">
            <text:p>-0.844176752</text:p>
          </table:table-cell>
          <table:table-cell office:value-type="float" office:value="0.119074431" calcext:value-type="float">
            <text:p>0.119074431</text:p>
          </table:table-cell>
          <table:table-cell table:formula="of:=[.A1938]*[.A1938]+[.B1938]*[.B1938]" office:value-type="float" office:value="0.726813108735243" calcext:value-type="float">
            <text:p>0.726813108735243</text:p>
          </table:table-cell>
        </table:table-row>
        <table:table-row table:style-name="ro1">
          <table:table-cell office:value-type="float" office:value="-0.844176752" calcext:value-type="float">
            <text:p>-0.844176752</text:p>
          </table:table-cell>
          <table:table-cell office:value-type="float" office:value="-0.119074431" calcext:value-type="float">
            <text:p>-0.119074431</text:p>
          </table:table-cell>
          <table:table-cell table:formula="of:=[.A1939]*[.A1939]+[.B1939]*[.B1939]" office:value-type="float" office:value="0.726813108735243" calcext:value-type="float">
            <text:p>0.726813108735243</text:p>
          </table:table-cell>
        </table:table-row>
        <table:table-row table:style-name="ro1">
          <table:table-cell office:value-type="float" office:value="-0.613886557" calcext:value-type="float">
            <text:p>-0.613886557</text:p>
          </table:table-cell>
          <table:table-cell office:value-type="float" office:value="0.590909091" calcext:value-type="float">
            <text:p>0.590909091</text:p>
          </table:table-cell>
          <table:table-cell table:formula="of:=[.A1940]*[.A1940]+[.B1940]*[.B1940]" office:value-type="float" office:value="0.726030258691761" calcext:value-type="float">
            <text:p>0.726030258691761</text:p>
          </table:table-cell>
        </table:table-row>
        <table:table-row table:style-name="ro1">
          <table:table-cell office:value-type="float" office:value="-0.613886557" calcext:value-type="float">
            <text:p>-0.613886557</text:p>
          </table:table-cell>
          <table:table-cell office:value-type="float" office:value="-0.590909091" calcext:value-type="float">
            <text:p>-0.590909091</text:p>
          </table:table-cell>
          <table:table-cell table:formula="of:=[.A1941]*[.A1941]+[.B1941]*[.B1941]" office:value-type="float" office:value="0.726030258691761" calcext:value-type="float">
            <text:p>0.726030258691761</text:p>
          </table:table-cell>
        </table:table-row>
        <table:table-row table:style-name="ro1">
          <table:table-cell office:value-type="float" office:value="-0.715877773" calcext:value-type="float">
            <text:p>-0.715877773</text:p>
          </table:table-cell>
          <table:table-cell office:value-type="float" office:value="0.461046848" calcext:value-type="float">
            <text:p>0.461046848</text:p>
          </table:table-cell>
          <table:table-cell table:formula="of:=[.A1942]*[.A1942]+[.B1942]*[.B1942]" office:value-type="float" office:value="0.725045181926175" calcext:value-type="float">
            <text:p>0.725045181926175</text:p>
          </table:table-cell>
        </table:table-row>
        <table:table-row table:style-name="ro1">
          <table:table-cell office:value-type="float" office:value="-0.715877773" calcext:value-type="float">
            <text:p>-0.715877773</text:p>
          </table:table-cell>
          <table:table-cell office:value-type="float" office:value="-0.461046848" calcext:value-type="float">
            <text:p>-0.461046848</text:p>
          </table:table-cell>
          <table:table-cell table:formula="of:=[.A1943]*[.A1943]+[.B1943]*[.B1943]" office:value-type="float" office:value="0.725045181926175" calcext:value-type="float">
            <text:p>0.7250451819261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818181818" calcext:value-type="float">
            <text:p>0.818181818</text:p>
          </table:table-cell>
          <table:table-cell table:formula="of:=[.A1944]*[.A1944]+[.B1944]*[.B1944]" office:value-type="float" office:value="0.724353127930785" calcext:value-type="float">
            <text:p>0.72435312793078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818181818" calcext:value-type="float">
            <text:p>-0.818181818</text:p>
          </table:table-cell>
          <table:table-cell table:formula="of:=[.A1945]*[.A1945]+[.B1945]*[.B1945]" office:value-type="float" office:value="0.724353127930785" calcext:value-type="float">
            <text:p>0.724353127930785</text:p>
          </table:table-cell>
        </table:table-row>
        <table:table-row table:style-name="ro1">
          <table:table-cell office:value-type="float" office:value="-0.0468546276" calcext:value-type="float">
            <text:p>-0.0468546276</text:p>
          </table:table-cell>
          <table:table-cell office:value-type="float" office:value="0.849593945" calcext:value-type="float">
            <text:p>0.849593945</text:p>
          </table:table-cell>
          <table:table-cell table:formula="of:=[.A1946]*[.A1946]+[.B1946]*[.B1946]" office:value-type="float" office:value="0.724005227508198" calcext:value-type="float">
            <text:p>0.724005227508198</text:p>
          </table:table-cell>
        </table:table-row>
        <table:table-row table:style-name="ro1">
          <table:table-cell office:value-type="float" office:value="-0.0468546276" calcext:value-type="float">
            <text:p>-0.0468546276</text:p>
          </table:table-cell>
          <table:table-cell office:value-type="float" office:value="-0.849593945" calcext:value-type="float">
            <text:p>-0.849593945</text:p>
          </table:table-cell>
          <table:table-cell table:formula="of:=[.A1947]*[.A1947]+[.B1947]*[.B1947]" office:value-type="float" office:value="0.724005227508198" calcext:value-type="float">
            <text:p>0.724005227508198</text:p>
          </table:table-cell>
        </table:table-row>
        <table:table-row table:style-name="ro1">
          <table:table-cell office:value-type="float" office:value="-0.208421656" calcext:value-type="float">
            <text:p>-0.208421656</text:p>
          </table:table-cell>
          <table:table-cell office:value-type="float" office:value="0.824710139" calcext:value-type="float">
            <text:p>0.824710139</text:p>
          </table:table-cell>
          <table:table-cell table:formula="of:=[.A1948]*[.A1948]+[.B1948]*[.B1948]" office:value-type="float" office:value="0.723586400059182" calcext:value-type="float">
            <text:p>0.723586400059182</text:p>
          </table:table-cell>
        </table:table-row>
        <table:table-row table:style-name="ro1">
          <table:table-cell office:value-type="float" office:value="-0.208421655" calcext:value-type="float">
            <text:p>-0.208421655</text:p>
          </table:table-cell>
          <table:table-cell office:value-type="float" office:value="-0.824710138" calcext:value-type="float">
            <text:p>-0.824710138</text:p>
          </table:table-cell>
          <table:table-cell table:formula="of:=[.A1949]*[.A1949]+[.B1949]*[.B1949]" office:value-type="float" office:value="0.723586397992918" calcext:value-type="float">
            <text:p>0.723586397992918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36363636" calcext:value-type="float">
            <text:p>0.636363636</text:p>
          </table:table-cell>
          <table:table-cell table:formula="of:=[.A1950]*[.A1950]+[.B1950]*[.B1950]" office:value-type="float" office:value="0.721364927223141" calcext:value-type="float">
            <text:p>0.721364927223141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636363636" calcext:value-type="float">
            <text:p>-0.636363636</text:p>
          </table:table-cell>
          <table:table-cell table:formula="of:=[.A1951]*[.A1951]+[.B1951]*[.B1951]" office:value-type="float" office:value="0.721364927223141" calcext:value-type="float">
            <text:p>0.721364927223141</text:p>
          </table:table-cell>
        </table:table-row>
        <table:table-row table:style-name="ro1">
          <table:table-cell office:value-type="float" office:value="0.424229014" calcext:value-type="float">
            <text:p>0.424229014</text:p>
          </table:table-cell>
          <table:table-cell office:value-type="float" office:value="-0.735652818" calcext:value-type="float">
            <text:p>-0.735652818</text:p>
          </table:table-cell>
          <table:table-cell table:formula="of:=[.A1952]*[.A1952]+[.B1952]*[.B1952]" office:value-type="float" office:value="0.721155324950753" calcext:value-type="float">
            <text:p>0.721155324950753</text:p>
          </table:table-cell>
        </table:table-row>
        <table:table-row table:style-name="ro1">
          <table:table-cell office:value-type="float" office:value="0.424229013" calcext:value-type="float">
            <text:p>0.424229013</text:p>
          </table:table-cell>
          <table:table-cell office:value-type="float" office:value="0.735652817" calcext:value-type="float">
            <text:p>0.735652817</text:p>
          </table:table-cell>
          <table:table-cell table:formula="of:=[.A1953]*[.A1953]+[.B1953]*[.B1953]" office:value-type="float" office:value="0.72115532263099" calcext:value-type="float">
            <text:p>0.72115532263099</text:p>
          </table:table-cell>
        </table:table-row>
        <table:table-row table:style-name="ro1">
          <table:table-cell office:value-type="float" office:value="-0.844770372" calcext:value-type="float">
            <text:p>-0.844770372</text:p>
          </table:table-cell>
          <table:table-cell office:value-type="float" office:value="0" calcext:value-type="float">
            <text:p>0</text:p>
          </table:table-cell>
          <table:table-cell table:formula="of:=[.A1954]*[.A1954]+[.B1954]*[.B1954]" office:value-type="float" office:value="0.713636981409018" calcext:value-type="float">
            <text:p>0.713636981409018</text:p>
          </table:table-cell>
        </table:table-row>
        <table:table-row table:style-name="ro1">
          <table:table-cell office:value-type="float" office:value="-0.0541388781" calcext:value-type="float">
            <text:p>-0.0541388781</text:p>
          </table:table-cell>
          <table:table-cell office:value-type="float" office:value="0.842598366" calcext:value-type="float">
            <text:p>0.842598366</text:p>
          </table:table-cell>
          <table:table-cell table:formula="of:=[.A1955]*[.A1955]+[.B1955]*[.B1955]" office:value-type="float" office:value="0.712903024507797" calcext:value-type="float">
            <text:p>0.712903024507797</text:p>
          </table:table-cell>
        </table:table-row>
        <table:table-row table:style-name="ro1">
          <table:table-cell office:value-type="float" office:value="-0.0541388781" calcext:value-type="float">
            <text:p>-0.0541388781</text:p>
          </table:table-cell>
          <table:table-cell office:value-type="float" office:value="-0.842598366" calcext:value-type="float">
            <text:p>-0.842598366</text:p>
          </table:table-cell>
          <table:table-cell table:formula="of:=[.A1956]*[.A1956]+[.B1956]*[.B1956]" office:value-type="float" office:value="0.712903024507797" calcext:value-type="float">
            <text:p>0.712903024507797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818181818" calcext:value-type="float">
            <text:p>0.818181818</text:p>
          </table:table-cell>
          <table:table-cell table:formula="of:=[.A1957]*[.A1957]+[.B1957]*[.B1957]" office:value-type="float" office:value="0.710681252930785" calcext:value-type="float">
            <text:p>0.710681252930785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818181818" calcext:value-type="float">
            <text:p>-0.818181818</text:p>
          </table:table-cell>
          <table:table-cell table:formula="of:=[.A1958]*[.A1958]+[.B1958]*[.B1958]" office:value-type="float" office:value="0.710681252930785" calcext:value-type="float">
            <text:p>0.710681252930785</text:p>
          </table:table-cell>
        </table:table-row>
        <table:table-row table:style-name="ro1">
          <table:table-cell office:value-type="float" office:value="-0.749545351" calcext:value-type="float">
            <text:p>-0.749545351</text:p>
          </table:table-cell>
          <table:table-cell office:value-type="float" office:value="0.3832292" calcext:value-type="float">
            <text:p>0.3832292</text:p>
          </table:table-cell>
          <table:table-cell table:formula="of:=[.A1959]*[.A1959]+[.B1959]*[.B1959]" office:value-type="float" office:value="0.708682852938353" calcext:value-type="float">
            <text:p>0.708682852938353</text:p>
          </table:table-cell>
        </table:table-row>
        <table:table-row table:style-name="ro1">
          <table:table-cell office:value-type="float" office:value="-0.749545351" calcext:value-type="float">
            <text:p>-0.749545351</text:p>
          </table:table-cell>
          <table:table-cell office:value-type="float" office:value="-0.3832292" calcext:value-type="float">
            <text:p>-0.3832292</text:p>
          </table:table-cell>
          <table:table-cell table:formula="of:=[.A1960]*[.A1960]+[.B1960]*[.B1960]" office:value-type="float" office:value="0.708682852938353" calcext:value-type="float">
            <text:p>0.708682852938353</text:p>
          </table:table-cell>
        </table:table-row>
        <table:table-row table:style-name="ro1">
          <table:table-cell office:value-type="float" office:value="-0.485208262" calcext:value-type="float">
            <text:p>-0.485208262</text:p>
          </table:table-cell>
          <table:table-cell office:value-type="float" office:value="-0.687403227" calcext:value-type="float">
            <text:p>-0.687403227</text:p>
          </table:table-cell>
          <table:table-cell table:formula="of:=[.A1961]*[.A1961]+[.B1961]*[.B1961]" office:value-type="float" office:value="0.707950254003074" calcext:value-type="float">
            <text:p>0.707950254003074</text:p>
          </table:table-cell>
        </table:table-row>
        <table:table-row table:style-name="ro1">
          <table:table-cell office:value-type="float" office:value="-0.485208263" calcext:value-type="float">
            <text:p>-0.485208263</text:p>
          </table:table-cell>
          <table:table-cell office:value-type="float" office:value="0.687403225" calcext:value-type="float">
            <text:p>0.687403225</text:p>
          </table:table-cell>
          <table:table-cell table:formula="of:=[.A1962]*[.A1962]+[.B1962]*[.B1962]" office:value-type="float" office:value="0.707950252223878" calcext:value-type="float">
            <text:p>0.707950252223878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545454545" calcext:value-type="float">
            <text:p>0.545454545</text:p>
          </table:table-cell>
          <table:table-cell table:formula="of:=[.A1963]*[.A1963]+[.B1963]*[.B1963]" office:value-type="float" office:value="0.707921051286157" calcext:value-type="float">
            <text:p>0.707921051286157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545454545" calcext:value-type="float">
            <text:p>-0.545454545</text:p>
          </table:table-cell>
          <table:table-cell table:formula="of:=[.A1964]*[.A1964]+[.B1964]*[.B1964]" office:value-type="float" office:value="0.707921051286157" calcext:value-type="float">
            <text:p>0.707921051286157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727272727" calcext:value-type="float">
            <text:p>0.727272727</text:p>
          </table:table-cell>
          <table:table-cell table:formula="of:=[.A1965]*[.A1965]+[.B1965]*[.B1965]" office:value-type="float" office:value="0.706904135063017" calcext:value-type="float">
            <text:p>0.706904135063017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727272727" calcext:value-type="float">
            <text:p>-0.727272727</text:p>
          </table:table-cell>
          <table:table-cell table:formula="of:=[.A1966]*[.A1966]+[.B1966]*[.B1966]" office:value-type="float" office:value="0.706904135063017" calcext:value-type="float">
            <text:p>0.706904135063017</text:p>
          </table:table-cell>
        </table:table-row>
        <table:table-row table:style-name="ro1">
          <table:table-cell office:value-type="float" office:value="-0.126778555" calcext:value-type="float">
            <text:p>-0.126778555</text:p>
          </table:table-cell>
          <table:table-cell office:value-type="float" office:value="0.830008334" calcext:value-type="float">
            <text:p>0.830008334</text:p>
          </table:table-cell>
          <table:table-cell table:formula="of:=[.A1967]*[.A1967]+[.B1967]*[.B1967]" office:value-type="float" office:value="0.704986636517344" calcext:value-type="float">
            <text:p>0.704986636517344</text:p>
          </table:table-cell>
        </table:table-row>
        <table:table-row table:style-name="ro1">
          <table:table-cell office:value-type="float" office:value="-0.126778556" calcext:value-type="float">
            <text:p>-0.126778556</text:p>
          </table:table-cell>
          <table:table-cell office:value-type="float" office:value="-0.830008333" calcext:value-type="float">
            <text:p>-0.830008333</text:p>
          </table:table-cell>
          <table:table-cell table:formula="of:=[.A1968]*[.A1968]+[.B1968]*[.B1968]" office:value-type="float" office:value="0.704986635110884" calcext:value-type="float">
            <text:p>0.704986635110884</text:p>
          </table:table-cell>
        </table:table-row>
        <table:table-row table:style-name="ro1">
          <table:table-cell office:value-type="float" office:value="-0.264333678" calcext:value-type="float">
            <text:p>-0.264333678</text:p>
          </table:table-cell>
          <table:table-cell office:value-type="float" office:value="-0.795454546" calcext:value-type="float">
            <text:p>-0.795454546</text:p>
          </table:table-cell>
          <table:table-cell table:formula="of:=[.A1969]*[.A1969]+[.B1969]*[.B1969]" office:value-type="float" office:value="0.702620228077074" calcext:value-type="float">
            <text:p>0.702620228077074</text:p>
          </table:table-cell>
        </table:table-row>
        <table:table-row table:style-name="ro1">
          <table:table-cell office:value-type="float" office:value="-0.264333677" calcext:value-type="float">
            <text:p>-0.264333677</text:p>
          </table:table-cell>
          <table:table-cell office:value-type="float" office:value="0.795454545" calcext:value-type="float">
            <text:p>0.795454545</text:p>
          </table:table-cell>
          <table:table-cell table:formula="of:=[.A1970]*[.A1970]+[.B1970]*[.B1970]" office:value-type="float" office:value="0.702620225957497" calcext:value-type="float">
            <text:p>0.702620225957497</text:p>
          </table:table-cell>
        </table:table-row>
        <table:table-row table:style-name="ro1">
          <table:table-cell office:value-type="float" office:value="-0.83813543" calcext:value-type="float">
            <text:p>-0.83813543</text:p>
          </table:table-cell>
          <table:table-cell office:value-type="float" office:value="0" calcext:value-type="float">
            <text:p>0</text:p>
          </table:table-cell>
          <table:table-cell table:formula="of:=[.A1971]*[.A1971]+[.B1971]*[.B1971]" office:value-type="float" office:value="0.702470999021285" calcext:value-type="float">
            <text:p>0.702470999021285</text:p>
          </table:table-cell>
        </table:table-row>
        <table:table-row table:style-name="ro1">
          <table:table-cell office:value-type="float" office:value="-0.747427604" calcext:value-type="float">
            <text:p>-0.747427604</text:p>
          </table:table-cell>
          <table:table-cell office:value-type="float" office:value="-0.374979682" calcext:value-type="float">
            <text:p>-0.374979682</text:p>
          </table:table-cell>
          <table:table-cell table:formula="of:=[.A1972]*[.A1972]+[.B1972]*[.B1972]" office:value-type="float" office:value="0.699257785134002" calcext:value-type="float">
            <text:p>0.699257785134002</text:p>
          </table:table-cell>
        </table:table-row>
        <table:table-row table:style-name="ro1">
          <table:table-cell office:value-type="float" office:value="-0.747427602" calcext:value-type="float">
            <text:p>-0.747427602</text:p>
          </table:table-cell>
          <table:table-cell office:value-type="float" office:value="0.374979682" calcext:value-type="float">
            <text:p>0.374979682</text:p>
          </table:table-cell>
          <table:table-cell table:formula="of:=[.A1973]*[.A1973]+[.B1973]*[.B1973]" office:value-type="float" office:value="0.699257782144292" calcext:value-type="float">
            <text:p>0.699257782144292</text:p>
          </table:table-cell>
        </table:table-row>
        <table:table-row table:style-name="ro1">
          <table:table-cell office:value-type="float" office:value="-0.139774121" calcext:value-type="float">
            <text:p>-0.139774121</text:p>
          </table:table-cell>
          <table:table-cell office:value-type="float" office:value="0.823477682" calcext:value-type="float">
            <text:p>0.823477682</text:p>
          </table:table-cell>
          <table:table-cell table:formula="of:=[.A1974]*[.A1974]+[.B1974]*[.B1974]" office:value-type="float" office:value="0.697652297653416" calcext:value-type="float">
            <text:p>0.697652297653416</text:p>
          </table:table-cell>
        </table:table-row>
        <table:table-row table:style-name="ro1">
          <table:table-cell office:value-type="float" office:value="-0.139774121" calcext:value-type="float">
            <text:p>-0.139774121</text:p>
          </table:table-cell>
          <table:table-cell office:value-type="float" office:value="-0.823477682" calcext:value-type="float">
            <text:p>-0.823477682</text:p>
          </table:table-cell>
          <table:table-cell table:formula="of:=[.A1975]*[.A1975]+[.B1975]*[.B1975]" office:value-type="float" office:value="0.697652297653416" calcext:value-type="float">
            <text:p>0.697652297653416</text:p>
          </table:table-cell>
        </table:table-row>
        <table:table-row table:style-name="ro1">
          <table:table-cell office:value-type="float" office:value="-0.834756134" calcext:value-type="float">
            <text:p>-0.834756134</text:p>
          </table:table-cell>
          <table:table-cell office:value-type="float" office:value="0" calcext:value-type="float">
            <text:p>0</text:p>
          </table:table-cell>
          <table:table-cell table:formula="of:=[.A1976]*[.A1976]+[.B1976]*[.B1976]" office:value-type="float" office:value="0.696817803250626" calcext:value-type="float">
            <text:p>0.696817803250626</text:p>
          </table:table-cell>
        </table:table-row>
        <table:table-row table:style-name="ro1">
          <table:table-cell office:value-type="float" office:value="0.74843629" calcext:value-type="float">
            <text:p>0.74843629</text:p>
          </table:table-cell>
          <table:table-cell office:value-type="float" office:value="-0.369318181" calcext:value-type="float">
            <text:p>-0.369318181</text:p>
          </table:table-cell>
          <table:table-cell table:formula="of:=[.A1977]*[.A1977]+[.B1977]*[.B1977]" office:value-type="float" office:value="0.696552799006113" calcext:value-type="float">
            <text:p>0.696552799006113</text:p>
          </table:table-cell>
        </table:table-row>
        <table:table-row table:style-name="ro1">
          <table:table-cell office:value-type="float" office:value="0.748436289" calcext:value-type="float">
            <text:p>0.748436289</text:p>
          </table:table-cell>
          <table:table-cell office:value-type="float" office:value="0.369318182" calcext:value-type="float">
            <text:p>0.369318182</text:p>
          </table:table-cell>
          <table:table-cell table:formula="of:=[.A1978]*[.A1978]+[.B1978]*[.B1978]" office:value-type="float" office:value="0.696552798247877" calcext:value-type="float">
            <text:p>0.696552798247877</text:p>
          </table:table-cell>
        </table:table-row>
        <table:table-row table:style-name="ro1">
          <table:table-cell office:value-type="float" office:value="-0.649775229" calcext:value-type="float">
            <text:p>-0.649775229</text:p>
          </table:table-cell>
          <table:table-cell office:value-type="float" office:value="0.522727273" calcext:value-type="float">
            <text:p>0.522727273</text:p>
          </table:table-cell>
          <table:table-cell table:formula="of:=[.A1979]*[.A1979]+[.B1979]*[.B1979]" office:value-type="float" office:value="0.695451650160019" calcext:value-type="float">
            <text:p>0.695451650160019</text:p>
          </table:table-cell>
        </table:table-row>
        <table:table-row table:style-name="ro1">
          <table:table-cell office:value-type="float" office:value="-0.649775229" calcext:value-type="float">
            <text:p>-0.649775229</text:p>
          </table:table-cell>
          <table:table-cell office:value-type="float" office:value="-0.522727272" calcext:value-type="float">
            <text:p>-0.522727272</text:p>
          </table:table-cell>
          <table:table-cell table:formula="of:=[.A1980]*[.A1980]+[.B1980]*[.B1980]" office:value-type="float" office:value="0.695451649114564" calcext:value-type="float">
            <text:p>0.695451649114564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363636364" calcext:value-type="float">
            <text:p>0.363636364</text:p>
          </table:table-cell>
          <table:table-cell table:formula="of:=[.A1981]*[.A1981]+[.B1981]*[.B1981]" office:value-type="float" office:value="0.69473140522314" calcext:value-type="float">
            <text:p>0.69473140522314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363636364" calcext:value-type="float">
            <text:p>-0.363636364</text:p>
          </table:table-cell>
          <table:table-cell table:formula="of:=[.A1982]*[.A1982]+[.B1982]*[.B1982]" office:value-type="float" office:value="0.69473140522314" calcext:value-type="float">
            <text:p>0.69473140522314</text:p>
          </table:table-cell>
        </table:table-row>
        <table:table-row table:style-name="ro1">
          <table:table-cell office:value-type="float" office:value="-0.68082968" calcext:value-type="float">
            <text:p>-0.68082968</text:p>
          </table:table-cell>
          <table:table-cell office:value-type="float" office:value="0.479902329" calcext:value-type="float">
            <text:p>0.479902329</text:p>
          </table:table-cell>
          <table:table-cell table:formula="of:=[.A1983]*[.A1983]+[.B1983]*[.B1983]" office:value-type="float" office:value="0.693835298548527" calcext:value-type="float">
            <text:p>0.693835298548527</text:p>
          </table:table-cell>
        </table:table-row>
        <table:table-row table:style-name="ro1">
          <table:table-cell office:value-type="float" office:value="-0.68082968" calcext:value-type="float">
            <text:p>-0.68082968</text:p>
          </table:table-cell>
          <table:table-cell office:value-type="float" office:value="-0.479902329" calcext:value-type="float">
            <text:p>-0.479902329</text:p>
          </table:table-cell>
          <table:table-cell table:formula="of:=[.A1984]*[.A1984]+[.B1984]*[.B1984]" office:value-type="float" office:value="0.693835298548527" calcext:value-type="float">
            <text:p>0.693835298548527</text:p>
          </table:table-cell>
        </table:table-row>
        <table:table-row table:style-name="ro1">
          <table:table-cell office:value-type="float" office:value="-0.832950158" calcext:value-type="float">
            <text:p>-0.832950158</text:p>
          </table:table-cell>
          <table:table-cell office:value-type="float" office:value="0" calcext:value-type="float">
            <text:p>0</text:p>
          </table:table-cell>
          <table:table-cell table:formula="of:=[.A1985]*[.A1985]+[.B1985]*[.B1985]" office:value-type="float" office:value="0.693805965712225" calcext:value-type="float">
            <text:p>0.693805965712225</text:p>
          </table:table-cell>
        </table:table-row>
        <table:table-row table:style-name="ro1">
          <table:table-cell office:value-type="float" office:value="-0.831961895" calcext:value-type="float">
            <text:p>-0.831961895</text:p>
          </table:table-cell>
          <table:table-cell office:value-type="float" office:value="0" calcext:value-type="float">
            <text:p>0</text:p>
          </table:table-cell>
          <table:table-cell table:formula="of:=[.A1986]*[.A1986]+[.B1986]*[.B1986]" office:value-type="float" office:value="0.692160594731991" calcext:value-type="float">
            <text:p>0.692160594731991</text:p>
          </table:table-cell>
        </table:table-row>
        <table:table-row table:style-name="ro1">
          <table:table-cell office:value-type="float" office:value="-0.831414343" calcext:value-type="float">
            <text:p>-0.831414343</text:p>
          </table:table-cell>
          <table:table-cell office:value-type="float" office:value="0" calcext:value-type="float">
            <text:p>0</text:p>
          </table:table-cell>
          <table:table-cell table:formula="of:=[.A1987]*[.A1987]+[.B1987]*[.B1987]" office:value-type="float" office:value="0.691249809746122" calcext:value-type="float">
            <text:p>0.691249809746122</text:p>
          </table:table-cell>
        </table:table-row>
        <table:table-row table:style-name="ro1">
          <table:table-cell office:value-type="float" office:value="-0.83110892" calcext:value-type="float">
            <text:p>-0.83110892</text:p>
          </table:table-cell>
          <table:table-cell office:value-type="float" office:value="0" calcext:value-type="float">
            <text:p>0</text:p>
          </table:table-cell>
          <table:table-cell table:formula="of:=[.A1988]*[.A1988]+[.B1988]*[.B1988]" office:value-type="float" office:value="0.690742036903566" calcext:value-type="float">
            <text:p>0.690742036903566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636363636" calcext:value-type="float">
            <text:p>0.636363636</text:p>
          </table:table-cell>
          <table:table-cell table:formula="of:=[.A1989]*[.A1989]+[.B1989]*[.B1989]" office:value-type="float" office:value="0.687185239723141" calcext:value-type="float">
            <text:p>0.687185239723141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636363636" calcext:value-type="float">
            <text:p>-0.636363636</text:p>
          </table:table-cell>
          <table:table-cell table:formula="of:=[.A1990]*[.A1990]+[.B1990]*[.B1990]" office:value-type="float" office:value="0.687185239723141" calcext:value-type="float">
            <text:p>0.687185239723141</text:p>
          </table:table-cell>
        </table:table-row>
        <table:table-row table:style-name="ro1">
          <table:table-cell office:value-type="float" office:value="-0.720708583" calcext:value-type="float">
            <text:p>-0.720708583</text:p>
          </table:table-cell>
          <table:table-cell office:value-type="float" office:value="-0.40840834" calcext:value-type="float">
            <text:p>-0.40840834</text:p>
          </table:table-cell>
          <table:table-cell table:formula="of:=[.A1991]*[.A1991]+[.B1991]*[.B1991]" office:value-type="float" office:value="0.686218233791423" calcext:value-type="float">
            <text:p>0.686218233791423</text:p>
          </table:table-cell>
        </table:table-row>
        <table:table-row table:style-name="ro1">
          <table:table-cell office:value-type="float" office:value="-0.720708582" calcext:value-type="float">
            <text:p>-0.720708582</text:p>
          </table:table-cell>
          <table:table-cell office:value-type="float" office:value="0.408408339" calcext:value-type="float">
            <text:p>0.408408339</text:p>
          </table:table-cell>
          <table:table-cell table:formula="of:=[.A1992]*[.A1992]+[.B1992]*[.B1992]" office:value-type="float" office:value="0.68621823153319" calcext:value-type="float">
            <text:p>0.68621823153319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18181818" calcext:value-type="float">
            <text:p>0.818181818</text:p>
          </table:table-cell>
          <table:table-cell table:formula="of:=[.A1993]*[.A1993]+[.B1993]*[.B1993]" office:value-type="float" office:value="0.685046487305785" calcext:value-type="float">
            <text:p>0.68504648730578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818181818" calcext:value-type="float">
            <text:p>-0.818181818</text:p>
          </table:table-cell>
          <table:table-cell table:formula="of:=[.A1994]*[.A1994]+[.B1994]*[.B1994]" office:value-type="float" office:value="0.685046487305785" calcext:value-type="float">
            <text:p>0.685046487305785</text:p>
          </table:table-cell>
        </table:table-row>
        <table:table-row table:style-name="ro1">
          <table:table-cell office:value-type="float" office:value="-0.76373397" calcext:value-type="float">
            <text:p>-0.76373397</text:p>
          </table:table-cell>
          <table:table-cell office:value-type="float" office:value="-0.318506231" calcext:value-type="float">
            <text:p>-0.318506231</text:p>
          </table:table-cell>
          <table:table-cell table:formula="of:=[.A1995]*[.A1995]+[.B1995]*[.B1995]" office:value-type="float" office:value="0.684735796117786" calcext:value-type="float">
            <text:p>0.684735796117786</text:p>
          </table:table-cell>
        </table:table-row>
        <table:table-row table:style-name="ro1">
          <table:table-cell office:value-type="float" office:value="-0.763733967" calcext:value-type="float">
            <text:p>-0.763733967</text:p>
          </table:table-cell>
          <table:table-cell office:value-type="float" office:value="0.318506231" calcext:value-type="float">
            <text:p>0.318506231</text:p>
          </table:table-cell>
          <table:table-cell table:formula="of:=[.A1996]*[.A1996]+[.B1996]*[.B1996]" office:value-type="float" office:value="0.684735791535382" calcext:value-type="float">
            <text:p>0.684735791535382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272727273" calcext:value-type="float">
            <text:p>0.272727273</text:p>
          </table:table-cell>
          <table:table-cell table:formula="of:=[.A1997]*[.A1997]+[.B1997]*[.B1997]" office:value-type="float" office:value="0.684731727938016" calcext:value-type="float">
            <text:p>0.684731727938016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272727273" calcext:value-type="float">
            <text:p>-0.272727273</text:p>
          </table:table-cell>
          <table:table-cell table:formula="of:=[.A1998]*[.A1998]+[.B1998]*[.B1998]" office:value-type="float" office:value="0.684731727938016" calcext:value-type="float">
            <text:p>0.684731727938016</text:p>
          </table:table-cell>
        </table:table-row>
        <table:table-row table:style-name="ro1">
          <table:table-cell office:value-type="float" office:value="-0.413198876" calcext:value-type="float">
            <text:p>-0.413198876</text:p>
          </table:table-cell>
          <table:table-cell office:value-type="float" office:value="0.716501416" calcext:value-type="float">
            <text:p>0.716501416</text:p>
          </table:table-cell>
          <table:table-cell table:formula="of:=[.A1999]*[.A1999]+[.B1999]*[.B1999]" office:value-type="float" office:value="0.684107590257668" calcext:value-type="float">
            <text:p>0.684107590257668</text:p>
          </table:table-cell>
        </table:table-row>
        <table:table-row table:style-name="ro1">
          <table:table-cell office:value-type="float" office:value="-0.413198873" calcext:value-type="float">
            <text:p>-0.413198873</text:p>
          </table:table-cell>
          <table:table-cell office:value-type="float" office:value="-0.716501417" calcext:value-type="float">
            <text:p>-0.716501417</text:p>
          </table:table-cell>
          <table:table-cell table:formula="of:=[.A2000]*[.A2000]+[.B2000]*[.B2000]" office:value-type="float" office:value="0.684107589211478" calcext:value-type="float">
            <text:p>0.684107589211478</text:p>
          </table:table-cell>
        </table:table-row>
        <table:table-row table:style-name="ro1">
          <table:table-cell office:value-type="float" office:value="0.491004148" calcext:value-type="float">
            <text:p>0.491004148</text:p>
          </table:table-cell>
          <table:table-cell office:value-type="float" office:value="0.665206622" calcext:value-type="float">
            <text:p>0.665206622</text:p>
          </table:table-cell>
          <table:table-cell table:formula="of:=[.A2001]*[.A2001]+[.B2001]*[.B2001]" office:value-type="float" office:value="0.683584923305857" calcext:value-type="float">
            <text:p>0.683584923305857</text:p>
          </table:table-cell>
        </table:table-row>
        <table:table-row table:style-name="ro1">
          <table:table-cell office:value-type="float" office:value="0.491004148" calcext:value-type="float">
            <text:p>0.491004148</text:p>
          </table:table-cell>
          <table:table-cell office:value-type="float" office:value="-0.665206622" calcext:value-type="float">
            <text:p>-0.665206622</text:p>
          </table:table-cell>
          <table:table-cell table:formula="of:=[.A2002]*[.A2002]+[.B2002]*[.B2002]" office:value-type="float" office:value="0.683584923305857" calcext:value-type="float">
            <text:p>0.683584923305857</text:p>
          </table:table-cell>
        </table:table-row>
        <table:table-row table:style-name="ro1">
          <table:table-cell office:value-type="float" office:value="0.0345631478" calcext:value-type="float">
            <text:p>0.0345631478</text:p>
          </table:table-cell>
          <table:table-cell office:value-type="float" office:value="-0.826051065" calcext:value-type="float">
            <text:p>-0.826051065</text:p>
          </table:table-cell>
          <table:table-cell table:formula="of:=[.A2003]*[.A2003]+[.B2003]*[.B2003]" office:value-type="float" office:value="0.683554973173479" calcext:value-type="float">
            <text:p>0.683554973173479</text:p>
          </table:table-cell>
        </table:table-row>
        <table:table-row table:style-name="ro1">
          <table:table-cell office:value-type="float" office:value="0.0345631435" calcext:value-type="float">
            <text:p>0.0345631435</text:p>
          </table:table-cell>
          <table:table-cell office:value-type="float" office:value="0.826051063" calcext:value-type="float">
            <text:p>0.826051063</text:p>
          </table:table-cell>
          <table:table-cell table:formula="of:=[.A2004]*[.A2004]+[.B2004]*[.B2004]" office:value-type="float" office:value="0.683554969572032" calcext:value-type="float">
            <text:p>0.683554969572032</text:p>
          </table:table-cell>
        </table:table-row>
        <table:table-row table:style-name="ro1">
          <table:table-cell office:value-type="float" office:value="0.427783767" calcext:value-type="float">
            <text:p>0.427783767</text:p>
          </table:table-cell>
          <table:table-cell office:value-type="float" office:value="0.703845509" calcext:value-type="float">
            <text:p>0.703845509</text:p>
          </table:table-cell>
          <table:table-cell table:formula="of:=[.A2005]*[.A2005]+[.B2005]*[.B2005]" office:value-type="float" office:value="0.678397451848179" calcext:value-type="float">
            <text:p>0.678397451848179</text:p>
          </table:table-cell>
        </table:table-row>
        <table:table-row table:style-name="ro1">
          <table:table-cell office:value-type="float" office:value="0.427783767" calcext:value-type="float">
            <text:p>0.427783767</text:p>
          </table:table-cell>
          <table:table-cell office:value-type="float" office:value="-0.703845509" calcext:value-type="float">
            <text:p>-0.703845509</text:p>
          </table:table-cell>
          <table:table-cell table:formula="of:=[.A2006]*[.A2006]+[.B2006]*[.B2006]" office:value-type="float" office:value="0.678397451848179" calcext:value-type="float">
            <text:p>0.678397451848179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818181818" calcext:value-type="float">
            <text:p>0.818181818</text:p>
          </table:table-cell>
          <table:table-cell table:formula="of:=[.A2007]*[.A2007]+[.B2007]*[.B2007]" office:value-type="float" office:value="0.678210549805785" calcext:value-type="float">
            <text:p>0.678210549805785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818181818" calcext:value-type="float">
            <text:p>-0.818181818</text:p>
          </table:table-cell>
          <table:table-cell table:formula="of:=[.A2008]*[.A2008]+[.B2008]*[.B2008]" office:value-type="float" office:value="0.678210549805785" calcext:value-type="float">
            <text:p>0.678210549805785</text:p>
          </table:table-cell>
        </table:table-row>
        <table:table-row table:style-name="ro1">
          <table:table-cell office:value-type="float" office:value="-0.120040405" calcext:value-type="float">
            <text:p>-0.120040405</text:p>
          </table:table-cell>
          <table:table-cell office:value-type="float" office:value="0.813520947" calcext:value-type="float">
            <text:p>0.813520947</text:p>
          </table:table-cell>
          <table:table-cell table:formula="of:=[.A2009]*[.A2009]+[.B2009]*[.B2009]" office:value-type="float" office:value="0.676226030040341" calcext:value-type="float">
            <text:p>0.676226030040341</text:p>
          </table:table-cell>
        </table:table-row>
        <table:table-row table:style-name="ro1">
          <table:table-cell office:value-type="float" office:value="-0.120040404" calcext:value-type="float">
            <text:p>-0.120040404</text:p>
          </table:table-cell>
          <table:table-cell office:value-type="float" office:value="-0.813520947" calcext:value-type="float">
            <text:p>-0.813520947</text:p>
          </table:table-cell>
          <table:table-cell table:formula="of:=[.A2010]*[.A2010]+[.B2010]*[.B2010]" office:value-type="float" office:value="0.67622602980026" calcext:value-type="float">
            <text:p>0.67622602980026</text:p>
          </table:table-cell>
        </table:table-row>
        <table:table-row table:style-name="ro1">
          <table:table-cell office:value-type="float" office:value="-0.733818184" calcext:value-type="float">
            <text:p>-0.733818184</text:p>
          </table:table-cell>
          <table:table-cell office:value-type="float" office:value="0.364595168" calcext:value-type="float">
            <text:p>0.364595168</text:p>
          </table:table-cell>
          <table:table-cell table:formula="of:=[.A2011]*[.A2011]+[.B2011]*[.B2011]" office:value-type="float" office:value="0.671418763698006" calcext:value-type="float">
            <text:p>0.671418763698006</text:p>
          </table:table-cell>
        </table:table-row>
        <table:table-row table:style-name="ro1">
          <table:table-cell office:value-type="float" office:value="-0.733818184" calcext:value-type="float">
            <text:p>-0.733818184</text:p>
          </table:table-cell>
          <table:table-cell office:value-type="float" office:value="-0.364595168" calcext:value-type="float">
            <text:p>-0.364595168</text:p>
          </table:table-cell>
          <table:table-cell table:formula="of:=[.A2012]*[.A2012]+[.B2012]*[.B2012]" office:value-type="float" office:value="0.671418763698006" calcext:value-type="float">
            <text:p>0.671418763698006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818181818" calcext:value-type="float">
            <text:p>0.818181818</text:p>
          </table:table-cell>
          <table:table-cell table:formula="of:=[.A2013]*[.A2013]+[.B2013]*[.B2013]" office:value-type="float" office:value="0.669665627930785" calcext:value-type="float">
            <text:p>0.669665627930785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818181818" calcext:value-type="float">
            <text:p>-0.818181818</text:p>
          </table:table-cell>
          <table:table-cell table:formula="of:=[.A2014]*[.A2014]+[.B2014]*[.B2014]" office:value-type="float" office:value="0.669665627930785" calcext:value-type="float">
            <text:p>0.669665627930785</text:p>
          </table:table-cell>
        </table:table-row>
        <table:table-row table:style-name="ro1">
          <table:table-cell office:value-type="float" office:value="-0.126785583" calcext:value-type="float">
            <text:p>-0.126785583</text:p>
          </table:table-cell>
          <table:table-cell office:value-type="float" office:value="0.805829501" calcext:value-type="float">
            <text:p>0.805829501</text:p>
          </table:table-cell>
          <table:table-cell table:formula="of:=[.A2015]*[.A2015]+[.B2015]*[.B2015]" office:value-type="float" office:value="0.665435768738559" calcext:value-type="float">
            <text:p>0.665435768738559</text:p>
          </table:table-cell>
        </table:table-row>
        <table:table-row table:style-name="ro1">
          <table:table-cell office:value-type="float" office:value="-0.126785583" calcext:value-type="float">
            <text:p>-0.126785583</text:p>
          </table:table-cell>
          <table:table-cell office:value-type="float" office:value="-0.805829501" calcext:value-type="float">
            <text:p>-0.805829501</text:p>
          </table:table-cell>
          <table:table-cell table:formula="of:=[.A2016]*[.A2016]+[.B2016]*[.B2016]" office:value-type="float" office:value="0.665435768738559" calcext:value-type="float">
            <text:p>0.665435768738559</text:p>
          </table:table-cell>
        </table:table-row>
        <table:table-row table:style-name="ro1">
          <table:table-cell office:value-type="float" office:value="-0.0368654819" calcext:value-type="float">
            <text:p>-0.0368654819</text:p>
          </table:table-cell>
          <table:table-cell office:value-type="float" office:value="0.814762519" calcext:value-type="float">
            <text:p>0.814762519</text:p>
          </table:table-cell>
          <table:table-cell table:formula="of:=[.A2017]*[.A2017]+[.B2017]*[.B2017]" office:value-type="float" office:value="0.665197026122945" calcext:value-type="float">
            <text:p>0.665197026122945</text:p>
          </table:table-cell>
        </table:table-row>
        <table:table-row table:style-name="ro1">
          <table:table-cell office:value-type="float" office:value="-0.0368654819" calcext:value-type="float">
            <text:p>-0.0368654819</text:p>
          </table:table-cell>
          <table:table-cell office:value-type="float" office:value="-0.814762519" calcext:value-type="float">
            <text:p>-0.814762519</text:p>
          </table:table-cell>
          <table:table-cell table:formula="of:=[.A2018]*[.A2018]+[.B2018]*[.B2018]" office:value-type="float" office:value="0.665197026122945" calcext:value-type="float">
            <text:p>0.665197026122945</text:p>
          </table:table-cell>
        </table:table-row>
        <table:table-row table:style-name="ro1">
          <table:table-cell office:value-type="float" office:value="-0.0959179578" calcext:value-type="float">
            <text:p>-0.0959179578</text:p>
          </table:table-cell>
          <table:table-cell office:value-type="float" office:value="0.809548219" calcext:value-type="float">
            <text:p>0.809548219</text:p>
          </table:table-cell>
          <table:table-cell table:formula="of:=[.A2019]*[.A2019]+[.B2019]*[.B2019]" office:value-type="float" office:value="0.664568573514595" calcext:value-type="float">
            <text:p>0.664568573514595</text:p>
          </table:table-cell>
        </table:table-row>
        <table:table-row table:style-name="ro1">
          <table:table-cell office:value-type="float" office:value="-0.0959179578" calcext:value-type="float">
            <text:p>-0.0959179578</text:p>
          </table:table-cell>
          <table:table-cell office:value-type="float" office:value="-0.809548219" calcext:value-type="float">
            <text:p>-0.809548219</text:p>
          </table:table-cell>
          <table:table-cell table:formula="of:=[.A2020]*[.A2020]+[.B2020]*[.B2020]" office:value-type="float" office:value="0.664568573514595" calcext:value-type="float">
            <text:p>0.664568573514595</text:p>
          </table:table-cell>
        </table:table-row>
        <table:table-row table:style-name="ro1">
          <table:table-cell office:value-type="float" office:value="-0.690790854" calcext:value-type="float">
            <text:p>-0.690790854</text:p>
          </table:table-cell>
          <table:table-cell office:value-type="float" office:value="0.431818182" calcext:value-type="float">
            <text:p>0.431818182</text:p>
          </table:table-cell>
          <table:table-cell table:formula="of:=[.A2021]*[.A2021]+[.B2021]*[.B2021]" office:value-type="float" office:value="0.663658946275834" calcext:value-type="float">
            <text:p>0.663658946275834</text:p>
          </table:table-cell>
        </table:table-row>
        <table:table-row table:style-name="ro1">
          <table:table-cell office:value-type="float" office:value="-0.690790854" calcext:value-type="float">
            <text:p>-0.690790854</text:p>
          </table:table-cell>
          <table:table-cell office:value-type="float" office:value="-0.431818182" calcext:value-type="float">
            <text:p>-0.431818182</text:p>
          </table:table-cell>
          <table:table-cell table:formula="of:=[.A2022]*[.A2022]+[.B2022]*[.B2022]" office:value-type="float" office:value="0.663658946275834" calcext:value-type="float">
            <text:p>0.663658946275834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454545455" calcext:value-type="float">
            <text:p>0.454545455</text:p>
          </table:table-cell>
          <table:table-cell table:formula="of:=[.A2023]*[.A2023]+[.B2023]*[.B2023]" office:value-type="float" office:value="0.658027586286157" calcext:value-type="float">
            <text:p>0.658027586286157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454545455" calcext:value-type="float">
            <text:p>-0.454545455</text:p>
          </table:table-cell>
          <table:table-cell table:formula="of:=[.A2024]*[.A2024]+[.B2024]*[.B2024]" office:value-type="float" office:value="0.658027586286157" calcext:value-type="float">
            <text:p>0.658027586286157</text:p>
          </table:table-cell>
        </table:table-row>
        <table:table-row table:style-name="ro1">
          <table:table-cell office:value-type="float" office:value="-0.653378802" calcext:value-type="float">
            <text:p>-0.653378802</text:p>
          </table:table-cell>
          <table:table-cell office:value-type="float" office:value="0.480584702" calcext:value-type="float">
            <text:p>0.480584702</text:p>
          </table:table-cell>
          <table:table-cell table:formula="of:=[.A2025]*[.A2025]+[.B2025]*[.B2025]" office:value-type="float" office:value="0.657865514699384" calcext:value-type="float">
            <text:p>0.657865514699384</text:p>
          </table:table-cell>
        </table:table-row>
        <table:table-row table:style-name="ro1">
          <table:table-cell office:value-type="float" office:value="-0.653378802" calcext:value-type="float">
            <text:p>-0.653378802</text:p>
          </table:table-cell>
          <table:table-cell office:value-type="float" office:value="-0.480584702" calcext:value-type="float">
            <text:p>-0.480584702</text:p>
          </table:table-cell>
          <table:table-cell table:formula="of:=[.A2026]*[.A2026]+[.B2026]*[.B2026]" office:value-type="float" office:value="0.657865514699384" calcext:value-type="float">
            <text:p>0.657865514699384</text:p>
          </table:table-cell>
        </table:table-row>
        <table:table-row table:style-name="ro1">
          <table:table-cell office:value-type="float" office:value="-0.100228676" calcext:value-type="float">
            <text:p>-0.100228676</text:p>
          </table:table-cell>
          <table:table-cell office:value-type="float" office:value="0.80397228" calcext:value-type="float">
            <text:p>0.80397228</text:p>
          </table:table-cell>
          <table:table-cell table:formula="of:=[.A2027]*[.A2027]+[.B2027]*[.B2027]" office:value-type="float" office:value="0.656417214501111" calcext:value-type="float">
            <text:p>0.656417214501111</text:p>
          </table:table-cell>
        </table:table-row>
        <table:table-row table:style-name="ro1">
          <table:table-cell office:value-type="float" office:value="-0.100228676" calcext:value-type="float">
            <text:p>-0.100228676</text:p>
          </table:table-cell>
          <table:table-cell office:value-type="float" office:value="-0.80397228" calcext:value-type="float">
            <text:p>-0.80397228</text:p>
          </table:table-cell>
          <table:table-cell table:formula="of:=[.A2028]*[.A2028]+[.B2028]*[.B2028]" office:value-type="float" office:value="0.656417214501111" calcext:value-type="float">
            <text:p>0.656417214501111</text:p>
          </table:table-cell>
        </table:table-row>
        <table:table-row table:style-name="ro1">
          <table:table-cell office:value-type="float" office:value="-0.790657956" calcext:value-type="float">
            <text:p>-0.790657956</text:p>
          </table:table-cell>
          <table:table-cell office:value-type="float" office:value="0.173342343" calcext:value-type="float">
            <text:p>0.173342343</text:p>
          </table:table-cell>
          <table:table-cell table:formula="of:=[.A2029]*[.A2029]+[.B2029]*[.B2029]" office:value-type="float" office:value="0.655187571262828" calcext:value-type="float">
            <text:p>0.655187571262828</text:p>
          </table:table-cell>
        </table:table-row>
        <table:table-row table:style-name="ro1">
          <table:table-cell office:value-type="float" office:value="-0.790657954" calcext:value-type="float">
            <text:p>-0.790657954</text:p>
          </table:table-cell>
          <table:table-cell office:value-type="float" office:value="-0.173342342" calcext:value-type="float">
            <text:p>-0.173342342</text:p>
          </table:table-cell>
          <table:table-cell table:formula="of:=[.A2030]*[.A2030]+[.B2030]*[.B2030]" office:value-type="float" office:value="0.655187567753511" calcext:value-type="float">
            <text:p>0.655187567753511</text:p>
          </table:table-cell>
        </table:table-row>
        <table:table-row table:style-name="ro1">
          <table:table-cell office:value-type="float" office:value="0.255302492" calcext:value-type="float">
            <text:p>0.255302492</text:p>
          </table:table-cell>
          <table:table-cell office:value-type="float" office:value="0.767045455" calcext:value-type="float">
            <text:p>0.767045455</text:p>
          </table:table-cell>
          <table:table-cell table:formula="of:=[.A2031]*[.A2031]+[.B2031]*[.B2031]" office:value-type="float" office:value="0.653538092457567" calcext:value-type="float">
            <text:p>0.653538092457567</text:p>
          </table:table-cell>
        </table:table-row>
        <table:table-row table:style-name="ro1">
          <table:table-cell office:value-type="float" office:value="0.255302492" calcext:value-type="float">
            <text:p>0.255302492</text:p>
          </table:table-cell>
          <table:table-cell office:value-type="float" office:value="-0.767045455" calcext:value-type="float">
            <text:p>-0.767045455</text:p>
          </table:table-cell>
          <table:table-cell table:formula="of:=[.A2032]*[.A2032]+[.B2032]*[.B2032]" office:value-type="float" office:value="0.653538092457567" calcext:value-type="float">
            <text:p>0.653538092457567</text:p>
          </table:table-cell>
        </table:table-row>
        <table:table-row table:style-name="ro1">
          <table:table-cell office:value-type="float" office:value="-0.385644279" calcext:value-type="float">
            <text:p>-0.385644279</text:p>
          </table:table-cell>
          <table:table-cell office:value-type="float" office:value="0.70737639" calcext:value-type="float">
            <text:p>0.70737639</text:p>
          </table:table-cell>
          <table:table-cell table:formula="of:=[.A2033]*[.A2033]+[.B2033]*[.B2033]" office:value-type="float" office:value="0.649102867054862" calcext:value-type="float">
            <text:p>0.649102867054862</text:p>
          </table:table-cell>
        </table:table-row>
        <table:table-row table:style-name="ro1">
          <table:table-cell office:value-type="float" office:value="-0.385644279" calcext:value-type="float">
            <text:p>-0.385644279</text:p>
          </table:table-cell>
          <table:table-cell office:value-type="float" office:value="-0.70737639" calcext:value-type="float">
            <text:p>-0.70737639</text:p>
          </table:table-cell>
          <table:table-cell table:formula="of:=[.A2034]*[.A2034]+[.B2034]*[.B2034]" office:value-type="float" office:value="0.649102867054862" calcext:value-type="float">
            <text:p>0.649102867054862</text:p>
          </table:table-cell>
        </table:table-row>
        <table:table-row table:style-name="ro1">
          <table:table-cell office:value-type="float" office:value="-0.752024135" calcext:value-type="float">
            <text:p>-0.752024135</text:p>
          </table:table-cell>
          <table:table-cell office:value-type="float" office:value="0.288159712" calcext:value-type="float">
            <text:p>0.288159712</text:p>
          </table:table-cell>
          <table:table-cell table:formula="of:=[.A2035]*[.A2035]+[.B2035]*[.B2035]" office:value-type="float" office:value="0.648576319242421" calcext:value-type="float">
            <text:p>0.648576319242421</text:p>
          </table:table-cell>
        </table:table-row>
        <table:table-row table:style-name="ro1">
          <table:table-cell office:value-type="float" office:value="-0.752024134" calcext:value-type="float">
            <text:p>-0.752024134</text:p>
          </table:table-cell>
          <table:table-cell office:value-type="float" office:value="-0.288159713" calcext:value-type="float">
            <text:p>-0.288159713</text:p>
          </table:table-cell>
          <table:table-cell table:formula="of:=[.A2036]*[.A2036]+[.B2036]*[.B2036]" office:value-type="float" office:value="0.648576318314692" calcext:value-type="float">
            <text:p>0.648576318314692</text:p>
          </table:table-cell>
        </table:table-row>
        <table:table-row table:style-name="ro1">
          <table:table-cell office:value-type="float" office:value="-0.570212443" calcext:value-type="float">
            <text:p>-0.570212443</text:p>
          </table:table-cell>
          <table:table-cell office:value-type="float" office:value="-0.567952315" calcext:value-type="float">
            <text:p>-0.567952315</text:p>
          </table:table-cell>
          <table:table-cell table:formula="of:=[.A2037]*[.A2037]+[.B2037]*[.B2037]" office:value-type="float" office:value="0.647712062265887" calcext:value-type="float">
            <text:p>0.647712062265887</text:p>
          </table:table-cell>
        </table:table-row>
        <table:table-row table:style-name="ro1">
          <table:table-cell office:value-type="float" office:value="-0.570212442" calcext:value-type="float">
            <text:p>-0.570212442</text:p>
          </table:table-cell>
          <table:table-cell office:value-type="float" office:value="0.567952316" calcext:value-type="float">
            <text:p>0.567952316</text:p>
          </table:table-cell>
          <table:table-cell table:formula="of:=[.A2038]*[.A2038]+[.B2038]*[.B2038]" office:value-type="float" office:value="0.647712062261367" calcext:value-type="float">
            <text:p>0.64771206226136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727272727" calcext:value-type="float">
            <text:p>0.727272727</text:p>
          </table:table-cell>
          <table:table-cell table:formula="of:=[.A2039]*[.A2039]+[.B2039]*[.B2039]" office:value-type="float" office:value="0.647089681938017" calcext:value-type="float">
            <text:p>0.64708968193801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727272727" calcext:value-type="float">
            <text:p>-0.727272727</text:p>
          </table:table-cell>
          <table:table-cell table:formula="of:=[.A2040]*[.A2040]+[.B2040]*[.B2040]" office:value-type="float" office:value="0.647089681938017" calcext:value-type="float">
            <text:p>0.647089681938017</text:p>
          </table:table-cell>
        </table:table-row>
        <table:table-row table:style-name="ro1">
          <table:table-cell office:value-type="float" office:value="-0.71642562" calcext:value-type="float">
            <text:p>-0.71642562</text:p>
          </table:table-cell>
          <table:table-cell office:value-type="float" office:value="0.363636364" calcext:value-type="float">
            <text:p>0.363636364</text:p>
          </table:table-cell>
          <table:table-cell table:formula="of:=[.A2041]*[.A2041]+[.B2041]*[.B2041]" office:value-type="float" office:value="0.645497074215525" calcext:value-type="float">
            <text:p>0.645497074215525</text:p>
          </table:table-cell>
        </table:table-row>
        <table:table-row table:style-name="ro1">
          <table:table-cell office:value-type="float" office:value="-0.71642562" calcext:value-type="float">
            <text:p>-0.71642562</text:p>
          </table:table-cell>
          <table:table-cell office:value-type="float" office:value="-0.363636364" calcext:value-type="float">
            <text:p>-0.363636364</text:p>
          </table:table-cell>
          <table:table-cell table:formula="of:=[.A2042]*[.A2042]+[.B2042]*[.B2042]" office:value-type="float" office:value="0.645497074215525" calcext:value-type="float">
            <text:p>0.645497074215525</text:p>
          </table:table-cell>
        </table:table-row>
        <table:table-row table:style-name="ro1">
          <table:table-cell office:value-type="float" office:value="-0.320730162" calcext:value-type="float">
            <text:p>-0.320730162</text:p>
          </table:table-cell>
          <table:table-cell office:value-type="float" office:value="0.735795455" calcext:value-type="float">
            <text:p>0.735795455</text:p>
          </table:table-cell>
          <table:table-cell table:formula="of:=[.A2043]*[.A2043]+[.B2043]*[.B2043]" office:value-type="float" office:value="0.644262788415203" calcext:value-type="float">
            <text:p>0.644262788415203</text:p>
          </table:table-cell>
        </table:table-row>
        <table:table-row table:style-name="ro1">
          <table:table-cell office:value-type="float" office:value="-0.320730162" calcext:value-type="float">
            <text:p>-0.320730162</text:p>
          </table:table-cell>
          <table:table-cell office:value-type="float" office:value="-0.735795455" calcext:value-type="float">
            <text:p>-0.735795455</text:p>
          </table:table-cell>
          <table:table-cell table:formula="of:=[.A2044]*[.A2044]+[.B2044]*[.B2044]" office:value-type="float" office:value="0.644262788415203" calcext:value-type="float">
            <text:p>0.644262788415203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181818182" calcext:value-type="float">
            <text:p>0.181818182</text:p>
          </table:table-cell>
          <table:table-cell table:formula="of:=[.A2045]*[.A2045]+[.B2045]*[.B2045]" office:value-type="float" office:value="0.643409413805785" calcext:value-type="float">
            <text:p>0.643409413805785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181818182" calcext:value-type="float">
            <text:p>-0.181818182</text:p>
          </table:table-cell>
          <table:table-cell table:formula="of:=[.A2046]*[.A2046]+[.B2046]*[.B2046]" office:value-type="float" office:value="0.643409413805785" calcext:value-type="float">
            <text:p>0.643409413805785</text:p>
          </table:table-cell>
        </table:table-row>
        <table:table-row table:style-name="ro1">
          <table:table-cell office:value-type="float" office:value="-0.524902863" calcext:value-type="float">
            <text:p>-0.524902863</text:p>
          </table:table-cell>
          <table:table-cell office:value-type="float" office:value="-0.605413935" calcext:value-type="float">
            <text:p>-0.605413935</text:p>
          </table:table-cell>
          <table:table-cell table:formula="of:=[.A2047]*[.A2047]+[.B2047]*[.B2047]" office:value-type="float" office:value="0.642049048277781" calcext:value-type="float">
            <text:p>0.642049048277781</text:p>
          </table:table-cell>
        </table:table-row>
        <table:table-row table:style-name="ro1">
          <table:table-cell office:value-type="float" office:value="-0.524902861" calcext:value-type="float">
            <text:p>-0.524902861</text:p>
          </table:table-cell>
          <table:table-cell office:value-type="float" office:value="0.605413934" calcext:value-type="float">
            <text:p>0.605413934</text:p>
          </table:table-cell>
          <table:table-cell table:formula="of:=[.A2048]*[.A2048]+[.B2048]*[.B2048]" office:value-type="float" office:value="0.642049044967342" calcext:value-type="float">
            <text:p>0.642049044967342</text:p>
          </table:table-cell>
        </table:table-row>
        <table:table-row table:style-name="ro1">
          <table:table-cell office:value-type="float" office:value="0.07188862" calcext:value-type="float">
            <text:p>0.07188862</text:p>
          </table:table-cell>
          <table:table-cell office:value-type="float" office:value="-0.797995369" calcext:value-type="float">
            <text:p>-0.797995369</text:p>
          </table:table-cell>
          <table:table-cell table:formula="of:=[.A2049]*[.A2049]+[.B2049]*[.B2049]" office:value-type="float" office:value="0.641964582630951" calcext:value-type="float">
            <text:p>0.641964582630951</text:p>
          </table:table-cell>
        </table:table-row>
        <table:table-row table:style-name="ro1">
          <table:table-cell office:value-type="float" office:value="0.0718886198" calcext:value-type="float">
            <text:p>0.0718886198</text:p>
          </table:table-cell>
          <table:table-cell office:value-type="float" office:value="0.797995368" calcext:value-type="float">
            <text:p>0.797995368</text:p>
          </table:table-cell>
          <table:table-cell table:formula="of:=[.A2050]*[.A2050]+[.B2050]*[.B2050]" office:value-type="float" office:value="0.641964581006204" calcext:value-type="float">
            <text:p>0.641964581006204</text:p>
          </table:table-cell>
        </table:table-row>
        <table:table-row table:style-name="ro1">
          <table:table-cell office:value-type="float" office:value="-0.00821402046" calcext:value-type="float">
            <text:p>-0.00821402046</text:p>
          </table:table-cell>
          <table:table-cell office:value-type="float" office:value="0.801136364" calcext:value-type="float">
            <text:p>0.801136364</text:p>
          </table:table-cell>
          <table:table-cell table:formula="of:=[.A2051]*[.A2051]+[.B2051]*[.B2051]" office:value-type="float" office:value="0.641886943855258" calcext:value-type="float">
            <text:p>0.641886943855258</text:p>
          </table:table-cell>
        </table:table-row>
        <table:table-row table:style-name="ro1">
          <table:table-cell office:value-type="float" office:value="-0.00821402046" calcext:value-type="float">
            <text:p>-0.00821402046</text:p>
          </table:table-cell>
          <table:table-cell office:value-type="float" office:value="-0.801136364" calcext:value-type="float">
            <text:p>-0.801136364</text:p>
          </table:table-cell>
          <table:table-cell table:formula="of:=[.A2052]*[.A2052]+[.B2052]*[.B2052]" office:value-type="float" office:value="0.641886943855258" calcext:value-type="float">
            <text:p>0.641886943855258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272727273" calcext:value-type="float">
            <text:p>0.272727273</text:p>
          </table:table-cell>
          <table:table-cell table:formula="of:=[.A2053]*[.A2053]+[.B2053]*[.B2053]" office:value-type="float" office:value="0.636880165438016" calcext:value-type="float">
            <text:p>0.636880165438016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272727273" calcext:value-type="float">
            <text:p>-0.272727273</text:p>
          </table:table-cell>
          <table:table-cell table:formula="of:=[.A2054]*[.A2054]+[.B2054]*[.B2054]" office:value-type="float" office:value="0.636880165438016" calcext:value-type="float">
            <text:p>0.636880165438016</text:p>
          </table:table-cell>
        </table:table-row>
        <table:table-row table:style-name="ro1">
          <table:table-cell office:value-type="float" office:value="0.0407369272" calcext:value-type="float">
            <text:p>0.0407369272</text:p>
          </table:table-cell>
          <table:table-cell office:value-type="float" office:value="-0.796068102" calcext:value-type="float">
            <text:p>-0.796068102</text:p>
          </table:table-cell>
          <table:table-cell table:formula="of:=[.A2055]*[.A2055]+[.B2055]*[.B2055]" office:value-type="float" office:value="0.63538392025958" calcext:value-type="float">
            <text:p>0.63538392025958</text:p>
          </table:table-cell>
        </table:table-row>
        <table:table-row table:style-name="ro1">
          <table:table-cell office:value-type="float" office:value="0.040736926" calcext:value-type="float">
            <text:p>0.040736926</text:p>
          </table:table-cell>
          <table:table-cell office:value-type="float" office:value="0.7960681" calcext:value-type="float">
            <text:p>0.7960681</text:p>
          </table:table-cell>
          <table:table-cell table:formula="of:=[.A2056]*[.A2056]+[.B2056]*[.B2056]" office:value-type="float" office:value="0.635383916977539" calcext:value-type="float">
            <text:p>0.635383916977539</text:p>
          </table:table-cell>
        </table:table-row>
        <table:table-row table:style-name="ro1">
          <table:table-cell office:value-type="float" office:value="-0.492580488" calcext:value-type="float">
            <text:p>-0.492580488</text:p>
          </table:table-cell>
          <table:table-cell office:value-type="float" office:value="0.624396241" calcext:value-type="float">
            <text:p>0.624396241</text:p>
          </table:table-cell>
          <table:table-cell table:formula="of:=[.A2057]*[.A2057]+[.B2057]*[.B2057]" office:value-type="float" office:value="0.632506202933248" calcext:value-type="float">
            <text:p>0.632506202933248</text:p>
          </table:table-cell>
        </table:table-row>
        <table:table-row table:style-name="ro1">
          <table:table-cell office:value-type="float" office:value="-0.492580488" calcext:value-type="float">
            <text:p>-0.492580488</text:p>
          </table:table-cell>
          <table:table-cell office:value-type="float" office:value="-0.624396241" calcext:value-type="float">
            <text:p>-0.624396241</text:p>
          </table:table-cell>
          <table:table-cell table:formula="of:=[.A2058]*[.A2058]+[.B2058]*[.B2058]" office:value-type="float" office:value="0.632506202933248" calcext:value-type="float">
            <text:p>0.632506202933248</text:p>
          </table:table-cell>
        </table:table-row>
        <table:table-row table:style-name="ro1">
          <table:table-cell office:value-type="float" office:value="-0.647517915" calcext:value-type="float">
            <text:p>-0.647517915</text:p>
          </table:table-cell>
          <table:table-cell office:value-type="float" office:value="0.461476881" calcext:value-type="float">
            <text:p>0.461476881</text:p>
          </table:table-cell>
          <table:table-cell table:formula="of:=[.A2059]*[.A2059]+[.B2059]*[.B2059]" office:value-type="float" office:value="0.632240361943435" calcext:value-type="float">
            <text:p>0.632240361943435</text:p>
          </table:table-cell>
        </table:table-row>
        <table:table-row table:style-name="ro1">
          <table:table-cell office:value-type="float" office:value="-0.647517915" calcext:value-type="float">
            <text:p>-0.647517915</text:p>
          </table:table-cell>
          <table:table-cell office:value-type="float" office:value="-0.461476881" calcext:value-type="float">
            <text:p>-0.461476881</text:p>
          </table:table-cell>
          <table:table-cell table:formula="of:=[.A2060]*[.A2060]+[.B2060]*[.B2060]" office:value-type="float" office:value="0.632240361943435" calcext:value-type="float">
            <text:p>0.632240361943435</text:p>
          </table:table-cell>
        </table:table-row>
        <table:table-row table:style-name="ro1">
          <table:table-cell office:value-type="float" office:value="0.773229678" calcext:value-type="float">
            <text:p>0.773229678</text:p>
          </table:table-cell>
          <table:table-cell office:value-type="float" office:value="0.184659091" calcext:value-type="float">
            <text:p>0.184659091</text:p>
          </table:table-cell>
          <table:table-cell table:formula="of:=[.A2061]*[.A2061]+[.B2061]*[.B2061]" office:value-type="float" office:value="0.63198311482893" calcext:value-type="float">
            <text:p>0.63198311482893</text:p>
          </table:table-cell>
        </table:table-row>
        <table:table-row table:style-name="ro1">
          <table:table-cell office:value-type="float" office:value="0.773229678" calcext:value-type="float">
            <text:p>0.773229678</text:p>
          </table:table-cell>
          <table:table-cell office:value-type="float" office:value="-0.184659091" calcext:value-type="float">
            <text:p>-0.184659091</text:p>
          </table:table-cell>
          <table:table-cell table:formula="of:=[.A2062]*[.A2062]+[.B2062]*[.B2062]" office:value-type="float" office:value="0.63198311482893" calcext:value-type="float">
            <text:p>0.63198311482893</text:p>
          </table:table-cell>
        </table:table-row>
        <table:table-row table:style-name="ro1">
          <table:table-cell office:value-type="float" office:value="-0.204495119" calcext:value-type="float">
            <text:p>-0.204495119</text:p>
          </table:table-cell>
          <table:table-cell office:value-type="float" office:value="0.767914136" calcext:value-type="float">
            <text:p>0.767914136</text:p>
          </table:table-cell>
          <table:table-cell table:formula="of:=[.A2063]*[.A2063]+[.B2063]*[.B2063]" office:value-type="float" office:value="0.631510373963451" calcext:value-type="float">
            <text:p>0.631510373963451</text:p>
          </table:table-cell>
        </table:table-row>
        <table:table-row table:style-name="ro1">
          <table:table-cell office:value-type="float" office:value="-0.204495119" calcext:value-type="float">
            <text:p>-0.204495119</text:p>
          </table:table-cell>
          <table:table-cell office:value-type="float" office:value="-0.767914136" calcext:value-type="float">
            <text:p>-0.767914136</text:p>
          </table:table-cell>
          <table:table-cell table:formula="of:=[.A2064]*[.A2064]+[.B2064]*[.B2064]" office:value-type="float" office:value="0.631510373963451" calcext:value-type="float">
            <text:p>0.631510373963451</text:p>
          </table:table-cell>
        </table:table-row>
        <table:table-row table:style-name="ro1">
          <table:table-cell office:value-type="float" office:value="-0.582253322" calcext:value-type="float">
            <text:p>-0.582253322</text:p>
          </table:table-cell>
          <table:table-cell office:value-type="float" office:value="0.54061873" calcext:value-type="float">
            <text:p>0.54061873</text:p>
          </table:table-cell>
          <table:table-cell table:formula="of:=[.A2065]*[.A2065]+[.B2065]*[.B2065]" office:value-type="float" office:value="0.631287542206849" calcext:value-type="float">
            <text:p>0.631287542206849</text:p>
          </table:table-cell>
        </table:table-row>
        <table:table-row table:style-name="ro1">
          <table:table-cell office:value-type="float" office:value="-0.582253322" calcext:value-type="float">
            <text:p>-0.582253322</text:p>
          </table:table-cell>
          <table:table-cell office:value-type="float" office:value="-0.54061873" calcext:value-type="float">
            <text:p>-0.54061873</text:p>
          </table:table-cell>
          <table:table-cell table:formula="of:=[.A2066]*[.A2066]+[.B2066]*[.B2066]" office:value-type="float" office:value="0.631287542206849" calcext:value-type="float">
            <text:p>0.631287542206849</text:p>
          </table:table-cell>
        </table:table-row>
        <table:table-row table:style-name="ro1">
          <table:table-cell office:value-type="float" office:value="-0.199981264" calcext:value-type="float">
            <text:p>-0.199981264</text:p>
          </table:table-cell>
          <table:table-cell office:value-type="float" office:value="0.768709503" calcext:value-type="float">
            <text:p>0.768709503</text:p>
          </table:table-cell>
          <table:table-cell table:formula="of:=[.A2067]*[.A2067]+[.B2067]*[.B2067]" office:value-type="float" office:value="0.630906805953545" calcext:value-type="float">
            <text:p>0.630906805953545</text:p>
          </table:table-cell>
        </table:table-row>
        <table:table-row table:style-name="ro1">
          <table:table-cell office:value-type="float" office:value="-0.199981263" calcext:value-type="float">
            <text:p>-0.199981263</text:p>
          </table:table-cell>
          <table:table-cell office:value-type="float" office:value="-0.768709503" calcext:value-type="float">
            <text:p>-0.768709503</text:p>
          </table:table-cell>
          <table:table-cell table:formula="of:=[.A2068]*[.A2068]+[.B2068]*[.B2068]" office:value-type="float" office:value="0.630906805553582" calcext:value-type="float">
            <text:p>0.630906805553582</text:p>
          </table:table-cell>
        </table:table-row>
        <table:table-row table:style-name="ro1">
          <table:table-cell office:value-type="float" office:value="-0.74376937" calcext:value-type="float">
            <text:p>-0.74376937</text:p>
          </table:table-cell>
          <table:table-cell office:value-type="float" office:value="0.272727273" calcext:value-type="float">
            <text:p>0.272727273</text:p>
          </table:table-cell>
          <table:table-cell table:formula="of:=[.A2069]*[.A2069]+[.B2069]*[.B2069]" office:value-type="float" office:value="0.627573041188213" calcext:value-type="float">
            <text:p>0.627573041188213</text:p>
          </table:table-cell>
        </table:table-row>
        <table:table-row table:style-name="ro1">
          <table:table-cell office:value-type="float" office:value="-0.74376937" calcext:value-type="float">
            <text:p>-0.74376937</text:p>
          </table:table-cell>
          <table:table-cell office:value-type="float" office:value="-0.272727273" calcext:value-type="float">
            <text:p>-0.272727273</text:p>
          </table:table-cell>
          <table:table-cell table:formula="of:=[.A2070]*[.A2070]+[.B2070]*[.B2070]" office:value-type="float" office:value="0.627573041188213" calcext:value-type="float">
            <text:p>0.627573041188213</text:p>
          </table:table-cell>
        </table:table-row>
        <table:table-row table:style-name="ro1">
          <table:table-cell office:value-type="float" office:value="0.439057657" calcext:value-type="float">
            <text:p>0.439057657</text:p>
          </table:table-cell>
          <table:table-cell office:value-type="float" office:value="0.659090909" calcext:value-type="float">
            <text:p>0.659090909</text:p>
          </table:table-cell>
          <table:table-cell table:formula="of:=[.A2071]*[.A2071]+[.B2071]*[.B2071]" office:value-type="float" office:value="0.627172452496776" calcext:value-type="float">
            <text:p>0.627172452496776</text:p>
          </table:table-cell>
        </table:table-row>
        <table:table-row table:style-name="ro1">
          <table:table-cell office:value-type="float" office:value="0.439057657" calcext:value-type="float">
            <text:p>0.439057657</text:p>
          </table:table-cell>
          <table:table-cell office:value-type="float" office:value="-0.659090909" calcext:value-type="float">
            <text:p>-0.659090909</text:p>
          </table:table-cell>
          <table:table-cell table:formula="of:=[.A2072]*[.A2072]+[.B2072]*[.B2072]" office:value-type="float" office:value="0.627172452496776" calcext:value-type="float">
            <text:p>0.627172452496776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727272727" calcext:value-type="float">
            <text:p>0.727272727</text:p>
          </table:table-cell>
          <table:table-cell table:formula="of:=[.A2073]*[.A2073]+[.B2073]*[.B2073]" office:value-type="float" office:value="0.626581869438017" calcext:value-type="float">
            <text:p>0.626581869438017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727272727" calcext:value-type="float">
            <text:p>-0.727272727</text:p>
          </table:table-cell>
          <table:table-cell table:formula="of:=[.A2074]*[.A2074]+[.B2074]*[.B2074]" office:value-type="float" office:value="0.626581869438017" calcext:value-type="float">
            <text:p>0.626581869438017</text:p>
          </table:table-cell>
        </table:table-row>
        <table:table-row table:style-name="ro1">
          <table:table-cell office:value-type="float" office:value="-0.190462603" calcext:value-type="float">
            <text:p>-0.190462603</text:p>
          </table:table-cell>
          <table:table-cell office:value-type="float" office:value="-0.767486744" calcext:value-type="float">
            <text:p>-0.767486744</text:p>
          </table:table-cell>
          <table:table-cell table:formula="of:=[.A2075]*[.A2075]+[.B2075]*[.B2075]" office:value-type="float" office:value="0.625311905357257" calcext:value-type="float">
            <text:p>0.625311905357257</text:p>
          </table:table-cell>
        </table:table-row>
        <table:table-row table:style-name="ro1">
          <table:table-cell office:value-type="float" office:value="-0.190462603" calcext:value-type="float">
            <text:p>-0.190462603</text:p>
          </table:table-cell>
          <table:table-cell office:value-type="float" office:value="0.767486743" calcext:value-type="float">
            <text:p>0.767486743</text:p>
          </table:table-cell>
          <table:table-cell table:formula="of:=[.A2076]*[.A2076]+[.B2076]*[.B2076]" office:value-type="float" office:value="0.625311903822283" calcext:value-type="float">
            <text:p>0.625311903822283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0909090908" calcext:value-type="float">
            <text:p>0.0909090908</text:p>
          </table:table-cell>
          <table:table-cell table:formula="of:=[.A2077]*[.A2077]+[.B2077]*[.B2077]" office:value-type="float" office:value="0.618616025290083" calcext:value-type="float">
            <text:p>0.618616025290083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0909090908" calcext:value-type="float">
            <text:p>-0.0909090908</text:p>
          </table:table-cell>
          <table:table-cell table:formula="of:=[.A2078]*[.A2078]+[.B2078]*[.B2078]" office:value-type="float" office:value="0.618616025290083" calcext:value-type="float">
            <text:p>0.618616025290083</text:p>
          </table:table-cell>
        </table:table-row>
        <table:table-row table:style-name="ro1">
          <table:table-cell office:value-type="float" office:value="-0.759150229" calcext:value-type="float">
            <text:p>-0.759150229</text:p>
          </table:table-cell>
          <table:table-cell office:value-type="float" office:value="0.204545455" calcext:value-type="float">
            <text:p>0.204545455</text:p>
          </table:table-cell>
          <table:table-cell table:formula="of:=[.A2079]*[.A2079]+[.B2079]*[.B2079]" office:value-type="float" office:value="0.618147913351909" calcext:value-type="float">
            <text:p>0.618147913351909</text:p>
          </table:table-cell>
        </table:table-row>
        <table:table-row table:style-name="ro1">
          <table:table-cell office:value-type="float" office:value="-0.759150229" calcext:value-type="float">
            <text:p>-0.759150229</text:p>
          </table:table-cell>
          <table:table-cell office:value-type="float" office:value="-0.204545455" calcext:value-type="float">
            <text:p>-0.204545455</text:p>
          </table:table-cell>
          <table:table-cell table:formula="of:=[.A2080]*[.A2080]+[.B2080]*[.B2080]" office:value-type="float" office:value="0.618147913351909" calcext:value-type="float">
            <text:p>0.618147913351909</text:p>
          </table:table-cell>
        </table:table-row>
        <table:table-row table:style-name="ro1">
          <table:table-cell office:value-type="float" office:value="-0.0671834503" calcext:value-type="float">
            <text:p>-0.0671834503</text:p>
          </table:table-cell>
          <table:table-cell office:value-type="float" office:value="0.783329679" calcext:value-type="float">
            <text:p>0.783329679</text:p>
          </table:table-cell>
          <table:table-cell table:formula="of:=[.A2081]*[.A2081]+[.B2081]*[.B2081]" office:value-type="float" office:value="0.618119001996455" calcext:value-type="float">
            <text:p>0.618119001996455</text:p>
          </table:table-cell>
        </table:table-row>
        <table:table-row table:style-name="ro1">
          <table:table-cell office:value-type="float" office:value="-0.0671834443" calcext:value-type="float">
            <text:p>-0.0671834443</text:p>
          </table:table-cell>
          <table:table-cell office:value-type="float" office:value="-0.783329677" calcext:value-type="float">
            <text:p>-0.783329677</text:p>
          </table:table-cell>
          <table:table-cell table:formula="of:=[.A2082]*[.A2082]+[.B2082]*[.B2082]" office:value-type="float" office:value="0.618118998056935" calcext:value-type="float">
            <text:p>0.618118998056935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454545455" calcext:value-type="float">
            <text:p>0.454545455</text:p>
          </table:table-cell>
          <table:table-cell table:formula="of:=[.A2083]*[.A2083]+[.B2083]*[.B2083]" office:value-type="float" office:value="0.617011961286157" calcext:value-type="float">
            <text:p>0.617011961286157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454545455" calcext:value-type="float">
            <text:p>-0.454545455</text:p>
          </table:table-cell>
          <table:table-cell table:formula="of:=[.A2084]*[.A2084]+[.B2084]*[.B2084]" office:value-type="float" office:value="0.617011961286157" calcext:value-type="float">
            <text:p>0.61701196128615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545454545" calcext:value-type="float">
            <text:p>0.545454545</text:p>
          </table:table-cell>
          <table:table-cell table:formula="of:=[.A2085]*[.A2085]+[.B2085]*[.B2085]" office:value-type="float" office:value="0.613926910661157" calcext:value-type="float">
            <text:p>0.61392691066115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545454545" calcext:value-type="float">
            <text:p>-0.545454545</text:p>
          </table:table-cell>
          <table:table-cell table:formula="of:=[.A2086]*[.A2086]+[.B2086]*[.B2086]" office:value-type="float" office:value="0.613926910661157" calcext:value-type="float">
            <text:p>0.613926910661157</text:p>
          </table:table-cell>
        </table:table-row>
        <table:table-row table:style-name="ro1">
          <table:table-cell office:value-type="float" office:value="-0.176186722" calcext:value-type="float">
            <text:p>-0.176186722</text:p>
          </table:table-cell>
          <table:table-cell office:value-type="float" office:value="0.7629012" calcext:value-type="float">
            <text:p>0.7629012</text:p>
          </table:table-cell>
          <table:table-cell table:formula="of:=[.A2087]*[.A2087]+[.B2087]*[.B2087]" office:value-type="float" office:value="0.613060001970545" calcext:value-type="float">
            <text:p>0.613060001970545</text:p>
          </table:table-cell>
        </table:table-row>
        <table:table-row table:style-name="ro1">
          <table:table-cell office:value-type="float" office:value="-0.176186721" calcext:value-type="float">
            <text:p>-0.176186721</text:p>
          </table:table-cell>
          <table:table-cell office:value-type="float" office:value="-0.7629012" calcext:value-type="float">
            <text:p>-0.7629012</text:p>
          </table:table-cell>
          <table:table-cell table:formula="of:=[.A2088]*[.A2088]+[.B2088]*[.B2088]" office:value-type="float" office:value="0.613060001618172" calcext:value-type="float">
            <text:p>0.613060001618172</text:p>
          </table:table-cell>
        </table:table-row>
        <table:table-row table:style-name="ro1">
          <table:table-cell office:value-type="float" office:value="0.0326406897" calcext:value-type="float">
            <text:p>0.0326406897</text:p>
          </table:table-cell>
          <table:table-cell office:value-type="float" office:value="0.781839931" calcext:value-type="float">
            <text:p>0.781839931</text:p>
          </table:table-cell>
          <table:table-cell table:formula="of:=[.A2089]*[.A2089]+[.B2089]*[.B2089]" office:value-type="float" office:value="0.612339092330177" calcext:value-type="float">
            <text:p>0.612339092330177</text:p>
          </table:table-cell>
        </table:table-row>
        <table:table-row table:style-name="ro1">
          <table:table-cell office:value-type="float" office:value="0.0326406909" calcext:value-type="float">
            <text:p>0.0326406909</text:p>
          </table:table-cell>
          <table:table-cell office:value-type="float" office:value="-0.78183993" calcext:value-type="float">
            <text:p>-0.78183993</text:p>
          </table:table-cell>
          <table:table-cell table:formula="of:=[.A2090]*[.A2090]+[.B2090]*[.B2090]" office:value-type="float" office:value="0.612339090844834" calcext:value-type="float">
            <text:p>0.612339090844834</text:p>
          </table:table-cell>
        </table:table-row>
        <table:table-row table:style-name="ro1">
          <table:table-cell office:value-type="float" office:value="-0.248379687" calcext:value-type="float">
            <text:p>-0.248379687</text:p>
          </table:table-cell>
          <table:table-cell office:value-type="float" office:value="0.741751839" calcext:value-type="float">
            <text:p>0.741751839</text:p>
          </table:table-cell>
          <table:table-cell table:formula="of:=[.A2091]*[.A2091]+[.B2091]*[.B2091]" office:value-type="float" office:value="0.6118882595741" calcext:value-type="float">
            <text:p>0.6118882595741</text:p>
          </table:table-cell>
        </table:table-row>
        <table:table-row table:style-name="ro1">
          <table:table-cell office:value-type="float" office:value="-0.248379687" calcext:value-type="float">
            <text:p>-0.248379687</text:p>
          </table:table-cell>
          <table:table-cell office:value-type="float" office:value="-0.741751839" calcext:value-type="float">
            <text:p>-0.741751839</text:p>
          </table:table-cell>
          <table:table-cell table:formula="of:=[.A2092]*[.A2092]+[.B2092]*[.B2092]" office:value-type="float" office:value="0.6118882595741" calcext:value-type="float">
            <text:p>0.6118882595741</text:p>
          </table:table-cell>
        </table:table-row>
        <table:table-row table:style-name="ro1">
          <table:table-cell office:value-type="float" office:value="0.5840671" calcext:value-type="float">
            <text:p>0.5840671</text:p>
          </table:table-cell>
          <table:table-cell office:value-type="float" office:value="0.519886364" calcext:value-type="float">
            <text:p>0.519886364</text:p>
          </table:table-cell>
          <table:table-cell table:formula="of:=[.A2093]*[.A2093]+[.B2093]*[.B2093]" office:value-type="float" office:value="0.61141620877555" calcext:value-type="float">
            <text:p>0.61141620877555</text:p>
          </table:table-cell>
        </table:table-row>
        <table:table-row table:style-name="ro1">
          <table:table-cell office:value-type="float" office:value="0.5840671" calcext:value-type="float">
            <text:p>0.5840671</text:p>
          </table:table-cell>
          <table:table-cell office:value-type="float" office:value="-0.519886364" calcext:value-type="float">
            <text:p>-0.519886364</text:p>
          </table:table-cell>
          <table:table-cell table:formula="of:=[.A2094]*[.A2094]+[.B2094]*[.B2094]" office:value-type="float" office:value="0.61141620877555" calcext:value-type="float">
            <text:p>0.61141620877555</text:p>
          </table:table-cell>
        </table:table-row>
        <table:table-row table:style-name="ro1">
          <table:table-cell office:value-type="float" office:value="0.781494141" calcext:value-type="float">
            <text:p>0.781494141</text:p>
          </table:table-cell>
          <table:table-cell office:value-type="float" office:value="0" calcext:value-type="float">
            <text:p>0</text:p>
          </table:table-cell>
          <table:table-cell table:formula="of:=[.A2095]*[.A2095]+[.B2095]*[.B2095]" office:value-type="float" office:value="0.610733092417328" calcext:value-type="float">
            <text:p>0.610733092417328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[.A2096]*[.A2096]+[.B2096]*[.B2096]" office:value-type="float" office:value="0.6103515625" calcext:value-type="float">
            <text:p>0.6103515625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636363636" calcext:value-type="float">
            <text:p>0.636363636</text:p>
          </table:table-cell>
          <table:table-cell table:formula="of:=[.A2097]*[.A2097]+[.B2097]*[.B2097]" office:value-type="float" office:value="0.610280942848141" calcext:value-type="float">
            <text:p>0.610280942848141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636363636" calcext:value-type="float">
            <text:p>-0.636363636</text:p>
          </table:table-cell>
          <table:table-cell table:formula="of:=[.A2098]*[.A2098]+[.B2098]*[.B2098]" office:value-type="float" office:value="0.610280942848141" calcext:value-type="float">
            <text:p>0.610280942848141</text:p>
          </table:table-cell>
        </table:table-row>
        <table:table-row table:style-name="ro1">
          <table:table-cell office:value-type="float" office:value="-0.772822104" calcext:value-type="float">
            <text:p>-0.772822104</text:p>
          </table:table-cell>
          <table:table-cell office:value-type="float" office:value="0.113636364" calcext:value-type="float">
            <text:p>0.113636364</text:p>
          </table:table-cell>
          <table:table-cell table:formula="of:=[.A2099]*[.A2099]+[.B2099]*[.B2099]" office:value-type="float" office:value="0.610167227654127" calcext:value-type="float">
            <text:p>0.610167227654127</text:p>
          </table:table-cell>
        </table:table-row>
        <table:table-row table:style-name="ro1">
          <table:table-cell office:value-type="float" office:value="-0.772822104" calcext:value-type="float">
            <text:p>-0.772822104</text:p>
          </table:table-cell>
          <table:table-cell office:value-type="float" office:value="-0.113636364" calcext:value-type="float">
            <text:p>-0.113636364</text:p>
          </table:table-cell>
          <table:table-cell table:formula="of:=[.A2100]*[.A2100]+[.B2100]*[.B2100]" office:value-type="float" office:value="0.610167227654127" calcext:value-type="float">
            <text:p>0.610167227654127</text:p>
          </table:table-cell>
        </table:table-row>
        <table:table-row table:style-name="ro1">
          <table:table-cell office:value-type="float" office:value="-0.714238031" calcext:value-type="float">
            <text:p>-0.714238031</text:p>
          </table:table-cell>
          <table:table-cell office:value-type="float" office:value="0.315314065" calcext:value-type="float">
            <text:p>0.315314065</text:p>
          </table:table-cell>
          <table:table-cell table:formula="of:=[.A2101]*[.A2101]+[.B2101]*[.B2101]" office:value-type="float" office:value="0.609558924513581" calcext:value-type="float">
            <text:p>0.609558924513581</text:p>
          </table:table-cell>
        </table:table-row>
        <table:table-row table:style-name="ro1">
          <table:table-cell office:value-type="float" office:value="-0.714238031" calcext:value-type="float">
            <text:p>-0.714238031</text:p>
          </table:table-cell>
          <table:table-cell office:value-type="float" office:value="-0.315314064" calcext:value-type="float">
            <text:p>-0.315314064</text:p>
          </table:table-cell>
          <table:table-cell table:formula="of:=[.A2102]*[.A2102]+[.B2102]*[.B2102]" office:value-type="float" office:value="0.609558923882953" calcext:value-type="float">
            <text:p>0.609558923882953</text:p>
          </table:table-cell>
        </table:table-row>
        <table:table-row table:style-name="ro1">
          <table:table-cell office:value-type="float" office:value="-0.650517908" calcext:value-type="float">
            <text:p>-0.650517908</text:p>
          </table:table-cell>
          <table:table-cell office:value-type="float" office:value="0.430975427" calcext:value-type="float">
            <text:p>0.430975427</text:p>
          </table:table-cell>
          <table:table-cell table:formula="of:=[.A2103]*[.A2103]+[.B2103]*[.B2103]" office:value-type="float" office:value="0.608913367306529" calcext:value-type="float">
            <text:p>0.608913367306529</text:p>
          </table:table-cell>
        </table:table-row>
        <table:table-row table:style-name="ro1">
          <table:table-cell office:value-type="float" office:value="-0.650517908" calcext:value-type="float">
            <text:p>-0.650517908</text:p>
          </table:table-cell>
          <table:table-cell office:value-type="float" office:value="-0.430975427" calcext:value-type="float">
            <text:p>-0.430975427</text:p>
          </table:table-cell>
          <table:table-cell table:formula="of:=[.A2104]*[.A2104]+[.B2104]*[.B2104]" office:value-type="float" office:value="0.608913367306529" calcext:value-type="float">
            <text:p>0.608913367306529</text:p>
          </table:table-cell>
        </table:table-row>
        <table:table-row table:style-name="ro1">
          <table:table-cell office:value-type="float" office:value="-0.754152747" calcext:value-type="float">
            <text:p>-0.754152747</text:p>
          </table:table-cell>
          <table:table-cell office:value-type="float" office:value="0.199286671" calcext:value-type="float">
            <text:p>0.199286671</text:p>
          </table:table-cell>
          <table:table-cell table:formula="of:=[.A2105]*[.A2105]+[.B2105]*[.B2105]" office:value-type="float" office:value="0.608461543045908" calcext:value-type="float">
            <text:p>0.608461543045908</text:p>
          </table:table-cell>
        </table:table-row>
        <table:table-row table:style-name="ro1">
          <table:table-cell office:value-type="float" office:value="-0.754152746" calcext:value-type="float">
            <text:p>-0.754152746</text:p>
          </table:table-cell>
          <table:table-cell office:value-type="float" office:value="-0.199286668" calcext:value-type="float">
            <text:p>-0.199286668</text:p>
          </table:table-cell>
          <table:table-cell table:formula="of:=[.A2106]*[.A2106]+[.B2106]*[.B2106]" office:value-type="float" office:value="0.608461540341883" calcext:value-type="float">
            <text:p>0.608461540341883</text:p>
          </table:table-cell>
        </table:table-row>
        <table:table-row table:style-name="ro1">
          <table:table-cell office:value-type="float" office:value="-0.70001382" calcext:value-type="float">
            <text:p>-0.70001382</text:p>
          </table:table-cell>
          <table:table-cell office:value-type="float" office:value="0.344149136" calcext:value-type="float">
            <text:p>0.344149136</text:p>
          </table:table-cell>
          <table:table-cell table:formula="of:=[.A2107]*[.A2107]+[.B2107]*[.B2107]" office:value-type="float" office:value="0.608457976000539" calcext:value-type="float">
            <text:p>0.608457976000539</text:p>
          </table:table-cell>
        </table:table-row>
        <table:table-row table:style-name="ro1">
          <table:table-cell office:value-type="float" office:value="-0.70001382" calcext:value-type="float">
            <text:p>-0.70001382</text:p>
          </table:table-cell>
          <table:table-cell office:value-type="float" office:value="-0.344149136" calcext:value-type="float">
            <text:p>-0.344149136</text:p>
          </table:table-cell>
          <table:table-cell table:formula="of:=[.A2108]*[.A2108]+[.B2108]*[.B2108]" office:value-type="float" office:value="0.608457976000539" calcext:value-type="float">
            <text:p>0.608457976000539</text:p>
          </table:table-cell>
        </table:table-row>
        <table:table-row table:style-name="ro1">
          <table:table-cell office:value-type="float" office:value="-0.212528655" calcext:value-type="float">
            <text:p>-0.212528655</text:p>
          </table:table-cell>
          <table:table-cell office:value-type="float" office:value="0.750167989" calcext:value-type="float">
            <text:p>0.750167989</text:p>
          </table:table-cell>
          <table:table-cell table:formula="of:=[.A2109]*[.A2109]+[.B2109]*[.B2109]" office:value-type="float" office:value="0.607920440916413" calcext:value-type="float">
            <text:p>0.607920440916413</text:p>
          </table:table-cell>
        </table:table-row>
        <table:table-row table:style-name="ro1">
          <table:table-cell office:value-type="float" office:value="-0.212528655" calcext:value-type="float">
            <text:p>-0.212528655</text:p>
          </table:table-cell>
          <table:table-cell office:value-type="float" office:value="-0.750167989" calcext:value-type="float">
            <text:p>-0.750167989</text:p>
          </table:table-cell>
          <table:table-cell table:formula="of:=[.A2110]*[.A2110]+[.B2110]*[.B2110]" office:value-type="float" office:value="0.607920440916413" calcext:value-type="float">
            <text:p>0.607920440916413</text:p>
          </table:table-cell>
        </table:table-row>
        <table:table-row table:style-name="ro1">
          <table:table-cell office:value-type="float" office:value="-0.777949057" calcext:value-type="float">
            <text:p>-0.777949057</text:p>
          </table:table-cell>
          <table:table-cell office:value-type="float" office:value="0.0454545454" calcext:value-type="float">
            <text:p>0.0454545454</text:p>
          </table:table-cell>
          <table:table-cell table:formula="of:=[.A2111]*[.A2111]+[.B2111]*[.B2111]" office:value-type="float" office:value="0.60727085098471" calcext:value-type="float">
            <text:p>0.60727085098471</text:p>
          </table:table-cell>
        </table:table-row>
        <table:table-row table:style-name="ro1">
          <table:table-cell office:value-type="float" office:value="-0.777949057" calcext:value-type="float">
            <text:p>-0.777949057</text:p>
          </table:table-cell>
          <table:table-cell office:value-type="float" office:value="-0.0454545454" calcext:value-type="float">
            <text:p>-0.0454545454</text:p>
          </table:table-cell>
          <table:table-cell table:formula="of:=[.A2112]*[.A2112]+[.B2112]*[.B2112]" office:value-type="float" office:value="0.60727085098471" calcext:value-type="float">
            <text:p>0.60727085098471</text:p>
          </table:table-cell>
        </table:table-row>
        <table:table-row table:style-name="ro1">
          <table:table-cell office:value-type="float" office:value="-0.304570914" calcext:value-type="float">
            <text:p>-0.304570914</text:p>
          </table:table-cell>
          <table:table-cell office:value-type="float" office:value="0.715422844" calcext:value-type="float">
            <text:p>0.715422844</text:p>
          </table:table-cell>
          <table:table-cell table:formula="of:=[.A2113]*[.A2113]+[.B2113]*[.B2113]" office:value-type="float" office:value="0.604593287371844" calcext:value-type="float">
            <text:p>0.604593287371844</text:p>
          </table:table-cell>
        </table:table-row>
        <table:table-row table:style-name="ro1">
          <table:table-cell office:value-type="float" office:value="-0.304570914" calcext:value-type="float">
            <text:p>-0.304570914</text:p>
          </table:table-cell>
          <table:table-cell office:value-type="float" office:value="-0.715422844" calcext:value-type="float">
            <text:p>-0.715422844</text:p>
          </table:table-cell>
          <table:table-cell table:formula="of:=[.A2114]*[.A2114]+[.B2114]*[.B2114]" office:value-type="float" office:value="0.604593287371844" calcext:value-type="float">
            <text:p>0.604593287371844</text:p>
          </table:table-cell>
        </table:table-row>
        <table:table-row table:style-name="ro1">
          <table:table-cell office:value-type="float" office:value="-0.428257196" calcext:value-type="float">
            <text:p>-0.428257196</text:p>
          </table:table-cell>
          <table:table-cell office:value-type="float" office:value="0.646381041" calcext:value-type="float">
            <text:p>0.646381041</text:p>
          </table:table-cell>
          <table:table-cell table:formula="of:=[.A2115]*[.A2115]+[.B2115]*[.B2115]" office:value-type="float" office:value="0.601212676090026" calcext:value-type="float">
            <text:p>0.601212676090026</text:p>
          </table:table-cell>
        </table:table-row>
        <table:table-row table:style-name="ro1">
          <table:table-cell office:value-type="float" office:value="-0.428257196" calcext:value-type="float">
            <text:p>-0.428257196</text:p>
          </table:table-cell>
          <table:table-cell office:value-type="float" office:value="-0.646381041" calcext:value-type="float">
            <text:p>-0.646381041</text:p>
          </table:table-cell>
          <table:table-cell table:formula="of:=[.A2116]*[.A2116]+[.B2116]*[.B2116]" office:value-type="float" office:value="0.601212676090026" calcext:value-type="float">
            <text:p>0.601212676090026</text:p>
          </table:table-cell>
        </table:table-row>
        <table:table-row table:style-name="ro1">
          <table:table-cell office:value-type="float" office:value="-0.60122031" calcext:value-type="float">
            <text:p>-0.60122031</text:p>
          </table:table-cell>
          <table:table-cell office:value-type="float" office:value="-0.489556146" calcext:value-type="float">
            <text:p>-0.489556146</text:p>
          </table:table-cell>
          <table:table-cell table:formula="of:=[.A2117]*[.A2117]+[.B2117]*[.B2117]" office:value-type="float" office:value="0.601131081242869" calcext:value-type="float">
            <text:p>0.601131081242869</text:p>
          </table:table-cell>
        </table:table-row>
        <table:table-row table:style-name="ro1">
          <table:table-cell office:value-type="float" office:value="-0.601220308" calcext:value-type="float">
            <text:p>-0.601220308</text:p>
          </table:table-cell>
          <table:table-cell office:value-type="float" office:value="0.489556146" calcext:value-type="float">
            <text:p>0.489556146</text:p>
          </table:table-cell>
          <table:table-cell table:formula="of:=[.A2118]*[.A2118]+[.B2118]*[.B2118]" office:value-type="float" office:value="0.601131078837988" calcext:value-type="float">
            <text:p>0.601131078837988</text:p>
          </table:table-cell>
        </table:table-row>
        <table:table-row table:style-name="ro1">
          <table:table-cell office:value-type="float" office:value="-0.665768334" calcext:value-type="float">
            <text:p>-0.665768334</text:p>
          </table:table-cell>
          <table:table-cell office:value-type="float" office:value="0.396025282" calcext:value-type="float">
            <text:p>0.396025282</text:p>
          </table:table-cell>
          <table:table-cell table:formula="of:=[.A2119]*[.A2119]+[.B2119]*[.B2119]" office:value-type="float" office:value="0.600083498540315" calcext:value-type="float">
            <text:p>0.600083498540315</text:p>
          </table:table-cell>
        </table:table-row>
        <table:table-row table:style-name="ro1">
          <table:table-cell office:value-type="float" office:value="-0.665768334" calcext:value-type="float">
            <text:p>-0.665768334</text:p>
          </table:table-cell>
          <table:table-cell office:value-type="float" office:value="-0.396025282" calcext:value-type="float">
            <text:p>-0.396025282</text:p>
          </table:table-cell>
          <table:table-cell table:formula="of:=[.A2120]*[.A2120]+[.B2120]*[.B2120]" office:value-type="float" office:value="0.600083498540315" calcext:value-type="float">
            <text:p>0.600083498540315</text:p>
          </table:table-cell>
        </table:table-row>
        <table:table-row table:style-name="ro1">
          <table:table-cell office:value-type="float" office:value="-0.537541618" calcext:value-type="float">
            <text:p>-0.537541618</text:p>
          </table:table-cell>
          <table:table-cell office:value-type="float" office:value="0.557483408" calcext:value-type="float">
            <text:p>0.557483408</text:p>
          </table:table-cell>
          <table:table-cell table:formula="of:=[.A2121]*[.A2121]+[.B2121]*[.B2121]" office:value-type="float" office:value="0.599738741277352" calcext:value-type="float">
            <text:p>0.599738741277352</text:p>
          </table:table-cell>
        </table:table-row>
        <table:table-row table:style-name="ro1">
          <table:table-cell office:value-type="float" office:value="-0.537541618" calcext:value-type="float">
            <text:p>-0.537541618</text:p>
          </table:table-cell>
          <table:table-cell office:value-type="float" office:value="-0.557483408" calcext:value-type="float">
            <text:p>-0.557483408</text:p>
          </table:table-cell>
          <table:table-cell table:formula="of:=[.A2122]*[.A2122]+[.B2122]*[.B2122]" office:value-type="float" office:value="0.599738741277352" calcext:value-type="float">
            <text:p>0.599738741277352</text:p>
          </table:table-cell>
        </table:table-row>
        <table:table-row table:style-name="ro1">
          <table:table-cell office:value-type="float" office:value="-0.527146406" calcext:value-type="float">
            <text:p>-0.527146406</text:p>
          </table:table-cell>
          <table:table-cell office:value-type="float" office:value="0.565447442" calcext:value-type="float">
            <text:p>0.565447442</text:p>
          </table:table-cell>
          <table:table-cell table:formula="of:=[.A2123]*[.A2123]+[.B2123]*[.B2123]" office:value-type="float" office:value="0.59761414302306" calcext:value-type="float">
            <text:p>0.59761414302306</text:p>
          </table:table-cell>
        </table:table-row>
        <table:table-row table:style-name="ro1">
          <table:table-cell office:value-type="float" office:value="-0.527146406" calcext:value-type="float">
            <text:p>-0.527146406</text:p>
          </table:table-cell>
          <table:table-cell office:value-type="float" office:value="-0.565447442" calcext:value-type="float">
            <text:p>-0.565447442</text:p>
          </table:table-cell>
          <table:table-cell table:formula="of:=[.A2124]*[.A2124]+[.B2124]*[.B2124]" office:value-type="float" office:value="0.59761414302306" calcext:value-type="float">
            <text:p>0.59761414302306</text:p>
          </table:table-cell>
        </table:table-row>
        <table:table-row table:style-name="ro1">
          <table:table-cell office:value-type="float" office:value="0.352848704" calcext:value-type="float">
            <text:p>0.352848704</text:p>
          </table:table-cell>
          <table:table-cell office:value-type="float" office:value="-0.687047032" calcext:value-type="float">
            <text:p>-0.687047032</text:p>
          </table:table-cell>
          <table:table-cell table:formula="of:=[.A2125]*[.A2125]+[.B2125]*[.B2125]" office:value-type="float" office:value="0.596535832094489" calcext:value-type="float">
            <text:p>0.596535832094489</text:p>
          </table:table-cell>
        </table:table-row>
        <table:table-row table:style-name="ro1">
          <table:table-cell office:value-type="float" office:value="0.352848703" calcext:value-type="float">
            <text:p>0.352848703</text:p>
          </table:table-cell>
          <table:table-cell office:value-type="float" office:value="0.687047032" calcext:value-type="float">
            <text:p>0.687047032</text:p>
          </table:table-cell>
          <table:table-cell table:formula="of:=[.A2126]*[.A2126]+[.B2126]*[.B2126]" office:value-type="float" office:value="0.596535831388791" calcext:value-type="float">
            <text:p>0.596535831388791</text:p>
          </table:table-cell>
        </table:table-row>
        <table:table-row table:style-name="ro1">
          <table:table-cell office:value-type="float" office:value="0.0758910681" calcext:value-type="float">
            <text:p>0.0758910681</text:p>
          </table:table-cell>
          <table:table-cell office:value-type="float" office:value="-0.768246898" calcext:value-type="float">
            <text:p>-0.768246898</text:p>
          </table:table-cell>
          <table:table-cell table:formula="of:=[.A2127]*[.A2127]+[.B2127]*[.B2127]" office:value-type="float" office:value="0.595962750503981" calcext:value-type="float">
            <text:p>0.595962750503981</text:p>
          </table:table-cell>
        </table:table-row>
        <table:table-row table:style-name="ro1">
          <table:table-cell office:value-type="float" office:value="0.0758910674" calcext:value-type="float">
            <text:p>0.0758910674</text:p>
          </table:table-cell>
          <table:table-cell office:value-type="float" office:value="0.768246898" calcext:value-type="float">
            <text:p>0.768246898</text:p>
          </table:table-cell>
          <table:table-cell table:formula="of:=[.A2128]*[.A2128]+[.B2128]*[.B2128]" office:value-type="float" office:value="0.595962750397734" calcext:value-type="float">
            <text:p>0.595962750397734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181818182" calcext:value-type="float">
            <text:p>0.181818182</text:p>
          </table:table-cell>
          <table:table-cell table:formula="of:=[.A2129]*[.A2129]+[.B2129]*[.B2129]" office:value-type="float" office:value="0.595557851305785" calcext:value-type="float">
            <text:p>0.59555785130578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181818182" calcext:value-type="float">
            <text:p>-0.181818182</text:p>
          </table:table-cell>
          <table:table-cell table:formula="of:=[.A2130]*[.A2130]+[.B2130]*[.B2130]" office:value-type="float" office:value="0.595557851305785" calcext:value-type="float">
            <text:p>0.595557851305785</text:p>
          </table:table-cell>
        </table:table-row>
        <table:table-row table:style-name="ro1">
          <table:table-cell office:value-type="float" office:value="0.771631712" calcext:value-type="float">
            <text:p>0.771631712</text:p>
          </table:table-cell>
          <table:table-cell office:value-type="float" office:value="0" calcext:value-type="float">
            <text:p>0</text:p>
          </table:table-cell>
          <table:table-cell table:formula="of:=[.A2131]*[.A2131]+[.B2131]*[.B2131]" office:value-type="float" office:value="0.595415498964051" calcext:value-type="float">
            <text:p>0.595415498964051</text:p>
          </table:table-cell>
        </table:table-row>
        <table:table-row table:style-name="ro1">
          <table:table-cell office:value-type="float" office:value="0.711615302" calcext:value-type="float">
            <text:p>0.711615302</text:p>
          </table:table-cell>
          <table:table-cell office:value-type="float" office:value="-0.296368119" calcext:value-type="float">
            <text:p>-0.296368119</text:p>
          </table:table-cell>
          <table:table-cell table:formula="of:=[.A2132]*[.A2132]+[.B2132]*[.B2132]" office:value-type="float" office:value="0.594230400000149" calcext:value-type="float">
            <text:p>0.594230400000149</text:p>
          </table:table-cell>
        </table:table-row>
        <table:table-row table:style-name="ro1">
          <table:table-cell office:value-type="float" office:value="0.711615296" calcext:value-type="float">
            <text:p>0.711615296</text:p>
          </table:table-cell>
          <table:table-cell office:value-type="float" office:value="0.296368098" calcext:value-type="float">
            <text:p>0.296368098</text:p>
          </table:table-cell>
          <table:table-cell table:formula="of:=[.A2133]*[.A2133]+[.B2133]*[.B2133]" office:value-type="float" office:value="0.594230379013305" calcext:value-type="float">
            <text:p>0.594230379013305</text:p>
          </table:table-cell>
        </table:table-row>
        <table:table-row table:style-name="ro1">
          <table:table-cell office:value-type="float" office:value="-0.490509079" calcext:value-type="float">
            <text:p>-0.490509079</text:p>
          </table:table-cell>
          <table:table-cell office:value-type="float" office:value="-0.594154624" calcext:value-type="float">
            <text:p>-0.594154624</text:p>
          </table:table-cell>
          <table:table-cell table:formula="of:=[.A2134]*[.A2134]+[.B2134]*[.B2134]" office:value-type="float" office:value="0.59361887380201" calcext:value-type="float">
            <text:p>0.59361887380201</text:p>
          </table:table-cell>
        </table:table-row>
        <table:table-row table:style-name="ro1">
          <table:table-cell office:value-type="float" office:value="-0.490509079" calcext:value-type="float">
            <text:p>-0.490509079</text:p>
          </table:table-cell>
          <table:table-cell office:value-type="float" office:value="0.594154621" calcext:value-type="float">
            <text:p>0.594154621</text:p>
          </table:table-cell>
          <table:table-cell table:formula="of:=[.A2135]*[.A2135]+[.B2135]*[.B2135]" office:value-type="float" office:value="0.593618870237082" calcext:value-type="float">
            <text:p>0.593618870237082</text:p>
          </table:table-cell>
        </table:table-row>
        <table:table-row table:style-name="ro1">
          <table:table-cell office:value-type="float" office:value="-0.203692589" calcext:value-type="float">
            <text:p>-0.203692589</text:p>
          </table:table-cell>
          <table:table-cell office:value-type="float" office:value="0.742586531" calcext:value-type="float">
            <text:p>0.742586531</text:p>
          </table:table-cell>
          <table:table-cell table:formula="of:=[.A2136]*[.A2136]+[.B2136]*[.B2136]" office:value-type="float" office:value="0.592925426836137" calcext:value-type="float">
            <text:p>0.592925426836137</text:p>
          </table:table-cell>
        </table:table-row>
        <table:table-row table:style-name="ro1">
          <table:table-cell office:value-type="float" office:value="-0.203692588" calcext:value-type="float">
            <text:p>-0.203692588</text:p>
          </table:table-cell>
          <table:table-cell office:value-type="float" office:value="-0.742586531" calcext:value-type="float">
            <text:p>-0.742586531</text:p>
          </table:table-cell>
          <table:table-cell table:formula="of:=[.A2137]*[.A2137]+[.B2137]*[.B2137]" office:value-type="float" office:value="0.592925426428752" calcext:value-type="float">
            <text:p>0.592925426428752</text:p>
          </table:table-cell>
        </table:table-row>
        <table:table-row table:style-name="ro1">
          <table:table-cell office:value-type="float" office:value="-0.388726889" calcext:value-type="float">
            <text:p>-0.388726889</text:p>
          </table:table-cell>
          <table:table-cell office:value-type="float" office:value="-0.663475515" calcext:value-type="float">
            <text:p>-0.663475515</text:p>
          </table:table-cell>
          <table:table-cell table:formula="of:=[.A2138]*[.A2138]+[.B2138]*[.B2138]" office:value-type="float" office:value="0.591308353236134" calcext:value-type="float">
            <text:p>0.591308353236134</text:p>
          </table:table-cell>
        </table:table-row>
        <table:table-row table:style-name="ro1">
          <table:table-cell office:value-type="float" office:value="-0.388726888" calcext:value-type="float">
            <text:p>-0.388726888</text:p>
          </table:table-cell>
          <table:table-cell office:value-type="float" office:value="0.663475514" calcext:value-type="float">
            <text:p>0.663475514</text:p>
          </table:table-cell>
          <table:table-cell table:formula="of:=[.A2139]*[.A2139]+[.B2139]*[.B2139]" office:value-type="float" office:value="0.591308351131729" calcext:value-type="float">
            <text:p>0.591308351131729</text:p>
          </table:table-cell>
        </table:table-row>
        <table:table-row table:style-name="ro1">
          <table:table-cell office:value-type="float" office:value="-0.759537815" calcext:value-type="float">
            <text:p>-0.759537815</text:p>
          </table:table-cell>
          <table:table-cell office:value-type="float" office:value="0.119846334" calcext:value-type="float">
            <text:p>0.119846334</text:p>
          </table:table-cell>
          <table:table-cell table:formula="of:=[.A2140]*[.A2140]+[.B2140]*[.B2140]" office:value-type="float" office:value="0.591260836188214" calcext:value-type="float">
            <text:p>0.591260836188214</text:p>
          </table:table-cell>
        </table:table-row>
        <table:table-row table:style-name="ro1">
          <table:table-cell office:value-type="float" office:value="-0.759537816" calcext:value-type="float">
            <text:p>-0.759537816</text:p>
          </table:table-cell>
          <table:table-cell office:value-type="float" office:value="-0.119846323" calcext:value-type="float">
            <text:p>-0.119846323</text:p>
          </table:table-cell>
          <table:table-cell table:formula="of:=[.A2141]*[.A2141]+[.B2141]*[.B2141]" office:value-type="float" office:value="0.59126083507067" calcext:value-type="float">
            <text:p>0.591260835070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727272727" calcext:value-type="float">
            <text:p>0.727272727</text:p>
          </table:table-cell>
          <table:table-cell table:formula="of:=[.A2142]*[.A2142]+[.B2142]*[.B2142]" office:value-type="float" office:value="0.583857260063017" calcext:value-type="float">
            <text:p>0.58385726006301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727272727" calcext:value-type="float">
            <text:p>-0.727272727</text:p>
          </table:table-cell>
          <table:table-cell table:formula="of:=[.A2143]*[.A2143]+[.B2143]*[.B2143]" office:value-type="float" office:value="0.583857260063017" calcext:value-type="float">
            <text:p>0.583857260063017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363636364" calcext:value-type="float">
            <text:p>0.363636364</text:p>
          </table:table-cell>
          <table:table-cell table:formula="of:=[.A2144]*[.A2144]+[.B2144]*[.B2144]" office:value-type="float" office:value="0.58364742084814" calcext:value-type="float">
            <text:p>0.58364742084814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363636364" calcext:value-type="float">
            <text:p>-0.363636364</text:p>
          </table:table-cell>
          <table:table-cell table:formula="of:=[.A2145]*[.A2145]+[.B2145]*[.B2145]" office:value-type="float" office:value="0.58364742084814" calcext:value-type="float">
            <text:p>0.58364742084814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636363636" calcext:value-type="float">
            <text:p>0.636363636</text:p>
          </table:table-cell>
          <table:table-cell table:formula="of:=[.A2146]*[.A2146]+[.B2146]*[.B2146]" office:value-type="float" office:value="0.582937192848141" calcext:value-type="float">
            <text:p>0.582937192848141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636363636" calcext:value-type="float">
            <text:p>-0.636363636</text:p>
          </table:table-cell>
          <table:table-cell table:formula="of:=[.A2147]*[.A2147]+[.B2147]*[.B2147]" office:value-type="float" office:value="0.582937192848141" calcext:value-type="float">
            <text:p>0.582937192848141</text:p>
          </table:table-cell>
        </table:table-row>
        <table:table-row table:style-name="ro1">
          <table:table-cell office:value-type="float" office:value="-0.389089537" calcext:value-type="float">
            <text:p>-0.389089537</text:p>
          </table:table-cell>
          <table:table-cell office:value-type="float" office:value="0.65625" calcext:value-type="float">
            <text:p>0.65625</text:p>
          </table:table-cell>
          <table:table-cell table:formula="of:=[.A2148]*[.A2148]+[.B2148]*[.B2148]" office:value-type="float" office:value="0.582054730302874" calcext:value-type="float">
            <text:p>0.582054730302874</text:p>
          </table:table-cell>
        </table:table-row>
        <table:table-row table:style-name="ro1">
          <table:table-cell office:value-type="float" office:value="-0.389089537" calcext:value-type="float">
            <text:p>-0.389089537</text:p>
          </table:table-cell>
          <table:table-cell office:value-type="float" office:value="-0.65625" calcext:value-type="float">
            <text:p>-0.65625</text:p>
          </table:table-cell>
          <table:table-cell table:formula="of:=[.A2149]*[.A2149]+[.B2149]*[.B2149]" office:value-type="float" office:value="0.582054730302874" calcext:value-type="float">
            <text:p>0.582054730302874</text:p>
          </table:table-cell>
        </table:table-row>
        <table:table-row table:style-name="ro1">
          <table:table-cell office:value-type="float" office:value="0.751788937" calcext:value-type="float">
            <text:p>0.751788937</text:p>
          </table:table-cell>
          <table:table-cell office:value-type="float" office:value="0.123655917" calcext:value-type="float">
            <text:p>0.123655917</text:p>
          </table:table-cell>
          <table:table-cell table:formula="of:=[.A2150]*[.A2150]+[.B2150]*[.B2150]" office:value-type="float" office:value="0.580477391604701" calcext:value-type="float">
            <text:p>0.580477391604701</text:p>
          </table:table-cell>
        </table:table-row>
        <table:table-row table:style-name="ro1">
          <table:table-cell office:value-type="float" office:value="0.751788937" calcext:value-type="float">
            <text:p>0.751788937</text:p>
          </table:table-cell>
          <table:table-cell office:value-type="float" office:value="-0.123655917" calcext:value-type="float">
            <text:p>-0.123655917</text:p>
          </table:table-cell>
          <table:table-cell table:formula="of:=[.A2151]*[.A2151]+[.B2151]*[.B2151]" office:value-type="float" office:value="0.580477391604701" calcext:value-type="float">
            <text:p>0.580477391604701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545454545" calcext:value-type="float">
            <text:p>0.545454545</text:p>
          </table:table-cell>
          <table:table-cell table:formula="of:=[.A2152]*[.A2152]+[.B2152]*[.B2152]" office:value-type="float" office:value="0.579747223161157" calcext:value-type="float">
            <text:p>0.579747223161157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545454545" calcext:value-type="float">
            <text:p>-0.545454545</text:p>
          </table:table-cell>
          <table:table-cell table:formula="of:=[.A2153]*[.A2153]+[.B2153]*[.B2153]" office:value-type="float" office:value="0.579747223161157" calcext:value-type="float">
            <text:p>0.579747223161157</text:p>
          </table:table-cell>
        </table:table-row>
        <table:table-row table:style-name="ro1">
          <table:table-cell office:value-type="float" office:value="-0.180269593" calcext:value-type="float">
            <text:p>-0.180269593</text:p>
          </table:table-cell>
          <table:table-cell office:value-type="float" office:value="0.738410387" calcext:value-type="float">
            <text:p>0.738410387</text:p>
          </table:table-cell>
          <table:table-cell table:formula="of:=[.A2154]*[.A2154]+[.B2154]*[.B2154]" office:value-type="float" office:value="0.577747025789875" calcext:value-type="float">
            <text:p>0.577747025789875</text:p>
          </table:table-cell>
        </table:table-row>
        <table:table-row table:style-name="ro1">
          <table:table-cell office:value-type="float" office:value="-0.180269593" calcext:value-type="float">
            <text:p>-0.180269593</text:p>
          </table:table-cell>
          <table:table-cell office:value-type="float" office:value="-0.738410387" calcext:value-type="float">
            <text:p>-0.738410387</text:p>
          </table:table-cell>
          <table:table-cell table:formula="of:=[.A2155]*[.A2155]+[.B2155]*[.B2155]" office:value-type="float" office:value="0.577747025789875" calcext:value-type="float">
            <text:p>0.577747025789875</text:p>
          </table:table-cell>
        </table:table-row>
        <table:table-row table:style-name="ro1">
          <table:table-cell office:value-type="float" office:value="0.0072776943" calcext:value-type="float">
            <text:p>0.0072776943</text:p>
          </table:table-cell>
          <table:table-cell office:value-type="float" office:value="0.760008806" calcext:value-type="float">
            <text:p>0.760008806</text:p>
          </table:table-cell>
          <table:table-cell table:formula="of:=[.A2156]*[.A2156]+[.B2156]*[.B2156]" office:value-type="float" office:value="0.57766635003187" calcext:value-type="float">
            <text:p>0.57766635003187</text:p>
          </table:table-cell>
        </table:table-row>
        <table:table-row table:style-name="ro1">
          <table:table-cell office:value-type="float" office:value="0.00727769535" calcext:value-type="float">
            <text:p>0.00727769535</text:p>
          </table:table-cell>
          <table:table-cell office:value-type="float" office:value="-0.760008805" calcext:value-type="float">
            <text:p>-0.760008805</text:p>
          </table:table-cell>
          <table:table-cell table:formula="of:=[.A2157]*[.A2157]+[.B2157]*[.B2157]" office:value-type="float" office:value="0.577666348527135" calcext:value-type="float">
            <text:p>0.577666348527135</text:p>
          </table:table-cell>
        </table:table-row>
        <table:table-row table:style-name="ro1">
          <table:table-cell office:value-type="float" office:value="0.271842129" calcext:value-type="float">
            <text:p>0.271842129</text:p>
          </table:table-cell>
          <table:table-cell office:value-type="float" office:value="0.709122643" calcext:value-type="float">
            <text:p>0.709122643</text:p>
          </table:table-cell>
          <table:table-cell table:formula="of:=[.A2158]*[.A2158]+[.B2158]*[.B2158]" office:value-type="float" office:value="0.576753065914558" calcext:value-type="float">
            <text:p>0.576753065914558</text:p>
          </table:table-cell>
        </table:table-row>
        <table:table-row table:style-name="ro1">
          <table:table-cell office:value-type="float" office:value="0.271842129" calcext:value-type="float">
            <text:p>0.271842129</text:p>
          </table:table-cell>
          <table:table-cell office:value-type="float" office:value="-0.709122642" calcext:value-type="float">
            <text:p>-0.709122642</text:p>
          </table:table-cell>
          <table:table-cell table:formula="of:=[.A2159]*[.A2159]+[.B2159]*[.B2159]" office:value-type="float" office:value="0.576753064496313" calcext:value-type="float">
            <text:p>0.576753064496313</text:p>
          </table:table-cell>
        </table:table-row>
        <table:table-row table:style-name="ro1">
          <table:table-cell office:value-type="float" office:value="0.0942909112" calcext:value-type="float">
            <text:p>0.0942909112</text:p>
          </table:table-cell>
          <table:table-cell office:value-type="float" office:value="0.751276155" calcext:value-type="float">
            <text:p>0.751276155</text:p>
          </table:table-cell>
          <table:table-cell table:formula="of:=[.A2160]*[.A2160]+[.B2160]*[.B2160]" office:value-type="float" office:value="0.57330663700651" calcext:value-type="float">
            <text:p>0.57330663700651</text:p>
          </table:table-cell>
        </table:table-row>
        <table:table-row table:style-name="ro1">
          <table:table-cell office:value-type="float" office:value="0.0942909112" calcext:value-type="float">
            <text:p>0.0942909112</text:p>
          </table:table-cell>
          <table:table-cell office:value-type="float" office:value="-0.751276155" calcext:value-type="float">
            <text:p>-0.751276155</text:p>
          </table:table-cell>
          <table:table-cell table:formula="of:=[.A2161]*[.A2161]+[.B2161]*[.B2161]" office:value-type="float" office:value="0.57330663700651" calcext:value-type="float">
            <text:p>0.57330663700651</text:p>
          </table:table-cell>
        </table:table-row>
        <table:table-row table:style-name="ro1">
          <table:table-cell office:value-type="float" office:value="0.00455675472" calcext:value-type="float">
            <text:p>0.00455675472</text:p>
          </table:table-cell>
          <table:table-cell office:value-type="float" office:value="0.756848315" calcext:value-type="float">
            <text:p>0.756848315</text:p>
          </table:table-cell>
          <table:table-cell table:formula="of:=[.A2162]*[.A2162]+[.B2162]*[.B2162]" office:value-type="float" office:value="0.572840135931918" calcext:value-type="float">
            <text:p>0.572840135931918</text:p>
          </table:table-cell>
        </table:table-row>
        <table:table-row table:style-name="ro1">
          <table:table-cell office:value-type="float" office:value="0.00455675472" calcext:value-type="float">
            <text:p>0.00455675472</text:p>
          </table:table-cell>
          <table:table-cell office:value-type="float" office:value="-0.756848315" calcext:value-type="float">
            <text:p>-0.756848315</text:p>
          </table:table-cell>
          <table:table-cell table:formula="of:=[.A2163]*[.A2163]+[.B2163]*[.B2163]" office:value-type="float" office:value="0.572840135931918" calcext:value-type="float">
            <text:p>0.572840135931918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0909090908" calcext:value-type="float">
            <text:p>0.0909090908</text:p>
          </table:table-cell>
          <table:table-cell table:formula="of:=[.A2164]*[.A2164]+[.B2164]*[.B2164]" office:value-type="float" office:value="0.570764462790083" calcext:value-type="float">
            <text:p>0.57076446279008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0909090908" calcext:value-type="float">
            <text:p>-0.0909090908</text:p>
          </table:table-cell>
          <table:table-cell table:formula="of:=[.A2165]*[.A2165]+[.B2165]*[.B2165]" office:value-type="float" office:value="0.570764462790083" calcext:value-type="float">
            <text:p>0.570764462790083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727272727" calcext:value-type="float">
            <text:p>0.727272727</text:p>
          </table:table-cell>
          <table:table-cell table:formula="of:=[.A2166]*[.A2166]+[.B2166]*[.B2166]" office:value-type="float" office:value="0.570185385063017" calcext:value-type="float">
            <text:p>0.570185385063017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727272727" calcext:value-type="float">
            <text:p>-0.727272727</text:p>
          </table:table-cell>
          <table:table-cell table:formula="of:=[.A2167]*[.A2167]+[.B2167]*[.B2167]" office:value-type="float" office:value="0.570185385063017" calcext:value-type="float">
            <text:p>0.570185385063017</text:p>
          </table:table-cell>
        </table:table-row>
        <table:table-row table:style-name="ro1">
          <table:table-cell office:value-type="float" office:value="-0.0852067805" calcext:value-type="float">
            <text:p>-0.0852067805</text:p>
          </table:table-cell>
          <table:table-cell office:value-type="float" office:value="0.749175181" calcext:value-type="float">
            <text:p>0.749175181</text:p>
          </table:table-cell>
          <table:table-cell table:formula="of:=[.A2168]*[.A2168]+[.B2168]*[.B2168]" office:value-type="float" office:value="0.568523647269558" calcext:value-type="float">
            <text:p>0.568523647269558</text:p>
          </table:table-cell>
        </table:table-row>
        <table:table-row table:style-name="ro1">
          <table:table-cell office:value-type="float" office:value="-0.0852067785" calcext:value-type="float">
            <text:p>-0.0852067785</text:p>
          </table:table-cell>
          <table:table-cell office:value-type="float" office:value="-0.749175181" calcext:value-type="float">
            <text:p>-0.749175181</text:p>
          </table:table-cell>
          <table:table-cell table:formula="of:=[.A2169]*[.A2169]+[.B2169]*[.B2169]" office:value-type="float" office:value="0.568523646928731" calcext:value-type="float">
            <text:p>0.568523646928731</text:p>
          </table:table-cell>
        </table:table-row>
        <table:table-row table:style-name="ro1">
          <table:table-cell office:value-type="float" office:value="-0.625837223" calcext:value-type="float">
            <text:p>-0.625837223</text:p>
          </table:table-cell>
          <table:table-cell office:value-type="float" office:value="-0.420173181" calcext:value-type="float">
            <text:p>-0.420173181</text:p>
          </table:table-cell>
          <table:table-cell table:formula="of:=[.A2170]*[.A2170]+[.B2170]*[.B2170]" office:value-type="float" office:value="0.56821773172401" calcext:value-type="float">
            <text:p>0.56821773172401</text:p>
          </table:table-cell>
        </table:table-row>
        <table:table-row table:style-name="ro1">
          <table:table-cell office:value-type="float" office:value="-0.625837222" calcext:value-type="float">
            <text:p>-0.625837222</text:p>
          </table:table-cell>
          <table:table-cell office:value-type="float" office:value="0.420173181" calcext:value-type="float">
            <text:p>0.420173181</text:p>
          </table:table-cell>
          <table:table-cell table:formula="of:=[.A2171]*[.A2171]+[.B2171]*[.B2171]" office:value-type="float" office:value="0.568217730472336" calcext:value-type="float">
            <text:p>0.568217730472336</text:p>
          </table:table-cell>
        </table:table-row>
        <table:table-row table:style-name="ro1">
          <table:table-cell office:value-type="float" office:value="-0.0748644113" calcext:value-type="float">
            <text:p>-0.0748644113</text:p>
          </table:table-cell>
          <table:table-cell office:value-type="float" office:value="0.75" calcext:value-type="float">
            <text:p>0.75</text:p>
          </table:table-cell>
          <table:table-cell table:formula="of:=[.A2172]*[.A2172]+[.B2172]*[.B2172]" office:value-type="float" office:value="0.568104680079296" calcext:value-type="float">
            <text:p>0.568104680079296</text:p>
          </table:table-cell>
        </table:table-row>
        <table:table-row table:style-name="ro1">
          <table:table-cell office:value-type="float" office:value="-0.0748644113" calcext:value-type="float">
            <text:p>-0.0748644113</text:p>
          </table:table-cell>
          <table:table-cell office:value-type="float" office:value="-0.75" calcext:value-type="float">
            <text:p>-0.75</text:p>
          </table:table-cell>
          <table:table-cell table:formula="of:=[.A2173]*[.A2173]+[.B2173]*[.B2173]" office:value-type="float" office:value="0.568104680079296" calcext:value-type="float">
            <text:p>0.568104680079296</text:p>
          </table:table-cell>
        </table:table-row>
        <table:table-row table:style-name="ro1">
          <table:table-cell office:value-type="float" office:value="-0.306279522" calcext:value-type="float">
            <text:p>-0.306279522</text:p>
          </table:table-cell>
          <table:table-cell office:value-type="float" office:value="-0.687117731" calcext:value-type="float">
            <text:p>-0.687117731</text:p>
          </table:table-cell>
          <table:table-cell table:formula="of:=[.A2174]*[.A2174]+[.B2174]*[.B2174]" office:value-type="float" office:value="0.565937921851137" calcext:value-type="float">
            <text:p>0.565937921851137</text:p>
          </table:table-cell>
        </table:table-row>
        <table:table-row table:style-name="ro1">
          <table:table-cell office:value-type="float" office:value="-0.306279524" calcext:value-type="float">
            <text:p>-0.306279524</text:p>
          </table:table-cell>
          <table:table-cell office:value-type="float" office:value="0.68711773" calcext:value-type="float">
            <text:p>0.68711773</text:p>
          </table:table-cell>
          <table:table-cell table:formula="of:=[.A2175]*[.A2175]+[.B2175]*[.B2175]" office:value-type="float" office:value="0.56593792170202" calcext:value-type="float">
            <text:p>0.56593792170202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[.A2176]*[.A2176]+[.B2176]*[.B2176]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-0.747302663" calcext:value-type="float">
            <text:p>-0.747302663</text:p>
          </table:table-cell>
          <table:table-cell office:value-type="float" office:value="0.053072159" calcext:value-type="float">
            <text:p>0.053072159</text:p>
          </table:table-cell>
          <table:table-cell table:formula="of:=[.A2177]*[.A2177]+[.B2177]*[.B2177]" office:value-type="float" office:value="0.561277924187813" calcext:value-type="float">
            <text:p>0.561277924187813</text:p>
          </table:table-cell>
        </table:table-row>
        <table:table-row table:style-name="ro1">
          <table:table-cell office:value-type="float" office:value="-0.747302662" calcext:value-type="float">
            <text:p>-0.747302662</text:p>
          </table:table-cell>
          <table:table-cell office:value-type="float" office:value="-0.0530721587" calcext:value-type="float">
            <text:p>-0.0530721587</text:p>
          </table:table-cell>
          <table:table-cell table:formula="of:=[.A2178]*[.A2178]+[.B2178]*[.B2178]" office:value-type="float" office:value="0.561277922661364" calcext:value-type="float">
            <text:p>0.561277922661364</text:p>
          </table:table-cell>
        </table:table-row>
        <table:table-row table:style-name="ro1">
          <table:table-cell office:value-type="float" office:value="0.18488798" calcext:value-type="float">
            <text:p>0.18488798</text:p>
          </table:table-cell>
          <table:table-cell office:value-type="float" office:value="-0.725708508" calcext:value-type="float">
            <text:p>-0.725708508</text:p>
          </table:table-cell>
          <table:table-cell table:formula="of:=[.A2179]*[.A2179]+[.B2179]*[.B2179]" office:value-type="float" office:value="0.560836403732066" calcext:value-type="float">
            <text:p>0.560836403732066</text:p>
          </table:table-cell>
        </table:table-row>
        <table:table-row table:style-name="ro1">
          <table:table-cell office:value-type="float" office:value="0.184887975" calcext:value-type="float">
            <text:p>0.184887975</text:p>
          </table:table-cell>
          <table:table-cell office:value-type="float" office:value="0.725708508" calcext:value-type="float">
            <text:p>0.725708508</text:p>
          </table:table-cell>
          <table:table-cell table:formula="of:=[.A2180]*[.A2180]+[.B2180]*[.B2180]" office:value-type="float" office:value="0.560836401883187" calcext:value-type="float">
            <text:p>0.560836401883187</text:p>
          </table:table-cell>
        </table:table-row>
        <table:table-row table:style-name="ro1">
          <table:table-cell office:value-type="float" office:value="0.431887562" calcext:value-type="float">
            <text:p>0.431887562</text:p>
          </table:table-cell>
          <table:table-cell office:value-type="float" office:value="0.611248498" calcext:value-type="float">
            <text:p>0.611248498</text:p>
          </table:table-cell>
          <table:table-cell table:formula="of:=[.A2181]*[.A2181]+[.B2181]*[.B2181]" office:value-type="float" office:value="0.56015159251756" calcext:value-type="float">
            <text:p>0.56015159251756</text:p>
          </table:table-cell>
        </table:table-row>
        <table:table-row table:style-name="ro1">
          <table:table-cell office:value-type="float" office:value="0.431887562" calcext:value-type="float">
            <text:p>0.431887562</text:p>
          </table:table-cell>
          <table:table-cell office:value-type="float" office:value="-0.611248498" calcext:value-type="float">
            <text:p>-0.611248498</text:p>
          </table:table-cell>
          <table:table-cell table:formula="of:=[.A2182]*[.A2182]+[.B2182]*[.B2182]" office:value-type="float" office:value="0.56015159251756" calcext:value-type="float">
            <text:p>0.56015159251756</text:p>
          </table:table-cell>
        </table:table-row>
        <table:table-row table:style-name="ro1">
          <table:table-cell office:value-type="float" office:value="-0.743960017" calcext:value-type="float">
            <text:p>-0.743960017</text:p>
          </table:table-cell>
          <table:table-cell office:value-type="float" office:value="0.0733483063" calcext:value-type="float">
            <text:p>0.0733483063</text:p>
          </table:table-cell>
          <table:table-cell table:formula="of:=[.A2183]*[.A2183]+[.B2183]*[.B2183]" office:value-type="float" office:value="0.558856480931719" calcext:value-type="float">
            <text:p>0.558856480931719</text:p>
          </table:table-cell>
        </table:table-row>
        <table:table-row table:style-name="ro1">
          <table:table-cell office:value-type="float" office:value="-0.743960017" calcext:value-type="float">
            <text:p>-0.743960017</text:p>
          </table:table-cell>
          <table:table-cell office:value-type="float" office:value="-0.0733483063" calcext:value-type="float">
            <text:p>-0.0733483063</text:p>
          </table:table-cell>
          <table:table-cell table:formula="of:=[.A2184]*[.A2184]+[.B2184]*[.B2184]" office:value-type="float" office:value="0.558856480931719" calcext:value-type="float">
            <text:p>0.558856480931719</text:p>
          </table:table-cell>
        </table:table-row>
        <table:table-row table:style-name="ro1">
          <table:table-cell office:value-type="float" office:value="0.178398195" calcext:value-type="float">
            <text:p>0.178398195</text:p>
          </table:table-cell>
          <table:table-cell office:value-type="float" office:value="0.724431818" calcext:value-type="float">
            <text:p>0.724431818</text:p>
          </table:table-cell>
          <table:table-cell table:formula="of:=[.A2185]*[.A2185]+[.B2185]*[.B2185]" office:value-type="float" office:value="0.556627374910043" calcext:value-type="float">
            <text:p>0.556627374910043</text:p>
          </table:table-cell>
        </table:table-row>
        <table:table-row table:style-name="ro1">
          <table:table-cell office:value-type="float" office:value="0.178398195" calcext:value-type="float">
            <text:p>0.178398195</text:p>
          </table:table-cell>
          <table:table-cell office:value-type="float" office:value="-0.724431818" calcext:value-type="float">
            <text:p>-0.724431818</text:p>
          </table:table-cell>
          <table:table-cell table:formula="of:=[.A2186]*[.A2186]+[.B2186]*[.B2186]" office:value-type="float" office:value="0.556627374910043" calcext:value-type="float">
            <text:p>0.556627374910043</text:p>
          </table:table-cell>
        </table:table-row>
        <table:table-row table:style-name="ro1">
          <table:table-cell office:value-type="float" office:value="-0.709618697" calcext:value-type="float">
            <text:p>-0.709618697</text:p>
          </table:table-cell>
          <table:table-cell office:value-type="float" office:value="0.221919609" calcext:value-type="float">
            <text:p>0.221919609</text:p>
          </table:table-cell>
          <table:table-cell table:formula="of:=[.A2187]*[.A2187]+[.B2187]*[.B2187]" office:value-type="float" office:value="0.552807007990691" calcext:value-type="float">
            <text:p>0.552807007990691</text:p>
          </table:table-cell>
        </table:table-row>
        <table:table-row table:style-name="ro1">
          <table:table-cell office:value-type="float" office:value="-0.709618697" calcext:value-type="float">
            <text:p>-0.709618697</text:p>
          </table:table-cell>
          <table:table-cell office:value-type="float" office:value="-0.221919609" calcext:value-type="float">
            <text:p>-0.221919609</text:p>
          </table:table-cell>
          <table:table-cell table:formula="of:=[.A2188]*[.A2188]+[.B2188]*[.B2188]" office:value-type="float" office:value="0.552807007990691" calcext:value-type="float">
            <text:p>0.552807007990691</text:p>
          </table:table-cell>
        </table:table-row>
        <table:table-row table:style-name="ro1">
          <table:table-cell office:value-type="float" office:value="-0.224402508" calcext:value-type="float">
            <text:p>-0.224402508</text:p>
          </table:table-cell>
          <table:table-cell office:value-type="float" office:value="-0.70823051" calcext:value-type="float">
            <text:p>-0.70823051</text:p>
          </table:table-cell>
          <table:table-cell table:formula="of:=[.A2189]*[.A2189]+[.B2189]*[.B2189]" office:value-type="float" office:value="0.55194694089155" calcext:value-type="float">
            <text:p>0.55194694089155</text:p>
          </table:table-cell>
        </table:table-row>
        <table:table-row table:style-name="ro1">
          <table:table-cell office:value-type="float" office:value="-0.224402508" calcext:value-type="float">
            <text:p>-0.224402508</text:p>
          </table:table-cell>
          <table:table-cell office:value-type="float" office:value="0.708230508" calcext:value-type="float">
            <text:p>0.708230508</text:p>
          </table:table-cell>
          <table:table-cell table:formula="of:=[.A2190]*[.A2190]+[.B2190]*[.B2190]" office:value-type="float" office:value="0.551946938058628" calcext:value-type="float">
            <text:p>0.551946938058628</text:p>
          </table:table-cell>
        </table:table-row>
        <table:table-row table:style-name="ro1">
          <table:table-cell office:value-type="float" office:value="-0.608738136" calcext:value-type="float">
            <text:p>-0.608738136</text:p>
          </table:table-cell>
          <table:table-cell office:value-type="float" office:value="0.422187391" calcext:value-type="float">
            <text:p>0.422187391</text:p>
          </table:table-cell>
          <table:table-cell table:formula="of:=[.A2191]*[.A2191]+[.B2191]*[.B2191]" office:value-type="float" office:value="0.548804311340141" calcext:value-type="float">
            <text:p>0.548804311340141</text:p>
          </table:table-cell>
        </table:table-row>
        <table:table-row table:style-name="ro1">
          <table:table-cell office:value-type="float" office:value="-0.608738136" calcext:value-type="float">
            <text:p>-0.608738136</text:p>
          </table:table-cell>
          <table:table-cell office:value-type="float" office:value="-0.422187391" calcext:value-type="float">
            <text:p>-0.422187391</text:p>
          </table:table-cell>
          <table:table-cell table:formula="of:=[.A2192]*[.A2192]+[.B2192]*[.B2192]" office:value-type="float" office:value="0.548804311340141" calcext:value-type="float">
            <text:p>0.548804311340141</text:p>
          </table:table-cell>
        </table:table-row>
        <table:table-row table:style-name="ro1">
          <table:table-cell office:value-type="float" office:value="-0.435232115" calcext:value-type="float">
            <text:p>-0.435232115</text:p>
          </table:table-cell>
          <table:table-cell office:value-type="float" office:value="0.596590909" calcext:value-type="float">
            <text:p>0.596590909</text:p>
          </table:table-cell>
          <table:table-cell table:formula="of:=[.A2193]*[.A2193]+[.B2193]*[.B2193]" office:value-type="float" office:value="0.54534770662882" calcext:value-type="float">
            <text:p>0.54534770662882</text:p>
          </table:table-cell>
        </table:table-row>
        <table:table-row table:style-name="ro1">
          <table:table-cell office:value-type="float" office:value="-0.435232115" calcext:value-type="float">
            <text:p>-0.435232115</text:p>
          </table:table-cell>
          <table:table-cell office:value-type="float" office:value="-0.596590909" calcext:value-type="float">
            <text:p>-0.596590909</text:p>
          </table:table-cell>
          <table:table-cell table:formula="of:=[.A2194]*[.A2194]+[.B2194]*[.B2194]" office:value-type="float" office:value="0.54534770662882" calcext:value-type="float">
            <text:p>0.5453477066288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27272727" calcext:value-type="float">
            <text:p>0.727272727</text:p>
          </table:table-cell>
          <table:table-cell table:formula="of:=[.A2195]*[.A2195]+[.B2195]*[.B2195]" office:value-type="float" office:value="0.544550619438017" calcext:value-type="float">
            <text:p>0.54455061943801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727272727" calcext:value-type="float">
            <text:p>-0.727272727</text:p>
          </table:table-cell>
          <table:table-cell table:formula="of:=[.A2196]*[.A2196]+[.B2196]*[.B2196]" office:value-type="float" office:value="0.544550619438017" calcext:value-type="float">
            <text:p>0.544550619438017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363636364" calcext:value-type="float">
            <text:p>0.363636364</text:p>
          </table:table-cell>
          <table:table-cell table:formula="of:=[.A2197]*[.A2197]+[.B2197]*[.B2197]" office:value-type="float" office:value="0.54263179584814" calcext:value-type="float">
            <text:p>0.54263179584814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363636364" calcext:value-type="float">
            <text:p>-0.363636364</text:p>
          </table:table-cell>
          <table:table-cell table:formula="of:=[.A2198]*[.A2198]+[.B2198]*[.B2198]" office:value-type="float" office:value="0.54263179584814" calcext:value-type="float">
            <text:p>0.54263179584814</text:p>
          </table:table-cell>
        </table:table-row>
        <table:table-row table:style-name="ro1">
          <table:table-cell office:value-type="float" office:value="-0.0210397057" calcext:value-type="float">
            <text:p>-0.0210397057</text:p>
          </table:table-cell>
          <table:table-cell office:value-type="float" office:value="-0.73550699" calcext:value-type="float">
            <text:p>-0.73550699</text:p>
          </table:table-cell>
          <table:table-cell table:formula="of:=[.A2199]*[.A2199]+[.B2199]*[.B2199]" office:value-type="float" office:value="0.541413201554803" calcext:value-type="float">
            <text:p>0.541413201554803</text:p>
          </table:table-cell>
        </table:table-row>
        <table:table-row table:style-name="ro1">
          <table:table-cell office:value-type="float" office:value="-0.0210397063" calcext:value-type="float">
            <text:p>-0.0210397063</text:p>
          </table:table-cell>
          <table:table-cell office:value-type="float" office:value="0.735506989" calcext:value-type="float">
            <text:p>0.735506989</text:p>
          </table:table-cell>
          <table:table-cell table:formula="of:=[.A2200]*[.A2200]+[.B2200]*[.B2200]" office:value-type="float" office:value="0.541413200109036" calcext:value-type="float">
            <text:p>0.541413200109036</text:p>
          </table:table-cell>
        </table:table-row>
        <table:table-row table:style-name="ro1">
          <table:table-cell office:value-type="float" office:value="-0.0888590921" calcext:value-type="float">
            <text:p>-0.0888590921</text:p>
          </table:table-cell>
          <table:table-cell office:value-type="float" office:value="-0.72878752" calcext:value-type="float">
            <text:p>-0.72878752</text:p>
          </table:table-cell>
          <table:table-cell table:formula="of:=[.A2201]*[.A2201]+[.B2201]*[.B2201]" office:value-type="float" office:value="0.539027187556587" calcext:value-type="float">
            <text:p>0.539027187556587</text:p>
          </table:table-cell>
        </table:table-row>
        <table:table-row table:style-name="ro1">
          <table:table-cell office:value-type="float" office:value="-0.088859092" calcext:value-type="float">
            <text:p>-0.088859092</text:p>
          </table:table-cell>
          <table:table-cell office:value-type="float" office:value="0.72878752" calcext:value-type="float">
            <text:p>0.72878752</text:p>
          </table:table-cell>
          <table:table-cell table:formula="of:=[.A2202]*[.A2202]+[.B2202]*[.B2202]" office:value-type="float" office:value="0.539027187538815" calcext:value-type="float">
            <text:p>0.539027187538815</text:p>
          </table:table-cell>
        </table:table-row>
        <table:table-row table:style-name="ro1">
          <table:table-cell office:value-type="float" office:value="-0.0886567263" calcext:value-type="float">
            <text:p>-0.0886567263</text:p>
          </table:table-cell>
          <table:table-cell office:value-type="float" office:value="-0.728761479" calcext:value-type="float">
            <text:p>-0.728761479</text:p>
          </table:table-cell>
          <table:table-cell table:formula="of:=[.A2203]*[.A2203]+[.B2203]*[.B2203]" office:value-type="float" office:value="0.538953308392501" calcext:value-type="float">
            <text:p>0.538953308392501</text:p>
          </table:table-cell>
        </table:table-row>
        <table:table-row table:style-name="ro1">
          <table:table-cell office:value-type="float" office:value="-0.0886567262" calcext:value-type="float">
            <text:p>-0.0886567262</text:p>
          </table:table-cell>
          <table:table-cell office:value-type="float" office:value="0.728761479" calcext:value-type="float">
            <text:p>0.728761479</text:p>
          </table:table-cell>
          <table:table-cell table:formula="of:=[.A2204]*[.A2204]+[.B2204]*[.B2204]" office:value-type="float" office:value="0.538953308374769" calcext:value-type="float">
            <text:p>0.538953308374769</text:p>
          </table:table-cell>
        </table:table-row>
        <table:table-row table:style-name="ro1">
          <table:table-cell office:value-type="float" office:value="-0.0884514166" calcext:value-type="float">
            <text:p>-0.0884514166</text:p>
          </table:table-cell>
          <table:table-cell office:value-type="float" office:value="0.728240178" calcext:value-type="float">
            <text:p>0.728240178</text:p>
          </table:table-cell>
          <table:table-cell table:formula="of:=[.A2205]*[.A2205]+[.B2205]*[.B2205]" office:value-type="float" office:value="0.538157409952018" calcext:value-type="float">
            <text:p>0.538157409952018</text:p>
          </table:table-cell>
        </table:table-row>
        <table:table-row table:style-name="ro1">
          <table:table-cell office:value-type="float" office:value="-0.0884514166" calcext:value-type="float">
            <text:p>-0.0884514166</text:p>
          </table:table-cell>
          <table:table-cell office:value-type="float" office:value="-0.728240178" calcext:value-type="float">
            <text:p>-0.728240178</text:p>
          </table:table-cell>
          <table:table-cell table:formula="of:=[.A2206]*[.A2206]+[.B2206]*[.B2206]" office:value-type="float" office:value="0.538157409952018" calcext:value-type="float">
            <text:p>0.538157409952018</text:p>
          </table:table-cell>
        </table:table-row>
        <table:table-row table:style-name="ro1">
          <table:table-cell office:value-type="float" office:value="-0.46614245" calcext:value-type="float">
            <text:p>-0.46614245</text:p>
          </table:table-cell>
          <table:table-cell office:value-type="float" office:value="0.566236523" calcext:value-type="float">
            <text:p>0.566236523</text:p>
          </table:table-cell>
          <table:table-cell table:formula="of:=[.A2207]*[.A2207]+[.B2207]*[.B2207]" office:value-type="float" office:value="0.537912583671132" calcext:value-type="float">
            <text:p>0.537912583671132</text:p>
          </table:table-cell>
        </table:table-row>
        <table:table-row table:style-name="ro1">
          <table:table-cell office:value-type="float" office:value="-0.46614245" calcext:value-type="float">
            <text:p>-0.46614245</text:p>
          </table:table-cell>
          <table:table-cell office:value-type="float" office:value="-0.566236523" calcext:value-type="float">
            <text:p>-0.566236523</text:p>
          </table:table-cell>
          <table:table-cell table:formula="of:=[.A2208]*[.A2208]+[.B2208]*[.B2208]" office:value-type="float" office:value="0.537912583671132" calcext:value-type="float">
            <text:p>0.537912583671132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727272727" calcext:value-type="float">
            <text:p>0.727272727</text:p>
          </table:table-cell>
          <table:table-cell table:formula="of:=[.A2209]*[.A2209]+[.B2209]*[.B2209]" office:value-type="float" office:value="0.537714681938017" calcext:value-type="float">
            <text:p>0.537714681938017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727272727" calcext:value-type="float">
            <text:p>-0.727272727</text:p>
          </table:table-cell>
          <table:table-cell table:formula="of:=[.A2210]*[.A2210]+[.B2210]*[.B2210]" office:value-type="float" office:value="0.537714681938017" calcext:value-type="float">
            <text:p>0.537714681938017</text:p>
          </table:table-cell>
        </table:table-row>
        <table:table-row table:style-name="ro1">
          <table:table-cell office:value-type="float" office:value="-0.581591813" calcext:value-type="float">
            <text:p>-0.581591813</text:p>
          </table:table-cell>
          <table:table-cell office:value-type="float" office:value="-0.44639235" calcext:value-type="float">
            <text:p>-0.44639235</text:p>
          </table:table-cell>
          <table:table-cell table:formula="of:=[.A2211]*[.A2211]+[.B2211]*[.B2211]" office:value-type="float" office:value="0.537515167087149" calcext:value-type="float">
            <text:p>0.537515167087149</text:p>
          </table:table-cell>
        </table:table-row>
        <table:table-row table:style-name="ro1">
          <table:table-cell office:value-type="float" office:value="-0.581591813" calcext:value-type="float">
            <text:p>-0.581591813</text:p>
          </table:table-cell>
          <table:table-cell office:value-type="float" office:value="0.446392349" calcext:value-type="float">
            <text:p>0.446392349</text:p>
          </table:table-cell>
          <table:table-cell table:formula="of:=[.A2212]*[.A2212]+[.B2212]*[.B2212]" office:value-type="float" office:value="0.537515166194365" calcext:value-type="float">
            <text:p>0.537515166194365</text:p>
          </table:table-cell>
        </table:table-row>
        <table:table-row table:style-name="ro1">
          <table:table-cell office:value-type="float" office:value="-0.0893883059" calcext:value-type="float">
            <text:p>-0.0893883059</text:p>
          </table:table-cell>
          <table:table-cell office:value-type="float" office:value="0.727038793" calcext:value-type="float">
            <text:p>0.727038793</text:p>
          </table:table-cell>
          <table:table-cell table:formula="of:=[.A2213]*[.A2213]+[.B2213]*[.B2213]" office:value-type="float" office:value="0.536575675758569" calcext:value-type="float">
            <text:p>0.536575675758569</text:p>
          </table:table-cell>
        </table:table-row>
        <table:table-row table:style-name="ro1">
          <table:table-cell office:value-type="float" office:value="-0.0893883059" calcext:value-type="float">
            <text:p>-0.0893883059</text:p>
          </table:table-cell>
          <table:table-cell office:value-type="float" office:value="-0.727038793" calcext:value-type="float">
            <text:p>-0.727038793</text:p>
          </table:table-cell>
          <table:table-cell table:formula="of:=[.A2214]*[.A2214]+[.B2214]*[.B2214]" office:value-type="float" office:value="0.536575675758569" calcext:value-type="float">
            <text:p>0.536575675758569</text:p>
          </table:table-cell>
        </table:table-row>
        <table:table-row table:style-name="ro1">
          <table:table-cell office:value-type="float" office:value="0.491983308" calcext:value-type="float">
            <text:p>0.491983308</text:p>
          </table:table-cell>
          <table:table-cell office:value-type="float" office:value="0.541024104" calcext:value-type="float">
            <text:p>0.541024104</text:p>
          </table:table-cell>
          <table:table-cell table:formula="of:=[.A2215]*[.A2215]+[.B2215]*[.B2215]" office:value-type="float" office:value="0.534754656459626" calcext:value-type="float">
            <text:p>0.534754656459626</text:p>
          </table:table-cell>
        </table:table-row>
        <table:table-row table:style-name="ro1">
          <table:table-cell office:value-type="float" office:value="0.491983308" calcext:value-type="float">
            <text:p>0.491983308</text:p>
          </table:table-cell>
          <table:table-cell office:value-type="float" office:value="-0.541024104" calcext:value-type="float">
            <text:p>-0.541024104</text:p>
          </table:table-cell>
          <table:table-cell table:formula="of:=[.A2216]*[.A2216]+[.B2216]*[.B2216]" office:value-type="float" office:value="0.534754656459626" calcext:value-type="float">
            <text:p>0.534754656459626</text:p>
          </table:table-cell>
        </table:table-row>
        <table:table-row table:style-name="ro1">
          <table:table-cell office:value-type="float" office:value="-0.680293491" calcext:value-type="float">
            <text:p>-0.680293491</text:p>
          </table:table-cell>
          <table:table-cell office:value-type="float" office:value="-0.260553483" calcext:value-type="float">
            <text:p>-0.260553483</text:p>
          </table:table-cell>
          <table:table-cell table:formula="of:=[.A2217]*[.A2217]+[.B2217]*[.B2217]" office:value-type="float" office:value="0.530687351400398" calcext:value-type="float">
            <text:p>0.530687351400398</text:p>
          </table:table-cell>
        </table:table-row>
        <table:table-row table:style-name="ro1">
          <table:table-cell office:value-type="float" office:value="-0.68029349" calcext:value-type="float">
            <text:p>-0.68029349</text:p>
          </table:table-cell>
          <table:table-cell office:value-type="float" office:value="0.260553482" calcext:value-type="float">
            <text:p>0.260553482</text:p>
          </table:table-cell>
          <table:table-cell table:formula="of:=[.A2218]*[.A2218]+[.B2218]*[.B2218]" office:value-type="float" office:value="0.530687349518704" calcext:value-type="float">
            <text:p>0.530687349518704</text:p>
          </table:table-cell>
        </table:table-row>
        <table:table-row table:style-name="ro1">
          <table:table-cell office:value-type="float" office:value="-0.476844275" calcext:value-type="float">
            <text:p>-0.476844275</text:p>
          </table:table-cell>
          <table:table-cell office:value-type="float" office:value="-0.549832265" calcext:value-type="float">
            <text:p>-0.549832265</text:p>
          </table:table-cell>
          <table:table-cell table:formula="of:=[.A2219]*[.A2219]+[.B2219]*[.B2219]" office:value-type="float" office:value="0.529695982235306" calcext:value-type="float">
            <text:p>0.529695982235306</text:p>
          </table:table-cell>
        </table:table-row>
        <table:table-row table:style-name="ro1">
          <table:table-cell office:value-type="float" office:value="-0.476844273" calcext:value-type="float">
            <text:p>-0.476844273</text:p>
          </table:table-cell>
          <table:table-cell office:value-type="float" office:value="0.549832258" calcext:value-type="float">
            <text:p>0.549832258</text:p>
          </table:table-cell>
          <table:table-cell table:formula="of:=[.A2220]*[.A2220]+[.B2220]*[.B2220]" office:value-type="float" office:value="0.529695972630277" calcext:value-type="float">
            <text:p>0.52969597263027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727272727" calcext:value-type="float">
            <text:p>0.727272727</text:p>
          </table:table-cell>
          <table:table-cell table:formula="of:=[.A2221]*[.A2221]+[.B2221]*[.B2221]" office:value-type="float" office:value="0.529169760063017" calcext:value-type="float">
            <text:p>0.52916976006301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727272727" calcext:value-type="float">
            <text:p>-0.727272727</text:p>
          </table:table-cell>
          <table:table-cell table:formula="of:=[.A2222]*[.A2222]+[.B2222]*[.B2222]" office:value-type="float" office:value="0.529169760063017" calcext:value-type="float">
            <text:p>0.529169760063017</text:p>
          </table:table-cell>
        </table:table-row>
        <table:table-row table:style-name="ro1">
          <table:table-cell office:value-type="float" office:value="-0.65206359" calcext:value-type="float">
            <text:p>-0.65206359</text:p>
          </table:table-cell>
          <table:table-cell office:value-type="float" office:value="0.321192947" calcext:value-type="float">
            <text:p>0.321192947</text:p>
          </table:table-cell>
          <table:table-cell table:formula="of:=[.A2223]*[.A2223]+[.B2223]*[.B2223]" office:value-type="float" office:value="0.528351834606233" calcext:value-type="float">
            <text:p>0.528351834606233</text:p>
          </table:table-cell>
        </table:table-row>
        <table:table-row table:style-name="ro1">
          <table:table-cell office:value-type="float" office:value="-0.65206359" calcext:value-type="float">
            <text:p>-0.65206359</text:p>
          </table:table-cell>
          <table:table-cell office:value-type="float" office:value="-0.321192947" calcext:value-type="float">
            <text:p>-0.321192947</text:p>
          </table:table-cell>
          <table:table-cell table:formula="of:=[.A2224]*[.A2224]+[.B2224]*[.B2224]" office:value-type="float" office:value="0.528351834606233" calcext:value-type="float">
            <text:p>0.528351834606233</text:p>
          </table:table-cell>
        </table:table-row>
        <table:table-row table:style-name="ro1">
          <table:table-cell office:value-type="float" office:value="0.32767068" calcext:value-type="float">
            <text:p>0.32767068</text:p>
          </table:table-cell>
          <table:table-cell office:value-type="float" office:value="-0.648472744" calcext:value-type="float">
            <text:p>-0.648472744</text:p>
          </table:table-cell>
          <table:table-cell table:formula="of:=[.A2225]*[.A2225]+[.B2225]*[.B2225]" office:value-type="float" office:value="0.527884974242552" calcext:value-type="float">
            <text:p>0.527884974242552</text:p>
          </table:table-cell>
        </table:table-row>
        <table:table-row table:style-name="ro1">
          <table:table-cell office:value-type="float" office:value="0.327670679" calcext:value-type="float">
            <text:p>0.327670679</text:p>
          </table:table-cell>
          <table:table-cell office:value-type="float" office:value="0.648472743" calcext:value-type="float">
            <text:p>0.648472743</text:p>
          </table:table-cell>
          <table:table-cell table:formula="of:=[.A2226]*[.A2226]+[.B2226]*[.B2226]" office:value-type="float" office:value="0.527884972290265" calcext:value-type="float">
            <text:p>0.527884972290265</text:p>
          </table:table-cell>
        </table:table-row>
        <table:table-row table:style-name="ro1">
          <table:table-cell office:value-type="float" office:value="0.554927365" calcext:value-type="float">
            <text:p>0.554927365</text:p>
          </table:table-cell>
          <table:table-cell office:value-type="float" office:value="0.468835599" calcext:value-type="float">
            <text:p>0.468835599</text:p>
          </table:table-cell>
          <table:table-cell table:formula="of:=[.A2227]*[.A2227]+[.B2227]*[.B2227]" office:value-type="float" office:value="0.527751199315532" calcext:value-type="float">
            <text:p>0.527751199315532</text:p>
          </table:table-cell>
        </table:table-row>
        <table:table-row table:style-name="ro1">
          <table:table-cell office:value-type="float" office:value="0.554927365" calcext:value-type="float">
            <text:p>0.554927365</text:p>
          </table:table-cell>
          <table:table-cell office:value-type="float" office:value="-0.468835599" calcext:value-type="float">
            <text:p>-0.468835599</text:p>
          </table:table-cell>
          <table:table-cell table:formula="of:=[.A2228]*[.A2228]+[.B2228]*[.B2228]" office:value-type="float" office:value="0.527751199315532" calcext:value-type="float">
            <text:p>0.527751199315532</text:p>
          </table:table-cell>
        </table:table-row>
        <table:table-row table:style-name="ro1">
          <table:table-cell office:value-type="float" office:value="-0.520454213" calcext:value-type="float">
            <text:p>-0.520454213</text:p>
          </table:table-cell>
          <table:table-cell office:value-type="float" office:value="0.506102462" calcext:value-type="float">
            <text:p>0.506102462</text:p>
          </table:table-cell>
          <table:table-cell table:formula="of:=[.A2229]*[.A2229]+[.B2229]*[.B2229]" office:value-type="float" office:value="0.527012289871911" calcext:value-type="float">
            <text:p>0.527012289871911</text:p>
          </table:table-cell>
        </table:table-row>
        <table:table-row table:style-name="ro1">
          <table:table-cell office:value-type="float" office:value="-0.520454213" calcext:value-type="float">
            <text:p>-0.520454213</text:p>
          </table:table-cell>
          <table:table-cell office:value-type="float" office:value="-0.506102462" calcext:value-type="float">
            <text:p>-0.506102462</text:p>
          </table:table-cell>
          <table:table-cell table:formula="of:=[.A2230]*[.A2230]+[.B2230]*[.B2230]" office:value-type="float" office:value="0.527012289871911" calcext:value-type="float">
            <text:p>0.527012289871911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272727273" calcext:value-type="float">
            <text:p>0.272727273</text:p>
          </table:table-cell>
          <table:table-cell table:formula="of:=[.A2231]*[.A2231]+[.B2231]*[.B2231]" office:value-type="float" office:value="0.525796181063016" calcext:value-type="float">
            <text:p>0.525796181063016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272727273" calcext:value-type="float">
            <text:p>-0.272727273</text:p>
          </table:table-cell>
          <table:table-cell table:formula="of:=[.A2232]*[.A2232]+[.B2232]*[.B2232]" office:value-type="float" office:value="0.525796181063016" calcext:value-type="float">
            <text:p>0.525796181063016</text:p>
          </table:table-cell>
        </table:table-row>
        <table:table-row table:style-name="ro1">
          <table:table-cell office:value-type="float" office:value="-0.69082363" calcext:value-type="float">
            <text:p>-0.69082363</text:p>
          </table:table-cell>
          <table:table-cell office:value-type="float" office:value="-0.215463456" calcext:value-type="float">
            <text:p>-0.215463456</text:p>
          </table:table-cell>
          <table:table-cell table:formula="of:=[.A2233]*[.A2233]+[.B2233]*[.B2233]" office:value-type="float" office:value="0.523661788637841" calcext:value-type="float">
            <text:p>0.523661788637841</text:p>
          </table:table-cell>
        </table:table-row>
        <table:table-row table:style-name="ro1">
          <table:table-cell office:value-type="float" office:value="-0.690823628" calcext:value-type="float">
            <text:p>-0.690823628</text:p>
          </table:table-cell>
          <table:table-cell office:value-type="float" office:value="0.215463454" calcext:value-type="float">
            <text:p>0.215463454</text:p>
          </table:table-cell>
          <table:table-cell table:formula="of:=[.A2234]*[.A2234]+[.B2234]*[.B2234]" office:value-type="float" office:value="0.523661785012692" calcext:value-type="float">
            <text:p>0.523661785012692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636363636" calcext:value-type="float">
            <text:p>0.636363636</text:p>
          </table:table-cell>
          <table:table-cell table:formula="of:=[.A2235]*[.A2235]+[.B2235]*[.B2235]" office:value-type="float" office:value="0.523122739723141" calcext:value-type="float">
            <text:p>0.523122739723141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636363636" calcext:value-type="float">
            <text:p>-0.636363636</text:p>
          </table:table-cell>
          <table:table-cell table:formula="of:=[.A2236]*[.A2236]+[.B2236]*[.B2236]" office:value-type="float" office:value="0.523122739723141" calcext:value-type="float">
            <text:p>0.523122739723141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454545455" calcext:value-type="float">
            <text:p>0.454545455</text:p>
          </table:table-cell>
          <table:table-cell table:formula="of:=[.A2237]*[.A2237]+[.B2237]*[.B2237]" office:value-type="float" office:value="0.523017820661157" calcext:value-type="float">
            <text:p>0.52301782066115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454545455" calcext:value-type="float">
            <text:p>-0.454545455</text:p>
          </table:table-cell>
          <table:table-cell table:formula="of:=[.A2238]*[.A2238]+[.B2238]*[.B2238]" office:value-type="float" office:value="0.523017820661157" calcext:value-type="float">
            <text:p>0.523017820661157</text:p>
          </table:table-cell>
        </table:table-row>
        <table:table-row table:style-name="ro1">
          <table:table-cell office:value-type="float" office:value="0.416854111" calcext:value-type="float">
            <text:p>0.416854111</text:p>
          </table:table-cell>
          <table:table-cell office:value-type="float" office:value="0.590930985" calcext:value-type="float">
            <text:p>0.590930985</text:p>
          </table:table-cell>
          <table:table-cell table:formula="of:=[.A2239]*[.A2239]+[.B2239]*[.B2239]" office:value-type="float" office:value="0.52296677889067" calcext:value-type="float">
            <text:p>0.52296677889067</text:p>
          </table:table-cell>
        </table:table-row>
        <table:table-row table:style-name="ro1">
          <table:table-cell office:value-type="float" office:value="0.416854112" calcext:value-type="float">
            <text:p>0.416854112</text:p>
          </table:table-cell>
          <table:table-cell office:value-type="float" office:value="-0.590930984" calcext:value-type="float">
            <text:p>-0.590930984</text:p>
          </table:table-cell>
          <table:table-cell table:formula="of:=[.A2240]*[.A2240]+[.B2240]*[.B2240]" office:value-type="float" office:value="0.522966778542517" calcext:value-type="float">
            <text:p>0.522966778542517</text:p>
          </table:table-cell>
        </table:table-row>
        <table:table-row table:style-name="ro1">
          <table:table-cell office:value-type="float" office:value="-0.713742391" calcext:value-type="float">
            <text:p>-0.713742391</text:p>
          </table:table-cell>
          <table:table-cell office:value-type="float" office:value="0.10870586" calcext:value-type="float">
            <text:p>0.10870586</text:p>
          </table:table-cell>
          <table:table-cell table:formula="of:=[.A2241]*[.A2241]+[.B2241]*[.B2241]" office:value-type="float" office:value="0.521245164708737" calcext:value-type="float">
            <text:p>0.521245164708737</text:p>
          </table:table-cell>
        </table:table-row>
        <table:table-row table:style-name="ro1">
          <table:table-cell office:value-type="float" office:value="-0.713742391" calcext:value-type="float">
            <text:p>-0.713742391</text:p>
          </table:table-cell>
          <table:table-cell office:value-type="float" office:value="-0.10870586" calcext:value-type="float">
            <text:p>-0.10870586</text:p>
          </table:table-cell>
          <table:table-cell table:formula="of:=[.A2242]*[.A2242]+[.B2242]*[.B2242]" office:value-type="float" office:value="0.521245164708737" calcext:value-type="float">
            <text:p>0.521245164708737</text:p>
          </table:table-cell>
        </table:table-row>
        <table:table-row table:style-name="ro1">
          <table:table-cell office:value-type="float" office:value="-0.624266725" calcext:value-type="float">
            <text:p>-0.624266725</text:p>
          </table:table-cell>
          <table:table-cell office:value-type="float" office:value="-0.361446384" calcext:value-type="float">
            <text:p>-0.361446384</text:p>
          </table:table-cell>
          <table:table-cell table:formula="of:=[.A2243]*[.A2243]+[.B2243]*[.B2243]" office:value-type="float" office:value="0.520352432448901" calcext:value-type="float">
            <text:p>0.520352432448901</text:p>
          </table:table-cell>
        </table:table-row>
        <table:table-row table:style-name="ro1">
          <table:table-cell office:value-type="float" office:value="-0.624266725" calcext:value-type="float">
            <text:p>-0.624266725</text:p>
          </table:table-cell>
          <table:table-cell office:value-type="float" office:value="0.361446383" calcext:value-type="float">
            <text:p>0.361446383</text:p>
          </table:table-cell>
          <table:table-cell table:formula="of:=[.A2244]*[.A2244]+[.B2244]*[.B2244]" office:value-type="float" office:value="0.520352431726008" calcext:value-type="float">
            <text:p>0.520352431726008</text:p>
          </table:table-cell>
        </table:table-row>
        <table:table-row table:style-name="ro1">
          <table:table-cell office:value-type="float" office:value="-0.653732855" calcext:value-type="float">
            <text:p>-0.653732855</text:p>
          </table:table-cell>
          <table:table-cell office:value-type="float" office:value="0.304457001" calcext:value-type="float">
            <text:p>0.304457001</text:p>
          </table:table-cell>
          <table:table-cell table:formula="of:=[.A2245]*[.A2245]+[.B2245]*[.B2245]" office:value-type="float" office:value="0.520060711164365" calcext:value-type="float">
            <text:p>0.520060711164365</text:p>
          </table:table-cell>
        </table:table-row>
        <table:table-row table:style-name="ro1">
          <table:table-cell office:value-type="float" office:value="-0.653732855" calcext:value-type="float">
            <text:p>-0.653732855</text:p>
          </table:table-cell>
          <table:table-cell office:value-type="float" office:value="-0.304457001" calcext:value-type="float">
            <text:p>-0.304457001</text:p>
          </table:table-cell>
          <table:table-cell table:formula="of:=[.A2246]*[.A2246]+[.B2246]*[.B2246]" office:value-type="float" office:value="0.520060711164365" calcext:value-type="float">
            <text:p>0.520060711164365</text:p>
          </table:table-cell>
        </table:table-row>
        <table:table-row table:style-name="ro1">
          <table:table-cell office:value-type="float" office:value="0.302865737" calcext:value-type="float">
            <text:p>0.302865737</text:p>
          </table:table-cell>
          <table:table-cell office:value-type="float" office:value="0.654369896" calcext:value-type="float">
            <text:p>0.654369896</text:p>
          </table:table-cell>
          <table:table-cell table:formula="of:=[.A2247]*[.A2247]+[.B2247]*[.B2247]" office:value-type="float" office:value="0.519927615439604" calcext:value-type="float">
            <text:p>0.519927615439604</text:p>
          </table:table-cell>
        </table:table-row>
        <table:table-row table:style-name="ro1">
          <table:table-cell office:value-type="float" office:value="0.302865738" calcext:value-type="float">
            <text:p>0.302865738</text:p>
          </table:table-cell>
          <table:table-cell office:value-type="float" office:value="-0.654369895" calcext:value-type="float">
            <text:p>-0.654369895</text:p>
          </table:table-cell>
          <table:table-cell table:formula="of:=[.A2248]*[.A2248]+[.B2248]*[.B2248]" office:value-type="float" office:value="0.519927614736596" calcext:value-type="float">
            <text:p>0.519927614736596</text:p>
          </table:table-cell>
        </table:table-row>
        <table:table-row table:style-name="ro1">
          <table:table-cell office:value-type="float" office:value="0.418083127" calcext:value-type="float">
            <text:p>0.418083127</text:p>
          </table:table-cell>
          <table:table-cell office:value-type="float" office:value="0.586928933" calcext:value-type="float">
            <text:p>0.586928933</text:p>
          </table:table-cell>
          <table:table-cell table:formula="of:=[.A2249]*[.A2249]+[.B2249]*[.B2249]" office:value-type="float" office:value="0.519279073474617" calcext:value-type="float">
            <text:p>0.519279073474617</text:p>
          </table:table-cell>
        </table:table-row>
        <table:table-row table:style-name="ro1">
          <table:table-cell office:value-type="float" office:value="0.418083125" calcext:value-type="float">
            <text:p>0.418083125</text:p>
          </table:table-cell>
          <table:table-cell office:value-type="float" office:value="-0.586928932" calcext:value-type="float">
            <text:p>-0.586928932</text:p>
          </table:table-cell>
          <table:table-cell table:formula="of:=[.A2250]*[.A2250]+[.B2250]*[.B2250]" office:value-type="float" office:value="0.519279070628426" calcext:value-type="float">
            <text:p>0.519279070628426</text:p>
          </table:table-cell>
        </table:table-row>
        <table:table-row table:style-name="ro1">
          <table:table-cell office:value-type="float" office:value="-0.59529663" calcext:value-type="float">
            <text:p>-0.59529663</text:p>
          </table:table-cell>
          <table:table-cell office:value-type="float" office:value="0.403540915" calcext:value-type="float">
            <text:p>0.403540915</text:p>
          </table:table-cell>
          <table:table-cell table:formula="of:=[.A2251]*[.A2251]+[.B2251]*[.B2251]" office:value-type="float" office:value="0.517223347768394" calcext:value-type="float">
            <text:p>0.517223347768394</text:p>
          </table:table-cell>
        </table:table-row>
        <table:table-row table:style-name="ro1">
          <table:table-cell office:value-type="float" office:value="-0.59529663" calcext:value-type="float">
            <text:p>-0.59529663</text:p>
          </table:table-cell>
          <table:table-cell office:value-type="float" office:value="-0.403540914" calcext:value-type="float">
            <text:p>-0.403540914</text:p>
          </table:table-cell>
          <table:table-cell table:formula="of:=[.A2252]*[.A2252]+[.B2252]*[.B2252]" office:value-type="float" office:value="0.517223346961312" calcext:value-type="float">
            <text:p>0.517223346961312</text:p>
          </table:table-cell>
        </table:table-row>
        <table:table-row table:style-name="ro1">
          <table:table-cell office:value-type="float" office:value="-0.369697536" calcext:value-type="float">
            <text:p>-0.369697536</text:p>
          </table:table-cell>
          <table:table-cell office:value-type="float" office:value="-0.615484841" calcext:value-type="float">
            <text:p>-0.615484841</text:p>
          </table:table-cell>
          <table:table-cell table:formula="of:=[.A2253]*[.A2253]+[.B2253]*[.B2253]" office:value-type="float" office:value="0.515497857625267" calcext:value-type="float">
            <text:p>0.515497857625267</text:p>
          </table:table-cell>
        </table:table-row>
        <table:table-row table:style-name="ro1">
          <table:table-cell office:value-type="float" office:value="-0.369697536" calcext:value-type="float">
            <text:p>-0.369697536</text:p>
          </table:table-cell>
          <table:table-cell office:value-type="float" office:value="0.61548484" calcext:value-type="float">
            <text:p>0.61548484</text:p>
          </table:table-cell>
          <table:table-cell table:formula="of:=[.A2254]*[.A2254]+[.B2254]*[.B2254]" office:value-type="float" office:value="0.515497856394297" calcext:value-type="float">
            <text:p>0.515497856394297</text:p>
          </table:table-cell>
        </table:table-row>
        <table:table-row table:style-name="ro1">
          <table:table-cell office:value-type="float" office:value="-0.552786997" calcext:value-type="float">
            <text:p>-0.552786997</text:p>
          </table:table-cell>
          <table:table-cell office:value-type="float" office:value="0.457486343" calcext:value-type="float">
            <text:p>0.457486343</text:p>
          </table:table-cell>
          <table:table-cell table:formula="of:=[.A2255]*[.A2255]+[.B2255]*[.B2255]" office:value-type="float" office:value="0.514867218083792" calcext:value-type="float">
            <text:p>0.514867218083792</text:p>
          </table:table-cell>
        </table:table-row>
        <table:table-row table:style-name="ro1">
          <table:table-cell office:value-type="float" office:value="-0.552786997" calcext:value-type="float">
            <text:p>-0.552786997</text:p>
          </table:table-cell>
          <table:table-cell office:value-type="float" office:value="-0.457486343" calcext:value-type="float">
            <text:p>-0.457486343</text:p>
          </table:table-cell>
          <table:table-cell table:formula="of:=[.A2256]*[.A2256]+[.B2256]*[.B2256]" office:value-type="float" office:value="0.514867218083792" calcext:value-type="float">
            <text:p>0.514867218083792</text:p>
          </table:table-cell>
        </table:table-row>
        <table:table-row table:style-name="ro1">
          <table:table-cell office:value-type="float" office:value="0.69726173" calcext:value-type="float">
            <text:p>0.69726173</text:p>
          </table:table-cell>
          <table:table-cell office:value-type="float" office:value="0.163957667" calcext:value-type="float">
            <text:p>0.163957667</text:p>
          </table:table-cell>
          <table:table-cell table:formula="of:=[.A2257]*[.A2257]+[.B2257]*[.B2257]" office:value-type="float" office:value="0.513056036690676" calcext:value-type="float">
            <text:p>0.513056036690676</text:p>
          </table:table-cell>
        </table:table-row>
        <table:table-row table:style-name="ro1">
          <table:table-cell office:value-type="float" office:value="0.697261733" calcext:value-type="float">
            <text:p>0.697261733</text:p>
          </table:table-cell>
          <table:table-cell office:value-type="float" office:value="-0.163957642" calcext:value-type="float">
            <text:p>-0.163957642</text:p>
          </table:table-cell>
          <table:table-cell table:formula="of:=[.A2258]*[.A2258]+[.B2258]*[.B2258]" office:value-type="float" office:value="0.513056032676363" calcext:value-type="float">
            <text:p>0.513056032676363</text:p>
          </table:table-cell>
        </table:table-row>
        <table:table-row table:style-name="ro1">
          <table:table-cell office:value-type="float" office:value="0.625389414" calcext:value-type="float">
            <text:p>0.625389414</text:p>
          </table:table-cell>
          <table:table-cell office:value-type="float" office:value="0.346590909" calcext:value-type="float">
            <text:p>0.346590909</text:p>
          </table:table-cell>
          <table:table-cell table:formula="of:=[.A2259]*[.A2259]+[.B2259]*[.B2259]" office:value-type="float" office:value="0.51123717734471" calcext:value-type="float">
            <text:p>0.51123717734471</text:p>
          </table:table-cell>
        </table:table-row>
        <table:table-row table:style-name="ro1">
          <table:table-cell office:value-type="float" office:value="0.625389414" calcext:value-type="float">
            <text:p>0.625389414</text:p>
          </table:table-cell>
          <table:table-cell office:value-type="float" office:value="-0.346590909" calcext:value-type="float">
            <text:p>-0.346590909</text:p>
          </table:table-cell>
          <table:table-cell table:formula="of:=[.A2260]*[.A2260]+[.B2260]*[.B2260]" office:value-type="float" office:value="0.51123717734471" calcext:value-type="float">
            <text:p>0.51123717734471</text:p>
          </table:table-cell>
        </table:table-row>
        <table:table-row table:style-name="ro1">
          <table:table-cell office:value-type="float" office:value="-0.71484375" calcext:value-type="float">
            <text:p>-0.71484375</text:p>
          </table:table-cell>
          <table:table-cell office:value-type="float" office:value="0" calcext:value-type="float">
            <text:p>0</text:p>
          </table:table-cell>
          <table:table-cell table:formula="of:=[.A2261]*[.A2261]+[.B2261]*[.B2261]" office:value-type="float" office:value="0.511001586914063" calcext:value-type="float">
            <text:p>0.511001586914063</text:p>
          </table:table-cell>
        </table:table-row>
        <table:table-row table:style-name="ro1">
          <table:table-cell office:value-type="float" office:value="-0.489919615" calcext:value-type="float">
            <text:p>-0.489919615</text:p>
          </table:table-cell>
          <table:table-cell office:value-type="float" office:value="-0.517045455" calcext:value-type="float">
            <text:p>-0.517045455</text:p>
          </table:table-cell>
          <table:table-cell table:formula="of:=[.A2262]*[.A2262]+[.B2262]*[.B2262]" office:value-type="float" office:value="0.507357231697905" calcext:value-type="float">
            <text:p>0.507357231697905</text:p>
          </table:table-cell>
        </table:table-row>
        <table:table-row table:style-name="ro1">
          <table:table-cell office:value-type="float" office:value="-0.489919615" calcext:value-type="float">
            <text:p>-0.489919615</text:p>
          </table:table-cell>
          <table:table-cell office:value-type="float" office:value="0.517045454" calcext:value-type="float">
            <text:p>0.517045454</text:p>
          </table:table-cell>
          <table:table-cell table:formula="of:=[.A2263]*[.A2263]+[.B2263]*[.B2263]" office:value-type="float" office:value="0.507357230663814" calcext:value-type="float">
            <text:p>0.507357230663814</text:p>
          </table:table-cell>
        </table:table-row>
        <table:table-row table:style-name="ro1">
          <table:table-cell office:value-type="float" office:value="-0.641937642" calcext:value-type="float">
            <text:p>-0.641937642</text:p>
          </table:table-cell>
          <table:table-cell office:value-type="float" office:value="-0.305772385" calcext:value-type="float">
            <text:p>-0.305772385</text:p>
          </table:table-cell>
          <table:table-cell table:formula="of:=[.A2264]*[.A2264]+[.B2264]*[.B2264]" office:value-type="float" office:value="0.505580687645108" calcext:value-type="float">
            <text:p>0.505580687645108</text:p>
          </table:table-cell>
        </table:table-row>
        <table:table-row table:style-name="ro1">
          <table:table-cell office:value-type="float" office:value="-0.641937638" calcext:value-type="float">
            <text:p>-0.641937638</text:p>
          </table:table-cell>
          <table:table-cell office:value-type="float" office:value="0.305772378" calcext:value-type="float">
            <text:p>0.305772378</text:p>
          </table:table-cell>
          <table:table-cell table:formula="of:=[.A2265]*[.A2265]+[.B2265]*[.B2265]" office:value-type="float" office:value="0.505580678228794" calcext:value-type="float">
            <text:p>0.505580678228794</text:p>
          </table:table-cell>
        </table:table-row>
        <table:table-row table:style-name="ro1">
          <table:table-cell office:value-type="float" office:value="-0.545510794" calcext:value-type="float">
            <text:p>-0.545510794</text:p>
          </table:table-cell>
          <table:table-cell office:value-type="float" office:value="0.4531676" calcext:value-type="float">
            <text:p>0.4531676</text:p>
          </table:table-cell>
          <table:table-cell table:formula="of:=[.A2266]*[.A2266]+[.B2266]*[.B2266]" office:value-type="float" office:value="0.50294290006027" calcext:value-type="float">
            <text:p>0.50294290006027</text:p>
          </table:table-cell>
        </table:table-row>
        <table:table-row table:style-name="ro1">
          <table:table-cell office:value-type="float" office:value="-0.545510794" calcext:value-type="float">
            <text:p>-0.545510794</text:p>
          </table:table-cell>
          <table:table-cell office:value-type="float" office:value="-0.4531676" calcext:value-type="float">
            <text:p>-0.4531676</text:p>
          </table:table-cell>
          <table:table-cell table:formula="of:=[.A2267]*[.A2267]+[.B2267]*[.B2267]" office:value-type="float" office:value="0.50294290006027" calcext:value-type="float">
            <text:p>0.5029429000602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545454545" calcext:value-type="float">
            <text:p>0.545454545</text:p>
          </table:table-cell>
          <table:table-cell table:formula="of:=[.A2268]*[.A2268]+[.B2268]*[.B2268]" office:value-type="float" office:value="0.502842926286157" calcext:value-type="float">
            <text:p>0.50284292628615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545454545" calcext:value-type="float">
            <text:p>-0.545454545</text:p>
          </table:table-cell>
          <table:table-cell table:formula="of:=[.A2269]*[.A2269]+[.B2269]*[.B2269]" office:value-type="float" office:value="0.502842926286157" calcext:value-type="float">
            <text:p>0.502842926286157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636363636" calcext:value-type="float">
            <text:p>0.636363636</text:p>
          </table:table-cell>
          <table:table-cell table:formula="of:=[.A2270]*[.A2270]+[.B2270]*[.B2270]" office:value-type="float" office:value="0.502614927223141" calcext:value-type="float">
            <text:p>0.502614927223141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636363636" calcext:value-type="float">
            <text:p>-0.636363636</text:p>
          </table:table-cell>
          <table:table-cell table:formula="of:=[.A2271]*[.A2271]+[.B2271]*[.B2271]" office:value-type="float" office:value="0.502614927223141" calcext:value-type="float">
            <text:p>0.502614927223141</text:p>
          </table:table-cell>
        </table:table-row>
        <table:table-row table:style-name="ro1">
          <table:table-cell office:value-type="float" office:value="0.39593142" calcext:value-type="float">
            <text:p>0.39593142</text:p>
          </table:table-cell>
          <table:table-cell office:value-type="float" office:value="0.584663019" calcext:value-type="float">
            <text:p>0.584663019</text:p>
          </table:table-cell>
          <table:table-cell table:formula="of:=[.A2272]*[.A2272]+[.B2272]*[.B2272]" office:value-type="float" office:value="0.498592535129411" calcext:value-type="float">
            <text:p>0.498592535129411</text:p>
          </table:table-cell>
        </table:table-row>
        <table:table-row table:style-name="ro1">
          <table:table-cell office:value-type="float" office:value="0.39593142" calcext:value-type="float">
            <text:p>0.39593142</text:p>
          </table:table-cell>
          <table:table-cell office:value-type="float" office:value="-0.584663018" calcext:value-type="float">
            <text:p>-0.584663018</text:p>
          </table:table-cell>
          <table:table-cell table:formula="of:=[.A2273]*[.A2273]+[.B2273]*[.B2273]" office:value-type="float" office:value="0.498592533960085" calcext:value-type="float">
            <text:p>0.498592533960085</text:p>
          </table:table-cell>
        </table:table-row>
        <table:table-row table:style-name="ro1">
          <table:table-cell office:value-type="float" office:value="-0.588066457" calcext:value-type="float">
            <text:p>-0.588066457</text:p>
          </table:table-cell>
          <table:table-cell office:value-type="float" office:value="0.390333059" calcext:value-type="float">
            <text:p>0.390333059</text:p>
          </table:table-cell>
          <table:table-cell table:formula="of:=[.A2274]*[.A2274]+[.B2274]*[.B2274]" office:value-type="float" office:value="0.49818205479683" calcext:value-type="float">
            <text:p>0.49818205479683</text:p>
          </table:table-cell>
        </table:table-row>
        <table:table-row table:style-name="ro1">
          <table:table-cell office:value-type="float" office:value="-0.588066457" calcext:value-type="float">
            <text:p>-0.588066457</text:p>
          </table:table-cell>
          <table:table-cell office:value-type="float" office:value="-0.390333059" calcext:value-type="float">
            <text:p>-0.390333059</text:p>
          </table:table-cell>
          <table:table-cell table:formula="of:=[.A2275]*[.A2275]+[.B2275]*[.B2275]" office:value-type="float" office:value="0.49818205479683" calcext:value-type="float">
            <text:p>0.49818205479683</text:p>
          </table:table-cell>
        </table:table-row>
        <table:table-row table:style-name="ro1">
          <table:table-cell office:value-type="float" office:value="-0.690430143" calcext:value-type="float">
            <text:p>-0.690430143</text:p>
          </table:table-cell>
          <table:table-cell office:value-type="float" office:value="0.123349563" calcext:value-type="float">
            <text:p>0.123349563</text:p>
          </table:table-cell>
          <table:table-cell table:formula="of:=[.A2276]*[.A2276]+[.B2276]*[.B2276]" office:value-type="float" office:value="0.491908897055292" calcext:value-type="float">
            <text:p>0.491908897055292</text:p>
          </table:table-cell>
        </table:table-row>
        <table:table-row table:style-name="ro1">
          <table:table-cell office:value-type="float" office:value="-0.690430143" calcext:value-type="float">
            <text:p>-0.690430143</text:p>
          </table:table-cell>
          <table:table-cell office:value-type="float" office:value="-0.123349563" calcext:value-type="float">
            <text:p>-0.123349563</text:p>
          </table:table-cell>
          <table:table-cell table:formula="of:=[.A2277]*[.A2277]+[.B2277]*[.B2277]" office:value-type="float" office:value="0.491908897055292" calcext:value-type="float">
            <text:p>0.491908897055292</text:p>
          </table:table-cell>
        </table:table-row>
        <table:table-row table:style-name="ro1">
          <table:table-cell office:value-type="float" office:value="0.496908897" calcext:value-type="float">
            <text:p>0.496908897</text:p>
          </table:table-cell>
          <table:table-cell office:value-type="float" office:value="0.494318182" calcext:value-type="float">
            <text:p>0.494318182</text:p>
          </table:table-cell>
          <table:table-cell table:formula="of:=[.A2278]*[.A2278]+[.B2278]*[.B2278]" office:value-type="float" office:value="0.491268916973542" calcext:value-type="float">
            <text:p>0.491268916973542</text:p>
          </table:table-cell>
        </table:table-row>
        <table:table-row table:style-name="ro1">
          <table:table-cell office:value-type="float" office:value="0.496908897" calcext:value-type="float">
            <text:p>0.496908897</text:p>
          </table:table-cell>
          <table:table-cell office:value-type="float" office:value="-0.494318182" calcext:value-type="float">
            <text:p>-0.494318182</text:p>
          </table:table-cell>
          <table:table-cell table:formula="of:=[.A2279]*[.A2279]+[.B2279]*[.B2279]" office:value-type="float" office:value="0.491268916973542" calcext:value-type="float">
            <text:p>0.491268916973542</text:p>
          </table:table-cell>
        </table:table-row>
        <table:table-row table:style-name="ro1">
          <table:table-cell office:value-type="float" office:value="-0.686940489" calcext:value-type="float">
            <text:p>-0.686940489</text:p>
          </table:table-cell>
          <table:table-cell office:value-type="float" office:value="0.138129462" calcext:value-type="float">
            <text:p>0.138129462</text:p>
          </table:table-cell>
          <table:table-cell table:formula="of:=[.A2280]*[.A2280]+[.B2280]*[.B2280]" office:value-type="float" office:value="0.490966983699969" calcext:value-type="float">
            <text:p>0.490966983699969</text:p>
          </table:table-cell>
        </table:table-row>
        <table:table-row table:style-name="ro1">
          <table:table-cell office:value-type="float" office:value="-0.686940489" calcext:value-type="float">
            <text:p>-0.686940489</text:p>
          </table:table-cell>
          <table:table-cell office:value-type="float" office:value="-0.138129462" calcext:value-type="float">
            <text:p>-0.138129462</text:p>
          </table:table-cell>
          <table:table-cell table:formula="of:=[.A2281]*[.A2281]+[.B2281]*[.B2281]" office:value-type="float" office:value="0.490966983699969" calcext:value-type="float">
            <text:p>0.490966983699969</text:p>
          </table:table-cell>
        </table:table-row>
        <table:table-row table:style-name="ro1">
          <table:table-cell office:value-type="float" office:value="-0.36587665" calcext:value-type="float">
            <text:p>-0.36587665</text:p>
          </table:table-cell>
          <table:table-cell office:value-type="float" office:value="-0.597300987" calcext:value-type="float">
            <text:p>-0.597300987</text:p>
          </table:table-cell>
          <table:table-cell table:formula="of:=[.A2282]*[.A2282]+[.B2282]*[.B2282]" office:value-type="float" office:value="0.490634192086397" calcext:value-type="float">
            <text:p>0.490634192086397</text:p>
          </table:table-cell>
        </table:table-row>
        <table:table-row table:style-name="ro1">
          <table:table-cell office:value-type="float" office:value="-0.365876648" calcext:value-type="float">
            <text:p>-0.365876648</text:p>
          </table:table-cell>
          <table:table-cell office:value-type="float" office:value="0.597300986" calcext:value-type="float">
            <text:p>0.597300986</text:p>
          </table:table-cell>
          <table:table-cell table:formula="of:=[.A2283]*[.A2283]+[.B2283]*[.B2283]" office:value-type="float" office:value="0.490634189428288" calcext:value-type="float">
            <text:p>0.490634189428288</text:p>
          </table:table-cell>
        </table:table-row>
        <table:table-row table:style-name="ro1">
          <table:table-cell office:value-type="float" office:value="-0.156895661" calcext:value-type="float">
            <text:p>-0.156895661</text:p>
          </table:table-cell>
          <table:table-cell office:value-type="float" office:value="0.681818182" calcext:value-type="float">
            <text:p>0.681818182</text:p>
          </table:table-cell>
          <table:table-cell table:formula="of:=[.A2284]*[.A2284]+[.B2284]*[.B2284]" office:value-type="float" office:value="0.489492281746412" calcext:value-type="float">
            <text:p>0.489492281746412</text:p>
          </table:table-cell>
        </table:table-row>
        <table:table-row table:style-name="ro1">
          <table:table-cell office:value-type="float" office:value="-0.156895661" calcext:value-type="float">
            <text:p>-0.156895661</text:p>
          </table:table-cell>
          <table:table-cell office:value-type="float" office:value="-0.681818182" calcext:value-type="float">
            <text:p>-0.681818182</text:p>
          </table:table-cell>
          <table:table-cell table:formula="of:=[.A2285]*[.A2285]+[.B2285]*[.B2285]" office:value-type="float" office:value="0.489492281746412" calcext:value-type="float">
            <text:p>0.489492281746412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454545455" calcext:value-type="float">
            <text:p>0.454545455</text:p>
          </table:table-cell>
          <table:table-cell table:formula="of:=[.A2286]*[.A2286]+[.B2286]*[.B2286]" office:value-type="float" office:value="0.488838133161157" calcext:value-type="float">
            <text:p>0.488838133161157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454545455" calcext:value-type="float">
            <text:p>-0.454545455</text:p>
          </table:table-cell>
          <table:table-cell table:formula="of:=[.A2287]*[.A2287]+[.B2287]*[.B2287]" office:value-type="float" office:value="0.488838133161157" calcext:value-type="float">
            <text:p>0.488838133161157</text:p>
          </table:table-cell>
        </table:table-row>
        <table:table-row table:style-name="ro1">
          <table:table-cell office:value-type="float" office:value="-0.323326776" calcext:value-type="float">
            <text:p>-0.323326776</text:p>
          </table:table-cell>
          <table:table-cell office:value-type="float" office:value="-0.619835822" calcext:value-type="float">
            <text:p>-0.619835822</text:p>
          </table:table-cell>
          <table:table-cell table:formula="of:=[.A2288]*[.A2288]+[.B2288]*[.B2288]" office:value-type="float" office:value="0.48873665031297" calcext:value-type="float">
            <text:p>0.48873665031297</text:p>
          </table:table-cell>
        </table:table-row>
        <table:table-row table:style-name="ro1">
          <table:table-cell office:value-type="float" office:value="-0.323326776" calcext:value-type="float">
            <text:p>-0.323326776</text:p>
          </table:table-cell>
          <table:table-cell office:value-type="float" office:value="0.619835821" calcext:value-type="float">
            <text:p>0.619835821</text:p>
          </table:table-cell>
          <table:table-cell table:formula="of:=[.A2289]*[.A2289]+[.B2289]*[.B2289]" office:value-type="float" office:value="0.488736649073298" calcext:value-type="float">
            <text:p>0.488736649073298</text:p>
          </table:table-cell>
        </table:table-row>
        <table:table-row table:style-name="ro1">
          <table:table-cell office:value-type="float" office:value="-0.611017094" calcext:value-type="float">
            <text:p>-0.611017094</text:p>
          </table:table-cell>
          <table:table-cell office:value-type="float" office:value="0.337418091" calcext:value-type="float">
            <text:p>0.337418091</text:p>
          </table:table-cell>
          <table:table-cell table:formula="of:=[.A2290]*[.A2290]+[.B2290]*[.B2290]" office:value-type="float" office:value="0.487192857294289" calcext:value-type="float">
            <text:p>0.487192857294289</text:p>
          </table:table-cell>
        </table:table-row>
        <table:table-row table:style-name="ro1">
          <table:table-cell office:value-type="float" office:value="-0.611017092" calcext:value-type="float">
            <text:p>-0.611017092</text:p>
          </table:table-cell>
          <table:table-cell office:value-type="float" office:value="-0.337418089" calcext:value-type="float">
            <text:p>-0.337418089</text:p>
          </table:table-cell>
          <table:table-cell table:formula="of:=[.A2291]*[.A2291]+[.B2291]*[.B2291]" office:value-type="float" office:value="0.487192853500548" calcext:value-type="float">
            <text:p>0.487192853500548</text:p>
          </table:table-cell>
        </table:table-row>
        <table:table-row table:style-name="ro1">
          <table:table-cell office:value-type="float" office:value="-0.525808287" calcext:value-type="float">
            <text:p>-0.525808287</text:p>
          </table:table-cell>
          <table:table-cell office:value-type="float" office:value="0.457386364" calcext:value-type="float">
            <text:p>0.457386364</text:p>
          </table:table-cell>
          <table:table-cell table:formula="of:=[.A2292]*[.A2292]+[.B2292]*[.B2292]" office:value-type="float" office:value="0.485676640651015" calcext:value-type="float">
            <text:p>0.485676640651015</text:p>
          </table:table-cell>
        </table:table-row>
        <table:table-row table:style-name="ro1">
          <table:table-cell office:value-type="float" office:value="-0.525808287" calcext:value-type="float">
            <text:p>-0.525808287</text:p>
          </table:table-cell>
          <table:table-cell office:value-type="float" office:value="-0.457386364" calcext:value-type="float">
            <text:p>-0.457386364</text:p>
          </table:table-cell>
          <table:table-cell table:formula="of:=[.A2293]*[.A2293]+[.B2293]*[.B2293]" office:value-type="float" office:value="0.485676640651015" calcext:value-type="float">
            <text:p>0.485676640651015</text:p>
          </table:table-cell>
        </table:table-row>
        <table:table-row table:style-name="ro1">
          <table:table-cell office:value-type="float" office:value="-0.696795634" calcext:value-type="float">
            <text:p>-0.696795634</text:p>
          </table:table-cell>
          <table:table-cell office:value-type="float" office:value="0" calcext:value-type="float">
            <text:p>0</text:p>
          </table:table-cell>
          <table:table-cell table:formula="of:=[.A2294]*[.A2294]+[.B2294]*[.B2294]" office:value-type="float" office:value="0.485524155561462" calcext:value-type="float">
            <text:p>0.485524155561462</text:p>
          </table:table-cell>
        </table:table-row>
        <table:table-row table:style-name="ro1">
          <table:table-cell office:value-type="float" office:value="0.329682658" calcext:value-type="float">
            <text:p>0.329682658</text:p>
          </table:table-cell>
          <table:table-cell office:value-type="float" office:value="-0.613636364" calcext:value-type="float">
            <text:p>-0.613636364</text:p>
          </table:table-cell>
          <table:table-cell table:formula="of:=[.A2295]*[.A2295]+[.B2295]*[.B2295]" office:value-type="float" office:value="0.485240242209085" calcext:value-type="float">
            <text:p>0.485240242209085</text:p>
          </table:table-cell>
        </table:table-row>
        <table:table-row table:style-name="ro1">
          <table:table-cell office:value-type="float" office:value="0.329682657" calcext:value-type="float">
            <text:p>0.329682657</text:p>
          </table:table-cell>
          <table:table-cell office:value-type="float" office:value="0.613636364" calcext:value-type="float">
            <text:p>0.613636364</text:p>
          </table:table-cell>
          <table:table-cell table:formula="of:=[.A2296]*[.A2296]+[.B2296]*[.B2296]" office:value-type="float" office:value="0.48524024154972" calcext:value-type="float">
            <text:p>0.48524024154972</text:p>
          </table:table-cell>
        </table:table-row>
        <table:table-row table:style-name="ro1">
          <table:table-cell office:value-type="float" office:value="-0.105139263" calcext:value-type="float">
            <text:p>-0.105139263</text:p>
          </table:table-cell>
          <table:table-cell office:value-type="float" office:value="0.688384941" calcext:value-type="float">
            <text:p>0.688384941</text:p>
          </table:table-cell>
          <table:table-cell table:formula="of:=[.A2297]*[.A2297]+[.B2297]*[.B2297]" office:value-type="float" office:value="0.484928091619757" calcext:value-type="float">
            <text:p>0.484928091619757</text:p>
          </table:table-cell>
        </table:table-row>
        <table:table-row table:style-name="ro1">
          <table:table-cell office:value-type="float" office:value="-0.105139263" calcext:value-type="float">
            <text:p>-0.105139263</text:p>
          </table:table-cell>
          <table:table-cell office:value-type="float" office:value="-0.688384941" calcext:value-type="float">
            <text:p>-0.688384941</text:p>
          </table:table-cell>
          <table:table-cell table:formula="of:=[.A2298]*[.A2298]+[.B2298]*[.B2298]" office:value-type="float" office:value="0.484928091619757" calcext:value-type="float">
            <text:p>0.484928091619757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272727273" calcext:value-type="float">
            <text:p>0.272727273</text:p>
          </table:table-cell>
          <table:table-cell table:formula="of:=[.A2299]*[.A2299]+[.B2299]*[.B2299]" office:value-type="float" office:value="0.484780556063016" calcext:value-type="float">
            <text:p>0.484780556063016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272727273" calcext:value-type="float">
            <text:p>-0.272727273</text:p>
          </table:table-cell>
          <table:table-cell table:formula="of:=[.A2300]*[.A2300]+[.B2300]*[.B2300]" office:value-type="float" office:value="0.484780556063016" calcext:value-type="float">
            <text:p>0.484780556063016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181818182" calcext:value-type="float">
            <text:p>0.181818182</text:p>
          </table:table-cell>
          <table:table-cell table:formula="of:=[.A2301]*[.A2301]+[.B2301]*[.B2301]" office:value-type="float" office:value="0.484473866930785" calcext:value-type="float">
            <text:p>0.484473866930785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181818182" calcext:value-type="float">
            <text:p>-0.181818182</text:p>
          </table:table-cell>
          <table:table-cell table:formula="of:=[.A2302]*[.A2302]+[.B2302]*[.B2302]" office:value-type="float" office:value="0.484473866930785" calcext:value-type="float">
            <text:p>0.484473866930785</text:p>
          </table:table-cell>
        </table:table-row>
        <table:table-row table:style-name="ro1">
          <table:table-cell office:value-type="float" office:value="0.0272405217" calcext:value-type="float">
            <text:p>0.0272405217</text:p>
          </table:table-cell>
          <table:table-cell office:value-type="float" office:value="0.692864896" calcext:value-type="float">
            <text:p>0.692864896</text:p>
          </table:table-cell>
          <table:table-cell table:formula="of:=[.A2303]*[.A2303]+[.B2303]*[.B2303]" office:value-type="float" office:value="0.480803810131579" calcext:value-type="float">
            <text:p>0.480803810131579</text:p>
          </table:table-cell>
        </table:table-row>
        <table:table-row table:style-name="ro1">
          <table:table-cell office:value-type="float" office:value="0.0272405175" calcext:value-type="float">
            <text:p>0.0272405175</text:p>
          </table:table-cell>
          <table:table-cell office:value-type="float" office:value="-0.692864895" calcext:value-type="float">
            <text:p>-0.692864895</text:p>
          </table:table-cell>
          <table:table-cell table:formula="of:=[.A2304]*[.A2304]+[.B2304]*[.B2304]" office:value-type="float" office:value="0.480803808517029" calcext:value-type="float">
            <text:p>0.480803808517029</text:p>
          </table:table-cell>
        </table:table-row>
        <table:table-row table:style-name="ro1">
          <table:table-cell office:value-type="float" office:value="-0.641345349" calcext:value-type="float">
            <text:p>-0.641345349</text:p>
          </table:table-cell>
          <table:table-cell office:value-type="float" office:value="-0.263447362" calcext:value-type="float">
            <text:p>-0.263447362</text:p>
          </table:table-cell>
          <table:table-cell table:formula="of:=[.A2305]*[.A2305]+[.B2305]*[.B2305]" office:value-type="float" office:value="0.480728369228691" calcext:value-type="float">
            <text:p>0.480728369228691</text:p>
          </table:table-cell>
        </table:table-row>
        <table:table-row table:style-name="ro1">
          <table:table-cell office:value-type="float" office:value="-0.641345349" calcext:value-type="float">
            <text:p>-0.641345349</text:p>
          </table:table-cell>
          <table:table-cell office:value-type="float" office:value="0.26344736" calcext:value-type="float">
            <text:p>0.26344736</text:p>
          </table:table-cell>
          <table:table-cell table:formula="of:=[.A2306]*[.A2306]+[.B2306]*[.B2306]" office:value-type="float" office:value="0.480728368174901" calcext:value-type="float">
            <text:p>0.480728368174901</text:p>
          </table:table-cell>
        </table:table-row>
        <table:table-row table:style-name="ro1">
          <table:table-cell office:value-type="float" office:value="-0.692879759" calcext:value-type="float">
            <text:p>-0.692879759</text:p>
          </table:table-cell>
          <table:table-cell office:value-type="float" office:value="0" calcext:value-type="float">
            <text:p>0</text:p>
          </table:table-cell>
          <table:table-cell table:formula="of:=[.A2307]*[.A2307]+[.B2307]*[.B2307]" office:value-type="float" office:value="0.480082360431898" calcext:value-type="float">
            <text:p>0.480082360431898</text:p>
          </table:table-cell>
        </table:table-row>
        <table:table-row table:style-name="ro1">
          <table:table-cell office:value-type="float" office:value="0.296783235" calcext:value-type="float">
            <text:p>0.296783235</text:p>
          </table:table-cell>
          <table:table-cell office:value-type="float" office:value="0.623472187" calcext:value-type="float">
            <text:p>0.623472187</text:p>
          </table:table-cell>
          <table:table-cell table:formula="of:=[.A2308]*[.A2308]+[.B2308]*[.B2308]" office:value-type="float" office:value="0.476797856539628" calcext:value-type="float">
            <text:p>0.476797856539628</text:p>
          </table:table-cell>
        </table:table-row>
        <table:table-row table:style-name="ro1">
          <table:table-cell office:value-type="float" office:value="0.296783235" calcext:value-type="float">
            <text:p>0.296783235</text:p>
          </table:table-cell>
          <table:table-cell office:value-type="float" office:value="-0.623472187" calcext:value-type="float">
            <text:p>-0.623472187</text:p>
          </table:table-cell>
          <table:table-cell table:formula="of:=[.A2309]*[.A2309]+[.B2309]*[.B2309]" office:value-type="float" office:value="0.476797856539628" calcext:value-type="float">
            <text:p>0.476797856539628</text:p>
          </table:table-cell>
        </table:table-row>
        <table:table-row table:style-name="ro1">
          <table:table-cell office:value-type="float" office:value="0.282123379" calcext:value-type="float">
            <text:p>0.282123379</text:p>
          </table:table-cell>
          <table:table-cell office:value-type="float" office:value="-0.62943461" calcext:value-type="float">
            <text:p>-0.62943461</text:p>
          </table:table-cell>
          <table:table-cell table:formula="of:=[.A2310]*[.A2310]+[.B2310]*[.B2310]" office:value-type="float" office:value="0.47578152924423" calcext:value-type="float">
            <text:p>0.47578152924423</text:p>
          </table:table-cell>
        </table:table-row>
        <table:table-row table:style-name="ro1">
          <table:table-cell office:value-type="float" office:value="0.282123378" calcext:value-type="float">
            <text:p>0.282123378</text:p>
          </table:table-cell>
          <table:table-cell office:value-type="float" office:value="0.62943461" calcext:value-type="float">
            <text:p>0.62943461</text:p>
          </table:table-cell>
          <table:table-cell table:formula="of:=[.A2311]*[.A2311]+[.B2311]*[.B2311]" office:value-type="float" office:value="0.475781528679983" calcext:value-type="float">
            <text:p>0.475781528679983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545454545" calcext:value-type="float">
            <text:p>0.545454545</text:p>
          </table:table-cell>
          <table:table-cell table:formula="of:=[.A2312]*[.A2312]+[.B2312]*[.B2312]" office:value-type="float" office:value="0.475499176286157" calcext:value-type="float">
            <text:p>0.475499176286157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545454545" calcext:value-type="float">
            <text:p>-0.545454545</text:p>
          </table:table-cell>
          <table:table-cell table:formula="of:=[.A2313]*[.A2313]+[.B2313]*[.B2313]" office:value-type="float" office:value="0.475499176286157" calcext:value-type="float">
            <text:p>0.475499176286157</text:p>
          </table:table-cell>
        </table:table-row>
        <table:table-row table:style-name="ro1">
          <table:table-cell office:value-type="float" office:value="-0.623286567" calcext:value-type="float">
            <text:p>-0.623286567</text:p>
          </table:table-cell>
          <table:table-cell office:value-type="float" office:value="0.294184578" calcext:value-type="float">
            <text:p>0.294184578</text:p>
          </table:table-cell>
          <table:table-cell table:formula="of:=[.A2314]*[.A2314]+[.B2314]*[.B2314]" office:value-type="float" office:value="0.475030710535683" calcext:value-type="float">
            <text:p>0.475030710535683</text:p>
          </table:table-cell>
        </table:table-row>
        <table:table-row table:style-name="ro1">
          <table:table-cell office:value-type="float" office:value="-0.623286567" calcext:value-type="float">
            <text:p>-0.623286567</text:p>
          </table:table-cell>
          <table:table-cell office:value-type="float" office:value="-0.294184578" calcext:value-type="float">
            <text:p>-0.294184578</text:p>
          </table:table-cell>
          <table:table-cell table:formula="of:=[.A2315]*[.A2315]+[.B2315]*[.B2315]" office:value-type="float" office:value="0.475030710535683" calcext:value-type="float">
            <text:p>0.475030710535683</text:p>
          </table:table-cell>
        </table:table-row>
        <table:table-row table:style-name="ro1">
          <table:table-cell office:value-type="float" office:value="0.293090494" calcext:value-type="float">
            <text:p>0.293090494</text:p>
          </table:table-cell>
          <table:table-cell office:value-type="float" office:value="0.623258748" calcext:value-type="float">
            <text:p>0.623258748</text:p>
          </table:table-cell>
          <table:table-cell table:formula="of:=[.A2316]*[.A2316]+[.B2316]*[.B2316]" office:value-type="float" office:value="0.474353504631692" calcext:value-type="float">
            <text:p>0.474353504631692</text:p>
          </table:table-cell>
        </table:table-row>
        <table:table-row table:style-name="ro1">
          <table:table-cell office:value-type="float" office:value="0.293090494" calcext:value-type="float">
            <text:p>0.293090494</text:p>
          </table:table-cell>
          <table:table-cell office:value-type="float" office:value="-0.623258748" calcext:value-type="float">
            <text:p>-0.623258748</text:p>
          </table:table-cell>
          <table:table-cell table:formula="of:=[.A2317]*[.A2317]+[.B2317]*[.B2317]" office:value-type="float" office:value="0.474353504631692" calcext:value-type="float">
            <text:p>0.474353504631692</text:p>
          </table:table-cell>
        </table:table-row>
        <table:table-row table:style-name="ro1">
          <table:table-cell office:value-type="float" office:value="0.557731336" calcext:value-type="float">
            <text:p>0.557731336</text:p>
          </table:table-cell>
          <table:table-cell office:value-type="float" office:value="0.403523152" calcext:value-type="float">
            <text:p>0.403523152</text:p>
          </table:table-cell>
          <table:table-cell table:formula="of:=[.A2318]*[.A2318]+[.B2318]*[.B2318]" office:value-type="float" office:value="0.47389517735636" calcext:value-type="float">
            <text:p>0.47389517735636</text:p>
          </table:table-cell>
        </table:table-row>
        <table:table-row table:style-name="ro1">
          <table:table-cell office:value-type="float" office:value="0.557731336" calcext:value-type="float">
            <text:p>0.557731336</text:p>
          </table:table-cell>
          <table:table-cell office:value-type="float" office:value="-0.403523152" calcext:value-type="float">
            <text:p>-0.403523152</text:p>
          </table:table-cell>
          <table:table-cell table:formula="of:=[.A2319]*[.A2319]+[.B2319]*[.B2319]" office:value-type="float" office:value="0.47389517735636" calcext:value-type="float">
            <text:p>0.47389517735636</text:p>
          </table:table-cell>
        </table:table-row>
        <table:table-row table:style-name="ro1">
          <table:table-cell office:value-type="float" office:value="-0.450511683" calcext:value-type="float">
            <text:p>-0.450511683</text:p>
          </table:table-cell>
          <table:table-cell office:value-type="float" office:value="-0.52030248" calcext:value-type="float">
            <text:p>-0.52030248</text:p>
          </table:table-cell>
          <table:table-cell table:formula="of:=[.A2320]*[.A2320]+[.B2320]*[.B2320]" office:value-type="float" office:value="0.473675447213643" calcext:value-type="float">
            <text:p>0.473675447213643</text:p>
          </table:table-cell>
        </table:table-row>
        <table:table-row table:style-name="ro1">
          <table:table-cell office:value-type="float" office:value="-0.450511682" calcext:value-type="float">
            <text:p>-0.450511682</text:p>
          </table:table-cell>
          <table:table-cell office:value-type="float" office:value="0.52030248" calcext:value-type="float">
            <text:p>0.52030248</text:p>
          </table:table-cell>
          <table:table-cell table:formula="of:=[.A2321]*[.A2321]+[.B2321]*[.B2321]" office:value-type="float" office:value="0.47367544631262" calcext:value-type="float">
            <text:p>0.47367544631262</text:p>
          </table:table-cell>
        </table:table-row>
        <table:table-row table:style-name="ro1">
          <table:table-cell office:value-type="float" office:value="-0.515590451" calcext:value-type="float">
            <text:p>-0.515590451</text:p>
          </table:table-cell>
          <table:table-cell office:value-type="float" office:value="-0.454782918" calcext:value-type="float">
            <text:p>-0.454782918</text:p>
          </table:table-cell>
          <table:table-cell table:formula="of:=[.A2322]*[.A2322]+[.B2322]*[.B2322]" office:value-type="float" office:value="0.472661015666978" calcext:value-type="float">
            <text:p>0.472661015666978</text:p>
          </table:table-cell>
        </table:table-row>
        <table:table-row table:style-name="ro1">
          <table:table-cell office:value-type="float" office:value="-0.515590447" calcext:value-type="float">
            <text:p>-0.515590447</text:p>
          </table:table-cell>
          <table:table-cell office:value-type="float" office:value="0.454782902" calcext:value-type="float">
            <text:p>0.454782902</text:p>
          </table:table-cell>
          <table:table-cell table:formula="of:=[.A2323]*[.A2323]+[.B2323]*[.B2323]" office:value-type="float" office:value="0.472660996989201" calcext:value-type="float">
            <text:p>0.472660996989201</text:p>
          </table:table-cell>
        </table:table-row>
        <table:table-row table:style-name="ro1">
          <table:table-cell office:value-type="float" office:value="-0.673062885" calcext:value-type="float">
            <text:p>-0.673062885</text:p>
          </table:table-cell>
          <table:table-cell office:value-type="float" office:value="0.136737485" calcext:value-type="float">
            <text:p>0.136737485</text:p>
          </table:table-cell>
          <table:table-cell table:formula="of:=[.A2324]*[.A2324]+[.B2324]*[.B2324]" office:value-type="float" office:value="0.471710786968649" calcext:value-type="float">
            <text:p>0.471710786968649</text:p>
          </table:table-cell>
        </table:table-row>
        <table:table-row table:style-name="ro1">
          <table:table-cell office:value-type="float" office:value="-0.673062885" calcext:value-type="float">
            <text:p>-0.673062885</text:p>
          </table:table-cell>
          <table:table-cell office:value-type="float" office:value="-0.136737485" calcext:value-type="float">
            <text:p>-0.136737485</text:p>
          </table:table-cell>
          <table:table-cell table:formula="of:=[.A2325]*[.A2325]+[.B2325]*[.B2325]" office:value-type="float" office:value="0.471710786968649" calcext:value-type="float">
            <text:p>0.471710786968649</text:p>
          </table:table-cell>
        </table:table-row>
        <table:table-row table:style-name="ro1">
          <table:table-cell office:value-type="float" office:value="0.633307749" calcext:value-type="float">
            <text:p>0.633307749</text:p>
          </table:table-cell>
          <table:table-cell office:value-type="float" office:value="0.265249121" calcext:value-type="float">
            <text:p>0.265249121</text:p>
          </table:table-cell>
          <table:table-cell table:formula="of:=[.A2326]*[.A2326]+[.B2326]*[.B2326]" office:value-type="float" office:value="0.47143580113472" calcext:value-type="float">
            <text:p>0.47143580113472</text:p>
          </table:table-cell>
        </table:table-row>
        <table:table-row table:style-name="ro1">
          <table:table-cell office:value-type="float" office:value="0.633307748" calcext:value-type="float">
            <text:p>0.633307748</text:p>
          </table:table-cell>
          <table:table-cell office:value-type="float" office:value="-0.26524912" calcext:value-type="float">
            <text:p>-0.26524912</text:p>
          </table:table-cell>
          <table:table-cell table:formula="of:=[.A2327]*[.A2327]+[.B2327]*[.B2327]" office:value-type="float" office:value="0.471435799337606" calcext:value-type="float">
            <text:p>0.471435799337606</text:p>
          </table:table-cell>
        </table:table-row>
        <table:table-row table:style-name="ro1">
          <table:table-cell office:value-type="float" office:value="0.655565921" calcext:value-type="float">
            <text:p>0.655565921</text:p>
          </table:table-cell>
          <table:table-cell office:value-type="float" office:value="0.199120434" calcext:value-type="float">
            <text:p>0.199120434</text:p>
          </table:table-cell>
          <table:table-cell table:formula="of:=[.A2328]*[.A2328]+[.B2328]*[.B2328]" office:value-type="float" office:value="0.469415624012927" calcext:value-type="float">
            <text:p>0.469415624012927</text:p>
          </table:table-cell>
        </table:table-row>
        <table:table-row table:style-name="ro1">
          <table:table-cell office:value-type="float" office:value="0.655565921" calcext:value-type="float">
            <text:p>0.655565921</text:p>
          </table:table-cell>
          <table:table-cell office:value-type="float" office:value="-0.199120434" calcext:value-type="float">
            <text:p>-0.199120434</text:p>
          </table:table-cell>
          <table:table-cell table:formula="of:=[.A2329]*[.A2329]+[.B2329]*[.B2329]" office:value-type="float" office:value="0.469415624012927" calcext:value-type="float">
            <text:p>0.469415624012927</text:p>
          </table:table-cell>
        </table:table-row>
        <table:table-row table:style-name="ro1">
          <table:table-cell office:value-type="float" office:value="-0.685035554" calcext:value-type="float">
            <text:p>-0.685035554</text:p>
          </table:table-cell>
          <table:table-cell office:value-type="float" office:value="0" calcext:value-type="float">
            <text:p>0</text:p>
          </table:table-cell>
          <table:table-cell table:formula="of:=[.A2330]*[.A2330]+[.B2330]*[.B2330]" office:value-type="float" office:value="0.469273710244087" calcext:value-type="float">
            <text:p>0.469273710244087</text:p>
          </table:table-cell>
        </table:table-row>
        <table:table-row table:style-name="ro1">
          <table:table-cell office:value-type="float" office:value="-0.283698254" calcext:value-type="float">
            <text:p>-0.283698254</text:p>
          </table:table-cell>
          <table:table-cell office:value-type="float" office:value="0.622044029" calcext:value-type="float">
            <text:p>0.622044029</text:p>
          </table:table-cell>
          <table:table-cell table:formula="of:=[.A2331]*[.A2331]+[.B2331]*[.B2331]" office:value-type="float" office:value="0.467423473337201" calcext:value-type="float">
            <text:p>0.467423473337201</text:p>
          </table:table-cell>
        </table:table-row>
        <table:table-row table:style-name="ro1">
          <table:table-cell office:value-type="float" office:value="-0.283698254" calcext:value-type="float">
            <text:p>-0.283698254</text:p>
          </table:table-cell>
          <table:table-cell office:value-type="float" office:value="-0.622044029" calcext:value-type="float">
            <text:p>-0.622044029</text:p>
          </table:table-cell>
          <table:table-cell table:formula="of:=[.A2332]*[.A2332]+[.B2332]*[.B2332]" office:value-type="float" office:value="0.467423473337201" calcext:value-type="float">
            <text:p>0.467423473337201</text:p>
          </table:table-cell>
        </table:table-row>
        <table:table-row table:style-name="ro1">
          <table:table-cell office:value-type="float" office:value="-0.566823912" calcext:value-type="float">
            <text:p>-0.566823912</text:p>
          </table:table-cell>
          <table:table-cell office:value-type="float" office:value="0.377840909" calcext:value-type="float">
            <text:p>0.377840909</text:p>
          </table:table-cell>
          <table:table-cell table:formula="of:=[.A2333]*[.A2333]+[.B2333]*[.B2333]" office:value-type="float" office:value="0.46405309972893" calcext:value-type="float">
            <text:p>0.46405309972893</text:p>
          </table:table-cell>
        </table:table-row>
        <table:table-row table:style-name="ro1">
          <table:table-cell office:value-type="float" office:value="-0.566823912" calcext:value-type="float">
            <text:p>-0.566823912</text:p>
          </table:table-cell>
          <table:table-cell office:value-type="float" office:value="-0.377840909" calcext:value-type="float">
            <text:p>-0.377840909</text:p>
          </table:table-cell>
          <table:table-cell table:formula="of:=[.A2334]*[.A2334]+[.B2334]*[.B2334]" office:value-type="float" office:value="0.46405309972893" calcext:value-type="float">
            <text:p>0.46405309972893</text:p>
          </table:table-cell>
        </table:table-row>
        <table:table-row table:style-name="ro1">
          <table:table-cell office:value-type="float" office:value="-0.519710348" calcext:value-type="float">
            <text:p>-0.519710348</text:p>
          </table:table-cell>
          <table:table-cell office:value-type="float" office:value="0.437775094" calcext:value-type="float">
            <text:p>0.437775094</text:p>
          </table:table-cell>
          <table:table-cell table:formula="of:=[.A2335]*[.A2335]+[.B2335]*[.B2335]" office:value-type="float" office:value="0.46174587874499" calcext:value-type="float">
            <text:p>0.46174587874499</text:p>
          </table:table-cell>
        </table:table-row>
        <table:table-row table:style-name="ro1">
          <table:table-cell office:value-type="float" office:value="-0.519710348" calcext:value-type="float">
            <text:p>-0.519710348</text:p>
          </table:table-cell>
          <table:table-cell office:value-type="float" office:value="-0.437775094" calcext:value-type="float">
            <text:p>-0.437775094</text:p>
          </table:table-cell>
          <table:table-cell table:formula="of:=[.A2336]*[.A2336]+[.B2336]*[.B2336]" office:value-type="float" office:value="0.46174587874499" calcext:value-type="float">
            <text:p>0.46174587874499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636363636" calcext:value-type="float">
            <text:p>0.636363636</text:p>
          </table:table-cell>
          <table:table-cell table:formula="of:=[.A2337]*[.A2337]+[.B2337]*[.B2337]" office:value-type="float" office:value="0.459890317848141" calcext:value-type="float">
            <text:p>0.459890317848141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636363636" calcext:value-type="float">
            <text:p>-0.636363636</text:p>
          </table:table-cell>
          <table:table-cell table:formula="of:=[.A2338]*[.A2338]+[.B2338]*[.B2338]" office:value-type="float" office:value="0.459890317848141" calcext:value-type="float">
            <text:p>0.459890317848141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0909090908" calcext:value-type="float">
            <text:p>0.0909090908</text:p>
          </table:table-cell>
          <table:table-cell table:formula="of:=[.A2339]*[.A2339]+[.B2339]*[.B2339]" office:value-type="float" office:value="0.459680478415083" calcext:value-type="float">
            <text:p>0.459680478415083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0909090908" calcext:value-type="float">
            <text:p>-0.0909090908</text:p>
          </table:table-cell>
          <table:table-cell table:formula="of:=[.A2340]*[.A2340]+[.B2340]*[.B2340]" office:value-type="float" office:value="0.459680478415083" calcext:value-type="float">
            <text:p>0.459680478415083</text:p>
          </table:table-cell>
        </table:table-row>
        <table:table-row table:style-name="ro1">
          <table:table-cell office:value-type="float" office:value="-0.486689774" calcext:value-type="float">
            <text:p>-0.486689774</text:p>
          </table:table-cell>
          <table:table-cell office:value-type="float" office:value="0.471069429" calcext:value-type="float">
            <text:p>0.471069429</text:p>
          </table:table-cell>
          <table:table-cell table:formula="of:=[.A2341]*[.A2341]+[.B2341]*[.B2341]" office:value-type="float" office:value="0.458773343054557" calcext:value-type="float">
            <text:p>0.458773343054557</text:p>
          </table:table-cell>
        </table:table-row>
        <table:table-row table:style-name="ro1">
          <table:table-cell office:value-type="float" office:value="-0.486689774" calcext:value-type="float">
            <text:p>-0.486689774</text:p>
          </table:table-cell>
          <table:table-cell office:value-type="float" office:value="-0.471069429" calcext:value-type="float">
            <text:p>-0.471069429</text:p>
          </table:table-cell>
          <table:table-cell table:formula="of:=[.A2342]*[.A2342]+[.B2342]*[.B2342]" office:value-type="float" office:value="0.458773343054557" calcext:value-type="float">
            <text:p>0.458773343054557</text:p>
          </table:table-cell>
        </table:table-row>
        <table:table-row table:style-name="ro1">
          <table:table-cell office:value-type="float" office:value="-0.677144468" calcext:value-type="float">
            <text:p>-0.677144468</text:p>
          </table:table-cell>
          <table:table-cell office:value-type="float" office:value="0" calcext:value-type="float">
            <text:p>0</text:p>
          </table:table-cell>
          <table:table-cell table:formula="of:=[.A2343]*[.A2343]+[.B2343]*[.B2343]" office:value-type="float" office:value="0.458524630543003" calcext:value-type="float">
            <text:p>0.458524630543003</text:p>
          </table:table-cell>
        </table:table-row>
        <table:table-row table:style-name="ro1">
          <table:table-cell office:value-type="float" office:value="-0.659022115" calcext:value-type="float">
            <text:p>-0.659022115</text:p>
          </table:table-cell>
          <table:table-cell office:value-type="float" office:value="0.149725195" calcext:value-type="float">
            <text:p>0.149725195</text:p>
          </table:table-cell>
          <table:table-cell table:formula="of:=[.A2344]*[.A2344]+[.B2344]*[.B2344]" office:value-type="float" office:value="0.456727782076861" calcext:value-type="float">
            <text:p>0.456727782076861</text:p>
          </table:table-cell>
        </table:table-row>
        <table:table-row table:style-name="ro1">
          <table:table-cell office:value-type="float" office:value="-0.659022115" calcext:value-type="float">
            <text:p>-0.659022115</text:p>
          </table:table-cell>
          <table:table-cell office:value-type="float" office:value="-0.149725195" calcext:value-type="float">
            <text:p>-0.149725195</text:p>
          </table:table-cell>
          <table:table-cell table:formula="of:=[.A2345]*[.A2345]+[.B2345]*[.B2345]" office:value-type="float" office:value="0.456727782076861" calcext:value-type="float">
            <text:p>0.456727782076861</text:p>
          </table:table-cell>
        </table:table-row>
        <table:table-row table:style-name="ro1">
          <table:table-cell office:value-type="float" office:value="-0.440102401" calcext:value-type="float">
            <text:p>-0.440102401</text:p>
          </table:table-cell>
          <table:table-cell office:value-type="float" office:value="0.512383223" calcext:value-type="float">
            <text:p>0.512383223</text:p>
          </table:table-cell>
          <table:table-cell table:formula="of:=[.A2346]*[.A2346]+[.B2346]*[.B2346]" office:value-type="float" office:value="0.456226690577833" calcext:value-type="float">
            <text:p>0.456226690577833</text:p>
          </table:table-cell>
        </table:table-row>
        <table:table-row table:style-name="ro1">
          <table:table-cell office:value-type="float" office:value="-0.440102401" calcext:value-type="float">
            <text:p>-0.440102401</text:p>
          </table:table-cell>
          <table:table-cell office:value-type="float" office:value="-0.512383223" calcext:value-type="float">
            <text:p>-0.512383223</text:p>
          </table:table-cell>
          <table:table-cell table:formula="of:=[.A2347]*[.A2347]+[.B2347]*[.B2347]" office:value-type="float" office:value="0.456226690577833" calcext:value-type="float">
            <text:p>0.456226690577833</text:p>
          </table:table-cell>
        </table:table-row>
        <table:table-row table:style-name="ro1">
          <table:table-cell office:value-type="float" office:value="-0.423587715" calcext:value-type="float">
            <text:p>-0.423587715</text:p>
          </table:table-cell>
          <table:table-cell office:value-type="float" office:value="0.524873268" calcext:value-type="float">
            <text:p>0.524873268</text:p>
          </table:table-cell>
          <table:table-cell table:formula="of:=[.A2348]*[.A2348]+[.B2348]*[.B2348]" office:value-type="float" office:value="0.454918499759921" calcext:value-type="float">
            <text:p>0.454918499759921</text:p>
          </table:table-cell>
        </table:table-row>
        <table:table-row table:style-name="ro1">
          <table:table-cell office:value-type="float" office:value="-0.423587715" calcext:value-type="float">
            <text:p>-0.423587715</text:p>
          </table:table-cell>
          <table:table-cell office:value-type="float" office:value="-0.524873268" calcext:value-type="float">
            <text:p>-0.524873268</text:p>
          </table:table-cell>
          <table:table-cell table:formula="of:=[.A2349]*[.A2349]+[.B2349]*[.B2349]" office:value-type="float" office:value="0.454918499759921" calcext:value-type="float">
            <text:p>0.454918499759921</text:p>
          </table:table-cell>
        </table:table-row>
        <table:table-row table:style-name="ro1">
          <table:table-cell office:value-type="float" office:value="0.650182803" calcext:value-type="float">
            <text:p>0.650182803</text:p>
          </table:table-cell>
          <table:table-cell office:value-type="float" office:value="0.173295454" calcext:value-type="float">
            <text:p>0.173295454</text:p>
          </table:table-cell>
          <table:table-cell table:formula="of:=[.A2350]*[.A2350]+[.B2350]*[.B2350]" office:value-type="float" office:value="0.452768991694003" calcext:value-type="float">
            <text:p>0.452768991694003</text:p>
          </table:table-cell>
        </table:table-row>
        <table:table-row table:style-name="ro1">
          <table:table-cell office:value-type="float" office:value="0.650182803" calcext:value-type="float">
            <text:p>0.650182803</text:p>
          </table:table-cell>
          <table:table-cell office:value-type="float" office:value="-0.173295454" calcext:value-type="float">
            <text:p>-0.173295454</text:p>
          </table:table-cell>
          <table:table-cell table:formula="of:=[.A2351]*[.A2351]+[.B2351]*[.B2351]" office:value-type="float" office:value="0.452768991694003" calcext:value-type="float">
            <text:p>0.452768991694003</text:p>
          </table:table-cell>
        </table:table-row>
        <table:table-row table:style-name="ro1">
          <table:table-cell office:value-type="float" office:value="0.0826950704" calcext:value-type="float">
            <text:p>0.0826950704</text:p>
          </table:table-cell>
          <table:table-cell office:value-type="float" office:value="0.667613636" calcext:value-type="float">
            <text:p>0.667613636</text:p>
          </table:table-cell>
          <table:table-cell table:formula="of:=[.A2352]*[.A2352]+[.B2352]*[.B2352]" office:value-type="float" office:value="0.452546441641601" calcext:value-type="float">
            <text:p>0.452546441641601</text:p>
          </table:table-cell>
        </table:table-row>
        <table:table-row table:style-name="ro1">
          <table:table-cell office:value-type="float" office:value="0.0826950704" calcext:value-type="float">
            <text:p>0.0826950704</text:p>
          </table:table-cell>
          <table:table-cell office:value-type="float" office:value="-0.667613636" calcext:value-type="float">
            <text:p>-0.667613636</text:p>
          </table:table-cell>
          <table:table-cell table:formula="of:=[.A2353]*[.A2353]+[.B2353]*[.B2353]" office:value-type="float" office:value="0.452546441641601" calcext:value-type="float">
            <text:p>0.452546441641601</text:p>
          </table:table-cell>
        </table:table-row>
        <table:table-row table:style-name="ro1">
          <table:table-cell office:value-type="float" office:value="-0.245794316" calcext:value-type="float">
            <text:p>-0.245794316</text:p>
          </table:table-cell>
          <table:table-cell office:value-type="float" office:value="0.626129048" calcext:value-type="float">
            <text:p>0.626129048</text:p>
          </table:table-cell>
          <table:table-cell table:formula="of:=[.A2354]*[.A2354]+[.B2354]*[.B2354]" office:value-type="float" office:value="0.452452430527294" calcext:value-type="float">
            <text:p>0.452452430527294</text:p>
          </table:table-cell>
        </table:table-row>
        <table:table-row table:style-name="ro1">
          <table:table-cell office:value-type="float" office:value="-0.245794316" calcext:value-type="float">
            <text:p>-0.245794316</text:p>
          </table:table-cell>
          <table:table-cell office:value-type="float" office:value="-0.626129048" calcext:value-type="float">
            <text:p>-0.626129048</text:p>
          </table:table-cell>
          <table:table-cell table:formula="of:=[.A2355]*[.A2355]+[.B2355]*[.B2355]" office:value-type="float" office:value="0.452452430527294" calcext:value-type="float">
            <text:p>0.452452430527294</text:p>
          </table:table-cell>
        </table:table-row>
        <table:table-row table:style-name="ro1">
          <table:table-cell office:value-type="float" office:value="-0.592458678" calcext:value-type="float">
            <text:p>-0.592458678</text:p>
          </table:table-cell>
          <table:table-cell office:value-type="float" office:value="0.318181818" calcext:value-type="float">
            <text:p>0.318181818</text:p>
          </table:table-cell>
          <table:table-cell table:formula="of:=[.A2356]*[.A2356]+[.B2356]*[.B2356]" office:value-type="float" office:value="0.452246954443293" calcext:value-type="float">
            <text:p>0.452246954443293</text:p>
          </table:table-cell>
        </table:table-row>
        <table:table-row table:style-name="ro1">
          <table:table-cell office:value-type="float" office:value="-0.592458677" calcext:value-type="float">
            <text:p>-0.592458677</text:p>
          </table:table-cell>
          <table:table-cell office:value-type="float" office:value="-0.318181818" calcext:value-type="float">
            <text:p>-0.318181818</text:p>
          </table:table-cell>
          <table:table-cell table:formula="of:=[.A2357]*[.A2357]+[.B2357]*[.B2357]" office:value-type="float" office:value="0.452246953258376" calcext:value-type="float">
            <text:p>0.452246953258376</text:p>
          </table:table-cell>
        </table:table-row>
        <table:table-row table:style-name="ro1">
          <table:table-cell office:value-type="float" office:value="-0.656796365" calcext:value-type="float">
            <text:p>-0.656796365</text:p>
          </table:table-cell>
          <table:table-cell office:value-type="float" office:value="0.14278829" calcext:value-type="float">
            <text:p>0.14278829</text:p>
          </table:table-cell>
          <table:table-cell table:formula="of:=[.A2358]*[.A2358]+[.B2358]*[.B2358]" office:value-type="float" office:value="0.451769960838337" calcext:value-type="float">
            <text:p>0.451769960838337</text:p>
          </table:table-cell>
        </table:table-row>
        <table:table-row table:style-name="ro1">
          <table:table-cell office:value-type="float" office:value="-0.656796365" calcext:value-type="float">
            <text:p>-0.656796365</text:p>
          </table:table-cell>
          <table:table-cell office:value-type="float" office:value="-0.14278829" calcext:value-type="float">
            <text:p>-0.14278829</text:p>
          </table:table-cell>
          <table:table-cell table:formula="of:=[.A2359]*[.A2359]+[.B2359]*[.B2359]" office:value-type="float" office:value="0.451769960838337" calcext:value-type="float">
            <text:p>0.451769960838337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" calcext:value-type="float">
            <text:p>0</text:p>
          </table:table-cell>
          <table:table-cell table:formula="of:=[.A2360]*[.A2360]+[.B2360]*[.B2360]" office:value-type="float" office:value="0.451416015625" calcext:value-type="float">
            <text:p>0.451416015625</text:p>
          </table:table-cell>
        </table:table-row>
        <table:table-row table:style-name="ro1">
          <table:table-cell office:value-type="float" office:value="-0.407377003" calcext:value-type="float">
            <text:p>-0.407377003</text:p>
          </table:table-cell>
          <table:table-cell office:value-type="float" office:value="0.532293444" calcext:value-type="float">
            <text:p>0.532293444</text:p>
          </table:table-cell>
          <table:table-cell table:formula="of:=[.A2361]*[.A2361]+[.B2361]*[.B2361]" office:value-type="float" office:value="0.449292333098643" calcext:value-type="float">
            <text:p>0.449292333098643</text:p>
          </table:table-cell>
        </table:table-row>
        <table:table-row table:style-name="ro1">
          <table:table-cell office:value-type="float" office:value="-0.407377003" calcext:value-type="float">
            <text:p>-0.407377003</text:p>
          </table:table-cell>
          <table:table-cell office:value-type="float" office:value="-0.532293444" calcext:value-type="float">
            <text:p>-0.532293444</text:p>
          </table:table-cell>
          <table:table-cell table:formula="of:=[.A2362]*[.A2362]+[.B2362]*[.B2362]" office:value-type="float" office:value="0.449292333098643" calcext:value-type="float">
            <text:p>0.44929233309864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363636364" calcext:value-type="float">
            <text:p>0.363636364</text:p>
          </table:table-cell>
          <table:table-cell table:formula="of:=[.A2363]*[.A2363]+[.B2363]*[.B2363]" office:value-type="float" office:value="0.44863765522314" calcext:value-type="float">
            <text:p>0.44863765522314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363636364" calcext:value-type="float">
            <text:p>-0.363636364</text:p>
          </table:table-cell>
          <table:table-cell table:formula="of:=[.A2364]*[.A2364]+[.B2364]*[.B2364]" office:value-type="float" office:value="0.44863765522314" calcext:value-type="float">
            <text:p>0.44863765522314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636363636" calcext:value-type="float">
            <text:p>0.636363636</text:p>
          </table:table-cell>
          <table:table-cell table:formula="of:=[.A2365]*[.A2365]+[.B2365]*[.B2365]" office:value-type="float" office:value="0.446218442848141" calcext:value-type="float">
            <text:p>0.446218442848141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636363636" calcext:value-type="float">
            <text:p>-0.636363636</text:p>
          </table:table-cell>
          <table:table-cell table:formula="of:=[.A2366]*[.A2366]+[.B2366]*[.B2366]" office:value-type="float" office:value="0.446218442848141" calcext:value-type="float">
            <text:p>0.446218442848141</text:p>
          </table:table-cell>
        </table:table-row>
        <table:table-row table:style-name="ro1">
          <table:table-cell office:value-type="float" office:value="0.284142077" calcext:value-type="float">
            <text:p>0.284142077</text:p>
          </table:table-cell>
          <table:table-cell office:value-type="float" office:value="0.603829326" calcext:value-type="float">
            <text:p>0.603829326</text:p>
          </table:table-cell>
          <table:table-cell table:formula="of:=[.A2367]*[.A2367]+[.B2367]*[.B2367]" office:value-type="float" office:value="0.445346574859488" calcext:value-type="float">
            <text:p>0.445346574859488</text:p>
          </table:table-cell>
        </table:table-row>
        <table:table-row table:style-name="ro1">
          <table:table-cell office:value-type="float" office:value="0.284142077" calcext:value-type="float">
            <text:p>0.284142077</text:p>
          </table:table-cell>
          <table:table-cell office:value-type="float" office:value="-0.603829326" calcext:value-type="float">
            <text:p>-0.603829326</text:p>
          </table:table-cell>
          <table:table-cell table:formula="of:=[.A2368]*[.A2368]+[.B2368]*[.B2368]" office:value-type="float" office:value="0.445346574859488" calcext:value-type="float">
            <text:p>0.445346574859488</text:p>
          </table:table-cell>
        </table:table-row>
        <table:table-row table:style-name="ro1">
          <table:table-cell office:value-type="float" office:value="-0.647011809" calcext:value-type="float">
            <text:p>-0.647011809</text:p>
          </table:table-cell>
          <table:table-cell office:value-type="float" office:value="0.16288226" calcext:value-type="float">
            <text:p>0.16288226</text:p>
          </table:table-cell>
          <table:table-cell table:formula="of:=[.A2369]*[.A2369]+[.B2369]*[.B2369]" office:value-type="float" office:value="0.44515491160816" calcext:value-type="float">
            <text:p>0.44515491160816</text:p>
          </table:table-cell>
        </table:table-row>
        <table:table-row table:style-name="ro1">
          <table:table-cell office:value-type="float" office:value="-0.647011809" calcext:value-type="float">
            <text:p>-0.647011809</text:p>
          </table:table-cell>
          <table:table-cell office:value-type="float" office:value="-0.16288226" calcext:value-type="float">
            <text:p>-0.16288226</text:p>
          </table:table-cell>
          <table:table-cell table:formula="of:=[.A2370]*[.A2370]+[.B2370]*[.B2370]" office:value-type="float" office:value="0.44515491160816" calcext:value-type="float">
            <text:p>0.44515491160816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181818182" calcext:value-type="float">
            <text:p>0.181818182</text:p>
          </table:table-cell>
          <table:table-cell table:formula="of:=[.A2371]*[.A2371]+[.B2371]*[.B2371]" office:value-type="float" office:value="0.443458241930785" calcext:value-type="float">
            <text:p>0.443458241930785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181818182" calcext:value-type="float">
            <text:p>-0.181818182</text:p>
          </table:table-cell>
          <table:table-cell table:formula="of:=[.A2372]*[.A2372]+[.B2372]*[.B2372]" office:value-type="float" office:value="0.443458241930785" calcext:value-type="float">
            <text:p>0.443458241930785</text:p>
          </table:table-cell>
        </table:table-row>
        <table:table-row table:style-name="ro1">
          <table:table-cell office:value-type="float" office:value="-0.213292145" calcext:value-type="float">
            <text:p>-0.213292145</text:p>
          </table:table-cell>
          <table:table-cell office:value-type="float" office:value="0.630681818" calcext:value-type="float">
            <text:p>0.630681818</text:p>
          </table:table-cell>
          <table:table-cell table:formula="of:=[.A2373]*[.A2373]+[.B2373]*[.B2373]" office:value-type="float" office:value="0.443253094674486" calcext:value-type="float">
            <text:p>0.443253094674486</text:p>
          </table:table-cell>
        </table:table-row>
        <table:table-row table:style-name="ro1">
          <table:table-cell office:value-type="float" office:value="-0.213292145" calcext:value-type="float">
            <text:p>-0.213292145</text:p>
          </table:table-cell>
          <table:table-cell office:value-type="float" office:value="-0.630681818" calcext:value-type="float">
            <text:p>-0.630681818</text:p>
          </table:table-cell>
          <table:table-cell table:formula="of:=[.A2374]*[.A2374]+[.B2374]*[.B2374]" office:value-type="float" office:value="0.443253094674486" calcext:value-type="float">
            <text:p>0.443253094674486</text:p>
          </table:table-cell>
        </table:table-row>
        <table:table-row table:style-name="ro1">
          <table:table-cell office:value-type="float" office:value="-0.402455556" calcext:value-type="float">
            <text:p>-0.402455556</text:p>
          </table:table-cell>
          <table:table-cell office:value-type="float" office:value="0.529878956" calcext:value-type="float">
            <text:p>0.529878956</text:p>
          </table:table-cell>
          <table:table-cell table:formula="of:=[.A2375]*[.A2375]+[.B2375]*[.B2375]" office:value-type="float" office:value="0.442742182566919" calcext:value-type="float">
            <text:p>0.442742182566919</text:p>
          </table:table-cell>
        </table:table-row>
        <table:table-row table:style-name="ro1">
          <table:table-cell office:value-type="float" office:value="-0.402455556" calcext:value-type="float">
            <text:p>-0.402455556</text:p>
          </table:table-cell>
          <table:table-cell office:value-type="float" office:value="-0.529878956" calcext:value-type="float">
            <text:p>-0.529878956</text:p>
          </table:table-cell>
          <table:table-cell table:formula="of:=[.A2376]*[.A2376]+[.B2376]*[.B2376]" office:value-type="float" office:value="0.442742182566919" calcext:value-type="float">
            <text:p>0.442742182566919</text:p>
          </table:table-cell>
        </table:table-row>
        <table:table-row table:style-name="ro1">
          <table:table-cell office:value-type="float" office:value="-0.665042109" calcext:value-type="float">
            <text:p>-0.665042109</text:p>
          </table:table-cell>
          <table:table-cell office:value-type="float" office:value="0" calcext:value-type="float">
            <text:p>0</text:p>
          </table:table-cell>
          <table:table-cell table:formula="of:=[.A2377]*[.A2377]+[.B2377]*[.B2377]" office:value-type="float" office:value="0.442281006743168" calcext:value-type="float">
            <text:p>0.442281006743168</text:p>
          </table:table-cell>
        </table:table-row>
        <table:table-row table:style-name="ro1">
          <table:table-cell office:value-type="float" office:value="0.664242745" calcext:value-type="float">
            <text:p>0.664242745</text:p>
          </table:table-cell>
          <table:table-cell office:value-type="float" office:value="0" calcext:value-type="float">
            <text:p>0</text:p>
          </table:table-cell>
          <table:table-cell table:formula="of:=[.A2378]*[.A2378]+[.B2378]*[.B2378]" office:value-type="float" office:value="0.441218424285135" calcext:value-type="float">
            <text:p>0.441218424285135</text:p>
          </table:table-cell>
        </table:table-row>
        <table:table-row table:style-name="ro1">
          <table:table-cell office:value-type="float" office:value="-0.619802428" calcext:value-type="float">
            <text:p>-0.619802428</text:p>
          </table:table-cell>
          <table:table-cell office:value-type="float" office:value="-0.238636364" calcext:value-type="float">
            <text:p>-0.238636364</text:p>
          </table:table-cell>
          <table:table-cell table:formula="of:=[.A2379]*[.A2379]+[.B2379]*[.B2379]" office:value-type="float" office:value="0.441102363977836" calcext:value-type="float">
            <text:p>0.441102363977836</text:p>
          </table:table-cell>
        </table:table-row>
        <table:table-row table:style-name="ro1">
          <table:table-cell office:value-type="float" office:value="-0.619802427" calcext:value-type="float">
            <text:p>-0.619802427</text:p>
          </table:table-cell>
          <table:table-cell office:value-type="float" office:value="0.238636364" calcext:value-type="float">
            <text:p>0.238636364</text:p>
          </table:table-cell>
          <table:table-cell table:formula="of:=[.A2380]*[.A2380]+[.B2380]*[.B2380]" office:value-type="float" office:value="0.441102362738231" calcext:value-type="float">
            <text:p>0.441102362738231</text:p>
          </table:table-cell>
        </table:table-row>
        <table:table-row table:style-name="ro1">
          <table:table-cell office:value-type="float" office:value="0.224813256" calcext:value-type="float">
            <text:p>0.224813256</text:p>
          </table:table-cell>
          <table:table-cell office:value-type="float" office:value="0.623151907" calcext:value-type="float">
            <text:p>0.623151907</text:p>
          </table:table-cell>
          <table:table-cell table:formula="of:=[.A2381]*[.A2381]+[.B2381]*[.B2381]" office:value-type="float" office:value="0.438859299271058" calcext:value-type="float">
            <text:p>0.438859299271058</text:p>
          </table:table-cell>
        </table:table-row>
        <table:table-row table:style-name="ro1">
          <table:table-cell office:value-type="float" office:value="0.224813259" calcext:value-type="float">
            <text:p>0.224813259</text:p>
          </table:table-cell>
          <table:table-cell office:value-type="float" office:value="-0.623151904" calcext:value-type="float">
            <text:p>-0.623151904</text:p>
          </table:table-cell>
          <table:table-cell table:formula="of:=[.A2382]*[.A2382]+[.B2382]*[.B2382]" office:value-type="float" office:value="0.438859296881026" calcext:value-type="float">
            <text:p>0.438859296881026</text:p>
          </table:table-cell>
        </table:table-row>
        <table:table-row table:style-name="ro1">
          <table:table-cell office:value-type="float" office:value="0.660917795" calcext:value-type="float">
            <text:p>0.660917795</text:p>
          </table:table-cell>
          <table:table-cell office:value-type="float" office:value="0.0249994061" calcext:value-type="float">
            <text:p>0.0249994061</text:p>
          </table:table-cell>
          <table:table-cell table:formula="of:=[.A2383]*[.A2383]+[.B2383]*[.B2383]" office:value-type="float" office:value="0.437437302053015" calcext:value-type="float">
            <text:p>0.437437302053015</text:p>
          </table:table-cell>
        </table:table-row>
        <table:table-row table:style-name="ro1">
          <table:table-cell office:value-type="float" office:value="0.660917793" calcext:value-type="float">
            <text:p>0.660917793</text:p>
          </table:table-cell>
          <table:table-cell office:value-type="float" office:value="-0.0249994116" calcext:value-type="float">
            <text:p>-0.0249994116</text:p>
          </table:table-cell>
          <table:table-cell table:formula="of:=[.A2384]*[.A2384]+[.B2384]*[.B2384]" office:value-type="float" office:value="0.437437299684337" calcext:value-type="float">
            <text:p>0.437437299684337</text:p>
          </table:table-cell>
        </table:table-row>
        <table:table-row table:style-name="ro1">
          <table:table-cell office:value-type="float" office:value="-0.63627052" calcext:value-type="float">
            <text:p>-0.63627052</text:p>
          </table:table-cell>
          <table:table-cell office:value-type="float" office:value="0.176709551" calcext:value-type="float">
            <text:p>0.176709551</text:p>
          </table:table-cell>
          <table:table-cell table:formula="of:=[.A2385]*[.A2385]+[.B2385]*[.B2385]" office:value-type="float" office:value="0.436066440035692" calcext:value-type="float">
            <text:p>0.436066440035692</text:p>
          </table:table-cell>
        </table:table-row>
        <table:table-row table:style-name="ro1">
          <table:table-cell office:value-type="float" office:value="-0.63627052" calcext:value-type="float">
            <text:p>-0.63627052</text:p>
          </table:table-cell>
          <table:table-cell office:value-type="float" office:value="-0.176709551" calcext:value-type="float">
            <text:p>-0.176709551</text:p>
          </table:table-cell>
          <table:table-cell table:formula="of:=[.A2386]*[.A2386]+[.B2386]*[.B2386]" office:value-type="float" office:value="0.436066440035692" calcext:value-type="float">
            <text:p>0.436066440035692</text:p>
          </table:table-cell>
        </table:table-row>
        <table:table-row table:style-name="ro1">
          <table:table-cell office:value-type="float" office:value="-0.635183287" calcext:value-type="float">
            <text:p>-0.635183287</text:p>
          </table:table-cell>
          <table:table-cell office:value-type="float" office:value="0.178977273" calcext:value-type="float">
            <text:p>0.178977273</text:p>
          </table:table-cell>
          <table:table-cell table:formula="of:=[.A2387]*[.A2387]+[.B2387]*[.B2387]" office:value-type="float" office:value="0.435490672334641" calcext:value-type="float">
            <text:p>0.435490672334641</text:p>
          </table:table-cell>
        </table:table-row>
        <table:table-row table:style-name="ro1">
          <table:table-cell office:value-type="float" office:value="-0.635183287" calcext:value-type="float">
            <text:p>-0.635183287</text:p>
          </table:table-cell>
          <table:table-cell office:value-type="float" office:value="-0.178977273" calcext:value-type="float">
            <text:p>-0.178977273</text:p>
          </table:table-cell>
          <table:table-cell table:formula="of:=[.A2388]*[.A2388]+[.B2388]*[.B2388]" office:value-type="float" office:value="0.435490672334641" calcext:value-type="float">
            <text:p>0.435490672334641</text:p>
          </table:table-cell>
        </table:table-row>
        <table:table-row table:style-name="ro1">
          <table:table-cell office:value-type="float" office:value="-0.384548696" calcext:value-type="float">
            <text:p>-0.384548696</text:p>
          </table:table-cell>
          <table:table-cell office:value-type="float" office:value="-0.535017411" calcext:value-type="float">
            <text:p>-0.535017411</text:p>
          </table:table-cell>
          <table:table-cell table:formula="of:=[.A2389]*[.A2389]+[.B2389]*[.B2389]" office:value-type="float" office:value="0.434121329668443" calcext:value-type="float">
            <text:p>0.434121329668443</text:p>
          </table:table-cell>
        </table:table-row>
        <table:table-row table:style-name="ro1">
          <table:table-cell office:value-type="float" office:value="-0.384548695" calcext:value-type="float">
            <text:p>-0.384548695</text:p>
          </table:table-cell>
          <table:table-cell office:value-type="float" office:value="0.535017411" calcext:value-type="float">
            <text:p>0.535017411</text:p>
          </table:table-cell>
          <table:table-cell table:formula="of:=[.A2390]*[.A2390]+[.B2390]*[.B2390]" office:value-type="float" office:value="0.434121328899346" calcext:value-type="float">
            <text:p>0.434121328899346</text:p>
          </table:table-cell>
        </table:table-row>
        <table:table-row table:style-name="ro1">
          <table:table-cell office:value-type="float" office:value="0.333691327" calcext:value-type="float">
            <text:p>0.333691327</text:p>
          </table:table-cell>
          <table:table-cell office:value-type="float" office:value="0.567642721" calcext:value-type="float">
            <text:p>0.567642721</text:p>
          </table:table-cell>
          <table:table-cell table:formula="of:=[.A2391]*[.A2391]+[.B2391]*[.B2391]" office:value-type="float" office:value="0.433568160419305" calcext:value-type="float">
            <text:p>0.433568160419305</text:p>
          </table:table-cell>
        </table:table-row>
        <table:table-row table:style-name="ro1">
          <table:table-cell office:value-type="float" office:value="0.333691326" calcext:value-type="float">
            <text:p>0.333691326</text:p>
          </table:table-cell>
          <table:table-cell office:value-type="float" office:value="-0.567642721" calcext:value-type="float">
            <text:p>-0.567642721</text:p>
          </table:table-cell>
          <table:table-cell table:formula="of:=[.A2392]*[.A2392]+[.B2392]*[.B2392]" office:value-type="float" office:value="0.433568159751922" calcext:value-type="float">
            <text:p>0.433568159751922</text:p>
          </table:table-cell>
        </table:table-row>
        <table:table-row table:style-name="ro1">
          <table:table-cell office:value-type="float" office:value="0.658447266" calcext:value-type="float">
            <text:p>0.658447266</text:p>
          </table:table-cell>
          <table:table-cell office:value-type="float" office:value="0" calcext:value-type="float">
            <text:p>0</text:p>
          </table:table-cell>
          <table:table-cell table:formula="of:=[.A2393]*[.A2393]+[.B2393]*[.B2393]" office:value-type="float" office:value="0.433552802102875" calcext:value-type="float">
            <text:p>0.433552802102875</text:p>
          </table:table-cell>
        </table:table-row>
        <table:table-row table:style-name="ro1">
          <table:table-cell office:value-type="float" office:value="-0.655337531" calcext:value-type="float">
            <text:p>-0.655337531</text:p>
          </table:table-cell>
          <table:table-cell office:value-type="float" office:value="-0.0604916851" calcext:value-type="float">
            <text:p>-0.0604916851</text:p>
          </table:table-cell>
          <table:table-cell table:formula="of:=[.A2394]*[.A2394]+[.B2394]*[.B2394]" office:value-type="float" office:value="0.433126523503414" calcext:value-type="float">
            <text:p>0.433126523503414</text:p>
          </table:table-cell>
        </table:table-row>
        <table:table-row table:style-name="ro1">
          <table:table-cell office:value-type="float" office:value="-0.65533753" calcext:value-type="float">
            <text:p>-0.65533753</text:p>
          </table:table-cell>
          <table:table-cell office:value-type="float" office:value="0.0604916845" calcext:value-type="float">
            <text:p>0.0604916845</text:p>
          </table:table-cell>
          <table:table-cell table:formula="of:=[.A2395]*[.A2395]+[.B2395]*[.B2395]" office:value-type="float" office:value="0.433126522120148" calcext:value-type="float">
            <text:p>0.433126522120148</text:p>
          </table:table-cell>
        </table:table-row>
        <table:table-row table:style-name="ro1">
          <table:table-cell office:value-type="float" office:value="0.567495672" calcext:value-type="float">
            <text:p>0.567495672</text:p>
          </table:table-cell>
          <table:table-cell office:value-type="float" office:value="0.332977436" calcext:value-type="float">
            <text:p>0.332977436</text:p>
          </table:table-cell>
          <table:table-cell table:formula="of:=[.A2396]*[.A2396]+[.B2396]*[.B2396]" office:value-type="float" office:value="0.432925310623866" calcext:value-type="float">
            <text:p>0.432925310623866</text:p>
          </table:table-cell>
        </table:table-row>
        <table:table-row table:style-name="ro1">
          <table:table-cell office:value-type="float" office:value="0.567495672" calcext:value-type="float">
            <text:p>0.567495672</text:p>
          </table:table-cell>
          <table:table-cell office:value-type="float" office:value="-0.332977436" calcext:value-type="float">
            <text:p>-0.332977436</text:p>
          </table:table-cell>
          <table:table-cell table:formula="of:=[.A2397]*[.A2397]+[.B2397]*[.B2397]" office:value-type="float" office:value="0.432925310623866" calcext:value-type="float">
            <text:p>0.432925310623866</text:p>
          </table:table-cell>
        </table:table-row>
        <table:table-row table:style-name="ro1">
          <table:table-cell office:value-type="float" office:value="0.13662282" calcext:value-type="float">
            <text:p>0.13662282</text:p>
          </table:table-cell>
          <table:table-cell office:value-type="float" office:value="-0.643247195" calcext:value-type="float">
            <text:p>-0.643247195</text:p>
          </table:table-cell>
          <table:table-cell table:formula="of:=[.A2398]*[.A2398]+[.B2398]*[.B2398]" office:value-type="float" office:value="0.432432748820121" calcext:value-type="float">
            <text:p>0.432432748820121</text:p>
          </table:table-cell>
        </table:table-row>
        <table:table-row table:style-name="ro1">
          <table:table-cell office:value-type="float" office:value="0.13662282" calcext:value-type="float">
            <text:p>0.13662282</text:p>
          </table:table-cell>
          <table:table-cell office:value-type="float" office:value="0.643247194" calcext:value-type="float">
            <text:p>0.643247194</text:p>
          </table:table-cell>
          <table:table-cell table:formula="of:=[.A2399]*[.A2399]+[.B2399]*[.B2399]" office:value-type="float" office:value="0.432432747533626" calcext:value-type="float">
            <text:p>0.432432747533626</text:p>
          </table:table-cell>
        </table:table-row>
        <table:table-row table:style-name="ro1">
          <table:table-cell office:value-type="float" office:value="-0.648855162" calcext:value-type="float">
            <text:p>-0.648855162</text:p>
          </table:table-cell>
          <table:table-cell office:value-type="float" office:value="0.0994318181" calcext:value-type="float">
            <text:p>0.0994318181</text:p>
          </table:table-cell>
          <table:table-cell table:formula="of:=[.A2400]*[.A2400]+[.B2400]*[.B2400]" office:value-type="float" office:value="0.430899707704718" calcext:value-type="float">
            <text:p>0.430899707704718</text:p>
          </table:table-cell>
        </table:table-row>
        <table:table-row table:style-name="ro1">
          <table:table-cell office:value-type="float" office:value="-0.648855162" calcext:value-type="float">
            <text:p>-0.648855162</text:p>
          </table:table-cell>
          <table:table-cell office:value-type="float" office:value="-0.0994318181" calcext:value-type="float">
            <text:p>-0.0994318181</text:p>
          </table:table-cell>
          <table:table-cell table:formula="of:=[.A2401]*[.A2401]+[.B2401]*[.B2401]" office:value-type="float" office:value="0.430899707704718" calcext:value-type="float">
            <text:p>0.430899707704718</text:p>
          </table:table-cell>
        </table:table-row>
        <table:table-row table:style-name="ro1">
          <table:table-cell office:value-type="float" office:value="-0.472665989" calcext:value-type="float">
            <text:p>-0.472665989</text:p>
          </table:table-cell>
          <table:table-cell office:value-type="float" office:value="0.454219885" calcext:value-type="float">
            <text:p>0.454219885</text:p>
          </table:table-cell>
          <table:table-cell table:formula="of:=[.A2402]*[.A2402]+[.B2402]*[.B2402]" office:value-type="float" office:value="0.429728841086761" calcext:value-type="float">
            <text:p>0.429728841086761</text:p>
          </table:table-cell>
        </table:table-row>
        <table:table-row table:style-name="ro1">
          <table:table-cell office:value-type="float" office:value="-0.472665989" calcext:value-type="float">
            <text:p>-0.472665989</text:p>
          </table:table-cell>
          <table:table-cell office:value-type="float" office:value="-0.454219885" calcext:value-type="float">
            <text:p>-0.454219885</text:p>
          </table:table-cell>
          <table:table-cell table:formula="of:=[.A2403]*[.A2403]+[.B2403]*[.B2403]" office:value-type="float" office:value="0.429728841086761" calcext:value-type="float">
            <text:p>0.429728841086761</text:p>
          </table:table-cell>
        </table:table-row>
        <table:table-row table:style-name="ro1">
          <table:table-cell office:value-type="float" office:value="-0.655309021" calcext:value-type="float">
            <text:p>-0.655309021</text:p>
          </table:table-cell>
          <table:table-cell office:value-type="float" office:value="0" calcext:value-type="float">
            <text:p>0</text:p>
          </table:table-cell>
          <table:table-cell table:formula="of:=[.A2404]*[.A2404]+[.B2404]*[.B2404]" office:value-type="float" office:value="0.429429913003978" calcext:value-type="float">
            <text:p>0.429429913003978</text:p>
          </table:table-cell>
        </table:table-row>
        <table:table-row table:style-name="ro1">
          <table:table-cell office:value-type="float" office:value="-0.653982115" calcext:value-type="float">
            <text:p>-0.653982115</text:p>
          </table:table-cell>
          <table:table-cell office:value-type="float" office:value="0.0397727273" calcext:value-type="float">
            <text:p>0.0397727273</text:p>
          </table:table-cell>
          <table:table-cell table:formula="of:=[.A2405]*[.A2405]+[.B2405]*[.B2405]" office:value-type="float" office:value="0.429274476576753" calcext:value-type="float">
            <text:p>0.429274476576753</text:p>
          </table:table-cell>
        </table:table-row>
        <table:table-row table:style-name="ro1">
          <table:table-cell office:value-type="float" office:value="-0.653982115" calcext:value-type="float">
            <text:p>-0.653982115</text:p>
          </table:table-cell>
          <table:table-cell office:value-type="float" office:value="-0.0397727273" calcext:value-type="float">
            <text:p>-0.0397727273</text:p>
          </table:table-cell>
          <table:table-cell table:formula="of:=[.A2406]*[.A2406]+[.B2406]*[.B2406]" office:value-type="float" office:value="0.429274476576753" calcext:value-type="float">
            <text:p>0.429274476576753</text:p>
          </table:table-cell>
        </table:table-row>
        <table:table-row table:style-name="ro1">
          <table:table-cell office:value-type="float" office:value="-0.626279077" calcext:value-type="float">
            <text:p>-0.626279077</text:p>
          </table:table-cell>
          <table:table-cell office:value-type="float" office:value="0.191751254" calcext:value-type="float">
            <text:p>0.191751254</text:p>
          </table:table-cell>
          <table:table-cell table:formula="of:=[.A2407]*[.A2407]+[.B2407]*[.B2407]" office:value-type="float" office:value="0.428994025698544" calcext:value-type="float">
            <text:p>0.428994025698544</text:p>
          </table:table-cell>
        </table:table-row>
        <table:table-row table:style-name="ro1">
          <table:table-cell office:value-type="float" office:value="-0.626279077" calcext:value-type="float">
            <text:p>-0.626279077</text:p>
          </table:table-cell>
          <table:table-cell office:value-type="float" office:value="-0.191751254" calcext:value-type="float">
            <text:p>-0.191751254</text:p>
          </table:table-cell>
          <table:table-cell table:formula="of:=[.A2408]*[.A2408]+[.B2408]*[.B2408]" office:value-type="float" office:value="0.428994025698544" calcext:value-type="float">
            <text:p>0.428994025698544</text:p>
          </table:table-cell>
        </table:table-row>
        <table:table-row table:style-name="ro1">
          <table:table-cell office:value-type="float" office:value="0.654126679" calcext:value-type="float">
            <text:p>0.654126679</text:p>
          </table:table-cell>
          <table:table-cell office:value-type="float" office:value="0" calcext:value-type="float">
            <text:p>0</text:p>
          </table:table-cell>
          <table:table-cell table:formula="of:=[.A2409]*[.A2409]+[.B2409]*[.B2409]" office:value-type="float" office:value="0.427881712179569" calcext:value-type="float">
            <text:p>0.427881712179569</text:p>
          </table:table-cell>
        </table:table-row>
        <table:table-row table:style-name="ro1">
          <table:table-cell office:value-type="float" office:value="-0.452587351" calcext:value-type="float">
            <text:p>-0.452587351</text:p>
          </table:table-cell>
          <table:table-cell office:value-type="float" office:value="0.468559326" calcext:value-type="float">
            <text:p>0.468559326</text:p>
          </table:table-cell>
          <table:table-cell table:formula="of:=[.A2410]*[.A2410]+[.B2410]*[.B2410]" office:value-type="float" office:value="0.424383152266771" calcext:value-type="float">
            <text:p>0.424383152266771</text:p>
          </table:table-cell>
        </table:table-row>
        <table:table-row table:style-name="ro1">
          <table:table-cell office:value-type="float" office:value="-0.452587352" calcext:value-type="float">
            <text:p>-0.452587352</text:p>
          </table:table-cell>
          <table:table-cell office:value-type="float" office:value="-0.468559325" calcext:value-type="float">
            <text:p>-0.468559325</text:p>
          </table:table-cell>
          <table:table-cell table:formula="of:=[.A2411]*[.A2411]+[.B2411]*[.B2411]" office:value-type="float" office:value="0.424383152234828" calcext:value-type="float">
            <text:p>0.424383152234828</text:p>
          </table:table-cell>
        </table:table-row>
        <table:table-row table:style-name="ro1">
          <table:table-cell office:value-type="float" office:value="0.0277638261" calcext:value-type="float">
            <text:p>0.0277638261</text:p>
          </table:table-cell>
          <table:table-cell office:value-type="float" office:value="-0.648112514" calcext:value-type="float">
            <text:p>-0.648112514</text:p>
          </table:table-cell>
          <table:table-cell table:formula="of:=[.A2412]*[.A2412]+[.B2412]*[.B2412]" office:value-type="float" office:value="0.420820660843111" calcext:value-type="float">
            <text:p>0.42082066084311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36363636" calcext:value-type="float">
            <text:p>0.636363636</text:p>
          </table:table-cell>
          <table:table-cell table:formula="of:=[.A2413]*[.A2413]+[.B2413]*[.B2413]" office:value-type="float" office:value="0.420583677223141" calcext:value-type="float">
            <text:p>0.42058367722314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636363636" calcext:value-type="float">
            <text:p>-0.636363636</text:p>
          </table:table-cell>
          <table:table-cell table:formula="of:=[.A2414]*[.A2414]+[.B2414]*[.B2414]" office:value-type="float" office:value="0.420583677223141" calcext:value-type="float">
            <text:p>0.420583677223141</text:p>
          </table:table-cell>
        </table:table-row>
        <table:table-row table:style-name="ro1">
          <table:table-cell office:value-type="float" office:value="-0.370168659" calcext:value-type="float">
            <text:p>-0.370168659</text:p>
          </table:table-cell>
          <table:table-cell office:value-type="float" office:value="0.531014882" calcext:value-type="float">
            <text:p>0.531014882</text:p>
          </table:table-cell>
          <table:table-cell table:formula="of:=[.A2415]*[.A2415]+[.B2415]*[.B2415]" office:value-type="float" office:value="0.419001641011332" calcext:value-type="float">
            <text:p>0.419001641011332</text:p>
          </table:table-cell>
        </table:table-row>
        <table:table-row table:style-name="ro1">
          <table:table-cell office:value-type="float" office:value="-0.370168659" calcext:value-type="float">
            <text:p>-0.370168659</text:p>
          </table:table-cell>
          <table:table-cell office:value-type="float" office:value="-0.531014882" calcext:value-type="float">
            <text:p>-0.531014882</text:p>
          </table:table-cell>
          <table:table-cell table:formula="of:=[.A2416]*[.A2416]+[.B2416]*[.B2416]" office:value-type="float" office:value="0.419001641011332" calcext:value-type="float">
            <text:p>0.419001641011332</text:p>
          </table:table-cell>
        </table:table-row>
        <table:table-row table:style-name="ro1">
          <table:table-cell office:value-type="float" office:value="-0.647234819" calcext:value-type="float">
            <text:p>-0.647234819</text:p>
          </table:table-cell>
          <table:table-cell office:value-type="float" office:value="0" calcext:value-type="float">
            <text:p>0</text:p>
          </table:table-cell>
          <table:table-cell table:formula="of:=[.A2417]*[.A2417]+[.B2417]*[.B2417]" office:value-type="float" office:value="0.418912910925963" calcext:value-type="float">
            <text:p>0.418912910925963</text:p>
          </table:table-cell>
        </table:table-row>
        <table:table-row table:style-name="ro1">
          <table:table-cell office:value-type="float" office:value="-0.428103899" calcext:value-type="float">
            <text:p>-0.428103899</text:p>
          </table:table-cell>
          <table:table-cell office:value-type="float" office:value="0.48538132" calcext:value-type="float">
            <text:p>0.48538132</text:p>
          </table:table-cell>
          <table:table-cell table:formula="of:=[.A2418]*[.A2418]+[.B2418]*[.B2418]" office:value-type="float" office:value="0.418867974143945" calcext:value-type="float">
            <text:p>0.418867974143945</text:p>
          </table:table-cell>
        </table:table-row>
        <table:table-row table:style-name="ro1">
          <table:table-cell office:value-type="float" office:value="-0.428103899" calcext:value-type="float">
            <text:p>-0.428103899</text:p>
          </table:table-cell>
          <table:table-cell office:value-type="float" office:value="-0.48538132" calcext:value-type="float">
            <text:p>-0.48538132</text:p>
          </table:table-cell>
          <table:table-cell table:formula="of:=[.A2419]*[.A2419]+[.B2419]*[.B2419]" office:value-type="float" office:value="0.418867974143945" calcext:value-type="float">
            <text:p>0.418867974143945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0909090908" calcext:value-type="float">
            <text:p>0.0909090908</text:p>
          </table:table-cell>
          <table:table-cell table:formula="of:=[.A2420]*[.A2420]+[.B2420]*[.B2420]" office:value-type="float" office:value="0.418664853415083" calcext:value-type="float">
            <text:p>0.418664853415083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-0.0909090908" calcext:value-type="float">
            <text:p>-0.0909090908</text:p>
          </table:table-cell>
          <table:table-cell table:formula="of:=[.A2421]*[.A2421]+[.B2421]*[.B2421]" office:value-type="float" office:value="0.418664853415083" calcext:value-type="float">
            <text:p>0.418664853415083</text:p>
          </table:table-cell>
        </table:table-row>
        <table:table-row table:style-name="ro1">
          <table:table-cell office:value-type="float" office:value="-0.228248795" calcext:value-type="float">
            <text:p>-0.228248795</text:p>
          </table:table-cell>
          <table:table-cell office:value-type="float" office:value="0.605062388" calcext:value-type="float">
            <text:p>0.605062388</text:p>
          </table:table-cell>
          <table:table-cell table:formula="of:=[.A2422]*[.A2422]+[.B2422]*[.B2422]" office:value-type="float" office:value="0.418198005791215" calcext:value-type="float">
            <text:p>0.418198005791215</text:p>
          </table:table-cell>
        </table:table-row>
        <table:table-row table:style-name="ro1">
          <table:table-cell office:value-type="float" office:value="-0.228248795" calcext:value-type="float">
            <text:p>-0.228248795</text:p>
          </table:table-cell>
          <table:table-cell office:value-type="float" office:value="-0.605062388" calcext:value-type="float">
            <text:p>-0.605062388</text:p>
          </table:table-cell>
          <table:table-cell table:formula="of:=[.A2423]*[.A2423]+[.B2423]*[.B2423]" office:value-type="float" office:value="0.418198005791215" calcext:value-type="float">
            <text:p>0.418198005791215</text:p>
          </table:table-cell>
        </table:table-row>
        <table:table-row table:style-name="ro1">
          <table:table-cell office:value-type="float" office:value="0.344004199" calcext:value-type="float">
            <text:p>0.344004199</text:p>
          </table:table-cell>
          <table:table-cell office:value-type="float" office:value="0.545725975" calcext:value-type="float">
            <text:p>0.545725975</text:p>
          </table:table-cell>
          <table:table-cell table:formula="of:=[.A2424]*[.A2424]+[.B2424]*[.B2424]" office:value-type="float" office:value="0.416155728719332" calcext:value-type="float">
            <text:p>0.416155728719332</text:p>
          </table:table-cell>
        </table:table-row>
        <table:table-row table:style-name="ro1">
          <table:table-cell office:value-type="float" office:value="0.344004199" calcext:value-type="float">
            <text:p>0.344004199</text:p>
          </table:table-cell>
          <table:table-cell office:value-type="float" office:value="-0.545725975" calcext:value-type="float">
            <text:p>-0.545725975</text:p>
          </table:table-cell>
          <table:table-cell table:formula="of:=[.A2425]*[.A2425]+[.B2425]*[.B2425]" office:value-type="float" office:value="0.416155728719332" calcext:value-type="float">
            <text:p>0.416155728719332</text:p>
          </table:table-cell>
        </table:table-row>
        <table:table-row table:style-name="ro1">
          <table:table-cell office:value-type="float" office:value="-0.0732869019" calcext:value-type="float">
            <text:p>-0.0732869019</text:p>
          </table:table-cell>
          <table:table-cell office:value-type="float" office:value="-0.640800842" calcext:value-type="float">
            <text:p>-0.640800842</text:p>
          </table:table-cell>
          <table:table-cell table:formula="of:=[.A2426]*[.A2426]+[.B2426]*[.B2426]" office:value-type="float" office:value="0.415996689098009" calcext:value-type="float">
            <text:p>0.415996689098009</text:p>
          </table:table-cell>
        </table:table-row>
        <table:table-row table:style-name="ro1">
          <table:table-cell office:value-type="float" office:value="-0.0732869015" calcext:value-type="float">
            <text:p>-0.0732869015</text:p>
          </table:table-cell>
          <table:table-cell office:value-type="float" office:value="0.640800841" calcext:value-type="float">
            <text:p>0.640800841</text:p>
          </table:table-cell>
          <table:table-cell table:formula="of:=[.A2427]*[.A2427]+[.B2427]*[.B2427]" office:value-type="float" office:value="0.415996687757778" calcext:value-type="float">
            <text:p>0.415996687757778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545454545" calcext:value-type="float">
            <text:p>0.545454545</text:p>
          </table:table-cell>
          <table:table-cell table:formula="of:=[.A2428]*[.A2428]+[.B2428]*[.B2428]" office:value-type="float" office:value="0.415684723161157" calcext:value-type="float">
            <text:p>0.41568472316115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545454545" calcext:value-type="float">
            <text:p>-0.545454545</text:p>
          </table:table-cell>
          <table:table-cell table:formula="of:=[.A2429]*[.A2429]+[.B2429]*[.B2429]" office:value-type="float" office:value="0.415684723161157" calcext:value-type="float">
            <text:p>0.415684723161157</text:p>
          </table:table-cell>
        </table:table-row>
        <table:table-row table:style-name="ro1">
          <table:table-cell office:value-type="float" office:value="-0.206245949" calcext:value-type="float">
            <text:p>-0.206245949</text:p>
          </table:table-cell>
          <table:table-cell office:value-type="float" office:value="0.610741229" calcext:value-type="float">
            <text:p>0.610741229</text:p>
          </table:table-cell>
          <table:table-cell table:formula="of:=[.A2430]*[.A2430]+[.B2430]*[.B2430]" office:value-type="float" office:value="0.415542240279341" calcext:value-type="float">
            <text:p>0.415542240279341</text:p>
          </table:table-cell>
        </table:table-row>
        <table:table-row table:style-name="ro1">
          <table:table-cell office:value-type="float" office:value="-0.206245949" calcext:value-type="float">
            <text:p>-0.206245949</text:p>
          </table:table-cell>
          <table:table-cell office:value-type="float" office:value="-0.610741229" calcext:value-type="float">
            <text:p>-0.610741229</text:p>
          </table:table-cell>
          <table:table-cell table:formula="of:=[.A2431]*[.A2431]+[.B2431]*[.B2431]" office:value-type="float" office:value="0.415542240279341" calcext:value-type="float">
            <text:p>0.415542240279341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363636364" calcext:value-type="float">
            <text:p>0.363636364</text:p>
          </table:table-cell>
          <table:table-cell table:formula="of:=[.A2432]*[.A2432]+[.B2432]*[.B2432]" office:value-type="float" office:value="0.41445796772314" calcext:value-type="float">
            <text:p>0.41445796772314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363636364" calcext:value-type="float">
            <text:p>-0.363636364</text:p>
          </table:table-cell>
          <table:table-cell table:formula="of:=[.A2433]*[.A2433]+[.B2433]*[.B2433]" office:value-type="float" office:value="0.41445796772314" calcext:value-type="float">
            <text:p>0.41445796772314</text:p>
          </table:table-cell>
        </table:table-row>
        <table:table-row table:style-name="ro1">
          <table:table-cell office:value-type="float" office:value="0.250652758" calcext:value-type="float">
            <text:p>0.250652758</text:p>
          </table:table-cell>
          <table:table-cell office:value-type="float" office:value="0.592739979" calcext:value-type="float">
            <text:p>0.592739979</text:p>
          </table:table-cell>
          <table:table-cell table:formula="of:=[.A2434]*[.A2434]+[.B2434]*[.B2434]" office:value-type="float" office:value="0.414167487797927" calcext:value-type="float">
            <text:p>0.414167487797927</text:p>
          </table:table-cell>
        </table:table-row>
        <table:table-row table:style-name="ro1">
          <table:table-cell office:value-type="float" office:value="0.250652758" calcext:value-type="float">
            <text:p>0.250652758</text:p>
          </table:table-cell>
          <table:table-cell office:value-type="float" office:value="-0.592739979" calcext:value-type="float">
            <text:p>-0.592739979</text:p>
          </table:table-cell>
          <table:table-cell table:formula="of:=[.A2435]*[.A2435]+[.B2435]*[.B2435]" office:value-type="float" office:value="0.414167487797927" calcext:value-type="float">
            <text:p>0.414167487797927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636363636" calcext:value-type="float">
            <text:p>0.636363636</text:p>
          </table:table-cell>
          <table:table-cell table:formula="of:=[.A2436]*[.A2436]+[.B2436]*[.B2436]" office:value-type="float" office:value="0.413747739723141" calcext:value-type="float">
            <text:p>0.413747739723141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636363636" calcext:value-type="float">
            <text:p>-0.636363636</text:p>
          </table:table-cell>
          <table:table-cell table:formula="of:=[.A2437]*[.A2437]+[.B2437]*[.B2437]" office:value-type="float" office:value="0.413747739723141" calcext:value-type="float">
            <text:p>0.413747739723141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454545455" calcext:value-type="float">
            <text:p>0.454545455</text:p>
          </table:table-cell>
          <table:table-cell table:formula="of:=[.A2438]*[.A2438]+[.B2438]*[.B2438]" office:value-type="float" office:value="0.411933836286157" calcext:value-type="float">
            <text:p>0.41193383628615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454545455" calcext:value-type="float">
            <text:p>-0.454545455</text:p>
          </table:table-cell>
          <table:table-cell table:formula="of:=[.A2439]*[.A2439]+[.B2439]*[.B2439]" office:value-type="float" office:value="0.411933836286157" calcext:value-type="float">
            <text:p>0.411933836286157</text:p>
          </table:table-cell>
        </table:table-row>
        <table:table-row table:style-name="ro1">
          <table:table-cell office:value-type="float" office:value="-0.618039888" calcext:value-type="float">
            <text:p>-0.618039888</text:p>
          </table:table-cell>
          <table:table-cell office:value-type="float" office:value="0.170889333" calcext:value-type="float">
            <text:p>0.170889333</text:p>
          </table:table-cell>
          <table:table-cell table:formula="of:=[.A2440]*[.A2440]+[.B2440]*[.B2440]" office:value-type="float" office:value="0.411176467292237" calcext:value-type="float">
            <text:p>0.411176467292237</text:p>
          </table:table-cell>
        </table:table-row>
        <table:table-row table:style-name="ro1">
          <table:table-cell office:value-type="float" office:value="-0.618039888" calcext:value-type="float">
            <text:p>-0.618039888</text:p>
          </table:table-cell>
          <table:table-cell office:value-type="float" office:value="-0.170889332" calcext:value-type="float">
            <text:p>-0.170889332</text:p>
          </table:table-cell>
          <table:table-cell table:formula="of:=[.A2441]*[.A2441]+[.B2441]*[.B2441]" office:value-type="float" office:value="0.411176466950459" calcext:value-type="float">
            <text:p>0.411176466950459</text:p>
          </table:table-cell>
        </table:table-row>
        <table:table-row table:style-name="ro1">
          <table:table-cell office:value-type="float" office:value="0.377513313" calcext:value-type="float">
            <text:p>0.377513313</text:p>
          </table:table-cell>
          <table:table-cell office:value-type="float" office:value="0.518069701" calcext:value-type="float">
            <text:p>0.518069701</text:p>
          </table:table-cell>
          <table:table-cell table:formula="of:=[.A2442]*[.A2442]+[.B2442]*[.B2442]" office:value-type="float" office:value="0.410912516586465" calcext:value-type="float">
            <text:p>0.410912516586465</text:p>
          </table:table-cell>
        </table:table-row>
        <table:table-row table:style-name="ro1">
          <table:table-cell office:value-type="float" office:value="0.377513313" calcext:value-type="float">
            <text:p>0.377513313</text:p>
          </table:table-cell>
          <table:table-cell office:value-type="float" office:value="-0.518069701" calcext:value-type="float">
            <text:p>-0.518069701</text:p>
          </table:table-cell>
          <table:table-cell table:formula="of:=[.A2443]*[.A2443]+[.B2443]*[.B2443]" office:value-type="float" office:value="0.410912516586465" calcext:value-type="float">
            <text:p>0.410912516586465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" calcext:value-type="float">
            <text:p>0</text:p>
          </table:table-cell>
          <table:table-cell table:formula="of:=[.A2444]*[.A2444]+[.B2444]*[.B2444]" office:value-type="float" office:value="0.410400390625" calcext:value-type="float">
            <text:p>0.410400390625</text:p>
          </table:table-cell>
        </table:table-row>
        <table:table-row table:style-name="ro1">
          <table:table-cell office:value-type="float" office:value="-0.64038134" calcext:value-type="float">
            <text:p>-0.64038134</text:p>
          </table:table-cell>
          <table:table-cell office:value-type="float" office:value="0" calcext:value-type="float">
            <text:p>0</text:p>
          </table:table-cell>
          <table:table-cell table:formula="of:=[.A2445]*[.A2445]+[.B2445]*[.B2445]" office:value-type="float" office:value="0.410088260620196" calcext:value-type="float">
            <text:p>0.410088260620196</text:p>
          </table:table-cell>
        </table:table-row>
        <table:table-row table:style-name="ro1">
          <table:table-cell office:value-type="float" office:value="-0.553724519" calcext:value-type="float">
            <text:p>-0.553724519</text:p>
          </table:table-cell>
          <table:table-cell office:value-type="float" office:value="0.319456415" calcext:value-type="float">
            <text:p>0.319456415</text:p>
          </table:table-cell>
          <table:table-cell table:formula="of:=[.A2446]*[.A2446]+[.B2446]*[.B2446]" office:value-type="float" office:value="0.408663244026434" calcext:value-type="float">
            <text:p>0.408663244026434</text:p>
          </table:table-cell>
        </table:table-row>
        <table:table-row table:style-name="ro1">
          <table:table-cell office:value-type="float" office:value="-0.553724519" calcext:value-type="float">
            <text:p>-0.553724519</text:p>
          </table:table-cell>
          <table:table-cell office:value-type="float" office:value="-0.319456414" calcext:value-type="float">
            <text:p>-0.319456414</text:p>
          </table:table-cell>
          <table:table-cell table:formula="of:=[.A2447]*[.A2447]+[.B2447]*[.B2447]" office:value-type="float" office:value="0.408663243387521" calcext:value-type="float">
            <text:p>0.408663243387521</text:p>
          </table:table-cell>
        </table:table-row>
        <table:table-row table:style-name="ro1">
          <table:table-cell office:value-type="float" office:value="-0.486380503" calcext:value-type="float">
            <text:p>-0.486380503</text:p>
          </table:table-cell>
          <table:table-cell office:value-type="float" office:value="0.41426841" calcext:value-type="float">
            <text:p>0.41426841</text:p>
          </table:table-cell>
          <table:table-cell table:formula="of:=[.A2448]*[.A2448]+[.B2448]*[.B2448]" office:value-type="float" office:value="0.408184309222461" calcext:value-type="float">
            <text:p>0.408184309222461</text:p>
          </table:table-cell>
        </table:table-row>
        <table:table-row table:style-name="ro1">
          <table:table-cell office:value-type="float" office:value="-0.486380503" calcext:value-type="float">
            <text:p>-0.486380503</text:p>
          </table:table-cell>
          <table:table-cell office:value-type="float" office:value="-0.41426841" calcext:value-type="float">
            <text:p>-0.41426841</text:p>
          </table:table-cell>
          <table:table-cell table:formula="of:=[.A2449]*[.A2449]+[.B2449]*[.B2449]" office:value-type="float" office:value="0.408184309222461" calcext:value-type="float">
            <text:p>0.408184309222461</text:p>
          </table:table-cell>
        </table:table-row>
        <table:table-row table:style-name="ro1">
          <table:table-cell office:value-type="float" office:value="-0.416864645" calcext:value-type="float">
            <text:p>-0.416864645</text:p>
          </table:table-cell>
          <table:table-cell office:value-type="float" office:value="0.483777839" calcext:value-type="float">
            <text:p>0.483777839</text:p>
          </table:table-cell>
          <table:table-cell table:formula="of:=[.A2450]*[.A2450]+[.B2450]*[.B2450]" office:value-type="float" office:value="0.407817129758486" calcext:value-type="float">
            <text:p>0.407817129758486</text:p>
          </table:table-cell>
        </table:table-row>
        <table:table-row table:style-name="ro1">
          <table:table-cell office:value-type="float" office:value="-0.416864645" calcext:value-type="float">
            <text:p>-0.416864645</text:p>
          </table:table-cell>
          <table:table-cell office:value-type="float" office:value="-0.483777839" calcext:value-type="float">
            <text:p>-0.483777839</text:p>
          </table:table-cell>
          <table:table-cell table:formula="of:=[.A2451]*[.A2451]+[.B2451]*[.B2451]" office:value-type="float" office:value="0.407817129758486" calcext:value-type="float">
            <text:p>0.407817129758486</text:p>
          </table:table-cell>
        </table:table-row>
        <table:table-row table:style-name="ro1">
          <table:table-cell office:value-type="float" office:value="0.15665214" calcext:value-type="float">
            <text:p>0.15665214</text:p>
          </table:table-cell>
          <table:table-cell office:value-type="float" office:value="0.618890338" calcext:value-type="float">
            <text:p>0.618890338</text:p>
          </table:table-cell>
          <table:table-cell table:formula="of:=[.A2452]*[.A2452]+[.B2452]*[.B2452]" office:value-type="float" office:value="0.407565143436334" calcext:value-type="float">
            <text:p>0.407565143436334</text:p>
          </table:table-cell>
        </table:table-row>
        <table:table-row table:style-name="ro1">
          <table:table-cell office:value-type="float" office:value="0.15665214" calcext:value-type="float">
            <text:p>0.15665214</text:p>
          </table:table-cell>
          <table:table-cell office:value-type="float" office:value="-0.618890338" calcext:value-type="float">
            <text:p>-0.618890338</text:p>
          </table:table-cell>
          <table:table-cell table:formula="of:=[.A2453]*[.A2453]+[.B2453]*[.B2453]" office:value-type="float" office:value="0.407565143436334" calcext:value-type="float">
            <text:p>0.407565143436334</text:p>
          </table:table-cell>
        </table:table-row>
        <table:table-row table:style-name="ro1">
          <table:table-cell office:value-type="float" office:value="-0.537134899" calcext:value-type="float">
            <text:p>-0.537134899</text:p>
          </table:table-cell>
          <table:table-cell office:value-type="float" office:value="-0.34400859" calcext:value-type="float">
            <text:p>-0.34400859</text:p>
          </table:table-cell>
          <table:table-cell table:formula="of:=[.A2454]*[.A2454]+[.B2454]*[.B2454]" office:value-type="float" office:value="0.406855809717528" calcext:value-type="float">
            <text:p>0.406855809717528</text:p>
          </table:table-cell>
        </table:table-row>
        <table:table-row table:style-name="ro1">
          <table:table-cell office:value-type="float" office:value="-0.537134898" calcext:value-type="float">
            <text:p>-0.537134898</text:p>
          </table:table-cell>
          <table:table-cell office:value-type="float" office:value="0.344008591" calcext:value-type="float">
            <text:p>0.344008591</text:p>
          </table:table-cell>
          <table:table-cell table:formula="of:=[.A2455]*[.A2455]+[.B2455]*[.B2455]" office:value-type="float" office:value="0.406855809331276" calcext:value-type="float">
            <text:p>0.406855809331276</text:p>
          </table:table-cell>
        </table:table-row>
        <table:table-row table:style-name="ro1">
          <table:table-cell office:value-type="float" office:value="-0.205379024" calcext:value-type="float">
            <text:p>-0.205379024</text:p>
          </table:table-cell>
          <table:table-cell office:value-type="float" office:value="0.603558181" calcext:value-type="float">
            <text:p>0.603558181</text:p>
          </table:table-cell>
          <table:table-cell table:formula="of:=[.A2456]*[.A2456]+[.B2456]*[.B2456]" office:value-type="float" office:value="0.406463021351221" calcext:value-type="float">
            <text:p>0.406463021351221</text:p>
          </table:table-cell>
        </table:table-row>
        <table:table-row table:style-name="ro1">
          <table:table-cell office:value-type="float" office:value="-0.205379024" calcext:value-type="float">
            <text:p>-0.205379024</text:p>
          </table:table-cell>
          <table:table-cell office:value-type="float" office:value="-0.603558181" calcext:value-type="float">
            <text:p>-0.603558181</text:p>
          </table:table-cell>
          <table:table-cell table:formula="of:=[.A2457]*[.A2457]+[.B2457]*[.B2457]" office:value-type="float" office:value="0.406463021351221" calcext:value-type="float">
            <text:p>0.406463021351221</text:p>
          </table:table-cell>
        </table:table-row>
        <table:table-row table:style-name="ro1">
          <table:table-cell office:value-type="float" office:value="0.0213062109" calcext:value-type="float">
            <text:p>0.0213062109</text:p>
          </table:table-cell>
          <table:table-cell office:value-type="float" office:value="-0.636243541" calcext:value-type="float">
            <text:p>-0.636243541</text:p>
          </table:table-cell>
          <table:table-cell table:formula="of:=[.A2458]*[.A2458]+[.B2458]*[.B2458]" office:value-type="float" office:value="0.405259798087134" calcext:value-type="float">
            <text:p>0.405259798087134</text:p>
          </table:table-cell>
        </table:table-row>
        <table:table-row table:style-name="ro1">
          <table:table-cell office:value-type="float" office:value="0.021306211" calcext:value-type="float">
            <text:p>0.021306211</text:p>
          </table:table-cell>
          <table:table-cell office:value-type="float" office:value="0.63624354" calcext:value-type="float">
            <text:p>0.63624354</text:p>
          </table:table-cell>
          <table:table-cell table:formula="of:=[.A2459]*[.A2459]+[.B2459]*[.B2459]" office:value-type="float" office:value="0.405259796818908" calcext:value-type="float">
            <text:p>0.405259796818908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636363636" calcext:value-type="float">
            <text:p>0.636363636</text:p>
          </table:table-cell>
          <table:table-cell table:formula="of:=[.A2460]*[.A2460]+[.B2460]*[.B2460]" office:value-type="float" office:value="0.405202817848141" calcext:value-type="float">
            <text:p>0.405202817848141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636363636" calcext:value-type="float">
            <text:p>-0.636363636</text:p>
          </table:table-cell>
          <table:table-cell table:formula="of:=[.A2461]*[.A2461]+[.B2461]*[.B2461]" office:value-type="float" office:value="0.405202817848141" calcext:value-type="float">
            <text:p>0.405202817848141</text:p>
          </table:table-cell>
        </table:table-row>
        <table:table-row table:style-name="ro1">
          <table:table-cell office:value-type="float" office:value="0.636342804" calcext:value-type="float">
            <text:p>0.636342804</text:p>
          </table:table-cell>
          <table:table-cell office:value-type="float" office:value="0" calcext:value-type="float">
            <text:p>0</text:p>
          </table:table-cell>
          <table:table-cell table:formula="of:=[.A2462]*[.A2462]+[.B2462]*[.B2462]" office:value-type="float" office:value="0.404932164202582" calcext:value-type="float">
            <text:p>0.404932164202582</text:p>
          </table:table-cell>
        </table:table-row>
        <table:table-row table:style-name="ro1">
          <table:table-cell office:value-type="float" office:value="-0.0961499867" calcext:value-type="float">
            <text:p>-0.0961499867</text:p>
          </table:table-cell>
          <table:table-cell office:value-type="float" office:value="0.626645098" calcext:value-type="float">
            <text:p>0.626645098</text:p>
          </table:table-cell>
          <table:table-cell table:formula="of:=[.A2463]*[.A2463]+[.B2463]*[.B2463]" office:value-type="float" office:value="0.40192889878984" calcext:value-type="float">
            <text:p>0.40192889878984</text:p>
          </table:table-cell>
        </table:table-row>
        <table:table-row table:style-name="ro1">
          <table:table-cell office:value-type="float" office:value="-0.0961499867" calcext:value-type="float">
            <text:p>-0.0961499867</text:p>
          </table:table-cell>
          <table:table-cell office:value-type="float" office:value="-0.626645098" calcext:value-type="float">
            <text:p>-0.626645098</text:p>
          </table:table-cell>
          <table:table-cell table:formula="of:=[.A2464]*[.A2464]+[.B2464]*[.B2464]" office:value-type="float" office:value="0.40192889878984" calcext:value-type="float">
            <text:p>0.40192889878984</text:p>
          </table:table-cell>
        </table:table-row>
        <table:table-row table:style-name="ro1">
          <table:table-cell office:value-type="float" office:value="-0.261876265" calcext:value-type="float">
            <text:p>-0.261876265</text:p>
          </table:table-cell>
          <table:table-cell office:value-type="float" office:value="0.576480825" calcext:value-type="float">
            <text:p>0.576480825</text:p>
          </table:table-cell>
          <table:table-cell table:formula="of:=[.A2465]*[.A2465]+[.B2465]*[.B2465]" office:value-type="float" office:value="0.400909319763031" calcext:value-type="float">
            <text:p>0.400909319763031</text:p>
          </table:table-cell>
        </table:table-row>
        <table:table-row table:style-name="ro1">
          <table:table-cell office:value-type="float" office:value="-0.261876265" calcext:value-type="float">
            <text:p>-0.261876265</text:p>
          </table:table-cell>
          <table:table-cell office:value-type="float" office:value="-0.576480825" calcext:value-type="float">
            <text:p>-0.576480825</text:p>
          </table:table-cell>
          <table:table-cell table:formula="of:=[.A2466]*[.A2466]+[.B2466]*[.B2466]" office:value-type="float" office:value="0.400909319763031" calcext:value-type="float">
            <text:p>0.400909319763031</text:p>
          </table:table-cell>
        </table:table-row>
        <table:table-row table:style-name="ro1">
          <table:table-cell office:value-type="float" office:value="0.252778361" calcext:value-type="float">
            <text:p>0.252778361</text:p>
          </table:table-cell>
          <table:table-cell office:value-type="float" office:value="-0.579545455" calcext:value-type="float">
            <text:p>-0.579545455</text:p>
          </table:table-cell>
          <table:table-cell table:formula="of:=[.A2467]*[.A2467]+[.B2467]*[.B2467]" office:value-type="float" office:value="0.399769834201003" calcext:value-type="float">
            <text:p>0.399769834201003</text:p>
          </table:table-cell>
        </table:table-row>
        <table:table-row table:style-name="ro1">
          <table:table-cell office:value-type="float" office:value="0.252778361" calcext:value-type="float">
            <text:p>0.252778361</text:p>
          </table:table-cell>
          <table:table-cell office:value-type="float" office:value="0.579545454" calcext:value-type="float">
            <text:p>0.579545454</text:p>
          </table:table-cell>
          <table:table-cell table:formula="of:=[.A2468]*[.A2468]+[.B2468]*[.B2468]" office:value-type="float" office:value="0.399769833041912" calcext:value-type="float">
            <text:p>0.399769833041912</text:p>
          </table:table-cell>
        </table:table-row>
        <table:table-row table:style-name="ro1">
          <table:table-cell office:value-type="float" office:value="0.538231211" calcext:value-type="float">
            <text:p>0.538231211</text:p>
          </table:table-cell>
          <table:table-cell office:value-type="float" office:value="0.329545455" calcext:value-type="float">
            <text:p>0.329545455</text:p>
          </table:table-cell>
          <table:table-cell table:formula="of:=[.A2469]*[.A2469]+[.B2469]*[.B2469]" office:value-type="float" office:value="0.398293043405684" calcext:value-type="float">
            <text:p>0.398293043405684</text:p>
          </table:table-cell>
        </table:table-row>
        <table:table-row table:style-name="ro1">
          <table:table-cell office:value-type="float" office:value="0.538231211" calcext:value-type="float">
            <text:p>0.538231211</text:p>
          </table:table-cell>
          <table:table-cell office:value-type="float" office:value="-0.329545454" calcext:value-type="float">
            <text:p>-0.329545454</text:p>
          </table:table-cell>
          <table:table-cell table:formula="of:=[.A2470]*[.A2470]+[.B2470]*[.B2470]" office:value-type="float" office:value="0.398293042746593" calcext:value-type="float">
            <text:p>0.398293042746593</text:p>
          </table:table-cell>
        </table:table-row>
        <table:table-row table:style-name="ro1">
          <table:table-cell office:value-type="float" office:value="-0.625892114" calcext:value-type="float">
            <text:p>-0.625892114</text:p>
          </table:table-cell>
          <table:table-cell office:value-type="float" office:value="0.0722608634" calcext:value-type="float">
            <text:p>0.0722608634</text:p>
          </table:table-cell>
          <table:table-cell table:formula="of:=[.A2471]*[.A2471]+[.B2471]*[.B2471]" office:value-type="float" office:value="0.396962570746702" calcext:value-type="float">
            <text:p>0.396962570746702</text:p>
          </table:table-cell>
        </table:table-row>
        <table:table-row table:style-name="ro1">
          <table:table-cell office:value-type="float" office:value="-0.625892114" calcext:value-type="float">
            <text:p>-0.625892114</text:p>
          </table:table-cell>
          <table:table-cell office:value-type="float" office:value="-0.0722608634" calcext:value-type="float">
            <text:p>-0.0722608634</text:p>
          </table:table-cell>
          <table:table-cell table:formula="of:=[.A2472]*[.A2472]+[.B2472]*[.B2472]" office:value-type="float" office:value="0.396962570746702" calcext:value-type="float">
            <text:p>0.396962570746702</text:p>
          </table:table-cell>
        </table:table-row>
        <table:table-row table:style-name="ro1">
          <table:table-cell office:value-type="float" office:value="0.309402552" calcext:value-type="float">
            <text:p>0.309402552</text:p>
          </table:table-cell>
          <table:table-cell office:value-type="float" office:value="0.548033662" calcext:value-type="float">
            <text:p>0.548033662</text:p>
          </table:table-cell>
          <table:table-cell table:formula="of:=[.A2473]*[.A2473]+[.B2473]*[.B2473]" office:value-type="float" office:value="0.396070833869243" calcext:value-type="float">
            <text:p>0.396070833869243</text:p>
          </table:table-cell>
        </table:table-row>
        <table:table-row table:style-name="ro1">
          <table:table-cell office:value-type="float" office:value="0.309402553" calcext:value-type="float">
            <text:p>0.309402553</text:p>
          </table:table-cell>
          <table:table-cell office:value-type="float" office:value="-0.548033661" calcext:value-type="float">
            <text:p>-0.548033661</text:p>
          </table:table-cell>
          <table:table-cell table:formula="of:=[.A2474]*[.A2474]+[.B2474]*[.B2474]" office:value-type="float" office:value="0.396070833391981" calcext:value-type="float">
            <text:p>0.396070833391981</text:p>
          </table:table-cell>
        </table:table-row>
        <table:table-row table:style-name="ro1">
          <table:table-cell office:value-type="float" office:value="-0.281651521" calcext:value-type="float">
            <text:p>-0.281651521</text:p>
          </table:table-cell>
          <table:table-cell office:value-type="float" office:value="0.5625" calcext:value-type="float">
            <text:p>0.5625</text:p>
          </table:table-cell>
          <table:table-cell table:formula="of:=[.A2475]*[.A2475]+[.B2475]*[.B2475]" office:value-type="float" office:value="0.395733829281613" calcext:value-type="float">
            <text:p>0.395733829281613</text:p>
          </table:table-cell>
        </table:table-row>
        <table:table-row table:style-name="ro1">
          <table:table-cell office:value-type="float" office:value="-0.281651521" calcext:value-type="float">
            <text:p>-0.281651521</text:p>
          </table:table-cell>
          <table:table-cell office:value-type="float" office:value="-0.5625" calcext:value-type="float">
            <text:p>-0.5625</text:p>
          </table:table-cell>
          <table:table-cell table:formula="of:=[.A2476]*[.A2476]+[.B2476]*[.B2476]" office:value-type="float" office:value="0.395733829281613" calcext:value-type="float">
            <text:p>0.395733829281613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545454545" calcext:value-type="float">
            <text:p>0.545454545</text:p>
          </table:table-cell>
          <table:table-cell table:formula="of:=[.A2477]*[.A2477]+[.B2477]*[.B2477]" office:value-type="float" office:value="0.395176910661157" calcext:value-type="float">
            <text:p>0.395176910661157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545454545" calcext:value-type="float">
            <text:p>-0.545454545</text:p>
          </table:table-cell>
          <table:table-cell table:formula="of:=[.A2478]*[.A2478]+[.B2478]*[.B2478]" office:value-type="float" office:value="0.395176910661157" calcext:value-type="float">
            <text:p>0.395176910661157</text:p>
          </table:table-cell>
        </table:table-row>
        <table:table-row table:style-name="ro1">
          <table:table-cell office:value-type="float" office:value="-0.626029106" calcext:value-type="float">
            <text:p>-0.626029106</text:p>
          </table:table-cell>
          <table:table-cell office:value-type="float" office:value="0.0563710467" calcext:value-type="float">
            <text:p>0.0563710467</text:p>
          </table:table-cell>
          <table:table-cell table:formula="of:=[.A2479]*[.A2479]+[.B2479]*[.B2479]" office:value-type="float" office:value="0.395090136465213" calcext:value-type="float">
            <text:p>0.395090136465213</text:p>
          </table:table-cell>
        </table:table-row>
        <table:table-row table:style-name="ro1">
          <table:table-cell office:value-type="float" office:value="-0.626029105" calcext:value-type="float">
            <text:p>-0.626029105</text:p>
          </table:table-cell>
          <table:table-cell office:value-type="float" office:value="-0.0563710463" calcext:value-type="float">
            <text:p>-0.0563710463</text:p>
          </table:table-cell>
          <table:table-cell table:formula="of:=[.A2480]*[.A2480]+[.B2480]*[.B2480]" office:value-type="float" office:value="0.395090135168058" calcext:value-type="float">
            <text:p>0.395090135168058</text:p>
          </table:table-cell>
        </table:table-row>
        <table:table-row table:style-name="ro1">
          <table:table-cell office:value-type="float" office:value="0.0271556727" calcext:value-type="float">
            <text:p>0.0271556727</text:p>
          </table:table-cell>
          <table:table-cell office:value-type="float" office:value="-0.627883711" calcext:value-type="float">
            <text:p>-0.627883711</text:p>
          </table:table-cell>
          <table:table-cell table:formula="of:=[.A2481]*[.A2481]+[.B2481]*[.B2481]" office:value-type="float" office:value="0.394975385098921" calcext:value-type="float">
            <text:p>0.394975385098921</text:p>
          </table:table-cell>
        </table:table-row>
        <table:table-row table:style-name="ro1">
          <table:table-cell office:value-type="float" office:value="0.0271556717" calcext:value-type="float">
            <text:p>0.0271556717</text:p>
          </table:table-cell>
          <table:table-cell office:value-type="float" office:value="0.62788371" calcext:value-type="float">
            <text:p>0.62788371</text:p>
          </table:table-cell>
          <table:table-cell table:formula="of:=[.A2482]*[.A2482]+[.B2482]*[.B2482]" office:value-type="float" office:value="0.394975383788842" calcext:value-type="float">
            <text:p>0.394975383788842</text:p>
          </table:table-cell>
        </table:table-row>
        <table:table-row table:style-name="ro1">
          <table:table-cell office:value-type="float" office:value="-0.233701739" calcext:value-type="float">
            <text:p>-0.233701739</text:p>
          </table:table-cell>
          <table:table-cell office:value-type="float" office:value="0.582718916" calcext:value-type="float">
            <text:p>0.582718916</text:p>
          </table:table-cell>
          <table:table-cell table:formula="of:=[.A2483]*[.A2483]+[.B2483]*[.B2483]" office:value-type="float" office:value="0.394177837875839" calcext:value-type="float">
            <text:p>0.394177837875839</text:p>
          </table:table-cell>
        </table:table-row>
        <table:table-row table:style-name="ro1">
          <table:table-cell office:value-type="float" office:value="-0.233701739" calcext:value-type="float">
            <text:p>-0.233701739</text:p>
          </table:table-cell>
          <table:table-cell office:value-type="float" office:value="-0.582718916" calcext:value-type="float">
            <text:p>-0.582718916</text:p>
          </table:table-cell>
          <table:table-cell table:formula="of:=[.A2484]*[.A2484]+[.B2484]*[.B2484]" office:value-type="float" office:value="0.394177837875839" calcext:value-type="float">
            <text:p>0.394177837875839</text:p>
          </table:table-cell>
        </table:table-row>
        <table:table-row table:style-name="ro1">
          <table:table-cell office:value-type="float" office:value="-0.534747739" calcext:value-type="float">
            <text:p>-0.534747739</text:p>
          </table:table-cell>
          <table:table-cell office:value-type="float" office:value="-0.328565714" calcext:value-type="float">
            <text:p>-0.328565714</text:p>
          </table:table-cell>
          <table:table-cell table:formula="of:=[.A2485]*[.A2485]+[.B2485]*[.B2485]" office:value-type="float" office:value="0.393910572781942" calcext:value-type="float">
            <text:p>0.393910572781942</text:p>
          </table:table-cell>
        </table:table-row>
        <table:table-row table:style-name="ro1">
          <table:table-cell office:value-type="float" office:value="-0.534747739" calcext:value-type="float">
            <text:p>-0.534747739</text:p>
          </table:table-cell>
          <table:table-cell office:value-type="float" office:value="0.328565713" calcext:value-type="float">
            <text:p>0.328565713</text:p>
          </table:table-cell>
          <table:table-cell table:formula="of:=[.A2486]*[.A2486]+[.B2486]*[.B2486]" office:value-type="float" office:value="0.393910572124811" calcext:value-type="float">
            <text:p>0.393910572124811</text:p>
          </table:table-cell>
        </table:table-row>
        <table:table-row table:style-name="ro1">
          <table:table-cell office:value-type="float" office:value="0.139139046" calcext:value-type="float">
            <text:p>0.139139046</text:p>
          </table:table-cell>
          <table:table-cell office:value-type="float" office:value="-0.6118533" calcext:value-type="float">
            <text:p>-0.6118533</text:p>
          </table:table-cell>
          <table:table-cell table:formula="of:=[.A2487]*[.A2487]+[.B2487]*[.B2487]" office:value-type="float" office:value="0.39372413484268" calcext:value-type="float">
            <text:p>0.39372413484268</text:p>
          </table:table-cell>
        </table:table-row>
        <table:table-row table:style-name="ro1">
          <table:table-cell office:value-type="float" office:value="0.139139045" calcext:value-type="float">
            <text:p>0.139139045</text:p>
          </table:table-cell>
          <table:table-cell office:value-type="float" office:value="0.6118533" calcext:value-type="float">
            <text:p>0.6118533</text:p>
          </table:table-cell>
          <table:table-cell table:formula="of:=[.A2488]*[.A2488]+[.B2488]*[.B2488]" office:value-type="float" office:value="0.393724134564402" calcext:value-type="float">
            <text:p>0.393724134564402</text:p>
          </table:table-cell>
        </table:table-row>
        <table:table-row table:style-name="ro1">
          <table:table-cell office:value-type="float" office:value="0.0160446796" calcext:value-type="float">
            <text:p>0.0160446796</text:p>
          </table:table-cell>
          <table:table-cell office:value-type="float" office:value="0.625" calcext:value-type="float">
            <text:p>0.625</text:p>
          </table:table-cell>
          <table:table-cell table:formula="of:=[.A2489]*[.A2489]+[.B2489]*[.B2489]" office:value-type="float" office:value="0.390882431743467" calcext:value-type="float">
            <text:p>0.390882431743467</text:p>
          </table:table-cell>
        </table:table-row>
        <table:table-row table:style-name="ro1">
          <table:table-cell office:value-type="float" office:value="0.0160446796" calcext:value-type="float">
            <text:p>0.0160446796</text:p>
          </table:table-cell>
          <table:table-cell office:value-type="float" office:value="-0.625" calcext:value-type="float">
            <text:p>-0.625</text:p>
          </table:table-cell>
          <table:table-cell table:formula="of:=[.A2490]*[.A2490]+[.B2490]*[.B2490]" office:value-type="float" office:value="0.390882431743467" calcext:value-type="float">
            <text:p>0.39088243174346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272727273" calcext:value-type="float">
            <text:p>0.272727273</text:p>
          </table:table-cell>
          <table:table-cell table:formula="of:=[.A2491]*[.A2491]+[.B2491]*[.B2491]" office:value-type="float" office:value="0.390786415438016" calcext:value-type="float">
            <text:p>0.390786415438016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272727273" calcext:value-type="float">
            <text:p>-0.272727273</text:p>
          </table:table-cell>
          <table:table-cell table:formula="of:=[.A2492]*[.A2492]+[.B2492]*[.B2492]" office:value-type="float" office:value="0.390786415438016" calcext:value-type="float">
            <text:p>0.390786415438016</text:p>
          </table:table-cell>
        </table:table-row>
        <table:table-row table:style-name="ro1">
          <table:table-cell office:value-type="float" office:value="-0.584083648" calcext:value-type="float">
            <text:p>-0.584083648</text:p>
          </table:table-cell>
          <table:table-cell office:value-type="float" office:value="0.222190506" calcext:value-type="float">
            <text:p>0.222190506</text:p>
          </table:table-cell>
          <table:table-cell table:formula="of:=[.A2493]*[.A2493]+[.B2493]*[.B2493]" office:value-type="float" office:value="0.390522328817524" calcext:value-type="float">
            <text:p>0.390522328817524</text:p>
          </table:table-cell>
        </table:table-row>
        <table:table-row table:style-name="ro1">
          <table:table-cell office:value-type="float" office:value="-0.584083648" calcext:value-type="float">
            <text:p>-0.584083648</text:p>
          </table:table-cell>
          <table:table-cell office:value-type="float" office:value="-0.222190506" calcext:value-type="float">
            <text:p>-0.222190506</text:p>
          </table:table-cell>
          <table:table-cell table:formula="of:=[.A2494]*[.A2494]+[.B2494]*[.B2494]" office:value-type="float" office:value="0.390522328817524" calcext:value-type="float">
            <text:p>0.390522328817524</text:p>
          </table:table-cell>
        </table:table-row>
        <table:table-row table:style-name="ro1">
          <table:table-cell office:value-type="float" office:value="0.0249209939" calcext:value-type="float">
            <text:p>0.0249209939</text:p>
          </table:table-cell>
          <table:table-cell office:value-type="float" office:value="0.622492828" calcext:value-type="float">
            <text:p>0.622492828</text:p>
          </table:table-cell>
          <table:table-cell table:formula="of:=[.A2495]*[.A2495]+[.B2495]*[.B2495]" office:value-type="float" office:value="0.388118376848401" calcext:value-type="float">
            <text:p>0.388118376848401</text:p>
          </table:table-cell>
        </table:table-row>
        <table:table-row table:style-name="ro1">
          <table:table-cell office:value-type="float" office:value="0.0249209939" calcext:value-type="float">
            <text:p>0.0249209939</text:p>
          </table:table-cell>
          <table:table-cell office:value-type="float" office:value="-0.622492828" calcext:value-type="float">
            <text:p>-0.622492828</text:p>
          </table:table-cell>
          <table:table-cell table:formula="of:=[.A2496]*[.A2496]+[.B2496]*[.B2496]" office:value-type="float" office:value="0.388118376848401" calcext:value-type="float">
            <text:p>0.388118376848401</text:p>
          </table:table-cell>
        </table:table-row>
        <table:table-row table:style-name="ro1">
          <table:table-cell office:value-type="float" office:value="0.419437761" calcext:value-type="float">
            <text:p>0.419437761</text:p>
          </table:table-cell>
          <table:table-cell office:value-type="float" office:value="-0.459166339" calcext:value-type="float">
            <text:p>-0.459166339</text:p>
          </table:table-cell>
          <table:table-cell table:formula="of:=[.A2497]*[.A2497]+[.B2497]*[.B2497]" office:value-type="float" office:value="0.386761762223356" calcext:value-type="float">
            <text:p>0.386761762223356</text:p>
          </table:table-cell>
        </table:table-row>
        <table:table-row table:style-name="ro1">
          <table:table-cell office:value-type="float" office:value="0.419437757" calcext:value-type="float">
            <text:p>0.419437757</text:p>
          </table:table-cell>
          <table:table-cell office:value-type="float" office:value="0.459166338" calcext:value-type="float">
            <text:p>0.459166338</text:p>
          </table:table-cell>
          <table:table-cell table:formula="of:=[.A2498]*[.A2498]+[.B2498]*[.B2498]" office:value-type="float" office:value="0.386761757949521" calcext:value-type="float">
            <text:p>0.386761757949521</text:p>
          </table:table-cell>
        </table:table-row>
        <table:table-row table:style-name="ro1">
          <table:table-cell office:value-type="float" office:value="0.0795618937" calcext:value-type="float">
            <text:p>0.0795618937</text:p>
          </table:table-cell>
          <table:table-cell office:value-type="float" office:value="0.616731254" calcext:value-type="float">
            <text:p>0.616731254</text:p>
          </table:table-cell>
          <table:table-cell table:formula="of:=[.A2499]*[.A2499]+[.B2499]*[.B2499]" office:value-type="float" office:value="0.386687534589543" calcext:value-type="float">
            <text:p>0.386687534589543</text:p>
          </table:table-cell>
        </table:table-row>
        <table:table-row table:style-name="ro1">
          <table:table-cell office:value-type="float" office:value="0.0795618937" calcext:value-type="float">
            <text:p>0.0795618937</text:p>
          </table:table-cell>
          <table:table-cell office:value-type="float" office:value="-0.616731254" calcext:value-type="float">
            <text:p>-0.616731254</text:p>
          </table:table-cell>
          <table:table-cell table:formula="of:=[.A2500]*[.A2500]+[.B2500]*[.B2500]" office:value-type="float" office:value="0.386687534589543" calcext:value-type="float">
            <text:p>0.386687534589543</text:p>
          </table:table-cell>
        </table:table-row>
        <table:table-row table:style-name="ro1">
          <table:table-cell office:value-type="float" office:value="0.433530253" calcext:value-type="float">
            <text:p>0.433530253</text:p>
          </table:table-cell>
          <table:table-cell office:value-type="float" office:value="0.444979948" calcext:value-type="float">
            <text:p>0.444979948</text:p>
          </table:table-cell>
          <table:table-cell table:formula="of:=[.A2501]*[.A2501]+[.B2501]*[.B2501]" office:value-type="float" office:value="0.385955634388327" calcext:value-type="float">
            <text:p>0.385955634388327</text:p>
          </table:table-cell>
        </table:table-row>
        <table:table-row table:style-name="ro1">
          <table:table-cell office:value-type="float" office:value="0.433530253" calcext:value-type="float">
            <text:p>0.433530253</text:p>
          </table:table-cell>
          <table:table-cell office:value-type="float" office:value="-0.444979948" calcext:value-type="float">
            <text:p>-0.444979948</text:p>
          </table:table-cell>
          <table:table-cell table:formula="of:=[.A2502]*[.A2502]+[.B2502]*[.B2502]" office:value-type="float" office:value="0.385955634388327" calcext:value-type="float">
            <text:p>0.385955634388327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454545455" calcext:value-type="float">
            <text:p>0.454545455</text:p>
          </table:table-cell>
          <table:table-cell table:formula="of:=[.A2503]*[.A2503]+[.B2503]*[.B2503]" office:value-type="float" office:value="0.384590086286157" calcext:value-type="float">
            <text:p>0.384590086286157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454545455" calcext:value-type="float">
            <text:p>-0.454545455</text:p>
          </table:table-cell>
          <table:table-cell table:formula="of:=[.A2504]*[.A2504]+[.B2504]*[.B2504]" office:value-type="float" office:value="0.384590086286157" calcext:value-type="float">
            <text:p>0.384590086286157</text:p>
          </table:table-cell>
        </table:table-row>
        <table:table-row table:style-name="ro1">
          <table:table-cell office:value-type="float" office:value="-0.417170038" calcext:value-type="float">
            <text:p>-0.417170038</text:p>
          </table:table-cell>
          <table:table-cell office:value-type="float" office:value="0.457611287" calcext:value-type="float">
            <text:p>0.457611287</text:p>
          </table:table-cell>
          <table:table-cell table:formula="of:=[.A2505]*[.A2505]+[.B2505]*[.B2505]" office:value-type="float" office:value="0.383438930594718" calcext:value-type="float">
            <text:p>0.383438930594718</text:p>
          </table:table-cell>
        </table:table-row>
        <table:table-row table:style-name="ro1">
          <table:table-cell office:value-type="float" office:value="-0.417170038" calcext:value-type="float">
            <text:p>-0.417170038</text:p>
          </table:table-cell>
          <table:table-cell office:value-type="float" office:value="-0.457611287" calcext:value-type="float">
            <text:p>-0.457611287</text:p>
          </table:table-cell>
          <table:table-cell table:formula="of:=[.A2506]*[.A2506]+[.B2506]*[.B2506]" office:value-type="float" office:value="0.383438930594718" calcext:value-type="float">
            <text:p>0.383438930594718</text:p>
          </table:table-cell>
        </table:table-row>
        <table:table-row table:style-name="ro1">
          <table:table-cell office:value-type="float" office:value="0.23557105" calcext:value-type="float">
            <text:p>0.23557105</text:p>
          </table:table-cell>
          <table:table-cell office:value-type="float" office:value="0.571606684" calcext:value-type="float">
            <text:p>0.571606684</text:p>
          </table:table-cell>
          <table:table-cell table:formula="of:=[.A2507]*[.A2507]+[.B2507]*[.B2507]" office:value-type="float" office:value="0.382227920791578" calcext:value-type="float">
            <text:p>0.382227920791578</text:p>
          </table:table-cell>
        </table:table-row>
        <table:table-row table:style-name="ro1">
          <table:table-cell office:value-type="float" office:value="0.23557105" calcext:value-type="float">
            <text:p>0.23557105</text:p>
          </table:table-cell>
          <table:table-cell office:value-type="float" office:value="-0.571606684" calcext:value-type="float">
            <text:p>-0.571606684</text:p>
          </table:table-cell>
          <table:table-cell table:formula="of:=[.A2508]*[.A2508]+[.B2508]*[.B2508]" office:value-type="float" office:value="0.382227920791578" calcext:value-type="float">
            <text:p>0.382227920791578</text:p>
          </table:table-cell>
        </table:table-row>
        <table:table-row table:style-name="ro1">
          <table:table-cell office:value-type="float" office:value="0.279727968" calcext:value-type="float">
            <text:p>0.279727968</text:p>
          </table:table-cell>
          <table:table-cell office:value-type="float" office:value="-0.549831196" calcext:value-type="float">
            <text:p>-0.549831196</text:p>
          </table:table-cell>
          <table:table-cell table:formula="of:=[.A2509]*[.A2509]+[.B2509]*[.B2509]" office:value-type="float" office:value="0.380562080176199" calcext:value-type="float">
            <text:p>0.380562080176199</text:p>
          </table:table-cell>
        </table:table-row>
        <table:table-row table:style-name="ro1">
          <table:table-cell office:value-type="float" office:value="0.279727959" calcext:value-type="float">
            <text:p>0.279727959</text:p>
          </table:table-cell>
          <table:table-cell office:value-type="float" office:value="0.549831195" calcext:value-type="float">
            <text:p>0.549831195</text:p>
          </table:table-cell>
          <table:table-cell table:formula="of:=[.A2510]*[.A2510]+[.B2510]*[.B2510]" office:value-type="float" office:value="0.380562074041434" calcext:value-type="float">
            <text:p>0.380562074041434</text:p>
          </table:table-cell>
        </table:table-row>
        <table:table-row table:style-name="ro1">
          <table:table-cell office:value-type="float" office:value="0.544433566" calcext:value-type="float">
            <text:p>0.544433566</text:p>
          </table:table-cell>
          <table:table-cell office:value-type="float" office:value="0.287100283" calcext:value-type="float">
            <text:p>0.287100283</text:p>
          </table:table-cell>
          <table:table-cell table:formula="of:=[.A2511]*[.A2511]+[.B2511]*[.B2511]" office:value-type="float" office:value="0.378834480286157" calcext:value-type="float">
            <text:p>0.378834480286157</text:p>
          </table:table-cell>
        </table:table-row>
        <table:table-row table:style-name="ro1">
          <table:table-cell office:value-type="float" office:value="0.544433566" calcext:value-type="float">
            <text:p>0.544433566</text:p>
          </table:table-cell>
          <table:table-cell office:value-type="float" office:value="-0.287100283" calcext:value-type="float">
            <text:p>-0.287100283</text:p>
          </table:table-cell>
          <table:table-cell table:formula="of:=[.A2512]*[.A2512]+[.B2512]*[.B2512]" office:value-type="float" office:value="0.378834480286157" calcext:value-type="float">
            <text:p>0.378834480286157</text:p>
          </table:table-cell>
        </table:table-row>
        <table:table-row table:style-name="ro1">
          <table:table-cell office:value-type="float" office:value="-0.0959263635" calcext:value-type="float">
            <text:p>-0.0959263635</text:p>
          </table:table-cell>
          <table:table-cell office:value-type="float" office:value="-0.604949213" calcext:value-type="float">
            <text:p>-0.604949213</text:p>
          </table:table-cell>
          <table:table-cell table:formula="of:=[.A2513]*[.A2513]+[.B2513]*[.B2513]" office:value-type="float" office:value="0.375165417523654" calcext:value-type="float">
            <text:p>0.375165417523654</text:p>
          </table:table-cell>
        </table:table-row>
        <table:table-row table:style-name="ro1">
          <table:table-cell office:value-type="float" office:value="-0.0959263635" calcext:value-type="float">
            <text:p>-0.0959263635</text:p>
          </table:table-cell>
          <table:table-cell office:value-type="float" office:value="0.604949212" calcext:value-type="float">
            <text:p>0.604949212</text:p>
          </table:table-cell>
          <table:table-cell table:formula="of:=[.A2514]*[.A2514]+[.B2514]*[.B2514]" office:value-type="float" office:value="0.375165416313755" calcext:value-type="float">
            <text:p>0.375165416313755</text:p>
          </table:table-cell>
        </table:table-row>
        <table:table-row table:style-name="ro1">
          <table:table-cell office:value-type="float" office:value="-0.573922274" calcext:value-type="float">
            <text:p>-0.573922274</text:p>
          </table:table-cell>
          <table:table-cell office:value-type="float" office:value="0.208744797" calcext:value-type="float">
            <text:p>0.208744797</text:p>
          </table:table-cell>
          <table:table-cell table:formula="of:=[.A2515]*[.A2515]+[.B2515]*[.B2515]" office:value-type="float" office:value="0.372961166867902" calcext:value-type="float">
            <text:p>0.372961166867902</text:p>
          </table:table-cell>
        </table:table-row>
        <table:table-row table:style-name="ro1">
          <table:table-cell office:value-type="float" office:value="-0.573922274" calcext:value-type="float">
            <text:p>-0.573922274</text:p>
          </table:table-cell>
          <table:table-cell office:value-type="float" office:value="-0.208744797" calcext:value-type="float">
            <text:p>-0.208744797</text:p>
          </table:table-cell>
          <table:table-cell table:formula="of:=[.A2516]*[.A2516]+[.B2516]*[.B2516]" office:value-type="float" office:value="0.372961166867902" calcext:value-type="float">
            <text:p>0.372961166867902</text:p>
          </table:table-cell>
        </table:table-row>
        <table:table-row table:style-name="ro1">
          <table:table-cell office:value-type="float" office:value="-0.496885882" calcext:value-type="float">
            <text:p>-0.496885882</text:p>
          </table:table-cell>
          <table:table-cell office:value-type="float" office:value="-0.35409286" calcext:value-type="float">
            <text:p>-0.35409286</text:p>
          </table:table-cell>
          <table:table-cell table:formula="of:=[.A2517]*[.A2517]+[.B2517]*[.B2517]" office:value-type="float" office:value="0.372277333233898" calcext:value-type="float">
            <text:p>0.372277333233898</text:p>
          </table:table-cell>
        </table:table-row>
        <table:table-row table:style-name="ro1">
          <table:table-cell office:value-type="float" office:value="-0.359453232" calcext:value-type="float">
            <text:p>-0.359453232</text:p>
          </table:table-cell>
          <table:table-cell office:value-type="float" office:value="0.492967366" calcext:value-type="float">
            <text:p>0.492967366</text:p>
          </table:table-cell>
          <table:table-cell table:formula="of:=[.A2518]*[.A2518]+[.B2518]*[.B2518]" office:value-type="float" office:value="0.372223449936224" calcext:value-type="float">
            <text:p>0.372223449936224</text:p>
          </table:table-cell>
        </table:table-row>
        <table:table-row table:style-name="ro1">
          <table:table-cell office:value-type="float" office:value="-0.359453232" calcext:value-type="float">
            <text:p>-0.359453232</text:p>
          </table:table-cell>
          <table:table-cell office:value-type="float" office:value="-0.492967366" calcext:value-type="float">
            <text:p>-0.492967366</text:p>
          </table:table-cell>
          <table:table-cell table:formula="of:=[.A2519]*[.A2519]+[.B2519]*[.B2519]" office:value-type="float" office:value="0.372223449936224" calcext:value-type="float">
            <text:p>0.372223449936224</text:p>
          </table:table-cell>
        </table:table-row>
        <table:table-row table:style-name="ro1">
          <table:table-cell office:value-type="float" office:value="-0.561546144" calcext:value-type="float">
            <text:p>-0.561546144</text:p>
          </table:table-cell>
          <table:table-cell office:value-type="float" office:value="0.237324335" calcext:value-type="float">
            <text:p>0.237324335</text:p>
          </table:table-cell>
          <table:table-cell table:formula="of:=[.A2520]*[.A2520]+[.B2520]*[.B2520]" office:value-type="float" office:value="0.371656911824461" calcext:value-type="float">
            <text:p>0.371656911824461</text:p>
          </table:table-cell>
        </table:table-row>
        <table:table-row table:style-name="ro1">
          <table:table-cell office:value-type="float" office:value="-0.561546144" calcext:value-type="float">
            <text:p>-0.561546144</text:p>
          </table:table-cell>
          <table:table-cell office:value-type="float" office:value="-0.237324334" calcext:value-type="float">
            <text:p>-0.237324334</text:p>
          </table:table-cell>
          <table:table-cell table:formula="of:=[.A2521]*[.A2521]+[.B2521]*[.B2521]" office:value-type="float" office:value="0.371656911349812" calcext:value-type="float">
            <text:p>0.371656911349812</text:p>
          </table:table-cell>
        </table:table-row>
        <table:table-row table:style-name="ro1">
          <table:table-cell office:value-type="float" office:value="0.0648574852" calcext:value-type="float">
            <text:p>0.0648574852</text:p>
          </table:table-cell>
          <table:table-cell office:value-type="float" office:value="0.605539144" calcext:value-type="float">
            <text:p>0.605539144</text:p>
          </table:table-cell>
          <table:table-cell table:formula="of:=[.A2522]*[.A2522]+[.B2522]*[.B2522]" office:value-type="float" office:value="0.370884148302721" calcext:value-type="float">
            <text:p>0.370884148302721</text:p>
          </table:table-cell>
        </table:table-row>
        <table:table-row table:style-name="ro1">
          <table:table-cell office:value-type="float" office:value="0.0648574852" calcext:value-type="float">
            <text:p>0.0648574852</text:p>
          </table:table-cell>
          <table:table-cell office:value-type="float" office:value="-0.605539144" calcext:value-type="float">
            <text:p>-0.605539144</text:p>
          </table:table-cell>
          <table:table-cell table:formula="of:=[.A2523]*[.A2523]+[.B2523]*[.B2523]" office:value-type="float" office:value="0.370884148302721" calcext:value-type="float">
            <text:p>0.370884148302721</text:p>
          </table:table-cell>
        </table:table-row>
        <table:table-row table:style-name="ro1">
          <table:table-cell office:value-type="float" office:value="-0.327794099" calcext:value-type="float">
            <text:p>-0.327794099</text:p>
          </table:table-cell>
          <table:table-cell office:value-type="float" office:value="0.511363636" calcext:value-type="float">
            <text:p>0.511363636</text:p>
          </table:table-cell>
          <table:table-cell table:formula="of:=[.A2524]*[.A2524]+[.B2524]*[.B2524]" office:value-type="float" office:value="0.368941739562362" calcext:value-type="float">
            <text:p>0.368941739562362</text:p>
          </table:table-cell>
        </table:table-row>
        <table:table-row table:style-name="ro1">
          <table:table-cell office:value-type="float" office:value="-0.327794099" calcext:value-type="float">
            <text:p>-0.327794099</text:p>
          </table:table-cell>
          <table:table-cell office:value-type="float" office:value="-0.511363636" calcext:value-type="float">
            <text:p>-0.511363636</text:p>
          </table:table-cell>
          <table:table-cell table:formula="of:=[.A2525]*[.A2525]+[.B2525]*[.B2525]" office:value-type="float" office:value="0.368941739562362" calcext:value-type="float">
            <text:p>0.368941739562362</text:p>
          </table:table-cell>
        </table:table-row>
        <table:table-row table:style-name="ro1">
          <table:table-cell office:value-type="float" office:value="0.208351888" calcext:value-type="float">
            <text:p>0.208351888</text:p>
          </table:table-cell>
          <table:table-cell office:value-type="float" office:value="-0.569604622" calcext:value-type="float">
            <text:p>-0.569604622</text:p>
          </table:table-cell>
          <table:table-cell table:formula="of:=[.A2526]*[.A2526]+[.B2526]*[.B2526]" office:value-type="float" office:value="0.367859934636927" calcext:value-type="float">
            <text:p>0.367859934636927</text:p>
          </table:table-cell>
        </table:table-row>
        <table:table-row table:style-name="ro1">
          <table:table-cell office:value-type="float" office:value="0.208351887" calcext:value-type="float">
            <text:p>0.208351887</text:p>
          </table:table-cell>
          <table:table-cell office:value-type="float" office:value="0.569604622" calcext:value-type="float">
            <text:p>0.569604622</text:p>
          </table:table-cell>
          <table:table-cell table:formula="of:=[.A2527]*[.A2527]+[.B2527]*[.B2527]" office:value-type="float" office:value="0.367859934220224" calcext:value-type="float">
            <text:p>0.367859934220224</text:p>
          </table:table-cell>
        </table:table-row>
        <table:table-row table:style-name="ro1">
          <table:table-cell office:value-type="float" office:value="0.532763308" calcext:value-type="float">
            <text:p>0.532763308</text:p>
          </table:table-cell>
          <table:table-cell office:value-type="float" office:value="0.286368006" calcext:value-type="float">
            <text:p>0.286368006</text:p>
          </table:table-cell>
          <table:table-cell table:formula="of:=[.A2528]*[.A2528]+[.B2528]*[.B2528]" office:value-type="float" office:value="0.365843377211519" calcext:value-type="float">
            <text:p>0.365843377211519</text:p>
          </table:table-cell>
        </table:table-row>
        <table:table-row table:style-name="ro1">
          <table:table-cell office:value-type="float" office:value="0.532763308" calcext:value-type="float">
            <text:p>0.532763308</text:p>
          </table:table-cell>
          <table:table-cell office:value-type="float" office:value="-0.286368006" calcext:value-type="float">
            <text:p>-0.286368006</text:p>
          </table:table-cell>
          <table:table-cell table:formula="of:=[.A2529]*[.A2529]+[.B2529]*[.B2529]" office:value-type="float" office:value="0.365843377211519" calcext:value-type="float">
            <text:p>0.365843377211519</text:p>
          </table:table-cell>
        </table:table-row>
        <table:table-row table:style-name="ro1">
          <table:table-cell office:value-type="float" office:value="0.387533897" calcext:value-type="float">
            <text:p>0.387533897</text:p>
          </table:table-cell>
          <table:table-cell office:value-type="float" office:value="0.460227273" calcext:value-type="float">
            <text:p>0.460227273</text:p>
          </table:table-cell>
          <table:table-cell table:formula="of:=[.A2530]*[.A2530]+[.B2530]*[.B2530]" office:value-type="float" office:value="0.361991664137023" calcext:value-type="float">
            <text:p>0.361991664137023</text:p>
          </table:table-cell>
        </table:table-row>
        <table:table-row table:style-name="ro1">
          <table:table-cell office:value-type="float" office:value="0.387533897" calcext:value-type="float">
            <text:p>0.387533897</text:p>
          </table:table-cell>
          <table:table-cell office:value-type="float" office:value="-0.460227273" calcext:value-type="float">
            <text:p>-0.460227273</text:p>
          </table:table-cell>
          <table:table-cell table:formula="of:=[.A2531]*[.A2531]+[.B2531]*[.B2531]" office:value-type="float" office:value="0.361991664137023" calcext:value-type="float">
            <text:p>0.361991664137023</text:p>
          </table:table-cell>
        </table:table-row>
        <table:table-row table:style-name="ro1">
          <table:table-cell office:value-type="float" office:value="-0.315808311" calcext:value-type="float">
            <text:p>-0.315808311</text:p>
          </table:table-cell>
          <table:table-cell office:value-type="float" office:value="0.511804198" calcext:value-type="float">
            <text:p>0.511804198</text:p>
          </table:table-cell>
          <table:table-cell table:formula="of:=[.A2532]*[.A2532]+[.B2532]*[.B2532]" office:value-type="float" office:value="0.361678426387096" calcext:value-type="float">
            <text:p>0.361678426387096</text:p>
          </table:table-cell>
        </table:table-row>
        <table:table-row table:style-name="ro1">
          <table:table-cell office:value-type="float" office:value="-0.315808311" calcext:value-type="float">
            <text:p>-0.315808311</text:p>
          </table:table-cell>
          <table:table-cell office:value-type="float" office:value="-0.511804198" calcext:value-type="float">
            <text:p>-0.511804198</text:p>
          </table:table-cell>
          <table:table-cell table:formula="of:=[.A2533]*[.A2533]+[.B2533]*[.B2533]" office:value-type="float" office:value="0.361678426387096" calcext:value-type="float">
            <text:p>0.361678426387096</text:p>
          </table:table-cell>
        </table:table-row>
        <table:table-row table:style-name="ro1">
          <table:table-cell office:value-type="float" office:value="-0.254105694" calcext:value-type="float">
            <text:p>-0.254105694</text:p>
          </table:table-cell>
          <table:table-cell office:value-type="float" office:value="0.545000464" calcext:value-type="float">
            <text:p>0.545000464</text:p>
          </table:table-cell>
          <table:table-cell table:formula="of:=[.A2534]*[.A2534]+[.B2534]*[.B2534]" office:value-type="float" office:value="0.361595209483437" calcext:value-type="float">
            <text:p>0.361595209483437</text:p>
          </table:table-cell>
        </table:table-row>
        <table:table-row table:style-name="ro1">
          <table:table-cell office:value-type="float" office:value="-0.254105694" calcext:value-type="float">
            <text:p>-0.254105694</text:p>
          </table:table-cell>
          <table:table-cell office:value-type="float" office:value="-0.545000464" calcext:value-type="float">
            <text:p>-0.545000464</text:p>
          </table:table-cell>
          <table:table-cell table:formula="of:=[.A2535]*[.A2535]+[.B2535]*[.B2535]" office:value-type="float" office:value="0.361595209483437" calcext:value-type="float">
            <text:p>0.361595209483437</text:p>
          </table:table-cell>
        </table:table-row>
        <table:table-row table:style-name="ro1">
          <table:table-cell office:value-type="float" office:value="-0.204494493" calcext:value-type="float">
            <text:p>-0.204494493</text:p>
          </table:table-cell>
          <table:table-cell office:value-type="float" office:value="0.564962168" calcext:value-type="float">
            <text:p>0.564962168</text:p>
          </table:table-cell>
          <table:table-cell table:formula="of:=[.A2536]*[.A2536]+[.B2536]*[.B2536]" office:value-type="float" office:value="0.361000248938587" calcext:value-type="float">
            <text:p>0.361000248938587</text:p>
          </table:table-cell>
        </table:table-row>
        <table:table-row table:style-name="ro1">
          <table:table-cell office:value-type="float" office:value="-0.204494493" calcext:value-type="float">
            <text:p>-0.204494493</text:p>
          </table:table-cell>
          <table:table-cell office:value-type="float" office:value="-0.564962168" calcext:value-type="float">
            <text:p>-0.564962168</text:p>
          </table:table-cell>
          <table:table-cell table:formula="of:=[.A2537]*[.A2537]+[.B2537]*[.B2537]" office:value-type="float" office:value="0.361000248938587" calcext:value-type="float">
            <text:p>0.361000248938587</text:p>
          </table:table-cell>
        </table:table-row>
        <table:table-row table:style-name="ro1">
          <table:table-cell office:value-type="float" office:value="-0.468127202" calcext:value-type="float">
            <text:p>-0.468127202</text:p>
          </table:table-cell>
          <table:table-cell office:value-type="float" office:value="0.375153025" calcext:value-type="float">
            <text:p>0.375153025</text:p>
          </table:table-cell>
          <table:table-cell table:formula="of:=[.A2538]*[.A2538]+[.B2538]*[.B2538]" office:value-type="float" office:value="0.359882869418999" calcext:value-type="float">
            <text:p>0.359882869418999</text:p>
          </table:table-cell>
        </table:table-row>
        <table:table-row table:style-name="ro1">
          <table:table-cell office:value-type="float" office:value="-0.468127202" calcext:value-type="float">
            <text:p>-0.468127202</text:p>
          </table:table-cell>
          <table:table-cell office:value-type="float" office:value="-0.375153025" calcext:value-type="float">
            <text:p>-0.375153025</text:p>
          </table:table-cell>
          <table:table-cell table:formula="of:=[.A2539]*[.A2539]+[.B2539]*[.B2539]" office:value-type="float" office:value="0.359882869418999" calcext:value-type="float">
            <text:p>0.359882869418999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272727273" calcext:value-type="float">
            <text:p>0.272727273</text:p>
          </table:table-cell>
          <table:table-cell table:formula="of:=[.A2540]*[.A2540]+[.B2540]*[.B2540]" office:value-type="float" office:value="0.356606727938016" calcext:value-type="float">
            <text:p>0.356606727938016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272727273" calcext:value-type="float">
            <text:p>-0.272727273</text:p>
          </table:table-cell>
          <table:table-cell table:formula="of:=[.A2541]*[.A2541]+[.B2541]*[.B2541]" office:value-type="float" office:value="0.356606727938016" calcext:value-type="float">
            <text:p>0.356606727938016</text:p>
          </table:table-cell>
        </table:table-row>
        <table:table-row table:style-name="ro1">
          <table:table-cell office:value-type="float" office:value="0.112450261" calcext:value-type="float">
            <text:p>0.112450261</text:p>
          </table:table-cell>
          <table:table-cell office:value-type="float" office:value="0.5849275" calcext:value-type="float">
            <text:p>0.5849275</text:p>
          </table:table-cell>
          <table:table-cell table:formula="of:=[.A2542]*[.A2542]+[.B2542]*[.B2542]" office:value-type="float" office:value="0.354785241455218" calcext:value-type="float">
            <text:p>0.354785241455218</text:p>
          </table:table-cell>
        </table:table-row>
        <table:table-row table:style-name="ro1">
          <table:table-cell office:value-type="float" office:value="0.112450261" calcext:value-type="float">
            <text:p>0.112450261</text:p>
          </table:table-cell>
          <table:table-cell office:value-type="float" office:value="-0.5849275" calcext:value-type="float">
            <text:p>-0.5849275</text:p>
          </table:table-cell>
          <table:table-cell table:formula="of:=[.A2543]*[.A2543]+[.B2543]*[.B2543]" office:value-type="float" office:value="0.354785241455218" calcext:value-type="float">
            <text:p>0.354785241455218</text:p>
          </table:table-cell>
        </table:table-row>
        <table:table-row table:style-name="ro1">
          <table:table-cell office:value-type="float" office:value="-0.180180957" calcext:value-type="float">
            <text:p>-0.180180957</text:p>
          </table:table-cell>
          <table:table-cell office:value-type="float" office:value="0.566432405" calcext:value-type="float">
            <text:p>0.566432405</text:p>
          </table:table-cell>
          <table:table-cell table:formula="of:=[.A2544]*[.A2544]+[.B2544]*[.B2544]" office:value-type="float" office:value="0.35331084669952" calcext:value-type="float">
            <text:p>0.35331084669952</text:p>
          </table:table-cell>
        </table:table-row>
        <table:table-row table:style-name="ro1">
          <table:table-cell office:value-type="float" office:value="-0.180180957" calcext:value-type="float">
            <text:p>-0.180180957</text:p>
          </table:table-cell>
          <table:table-cell office:value-type="float" office:value="-0.566432405" calcext:value-type="float">
            <text:p>-0.566432405</text:p>
          </table:table-cell>
          <table:table-cell table:formula="of:=[.A2545]*[.A2545]+[.B2545]*[.B2545]" office:value-type="float" office:value="0.35331084669952" calcext:value-type="float">
            <text:p>0.35331084669952</text:p>
          </table:table-cell>
        </table:table-row>
        <table:table-row table:style-name="ro1">
          <table:table-cell office:value-type="float" office:value="-0.524247663" calcext:value-type="float">
            <text:p>-0.524247663</text:p>
          </table:table-cell>
          <table:table-cell office:value-type="float" office:value="0.279607686" calcext:value-type="float">
            <text:p>0.279607686</text:p>
          </table:table-cell>
          <table:table-cell table:formula="of:=[.A2546]*[.A2546]+[.B2546]*[.B2546]" office:value-type="float" office:value="0.353016070231236" calcext:value-type="float">
            <text:p>0.353016070231236</text:p>
          </table:table-cell>
        </table:table-row>
        <table:table-row table:style-name="ro1">
          <table:table-cell office:value-type="float" office:value="-0.524247663" calcext:value-type="float">
            <text:p>-0.524247663</text:p>
          </table:table-cell>
          <table:table-cell office:value-type="float" office:value="-0.279607686" calcext:value-type="float">
            <text:p>-0.279607686</text:p>
          </table:table-cell>
          <table:table-cell table:formula="of:=[.A2547]*[.A2547]+[.B2547]*[.B2547]" office:value-type="float" office:value="0.353016070231236" calcext:value-type="float">
            <text:p>0.353016070231236</text:p>
          </table:table-cell>
        </table:table-row>
        <table:table-row table:style-name="ro1">
          <table:table-cell office:value-type="float" office:value="0.374821527" calcext:value-type="float">
            <text:p>0.374821527</text:p>
          </table:table-cell>
          <table:table-cell office:value-type="float" office:value="0.460867713" calcext:value-type="float">
            <text:p>0.460867713</text:p>
          </table:table-cell>
          <table:table-cell table:formula="of:=[.A2548]*[.A2548]+[.B2548]*[.B2548]" office:value-type="float" office:value="0.352890225988462" calcext:value-type="float">
            <text:p>0.352890225988462</text:p>
          </table:table-cell>
        </table:table-row>
        <table:table-row table:style-name="ro1">
          <table:table-cell office:value-type="float" office:value="0.374821527" calcext:value-type="float">
            <text:p>0.374821527</text:p>
          </table:table-cell>
          <table:table-cell office:value-type="float" office:value="-0.460867712" calcext:value-type="float">
            <text:p>-0.460867712</text:p>
          </table:table-cell>
          <table:table-cell table:formula="of:=[.A2549]*[.A2549]+[.B2549]*[.B2549]" office:value-type="float" office:value="0.352890225066727" calcext:value-type="float">
            <text:p>0.352890225066727</text:p>
          </table:table-cell>
        </table:table-row>
        <table:table-row table:style-name="ro1">
          <table:table-cell office:value-type="float" office:value="-0.593714749" calcext:value-type="float">
            <text:p>-0.593714749</text:p>
          </table:table-cell>
          <table:table-cell office:value-type="float" office:value="0" calcext:value-type="float">
            <text:p>0</text:p>
          </table:table-cell>
          <table:table-cell table:formula="of:=[.A2550]*[.A2550]+[.B2550]*[.B2550]" office:value-type="float" office:value="0.352497203180133" calcext:value-type="float">
            <text:p>0.352497203180133</text:p>
          </table:table-cell>
        </table:table-row>
        <table:table-row table:style-name="ro1">
          <table:table-cell office:value-type="float" office:value="-0.59367792" calcext:value-type="float">
            <text:p>-0.59367792</text:p>
          </table:table-cell>
          <table:table-cell office:value-type="float" office:value="0" calcext:value-type="float">
            <text:p>0</text:p>
          </table:table-cell>
          <table:table-cell table:formula="of:=[.A2551]*[.A2551]+[.B2551]*[.B2551]" office:value-type="float" office:value="0.352453472695526" calcext:value-type="float">
            <text:p>0.352453472695526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545454545" calcext:value-type="float">
            <text:p>0.545454545</text:p>
          </table:table-cell>
          <table:table-cell table:formula="of:=[.A2552]*[.A2552]+[.B2552]*[.B2552]" office:value-type="float" office:value="0.352452301286157" calcext:value-type="float">
            <text:p>0.35245230128615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545454545" calcext:value-type="float">
            <text:p>-0.545454545</text:p>
          </table:table-cell>
          <table:table-cell table:formula="of:=[.A2553]*[.A2553]+[.B2553]*[.B2553]" office:value-type="float" office:value="0.352452301286157" calcext:value-type="float">
            <text:p>0.352452301286157</text:p>
          </table:table-cell>
        </table:table-row>
        <table:table-row table:style-name="ro1">
          <table:table-cell office:value-type="float" office:value="-0.593505859" calcext:value-type="float">
            <text:p>-0.593505859</text:p>
          </table:table-cell>
          <table:table-cell office:value-type="float" office:value="0" calcext:value-type="float">
            <text:p>0</text:p>
          </table:table-cell>
          <table:table-cell table:formula="of:=[.A2554]*[.A2554]+[.B2554]*[.B2554]" office:value-type="float" office:value="0.352249204667328" calcext:value-type="float">
            <text:p>0.352249204667328</text:p>
          </table:table-cell>
        </table:table-row>
        <table:table-row table:style-name="ro1">
          <table:table-cell office:value-type="float" office:value="-0.584401694" calcext:value-type="float">
            <text:p>-0.584401694</text:p>
          </table:table-cell>
          <table:table-cell office:value-type="float" office:value="0.103104555" calcext:value-type="float">
            <text:p>0.103104555</text:p>
          </table:table-cell>
          <table:table-cell table:formula="of:=[.A2555]*[.A2555]+[.B2555]*[.B2555]" office:value-type="float" office:value="0.352155889211818" calcext:value-type="float">
            <text:p>0.352155889211818</text:p>
          </table:table-cell>
        </table:table-row>
        <table:table-row table:style-name="ro1">
          <table:table-cell office:value-type="float" office:value="-0.584401694" calcext:value-type="float">
            <text:p>-0.584401694</text:p>
          </table:table-cell>
          <table:table-cell office:value-type="float" office:value="-0.103104555" calcext:value-type="float">
            <text:p>-0.103104555</text:p>
          </table:table-cell>
          <table:table-cell table:formula="of:=[.A2556]*[.A2556]+[.B2556]*[.B2556]" office:value-type="float" office:value="0.352155889211818" calcext:value-type="float">
            <text:p>0.352155889211818</text:p>
          </table:table-cell>
        </table:table-row>
        <table:table-row table:style-name="ro1">
          <table:table-cell office:value-type="float" office:value="0.349461014" calcext:value-type="float">
            <text:p>0.349461014</text:p>
          </table:table-cell>
          <table:table-cell office:value-type="float" office:value="-0.479419586" calcext:value-type="float">
            <text:p>-0.479419586</text:p>
          </table:table-cell>
          <table:table-cell table:formula="of:=[.A2557]*[.A2557]+[.B2557]*[.B2557]" office:value-type="float" office:value="0.35196613974632" calcext:value-type="float">
            <text:p>0.35196613974632</text:p>
          </table:table-cell>
        </table:table-row>
        <table:table-row table:style-name="ro1">
          <table:table-cell office:value-type="float" office:value="0.349461015" calcext:value-type="float">
            <text:p>0.349461015</text:p>
          </table:table-cell>
          <table:table-cell office:value-type="float" office:value="0.479419585" calcext:value-type="float">
            <text:p>0.479419585</text:p>
          </table:table-cell>
          <table:table-cell table:formula="of:=[.A2558]*[.A2558]+[.B2558]*[.B2558]" office:value-type="float" office:value="0.351966139486402" calcext:value-type="float">
            <text:p>0.351966139486402</text:p>
          </table:table-cell>
        </table:table-row>
        <table:table-row table:style-name="ro1">
          <table:table-cell office:value-type="float" office:value="-0.516777193" calcext:value-type="float">
            <text:p>-0.516777193</text:p>
          </table:table-cell>
          <table:table-cell office:value-type="float" office:value="-0.289827135" calcext:value-type="float">
            <text:p>-0.289827135</text:p>
          </table:table-cell>
          <table:table-cell table:formula="of:=[.A2559]*[.A2559]+[.B2559]*[.B2559]" office:value-type="float" office:value="0.351058435387268" calcext:value-type="float">
            <text:p>0.351058435387268</text:p>
          </table:table-cell>
        </table:table-row>
        <table:table-row table:style-name="ro1">
          <table:table-cell office:value-type="float" office:value="-0.516777192" calcext:value-type="float">
            <text:p>-0.516777192</text:p>
          </table:table-cell>
          <table:table-cell office:value-type="float" office:value="0.289827135" calcext:value-type="float">
            <text:p>0.289827135</text:p>
          </table:table-cell>
          <table:table-cell table:formula="of:=[.A2560]*[.A2560]+[.B2560]*[.B2560]" office:value-type="float" office:value="0.351058434353713" calcext:value-type="float">
            <text:p>0.35105843435371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181818182" calcext:value-type="float">
            <text:p>0.181818182</text:p>
          </table:table-cell>
          <table:table-cell table:formula="of:=[.A2561]*[.A2561]+[.B2561]*[.B2561]" office:value-type="float" office:value="0.349464101305785" calcext:value-type="float">
            <text:p>0.34946410130578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181818182" calcext:value-type="float">
            <text:p>-0.181818182</text:p>
          </table:table-cell>
          <table:table-cell table:formula="of:=[.A2562]*[.A2562]+[.B2562]*[.B2562]" office:value-type="float" office:value="0.349464101305785" calcext:value-type="float">
            <text:p>0.349464101305785</text:p>
          </table:table-cell>
        </table:table-row>
        <table:table-row table:style-name="ro1">
          <table:table-cell office:value-type="float" office:value="-0.095742492" calcext:value-type="float">
            <text:p>-0.095742492</text:p>
          </table:table-cell>
          <table:table-cell office:value-type="float" office:value="0.582240792" calcext:value-type="float">
            <text:p>0.582240792</text:p>
          </table:table-cell>
          <table:table-cell table:formula="of:=[.A2563]*[.A2563]+[.B2563]*[.B2563]" office:value-type="float" office:value="0.348170964643157" calcext:value-type="float">
            <text:p>0.348170964643157</text:p>
          </table:table-cell>
        </table:table-row>
        <table:table-row table:style-name="ro1">
          <table:table-cell office:value-type="float" office:value="-0.0957424919" calcext:value-type="float">
            <text:p>-0.0957424919</text:p>
          </table:table-cell>
          <table:table-cell office:value-type="float" office:value="-0.582240792" calcext:value-type="float">
            <text:p>-0.582240792</text:p>
          </table:table-cell>
          <table:table-cell table:formula="of:=[.A2564]*[.A2564]+[.B2564]*[.B2564]" office:value-type="float" office:value="0.348170964624009" calcext:value-type="float">
            <text:p>0.348170964624009</text:p>
          </table:table-cell>
        </table:table-row>
        <table:table-row table:style-name="ro1">
          <table:table-cell office:value-type="float" office:value="-0.549053816" calcext:value-type="float">
            <text:p>-0.549053816</text:p>
          </table:table-cell>
          <table:table-cell office:value-type="float" office:value="0.213512263" calcext:value-type="float">
            <text:p>0.213512263</text:p>
          </table:table-cell>
          <table:table-cell table:formula="of:=[.A2565]*[.A2565]+[.B2565]*[.B2565]" office:value-type="float" office:value="0.347047579315543" calcext:value-type="float">
            <text:p>0.347047579315543</text:p>
          </table:table-cell>
        </table:table-row>
        <table:table-row table:style-name="ro1">
          <table:table-cell office:value-type="float" office:value="-0.549053816" calcext:value-type="float">
            <text:p>-0.549053816</text:p>
          </table:table-cell>
          <table:table-cell office:value-type="float" office:value="-0.213512262" calcext:value-type="float">
            <text:p>-0.213512262</text:p>
          </table:table-cell>
          <table:table-cell table:formula="of:=[.A2566]*[.A2566]+[.B2566]*[.B2566]" office:value-type="float" office:value="0.347047578888518" calcext:value-type="float">
            <text:p>0.347047578888518</text:p>
          </table:table-cell>
        </table:table-row>
        <table:table-row table:style-name="ro1">
          <table:table-cell office:value-type="float" office:value="-0.51256627" calcext:value-type="float">
            <text:p>-0.51256627</text:p>
          </table:table-cell>
          <table:table-cell office:value-type="float" office:value="-0.287987193" calcext:value-type="float">
            <text:p>-0.287987193</text:p>
          </table:table-cell>
          <table:table-cell table:formula="of:=[.A2567]*[.A2567]+[.B2567]*[.B2567]" office:value-type="float" office:value="0.345660804473732" calcext:value-type="float">
            <text:p>0.345660804473732</text:p>
          </table:table-cell>
        </table:table-row>
        <table:table-row table:style-name="ro1">
          <table:table-cell office:value-type="float" office:value="-0.512566269" calcext:value-type="float">
            <text:p>-0.512566269</text:p>
          </table:table-cell>
          <table:table-cell office:value-type="float" office:value="0.287987193" calcext:value-type="float">
            <text:p>0.287987193</text:p>
          </table:table-cell>
          <table:table-cell table:formula="of:=[.A2568]*[.A2568]+[.B2568]*[.B2568]" office:value-type="float" office:value="0.3456608034486" calcext:value-type="float">
            <text:p>0.3456608034486</text:p>
          </table:table-cell>
        </table:table-row>
        <table:table-row table:style-name="ro1">
          <table:table-cell office:value-type="float" office:value="-0.587621629" calcext:value-type="float">
            <text:p>-0.587621629</text:p>
          </table:table-cell>
          <table:table-cell office:value-type="float" office:value="0" calcext:value-type="float">
            <text:p>0</text:p>
          </table:table-cell>
          <table:table-cell table:formula="of:=[.A2569]*[.A2569]+[.B2569]*[.B2569]" office:value-type="float" office:value="0.345299178868614" calcext:value-type="float">
            <text:p>0.345299178868614</text:p>
          </table:table-cell>
        </table:table-row>
        <table:table-row table:style-name="ro1">
          <table:table-cell office:value-type="float" office:value="-0.566826969" calcext:value-type="float">
            <text:p>-0.566826969</text:p>
          </table:table-cell>
          <table:table-cell office:value-type="float" office:value="0.152324412" calcext:value-type="float">
            <text:p>0.152324412</text:p>
          </table:table-cell>
          <table:table-cell table:formula="of:=[.A2570]*[.A2570]+[.B2570]*[.B2570]" office:value-type="float" office:value="0.344495539276873" calcext:value-type="float">
            <text:p>0.344495539276873</text:p>
          </table:table-cell>
        </table:table-row>
        <table:table-row table:style-name="ro1">
          <table:table-cell office:value-type="float" office:value="-0.566826969" calcext:value-type="float">
            <text:p>-0.566826969</text:p>
          </table:table-cell>
          <table:table-cell office:value-type="float" office:value="-0.152324412" calcext:value-type="float">
            <text:p>-0.152324412</text:p>
          </table:table-cell>
          <table:table-cell table:formula="of:=[.A2571]*[.A2571]+[.B2571]*[.B2571]" office:value-type="float" office:value="0.344495539276873" calcext:value-type="float">
            <text:p>0.344495539276873</text:p>
          </table:table-cell>
        </table:table-row>
        <table:table-row table:style-name="ro1">
          <table:table-cell office:value-type="float" office:value="0.5630246" calcext:value-type="float">
            <text:p>0.5630246</text:p>
          </table:table-cell>
          <table:table-cell office:value-type="float" office:value="0.164772727" calcext:value-type="float">
            <text:p>0.164772727</text:p>
          </table:table-cell>
          <table:table-cell table:formula="of:=[.A2572]*[.A2572]+[.B2572]*[.B2572]" office:value-type="float" office:value="0.344146751768176" calcext:value-type="float">
            <text:p>0.344146751768176</text:p>
          </table:table-cell>
        </table:table-row>
        <table:table-row table:style-name="ro1">
          <table:table-cell office:value-type="float" office:value="0.5630246" calcext:value-type="float">
            <text:p>0.5630246</text:p>
          </table:table-cell>
          <table:table-cell office:value-type="float" office:value="-0.164772727" calcext:value-type="float">
            <text:p>-0.164772727</text:p>
          </table:table-cell>
          <table:table-cell table:formula="of:=[.A2573]*[.A2573]+[.B2573]*[.B2573]" office:value-type="float" office:value="0.344146751768176" calcext:value-type="float">
            <text:p>0.344146751768176</text:p>
          </table:table-cell>
        </table:table-row>
        <table:table-row table:style-name="ro1">
          <table:table-cell office:value-type="float" office:value="-0.382481599" calcext:value-type="float">
            <text:p>-0.382481599</text:p>
          </table:table-cell>
          <table:table-cell office:value-type="float" office:value="0.443181818" calcext:value-type="float">
            <text:p>0.443181818</text:p>
          </table:table-cell>
          <table:table-cell table:formula="of:=[.A2574]*[.A2574]+[.B2574]*[.B2574]" office:value-type="float" office:value="0.342702297379382" calcext:value-type="float">
            <text:p>0.342702297379382</text:p>
          </table:table-cell>
        </table:table-row>
        <table:table-row table:style-name="ro1">
          <table:table-cell office:value-type="float" office:value="-0.382481599" calcext:value-type="float">
            <text:p>-0.382481599</text:p>
          </table:table-cell>
          <table:table-cell office:value-type="float" office:value="-0.443181818" calcext:value-type="float">
            <text:p>-0.443181818</text:p>
          </table:table-cell>
          <table:table-cell table:formula="of:=[.A2575]*[.A2575]+[.B2575]*[.B2575]" office:value-type="float" office:value="0.342702297379382" calcext:value-type="float">
            <text:p>0.342702297379382</text:p>
          </table:table-cell>
        </table:table-row>
        <table:table-row table:style-name="ro1">
          <table:table-cell office:value-type="float" office:value="-0.181541233" calcext:value-type="float">
            <text:p>-0.181541233</text:p>
          </table:table-cell>
          <table:table-cell office:value-type="float" office:value="0.556480067" calcext:value-type="float">
            <text:p>0.556480067</text:p>
          </table:table-cell>
          <table:table-cell table:formula="of:=[.A2576]*[.A2576]+[.B2576]*[.B2576]" office:value-type="float" office:value="0.342627284247485" calcext:value-type="float">
            <text:p>0.342627284247485</text:p>
          </table:table-cell>
        </table:table-row>
        <table:table-row table:style-name="ro1">
          <table:table-cell office:value-type="float" office:value="-0.181541233" calcext:value-type="float">
            <text:p>-0.181541233</text:p>
          </table:table-cell>
          <table:table-cell office:value-type="float" office:value="-0.556480067" calcext:value-type="float">
            <text:p>-0.556480067</text:p>
          </table:table-cell>
          <table:table-cell table:formula="of:=[.A2577]*[.A2577]+[.B2577]*[.B2577]" office:value-type="float" office:value="0.342627284247485" calcext:value-type="float">
            <text:p>0.342627284247485</text:p>
          </table:table-cell>
        </table:table-row>
        <table:table-row table:style-name="ro1">
          <table:table-cell office:value-type="float" office:value="0.0765435506" calcext:value-type="float">
            <text:p>0.0765435506</text:p>
          </table:table-cell>
          <table:table-cell office:value-type="float" office:value="0.579016893" calcext:value-type="float">
            <text:p>0.579016893</text:p>
          </table:table-cell>
          <table:table-cell table:formula="of:=[.A2578]*[.A2578]+[.B2578]*[.B2578]" office:value-type="float" office:value="0.341119477517828" calcext:value-type="float">
            <text:p>0.341119477517828</text:p>
          </table:table-cell>
        </table:table-row>
        <table:table-row table:style-name="ro1">
          <table:table-cell office:value-type="float" office:value="0.0765435506" calcext:value-type="float">
            <text:p>0.0765435506</text:p>
          </table:table-cell>
          <table:table-cell office:value-type="float" office:value="-0.579016893" calcext:value-type="float">
            <text:p>-0.579016893</text:p>
          </table:table-cell>
          <table:table-cell table:formula="of:=[.A2579]*[.A2579]+[.B2579]*[.B2579]" office:value-type="float" office:value="0.341119477517828" calcext:value-type="float">
            <text:p>0.341119477517828</text:p>
          </table:table-cell>
        </table:table-row>
        <table:table-row table:style-name="ro1">
          <table:table-cell office:value-type="float" office:value="-0.509579076" calcext:value-type="float">
            <text:p>-0.509579076</text:p>
          </table:table-cell>
          <table:table-cell office:value-type="float" office:value="-0.283418027" calcext:value-type="float">
            <text:p>-0.283418027</text:p>
          </table:table-cell>
          <table:table-cell table:formula="of:=[.A2580]*[.A2580]+[.B2580]*[.B2580]" office:value-type="float" office:value="0.339996612725586" calcext:value-type="float">
            <text:p>0.339996612725586</text:p>
          </table:table-cell>
        </table:table-row>
        <table:table-row table:style-name="ro1">
          <table:table-cell office:value-type="float" office:value="-0.509579075" calcext:value-type="float">
            <text:p>-0.509579075</text:p>
          </table:table-cell>
          <table:table-cell office:value-type="float" office:value="0.283418027" calcext:value-type="float">
            <text:p>0.283418027</text:p>
          </table:table-cell>
          <table:table-cell table:formula="of:=[.A2581]*[.A2581]+[.B2581]*[.B2581]" office:value-type="float" office:value="0.339996611706428" calcext:value-type="float">
            <text:p>0.339996611706428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545454545" calcext:value-type="float">
            <text:p>0.545454545</text:p>
          </table:table-cell>
          <table:table-cell table:formula="of:=[.A2582]*[.A2582]+[.B2582]*[.B2582]" office:value-type="float" office:value="0.338780426286157" calcext:value-type="float">
            <text:p>0.338780426286157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545454545" calcext:value-type="float">
            <text:p>-0.545454545</text:p>
          </table:table-cell>
          <table:table-cell table:formula="of:=[.A2583]*[.A2583]+[.B2583]*[.B2583]" office:value-type="float" office:value="0.338780426286157" calcext:value-type="float">
            <text:p>0.33878042628615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363636364" calcext:value-type="float">
            <text:p>0.363636364</text:p>
          </table:table-cell>
          <table:table-cell table:formula="of:=[.A2584]*[.A2584]+[.B2584]*[.B2584]" office:value-type="float" office:value="0.33755367084814" calcext:value-type="float">
            <text:p>0.33755367084814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363636364" calcext:value-type="float">
            <text:p>-0.363636364</text:p>
          </table:table-cell>
          <table:table-cell table:formula="of:=[.A2585]*[.A2585]+[.B2585]*[.B2585]" office:value-type="float" office:value="0.33755367084814" calcext:value-type="float">
            <text:p>0.33755367084814</text:p>
          </table:table-cell>
        </table:table-row>
        <table:table-row table:style-name="ro1">
          <table:table-cell office:value-type="float" office:value="-0.324453816" calcext:value-type="float">
            <text:p>-0.324453816</text:p>
          </table:table-cell>
          <table:table-cell office:value-type="float" office:value="0.480433807" calcext:value-type="float">
            <text:p>0.480433807</text:p>
          </table:table-cell>
          <table:table-cell table:formula="of:=[.A2586]*[.A2586]+[.B2586]*[.B2586]" office:value-type="float" office:value="0.336086921625475" calcext:value-type="float">
            <text:p>0.336086921625475</text:p>
          </table:table-cell>
        </table:table-row>
        <table:table-row table:style-name="ro1">
          <table:table-cell office:value-type="float" office:value="-0.324453816" calcext:value-type="float">
            <text:p>-0.324453816</text:p>
          </table:table-cell>
          <table:table-cell office:value-type="float" office:value="-0.480433807" calcext:value-type="float">
            <text:p>-0.480433807</text:p>
          </table:table-cell>
          <table:table-cell table:formula="of:=[.A2587]*[.A2587]+[.B2587]*[.B2587]" office:value-type="float" office:value="0.336086921625475" calcext:value-type="float">
            <text:p>0.336086921625475</text:p>
          </table:table-cell>
        </table:table-row>
        <table:table-row table:style-name="ro1">
          <table:table-cell office:value-type="float" office:value="-0.143643452" calcext:value-type="float">
            <text:p>-0.143643452</text:p>
          </table:table-cell>
          <table:table-cell office:value-type="float" office:value="0.560078101" calcext:value-type="float">
            <text:p>0.560078101</text:p>
          </table:table-cell>
          <table:table-cell table:formula="of:=[.A2588]*[.A2588]+[.B2588]*[.B2588]" office:value-type="float" office:value="0.334320920522242" calcext:value-type="float">
            <text:p>0.334320920522242</text:p>
          </table:table-cell>
        </table:table-row>
        <table:table-row table:style-name="ro1">
          <table:table-cell office:value-type="float" office:value="-0.143643452" calcext:value-type="float">
            <text:p>-0.143643452</text:p>
          </table:table-cell>
          <table:table-cell office:value-type="float" office:value="-0.560078101" calcext:value-type="float">
            <text:p>-0.560078101</text:p>
          </table:table-cell>
          <table:table-cell table:formula="of:=[.A2589]*[.A2589]+[.B2589]*[.B2589]" office:value-type="float" office:value="0.334320920522242" calcext:value-type="float">
            <text:p>0.334320920522242</text:p>
          </table:table-cell>
        </table:table-row>
        <table:table-row table:style-name="ro1">
          <table:table-cell office:value-type="float" office:value="0.576340675" calcext:value-type="float">
            <text:p>0.576340675</text:p>
          </table:table-cell>
          <table:table-cell office:value-type="float" office:value="0" calcext:value-type="float">
            <text:p>0</text:p>
          </table:table-cell>
          <table:table-cell table:formula="of:=[.A2590]*[.A2590]+[.B2590]*[.B2590]" office:value-type="float" office:value="0.332168573659456" calcext:value-type="float">
            <text:p>0.332168573659456</text:p>
          </table:table-cell>
        </table:table-row>
        <table:table-row table:style-name="ro1">
          <table:table-cell office:value-type="float" office:value="0.132881643" calcext:value-type="float">
            <text:p>0.132881643</text:p>
          </table:table-cell>
          <table:table-cell office:value-type="float" office:value="0.560653087" calcext:value-type="float">
            <text:p>0.560653087</text:p>
          </table:table-cell>
          <table:table-cell table:formula="of:=[.A2591]*[.A2591]+[.B2591]*[.B2591]" office:value-type="float" office:value="0.331989415009009" calcext:value-type="float">
            <text:p>0.331989415009009</text:p>
          </table:table-cell>
        </table:table-row>
        <table:table-row table:style-name="ro1">
          <table:table-cell office:value-type="float" office:value="0.132881643" calcext:value-type="float">
            <text:p>0.132881643</text:p>
          </table:table-cell>
          <table:table-cell office:value-type="float" office:value="-0.560653087" calcext:value-type="float">
            <text:p>-0.560653087</text:p>
          </table:table-cell>
          <table:table-cell table:formula="of:=[.A2592]*[.A2592]+[.B2592]*[.B2592]" office:value-type="float" office:value="0.331989415009009" calcext:value-type="float">
            <text:p>0.331989415009009</text:p>
          </table:table-cell>
        </table:table-row>
        <table:table-row table:style-name="ro1">
          <table:table-cell office:value-type="float" office:value="-0.573097477" calcext:value-type="float">
            <text:p>-0.573097477</text:p>
          </table:table-cell>
          <table:table-cell office:value-type="float" office:value="0.0506926286" calcext:value-type="float">
            <text:p>0.0506926286</text:p>
          </table:table-cell>
          <table:table-cell table:formula="of:=[.A2593]*[.A2593]+[.B2593]*[.B2593]" office:value-type="float" office:value="0.331010460738143" calcext:value-type="float">
            <text:p>0.331010460738143</text:p>
          </table:table-cell>
        </table:table-row>
        <table:table-row table:style-name="ro1">
          <table:table-cell office:value-type="float" office:value="-0.573097477" calcext:value-type="float">
            <text:p>-0.573097477</text:p>
          </table:table-cell>
          <table:table-cell office:value-type="float" office:value="-0.0506926286" calcext:value-type="float">
            <text:p>-0.0506926286</text:p>
          </table:table-cell>
          <table:table-cell table:formula="of:=[.A2594]*[.A2594]+[.B2594]*[.B2594]" office:value-type="float" office:value="0.331010460738143" calcext:value-type="float">
            <text:p>0.331010460738143</text:p>
          </table:table-cell>
        </table:table-row>
        <table:table-row table:style-name="ro1">
          <table:table-cell office:value-type="float" office:value="0.162465782" calcext:value-type="float">
            <text:p>0.162465782</text:p>
          </table:table-cell>
          <table:table-cell office:value-type="float" office:value="-0.55163134" calcext:value-type="float">
            <text:p>-0.55163134</text:p>
          </table:table-cell>
          <table:table-cell table:formula="of:=[.A2595]*[.A2595]+[.B2595]*[.B2595]" office:value-type="float" office:value="0.330692265591067" calcext:value-type="float">
            <text:p>0.330692265591067</text:p>
          </table:table-cell>
        </table:table-row>
        <table:table-row table:style-name="ro1">
          <table:table-cell office:value-type="float" office:value="0.162465781" calcext:value-type="float">
            <text:p>0.162465781</text:p>
          </table:table-cell>
          <table:table-cell office:value-type="float" office:value="0.55163134" calcext:value-type="float">
            <text:p>0.55163134</text:p>
          </table:table-cell>
          <table:table-cell table:formula="of:=[.A2596]*[.A2596]+[.B2596]*[.B2596]" office:value-type="float" office:value="0.330692265266136" calcext:value-type="float">
            <text:p>0.330692265266136</text:p>
          </table:table-cell>
        </table:table-row>
        <table:table-row table:style-name="ro1">
          <table:table-cell office:value-type="float" office:value="0.0693391039" calcext:value-type="float">
            <text:p>0.0693391039</text:p>
          </table:table-cell>
          <table:table-cell office:value-type="float" office:value="-0.570091068" calcext:value-type="float">
            <text:p>-0.570091068</text:p>
          </table:table-cell>
          <table:table-cell table:formula="of:=[.A2597]*[.A2597]+[.B2597]*[.B2597]" office:value-type="float" office:value="0.329811737143036" calcext:value-type="float">
            <text:p>0.329811737143036</text:p>
          </table:table-cell>
        </table:table-row>
        <table:table-row table:style-name="ro1">
          <table:table-cell office:value-type="float" office:value="0.0693391038" calcext:value-type="float">
            <text:p>0.0693391038</text:p>
          </table:table-cell>
          <table:table-cell office:value-type="float" office:value="0.570091067" calcext:value-type="float">
            <text:p>0.570091067</text:p>
          </table:table-cell>
          <table:table-cell table:formula="of:=[.A2598]*[.A2598]+[.B2598]*[.B2598]" office:value-type="float" office:value="0.329811735988986" calcext:value-type="float">
            <text:p>0.329811735988986</text:p>
          </table:table-cell>
        </table:table-row>
        <table:table-row table:style-name="ro1">
          <table:table-cell office:value-type="float" office:value="0.52601361" calcext:value-type="float">
            <text:p>0.52601361</text:p>
          </table:table-cell>
          <table:table-cell office:value-type="float" office:value="0.230097036" calcext:value-type="float">
            <text:p>0.230097036</text:p>
          </table:table-cell>
          <table:table-cell table:formula="of:=[.A2599]*[.A2599]+[.B2599]*[.B2599]" office:value-type="float" office:value="0.329634963881217" calcext:value-type="float">
            <text:p>0.329634963881217</text:p>
          </table:table-cell>
        </table:table-row>
        <table:table-row table:style-name="ro1">
          <table:table-cell office:value-type="float" office:value="0.52601361" calcext:value-type="float">
            <text:p>0.52601361</text:p>
          </table:table-cell>
          <table:table-cell office:value-type="float" office:value="-0.230097036" calcext:value-type="float">
            <text:p>-0.230097036</text:p>
          </table:table-cell>
          <table:table-cell table:formula="of:=[.A2600]*[.A2600]+[.B2600]*[.B2600]" office:value-type="float" office:value="0.329634963881217" calcext:value-type="float">
            <text:p>0.329634963881217</text:p>
          </table:table-cell>
        </table:table-row>
        <table:table-row table:style-name="ro1">
          <table:table-cell office:value-type="float" office:value="-0.418370271" calcext:value-type="float">
            <text:p>-0.418370271</text:p>
          </table:table-cell>
          <table:table-cell office:value-type="float" office:value="0.392045455" calcext:value-type="float">
            <text:p>0.392045455</text:p>
          </table:table-cell>
          <table:table-cell table:formula="of:=[.A2601]*[.A2601]+[.B2601]*[.B2601]" office:value-type="float" office:value="0.32873332244277" calcext:value-type="float">
            <text:p>0.32873332244277</text:p>
          </table:table-cell>
        </table:table-row>
        <table:table-row table:style-name="ro1">
          <table:table-cell office:value-type="float" office:value="-0.418370271" calcext:value-type="float">
            <text:p>-0.418370271</text:p>
          </table:table-cell>
          <table:table-cell office:value-type="float" office:value="-0.392045455" calcext:value-type="float">
            <text:p>-0.392045455</text:p>
          </table:table-cell>
          <table:table-cell table:formula="of:=[.A2602]*[.A2602]+[.B2602]*[.B2602]" office:value-type="float" office:value="0.32873332244277" calcext:value-type="float">
            <text:p>0.32873332244277</text:p>
          </table:table-cell>
        </table:table-row>
        <table:table-row table:style-name="ro1">
          <table:table-cell office:value-type="float" office:value="-0.332939561" calcext:value-type="float">
            <text:p>-0.332939561</text:p>
          </table:table-cell>
          <table:table-cell office:value-type="float" office:value="0.466397271" calcext:value-type="float">
            <text:p>0.466397271</text:p>
          </table:table-cell>
          <table:table-cell table:formula="of:=[.A2603]*[.A2603]+[.B2603]*[.B2603]" office:value-type="float" office:value="0.32837516567512" calcext:value-type="float">
            <text:p>0.32837516567512</text:p>
          </table:table-cell>
        </table:table-row>
        <table:table-row table:style-name="ro1">
          <table:table-cell office:value-type="float" office:value="-0.332939561" calcext:value-type="float">
            <text:p>-0.332939561</text:p>
          </table:table-cell>
          <table:table-cell office:value-type="float" office:value="-0.46639727" calcext:value-type="float">
            <text:p>-0.46639727</text:p>
          </table:table-cell>
          <table:table-cell table:formula="of:=[.A2604]*[.A2604]+[.B2604]*[.B2604]" office:value-type="float" office:value="0.328375164742326" calcext:value-type="float">
            <text:p>0.328375164742326</text:p>
          </table:table-cell>
        </table:table-row>
        <table:table-row table:style-name="ro1">
          <table:table-cell office:value-type="float" office:value="-0.0659865703" calcext:value-type="float">
            <text:p>-0.0659865703</text:p>
          </table:table-cell>
          <table:table-cell office:value-type="float" office:value="0.568181818" calcext:value-type="float">
            <text:p>0.568181818</text:p>
          </table:table-cell>
          <table:table-cell table:formula="of:=[.A2605]*[.A2605]+[.B2605]*[.B2605]" office:value-type="float" office:value="0.327184805765742" calcext:value-type="float">
            <text:p>0.327184805765742</text:p>
          </table:table-cell>
        </table:table-row>
        <table:table-row table:style-name="ro1">
          <table:table-cell office:value-type="float" office:value="-0.0659865703" calcext:value-type="float">
            <text:p>-0.0659865703</text:p>
          </table:table-cell>
          <table:table-cell office:value-type="float" office:value="-0.568181818" calcext:value-type="float">
            <text:p>-0.568181818</text:p>
          </table:table-cell>
          <table:table-cell table:formula="of:=[.A2606]*[.A2606]+[.B2606]*[.B2606]" office:value-type="float" office:value="0.327184805765742" calcext:value-type="float">
            <text:p>0.327184805765742</text:p>
          </table:table-cell>
        </table:table-row>
        <table:table-row table:style-name="ro1">
          <table:table-cell office:value-type="float" office:value="-0.457040777" calcext:value-type="float">
            <text:p>-0.457040777</text:p>
          </table:table-cell>
          <table:table-cell office:value-type="float" office:value="-0.343417521" calcext:value-type="float">
            <text:p>-0.343417521</text:p>
          </table:table-cell>
          <table:table-cell table:formula="of:=[.A2607]*[.A2607]+[.B2607]*[.B2607]" office:value-type="float" office:value="0.326821865570549" calcext:value-type="float">
            <text:p>0.326821865570549</text:p>
          </table:table-cell>
        </table:table-row>
        <table:table-row table:style-name="ro1">
          <table:table-cell office:value-type="float" office:value="-0.457040776" calcext:value-type="float">
            <text:p>-0.457040776</text:p>
          </table:table-cell>
          <table:table-cell office:value-type="float" office:value="0.343417522" calcext:value-type="float">
            <text:p>0.343417522</text:p>
          </table:table-cell>
          <table:table-cell table:formula="of:=[.A2608]*[.A2608]+[.B2608]*[.B2608]" office:value-type="float" office:value="0.326821865343303" calcext:value-type="float">
            <text:p>0.326821865343303</text:p>
          </table:table-cell>
        </table:table-row>
        <table:table-row table:style-name="ro1">
          <table:table-cell office:value-type="float" office:value="-0.0944705011" calcext:value-type="float">
            <text:p>-0.0944705011</text:p>
          </table:table-cell>
          <table:table-cell office:value-type="float" office:value="-0.563586934" calcext:value-type="float">
            <text:p>-0.563586934</text:p>
          </table:table-cell>
          <table:table-cell table:formula="of:=[.A2609]*[.A2609]+[.B2609]*[.B2609]" office:value-type="float" office:value="0.326554907753605" calcext:value-type="float">
            <text:p>0.326554907753605</text:p>
          </table:table-cell>
        </table:table-row>
        <table:table-row table:style-name="ro1">
          <table:table-cell office:value-type="float" office:value="-0.0944705012" calcext:value-type="float">
            <text:p>-0.0944705012</text:p>
          </table:table-cell>
          <table:table-cell office:value-type="float" office:value="0.563586933" calcext:value-type="float">
            <text:p>0.563586933</text:p>
          </table:table-cell>
          <table:table-cell table:formula="of:=[.A2610]*[.A2610]+[.B2610]*[.B2610]" office:value-type="float" office:value="0.326554906645326" calcext:value-type="float">
            <text:p>0.326554906645326</text:p>
          </table:table-cell>
        </table:table-row>
        <table:table-row table:style-name="ro1">
          <table:table-cell office:value-type="float" office:value="0.571289063" calcext:value-type="float">
            <text:p>0.571289063</text:p>
          </table:table-cell>
          <table:table-cell office:value-type="float" office:value="0" calcext:value-type="float">
            <text:p>0</text:p>
          </table:table-cell>
          <table:table-cell table:formula="of:=[.A2611]*[.A2611]+[.B2611]*[.B2611]" office:value-type="float" office:value="0.326371193503418" calcext:value-type="float">
            <text:p>0.326371193503418</text:p>
          </table:table-cell>
        </table:table-row>
        <table:table-row table:style-name="ro1">
          <table:table-cell office:value-type="float" office:value="-0.566627249" calcext:value-type="float">
            <text:p>-0.566627249</text:p>
          </table:table-cell>
          <table:table-cell office:value-type="float" office:value="0.0727420193" calcext:value-type="float">
            <text:p>0.0727420193</text:p>
          </table:table-cell>
          <table:table-cell table:formula="of:=[.A2612]*[.A2612]+[.B2612]*[.B2612]" office:value-type="float" office:value="0.32635784068115" calcext:value-type="float">
            <text:p>0.32635784068115</text:p>
          </table:table-cell>
        </table:table-row>
        <table:table-row table:style-name="ro1">
          <table:table-cell office:value-type="float" office:value="-0.566627249" calcext:value-type="float">
            <text:p>-0.566627249</text:p>
          </table:table-cell>
          <table:table-cell office:value-type="float" office:value="-0.0727420193" calcext:value-type="float">
            <text:p>-0.0727420193</text:p>
          </table:table-cell>
          <table:table-cell table:formula="of:=[.A2613]*[.A2613]+[.B2613]*[.B2613]" office:value-type="float" office:value="0.32635784068115" calcext:value-type="float">
            <text:p>0.32635784068115</text:p>
          </table:table-cell>
        </table:table-row>
        <table:table-row table:style-name="ro1">
          <table:table-cell office:value-type="float" office:value="-0.0925284678" calcext:value-type="float">
            <text:p>-0.0925284678</text:p>
          </table:table-cell>
          <table:table-cell office:value-type="float" office:value="0.563681869" calcext:value-type="float">
            <text:p>0.563681869</text:p>
          </table:table-cell>
          <table:table-cell table:formula="of:=[.A2614]*[.A2614]+[.B2614]*[.B2614]" office:value-type="float" office:value="0.326298766792749" calcext:value-type="float">
            <text:p>0.326298766792749</text:p>
          </table:table-cell>
        </table:table-row>
        <table:table-row table:style-name="ro1">
          <table:table-cell office:value-type="float" office:value="-0.0925284678" calcext:value-type="float">
            <text:p>-0.0925284678</text:p>
          </table:table-cell>
          <table:table-cell office:value-type="float" office:value="-0.563681869" calcext:value-type="float">
            <text:p>-0.563681869</text:p>
          </table:table-cell>
          <table:table-cell table:formula="of:=[.A2615]*[.A2615]+[.B2615]*[.B2615]" office:value-type="float" office:value="0.326298766792749" calcext:value-type="float">
            <text:p>0.326298766792749</text:p>
          </table:table-cell>
        </table:table-row>
        <table:table-row table:style-name="ro1">
          <table:table-cell office:value-type="float" office:value="0.308947789" calcext:value-type="float">
            <text:p>0.308947789</text:p>
          </table:table-cell>
          <table:table-cell office:value-type="float" office:value="0.480465243" calcext:value-type="float">
            <text:p>0.480465243</text:p>
          </table:table-cell>
          <table:table-cell table:formula="of:=[.A2616]*[.A2616]+[.B2616]*[.B2616]" office:value-type="float" office:value="0.326295586059038" calcext:value-type="float">
            <text:p>0.326295586059038</text:p>
          </table:table-cell>
        </table:table-row>
        <table:table-row table:style-name="ro1">
          <table:table-cell office:value-type="float" office:value="0.30894779" calcext:value-type="float">
            <text:p>0.30894779</text:p>
          </table:table-cell>
          <table:table-cell office:value-type="float" office:value="-0.480465242" calcext:value-type="float">
            <text:p>-0.480465242</text:p>
          </table:table-cell>
          <table:table-cell table:formula="of:=[.A2617]*[.A2617]+[.B2617]*[.B2617]" office:value-type="float" office:value="0.326295585716003" calcext:value-type="float">
            <text:p>0.326295585716003</text:p>
          </table:table-cell>
        </table:table-row>
        <table:table-row table:style-name="ro1">
          <table:table-cell office:value-type="float" office:value="0.369803964" calcext:value-type="float">
            <text:p>0.369803964</text:p>
          </table:table-cell>
          <table:table-cell office:value-type="float" office:value="0.434464028" calcext:value-type="float">
            <text:p>0.434464028</text:p>
          </table:table-cell>
          <table:table-cell table:formula="of:=[.A2618]*[.A2618]+[.B2618]*[.B2618]" office:value-type="float" office:value="0.325513963416098" calcext:value-type="float">
            <text:p>0.325513963416098</text:p>
          </table:table-cell>
        </table:table-row>
        <table:table-row table:style-name="ro1">
          <table:table-cell office:value-type="float" office:value="0.369803963" calcext:value-type="float">
            <text:p>0.369803963</text:p>
          </table:table-cell>
          <table:table-cell office:value-type="float" office:value="-0.434464028" calcext:value-type="float">
            <text:p>-0.434464028</text:p>
          </table:table-cell>
          <table:table-cell table:formula="of:=[.A2619]*[.A2619]+[.B2619]*[.B2619]" office:value-type="float" office:value="0.32551396267649" calcext:value-type="float">
            <text:p>0.32551396267649</text:p>
          </table:table-cell>
        </table:table-row>
        <table:table-row table:style-name="ro1">
          <table:table-cell office:value-type="float" office:value="-0.139652345" calcext:value-type="float">
            <text:p>-0.139652345</text:p>
          </table:table-cell>
          <table:table-cell office:value-type="float" office:value="0.552682068" calcext:value-type="float">
            <text:p>0.552682068</text:p>
          </table:table-cell>
          <table:table-cell table:formula="of:=[.A2620]*[.A2620]+[.B2620]*[.B2620]" office:value-type="float" office:value="0.324960245752756" calcext:value-type="float">
            <text:p>0.324960245752756</text:p>
          </table:table-cell>
        </table:table-row>
        <table:table-row table:style-name="ro1">
          <table:table-cell office:value-type="float" office:value="-0.139652345" calcext:value-type="float">
            <text:p>-0.139652345</text:p>
          </table:table-cell>
          <table:table-cell office:value-type="float" office:value="-0.552682068" calcext:value-type="float">
            <text:p>-0.552682068</text:p>
          </table:table-cell>
          <table:table-cell table:formula="of:=[.A2621]*[.A2621]+[.B2621]*[.B2621]" office:value-type="float" office:value="0.324960245752756" calcext:value-type="float">
            <text:p>0.32496024575275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454545455" calcext:value-type="float">
            <text:p>0.454545455</text:p>
          </table:table-cell>
          <table:table-cell table:formula="of:=[.A2622]*[.A2622]+[.B2622]*[.B2622]" office:value-type="float" office:value="0.324775633161157" calcext:value-type="float">
            <text:p>0.32477563316115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454545455" calcext:value-type="float">
            <text:p>-0.454545455</text:p>
          </table:table-cell>
          <table:table-cell table:formula="of:=[.A2623]*[.A2623]+[.B2623]*[.B2623]" office:value-type="float" office:value="0.324775633161157" calcext:value-type="float">
            <text:p>0.32477563316115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0909090908" calcext:value-type="float">
            <text:p>0.0909090908</text:p>
          </table:table-cell>
          <table:table-cell table:formula="of:=[.A2624]*[.A2624]+[.B2624]*[.B2624]" office:value-type="float" office:value="0.324670712790083" calcext:value-type="float">
            <text:p>0.32467071279008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0909090908" calcext:value-type="float">
            <text:p>-0.0909090908</text:p>
          </table:table-cell>
          <table:table-cell table:formula="of:=[.A2625]*[.A2625]+[.B2625]*[.B2625]" office:value-type="float" office:value="0.324670712790083" calcext:value-type="float">
            <text:p>0.324670712790083</text:p>
          </table:table-cell>
        </table:table-row>
        <table:table-row table:style-name="ro1">
          <table:table-cell office:value-type="float" office:value="-0.562173187" calcext:value-type="float">
            <text:p>-0.562173187</text:p>
          </table:table-cell>
          <table:table-cell office:value-type="float" office:value="-0.0913961296" calcext:value-type="float">
            <text:p>-0.0913961296</text:p>
          </table:table-cell>
          <table:table-cell table:formula="of:=[.A2626]*[.A2626]+[.B2626]*[.B2626]" office:value-type="float" office:value="0.324391944687597" calcext:value-type="float">
            <text:p>0.324391944687597</text:p>
          </table:table-cell>
        </table:table-row>
        <table:table-row table:style-name="ro1">
          <table:table-cell office:value-type="float" office:value="-0.562173186" calcext:value-type="float">
            <text:p>-0.562173186</text:p>
          </table:table-cell>
          <table:table-cell office:value-type="float" office:value="0.0913961295" calcext:value-type="float">
            <text:p>0.0913961295</text:p>
          </table:table-cell>
          <table:table-cell table:formula="of:=[.A2627]*[.A2627]+[.B2627]*[.B2627]" office:value-type="float" office:value="0.324391943544971" calcext:value-type="float">
            <text:p>0.324391943544971</text:p>
          </table:table-cell>
        </table:table-row>
        <table:table-row table:style-name="ro1">
          <table:table-cell office:value-type="float" office:value="0.236029862" calcext:value-type="float">
            <text:p>0.236029862</text:p>
          </table:table-cell>
          <table:table-cell office:value-type="float" office:value="0.516895091" calcext:value-type="float">
            <text:p>0.516895091</text:p>
          </table:table-cell>
          <table:table-cell table:formula="of:=[.A2628]*[.A2628]+[.B2628]*[.B2628]" office:value-type="float" office:value="0.322890630855637" calcext:value-type="float">
            <text:p>0.322890630855637</text:p>
          </table:table-cell>
        </table:table-row>
        <table:table-row table:style-name="ro1">
          <table:table-cell office:value-type="float" office:value="0.236029861" calcext:value-type="float">
            <text:p>0.236029861</text:p>
          </table:table-cell>
          <table:table-cell office:value-type="float" office:value="-0.516895091" calcext:value-type="float">
            <text:p>-0.516895091</text:p>
          </table:table-cell>
          <table:table-cell table:formula="of:=[.A2629]*[.A2629]+[.B2629]*[.B2629]" office:value-type="float" office:value="0.322890630383578" calcext:value-type="float">
            <text:p>0.322890630383578</text:p>
          </table:table-cell>
        </table:table-row>
        <table:table-row table:style-name="ro1">
          <table:table-cell office:value-type="float" office:value="-0.518072508" calcext:value-type="float">
            <text:p>-0.518072508</text:p>
          </table:table-cell>
          <table:table-cell office:value-type="float" office:value="0.222826285" calcext:value-type="float">
            <text:p>0.222826285</text:p>
          </table:table-cell>
          <table:table-cell table:formula="of:=[.A2630]*[.A2630]+[.B2630]*[.B2630]" office:value-type="float" office:value="0.318050676832311" calcext:value-type="float">
            <text:p>0.318050676832311</text:p>
          </table:table-cell>
        </table:table-row>
        <table:table-row table:style-name="ro1">
          <table:table-cell office:value-type="float" office:value="-0.518072508" calcext:value-type="float">
            <text:p>-0.518072508</text:p>
          </table:table-cell>
          <table:table-cell office:value-type="float" office:value="-0.222826285" calcext:value-type="float">
            <text:p>-0.222826285</text:p>
          </table:table-cell>
          <table:table-cell table:formula="of:=[.A2631]*[.A2631]+[.B2631]*[.B2631]" office:value-type="float" office:value="0.318050676832311" calcext:value-type="float">
            <text:p>0.318050676832311</text:p>
          </table:table-cell>
        </table:table-row>
        <table:table-row table:style-name="ro1">
          <table:table-cell office:value-type="float" office:value="-0.49503425" calcext:value-type="float">
            <text:p>-0.49503425</text:p>
          </table:table-cell>
          <table:table-cell office:value-type="float" office:value="0.268002786" calcext:value-type="float">
            <text:p>0.268002786</text:p>
          </table:table-cell>
          <table:table-cell table:formula="of:=[.A2632]*[.A2632]+[.B2632]*[.B2632]" office:value-type="float" office:value="0.316884401976824" calcext:value-type="float">
            <text:p>0.316884401976824</text:p>
          </table:table-cell>
        </table:table-row>
        <table:table-row table:style-name="ro1">
          <table:table-cell office:value-type="float" office:value="-0.49503425" calcext:value-type="float">
            <text:p>-0.49503425</text:p>
          </table:table-cell>
          <table:table-cell office:value-type="float" office:value="-0.268002785" calcext:value-type="float">
            <text:p>-0.268002785</text:p>
          </table:table-cell>
          <table:table-cell table:formula="of:=[.A2633]*[.A2633]+[.B2633]*[.B2633]" office:value-type="float" office:value="0.316884401440819" calcext:value-type="float">
            <text:p>0.316884401440819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table:formula="of:=[.A2634]*[.A2634]+[.B2634]*[.B2634]" office:value-type="float" office:value="0.31640625" calcext:value-type="float">
            <text:p>0.31640625</text:p>
          </table:table-cell>
        </table:table-row>
        <table:table-row table:style-name="ro1">
          <table:table-cell office:value-type="float" office:value="-0.459385896" calcext:value-type="float">
            <text:p>-0.459385896</text:p>
          </table:table-cell>
          <table:table-cell office:value-type="float" office:value="0.323863636" calcext:value-type="float">
            <text:p>0.323863636</text:p>
          </table:table-cell>
          <table:table-cell table:formula="of:=[.A2635]*[.A2635]+[.B2635]*[.B2635]" office:value-type="float" office:value="0.315923056166863" calcext:value-type="float">
            <text:p>0.315923056166863</text:p>
          </table:table-cell>
        </table:table-row>
        <table:table-row table:style-name="ro1">
          <table:table-cell office:value-type="float" office:value="-0.459385896" calcext:value-type="float">
            <text:p>-0.459385896</text:p>
          </table:table-cell>
          <table:table-cell office:value-type="float" office:value="-0.323863636" calcext:value-type="float">
            <text:p>-0.323863636</text:p>
          </table:table-cell>
          <table:table-cell table:formula="of:=[.A2636]*[.A2636]+[.B2636]*[.B2636]" office:value-type="float" office:value="0.315923056166863" calcext:value-type="float">
            <text:p>0.315923056166863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181818182" calcext:value-type="float">
            <text:p>0.181818182</text:p>
          </table:table-cell>
          <table:table-cell table:formula="of:=[.A2637]*[.A2637]+[.B2637]*[.B2637]" office:value-type="float" office:value="0.315284413805785" calcext:value-type="float">
            <text:p>0.315284413805785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181818182" calcext:value-type="float">
            <text:p>-0.181818182</text:p>
          </table:table-cell>
          <table:table-cell table:formula="of:=[.A2638]*[.A2638]+[.B2638]*[.B2638]" office:value-type="float" office:value="0.315284413805785" calcext:value-type="float">
            <text:p>0.315284413805785</text:p>
          </table:table-cell>
        </table:table-row>
        <table:table-row table:style-name="ro1">
          <table:table-cell office:value-type="float" office:value="0.436663354" calcext:value-type="float">
            <text:p>0.436663354</text:p>
          </table:table-cell>
          <table:table-cell office:value-type="float" office:value="0.351913831" calcext:value-type="float">
            <text:p>0.351913831</text:p>
          </table:table-cell>
          <table:table-cell table:formula="of:=[.A2639]*[.A2639]+[.B2639]*[.B2639]" office:value-type="float" office:value="0.314518229175626" calcext:value-type="float">
            <text:p>0.314518229175626</text:p>
          </table:table-cell>
        </table:table-row>
        <table:table-row table:style-name="ro1">
          <table:table-cell office:value-type="float" office:value="0.436663354" calcext:value-type="float">
            <text:p>0.436663354</text:p>
          </table:table-cell>
          <table:table-cell office:value-type="float" office:value="-0.351913831" calcext:value-type="float">
            <text:p>-0.351913831</text:p>
          </table:table-cell>
          <table:table-cell table:formula="of:=[.A2640]*[.A2640]+[.B2640]*[.B2640]" office:value-type="float" office:value="0.314518229175626" calcext:value-type="float">
            <text:p>0.314518229175626</text:p>
          </table:table-cell>
        </table:table-row>
        <table:table-row table:style-name="ro1">
          <table:table-cell office:value-type="float" office:value="-0.490934545" calcext:value-type="float">
            <text:p>-0.490934545</text:p>
          </table:table-cell>
          <table:table-cell office:value-type="float" office:value="0.269459718" calcext:value-type="float">
            <text:p>0.269459718</text:p>
          </table:table-cell>
          <table:table-cell table:formula="of:=[.A2641]*[.A2641]+[.B2641]*[.B2641]" office:value-type="float" office:value="0.313625267098997" calcext:value-type="float">
            <text:p>0.313625267098997</text:p>
          </table:table-cell>
        </table:table-row>
        <table:table-row table:style-name="ro1">
          <table:table-cell office:value-type="float" office:value="-0.490934544" calcext:value-type="float">
            <text:p>-0.490934544</text:p>
          </table:table-cell>
          <table:table-cell office:value-type="float" office:value="-0.269459717" calcext:value-type="float">
            <text:p>-0.269459717</text:p>
          </table:table-cell>
          <table:table-cell table:formula="of:=[.A2642]*[.A2642]+[.B2642]*[.B2642]" office:value-type="float" office:value="0.313625265578208" calcext:value-type="float">
            <text:p>0.31362526557820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545454545" calcext:value-type="float">
            <text:p>0.545454545</text:p>
          </table:table-cell>
          <table:table-cell table:formula="of:=[.A2643]*[.A2643]+[.B2643]*[.B2643]" office:value-type="float" office:value="0.313145660661157" calcext:value-type="float">
            <text:p>0.31314566066115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545454545" calcext:value-type="float">
            <text:p>-0.545454545</text:p>
          </table:table-cell>
          <table:table-cell table:formula="of:=[.A2644]*[.A2644]+[.B2644]*[.B2644]" office:value-type="float" office:value="0.313145660661157" calcext:value-type="float">
            <text:p>0.313145660661157</text:p>
          </table:table-cell>
        </table:table-row>
        <table:table-row table:style-name="ro1">
          <table:table-cell office:value-type="float" office:value="-0.255173718" calcext:value-type="float">
            <text:p>-0.255173718</text:p>
          </table:table-cell>
          <table:table-cell office:value-type="float" office:value="0.497373655" calcext:value-type="float">
            <text:p>0.497373655</text:p>
          </table:table-cell>
          <table:table-cell table:formula="of:=[.A2645]*[.A2645]+[.B2645]*[.B2645]" office:value-type="float" office:value="0.312494179046003" calcext:value-type="float">
            <text:p>0.312494179046003</text:p>
          </table:table-cell>
        </table:table-row>
        <table:table-row table:style-name="ro1">
          <table:table-cell office:value-type="float" office:value="-0.255173718" calcext:value-type="float">
            <text:p>-0.255173718</text:p>
          </table:table-cell>
          <table:table-cell office:value-type="float" office:value="-0.497373655" calcext:value-type="float">
            <text:p>-0.497373655</text:p>
          </table:table-cell>
          <table:table-cell table:formula="of:=[.A2646]*[.A2646]+[.B2646]*[.B2646]" office:value-type="float" office:value="0.312494179046003" calcext:value-type="float">
            <text:p>0.312494179046003</text:p>
          </table:table-cell>
        </table:table-row>
        <table:table-row table:style-name="ro1">
          <table:table-cell office:value-type="float" office:value="-0.365234341" calcext:value-type="float">
            <text:p>-0.365234341</text:p>
          </table:table-cell>
          <table:table-cell office:value-type="float" office:value="0.421272269" calcext:value-type="float">
            <text:p>0.421272269</text:p>
          </table:table-cell>
          <table:table-cell table:formula="of:=[.A2647]*[.A2647]+[.B2647]*[.B2647]" office:value-type="float" office:value="0.310866448474113" calcext:value-type="float">
            <text:p>0.310866448474113</text:p>
          </table:table-cell>
        </table:table-row>
        <table:table-row table:style-name="ro1">
          <table:table-cell office:value-type="float" office:value="-0.365234341" calcext:value-type="float">
            <text:p>-0.365234341</text:p>
          </table:table-cell>
          <table:table-cell office:value-type="float" office:value="-0.421272269" calcext:value-type="float">
            <text:p>-0.421272269</text:p>
          </table:table-cell>
          <table:table-cell table:formula="of:=[.A2648]*[.A2648]+[.B2648]*[.B2648]" office:value-type="float" office:value="0.310866448474113" calcext:value-type="float">
            <text:p>0.310866448474113</text:p>
          </table:table-cell>
        </table:table-row>
        <table:table-row table:style-name="ro1">
          <table:table-cell office:value-type="float" office:value="0.557114601" calcext:value-type="float">
            <text:p>0.557114601</text:p>
          </table:table-cell>
          <table:table-cell office:value-type="float" office:value="0" calcext:value-type="float">
            <text:p>0</text:p>
          </table:table-cell>
          <table:table-cell table:formula="of:=[.A2649]*[.A2649]+[.B2649]*[.B2649]" office:value-type="float" office:value="0.310376678647389" calcext:value-type="float">
            <text:p>0.310376678647389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363636364" calcext:value-type="float">
            <text:p>0.363636364</text:p>
          </table:table-cell>
          <table:table-cell table:formula="of:=[.A2650]*[.A2650]+[.B2650]*[.B2650]" office:value-type="float" office:value="0.31020992084814" calcext:value-type="float">
            <text:p>0.31020992084814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363636364" calcext:value-type="float">
            <text:p>-0.363636364</text:p>
          </table:table-cell>
          <table:table-cell table:formula="of:=[.A2651]*[.A2651]+[.B2651]*[.B2651]" office:value-type="float" office:value="0.31020992084814" calcext:value-type="float">
            <text:p>0.31020992084814</text:p>
          </table:table-cell>
        </table:table-row>
        <table:table-row table:style-name="ro1">
          <table:table-cell office:value-type="float" office:value="-0.22096799" calcext:value-type="float">
            <text:p>-0.22096799</text:p>
          </table:table-cell>
          <table:table-cell office:value-type="float" office:value="-0.51111188" calcext:value-type="float">
            <text:p>-0.51111188</text:p>
          </table:table-cell>
          <table:table-cell table:formula="of:=[.A2652]*[.A2652]+[.B2652]*[.B2652]" office:value-type="float" office:value="0.310062206481774" calcext:value-type="float">
            <text:p>0.310062206481774</text:p>
          </table:table-cell>
        </table:table-row>
        <table:table-row table:style-name="ro1">
          <table:table-cell office:value-type="float" office:value="-0.22096799" calcext:value-type="float">
            <text:p>-0.22096799</text:p>
          </table:table-cell>
          <table:table-cell office:value-type="float" office:value="0.511111879" calcext:value-type="float">
            <text:p>0.511111879</text:p>
          </table:table-cell>
          <table:table-cell table:formula="of:=[.A2653]*[.A2653]+[.B2653]*[.B2653]" office:value-type="float" office:value="0.310062205459551" calcext:value-type="float">
            <text:p>0.310062205459551</text:p>
          </table:table-cell>
        </table:table-row>
        <table:table-row table:style-name="ro1">
          <table:table-cell office:value-type="float" office:value="0.157075236" calcext:value-type="float">
            <text:p>0.157075236</text:p>
          </table:table-cell>
          <table:table-cell office:value-type="float" office:value="0.534090909" calcext:value-type="float">
            <text:p>0.534090909</text:p>
          </table:table-cell>
          <table:table-cell table:formula="of:=[.A2654]*[.A2654]+[.B2654]*[.B2654]" office:value-type="float" office:value="0.309925728840902" calcext:value-type="float">
            <text:p>0.309925728840902</text:p>
          </table:table-cell>
        </table:table-row>
        <table:table-row table:style-name="ro1">
          <table:table-cell office:value-type="float" office:value="0.157075236" calcext:value-type="float">
            <text:p>0.157075236</text:p>
          </table:table-cell>
          <table:table-cell office:value-type="float" office:value="-0.534090909" calcext:value-type="float">
            <text:p>-0.534090909</text:p>
          </table:table-cell>
          <table:table-cell table:formula="of:=[.A2655]*[.A2655]+[.B2655]*[.B2655]" office:value-type="float" office:value="0.309925728840902" calcext:value-type="float">
            <text:p>0.309925728840902</text:p>
          </table:table-cell>
        </table:table-row>
        <table:table-row table:style-name="ro1">
          <table:table-cell office:value-type="float" office:value="-0.485020661" calcext:value-type="float">
            <text:p>-0.485020661</text:p>
          </table:table-cell>
          <table:table-cell office:value-type="float" office:value="0.272727273" calcext:value-type="float">
            <text:p>0.272727273</text:p>
          </table:table-cell>
          <table:table-cell table:formula="of:=[.A2656]*[.A2656]+[.B2656]*[.B2656]" office:value-type="float" office:value="0.309625207034893" calcext:value-type="float">
            <text:p>0.309625207034893</text:p>
          </table:table-cell>
        </table:table-row>
        <table:table-row table:style-name="ro1">
          <table:table-cell office:value-type="float" office:value="-0.485020661" calcext:value-type="float">
            <text:p>-0.485020661</text:p>
          </table:table-cell>
          <table:table-cell office:value-type="float" office:value="-0.272727273" calcext:value-type="float">
            <text:p>-0.272727273</text:p>
          </table:table-cell>
          <table:table-cell table:formula="of:=[.A2657]*[.A2657]+[.B2657]*[.B2657]" office:value-type="float" office:value="0.309625207034893" calcext:value-type="float">
            <text:p>0.309625207034893</text:p>
          </table:table-cell>
        </table:table-row>
        <table:table-row table:style-name="ro1">
          <table:table-cell office:value-type="float" office:value="-0.54556835" calcext:value-type="float">
            <text:p>-0.54556835</text:p>
          </table:table-cell>
          <table:table-cell office:value-type="float" office:value="0.109245034" calcext:value-type="float">
            <text:p>0.109245034</text:p>
          </table:table-cell>
          <table:table-cell table:formula="of:=[.A2658]*[.A2658]+[.B2658]*[.B2658]" office:value-type="float" office:value="0.309579301975384" calcext:value-type="float">
            <text:p>0.309579301975384</text:p>
          </table:table-cell>
        </table:table-row>
        <table:table-row table:style-name="ro1">
          <table:table-cell office:value-type="float" office:value="-0.54556835" calcext:value-type="float">
            <text:p>-0.54556835</text:p>
          </table:table-cell>
          <table:table-cell office:value-type="float" office:value="-0.109245034" calcext:value-type="float">
            <text:p>-0.109245034</text:p>
          </table:table-cell>
          <table:table-cell table:formula="of:=[.A2659]*[.A2659]+[.B2659]*[.B2659]" office:value-type="float" office:value="0.309579301975384" calcext:value-type="float">
            <text:p>0.309579301975384</text:p>
          </table:table-cell>
        </table:table-row>
        <table:table-row table:style-name="ro1">
          <table:table-cell office:value-type="float" office:value="-0.553086758" calcext:value-type="float">
            <text:p>-0.553086758</text:p>
          </table:table-cell>
          <table:table-cell office:value-type="float" office:value="0.0538865209" calcext:value-type="float">
            <text:p>0.0538865209</text:p>
          </table:table-cell>
          <table:table-cell table:formula="of:=[.A2660]*[.A2660]+[.B2660]*[.B2660]" office:value-type="float" office:value="0.308808719009657" calcext:value-type="float">
            <text:p>0.308808719009657</text:p>
          </table:table-cell>
        </table:table-row>
        <table:table-row table:style-name="ro1">
          <table:table-cell office:value-type="float" office:value="-0.553086758" calcext:value-type="float">
            <text:p>-0.553086758</text:p>
          </table:table-cell>
          <table:table-cell office:value-type="float" office:value="-0.0538865209" calcext:value-type="float">
            <text:p>-0.0538865209</text:p>
          </table:table-cell>
          <table:table-cell table:formula="of:=[.A2661]*[.A2661]+[.B2661]*[.B2661]" office:value-type="float" office:value="0.308808719009657" calcext:value-type="float">
            <text:p>0.308808719009657</text:p>
          </table:table-cell>
        </table:table-row>
        <table:table-row table:style-name="ro1">
          <table:table-cell office:value-type="float" office:value="-0.472103968" calcext:value-type="float">
            <text:p>-0.472103968</text:p>
          </table:table-cell>
          <table:table-cell office:value-type="float" office:value="0.292491558" calcext:value-type="float">
            <text:p>0.292491558</text:p>
          </table:table-cell>
          <table:table-cell table:formula="of:=[.A2662]*[.A2662]+[.B2662]*[.B2662]" office:value-type="float" office:value="0.308433468102612" calcext:value-type="float">
            <text:p>0.308433468102612</text:p>
          </table:table-cell>
        </table:table-row>
        <table:table-row table:style-name="ro1">
          <table:table-cell office:value-type="float" office:value="-0.472103968" calcext:value-type="float">
            <text:p>-0.472103968</text:p>
          </table:table-cell>
          <table:table-cell office:value-type="float" office:value="-0.292491557" calcext:value-type="float">
            <text:p>-0.292491557</text:p>
          </table:table-cell>
          <table:table-cell table:formula="of:=[.A2663]*[.A2663]+[.B2663]*[.B2663]" office:value-type="float" office:value="0.308433467517629" calcext:value-type="float">
            <text:p>0.308433467517629</text:p>
          </table:table-cell>
        </table:table-row>
        <table:table-row table:style-name="ro1">
          <table:table-cell office:value-type="float" office:value="-0.0926124271" calcext:value-type="float">
            <text:p>-0.0926124271</text:p>
          </table:table-cell>
          <table:table-cell office:value-type="float" office:value="-0.547152408" calcext:value-type="float">
            <text:p>-0.547152408</text:p>
          </table:table-cell>
          <table:table-cell table:formula="of:=[.A2664]*[.A2664]+[.B2664]*[.B2664]" office:value-type="float" office:value="0.307952819233551" calcext:value-type="float">
            <text:p>0.307952819233551</text:p>
          </table:table-cell>
        </table:table-row>
        <table:table-row table:style-name="ro1">
          <table:table-cell office:value-type="float" office:value="-0.0926124273" calcext:value-type="float">
            <text:p>-0.0926124273</text:p>
          </table:table-cell>
          <table:table-cell office:value-type="float" office:value="0.547152407" calcext:value-type="float">
            <text:p>0.547152407</text:p>
          </table:table-cell>
          <table:table-cell table:formula="of:=[.A2665]*[.A2665]+[.B2665]*[.B2665]" office:value-type="float" office:value="0.307952818176291" calcext:value-type="float">
            <text:p>0.307952818176291</text:p>
          </table:table-cell>
        </table:table-row>
        <table:table-row table:style-name="ro1">
          <table:table-cell office:value-type="float" office:value="0.0723451515" calcext:value-type="float">
            <text:p>0.0723451515</text:p>
          </table:table-cell>
          <table:table-cell office:value-type="float" office:value="0.549592665" calcext:value-type="float">
            <text:p>0.549592665</text:p>
          </table:table-cell>
          <table:table-cell table:formula="of:=[.A2666]*[.A2666]+[.B2666]*[.B2666]" office:value-type="float" office:value="0.30728591836736" calcext:value-type="float">
            <text:p>0.30728591836736</text:p>
          </table:table-cell>
        </table:table-row>
        <table:table-row table:style-name="ro1">
          <table:table-cell office:value-type="float" office:value="0.0723451515" calcext:value-type="float">
            <text:p>0.0723451515</text:p>
          </table:table-cell>
          <table:table-cell office:value-type="float" office:value="-0.549592665" calcext:value-type="float">
            <text:p>-0.549592665</text:p>
          </table:table-cell>
          <table:table-cell table:formula="of:=[.A2667]*[.A2667]+[.B2667]*[.B2667]" office:value-type="float" office:value="0.30728591836736" calcext:value-type="float">
            <text:p>0.30728591836736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545454545" calcext:value-type="float">
            <text:p>0.545454545</text:p>
          </table:table-cell>
          <table:table-cell table:formula="of:=[.A2668]*[.A2668]+[.B2668]*[.B2668]" office:value-type="float" office:value="0.306309723161157" calcext:value-type="float">
            <text:p>0.306309723161157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545454545" calcext:value-type="float">
            <text:p>-0.545454545</text:p>
          </table:table-cell>
          <table:table-cell table:formula="of:=[.A2669]*[.A2669]+[.B2669]*[.B2669]" office:value-type="float" office:value="0.306309723161157" calcext:value-type="float">
            <text:p>0.306309723161157</text:p>
          </table:table-cell>
        </table:table-row>
        <table:table-row table:style-name="ro1">
          <table:table-cell office:value-type="float" office:value="-0.55340766" calcext:value-type="float">
            <text:p>-0.55340766</text:p>
          </table:table-cell>
          <table:table-cell office:value-type="float" office:value="0" calcext:value-type="float">
            <text:p>0</text:p>
          </table:table-cell>
          <table:table-cell table:formula="of:=[.A2670]*[.A2670]+[.B2670]*[.B2670]" office:value-type="float" office:value="0.306260038146676" calcext:value-type="float">
            <text:p>0.306260038146676</text:p>
          </table:table-cell>
        </table:table-row>
        <table:table-row table:style-name="ro1">
          <table:table-cell office:value-type="float" office:value="-0.546904224" calcext:value-type="float">
            <text:p>-0.546904224</text:p>
          </table:table-cell>
          <table:table-cell office:value-type="float" office:value="0.0827289724" calcext:value-type="float">
            <text:p>0.0827289724</text:p>
          </table:table-cell>
          <table:table-cell table:formula="of:=[.A2671]*[.A2671]+[.B2671]*[.B2671]" office:value-type="float" office:value="0.305948313103402" calcext:value-type="float">
            <text:p>0.305948313103402</text:p>
          </table:table-cell>
        </table:table-row>
        <table:table-row table:style-name="ro1">
          <table:table-cell office:value-type="float" office:value="-0.546904224" calcext:value-type="float">
            <text:p>-0.546904224</text:p>
          </table:table-cell>
          <table:table-cell office:value-type="float" office:value="-0.0827289722" calcext:value-type="float">
            <text:p>-0.0827289722</text:p>
          </table:table-cell>
          <table:table-cell table:formula="of:=[.A2672]*[.A2672]+[.B2672]*[.B2672]" office:value-type="float" office:value="0.305948313070311" calcext:value-type="float">
            <text:p>0.305948313070311</text:p>
          </table:table-cell>
        </table:table-row>
        <table:table-row table:style-name="ro1">
          <table:table-cell office:value-type="float" office:value="0.0189756389" calcext:value-type="float">
            <text:p>0.0189756389</text:p>
          </table:table-cell>
          <table:table-cell office:value-type="float" office:value="0.552757661" calcext:value-type="float">
            <text:p>0.552757661</text:p>
          </table:table-cell>
          <table:table-cell table:formula="of:=[.A2673]*[.A2673]+[.B2673]*[.B2673]" office:value-type="float" office:value="0.305901106665854" calcext:value-type="float">
            <text:p>0.305901106665854</text:p>
          </table:table-cell>
        </table:table-row>
        <table:table-row table:style-name="ro1">
          <table:table-cell office:value-type="float" office:value="0.0189756389" calcext:value-type="float">
            <text:p>0.0189756389</text:p>
          </table:table-cell>
          <table:table-cell office:value-type="float" office:value="-0.552757661" calcext:value-type="float">
            <text:p>-0.552757661</text:p>
          </table:table-cell>
          <table:table-cell table:formula="of:=[.A2674]*[.A2674]+[.B2674]*[.B2674]" office:value-type="float" office:value="0.305901106665854" calcext:value-type="float">
            <text:p>0.305901106665854</text:p>
          </table:table-cell>
        </table:table-row>
        <table:table-row table:style-name="ro1">
          <table:table-cell office:value-type="float" office:value="0.499082877" calcext:value-type="float">
            <text:p>0.499082877</text:p>
          </table:table-cell>
          <table:table-cell office:value-type="float" office:value="0.238078114" calcext:value-type="float">
            <text:p>0.238078114</text:p>
          </table:table-cell>
          <table:table-cell table:formula="of:=[.A2675]*[.A2675]+[.B2675]*[.B2675]" office:value-type="float" office:value="0.305764906480394" calcext:value-type="float">
            <text:p>0.305764906480394</text:p>
          </table:table-cell>
        </table:table-row>
        <table:table-row table:style-name="ro1">
          <table:table-cell office:value-type="float" office:value="0.499082874" calcext:value-type="float">
            <text:p>0.499082874</text:p>
          </table:table-cell>
          <table:table-cell office:value-type="float" office:value="-0.23807811" calcext:value-type="float">
            <text:p>-0.23807811</text:p>
          </table:table-cell>
          <table:table-cell table:formula="of:=[.A2676]*[.A2676]+[.B2676]*[.B2676]" office:value-type="float" office:value="0.305764901581272" calcext:value-type="float">
            <text:p>0.305764901581272</text:p>
          </table:table-cell>
        </table:table-row>
        <table:table-row table:style-name="ro1">
          <table:table-cell office:value-type="float" office:value="0.552727534" calcext:value-type="float">
            <text:p>0.552727534</text:p>
          </table:table-cell>
          <table:table-cell office:value-type="float" office:value="0" calcext:value-type="float">
            <text:p>0</text:p>
          </table:table-cell>
          <table:table-cell table:formula="of:=[.A2677]*[.A2677]+[.B2677]*[.B2677]" office:value-type="float" office:value="0.305507726841721" calcext:value-type="float">
            <text:p>0.305507726841721</text:p>
          </table:table-cell>
        </table:table-row>
        <table:table-row table:style-name="ro1">
          <table:table-cell office:value-type="float" office:value="-0.512364411" calcext:value-type="float">
            <text:p>-0.512364411</text:p>
          </table:table-cell>
          <table:table-cell office:value-type="float" office:value="0.204545454" calcext:value-type="float">
            <text:p>0.204545454</text:p>
          </table:table-cell>
          <table:table-cell table:formula="of:=[.A2678]*[.A2678]+[.B2678]*[.B2678]" office:value-type="float" office:value="0.304356132411443" calcext:value-type="float">
            <text:p>0.304356132411443</text:p>
          </table:table-cell>
        </table:table-row>
        <table:table-row table:style-name="ro1">
          <table:table-cell office:value-type="float" office:value="-0.512364411" calcext:value-type="float">
            <text:p>-0.512364411</text:p>
          </table:table-cell>
          <table:table-cell office:value-type="float" office:value="-0.204545454" calcext:value-type="float">
            <text:p>-0.204545454</text:p>
          </table:table-cell>
          <table:table-cell table:formula="of:=[.A2679]*[.A2679]+[.B2679]*[.B2679]" office:value-type="float" office:value="0.304356132411443" calcext:value-type="float">
            <text:p>0.304356132411443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454545455" calcext:value-type="float">
            <text:p>0.454545455</text:p>
          </table:table-cell>
          <table:table-cell table:formula="of:=[.A2680]*[.A2680]+[.B2680]*[.B2680]" office:value-type="float" office:value="0.304267820661157" calcext:value-type="float">
            <text:p>0.304267820661157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454545455" calcext:value-type="float">
            <text:p>-0.454545455</text:p>
          </table:table-cell>
          <table:table-cell table:formula="of:=[.A2681]*[.A2681]+[.B2681]*[.B2681]" office:value-type="float" office:value="0.304267820661157" calcext:value-type="float">
            <text:p>0.304267820661157</text:p>
          </table:table-cell>
        </table:table-row>
        <table:table-row table:style-name="ro1">
          <table:table-cell office:value-type="float" office:value="-0.0950266468" calcext:value-type="float">
            <text:p>-0.0950266468</text:p>
          </table:table-cell>
          <table:table-cell office:value-type="float" office:value="0.543185472" calcext:value-type="float">
            <text:p>0.543185472</text:p>
          </table:table-cell>
          <table:table-cell table:formula="of:=[.A2682]*[.A2682]+[.B2682]*[.B2682]" office:value-type="float" office:value="0.304080520593915" calcext:value-type="float">
            <text:p>0.304080520593915</text:p>
          </table:table-cell>
        </table:table-row>
        <table:table-row table:style-name="ro1">
          <table:table-cell office:value-type="float" office:value="-0.0950266468" calcext:value-type="float">
            <text:p>-0.0950266468</text:p>
          </table:table-cell>
          <table:table-cell office:value-type="float" office:value="-0.543185472" calcext:value-type="float">
            <text:p>-0.543185472</text:p>
          </table:table-cell>
          <table:table-cell table:formula="of:=[.A2683]*[.A2683]+[.B2683]*[.B2683]" office:value-type="float" office:value="0.304080520593915" calcext:value-type="float">
            <text:p>0.304080520593915</text:p>
          </table:table-cell>
        </table:table-row>
        <table:table-row table:style-name="ro1">
          <table:table-cell office:value-type="float" office:value="-0.549674323" calcext:value-type="float">
            <text:p>-0.549674323</text:p>
          </table:table-cell>
          <table:table-cell office:value-type="float" office:value="-0.0411843489" calcext:value-type="float">
            <text:p>-0.0411843489</text:p>
          </table:table-cell>
          <table:table-cell table:formula="of:=[.A2684]*[.A2684]+[.B2684]*[.B2684]" office:value-type="float" office:value="0.303838011959825" calcext:value-type="float">
            <text:p>0.303838011959825</text:p>
          </table:table-cell>
        </table:table-row>
        <table:table-row table:style-name="ro1">
          <table:table-cell office:value-type="float" office:value="-0.549674322" calcext:value-type="float">
            <text:p>-0.549674322</text:p>
          </table:table-cell>
          <table:table-cell office:value-type="float" office:value="0.0411843488" calcext:value-type="float">
            <text:p>0.0411843488</text:p>
          </table:table-cell>
          <table:table-cell table:formula="of:=[.A2685]*[.A2685]+[.B2685]*[.B2685]" office:value-type="float" office:value="0.30383801085224" calcext:value-type="float">
            <text:p>0.30383801085224</text:p>
          </table:table-cell>
        </table:table-row>
        <table:table-row table:style-name="ro1">
          <table:table-cell office:value-type="float" office:value="-0.55066891" calcext:value-type="float">
            <text:p>-0.55066891</text:p>
          </table:table-cell>
          <table:table-cell office:value-type="float" office:value="0.0212716006" calcext:value-type="float">
            <text:p>0.0212716006</text:p>
          </table:table-cell>
          <table:table-cell table:formula="of:=[.A2686]*[.A2686]+[.B2686]*[.B2686]" office:value-type="float" office:value="0.303688729432674" calcext:value-type="float">
            <text:p>0.303688729432674</text:p>
          </table:table-cell>
        </table:table-row>
        <table:table-row table:style-name="ro1">
          <table:table-cell office:value-type="float" office:value="-0.55066891" calcext:value-type="float">
            <text:p>-0.55066891</text:p>
          </table:table-cell>
          <table:table-cell office:value-type="float" office:value="-0.0212716004" calcext:value-type="float">
            <text:p>-0.0212716004</text:p>
          </table:table-cell>
          <table:table-cell table:formula="of:=[.A2687]*[.A2687]+[.B2687]*[.B2687]" office:value-type="float" office:value="0.303688729424165" calcext:value-type="float">
            <text:p>0.303688729424165</text:p>
          </table:table-cell>
        </table:table-row>
        <table:table-row table:style-name="ro1">
          <table:table-cell office:value-type="float" office:value="-0.397193913" calcext:value-type="float">
            <text:p>-0.397193913</text:p>
          </table:table-cell>
          <table:table-cell office:value-type="float" office:value="0.381854352" calcext:value-type="float">
            <text:p>0.381854352</text:p>
          </table:table-cell>
          <table:table-cell table:formula="of:=[.A2688]*[.A2688]+[.B2688]*[.B2688]" office:value-type="float" office:value="0.303575750665591" calcext:value-type="float">
            <text:p>0.303575750665591</text:p>
          </table:table-cell>
        </table:table-row>
        <table:table-row table:style-name="ro1">
          <table:table-cell office:value-type="float" office:value="-0.397193913" calcext:value-type="float">
            <text:p>-0.397193913</text:p>
          </table:table-cell>
          <table:table-cell office:value-type="float" office:value="-0.381854352" calcext:value-type="float">
            <text:p>-0.381854352</text:p>
          </table:table-cell>
          <table:table-cell table:formula="of:=[.A2689]*[.A2689]+[.B2689]*[.B2689]" office:value-type="float" office:value="0.303575750665591" calcext:value-type="float">
            <text:p>0.303575750665591</text:p>
          </table:table-cell>
        </table:table-row>
        <table:table-row table:style-name="ro1">
          <table:table-cell office:value-type="float" office:value="-0.519588444" calcext:value-type="float">
            <text:p>-0.519588444</text:p>
          </table:table-cell>
          <table:table-cell office:value-type="float" office:value="-0.18134369" calcext:value-type="float">
            <text:p>-0.18134369</text:p>
          </table:table-cell>
          <table:table-cell table:formula="of:=[.A2690]*[.A2690]+[.B2690]*[.B2690]" office:value-type="float" office:value="0.302857685041157" calcext:value-type="float">
            <text:p>0.302857685041157</text:p>
          </table:table-cell>
        </table:table-row>
        <table:table-row table:style-name="ro1">
          <table:table-cell office:value-type="float" office:value="-0.51958844" calcext:value-type="float">
            <text:p>-0.51958844</text:p>
          </table:table-cell>
          <table:table-cell office:value-type="float" office:value="0.181343693" calcext:value-type="float">
            <text:p>0.181343693</text:p>
          </table:table-cell>
          <table:table-cell table:formula="of:=[.A2691]*[.A2691]+[.B2691]*[.B2691]" office:value-type="float" office:value="0.302857681972512" calcext:value-type="float">
            <text:p>0.302857681972512</text:p>
          </table:table-cell>
        </table:table-row>
        <table:table-row table:style-name="ro1">
          <table:table-cell office:value-type="float" office:value="0.171249475" calcext:value-type="float">
            <text:p>0.171249475</text:p>
          </table:table-cell>
          <table:table-cell office:value-type="float" office:value="0.522736165" calcext:value-type="float">
            <text:p>0.522736165</text:p>
          </table:table-cell>
          <table:table-cell table:formula="of:=[.A2692]*[.A2692]+[.B2692]*[.B2692]" office:value-type="float" office:value="0.302579480886683" calcext:value-type="float">
            <text:p>0.302579480886683</text:p>
          </table:table-cell>
        </table:table-row>
        <table:table-row table:style-name="ro1">
          <table:table-cell office:value-type="float" office:value="0.171249473" calcext:value-type="float">
            <text:p>0.171249473</text:p>
          </table:table-cell>
          <table:table-cell office:value-type="float" office:value="-0.522736165" calcext:value-type="float">
            <text:p>-0.522736165</text:p>
          </table:table-cell>
          <table:table-cell table:formula="of:=[.A2693]*[.A2693]+[.B2693]*[.B2693]" office:value-type="float" office:value="0.302579480201685" calcext:value-type="float">
            <text:p>0.302579480201685</text:p>
          </table:table-cell>
        </table:table-row>
        <table:table-row table:style-name="ro1">
          <table:table-cell office:value-type="float" office:value="-0.52774527" calcext:value-type="float">
            <text:p>-0.52774527</text:p>
          </table:table-cell>
          <table:table-cell office:value-type="float" office:value="0.153409091" calcext:value-type="float">
            <text:p>0.153409091</text:p>
          </table:table-cell>
          <table:table-cell table:formula="of:=[.A2694]*[.A2694]+[.B2694]*[.B2694]" office:value-type="float" office:value="0.302049419208819" calcext:value-type="float">
            <text:p>0.302049419208819</text:p>
          </table:table-cell>
        </table:table-row>
        <table:table-row table:style-name="ro1">
          <table:table-cell office:value-type="float" office:value="-0.52774527" calcext:value-type="float">
            <text:p>-0.52774527</text:p>
          </table:table-cell>
          <table:table-cell office:value-type="float" office:value="-0.153409091" calcext:value-type="float">
            <text:p>-0.153409091</text:p>
          </table:table-cell>
          <table:table-cell table:formula="of:=[.A2695]*[.A2695]+[.B2695]*[.B2695]" office:value-type="float" office:value="0.302049419208819" calcext:value-type="float">
            <text:p>0.302049419208819</text:p>
          </table:table-cell>
        </table:table-row>
        <table:table-row table:style-name="ro1">
          <table:table-cell office:value-type="float" office:value="-0.541417145" calcext:value-type="float">
            <text:p>-0.541417145</text:p>
          </table:table-cell>
          <table:table-cell office:value-type="float" office:value="0.0852272727" calcext:value-type="float">
            <text:p>0.0852272727</text:p>
          </table:table-cell>
          <table:table-cell table:formula="of:=[.A2696]*[.A2696]+[.B2696]*[.B2696]" office:value-type="float" office:value="0.300396212911831" calcext:value-type="float">
            <text:p>0.300396212911831</text:p>
          </table:table-cell>
        </table:table-row>
        <table:table-row table:style-name="ro1">
          <table:table-cell office:value-type="float" office:value="-0.541417145" calcext:value-type="float">
            <text:p>-0.541417145</text:p>
          </table:table-cell>
          <table:table-cell office:value-type="float" office:value="-0.0852272727" calcext:value-type="float">
            <text:p>-0.0852272727</text:p>
          </table:table-cell>
          <table:table-cell table:formula="of:=[.A2697]*[.A2697]+[.B2697]*[.B2697]" office:value-type="float" office:value="0.300396212911831" calcext:value-type="float">
            <text:p>0.300396212911831</text:p>
          </table:table-cell>
        </table:table-row>
        <table:table-row table:style-name="ro1">
          <table:table-cell office:value-type="float" office:value="-0.546544099" calcext:value-type="float">
            <text:p>-0.546544099</text:p>
          </table:table-cell>
          <table:table-cell office:value-type="float" office:value="0.0340909092" calcext:value-type="float">
            <text:p>0.0340909092</text:p>
          </table:table-cell>
          <table:table-cell table:formula="of:=[.A2698]*[.A2698]+[.B2698]*[.B2698]" office:value-type="float" office:value="0.299872642241804" calcext:value-type="float">
            <text:p>0.299872642241804</text:p>
          </table:table-cell>
        </table:table-row>
        <table:table-row table:style-name="ro1">
          <table:table-cell office:value-type="float" office:value="-0.546544099" calcext:value-type="float">
            <text:p>-0.546544099</text:p>
          </table:table-cell>
          <table:table-cell office:value-type="float" office:value="-0.0340909092" calcext:value-type="float">
            <text:p>-0.0340909092</text:p>
          </table:table-cell>
          <table:table-cell table:formula="of:=[.A2699]*[.A2699]+[.B2699]*[.B2699]" office:value-type="float" office:value="0.299872642241804" calcext:value-type="float">
            <text:p>0.299872642241804</text:p>
          </table:table-cell>
        </table:table-row>
        <table:table-row table:style-name="ro1">
          <table:table-cell office:value-type="float" office:value="-0.0202398521" calcext:value-type="float">
            <text:p>-0.0202398521</text:p>
          </table:table-cell>
          <table:table-cell office:value-type="float" office:value="-0.545873988" calcext:value-type="float">
            <text:p>-0.545873988</text:p>
          </table:table-cell>
          <table:table-cell table:formula="of:=[.A2700]*[.A2700]+[.B2700]*[.B2700]" office:value-type="float" office:value="0.298388062388054" calcext:value-type="float">
            <text:p>0.298388062388054</text:p>
          </table:table-cell>
        </table:table-row>
        <table:table-row table:style-name="ro1">
          <table:table-cell office:value-type="float" office:value="-0.020239853" calcext:value-type="float">
            <text:p>-0.020239853</text:p>
          </table:table-cell>
          <table:table-cell office:value-type="float" office:value="0.545873987" calcext:value-type="float">
            <text:p>0.545873987</text:p>
          </table:table-cell>
          <table:table-cell table:formula="of:=[.A2701]*[.A2701]+[.B2701]*[.B2701]" office:value-type="float" office:value="0.298388061332738" calcext:value-type="float">
            <text:p>0.298388061332738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545454545" calcext:value-type="float">
            <text:p>0.545454545</text:p>
          </table:table-cell>
          <table:table-cell table:formula="of:=[.A2702]*[.A2702]+[.B2702]*[.B2702]" office:value-type="float" office:value="0.297764801286157" calcext:value-type="float">
            <text:p>0.29776480128615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545454545" calcext:value-type="float">
            <text:p>-0.545454545</text:p>
          </table:table-cell>
          <table:table-cell table:formula="of:=[.A2703]*[.A2703]+[.B2703]*[.B2703]" office:value-type="float" office:value="0.297764801286157" calcext:value-type="float">
            <text:p>0.297764801286157</text:p>
          </table:table-cell>
        </table:table-row>
        <table:table-row table:style-name="ro1">
          <table:table-cell office:value-type="float" office:value="0.389465795" calcext:value-type="float">
            <text:p>0.389465795</text:p>
          </table:table-cell>
          <table:table-cell office:value-type="float" office:value="-0.382063596" calcext:value-type="float">
            <text:p>-0.382063596</text:p>
          </table:table-cell>
          <table:table-cell table:formula="of:=[.A2704]*[.A2704]+[.B2704]*[.B2704]" office:value-type="float" office:value="0.297656196863433" calcext:value-type="float">
            <text:p>0.297656196863433</text:p>
          </table:table-cell>
        </table:table-row>
        <table:table-row table:style-name="ro1">
          <table:table-cell office:value-type="float" office:value="0.389465795" calcext:value-type="float">
            <text:p>0.389465795</text:p>
          </table:table-cell>
          <table:table-cell office:value-type="float" office:value="0.382063595" calcext:value-type="float">
            <text:p>0.382063595</text:p>
          </table:table-cell>
          <table:table-cell table:formula="of:=[.A2705]*[.A2705]+[.B2705]*[.B2705]" office:value-type="float" office:value="0.297656196099306" calcext:value-type="float">
            <text:p>0.297656196099306</text:p>
          </table:table-cell>
        </table:table-row>
        <table:table-row table:style-name="ro1">
          <table:table-cell office:value-type="float" office:value="-0.386411274" calcext:value-type="float">
            <text:p>-0.386411274</text:p>
          </table:table-cell>
          <table:table-cell office:value-type="float" office:value="0.380966129" calcext:value-type="float">
            <text:p>0.380966129</text:p>
          </table:table-cell>
          <table:table-cell table:formula="of:=[.A2706]*[.A2706]+[.B2706]*[.B2706]" office:value-type="float" office:value="0.294448864119548" calcext:value-type="float">
            <text:p>0.294448864119548</text:p>
          </table:table-cell>
        </table:table-row>
        <table:table-row table:style-name="ro1">
          <table:table-cell office:value-type="float" office:value="-0.386411274" calcext:value-type="float">
            <text:p>-0.386411274</text:p>
          </table:table-cell>
          <table:table-cell office:value-type="float" office:value="-0.380966129" calcext:value-type="float">
            <text:p>-0.380966129</text:p>
          </table:table-cell>
          <table:table-cell table:formula="of:=[.A2707]*[.A2707]+[.B2707]*[.B2707]" office:value-type="float" office:value="0.294448864119548" calcext:value-type="float">
            <text:p>0.294448864119548</text:p>
          </table:table-cell>
        </table:table-row>
        <table:table-row table:style-name="ro1">
          <table:table-cell office:value-type="float" office:value="-0.295418534" calcext:value-type="float">
            <text:p>-0.295418534</text:p>
          </table:table-cell>
          <table:table-cell office:value-type="float" office:value="0.45452395" calcext:value-type="float">
            <text:p>0.45452395</text:p>
          </table:table-cell>
          <table:table-cell table:formula="of:=[.A2708]*[.A2708]+[.B2708]*[.B2708]" office:value-type="float" office:value="0.293864131354312" calcext:value-type="float">
            <text:p>0.293864131354312</text:p>
          </table:table-cell>
        </table:table-row>
        <table:table-row table:style-name="ro1">
          <table:table-cell office:value-type="float" office:value="-0.295418534" calcext:value-type="float">
            <text:p>-0.295418534</text:p>
          </table:table-cell>
          <table:table-cell office:value-type="float" office:value="-0.45452395" calcext:value-type="float">
            <text:p>-0.45452395</text:p>
          </table:table-cell>
          <table:table-cell table:formula="of:=[.A2709]*[.A2709]+[.B2709]*[.B2709]" office:value-type="float" office:value="0.293864131354312" calcext:value-type="float">
            <text:p>0.293864131354312</text:p>
          </table:table-cell>
        </table:table-row>
        <table:table-row table:style-name="ro1">
          <table:table-cell office:value-type="float" office:value="0.355464387" calcext:value-type="float">
            <text:p>0.355464387</text:p>
          </table:table-cell>
          <table:table-cell office:value-type="float" office:value="0.408948888" calcext:value-type="float">
            <text:p>0.408948888</text:p>
          </table:table-cell>
          <table:table-cell table:formula="of:=[.A2710]*[.A2710]+[.B2710]*[.B2710]" office:value-type="float" office:value="0.293594123421722" calcext:value-type="float">
            <text:p>0.293594123421722</text:p>
          </table:table-cell>
        </table:table-row>
        <table:table-row table:style-name="ro1">
          <table:table-cell office:value-type="float" office:value="0.355464387" calcext:value-type="float">
            <text:p>0.355464387</text:p>
          </table:table-cell>
          <table:table-cell office:value-type="float" office:value="-0.408948888" calcext:value-type="float">
            <text:p>-0.408948888</text:p>
          </table:table-cell>
          <table:table-cell table:formula="of:=[.A2711]*[.A2711]+[.B2711]*[.B2711]" office:value-type="float" office:value="0.293594123421722" calcext:value-type="float">
            <text:p>0.293594123421722</text:p>
          </table:table-cell>
        </table:table-row>
        <table:table-row table:style-name="ro1">
          <table:table-cell office:value-type="float" office:value="-0.122383055" calcext:value-type="float">
            <text:p>-0.122383055</text:p>
          </table:table-cell>
          <table:table-cell office:value-type="float" office:value="0.525568182" calcext:value-type="float">
            <text:p>0.525568182</text:p>
          </table:table-cell>
          <table:table-cell table:formula="of:=[.A2712]*[.A2712]+[.B2712]*[.B2712]" office:value-type="float" office:value="0.291199526081918" calcext:value-type="float">
            <text:p>0.291199526081918</text:p>
          </table:table-cell>
        </table:table-row>
        <table:table-row table:style-name="ro1">
          <table:table-cell office:value-type="float" office:value="-0.122383055" calcext:value-type="float">
            <text:p>-0.122383055</text:p>
          </table:table-cell>
          <table:table-cell office:value-type="float" office:value="-0.525568182" calcext:value-type="float">
            <text:p>-0.525568182</text:p>
          </table:table-cell>
          <table:table-cell table:formula="of:=[.A2713]*[.A2713]+[.B2713]*[.B2713]" office:value-type="float" office:value="0.291199526081918" calcext:value-type="float">
            <text:p>0.291199526081918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.0909090908" calcext:value-type="float">
            <text:p>0.0909090908</text:p>
          </table:table-cell>
          <table:table-cell table:formula="of:=[.A2714]*[.A2714]+[.B2714]*[.B2714]" office:value-type="float" office:value="0.290491025290083" calcext:value-type="float">
            <text:p>0.290491025290083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-0.0909090908" calcext:value-type="float">
            <text:p>-0.0909090908</text:p>
          </table:table-cell>
          <table:table-cell table:formula="of:=[.A2715]*[.A2715]+[.B2715]*[.B2715]" office:value-type="float" office:value="0.290491025290083" calcext:value-type="float">
            <text:p>0.290491025290083</text:p>
          </table:table-cell>
        </table:table-row>
        <table:table-row table:style-name="ro1">
          <table:table-cell office:value-type="float" office:value="-0.286459555" calcext:value-type="float">
            <text:p>-0.286459555</text:p>
          </table:table-cell>
          <table:table-cell office:value-type="float" office:value="0.455895067" calcext:value-type="float">
            <text:p>0.455895067</text:p>
          </table:table-cell>
          <table:table-cell table:formula="of:=[.A2716]*[.A2716]+[.B2716]*[.B2716]" office:value-type="float" office:value="0.289899388765732" calcext:value-type="float">
            <text:p>0.289899388765732</text:p>
          </table:table-cell>
        </table:table-row>
        <table:table-row table:style-name="ro1">
          <table:table-cell office:value-type="float" office:value="-0.286459555" calcext:value-type="float">
            <text:p>-0.286459555</text:p>
          </table:table-cell>
          <table:table-cell office:value-type="float" office:value="-0.455895067" calcext:value-type="float">
            <text:p>-0.455895067</text:p>
          </table:table-cell>
          <table:table-cell table:formula="of:=[.A2717]*[.A2717]+[.B2717]*[.B2717]" office:value-type="float" office:value="0.289899388765732" calcext:value-type="float">
            <text:p>0.289899388765732</text:p>
          </table:table-cell>
        </table:table-row>
        <table:table-row table:style-name="ro1">
          <table:table-cell office:value-type="float" office:value="-0.0624432769" calcext:value-type="float">
            <text:p>-0.0624432769</text:p>
          </table:table-cell>
          <table:table-cell office:value-type="float" office:value="0.534066184" calcext:value-type="float">
            <text:p>0.534066184</text:p>
          </table:table-cell>
          <table:table-cell table:formula="of:=[.A2718]*[.A2718]+[.B2718]*[.B2718]" office:value-type="float" office:value="0.289125851722332" calcext:value-type="float">
            <text:p>0.289125851722332</text:p>
          </table:table-cell>
        </table:table-row>
        <table:table-row table:style-name="ro1">
          <table:table-cell office:value-type="float" office:value="-0.0624432769" calcext:value-type="float">
            <text:p>-0.0624432769</text:p>
          </table:table-cell>
          <table:table-cell office:value-type="float" office:value="-0.534066184" calcext:value-type="float">
            <text:p>-0.534066184</text:p>
          </table:table-cell>
          <table:table-cell table:formula="of:=[.A2719]*[.A2719]+[.B2719]*[.B2719]" office:value-type="float" office:value="0.289125851722332" calcext:value-type="float">
            <text:p>0.289125851722332</text:p>
          </table:table-cell>
        </table:table-row>
        <table:table-row table:style-name="ro1">
          <table:table-cell office:value-type="float" office:value="-0.240693842" calcext:value-type="float">
            <text:p>-0.240693842</text:p>
          </table:table-cell>
          <table:table-cell office:value-type="float" office:value="-0.480242519" calcext:value-type="float">
            <text:p>-0.480242519</text:p>
          </table:table-cell>
          <table:table-cell table:formula="of:=[.A2720]*[.A2720]+[.B2720]*[.B2720]" office:value-type="float" office:value="0.288566402632186" calcext:value-type="float">
            <text:p>0.288566402632186</text:p>
          </table:table-cell>
        </table:table-row>
        <table:table-row table:style-name="ro1">
          <table:table-cell office:value-type="float" office:value="-0.240693843" calcext:value-type="float">
            <text:p>-0.240693843</text:p>
          </table:table-cell>
          <table:table-cell office:value-type="float" office:value="0.480242518" calcext:value-type="float">
            <text:p>0.480242518</text:p>
          </table:table-cell>
          <table:table-cell table:formula="of:=[.A2721]*[.A2721]+[.B2721]*[.B2721]" office:value-type="float" office:value="0.288566402153089" calcext:value-type="float">
            <text:p>0.288566402153089</text:p>
          </table:table-cell>
        </table:table-row>
        <table:table-row table:style-name="ro1">
          <table:table-cell office:value-type="float" office:value="-0.482781242" calcext:value-type="float">
            <text:p>-0.482781242</text:p>
          </table:table-cell>
          <table:table-cell office:value-type="float" office:value="-0.2355446" calcext:value-type="float">
            <text:p>-0.2355446</text:p>
          </table:table-cell>
          <table:table-cell table:formula="of:=[.A2722]*[.A2722]+[.B2722]*[.B2722]" office:value-type="float" office:value="0.288558986216223" calcext:value-type="float">
            <text:p>0.288558986216223</text:p>
          </table:table-cell>
        </table:table-row>
        <table:table-row table:style-name="ro1">
          <table:table-cell office:value-type="float" office:value="-0.482781241" calcext:value-type="float">
            <text:p>-0.482781241</text:p>
          </table:table-cell>
          <table:table-cell office:value-type="float" office:value="0.2355446" calcext:value-type="float">
            <text:p>0.2355446</text:p>
          </table:table-cell>
          <table:table-cell table:formula="of:=[.A2723]*[.A2723]+[.B2723]*[.B2723]" office:value-type="float" office:value="0.28855898525066" calcext:value-type="float">
            <text:p>0.28855898525066</text:p>
          </table:table-cell>
        </table:table-row>
        <table:table-row table:style-name="ro1">
          <table:table-cell office:value-type="float" office:value="-0.395314154" calcext:value-type="float">
            <text:p>-0.395314154</text:p>
          </table:table-cell>
          <table:table-cell office:value-type="float" office:value="0.363607807" calcext:value-type="float">
            <text:p>0.363607807</text:p>
          </table:table-cell>
          <table:table-cell table:formula="of:=[.A2724]*[.A2724]+[.B2724]*[.B2724]" office:value-type="float" office:value="0.288483917664085" calcext:value-type="float">
            <text:p>0.288483917664085</text:p>
          </table:table-cell>
        </table:table-row>
        <table:table-row table:style-name="ro1">
          <table:table-cell office:value-type="float" office:value="-0.395314154" calcext:value-type="float">
            <text:p>-0.395314154</text:p>
          </table:table-cell>
          <table:table-cell office:value-type="float" office:value="-0.363607807" calcext:value-type="float">
            <text:p>-0.363607807</text:p>
          </table:table-cell>
          <table:table-cell table:formula="of:=[.A2725]*[.A2725]+[.B2725]*[.B2725]" office:value-type="float" office:value="0.288483917664085" calcext:value-type="float">
            <text:p>0.288483917664085</text:p>
          </table:table-cell>
        </table:table-row>
        <table:table-row table:style-name="ro1">
          <table:table-cell office:value-type="float" office:value="-0.316620611" calcext:value-type="float">
            <text:p>-0.316620611</text:p>
          </table:table-cell>
          <table:table-cell office:value-type="float" office:value="0.433012315" calcext:value-type="float">
            <text:p>0.433012315</text:p>
          </table:table-cell>
          <table:table-cell table:formula="of:=[.A2726]*[.A2726]+[.B2726]*[.B2726]" office:value-type="float" office:value="0.287748276251673" calcext:value-type="float">
            <text:p>0.287748276251673</text:p>
          </table:table-cell>
        </table:table-row>
        <table:table-row table:style-name="ro1">
          <table:table-cell office:value-type="float" office:value="-0.316620611" calcext:value-type="float">
            <text:p>-0.316620611</text:p>
          </table:table-cell>
          <table:table-cell office:value-type="float" office:value="-0.433012315" calcext:value-type="float">
            <text:p>-0.433012315</text:p>
          </table:table-cell>
          <table:table-cell table:formula="of:=[.A2727]*[.A2727]+[.B2727]*[.B2727]" office:value-type="float" office:value="0.287748276251673" calcext:value-type="float">
            <text:p>0.287748276251673</text:p>
          </table:table-cell>
        </table:table-row>
        <table:table-row table:style-name="ro1">
          <table:table-cell office:value-type="float" office:value="0.3106296" calcext:value-type="float">
            <text:p>0.3106296</text:p>
          </table:table-cell>
          <table:table-cell office:value-type="float" office:value="0.434659091" calcext:value-type="float">
            <text:p>0.434659091</text:p>
          </table:table-cell>
          <table:table-cell table:formula="of:=[.A2728]*[.A2728]+[.B2728]*[.B2728]" office:value-type="float" office:value="0.285419273785106" calcext:value-type="float">
            <text:p>0.285419273785106</text:p>
          </table:table-cell>
        </table:table-row>
        <table:table-row table:style-name="ro1">
          <table:table-cell office:value-type="float" office:value="0.3106296" calcext:value-type="float">
            <text:p>0.3106296</text:p>
          </table:table-cell>
          <table:table-cell office:value-type="float" office:value="-0.434659091" calcext:value-type="float">
            <text:p>-0.434659091</text:p>
          </table:table-cell>
          <table:table-cell table:formula="of:=[.A2729]*[.A2729]+[.B2729]*[.B2729]" office:value-type="float" office:value="0.285419273785106" calcext:value-type="float">
            <text:p>0.285419273785106</text:p>
          </table:table-cell>
        </table:table-row>
        <table:table-row table:style-name="ro1">
          <table:table-cell office:value-type="float" office:value="-0.117265354" calcext:value-type="float">
            <text:p>-0.117265354</text:p>
          </table:table-cell>
          <table:table-cell office:value-type="float" office:value="0.520457641" calcext:value-type="float">
            <text:p>0.520457641</text:p>
          </table:table-cell>
          <table:table-cell table:formula="of:=[.A2730]*[.A2730]+[.B2730]*[.B2730]" office:value-type="float" office:value="0.28462731932403" calcext:value-type="float">
            <text:p>0.28462731932403</text:p>
          </table:table-cell>
        </table:table-row>
        <table:table-row table:style-name="ro1">
          <table:table-cell office:value-type="float" office:value="-0.117265354" calcext:value-type="float">
            <text:p>-0.117265354</text:p>
          </table:table-cell>
          <table:table-cell office:value-type="float" office:value="-0.520457641" calcext:value-type="float">
            <text:p>-0.520457641</text:p>
          </table:table-cell>
          <table:table-cell table:formula="of:=[.A2731]*[.A2731]+[.B2731]*[.B2731]" office:value-type="float" office:value="0.28462731932403" calcext:value-type="float">
            <text:p>0.28462731932403</text:p>
          </table:table-cell>
        </table:table-row>
        <table:table-row table:style-name="ro1">
          <table:table-cell office:value-type="float" office:value="-0.0262054699" calcext:value-type="float">
            <text:p>-0.0262054699</text:p>
          </table:table-cell>
          <table:table-cell office:value-type="float" office:value="0.531421275" calcext:value-type="float">
            <text:p>0.531421275</text:p>
          </table:table-cell>
          <table:table-cell table:formula="of:=[.A2732]*[.A2732]+[.B2732]*[.B2732]" office:value-type="float" office:value="0.283095298175305" calcext:value-type="float">
            <text:p>0.283095298175305</text:p>
          </table:table-cell>
        </table:table-row>
        <table:table-row table:style-name="ro1">
          <table:table-cell office:value-type="float" office:value="-0.0262054694" calcext:value-type="float">
            <text:p>-0.0262054694</text:p>
          </table:table-cell>
          <table:table-cell office:value-type="float" office:value="-0.531421274" calcext:value-type="float">
            <text:p>-0.531421274</text:p>
          </table:table-cell>
          <table:table-cell table:formula="of:=[.A2733]*[.A2733]+[.B2733]*[.B2733]" office:value-type="float" office:value="0.283095297086257" calcext:value-type="float">
            <text:p>0.283095297086257</text:p>
          </table:table-cell>
        </table:table-row>
        <table:table-row table:style-name="ro1">
          <table:table-cell office:value-type="float" office:value="-0.422873867" calcext:value-type="float">
            <text:p>-0.422873867</text:p>
          </table:table-cell>
          <table:table-cell office:value-type="float" office:value="-0.322294252" calcext:value-type="float">
            <text:p>-0.322294252</text:p>
          </table:table-cell>
          <table:table-cell table:formula="of:=[.A2734]*[.A2734]+[.B2734]*[.B2734]" office:value-type="float" office:value="0.282695892263773" calcext:value-type="float">
            <text:p>0.282695892263773</text:p>
          </table:table-cell>
        </table:table-row>
        <table:table-row table:style-name="ro1">
          <table:table-cell office:value-type="float" office:value="-0.422873866" calcext:value-type="float">
            <text:p>-0.422873866</text:p>
          </table:table-cell>
          <table:table-cell office:value-type="float" office:value="0.32229425" calcext:value-type="float">
            <text:p>0.32229425</text:p>
          </table:table-cell>
          <table:table-cell table:formula="of:=[.A2735]*[.A2735]+[.B2735]*[.B2735]" office:value-type="float" office:value="0.282695890128848" calcext:value-type="float">
            <text:p>0.282695890128848</text:p>
          </table:table-cell>
        </table:table-row>
        <table:table-row table:style-name="ro1">
          <table:table-cell office:value-type="float" office:value="-0.527071519" calcext:value-type="float">
            <text:p>-0.527071519</text:p>
          </table:table-cell>
          <table:table-cell office:value-type="float" office:value="0.0692171489" calcext:value-type="float">
            <text:p>0.0692171489</text:p>
          </table:table-cell>
          <table:table-cell table:formula="of:=[.A2736]*[.A2736]+[.B2736]*[.B2736]" office:value-type="float" office:value="0.282595399842812" calcext:value-type="float">
            <text:p>0.282595399842812</text:p>
          </table:table-cell>
        </table:table-row>
        <table:table-row table:style-name="ro1">
          <table:table-cell office:value-type="float" office:value="-0.527071519" calcext:value-type="float">
            <text:p>-0.527071519</text:p>
          </table:table-cell>
          <table:table-cell office:value-type="float" office:value="-0.0692171488" calcext:value-type="float">
            <text:p>-0.0692171488</text:p>
          </table:table-cell>
          <table:table-cell table:formula="of:=[.A2737]*[.A2737]+[.B2737]*[.B2737]" office:value-type="float" office:value="0.282595399828969" calcext:value-type="float">
            <text:p>0.282595399828969</text:p>
          </table:table-cell>
        </table:table-row>
        <table:table-row table:style-name="ro1">
          <table:table-cell office:value-type="float" office:value="-0.53125" calcext:value-type="float">
            <text:p>-0.53125</text:p>
          </table:table-cell>
          <table:table-cell office:value-type="float" office:value="0" calcext:value-type="float">
            <text:p>0</text:p>
          </table:table-cell>
          <table:table-cell table:formula="of:=[.A2738]*[.A2738]+[.B2738]*[.B2738]" office:value-type="float" office:value="0.2822265625" calcext:value-type="float">
            <text:p>0.2822265625</text:p>
          </table:table-cell>
        </table:table-row>
        <table:table-row table:style-name="ro1">
          <table:table-cell office:value-type="float" office:value="0.529815486" calcext:value-type="float">
            <text:p>0.529815486</text:p>
          </table:table-cell>
          <table:table-cell office:value-type="float" office:value="0" calcext:value-type="float">
            <text:p>0</text:p>
          </table:table-cell>
          <table:table-cell table:formula="of:=[.A2739]*[.A2739]+[.B2739]*[.B2739]" office:value-type="float" office:value="0.280704449205416" calcext:value-type="float">
            <text:p>0.280704449205416</text:p>
          </table:table-cell>
        </table:table-row>
        <table:table-row table:style-name="ro1">
          <table:table-cell office:value-type="float" office:value="0.490578422" calcext:value-type="float">
            <text:p>0.490578422</text:p>
          </table:table-cell>
          <table:table-cell office:value-type="float" office:value="0.199959051" calcext:value-type="float">
            <text:p>0.199959051</text:p>
          </table:table-cell>
          <table:table-cell table:formula="of:=[.A2740]*[.A2740]+[.B2740]*[.B2740]" office:value-type="float" office:value="0.280650810208831" calcext:value-type="float">
            <text:p>0.280650810208831</text:p>
          </table:table-cell>
        </table:table-row>
        <table:table-row table:style-name="ro1">
          <table:table-cell office:value-type="float" office:value="0.490578422" calcext:value-type="float">
            <text:p>0.490578422</text:p>
          </table:table-cell>
          <table:table-cell office:value-type="float" office:value="-0.199959051" calcext:value-type="float">
            <text:p>-0.199959051</text:p>
          </table:table-cell>
          <table:table-cell table:formula="of:=[.A2741]*[.A2741]+[.B2741]*[.B2741]" office:value-type="float" office:value="0.280650810208831" calcext:value-type="float">
            <text:p>0.280650810208831</text:p>
          </table:table-cell>
        </table:table-row>
        <table:table-row table:style-name="ro1">
          <table:table-cell office:value-type="float" office:value="-0.454595506" calcext:value-type="float">
            <text:p>-0.454595506</text:p>
          </table:table-cell>
          <table:table-cell office:value-type="float" office:value="0.271602647" calcext:value-type="float">
            <text:p>0.271602647</text:p>
          </table:table-cell>
          <table:table-cell table:formula="of:=[.A2742]*[.A2742]+[.B2742]*[.B2742]" office:value-type="float" office:value="0.280425071932803" calcext:value-type="float">
            <text:p>0.280425071932803</text:p>
          </table:table-cell>
        </table:table-row>
        <table:table-row table:style-name="ro1">
          <table:table-cell office:value-type="float" office:value="-0.454595506" calcext:value-type="float">
            <text:p>-0.454595506</text:p>
          </table:table-cell>
          <table:table-cell office:value-type="float" office:value="-0.271602647" calcext:value-type="float">
            <text:p>-0.271602647</text:p>
          </table:table-cell>
          <table:table-cell table:formula="of:=[.A2743]*[.A2743]+[.B2743]*[.B2743]" office:value-type="float" office:value="0.280425071932803" calcext:value-type="float">
            <text:p>0.280425071932803</text:p>
          </table:table-cell>
        </table:table-row>
        <table:table-row table:style-name="ro1">
          <table:table-cell office:value-type="float" office:value="-0.521921097" calcext:value-type="float">
            <text:p>-0.521921097</text:p>
          </table:table-cell>
          <table:table-cell office:value-type="float" office:value="-0.0875833429" calcext:value-type="float">
            <text:p>-0.0875833429</text:p>
          </table:table-cell>
          <table:table-cell table:formula="of:=[.A2744]*[.A2744]+[.B2744]*[.B2744]" office:value-type="float" office:value="0.280072473447222" calcext:value-type="float">
            <text:p>0.280072473447222</text:p>
          </table:table-cell>
        </table:table-row>
        <table:table-row table:style-name="ro1">
          <table:table-cell office:value-type="float" office:value="-0.521921097" calcext:value-type="float">
            <text:p>-0.521921097</text:p>
          </table:table-cell>
          <table:table-cell office:value-type="float" office:value="0.0875833426" calcext:value-type="float">
            <text:p>0.0875833426</text:p>
          </table:table-cell>
          <table:table-cell table:formula="of:=[.A2745]*[.A2745]+[.B2745]*[.B2745]" office:value-type="float" office:value="0.280072473394672" calcext:value-type="float">
            <text:p>0.280072473394672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272727273" calcext:value-type="float">
            <text:p>0.272727273</text:p>
          </table:table-cell>
          <table:table-cell table:formula="of:=[.A2746]*[.A2746]+[.B2746]*[.B2746]" office:value-type="float" office:value="0.279702431063016" calcext:value-type="float">
            <text:p>0.279702431063016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272727273" calcext:value-type="float">
            <text:p>-0.272727273</text:p>
          </table:table-cell>
          <table:table-cell table:formula="of:=[.A2747]*[.A2747]+[.B2747]*[.B2747]" office:value-type="float" office:value="0.279702431063016" calcext:value-type="float">
            <text:p>0.279702431063016</text:p>
          </table:table-cell>
        </table:table-row>
        <table:table-row table:style-name="ro1">
          <table:table-cell office:value-type="float" office:value="-0.528825072" calcext:value-type="float">
            <text:p>-0.528825072</text:p>
          </table:table-cell>
          <table:table-cell office:value-type="float" office:value="0" calcext:value-type="float">
            <text:p>0</text:p>
          </table:table-cell>
          <table:table-cell table:formula="of:=[.A2748]*[.A2748]+[.B2748]*[.B2748]" office:value-type="float" office:value="0.279655956775805" calcext:value-type="float">
            <text:p>0.279655956775805</text:p>
          </table:table-cell>
        </table:table-row>
        <table:table-row table:style-name="ro1">
          <table:table-cell office:value-type="float" office:value="-0.525005909" calcext:value-type="float">
            <text:p>-0.525005909</text:p>
          </table:table-cell>
          <table:table-cell office:value-type="float" office:value="-0.0510886985" calcext:value-type="float">
            <text:p>-0.0510886985</text:p>
          </table:table-cell>
          <table:table-cell table:formula="of:=[.A2749]*[.A2749]+[.B2749]*[.B2749]" office:value-type="float" office:value="0.27824125959934" calcext:value-type="float">
            <text:p>0.27824125959934</text:p>
          </table:table-cell>
        </table:table-row>
        <table:table-row table:style-name="ro1">
          <table:table-cell office:value-type="float" office:value="-0.525005908" calcext:value-type="float">
            <text:p>-0.525005908</text:p>
          </table:table-cell>
          <table:table-cell office:value-type="float" office:value="0.0510886983" calcext:value-type="float">
            <text:p>0.0510886983</text:p>
          </table:table-cell>
          <table:table-cell table:formula="of:=[.A2750]*[.A2750]+[.B2750]*[.B2750]" office:value-type="float" office:value="0.278241258528893" calcext:value-type="float">
            <text:p>0.278241258528893</text:p>
          </table:table-cell>
        </table:table-row>
        <table:table-row table:style-name="ro1">
          <table:table-cell office:value-type="float" office:value="0.428856211" calcext:value-type="float">
            <text:p>0.428856211</text:p>
          </table:table-cell>
          <table:table-cell office:value-type="float" office:value="0.306818182" calcext:value-type="float">
            <text:p>0.306818182</text:p>
          </table:table-cell>
          <table:table-cell table:formula="of:=[.A2751]*[.A2751]+[.B2751]*[.B2751]" office:value-type="float" office:value="0.278055046519062" calcext:value-type="float">
            <text:p>0.278055046519062</text:p>
          </table:table-cell>
        </table:table-row>
        <table:table-row table:style-name="ro1">
          <table:table-cell office:value-type="float" office:value="0.428856211" calcext:value-type="float">
            <text:p>0.428856211</text:p>
          </table:table-cell>
          <table:table-cell office:value-type="float" office:value="-0.306818182" calcext:value-type="float">
            <text:p>-0.306818182</text:p>
          </table:table-cell>
          <table:table-cell table:formula="of:=[.A2752]*[.A2752]+[.B2752]*[.B2752]" office:value-type="float" office:value="0.278055046519062" calcext:value-type="float">
            <text:p>0.278055046519062</text:p>
          </table:table-cell>
        </table:table-row>
        <table:table-row table:style-name="ro1">
          <table:table-cell office:value-type="float" office:value="-0.515461036" calcext:value-type="float">
            <text:p>-0.515461036</text:p>
          </table:table-cell>
          <table:table-cell office:value-type="float" office:value="0.110991706" calcext:value-type="float">
            <text:p>0.110991706</text:p>
          </table:table-cell>
          <table:table-cell table:formula="of:=[.A2753]*[.A2753]+[.B2753]*[.B2753]" office:value-type="float" office:value="0.278019238434984" calcext:value-type="float">
            <text:p>0.278019238434984</text:p>
          </table:table-cell>
        </table:table-row>
        <table:table-row table:style-name="ro1">
          <table:table-cell office:value-type="float" office:value="-0.515461036" calcext:value-type="float">
            <text:p>-0.515461036</text:p>
          </table:table-cell>
          <table:table-cell office:value-type="float" office:value="-0.110991706" calcext:value-type="float">
            <text:p>-0.110991706</text:p>
          </table:table-cell>
          <table:table-cell table:formula="of:=[.A2754]*[.A2754]+[.B2754]*[.B2754]" office:value-type="float" office:value="0.278019238434984" calcext:value-type="float">
            <text:p>0.278019238434984</text:p>
          </table:table-cell>
        </table:table-row>
        <table:table-row table:style-name="ro1">
          <table:table-cell office:value-type="float" office:value="0.348635393" calcext:value-type="float">
            <text:p>0.348635393</text:p>
          </table:table-cell>
          <table:table-cell office:value-type="float" office:value="0.394834251" calcext:value-type="float">
            <text:p>0.394834251</text:p>
          </table:table-cell>
          <table:table-cell table:formula="of:=[.A2755]*[.A2755]+[.B2755]*[.B2755]" office:value-type="float" office:value="0.277440723014995" calcext:value-type="float">
            <text:p>0.277440723014995</text:p>
          </table:table-cell>
        </table:table-row>
        <table:table-row table:style-name="ro1">
          <table:table-cell office:value-type="float" office:value="0.348635393" calcext:value-type="float">
            <text:p>0.348635393</text:p>
          </table:table-cell>
          <table:table-cell office:value-type="float" office:value="-0.39483425" calcext:value-type="float">
            <text:p>-0.39483425</text:p>
          </table:table-cell>
          <table:table-cell table:formula="of:=[.A2756]*[.A2756]+[.B2756]*[.B2756]" office:value-type="float" office:value="0.277440722225327" calcext:value-type="float">
            <text:p>0.277440722225327</text:p>
          </table:table-cell>
        </table:table-row>
        <table:table-row table:style-name="ro1">
          <table:table-cell office:value-type="float" office:value="0.346507697" calcext:value-type="float">
            <text:p>0.346507697</text:p>
          </table:table-cell>
          <table:table-cell office:value-type="float" office:value="0.393221358" calcext:value-type="float">
            <text:p>0.393221358</text:p>
          </table:table-cell>
          <table:table-cell table:formula="of:=[.A2757]*[.A2757]+[.B2757]*[.B2757]" office:value-type="float" office:value="0.274690620467608" calcext:value-type="float">
            <text:p>0.274690620467608</text:p>
          </table:table-cell>
        </table:table-row>
        <table:table-row table:style-name="ro1">
          <table:table-cell office:value-type="float" office:value="0.346507695" calcext:value-type="float">
            <text:p>0.346507695</text:p>
          </table:table-cell>
          <table:table-cell office:value-type="float" office:value="-0.393221358" calcext:value-type="float">
            <text:p>-0.393221358</text:p>
          </table:table-cell>
          <table:table-cell table:formula="of:=[.A2758]*[.A2758]+[.B2758]*[.B2758]" office:value-type="float" office:value="0.274690619081577" calcext:value-type="float">
            <text:p>0.274690619081577</text:p>
          </table:table-cell>
        </table:table-row>
        <table:table-row table:style-name="ro1">
          <table:table-cell office:value-type="float" office:value="0.270151286" calcext:value-type="float">
            <text:p>0.270151286</text:p>
          </table:table-cell>
          <table:table-cell office:value-type="float" office:value="-0.447347798" calcext:value-type="float">
            <text:p>-0.447347798</text:p>
          </table:table-cell>
          <table:table-cell table:formula="of:=[.A2759]*[.A2759]+[.B2759]*[.B2759]" office:value-type="float" office:value="0.273101769702903" calcext:value-type="float">
            <text:p>0.273101769702903</text:p>
          </table:table-cell>
        </table:table-row>
        <table:table-row table:style-name="ro1">
          <table:table-cell office:value-type="float" office:value="0.270151285" calcext:value-type="float">
            <text:p>0.270151285</text:p>
          </table:table-cell>
          <table:table-cell office:value-type="float" office:value="0.447347798" calcext:value-type="float">
            <text:p>0.447347798</text:p>
          </table:table-cell>
          <table:table-cell table:formula="of:=[.A2760]*[.A2760]+[.B2760]*[.B2760]" office:value-type="float" office:value="0.2731017691626" calcext:value-type="float">
            <text:p>0.2731017691626</text:p>
          </table:table-cell>
        </table:table-row>
        <table:table-row table:style-name="ro1">
          <table:table-cell office:value-type="float" office:value="-0.478237077" calcext:value-type="float">
            <text:p>-0.478237077</text:p>
          </table:table-cell>
          <table:table-cell office:value-type="float" office:value="0.209802952" calcext:value-type="float">
            <text:p>0.209802952</text:p>
          </table:table-cell>
          <table:table-cell table:formula="of:=[.A2761]*[.A2761]+[.B2761]*[.B2761]" office:value-type="float" office:value="0.272727980485418" calcext:value-type="float">
            <text:p>0.272727980485418</text:p>
          </table:table-cell>
        </table:table-row>
        <table:table-row table:style-name="ro1">
          <table:table-cell office:value-type="float" office:value="-0.478237077" calcext:value-type="float">
            <text:p>-0.478237077</text:p>
          </table:table-cell>
          <table:table-cell office:value-type="float" office:value="-0.209802952" calcext:value-type="float">
            <text:p>-0.209802952</text:p>
          </table:table-cell>
          <table:table-cell table:formula="of:=[.A2762]*[.A2762]+[.B2762]*[.B2762]" office:value-type="float" office:value="0.272727980485418" calcext:value-type="float">
            <text:p>0.272727980485418</text:p>
          </table:table-cell>
        </table:table-row>
        <table:table-row table:style-name="ro1">
          <table:table-cell office:value-type="float" office:value="-0.382265506" calcext:value-type="float">
            <text:p>-0.382265506</text:p>
          </table:table-cell>
          <table:table-cell office:value-type="float" office:value="0.352624332" calcext:value-type="float">
            <text:p>0.352624332</text:p>
          </table:table-cell>
          <table:table-cell table:formula="of:=[.A2763]*[.A2763]+[.B2763]*[.B2763]" office:value-type="float" office:value="0.270470836595882" calcext:value-type="float">
            <text:p>0.270470836595882</text:p>
          </table:table-cell>
        </table:table-row>
        <table:table-row table:style-name="ro1">
          <table:table-cell office:value-type="float" office:value="-0.382265506" calcext:value-type="float">
            <text:p>-0.382265506</text:p>
          </table:table-cell>
          <table:table-cell office:value-type="float" office:value="-0.352624332" calcext:value-type="float">
            <text:p>-0.352624332</text:p>
          </table:table-cell>
          <table:table-cell table:formula="of:=[.A2764]*[.A2764]+[.B2764]*[.B2764]" office:value-type="float" office:value="0.270470836595882" calcext:value-type="float">
            <text:p>0.270470836595882</text:p>
          </table:table-cell>
        </table:table-row>
        <table:table-row table:style-name="ro1">
          <table:table-cell office:value-type="float" office:value="0.517015321" calcext:value-type="float">
            <text:p>0.517015321</text:p>
          </table:table-cell>
          <table:table-cell office:value-type="float" office:value="0" calcext:value-type="float">
            <text:p>0</text:p>
          </table:table-cell>
          <table:table-cell table:formula="of:=[.A2765]*[.A2765]+[.B2765]*[.B2765]" office:value-type="float" office:value="0.267304842148733" calcext:value-type="float">
            <text:p>0.267304842148733</text:p>
          </table:table-cell>
        </table:table-row>
        <table:table-row table:style-name="ro1">
          <table:table-cell office:value-type="float" office:value="-0.300731746" calcext:value-type="float">
            <text:p>-0.300731746</text:p>
          </table:table-cell>
          <table:table-cell office:value-type="float" office:value="0.419453956" calcext:value-type="float">
            <text:p>0.419453956</text:p>
          </table:table-cell>
          <table:table-cell table:formula="of:=[.A2766]*[.A2766]+[.B2766]*[.B2766]" office:value-type="float" office:value="0.266381204256258" calcext:value-type="float">
            <text:p>0.266381204256258</text:p>
          </table:table-cell>
        </table:table-row>
        <table:table-row table:style-name="ro1">
          <table:table-cell office:value-type="float" office:value="-0.300731746" calcext:value-type="float">
            <text:p>-0.300731746</text:p>
          </table:table-cell>
          <table:table-cell office:value-type="float" office:value="-0.419453956" calcext:value-type="float">
            <text:p>-0.419453956</text:p>
          </table:table-cell>
          <table:table-cell table:formula="of:=[.A2767]*[.A2767]+[.B2767]*[.B2767]" office:value-type="float" office:value="0.266381204256258" calcext:value-type="float">
            <text:p>0.266381204256258</text:p>
          </table:table-cell>
        </table:table-row>
        <table:table-row table:style-name="ro1">
          <table:table-cell office:value-type="float" office:value="-0.46505153" calcext:value-type="float">
            <text:p>-0.46505153</text:p>
          </table:table-cell>
          <table:table-cell office:value-type="float" office:value="0.22321462" calcext:value-type="float">
            <text:p>0.22321462</text:p>
          </table:table-cell>
          <table:table-cell table:formula="of:=[.A2768]*[.A2768]+[.B2768]*[.B2768]" office:value-type="float" office:value="0.266097692137085" calcext:value-type="float">
            <text:p>0.266097692137085</text:p>
          </table:table-cell>
        </table:table-row>
        <table:table-row table:style-name="ro1">
          <table:table-cell office:value-type="float" office:value="-0.46505153" calcext:value-type="float">
            <text:p>-0.46505153</text:p>
          </table:table-cell>
          <table:table-cell office:value-type="float" office:value="-0.22321462" calcext:value-type="float">
            <text:p>-0.22321462</text:p>
          </table:table-cell>
          <table:table-cell table:formula="of:=[.A2769]*[.A2769]+[.B2769]*[.B2769]" office:value-type="float" office:value="0.266097692137085" calcext:value-type="float">
            <text:p>0.266097692137085</text:p>
          </table:table-cell>
        </table:table-row>
        <table:table-row table:style-name="ro1">
          <table:table-cell office:value-type="float" office:value="-0.316470712" calcext:value-type="float">
            <text:p>-0.316470712</text:p>
          </table:table-cell>
          <table:table-cell office:value-type="float" office:value="0.406459148" calcext:value-type="float">
            <text:p>0.406459148</text:p>
          </table:table-cell>
          <table:table-cell table:formula="of:=[.A2770]*[.A2770]+[.B2770]*[.B2770]" office:value-type="float" office:value="0.265362750546673" calcext:value-type="float">
            <text:p>0.265362750546673</text:p>
          </table:table-cell>
        </table:table-row>
        <table:table-row table:style-name="ro1">
          <table:table-cell office:value-type="float" office:value="-0.316470712" calcext:value-type="float">
            <text:p>-0.316470712</text:p>
          </table:table-cell>
          <table:table-cell office:value-type="float" office:value="-0.406459148" calcext:value-type="float">
            <text:p>-0.406459148</text:p>
          </table:table-cell>
          <table:table-cell table:formula="of:=[.A2771]*[.A2771]+[.B2771]*[.B2771]" office:value-type="float" office:value="0.265362750546673" calcext:value-type="float">
            <text:p>0.265362750546673</text:p>
          </table:table-cell>
        </table:table-row>
        <table:table-row table:style-name="ro1">
          <table:table-cell office:value-type="float" office:value="0.492410839" calcext:value-type="float">
            <text:p>0.492410839</text:p>
          </table:table-cell>
          <table:table-cell office:value-type="float" office:value="0.149208482" calcext:value-type="float">
            <text:p>0.149208482</text:p>
          </table:table-cell>
          <table:table-cell table:formula="of:=[.A2772]*[.A2772]+[.B2772]*[.B2772]" office:value-type="float" office:value="0.264731605465428" calcext:value-type="float">
            <text:p>0.264731605465428</text:p>
          </table:table-cell>
        </table:table-row>
        <table:table-row table:style-name="ro1">
          <table:table-cell office:value-type="float" office:value="0.492410839" calcext:value-type="float">
            <text:p>0.492410839</text:p>
          </table:table-cell>
          <table:table-cell office:value-type="float" office:value="-0.149208482" calcext:value-type="float">
            <text:p>-0.149208482</text:p>
          </table:table-cell>
          <table:table-cell table:formula="of:=[.A2773]*[.A2773]+[.B2773]*[.B2773]" office:value-type="float" office:value="0.264731605465428" calcext:value-type="float">
            <text:p>0.264731605465428</text:p>
          </table:table-cell>
        </table:table-row>
        <table:table-row table:style-name="ro1">
          <table:table-cell office:value-type="float" office:value="0.0627110838" calcext:value-type="float">
            <text:p>0.0627110838</text:p>
          </table:table-cell>
          <table:table-cell office:value-type="float" office:value="-0.510083669" calcext:value-type="float">
            <text:p>-0.510083669</text:p>
          </table:table-cell>
          <table:table-cell table:formula="of:=[.A2774]*[.A2774]+[.B2774]*[.B2774]" office:value-type="float" office:value="0.264118029411872" calcext:value-type="float">
            <text:p>0.264118029411872</text:p>
          </table:table-cell>
        </table:table-row>
        <table:table-row table:style-name="ro1">
          <table:table-cell office:value-type="float" office:value="0.0627110828" calcext:value-type="float">
            <text:p>0.0627110828</text:p>
          </table:table-cell>
          <table:table-cell office:value-type="float" office:value="0.510083668" calcext:value-type="float">
            <text:p>0.510083668</text:p>
          </table:table-cell>
          <table:table-cell table:formula="of:=[.A2775]*[.A2775]+[.B2775]*[.B2775]" office:value-type="float" office:value="0.264118028266283" calcext:value-type="float">
            <text:p>0.264118028266283</text:p>
          </table:table-cell>
        </table:table-row>
        <table:table-row table:style-name="ro1">
          <table:table-cell office:value-type="float" office:value="-0.431819911" calcext:value-type="float">
            <text:p>-0.431819911</text:p>
          </table:table-cell>
          <table:table-cell office:value-type="float" office:value="0.276904948" calcext:value-type="float">
            <text:p>0.276904948</text:p>
          </table:table-cell>
          <table:table-cell table:formula="of:=[.A2776]*[.A2776]+[.B2776]*[.B2776]" office:value-type="float" office:value="0.263144785762931" calcext:value-type="float">
            <text:p>0.263144785762931</text:p>
          </table:table-cell>
        </table:table-row>
        <table:table-row table:style-name="ro1">
          <table:table-cell office:value-type="float" office:value="-0.431819911" calcext:value-type="float">
            <text:p>-0.431819911</text:p>
          </table:table-cell>
          <table:table-cell office:value-type="float" office:value="-0.276904948" calcext:value-type="float">
            <text:p>-0.276904948</text:p>
          </table:table-cell>
          <table:table-cell table:formula="of:=[.A2777]*[.A2777]+[.B2777]*[.B2777]" office:value-type="float" office:value="0.263144785762931" calcext:value-type="float">
            <text:p>0.263144785762931</text:p>
          </table:table-cell>
        </table:table-row>
        <table:table-row table:style-name="ro1">
          <table:table-cell office:value-type="float" office:value="-0.426950657" calcext:value-type="float">
            <text:p>-0.426950657</text:p>
          </table:table-cell>
          <table:table-cell office:value-type="float" office:value="0.283752396" calcext:value-type="float">
            <text:p>0.283752396</text:p>
          </table:table-cell>
          <table:table-cell table:formula="of:=[.A2778]*[.A2778]+[.B2778]*[.B2778]" office:value-type="float" office:value="0.262802285748472" calcext:value-type="float">
            <text:p>0.262802285748472</text:p>
          </table:table-cell>
        </table:table-row>
        <table:table-row table:style-name="ro1">
          <table:table-cell office:value-type="float" office:value="-0.426950657" calcext:value-type="float">
            <text:p>-0.426950657</text:p>
          </table:table-cell>
          <table:table-cell office:value-type="float" office:value="-0.283752396" calcext:value-type="float">
            <text:p>-0.283752396</text:p>
          </table:table-cell>
          <table:table-cell table:formula="of:=[.A2779]*[.A2779]+[.B2779]*[.B2779]" office:value-type="float" office:value="0.262802285748472" calcext:value-type="float">
            <text:p>0.262802285748472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454545455" calcext:value-type="float">
            <text:p>0.454545455</text:p>
          </table:table-cell>
          <table:table-cell table:formula="of:=[.A2780]*[.A2780]+[.B2780]*[.B2780]" office:value-type="float" office:value="0.261543211286157" calcext:value-type="float">
            <text:p>0.26154321128615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454545455" calcext:value-type="float">
            <text:p>-0.454545455</text:p>
          </table:table-cell>
          <table:table-cell table:formula="of:=[.A2781]*[.A2781]+[.B2781]*[.B2781]" office:value-type="float" office:value="0.261543211286157" calcext:value-type="float">
            <text:p>0.261543211286157</text:p>
          </table:table-cell>
        </table:table-row>
        <table:table-row table:style-name="ro1">
          <table:table-cell office:value-type="float" office:value="-0.183464006" calcext:value-type="float">
            <text:p>-0.183464006</text:p>
          </table:table-cell>
          <table:table-cell office:value-type="float" office:value="0.477090665" calcext:value-type="float">
            <text:p>0.477090665</text:p>
          </table:table-cell>
          <table:table-cell table:formula="of:=[.A2782]*[.A2782]+[.B2782]*[.B2782]" office:value-type="float" office:value="0.26127454412771" calcext:value-type="float">
            <text:p>0.26127454412771</text:p>
          </table:table-cell>
        </table:table-row>
        <table:table-row table:style-name="ro1">
          <table:table-cell office:value-type="float" office:value="-0.183464006" calcext:value-type="float">
            <text:p>-0.183464006</text:p>
          </table:table-cell>
          <table:table-cell office:value-type="float" office:value="-0.477090665" calcext:value-type="float">
            <text:p>-0.477090665</text:p>
          </table:table-cell>
          <table:table-cell table:formula="of:=[.A2783]*[.A2783]+[.B2783]*[.B2783]" office:value-type="float" office:value="0.26127454412771" calcext:value-type="float">
            <text:p>0.26127454412771</text:p>
          </table:table-cell>
        </table:table-row>
        <table:table-row table:style-name="ro1">
          <table:table-cell office:value-type="float" office:value="-0.51032635" calcext:value-type="float">
            <text:p>-0.51032635</text:p>
          </table:table-cell>
          <table:table-cell office:value-type="float" office:value="0" calcext:value-type="float">
            <text:p>0</text:p>
          </table:table-cell>
          <table:table-cell table:formula="of:=[.A2784]*[.A2784]+[.B2784]*[.B2784]" office:value-type="float" office:value="0.260432983504323" calcext:value-type="float">
            <text:p>0.260432983504323</text:p>
          </table:table-cell>
        </table:table-row>
        <table:table-row table:style-name="ro1">
          <table:table-cell office:value-type="float" office:value="-0.509748776" calcext:value-type="float">
            <text:p>-0.509748776</text:p>
          </table:table-cell>
          <table:table-cell office:value-type="float" office:value="-0.0100085965" calcext:value-type="float">
            <text:p>-0.0100085965</text:p>
          </table:table-cell>
          <table:table-cell table:formula="of:=[.A2785]*[.A2785]+[.B2785]*[.B2785]" office:value-type="float" office:value="0.259943986637398" calcext:value-type="float">
            <text:p>0.259943986637398</text:p>
          </table:table-cell>
        </table:table-row>
        <table:table-row table:style-name="ro1">
          <table:table-cell office:value-type="float" office:value="-0.509748776" calcext:value-type="float">
            <text:p>-0.509748776</text:p>
          </table:table-cell>
          <table:table-cell office:value-type="float" office:value="0.0100085964" calcext:value-type="float">
            <text:p>0.0100085964</text:p>
          </table:table-cell>
          <table:table-cell table:formula="of:=[.A2786]*[.A2786]+[.B2786]*[.B2786]" office:value-type="float" office:value="0.259943986635396" calcext:value-type="float">
            <text:p>0.259943986635396</text:p>
          </table:table-cell>
        </table:table-row>
        <table:table-row table:style-name="ro1">
          <table:table-cell office:value-type="float" office:value="-0.509303846" calcext:value-type="float">
            <text:p>-0.509303846</text:p>
          </table:table-cell>
          <table:table-cell office:value-type="float" office:value="0" calcext:value-type="float">
            <text:p>0</text:p>
          </table:table-cell>
          <table:table-cell table:formula="of:=[.A2787]*[.A2787]+[.B2787]*[.B2787]" office:value-type="float" office:value="0.259390407550392" calcext:value-type="float">
            <text:p>0.259390407550392</text:p>
          </table:table-cell>
        </table:table-row>
        <table:table-row table:style-name="ro1">
          <table:table-cell office:value-type="float" office:value="0.090424845" calcext:value-type="float">
            <text:p>0.090424845</text:p>
          </table:table-cell>
          <table:table-cell office:value-type="float" office:value="0.5" calcext:value-type="float">
            <text:p>0.5</text:p>
          </table:table-cell>
          <table:table-cell table:formula="of:=[.A2788]*[.A2788]+[.B2788]*[.B2788]" office:value-type="float" office:value="0.258176652593274" calcext:value-type="float">
            <text:p>0.258176652593274</text:p>
          </table:table-cell>
        </table:table-row>
        <table:table-row table:style-name="ro1">
          <table:table-cell office:value-type="float" office:value="0.090424845" calcext:value-type="float">
            <text:p>0.090424845</text:p>
          </table:table-cell>
          <table:table-cell office:value-type="float" office:value="-0.5" calcext:value-type="float">
            <text:p>-0.5</text:p>
          </table:table-cell>
          <table:table-cell table:formula="of:=[.A2789]*[.A2789]+[.B2789]*[.B2789]" office:value-type="float" office:value="0.258176652593274" calcext:value-type="float">
            <text:p>0.258176652593274</text:p>
          </table:table-cell>
        </table:table-row>
        <table:table-row table:style-name="ro1">
          <table:table-cell office:value-type="float" office:value="0.482280054" calcext:value-type="float">
            <text:p>0.482280054</text:p>
          </table:table-cell>
          <table:table-cell office:value-type="float" office:value="0.157836295" calcext:value-type="float">
            <text:p>0.157836295</text:p>
          </table:table-cell>
          <table:table-cell table:formula="of:=[.A2790]*[.A2790]+[.B2790]*[.B2790]" office:value-type="float" office:value="0.25750634650557" calcext:value-type="float">
            <text:p>0.25750634650557</text:p>
          </table:table-cell>
        </table:table-row>
        <table:table-row table:style-name="ro1">
          <table:table-cell office:value-type="float" office:value="0.482280054" calcext:value-type="float">
            <text:p>0.482280054</text:p>
          </table:table-cell>
          <table:table-cell office:value-type="float" office:value="-0.157836295" calcext:value-type="float">
            <text:p>-0.157836295</text:p>
          </table:table-cell>
          <table:table-cell table:formula="of:=[.A2791]*[.A2791]+[.B2791]*[.B2791]" office:value-type="float" office:value="0.25750634650557" calcext:value-type="float">
            <text:p>0.25750634650557</text:p>
          </table:table-cell>
        </table:table-row>
        <table:table-row table:style-name="ro1">
          <table:table-cell office:value-type="float" office:value="-0.0107486647" calcext:value-type="float">
            <text:p>-0.0107486647</text:p>
          </table:table-cell>
          <table:table-cell office:value-type="float" office:value="-0.50732994" calcext:value-type="float">
            <text:p>-0.50732994</text:p>
          </table:table-cell>
          <table:table-cell table:formula="of:=[.A2792]*[.A2792]+[.B2792]*[.B2792]" office:value-type="float" office:value="0.257499201813237" calcext:value-type="float">
            <text:p>0.257499201813237</text:p>
          </table:table-cell>
        </table:table-row>
        <table:table-row table:style-name="ro1">
          <table:table-cell office:value-type="float" office:value="-0.0107486654" calcext:value-type="float">
            <text:p>-0.0107486654</text:p>
          </table:table-cell>
          <table:table-cell office:value-type="float" office:value="0.507329939" calcext:value-type="float">
            <text:p>0.507329939</text:p>
          </table:table-cell>
          <table:table-cell table:formula="of:=[.A2793]*[.A2793]+[.B2793]*[.B2793]" office:value-type="float" office:value="0.257499200813625" calcext:value-type="float">
            <text:p>0.257499200813625</text:p>
          </table:table-cell>
        </table:table-row>
        <table:table-row table:style-name="ro1">
          <table:table-cell office:value-type="float" office:value="-0.381462706" calcext:value-type="float">
            <text:p>-0.381462706</text:p>
          </table:table-cell>
          <table:table-cell office:value-type="float" office:value="0.334554587" calcext:value-type="float">
            <text:p>0.334554587</text:p>
          </table:table-cell>
          <table:table-cell table:formula="of:=[.A2794]*[.A2794]+[.B2794]*[.B2794]" office:value-type="float" office:value="0.257440567751583" calcext:value-type="float">
            <text:p>0.257440567751583</text:p>
          </table:table-cell>
        </table:table-row>
        <table:table-row table:style-name="ro1">
          <table:table-cell office:value-type="float" office:value="-0.381462706" calcext:value-type="float">
            <text:p>-0.381462706</text:p>
          </table:table-cell>
          <table:table-cell office:value-type="float" office:value="-0.334554587" calcext:value-type="float">
            <text:p>-0.334554587</text:p>
          </table:table-cell>
          <table:table-cell table:formula="of:=[.A2795]*[.A2795]+[.B2795]*[.B2795]" office:value-type="float" office:value="0.257440567751583" calcext:value-type="float">
            <text:p>0.257440567751583</text:p>
          </table:table-cell>
        </table:table-row>
        <table:table-row table:style-name="ro1">
          <table:table-cell office:value-type="float" office:value="-0.275683489" calcext:value-type="float">
            <text:p>-0.275683489</text:p>
          </table:table-cell>
          <table:table-cell office:value-type="float" office:value="0.425081624" calcext:value-type="float">
            <text:p>0.425081624</text:p>
          </table:table-cell>
          <table:table-cell table:formula="of:=[.A2796]*[.A2796]+[.B2796]*[.B2796]" office:value-type="float" office:value="0.25669577316969" calcext:value-type="float">
            <text:p>0.25669577316969</text:p>
          </table:table-cell>
        </table:table-row>
        <table:table-row table:style-name="ro1">
          <table:table-cell office:value-type="float" office:value="-0.275683489" calcext:value-type="float">
            <text:p>-0.275683489</text:p>
          </table:table-cell>
          <table:table-cell office:value-type="float" office:value="-0.425081624" calcext:value-type="float">
            <text:p>-0.425081624</text:p>
          </table:table-cell>
          <table:table-cell table:formula="of:=[.A2797]*[.A2797]+[.B2797]*[.B2797]" office:value-type="float" office:value="0.25669577316969" calcext:value-type="float">
            <text:p>0.25669577316969</text:p>
          </table:table-cell>
        </table:table-row>
        <table:table-row table:style-name="ro1">
          <table:table-cell office:value-type="float" office:value="-0.19074243" calcext:value-type="float">
            <text:p>-0.19074243</text:p>
          </table:table-cell>
          <table:table-cell office:value-type="float" office:value="0.46875" calcext:value-type="float">
            <text:p>0.46875</text:p>
          </table:table-cell>
          <table:table-cell table:formula="of:=[.A2798]*[.A2798]+[.B2798]*[.B2798]" office:value-type="float" office:value="0.256109237102305" calcext:value-type="float">
            <text:p>0.256109237102305</text:p>
          </table:table-cell>
        </table:table-row>
        <table:table-row table:style-name="ro1">
          <table:table-cell office:value-type="float" office:value="-0.19074243" calcext:value-type="float">
            <text:p>-0.19074243</text:p>
          </table:table-cell>
          <table:table-cell office:value-type="float" office:value="-0.46875" calcext:value-type="float">
            <text:p>-0.46875</text:p>
          </table:table-cell>
          <table:table-cell table:formula="of:=[.A2799]*[.A2799]+[.B2799]*[.B2799]" office:value-type="float" office:value="0.256109237102305" calcext:value-type="float">
            <text:p>0.256109237102305</text:p>
          </table:table-cell>
        </table:table-row>
        <table:table-row table:style-name="ro1">
          <table:table-cell office:value-type="float" office:value="-0.437706216" calcext:value-type="float">
            <text:p>-0.437706216</text:p>
          </table:table-cell>
          <table:table-cell office:value-type="float" office:value="0.250682996" calcext:value-type="float">
            <text:p>0.250682996</text:p>
          </table:table-cell>
          <table:table-cell table:formula="of:=[.A2800]*[.A2800]+[.B2800]*[.B2800]" office:value-type="float" office:value="0.254428696008575" calcext:value-type="float">
            <text:p>0.254428696008575</text:p>
          </table:table-cell>
        </table:table-row>
        <table:table-row table:style-name="ro1">
          <table:table-cell office:value-type="float" office:value="-0.437706216" calcext:value-type="float">
            <text:p>-0.437706216</text:p>
          </table:table-cell>
          <table:table-cell office:value-type="float" office:value="-0.250682996" calcext:value-type="float">
            <text:p>-0.250682996</text:p>
          </table:table-cell>
          <table:table-cell table:formula="of:=[.A2801]*[.A2801]+[.B2801]*[.B2801]" office:value-type="float" office:value="0.254428696008575" calcext:value-type="float">
            <text:p>0.254428696008575</text:p>
          </table:table-cell>
        </table:table-row>
        <table:table-row table:style-name="ro1">
          <table:table-cell office:value-type="float" office:value="-0.329334462" calcext:value-type="float">
            <text:p>-0.329334462</text:p>
          </table:table-cell>
          <table:table-cell office:value-type="float" office:value="0.381462299" calcext:value-type="float">
            <text:p>0.381462299</text:p>
          </table:table-cell>
          <table:table-cell table:formula="of:=[.A2802]*[.A2802]+[.B2802]*[.B2802]" office:value-type="float" office:value="0.253974673419195" calcext:value-type="float">
            <text:p>0.253974673419195</text:p>
          </table:table-cell>
        </table:table-row>
        <table:table-row table:style-name="ro1">
          <table:table-cell office:value-type="float" office:value="-0.329334462" calcext:value-type="float">
            <text:p>-0.329334462</text:p>
          </table:table-cell>
          <table:table-cell office:value-type="float" office:value="-0.381462299" calcext:value-type="float">
            <text:p>-0.381462299</text:p>
          </table:table-cell>
          <table:table-cell table:formula="of:=[.A2803]*[.A2803]+[.B2803]*[.B2803]" office:value-type="float" office:value="0.253974673419195" calcext:value-type="float">
            <text:p>0.253974673419195</text:p>
          </table:table-cell>
        </table:table-row>
        <table:table-row table:style-name="ro1">
          <table:table-cell office:value-type="float" office:value="-0.491219965" calcext:value-type="float">
            <text:p>-0.491219965</text:p>
          </table:table-cell>
          <table:table-cell office:value-type="float" office:value="0.109120954" calcext:value-type="float">
            <text:p>0.109120954</text:p>
          </table:table-cell>
          <table:table-cell table:formula="of:=[.A2804]*[.A2804]+[.B2804]*[.B2804]" office:value-type="float" office:value="0.253204436616471" calcext:value-type="float">
            <text:p>0.253204436616471</text:p>
          </table:table-cell>
        </table:table-row>
        <table:table-row table:style-name="ro1">
          <table:table-cell office:value-type="float" office:value="-0.491219965" calcext:value-type="float">
            <text:p>-0.491219965</text:p>
          </table:table-cell>
          <table:table-cell office:value-type="float" office:value="-0.109120954" calcext:value-type="float">
            <text:p>-0.109120954</text:p>
          </table:table-cell>
          <table:table-cell table:formula="of:=[.A2805]*[.A2805]+[.B2805]*[.B2805]" office:value-type="float" office:value="0.253204436616471" calcext:value-type="float">
            <text:p>0.253204436616471</text:p>
          </table:table-cell>
        </table:table-row>
        <table:table-row table:style-name="ro1">
          <table:table-cell office:value-type="float" office:value="-0.200693506" calcext:value-type="float">
            <text:p>-0.200693506</text:p>
          </table:table-cell>
          <table:table-cell office:value-type="float" office:value="0.460639227" calcext:value-type="float">
            <text:p>0.460639227</text:p>
          </table:table-cell>
          <table:table-cell table:formula="of:=[.A2806]*[.A2806]+[.B2806]*[.B2806]" office:value-type="float" office:value="0.25246638080173" calcext:value-type="float">
            <text:p>0.25246638080173</text:p>
          </table:table-cell>
        </table:table-row>
        <table:table-row table:style-name="ro1">
          <table:table-cell office:value-type="float" office:value="-0.200693506" calcext:value-type="float">
            <text:p>-0.200693506</text:p>
          </table:table-cell>
          <table:table-cell office:value-type="float" office:value="-0.460639227" calcext:value-type="float">
            <text:p>-0.460639227</text:p>
          </table:table-cell>
          <table:table-cell table:formula="of:=[.A2807]*[.A2807]+[.B2807]*[.B2807]" office:value-type="float" office:value="0.25246638080173" calcext:value-type="float">
            <text:p>0.25246638080173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272727273" calcext:value-type="float">
            <text:p>0.272727273</text:p>
          </table:table-cell>
          <table:table-cell table:formula="of:=[.A2808]*[.A2808]+[.B2808]*[.B2808]" office:value-type="float" office:value="0.252358681063016" calcext:value-type="float">
            <text:p>0.252358681063016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272727273" calcext:value-type="float">
            <text:p>-0.272727273</text:p>
          </table:table-cell>
          <table:table-cell table:formula="of:=[.A2809]*[.A2809]+[.B2809]*[.B2809]" office:value-type="float" office:value="0.252358681063016" calcext:value-type="float">
            <text:p>0.25235868106301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63636364" calcext:value-type="float">
            <text:p>0.363636364</text:p>
          </table:table-cell>
          <table:table-cell table:formula="of:=[.A2810]*[.A2810]+[.B2810]*[.B2810]" office:value-type="float" office:value="0.25039546772314" calcext:value-type="float">
            <text:p>0.25039546772314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363636364" calcext:value-type="float">
            <text:p>-0.363636364</text:p>
          </table:table-cell>
          <table:table-cell table:formula="of:=[.A2811]*[.A2811]+[.B2811]*[.B2811]" office:value-type="float" office:value="0.25039546772314" calcext:value-type="float">
            <text:p>0.25039546772314</text:p>
          </table:table-cell>
        </table:table-row>
        <table:table-row table:style-name="ro1">
          <table:table-cell office:value-type="float" office:value="-0.115668151" calcext:value-type="float">
            <text:p>-0.115668151</text:p>
          </table:table-cell>
          <table:table-cell office:value-type="float" office:value="0.486055277" calcext:value-type="float">
            <text:p>0.486055277</text:p>
          </table:table-cell>
          <table:table-cell table:formula="of:=[.A2812]*[.A2812]+[.B2812]*[.B2812]" office:value-type="float" office:value="0.249628853455305" calcext:value-type="float">
            <text:p>0.249628853455305</text:p>
          </table:table-cell>
        </table:table-row>
        <table:table-row table:style-name="ro1">
          <table:table-cell office:value-type="float" office:value="-0.115668151" calcext:value-type="float">
            <text:p>-0.115668151</text:p>
          </table:table-cell>
          <table:table-cell office:value-type="float" office:value="-0.486055277" calcext:value-type="float">
            <text:p>-0.486055277</text:p>
          </table:table-cell>
          <table:table-cell table:formula="of:=[.A2813]*[.A2813]+[.B2813]*[.B2813]" office:value-type="float" office:value="0.249628853455305" calcext:value-type="float">
            <text:p>0.249628853455305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454545455" calcext:value-type="float">
            <text:p>0.454545455</text:p>
          </table:table-cell>
          <table:table-cell table:formula="of:=[.A2814]*[.A2814]+[.B2814]*[.B2814]" office:value-type="float" office:value="0.247871336286157" calcext:value-type="float">
            <text:p>0.247871336286157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454545455" calcext:value-type="float">
            <text:p>-0.454545455</text:p>
          </table:table-cell>
          <table:table-cell table:formula="of:=[.A2815]*[.A2815]+[.B2815]*[.B2815]" office:value-type="float" office:value="0.247871336286157" calcext:value-type="float">
            <text:p>0.247871336286157</text:p>
          </table:table-cell>
        </table:table-row>
        <table:table-row table:style-name="ro1">
          <table:table-cell office:value-type="float" office:value="-0.258439259" calcext:value-type="float">
            <text:p>-0.258439259</text:p>
          </table:table-cell>
          <table:table-cell office:value-type="float" office:value="0.42495071" calcext:value-type="float">
            <text:p>0.42495071</text:p>
          </table:table-cell>
          <table:table-cell table:formula="of:=[.A2816]*[.A2816]+[.B2816]*[.B2816]" office:value-type="float" office:value="0.247373956521973" calcext:value-type="float">
            <text:p>0.247373956521973</text:p>
          </table:table-cell>
        </table:table-row>
        <table:table-row table:style-name="ro1">
          <table:table-cell office:value-type="float" office:value="-0.258439259" calcext:value-type="float">
            <text:p>-0.258439259</text:p>
          </table:table-cell>
          <table:table-cell office:value-type="float" office:value="-0.42495071" calcext:value-type="float">
            <text:p>-0.42495071</text:p>
          </table:table-cell>
          <table:table-cell table:formula="of:=[.A2817]*[.A2817]+[.B2817]*[.B2817]" office:value-type="float" office:value="0.247373956521973" calcext:value-type="float">
            <text:p>0.247373956521973</text:p>
          </table:table-cell>
        </table:table-row>
        <table:table-row table:style-name="ro1">
          <table:table-cell office:value-type="float" office:value="-0.496079031" calcext:value-type="float">
            <text:p>-0.496079031</text:p>
          </table:table-cell>
          <table:table-cell office:value-type="float" office:value="0" calcext:value-type="float">
            <text:p>0</text:p>
          </table:table-cell>
          <table:table-cell table:formula="of:=[.A2818]*[.A2818]+[.B2818]*[.B2818]" office:value-type="float" office:value="0.246094404997899" calcext:value-type="float">
            <text:p>0.246094404997899</text:p>
          </table:table-cell>
        </table:table-row>
        <table:table-row table:style-name="ro1">
          <table:table-cell office:value-type="float" office:value="-0.163559329" calcext:value-type="float">
            <text:p>-0.163559329</text:p>
          </table:table-cell>
          <table:table-cell office:value-type="float" office:value="0.467599284" calcext:value-type="float">
            <text:p>0.467599284</text:p>
          </table:table-cell>
          <table:table-cell table:formula="of:=[.A2819]*[.A2819]+[.B2819]*[.B2819]" office:value-type="float" office:value="0.245400744500243" calcext:value-type="float">
            <text:p>0.245400744500243</text:p>
          </table:table-cell>
        </table:table-row>
        <table:table-row table:style-name="ro1">
          <table:table-cell office:value-type="float" office:value="-0.163559329" calcext:value-type="float">
            <text:p>-0.163559329</text:p>
          </table:table-cell>
          <table:table-cell office:value-type="float" office:value="-0.467599284" calcext:value-type="float">
            <text:p>-0.467599284</text:p>
          </table:table-cell>
          <table:table-cell table:formula="of:=[.A2820]*[.A2820]+[.B2820]*[.B2820]" office:value-type="float" office:value="0.245400744500243" calcext:value-type="float">
            <text:p>0.245400744500243</text:p>
          </table:table-cell>
        </table:table-row>
        <table:table-row table:style-name="ro1">
          <table:table-cell office:value-type="float" office:value="-0.447956573" calcext:value-type="float">
            <text:p>-0.447956573</text:p>
          </table:table-cell>
          <table:table-cell office:value-type="float" office:value="0.211019365" calcext:value-type="float">
            <text:p>0.211019365</text:p>
          </table:table-cell>
          <table:table-cell table:formula="of:=[.A2821]*[.A2821]+[.B2821]*[.B2821]" office:value-type="float" office:value="0.245194263698908" calcext:value-type="float">
            <text:p>0.245194263698908</text:p>
          </table:table-cell>
        </table:table-row>
        <table:table-row table:style-name="ro1">
          <table:table-cell office:value-type="float" office:value="-0.447956573" calcext:value-type="float">
            <text:p>-0.447956573</text:p>
          </table:table-cell>
          <table:table-cell office:value-type="float" office:value="-0.211019363" calcext:value-type="float">
            <text:p>-0.211019363</text:p>
          </table:table-cell>
          <table:table-cell table:formula="of:=[.A2822]*[.A2822]+[.B2822]*[.B2822]" office:value-type="float" office:value="0.24519426285483" calcext:value-type="float">
            <text:p>0.24519426285483</text:p>
          </table:table-cell>
        </table:table-row>
        <table:table-row table:style-name="ro1">
          <table:table-cell office:value-type="float" office:value="0.138161779" calcext:value-type="float">
            <text:p>0.138161779</text:p>
          </table:table-cell>
          <table:table-cell office:value-type="float" office:value="0.474527428" calcext:value-type="float">
            <text:p>0.474527428</text:p>
          </table:table-cell>
          <table:table-cell table:formula="of:=[.A2823]*[.A2823]+[.B2823]*[.B2823]" office:value-type="float" office:value="0.24426495710074" calcext:value-type="float">
            <text:p>0.24426495710074</text:p>
          </table:table-cell>
        </table:table-row>
        <table:table-row table:style-name="ro1">
          <table:table-cell office:value-type="float" office:value="0.138161779" calcext:value-type="float">
            <text:p>0.138161779</text:p>
          </table:table-cell>
          <table:table-cell office:value-type="float" office:value="-0.474527428" calcext:value-type="float">
            <text:p>-0.474527428</text:p>
          </table:table-cell>
          <table:table-cell table:formula="of:=[.A2824]*[.A2824]+[.B2824]*[.B2824]" office:value-type="float" office:value="0.24426495710074" calcext:value-type="float">
            <text:p>0.24426495710074</text:p>
          </table:table-cell>
        </table:table-row>
        <table:table-row table:style-name="ro1">
          <table:table-cell office:value-type="float" office:value="-0.415121613" calcext:value-type="float">
            <text:p>-0.415121613</text:p>
          </table:table-cell>
          <table:table-cell office:value-type="float" office:value="0.26819055" calcext:value-type="float">
            <text:p>0.26819055</text:p>
          </table:table-cell>
          <table:table-cell table:formula="of:=[.A2825]*[.A2825]+[.B2825]*[.B2825]" office:value-type="float" office:value="0.244252124689024" calcext:value-type="float">
            <text:p>0.244252124689024</text:p>
          </table:table-cell>
        </table:table-row>
        <table:table-row table:style-name="ro1">
          <table:table-cell office:value-type="float" office:value="-0.415121613" calcext:value-type="float">
            <text:p>-0.415121613</text:p>
          </table:table-cell>
          <table:table-cell office:value-type="float" office:value="-0.26819055" calcext:value-type="float">
            <text:p>-0.26819055</text:p>
          </table:table-cell>
          <table:table-cell table:formula="of:=[.A2826]*[.A2826]+[.B2826]*[.B2826]" office:value-type="float" office:value="0.244252124689024" calcext:value-type="float">
            <text:p>0.244252124689024</text:p>
          </table:table-cell>
        </table:table-row>
        <table:table-row table:style-name="ro1">
          <table:table-cell office:value-type="float" office:value="-0.302327859" calcext:value-type="float">
            <text:p>-0.302327859</text:p>
          </table:table-cell>
          <table:table-cell office:value-type="float" office:value="0.390626357" calcext:value-type="float">
            <text:p>0.390626357</text:p>
          </table:table-cell>
          <table:table-cell table:formula="of:=[.A2827]*[.A2827]+[.B2827]*[.B2827]" office:value-type="float" office:value="0.243991085110615" calcext:value-type="float">
            <text:p>0.243991085110615</text:p>
          </table:table-cell>
        </table:table-row>
        <table:table-row table:style-name="ro1">
          <table:table-cell office:value-type="float" office:value="-0.302327859" calcext:value-type="float">
            <text:p>-0.302327859</text:p>
          </table:table-cell>
          <table:table-cell office:value-type="float" office:value="-0.390626357" calcext:value-type="float">
            <text:p>-0.390626357</text:p>
          </table:table-cell>
          <table:table-cell table:formula="of:=[.A2828]*[.A2828]+[.B2828]*[.B2828]" office:value-type="float" office:value="0.243991085110615" calcext:value-type="float">
            <text:p>0.243991085110615</text:p>
          </table:table-cell>
        </table:table-row>
        <table:table-row table:style-name="ro1">
          <table:table-cell office:value-type="float" office:value="-0.214816964" calcext:value-type="float">
            <text:p>-0.214816964</text:p>
          </table:table-cell>
          <table:table-cell office:value-type="float" office:value="0.442921307" calcext:value-type="float">
            <text:p>0.442921307</text:p>
          </table:table-cell>
          <table:table-cell table:formula="of:=[.A2829]*[.A2829]+[.B2829]*[.B2829]" office:value-type="float" office:value="0.242325612216766" calcext:value-type="float">
            <text:p>0.242325612216766</text:p>
          </table:table-cell>
        </table:table-row>
        <table:table-row table:style-name="ro1">
          <table:table-cell office:value-type="float" office:value="-0.214816966" calcext:value-type="float">
            <text:p>-0.214816966</text:p>
          </table:table-cell>
          <table:table-cell office:value-type="float" office:value="-0.442921306" calcext:value-type="float">
            <text:p>-0.442921306</text:p>
          </table:table-cell>
          <table:table-cell table:formula="of:=[.A2830]*[.A2830]+[.B2830]*[.B2830]" office:value-type="float" office:value="0.242325612190191" calcext:value-type="float">
            <text:p>0.242325612190191</text:p>
          </table:table-cell>
        </table:table-row>
        <table:table-row table:style-name="ro1">
          <table:table-cell office:value-type="float" office:value="-0.0910728647" calcext:value-type="float">
            <text:p>-0.0910728647</text:p>
          </table:table-cell>
          <table:table-cell office:value-type="float" office:value="0.483124643" calcext:value-type="float">
            <text:p>0.483124643</text:p>
          </table:table-cell>
          <table:table-cell table:formula="of:=[.A2831]*[.A2831]+[.B2831]*[.B2831]" office:value-type="float" office:value="0.241703687358542" calcext:value-type="float">
            <text:p>0.241703687358542</text:p>
          </table:table-cell>
        </table:table-row>
        <table:table-row table:style-name="ro1">
          <table:table-cell office:value-type="float" office:value="-0.0910728647" calcext:value-type="float">
            <text:p>-0.0910728647</text:p>
          </table:table-cell>
          <table:table-cell office:value-type="float" office:value="-0.483124643" calcext:value-type="float">
            <text:p>-0.483124643</text:p>
          </table:table-cell>
          <table:table-cell table:formula="of:=[.A2832]*[.A2832]+[.B2832]*[.B2832]" office:value-type="float" office:value="0.241703687358542" calcext:value-type="float">
            <text:p>0.241703687358542</text:p>
          </table:table-cell>
        </table:table-row>
        <table:table-row table:style-name="ro1">
          <table:table-cell office:value-type="float" office:value="0.0550867353" calcext:value-type="float">
            <text:p>0.0550867353</text:p>
          </table:table-cell>
          <table:table-cell office:value-type="float" office:value="0.48811599" calcext:value-type="float">
            <text:p>0.48811599</text:p>
          </table:table-cell>
          <table:table-cell table:formula="of:=[.A2833]*[.A2833]+[.B2833]*[.B2833]" office:value-type="float" office:value="0.241291768099692" calcext:value-type="float">
            <text:p>0.241291768099692</text:p>
          </table:table-cell>
        </table:table-row>
        <table:table-row table:style-name="ro1">
          <table:table-cell office:value-type="float" office:value="0.0550867356" calcext:value-type="float">
            <text:p>0.0550867356</text:p>
          </table:table-cell>
          <table:table-cell office:value-type="float" office:value="-0.488115989" calcext:value-type="float">
            <text:p>-0.488115989</text:p>
          </table:table-cell>
          <table:table-cell table:formula="of:=[.A2834]*[.A2834]+[.B2834]*[.B2834]" office:value-type="float" office:value="0.241291767156512" calcext:value-type="float">
            <text:p>0.241291767156512</text:p>
          </table:table-cell>
        </table:table-row>
        <table:table-row table:style-name="ro1">
          <table:table-cell office:value-type="float" office:value="-0.47086849" calcext:value-type="float">
            <text:p>-0.47086849</text:p>
          </table:table-cell>
          <table:table-cell office:value-type="float" office:value="0.137444883" calcext:value-type="float">
            <text:p>0.137444883</text:p>
          </table:table-cell>
          <table:table-cell table:formula="of:=[.A2835]*[.A2835]+[.B2835]*[.B2835]" office:value-type="float" office:value="0.240608230737764" calcext:value-type="float">
            <text:p>0.240608230737764</text:p>
          </table:table-cell>
        </table:table-row>
        <table:table-row table:style-name="ro1">
          <table:table-cell office:value-type="float" office:value="-0.47086849" calcext:value-type="float">
            <text:p>-0.47086849</text:p>
          </table:table-cell>
          <table:table-cell office:value-type="float" office:value="-0.137444883" calcext:value-type="float">
            <text:p>-0.137444883</text:p>
          </table:table-cell>
          <table:table-cell table:formula="of:=[.A2836]*[.A2836]+[.B2836]*[.B2836]" office:value-type="float" office:value="0.240608230737764" calcext:value-type="float">
            <text:p>0.240608230737764</text:p>
          </table:table-cell>
        </table:table-row>
        <table:table-row table:style-name="ro1">
          <table:table-cell office:value-type="float" office:value="0.344687566" calcext:value-type="float">
            <text:p>0.344687566</text:p>
          </table:table-cell>
          <table:table-cell office:value-type="float" office:value="-0.348391089" calcext:value-type="float">
            <text:p>-0.348391089</text:p>
          </table:table-cell>
          <table:table-cell table:formula="of:=[.A2837]*[.A2837]+[.B2837]*[.B2837]" office:value-type="float" office:value="0.24018586904961" calcext:value-type="float">
            <text:p>0.24018586904961</text:p>
          </table:table-cell>
        </table:table-row>
        <table:table-row table:style-name="ro1">
          <table:table-cell office:value-type="float" office:value="0.344687566" calcext:value-type="float">
            <text:p>0.344687566</text:p>
          </table:table-cell>
          <table:table-cell office:value-type="float" office:value="0.348391088" calcext:value-type="float">
            <text:p>0.348391088</text:p>
          </table:table-cell>
          <table:table-cell table:formula="of:=[.A2838]*[.A2838]+[.B2838]*[.B2838]" office:value-type="float" office:value="0.240185868352828" calcext:value-type="float">
            <text:p>0.240185868352828</text:p>
          </table:table-cell>
        </table:table-row>
        <table:table-row table:style-name="ro1">
          <table:table-cell office:value-type="float" office:value="-0.451809279" calcext:value-type="float">
            <text:p>-0.451809279</text:p>
          </table:table-cell>
          <table:table-cell office:value-type="float" office:value="0.18822912" calcext:value-type="float">
            <text:p>0.18822912</text:p>
          </table:table-cell>
          <table:table-cell table:formula="of:=[.A2839]*[.A2839]+[.B2839]*[.B2839]" office:value-type="float" office:value="0.239561826206474" calcext:value-type="float">
            <text:p>0.239561826206474</text:p>
          </table:table-cell>
        </table:table-row>
        <table:table-row table:style-name="ro1">
          <table:table-cell office:value-type="float" office:value="-0.451809279" calcext:value-type="float">
            <text:p>-0.451809279</text:p>
          </table:table-cell>
          <table:table-cell office:value-type="float" office:value="-0.18822912" calcext:value-type="float">
            <text:p>-0.18822912</text:p>
          </table:table-cell>
          <table:table-cell table:formula="of:=[.A2840]*[.A2840]+[.B2840]*[.B2840]" office:value-type="float" office:value="0.239561826206474" calcext:value-type="float">
            <text:p>0.239561826206474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181818182" calcext:value-type="float">
            <text:p>0.181818182</text:p>
          </table:table-cell>
          <table:table-cell table:formula="of:=[.A2841]*[.A2841]+[.B2841]*[.B2841]" office:value-type="float" office:value="0.238380116930785" calcext:value-type="float">
            <text:p>0.238380116930785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181818182" calcext:value-type="float">
            <text:p>-0.181818182</text:p>
          </table:table-cell>
          <table:table-cell table:formula="of:=[.A2842]*[.A2842]+[.B2842]*[.B2842]" office:value-type="float" office:value="0.238380116930785" calcext:value-type="float">
            <text:p>0.238380116930785</text:p>
          </table:table-cell>
        </table:table-row>
        <table:table-row table:style-name="ro1">
          <table:table-cell office:value-type="float" office:value="-0.437875641" calcext:value-type="float">
            <text:p>-0.437875641</text:p>
          </table:table-cell>
          <table:table-cell office:value-type="float" office:value="0.215832786" calcext:value-type="float">
            <text:p>0.215832786</text:p>
          </table:table-cell>
          <table:table-cell table:formula="of:=[.A2843]*[.A2843]+[.B2843]*[.B2843]" office:value-type="float" office:value="0.238318868493683" calcext:value-type="float">
            <text:p>0.238318868493683</text:p>
          </table:table-cell>
        </table:table-row>
        <table:table-row table:style-name="ro1">
          <table:table-cell office:value-type="float" office:value="-0.437875641" calcext:value-type="float">
            <text:p>-0.437875641</text:p>
          </table:table-cell>
          <table:table-cell office:value-type="float" office:value="-0.215832785" calcext:value-type="float">
            <text:p>-0.215832785</text:p>
          </table:table-cell>
          <table:table-cell table:formula="of:=[.A2844]*[.A2844]+[.B2844]*[.B2844]" office:value-type="float" office:value="0.238318868062017" calcext:value-type="float">
            <text:p>0.238318868062017</text:p>
          </table:table-cell>
        </table:table-row>
        <table:table-row table:style-name="ro1">
          <table:table-cell office:value-type="float" office:value="0.283551231" calcext:value-type="float">
            <text:p>0.283551231</text:p>
          </table:table-cell>
          <table:table-cell office:value-type="float" office:value="-0.396810048" calcext:value-type="float">
            <text:p>-0.396810048</text:p>
          </table:table-cell>
          <table:table-cell table:formula="of:=[.A2845]*[.A2845]+[.B2845]*[.B2845]" office:value-type="float" office:value="0.237859514795378" calcext:value-type="float">
            <text:p>0.237859514795378</text:p>
          </table:table-cell>
        </table:table-row>
        <table:table-row table:style-name="ro1">
          <table:table-cell office:value-type="float" office:value="-0.236885008" calcext:value-type="float">
            <text:p>-0.236885008</text:p>
          </table:table-cell>
          <table:table-cell office:value-type="float" office:value="0.426136364" calcext:value-type="float">
            <text:p>0.426136364</text:p>
          </table:table-cell>
          <table:table-cell table:formula="of:=[.A2846]*[.A2846]+[.B2846]*[.B2846]" office:value-type="float" office:value="0.237706707738301" calcext:value-type="float">
            <text:p>0.237706707738301</text:p>
          </table:table-cell>
        </table:table-row>
        <table:table-row table:style-name="ro1">
          <table:table-cell office:value-type="float" office:value="-0.236885008" calcext:value-type="float">
            <text:p>-0.236885008</text:p>
          </table:table-cell>
          <table:table-cell office:value-type="float" office:value="-0.426136364" calcext:value-type="float">
            <text:p>-0.426136364</text:p>
          </table:table-cell>
          <table:table-cell table:formula="of:=[.A2847]*[.A2847]+[.B2847]*[.B2847]" office:value-type="float" office:value="0.237706707738301" calcext:value-type="float">
            <text:p>0.237706707738301</text:p>
          </table:table-cell>
        </table:table-row>
        <table:table-row table:style-name="ro1">
          <table:table-cell office:value-type="float" office:value="-0.241499992" calcext:value-type="float">
            <text:p>-0.241499992</text:p>
          </table:table-cell>
          <table:table-cell office:value-type="float" office:value="0.423391247" calcext:value-type="float">
            <text:p>0.423391247</text:p>
          </table:table-cell>
          <table:table-cell table:formula="of:=[.A2848]*[.A2848]+[.B2848]*[.B2848]" office:value-type="float" office:value="0.237582394172215" calcext:value-type="float">
            <text:p>0.237582394172215</text:p>
          </table:table-cell>
        </table:table-row>
        <table:table-row table:style-name="ro1">
          <table:table-cell office:value-type="float" office:value="-0.241499992" calcext:value-type="float">
            <text:p>-0.241499992</text:p>
          </table:table-cell>
          <table:table-cell office:value-type="float" office:value="-0.423391247" calcext:value-type="float">
            <text:p>-0.423391247</text:p>
          </table:table-cell>
          <table:table-cell table:formula="of:=[.A2849]*[.A2849]+[.B2849]*[.B2849]" office:value-type="float" office:value="0.237582394172215" calcext:value-type="float">
            <text:p>0.237582394172215</text:p>
          </table:table-cell>
        </table:table-row>
        <table:table-row table:style-name="ro1">
          <table:table-cell office:value-type="float" office:value="-0.460602072" calcext:value-type="float">
            <text:p>-0.460602072</text:p>
          </table:table-cell>
          <table:table-cell office:value-type="float" office:value="0.15940393" calcext:value-type="float">
            <text:p>0.15940393</text:p>
          </table:table-cell>
          <table:table-cell table:formula="of:=[.A2850]*[.A2850]+[.B2850]*[.B2850]" office:value-type="float" office:value="0.237563881630138" calcext:value-type="float">
            <text:p>0.237563881630138</text:p>
          </table:table-cell>
        </table:table-row>
        <table:table-row table:style-name="ro1">
          <table:table-cell office:value-type="float" office:value="-0.460602072" calcext:value-type="float">
            <text:p>-0.460602072</text:p>
          </table:table-cell>
          <table:table-cell office:value-type="float" office:value="-0.15940393" calcext:value-type="float">
            <text:p>-0.15940393</text:p>
          </table:table-cell>
          <table:table-cell table:formula="of:=[.A2851]*[.A2851]+[.B2851]*[.B2851]" office:value-type="float" office:value="0.237563881630138" calcext:value-type="float">
            <text:p>0.237563881630138</text:p>
          </table:table-cell>
        </table:table-row>
        <table:table-row table:style-name="ro1">
          <table:table-cell office:value-type="float" office:value="-0.248983714" calcext:value-type="float">
            <text:p>-0.248983714</text:p>
          </table:table-cell>
          <table:table-cell office:value-type="float" office:value="0.417894645" calcext:value-type="float">
            <text:p>0.417894645</text:p>
          </table:table-cell>
          <table:table-cell table:formula="of:=[.A2852]*[.A2852]+[.B2852]*[.B2852]" office:value-type="float" office:value="0.23662882415691" calcext:value-type="float">
            <text:p>0.23662882415691</text:p>
          </table:table-cell>
        </table:table-row>
        <table:table-row table:style-name="ro1">
          <table:table-cell office:value-type="float" office:value="-0.248983714" calcext:value-type="float">
            <text:p>-0.248983714</text:p>
          </table:table-cell>
          <table:table-cell office:value-type="float" office:value="-0.417894645" calcext:value-type="float">
            <text:p>-0.417894645</text:p>
          </table:table-cell>
          <table:table-cell table:formula="of:=[.A2853]*[.A2853]+[.B2853]*[.B2853]" office:value-type="float" office:value="0.23662882415691" calcext:value-type="float">
            <text:p>0.23662882415691</text:p>
          </table:table-cell>
        </table:table-row>
        <table:table-row table:style-name="ro1">
          <table:table-cell office:value-type="float" office:value="0.0849492286" calcext:value-type="float">
            <text:p>0.0849492286</text:p>
          </table:table-cell>
          <table:table-cell office:value-type="float" office:value="0.477876928" calcext:value-type="float">
            <text:p>0.477876928</text:p>
          </table:table-cell>
          <table:table-cell table:formula="of:=[.A2854]*[.A2854]+[.B2854]*[.B2854]" office:value-type="float" office:value="0.235582729754452" calcext:value-type="float">
            <text:p>0.235582729754452</text:p>
          </table:table-cell>
        </table:table-row>
        <table:table-row table:style-name="ro1">
          <table:table-cell office:value-type="float" office:value="0.0849492286" calcext:value-type="float">
            <text:p>0.0849492286</text:p>
          </table:table-cell>
          <table:table-cell office:value-type="float" office:value="-0.477876928" calcext:value-type="float">
            <text:p>-0.477876928</text:p>
          </table:table-cell>
          <table:table-cell table:formula="of:=[.A2855]*[.A2855]+[.B2855]*[.B2855]" office:value-type="float" office:value="0.235582729754452" calcext:value-type="float">
            <text:p>0.235582729754452</text:p>
          </table:table-cell>
        </table:table-row>
        <table:table-row table:style-name="ro1">
          <table:table-cell office:value-type="float" office:value="-0.484970609" calcext:value-type="float">
            <text:p>-0.484970609</text:p>
          </table:table-cell>
          <table:table-cell office:value-type="float" office:value="0" calcext:value-type="float">
            <text:p>0</text:p>
          </table:table-cell>
          <table:table-cell table:formula="of:=[.A2856]*[.A2856]+[.B2856]*[.B2856]" office:value-type="float" office:value="0.235196491593831" calcext:value-type="float">
            <text:p>0.235196491593831</text:p>
          </table:table-cell>
        </table:table-row>
        <table:table-row table:style-name="ro1">
          <table:table-cell office:value-type="float" office:value="-0.383727566" calcext:value-type="float">
            <text:p>-0.383727566</text:p>
          </table:table-cell>
          <table:table-cell office:value-type="float" office:value="0.294729257" calcext:value-type="float">
            <text:p>0.294729257</text:p>
          </table:table-cell>
          <table:table-cell table:formula="of:=[.A2857]*[.A2857]+[.B2857]*[.B2857]" office:value-type="float" office:value="0.234112179840056" calcext:value-type="float">
            <text:p>0.234112179840056</text:p>
          </table:table-cell>
        </table:table-row>
        <table:table-row table:style-name="ro1">
          <table:table-cell office:value-type="float" office:value="-0.383727566" calcext:value-type="float">
            <text:p>-0.383727566</text:p>
          </table:table-cell>
          <table:table-cell office:value-type="float" office:value="-0.294729256" calcext:value-type="float">
            <text:p>-0.294729256</text:p>
          </table:table-cell>
          <table:table-cell table:formula="of:=[.A2858]*[.A2858]+[.B2858]*[.B2858]" office:value-type="float" office:value="0.234112179250598" calcext:value-type="float">
            <text:p>0.234112179250598</text:p>
          </table:table-cell>
        </table:table-row>
        <table:table-row table:style-name="ro1">
          <table:table-cell office:value-type="float" office:value="-0.385391927" calcext:value-type="float">
            <text:p>-0.385391927</text:p>
          </table:table-cell>
          <table:table-cell office:value-type="float" office:value="0.291621176" calcext:value-type="float">
            <text:p>0.291621176</text:p>
          </table:table-cell>
          <table:table-cell table:formula="of:=[.A2859]*[.A2859]+[.B2859]*[.B2859]" office:value-type="float" office:value="0.233569847688396" calcext:value-type="float">
            <text:p>0.233569847688396</text:p>
          </table:table-cell>
        </table:table-row>
        <table:table-row table:style-name="ro1">
          <table:table-cell office:value-type="float" office:value="-0.385391927" calcext:value-type="float">
            <text:p>-0.385391927</text:p>
          </table:table-cell>
          <table:table-cell office:value-type="float" office:value="-0.291621176" calcext:value-type="float">
            <text:p>-0.291621176</text:p>
          </table:table-cell>
          <table:table-cell table:formula="of:=[.A2860]*[.A2860]+[.B2860]*[.B2860]" office:value-type="float" office:value="0.233569847688396" calcext:value-type="float">
            <text:p>0.233569847688396</text:p>
          </table:table-cell>
        </table:table-row>
        <table:table-row table:style-name="ro1">
          <table:table-cell office:value-type="float" office:value="-0.471776054" calcext:value-type="float">
            <text:p>-0.471776054</text:p>
          </table:table-cell>
          <table:table-cell office:value-type="float" office:value="0.104311819" calcext:value-type="float">
            <text:p>0.104311819</text:p>
          </table:table-cell>
          <table:table-cell table:formula="of:=[.A2861]*[.A2861]+[.B2861]*[.B2861]" office:value-type="float" office:value="0.2334536007109" calcext:value-type="float">
            <text:p>0.2334536007109</text:p>
          </table:table-cell>
        </table:table-row>
        <table:table-row table:style-name="ro1">
          <table:table-cell office:value-type="float" office:value="-0.471776054" calcext:value-type="float">
            <text:p>-0.471776054</text:p>
          </table:table-cell>
          <table:table-cell office:value-type="float" office:value="-0.104311819" calcext:value-type="float">
            <text:p>-0.104311819</text:p>
          </table:table-cell>
          <table:table-cell table:formula="of:=[.A2862]*[.A2862]+[.B2862]*[.B2862]" office:value-type="float" office:value="0.2334536007109" calcext:value-type="float">
            <text:p>0.2334536007109</text:p>
          </table:table-cell>
        </table:table-row>
        <table:table-row table:style-name="ro1">
          <table:table-cell office:value-type="float" office:value="-0.0895355822" calcext:value-type="float">
            <text:p>-0.0895355822</text:p>
          </table:table-cell>
          <table:table-cell office:value-type="float" office:value="0.473640292" calcext:value-type="float">
            <text:p>0.473640292</text:p>
          </table:table-cell>
          <table:table-cell table:formula="of:=[.A2863]*[.A2863]+[.B2863]*[.B2863]" office:value-type="float" office:value="0.232351746685738" calcext:value-type="float">
            <text:p>0.232351746685738</text:p>
          </table:table-cell>
        </table:table-row>
        <table:table-row table:style-name="ro1">
          <table:table-cell office:value-type="float" office:value="-0.0895355822" calcext:value-type="float">
            <text:p>-0.0895355822</text:p>
          </table:table-cell>
          <table:table-cell office:value-type="float" office:value="-0.473640292" calcext:value-type="float">
            <text:p>-0.473640292</text:p>
          </table:table-cell>
          <table:table-cell table:formula="of:=[.A2864]*[.A2864]+[.B2864]*[.B2864]" office:value-type="float" office:value="0.232351746685738" calcext:value-type="float">
            <text:p>0.232351746685738</text:p>
          </table:table-cell>
        </table:table-row>
        <table:table-row table:style-name="ro1">
          <table:table-cell office:value-type="float" office:value="-0.471143811" calcext:value-type="float">
            <text:p>-0.471143811</text:p>
          </table:table-cell>
          <table:table-cell office:value-type="float" office:value="0.10123764" calcext:value-type="float">
            <text:p>0.10123764</text:p>
          </table:table-cell>
          <table:table-cell table:formula="of:=[.A2865]*[.A2865]+[.B2865]*[.B2865]" office:value-type="float" office:value="0.232225550396373" calcext:value-type="float">
            <text:p>0.232225550396373</text:p>
          </table:table-cell>
        </table:table-row>
        <table:table-row table:style-name="ro1">
          <table:table-cell office:value-type="float" office:value="-0.471143811" calcext:value-type="float">
            <text:p>-0.471143811</text:p>
          </table:table-cell>
          <table:table-cell office:value-type="float" office:value="-0.10123764" calcext:value-type="float">
            <text:p>-0.10123764</text:p>
          </table:table-cell>
          <table:table-cell table:formula="of:=[.A2866]*[.A2866]+[.B2866]*[.B2866]" office:value-type="float" office:value="0.232225550396373" calcext:value-type="float">
            <text:p>0.232225550396373</text:p>
          </table:table-cell>
        </table:table-row>
        <table:table-row table:style-name="ro1">
          <table:table-cell office:value-type="float" office:value="-0.445270322" calcext:value-type="float">
            <text:p>-0.445270322</text:p>
          </table:table-cell>
          <table:table-cell office:value-type="float" office:value="-0.181277179" calcext:value-type="float">
            <text:p>-0.181277179</text:p>
          </table:table-cell>
          <table:table-cell table:formula="of:=[.A2867]*[.A2867]+[.B2867]*[.B2867]" office:value-type="float" office:value="0.231127075280182" calcext:value-type="float">
            <text:p>0.231127075280182</text:p>
          </table:table-cell>
        </table:table-row>
        <table:table-row table:style-name="ro1">
          <table:table-cell office:value-type="float" office:value="-0.44527032" calcext:value-type="float">
            <text:p>-0.44527032</text:p>
          </table:table-cell>
          <table:table-cell office:value-type="float" office:value="0.181277179" calcext:value-type="float">
            <text:p>0.181277179</text:p>
          </table:table-cell>
          <table:table-cell table:formula="of:=[.A2868]*[.A2868]+[.B2868]*[.B2868]" office:value-type="float" office:value="0.2311270734991" calcext:value-type="float">
            <text:p>0.2311270734991</text:p>
          </table:table-cell>
        </table:table-row>
        <table:table-row table:style-name="ro1">
          <table:table-cell office:value-type="float" office:value="-0.193742969" calcext:value-type="float">
            <text:p>-0.193742969</text:p>
          </table:table-cell>
          <table:table-cell office:value-type="float" office:value="0.439503743" calcext:value-type="float">
            <text:p>0.439503743</text:p>
          </table:table-cell>
          <table:table-cell table:formula="of:=[.A2869]*[.A2869]+[.B2869]*[.B2869]" office:value-type="float" office:value="0.230699878147945" calcext:value-type="float">
            <text:p>0.230699878147945</text:p>
          </table:table-cell>
        </table:table-row>
        <table:table-row table:style-name="ro1">
          <table:table-cell office:value-type="float" office:value="-0.193742969" calcext:value-type="float">
            <text:p>-0.193742969</text:p>
          </table:table-cell>
          <table:table-cell office:value-type="float" office:value="-0.439503743" calcext:value-type="float">
            <text:p>-0.439503743</text:p>
          </table:table-cell>
          <table:table-cell table:formula="of:=[.A2870]*[.A2870]+[.B2870]*[.B2870]" office:value-type="float" office:value="0.230699878147945" calcext:value-type="float">
            <text:p>0.230699878147945</text:p>
          </table:table-cell>
        </table:table-row>
        <table:table-row table:style-name="ro1">
          <table:table-cell office:value-type="float" office:value="-0.444401707" calcext:value-type="float">
            <text:p>-0.444401707</text:p>
          </table:table-cell>
          <table:table-cell office:value-type="float" office:value="0.181605" calcext:value-type="float">
            <text:p>0.181605</text:p>
          </table:table-cell>
          <table:table-cell table:formula="of:=[.A2871]*[.A2871]+[.B2871]*[.B2871]" office:value-type="float" office:value="0.230473253209514" calcext:value-type="float">
            <text:p>0.230473253209514</text:p>
          </table:table-cell>
        </table:table-row>
        <table:table-row table:style-name="ro1">
          <table:table-cell office:value-type="float" office:value="-0.444401707" calcext:value-type="float">
            <text:p>-0.444401707</text:p>
          </table:table-cell>
          <table:table-cell office:value-type="float" office:value="-0.181605" calcext:value-type="float">
            <text:p>-0.181605</text:p>
          </table:table-cell>
          <table:table-cell table:formula="of:=[.A2872]*[.A2872]+[.B2872]*[.B2872]" office:value-type="float" office:value="0.230473253209514" calcext:value-type="float">
            <text:p>0.230473253209514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363636364" calcext:value-type="float">
            <text:p>0.363636364</text:p>
          </table:table-cell>
          <table:table-cell table:formula="of:=[.A2873]*[.A2873]+[.B2873]*[.B2873]" office:value-type="float" office:value="0.22988765522314" calcext:value-type="float">
            <text:p>0.22988765522314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363636364" calcext:value-type="float">
            <text:p>-0.363636364</text:p>
          </table:table-cell>
          <table:table-cell table:formula="of:=[.A2874]*[.A2874]+[.B2874]*[.B2874]" office:value-type="float" office:value="0.22988765522314" calcext:value-type="float">
            <text:p>0.22988765522314</text:p>
          </table:table-cell>
        </table:table-row>
        <table:table-row table:style-name="ro1">
          <table:table-cell office:value-type="float" office:value="0.4536496" calcext:value-type="float">
            <text:p>0.4536496</text:p>
          </table:table-cell>
          <table:table-cell office:value-type="float" office:value="0.153409091" calcext:value-type="float">
            <text:p>0.153409091</text:p>
          </table:table-cell>
          <table:table-cell table:formula="of:=[.A2875]*[.A2875]+[.B2875]*[.B2875]" office:value-type="float" office:value="0.229332308781606" calcext:value-type="float">
            <text:p>0.229332308781606</text:p>
          </table:table-cell>
        </table:table-row>
        <table:table-row table:style-name="ro1">
          <table:table-cell office:value-type="float" office:value="0.4536496" calcext:value-type="float">
            <text:p>0.4536496</text:p>
          </table:table-cell>
          <table:table-cell office:value-type="float" office:value="-0.153409091" calcext:value-type="float">
            <text:p>-0.153409091</text:p>
          </table:table-cell>
          <table:table-cell table:formula="of:=[.A2876]*[.A2876]+[.B2876]*[.B2876]" office:value-type="float" office:value="0.229332308781606" calcext:value-type="float">
            <text:p>0.229332308781606</text:p>
          </table:table-cell>
        </table:table-row>
        <table:table-row table:style-name="ro1">
          <table:table-cell office:value-type="float" office:value="0.19132944" calcext:value-type="float">
            <text:p>0.19132944</text:p>
          </table:table-cell>
          <table:table-cell office:value-type="float" office:value="0.437306119" calcext:value-type="float">
            <text:p>0.437306119</text:p>
          </table:table-cell>
          <table:table-cell table:formula="of:=[.A2877]*[.A2877]+[.B2877]*[.B2877]" office:value-type="float" office:value="0.227843596325556" calcext:value-type="float">
            <text:p>0.227843596325556</text:p>
          </table:table-cell>
        </table:table-row>
        <table:table-row table:style-name="ro1">
          <table:table-cell office:value-type="float" office:value="0.19132944" calcext:value-type="float">
            <text:p>0.19132944</text:p>
          </table:table-cell>
          <table:table-cell office:value-type="float" office:value="-0.437306119" calcext:value-type="float">
            <text:p>-0.437306119</text:p>
          </table:table-cell>
          <table:table-cell table:formula="of:=[.A2878]*[.A2878]+[.B2878]*[.B2878]" office:value-type="float" office:value="0.227843596325556" calcext:value-type="float">
            <text:p>0.227843596325556</text:p>
          </table:table-cell>
        </table:table-row>
        <table:table-row table:style-name="ro1">
          <table:table-cell office:value-type="float" office:value="-0.0377207574" calcext:value-type="float">
            <text:p>-0.0377207574</text:p>
          </table:table-cell>
          <table:table-cell office:value-type="float" office:value="0.474928941" calcext:value-type="float">
            <text:p>0.474928941</text:p>
          </table:table-cell>
          <table:table-cell table:formula="of:=[.A2879]*[.A2879]+[.B2879]*[.B2879]" office:value-type="float" office:value="0.226980354538211" calcext:value-type="float">
            <text:p>0.226980354538211</text:p>
          </table:table-cell>
        </table:table-row>
        <table:table-row table:style-name="ro1">
          <table:table-cell office:value-type="float" office:value="-0.0377207562" calcext:value-type="float">
            <text:p>-0.0377207562</text:p>
          </table:table-cell>
          <table:table-cell office:value-type="float" office:value="-0.474928941" calcext:value-type="float">
            <text:p>-0.474928941</text:p>
          </table:table-cell>
          <table:table-cell table:formula="of:=[.A2880]*[.A2880]+[.B2880]*[.B2880]" office:value-type="float" office:value="0.226980354447681" calcext:value-type="float">
            <text:p>0.226980354447681</text:p>
          </table:table-cell>
        </table:table-row>
        <table:table-row table:style-name="ro1">
          <table:table-cell office:value-type="float" office:value="-0.476252725" calcext:value-type="float">
            <text:p>-0.476252725</text:p>
          </table:table-cell>
          <table:table-cell office:value-type="float" office:value="0" calcext:value-type="float">
            <text:p>0</text:p>
          </table:table-cell>
          <table:table-cell table:formula="of:=[.A2881]*[.A2881]+[.B2881]*[.B2881]" office:value-type="float" office:value="0.226816658069926" calcext:value-type="float">
            <text:p>0.226816658069926</text:p>
          </table:table-cell>
        </table:table-row>
        <table:table-row table:style-name="ro1">
          <table:table-cell office:value-type="float" office:value="-0.474176841" calcext:value-type="float">
            <text:p>-0.474176841</text:p>
          </table:table-cell>
          <table:table-cell office:value-type="float" office:value="0.0257944192" calcext:value-type="float">
            <text:p>0.0257944192</text:p>
          </table:table-cell>
          <table:table-cell table:formula="of:=[.A2882]*[.A2882]+[.B2882]*[.B2882]" office:value-type="float" office:value="0.225509028602605" calcext:value-type="float">
            <text:p>0.225509028602605</text:p>
          </table:table-cell>
        </table:table-row>
        <table:table-row table:style-name="ro1">
          <table:table-cell office:value-type="float" office:value="-0.474176841" calcext:value-type="float">
            <text:p>-0.474176841</text:p>
          </table:table-cell>
          <table:table-cell office:value-type="float" office:value="-0.0257944192" calcext:value-type="float">
            <text:p>-0.0257944192</text:p>
          </table:table-cell>
          <table:table-cell table:formula="of:=[.A2883]*[.A2883]+[.B2883]*[.B2883]" office:value-type="float" office:value="0.225509028602605" calcext:value-type="float">
            <text:p>0.225509028602605</text:p>
          </table:table-cell>
        </table:table-row>
        <table:table-row table:style-name="ro1">
          <table:table-cell office:value-type="float" office:value="-0.465085219" calcext:value-type="float">
            <text:p>-0.465085219</text:p>
          </table:table-cell>
          <table:table-cell office:value-type="float" office:value="0.093832817" calcext:value-type="float">
            <text:p>0.093832817</text:p>
          </table:table-cell>
          <table:table-cell table:formula="of:=[.A2884]*[.A2884]+[.B2884]*[.B2884]" office:value-type="float" office:value="0.225108858478433" calcext:value-type="float">
            <text:p>0.225108858478433</text:p>
          </table:table-cell>
        </table:table-row>
        <table:table-row table:style-name="ro1">
          <table:table-cell office:value-type="float" office:value="-0.465085219" calcext:value-type="float">
            <text:p>-0.465085219</text:p>
          </table:table-cell>
          <table:table-cell office:value-type="float" office:value="-0.093832817" calcext:value-type="float">
            <text:p>-0.093832817</text:p>
          </table:table-cell>
          <table:table-cell table:formula="of:=[.A2885]*[.A2885]+[.B2885]*[.B2885]" office:value-type="float" office:value="0.225108858478433" calcext:value-type="float">
            <text:p>0.225108858478433</text:p>
          </table:table-cell>
        </table:table-row>
        <table:table-row table:style-name="ro1">
          <table:table-cell office:value-type="float" office:value="-0.396534584" calcext:value-type="float">
            <text:p>-0.396534584</text:p>
          </table:table-cell>
          <table:table-cell office:value-type="float" office:value="0.259545988" calcext:value-type="float">
            <text:p>0.259545988</text:p>
          </table:table-cell>
          <table:table-cell table:formula="of:=[.A2886]*[.A2886]+[.B2886]*[.B2886]" office:value-type="float" office:value="0.224603796194949" calcext:value-type="float">
            <text:p>0.224603796194949</text:p>
          </table:table-cell>
        </table:table-row>
        <table:table-row table:style-name="ro1">
          <table:table-cell office:value-type="float" office:value="-0.396534584" calcext:value-type="float">
            <text:p>-0.396534584</text:p>
          </table:table-cell>
          <table:table-cell office:value-type="float" office:value="-0.259545988" calcext:value-type="float">
            <text:p>-0.259545988</text:p>
          </table:table-cell>
          <table:table-cell table:formula="of:=[.A2887]*[.A2887]+[.B2887]*[.B2887]" office:value-type="float" office:value="0.224603796194949" calcext:value-type="float">
            <text:p>0.224603796194949</text:p>
          </table:table-cell>
        </table:table-row>
        <table:table-row table:style-name="ro1">
          <table:table-cell office:value-type="float" office:value="0.186278804" calcext:value-type="float">
            <text:p>0.186278804</text:p>
          </table:table-cell>
          <table:table-cell office:value-type="float" office:value="0.435330793" calcext:value-type="float">
            <text:p>0.435330793</text:p>
          </table:table-cell>
          <table:table-cell table:formula="of:=[.A2888]*[.A2888]+[.B2888]*[.B2888]" office:value-type="float" office:value="0.224212692153679" calcext:value-type="float">
            <text:p>0.224212692153679</text:p>
          </table:table-cell>
        </table:table-row>
        <table:table-row table:style-name="ro1">
          <table:table-cell office:value-type="float" office:value="0.186278804" calcext:value-type="float">
            <text:p>0.186278804</text:p>
          </table:table-cell>
          <table:table-cell office:value-type="float" office:value="-0.435330793" calcext:value-type="float">
            <text:p>-0.435330793</text:p>
          </table:table-cell>
          <table:table-cell table:formula="of:=[.A2889]*[.A2889]+[.B2889]*[.B2889]" office:value-type="float" office:value="0.224212692153679" calcext:value-type="float">
            <text:p>0.224212692153679</text:p>
          </table:table-cell>
        </table:table-row>
        <table:table-row table:style-name="ro1">
          <table:table-cell office:value-type="float" office:value="-0.136006163" calcext:value-type="float">
            <text:p>-0.136006163</text:p>
          </table:table-cell>
          <table:table-cell office:value-type="float" office:value="0.453167532" calcext:value-type="float">
            <text:p>0.453167532</text:p>
          </table:table-cell>
          <table:table-cell table:formula="of:=[.A2890]*[.A2890]+[.B2890]*[.B2890]" office:value-type="float" office:value="0.223858488432954" calcext:value-type="float">
            <text:p>0.223858488432954</text:p>
          </table:table-cell>
        </table:table-row>
        <table:table-row table:style-name="ro1">
          <table:table-cell office:value-type="float" office:value="-0.136006163" calcext:value-type="float">
            <text:p>-0.136006163</text:p>
          </table:table-cell>
          <table:table-cell office:value-type="float" office:value="-0.453167532" calcext:value-type="float">
            <text:p>-0.453167532</text:p>
          </table:table-cell>
          <table:table-cell table:formula="of:=[.A2891]*[.A2891]+[.B2891]*[.B2891]" office:value-type="float" office:value="0.223858488432954" calcext:value-type="float">
            <text:p>0.223858488432954</text:p>
          </table:table-cell>
        </table:table-row>
        <table:table-row table:style-name="ro1">
          <table:table-cell office:value-type="float" office:value="-0.231534895" calcext:value-type="float">
            <text:p>-0.231534895</text:p>
          </table:table-cell>
          <table:table-cell office:value-type="float" office:value="0.411440421" calcext:value-type="float">
            <text:p>0.411440421</text:p>
          </table:table-cell>
          <table:table-cell table:formula="of:=[.A2892]*[.A2892]+[.B2892]*[.B2892]" office:value-type="float" office:value="0.222891627635318" calcext:value-type="float">
            <text:p>0.222891627635318</text:p>
          </table:table-cell>
        </table:table-row>
        <table:table-row table:style-name="ro1">
          <table:table-cell office:value-type="float" office:value="-0.231534895" calcext:value-type="float">
            <text:p>-0.231534895</text:p>
          </table:table-cell>
          <table:table-cell office:value-type="float" office:value="-0.411440421" calcext:value-type="float">
            <text:p>-0.411440421</text:p>
          </table:table-cell>
          <table:table-cell table:formula="of:=[.A2893]*[.A2893]+[.B2893]*[.B2893]" office:value-type="float" office:value="0.222891627635318" calcext:value-type="float">
            <text:p>0.22289162763531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454545455" calcext:value-type="float">
            <text:p>0.454545455</text:p>
          </table:table-cell>
          <table:table-cell table:formula="of:=[.A2894]*[.A2894]+[.B2894]*[.B2894]" office:value-type="float" office:value="0.222236570661157" calcext:value-type="float">
            <text:p>0.22223657066115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454545455" calcext:value-type="float">
            <text:p>-0.454545455</text:p>
          </table:table-cell>
          <table:table-cell table:formula="of:=[.A2895]*[.A2895]+[.B2895]*[.B2895]" office:value-type="float" office:value="0.222236570661157" calcext:value-type="float">
            <text:p>0.222236570661157</text:p>
          </table:table-cell>
        </table:table-row>
        <table:table-row table:style-name="ro1">
          <table:table-cell office:value-type="float" office:value="-0.291572508" calcext:value-type="float">
            <text:p>-0.291572508</text:p>
          </table:table-cell>
          <table:table-cell office:value-type="float" office:value="0.369318182" calcext:value-type="float">
            <text:p>0.369318182</text:p>
          </table:table-cell>
          <table:table-cell table:formula="of:=[.A2896]*[.A2896]+[.B2896]*[.B2896]" office:value-type="float" office:value="0.221410446977195" calcext:value-type="float">
            <text:p>0.221410446977195</text:p>
          </table:table-cell>
        </table:table-row>
        <table:table-row table:style-name="ro1">
          <table:table-cell office:value-type="float" office:value="-0.291572508" calcext:value-type="float">
            <text:p>-0.291572508</text:p>
          </table:table-cell>
          <table:table-cell office:value-type="float" office:value="-0.369318182" calcext:value-type="float">
            <text:p>-0.369318182</text:p>
          </table:table-cell>
          <table:table-cell table:formula="of:=[.A2897]*[.A2897]+[.B2897]*[.B2897]" office:value-type="float" office:value="0.221410446977195" calcext:value-type="float">
            <text:p>0.221410446977195</text:p>
          </table:table-cell>
        </table:table-row>
        <table:table-row table:style-name="ro1">
          <table:table-cell office:value-type="float" office:value="-0.469237328" calcext:value-type="float">
            <text:p>-0.469237328</text:p>
          </table:table-cell>
          <table:table-cell office:value-type="float" office:value="0" calcext:value-type="float">
            <text:p>0</text:p>
          </table:table-cell>
          <table:table-cell table:formula="of:=[.A2898]*[.A2898]+[.B2898]*[.B2898]" office:value-type="float" office:value="0.22018366998858" calcext:value-type="float">
            <text:p>0.22018366998858</text:p>
          </table:table-cell>
        </table:table-row>
        <table:table-row table:style-name="ro1">
          <table:table-cell office:value-type="float" office:value="-0.466302322" calcext:value-type="float">
            <text:p>-0.466302322</text:p>
          </table:table-cell>
          <table:table-cell office:value-type="float" office:value="0.0515612985" calcext:value-type="float">
            <text:p>0.0515612985</text:p>
          </table:table-cell>
          <table:table-cell table:formula="of:=[.A2899]*[.A2899]+[.B2899]*[.B2899]" office:value-type="float" office:value="0.220096423005598" calcext:value-type="float">
            <text:p>0.220096423005598</text:p>
          </table:table-cell>
        </table:table-row>
        <table:table-row table:style-name="ro1">
          <table:table-cell office:value-type="float" office:value="-0.466302322" calcext:value-type="float">
            <text:p>-0.466302322</text:p>
          </table:table-cell>
          <table:table-cell office:value-type="float" office:value="-0.0515612985" calcext:value-type="float">
            <text:p>-0.0515612985</text:p>
          </table:table-cell>
          <table:table-cell table:formula="of:=[.A2900]*[.A2900]+[.B2900]*[.B2900]" office:value-type="float" office:value="0.220096423005598" calcext:value-type="float">
            <text:p>0.220096423005598</text:p>
          </table:table-cell>
        </table:table-row>
        <table:table-row table:style-name="ro1">
          <table:table-cell office:value-type="float" office:value="-0.41532742" calcext:value-type="float">
            <text:p>-0.41532742</text:p>
          </table:table-cell>
          <table:table-cell office:value-type="float" office:value="0.216248908" calcext:value-type="float">
            <text:p>0.216248908</text:p>
          </table:table-cell>
          <table:table-cell table:formula="of:=[.A2901]*[.A2901]+[.B2901]*[.B2901]" office:value-type="float" office:value="0.219260456015049" calcext:value-type="float">
            <text:p>0.219260456015049</text:p>
          </table:table-cell>
        </table:table-row>
        <table:table-row table:style-name="ro1">
          <table:table-cell office:value-type="float" office:value="-0.415327419" calcext:value-type="float">
            <text:p>-0.415327419</text:p>
          </table:table-cell>
          <table:table-cell office:value-type="float" office:value="-0.216248907" calcext:value-type="float">
            <text:p>-0.216248907</text:p>
          </table:table-cell>
          <table:table-cell table:formula="of:=[.A2902]*[.A2902]+[.B2902]*[.B2902]" office:value-type="float" office:value="0.219260454751896" calcext:value-type="float">
            <text:p>0.219260454751896</text:p>
          </table:table-cell>
        </table:table-row>
        <table:table-row table:style-name="ro1">
          <table:table-cell office:value-type="float" office:value="-0.467391585" calcext:value-type="float">
            <text:p>-0.467391585</text:p>
          </table:table-cell>
          <table:table-cell office:value-type="float" office:value="0.00738615729" calcext:value-type="float">
            <text:p>0.00738615729</text:p>
          </table:table-cell>
          <table:table-cell table:formula="of:=[.A2903]*[.A2903]+[.B2903]*[.B2903]" office:value-type="float" office:value="0.218509449048325" calcext:value-type="float">
            <text:p>0.218509449048325</text:p>
          </table:table-cell>
        </table:table-row>
        <table:table-row table:style-name="ro1">
          <table:table-cell office:value-type="float" office:value="-0.467391584" calcext:value-type="float">
            <text:p>-0.467391584</text:p>
          </table:table-cell>
          <table:table-cell office:value-type="float" office:value="-0.00738615775" calcext:value-type="float">
            <text:p>-0.00738615775</text:p>
          </table:table-cell>
          <table:table-cell table:formula="of:=[.A2904]*[.A2904]+[.B2904]*[.B2904]" office:value-type="float" office:value="0.218509448120337" calcext:value-type="float">
            <text:p>0.218509448120337</text:p>
          </table:table-cell>
        </table:table-row>
        <table:table-row table:style-name="ro1">
          <table:table-cell office:value-type="float" office:value="0.139600124" calcext:value-type="float">
            <text:p>0.139600124</text:p>
          </table:table-cell>
          <table:table-cell office:value-type="float" office:value="0.445843537" calcext:value-type="float">
            <text:p>0.445843537</text:p>
          </table:table-cell>
          <table:table-cell table:formula="of:=[.A2905]*[.A2905]+[.B2905]*[.B2905]" office:value-type="float" office:value="0.218264654105486" calcext:value-type="float">
            <text:p>0.218264654105486</text:p>
          </table:table-cell>
        </table:table-row>
        <table:table-row table:style-name="ro1">
          <table:table-cell office:value-type="float" office:value="0.139600124" calcext:value-type="float">
            <text:p>0.139600124</text:p>
          </table:table-cell>
          <table:table-cell office:value-type="float" office:value="-0.445843537" calcext:value-type="float">
            <text:p>-0.445843537</text:p>
          </table:table-cell>
          <table:table-cell table:formula="of:=[.A2906]*[.A2906]+[.B2906]*[.B2906]" office:value-type="float" office:value="0.218264654105486" calcext:value-type="float">
            <text:p>0.218264654105486</text:p>
          </table:table-cell>
        </table:table-row>
        <table:table-row table:style-name="ro1">
          <table:table-cell office:value-type="float" office:value="-0.13456697" calcext:value-type="float">
            <text:p>-0.13456697</text:p>
          </table:table-cell>
          <table:table-cell office:value-type="float" office:value="0.44726028" calcext:value-type="float">
            <text:p>0.44726028</text:p>
          </table:table-cell>
          <table:table-cell table:formula="of:=[.A2907]*[.A2907]+[.B2907]*[.B2907]" office:value-type="float" office:value="0.218150027480659" calcext:value-type="float">
            <text:p>0.218150027480659</text:p>
          </table:table-cell>
        </table:table-row>
        <table:table-row table:style-name="ro1">
          <table:table-cell office:value-type="float" office:value="-0.13456697" calcext:value-type="float">
            <text:p>-0.13456697</text:p>
          </table:table-cell>
          <table:table-cell office:value-type="float" office:value="-0.44726028" calcext:value-type="float">
            <text:p>-0.44726028</text:p>
          </table:table-cell>
          <table:table-cell table:formula="of:=[.A2908]*[.A2908]+[.B2908]*[.B2908]" office:value-type="float" office:value="0.218150027480659" calcext:value-type="float">
            <text:p>0.218150027480659</text:p>
          </table:table-cell>
        </table:table-row>
        <table:table-row table:style-name="ro1">
          <table:table-cell office:value-type="float" office:value="-0.428412777" calcext:value-type="float">
            <text:p>-0.428412777</text:p>
          </table:table-cell>
          <table:table-cell office:value-type="float" office:value="0.18599205" calcext:value-type="float">
            <text:p>0.18599205</text:p>
          </table:table-cell>
          <table:table-cell table:formula="of:=[.A2909]*[.A2909]+[.B2909]*[.B2909]" office:value-type="float" office:value="0.218130550160054" calcext:value-type="float">
            <text:p>0.218130550160054</text:p>
          </table:table-cell>
        </table:table-row>
        <table:table-row table:style-name="ro1">
          <table:table-cell office:value-type="float" office:value="-0.428412777" calcext:value-type="float">
            <text:p>-0.428412777</text:p>
          </table:table-cell>
          <table:table-cell office:value-type="float" office:value="-0.18599205" calcext:value-type="float">
            <text:p>-0.18599205</text:p>
          </table:table-cell>
          <table:table-cell table:formula="of:=[.A2910]*[.A2910]+[.B2910]*[.B2910]" office:value-type="float" office:value="0.218130550160054" calcext:value-type="float">
            <text:p>0.218130550160054</text:p>
          </table:table-cell>
        </table:table-row>
        <table:table-row table:style-name="ro1">
          <table:table-cell office:value-type="float" office:value="-0.456697684" calcext:value-type="float">
            <text:p>-0.456697684</text:p>
          </table:table-cell>
          <table:table-cell office:value-type="float" office:value="0.0973555688" calcext:value-type="float">
            <text:p>0.0973555688</text:p>
          </table:table-cell>
          <table:table-cell table:formula="of:=[.A2911]*[.A2911]+[.B2911]*[.B2911]" office:value-type="float" office:value="0.218050881347335" calcext:value-type="float">
            <text:p>0.218050881347335</text:p>
          </table:table-cell>
        </table:table-row>
        <table:table-row table:style-name="ro1">
          <table:table-cell office:value-type="float" office:value="-0.456697684" calcext:value-type="float">
            <text:p>-0.456697684</text:p>
          </table:table-cell>
          <table:table-cell office:value-type="float" office:value="-0.0973555688" calcext:value-type="float">
            <text:p>-0.0973555688</text:p>
          </table:table-cell>
          <table:table-cell table:formula="of:=[.A2912]*[.A2912]+[.B2912]*[.B2912]" office:value-type="float" office:value="0.218050881347335" calcext:value-type="float">
            <text:p>0.218050881347335</text:p>
          </table:table-cell>
        </table:table-row>
        <table:table-row table:style-name="ro1">
          <table:table-cell office:value-type="float" office:value="0.0306744108" calcext:value-type="float">
            <text:p>0.0306744108</text:p>
          </table:table-cell>
          <table:table-cell office:value-type="float" office:value="0.465847383" calcext:value-type="float">
            <text:p>0.465847383</text:p>
          </table:table-cell>
          <table:table-cell table:formula="of:=[.A2913]*[.A2913]+[.B2913]*[.B2913]" office:value-type="float" office:value="0.217954703725876" calcext:value-type="float">
            <text:p>0.217954703725876</text:p>
          </table:table-cell>
        </table:table-row>
        <table:table-row table:style-name="ro1">
          <table:table-cell office:value-type="float" office:value="0.0306744108" calcext:value-type="float">
            <text:p>0.0306744108</text:p>
          </table:table-cell>
          <table:table-cell office:value-type="float" office:value="-0.465847383" calcext:value-type="float">
            <text:p>-0.465847383</text:p>
          </table:table-cell>
          <table:table-cell table:formula="of:=[.A2914]*[.A2914]+[.B2914]*[.B2914]" office:value-type="float" office:value="0.217954703725876" calcext:value-type="float">
            <text:p>0.217954703725876</text:p>
          </table:table-cell>
        </table:table-row>
        <table:table-row table:style-name="ro1">
          <table:table-cell office:value-type="float" office:value="-0.0856057976" calcext:value-type="float">
            <text:p>-0.0856057976</text:p>
          </table:table-cell>
          <table:table-cell office:value-type="float" office:value="-0.458050841" calcext:value-type="float">
            <text:p>-0.458050841</text:p>
          </table:table-cell>
          <table:table-cell table:formula="of:=[.A2915]*[.A2915]+[.B2915]*[.B2915]" office:value-type="float" office:value="0.217138925523539" calcext:value-type="float">
            <text:p>0.217138925523539</text:p>
          </table:table-cell>
        </table:table-row>
        <table:table-row table:style-name="ro1">
          <table:table-cell office:value-type="float" office:value="-0.0856057992" calcext:value-type="float">
            <text:p>-0.0856057992</text:p>
          </table:table-cell>
          <table:table-cell office:value-type="float" office:value="0.458050838" calcext:value-type="float">
            <text:p>0.458050838</text:p>
          </table:table-cell>
          <table:table-cell table:formula="of:=[.A2916]*[.A2916]+[.B2916]*[.B2916]" office:value-type="float" office:value="0.217138923049173" calcext:value-type="float">
            <text:p>0.217138923049173</text:p>
          </table:table-cell>
        </table:table-row>
        <table:table-row table:style-name="ro1">
          <table:table-cell office:value-type="float" office:value="-0.34017929" calcext:value-type="float">
            <text:p>-0.34017929</text:p>
          </table:table-cell>
          <table:table-cell office:value-type="float" office:value="-0.318003231" calcext:value-type="float">
            <text:p>-0.318003231</text:p>
          </table:table-cell>
          <table:table-cell table:formula="of:=[.A2917]*[.A2917]+[.B2917]*[.B2917]" office:value-type="float" office:value="0.216848004271343" calcext:value-type="float">
            <text:p>0.216848004271343</text:p>
          </table:table-cell>
        </table:table-row>
        <table:table-row table:style-name="ro1">
          <table:table-cell office:value-type="float" office:value="-0.340179289" calcext:value-type="float">
            <text:p>-0.340179289</text:p>
          </table:table-cell>
          <table:table-cell office:value-type="float" office:value="0.318003231" calcext:value-type="float">
            <text:p>0.318003231</text:p>
          </table:table-cell>
          <table:table-cell table:formula="of:=[.A2918]*[.A2918]+[.B2918]*[.B2918]" office:value-type="float" office:value="0.216848003590985" calcext:value-type="float">
            <text:p>0.216848003590985</text:p>
          </table:table-cell>
        </table:table-row>
        <table:table-row table:style-name="ro1">
          <table:table-cell office:value-type="float" office:value="0.375287614" calcext:value-type="float">
            <text:p>0.375287614</text:p>
          </table:table-cell>
          <table:table-cell office:value-type="float" office:value="0.275564513" calcext:value-type="float">
            <text:p>0.275564513</text:p>
          </table:table-cell>
          <table:table-cell table:formula="of:=[.A2919]*[.A2919]+[.B2919]*[.B2919]" office:value-type="float" office:value="0.21677659404674" calcext:value-type="float">
            <text:p>0.21677659404674</text:p>
          </table:table-cell>
        </table:table-row>
        <table:table-row table:style-name="ro1">
          <table:table-cell office:value-type="float" office:value="0.375287614" calcext:value-type="float">
            <text:p>0.375287614</text:p>
          </table:table-cell>
          <table:table-cell office:value-type="float" office:value="-0.275564513" calcext:value-type="float">
            <text:p>-0.275564513</text:p>
          </table:table-cell>
          <table:table-cell table:formula="of:=[.A2920]*[.A2920]+[.B2920]*[.B2920]" office:value-type="float" office:value="0.21677659404674" calcext:value-type="float">
            <text:p>0.21677659404674</text:p>
          </table:table-cell>
        </table:table-row>
        <table:table-row table:style-name="ro1">
          <table:table-cell office:value-type="float" office:value="-0.416446675" calcext:value-type="float">
            <text:p>-0.416446675</text:p>
          </table:table-cell>
          <table:table-cell office:value-type="float" office:value="0.206280414" calcext:value-type="float">
            <text:p>0.206280414</text:p>
          </table:table-cell>
          <table:table-cell table:formula="of:=[.A2921]*[.A2921]+[.B2921]*[.B2921]" office:value-type="float" office:value="0.215979442318567" calcext:value-type="float">
            <text:p>0.215979442318567</text:p>
          </table:table-cell>
        </table:table-row>
        <table:table-row table:style-name="ro1">
          <table:table-cell office:value-type="float" office:value="-0.416446675" calcext:value-type="float">
            <text:p>-0.416446675</text:p>
          </table:table-cell>
          <table:table-cell office:value-type="float" office:value="-0.206280414" calcext:value-type="float">
            <text:p>-0.206280414</text:p>
          </table:table-cell>
          <table:table-cell table:formula="of:=[.A2922]*[.A2922]+[.B2922]*[.B2922]" office:value-type="float" office:value="0.215979442318567" calcext:value-type="float">
            <text:p>0.215979442318567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454545455" calcext:value-type="float">
            <text:p>0.454545455</text:p>
          </table:table-cell>
          <table:table-cell table:formula="of:=[.A2923]*[.A2923]+[.B2923]*[.B2923]" office:value-type="float" office:value="0.215400633161157" calcext:value-type="float">
            <text:p>0.215400633161157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454545455" calcext:value-type="float">
            <text:p>-0.454545455</text:p>
          </table:table-cell>
          <table:table-cell table:formula="of:=[.A2924]*[.A2924]+[.B2924]*[.B2924]" office:value-type="float" office:value="0.215400633161157" calcext:value-type="float">
            <text:p>0.215400633161157</text:p>
          </table:table-cell>
        </table:table-row>
        <table:table-row table:style-name="ro1">
          <table:table-cell office:value-type="float" office:value="-0.449092192" calcext:value-type="float">
            <text:p>-0.449092192</text:p>
          </table:table-cell>
          <table:table-cell office:value-type="float" office:value="-0.11681673" calcext:value-type="float">
            <text:p>-0.11681673</text:p>
          </table:table-cell>
          <table:table-cell table:formula="of:=[.A2925]*[.A2925]+[.B2925]*[.B2925]" office:value-type="float" office:value="0.215329945323258" calcext:value-type="float">
            <text:p>0.215329945323258</text:p>
          </table:table-cell>
        </table:table-row>
        <table:table-row table:style-name="ro1">
          <table:table-cell office:value-type="float" office:value="-0.449092191" calcext:value-type="float">
            <text:p>-0.449092191</text:p>
          </table:table-cell>
          <table:table-cell office:value-type="float" office:value="0.116816729" calcext:value-type="float">
            <text:p>0.116816729</text:p>
          </table:table-cell>
          <table:table-cell table:formula="of:=[.A2926]*[.A2926]+[.B2926]*[.B2926]" office:value-type="float" office:value="0.21532994419144" calcext:value-type="float">
            <text:p>0.21532994419144</text:p>
          </table:table-cell>
        </table:table-row>
        <table:table-row table:style-name="ro1">
          <table:table-cell office:value-type="float" office:value="-0.307552008" calcext:value-type="float">
            <text:p>-0.307552008</text:p>
          </table:table-cell>
          <table:table-cell office:value-type="float" office:value="0.346892083" calcext:value-type="float">
            <text:p>0.346892083</text:p>
          </table:table-cell>
          <table:table-cell table:formula="of:=[.A2927]*[.A2927]+[.B2927]*[.B2927]" office:value-type="float" office:value="0.214922354872911" calcext:value-type="float">
            <text:p>0.214922354872911</text:p>
          </table:table-cell>
        </table:table-row>
        <table:table-row table:style-name="ro1">
          <table:table-cell office:value-type="float" office:value="-0.307552001" calcext:value-type="float">
            <text:p>-0.307552001</text:p>
          </table:table-cell>
          <table:table-cell office:value-type="float" office:value="-0.346892065" calcext:value-type="float">
            <text:p>-0.346892065</text:p>
          </table:table-cell>
          <table:table-cell table:formula="of:=[.A2928]*[.A2928]+[.B2928]*[.B2928]" office:value-type="float" office:value="0.214922338079068" calcext:value-type="float">
            <text:p>0.214922338079068</text:p>
          </table:table-cell>
        </table:table-row>
        <table:table-row table:style-name="ro1">
          <table:table-cell office:value-type="float" office:value="0.449501728" calcext:value-type="float">
            <text:p>0.449501728</text:p>
          </table:table-cell>
          <table:table-cell office:value-type="float" office:value="-0.110443604" calcext:value-type="float">
            <text:p>-0.110443604</text:p>
          </table:table-cell>
          <table:table-cell table:formula="of:=[.A2929]*[.A2929]+[.B2929]*[.B2929]" office:value-type="float" office:value="0.214249593139495" calcext:value-type="float">
            <text:p>0.214249593139495</text:p>
          </table:table-cell>
        </table:table-row>
        <table:table-row table:style-name="ro1">
          <table:table-cell office:value-type="float" office:value="0.449501727" calcext:value-type="float">
            <text:p>0.449501727</text:p>
          </table:table-cell>
          <table:table-cell office:value-type="float" office:value="0.110443603" calcext:value-type="float">
            <text:p>0.110443603</text:p>
          </table:table-cell>
          <table:table-cell table:formula="of:=[.A2930]*[.A2930]+[.B2930]*[.B2930]" office:value-type="float" office:value="0.214249592019604" calcext:value-type="float">
            <text:p>0.214249592019604</text:p>
          </table:table-cell>
        </table:table-row>
        <table:table-row table:style-name="ro1">
          <table:table-cell office:value-type="float" office:value="-0.32746118" calcext:value-type="float">
            <text:p>-0.32746118</text:p>
          </table:table-cell>
          <table:table-cell office:value-type="float" office:value="0.326704545" calcext:value-type="float">
            <text:p>0.326704545</text:p>
          </table:table-cell>
          <table:table-cell table:formula="of:=[.A2931]*[.A2931]+[.B2931]*[.B2931]" office:value-type="float" office:value="0.213966684130649" calcext:value-type="float">
            <text:p>0.213966684130649</text:p>
          </table:table-cell>
        </table:table-row>
        <table:table-row table:style-name="ro1">
          <table:table-cell office:value-type="float" office:value="-0.32746118" calcext:value-type="float">
            <text:p>-0.32746118</text:p>
          </table:table-cell>
          <table:table-cell office:value-type="float" office:value="-0.326704545" calcext:value-type="float">
            <text:p>-0.326704545</text:p>
          </table:table-cell>
          <table:table-cell table:formula="of:=[.A2932]*[.A2932]+[.B2932]*[.B2932]" office:value-type="float" office:value="0.213966684130649" calcext:value-type="float">
            <text:p>0.213966684130649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0909090908" calcext:value-type="float">
            <text:p>0.0909090908</text:p>
          </table:table-cell>
          <table:table-cell table:formula="of:=[.A2933]*[.A2933]+[.B2933]*[.B2933]" office:value-type="float" office:value="0.213586728415083" calcext:value-type="float">
            <text:p>0.213586728415083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0909090908" calcext:value-type="float">
            <text:p>-0.0909090908</text:p>
          </table:table-cell>
          <table:table-cell table:formula="of:=[.A2934]*[.A2934]+[.B2934]*[.B2934]" office:value-type="float" office:value="0.213586728415083" calcext:value-type="float">
            <text:p>0.213586728415083</text:p>
          </table:table-cell>
        </table:table-row>
        <table:table-row table:style-name="ro1">
          <table:table-cell office:value-type="float" office:value="0.461914063" calcext:value-type="float">
            <text:p>0.461914063</text:p>
          </table:table-cell>
          <table:table-cell office:value-type="float" office:value="0" calcext:value-type="float">
            <text:p>0</text:p>
          </table:table-cell>
          <table:table-cell table:formula="of:=[.A2935]*[.A2935]+[.B2935]*[.B2935]" office:value-type="float" office:value="0.213364601597168" calcext:value-type="float">
            <text:p>0.213364601597168</text:p>
          </table:table-cell>
        </table:table-row>
        <table:table-row table:style-name="ro1">
          <table:table-cell office:value-type="float" office:value="0.120113522" calcext:value-type="float">
            <text:p>0.120113522</text:p>
          </table:table-cell>
          <table:table-cell office:value-type="float" office:value="-0.444912688" calcext:value-type="float">
            <text:p>-0.444912688</text:p>
          </table:table-cell>
          <table:table-cell table:formula="of:=[.A2936]*[.A2936]+[.B2936]*[.B2936]" office:value-type="float" office:value="0.21237455811063" calcext:value-type="float">
            <text:p>0.21237455811063</text:p>
          </table:table-cell>
        </table:table-row>
        <table:table-row table:style-name="ro1">
          <table:table-cell office:value-type="float" office:value="0.120113521" calcext:value-type="float">
            <text:p>0.120113521</text:p>
          </table:table-cell>
          <table:table-cell office:value-type="float" office:value="0.444912688" calcext:value-type="float">
            <text:p>0.444912688</text:p>
          </table:table-cell>
          <table:table-cell table:formula="of:=[.A2937]*[.A2937]+[.B2937]*[.B2937]" office:value-type="float" office:value="0.212374557870403" calcext:value-type="float">
            <text:p>0.212374557870403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181818182" calcext:value-type="float">
            <text:p>0.181818182</text:p>
          </table:table-cell>
          <table:table-cell table:formula="of:=[.A2938]*[.A2938]+[.B2938]*[.B2938]" office:value-type="float" office:value="0.211036366930785" calcext:value-type="float">
            <text:p>0.211036366930785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181818182" calcext:value-type="float">
            <text:p>-0.181818182</text:p>
          </table:table-cell>
          <table:table-cell table:formula="of:=[.A2939]*[.A2939]+[.B2939]*[.B2939]" office:value-type="float" office:value="0.211036366930785" calcext:value-type="float">
            <text:p>0.211036366930785</text:p>
          </table:table-cell>
        </table:table-row>
        <table:table-row table:style-name="ro1">
          <table:table-cell office:value-type="float" office:value="0.296505298" calcext:value-type="float">
            <text:p>0.296505298</text:p>
          </table:table-cell>
          <table:table-cell office:value-type="float" office:value="0.350310722" calcext:value-type="float">
            <text:p>0.350310722</text:p>
          </table:table-cell>
          <table:table-cell table:formula="of:=[.A2940]*[.A2940]+[.B2940]*[.B2940]" office:value-type="float" office:value="0.21063299369023" calcext:value-type="float">
            <text:p>0.21063299369023</text:p>
          </table:table-cell>
        </table:table-row>
        <table:table-row table:style-name="ro1">
          <table:table-cell office:value-type="float" office:value="0.296505297" calcext:value-type="float">
            <text:p>0.296505297</text:p>
          </table:table-cell>
          <table:table-cell office:value-type="float" office:value="-0.350310722" calcext:value-type="float">
            <text:p>-0.350310722</text:p>
          </table:table-cell>
          <table:table-cell table:formula="of:=[.A2941]*[.A2941]+[.B2941]*[.B2941]" office:value-type="float" office:value="0.210632993097219" calcext:value-type="float">
            <text:p>0.210632993097219</text:p>
          </table:table-cell>
        </table:table-row>
        <table:table-row table:style-name="ro1">
          <table:table-cell office:value-type="float" office:value="-0.315259785" calcext:value-type="float">
            <text:p>-0.315259785</text:p>
          </table:table-cell>
          <table:table-cell office:value-type="float" office:value="0.331505917" calcext:value-type="float">
            <text:p>0.331505917</text:p>
          </table:table-cell>
          <table:table-cell table:formula="of:=[.A2942]*[.A2942]+[.B2942]*[.B2942]" office:value-type="float" office:value="0.209284905044257" calcext:value-type="float">
            <text:p>0.209284905044257</text:p>
          </table:table-cell>
        </table:table-row>
        <table:table-row table:style-name="ro1">
          <table:table-cell office:value-type="float" office:value="-0.315259785" calcext:value-type="float">
            <text:p>-0.315259785</text:p>
          </table:table-cell>
          <table:table-cell office:value-type="float" office:value="-0.331505917" calcext:value-type="float">
            <text:p>-0.331505917</text:p>
          </table:table-cell>
          <table:table-cell table:formula="of:=[.A2943]*[.A2943]+[.B2943]*[.B2943]" office:value-type="float" office:value="0.209284905044257" calcext:value-type="float">
            <text:p>0.209284905044257</text:p>
          </table:table-cell>
        </table:table-row>
        <table:table-row table:style-name="ro1">
          <table:table-cell office:value-type="float" office:value="0.0797837918" calcext:value-type="float">
            <text:p>0.0797837918</text:p>
          </table:table-cell>
          <table:table-cell office:value-type="float" office:value="-0.450205749" calcext:value-type="float">
            <text:p>-0.450205749</text:p>
          </table:table-cell>
          <table:table-cell table:formula="of:=[.A2944]*[.A2944]+[.B2944]*[.B2944]" office:value-type="float" office:value="0.209050669866637" calcext:value-type="float">
            <text:p>0.209050669866637</text:p>
          </table:table-cell>
        </table:table-row>
        <table:table-row table:style-name="ro1">
          <table:table-cell office:value-type="float" office:value="0.0797837916" calcext:value-type="float">
            <text:p>0.0797837916</text:p>
          </table:table-cell>
          <table:table-cell office:value-type="float" office:value="0.450205749" calcext:value-type="float">
            <text:p>0.450205749</text:p>
          </table:table-cell>
          <table:table-cell table:formula="of:=[.A2945]*[.A2945]+[.B2945]*[.B2945]" office:value-type="float" office:value="0.209050669834723" calcext:value-type="float">
            <text:p>0.209050669834723</text:p>
          </table:table-cell>
        </table:table-row>
        <table:table-row table:style-name="ro1">
          <table:table-cell office:value-type="float" office:value="-0.368476805" calcext:value-type="float">
            <text:p>-0.368476805</text:p>
          </table:table-cell>
          <table:table-cell office:value-type="float" office:value="0.269886364" calcext:value-type="float">
            <text:p>0.269886364</text:p>
          </table:table-cell>
          <table:table-cell table:formula="of:=[.A2946]*[.A2946]+[.B2946]*[.B2946]" office:value-type="float" office:value="0.208613805296148" calcext:value-type="float">
            <text:p>0.208613805296148</text:p>
          </table:table-cell>
        </table:table-row>
        <table:table-row table:style-name="ro1">
          <table:table-cell office:value-type="float" office:value="-0.368476805" calcext:value-type="float">
            <text:p>-0.368476805</text:p>
          </table:table-cell>
          <table:table-cell office:value-type="float" office:value="-0.269886364" calcext:value-type="float">
            <text:p>-0.269886364</text:p>
          </table:table-cell>
          <table:table-cell table:formula="of:=[.A2947]*[.A2947]+[.B2947]*[.B2947]" office:value-type="float" office:value="0.208613805296148" calcext:value-type="float">
            <text:p>0.208613805296148</text:p>
          </table:table-cell>
        </table:table-row>
        <table:table-row table:style-name="ro1">
          <table:table-cell office:value-type="float" office:value="-0.248829991" calcext:value-type="float">
            <text:p>-0.248829991</text:p>
          </table:table-cell>
          <table:table-cell office:value-type="float" office:value="0.382866594" calcext:value-type="float">
            <text:p>0.382866594</text:p>
          </table:table-cell>
          <table:table-cell table:formula="of:=[.A2948]*[.A2948]+[.B2948]*[.B2948]" office:value-type="float" office:value="0.208503193222221" calcext:value-type="float">
            <text:p>0.208503193222221</text:p>
          </table:table-cell>
        </table:table-row>
        <table:table-row table:style-name="ro1">
          <table:table-cell office:value-type="float" office:value="-0.248829991" calcext:value-type="float">
            <text:p>-0.248829991</text:p>
          </table:table-cell>
          <table:table-cell office:value-type="float" office:value="-0.382866594" calcext:value-type="float">
            <text:p>-0.382866594</text:p>
          </table:table-cell>
          <table:table-cell table:formula="of:=[.A2949]*[.A2949]+[.B2949]*[.B2949]" office:value-type="float" office:value="0.208503193222221" calcext:value-type="float">
            <text:p>0.208503193222221</text:p>
          </table:table-cell>
        </table:table-row>
        <table:table-row table:style-name="ro1">
          <table:table-cell office:value-type="float" office:value="-0.455635008" calcext:value-type="float">
            <text:p>-0.455635008</text:p>
          </table:table-cell>
          <table:table-cell office:value-type="float" office:value="0.0284090909" calcext:value-type="float">
            <text:p>0.0284090909</text:p>
          </table:table-cell>
          <table:table-cell table:formula="of:=[.A2950]*[.A2950]+[.B2950]*[.B2950]" office:value-type="float" office:value="0.208410336960925" calcext:value-type="float">
            <text:p>0.208410336960925</text:p>
          </table:table-cell>
        </table:table-row>
        <table:table-row table:style-name="ro1">
          <table:table-cell office:value-type="float" office:value="-0.455635008" calcext:value-type="float">
            <text:p>-0.455635008</text:p>
          </table:table-cell>
          <table:table-cell office:value-type="float" office:value="-0.0284090909" calcext:value-type="float">
            <text:p>-0.0284090909</text:p>
          </table:table-cell>
          <table:table-cell table:formula="of:=[.A2951]*[.A2951]+[.B2951]*[.B2951]" office:value-type="float" office:value="0.208410336960925" calcext:value-type="float">
            <text:p>0.208410336960925</text:p>
          </table:table-cell>
        </table:table-row>
        <table:table-row table:style-name="ro1">
          <table:table-cell office:value-type="float" office:value="-0.120218755" calcext:value-type="float">
            <text:p>-0.120218755</text:p>
          </table:table-cell>
          <table:table-cell office:value-type="float" office:value="0.440241932" calcext:value-type="float">
            <text:p>0.440241932</text:p>
          </table:table-cell>
          <table:table-cell table:formula="of:=[.A2952]*[.A2952]+[.B2952]*[.B2952]" office:value-type="float" office:value="0.208265507744843" calcext:value-type="float">
            <text:p>0.208265507744843</text:p>
          </table:table-cell>
        </table:table-row>
        <table:table-row table:style-name="ro1">
          <table:table-cell office:value-type="float" office:value="-0.120218755" calcext:value-type="float">
            <text:p>-0.120218755</text:p>
          </table:table-cell>
          <table:table-cell office:value-type="float" office:value="-0.440241932" calcext:value-type="float">
            <text:p>-0.440241932</text:p>
          </table:table-cell>
          <table:table-cell table:formula="of:=[.A2953]*[.A2953]+[.B2953]*[.B2953]" office:value-type="float" office:value="0.208265507744843" calcext:value-type="float">
            <text:p>0.208265507744843</text:p>
          </table:table-cell>
        </table:table-row>
        <table:table-row table:style-name="ro1">
          <table:table-cell office:value-type="float" office:value="-0.450508055" calcext:value-type="float">
            <text:p>-0.450508055</text:p>
          </table:table-cell>
          <table:table-cell office:value-type="float" office:value="0.0710227273" calcext:value-type="float">
            <text:p>0.0710227273</text:p>
          </table:table-cell>
          <table:table-cell table:formula="of:=[.A2954]*[.A2954]+[.B2954]*[.B2954]" office:value-type="float" office:value="0.208001735413013" calcext:value-type="float">
            <text:p>0.208001735413013</text:p>
          </table:table-cell>
        </table:table-row>
        <table:table-row table:style-name="ro1">
          <table:table-cell office:value-type="float" office:value="-0.450508055" calcext:value-type="float">
            <text:p>-0.450508055</text:p>
          </table:table-cell>
          <table:table-cell office:value-type="float" office:value="-0.0710227273" calcext:value-type="float">
            <text:p>-0.0710227273</text:p>
          </table:table-cell>
          <table:table-cell table:formula="of:=[.A2955]*[.A2955]+[.B2955]*[.B2955]" office:value-type="float" office:value="0.208001735413013" calcext:value-type="float">
            <text:p>0.208001735413013</text:p>
          </table:table-cell>
        </table:table-row>
        <table:table-row table:style-name="ro1">
          <table:table-cell office:value-type="float" office:value="0.351951914" calcext:value-type="float">
            <text:p>0.351951914</text:p>
          </table:table-cell>
          <table:table-cell office:value-type="float" office:value="0.289772727" calcext:value-type="float">
            <text:p>0.289772727</text:p>
          </table:table-cell>
          <table:table-cell table:formula="of:=[.A2956]*[.A2956]+[.B2956]*[.B2956]" office:value-type="float" office:value="0.20783838308128" calcext:value-type="float">
            <text:p>0.20783838308128</text:p>
          </table:table-cell>
        </table:table-row>
        <table:table-row table:style-name="ro1">
          <table:table-cell office:value-type="float" office:value="0.351951914" calcext:value-type="float">
            <text:p>0.351951914</text:p>
          </table:table-cell>
          <table:table-cell office:value-type="float" office:value="-0.289772727" calcext:value-type="float">
            <text:p>-0.289772727</text:p>
          </table:table-cell>
          <table:table-cell table:formula="of:=[.A2957]*[.A2957]+[.B2957]*[.B2957]" office:value-type="float" office:value="0.20783838308128" calcext:value-type="float">
            <text:p>0.20783838308128</text:p>
          </table:table-cell>
        </table:table-row>
        <table:table-row table:style-name="ro1">
          <table:table-cell office:value-type="float" office:value="-0.0202762222" calcext:value-type="float">
            <text:p>-0.0202762222</text:p>
          </table:table-cell>
          <table:table-cell office:value-type="float" office:value="0.455053764" calcext:value-type="float">
            <text:p>0.455053764</text:p>
          </table:table-cell>
          <table:table-cell table:formula="of:=[.A2958]*[.A2958]+[.B2958]*[.B2958]" office:value-type="float" office:value="0.207485053317271" calcext:value-type="float">
            <text:p>0.207485053317271</text:p>
          </table:table-cell>
        </table:table-row>
        <table:table-row table:style-name="ro1">
          <table:table-cell office:value-type="float" office:value="-0.0202762222" calcext:value-type="float">
            <text:p>-0.0202762222</text:p>
          </table:table-cell>
          <table:table-cell office:value-type="float" office:value="-0.455053764" calcext:value-type="float">
            <text:p>-0.455053764</text:p>
          </table:table-cell>
          <table:table-cell table:formula="of:=[.A2959]*[.A2959]+[.B2959]*[.B2959]" office:value-type="float" office:value="0.207485053317271" calcext:value-type="float">
            <text:p>0.207485053317271</text:p>
          </table:table-cell>
        </table:table-row>
        <table:table-row table:style-name="ro1">
          <table:table-cell office:value-type="float" office:value="-0.43683618" calcext:value-type="float">
            <text:p>-0.43683618</text:p>
          </table:table-cell>
          <table:table-cell office:value-type="float" office:value="0.127840909" calcext:value-type="float">
            <text:p>0.127840909</text:p>
          </table:table-cell>
          <table:table-cell table:formula="of:=[.A2960]*[.A2960]+[.B2960]*[.B2960]" office:value-type="float" office:value="0.207169146170939" calcext:value-type="float">
            <text:p>0.207169146170939</text:p>
          </table:table-cell>
        </table:table-row>
        <table:table-row table:style-name="ro1">
          <table:table-cell office:value-type="float" office:value="-0.43683618" calcext:value-type="float">
            <text:p>-0.43683618</text:p>
          </table:table-cell>
          <table:table-cell office:value-type="float" office:value="-0.127840909" calcext:value-type="float">
            <text:p>-0.127840909</text:p>
          </table:table-cell>
          <table:table-cell table:formula="of:=[.A2961]*[.A2961]+[.B2961]*[.B2961]" office:value-type="float" office:value="0.207169146170939" calcext:value-type="float">
            <text:p>0.207169146170939</text:p>
          </table:table-cell>
        </table:table-row>
        <table:table-row table:style-name="ro1">
          <table:table-cell office:value-type="float" office:value="-0.39411157" calcext:value-type="float">
            <text:p>-0.39411157</text:p>
          </table:table-cell>
          <table:table-cell office:value-type="float" office:value="0.227272727" calcext:value-type="float">
            <text:p>0.227272727</text:p>
          </table:table-cell>
          <table:table-cell table:formula="of:=[.A2962]*[.A2962]+[.B2962]*[.B2962]" office:value-type="float" office:value="0.206976822045881" calcext:value-type="float">
            <text:p>0.206976822045881</text:p>
          </table:table-cell>
        </table:table-row>
        <table:table-row table:style-name="ro1">
          <table:table-cell office:value-type="float" office:value="-0.39411157" calcext:value-type="float">
            <text:p>-0.39411157</text:p>
          </table:table-cell>
          <table:table-cell office:value-type="float" office:value="-0.227272727" calcext:value-type="float">
            <text:p>-0.227272727</text:p>
          </table:table-cell>
          <table:table-cell table:formula="of:=[.A2963]*[.A2963]+[.B2963]*[.B2963]" office:value-type="float" office:value="0.206976822045881" calcext:value-type="float">
            <text:p>0.206976822045881</text:p>
          </table:table-cell>
        </table:table-row>
        <table:table-row table:style-name="ro1">
          <table:table-cell office:value-type="float" office:value="-0.364169825" calcext:value-type="float">
            <text:p>-0.364169825</text:p>
          </table:table-cell>
          <table:table-cell office:value-type="float" office:value="0.272580818" calcext:value-type="float">
            <text:p>0.272580818</text:p>
          </table:table-cell>
          <table:table-cell table:formula="of:=[.A2964]*[.A2964]+[.B2964]*[.B2964]" office:value-type="float" office:value="0.20691996378208" calcext:value-type="float">
            <text:p>0.20691996378208</text:p>
          </table:table-cell>
        </table:table-row>
        <table:table-row table:style-name="ro1">
          <table:table-cell office:value-type="float" office:value="-0.364169825" calcext:value-type="float">
            <text:p>-0.364169825</text:p>
          </table:table-cell>
          <table:table-cell office:value-type="float" office:value="-0.272580818" calcext:value-type="float">
            <text:p>-0.272580818</text:p>
          </table:table-cell>
          <table:table-cell table:formula="of:=[.A2965]*[.A2965]+[.B2965]*[.B2965]" office:value-type="float" office:value="0.20691996378208" calcext:value-type="float">
            <text:p>0.20691996378208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454545455" calcext:value-type="float">
            <text:p>0.454545455</text:p>
          </table:table-cell>
          <table:table-cell table:formula="of:=[.A2966]*[.A2966]+[.B2966]*[.B2966]" office:value-type="float" office:value="0.206855711286157" calcext:value-type="float">
            <text:p>0.20685571128615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454545455" calcext:value-type="float">
            <text:p>-0.454545455</text:p>
          </table:table-cell>
          <table:table-cell table:formula="of:=[.A2967]*[.A2967]+[.B2967]*[.B2967]" office:value-type="float" office:value="0.206855711286157" calcext:value-type="float">
            <text:p>0.206855711286157</text:p>
          </table:table-cell>
        </table:table-row>
        <table:table-row table:style-name="ro1">
          <table:table-cell office:value-type="float" office:value="0.00839359494" calcext:value-type="float">
            <text:p>0.00839359494</text:p>
          </table:table-cell>
          <table:table-cell office:value-type="float" office:value="0.454545455" calcext:value-type="float">
            <text:p>0.454545455</text:p>
          </table:table-cell>
          <table:table-cell table:formula="of:=[.A2968]*[.A2968]+[.B2968]*[.B2968]" office:value-type="float" office:value="0.206682023097174" calcext:value-type="float">
            <text:p>0.206682023097174</text:p>
          </table:table-cell>
        </table:table-row>
        <table:table-row table:style-name="ro1">
          <table:table-cell office:value-type="float" office:value="0.00839359511" calcext:value-type="float">
            <text:p>0.00839359511</text:p>
          </table:table-cell>
          <table:table-cell office:value-type="float" office:value="-0.454545454" calcext:value-type="float">
            <text:p>-0.454545454</text:p>
          </table:table-cell>
          <table:table-cell table:formula="of:=[.A2969]*[.A2969]+[.B2969]*[.B2969]" office:value-type="float" office:value="0.206682022190937" calcext:value-type="float">
            <text:p>0.206682022190937</text:p>
          </table:table-cell>
        </table:table-row>
        <table:table-row table:style-name="ro1">
          <table:table-cell office:value-type="float" office:value="-0.42145532" calcext:value-type="float">
            <text:p>-0.42145532</text:p>
          </table:table-cell>
          <table:table-cell office:value-type="float" office:value="0.170454545" calcext:value-type="float">
            <text:p>0.170454545</text:p>
          </table:table-cell>
          <table:table-cell table:formula="of:=[.A2970]*[.A2970]+[.B2970]*[.B2970]" office:value-type="float" office:value="0.206679338667459" calcext:value-type="float">
            <text:p>0.206679338667459</text:p>
          </table:table-cell>
        </table:table-row>
        <table:table-row table:style-name="ro1">
          <table:table-cell office:value-type="float" office:value="-0.42145532" calcext:value-type="float">
            <text:p>-0.42145532</text:p>
          </table:table-cell>
          <table:table-cell office:value-type="float" office:value="-0.170454545" calcext:value-type="float">
            <text:p>-0.170454545</text:p>
          </table:table-cell>
          <table:table-cell table:formula="of:=[.A2971]*[.A2971]+[.B2971]*[.B2971]" office:value-type="float" office:value="0.206679338667459" calcext:value-type="float">
            <text:p>0.206679338667459</text:p>
          </table:table-cell>
        </table:table-row>
        <table:table-row table:style-name="ro1">
          <table:table-cell office:value-type="float" office:value="0.214926475" calcext:value-type="float">
            <text:p>0.214926475</text:p>
          </table:table-cell>
          <table:table-cell office:value-type="float" office:value="0.400568182" calcext:value-type="float">
            <text:p>0.400568182</text:p>
          </table:table-cell>
          <table:table-cell table:formula="of:=[.A2972]*[.A2972]+[.B2972]*[.B2972]" office:value-type="float" office:value="0.206648258086711" calcext:value-type="float">
            <text:p>0.206648258086711</text:p>
          </table:table-cell>
        </table:table-row>
        <table:table-row table:style-name="ro1">
          <table:table-cell office:value-type="float" office:value="0.214926475" calcext:value-type="float">
            <text:p>0.214926475</text:p>
          </table:table-cell>
          <table:table-cell office:value-type="float" office:value="-0.400568182" calcext:value-type="float">
            <text:p>-0.400568182</text:p>
          </table:table-cell>
          <table:table-cell table:formula="of:=[.A2973]*[.A2973]+[.B2973]*[.B2973]" office:value-type="float" office:value="0.206648258086711" calcext:value-type="float">
            <text:p>0.206648258086711</text:p>
          </table:table-cell>
        </table:table-row>
        <table:table-row table:style-name="ro1">
          <table:table-cell office:value-type="float" office:value="-0.454517251" calcext:value-type="float">
            <text:p>-0.454517251</text:p>
          </table:table-cell>
          <table:table-cell office:value-type="float" office:value="0" calcext:value-type="float">
            <text:p>0</text:p>
          </table:table-cell>
          <table:table-cell table:formula="of:=[.A2974]*[.A2974]+[.B2974]*[.B2974]" office:value-type="float" office:value="0.206585931456597" calcext:value-type="float">
            <text:p>0.206585931456597</text:p>
          </table:table-cell>
        </table:table-row>
        <table:table-row table:style-name="ro1">
          <table:table-cell office:value-type="float" office:value="-0.445679905" calcext:value-type="float">
            <text:p>-0.445679905</text:p>
          </table:table-cell>
          <table:table-cell office:value-type="float" office:value="0.089156246" calcext:value-type="float">
            <text:p>0.089156246</text:p>
          </table:table-cell>
          <table:table-cell table:formula="of:=[.A2975]*[.A2975]+[.B2975]*[.B2975]" office:value-type="float" office:value="0.206579413921622" calcext:value-type="float">
            <text:p>0.206579413921622</text:p>
          </table:table-cell>
        </table:table-row>
        <table:table-row table:style-name="ro1">
          <table:table-cell office:value-type="float" office:value="-0.445679905" calcext:value-type="float">
            <text:p>-0.445679905</text:p>
          </table:table-cell>
          <table:table-cell office:value-type="float" office:value="-0.089156246" calcext:value-type="float">
            <text:p>-0.089156246</text:p>
          </table:table-cell>
          <table:table-cell table:formula="of:=[.A2976]*[.A2976]+[.B2976]*[.B2976]" office:value-type="float" office:value="0.206579413921622" calcext:value-type="float">
            <text:p>0.206579413921622</text:p>
          </table:table-cell>
        </table:table-row>
        <table:table-row table:style-name="ro1">
          <table:table-cell office:value-type="float" office:value="0.35433978" calcext:value-type="float">
            <text:p>0.35433978</text:p>
          </table:table-cell>
          <table:table-cell office:value-type="float" office:value="-0.282561294" calcext:value-type="float">
            <text:p>-0.282561294</text:p>
          </table:table-cell>
          <table:table-cell table:formula="of:=[.A2977]*[.A2977]+[.B2977]*[.B2977]" office:value-type="float" office:value="0.205397564557403" calcext:value-type="float">
            <text:p>0.205397564557403</text:p>
          </table:table-cell>
        </table:table-row>
        <table:table-row table:style-name="ro1">
          <table:table-cell office:value-type="float" office:value="0.35433978" calcext:value-type="float">
            <text:p>0.35433978</text:p>
          </table:table-cell>
          <table:table-cell office:value-type="float" office:value="0.282561293" calcext:value-type="float">
            <text:p>0.282561293</text:p>
          </table:table-cell>
          <table:table-cell table:formula="of:=[.A2978]*[.A2978]+[.B2978]*[.B2978]" office:value-type="float" office:value="0.20539756399228" calcext:value-type="float">
            <text:p>0.20539756399228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" calcext:value-type="float">
            <text:p>0</text:p>
          </table:table-cell>
          <table:table-cell table:formula="of:=[.A2979]*[.A2979]+[.B2979]*[.B2979]" office:value-type="float" office:value="0.205322265625" calcext:value-type="float">
            <text:p>0.205322265625</text:p>
          </table:table-cell>
        </table:table-row>
        <table:table-row table:style-name="ro1">
          <table:table-cell office:value-type="float" office:value="-0.313435389" calcext:value-type="float">
            <text:p>-0.313435389</text:p>
          </table:table-cell>
          <table:table-cell office:value-type="float" office:value="0.32439783" calcext:value-type="float">
            <text:p>0.32439783</text:p>
          </table:table-cell>
          <table:table-cell table:formula="of:=[.A2980]*[.A2980]+[.B2980]*[.B2980]" office:value-type="float" office:value="0.20347569518629" calcext:value-type="float">
            <text:p>0.20347569518629</text:p>
          </table:table-cell>
        </table:table-row>
        <table:table-row table:style-name="ro1">
          <table:table-cell office:value-type="float" office:value="-0.313435389" calcext:value-type="float">
            <text:p>-0.313435389</text:p>
          </table:table-cell>
          <table:table-cell office:value-type="float" office:value="-0.32439783" calcext:value-type="float">
            <text:p>-0.32439783</text:p>
          </table:table-cell>
          <table:table-cell table:formula="of:=[.A2981]*[.A2981]+[.B2981]*[.B2981]" office:value-type="float" office:value="0.20347569518629" calcext:value-type="float">
            <text:p>0.20347569518629</text:p>
          </table:table-cell>
        </table:table-row>
        <table:table-row table:style-name="ro1">
          <table:table-cell office:value-type="float" office:value="-0.403441404" calcext:value-type="float">
            <text:p>-0.403441404</text:p>
          </table:table-cell>
          <table:table-cell office:value-type="float" office:value="0.200569658" calcext:value-type="float">
            <text:p>0.200569658</text:p>
          </table:table-cell>
          <table:table-cell table:formula="of:=[.A2982]*[.A2982]+[.B2982]*[.B2982]" office:value-type="float" office:value="0.202993154171728" calcext:value-type="float">
            <text:p>0.202993154171728</text:p>
          </table:table-cell>
        </table:table-row>
        <table:table-row table:style-name="ro1">
          <table:table-cell office:value-type="float" office:value="-0.403441404" calcext:value-type="float">
            <text:p>-0.403441404</text:p>
          </table:table-cell>
          <table:table-cell office:value-type="float" office:value="-0.200569657" calcext:value-type="float">
            <text:p>-0.200569657</text:p>
          </table:table-cell>
          <table:table-cell table:formula="of:=[.A2983]*[.A2983]+[.B2983]*[.B2983]" office:value-type="float" office:value="0.202993153770589" calcext:value-type="float">
            <text:p>0.202993153770589</text:p>
          </table:table-cell>
        </table:table-row>
        <table:table-row table:style-name="ro1">
          <table:table-cell office:value-type="float" office:value="-0.22396172" calcext:value-type="float">
            <text:p>-0.22396172</text:p>
          </table:table-cell>
          <table:table-cell office:value-type="float" office:value="0.390552833" calcext:value-type="float">
            <text:p>0.390552833</text:p>
          </table:table-cell>
          <table:table-cell table:formula="of:=[.A2984]*[.A2984]+[.B2984]*[.B2984]" office:value-type="float" office:value="0.202690367389684" calcext:value-type="float">
            <text:p>0.202690367389684</text:p>
          </table:table-cell>
        </table:table-row>
        <table:table-row table:style-name="ro1">
          <table:table-cell office:value-type="float" office:value="-0.22396172" calcext:value-type="float">
            <text:p>-0.22396172</text:p>
          </table:table-cell>
          <table:table-cell office:value-type="float" office:value="-0.390552833" calcext:value-type="float">
            <text:p>-0.390552833</text:p>
          </table:table-cell>
          <table:table-cell table:formula="of:=[.A2985]*[.A2985]+[.B2985]*[.B2985]" office:value-type="float" office:value="0.202690367389684" calcext:value-type="float">
            <text:p>0.202690367389684</text:p>
          </table:table-cell>
        </table:table-row>
        <table:table-row table:style-name="ro1">
          <table:table-cell office:value-type="float" office:value="0.399633138" calcext:value-type="float">
            <text:p>0.399633138</text:p>
          </table:table-cell>
          <table:table-cell office:value-type="float" office:value="0.20673863" calcext:value-type="float">
            <text:p>0.20673863</text:p>
          </table:table-cell>
          <table:table-cell table:formula="of:=[.A2986]*[.A2986]+[.B2986]*[.B2986]" office:value-type="float" office:value="0.202447506122004" calcext:value-type="float">
            <text:p>0.202447506122004</text:p>
          </table:table-cell>
        </table:table-row>
        <table:table-row table:style-name="ro1">
          <table:table-cell office:value-type="float" office:value="0.399633138" calcext:value-type="float">
            <text:p>0.399633138</text:p>
          </table:table-cell>
          <table:table-cell office:value-type="float" office:value="-0.20673863" calcext:value-type="float">
            <text:p>-0.20673863</text:p>
          </table:table-cell>
          <table:table-cell table:formula="of:=[.A2987]*[.A2987]+[.B2987]*[.B2987]" office:value-type="float" office:value="0.202447506122004" calcext:value-type="float">
            <text:p>0.202447506122004</text:p>
          </table:table-cell>
        </table:table-row>
        <table:table-row table:style-name="ro1">
          <table:table-cell office:value-type="float" office:value="0.146928176" calcext:value-type="float">
            <text:p>0.146928176</text:p>
          </table:table-cell>
          <table:table-cell office:value-type="float" office:value="0.423579199" calcext:value-type="float">
            <text:p>0.423579199</text:p>
          </table:table-cell>
          <table:table-cell table:formula="of:=[.A2988]*[.A2988]+[.B2988]*[.B2988]" office:value-type="float" office:value="0.201007226728169" calcext:value-type="float">
            <text:p>0.201007226728169</text:p>
          </table:table-cell>
        </table:table-row>
        <table:table-row table:style-name="ro1">
          <table:table-cell office:value-type="float" office:value="0.146928176" calcext:value-type="float">
            <text:p>0.146928176</text:p>
          </table:table-cell>
          <table:table-cell office:value-type="float" office:value="-0.423579199" calcext:value-type="float">
            <text:p>-0.423579199</text:p>
          </table:table-cell>
          <table:table-cell table:formula="of:=[.A2989]*[.A2989]+[.B2989]*[.B2989]" office:value-type="float" office:value="0.201007226728169" calcext:value-type="float">
            <text:p>0.201007226728169</text:p>
          </table:table-cell>
        </table:table-row>
        <table:table-row table:style-name="ro1">
          <table:table-cell office:value-type="float" office:value="-0.151140255" calcext:value-type="float">
            <text:p>-0.151140255</text:p>
          </table:table-cell>
          <table:table-cell office:value-type="float" office:value="0.421991813" calcext:value-type="float">
            <text:p>0.421991813</text:p>
          </table:table-cell>
          <table:table-cell table:formula="of:=[.A2990]*[.A2990]+[.B2990]*[.B2990]" office:value-type="float" office:value="0.200920466920492" calcext:value-type="float">
            <text:p>0.200920466920492</text:p>
          </table:table-cell>
        </table:table-row>
        <table:table-row table:style-name="ro1">
          <table:table-cell office:value-type="float" office:value="-0.151140255" calcext:value-type="float">
            <text:p>-0.151140255</text:p>
          </table:table-cell>
          <table:table-cell office:value-type="float" office:value="-0.421991813" calcext:value-type="float">
            <text:p>-0.421991813</text:p>
          </table:table-cell>
          <table:table-cell table:formula="of:=[.A2991]*[.A2991]+[.B2991]*[.B2991]" office:value-type="float" office:value="0.200920466920492" calcext:value-type="float">
            <text:p>0.200920466920492</text:p>
          </table:table-cell>
        </table:table-row>
        <table:table-row table:style-name="ro1">
          <table:table-cell office:value-type="float" office:value="-0.241869606" calcext:value-type="float">
            <text:p>-0.241869606</text:p>
          </table:table-cell>
          <table:table-cell office:value-type="float" office:value="0.375918955" calcext:value-type="float">
            <text:p>0.375918955</text:p>
          </table:table-cell>
          <table:table-cell table:formula="of:=[.A2992]*[.A2992]+[.B2992]*[.B2992]" office:value-type="float" office:value="0.199815967034887" calcext:value-type="float">
            <text:p>0.199815967034887</text:p>
          </table:table-cell>
        </table:table-row>
        <table:table-row table:style-name="ro1">
          <table:table-cell office:value-type="float" office:value="-0.241869606" calcext:value-type="float">
            <text:p>-0.241869606</text:p>
          </table:table-cell>
          <table:table-cell office:value-type="float" office:value="-0.375918955" calcext:value-type="float">
            <text:p>-0.375918955</text:p>
          </table:table-cell>
          <table:table-cell table:formula="of:=[.A2993]*[.A2993]+[.B2993]*[.B2993]" office:value-type="float" office:value="0.199815967034887" calcext:value-type="float">
            <text:p>0.199815967034887</text:p>
          </table:table-cell>
        </table:table-row>
        <table:table-row table:style-name="ro1">
          <table:table-cell office:value-type="float" office:value="-0.114419009" calcext:value-type="float">
            <text:p>-0.114419009</text:p>
          </table:table-cell>
          <table:table-cell office:value-type="float" office:value="0.431178774" calcext:value-type="float">
            <text:p>0.431178774</text:p>
          </table:table-cell>
          <table:table-cell table:formula="of:=[.A2994]*[.A2994]+[.B2994]*[.B2994]" office:value-type="float" office:value="0.199006844768685" calcext:value-type="float">
            <text:p>0.199006844768685</text:p>
          </table:table-cell>
        </table:table-row>
        <table:table-row table:style-name="ro1">
          <table:table-cell office:value-type="float" office:value="-0.114419009" calcext:value-type="float">
            <text:p>-0.114419009</text:p>
          </table:table-cell>
          <table:table-cell office:value-type="float" office:value="-0.431178774" calcext:value-type="float">
            <text:p>-0.431178774</text:p>
          </table:table-cell>
          <table:table-cell table:formula="of:=[.A2995]*[.A2995]+[.B2995]*[.B2995]" office:value-type="float" office:value="0.199006844768685" calcext:value-type="float">
            <text:p>0.199006844768685</text:p>
          </table:table-cell>
        </table:table-row>
        <table:table-row table:style-name="ro1">
          <table:table-cell office:value-type="float" office:value="0.13227956" calcext:value-type="float">
            <text:p>0.13227956</text:p>
          </table:table-cell>
          <table:table-cell office:value-type="float" office:value="0.425823536" calcext:value-type="float">
            <text:p>0.425823536</text:p>
          </table:table-cell>
          <table:table-cell table:formula="of:=[.A2996]*[.A2996]+[.B2996]*[.B2996]" office:value-type="float" office:value="0.198823565805337" calcext:value-type="float">
            <text:p>0.198823565805337</text:p>
          </table:table-cell>
        </table:table-row>
        <table:table-row table:style-name="ro1">
          <table:table-cell office:value-type="float" office:value="0.13227956" calcext:value-type="float">
            <text:p>0.13227956</text:p>
          </table:table-cell>
          <table:table-cell office:value-type="float" office:value="-0.425823535" calcext:value-type="float">
            <text:p>-0.425823535</text:p>
          </table:table-cell>
          <table:table-cell table:formula="of:=[.A2997]*[.A2997]+[.B2997]*[.B2997]" office:value-type="float" office:value="0.19882356495369" calcext:value-type="float">
            <text:p>0.19882356495369</text:p>
          </table:table-cell>
        </table:table-row>
        <table:table-row table:style-name="ro1">
          <table:table-cell office:value-type="float" office:value="-0.228906064" calcext:value-type="float">
            <text:p>-0.228906064</text:p>
          </table:table-cell>
          <table:table-cell office:value-type="float" office:value="0.381972355" calcext:value-type="float">
            <text:p>0.381972355</text:p>
          </table:table-cell>
          <table:table-cell table:formula="of:=[.A2998]*[.A2998]+[.B2998]*[.B2998]" office:value-type="float" office:value="0.198300866120218" calcext:value-type="float">
            <text:p>0.198300866120218</text:p>
          </table:table-cell>
        </table:table-row>
        <table:table-row table:style-name="ro1">
          <table:table-cell office:value-type="float" office:value="-0.228906064" calcext:value-type="float">
            <text:p>-0.228906064</text:p>
          </table:table-cell>
          <table:table-cell office:value-type="float" office:value="-0.381972355" calcext:value-type="float">
            <text:p>-0.381972355</text:p>
          </table:table-cell>
          <table:table-cell table:formula="of:=[.A2999]*[.A2999]+[.B2999]*[.B2999]" office:value-type="float" office:value="0.198300866120218" calcext:value-type="float">
            <text:p>0.198300866120218</text:p>
          </table:table-cell>
        </table:table-row>
        <table:table-row table:style-name="ro1">
          <table:table-cell office:value-type="float" office:value="0.0124103298" calcext:value-type="float">
            <text:p>0.0124103298</text:p>
          </table:table-cell>
          <table:table-cell office:value-type="float" office:value="0.44420744" calcext:value-type="float">
            <text:p>0.44420744</text:p>
          </table:table-cell>
          <table:table-cell table:formula="of:=[.A3000]*[.A3000]+[.B3000]*[.B3000]" office:value-type="float" office:value="0.197474266037098" calcext:value-type="float">
            <text:p>0.197474266037098</text:p>
          </table:table-cell>
        </table:table-row>
        <table:table-row table:style-name="ro1">
          <table:table-cell office:value-type="float" office:value="0.0124103298" calcext:value-type="float">
            <text:p>0.0124103298</text:p>
          </table:table-cell>
          <table:table-cell office:value-type="float" office:value="-0.44420744" calcext:value-type="float">
            <text:p>-0.44420744</text:p>
          </table:table-cell>
          <table:table-cell table:formula="of:=[.A3001]*[.A3001]+[.B3001]*[.B3001]" office:value-type="float" office:value="0.197474266037098" calcext:value-type="float">
            <text:p>0.197474266037098</text:p>
          </table:table-cell>
        </table:table-row>
        <table:table-row table:style-name="ro1">
          <table:table-cell office:value-type="float" office:value="-0.0816628028" calcext:value-type="float">
            <text:p>-0.0816628028</text:p>
          </table:table-cell>
          <table:table-cell office:value-type="float" office:value="0.436091912" calcext:value-type="float">
            <text:p>0.436091912</text:p>
          </table:table-cell>
          <table:table-cell table:formula="of:=[.A3002]*[.A3002]+[.B3002]*[.B3002]" office:value-type="float" office:value="0.196844969072967" calcext:value-type="float">
            <text:p>0.196844969072967</text:p>
          </table:table-cell>
        </table:table-row>
        <table:table-row table:style-name="ro1">
          <table:table-cell office:value-type="float" office:value="-0.0816628028" calcext:value-type="float">
            <text:p>-0.0816628028</text:p>
          </table:table-cell>
          <table:table-cell office:value-type="float" office:value="-0.436091912" calcext:value-type="float">
            <text:p>-0.436091912</text:p>
          </table:table-cell>
          <table:table-cell table:formula="of:=[.A3003]*[.A3003]+[.B3003]*[.B3003]" office:value-type="float" office:value="0.196844969072967" calcext:value-type="float">
            <text:p>0.196844969072967</text:p>
          </table:table-cell>
        </table:table-row>
        <table:table-row table:style-name="ro1">
          <table:table-cell office:value-type="float" office:value="-0.436066558" calcext:value-type="float">
            <text:p>-0.436066558</text:p>
          </table:table-cell>
          <table:table-cell office:value-type="float" office:value="-0.0810544257" calcext:value-type="float">
            <text:p>-0.0810544257</text:p>
          </table:table-cell>
          <table:table-cell table:formula="of:=[.A3004]*[.A3004]+[.B3004]*[.B3004]" office:value-type="float" office:value="0.196723862931524" calcext:value-type="float">
            <text:p>0.196723862931524</text:p>
          </table:table-cell>
        </table:table-row>
        <table:table-row table:style-name="ro1">
          <table:table-cell office:value-type="float" office:value="-0.436066558" calcext:value-type="float">
            <text:p>-0.436066558</text:p>
          </table:table-cell>
          <table:table-cell office:value-type="float" office:value="0.0810544256" calcext:value-type="float">
            <text:p>0.0810544256</text:p>
          </table:table-cell>
          <table:table-cell table:formula="of:=[.A3005]*[.A3005]+[.B3005]*[.B3005]" office:value-type="float" office:value="0.196723862915313" calcext:value-type="float">
            <text:p>0.196723862915313</text:p>
          </table:table-cell>
        </table:table-row>
        <table:table-row table:style-name="ro1">
          <table:table-cell office:value-type="float" office:value="-0.0112547865" calcext:value-type="float">
            <text:p>-0.0112547865</text:p>
          </table:table-cell>
          <table:table-cell office:value-type="float" office:value="-0.442992642" calcext:value-type="float">
            <text:p>-0.442992642</text:p>
          </table:table-cell>
          <table:table-cell table:formula="of:=[.A3006]*[.A3006]+[.B3006]*[.B3006]" office:value-type="float" office:value="0.196369151085301" calcext:value-type="float">
            <text:p>0.196369151085301</text:p>
          </table:table-cell>
        </table:table-row>
        <table:table-row table:style-name="ro1">
          <table:table-cell office:value-type="float" office:value="-0.0112547867" calcext:value-type="float">
            <text:p>-0.0112547867</text:p>
          </table:table-cell>
          <table:table-cell office:value-type="float" office:value="0.44299264" calcext:value-type="float">
            <text:p>0.44299264</text:p>
          </table:table-cell>
          <table:table-cell table:formula="of:=[.A3007]*[.A3007]+[.B3007]*[.B3007]" office:value-type="float" office:value="0.196369149317832" calcext:value-type="float">
            <text:p>0.196369149317832</text:p>
          </table:table-cell>
        </table:table-row>
        <table:table-row table:style-name="ro1">
          <table:table-cell office:value-type="float" office:value="0.207276889" calcext:value-type="float">
            <text:p>0.207276889</text:p>
          </table:table-cell>
          <table:table-cell office:value-type="float" office:value="-0.390545283" calcext:value-type="float">
            <text:p>-0.390545283</text:p>
          </table:table-cell>
          <table:table-cell table:formula="of:=[.A3008]*[.A3008]+[.B3008]*[.B3008]" office:value-type="float" office:value="0.195489326787068" calcext:value-type="float">
            <text:p>0.195489326787068</text:p>
          </table:table-cell>
        </table:table-row>
        <table:table-row table:style-name="ro1">
          <table:table-cell office:value-type="float" office:value="0.207276887" calcext:value-type="float">
            <text:p>0.207276887</text:p>
          </table:table-cell>
          <table:table-cell office:value-type="float" office:value="0.390545282" calcext:value-type="float">
            <text:p>0.390545282</text:p>
          </table:table-cell>
          <table:table-cell table:formula="of:=[.A3009]*[.A3009]+[.B3009]*[.B3009]" office:value-type="float" office:value="0.19548932517687" calcext:value-type="float">
            <text:p>0.19548932517687</text:p>
          </table:table-cell>
        </table:table-row>
        <table:table-row table:style-name="ro1">
          <table:table-cell office:value-type="float" office:value="-0.0899532792" calcext:value-type="float">
            <text:p>-0.0899532792</text:p>
          </table:table-cell>
          <table:table-cell office:value-type="float" office:value="0.432753881" calcext:value-type="float">
            <text:p>0.432753881</text:p>
          </table:table-cell>
          <table:table-cell table:formula="of:=[.A3010]*[.A3010]+[.B3010]*[.B3010]" office:value-type="float" office:value="0.195367513959395" calcext:value-type="float">
            <text:p>0.195367513959395</text:p>
          </table:table-cell>
        </table:table-row>
        <table:table-row table:style-name="ro1">
          <table:table-cell office:value-type="float" office:value="-0.0899532792" calcext:value-type="float">
            <text:p>-0.0899532792</text:p>
          </table:table-cell>
          <table:table-cell office:value-type="float" office:value="-0.432753881" calcext:value-type="float">
            <text:p>-0.432753881</text:p>
          </table:table-cell>
          <table:table-cell table:formula="of:=[.A3011]*[.A3011]+[.B3011]*[.B3011]" office:value-type="float" office:value="0.195367513959395" calcext:value-type="float">
            <text:p>0.195367513959395</text:p>
          </table:table-cell>
        </table:table-row>
        <table:table-row table:style-name="ro1">
          <table:table-cell office:value-type="float" office:value="-0.233810419" calcext:value-type="float">
            <text:p>-0.233810419</text:p>
          </table:table-cell>
          <table:table-cell office:value-type="float" office:value="-0.374698589" calcext:value-type="float">
            <text:p>-0.374698589</text:p>
          </table:table-cell>
          <table:table-cell table:formula="of:=[.A3012]*[.A3012]+[.B3012]*[.B3012]" office:value-type="float" office:value="0.195066344631547" calcext:value-type="float">
            <text:p>0.195066344631547</text:p>
          </table:table-cell>
        </table:table-row>
        <table:table-row table:style-name="ro1">
          <table:table-cell office:value-type="float" office:value="-0.23381042" calcext:value-type="float">
            <text:p>-0.23381042</text:p>
          </table:table-cell>
          <table:table-cell office:value-type="float" office:value="0.374698587" calcext:value-type="float">
            <text:p>0.374698587</text:p>
          </table:table-cell>
          <table:table-cell table:formula="of:=[.A3013]*[.A3013]+[.B3013]*[.B3013]" office:value-type="float" office:value="0.195066343600373" calcext:value-type="float">
            <text:p>0.195066343600373</text:p>
          </table:table-cell>
        </table:table-row>
        <table:table-row table:style-name="ro1">
          <table:table-cell office:value-type="float" office:value="-0.441530333" calcext:value-type="float">
            <text:p>-0.441530333</text:p>
          </table:table-cell>
          <table:table-cell office:value-type="float" office:value="0.00198496532" calcext:value-type="float">
            <text:p>0.00198496532</text:p>
          </table:table-cell>
          <table:table-cell table:formula="of:=[.A3014]*[.A3014]+[.B3014]*[.B3014]" office:value-type="float" office:value="0.194952975046412" calcext:value-type="float">
            <text:p>0.194952975046412</text:p>
          </table:table-cell>
        </table:table-row>
        <table:table-row table:style-name="ro1">
          <table:table-cell office:value-type="float" office:value="-0.441530333" calcext:value-type="float">
            <text:p>-0.441530333</text:p>
          </table:table-cell>
          <table:table-cell office:value-type="float" office:value="-0.00198496532" calcext:value-type="float">
            <text:p>-0.00198496532</text:p>
          </table:table-cell>
          <table:table-cell table:formula="of:=[.A3015]*[.A3015]+[.B3015]*[.B3015]" office:value-type="float" office:value="0.194952975046412" calcext:value-type="float">
            <text:p>0.194952975046412</text:p>
          </table:table-cell>
        </table:table-row>
        <table:table-row table:style-name="ro1">
          <table:table-cell office:value-type="float" office:value="-0.0425043106" calcext:value-type="float">
            <text:p>-0.0425043106</text:p>
          </table:table-cell>
          <table:table-cell office:value-type="float" office:value="0.439377469" calcext:value-type="float">
            <text:p>0.439377469</text:p>
          </table:table-cell>
          <table:table-cell table:formula="of:=[.A3016]*[.A3016]+[.B3016]*[.B3016]" office:value-type="float" office:value="0.194859176684427" calcext:value-type="float">
            <text:p>0.194859176684427</text:p>
          </table:table-cell>
        </table:table-row>
        <table:table-row table:style-name="ro1">
          <table:table-cell office:value-type="float" office:value="-0.0425043106" calcext:value-type="float">
            <text:p>-0.0425043106</text:p>
          </table:table-cell>
          <table:table-cell office:value-type="float" office:value="-0.439377469" calcext:value-type="float">
            <text:p>-0.439377469</text:p>
          </table:table-cell>
          <table:table-cell table:formula="of:=[.A3017]*[.A3017]+[.B3017]*[.B3017]" office:value-type="float" office:value="0.194859176684427" calcext:value-type="float">
            <text:p>0.194859176684427</text:p>
          </table:table-cell>
        </table:table-row>
        <table:table-row table:style-name="ro1">
          <table:table-cell office:value-type="float" office:value="0.441204549" calcext:value-type="float">
            <text:p>0.441204549</text:p>
          </table:table-cell>
          <table:table-cell office:value-type="float" office:value="0" calcext:value-type="float">
            <text:p>0</text:p>
          </table:table-cell>
          <table:table-cell table:formula="of:=[.A3018]*[.A3018]+[.B3018]*[.B3018]" office:value-type="float" office:value="0.194661454058293" calcext:value-type="float">
            <text:p>0.194661454058293</text:p>
          </table:table-cell>
        </table:table-row>
        <table:table-row table:style-name="ro1">
          <table:table-cell office:value-type="float" office:value="0.441128408" calcext:value-type="float">
            <text:p>0.441128408</text:p>
          </table:table-cell>
          <table:table-cell office:value-type="float" office:value="0" calcext:value-type="float">
            <text:p>0</text:p>
          </table:table-cell>
          <table:table-cell table:formula="of:=[.A3019]*[.A3019]+[.B3019]*[.B3019]" office:value-type="float" office:value="0.194594272344614" calcext:value-type="float">
            <text:p>0.194594272344614</text:p>
          </table:table-cell>
        </table:table-row>
        <table:table-row table:style-name="ro1">
          <table:table-cell office:value-type="float" office:value="-0.41558193" calcext:value-type="float">
            <text:p>-0.41558193</text:p>
          </table:table-cell>
          <table:table-cell office:value-type="float" office:value="0.142416721" calcext:value-type="float">
            <text:p>0.142416721</text:p>
          </table:table-cell>
          <table:table-cell table:formula="of:=[.A3020]*[.A3020]+[.B3020]*[.B3020]" office:value-type="float" office:value="0.192990862962917" calcext:value-type="float">
            <text:p>0.192990862962917</text:p>
          </table:table-cell>
        </table:table-row>
        <table:table-row table:style-name="ro1">
          <table:table-cell office:value-type="float" office:value="-0.415581929" calcext:value-type="float">
            <text:p>-0.415581929</text:p>
          </table:table-cell>
          <table:table-cell office:value-type="float" office:value="-0.14241672" calcext:value-type="float">
            <text:p>-0.14241672</text:p>
          </table:table-cell>
          <table:table-cell table:formula="of:=[.A3021]*[.A3021]+[.B3021]*[.B3021]" office:value-type="float" office:value="0.192990861846919" calcext:value-type="float">
            <text:p>0.192990861846919</text:p>
          </table:table-cell>
        </table:table-row>
        <table:table-row table:style-name="ro1">
          <table:table-cell office:value-type="float" office:value="-0.397943995" calcext:value-type="float">
            <text:p>-0.397943995</text:p>
          </table:table-cell>
          <table:table-cell office:value-type="float" office:value="0.186047497" calcext:value-type="float">
            <text:p>0.186047497</text:p>
          </table:table-cell>
          <table:table-cell table:formula="of:=[.A3022]*[.A3022]+[.B3022]*[.B3022]" office:value-type="float" office:value="0.192973094296525" calcext:value-type="float">
            <text:p>0.192973094296525</text:p>
          </table:table-cell>
        </table:table-row>
        <table:table-row table:style-name="ro1">
          <table:table-cell office:value-type="float" office:value="-0.397943995" calcext:value-type="float">
            <text:p>-0.397943995</text:p>
          </table:table-cell>
          <table:table-cell office:value-type="float" office:value="-0.186047497" calcext:value-type="float">
            <text:p>-0.186047497</text:p>
          </table:table-cell>
          <table:table-cell table:formula="of:=[.A3023]*[.A3023]+[.B3023]*[.B3023]" office:value-type="float" office:value="0.192973094296525" calcext:value-type="float">
            <text:p>0.192973094296525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272727273" calcext:value-type="float">
            <text:p>0.272727273</text:p>
          </table:table-cell>
          <table:table-cell table:formula="of:=[.A3024]*[.A3024]+[.B3024]*[.B3024]" office:value-type="float" office:value="0.192544227938017" calcext:value-type="float">
            <text:p>0.19254422793801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272727273" calcext:value-type="float">
            <text:p>-0.272727273</text:p>
          </table:table-cell>
          <table:table-cell table:formula="of:=[.A3025]*[.A3025]+[.B3025]*[.B3025]" office:value-type="float" office:value="0.192544227938017" calcext:value-type="float">
            <text:p>0.192544227938017</text:p>
          </table:table-cell>
        </table:table-row>
        <table:table-row table:style-name="ro1">
          <table:table-cell office:value-type="float" office:value="-0.164961403" calcext:value-type="float">
            <text:p>-0.164961403</text:p>
          </table:table-cell>
          <table:table-cell office:value-type="float" office:value="0.406198424" calcext:value-type="float">
            <text:p>0.406198424</text:p>
          </table:table-cell>
          <table:table-cell table:formula="of:=[.A3026]*[.A3026]+[.B3026]*[.B3026]" office:value-type="float" office:value="0.192209424139812" calcext:value-type="float">
            <text:p>0.192209424139812</text:p>
          </table:table-cell>
        </table:table-row>
        <table:table-row table:style-name="ro1">
          <table:table-cell office:value-type="float" office:value="-0.164961403" calcext:value-type="float">
            <text:p>-0.164961403</text:p>
          </table:table-cell>
          <table:table-cell office:value-type="float" office:value="-0.406198424" calcext:value-type="float">
            <text:p>-0.406198424</text:p>
          </table:table-cell>
          <table:table-cell table:formula="of:=[.A3027]*[.A3027]+[.B3027]*[.B3027]" office:value-type="float" office:value="0.192209424139812" calcext:value-type="float">
            <text:p>0.192209424139812</text:p>
          </table:table-cell>
        </table:table-row>
        <table:table-row table:style-name="ro1">
          <table:table-cell office:value-type="float" office:value="-0.324145135" calcext:value-type="float">
            <text:p>-0.324145135</text:p>
          </table:table-cell>
          <table:table-cell office:value-type="float" office:value="0.293693706" calcext:value-type="float">
            <text:p>0.293693706</text:p>
          </table:table-cell>
          <table:table-cell table:formula="of:=[.A3028]*[.A3028]+[.B3028]*[.B3028]" office:value-type="float" office:value="0.191326061488183" calcext:value-type="float">
            <text:p>0.191326061488183</text:p>
          </table:table-cell>
        </table:table-row>
        <table:table-row table:style-name="ro1">
          <table:table-cell office:value-type="float" office:value="-0.324145135" calcext:value-type="float">
            <text:p>-0.324145135</text:p>
          </table:table-cell>
          <table:table-cell office:value-type="float" office:value="-0.293693706" calcext:value-type="float">
            <text:p>-0.293693706</text:p>
          </table:table-cell>
          <table:table-cell table:formula="of:=[.A3029]*[.A3029]+[.B3029]*[.B3029]" office:value-type="float" office:value="0.191326061488183" calcext:value-type="float">
            <text:p>0.191326061488183</text:p>
          </table:table-cell>
        </table:table-row>
        <table:table-row table:style-name="ro1">
          <table:table-cell office:value-type="float" office:value="0.0380552372" calcext:value-type="float">
            <text:p>0.0380552372</text:p>
          </table:table-cell>
          <table:table-cell office:value-type="float" office:value="-0.435474607" calcext:value-type="float">
            <text:p>-0.435474607</text:p>
          </table:table-cell>
          <table:table-cell table:formula="of:=[.A3030]*[.A3030]+[.B3030]*[.B3030]" office:value-type="float" office:value="0.191086334420153" calcext:value-type="float">
            <text:p>0.191086334420153</text:p>
          </table:table-cell>
        </table:table-row>
        <table:table-row table:style-name="ro1">
          <table:table-cell office:value-type="float" office:value="0.0380552369" calcext:value-type="float">
            <text:p>0.0380552369</text:p>
          </table:table-cell>
          <table:table-cell office:value-type="float" office:value="0.435474607" calcext:value-type="float">
            <text:p>0.435474607</text:p>
          </table:table-cell>
          <table:table-cell table:formula="of:=[.A3031]*[.A3031]+[.B3031]*[.B3031]" office:value-type="float" office:value="0.19108633439732" calcext:value-type="float">
            <text:p>0.19108633439732</text:p>
          </table:table-cell>
        </table:table-row>
        <table:table-row table:style-name="ro1">
          <table:table-cell office:value-type="float" office:value="-0.409924741" calcext:value-type="float">
            <text:p>-0.409924741</text:p>
          </table:table-cell>
          <table:table-cell office:value-type="float" office:value="0.151205006" calcext:value-type="float">
            <text:p>0.151205006</text:p>
          </table:table-cell>
          <table:table-cell table:formula="of:=[.A3032]*[.A3032]+[.B3032]*[.B3032]" office:value-type="float" office:value="0.190901247123377" calcext:value-type="float">
            <text:p>0.190901247123377</text:p>
          </table:table-cell>
        </table:table-row>
        <table:table-row table:style-name="ro1">
          <table:table-cell office:value-type="float" office:value="-0.409924741" calcext:value-type="float">
            <text:p>-0.409924741</text:p>
          </table:table-cell>
          <table:table-cell office:value-type="float" office:value="-0.151205006" calcext:value-type="float">
            <text:p>-0.151205006</text:p>
          </table:table-cell>
          <table:table-cell table:formula="of:=[.A3033]*[.A3033]+[.B3033]*[.B3033]" office:value-type="float" office:value="0.190901247123377" calcext:value-type="float">
            <text:p>0.190901247123377</text:p>
          </table:table-cell>
        </table:table-row>
        <table:table-row table:style-name="ro1">
          <table:table-cell office:value-type="float" office:value="-0.388287975" calcext:value-type="float">
            <text:p>-0.388287975</text:p>
          </table:table-cell>
          <table:table-cell office:value-type="float" office:value="0.199305258" calcext:value-type="float">
            <text:p>0.199305258</text:p>
          </table:table-cell>
          <table:table-cell table:formula="of:=[.A3034]*[.A3034]+[.B3034]*[.B3034]" office:value-type="float" office:value="0.190490137396047" calcext:value-type="float">
            <text:p>0.190490137396047</text:p>
          </table:table-cell>
        </table:table-row>
        <table:table-row table:style-name="ro1">
          <table:table-cell office:value-type="float" office:value="-0.388287975" calcext:value-type="float">
            <text:p>-0.388287975</text:p>
          </table:table-cell>
          <table:table-cell office:value-type="float" office:value="-0.199305258" calcext:value-type="float">
            <text:p>-0.199305258</text:p>
          </table:table-cell>
          <table:table-cell table:formula="of:=[.A3035]*[.A3035]+[.B3035]*[.B3035]" office:value-type="float" office:value="0.190490137396047" calcext:value-type="float">
            <text:p>0.190490137396047</text:p>
          </table:table-cell>
        </table:table-row>
        <table:table-row table:style-name="ro1">
          <table:table-cell office:value-type="float" office:value="-0.399946142" calcext:value-type="float">
            <text:p>-0.399946142</text:p>
          </table:table-cell>
          <table:table-cell office:value-type="float" office:value="0.173312172" calcext:value-type="float">
            <text:p>0.173312172</text:p>
          </table:table-cell>
          <table:table-cell table:formula="of:=[.A3036]*[.A3036]+[.B3036]*[.B3036]" office:value-type="float" office:value="0.189994025464042" calcext:value-type="float">
            <text:p>0.189994025464042</text:p>
          </table:table-cell>
        </table:table-row>
        <table:table-row table:style-name="ro1">
          <table:table-cell office:value-type="float" office:value="-0.399946142" calcext:value-type="float">
            <text:p>-0.399946142</text:p>
          </table:table-cell>
          <table:table-cell office:value-type="float" office:value="-0.173312172" calcext:value-type="float">
            <text:p>-0.173312172</text:p>
          </table:table-cell>
          <table:table-cell table:formula="of:=[.A3037]*[.A3037]+[.B3037]*[.B3037]" office:value-type="float" office:value="0.189994025464042" calcext:value-type="float">
            <text:p>0.189994025464042</text:p>
          </table:table-cell>
        </table:table-row>
        <table:table-row table:style-name="ro1">
          <table:table-cell office:value-type="float" office:value="-0.426448886" calcext:value-type="float">
            <text:p>-0.426448886</text:p>
          </table:table-cell>
          <table:table-cell office:value-type="float" office:value="0.0885595839" calcext:value-type="float">
            <text:p>0.0885595839</text:p>
          </table:table-cell>
          <table:table-cell table:formula="of:=[.A3038]*[.A3038]+[.B3038]*[.B3038]" office:value-type="float" office:value="0.189701452271182" calcext:value-type="float">
            <text:p>0.189701452271182</text:p>
          </table:table-cell>
        </table:table-row>
        <table:table-row table:style-name="ro1">
          <table:table-cell office:value-type="float" office:value="-0.426448886" calcext:value-type="float">
            <text:p>-0.426448886</text:p>
          </table:table-cell>
          <table:table-cell office:value-type="float" office:value="-0.0885595839" calcext:value-type="float">
            <text:p>-0.0885595839</text:p>
          </table:table-cell>
          <table:table-cell table:formula="of:=[.A3039]*[.A3039]+[.B3039]*[.B3039]" office:value-type="float" office:value="0.189701452271182" calcext:value-type="float">
            <text:p>0.189701452271182</text:p>
          </table:table-cell>
        </table:table-row>
        <table:table-row table:style-name="ro1">
          <table:table-cell office:value-type="float" office:value="0.0351843678" calcext:value-type="float">
            <text:p>0.0351843678</text:p>
          </table:table-cell>
          <table:table-cell office:value-type="float" office:value="0.433919951" calcext:value-type="float">
            <text:p>0.433919951</text:p>
          </table:table-cell>
          <table:table-cell table:formula="of:=[.A3040]*[.A3040]+[.B3040]*[.B3040]" office:value-type="float" office:value="0.189524463613328" calcext:value-type="float">
            <text:p>0.189524463613328</text:p>
          </table:table-cell>
        </table:table-row>
        <table:table-row table:style-name="ro1">
          <table:table-cell office:value-type="float" office:value="0.0351843678" calcext:value-type="float">
            <text:p>0.0351843678</text:p>
          </table:table-cell>
          <table:table-cell office:value-type="float" office:value="-0.433919951" calcext:value-type="float">
            <text:p>-0.433919951</text:p>
          </table:table-cell>
          <table:table-cell table:formula="of:=[.A3041]*[.A3041]+[.B3041]*[.B3041]" office:value-type="float" office:value="0.189524463613328" calcext:value-type="float">
            <text:p>0.189524463613328</text:p>
          </table:table-cell>
        </table:table-row>
        <table:table-row table:style-name="ro1">
          <table:table-cell office:value-type="float" office:value="-0.262191317" calcext:value-type="float">
            <text:p>-0.262191317</text:p>
          </table:table-cell>
          <table:table-cell office:value-type="float" office:value="0.347007365" calcext:value-type="float">
            <text:p>0.347007365</text:p>
          </table:table-cell>
          <table:table-cell table:formula="of:=[.A3042]*[.A3042]+[.B3042]*[.B3042]" office:value-type="float" office:value="0.189158398074438" calcext:value-type="float">
            <text:p>0.189158398074438</text:p>
          </table:table-cell>
        </table:table-row>
        <table:table-row table:style-name="ro1">
          <table:table-cell office:value-type="float" office:value="-0.262191317" calcext:value-type="float">
            <text:p>-0.262191317</text:p>
          </table:table-cell>
          <table:table-cell office:value-type="float" office:value="-0.347007365" calcext:value-type="float">
            <text:p>-0.347007365</text:p>
          </table:table-cell>
          <table:table-cell table:formula="of:=[.A3043]*[.A3043]+[.B3043]*[.B3043]" office:value-type="float" office:value="0.189158398074438" calcext:value-type="float">
            <text:p>0.189158398074438</text:p>
          </table:table-cell>
        </table:table-row>
        <table:table-row table:style-name="ro1">
          <table:table-cell office:value-type="float" office:value="-0.328906235" calcext:value-type="float">
            <text:p>-0.328906235</text:p>
          </table:table-cell>
          <table:table-cell office:value-type="float" office:value="0.28426355" calcext:value-type="float">
            <text:p>0.28426355</text:p>
          </table:table-cell>
          <table:table-cell table:formula="of:=[.A3044]*[.A3044]+[.B3044]*[.B3044]" office:value-type="float" office:value="0.188985077280478" calcext:value-type="float">
            <text:p>0.188985077280478</text:p>
          </table:table-cell>
        </table:table-row>
        <table:table-row table:style-name="ro1">
          <table:table-cell office:value-type="float" office:value="-0.328906235" calcext:value-type="float">
            <text:p>-0.328906235</text:p>
          </table:table-cell>
          <table:table-cell office:value-type="float" office:value="-0.28426355" calcext:value-type="float">
            <text:p>-0.28426355</text:p>
          </table:table-cell>
          <table:table-cell table:formula="of:=[.A3045]*[.A3045]+[.B3045]*[.B3045]" office:value-type="float" office:value="0.188985077280478" calcext:value-type="float">
            <text:p>0.188985077280478</text:p>
          </table:table-cell>
        </table:table-row>
        <table:table-row table:style-name="ro1">
          <table:table-cell office:value-type="float" office:value="-0.434487738" calcext:value-type="float">
            <text:p>-0.434487738</text:p>
          </table:table-cell>
          <table:table-cell office:value-type="float" office:value="0" calcext:value-type="float">
            <text:p>0</text:p>
          </table:table-cell>
          <table:table-cell table:formula="of:=[.A3046]*[.A3046]+[.B3046]*[.B3046]" office:value-type="float" office:value="0.188779594472357" calcext:value-type="float">
            <text:p>0.188779594472357</text:p>
          </table:table-cell>
        </table:table-row>
        <table:table-row table:style-name="ro1">
          <table:table-cell office:value-type="float" office:value="0.0803978695" calcext:value-type="float">
            <text:p>0.0803978695</text:p>
          </table:table-cell>
          <table:table-cell office:value-type="float" office:value="0.426940367" calcext:value-type="float">
            <text:p>0.426940367</text:p>
          </table:table-cell>
          <table:table-cell table:formula="of:=[.A3047]*[.A3047]+[.B3047]*[.B3047]" office:value-type="float" office:value="0.188741894394234" calcext:value-type="float">
            <text:p>0.188741894394234</text:p>
          </table:table-cell>
        </table:table-row>
        <table:table-row table:style-name="ro1">
          <table:table-cell office:value-type="float" office:value="0.0803978695" calcext:value-type="float">
            <text:p>0.0803978695</text:p>
          </table:table-cell>
          <table:table-cell office:value-type="float" office:value="-0.426940367" calcext:value-type="float">
            <text:p>-0.426940367</text:p>
          </table:table-cell>
          <table:table-cell table:formula="of:=[.A3048]*[.A3048]+[.B3048]*[.B3048]" office:value-type="float" office:value="0.188741894394234" calcext:value-type="float">
            <text:p>0.188741894394234</text:p>
          </table:table-cell>
        </table:table-row>
        <table:table-row table:style-name="ro1">
          <table:table-cell office:value-type="float" office:value="0.113622641" calcext:value-type="float">
            <text:p>0.113622641</text:p>
          </table:table-cell>
          <table:table-cell office:value-type="float" office:value="0.418258237" calcext:value-type="float">
            <text:p>0.418258237</text:p>
          </table:table-cell>
          <table:table-cell table:formula="of:=[.A3049]*[.A3049]+[.B3049]*[.B3049]" office:value-type="float" office:value="0.187850057366163" calcext:value-type="float">
            <text:p>0.187850057366163</text:p>
          </table:table-cell>
        </table:table-row>
        <table:table-row table:style-name="ro1">
          <table:table-cell office:value-type="float" office:value="0.113622641" calcext:value-type="float">
            <text:p>0.113622641</text:p>
          </table:table-cell>
          <table:table-cell office:value-type="float" office:value="-0.418258237" calcext:value-type="float">
            <text:p>-0.418258237</text:p>
          </table:table-cell>
          <table:table-cell table:formula="of:=[.A3050]*[.A3050]+[.B3050]*[.B3050]" office:value-type="float" office:value="0.187850057366163" calcext:value-type="float">
            <text:p>0.187850057366163</text:p>
          </table:table-cell>
        </table:table-row>
        <table:table-row table:style-name="ro1">
          <table:table-cell office:value-type="float" office:value="-0.370599694" calcext:value-type="float">
            <text:p>-0.370599694</text:p>
          </table:table-cell>
          <table:table-cell office:value-type="float" office:value="0.2234482" calcext:value-type="float">
            <text:p>0.2234482</text:p>
          </table:table-cell>
          <table:table-cell table:formula="of:=[.A3051]*[.A3051]+[.B3051]*[.B3051]" office:value-type="float" office:value="0.187273231276134" calcext:value-type="float">
            <text:p>0.187273231276134</text:p>
          </table:table-cell>
        </table:table-row>
        <table:table-row table:style-name="ro1">
          <table:table-cell office:value-type="float" office:value="-0.370599694" calcext:value-type="float">
            <text:p>-0.370599694</text:p>
          </table:table-cell>
          <table:table-cell office:value-type="float" office:value="-0.2234482" calcext:value-type="float">
            <text:p>-0.2234482</text:p>
          </table:table-cell>
          <table:table-cell table:formula="of:=[.A3052]*[.A3052]+[.B3052]*[.B3052]" office:value-type="float" office:value="0.187273231276134" calcext:value-type="float">
            <text:p>0.187273231276134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363636364" calcext:value-type="float">
            <text:p>0.363636364</text:p>
          </table:table-cell>
          <table:table-cell table:formula="of:=[.A3053]*[.A3053]+[.B3053]*[.B3053]" office:value-type="float" office:value="0.187163045848141" calcext:value-type="float">
            <text:p>0.187163045848141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363636364" calcext:value-type="float">
            <text:p>-0.363636364</text:p>
          </table:table-cell>
          <table:table-cell table:formula="of:=[.A3054]*[.A3054]+[.B3054]*[.B3054]" office:value-type="float" office:value="0.187163045848141" calcext:value-type="float">
            <text:p>0.187163045848141</text:p>
          </table:table-cell>
        </table:table-row>
        <table:table-row table:style-name="ro1">
          <table:table-cell office:value-type="float" office:value="-0.378419279" calcext:value-type="float">
            <text:p>-0.378419279</text:p>
          </table:table-cell>
          <table:table-cell office:value-type="float" office:value="0.20909103" calcext:value-type="float">
            <text:p>0.20909103</text:p>
          </table:table-cell>
          <table:table-cell table:formula="of:=[.A3055]*[.A3055]+[.B3055]*[.B3055]" office:value-type="float" office:value="0.186920209545341" calcext:value-type="float">
            <text:p>0.186920209545341</text:p>
          </table:table-cell>
        </table:table-row>
        <table:table-row table:style-name="ro1">
          <table:table-cell office:value-type="float" office:value="-0.378419279" calcext:value-type="float">
            <text:p>-0.378419279</text:p>
          </table:table-cell>
          <table:table-cell office:value-type="float" office:value="-0.20909103" calcext:value-type="float">
            <text:p>-0.20909103</text:p>
          </table:table-cell>
          <table:table-cell table:formula="of:=[.A3056]*[.A3056]+[.B3056]*[.B3056]" office:value-type="float" office:value="0.186920209545341" calcext:value-type="float">
            <text:p>0.186920209545341</text:p>
          </table:table-cell>
        </table:table-row>
        <table:table-row table:style-name="ro1">
          <table:table-cell office:value-type="float" office:value="-0.310830034" calcext:value-type="float">
            <text:p>-0.310830034</text:p>
          </table:table-cell>
          <table:table-cell office:value-type="float" office:value="0.299769784" calcext:value-type="float">
            <text:p>0.299769784</text:p>
          </table:table-cell>
          <table:table-cell table:formula="of:=[.A3057]*[.A3057]+[.B3057]*[.B3057]" office:value-type="float" office:value="0.186477233435848" calcext:value-type="float">
            <text:p>0.186477233435848</text:p>
          </table:table-cell>
        </table:table-row>
        <table:table-row table:style-name="ro1">
          <table:table-cell office:value-type="float" office:value="-0.310830034" calcext:value-type="float">
            <text:p>-0.310830034</text:p>
          </table:table-cell>
          <table:table-cell office:value-type="float" office:value="-0.299769784" calcext:value-type="float">
            <text:p>-0.299769784</text:p>
          </table:table-cell>
          <table:table-cell table:formula="of:=[.A3058]*[.A3058]+[.B3058]*[.B3058]" office:value-type="float" office:value="0.186477233435848" calcext:value-type="float">
            <text:p>0.186477233435848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.0909090908" calcext:value-type="float">
            <text:p>0.0909090908</text:p>
          </table:table-cell>
          <table:table-cell table:formula="of:=[.A3059]*[.A3059]+[.B3059]*[.B3059]" office:value-type="float" office:value="0.186242978415083" calcext:value-type="float">
            <text:p>0.186242978415083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-0.0909090908" calcext:value-type="float">
            <text:p>-0.0909090908</text:p>
          </table:table-cell>
          <table:table-cell table:formula="of:=[.A3060]*[.A3060]+[.B3060]*[.B3060]" office:value-type="float" office:value="0.186242978415083" calcext:value-type="float">
            <text:p>0.186242978415083</text:p>
          </table:table-cell>
        </table:table-row>
        <table:table-row table:style-name="ro1">
          <table:table-cell office:value-type="float" office:value="-0.261087846" calcext:value-type="float">
            <text:p>-0.261087846</text:p>
          </table:table-cell>
          <table:table-cell office:value-type="float" office:value="0.34340639" calcext:value-type="float">
            <text:p>0.34340639</text:p>
          </table:table-cell>
          <table:table-cell table:formula="of:=[.A3061]*[.A3061]+[.B3061]*[.B3061]" office:value-type="float" office:value="0.186094812021752" calcext:value-type="float">
            <text:p>0.186094812021752</text:p>
          </table:table-cell>
        </table:table-row>
        <table:table-row table:style-name="ro1">
          <table:table-cell office:value-type="float" office:value="-0.261087846" calcext:value-type="float">
            <text:p>-0.261087846</text:p>
          </table:table-cell>
          <table:table-cell office:value-type="float" office:value="-0.34340639" calcext:value-type="float">
            <text:p>-0.34340639</text:p>
          </table:table-cell>
          <table:table-cell table:formula="of:=[.A3062]*[.A3062]+[.B3062]*[.B3062]" office:value-type="float" office:value="0.186094812021752" calcext:value-type="float">
            <text:p>0.186094812021752</text:p>
          </table:table-cell>
        </table:table-row>
        <table:table-row table:style-name="ro1">
          <table:table-cell office:value-type="float" office:value="-0.27669966" calcext:value-type="float">
            <text:p>-0.27669966</text:p>
          </table:table-cell>
          <table:table-cell office:value-type="float" office:value="0.330580109" calcext:value-type="float">
            <text:p>0.330580109</text:p>
          </table:table-cell>
          <table:table-cell table:formula="of:=[.A3063]*[.A3063]+[.B3063]*[.B3063]" office:value-type="float" office:value="0.185845910310567" calcext:value-type="float">
            <text:p>0.185845910310567</text:p>
          </table:table-cell>
        </table:table-row>
        <table:table-row table:style-name="ro1">
          <table:table-cell office:value-type="float" office:value="-0.27669966" calcext:value-type="float">
            <text:p>-0.27669966</text:p>
          </table:table-cell>
          <table:table-cell office:value-type="float" office:value="-0.330580109" calcext:value-type="float">
            <text:p>-0.330580109</text:p>
          </table:table-cell>
          <table:table-cell table:formula="of:=[.A3064]*[.A3064]+[.B3064]*[.B3064]" office:value-type="float" office:value="0.185845910310567" calcext:value-type="float">
            <text:p>0.185845910310567</text:p>
          </table:table-cell>
        </table:table-row>
        <table:table-row table:style-name="ro1">
          <table:table-cell office:value-type="float" office:value="-0.429478558" calcext:value-type="float">
            <text:p>-0.429478558</text:p>
          </table:table-cell>
          <table:table-cell office:value-type="float" office:value="0.0304307293" calcext:value-type="float">
            <text:p>0.0304307293</text:p>
          </table:table-cell>
          <table:table-cell table:formula="of:=[.A3065]*[.A3065]+[.B3065]*[.B3065]" office:value-type="float" office:value="0.185377861067489" calcext:value-type="float">
            <text:p>0.185377861067489</text:p>
          </table:table-cell>
        </table:table-row>
        <table:table-row table:style-name="ro1">
          <table:table-cell office:value-type="float" office:value="-0.429478558" calcext:value-type="float">
            <text:p>-0.429478558</text:p>
          </table:table-cell>
          <table:table-cell office:value-type="float" office:value="-0.0304307291" calcext:value-type="float">
            <text:p>-0.0304307291</text:p>
          </table:table-cell>
          <table:table-cell table:formula="of:=[.A3066]*[.A3066]+[.B3066]*[.B3066]" office:value-type="float" office:value="0.185377861055317" calcext:value-type="float">
            <text:p>0.185377861055317</text:p>
          </table:table-cell>
        </table:table-row>
        <table:table-row table:style-name="ro1">
          <table:table-cell office:value-type="float" office:value="-0.215474962" calcext:value-type="float">
            <text:p>-0.215474962</text:p>
          </table:table-cell>
          <table:table-cell office:value-type="float" office:value="0.372110234" calcext:value-type="float">
            <text:p>0.372110234</text:p>
          </table:table-cell>
          <table:table-cell table:formula="of:=[.A3067]*[.A3067]+[.B3067]*[.B3067]" office:value-type="float" office:value="0.184895485496436" calcext:value-type="float">
            <text:p>0.184895485496436</text:p>
          </table:table-cell>
        </table:table-row>
        <table:table-row table:style-name="ro1">
          <table:table-cell office:value-type="float" office:value="-0.215474962" calcext:value-type="float">
            <text:p>-0.215474962</text:p>
          </table:table-cell>
          <table:table-cell office:value-type="float" office:value="-0.372110234" calcext:value-type="float">
            <text:p>-0.372110234</text:p>
          </table:table-cell>
          <table:table-cell table:formula="of:=[.A3068]*[.A3068]+[.B3068]*[.B3068]" office:value-type="float" office:value="0.184895485496436" calcext:value-type="float">
            <text:p>0.184895485496436</text:p>
          </table:table-cell>
        </table:table-row>
        <table:table-row table:style-name="ro1">
          <table:table-cell office:value-type="float" office:value="-0.428933311" calcext:value-type="float">
            <text:p>-0.428933311</text:p>
          </table:table-cell>
          <table:table-cell office:value-type="float" office:value="0.00751454575" calcext:value-type="float">
            <text:p>0.00751454575</text:p>
          </table:table-cell>
          <table:table-cell table:formula="of:=[.A3069]*[.A3069]+[.B3069]*[.B3069]" office:value-type="float" office:value="0.184040253683252" calcext:value-type="float">
            <text:p>0.184040253683252</text:p>
          </table:table-cell>
        </table:table-row>
        <table:table-row table:style-name="ro1">
          <table:table-cell office:value-type="float" office:value="-0.428933311" calcext:value-type="float">
            <text:p>-0.428933311</text:p>
          </table:table-cell>
          <table:table-cell office:value-type="float" office:value="-0.00751454575" calcext:value-type="float">
            <text:p>-0.00751454575</text:p>
          </table:table-cell>
          <table:table-cell table:formula="of:=[.A3070]*[.A3070]+[.B3070]*[.B3070]" office:value-type="float" office:value="0.184040253683252" calcext:value-type="float">
            <text:p>0.184040253683252</text:p>
          </table:table-cell>
        </table:table-row>
        <table:table-row table:style-name="ro1">
          <table:table-cell office:value-type="float" office:value="-0.205767087" calcext:value-type="float">
            <text:p>-0.205767087</text:p>
          </table:table-cell>
          <table:table-cell office:value-type="float" office:value="0.376221946" calcext:value-type="float">
            <text:p>0.376221946</text:p>
          </table:table-cell>
          <table:table-cell table:formula="of:=[.A3071]*[.A3071]+[.B3071]*[.B3071]" office:value-type="float" office:value="0.183883046744492" calcext:value-type="float">
            <text:p>0.183883046744492</text:p>
          </table:table-cell>
        </table:table-row>
        <table:table-row table:style-name="ro1">
          <table:table-cell office:value-type="float" office:value="-0.205767087" calcext:value-type="float">
            <text:p>-0.205767087</text:p>
          </table:table-cell>
          <table:table-cell office:value-type="float" office:value="-0.376221946" calcext:value-type="float">
            <text:p>-0.376221946</text:p>
          </table:table-cell>
          <table:table-cell table:formula="of:=[.A3072]*[.A3072]+[.B3072]*[.B3072]" office:value-type="float" office:value="0.183883046744492" calcext:value-type="float">
            <text:p>0.183883046744492</text:p>
          </table:table-cell>
        </table:table-row>
        <table:table-row table:style-name="ro1">
          <table:table-cell office:value-type="float" office:value="-0.356574201" calcext:value-type="float">
            <text:p>-0.356574201</text:p>
          </table:table-cell>
          <table:table-cell office:value-type="float" office:value="0.237728347" calcext:value-type="float">
            <text:p>0.237728347</text:p>
          </table:table-cell>
          <table:table-cell table:formula="of:=[.A3073]*[.A3073]+[.B3073]*[.B3073]" office:value-type="float" office:value="0.183659927786141" calcext:value-type="float">
            <text:p>0.183659927786141</text:p>
          </table:table-cell>
        </table:table-row>
        <table:table-row table:style-name="ro1">
          <table:table-cell office:value-type="float" office:value="-0.356574201" calcext:value-type="float">
            <text:p>-0.356574201</text:p>
          </table:table-cell>
          <table:table-cell office:value-type="float" office:value="-0.237728347" calcext:value-type="float">
            <text:p>-0.237728347</text:p>
          </table:table-cell>
          <table:table-cell table:formula="of:=[.A3074]*[.A3074]+[.B3074]*[.B3074]" office:value-type="float" office:value="0.183659927786141" calcext:value-type="float">
            <text:p>0.183659927786141</text:p>
          </table:table-cell>
        </table:table-row>
        <table:table-row table:style-name="ro1">
          <table:table-cell office:value-type="float" office:value="-0.283631117" calcext:value-type="float">
            <text:p>-0.283631117</text:p>
          </table:table-cell>
          <table:table-cell office:value-type="float" office:value="0.320894558" calcext:value-type="float">
            <text:p>0.320894558</text:p>
          </table:table-cell>
          <table:table-cell table:formula="of:=[.A3075]*[.A3075]+[.B3075]*[.B3075]" office:value-type="float" office:value="0.183419927884683" calcext:value-type="float">
            <text:p>0.183419927884683</text:p>
          </table:table-cell>
        </table:table-row>
        <table:table-row table:style-name="ro1">
          <table:table-cell office:value-type="float" office:value="-0.283631117" calcext:value-type="float">
            <text:p>-0.283631117</text:p>
          </table:table-cell>
          <table:table-cell office:value-type="float" office:value="-0.320894558" calcext:value-type="float">
            <text:p>-0.320894558</text:p>
          </table:table-cell>
          <table:table-cell table:formula="of:=[.A3076]*[.A3076]+[.B3076]*[.B3076]" office:value-type="float" office:value="0.183419927884683" calcext:value-type="float">
            <text:p>0.183419927884683</text:p>
          </table:table-cell>
        </table:table-row>
        <table:table-row table:style-name="ro1">
          <table:table-cell office:value-type="float" office:value="0.406031492" calcext:value-type="float">
            <text:p>0.406031492</text:p>
          </table:table-cell>
          <table:table-cell office:value-type="float" office:value="0.134287565" calcext:value-type="float">
            <text:p>0.134287565</text:p>
          </table:table-cell>
          <table:table-cell table:formula="of:=[.A3077]*[.A3077]+[.B3077]*[.B3077]" office:value-type="float" office:value="0.182894722609375" calcext:value-type="float">
            <text:p>0.182894722609375</text:p>
          </table:table-cell>
        </table:table-row>
        <table:table-row table:style-name="ro1">
          <table:table-cell office:value-type="float" office:value="0.406031492" calcext:value-type="float">
            <text:p>0.406031492</text:p>
          </table:table-cell>
          <table:table-cell office:value-type="float" office:value="-0.134287565" calcext:value-type="float">
            <text:p>-0.134287565</text:p>
          </table:table-cell>
          <table:table-cell table:formula="of:=[.A3078]*[.A3078]+[.B3078]*[.B3078]" office:value-type="float" office:value="0.182894722609375" calcext:value-type="float">
            <text:p>0.182894722609375</text:p>
          </table:table-cell>
        </table:table-row>
        <table:table-row table:style-name="ro1">
          <table:table-cell office:value-type="float" office:value="0.237274823" calcext:value-type="float">
            <text:p>0.237274823</text:p>
          </table:table-cell>
          <table:table-cell office:value-type="float" office:value="0.354901026" calcext:value-type="float">
            <text:p>0.354901026</text:p>
          </table:table-cell>
          <table:table-cell table:formula="of:=[.A3079]*[.A3079]+[.B3079]*[.B3079]" office:value-type="float" office:value="0.182254079885534" calcext:value-type="float">
            <text:p>0.182254079885534</text:p>
          </table:table-cell>
        </table:table-row>
        <table:table-row table:style-name="ro1">
          <table:table-cell office:value-type="float" office:value="0.237274823" calcext:value-type="float">
            <text:p>0.237274823</text:p>
          </table:table-cell>
          <table:table-cell office:value-type="float" office:value="-0.354901026" calcext:value-type="float">
            <text:p>-0.354901026</text:p>
          </table:table-cell>
          <table:table-cell table:formula="of:=[.A3080]*[.A3080]+[.B3080]*[.B3080]" office:value-type="float" office:value="0.182254079885534" calcext:value-type="float">
            <text:p>0.182254079885534</text:p>
          </table:table-cell>
        </table:table-row>
        <table:table-row table:style-name="ro1">
          <table:table-cell office:value-type="float" office:value="-0.25858293" calcext:value-type="float">
            <text:p>-0.25858293</text:p>
          </table:table-cell>
          <table:table-cell office:value-type="float" office:value="0.339563815" calcext:value-type="float">
            <text:p>0.339563815</text:p>
          </table:table-cell>
          <table:table-cell table:formula="of:=[.A3081]*[.A3081]+[.B3081]*[.B3081]" office:value-type="float" office:value="0.182168716144739" calcext:value-type="float">
            <text:p>0.182168716144739</text:p>
          </table:table-cell>
        </table:table-row>
        <table:table-row table:style-name="ro1">
          <table:table-cell office:value-type="float" office:value="-0.25858293" calcext:value-type="float">
            <text:p>-0.25858293</text:p>
          </table:table-cell>
          <table:table-cell office:value-type="float" office:value="-0.339563815" calcext:value-type="float">
            <text:p>-0.339563815</text:p>
          </table:table-cell>
          <table:table-cell table:formula="of:=[.A3082]*[.A3082]+[.B3082]*[.B3082]" office:value-type="float" office:value="0.182168716144739" calcext:value-type="float">
            <text:p>0.182168716144739</text:p>
          </table:table-cell>
        </table:table-row>
        <table:table-row table:style-name="ro1">
          <table:table-cell office:value-type="float" office:value="-0.347724197" calcext:value-type="float">
            <text:p>-0.347724197</text:p>
          </table:table-cell>
          <table:table-cell office:value-type="float" office:value="0.246588581" calcext:value-type="float">
            <text:p>0.246588581</text:p>
          </table:table-cell>
          <table:table-cell table:formula="of:=[.A3083]*[.A3083]+[.B3083]*[.B3083]" office:value-type="float" office:value="0.181718045458888" calcext:value-type="float">
            <text:p>0.181718045458888</text:p>
          </table:table-cell>
        </table:table-row>
        <table:table-row table:style-name="ro1">
          <table:table-cell office:value-type="float" office:value="-0.347724197" calcext:value-type="float">
            <text:p>-0.347724197</text:p>
          </table:table-cell>
          <table:table-cell office:value-type="float" office:value="-0.246588581" calcext:value-type="float">
            <text:p>-0.246588581</text:p>
          </table:table-cell>
          <table:table-cell table:formula="of:=[.A3084]*[.A3084]+[.B3084]*[.B3084]" office:value-type="float" office:value="0.181718045458888" calcext:value-type="float">
            <text:p>0.181718045458888</text:p>
          </table:table-cell>
        </table:table-row>
        <table:table-row table:style-name="ro1">
          <table:table-cell office:value-type="float" office:value="-0.407504248" calcext:value-type="float">
            <text:p>-0.407504248</text:p>
          </table:table-cell>
          <table:table-cell office:value-type="float" office:value="0.124654305" calcext:value-type="float">
            <text:p>0.124654305</text:p>
          </table:table-cell>
          <table:table-cell table:formula="of:=[.A3085]*[.A3085]+[.B3085]*[.B3085]" office:value-type="float" office:value="0.181598407893079" calcext:value-type="float">
            <text:p>0.181598407893079</text:p>
          </table:table-cell>
        </table:table-row>
        <table:table-row table:style-name="ro1">
          <table:table-cell office:value-type="float" office:value="-0.407504248" calcext:value-type="float">
            <text:p>-0.407504248</text:p>
          </table:table-cell>
          <table:table-cell office:value-type="float" office:value="-0.124654305" calcext:value-type="float">
            <text:p>-0.124654305</text:p>
          </table:table-cell>
          <table:table-cell table:formula="of:=[.A3086]*[.A3086]+[.B3086]*[.B3086]" office:value-type="float" office:value="0.181598407893079" calcext:value-type="float">
            <text:p>0.181598407893079</text:p>
          </table:table-cell>
        </table:table-row>
        <table:table-row table:style-name="ro1">
          <table:table-cell office:value-type="float" office:value="-0.193476351" calcext:value-type="float">
            <text:p>-0.193476351</text:p>
          </table:table-cell>
          <table:table-cell office:value-type="float" office:value="0.379560716" calcext:value-type="float">
            <text:p>0.379560716</text:p>
          </table:table-cell>
          <table:table-cell table:formula="of:=[.A3087]*[.A3087]+[.B3087]*[.B3087]" office:value-type="float" office:value="0.181499435526708" calcext:value-type="float">
            <text:p>0.181499435526708</text:p>
          </table:table-cell>
        </table:table-row>
        <table:table-row table:style-name="ro1">
          <table:table-cell office:value-type="float" office:value="-0.193476351" calcext:value-type="float">
            <text:p>-0.193476351</text:p>
          </table:table-cell>
          <table:table-cell office:value-type="float" office:value="-0.379560716" calcext:value-type="float">
            <text:p>-0.379560716</text:p>
          </table:table-cell>
          <table:table-cell table:formula="of:=[.A3088]*[.A3088]+[.B3088]*[.B3088]" office:value-type="float" office:value="0.181499435526708" calcext:value-type="float">
            <text:p>0.181499435526708</text:p>
          </table:table-cell>
        </table:table-row>
        <table:table-row table:style-name="ro1">
          <table:table-cell office:value-type="float" office:value="-0.42187743" calcext:value-type="float">
            <text:p>-0.42187743</text:p>
          </table:table-cell>
          <table:table-cell office:value-type="float" office:value="0.0490621627" calcext:value-type="float">
            <text:p>0.0490621627</text:p>
          </table:table-cell>
          <table:table-cell table:formula="of:=[.A3089]*[.A3089]+[.B3089]*[.B3089]" office:value-type="float" office:value="0.180387661752206" calcext:value-type="float">
            <text:p>0.180387661752206</text:p>
          </table:table-cell>
        </table:table-row>
        <table:table-row table:style-name="ro1">
          <table:table-cell office:value-type="float" office:value="-0.42187743" calcext:value-type="float">
            <text:p>-0.42187743</text:p>
          </table:table-cell>
          <table:table-cell office:value-type="float" office:value="-0.0490621627" calcext:value-type="float">
            <text:p>-0.0490621627</text:p>
          </table:table-cell>
          <table:table-cell table:formula="of:=[.A3090]*[.A3090]+[.B3090]*[.B3090]" office:value-type="float" office:value="0.180387661752206" calcext:value-type="float">
            <text:p>0.180387661752206</text:p>
          </table:table-cell>
        </table:table-row>
        <table:table-row table:style-name="ro1">
          <table:table-cell office:value-type="float" office:value="0.332276123" calcext:value-type="float">
            <text:p>0.332276123</text:p>
          </table:table-cell>
          <table:table-cell office:value-type="float" office:value="0.264410807" calcext:value-type="float">
            <text:p>0.264410807</text:p>
          </table:table-cell>
          <table:table-cell table:formula="of:=[.A3091]*[.A3091]+[.B3091]*[.B3091]" office:value-type="float" office:value="0.180320496774302" calcext:value-type="float">
            <text:p>0.180320496774302</text:p>
          </table:table-cell>
        </table:table-row>
        <table:table-row table:style-name="ro1">
          <table:table-cell office:value-type="float" office:value="0.332276122" calcext:value-type="float">
            <text:p>0.332276122</text:p>
          </table:table-cell>
          <table:table-cell office:value-type="float" office:value="-0.264410805" calcext:value-type="float">
            <text:p>-0.264410805</text:p>
          </table:table-cell>
          <table:table-cell table:formula="of:=[.A3092]*[.A3092]+[.B3092]*[.B3092]" office:value-type="float" office:value="0.180320495052107" calcext:value-type="float">
            <text:p>0.180320495052107</text:p>
          </table:table-cell>
        </table:table-row>
        <table:table-row table:style-name="ro1">
          <table:table-cell office:value-type="float" office:value="-0.336551718" calcext:value-type="float">
            <text:p>-0.336551718</text:p>
          </table:table-cell>
          <table:table-cell office:value-type="float" office:value="0.258858373" calcext:value-type="float">
            <text:p>0.258858373</text:p>
          </table:table-cell>
          <table:table-cell table:formula="of:=[.A3093]*[.A3093]+[.B3093]*[.B3093]" office:value-type="float" office:value="0.180274716160959" calcext:value-type="float">
            <text:p>0.180274716160959</text:p>
          </table:table-cell>
        </table:table-row>
        <table:table-row table:style-name="ro1">
          <table:table-cell office:value-type="float" office:value="-0.336551718" calcext:value-type="float">
            <text:p>-0.336551718</text:p>
          </table:table-cell>
          <table:table-cell office:value-type="float" office:value="-0.258858373" calcext:value-type="float">
            <text:p>-0.258858373</text:p>
          </table:table-cell>
          <table:table-cell table:formula="of:=[.A3094]*[.A3094]+[.B3094]*[.B3094]" office:value-type="float" office:value="0.180274716160959" calcext:value-type="float">
            <text:p>0.180274716160959</text:p>
          </table:table-cell>
        </table:table-row>
        <table:table-row table:style-name="ro1">
          <table:table-cell office:value-type="float" office:value="-0.413107103" calcext:value-type="float">
            <text:p>-0.413107103</text:p>
          </table:table-cell>
          <table:table-cell office:value-type="float" office:value="-0.0929330094" calcext:value-type="float">
            <text:p>-0.0929330094</text:p>
          </table:table-cell>
          <table:table-cell table:formula="of:=[.A3095]*[.A3095]+[.B3095]*[.B3095]" office:value-type="float" office:value="0.179294022785193" calcext:value-type="float">
            <text:p>0.179294022785193</text:p>
          </table:table-cell>
        </table:table-row>
        <table:table-row table:style-name="ro1">
          <table:table-cell office:value-type="float" office:value="-0.413107103" calcext:value-type="float">
            <text:p>-0.413107103</text:p>
          </table:table-cell>
          <table:table-cell office:value-type="float" office:value="0.0929330092" calcext:value-type="float">
            <text:p>0.0929330092</text:p>
          </table:table-cell>
          <table:table-cell table:formula="of:=[.A3096]*[.A3096]+[.B3096]*[.B3096]" office:value-type="float" office:value="0.17929402274802" calcext:value-type="float">
            <text:p>0.17929402274802</text:p>
          </table:table-cell>
        </table:table-row>
        <table:table-row table:style-name="ro1">
          <table:table-cell office:value-type="float" office:value="-0.0480028894" calcext:value-type="float">
            <text:p>-0.0480028894</text:p>
          </table:table-cell>
          <table:table-cell office:value-type="float" office:value="-0.420454546" calcext:value-type="float">
            <text:p>-0.420454546</text:p>
          </table:table-cell>
          <table:table-cell table:formula="of:=[.A3097]*[.A3097]+[.B3097]*[.B3097]" office:value-type="float" office:value="0.179086302642815" calcext:value-type="float">
            <text:p>0.179086302642815</text:p>
          </table:table-cell>
        </table:table-row>
        <table:table-row table:style-name="ro1">
          <table:table-cell office:value-type="float" office:value="-0.0480028894" calcext:value-type="float">
            <text:p>-0.0480028894</text:p>
          </table:table-cell>
          <table:table-cell office:value-type="float" office:value="0.420454545" calcext:value-type="float">
            <text:p>0.420454545</text:p>
          </table:table-cell>
          <table:table-cell table:formula="of:=[.A3098]*[.A3098]+[.B3098]*[.B3098]" office:value-type="float" office:value="0.179086301801906" calcext:value-type="float">
            <text:p>0.179086301801906</text:p>
          </table:table-cell>
        </table:table-row>
        <table:table-row table:style-name="ro1">
          <table:table-cell office:value-type="float" office:value="-0.340483343" calcext:value-type="float">
            <text:p>-0.340483343</text:p>
          </table:table-cell>
          <table:table-cell office:value-type="float" office:value="0.250323972" calcext:value-type="float">
            <text:p>0.250323972</text:p>
          </table:table-cell>
          <table:table-cell table:formula="of:=[.A3099]*[.A3099]+[.B3099]*[.B3099]" office:value-type="float" office:value="0.178590997818312" calcext:value-type="float">
            <text:p>0.178590997818312</text:p>
          </table:table-cell>
        </table:table-row>
        <table:table-row table:style-name="ro1">
          <table:table-cell office:value-type="float" office:value="-0.340483343" calcext:value-type="float">
            <text:p>-0.340483343</text:p>
          </table:table-cell>
          <table:table-cell office:value-type="float" office:value="-0.250323972" calcext:value-type="float">
            <text:p>-0.250323972</text:p>
          </table:table-cell>
          <table:table-cell table:formula="of:=[.A3100]*[.A3100]+[.B3100]*[.B3100]" office:value-type="float" office:value="0.178590997818312" calcext:value-type="float">
            <text:p>0.178590997818312</text:p>
          </table:table-cell>
        </table:table-row>
        <table:table-row table:style-name="ro1">
          <table:table-cell office:value-type="float" office:value="-0.0662459434" calcext:value-type="float">
            <text:p>-0.0662459434</text:p>
          </table:table-cell>
          <table:table-cell office:value-type="float" office:value="0.417194582" calcext:value-type="float">
            <text:p>0.417194582</text:p>
          </table:table-cell>
          <table:table-cell table:formula="of:=[.A3101]*[.A3101]+[.B3101]*[.B3101]" office:value-type="float" office:value="0.178439844267111" calcext:value-type="float">
            <text:p>0.178439844267111</text:p>
          </table:table-cell>
        </table:table-row>
        <table:table-row table:style-name="ro1">
          <table:table-cell office:value-type="float" office:value="-0.0662459434" calcext:value-type="float">
            <text:p>-0.0662459434</text:p>
          </table:table-cell>
          <table:table-cell office:value-type="float" office:value="-0.417194582" calcext:value-type="float">
            <text:p>-0.417194582</text:p>
          </table:table-cell>
          <table:table-cell table:formula="of:=[.A3102]*[.A3102]+[.B3102]*[.B3102]" office:value-type="float" office:value="0.178439844267111" calcext:value-type="float">
            <text:p>0.178439844267111</text:p>
          </table:table-cell>
        </table:table-row>
        <table:table-row table:style-name="ro1">
          <table:table-cell office:value-type="float" office:value="-0.421875" calcext:value-type="float">
            <text:p>-0.421875</text:p>
          </table:table-cell>
          <table:table-cell office:value-type="float" office:value="0" calcext:value-type="float">
            <text:p>0</text:p>
          </table:table-cell>
          <table:table-cell table:formula="of:=[.A3103]*[.A3103]+[.B3103]*[.B3103]" office:value-type="float" office:value="0.177978515625" calcext:value-type="float">
            <text:p>0.177978515625</text:p>
          </table:table-cell>
        </table:table-row>
        <table:table-row table:style-name="ro1">
          <table:table-cell office:value-type="float" office:value="-0.296022048" calcext:value-type="float">
            <text:p>-0.296022048</text:p>
          </table:table-cell>
          <table:table-cell office:value-type="float" office:value="0.29939313" calcext:value-type="float">
            <text:p>0.29939313</text:p>
          </table:table-cell>
          <table:table-cell table:formula="of:=[.A3104]*[.A3104]+[.B3104]*[.B3104]" office:value-type="float" office:value="0.177265299193311" calcext:value-type="float">
            <text:p>0.177265299193311</text:p>
          </table:table-cell>
        </table:table-row>
        <table:table-row table:style-name="ro1">
          <table:table-cell office:value-type="float" office:value="-0.296022048" calcext:value-type="float">
            <text:p>-0.296022048</text:p>
          </table:table-cell>
          <table:table-cell office:value-type="float" office:value="-0.29939313" calcext:value-type="float">
            <text:p>-0.29939313</text:p>
          </table:table-cell>
          <table:table-cell table:formula="of:=[.A3105]*[.A3105]+[.B3105]*[.B3105]" office:value-type="float" office:value="0.177265299193311" calcext:value-type="float">
            <text:p>0.177265299193311</text:p>
          </table:table-cell>
        </table:table-row>
        <table:table-row table:style-name="ro1">
          <table:table-cell office:value-type="float" office:value="0.106274748" calcext:value-type="float">
            <text:p>0.106274748</text:p>
          </table:table-cell>
          <table:table-cell office:value-type="float" office:value="0.407290474" calcext:value-type="float">
            <text:p>0.407290474</text:p>
          </table:table-cell>
          <table:table-cell table:formula="of:=[.A3106]*[.A3106]+[.B3106]*[.B3106]" office:value-type="float" office:value="0.177179852273608" calcext:value-type="float">
            <text:p>0.177179852273608</text:p>
          </table:table-cell>
        </table:table-row>
        <table:table-row table:style-name="ro1">
          <table:table-cell office:value-type="float" office:value="0.106274748" calcext:value-type="float">
            <text:p>0.106274748</text:p>
          </table:table-cell>
          <table:table-cell office:value-type="float" office:value="-0.407290474" calcext:value-type="float">
            <text:p>-0.407290474</text:p>
          </table:table-cell>
          <table:table-cell table:formula="of:=[.A3107]*[.A3107]+[.B3107]*[.B3107]" office:value-type="float" office:value="0.177179852273608" calcext:value-type="float">
            <text:p>0.177179852273608</text:p>
          </table:table-cell>
        </table:table-row>
        <table:table-row table:style-name="ro1">
          <table:table-cell office:value-type="float" office:value="-0.414483571" calcext:value-type="float">
            <text:p>-0.414483571</text:p>
          </table:table-cell>
          <table:table-cell office:value-type="float" office:value="-0.0723214246" calcext:value-type="float">
            <text:p>-0.0723214246</text:p>
          </table:table-cell>
          <table:table-cell table:formula="of:=[.A3108]*[.A3108]+[.B3108]*[.B3108]" office:value-type="float" office:value="0.177027019085086" calcext:value-type="float">
            <text:p>0.177027019085086</text:p>
          </table:table-cell>
        </table:table-row>
        <table:table-row table:style-name="ro1">
          <table:table-cell office:value-type="float" office:value="-0.414483571" calcext:value-type="float">
            <text:p>-0.414483571</text:p>
          </table:table-cell>
          <table:table-cell office:value-type="float" office:value="0.0723214245" calcext:value-type="float">
            <text:p>0.0723214245</text:p>
          </table:table-cell>
          <table:table-cell table:formula="of:=[.A3109]*[.A3109]+[.B3109]*[.B3109]" office:value-type="float" office:value="0.177027019070621" calcext:value-type="float">
            <text:p>0.177027019070621</text:p>
          </table:table-cell>
        </table:table-row>
        <table:table-row table:style-name="ro1">
          <table:table-cell office:value-type="float" office:value="-0.375615598" calcext:value-type="float">
            <text:p>-0.375615598</text:p>
          </table:table-cell>
          <table:table-cell office:value-type="float" office:value="0.189397903" calcext:value-type="float">
            <text:p>0.189397903</text:p>
          </table:table-cell>
          <table:table-cell table:formula="of:=[.A3110]*[.A3110]+[.B3110]*[.B3110]" office:value-type="float" office:value="0.176958643121695" calcext:value-type="float">
            <text:p>0.176958643121695</text:p>
          </table:table-cell>
        </table:table-row>
        <table:table-row table:style-name="ro1">
          <table:table-cell office:value-type="float" office:value="-0.375615598" calcext:value-type="float">
            <text:p>-0.375615598</text:p>
          </table:table-cell>
          <table:table-cell office:value-type="float" office:value="-0.189397903" calcext:value-type="float">
            <text:p>-0.189397903</text:p>
          </table:table-cell>
          <table:table-cell table:formula="of:=[.A3111]*[.A3111]+[.B3111]*[.B3111]" office:value-type="float" office:value="0.176958643121695" calcext:value-type="float">
            <text:p>0.176958643121695</text:p>
          </table:table-cell>
        </table:table-row>
        <table:table-row table:style-name="ro1">
          <table:table-cell office:value-type="float" office:value="-0.225195495" calcext:value-type="float">
            <text:p>-0.225195495</text:p>
          </table:table-cell>
          <table:table-cell office:value-type="float" office:value="0.35449601" calcext:value-type="float">
            <text:p>0.35449601</text:p>
          </table:table-cell>
          <table:table-cell table:formula="of:=[.A3112]*[.A3112]+[.B3112]*[.B3112]" office:value-type="float" office:value="0.176380432074215" calcext:value-type="float">
            <text:p>0.176380432074215</text:p>
          </table:table-cell>
        </table:table-row>
        <table:table-row table:style-name="ro1">
          <table:table-cell office:value-type="float" office:value="-0.225195495" calcext:value-type="float">
            <text:p>-0.225195495</text:p>
          </table:table-cell>
          <table:table-cell office:value-type="float" office:value="-0.35449601" calcext:value-type="float">
            <text:p>-0.35449601</text:p>
          </table:table-cell>
          <table:table-cell table:formula="of:=[.A3113]*[.A3113]+[.B3113]*[.B3113]" office:value-type="float" office:value="0.176380432074215" calcext:value-type="float">
            <text:p>0.176380432074215</text:p>
          </table:table-cell>
        </table:table-row>
        <table:table-row table:style-name="ro1">
          <table:table-cell office:value-type="float" office:value="-0.314507193" calcext:value-type="float">
            <text:p>-0.314507193</text:p>
          </table:table-cell>
          <table:table-cell office:value-type="float" office:value="0.27729152" calcext:value-type="float">
            <text:p>0.27729152</text:p>
          </table:table-cell>
          <table:table-cell table:formula="of:=[.A3114]*[.A3114]+[.B3114]*[.B3114]" office:value-type="float" office:value="0.17580536151265" calcext:value-type="float">
            <text:p>0.17580536151265</text:p>
          </table:table-cell>
        </table:table-row>
        <table:table-row table:style-name="ro1">
          <table:table-cell office:value-type="float" office:value="-0.314507193" calcext:value-type="float">
            <text:p>-0.314507193</text:p>
          </table:table-cell>
          <table:table-cell office:value-type="float" office:value="-0.27729152" calcext:value-type="float">
            <text:p>-0.27729152</text:p>
          </table:table-cell>
          <table:table-cell table:formula="of:=[.A3115]*[.A3115]+[.B3115]*[.B3115]" office:value-type="float" office:value="0.17580536151265" calcext:value-type="float">
            <text:p>0.17580536151265</text:p>
          </table:table-cell>
        </table:table-row>
        <table:table-row table:style-name="ro1">
          <table:table-cell office:value-type="float" office:value="-0.405952376" calcext:value-type="float">
            <text:p>-0.405952376</text:p>
          </table:table-cell>
          <table:table-cell office:value-type="float" office:value="0.104253782" calcext:value-type="float">
            <text:p>0.104253782</text:p>
          </table:table-cell>
          <table:table-cell table:formula="of:=[.A3116]*[.A3116]+[.B3116]*[.B3116]" office:value-type="float" office:value="0.175666182641349" calcext:value-type="float">
            <text:p>0.175666182641349</text:p>
          </table:table-cell>
        </table:table-row>
        <table:table-row table:style-name="ro1">
          <table:table-cell office:value-type="float" office:value="-0.405952376" calcext:value-type="float">
            <text:p>-0.405952376</text:p>
          </table:table-cell>
          <table:table-cell office:value-type="float" office:value="-0.104253782" calcext:value-type="float">
            <text:p>-0.104253782</text:p>
          </table:table-cell>
          <table:table-cell table:formula="of:=[.A3117]*[.A3117]+[.B3117]*[.B3117]" office:value-type="float" office:value="0.175666182641349" calcext:value-type="float">
            <text:p>0.175666182641349</text:p>
          </table:table-cell>
        </table:table-row>
        <table:table-row table:style-name="ro1">
          <table:table-cell office:value-type="float" office:value="-0.349222143" calcext:value-type="float">
            <text:p>-0.349222143</text:p>
          </table:table-cell>
          <table:table-cell office:value-type="float" office:value="0.23117905" calcext:value-type="float">
            <text:p>0.23117905</text:p>
          </table:table-cell>
          <table:table-cell table:formula="of:=[.A3118]*[.A3118]+[.B3118]*[.B3118]" office:value-type="float" office:value="0.175399858320415" calcext:value-type="float">
            <text:p>0.175399858320415</text:p>
          </table:table-cell>
        </table:table-row>
        <table:table-row table:style-name="ro1">
          <table:table-cell office:value-type="float" office:value="-0.349222143" calcext:value-type="float">
            <text:p>-0.349222143</text:p>
          </table:table-cell>
          <table:table-cell office:value-type="float" office:value="-0.23117905" calcext:value-type="float">
            <text:p>-0.23117905</text:p>
          </table:table-cell>
          <table:table-cell table:formula="of:=[.A3119]*[.A3119]+[.B3119]*[.B3119]" office:value-type="float" office:value="0.175399858320415" calcext:value-type="float">
            <text:p>0.175399858320415</text:p>
          </table:table-cell>
        </table:table-row>
        <table:table-row table:style-name="ro1">
          <table:table-cell office:value-type="float" office:value="-0.380881357" calcext:value-type="float">
            <text:p>-0.380881357</text:p>
          </table:table-cell>
          <table:table-cell office:value-type="float" office:value="0.171614442" calcext:value-type="float">
            <text:p>0.171614442</text:p>
          </table:table-cell>
          <table:table-cell table:formula="of:=[.A3120]*[.A3120]+[.B3120]*[.B3120]" office:value-type="float" office:value="0.174522124813133" calcext:value-type="float">
            <text:p>0.174522124813133</text:p>
          </table:table-cell>
        </table:table-row>
        <table:table-row table:style-name="ro1">
          <table:table-cell office:value-type="float" office:value="-0.380881357" calcext:value-type="float">
            <text:p>-0.380881357</text:p>
          </table:table-cell>
          <table:table-cell office:value-type="float" office:value="-0.171614442" calcext:value-type="float">
            <text:p>-0.171614442</text:p>
          </table:table-cell>
          <table:table-cell table:formula="of:=[.A3121]*[.A3121]+[.B3121]*[.B3121]" office:value-type="float" office:value="0.174522124813133" calcext:value-type="float">
            <text:p>0.174522124813133</text:p>
          </table:table-cell>
        </table:table-row>
        <table:table-row table:style-name="ro1">
          <table:table-cell office:value-type="float" office:value="-0.380728984" calcext:value-type="float">
            <text:p>-0.380728984</text:p>
          </table:table-cell>
          <table:table-cell office:value-type="float" office:value="-0.171132955" calcext:value-type="float">
            <text:p>-0.171132955</text:p>
          </table:table-cell>
          <table:table-cell table:formula="of:=[.A3122]*[.A3122]+[.B3122]*[.B3122]" office:value-type="float" office:value="0.174241047544704" calcext:value-type="float">
            <text:p>0.174241047544704</text:p>
          </table:table-cell>
        </table:table-row>
        <table:table-row table:style-name="ro1">
          <table:table-cell office:value-type="float" office:value="-0.380728983" calcext:value-type="float">
            <text:p>-0.380728983</text:p>
          </table:table-cell>
          <table:table-cell office:value-type="float" office:value="0.171132955" calcext:value-type="float">
            <text:p>0.171132955</text:p>
          </table:table-cell>
          <table:table-cell table:formula="of:=[.A3123]*[.A3123]+[.B3123]*[.B3123]" office:value-type="float" office:value="0.174241046783246" calcext:value-type="float">
            <text:p>0.174241046783246</text:p>
          </table:table-cell>
        </table:table-row>
        <table:table-row table:style-name="ro1">
          <table:table-cell office:value-type="float" office:value="-0.000847671123" calcext:value-type="float">
            <text:p>-0.000847671123</text:p>
          </table:table-cell>
          <table:table-cell office:value-type="float" office:value="0.417413796" calcext:value-type="float">
            <text:p>0.417413796</text:p>
          </table:table-cell>
          <table:table-cell table:formula="of:=[.A3124]*[.A3124]+[.B3124]*[.B3124]" office:value-type="float" office:value="0.174234995637462" calcext:value-type="float">
            <text:p>0.174234995637462</text:p>
          </table:table-cell>
        </table:table-row>
        <table:table-row table:style-name="ro1">
          <table:table-cell office:value-type="float" office:value="-0.000847670773" calcext:value-type="float">
            <text:p>-0.000847670773</text:p>
          </table:table-cell>
          <table:table-cell office:value-type="float" office:value="-0.417413796" calcext:value-type="float">
            <text:p>-0.417413796</text:p>
          </table:table-cell>
          <table:table-cell table:formula="of:=[.A3125]*[.A3125]+[.B3125]*[.B3125]" office:value-type="float" office:value="0.174234995636869" calcext:value-type="float">
            <text:p>0.174234995636869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363636364" calcext:value-type="float">
            <text:p>0.363636364</text:p>
          </table:table-cell>
          <table:table-cell table:formula="of:=[.A3126]*[.A3126]+[.B3126]*[.B3126]" office:value-type="float" office:value="0.173491170848141" calcext:value-type="float">
            <text:p>0.173491170848141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363636364" calcext:value-type="float">
            <text:p>-0.363636364</text:p>
          </table:table-cell>
          <table:table-cell table:formula="of:=[.A3127]*[.A3127]+[.B3127]*[.B3127]" office:value-type="float" office:value="0.173491170848141" calcext:value-type="float">
            <text:p>0.173491170848141</text:p>
          </table:table-cell>
        </table:table-row>
        <table:table-row table:style-name="ro1">
          <table:table-cell office:value-type="float" office:value="-0.406914471" calcext:value-type="float">
            <text:p>-0.406914471</text:p>
          </table:table-cell>
          <table:table-cell office:value-type="float" office:value="0.0869251974" calcext:value-type="float">
            <text:p>0.0869251974</text:p>
          </table:table-cell>
          <table:table-cell table:formula="of:=[.A3128]*[.A3128]+[.B3128]*[.B3128]" office:value-type="float" office:value="0.173135376652239" calcext:value-type="float">
            <text:p>0.173135376652239</text:p>
          </table:table-cell>
        </table:table-row>
        <table:table-row table:style-name="ro1">
          <table:table-cell office:value-type="float" office:value="-0.406914471" calcext:value-type="float">
            <text:p>-0.406914471</text:p>
          </table:table-cell>
          <table:table-cell office:value-type="float" office:value="-0.0869251974" calcext:value-type="float">
            <text:p>-0.0869251974</text:p>
          </table:table-cell>
          <table:table-cell table:formula="of:=[.A3129]*[.A3129]+[.B3129]*[.B3129]" office:value-type="float" office:value="0.173135376652239" calcext:value-type="float">
            <text:p>0.173135376652239</text:p>
          </table:table-cell>
        </table:table-row>
        <table:table-row table:style-name="ro1">
          <table:table-cell office:value-type="float" office:value="0.400720638" calcext:value-type="float">
            <text:p>0.400720638</text:p>
          </table:table-cell>
          <table:table-cell office:value-type="float" office:value="-0.110135005" calcext:value-type="float">
            <text:p>-0.110135005</text:p>
          </table:table-cell>
          <table:table-cell table:formula="of:=[.A3130]*[.A3130]+[.B3130]*[.B3130]" office:value-type="float" office:value="0.172706749045477" calcext:value-type="float">
            <text:p>0.172706749045477</text:p>
          </table:table-cell>
        </table:table-row>
        <table:table-row table:style-name="ro1">
          <table:table-cell office:value-type="float" office:value="0.400720637" calcext:value-type="float">
            <text:p>0.400720637</text:p>
          </table:table-cell>
          <table:table-cell office:value-type="float" office:value="0.110135003" calcext:value-type="float">
            <text:p>0.110135003</text:p>
          </table:table-cell>
          <table:table-cell table:formula="of:=[.A3131]*[.A3131]+[.B3131]*[.B3131]" office:value-type="float" office:value="0.172706747803496" calcext:value-type="float">
            <text:p>0.172706747803496</text:p>
          </table:table-cell>
        </table:table-row>
        <table:table-row table:style-name="ro1">
          <table:table-cell office:value-type="float" office:value="0.199948723" calcext:value-type="float">
            <text:p>0.199948723</text:p>
          </table:table-cell>
          <table:table-cell office:value-type="float" office:value="0.363784005" calcext:value-type="float">
            <text:p>0.363784005</text:p>
          </table:table-cell>
          <table:table-cell table:formula="of:=[.A3132]*[.A3132]+[.B3132]*[.B3132]" office:value-type="float" office:value="0.172318294123171" calcext:value-type="float">
            <text:p>0.172318294123171</text:p>
          </table:table-cell>
        </table:table-row>
        <table:table-row table:style-name="ro1">
          <table:table-cell office:value-type="float" office:value="0.199948723" calcext:value-type="float">
            <text:p>0.199948723</text:p>
          </table:table-cell>
          <table:table-cell office:value-type="float" office:value="-0.363784003" calcext:value-type="float">
            <text:p>-0.363784003</text:p>
          </table:table-cell>
          <table:table-cell table:formula="of:=[.A3133]*[.A3133]+[.B3133]*[.B3133]" office:value-type="float" office:value="0.172318292668035" calcext:value-type="float">
            <text:p>0.172318292668035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272727273" calcext:value-type="float">
            <text:p>0.272727273</text:p>
          </table:table-cell>
          <table:table-cell table:formula="of:=[.A3134]*[.A3134]+[.B3134]*[.B3134]" office:value-type="float" office:value="0.172036415438017" calcext:value-type="float">
            <text:p>0.172036415438017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272727273" calcext:value-type="float">
            <text:p>-0.272727273</text:p>
          </table:table-cell>
          <table:table-cell table:formula="of:=[.A3135]*[.A3135]+[.B3135]*[.B3135]" office:value-type="float" office:value="0.172036415438017" calcext:value-type="float">
            <text:p>0.172036415438017</text:p>
          </table:table-cell>
        </table:table-row>
        <table:table-row table:style-name="ro1">
          <table:table-cell office:value-type="float" office:value="-0.413964021" calcext:value-type="float">
            <text:p>-0.413964021</text:p>
          </table:table-cell>
          <table:table-cell office:value-type="float" office:value="0" calcext:value-type="float">
            <text:p>0</text:p>
          </table:table-cell>
          <table:table-cell table:formula="of:=[.A3136]*[.A3136]+[.B3136]*[.B3136]" office:value-type="float" office:value="0.171366210682488" calcext:value-type="float">
            <text:p>0.171366210682488</text:p>
          </table:table-cell>
        </table:table-row>
        <table:table-row table:style-name="ro1">
          <table:table-cell office:value-type="float" office:value="-0.398321265" calcext:value-type="float">
            <text:p>-0.398321265</text:p>
          </table:table-cell>
          <table:table-cell office:value-type="float" office:value="0.108486468" calcext:value-type="float">
            <text:p>0.108486468</text:p>
          </table:table-cell>
          <table:table-cell table:formula="of:=[.A3137]*[.A3137]+[.B3137]*[.B3137]" office:value-type="float" office:value="0.170429143890315" calcext:value-type="float">
            <text:p>0.170429143890315</text:p>
          </table:table-cell>
        </table:table-row>
        <table:table-row table:style-name="ro1">
          <table:table-cell office:value-type="float" office:value="-0.398321265" calcext:value-type="float">
            <text:p>-0.398321265</text:p>
          </table:table-cell>
          <table:table-cell office:value-type="float" office:value="-0.108486468" calcext:value-type="float">
            <text:p>-0.108486468</text:p>
          </table:table-cell>
          <table:table-cell table:formula="of:=[.A3138]*[.A3138]+[.B3138]*[.B3138]" office:value-type="float" office:value="0.170429143890315" calcext:value-type="float">
            <text:p>0.170429143890315</text:p>
          </table:table-cell>
        </table:table-row>
        <table:table-row table:style-name="ro1">
          <table:table-cell office:value-type="float" office:value="0.412462092" calcext:value-type="float">
            <text:p>0.412462092</text:p>
          </table:table-cell>
          <table:table-cell office:value-type="float" office:value="0" calcext:value-type="float">
            <text:p>0</text:p>
          </table:table-cell>
          <table:table-cell table:formula="of:=[.A3139]*[.A3139]+[.B3139]*[.B3139]" office:value-type="float" office:value="0.170124977337016" calcext:value-type="float">
            <text:p>0.170124977337016</text:p>
          </table:table-cell>
        </table:table-row>
        <table:table-row table:style-name="ro1">
          <table:table-cell office:value-type="float" office:value="-0.409449361" calcext:value-type="float">
            <text:p>-0.409449361</text:p>
          </table:table-cell>
          <table:table-cell office:value-type="float" office:value="0.0477014422" calcext:value-type="float">
            <text:p>0.0477014422</text:p>
          </table:table-cell>
          <table:table-cell table:formula="of:=[.A3140]*[.A3140]+[.B3140]*[.B3140]" office:value-type="float" office:value="0.169924206811268" calcext:value-type="float">
            <text:p>0.169924206811268</text:p>
          </table:table-cell>
        </table:table-row>
        <table:table-row table:style-name="ro1">
          <table:table-cell office:value-type="float" office:value="-0.409449359" calcext:value-type="float">
            <text:p>-0.409449359</text:p>
          </table:table-cell>
          <table:table-cell office:value-type="float" office:value="-0.0477014419" calcext:value-type="float">
            <text:p>-0.0477014419</text:p>
          </table:table-cell>
          <table:table-cell table:formula="of:=[.A3141]*[.A3141]+[.B3141]*[.B3141]" office:value-type="float" office:value="0.16992420514485" calcext:value-type="float">
            <text:p>0.16992420514485</text:p>
          </table:table-cell>
        </table:table-row>
        <table:table-row table:style-name="ro1">
          <table:table-cell office:value-type="float" office:value="-0.209424813" calcext:value-type="float">
            <text:p>-0.209424813</text:p>
          </table:table-cell>
          <table:table-cell office:value-type="float" office:value="0.354928916" calcext:value-type="float">
            <text:p>0.354928916</text:p>
          </table:table-cell>
          <table:table-cell table:formula="of:=[.A3142]*[.A3142]+[.B3142]*[.B3142]" office:value-type="float" office:value="0.16983328771302" calcext:value-type="float">
            <text:p>0.16983328771302</text:p>
          </table:table-cell>
        </table:table-row>
        <table:table-row table:style-name="ro1">
          <table:table-cell office:value-type="float" office:value="-0.209424813" calcext:value-type="float">
            <text:p>-0.209424813</text:p>
          </table:table-cell>
          <table:table-cell office:value-type="float" office:value="-0.354928916" calcext:value-type="float">
            <text:p>-0.354928916</text:p>
          </table:table-cell>
          <table:table-cell table:formula="of:=[.A3143]*[.A3143]+[.B3143]*[.B3143]" office:value-type="float" office:value="0.16983328771302" calcext:value-type="float">
            <text:p>0.16983328771302</text:p>
          </table:table-cell>
        </table:table-row>
        <table:table-row table:style-name="ro1">
          <table:table-cell office:value-type="float" office:value="-0.403870211" calcext:value-type="float">
            <text:p>-0.403870211</text:p>
          </table:table-cell>
          <table:table-cell office:value-type="float" office:value="0.0799228412" calcext:value-type="float">
            <text:p>0.0799228412</text:p>
          </table:table-cell>
          <table:table-cell table:formula="of:=[.A3144]*[.A3144]+[.B3144]*[.B3144]" office:value-type="float" office:value="0.169498807878665" calcext:value-type="float">
            <text:p>0.169498807878665</text:p>
          </table:table-cell>
        </table:table-row>
        <table:table-row table:style-name="ro1">
          <table:table-cell office:value-type="float" office:value="-0.403870211" calcext:value-type="float">
            <text:p>-0.403870211</text:p>
          </table:table-cell>
          <table:table-cell office:value-type="float" office:value="-0.0799228412" calcext:value-type="float">
            <text:p>-0.0799228412</text:p>
          </table:table-cell>
          <table:table-cell table:formula="of:=[.A3145]*[.A3145]+[.B3145]*[.B3145]" office:value-type="float" office:value="0.169498807878665" calcext:value-type="float">
            <text:p>0.169498807878665</text:p>
          </table:table-cell>
        </table:table-row>
        <table:table-row table:style-name="ro1">
          <table:table-cell office:value-type="float" office:value="-0.411235329" calcext:value-type="float">
            <text:p>-0.411235329</text:p>
          </table:table-cell>
          <table:table-cell office:value-type="float" office:value="0.0162956915" calcext:value-type="float">
            <text:p>0.0162956915</text:p>
          </table:table-cell>
          <table:table-cell table:formula="of:=[.A3146]*[.A3146]+[.B3146]*[.B3146]" office:value-type="float" office:value="0.169380045379201" calcext:value-type="float">
            <text:p>0.169380045379201</text:p>
          </table:table-cell>
        </table:table-row>
        <table:table-row table:style-name="ro1">
          <table:table-cell office:value-type="float" office:value="-0.411235329" calcext:value-type="float">
            <text:p>-0.411235329</text:p>
          </table:table-cell>
          <table:table-cell office:value-type="float" office:value="-0.0162956915" calcext:value-type="float">
            <text:p>-0.0162956915</text:p>
          </table:table-cell>
          <table:table-cell table:formula="of:=[.A3147]*[.A3147]+[.B3147]*[.B3147]" office:value-type="float" office:value="0.169380045379201" calcext:value-type="float">
            <text:p>0.169380045379201</text:p>
          </table:table-cell>
        </table:table-row>
        <table:table-row table:style-name="ro1">
          <table:table-cell office:value-type="float" office:value="-0.288627039" calcext:value-type="float">
            <text:p>-0.288627039</text:p>
          </table:table-cell>
          <table:table-cell office:value-type="float" office:value="0.293168305" calcext:value-type="float">
            <text:p>0.293168305</text:p>
          </table:table-cell>
          <table:table-cell table:formula="of:=[.A3148]*[.A3148]+[.B3148]*[.B3148]" office:value-type="float" office:value="0.169253222698481" calcext:value-type="float">
            <text:p>0.169253222698481</text:p>
          </table:table-cell>
        </table:table-row>
        <table:table-row table:style-name="ro1">
          <table:table-cell office:value-type="float" office:value="-0.288627039" calcext:value-type="float">
            <text:p>-0.288627039</text:p>
          </table:table-cell>
          <table:table-cell office:value-type="float" office:value="-0.293168305" calcext:value-type="float">
            <text:p>-0.293168305</text:p>
          </table:table-cell>
          <table:table-cell table:formula="of:=[.A3149]*[.A3149]+[.B3149]*[.B3149]" office:value-type="float" office:value="0.169253222698481" calcext:value-type="float">
            <text:p>0.169253222698481</text:p>
          </table:table-cell>
        </table:table-row>
        <table:table-row table:style-name="ro1">
          <table:table-cell office:value-type="float" office:value="-0.35183656" calcext:value-type="float">
            <text:p>-0.35183656</text:p>
          </table:table-cell>
          <table:table-cell office:value-type="float" office:value="0.213186558" calcext:value-type="float">
            <text:p>0.213186558</text:p>
          </table:table-cell>
          <table:table-cell table:formula="of:=[.A3150]*[.A3150]+[.B3150]*[.B3150]" office:value-type="float" office:value="0.169237473464521" calcext:value-type="float">
            <text:p>0.169237473464521</text:p>
          </table:table-cell>
        </table:table-row>
        <table:table-row table:style-name="ro1">
          <table:table-cell office:value-type="float" office:value="-0.351836559" calcext:value-type="float">
            <text:p>-0.351836559</text:p>
          </table:table-cell>
          <table:table-cell office:value-type="float" office:value="-0.213186556" calcext:value-type="float">
            <text:p>-0.213186556</text:p>
          </table:table-cell>
          <table:table-cell table:formula="of:=[.A3151]*[.A3151]+[.B3151]*[.B3151]" office:value-type="float" office:value="0.169237471908102" calcext:value-type="float">
            <text:p>0.169237471908102</text:p>
          </table:table-cell>
        </table:table-row>
        <table:table-row table:style-name="ro1">
          <table:table-cell office:value-type="float" office:value="-0.0185114805" calcext:value-type="float">
            <text:p>-0.0185114805</text:p>
          </table:table-cell>
          <table:table-cell office:value-type="float" office:value="0.40969133" calcext:value-type="float">
            <text:p>0.40969133</text:p>
          </table:table-cell>
          <table:table-cell table:formula="of:=[.A3152]*[.A3152]+[.B3152]*[.B3152]" office:value-type="float" office:value="0.168189660787471" calcext:value-type="float">
            <text:p>0.168189660787471</text:p>
          </table:table-cell>
        </table:table-row>
        <table:table-row table:style-name="ro1">
          <table:table-cell office:value-type="float" office:value="-0.0185114805" calcext:value-type="float">
            <text:p>-0.0185114805</text:p>
          </table:table-cell>
          <table:table-cell office:value-type="float" office:value="-0.40969133" calcext:value-type="float">
            <text:p>-0.40969133</text:p>
          </table:table-cell>
          <table:table-cell table:formula="of:=[.A3153]*[.A3153]+[.B3153]*[.B3153]" office:value-type="float" office:value="0.168189660787471" calcext:value-type="float">
            <text:p>0.168189660787471</text:p>
          </table:table-cell>
        </table:table-row>
        <table:table-row table:style-name="ro1">
          <table:table-cell office:value-type="float" office:value="-0.0255285321" calcext:value-type="float">
            <text:p>-0.0255285321</text:p>
          </table:table-cell>
          <table:table-cell office:value-type="float" office:value="0.408930607" calcext:value-type="float">
            <text:p>0.408930607</text:p>
          </table:table-cell>
          <table:table-cell table:formula="of:=[.A3154]*[.A3154]+[.B3154]*[.B3154]" office:value-type="float" office:value="0.167875947292569" calcext:value-type="float">
            <text:p>0.167875947292569</text:p>
          </table:table-cell>
        </table:table-row>
        <table:table-row table:style-name="ro1">
          <table:table-cell office:value-type="float" office:value="-0.0255285312" calcext:value-type="float">
            <text:p>-0.0255285312</text:p>
          </table:table-cell>
          <table:table-cell office:value-type="float" office:value="-0.408930607" calcext:value-type="float">
            <text:p>-0.408930607</text:p>
          </table:table-cell>
          <table:table-cell table:formula="of:=[.A3155]*[.A3155]+[.B3155]*[.B3155]" office:value-type="float" office:value="0.167875947246618" calcext:value-type="float">
            <text:p>0.167875947246618</text:p>
          </table:table-cell>
        </table:table-row>
        <table:table-row table:style-name="ro1">
          <table:table-cell office:value-type="float" office:value="0.289407248" calcext:value-type="float">
            <text:p>0.289407248</text:p>
          </table:table-cell>
          <table:table-cell office:value-type="float" office:value="0.287782886" calcext:value-type="float">
            <text:p>0.287782886</text:p>
          </table:table-cell>
          <table:table-cell table:formula="of:=[.A3156]*[.A3156]+[.B3156]*[.B3156]" office:value-type="float" office:value="0.166575544669423" calcext:value-type="float">
            <text:p>0.166575544669423</text:p>
          </table:table-cell>
        </table:table-row>
        <table:table-row table:style-name="ro1">
          <table:table-cell office:value-type="float" office:value="0.289407248" calcext:value-type="float">
            <text:p>0.289407248</text:p>
          </table:table-cell>
          <table:table-cell office:value-type="float" office:value="-0.287782886" calcext:value-type="float">
            <text:p>-0.287782886</text:p>
          </table:table-cell>
          <table:table-cell table:formula="of:=[.A3157]*[.A3157]+[.B3157]*[.B3157]" office:value-type="float" office:value="0.166575544669423" calcext:value-type="float">
            <text:p>0.166575544669423</text:p>
          </table:table-cell>
        </table:table-row>
        <table:table-row table:style-name="ro1">
          <table:table-cell office:value-type="float" office:value="0.0790732616" calcext:value-type="float">
            <text:p>0.0790732616</text:p>
          </table:table-cell>
          <table:table-cell office:value-type="float" office:value="0.400287036" calcext:value-type="float">
            <text:p>0.400287036</text:p>
          </table:table-cell>
          <table:table-cell table:formula="of:=[.A3158]*[.A3158]+[.B3158]*[.B3158]" office:value-type="float" office:value="0.166482291889727" calcext:value-type="float">
            <text:p>0.166482291889727</text:p>
          </table:table-cell>
        </table:table-row>
        <table:table-row table:style-name="ro1">
          <table:table-cell office:value-type="float" office:value="0.0790732616" calcext:value-type="float">
            <text:p>0.0790732616</text:p>
          </table:table-cell>
          <table:table-cell office:value-type="float" office:value="-0.400287036" calcext:value-type="float">
            <text:p>-0.400287036</text:p>
          </table:table-cell>
          <table:table-cell table:formula="of:=[.A3159]*[.A3159]+[.B3159]*[.B3159]" office:value-type="float" office:value="0.166482291889727" calcext:value-type="float">
            <text:p>0.166482291889727</text:p>
          </table:table-cell>
        </table:table-row>
        <table:table-row table:style-name="ro1">
          <table:table-cell office:value-type="float" office:value="-0.242303172" calcext:value-type="float">
            <text:p>-0.242303172</text:p>
          </table:table-cell>
          <table:table-cell office:value-type="float" office:value="-0.327790757" calcext:value-type="float">
            <text:p>-0.327790757</text:p>
          </table:table-cell>
          <table:table-cell table:formula="of:=[.A3160]*[.A3160]+[.B3160]*[.B3160]" office:value-type="float" office:value="0.166157607535895" calcext:value-type="float">
            <text:p>0.166157607535895</text:p>
          </table:table-cell>
        </table:table-row>
        <table:table-row table:style-name="ro1">
          <table:table-cell office:value-type="float" office:value="-0.242303171" calcext:value-type="float">
            <text:p>-0.242303171</text:p>
          </table:table-cell>
          <table:table-cell office:value-type="float" office:value="0.327790756" calcext:value-type="float">
            <text:p>0.327790756</text:p>
          </table:table-cell>
          <table:table-cell table:formula="of:=[.A3161]*[.A3161]+[.B3161]*[.B3161]" office:value-type="float" office:value="0.166157606395707" calcext:value-type="float">
            <text:p>0.166157606395707</text:p>
          </table:table-cell>
        </table:table-row>
        <table:table-row table:style-name="ro1">
          <table:table-cell office:value-type="float" office:value="-0.254480863" calcext:value-type="float">
            <text:p>-0.254480863</text:p>
          </table:table-cell>
          <table:table-cell office:value-type="float" office:value="0.317774526" calcext:value-type="float">
            <text:p>0.317774526</text:p>
          </table:table-cell>
          <table:table-cell table:formula="of:=[.A3162]*[.A3162]+[.B3162]*[.B3162]" office:value-type="float" office:value="0.165741159007749" calcext:value-type="float">
            <text:p>0.165741159007749</text:p>
          </table:table-cell>
        </table:table-row>
        <table:table-row table:style-name="ro1">
          <table:table-cell office:value-type="float" office:value="-0.254480863" calcext:value-type="float">
            <text:p>-0.254480863</text:p>
          </table:table-cell>
          <table:table-cell office:value-type="float" office:value="-0.317774526" calcext:value-type="float">
            <text:p>-0.317774526</text:p>
          </table:table-cell>
          <table:table-cell table:formula="of:=[.A3163]*[.A3163]+[.B3163]*[.B3163]" office:value-type="float" office:value="0.165741159007749" calcext:value-type="float">
            <text:p>0.165741159007749</text:p>
          </table:table-cell>
        </table:table-row>
        <table:table-row table:style-name="ro1">
          <table:table-cell office:value-type="float" office:value="-0.353362648" calcext:value-type="float">
            <text:p>-0.353362648</text:p>
          </table:table-cell>
          <table:table-cell office:value-type="float" office:value="0.202170677" calcext:value-type="float">
            <text:p>0.202170677</text:p>
          </table:table-cell>
          <table:table-cell table:formula="of:=[.A3164]*[.A3164]+[.B3164]*[.B3164]" office:value-type="float" office:value="0.16573814364021" calcext:value-type="float">
            <text:p>0.16573814364021</text:p>
          </table:table-cell>
        </table:table-row>
        <table:table-row table:style-name="ro1">
          <table:table-cell office:value-type="float" office:value="-0.353362648" calcext:value-type="float">
            <text:p>-0.353362648</text:p>
          </table:table-cell>
          <table:table-cell office:value-type="float" office:value="-0.202170677" calcext:value-type="float">
            <text:p>-0.202170677</text:p>
          </table:table-cell>
          <table:table-cell table:formula="of:=[.A3165]*[.A3165]+[.B3165]*[.B3165]" office:value-type="float" office:value="0.16573814364021" calcext:value-type="float">
            <text:p>0.16573814364021</text:p>
          </table:table-cell>
        </table:table-row>
        <table:table-row table:style-name="ro1">
          <table:table-cell office:value-type="float" office:value="-0.264311817" calcext:value-type="float">
            <text:p>-0.264311817</text:p>
          </table:table-cell>
          <table:table-cell office:value-type="float" office:value="0.309260085" calcext:value-type="float">
            <text:p>0.309260085</text:p>
          </table:table-cell>
          <table:table-cell table:formula="of:=[.A3166]*[.A3166]+[.B3166]*[.B3166]" office:value-type="float" office:value="0.165502536780049" calcext:value-type="float">
            <text:p>0.165502536780049</text:p>
          </table:table-cell>
        </table:table-row>
        <table:table-row table:style-name="ro1">
          <table:table-cell office:value-type="float" office:value="-0.264311817" calcext:value-type="float">
            <text:p>-0.264311817</text:p>
          </table:table-cell>
          <table:table-cell office:value-type="float" office:value="-0.309260085" calcext:value-type="float">
            <text:p>-0.309260085</text:p>
          </table:table-cell>
          <table:table-cell table:formula="of:=[.A3167]*[.A3167]+[.B3167]*[.B3167]" office:value-type="float" office:value="0.165502536780049" calcext:value-type="float">
            <text:p>0.165502536780049</text:p>
          </table:table-cell>
        </table:table-row>
        <table:table-row table:style-name="ro1">
          <table:table-cell office:value-type="float" office:value="-0.0943408629" calcext:value-type="float">
            <text:p>-0.0943408629</text:p>
          </table:table-cell>
          <table:table-cell office:value-type="float" office:value="0.395394961" calcext:value-type="float">
            <text:p>0.395394961</text:p>
          </table:table-cell>
          <table:table-cell table:formula="of:=[.A3168]*[.A3168]+[.B3168]*[.B3168]" office:value-type="float" office:value="0.165237373596908" calcext:value-type="float">
            <text:p>0.165237373596908</text:p>
          </table:table-cell>
        </table:table-row>
        <table:table-row table:style-name="ro1">
          <table:table-cell office:value-type="float" office:value="-0.0943408629" calcext:value-type="float">
            <text:p>-0.0943408629</text:p>
          </table:table-cell>
          <table:table-cell office:value-type="float" office:value="-0.395394961" calcext:value-type="float">
            <text:p>-0.395394961</text:p>
          </table:table-cell>
          <table:table-cell table:formula="of:=[.A3169]*[.A3169]+[.B3169]*[.B3169]" office:value-type="float" office:value="0.165237373596908" calcext:value-type="float">
            <text:p>0.165237373596908</text:p>
          </table:table-cell>
        </table:table-row>
        <table:table-row table:style-name="ro1">
          <table:table-cell office:value-type="float" office:value="-0.129893663" calcext:value-type="float">
            <text:p>-0.129893663</text:p>
          </table:table-cell>
          <table:table-cell office:value-type="float" office:value="0.385120577" calcext:value-type="float">
            <text:p>0.385120577</text:p>
          </table:table-cell>
          <table:table-cell table:formula="of:=[.A3170]*[.A3170]+[.B3170]*[.B3170]" office:value-type="float" office:value="0.165190222516371" calcext:value-type="float">
            <text:p>0.165190222516371</text:p>
          </table:table-cell>
        </table:table-row>
        <table:table-row table:style-name="ro1">
          <table:table-cell office:value-type="float" office:value="-0.129893663" calcext:value-type="float">
            <text:p>-0.129893663</text:p>
          </table:table-cell>
          <table:table-cell office:value-type="float" office:value="-0.385120577" calcext:value-type="float">
            <text:p>-0.385120577</text:p>
          </table:table-cell>
          <table:table-cell table:formula="of:=[.A3171]*[.A3171]+[.B3171]*[.B3171]" office:value-type="float" office:value="0.165190222516371" calcext:value-type="float">
            <text:p>0.165190222516371</text:p>
          </table:table-cell>
        </table:table-row>
        <table:table-row table:style-name="ro1">
          <table:table-cell office:value-type="float" office:value="-0.319492209" calcext:value-type="float">
            <text:p>-0.319492209</text:p>
          </table:table-cell>
          <table:table-cell office:value-type="float" office:value="0.251189934" calcext:value-type="float">
            <text:p>0.251189934</text:p>
          </table:table-cell>
          <table:table-cell table:formula="of:=[.A3172]*[.A3172]+[.B3172]*[.B3172]" office:value-type="float" office:value="0.165171654554624" calcext:value-type="float">
            <text:p>0.165171654554624</text:p>
          </table:table-cell>
        </table:table-row>
        <table:table-row table:style-name="ro1">
          <table:table-cell office:value-type="float" office:value="-0.319492209" calcext:value-type="float">
            <text:p>-0.319492209</text:p>
          </table:table-cell>
          <table:table-cell office:value-type="float" office:value="-0.251189934" calcext:value-type="float">
            <text:p>-0.251189934</text:p>
          </table:table-cell>
          <table:table-cell table:formula="of:=[.A3173]*[.A3173]+[.B3173]*[.B3173]" office:value-type="float" office:value="0.165171654554624" calcext:value-type="float">
            <text:p>0.165171654554624</text:p>
          </table:table-cell>
        </table:table-row>
        <table:table-row table:style-name="ro1">
          <table:table-cell office:value-type="float" office:value="-0.371356576" calcext:value-type="float">
            <text:p>-0.371356576</text:p>
          </table:table-cell>
          <table:table-cell office:value-type="float" office:value="0.164029613" calcext:value-type="float">
            <text:p>0.164029613</text:p>
          </table:table-cell>
          <table:table-cell table:formula="of:=[.A3174]*[.A3174]+[.B3174]*[.B3174]" office:value-type="float" office:value="0.164811420479374" calcext:value-type="float">
            <text:p>0.164811420479374</text:p>
          </table:table-cell>
        </table:table-row>
        <table:table-row table:style-name="ro1">
          <table:table-cell office:value-type="float" office:value="-0.371356576" calcext:value-type="float">
            <text:p>-0.371356576</text:p>
          </table:table-cell>
          <table:table-cell office:value-type="float" office:value="-0.164029613" calcext:value-type="float">
            <text:p>-0.164029613</text:p>
          </table:table-cell>
          <table:table-cell table:formula="of:=[.A3175]*[.A3175]+[.B3175]*[.B3175]" office:value-type="float" office:value="0.164811420479374" calcext:value-type="float">
            <text:p>0.164811420479374</text:p>
          </table:table-cell>
        </table:table-row>
        <table:table-row table:style-name="ro1">
          <table:table-cell office:value-type="float" office:value="-0.405428508" calcext:value-type="float">
            <text:p>-0.405428508</text:p>
          </table:table-cell>
          <table:table-cell office:value-type="float" office:value="0" calcext:value-type="float">
            <text:p>0</text:p>
          </table:table-cell>
          <table:table-cell table:formula="of:=[.A3176]*[.A3176]+[.B3176]*[.B3176]" office:value-type="float" office:value="0.164372275099106" calcext:value-type="float">
            <text:p>0.164372275099106</text:p>
          </table:table-cell>
        </table:table-row>
        <table:table-row table:style-name="ro1">
          <table:table-cell office:value-type="float" office:value="-0.322390896" calcext:value-type="float">
            <text:p>-0.322390896</text:p>
          </table:table-cell>
          <table:table-cell office:value-type="float" office:value="0.245601422" calcext:value-type="float">
            <text:p>0.245601422</text:p>
          </table:table-cell>
          <table:table-cell table:formula="of:=[.A3177]*[.A3177]+[.B3177]*[.B3177]" office:value-type="float" office:value="0.164255948312105" calcext:value-type="float">
            <text:p>0.164255948312105</text:p>
          </table:table-cell>
        </table:table-row>
        <table:table-row table:style-name="ro1">
          <table:table-cell office:value-type="float" office:value="-0.322390896" calcext:value-type="float">
            <text:p>-0.322390896</text:p>
          </table:table-cell>
          <table:table-cell office:value-type="float" office:value="-0.245601422" calcext:value-type="float">
            <text:p>-0.245601422</text:p>
          </table:table-cell>
          <table:table-cell table:formula="of:=[.A3178]*[.A3178]+[.B3178]*[.B3178]" office:value-type="float" office:value="0.164255948312105" calcext:value-type="float">
            <text:p>0.164255948312105</text:p>
          </table:table-cell>
        </table:table-row>
        <table:table-row table:style-name="ro1">
          <table:table-cell office:value-type="float" office:value="-0.401330192" calcext:value-type="float">
            <text:p>-0.401330192</text:p>
          </table:table-cell>
          <table:table-cell office:value-type="float" office:value="-0.0431871129" calcext:value-type="float">
            <text:p>-0.0431871129</text:p>
          </table:table-cell>
          <table:table-cell table:formula="of:=[.A3179]*[.A3179]+[.B3179]*[.B3179]" office:value-type="float" office:value="0.162931049731394" calcext:value-type="float">
            <text:p>0.162931049731394</text:p>
          </table:table-cell>
        </table:table-row>
        <table:table-row table:style-name="ro1">
          <table:table-cell office:value-type="float" office:value="-0.401330192" calcext:value-type="float">
            <text:p>-0.401330192</text:p>
          </table:table-cell>
          <table:table-cell office:value-type="float" office:value="0.0431871128" calcext:value-type="float">
            <text:p>0.0431871128</text:p>
          </table:table-cell>
          <table:table-cell table:formula="of:=[.A3180]*[.A3180]+[.B3180]*[.B3180]" office:value-type="float" office:value="0.162931049722757" calcext:value-type="float">
            <text:p>0.162931049722757</text:p>
          </table:table-cell>
        </table:table-row>
        <table:table-row table:style-name="ro1">
          <table:table-cell office:value-type="float" office:value="0.376745303" calcext:value-type="float">
            <text:p>0.376745303</text:p>
          </table:table-cell>
          <table:table-cell office:value-type="float" office:value="0.144886364" calcext:value-type="float">
            <text:p>0.144886364</text:p>
          </table:table-cell>
          <table:table-cell table:formula="of:=[.A3181]*[.A3181]+[.B3181]*[.B3181]" office:value-type="float" office:value="0.162929081805702" calcext:value-type="float">
            <text:p>0.162929081805702</text:p>
          </table:table-cell>
        </table:table-row>
        <table:table-row table:style-name="ro1">
          <table:table-cell office:value-type="float" office:value="0.376745303" calcext:value-type="float">
            <text:p>0.376745303</text:p>
          </table:table-cell>
          <table:table-cell office:value-type="float" office:value="-0.144886364" calcext:value-type="float">
            <text:p>-0.144886364</text:p>
          </table:table-cell>
          <table:table-cell table:formula="of:=[.A3182]*[.A3182]+[.B3182]*[.B3182]" office:value-type="float" office:value="0.162929081805702" calcext:value-type="float">
            <text:p>0.162929081805702</text:p>
          </table:table-cell>
        </table:table-row>
        <table:table-row table:style-name="ro1">
          <table:table-cell office:value-type="float" office:value="-0.337882822" calcext:value-type="float">
            <text:p>-0.337882822</text:p>
          </table:table-cell>
          <table:table-cell office:value-type="float" office:value="0.220757232" calcext:value-type="float">
            <text:p>0.220757232</text:p>
          </table:table-cell>
          <table:table-cell table:formula="of:=[.A3183]*[.A3183]+[.B3183]*[.B3183]" office:value-type="float" office:value="0.162898556882986" calcext:value-type="float">
            <text:p>0.162898556882986</text:p>
          </table:table-cell>
        </table:table-row>
        <table:table-row table:style-name="ro1">
          <table:table-cell office:value-type="float" office:value="-0.337882822" calcext:value-type="float">
            <text:p>-0.337882822</text:p>
          </table:table-cell>
          <table:table-cell office:value-type="float" office:value="-0.220757232" calcext:value-type="float">
            <text:p>-0.220757232</text:p>
          </table:table-cell>
          <table:table-cell table:formula="of:=[.A3184]*[.A3184]+[.B3184]*[.B3184]" office:value-type="float" office:value="0.162898556882986" calcext:value-type="float">
            <text:p>0.162898556882986</text:p>
          </table:table-cell>
        </table:table-row>
        <table:table-row table:style-name="ro1">
          <table:table-cell office:value-type="float" office:value="-0.393919155" calcext:value-type="float">
            <text:p>-0.393919155</text:p>
          </table:table-cell>
          <table:table-cell office:value-type="float" office:value="-0.0874635142" calcext:value-type="float">
            <text:p>-0.0874635142</text:p>
          </table:table-cell>
          <table:table-cell table:formula="of:=[.A3185]*[.A3185]+[.B3185]*[.B3185]" office:value-type="float" office:value="0.162822166992128" calcext:value-type="float">
            <text:p>0.162822166992128</text:p>
          </table:table-cell>
        </table:table-row>
        <table:table-row table:style-name="ro1">
          <table:table-cell office:value-type="float" office:value="-0.393919155" calcext:value-type="float">
            <text:p>-0.393919155</text:p>
          </table:table-cell>
          <table:table-cell office:value-type="float" office:value="0.0874635141" calcext:value-type="float">
            <text:p>0.0874635141</text:p>
          </table:table-cell>
          <table:table-cell table:formula="of:=[.A3186]*[.A3186]+[.B3186]*[.B3186]" office:value-type="float" office:value="0.162822166974635" calcext:value-type="float">
            <text:p>0.162822166974635</text:p>
          </table:table-cell>
        </table:table-row>
        <table:table-row table:style-name="ro1">
          <table:table-cell office:value-type="float" office:value="-0.328423961" calcext:value-type="float">
            <text:p>-0.328423961</text:p>
          </table:table-cell>
          <table:table-cell office:value-type="float" office:value="0.234199434" calcext:value-type="float">
            <text:p>0.234199434</text:p>
          </table:table-cell>
          <table:table-cell table:formula="of:=[.A3187]*[.A3187]+[.B3187]*[.B3187]" office:value-type="float" office:value="0.16271167304485" calcext:value-type="float">
            <text:p>0.16271167304485</text:p>
          </table:table-cell>
        </table:table-row>
        <table:table-row table:style-name="ro1">
          <table:table-cell office:value-type="float" office:value="-0.328423961" calcext:value-type="float">
            <text:p>-0.328423961</text:p>
          </table:table-cell>
          <table:table-cell office:value-type="float" office:value="-0.234199434" calcext:value-type="float">
            <text:p>-0.234199434</text:p>
          </table:table-cell>
          <table:table-cell table:formula="of:=[.A3188]*[.A3188]+[.B3188]*[.B3188]" office:value-type="float" office:value="0.16271167304485" calcext:value-type="float">
            <text:p>0.16271167304485</text:p>
          </table:table-cell>
        </table:table-row>
        <table:table-row table:style-name="ro1">
          <table:table-cell office:value-type="float" office:value="0.215242855" calcext:value-type="float">
            <text:p>0.215242855</text:p>
          </table:table-cell>
          <table:table-cell office:value-type="float" office:value="0.341027559" calcext:value-type="float">
            <text:p>0.341027559</text:p>
          </table:table-cell>
          <table:table-cell table:formula="of:=[.A3189]*[.A3189]+[.B3189]*[.B3189]" office:value-type="float" office:value="0.16262928262605" calcext:value-type="float">
            <text:p>0.16262928262605</text:p>
          </table:table-cell>
        </table:table-row>
        <table:table-row table:style-name="ro1">
          <table:table-cell office:value-type="float" office:value="0.215242855" calcext:value-type="float">
            <text:p>0.215242855</text:p>
          </table:table-cell>
          <table:table-cell office:value-type="float" office:value="-0.341027557" calcext:value-type="float">
            <text:p>-0.341027557</text:p>
          </table:table-cell>
          <table:table-cell table:formula="of:=[.A3190]*[.A3190]+[.B3190]*[.B3190]" office:value-type="float" office:value="0.162629281261939" calcext:value-type="float">
            <text:p>0.162629281261939</text:p>
          </table:table-cell>
        </table:table-row>
        <table:table-row table:style-name="ro1">
          <table:table-cell office:value-type="float" office:value="0.148276085" calcext:value-type="float">
            <text:p>0.148276085</text:p>
          </table:table-cell>
          <table:table-cell office:value-type="float" office:value="0.375" calcext:value-type="float">
            <text:p>0.375</text:p>
          </table:table-cell>
          <table:table-cell table:formula="of:=[.A3191]*[.A3191]+[.B3191]*[.B3191]" office:value-type="float" office:value="0.162610797382927" calcext:value-type="float">
            <text:p>0.162610797382927</text:p>
          </table:table-cell>
        </table:table-row>
        <table:table-row table:style-name="ro1">
          <table:table-cell office:value-type="float" office:value="0.148276085" calcext:value-type="float">
            <text:p>0.148276085</text:p>
          </table:table-cell>
          <table:table-cell office:value-type="float" office:value="-0.375" calcext:value-type="float">
            <text:p>-0.375</text:p>
          </table:table-cell>
          <table:table-cell table:formula="of:=[.A3192]*[.A3192]+[.B3192]*[.B3192]" office:value-type="float" office:value="0.162610797382927" calcext:value-type="float">
            <text:p>0.162610797382927</text:p>
          </table:table-cell>
        </table:table-row>
        <table:table-row table:style-name="ro1">
          <table:table-cell office:value-type="float" office:value="0.402890876" calcext:value-type="float">
            <text:p>0.402890876</text:p>
          </table:table-cell>
          <table:table-cell office:value-type="float" office:value="0" calcext:value-type="float">
            <text:p>0</text:p>
          </table:table-cell>
          <table:table-cell table:formula="of:=[.A3193]*[.A3193]+[.B3193]*[.B3193]" office:value-type="float" office:value="0.162321057964047" calcext:value-type="float">
            <text:p>0.162321057964047</text:p>
          </table:table-cell>
        </table:table-row>
        <table:table-row table:style-name="ro1">
          <table:table-cell office:value-type="float" office:value="-0.131811977" calcext:value-type="float">
            <text:p>-0.131811977</text:p>
          </table:table-cell>
          <table:table-cell office:value-type="float" office:value="0.379941651" calcext:value-type="float">
            <text:p>0.379941651</text:p>
          </table:table-cell>
          <table:table-cell table:formula="of:=[.A3194]*[.A3194]+[.B3194]*[.B3194]" office:value-type="float" office:value="0.161730055445254" calcext:value-type="float">
            <text:p>0.161730055445254</text:p>
          </table:table-cell>
        </table:table-row>
        <table:table-row table:style-name="ro1">
          <table:table-cell office:value-type="float" office:value="-0.131811977" calcext:value-type="float">
            <text:p>-0.131811977</text:p>
          </table:table-cell>
          <table:table-cell office:value-type="float" office:value="-0.379941651" calcext:value-type="float">
            <text:p>-0.379941651</text:p>
          </table:table-cell>
          <table:table-cell table:formula="of:=[.A3195]*[.A3195]+[.B3195]*[.B3195]" office:value-type="float" office:value="0.161730055445254" calcext:value-type="float">
            <text:p>0.161730055445254</text:p>
          </table:table-cell>
        </table:table-row>
        <table:table-row table:style-name="ro1">
          <table:table-cell office:value-type="float" office:value="-0.0446627941" calcext:value-type="float">
            <text:p>-0.0446627941</text:p>
          </table:table-cell>
          <table:table-cell office:value-type="float" office:value="0.399270557" calcext:value-type="float">
            <text:p>0.399270557</text:p>
          </table:table-cell>
          <table:table-cell table:formula="of:=[.A3196]*[.A3196]+[.B3196]*[.B3196]" office:value-type="float" office:value="0.161411742863909" calcext:value-type="float">
            <text:p>0.161411742863909</text:p>
          </table:table-cell>
        </table:table-row>
        <table:table-row table:style-name="ro1">
          <table:table-cell office:value-type="float" office:value="-0.0446627941" calcext:value-type="float">
            <text:p>-0.0446627941</text:p>
          </table:table-cell>
          <table:table-cell office:value-type="float" office:value="-0.399270557" calcext:value-type="float">
            <text:p>-0.399270557</text:p>
          </table:table-cell>
          <table:table-cell table:formula="of:=[.A3197]*[.A3197]+[.B3197]*[.B3197]" office:value-type="float" office:value="0.161411742863909" calcext:value-type="float">
            <text:p>0.161411742863909</text:p>
          </table:table-cell>
        </table:table-row>
        <table:table-row table:style-name="ro1">
          <table:table-cell office:value-type="float" office:value="-0.401733658" calcext:value-type="float">
            <text:p>-0.401733658</text:p>
          </table:table-cell>
          <table:table-cell office:value-type="float" office:value="0" calcext:value-type="float">
            <text:p>0</text:p>
          </table:table-cell>
          <table:table-cell table:formula="of:=[.A3198]*[.A3198]+[.B3198]*[.B3198]" office:value-type="float" office:value="0.161389931970061" calcext:value-type="float">
            <text:p>0.161389931970061</text:p>
          </table:table-cell>
        </table:table-row>
        <table:table-row table:style-name="ro1">
          <table:table-cell office:value-type="float" office:value="-0.273521111" calcext:value-type="float">
            <text:p>-0.273521111</text:p>
          </table:table-cell>
          <table:table-cell office:value-type="float" office:value="0.294039" calcext:value-type="float">
            <text:p>0.294039</text:p>
          </table:table-cell>
          <table:table-cell table:formula="of:=[.A3199]*[.A3199]+[.B3199]*[.B3199]" office:value-type="float" office:value="0.161272731683674" calcext:value-type="float">
            <text:p>0.161272731683674</text:p>
          </table:table-cell>
        </table:table-row>
        <table:table-row table:style-name="ro1">
          <table:table-cell office:value-type="float" office:value="-0.273521111" calcext:value-type="float">
            <text:p>-0.273521111</text:p>
          </table:table-cell>
          <table:table-cell office:value-type="float" office:value="-0.294039" calcext:value-type="float">
            <text:p>-0.294039</text:p>
          </table:table-cell>
          <table:table-cell table:formula="of:=[.A3200]*[.A3200]+[.B3200]*[.B3200]" office:value-type="float" office:value="0.161272731683674" calcext:value-type="float">
            <text:p>0.161272731683674</text:p>
          </table:table-cell>
        </table:table-row>
        <table:table-row table:style-name="ro1">
          <table:table-cell office:value-type="float" office:value="-0.372049204" calcext:value-type="float">
            <text:p>-0.372049204</text:p>
          </table:table-cell>
          <table:table-cell office:value-type="float" office:value="0.147153597" calcext:value-type="float">
            <text:p>0.147153597</text:p>
          </table:table-cell>
          <table:table-cell table:formula="of:=[.A3201]*[.A3201]+[.B3201]*[.B3201]" office:value-type="float" office:value="0.160074791307072" calcext:value-type="float">
            <text:p>0.160074791307072</text:p>
          </table:table-cell>
        </table:table-row>
        <table:table-row table:style-name="ro1">
          <table:table-cell office:value-type="float" office:value="-0.372049203" calcext:value-type="float">
            <text:p>-0.372049203</text:p>
          </table:table-cell>
          <table:table-cell office:value-type="float" office:value="-0.147153597" calcext:value-type="float">
            <text:p>-0.147153597</text:p>
          </table:table-cell>
          <table:table-cell table:formula="of:=[.A3202]*[.A3202]+[.B3202]*[.B3202]" office:value-type="float" office:value="0.160074790562974" calcext:value-type="float">
            <text:p>0.160074790562974</text:p>
          </table:table-cell>
        </table:table-row>
        <table:table-row table:style-name="ro1">
          <table:table-cell office:value-type="float" office:value="-0.376386091" calcext:value-type="float">
            <text:p>-0.376386091</text:p>
          </table:table-cell>
          <table:table-cell office:value-type="float" office:value="0.133961065" calcext:value-type="float">
            <text:p>0.133961065</text:p>
          </table:table-cell>
          <table:table-cell table:formula="of:=[.A3203]*[.A3203]+[.B3203]*[.B3203]" office:value-type="float" office:value="0.159612056434194" calcext:value-type="float">
            <text:p>0.159612056434194</text:p>
          </table:table-cell>
        </table:table-row>
        <table:table-row table:style-name="ro1">
          <table:table-cell office:value-type="float" office:value="-0.376386091" calcext:value-type="float">
            <text:p>-0.376386091</text:p>
          </table:table-cell>
          <table:table-cell office:value-type="float" office:value="-0.133961065" calcext:value-type="float">
            <text:p>-0.133961065</text:p>
          </table:table-cell>
          <table:table-cell table:formula="of:=[.A3204]*[.A3204]+[.B3204]*[.B3204]" office:value-type="float" office:value="0.159612056434194" calcext:value-type="float">
            <text:p>0.159612056434194</text:p>
          </table:table-cell>
        </table:table-row>
        <table:table-row table:style-name="ro1">
          <table:table-cell office:value-type="float" office:value="0.0461850677" calcext:value-type="float">
            <text:p>0.0461850677</text:p>
          </table:table-cell>
          <table:table-cell office:value-type="float" office:value="-0.396780542" calcext:value-type="float">
            <text:p>-0.396780542</text:p>
          </table:table-cell>
          <table:table-cell table:formula="of:=[.A3205]*[.A3205]+[.B3205]*[.B3205]" office:value-type="float" office:value="0.159567858988267" calcext:value-type="float">
            <text:p>0.159567858988267</text:p>
          </table:table-cell>
        </table:table-row>
        <table:table-row table:style-name="ro1">
          <table:table-cell office:value-type="float" office:value="0.0461850676" calcext:value-type="float">
            <text:p>0.0461850676</text:p>
          </table:table-cell>
          <table:table-cell office:value-type="float" office:value="0.396780542" calcext:value-type="float">
            <text:p>0.396780542</text:p>
          </table:table-cell>
          <table:table-cell table:formula="of:=[.A3206]*[.A3206]+[.B3206]*[.B3206]" office:value-type="float" office:value="0.15956785897903" calcext:value-type="float">
            <text:p>0.15956785897903</text:p>
          </table:table-cell>
        </table:table-row>
        <table:table-row table:style-name="ro1">
          <table:table-cell office:value-type="float" office:value="-0.175751454" calcext:value-type="float">
            <text:p>-0.175751454</text:p>
          </table:table-cell>
          <table:table-cell office:value-type="float" office:value="0.358462438" calcext:value-type="float">
            <text:p>0.358462438</text:p>
          </table:table-cell>
          <table:table-cell table:formula="of:=[.A3207]*[.A3207]+[.B3207]*[.B3207]" office:value-type="float" office:value="0.159383893040018" calcext:value-type="float">
            <text:p>0.159383893040018</text:p>
          </table:table-cell>
        </table:table-row>
        <table:table-row table:style-name="ro1">
          <table:table-cell office:value-type="float" office:value="-0.175751454" calcext:value-type="float">
            <text:p>-0.175751454</text:p>
          </table:table-cell>
          <table:table-cell office:value-type="float" office:value="-0.358462438" calcext:value-type="float">
            <text:p>-0.358462438</text:p>
          </table:table-cell>
          <table:table-cell table:formula="of:=[.A3208]*[.A3208]+[.B3208]*[.B3208]" office:value-type="float" office:value="0.159383893040018" calcext:value-type="float">
            <text:p>0.159383893040018</text:p>
          </table:table-cell>
        </table:table-row>
        <table:table-row table:style-name="ro1">
          <table:table-cell office:value-type="float" office:value="0.119445678" calcext:value-type="float">
            <text:p>0.119445678</text:p>
          </table:table-cell>
          <table:table-cell office:value-type="float" office:value="0.380891577" calcext:value-type="float">
            <text:p>0.380891577</text:p>
          </table:table-cell>
          <table:table-cell table:formula="of:=[.A3209]*[.A3209]+[.B3209]*[.B3209]" office:value-type="float" office:value="0.159345663422427" calcext:value-type="float">
            <text:p>0.159345663422427</text:p>
          </table:table-cell>
        </table:table-row>
        <table:table-row table:style-name="ro1">
          <table:table-cell office:value-type="float" office:value="0.119445678" calcext:value-type="float">
            <text:p>0.119445678</text:p>
          </table:table-cell>
          <table:table-cell office:value-type="float" office:value="-0.380891577" calcext:value-type="float">
            <text:p>-0.380891577</text:p>
          </table:table-cell>
          <table:table-cell table:formula="of:=[.A3210]*[.A3210]+[.B3210]*[.B3210]" office:value-type="float" office:value="0.159345663422427" calcext:value-type="float">
            <text:p>0.159345663422427</text:p>
          </table:table-cell>
        </table:table-row>
        <table:table-row table:style-name="ro1">
          <table:table-cell office:value-type="float" office:value="-0.372764865" calcext:value-type="float">
            <text:p>-0.372764865</text:p>
          </table:table-cell>
          <table:table-cell office:value-type="float" office:value="0.142114792" calcext:value-type="float">
            <text:p>0.142114792</text:p>
          </table:table-cell>
          <table:table-cell table:formula="of:=[.A3211]*[.A3211]+[.B3211]*[.B3211]" office:value-type="float" office:value="0.159150258683672" calcext:value-type="float">
            <text:p>0.159150258683672</text:p>
          </table:table-cell>
        </table:table-row>
        <table:table-row table:style-name="ro1">
          <table:table-cell office:value-type="float" office:value="-0.372764865" calcext:value-type="float">
            <text:p>-0.372764865</text:p>
          </table:table-cell>
          <table:table-cell office:value-type="float" office:value="-0.142114792" calcext:value-type="float">
            <text:p>-0.142114792</text:p>
          </table:table-cell>
          <table:table-cell table:formula="of:=[.A3212]*[.A3212]+[.B3212]*[.B3212]" office:value-type="float" office:value="0.159150258683672" calcext:value-type="float">
            <text:p>0.159150258683672</text:p>
          </table:table-cell>
        </table:table-row>
        <table:table-row table:style-name="ro1">
          <table:table-cell office:value-type="float" office:value="-0.382305535" calcext:value-type="float">
            <text:p>-0.382305535</text:p>
          </table:table-cell>
          <table:table-cell office:value-type="float" office:value="0.113364532" calcext:value-type="float">
            <text:p>0.113364532</text:p>
          </table:table-cell>
          <table:table-cell table:formula="of:=[.A3213]*[.A3213]+[.B3213]*[.B3213]" office:value-type="float" office:value="0.159009039207215" calcext:value-type="float">
            <text:p>0.159009039207215</text:p>
          </table:table-cell>
        </table:table-row>
        <table:table-row table:style-name="ro1">
          <table:table-cell office:value-type="float" office:value="-0.382305535" calcext:value-type="float">
            <text:p>-0.382305535</text:p>
          </table:table-cell>
          <table:table-cell office:value-type="float" office:value="-0.113364532" calcext:value-type="float">
            <text:p>-0.113364532</text:p>
          </table:table-cell>
          <table:table-cell table:formula="of:=[.A3214]*[.A3214]+[.B3214]*[.B3214]" office:value-type="float" office:value="0.159009039207215" calcext:value-type="float">
            <text:p>0.159009039207215</text:p>
          </table:table-cell>
        </table:table-row>
        <table:table-row table:style-name="ro1">
          <table:table-cell office:value-type="float" office:value="-0.11594674" calcext:value-type="float">
            <text:p>-0.11594674</text:p>
          </table:table-cell>
          <table:table-cell office:value-type="float" office:value="0.381252563" calcext:value-type="float">
            <text:p>0.381252563</text:p>
          </table:table-cell>
          <table:table-cell table:formula="of:=[.A3215]*[.A3215]+[.B3215]*[.B3215]" office:value-type="float" office:value="0.158797163310697" calcext:value-type="float">
            <text:p>0.158797163310697</text:p>
          </table:table-cell>
        </table:table-row>
        <table:table-row table:style-name="ro1">
          <table:table-cell office:value-type="float" office:value="-0.11594674" calcext:value-type="float">
            <text:p>-0.11594674</text:p>
          </table:table-cell>
          <table:table-cell office:value-type="float" office:value="-0.381252563" calcext:value-type="float">
            <text:p>-0.381252563</text:p>
          </table:table-cell>
          <table:table-cell table:formula="of:=[.A3216]*[.A3216]+[.B3216]*[.B3216]" office:value-type="float" office:value="0.158797163310697" calcext:value-type="float">
            <text:p>0.158797163310697</text:p>
          </table:table-cell>
        </table:table-row>
        <table:table-row table:style-name="ro1">
          <table:table-cell office:value-type="float" office:value="-0.196631275" calcext:value-type="float">
            <text:p>-0.196631275</text:p>
          </table:table-cell>
          <table:table-cell office:value-type="float" office:value="0.346436418" calcext:value-type="float">
            <text:p>0.346436418</text:p>
          </table:table-cell>
          <table:table-cell table:formula="of:=[.A3217]*[.A3217]+[.B3217]*[.B3217]" office:value-type="float" office:value="0.158682050024796" calcext:value-type="float">
            <text:p>0.158682050024796</text:p>
          </table:table-cell>
        </table:table-row>
        <table:table-row table:style-name="ro1">
          <table:table-cell office:value-type="float" office:value="-0.196631275" calcext:value-type="float">
            <text:p>-0.196631275</text:p>
          </table:table-cell>
          <table:table-cell office:value-type="float" office:value="-0.346436418" calcext:value-type="float">
            <text:p>-0.346436418</text:p>
          </table:table-cell>
          <table:table-cell table:formula="of:=[.A3218]*[.A3218]+[.B3218]*[.B3218]" office:value-type="float" office:value="0.158682050024796" calcext:value-type="float">
            <text:p>0.158682050024796</text:p>
          </table:table-cell>
        </table:table-row>
        <table:table-row table:style-name="ro1">
          <table:table-cell office:value-type="float" office:value="-0.391674328" calcext:value-type="float">
            <text:p>-0.391674328</text:p>
          </table:table-cell>
          <table:table-cell office:value-type="float" office:value="0.0711699096" calcext:value-type="float">
            <text:p>0.0711699096</text:p>
          </table:table-cell>
          <table:table-cell table:formula="of:=[.A3219]*[.A3219]+[.B3219]*[.B3219]" office:value-type="float" office:value="0.158473935246724" calcext:value-type="float">
            <text:p>0.158473935246724</text:p>
          </table:table-cell>
        </table:table-row>
        <table:table-row table:style-name="ro1">
          <table:table-cell office:value-type="float" office:value="-0.391674328" calcext:value-type="float">
            <text:p>-0.391674328</text:p>
          </table:table-cell>
          <table:table-cell office:value-type="float" office:value="-0.0711699096" calcext:value-type="float">
            <text:p>-0.0711699096</text:p>
          </table:table-cell>
          <table:table-cell table:formula="of:=[.A3220]*[.A3220]+[.B3220]*[.B3220]" office:value-type="float" office:value="0.158473935246724" calcext:value-type="float">
            <text:p>0.158473935246724</text:p>
          </table:table-cell>
        </table:table-row>
        <table:table-row table:style-name="ro1">
          <table:table-cell office:value-type="float" office:value="0.146448293" calcext:value-type="float">
            <text:p>0.146448293</text:p>
          </table:table-cell>
          <table:table-cell office:value-type="float" office:value="0.369291788" calcext:value-type="float">
            <text:p>0.369291788</text:p>
          </table:table-cell>
          <table:table-cell table:formula="of:=[.A3221]*[.A3221]+[.B3221]*[.B3221]" office:value-type="float" office:value="0.157823527206851" calcext:value-type="float">
            <text:p>0.157823527206851</text:p>
          </table:table-cell>
        </table:table-row>
        <table:table-row table:style-name="ro1">
          <table:table-cell office:value-type="float" office:value="0.146448293" calcext:value-type="float">
            <text:p>0.146448293</text:p>
          </table:table-cell>
          <table:table-cell office:value-type="float" office:value="-0.369291788" calcext:value-type="float">
            <text:p>-0.369291788</text:p>
          </table:table-cell>
          <table:table-cell table:formula="of:=[.A3222]*[.A3222]+[.B3222]*[.B3222]" office:value-type="float" office:value="0.157823527206851" calcext:value-type="float">
            <text:p>0.157823527206851</text:p>
          </table:table-cell>
        </table:table-row>
        <table:table-row table:style-name="ro1">
          <table:table-cell office:value-type="float" office:value="-0.321475217" calcext:value-type="float">
            <text:p>-0.321475217</text:p>
          </table:table-cell>
          <table:table-cell office:value-type="float" office:value="0.231882067" calcext:value-type="float">
            <text:p>0.231882067</text:p>
          </table:table-cell>
          <table:table-cell table:formula="of:=[.A3223]*[.A3223]+[.B3223]*[.B3223]" office:value-type="float" office:value="0.15711560814139" calcext:value-type="float">
            <text:p>0.15711560814139</text:p>
          </table:table-cell>
        </table:table-row>
        <table:table-row table:style-name="ro1">
          <table:table-cell office:value-type="float" office:value="-0.321475217" calcext:value-type="float">
            <text:p>-0.321475217</text:p>
          </table:table-cell>
          <table:table-cell office:value-type="float" office:value="-0.231882067" calcext:value-type="float">
            <text:p>-0.231882067</text:p>
          </table:table-cell>
          <table:table-cell table:formula="of:=[.A3224]*[.A3224]+[.B3224]*[.B3224]" office:value-type="float" office:value="0.15711560814139" calcext:value-type="float">
            <text:p>0.15711560814139</text:p>
          </table:table-cell>
        </table:table-row>
        <table:table-row table:style-name="ro1">
          <table:table-cell office:value-type="float" office:value="-0.24833194" calcext:value-type="float">
            <text:p>-0.24833194</text:p>
          </table:table-cell>
          <table:table-cell office:value-type="float" office:value="0.308939224" calcext:value-type="float">
            <text:p>0.308939224</text:p>
          </table:table-cell>
          <table:table-cell table:formula="of:=[.A3225]*[.A3225]+[.B3225]*[.B3225]" office:value-type="float" office:value="0.157112196549886" calcext:value-type="float">
            <text:p>0.157112196549886</text:p>
          </table:table-cell>
        </table:table-row>
        <table:table-row table:style-name="ro1">
          <table:table-cell office:value-type="float" office:value="-0.24833194" calcext:value-type="float">
            <text:p>-0.24833194</text:p>
          </table:table-cell>
          <table:table-cell office:value-type="float" office:value="-0.308939224" calcext:value-type="float">
            <text:p>-0.308939224</text:p>
          </table:table-cell>
          <table:table-cell table:formula="of:=[.A3226]*[.A3226]+[.B3226]*[.B3226]" office:value-type="float" office:value="0.157112196549886" calcext:value-type="float">
            <text:p>0.157112196549886</text:p>
          </table:table-cell>
        </table:table-row>
        <table:table-row table:style-name="ro1">
          <table:table-cell office:value-type="float" office:value="-0.384359483" calcext:value-type="float">
            <text:p>-0.384359483</text:p>
          </table:table-cell>
          <table:table-cell office:value-type="float" office:value="-0.0953932472" calcext:value-type="float">
            <text:p>-0.0953932472</text:p>
          </table:table-cell>
          <table:table-cell table:formula="of:=[.A3227]*[.A3227]+[.B3227]*[.B3227]" office:value-type="float" office:value="0.156832083783388" calcext:value-type="float">
            <text:p>0.156832083783388</text:p>
          </table:table-cell>
        </table:table-row>
        <table:table-row table:style-name="ro1">
          <table:table-cell office:value-type="float" office:value="-0.384359483" calcext:value-type="float">
            <text:p>-0.384359483</text:p>
          </table:table-cell>
          <table:table-cell office:value-type="float" office:value="0.0953932471" calcext:value-type="float">
            <text:p>0.0953932471</text:p>
          </table:table-cell>
          <table:table-cell table:formula="of:=[.A3228]*[.A3228]+[.B3228]*[.B3228]" office:value-type="float" office:value="0.156832083764309" calcext:value-type="float">
            <text:p>0.156832083764309</text:p>
          </table:table-cell>
        </table:table-row>
        <table:table-row table:style-name="ro1">
          <table:table-cell office:value-type="float" office:value="-0.0283061857" calcext:value-type="float">
            <text:p>-0.0283061857</text:p>
          </table:table-cell>
          <table:table-cell office:value-type="float" office:value="-0.394878015" calcext:value-type="float">
            <text:p>-0.394878015</text:p>
          </table:table-cell>
          <table:table-cell table:formula="of:=[.A3229]*[.A3229]+[.B3229]*[.B3229]" office:value-type="float" office:value="0.156729886879223" calcext:value-type="float">
            <text:p>0.156729886879223</text:p>
          </table:table-cell>
        </table:table-row>
        <table:table-row table:style-name="ro1">
          <table:table-cell office:value-type="float" office:value="-0.0283061855" calcext:value-type="float">
            <text:p>-0.0283061855</text:p>
          </table:table-cell>
          <table:table-cell office:value-type="float" office:value="0.394878014" calcext:value-type="float">
            <text:p>0.394878014</text:p>
          </table:table-cell>
          <table:table-cell table:formula="of:=[.A3230]*[.A3230]+[.B3230]*[.B3230]" office:value-type="float" office:value="0.156729886078145" calcext:value-type="float">
            <text:p>0.156729886078145</text:p>
          </table:table-cell>
        </table:table-row>
        <table:table-row table:style-name="ro1">
          <table:table-cell office:value-type="float" office:value="-0.206393045" calcext:value-type="float">
            <text:p>-0.206393045</text:p>
          </table:table-cell>
          <table:table-cell office:value-type="float" office:value="0.337356624" calcext:value-type="float">
            <text:p>0.337356624</text:p>
          </table:table-cell>
          <table:table-cell table:formula="of:=[.A3231]*[.A3231]+[.B3231]*[.B3231]" office:value-type="float" office:value="0.156407580781049" calcext:value-type="float">
            <text:p>0.156407580781049</text:p>
          </table:table-cell>
        </table:table-row>
        <table:table-row table:style-name="ro1">
          <table:table-cell office:value-type="float" office:value="-0.206393045" calcext:value-type="float">
            <text:p>-0.206393045</text:p>
          </table:table-cell>
          <table:table-cell office:value-type="float" office:value="-0.337356624" calcext:value-type="float">
            <text:p>-0.337356624</text:p>
          </table:table-cell>
          <table:table-cell table:formula="of:=[.A3232]*[.A3232]+[.B3232]*[.B3232]" office:value-type="float" office:value="0.156407580781049" calcext:value-type="float">
            <text:p>0.156407580781049</text:p>
          </table:table-cell>
        </table:table-row>
        <table:table-row table:style-name="ro1">
          <table:table-cell office:value-type="float" office:value="-0.378259169" calcext:value-type="float">
            <text:p>-0.378259169</text:p>
          </table:table-cell>
          <table:table-cell office:value-type="float" office:value="0.114367948" calcext:value-type="float">
            <text:p>0.114367948</text:p>
          </table:table-cell>
          <table:table-cell table:formula="of:=[.A3233]*[.A3233]+[.B3233]*[.B3233]" office:value-type="float" office:value="0.156160026462301" calcext:value-type="float">
            <text:p>0.156160026462301</text:p>
          </table:table-cell>
        </table:table-row>
        <table:table-row table:style-name="ro1">
          <table:table-cell office:value-type="float" office:value="-0.378259168" calcext:value-type="float">
            <text:p>-0.378259168</text:p>
          </table:table-cell>
          <table:table-cell office:value-type="float" office:value="-0.114367948" calcext:value-type="float">
            <text:p>-0.114367948</text:p>
          </table:table-cell>
          <table:table-cell table:formula="of:=[.A3234]*[.A3234]+[.B3234]*[.B3234]" office:value-type="float" office:value="0.156160025705783" calcext:value-type="float">
            <text:p>0.156160025705783</text:p>
          </table:table-cell>
        </table:table-row>
        <table:table-row table:style-name="ro1">
          <table:table-cell office:value-type="float" office:value="-0.293685924" calcext:value-type="float">
            <text:p>-0.293685924</text:p>
          </table:table-cell>
          <table:table-cell office:value-type="float" office:value="0.264146682" calcext:value-type="float">
            <text:p>0.264146682</text:p>
          </table:table-cell>
          <table:table-cell table:formula="of:=[.A3235]*[.A3235]+[.B3235]*[.B3235]" office:value-type="float" office:value="0.156024891567343" calcext:value-type="float">
            <text:p>0.156024891567343</text:p>
          </table:table-cell>
        </table:table-row>
        <table:table-row table:style-name="ro1">
          <table:table-cell office:value-type="float" office:value="-0.293685924" calcext:value-type="float">
            <text:p>-0.293685924</text:p>
          </table:table-cell>
          <table:table-cell office:value-type="float" office:value="-0.264146682" calcext:value-type="float">
            <text:p>-0.264146682</text:p>
          </table:table-cell>
          <table:table-cell table:formula="of:=[.A3236]*[.A3236]+[.B3236]*[.B3236]" office:value-type="float" office:value="0.156024891567343" calcext:value-type="float">
            <text:p>0.156024891567343</text:p>
          </table:table-cell>
        </table:table-row>
        <table:table-row table:style-name="ro1">
          <table:table-cell office:value-type="float" office:value="-0.355088884" calcext:value-type="float">
            <text:p>-0.355088884</text:p>
          </table:table-cell>
          <table:table-cell office:value-type="float" office:value="0.172687495" calcext:value-type="float">
            <text:p>0.172687495</text:p>
          </table:table-cell>
          <table:table-cell table:formula="of:=[.A3237]*[.A3237]+[.B3237]*[.B3237]" office:value-type="float" office:value="0.15590908646974" calcext:value-type="float">
            <text:p>0.15590908646974</text:p>
          </table:table-cell>
        </table:table-row>
        <table:table-row table:style-name="ro1">
          <table:table-cell office:value-type="float" office:value="-0.355088884" calcext:value-type="float">
            <text:p>-0.355088884</text:p>
          </table:table-cell>
          <table:table-cell office:value-type="float" office:value="-0.172687494" calcext:value-type="float">
            <text:p>-0.172687494</text:p>
          </table:table-cell>
          <table:table-cell table:formula="of:=[.A3238]*[.A3238]+[.B3238]*[.B3238]" office:value-type="float" office:value="0.155909086124365" calcext:value-type="float">
            <text:p>0.155909086124365</text:p>
          </table:table-cell>
        </table:table-row>
        <table:table-row table:style-name="ro1">
          <table:table-cell office:value-type="float" office:value="-0.394530596" calcext:value-type="float">
            <text:p>-0.394530596</text:p>
          </table:table-cell>
          <table:table-cell office:value-type="float" office:value="0" calcext:value-type="float">
            <text:p>0</text:p>
          </table:table-cell>
          <table:table-cell table:formula="of:=[.A3239]*[.A3239]+[.B3239]*[.B3239]" office:value-type="float" office:value="0.155654391180115" calcext:value-type="float">
            <text:p>0.155654391180115</text:p>
          </table:table-cell>
        </table:table-row>
        <table:table-row table:style-name="ro1">
          <table:table-cell office:value-type="float" office:value="-0.39445353" calcext:value-type="float">
            <text:p>-0.39445353</text:p>
          </table:table-cell>
          <table:table-cell office:value-type="float" office:value="0" calcext:value-type="float">
            <text:p>0</text:p>
          </table:table-cell>
          <table:table-cell table:formula="of:=[.A3240]*[.A3240]+[.B3240]*[.B3240]" office:value-type="float" office:value="0.155593587329461" calcext:value-type="float">
            <text:p>0.155593587329461</text:p>
          </table:table-cell>
        </table:table-row>
        <table:table-row table:style-name="ro1">
          <table:table-cell office:value-type="float" office:value="-0.156285614" calcext:value-type="float">
            <text:p>-0.156285614</text:p>
          </table:table-cell>
          <table:table-cell office:value-type="float" office:value="0.360559943" calcext:value-type="float">
            <text:p>0.360559943</text:p>
          </table:table-cell>
          <table:table-cell table:formula="of:=[.A3241]*[.A3241]+[.B3241]*[.B3241]" office:value-type="float" office:value="0.15442866563952" calcext:value-type="float">
            <text:p>0.15442866563952</text:p>
          </table:table-cell>
        </table:table-row>
        <table:table-row table:style-name="ro1">
          <table:table-cell office:value-type="float" office:value="-0.156285614" calcext:value-type="float">
            <text:p>-0.156285614</text:p>
          </table:table-cell>
          <table:table-cell office:value-type="float" office:value="-0.360559943" calcext:value-type="float">
            <text:p>-0.360559943</text:p>
          </table:table-cell>
          <table:table-cell table:formula="of:=[.A3242]*[.A3242]+[.B3242]*[.B3242]" office:value-type="float" office:value="0.15442866563952" calcext:value-type="float">
            <text:p>0.15442866563952</text:p>
          </table:table-cell>
        </table:table-row>
        <table:table-row table:style-name="ro1">
          <table:table-cell office:value-type="float" office:value="-0.123784914" calcext:value-type="float">
            <text:p>-0.123784914</text:p>
          </table:table-cell>
          <table:table-cell office:value-type="float" office:value="0.372771376" calcext:value-type="float">
            <text:p>0.372771376</text:p>
          </table:table-cell>
          <table:table-cell table:formula="of:=[.A3243]*[.A3243]+[.B3243]*[.B3243]" office:value-type="float" office:value="0.154281203698921" calcext:value-type="float">
            <text:p>0.154281203698921</text:p>
          </table:table-cell>
        </table:table-row>
        <table:table-row table:style-name="ro1">
          <table:table-cell office:value-type="float" office:value="-0.123784914" calcext:value-type="float">
            <text:p>-0.123784914</text:p>
          </table:table-cell>
          <table:table-cell office:value-type="float" office:value="-0.372771376" calcext:value-type="float">
            <text:p>-0.372771376</text:p>
          </table:table-cell>
          <table:table-cell table:formula="of:=[.A3244]*[.A3244]+[.B3244]*[.B3244]" office:value-type="float" office:value="0.154281203698921" calcext:value-type="float">
            <text:p>0.154281203698921</text:p>
          </table:table-cell>
        </table:table-row>
        <table:table-row table:style-name="ro1">
          <table:table-cell office:value-type="float" office:value="-0.10982081" calcext:value-type="float">
            <text:p>-0.10982081</text:p>
          </table:table-cell>
          <table:table-cell office:value-type="float" office:value="0.377040795" calcext:value-type="float">
            <text:p>0.377040795</text:p>
          </table:table-cell>
          <table:table-cell table:formula="of:=[.A3245]*[.A3245]+[.B3245]*[.B3245]" office:value-type="float" office:value="0.154220371403288" calcext:value-type="float">
            <text:p>0.154220371403288</text:p>
          </table:table-cell>
        </table:table-row>
        <table:table-row table:style-name="ro1">
          <table:table-cell office:value-type="float" office:value="-0.10982081" calcext:value-type="float">
            <text:p>-0.10982081</text:p>
          </table:table-cell>
          <table:table-cell office:value-type="float" office:value="-0.377040795" calcext:value-type="float">
            <text:p>-0.377040795</text:p>
          </table:table-cell>
          <table:table-cell table:formula="of:=[.A3246]*[.A3246]+[.B3246]*[.B3246]" office:value-type="float" office:value="0.154220371403288" calcext:value-type="float">
            <text:p>0.154220371403288</text:p>
          </table:table-cell>
        </table:table-row>
        <table:table-row table:style-name="ro1">
          <table:table-cell office:value-type="float" office:value="-0.116362264" calcext:value-type="float">
            <text:p>-0.116362264</text:p>
          </table:table-cell>
          <table:table-cell office:value-type="float" office:value="0.375" calcext:value-type="float">
            <text:p>0.375</text:p>
          </table:table-cell>
          <table:table-cell table:formula="of:=[.A3247]*[.A3247]+[.B3247]*[.B3247]" office:value-type="float" office:value="0.154165176483206" calcext:value-type="float">
            <text:p>0.154165176483206</text:p>
          </table:table-cell>
        </table:table-row>
        <table:table-row table:style-name="ro1">
          <table:table-cell office:value-type="float" office:value="-0.116362264" calcext:value-type="float">
            <text:p>-0.116362264</text:p>
          </table:table-cell>
          <table:table-cell office:value-type="float" office:value="-0.375" calcext:value-type="float">
            <text:p>-0.375</text:p>
          </table:table-cell>
          <table:table-cell table:formula="of:=[.A3248]*[.A3248]+[.B3248]*[.B3248]" office:value-type="float" office:value="0.154165176483206" calcext:value-type="float">
            <text:p>0.154165176483206</text:p>
          </table:table-cell>
        </table:table-row>
        <table:table-row table:style-name="ro1">
          <table:table-cell office:value-type="float" office:value="0.228725167" calcext:value-type="float">
            <text:p>0.228725167</text:p>
          </table:table-cell>
          <table:table-cell office:value-type="float" office:value="0.318678331" calcext:value-type="float">
            <text:p>0.318678331</text:p>
          </table:table-cell>
          <table:table-cell table:formula="of:=[.A3249]*[.A3249]+[.B3249]*[.B3249]" office:value-type="float" office:value="0.153871080668123" calcext:value-type="float">
            <text:p>0.153871080668123</text:p>
          </table:table-cell>
        </table:table-row>
        <table:table-row table:style-name="ro1">
          <table:table-cell office:value-type="float" office:value="0.228725167" calcext:value-type="float">
            <text:p>0.228725167</text:p>
          </table:table-cell>
          <table:table-cell office:value-type="float" office:value="-0.318678331" calcext:value-type="float">
            <text:p>-0.318678331</text:p>
          </table:table-cell>
          <table:table-cell table:formula="of:=[.A3250]*[.A3250]+[.B3250]*[.B3250]" office:value-type="float" office:value="0.153871080668123" calcext:value-type="float">
            <text:p>0.153871080668123</text:p>
          </table:table-cell>
        </table:table-row>
        <table:table-row table:style-name="ro1">
          <table:table-cell office:value-type="float" office:value="-0.237668661" calcext:value-type="float">
            <text:p>-0.237668661</text:p>
          </table:table-cell>
          <table:table-cell office:value-type="float" office:value="0.31188138" calcext:value-type="float">
            <text:p>0.31188138</text:p>
          </table:table-cell>
          <table:table-cell table:formula="of:=[.A3251]*[.A3251]+[.B3251]*[.B3251]" office:value-type="float" office:value="0.153756387612237" calcext:value-type="float">
            <text:p>0.153756387612237</text:p>
          </table:table-cell>
        </table:table-row>
        <table:table-row table:style-name="ro1">
          <table:table-cell office:value-type="float" office:value="-0.237668661" calcext:value-type="float">
            <text:p>-0.237668661</text:p>
          </table:table-cell>
          <table:table-cell office:value-type="float" office:value="-0.31188138" calcext:value-type="float">
            <text:p>-0.31188138</text:p>
          </table:table-cell>
          <table:table-cell table:formula="of:=[.A3252]*[.A3252]+[.B3252]*[.B3252]" office:value-type="float" office:value="0.153756387612237" calcext:value-type="float">
            <text:p>0.153756387612237</text:p>
          </table:table-cell>
        </table:table-row>
        <table:table-row table:style-name="ro1">
          <table:table-cell office:value-type="float" office:value="-0.269158392" calcext:value-type="float">
            <text:p>-0.269158392</text:p>
          </table:table-cell>
          <table:table-cell office:value-type="float" office:value="-0.284687768" calcext:value-type="float">
            <text:p>-0.284687768</text:p>
          </table:table-cell>
          <table:table-cell table:formula="of:=[.A3253]*[.A3253]+[.B3253]*[.B3253]" office:value-type="float" office:value="0.153493365232848" calcext:value-type="float">
            <text:p>0.153493365232848</text:p>
          </table:table-cell>
        </table:table-row>
        <table:table-row table:style-name="ro1">
          <table:table-cell office:value-type="float" office:value="-0.269158392" calcext:value-type="float">
            <text:p>-0.269158392</text:p>
          </table:table-cell>
          <table:table-cell office:value-type="float" office:value="0.284687767" calcext:value-type="float">
            <text:p>0.284687767</text:p>
          </table:table-cell>
          <table:table-cell table:formula="of:=[.A3254]*[.A3254]+[.B3254]*[.B3254]" office:value-type="float" office:value="0.153493364663472" calcext:value-type="float">
            <text:p>0.153493364663472</text:p>
          </table:table-cell>
        </table:table-row>
        <table:table-row table:style-name="ro1">
          <table:table-cell office:value-type="float" office:value="-0.348002637" calcext:value-type="float">
            <text:p>-0.348002637</text:p>
          </table:table-cell>
          <table:table-cell office:value-type="float" office:value="0.178904995" calcext:value-type="float">
            <text:p>0.178904995</text:p>
          </table:table-cell>
          <table:table-cell table:formula="of:=[.A3255]*[.A3255]+[.B3255]*[.B3255]" office:value-type="float" office:value="0.153112832594904" calcext:value-type="float">
            <text:p>0.153112832594904</text:p>
          </table:table-cell>
        </table:table-row>
        <table:table-row table:style-name="ro1">
          <table:table-cell office:value-type="float" office:value="-0.348002637" calcext:value-type="float">
            <text:p>-0.348002637</text:p>
          </table:table-cell>
          <table:table-cell office:value-type="float" office:value="-0.178904995" calcext:value-type="float">
            <text:p>-0.178904995</text:p>
          </table:table-cell>
          <table:table-cell table:formula="of:=[.A3256]*[.A3256]+[.B3256]*[.B3256]" office:value-type="float" office:value="0.153112832594904" calcext:value-type="float">
            <text:p>0.153112832594904</text:p>
          </table:table-cell>
        </table:table-row>
        <table:table-row table:style-name="ro1">
          <table:table-cell office:value-type="float" office:value="-0.385868808" calcext:value-type="float">
            <text:p>-0.385868808</text:p>
          </table:table-cell>
          <table:table-cell office:value-type="float" office:value="0.063984464" calcext:value-type="float">
            <text:p>0.063984464</text:p>
          </table:table-cell>
          <table:table-cell table:formula="of:=[.A3257]*[.A3257]+[.B3257]*[.B3257]" office:value-type="float" office:value="0.152988748620708" calcext:value-type="float">
            <text:p>0.152988748620708</text:p>
          </table:table-cell>
        </table:table-row>
        <table:table-row table:style-name="ro1">
          <table:table-cell office:value-type="float" office:value="-0.385868808" calcext:value-type="float">
            <text:p>-0.385868808</text:p>
          </table:table-cell>
          <table:table-cell office:value-type="float" office:value="-0.063984464" calcext:value-type="float">
            <text:p>-0.063984464</text:p>
          </table:table-cell>
          <table:table-cell table:formula="of:=[.A3258]*[.A3258]+[.B3258]*[.B3258]" office:value-type="float" office:value="0.152988748620708" calcext:value-type="float">
            <text:p>0.152988748620708</text:p>
          </table:table-cell>
        </table:table-row>
        <table:table-row table:style-name="ro1">
          <table:table-cell office:value-type="float" office:value="-0.287795465" calcext:value-type="float">
            <text:p>-0.287795465</text:p>
          </table:table-cell>
          <table:table-cell office:value-type="float" office:value="0.264008073" calcext:value-type="float">
            <text:p>0.264008073</text:p>
          </table:table-cell>
          <table:table-cell table:formula="of:=[.A3259]*[.A3259]+[.B3259]*[.B3259]" office:value-type="float" office:value="0.15252649228374" calcext:value-type="float">
            <text:p>0.15252649228374</text:p>
          </table:table-cell>
        </table:table-row>
        <table:table-row table:style-name="ro1">
          <table:table-cell office:value-type="float" office:value="-0.287795465" calcext:value-type="float">
            <text:p>-0.287795465</text:p>
          </table:table-cell>
          <table:table-cell office:value-type="float" office:value="-0.264008073" calcext:value-type="float">
            <text:p>-0.264008073</text:p>
          </table:table-cell>
          <table:table-cell table:formula="of:=[.A3260]*[.A3260]+[.B3260]*[.B3260]" office:value-type="float" office:value="0.15252649228374" calcext:value-type="float">
            <text:p>0.15252649228374</text:p>
          </table:table-cell>
        </table:table-row>
        <table:table-row table:style-name="ro1">
          <table:table-cell office:value-type="float" office:value="-0.231576825" calcext:value-type="float">
            <text:p>-0.231576825</text:p>
          </table:table-cell>
          <table:table-cell office:value-type="float" office:value="0.31437997" calcext:value-type="float">
            <text:p>0.31437997</text:p>
          </table:table-cell>
          <table:table-cell table:formula="of:=[.A3261]*[.A3261]+[.B3261]*[.B3261]" office:value-type="float" office:value="0.152462591414282" calcext:value-type="float">
            <text:p>0.152462591414282</text:p>
          </table:table-cell>
        </table:table-row>
        <table:table-row table:style-name="ro1">
          <table:table-cell office:value-type="float" office:value="-0.231576825" calcext:value-type="float">
            <text:p>-0.231576825</text:p>
          </table:table-cell>
          <table:table-cell office:value-type="float" office:value="-0.31437997" calcext:value-type="float">
            <text:p>-0.31437997</text:p>
          </table:table-cell>
          <table:table-cell table:formula="of:=[.A3262]*[.A3262]+[.B3262]*[.B3262]" office:value-type="float" office:value="0.152462591414282" calcext:value-type="float">
            <text:p>0.152462591414282</text:p>
          </table:table-cell>
        </table:table-row>
        <table:table-row table:style-name="ro1">
          <table:table-cell office:value-type="float" office:value="-0.387535427" calcext:value-type="float">
            <text:p>-0.387535427</text:p>
          </table:table-cell>
          <table:table-cell office:value-type="float" office:value="0.0457857852" calcext:value-type="float">
            <text:p>0.0457857852</text:p>
          </table:table-cell>
          <table:table-cell table:formula="of:=[.A3263]*[.A3263]+[.B3263]*[.B3263]" office:value-type="float" office:value="0.152280045306453" calcext:value-type="float">
            <text:p>0.152280045306453</text:p>
          </table:table-cell>
        </table:table-row>
        <table:table-row table:style-name="ro1">
          <table:table-cell office:value-type="float" office:value="-0.387535427" calcext:value-type="float">
            <text:p>-0.387535427</text:p>
          </table:table-cell>
          <table:table-cell office:value-type="float" office:value="-0.0457857852" calcext:value-type="float">
            <text:p>-0.0457857852</text:p>
          </table:table-cell>
          <table:table-cell table:formula="of:=[.A3264]*[.A3264]+[.B3264]*[.B3264]" office:value-type="float" office:value="0.152280045306453" calcext:value-type="float">
            <text:p>0.152280045306453</text:p>
          </table:table-cell>
        </table:table-row>
        <table:table-row table:style-name="ro1">
          <table:table-cell office:value-type="float" office:value="-0.39013226" calcext:value-type="float">
            <text:p>-0.39013226</text:p>
          </table:table-cell>
          <table:table-cell office:value-type="float" office:value="0" calcext:value-type="float">
            <text:p>0</text:p>
          </table:table-cell>
          <table:table-cell table:formula="of:=[.A3265]*[.A3265]+[.B3265]*[.B3265]" office:value-type="float" office:value="0.152203180292708" calcext:value-type="float">
            <text:p>0.152203180292708</text:p>
          </table:table-cell>
        </table:table-row>
        <table:table-row table:style-name="ro1">
          <table:table-cell office:value-type="float" office:value="-0.377321519" calcext:value-type="float">
            <text:p>-0.377321519</text:p>
          </table:table-cell>
          <table:table-cell office:value-type="float" office:value="0.0971740408" calcext:value-type="float">
            <text:p>0.0971740408</text:p>
          </table:table-cell>
          <table:table-cell table:formula="of:=[.A3266]*[.A3266]+[.B3266]*[.B3266]" office:value-type="float" office:value="0.151814322905867" calcext:value-type="float">
            <text:p>0.151814322905867</text:p>
          </table:table-cell>
        </table:table-row>
        <table:table-row table:style-name="ro1">
          <table:table-cell office:value-type="float" office:value="-0.377321519" calcext:value-type="float">
            <text:p>-0.377321519</text:p>
          </table:table-cell>
          <table:table-cell office:value-type="float" office:value="-0.0971740408" calcext:value-type="float">
            <text:p>-0.0971740408</text:p>
          </table:table-cell>
          <table:table-cell table:formula="of:=[.A3267]*[.A3267]+[.B3267]*[.B3267]" office:value-type="float" office:value="0.151814322905867" calcext:value-type="float">
            <text:p>0.151814322905867</text:p>
          </table:table-cell>
        </table:table-row>
        <table:table-row table:style-name="ro1">
          <table:table-cell office:value-type="float" office:value="-0.367603851" calcext:value-type="float">
            <text:p>-0.367603851</text:p>
          </table:table-cell>
          <table:table-cell office:value-type="float" office:value="0.128174445" calcext:value-type="float">
            <text:p>0.128174445</text:p>
          </table:table-cell>
          <table:table-cell table:formula="of:=[.A3268]*[.A3268]+[.B3268]*[.B3268]" office:value-type="float" office:value="0.151561279621088" calcext:value-type="float">
            <text:p>0.151561279621088</text:p>
          </table:table-cell>
        </table:table-row>
        <table:table-row table:style-name="ro1">
          <table:table-cell office:value-type="float" office:value="-0.367603851" calcext:value-type="float">
            <text:p>-0.367603851</text:p>
          </table:table-cell>
          <table:table-cell office:value-type="float" office:value="-0.128174445" calcext:value-type="float">
            <text:p>-0.128174445</text:p>
          </table:table-cell>
          <table:table-cell table:formula="of:=[.A3269]*[.A3269]+[.B3269]*[.B3269]" office:value-type="float" office:value="0.151561279621088" calcext:value-type="float">
            <text:p>0.151561279621088</text:p>
          </table:table-cell>
        </table:table-row>
        <table:table-row table:style-name="ro1">
          <table:table-cell office:value-type="float" office:value="-0.157198425" calcext:value-type="float">
            <text:p>-0.157198425</text:p>
          </table:table-cell>
          <table:table-cell office:value-type="float" office:value="0.355875359" calcext:value-type="float">
            <text:p>0.355875359</text:p>
          </table:table-cell>
          <table:table-cell table:formula="of:=[.A3270]*[.A3270]+[.B3270]*[.B3270]" office:value-type="float" office:value="0.15135861596586" calcext:value-type="float">
            <text:p>0.15135861596586</text:p>
          </table:table-cell>
        </table:table-row>
        <table:table-row table:style-name="ro1">
          <table:table-cell office:value-type="float" office:value="-0.157198425" calcext:value-type="float">
            <text:p>-0.157198425</text:p>
          </table:table-cell>
          <table:table-cell office:value-type="float" office:value="-0.355875359" calcext:value-type="float">
            <text:p>-0.355875359</text:p>
          </table:table-cell>
          <table:table-cell table:formula="of:=[.A3271]*[.A3271]+[.B3271]*[.B3271]" office:value-type="float" office:value="0.15135861596586" calcext:value-type="float">
            <text:p>0.1513586159658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181818182" calcext:value-type="float">
            <text:p>0.181818182</text:p>
          </table:table-cell>
          <table:table-cell table:formula="of:=[.A3272]*[.A3272]+[.B3272]*[.B3272]" office:value-type="float" office:value="0.151221913805785" calcext:value-type="float">
            <text:p>0.151221913805785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181818182" calcext:value-type="float">
            <text:p>-0.181818182</text:p>
          </table:table-cell>
          <table:table-cell table:formula="of:=[.A3273]*[.A3273]+[.B3273]*[.B3273]" office:value-type="float" office:value="0.151221913805785" calcext:value-type="float">
            <text:p>0.151221913805785</text:p>
          </table:table-cell>
        </table:table-row>
        <table:table-row table:style-name="ro1">
          <table:table-cell office:value-type="float" office:value="-0.258236628" calcext:value-type="float">
            <text:p>-0.258236628</text:p>
          </table:table-cell>
          <table:table-cell office:value-type="float" office:value="-0.290671588" calcext:value-type="float">
            <text:p>-0.290671588</text:p>
          </table:table-cell>
          <table:table-cell table:formula="of:=[.A3274]*[.A3274]+[.B3274]*[.B3274]" office:value-type="float" office:value="0.151176128111252" calcext:value-type="float">
            <text:p>0.151176128111252</text:p>
          </table:table-cell>
        </table:table-row>
        <table:table-row table:style-name="ro1">
          <table:table-cell office:value-type="float" office:value="-0.258236627" calcext:value-type="float">
            <text:p>-0.258236627</text:p>
          </table:table-cell>
          <table:table-cell office:value-type="float" office:value="0.290671588" calcext:value-type="float">
            <text:p>0.290671588</text:p>
          </table:table-cell>
          <table:table-cell table:formula="of:=[.A3275]*[.A3275]+[.B3275]*[.B3275]" office:value-type="float" office:value="0.151176127594779" calcext:value-type="float">
            <text:p>0.151176127594779</text:p>
          </table:table-cell>
        </table:table-row>
        <table:table-row table:style-name="ro1">
          <table:table-cell office:value-type="float" office:value="-0.334459965" calcext:value-type="float">
            <text:p>-0.334459965</text:p>
          </table:table-cell>
          <table:table-cell office:value-type="float" office:value="0.198016695" calcext:value-type="float">
            <text:p>0.198016695</text:p>
          </table:table-cell>
          <table:table-cell table:formula="of:=[.A3276]*[.A3276]+[.B3276]*[.B3276]" office:value-type="float" office:value="0.151074079686524" calcext:value-type="float">
            <text:p>0.151074079686524</text:p>
          </table:table-cell>
        </table:table-row>
        <table:table-row table:style-name="ro1">
          <table:table-cell office:value-type="float" office:value="-0.334459965" calcext:value-type="float">
            <text:p>-0.334459965</text:p>
          </table:table-cell>
          <table:table-cell office:value-type="float" office:value="-0.198016695" calcext:value-type="float">
            <text:p>-0.198016695</text:p>
          </table:table-cell>
          <table:table-cell table:formula="of:=[.A3277]*[.A3277]+[.B3277]*[.B3277]" office:value-type="float" office:value="0.151074079686524" calcext:value-type="float">
            <text:p>0.151074079686524</text:p>
          </table:table-cell>
        </table:table-row>
        <table:table-row table:style-name="ro1">
          <table:table-cell office:value-type="float" office:value="-0.386449274" calcext:value-type="float">
            <text:p>-0.386449274</text:p>
          </table:table-cell>
          <table:table-cell office:value-type="float" office:value="0.0415298731" calcext:value-type="float">
            <text:p>0.0415298731</text:p>
          </table:table-cell>
          <table:table-cell table:formula="of:=[.A3278]*[.A3278]+[.B3278]*[.B3278]" office:value-type="float" office:value="0.151067771734829" calcext:value-type="float">
            <text:p>0.151067771734829</text:p>
          </table:table-cell>
        </table:table-row>
        <table:table-row table:style-name="ro1">
          <table:table-cell office:value-type="float" office:value="-0.386449274" calcext:value-type="float">
            <text:p>-0.386449274</text:p>
          </table:table-cell>
          <table:table-cell office:value-type="float" office:value="-0.0415298731" calcext:value-type="float">
            <text:p>-0.0415298731</text:p>
          </table:table-cell>
          <table:table-cell table:formula="of:=[.A3279]*[.A3279]+[.B3279]*[.B3279]" office:value-type="float" office:value="0.151067771734829" calcext:value-type="float">
            <text:p>0.151067771734829</text:p>
          </table:table-cell>
        </table:table-row>
        <table:table-row table:style-name="ro1">
          <table:table-cell office:value-type="float" office:value="-0.184419087" calcext:value-type="float">
            <text:p>-0.184419087</text:p>
          </table:table-cell>
          <table:table-cell office:value-type="float" office:value="0.341738801" calcext:value-type="float">
            <text:p>0.341738801</text:p>
          </table:table-cell>
          <table:table-cell table:formula="of:=[.A3280]*[.A3280]+[.B3280]*[.B3280]" office:value-type="float" office:value="0.150795807758831" calcext:value-type="float">
            <text:p>0.150795807758831</text:p>
          </table:table-cell>
        </table:table-row>
        <table:table-row table:style-name="ro1">
          <table:table-cell office:value-type="float" office:value="-0.184419087" calcext:value-type="float">
            <text:p>-0.184419087</text:p>
          </table:table-cell>
          <table:table-cell office:value-type="float" office:value="-0.341738801" calcext:value-type="float">
            <text:p>-0.341738801</text:p>
          </table:table-cell>
          <table:table-cell table:formula="of:=[.A3281]*[.A3281]+[.B3281]*[.B3281]" office:value-type="float" office:value="0.150795807758831" calcext:value-type="float">
            <text:p>0.150795807758831</text:p>
          </table:table-cell>
        </table:table-row>
        <table:table-row table:style-name="ro1">
          <table:table-cell office:value-type="float" office:value="-0.383631689" calcext:value-type="float">
            <text:p>-0.383631689</text:p>
          </table:table-cell>
          <table:table-cell office:value-type="float" office:value="0.0588107122" calcext:value-type="float">
            <text:p>0.0588107122</text:p>
          </table:table-cell>
          <table:table-cell table:formula="of:=[.A3282]*[.A3282]+[.B3282]*[.B3282]" office:value-type="float" office:value="0.150631972674464" calcext:value-type="float">
            <text:p>0.150631972674464</text:p>
          </table:table-cell>
        </table:table-row>
        <table:table-row table:style-name="ro1">
          <table:table-cell office:value-type="float" office:value="-0.383631689" calcext:value-type="float">
            <text:p>-0.383631689</text:p>
          </table:table-cell>
          <table:table-cell office:value-type="float" office:value="-0.0588107122" calcext:value-type="float">
            <text:p>-0.0588107122</text:p>
          </table:table-cell>
          <table:table-cell table:formula="of:=[.A3283]*[.A3283]+[.B3283]*[.B3283]" office:value-type="float" office:value="0.150631972674464" calcext:value-type="float">
            <text:p>0.150631972674464</text:p>
          </table:table-cell>
        </table:table-row>
        <table:table-row table:style-name="ro1">
          <table:table-cell office:value-type="float" office:value="-0.0975626144" calcext:value-type="float">
            <text:p>-0.0975626144</text:p>
          </table:table-cell>
          <table:table-cell office:value-type="float" office:value="0.375619759" calcext:value-type="float">
            <text:p>0.375619759</text:p>
          </table:table-cell>
          <table:table-cell table:formula="of:=[.A3284]*[.A3284]+[.B3284]*[.B3284]" office:value-type="float" office:value="0.150608667079781" calcext:value-type="float">
            <text:p>0.150608667079781</text:p>
          </table:table-cell>
        </table:table-row>
        <table:table-row table:style-name="ro1">
          <table:table-cell office:value-type="float" office:value="-0.0975626144" calcext:value-type="float">
            <text:p>-0.0975626144</text:p>
          </table:table-cell>
          <table:table-cell office:value-type="float" office:value="-0.375619759" calcext:value-type="float">
            <text:p>-0.375619759</text:p>
          </table:table-cell>
          <table:table-cell table:formula="of:=[.A3285]*[.A3285]+[.B3285]*[.B3285]" office:value-type="float" office:value="0.150608667079781" calcext:value-type="float">
            <text:p>0.150608667079781</text:p>
          </table:table-cell>
        </table:table-row>
        <table:table-row table:style-name="ro1">
          <table:table-cell office:value-type="float" office:value="-0.387244079" calcext:value-type="float">
            <text:p>-0.387244079</text:p>
          </table:table-cell>
          <table:table-cell office:value-type="float" office:value="0.0235147083" calcext:value-type="float">
            <text:p>0.0235147083</text:p>
          </table:table-cell>
          <table:table-cell table:formula="of:=[.A3286]*[.A3286]+[.B3286]*[.B3286]" office:value-type="float" office:value="0.150510918226992" calcext:value-type="float">
            <text:p>0.150510918226992</text:p>
          </table:table-cell>
        </table:table-row>
        <table:table-row table:style-name="ro1">
          <table:table-cell office:value-type="float" office:value="-0.387244079" calcext:value-type="float">
            <text:p>-0.387244079</text:p>
          </table:table-cell>
          <table:table-cell office:value-type="float" office:value="-0.0235147083" calcext:value-type="float">
            <text:p>-0.0235147083</text:p>
          </table:table-cell>
          <table:table-cell table:formula="of:=[.A3287]*[.A3287]+[.B3287]*[.B3287]" office:value-type="float" office:value="0.150510918226992" calcext:value-type="float">
            <text:p>0.150510918226992</text:p>
          </table:table-cell>
        </table:table-row>
        <table:table-row table:style-name="ro1">
          <table:table-cell office:value-type="float" office:value="-0.0585073424" calcext:value-type="float">
            <text:p>-0.0585073424</text:p>
          </table:table-cell>
          <table:table-cell office:value-type="float" office:value="0.383320479" calcext:value-type="float">
            <text:p>0.383320479</text:p>
          </table:table-cell>
          <table:table-cell table:formula="of:=[.A3288]*[.A3288]+[.B3288]*[.B3288]" office:value-type="float" office:value="0.1503576987355" calcext:value-type="float">
            <text:p>0.1503576987355</text:p>
          </table:table-cell>
        </table:table-row>
        <table:table-row table:style-name="ro1">
          <table:table-cell office:value-type="float" office:value="-0.0585073424" calcext:value-type="float">
            <text:p>-0.0585073424</text:p>
          </table:table-cell>
          <table:table-cell office:value-type="float" office:value="-0.383320479" calcext:value-type="float">
            <text:p>-0.383320479</text:p>
          </table:table-cell>
          <table:table-cell table:formula="of:=[.A3289]*[.A3289]+[.B3289]*[.B3289]" office:value-type="float" office:value="0.1503576987355" calcext:value-type="float">
            <text:p>0.1503576987355</text:p>
          </table:table-cell>
        </table:table-row>
        <table:table-row table:style-name="ro1">
          <table:table-cell office:value-type="float" office:value="-0.387573508" calcext:value-type="float">
            <text:p>-0.387573508</text:p>
          </table:table-cell>
          <table:table-cell office:value-type="float" office:value="0" calcext:value-type="float">
            <text:p>0</text:p>
          </table:table-cell>
          <table:table-cell table:formula="of:=[.A3290]*[.A3290]+[.B3290]*[.B3290]" office:value-type="float" office:value="0.150213224103426" calcext:value-type="float">
            <text:p>0.150213224103426</text:p>
          </table:table-cell>
        </table:table-row>
        <table:table-row table:style-name="ro1">
          <table:table-cell office:value-type="float" office:value="-0.00341591577" calcext:value-type="float">
            <text:p>-0.00341591577</text:p>
          </table:table-cell>
          <table:table-cell office:value-type="float" office:value="0.387514797" calcext:value-type="float">
            <text:p>0.387514797</text:p>
          </table:table-cell>
          <table:table-cell table:formula="of:=[.A3291]*[.A3291]+[.B3291]*[.B3291]" office:value-type="float" office:value="0.150179386374499" calcext:value-type="float">
            <text:p>0.150179386374499</text:p>
          </table:table-cell>
        </table:table-row>
        <table:table-row table:style-name="ro1">
          <table:table-cell office:value-type="float" office:value="-0.00341591571" calcext:value-type="float">
            <text:p>-0.00341591571</text:p>
          </table:table-cell>
          <table:table-cell office:value-type="float" office:value="-0.387514796" calcext:value-type="float">
            <text:p>-0.387514796</text:p>
          </table:table-cell>
          <table:table-cell table:formula="of:=[.A3292]*[.A3292]+[.B3292]*[.B3292]" office:value-type="float" office:value="0.150179385599059" calcext:value-type="float">
            <text:p>0.150179385599059</text:p>
          </table:table-cell>
        </table:table-row>
        <table:table-row table:style-name="ro1">
          <table:table-cell office:value-type="float" office:value="-0.383162631" calcext:value-type="float">
            <text:p>-0.383162631</text:p>
          </table:table-cell>
          <table:table-cell office:value-type="float" office:value="0.0554218632" calcext:value-type="float">
            <text:p>0.0554218632</text:p>
          </table:table-cell>
          <table:table-cell table:formula="of:=[.A3293]*[.A3293]+[.B3293]*[.B3293]" office:value-type="float" office:value="0.149885184715402" calcext:value-type="float">
            <text:p>0.149885184715402</text:p>
          </table:table-cell>
        </table:table-row>
        <table:table-row table:style-name="ro1">
          <table:table-cell office:value-type="float" office:value="-0.383162631" calcext:value-type="float">
            <text:p>-0.383162631</text:p>
          </table:table-cell>
          <table:table-cell office:value-type="float" office:value="-0.0554218632" calcext:value-type="float">
            <text:p>-0.0554218632</text:p>
          </table:table-cell>
          <table:table-cell table:formula="of:=[.A3294]*[.A3294]+[.B3294]*[.B3294]" office:value-type="float" office:value="0.149885184715402" calcext:value-type="float">
            <text:p>0.149885184715402</text:p>
          </table:table-cell>
        </table:table-row>
        <table:table-row table:style-name="ro1">
          <table:table-cell office:value-type="float" office:value="-0.375894211" calcext:value-type="float">
            <text:p>-0.375894211</text:p>
          </table:table-cell>
          <table:table-cell office:value-type="float" office:value="0.0903949932" calcext:value-type="float">
            <text:p>0.0903949932</text:p>
          </table:table-cell>
          <table:table-cell table:formula="of:=[.A3295]*[.A3295]+[.B3295]*[.B3295]" office:value-type="float" office:value="0.149467712658941" calcext:value-type="float">
            <text:p>0.149467712658941</text:p>
          </table:table-cell>
        </table:table-row>
        <table:table-row table:style-name="ro1">
          <table:table-cell office:value-type="float" office:value="-0.37589421" calcext:value-type="float">
            <text:p>-0.37589421</text:p>
          </table:table-cell>
          <table:table-cell office:value-type="float" office:value="-0.0903949931" calcext:value-type="float">
            <text:p>-0.0903949931</text:p>
          </table:table-cell>
          <table:table-cell table:formula="of:=[.A3296]*[.A3296]+[.B3296]*[.B3296]" office:value-type="float" office:value="0.149467711889073" calcext:value-type="float">
            <text:p>0.149467711889073</text:p>
          </table:table-cell>
        </table:table-row>
        <table:table-row table:style-name="ro1">
          <table:table-cell office:value-type="float" office:value="-0.282614381" calcext:value-type="float">
            <text:p>-0.282614381</text:p>
          </table:table-cell>
          <table:table-cell office:value-type="float" office:value="0.263482101" calcext:value-type="float">
            <text:p>0.263482101</text:p>
          </table:table-cell>
          <table:table-cell table:formula="of:=[.A3297]*[.A3297]+[.B3297]*[.B3297]" office:value-type="float" office:value="0.149293705895387" calcext:value-type="float">
            <text:p>0.149293705895387</text:p>
          </table:table-cell>
        </table:table-row>
        <table:table-row table:style-name="ro1">
          <table:table-cell office:value-type="float" office:value="-0.282614381" calcext:value-type="float">
            <text:p>-0.282614381</text:p>
          </table:table-cell>
          <table:table-cell office:value-type="float" office:value="-0.263482101" calcext:value-type="float">
            <text:p>-0.263482101</text:p>
          </table:table-cell>
          <table:table-cell table:formula="of:=[.A3298]*[.A3298]+[.B3298]*[.B3298]" office:value-type="float" office:value="0.149293705895387" calcext:value-type="float">
            <text:p>0.149293705895387</text:p>
          </table:table-cell>
        </table:table-row>
        <table:table-row table:style-name="ro1">
          <table:table-cell office:value-type="float" office:value="-0.316659488" calcext:value-type="float">
            <text:p>-0.316659488</text:p>
          </table:table-cell>
          <table:table-cell office:value-type="float" office:value="0.22135475" calcext:value-type="float">
            <text:p>0.22135475</text:p>
          </table:table-cell>
          <table:table-cell table:formula="of:=[.A3299]*[.A3299]+[.B3299]*[.B3299]" office:value-type="float" office:value="0.149271156687985" calcext:value-type="float">
            <text:p>0.149271156687985</text:p>
          </table:table-cell>
        </table:table-row>
        <table:table-row table:style-name="ro1">
          <table:table-cell office:value-type="float" office:value="-0.316659488" calcext:value-type="float">
            <text:p>-0.316659488</text:p>
          </table:table-cell>
          <table:table-cell office:value-type="float" office:value="-0.22135475" calcext:value-type="float">
            <text:p>-0.22135475</text:p>
          </table:table-cell>
          <table:table-cell table:formula="of:=[.A3300]*[.A3300]+[.B3300]*[.B3300]" office:value-type="float" office:value="0.149271156687985" calcext:value-type="float">
            <text:p>0.149271156687985</text:p>
          </table:table-cell>
        </table:table-row>
        <table:table-row table:style-name="ro1">
          <table:table-cell office:value-type="float" office:value="-0.152245187" calcext:value-type="float">
            <text:p>-0.152245187</text:p>
          </table:table-cell>
          <table:table-cell office:value-type="float" office:value="0.355049112" calcext:value-type="float">
            <text:p>0.355049112</text:p>
          </table:table-cell>
          <table:table-cell table:formula="of:=[.A3301]*[.A3301]+[.B3301]*[.B3301]" office:value-type="float" office:value="0.149238468896654" calcext:value-type="float">
            <text:p>0.149238468896654</text:p>
          </table:table-cell>
        </table:table-row>
        <table:table-row table:style-name="ro1">
          <table:table-cell office:value-type="float" office:value="-0.152245187" calcext:value-type="float">
            <text:p>-0.152245187</text:p>
          </table:table-cell>
          <table:table-cell office:value-type="float" office:value="-0.355049112" calcext:value-type="float">
            <text:p>-0.355049112</text:p>
          </table:table-cell>
          <table:table-cell table:formula="of:=[.A3302]*[.A3302]+[.B3302]*[.B3302]" office:value-type="float" office:value="0.149238468896654" calcext:value-type="float">
            <text:p>0.149238468896654</text:p>
          </table:table-cell>
        </table:table-row>
        <table:table-row table:style-name="ro1">
          <table:table-cell office:value-type="float" office:value="0.385009766" calcext:value-type="float">
            <text:p>0.385009766</text:p>
          </table:table-cell>
          <table:table-cell office:value-type="float" office:value="0" calcext:value-type="float">
            <text:p>0</text:p>
          </table:table-cell>
          <table:table-cell table:formula="of:=[.A3303]*[.A3303]+[.B3303]*[.B3303]" office:value-type="float" office:value="0.148232519915375" calcext:value-type="float">
            <text:p>0.14823251991537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63636364" calcext:value-type="float">
            <text:p>0.363636364</text:p>
          </table:table-cell>
          <table:table-cell table:formula="of:=[.A3304]*[.A3304]+[.B3304]*[.B3304]" office:value-type="float" office:value="0.147856405223141" calcext:value-type="float">
            <text:p>0.14785640522314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363636364" calcext:value-type="float">
            <text:p>-0.363636364</text:p>
          </table:table-cell>
          <table:table-cell table:formula="of:=[.A3305]*[.A3305]+[.B3305]*[.B3305]" office:value-type="float" office:value="0.147856405223141" calcext:value-type="float">
            <text:p>0.147856405223141</text:p>
          </table:table-cell>
        </table:table-row>
        <table:table-row table:style-name="ro1">
          <table:table-cell office:value-type="float" office:value="-0.382906377" calcext:value-type="float">
            <text:p>-0.382906377</text:p>
          </table:table-cell>
          <table:table-cell office:value-type="float" office:value="0.0351582378" calcext:value-type="float">
            <text:p>0.0351582378</text:p>
          </table:table-cell>
          <table:table-cell table:formula="of:=[.A3306]*[.A3306]+[.B3306]*[.B3306]" office:value-type="float" office:value="0.147853395232467" calcext:value-type="float">
            <text:p>0.147853395232467</text:p>
          </table:table-cell>
        </table:table-row>
        <table:table-row table:style-name="ro1">
          <table:table-cell office:value-type="float" office:value="-0.382906377" calcext:value-type="float">
            <text:p>-0.382906377</text:p>
          </table:table-cell>
          <table:table-cell office:value-type="float" office:value="-0.0351582378" calcext:value-type="float">
            <text:p>-0.0351582378</text:p>
          </table:table-cell>
          <table:table-cell table:formula="of:=[.A3307]*[.A3307]+[.B3307]*[.B3307]" office:value-type="float" office:value="0.147853395232467" calcext:value-type="float">
            <text:p>0.147853395232467</text:p>
          </table:table-cell>
        </table:table-row>
        <table:table-row table:style-name="ro1">
          <table:table-cell office:value-type="float" office:value="-0.364683758" calcext:value-type="float">
            <text:p>-0.364683758</text:p>
          </table:table-cell>
          <table:table-cell office:value-type="float" office:value="0.121866097" calcext:value-type="float">
            <text:p>0.121866097</text:p>
          </table:table-cell>
          <table:table-cell table:formula="of:=[.A3308]*[.A3308]+[.B3308]*[.B3308]" office:value-type="float" office:value="0.147845588947016" calcext:value-type="float">
            <text:p>0.147845588947016</text:p>
          </table:table-cell>
        </table:table-row>
        <table:table-row table:style-name="ro1">
          <table:table-cell office:value-type="float" office:value="-0.364683757" calcext:value-type="float">
            <text:p>-0.364683757</text:p>
          </table:table-cell>
          <table:table-cell office:value-type="float" office:value="-0.121866097" calcext:value-type="float">
            <text:p>-0.121866097</text:p>
          </table:table-cell>
          <table:table-cell table:formula="of:=[.A3309]*[.A3309]+[.B3309]*[.B3309]" office:value-type="float" office:value="0.147845588217648" calcext:value-type="float">
            <text:p>0.147845588217648</text:p>
          </table:table-cell>
        </table:table-row>
        <table:table-row table:style-name="ro1">
          <table:table-cell office:value-type="float" office:value="-0.11628487" calcext:value-type="float">
            <text:p>-0.11628487</text:p>
          </table:table-cell>
          <table:table-cell office:value-type="float" office:value="0.366135471" calcext:value-type="float">
            <text:p>0.366135471</text:p>
          </table:table-cell>
          <table:table-cell table:formula="of:=[.A3310]*[.A3310]+[.B3310]*[.B3310]" office:value-type="float" office:value="0.147577354115309" calcext:value-type="float">
            <text:p>0.147577354115309</text:p>
          </table:table-cell>
        </table:table-row>
        <table:table-row table:style-name="ro1">
          <table:table-cell office:value-type="float" office:value="-0.11628487" calcext:value-type="float">
            <text:p>-0.11628487</text:p>
          </table:table-cell>
          <table:table-cell office:value-type="float" office:value="-0.366135471" calcext:value-type="float">
            <text:p>-0.366135471</text:p>
          </table:table-cell>
          <table:table-cell table:formula="of:=[.A3311]*[.A3311]+[.B3311]*[.B3311]" office:value-type="float" office:value="0.147577354115309" calcext:value-type="float">
            <text:p>0.147577354115309</text:p>
          </table:table-cell>
        </table:table-row>
        <table:table-row table:style-name="ro1">
          <table:table-cell office:value-type="float" office:value="-0.104908012" calcext:value-type="float">
            <text:p>-0.104908012</text:p>
          </table:table-cell>
          <table:table-cell office:value-type="float" office:value="0.369393423" calcext:value-type="float">
            <text:p>0.369393423</text:p>
          </table:table-cell>
          <table:table-cell table:formula="of:=[.A3312]*[.A3312]+[.B3312]*[.B3312]" office:value-type="float" office:value="0.147457191937449" calcext:value-type="float">
            <text:p>0.147457191937449</text:p>
          </table:table-cell>
        </table:table-row>
        <table:table-row table:style-name="ro1">
          <table:table-cell office:value-type="float" office:value="-0.104908012" calcext:value-type="float">
            <text:p>-0.104908012</text:p>
          </table:table-cell>
          <table:table-cell office:value-type="float" office:value="-0.369393423" calcext:value-type="float">
            <text:p>-0.369393423</text:p>
          </table:table-cell>
          <table:table-cell table:formula="of:=[.A3313]*[.A3313]+[.B3313]*[.B3313]" office:value-type="float" office:value="0.147457191937449" calcext:value-type="float">
            <text:p>0.147457191937449</text:p>
          </table:table-cell>
        </table:table-row>
        <table:table-row table:style-name="ro1">
          <table:table-cell office:value-type="float" office:value="-0.369229066" calcext:value-type="float">
            <text:p>-0.369229066</text:p>
          </table:table-cell>
          <table:table-cell office:value-type="float" office:value="0.105035609" calcext:value-type="float">
            <text:p>0.105035609</text:p>
          </table:table-cell>
          <table:table-cell table:formula="of:=[.A3314]*[.A3314]+[.B3314]*[.B3314]" office:value-type="float" office:value="0.147362582337233" calcext:value-type="float">
            <text:p>0.147362582337233</text:p>
          </table:table-cell>
        </table:table-row>
        <table:table-row table:style-name="ro1">
          <table:table-cell office:value-type="float" office:value="-0.369229066" calcext:value-type="float">
            <text:p>-0.369229066</text:p>
          </table:table-cell>
          <table:table-cell office:value-type="float" office:value="-0.105035609" calcext:value-type="float">
            <text:p>-0.105035609</text:p>
          </table:table-cell>
          <table:table-cell table:formula="of:=[.A3315]*[.A3315]+[.B3315]*[.B3315]" office:value-type="float" office:value="0.147362582337233" calcext:value-type="float">
            <text:p>0.147362582337233</text:p>
          </table:table-cell>
        </table:table-row>
        <table:table-row table:style-name="ro1">
          <table:table-cell office:value-type="float" office:value="-0.345978372" calcext:value-type="float">
            <text:p>-0.345978372</text:p>
          </table:table-cell>
          <table:table-cell office:value-type="float" office:value="0.16608214" calcext:value-type="float">
            <text:p>0.16608214</text:p>
          </table:table-cell>
          <table:table-cell table:formula="of:=[.A3316]*[.A3316]+[.B3316]*[.B3316]" office:value-type="float" office:value="0.14728431111875" calcext:value-type="float">
            <text:p>0.14728431111875</text:p>
          </table:table-cell>
        </table:table-row>
        <table:table-row table:style-name="ro1">
          <table:table-cell office:value-type="float" office:value="-0.345978372" calcext:value-type="float">
            <text:p>-0.345978372</text:p>
          </table:table-cell>
          <table:table-cell office:value-type="float" office:value="-0.16608214" calcext:value-type="float">
            <text:p>-0.16608214</text:p>
          </table:table-cell>
          <table:table-cell table:formula="of:=[.A3317]*[.A3317]+[.B3317]*[.B3317]" office:value-type="float" office:value="0.14728431111875" calcext:value-type="float">
            <text:p>0.14728431111875</text:p>
          </table:table-cell>
        </table:table-row>
        <table:table-row table:style-name="ro1">
          <table:table-cell office:value-type="float" office:value="0.383696406" calcext:value-type="float">
            <text:p>0.383696406</text:p>
          </table:table-cell>
          <table:table-cell office:value-type="float" office:value="0" calcext:value-type="float">
            <text:p>0</text:p>
          </table:table-cell>
          <table:table-cell table:formula="of:=[.A3318]*[.A3318]+[.B3318]*[.B3318]" office:value-type="float" office:value="0.147222931977317" calcext:value-type="float">
            <text:p>0.147222931977317</text:p>
          </table:table-cell>
        </table:table-row>
        <table:table-row table:style-name="ro1">
          <table:table-cell office:value-type="float" office:value="0.11999476" calcext:value-type="float">
            <text:p>0.11999476</text:p>
          </table:table-cell>
          <table:table-cell office:value-type="float" office:value="0.364372066" calcext:value-type="float">
            <text:p>0.364372066</text:p>
          </table:table-cell>
          <table:table-cell table:formula="of:=[.A3319]*[.A3319]+[.B3319]*[.B3319]" office:value-type="float" office:value="0.147165744908566" calcext:value-type="float">
            <text:p>0.147165744908566</text:p>
          </table:table-cell>
        </table:table-row>
        <table:table-row table:style-name="ro1">
          <table:table-cell office:value-type="float" office:value="0.11999476" calcext:value-type="float">
            <text:p>0.11999476</text:p>
          </table:table-cell>
          <table:table-cell office:value-type="float" office:value="-0.364372066" calcext:value-type="float">
            <text:p>-0.364372066</text:p>
          </table:table-cell>
          <table:table-cell table:formula="of:=[.A3320]*[.A3320]+[.B3320]*[.B3320]" office:value-type="float" office:value="0.147165744908566" calcext:value-type="float">
            <text:p>0.147165744908566</text:p>
          </table:table-cell>
        </table:table-row>
        <table:table-row table:style-name="ro1">
          <table:table-cell office:value-type="float" office:value="-0.179308395" calcext:value-type="float">
            <text:p>-0.179308395</text:p>
          </table:table-cell>
          <table:table-cell office:value-type="float" office:value="0.339093074" calcext:value-type="float">
            <text:p>0.339093074</text:p>
          </table:table-cell>
          <table:table-cell table:formula="of:=[.A3321]*[.A3321]+[.B3321]*[.B3321]" office:value-type="float" office:value="0.147135613352246" calcext:value-type="float">
            <text:p>0.147135613352246</text:p>
          </table:table-cell>
        </table:table-row>
        <table:table-row table:style-name="ro1">
          <table:table-cell office:value-type="float" office:value="-0.179308395" calcext:value-type="float">
            <text:p>-0.179308395</text:p>
          </table:table-cell>
          <table:table-cell office:value-type="float" office:value="-0.339093074" calcext:value-type="float">
            <text:p>-0.339093074</text:p>
          </table:table-cell>
          <table:table-cell table:formula="of:=[.A3322]*[.A3322]+[.B3322]*[.B3322]" office:value-type="float" office:value="0.147135613352246" calcext:value-type="float">
            <text:p>0.147135613352246</text:p>
          </table:table-cell>
        </table:table-row>
        <table:table-row table:style-name="ro1">
          <table:table-cell office:value-type="float" office:value="0.383411683" calcext:value-type="float">
            <text:p>0.383411683</text:p>
          </table:table-cell>
          <table:table-cell office:value-type="float" office:value="0" calcext:value-type="float">
            <text:p>0</text:p>
          </table:table-cell>
          <table:table-cell table:formula="of:=[.A3323]*[.A3323]+[.B3323]*[.B3323]" office:value-type="float" office:value="0.147004518660892" calcext:value-type="float">
            <text:p>0.147004518660892</text:p>
          </table:table-cell>
        </table:table-row>
        <table:table-row table:style-name="ro1">
          <table:table-cell office:value-type="float" office:value="0.383346382" calcext:value-type="float">
            <text:p>0.383346382</text:p>
          </table:table-cell>
          <table:table-cell office:value-type="float" office:value="0" calcext:value-type="float">
            <text:p>0</text:p>
          </table:table-cell>
          <table:table-cell table:formula="of:=[.A3324]*[.A3324]+[.B3324]*[.B3324]" office:value-type="float" office:value="0.14695444859249" calcext:value-type="float">
            <text:p>0.14695444859249</text:p>
          </table:table-cell>
        </table:table-row>
        <table:table-row table:style-name="ro1">
          <table:table-cell office:value-type="float" office:value="-0.236899692" calcext:value-type="float">
            <text:p>-0.236899692</text:p>
          </table:table-cell>
          <table:table-cell office:value-type="float" office:value="0.301106501" calcext:value-type="float">
            <text:p>0.301106501</text:p>
          </table:table-cell>
          <table:table-cell table:formula="of:=[.A3325]*[.A3325]+[.B3325]*[.B3325]" office:value-type="float" office:value="0.146786589014158" calcext:value-type="float">
            <text:p>0.146786589014158</text:p>
          </table:table-cell>
        </table:table-row>
        <table:table-row table:style-name="ro1">
          <table:table-cell office:value-type="float" office:value="-0.236899692" calcext:value-type="float">
            <text:p>-0.236899692</text:p>
          </table:table-cell>
          <table:table-cell office:value-type="float" office:value="-0.301106501" calcext:value-type="float">
            <text:p>-0.301106501</text:p>
          </table:table-cell>
          <table:table-cell table:formula="of:=[.A3326]*[.A3326]+[.B3326]*[.B3326]" office:value-type="float" office:value="0.146786589014158" calcext:value-type="float">
            <text:p>0.146786589014158</text:p>
          </table:table-cell>
        </table:table-row>
        <table:table-row table:style-name="ro1">
          <table:table-cell office:value-type="float" office:value="0.0508549584" calcext:value-type="float">
            <text:p>0.0508549584</text:p>
          </table:table-cell>
          <table:table-cell office:value-type="float" office:value="-0.379607332" calcext:value-type="float">
            <text:p>-0.379607332</text:p>
          </table:table-cell>
          <table:table-cell table:formula="of:=[.A3327]*[.A3327]+[.B3327]*[.B3327]" office:value-type="float" office:value="0.146687953302024" calcext:value-type="float">
            <text:p>0.146687953302024</text:p>
          </table:table-cell>
        </table:table-row>
        <table:table-row table:style-name="ro1">
          <table:table-cell office:value-type="float" office:value="0.0508549581" calcext:value-type="float">
            <text:p>0.0508549581</text:p>
          </table:table-cell>
          <table:table-cell office:value-type="float" office:value="0.379607332" calcext:value-type="float">
            <text:p>0.379607332</text:p>
          </table:table-cell>
          <table:table-cell table:formula="of:=[.A3328]*[.A3328]+[.B3328]*[.B3328]" office:value-type="float" office:value="0.146687953271511" calcext:value-type="float">
            <text:p>0.146687953271511</text:p>
          </table:table-cell>
        </table:table-row>
        <table:table-row table:style-name="ro1">
          <table:table-cell office:value-type="float" office:value="-0.346556577" calcext:value-type="float">
            <text:p>-0.346556577</text:p>
          </table:table-cell>
          <table:table-cell office:value-type="float" office:value="0.162965263" calcext:value-type="float">
            <text:p>0.162965263</text:p>
          </table:table-cell>
          <table:table-cell table:formula="of:=[.A3329]*[.A3329]+[.B3329]*[.B3329]" office:value-type="float" office:value="0.146659138006616" calcext:value-type="float">
            <text:p>0.146659138006616</text:p>
          </table:table-cell>
        </table:table-row>
        <table:table-row table:style-name="ro1">
          <table:table-cell office:value-type="float" office:value="-0.346556577" calcext:value-type="float">
            <text:p>-0.346556577</text:p>
          </table:table-cell>
          <table:table-cell office:value-type="float" office:value="-0.162965263" calcext:value-type="float">
            <text:p>-0.162965263</text:p>
          </table:table-cell>
          <table:table-cell table:formula="of:=[.A3330]*[.A3330]+[.B3330]*[.B3330]" office:value-type="float" office:value="0.146659138006616" calcext:value-type="float">
            <text:p>0.146659138006616</text:p>
          </table:table-cell>
        </table:table-row>
        <table:table-row table:style-name="ro1">
          <table:table-cell office:value-type="float" office:value="0.126857817" calcext:value-type="float">
            <text:p>0.126857817</text:p>
          </table:table-cell>
          <table:table-cell office:value-type="float" office:value="0.361210667" calcext:value-type="float">
            <text:p>0.361210667</text:p>
          </table:table-cell>
          <table:table-cell table:formula="of:=[.A3331]*[.A3331]+[.B3331]*[.B3331]" office:value-type="float" office:value="0.14656605168859" calcext:value-type="float">
            <text:p>0.14656605168859</text:p>
          </table:table-cell>
        </table:table-row>
        <table:table-row table:style-name="ro1">
          <table:table-cell office:value-type="float" office:value="0.126857817" calcext:value-type="float">
            <text:p>0.126857817</text:p>
          </table:table-cell>
          <table:table-cell office:value-type="float" office:value="-0.361210667" calcext:value-type="float">
            <text:p>-0.361210667</text:p>
          </table:table-cell>
          <table:table-cell table:formula="of:=[.A3332]*[.A3332]+[.B3332]*[.B3332]" office:value-type="float" office:value="0.14656605168859" calcext:value-type="float">
            <text:p>0.14656605168859</text:p>
          </table:table-cell>
        </table:table-row>
        <table:table-row table:style-name="ro1">
          <table:table-cell office:value-type="float" office:value="-0.217645364" calcext:value-type="float">
            <text:p>-0.217645364</text:p>
          </table:table-cell>
          <table:table-cell office:value-type="float" office:value="0.314205931" calcext:value-type="float">
            <text:p>0.314205931</text:p>
          </table:table-cell>
          <table:table-cell table:formula="of:=[.A3333]*[.A3333]+[.B3333]*[.B3333]" office:value-type="float" office:value="0.146094871546269" calcext:value-type="float">
            <text:p>0.146094871546269</text:p>
          </table:table-cell>
        </table:table-row>
        <table:table-row table:style-name="ro1">
          <table:table-cell office:value-type="float" office:value="-0.217645364" calcext:value-type="float">
            <text:p>-0.217645364</text:p>
          </table:table-cell>
          <table:table-cell office:value-type="float" office:value="-0.314205931" calcext:value-type="float">
            <text:p>-0.314205931</text:p>
          </table:table-cell>
          <table:table-cell table:formula="of:=[.A3334]*[.A3334]+[.B3334]*[.B3334]" office:value-type="float" office:value="0.146094871546269" calcext:value-type="float">
            <text:p>0.146094871546269</text:p>
          </table:table-cell>
        </table:table-row>
        <table:table-row table:style-name="ro1">
          <table:table-cell office:value-type="float" office:value="-0.381254843" calcext:value-type="float">
            <text:p>-0.381254843</text:p>
          </table:table-cell>
          <table:table-cell office:value-type="float" office:value="-0.0227272727" calcext:value-type="float">
            <text:p>-0.0227272727</text:p>
          </table:table-cell>
          <table:table-cell table:formula="of:=[.A3335]*[.A3335]+[.B3335]*[.B3335]" office:value-type="float" office:value="0.145871784235335" calcext:value-type="float">
            <text:p>0.145871784235335</text:p>
          </table:table-cell>
        </table:table-row>
        <table:table-row table:style-name="ro1">
          <table:table-cell office:value-type="float" office:value="-0.381254842" calcext:value-type="float">
            <text:p>-0.381254842</text:p>
          </table:table-cell>
          <table:table-cell office:value-type="float" office:value="0.0227272727" calcext:value-type="float">
            <text:p>0.0227272727</text:p>
          </table:table-cell>
          <table:table-cell table:formula="of:=[.A3336]*[.A3336]+[.B3336]*[.B3336]" office:value-type="float" office:value="0.145871783472825" calcext:value-type="float">
            <text:p>0.145871783472825</text:p>
          </table:table-cell>
        </table:table-row>
        <table:table-row table:style-name="ro1">
          <table:table-cell office:value-type="float" office:value="-0.381613769" calcext:value-type="float">
            <text:p>-0.381613769</text:p>
          </table:table-cell>
          <table:table-cell office:value-type="float" office:value="0.00619014283" calcext:value-type="float">
            <text:p>0.00619014283</text:p>
          </table:table-cell>
          <table:table-cell table:formula="of:=[.A3337]*[.A3337]+[.B3337]*[.B3337]" office:value-type="float" office:value="0.145667386558641" calcext:value-type="float">
            <text:p>0.145667386558641</text:p>
          </table:table-cell>
        </table:table-row>
        <table:table-row table:style-name="ro1">
          <table:table-cell office:value-type="float" office:value="-0.381613768" calcext:value-type="float">
            <text:p>-0.381613768</text:p>
          </table:table-cell>
          <table:table-cell office:value-type="float" office:value="-0.00619014353" calcext:value-type="float">
            <text:p>-0.00619014353</text:p>
          </table:table-cell>
          <table:table-cell table:formula="of:=[.A3338]*[.A3338]+[.B3338]*[.B3338]" office:value-type="float" office:value="0.14566738580408" calcext:value-type="float">
            <text:p>0.14566738580408</text:p>
          </table:table-cell>
        </table:table-row>
        <table:table-row table:style-name="ro1">
          <table:table-cell office:value-type="float" office:value="0.000666806823" calcext:value-type="float">
            <text:p>0.000666806823</text:p>
          </table:table-cell>
          <table:table-cell office:value-type="float" office:value="0.381151763" calcext:value-type="float">
            <text:p>0.381151763</text:p>
          </table:table-cell>
          <table:table-cell table:formula="of:=[.A3339]*[.A3339]+[.B3339]*[.B3339]" office:value-type="float" office:value="0.145277111069347" calcext:value-type="float">
            <text:p>0.145277111069347</text:p>
          </table:table-cell>
        </table:table-row>
        <table:table-row table:style-name="ro1">
          <table:table-cell office:value-type="float" office:value="0.000666806823" calcext:value-type="float">
            <text:p>0.000666806823</text:p>
          </table:table-cell>
          <table:table-cell office:value-type="float" office:value="-0.381151763" calcext:value-type="float">
            <text:p>-0.381151763</text:p>
          </table:table-cell>
          <table:table-cell table:formula="of:=[.A3340]*[.A3340]+[.B3340]*[.B3340]" office:value-type="float" office:value="0.145277111069347" calcext:value-type="float">
            <text:p>0.145277111069347</text:p>
          </table:table-cell>
        </table:table-row>
        <table:table-row table:style-name="ro1">
          <table:table-cell office:value-type="float" office:value="-0.164406536" calcext:value-type="float">
            <text:p>-0.164406536</text:p>
          </table:table-cell>
          <table:table-cell office:value-type="float" office:value="0.34307229" calcext:value-type="float">
            <text:p>0.34307229</text:p>
          </table:table-cell>
          <table:table-cell table:formula="of:=[.A3341]*[.A3341]+[.B3341]*[.B3341]" office:value-type="float" office:value="0.144728105245363" calcext:value-type="float">
            <text:p>0.144728105245363</text:p>
          </table:table-cell>
        </table:table-row>
        <table:table-row table:style-name="ro1">
          <table:table-cell office:value-type="float" office:value="-0.164406536" calcext:value-type="float">
            <text:p>-0.164406536</text:p>
          </table:table-cell>
          <table:table-cell office:value-type="float" office:value="-0.34307229" calcext:value-type="float">
            <text:p>-0.34307229</text:p>
          </table:table-cell>
          <table:table-cell table:formula="of:=[.A3342]*[.A3342]+[.B3342]*[.B3342]" office:value-type="float" office:value="0.144728105245363" calcext:value-type="float">
            <text:p>0.144728105245363</text:p>
          </table:table-cell>
        </table:table-row>
        <table:table-row table:style-name="ro1">
          <table:table-cell office:value-type="float" office:value="-0.376127889" calcext:value-type="float">
            <text:p>-0.376127889</text:p>
          </table:table-cell>
          <table:table-cell office:value-type="float" office:value="0.0568181819" calcext:value-type="float">
            <text:p>0.0568181819</text:p>
          </table:table-cell>
          <table:table-cell table:formula="of:=[.A3343]*[.A3343]+[.B3343]*[.B3343]" office:value-type="float" office:value="0.144700494678018" calcext:value-type="float">
            <text:p>0.144700494678018</text:p>
          </table:table-cell>
        </table:table-row>
        <table:table-row table:style-name="ro1">
          <table:table-cell office:value-type="float" office:value="-0.376127889" calcext:value-type="float">
            <text:p>-0.376127889</text:p>
          </table:table-cell>
          <table:table-cell office:value-type="float" office:value="-0.0568181818" calcext:value-type="float">
            <text:p>-0.0568181818</text:p>
          </table:table-cell>
          <table:table-cell table:formula="of:=[.A3344]*[.A3344]+[.B3344]*[.B3344]" office:value-type="float" office:value="0.144700494666654" calcext:value-type="float">
            <text:p>0.144700494666654</text:p>
          </table:table-cell>
        </table:table-row>
        <table:table-row table:style-name="ro1">
          <table:table-cell office:value-type="float" office:value="-0.380192017" calcext:value-type="float">
            <text:p>-0.380192017</text:p>
          </table:table-cell>
          <table:table-cell office:value-type="float" office:value="0" calcext:value-type="float">
            <text:p>0</text:p>
          </table:table-cell>
          <table:table-cell table:formula="of:=[.A3345]*[.A3345]+[.B3345]*[.B3345]" office:value-type="float" office:value="0.144545969790528" calcext:value-type="float">
            <text:p>0.144545969790528</text:p>
          </table:table-cell>
        </table:table-row>
        <table:table-row table:style-name="ro1">
          <table:table-cell office:value-type="float" office:value="-0.081541118" calcext:value-type="float">
            <text:p>-0.081541118</text:p>
          </table:table-cell>
          <table:table-cell office:value-type="float" office:value="0.371266905" calcext:value-type="float">
            <text:p>0.371266905</text:p>
          </table:table-cell>
          <table:table-cell table:formula="of:=[.A3346]*[.A3346]+[.B3346]*[.B3346]" office:value-type="float" office:value="0.144488068672969" calcext:value-type="float">
            <text:p>0.144488068672969</text:p>
          </table:table-cell>
        </table:table-row>
        <table:table-row table:style-name="ro1">
          <table:table-cell office:value-type="float" office:value="-0.0815411178" calcext:value-type="float">
            <text:p>-0.0815411178</text:p>
          </table:table-cell>
          <table:table-cell office:value-type="float" office:value="-0.371266905" calcext:value-type="float">
            <text:p>-0.371266905</text:p>
          </table:table-cell>
          <table:table-cell table:formula="of:=[.A3347]*[.A3347]+[.B3347]*[.B3347]" office:value-type="float" office:value="0.144488068640352" calcext:value-type="float">
            <text:p>0.144488068640352</text:p>
          </table:table-cell>
        </table:table-row>
        <table:table-row table:style-name="ro1">
          <table:table-cell office:value-type="float" office:value="-0.100115154" calcext:value-type="float">
            <text:p>-0.100115154</text:p>
          </table:table-cell>
          <table:table-cell office:value-type="float" office:value="0.366546364" calcext:value-type="float">
            <text:p>0.366546364</text:p>
          </table:table-cell>
          <table:table-cell table:formula="of:=[.A3348]*[.A3348]+[.B3348]*[.B3348]" office:value-type="float" office:value="0.144379281022064" calcext:value-type="float">
            <text:p>0.144379281022064</text:p>
          </table:table-cell>
        </table:table-row>
        <table:table-row table:style-name="ro1">
          <table:table-cell office:value-type="float" office:value="-0.100115154" calcext:value-type="float">
            <text:p>-0.100115154</text:p>
          </table:table-cell>
          <table:table-cell office:value-type="float" office:value="-0.366546364" calcext:value-type="float">
            <text:p>-0.366546364</text:p>
          </table:table-cell>
          <table:table-cell table:formula="of:=[.A3349]*[.A3349]+[.B3349]*[.B3349]" office:value-type="float" office:value="0.144379281022064" calcext:value-type="float">
            <text:p>0.144379281022064</text:p>
          </table:table-cell>
        </table:table-row>
        <table:table-row table:style-name="ro1">
          <table:table-cell office:value-type="float" office:value="-0.295739495" calcext:value-type="float">
            <text:p>-0.295739495</text:p>
          </table:table-cell>
          <table:table-cell office:value-type="float" office:value="0.238547224" calcext:value-type="float">
            <text:p>0.238547224</text:p>
          </table:table-cell>
          <table:table-cell table:formula="of:=[.A3350]*[.A3350]+[.B3350]*[.B3350]" office:value-type="float" office:value="0.144366626980961" calcext:value-type="float">
            <text:p>0.144366626980961</text:p>
          </table:table-cell>
        </table:table-row>
        <table:table-row table:style-name="ro1">
          <table:table-cell office:value-type="float" office:value="-0.295739495" calcext:value-type="float">
            <text:p>-0.295739495</text:p>
          </table:table-cell>
          <table:table-cell office:value-type="float" office:value="-0.238547223" calcext:value-type="float">
            <text:p>-0.238547223</text:p>
          </table:table-cell>
          <table:table-cell table:formula="of:=[.A3351]*[.A3351]+[.B3351]*[.B3351]" office:value-type="float" office:value="0.144366626503867" calcext:value-type="float">
            <text:p>0.144366626503867</text:p>
          </table:table-cell>
        </table:table-row>
        <table:table-row table:style-name="ro1">
          <table:table-cell office:value-type="float" office:value="-0.170500606" calcext:value-type="float">
            <text:p>-0.170500606</text:p>
          </table:table-cell>
          <table:table-cell office:value-type="float" office:value="0.338568828" calcext:value-type="float">
            <text:p>0.338568828</text:p>
          </table:table-cell>
          <table:table-cell table:formula="of:=[.A3352]*[.A3352]+[.B3352]*[.B3352]" office:value-type="float" office:value="0.143699307939661" calcext:value-type="float">
            <text:p>0.143699307939661</text:p>
          </table:table-cell>
        </table:table-row>
        <table:table-row table:style-name="ro1">
          <table:table-cell office:value-type="float" office:value="-0.170500606" calcext:value-type="float">
            <text:p>-0.170500606</text:p>
          </table:table-cell>
          <table:table-cell office:value-type="float" office:value="-0.338568828" calcext:value-type="float">
            <text:p>-0.338568828</text:p>
          </table:table-cell>
          <table:table-cell table:formula="of:=[.A3353]*[.A3353]+[.B3353]*[.B3353]" office:value-type="float" office:value="0.143699307939661" calcext:value-type="float">
            <text:p>0.143699307939661</text:p>
          </table:table-cell>
        </table:table-row>
        <table:table-row table:style-name="ro1">
          <table:table-cell office:value-type="float" office:value="-0.37904682" calcext:value-type="float">
            <text:p>-0.37904682</text:p>
          </table:table-cell>
          <table:table-cell office:value-type="float" office:value="0" calcext:value-type="float">
            <text:p>0</text:p>
          </table:table-cell>
          <table:table-cell table:formula="of:=[.A3354]*[.A3354]+[.B3354]*[.B3354]" office:value-type="float" office:value="0.143676491752112" calcext:value-type="float">
            <text:p>0.143676491752112</text:p>
          </table:table-cell>
        </table:table-row>
        <table:table-row table:style-name="ro1">
          <table:table-cell office:value-type="float" office:value="-0.163380492" calcext:value-type="float">
            <text:p>-0.163380492</text:p>
          </table:table-cell>
          <table:table-cell office:value-type="float" office:value="0.34133388" calcext:value-type="float">
            <text:p>0.34133388</text:p>
          </table:table-cell>
          <table:table-cell table:formula="of:=[.A3355]*[.A3355]+[.B3355]*[.B3355]" office:value-type="float" office:value="0.143202002802016" calcext:value-type="float">
            <text:p>0.143202002802016</text:p>
          </table:table-cell>
        </table:table-row>
        <table:table-row table:style-name="ro1">
          <table:table-cell office:value-type="float" office:value="-0.163380492" calcext:value-type="float">
            <text:p>-0.163380492</text:p>
          </table:table-cell>
          <table:table-cell office:value-type="float" office:value="-0.34133388" calcext:value-type="float">
            <text:p>-0.34133388</text:p>
          </table:table-cell>
          <table:table-cell table:formula="of:=[.A3356]*[.A3356]+[.B3356]*[.B3356]" office:value-type="float" office:value="0.143202002802016" calcext:value-type="float">
            <text:p>0.143202002802016</text:p>
          </table:table-cell>
        </table:table-row>
        <table:table-row table:style-name="ro1">
          <table:table-cell office:value-type="float" office:value="0.11600674" calcext:value-type="float">
            <text:p>0.11600674</text:p>
          </table:table-cell>
          <table:table-cell office:value-type="float" office:value="0.36017275" calcext:value-type="float">
            <text:p>0.36017275</text:p>
          </table:table-cell>
          <table:table-cell table:formula="of:=[.A3357]*[.A3357]+[.B3357]*[.B3357]" office:value-type="float" office:value="0.14318197356799" calcext:value-type="float">
            <text:p>0.14318197356799</text:p>
          </table:table-cell>
        </table:table-row>
        <table:table-row table:style-name="ro1">
          <table:table-cell office:value-type="float" office:value="0.11600674" calcext:value-type="float">
            <text:p>0.11600674</text:p>
          </table:table-cell>
          <table:table-cell office:value-type="float" office:value="-0.36017275" calcext:value-type="float">
            <text:p>-0.36017275</text:p>
          </table:table-cell>
          <table:table-cell table:formula="of:=[.A3358]*[.A3358]+[.B3358]*[.B3358]" office:value-type="float" office:value="0.14318197356799" calcext:value-type="float">
            <text:p>0.14318197356799</text:p>
          </table:table-cell>
        </table:table-row>
        <table:table-row table:style-name="ro1">
          <table:table-cell office:value-type="float" office:value="-0.23934514" calcext:value-type="float">
            <text:p>-0.23934514</text:p>
          </table:table-cell>
          <table:table-cell office:value-type="float" office:value="0.292810383" calcext:value-type="float">
            <text:p>0.292810383</text:p>
          </table:table-cell>
          <table:table-cell table:formula="of:=[.A3359]*[.A3359]+[.B3359]*[.B3359]" office:value-type="float" office:value="0.143024016434226" calcext:value-type="float">
            <text:p>0.143024016434226</text:p>
          </table:table-cell>
        </table:table-row>
        <table:table-row table:style-name="ro1">
          <table:table-cell office:value-type="float" office:value="-0.23934514" calcext:value-type="float">
            <text:p>-0.23934514</text:p>
          </table:table-cell>
          <table:table-cell office:value-type="float" office:value="-0.292810383" calcext:value-type="float">
            <text:p>-0.292810383</text:p>
          </table:table-cell>
          <table:table-cell table:formula="of:=[.A3360]*[.A3360]+[.B3360]*[.B3360]" office:value-type="float" office:value="0.143024016434226" calcext:value-type="float">
            <text:p>0.143024016434226</text:p>
          </table:table-cell>
        </table:table-row>
        <table:table-row table:style-name="ro1">
          <table:table-cell office:value-type="float" office:value="0.103563877" calcext:value-type="float">
            <text:p>0.103563877</text:p>
          </table:table-cell>
          <table:table-cell office:value-type="float" office:value="0.363718978" calcext:value-type="float">
            <text:p>0.363718978</text:p>
          </table:table-cell>
          <table:table-cell table:formula="of:=[.A3361]*[.A3361]+[.B3361]*[.B3361]" office:value-type="float" office:value="0.143016971576636" calcext:value-type="float">
            <text:p>0.143016971576636</text:p>
          </table:table-cell>
        </table:table-row>
        <table:table-row table:style-name="ro1">
          <table:table-cell office:value-type="float" office:value="0.103563877" calcext:value-type="float">
            <text:p>0.103563877</text:p>
          </table:table-cell>
          <table:table-cell office:value-type="float" office:value="-0.363718978" calcext:value-type="float">
            <text:p>-0.363718978</text:p>
          </table:table-cell>
          <table:table-cell table:formula="of:=[.A3362]*[.A3362]+[.B3362]*[.B3362]" office:value-type="float" office:value="0.143016971576636" calcext:value-type="float">
            <text:p>0.143016971576636</text:p>
          </table:table-cell>
        </table:table-row>
        <table:table-row table:style-name="ro1">
          <table:table-cell office:value-type="float" office:value="-0.162504843" calcext:value-type="float">
            <text:p>-0.162504843</text:p>
          </table:table-cell>
          <table:table-cell office:value-type="float" office:value="-0.340909091" calcext:value-type="float">
            <text:p>-0.340909091</text:p>
          </table:table-cell>
          <table:table-cell table:formula="of:=[.A3363]*[.A3363]+[.B3363]*[.B3363]" office:value-type="float" office:value="0.142626832324901" calcext:value-type="float">
            <text:p>0.142626832324901</text:p>
          </table:table-cell>
        </table:table-row>
        <table:table-row table:style-name="ro1">
          <table:table-cell office:value-type="float" office:value="-0.162504842" calcext:value-type="float">
            <text:p>-0.162504842</text:p>
          </table:table-cell>
          <table:table-cell office:value-type="float" office:value="0.340909091" calcext:value-type="float">
            <text:p>0.340909091</text:p>
          </table:table-cell>
          <table:table-cell table:formula="of:=[.A3364]*[.A3364]+[.B3364]*[.B3364]" office:value-type="float" office:value="0.142626831999891" calcext:value-type="float">
            <text:p>0.142626831999891</text:p>
          </table:table-cell>
        </table:table-row>
        <table:table-row table:style-name="ro1">
          <table:table-cell office:value-type="float" office:value="-0.340441699" calcext:value-type="float">
            <text:p>-0.340441699</text:p>
          </table:table-cell>
          <table:table-cell office:value-type="float" office:value="0.163326641" calcext:value-type="float">
            <text:p>0.163326641</text:p>
          </table:table-cell>
          <table:table-cell table:formula="of:=[.A3365]*[.A3365]+[.B3365]*[.B3365]" office:value-type="float" office:value="0.142576142078349" calcext:value-type="float">
            <text:p>0.142576142078349</text:p>
          </table:table-cell>
        </table:table-row>
        <table:table-row table:style-name="ro1">
          <table:table-cell office:value-type="float" office:value="-0.340441699" calcext:value-type="float">
            <text:p>-0.340441699</text:p>
          </table:table-cell>
          <table:table-cell office:value-type="float" office:value="-0.163326641" calcext:value-type="float">
            <text:p>-0.163326641</text:p>
          </table:table-cell>
          <table:table-cell table:formula="of:=[.A3366]*[.A3366]+[.B3366]*[.B3366]" office:value-type="float" office:value="0.142576142078349" calcext:value-type="float">
            <text:p>0.142576142078349</text:p>
          </table:table-cell>
        </table:table-row>
        <table:table-row table:style-name="ro1">
          <table:table-cell office:value-type="float" office:value="-0.35790635" calcext:value-type="float">
            <text:p>-0.35790635</text:p>
          </table:table-cell>
          <table:table-cell office:value-type="float" office:value="0.119864401" calcext:value-type="float">
            <text:p>0.119864401</text:p>
          </table:table-cell>
          <table:table-cell table:formula="of:=[.A3367]*[.A3367]+[.B3367]*[.B3367]" office:value-type="float" office:value="0.142464429997411" calcext:value-type="float">
            <text:p>0.142464429997411</text:p>
          </table:table-cell>
        </table:table-row>
        <table:table-row table:style-name="ro1">
          <table:table-cell office:value-type="float" office:value="-0.35790635" calcext:value-type="float">
            <text:p>-0.35790635</text:p>
          </table:table-cell>
          <table:table-cell office:value-type="float" office:value="-0.119864401" calcext:value-type="float">
            <text:p>-0.119864401</text:p>
          </table:table-cell>
          <table:table-cell table:formula="of:=[.A3368]*[.A3368]+[.B3368]*[.B3368]" office:value-type="float" office:value="0.142464429997411" calcext:value-type="float">
            <text:p>0.142464429997411</text:p>
          </table:table-cell>
        </table:table-row>
        <table:table-row table:style-name="ro1">
          <table:table-cell office:value-type="float" office:value="-0.176582612" calcext:value-type="float">
            <text:p>-0.176582612</text:p>
          </table:table-cell>
          <table:table-cell office:value-type="float" office:value="0.332940985" calcext:value-type="float">
            <text:p>0.332940985</text:p>
          </table:table-cell>
          <table:table-cell table:formula="of:=[.A3369]*[.A3369]+[.B3369]*[.B3369]" office:value-type="float" office:value="0.142031118353513" calcext:value-type="float">
            <text:p>0.142031118353513</text:p>
          </table:table-cell>
        </table:table-row>
        <table:table-row table:style-name="ro1">
          <table:table-cell office:value-type="float" office:value="-0.176582612" calcext:value-type="float">
            <text:p>-0.176582612</text:p>
          </table:table-cell>
          <table:table-cell office:value-type="float" office:value="-0.332940985" calcext:value-type="float">
            <text:p>-0.332940985</text:p>
          </table:table-cell>
          <table:table-cell table:formula="of:=[.A3370]*[.A3370]+[.B3370]*[.B3370]" office:value-type="float" office:value="0.142031118353513" calcext:value-type="float">
            <text:p>0.142031118353513</text:p>
          </table:table-cell>
        </table:table-row>
        <table:table-row table:style-name="ro1">
          <table:table-cell office:value-type="float" office:value="-0.362456014" calcext:value-type="float">
            <text:p>-0.362456014</text:p>
          </table:table-cell>
          <table:table-cell office:value-type="float" office:value="0.102272727" calcext:value-type="float">
            <text:p>0.102272727</text:p>
          </table:table-cell>
          <table:table-cell table:formula="of:=[.A3371]*[.A3371]+[.B3371]*[.B3371]" office:value-type="float" office:value="0.141834072772785" calcext:value-type="float">
            <text:p>0.141834072772785</text:p>
          </table:table-cell>
        </table:table-row>
        <table:table-row table:style-name="ro1">
          <table:table-cell office:value-type="float" office:value="-0.362456014" calcext:value-type="float">
            <text:p>-0.362456014</text:p>
          </table:table-cell>
          <table:table-cell office:value-type="float" office:value="-0.102272727" calcext:value-type="float">
            <text:p>-0.102272727</text:p>
          </table:table-cell>
          <table:table-cell table:formula="of:=[.A3372]*[.A3372]+[.B3372]*[.B3372]" office:value-type="float" office:value="0.141834072772785" calcext:value-type="float">
            <text:p>0.141834072772785</text:p>
          </table:table-cell>
        </table:table-row>
        <table:table-row table:style-name="ro1">
          <table:table-cell office:value-type="float" office:value="0.185134324" calcext:value-type="float">
            <text:p>0.185134324</text:p>
          </table:table-cell>
          <table:table-cell office:value-type="float" office:value="0.327597691" calcext:value-type="float">
            <text:p>0.327597691</text:p>
          </table:table-cell>
          <table:table-cell table:formula="of:=[.A3373]*[.A3373]+[.B3373]*[.B3373]" office:value-type="float" office:value="0.141594965071468" calcext:value-type="float">
            <text:p>0.141594965071468</text:p>
          </table:table-cell>
        </table:table-row>
        <table:table-row table:style-name="ro1">
          <table:table-cell office:value-type="float" office:value="0.185134324" calcext:value-type="float">
            <text:p>0.185134324</text:p>
          </table:table-cell>
          <table:table-cell office:value-type="float" office:value="-0.327597691" calcext:value-type="float">
            <text:p>-0.327597691</text:p>
          </table:table-cell>
          <table:table-cell table:formula="of:=[.A3374]*[.A3374]+[.B3374]*[.B3374]" office:value-type="float" office:value="0.141594965071468" calcext:value-type="float">
            <text:p>0.141594965071468</text:p>
          </table:table-cell>
        </table:table-row>
        <table:table-row table:style-name="ro1">
          <table:table-cell office:value-type="float" office:value="-0.333100771" calcext:value-type="float">
            <text:p>-0.333100771</text:p>
          </table:table-cell>
          <table:table-cell office:value-type="float" office:value="0.174086793" calcext:value-type="float">
            <text:p>0.174086793</text:p>
          </table:table-cell>
          <table:table-cell table:formula="of:=[.A3375]*[.A3375]+[.B3375]*[.B3375]" office:value-type="float" office:value="0.141262335137819" calcext:value-type="float">
            <text:p>0.141262335137819</text:p>
          </table:table-cell>
        </table:table-row>
        <table:table-row table:style-name="ro1">
          <table:table-cell office:value-type="float" office:value="-0.333100771" calcext:value-type="float">
            <text:p>-0.333100771</text:p>
          </table:table-cell>
          <table:table-cell office:value-type="float" office:value="-0.174086793" calcext:value-type="float">
            <text:p>-0.174086793</text:p>
          </table:table-cell>
          <table:table-cell table:formula="of:=[.A3376]*[.A3376]+[.B3376]*[.B3376]" office:value-type="float" office:value="0.141262335137819" calcext:value-type="float">
            <text:p>0.141262335137819</text:p>
          </table:table-cell>
        </table:table-row>
        <table:table-row table:style-name="ro1">
          <table:table-cell office:value-type="float" office:value="-0.375656412" calcext:value-type="float">
            <text:p>-0.375656412</text:p>
          </table:table-cell>
          <table:table-cell office:value-type="float" office:value="0" calcext:value-type="float">
            <text:p>0</text:p>
          </table:table-cell>
          <table:table-cell table:formula="of:=[.A3377]*[.A3377]+[.B3377]*[.B3377]" office:value-type="float" office:value="0.141117739876714" calcext:value-type="float">
            <text:p>0.141117739876714</text:p>
          </table:table-cell>
        </table:table-row>
        <table:table-row table:style-name="ro1">
          <table:table-cell office:value-type="float" office:value="-0.337307943" calcext:value-type="float">
            <text:p>-0.337307943</text:p>
          </table:table-cell>
          <table:table-cell office:value-type="float" office:value="0.165267422" calcext:value-type="float">
            <text:p>0.165267422</text:p>
          </table:table-cell>
          <table:table-cell table:formula="of:=[.A3378]*[.A3378]+[.B3378]*[.B3378]" office:value-type="float" office:value="0.141089969185417" calcext:value-type="float">
            <text:p>0.141089969185417</text:p>
          </table:table-cell>
        </table:table-row>
        <table:table-row table:style-name="ro1">
          <table:table-cell office:value-type="float" office:value="-0.337307943" calcext:value-type="float">
            <text:p>-0.337307943</text:p>
          </table:table-cell>
          <table:table-cell office:value-type="float" office:value="-0.165267421" calcext:value-type="float">
            <text:p>-0.165267421</text:p>
          </table:table-cell>
          <table:table-cell table:formula="of:=[.A3379]*[.A3379]+[.B3379]*[.B3379]" office:value-type="float" office:value="0.141089968854882" calcext:value-type="float">
            <text:p>0.141089968854882</text:p>
          </table:table-cell>
        </table:table-row>
        <table:table-row table:style-name="ro1">
          <table:table-cell office:value-type="float" office:value="-0.251563453" calcext:value-type="float">
            <text:p>-0.251563453</text:p>
          </table:table-cell>
          <table:table-cell office:value-type="float" office:value="0.278934642" calcext:value-type="float">
            <text:p>0.278934642</text:p>
          </table:table-cell>
          <table:table-cell table:formula="of:=[.A3380]*[.A3380]+[.B3380]*[.B3380]" office:value-type="float" office:value="0.141088705392951" calcext:value-type="float">
            <text:p>0.141088705392951</text:p>
          </table:table-cell>
        </table:table-row>
        <table:table-row table:style-name="ro1">
          <table:table-cell office:value-type="float" office:value="-0.251563453" calcext:value-type="float">
            <text:p>-0.251563453</text:p>
          </table:table-cell>
          <table:table-cell office:value-type="float" office:value="-0.278934642" calcext:value-type="float">
            <text:p>-0.278934642</text:p>
          </table:table-cell>
          <table:table-cell table:formula="of:=[.A3381]*[.A3381]+[.B3381]*[.B3381]" office:value-type="float" office:value="0.141088705392951" calcext:value-type="float">
            <text:p>0.141088705392951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363636364" calcext:value-type="float">
            <text:p>0.363636364</text:p>
          </table:table-cell>
          <table:table-cell table:formula="of:=[.A3382]*[.A3382]+[.B3382]*[.B3382]" office:value-type="float" office:value="0.141020467723141" calcext:value-type="float">
            <text:p>0.141020467723141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363636364" calcext:value-type="float">
            <text:p>-0.363636364</text:p>
          </table:table-cell>
          <table:table-cell table:formula="of:=[.A3383]*[.A3383]+[.B3383]*[.B3383]" office:value-type="float" office:value="0.141020467723141" calcext:value-type="float">
            <text:p>0.141020467723141</text:p>
          </table:table-cell>
        </table:table-row>
        <table:table-row table:style-name="ro1">
          <table:table-cell office:value-type="float" office:value="-0.341225088" calcext:value-type="float">
            <text:p>-0.341225088</text:p>
          </table:table-cell>
          <table:table-cell office:value-type="float" office:value="0.156750383" calcext:value-type="float">
            <text:p>0.156750383</text:p>
          </table:table-cell>
          <table:table-cell table:formula="of:=[.A3384]*[.A3384]+[.B3384]*[.B3384]" office:value-type="float" office:value="0.141005243251254" calcext:value-type="float">
            <text:p>0.141005243251254</text:p>
          </table:table-cell>
        </table:table-row>
        <table:table-row table:style-name="ro1">
          <table:table-cell office:value-type="float" office:value="-0.341225088" calcext:value-type="float">
            <text:p>-0.341225088</text:p>
          </table:table-cell>
          <table:table-cell office:value-type="float" office:value="-0.156750383" calcext:value-type="float">
            <text:p>-0.156750383</text:p>
          </table:table-cell>
          <table:table-cell table:formula="of:=[.A3385]*[.A3385]+[.B3385]*[.B3385]" office:value-type="float" office:value="0.141005243251254" calcext:value-type="float">
            <text:p>0.141005243251254</text:p>
          </table:table-cell>
        </table:table-row>
        <table:table-row table:style-name="ro1">
          <table:table-cell office:value-type="float" office:value="-0.374526514" calcext:value-type="float">
            <text:p>-0.374526514</text:p>
          </table:table-cell>
          <table:table-cell office:value-type="float" office:value="0.0263521814" calcext:value-type="float">
            <text:p>0.0263521814</text:p>
          </table:table-cell>
          <table:table-cell table:formula="of:=[.A3386]*[.A3386]+[.B3386]*[.B3386]" office:value-type="float" office:value="0.140964547153531" calcext:value-type="float">
            <text:p>0.140964547153531</text:p>
          </table:table-cell>
        </table:table-row>
        <table:table-row table:style-name="ro1">
          <table:table-cell office:value-type="float" office:value="-0.374526514" calcext:value-type="float">
            <text:p>-0.374526514</text:p>
          </table:table-cell>
          <table:table-cell office:value-type="float" office:value="-0.0263521814" calcext:value-type="float">
            <text:p>-0.0263521814</text:p>
          </table:table-cell>
          <table:table-cell table:formula="of:=[.A3387]*[.A3387]+[.B3387]*[.B3387]" office:value-type="float" office:value="0.140964547153531" calcext:value-type="float">
            <text:p>0.140964547153531</text:p>
          </table:table-cell>
        </table:table-row>
        <table:table-row table:style-name="ro1">
          <table:table-cell office:value-type="float" office:value="0.118108154" calcext:value-type="float">
            <text:p>0.118108154</text:p>
          </table:table-cell>
          <table:table-cell office:value-type="float" office:value="0.356292206" calcext:value-type="float">
            <text:p>0.356292206</text:p>
          </table:table-cell>
          <table:table-cell table:formula="of:=[.A3388]*[.A3388]+[.B3388]*[.B3388]" office:value-type="float" office:value="0.140893672097634" calcext:value-type="float">
            <text:p>0.140893672097634</text:p>
          </table:table-cell>
        </table:table-row>
        <table:table-row table:style-name="ro1">
          <table:table-cell office:value-type="float" office:value="0.118108154" calcext:value-type="float">
            <text:p>0.118108154</text:p>
          </table:table-cell>
          <table:table-cell office:value-type="float" office:value="-0.356292206" calcext:value-type="float">
            <text:p>-0.356292206</text:p>
          </table:table-cell>
          <table:table-cell table:formula="of:=[.A3389]*[.A3389]+[.B3389]*[.B3389]" office:value-type="float" office:value="0.140893672097634" calcext:value-type="float">
            <text:p>0.140893672097634</text:p>
          </table:table-cell>
        </table:table-row>
        <table:table-row table:style-name="ro1">
          <table:table-cell office:value-type="float" office:value="0.373620329" calcext:value-type="float">
            <text:p>0.373620329</text:p>
          </table:table-cell>
          <table:table-cell office:value-type="float" office:value="0" calcext:value-type="float">
            <text:p>0</text:p>
          </table:table-cell>
          <table:table-cell table:formula="of:=[.A3390]*[.A3390]+[.B3390]*[.B3390]" office:value-type="float" office:value="0.139592150242068" calcext:value-type="float">
            <text:p>0.139592150242068</text:p>
          </table:table-cell>
        </table:table-row>
        <table:table-row table:style-name="ro1">
          <table:table-cell office:value-type="float" office:value="0.373155905" calcext:value-type="float">
            <text:p>0.373155905</text:p>
          </table:table-cell>
          <table:table-cell office:value-type="float" office:value="0" calcext:value-type="float">
            <text:p>0</text:p>
          </table:table-cell>
          <table:table-cell table:formula="of:=[.A3391]*[.A3391]+[.B3391]*[.B3391]" office:value-type="float" office:value="0.139245329436369" calcext:value-type="float">
            <text:p>0.139245329436369</text:p>
          </table:table-cell>
        </table:table-row>
        <table:table-row table:style-name="ro1">
          <table:table-cell office:value-type="float" office:value="0.125952619" calcext:value-type="float">
            <text:p>0.125952619</text:p>
          </table:table-cell>
          <table:table-cell office:value-type="float" office:value="0.351256666" calcext:value-type="float">
            <text:p>0.351256666</text:p>
          </table:table-cell>
          <table:table-cell table:formula="of:=[.A3392]*[.A3392]+[.B3392]*[.B3392]" office:value-type="float" office:value="0.139245307642395" calcext:value-type="float">
            <text:p>0.139245307642395</text:p>
          </table:table-cell>
        </table:table-row>
        <table:table-row table:style-name="ro1">
          <table:table-cell office:value-type="float" office:value="0.125952619" calcext:value-type="float">
            <text:p>0.125952619</text:p>
          </table:table-cell>
          <table:table-cell office:value-type="float" office:value="-0.351256666" calcext:value-type="float">
            <text:p>-0.351256666</text:p>
          </table:table-cell>
          <table:table-cell table:formula="of:=[.A3393]*[.A3393]+[.B3393]*[.B3393]" office:value-type="float" office:value="0.139245307642395" calcext:value-type="float">
            <text:p>0.139245307642395</text:p>
          </table:table-cell>
        </table:table-row>
        <table:table-row table:style-name="ro1">
          <table:table-cell office:value-type="float" office:value="-0.176525008" calcext:value-type="float">
            <text:p>-0.176525008</text:p>
          </table:table-cell>
          <table:table-cell office:value-type="float" office:value="0.328499139" calcext:value-type="float">
            <text:p>0.328499139</text:p>
          </table:table-cell>
          <table:table-cell table:formula="of:=[.A3394]*[.A3394]+[.B3394]*[.B3394]" office:value-type="float" office:value="0.139072762773141" calcext:value-type="float">
            <text:p>0.139072762773141</text:p>
          </table:table-cell>
        </table:table-row>
        <table:table-row table:style-name="ro1">
          <table:table-cell office:value-type="float" office:value="-0.176525008" calcext:value-type="float">
            <text:p>-0.176525008</text:p>
          </table:table-cell>
          <table:table-cell office:value-type="float" office:value="-0.328499139" calcext:value-type="float">
            <text:p>-0.328499139</text:p>
          </table:table-cell>
          <table:table-cell table:formula="of:=[.A3395]*[.A3395]+[.B3395]*[.B3395]" office:value-type="float" office:value="0.139072762773141" calcext:value-type="float">
            <text:p>0.139072762773141</text:p>
          </table:table-cell>
        </table:table-row>
        <table:table-row table:style-name="ro1">
          <table:table-cell office:value-type="float" office:value="-0.347075155" calcext:value-type="float">
            <text:p>-0.347075155</text:p>
          </table:table-cell>
          <table:table-cell office:value-type="float" office:value="0.136363636" calcext:value-type="float">
            <text:p>0.136363636</text:p>
          </table:table-cell>
          <table:table-cell table:formula="of:=[.A3396]*[.A3396]+[.B3396]*[.B3396]" office:value-type="float" office:value="0.139056204441415" calcext:value-type="float">
            <text:p>0.139056204441415</text:p>
          </table:table-cell>
        </table:table-row>
        <table:table-row table:style-name="ro1">
          <table:table-cell office:value-type="float" office:value="-0.347075155" calcext:value-type="float">
            <text:p>-0.347075155</text:p>
          </table:table-cell>
          <table:table-cell office:value-type="float" office:value="-0.136363636" calcext:value-type="float">
            <text:p>-0.136363636</text:p>
          </table:table-cell>
          <table:table-cell table:formula="of:=[.A3397]*[.A3397]+[.B3397]*[.B3397]" office:value-type="float" office:value="0.139056204441415" calcext:value-type="float">
            <text:p>0.139056204441415</text:p>
          </table:table-cell>
        </table:table-row>
        <table:table-row table:style-name="ro1">
          <table:table-cell office:value-type="float" office:value="0.372533092" calcext:value-type="float">
            <text:p>0.372533092</text:p>
          </table:table-cell>
          <table:table-cell office:value-type="float" office:value="0" calcext:value-type="float">
            <text:p>0</text:p>
          </table:table-cell>
          <table:table-cell table:formula="of:=[.A3398]*[.A3398]+[.B3398]*[.B3398]" office:value-type="float" office:value="0.13878090463508" calcext:value-type="float">
            <text:p>0.13878090463508</text:p>
          </table:table-cell>
        </table:table-row>
        <table:table-row table:style-name="ro1">
          <table:table-cell office:value-type="float" office:value="-0.34011409" calcext:value-type="float">
            <text:p>-0.34011409</text:p>
          </table:table-cell>
          <table:table-cell office:value-type="float" office:value="0.15087823" calcext:value-type="float">
            <text:p>0.15087823</text:p>
          </table:table-cell>
          <table:table-cell table:formula="of:=[.A3399]*[.A3399]+[.B3399]*[.B3399]" office:value-type="float" office:value="0.138441834504461" calcext:value-type="float">
            <text:p>0.138441834504461</text:p>
          </table:table-cell>
        </table:table-row>
        <table:table-row table:style-name="ro1">
          <table:table-cell office:value-type="float" office:value="-0.34011409" calcext:value-type="float">
            <text:p>-0.34011409</text:p>
          </table:table-cell>
          <table:table-cell office:value-type="float" office:value="-0.15087823" calcext:value-type="float">
            <text:p>-0.15087823</text:p>
          </table:table-cell>
          <table:table-cell table:formula="of:=[.A3400]*[.A3400]+[.B3400]*[.B3400]" office:value-type="float" office:value="0.138441834504461" calcext:value-type="float">
            <text:p>0.138441834504461</text:p>
          </table:table-cell>
        </table:table-row>
        <table:table-row table:style-name="ro1">
          <table:table-cell office:value-type="float" office:value="0.371696237" calcext:value-type="float">
            <text:p>0.371696237</text:p>
          </table:table-cell>
          <table:table-cell office:value-type="float" office:value="0" calcext:value-type="float">
            <text:p>0</text:p>
          </table:table-cell>
          <table:table-cell table:formula="of:=[.A3401]*[.A3401]+[.B3401]*[.B3401]" office:value-type="float" office:value="0.13815809259996" calcext:value-type="float">
            <text:p>0.13815809259996</text:p>
          </table:table-cell>
        </table:table-row>
        <table:table-row table:style-name="ro1">
          <table:table-cell office:value-type="float" office:value="-0.111356261" calcext:value-type="float">
            <text:p>-0.111356261</text:p>
          </table:table-cell>
          <table:table-cell office:value-type="float" office:value="0.354383735" calcext:value-type="float">
            <text:p>0.354383735</text:p>
          </table:table-cell>
          <table:table-cell table:formula="of:=[.A3402]*[.A3402]+[.B3402]*[.B3402]" office:value-type="float" office:value="0.13798804849645" calcext:value-type="float">
            <text:p>0.13798804849645</text:p>
          </table:table-cell>
        </table:table-row>
        <table:table-row table:style-name="ro1">
          <table:table-cell office:value-type="float" office:value="-0.111356261" calcext:value-type="float">
            <text:p>-0.111356261</text:p>
          </table:table-cell>
          <table:table-cell office:value-type="float" office:value="-0.354383735" calcext:value-type="float">
            <text:p>-0.354383735</text:p>
          </table:table-cell>
          <table:table-cell table:formula="of:=[.A3403]*[.A3403]+[.B3403]*[.B3403]" office:value-type="float" office:value="0.13798804849645" calcext:value-type="float">
            <text:p>0.13798804849645</text:p>
          </table:table-cell>
        </table:table-row>
        <table:table-row table:style-name="ro1">
          <table:table-cell office:value-type="float" office:value="-0.302051929" calcext:value-type="float">
            <text:p>-0.302051929</text:p>
          </table:table-cell>
          <table:table-cell office:value-type="float" office:value="0.214708702" calcext:value-type="float">
            <text:p>0.214708702</text:p>
          </table:table-cell>
          <table:table-cell table:formula="of:=[.A3404]*[.A3404]+[.B3404]*[.B3404]" office:value-type="float" office:value="0.137335194527146" calcext:value-type="float">
            <text:p>0.137335194527146</text:p>
          </table:table-cell>
        </table:table-row>
        <table:table-row table:style-name="ro1">
          <table:table-cell office:value-type="float" office:value="-0.302051929" calcext:value-type="float">
            <text:p>-0.302051929</text:p>
          </table:table-cell>
          <table:table-cell office:value-type="float" office:value="-0.214708702" calcext:value-type="float">
            <text:p>-0.214708702</text:p>
          </table:table-cell>
          <table:table-cell table:formula="of:=[.A3405]*[.A3405]+[.B3405]*[.B3405]" office:value-type="float" office:value="0.137335194527146" calcext:value-type="float">
            <text:p>0.137335194527146</text:p>
          </table:table-cell>
        </table:table-row>
        <table:table-row table:style-name="ro1">
          <table:table-cell office:value-type="float" office:value="0.370568801" calcext:value-type="float">
            <text:p>0.370568801</text:p>
          </table:table-cell>
          <table:table-cell office:value-type="float" office:value="0" calcext:value-type="float">
            <text:p>0</text:p>
          </table:table-cell>
          <table:table-cell table:formula="of:=[.A3406]*[.A3406]+[.B3406]*[.B3406]" office:value-type="float" office:value="0.137321236274578" calcext:value-type="float">
            <text:p>0.137321236274578</text:p>
          </table:table-cell>
        </table:table-row>
        <table:table-row table:style-name="ro1">
          <table:table-cell office:value-type="float" office:value="0.256248789" calcext:value-type="float">
            <text:p>0.256248789</text:p>
          </table:table-cell>
          <table:table-cell office:value-type="float" office:value="-0.267045455" calcext:value-type="float">
            <text:p>-0.267045455</text:p>
          </table:table-cell>
          <table:table-cell table:formula="of:=[.A3407]*[.A3407]+[.B3407]*[.B3407]" office:value-type="float" office:value="0.136976716900124" calcext:value-type="float">
            <text:p>0.136976716900124</text:p>
          </table:table-cell>
        </table:table-row>
        <table:table-row table:style-name="ro1">
          <table:table-cell office:value-type="float" office:value="0.256248789" calcext:value-type="float">
            <text:p>0.256248789</text:p>
          </table:table-cell>
          <table:table-cell office:value-type="float" office:value="0.267045454" calcext:value-type="float">
            <text:p>0.267045454</text:p>
          </table:table-cell>
          <table:table-cell table:formula="of:=[.A3408]*[.A3408]+[.B3408]*[.B3408]" office:value-type="float" office:value="0.136976716366033" calcext:value-type="float">
            <text:p>0.136976716366033</text:p>
          </table:table-cell>
        </table:table-row>
        <table:table-row table:style-name="ro1">
          <table:table-cell office:value-type="float" office:value="-0.286799893" calcext:value-type="float">
            <text:p>-0.286799893</text:p>
          </table:table-cell>
          <table:table-cell office:value-type="float" office:value="0.233678409" calcext:value-type="float">
            <text:p>0.233678409</text:p>
          </table:table-cell>
          <table:table-cell table:formula="of:=[.A3409]*[.A3409]+[.B3409]*[.B3409]" office:value-type="float" office:value="0.136859777457583" calcext:value-type="float">
            <text:p>0.136859777457583</text:p>
          </table:table-cell>
        </table:table-row>
        <table:table-row table:style-name="ro1">
          <table:table-cell office:value-type="float" office:value="-0.286799893" calcext:value-type="float">
            <text:p>-0.286799893</text:p>
          </table:table-cell>
          <table:table-cell office:value-type="float" office:value="-0.233678409" calcext:value-type="float">
            <text:p>-0.233678409</text:p>
          </table:table-cell>
          <table:table-cell table:formula="of:=[.A3410]*[.A3410]+[.B3410]*[.B3410]" office:value-type="float" office:value="0.136859777457583" calcext:value-type="float">
            <text:p>0.136859777457583</text:p>
          </table:table-cell>
        </table:table-row>
        <table:table-row table:style-name="ro1">
          <table:table-cell office:value-type="float" office:value="-0.369860068" calcext:value-type="float">
            <text:p>-0.369860068</text:p>
          </table:table-cell>
          <table:table-cell office:value-type="float" office:value="0" calcext:value-type="float">
            <text:p>0</text:p>
          </table:table-cell>
          <table:table-cell table:formula="of:=[.A3411]*[.A3411]+[.B3411]*[.B3411]" office:value-type="float" office:value="0.136796469900965" calcext:value-type="float">
            <text:p>0.136796469900965</text:p>
          </table:table-cell>
        </table:table-row>
        <table:table-row table:style-name="ro1">
          <table:table-cell office:value-type="float" office:value="-0.332650042" calcext:value-type="float">
            <text:p>-0.332650042</text:p>
          </table:table-cell>
          <table:table-cell office:value-type="float" office:value="0.161520875" calcext:value-type="float">
            <text:p>0.161520875</text:p>
          </table:table-cell>
          <table:table-cell table:formula="of:=[.A3412]*[.A3412]+[.B3412]*[.B3412]" office:value-type="float" office:value="0.136745043503367" calcext:value-type="float">
            <text:p>0.136745043503367</text:p>
          </table:table-cell>
        </table:table-row>
        <table:table-row table:style-name="ro1">
          <table:table-cell office:value-type="float" office:value="-0.332650042" calcext:value-type="float">
            <text:p>-0.332650042</text:p>
          </table:table-cell>
          <table:table-cell office:value-type="float" office:value="-0.161520875" calcext:value-type="float">
            <text:p>-0.161520875</text:p>
          </table:table-cell>
          <table:table-cell table:formula="of:=[.A3413]*[.A3413]+[.B3413]*[.B3413]" office:value-type="float" office:value="0.136745043503367" calcext:value-type="float">
            <text:p>0.136745043503367</text:p>
          </table:table-cell>
        </table:table-row>
        <table:table-row table:style-name="ro1">
          <table:table-cell office:value-type="float" office:value="-0.282532545" calcext:value-type="float">
            <text:p>-0.282532545</text:p>
          </table:table-cell>
          <table:table-cell office:value-type="float" office:value="0.238148814" calcext:value-type="float">
            <text:p>0.238148814</text:p>
          </table:table-cell>
          <table:table-cell table:formula="of:=[.A3414]*[.A3414]+[.B3414]*[.B3414]" office:value-type="float" office:value="0.136539496593784" calcext:value-type="float">
            <text:p>0.136539496593784</text:p>
          </table:table-cell>
        </table:table-row>
        <table:table-row table:style-name="ro1">
          <table:table-cell office:value-type="float" office:value="-0.282532545" calcext:value-type="float">
            <text:p>-0.282532545</text:p>
          </table:table-cell>
          <table:table-cell office:value-type="float" office:value="-0.238148814" calcext:value-type="float">
            <text:p>-0.238148814</text:p>
          </table:table-cell>
          <table:table-cell table:formula="of:=[.A3415]*[.A3415]+[.B3415]*[.B3415]" office:value-type="float" office:value="0.136539496593784" calcext:value-type="float">
            <text:p>0.136539496593784</text:p>
          </table:table-cell>
        </table:table-row>
        <table:table-row table:style-name="ro1">
          <table:table-cell office:value-type="float" office:value="-0.330011122" calcext:value-type="float">
            <text:p>-0.330011122</text:p>
          </table:table-cell>
          <table:table-cell office:value-type="float" office:value="0.165752947" calcext:value-type="float">
            <text:p>0.165752947</text:p>
          </table:table-cell>
          <table:table-cell table:formula="of:=[.A3416]*[.A3416]+[.B3416]*[.B3416]" office:value-type="float" office:value="0.136381380082884" calcext:value-type="float">
            <text:p>0.136381380082884</text:p>
          </table:table-cell>
        </table:table-row>
        <table:table-row table:style-name="ro1">
          <table:table-cell office:value-type="float" office:value="-0.330011122" calcext:value-type="float">
            <text:p>-0.330011122</text:p>
          </table:table-cell>
          <table:table-cell office:value-type="float" office:value="-0.165752947" calcext:value-type="float">
            <text:p>-0.165752947</text:p>
          </table:table-cell>
          <table:table-cell table:formula="of:=[.A3417]*[.A3417]+[.B3417]*[.B3417]" office:value-type="float" office:value="0.136381380082884" calcext:value-type="float">
            <text:p>0.136381380082884</text:p>
          </table:table-cell>
        </table:table-row>
        <table:table-row table:style-name="ro1">
          <table:table-cell office:value-type="float" office:value="0.282615535" calcext:value-type="float">
            <text:p>0.282615535</text:p>
          </table:table-cell>
          <table:table-cell office:value-type="float" office:value="-0.237512021" calcext:value-type="float">
            <text:p>-0.237512021</text:p>
          </table:table-cell>
          <table:table-cell table:formula="of:=[.A3418]*[.A3418]+[.B3418]*[.B3418]" office:value-type="float" office:value="0.136283500742841" calcext:value-type="float">
            <text:p>0.136283500742841</text:p>
          </table:table-cell>
        </table:table-row>
        <table:table-row table:style-name="ro1">
          <table:table-cell office:value-type="float" office:value="0.282615534" calcext:value-type="float">
            <text:p>0.282615534</text:p>
          </table:table-cell>
          <table:table-cell office:value-type="float" office:value="0.23751202" calcext:value-type="float">
            <text:p>0.23751202</text:p>
          </table:table-cell>
          <table:table-cell table:formula="of:=[.A3419]*[.A3419]+[.B3419]*[.B3419]" office:value-type="float" office:value="0.136283499702586" calcext:value-type="float">
            <text:p>0.136283499702586</text:p>
          </table:table-cell>
        </table:table-row>
        <table:table-row table:style-name="ro1">
          <table:table-cell office:value-type="float" office:value="-0.289390219" calcext:value-type="float">
            <text:p>-0.289390219</text:p>
          </table:table-cell>
          <table:table-cell office:value-type="float" office:value="0.229066783" calcext:value-type="float">
            <text:p>0.229066783</text:p>
          </table:table-cell>
          <table:table-cell table:formula="of:=[.A3420]*[.A3420]+[.B3420]*[.B3420]" office:value-type="float" office:value="0.136218289926837" calcext:value-type="float">
            <text:p>0.136218289926837</text:p>
          </table:table-cell>
        </table:table-row>
        <table:table-row table:style-name="ro1">
          <table:table-cell office:value-type="float" office:value="-0.289390219" calcext:value-type="float">
            <text:p>-0.289390219</text:p>
          </table:table-cell>
          <table:table-cell office:value-type="float" office:value="-0.229066783" calcext:value-type="float">
            <text:p>-0.229066783</text:p>
          </table:table-cell>
          <table:table-cell table:formula="of:=[.A3421]*[.A3421]+[.B3421]*[.B3421]" office:value-type="float" office:value="0.136218289926837" calcext:value-type="float">
            <text:p>0.136218289926837</text:p>
          </table:table-cell>
        </table:table-row>
        <table:table-row table:style-name="ro1">
          <table:table-cell office:value-type="float" office:value="0.369044443" calcext:value-type="float">
            <text:p>0.369044443</text:p>
          </table:table-cell>
          <table:table-cell office:value-type="float" office:value="0" calcext:value-type="float">
            <text:p>0</text:p>
          </table:table-cell>
          <table:table-cell table:formula="of:=[.A3422]*[.A3422]+[.B3422]*[.B3422]" office:value-type="float" office:value="0.13619380090918" calcext:value-type="float">
            <text:p>0.13619380090918</text:p>
          </table:table-cell>
        </table:table-row>
        <table:table-row table:style-name="ro1">
          <table:table-cell office:value-type="float" office:value="-0.198443001" calcext:value-type="float">
            <text:p>-0.198443001</text:p>
          </table:table-cell>
          <table:table-cell office:value-type="float" office:value="0.311078575" calcext:value-type="float">
            <text:p>0.311078575</text:p>
          </table:table-cell>
          <table:table-cell table:formula="of:=[.A3423]*[.A3423]+[.B3423]*[.B3423]" office:value-type="float" office:value="0.136149504469917" calcext:value-type="float">
            <text:p>0.136149504469917</text:p>
          </table:table-cell>
        </table:table-row>
        <table:table-row table:style-name="ro1">
          <table:table-cell office:value-type="float" office:value="-0.198443001" calcext:value-type="float">
            <text:p>-0.198443001</text:p>
          </table:table-cell>
          <table:table-cell office:value-type="float" office:value="-0.311078575" calcext:value-type="float">
            <text:p>-0.311078575</text:p>
          </table:table-cell>
          <table:table-cell table:formula="of:=[.A3424]*[.A3424]+[.B3424]*[.B3424]" office:value-type="float" office:value="0.136149504469917" calcext:value-type="float">
            <text:p>0.136149504469917</text:p>
          </table:table-cell>
        </table:table-row>
        <table:table-row table:style-name="ro1">
          <table:table-cell office:value-type="float" office:value="-0.232473327" calcext:value-type="float">
            <text:p>-0.232473327</text:p>
          </table:table-cell>
          <table:table-cell office:value-type="float" office:value="0.286373895" calcext:value-type="float">
            <text:p>0.286373895</text:p>
          </table:table-cell>
          <table:table-cell table:formula="of:=[.A3425]*[.A3425]+[.B3425]*[.B3425]" office:value-type="float" office:value="0.13605385550392" calcext:value-type="float">
            <text:p>0.13605385550392</text:p>
          </table:table-cell>
        </table:table-row>
        <table:table-row table:style-name="ro1">
          <table:table-cell office:value-type="float" office:value="-0.232473327" calcext:value-type="float">
            <text:p>-0.232473327</text:p>
          </table:table-cell>
          <table:table-cell office:value-type="float" office:value="-0.286373894" calcext:value-type="float">
            <text:p>-0.286373894</text:p>
          </table:table-cell>
          <table:table-cell table:formula="of:=[.A3426]*[.A3426]+[.B3426]*[.B3426]" office:value-type="float" office:value="0.136053854931172" calcext:value-type="float">
            <text:p>0.136053854931172</text:p>
          </table:table-cell>
        </table:table-row>
        <table:table-row table:style-name="ro1">
          <table:table-cell office:value-type="float" office:value="-0.358491626" calcext:value-type="float">
            <text:p>-0.358491626</text:p>
          </table:table-cell>
          <table:table-cell office:value-type="float" office:value="0.0837454275" calcext:value-type="float">
            <text:p>0.0837454275</text:p>
          </table:table-cell>
          <table:table-cell table:formula="of:=[.A3427]*[.A3427]+[.B3427]*[.B3427]" office:value-type="float" office:value="0.135529542539282" calcext:value-type="float">
            <text:p>0.135529542539282</text:p>
          </table:table-cell>
        </table:table-row>
        <table:table-row table:style-name="ro1">
          <table:table-cell office:value-type="float" office:value="-0.358491626" calcext:value-type="float">
            <text:p>-0.358491626</text:p>
          </table:table-cell>
          <table:table-cell office:value-type="float" office:value="-0.0837454275" calcext:value-type="float">
            <text:p>-0.0837454275</text:p>
          </table:table-cell>
          <table:table-cell table:formula="of:=[.A3428]*[.A3428]+[.B3428]*[.B3428]" office:value-type="float" office:value="0.135529542539282" calcext:value-type="float">
            <text:p>0.135529542539282</text:p>
          </table:table-cell>
        </table:table-row>
        <table:table-row table:style-name="ro1">
          <table:table-cell office:value-type="float" office:value="0.274150648" calcext:value-type="float">
            <text:p>0.274150648</text:p>
          </table:table-cell>
          <table:table-cell office:value-type="float" office:value="0.245524173" calcext:value-type="float">
            <text:p>0.245524173</text:p>
          </table:table-cell>
          <table:table-cell table:formula="of:=[.A3429]*[.A3429]+[.B3429]*[.B3429]" office:value-type="float" office:value="0.135440697326154" calcext:value-type="float">
            <text:p>0.135440697326154</text:p>
          </table:table-cell>
        </table:table-row>
        <table:table-row table:style-name="ro1">
          <table:table-cell office:value-type="float" office:value="0.274150647" calcext:value-type="float">
            <text:p>0.274150647</text:p>
          </table:table-cell>
          <table:table-cell office:value-type="float" office:value="-0.245524173" calcext:value-type="float">
            <text:p>-0.245524173</text:p>
          </table:table-cell>
          <table:table-cell table:formula="of:=[.A3430]*[.A3430]+[.B3430]*[.B3430]" office:value-type="float" office:value="0.135440696777853" calcext:value-type="float">
            <text:p>0.135440696777853</text:p>
          </table:table-cell>
        </table:table-row>
        <table:table-row table:style-name="ro1">
          <table:table-cell office:value-type="float" office:value="0.0601414411" calcext:value-type="float">
            <text:p>0.0601414411</text:p>
          </table:table-cell>
          <table:table-cell office:value-type="float" office:value="-0.362928705" calcext:value-type="float">
            <text:p>-0.362928705</text:p>
          </table:table-cell>
          <table:table-cell table:formula="of:=[.A3431]*[.A3431]+[.B3431]*[.B3431]" office:value-type="float" office:value="0.135334237850562" calcext:value-type="float">
            <text:p>0.135334237850562</text:p>
          </table:table-cell>
        </table:table-row>
        <table:table-row table:style-name="ro1">
          <table:table-cell office:value-type="float" office:value="0.0601414411" calcext:value-type="float">
            <text:p>0.0601414411</text:p>
          </table:table-cell>
          <table:table-cell office:value-type="float" office:value="0.362928704" calcext:value-type="float">
            <text:p>0.362928704</text:p>
          </table:table-cell>
          <table:table-cell table:formula="of:=[.A3432]*[.A3432]+[.B3432]*[.B3432]" office:value-type="float" office:value="0.135334237124704" calcext:value-type="float">
            <text:p>0.135334237124704</text:p>
          </table:table-cell>
        </table:table-row>
        <table:table-row table:style-name="ro1">
          <table:table-cell office:value-type="float" office:value="-0.319731405" calcext:value-type="float">
            <text:p>-0.319731405</text:p>
          </table:table-cell>
          <table:table-cell office:value-type="float" office:value="0.181818182" calcext:value-type="float">
            <text:p>0.181818182</text:p>
          </table:table-cell>
          <table:table-cell table:formula="of:=[.A3433]*[.A3433]+[.B3433]*[.B3433]" office:value-type="float" office:value="0.135286022649059" calcext:value-type="float">
            <text:p>0.135286022649059</text:p>
          </table:table-cell>
        </table:table-row>
        <table:table-row table:style-name="ro1">
          <table:table-cell office:value-type="float" office:value="-0.319731405" calcext:value-type="float">
            <text:p>-0.319731405</text:p>
          </table:table-cell>
          <table:table-cell office:value-type="float" office:value="-0.181818182" calcext:value-type="float">
            <text:p>-0.181818182</text:p>
          </table:table-cell>
          <table:table-cell table:formula="of:=[.A3434]*[.A3434]+[.B3434]*[.B3434]" office:value-type="float" office:value="0.135286022649059" calcext:value-type="float">
            <text:p>0.135286022649059</text:p>
          </table:table-cell>
        </table:table-row>
        <table:table-row table:style-name="ro1">
          <table:table-cell office:value-type="float" office:value="-0.00485789211" calcext:value-type="float">
            <text:p>-0.00485789211</text:p>
          </table:table-cell>
          <table:table-cell office:value-type="float" office:value="0.367722929" calcext:value-type="float">
            <text:p>0.367722929</text:p>
          </table:table-cell>
          <table:table-cell table:formula="of:=[.A3435]*[.A3435]+[.B3435]*[.B3435]" office:value-type="float" office:value="0.135243751628091" calcext:value-type="float">
            <text:p>0.135243751628091</text:p>
          </table:table-cell>
        </table:table-row>
        <table:table-row table:style-name="ro1">
          <table:table-cell office:value-type="float" office:value="-0.004857892" calcext:value-type="float">
            <text:p>-0.004857892</text:p>
          </table:table-cell>
          <table:table-cell office:value-type="float" office:value="-0.367722929" calcext:value-type="float">
            <text:p>-0.367722929</text:p>
          </table:table-cell>
          <table:table-cell table:formula="of:=[.A3436]*[.A3436]+[.B3436]*[.B3436]" office:value-type="float" office:value="0.135243751627023" calcext:value-type="float">
            <text:p>0.135243751627023</text:p>
          </table:table-cell>
        </table:table-row>
        <table:table-row table:style-name="ro1">
          <table:table-cell office:value-type="float" office:value="-0.0341360857" calcext:value-type="float">
            <text:p>-0.0341360857</text:p>
          </table:table-cell>
          <table:table-cell office:value-type="float" office:value="0.366136076" calcext:value-type="float">
            <text:p>0.366136076</text:p>
          </table:table-cell>
          <table:table-cell table:formula="of:=[.A3437]*[.A3437]+[.B3437]*[.B3437]" office:value-type="float" office:value="0.135220898495595" calcext:value-type="float">
            <text:p>0.135220898495595</text:p>
          </table:table-cell>
        </table:table-row>
        <table:table-row table:style-name="ro1">
          <table:table-cell office:value-type="float" office:value="-0.0341360857" calcext:value-type="float">
            <text:p>-0.0341360857</text:p>
          </table:table-cell>
          <table:table-cell office:value-type="float" office:value="-0.366136076" calcext:value-type="float">
            <text:p>-0.366136076</text:p>
          </table:table-cell>
          <table:table-cell table:formula="of:=[.A3438]*[.A3438]+[.B3438]*[.B3438]" office:value-type="float" office:value="0.135220898495595" calcext:value-type="float">
            <text:p>0.135220898495595</text:p>
          </table:table-cell>
        </table:table-row>
        <table:table-row table:style-name="ro1">
          <table:table-cell office:value-type="float" office:value="-0.331999444" calcext:value-type="float">
            <text:p>-0.331999444</text:p>
          </table:table-cell>
          <table:table-cell office:value-type="float" office:value="0.157798443" calcext:value-type="float">
            <text:p>0.157798443</text:p>
          </table:table-cell>
          <table:table-cell table:formula="of:=[.A3439]*[.A3439]+[.B3439]*[.B3439]" office:value-type="float" office:value="0.135123979429533" calcext:value-type="float">
            <text:p>0.135123979429533</text:p>
          </table:table-cell>
        </table:table-row>
        <table:table-row table:style-name="ro1">
          <table:table-cell office:value-type="float" office:value="-0.331999444" calcext:value-type="float">
            <text:p>-0.331999444</text:p>
          </table:table-cell>
          <table:table-cell office:value-type="float" office:value="-0.157798443" calcext:value-type="float">
            <text:p>-0.157798443</text:p>
          </table:table-cell>
          <table:table-cell table:formula="of:=[.A3440]*[.A3440]+[.B3440]*[.B3440]" office:value-type="float" office:value="0.135123979429533" calcext:value-type="float">
            <text:p>0.135123979429533</text:p>
          </table:table-cell>
        </table:table-row>
        <table:table-row table:style-name="ro1">
          <table:table-cell office:value-type="float" office:value="-0.202707915" calcext:value-type="float">
            <text:p>-0.202707915</text:p>
          </table:table-cell>
          <table:table-cell office:value-type="float" office:value="0.306308405" calcext:value-type="float">
            <text:p>0.306308405</text:p>
          </table:table-cell>
          <table:table-cell table:formula="of:=[.A3441]*[.A3441]+[.B3441]*[.B3441]" office:value-type="float" office:value="0.134915337777291" calcext:value-type="float">
            <text:p>0.134915337777291</text:p>
          </table:table-cell>
        </table:table-row>
        <table:table-row table:style-name="ro1">
          <table:table-cell office:value-type="float" office:value="-0.202707915" calcext:value-type="float">
            <text:p>-0.202707915</text:p>
          </table:table-cell>
          <table:table-cell office:value-type="float" office:value="-0.306308405" calcext:value-type="float">
            <text:p>-0.306308405</text:p>
          </table:table-cell>
          <table:table-cell table:formula="of:=[.A3442]*[.A3442]+[.B3442]*[.B3442]" office:value-type="float" office:value="0.134915337777291" calcext:value-type="float">
            <text:p>0.134915337777291</text:p>
          </table:table-cell>
        </table:table-row>
        <table:table-row table:style-name="ro1">
          <table:table-cell office:value-type="float" office:value="0.366973355" calcext:value-type="float">
            <text:p>0.366973355</text:p>
          </table:table-cell>
          <table:table-cell office:value-type="float" office:value="0" calcext:value-type="float">
            <text:p>0</text:p>
          </table:table-cell>
          <table:table-cell table:formula="of:=[.A3443]*[.A3443]+[.B3443]*[.B3443]" office:value-type="float" office:value="0.134669443279956" calcext:value-type="float">
            <text:p>0.134669443279956</text:p>
          </table:table-cell>
        </table:table-row>
        <table:table-row table:style-name="ro1">
          <table:table-cell office:value-type="float" office:value="-0.344505344" calcext:value-type="float">
            <text:p>-0.344505344</text:p>
          </table:table-cell>
          <table:table-cell office:value-type="float" office:value="0.125883712" calcext:value-type="float">
            <text:p>0.125883712</text:p>
          </table:table-cell>
          <table:table-cell table:formula="of:=[.A3444]*[.A3444]+[.B3444]*[.B3444]" office:value-type="float" office:value="0.134530640991457" calcext:value-type="float">
            <text:p>0.134530640991457</text:p>
          </table:table-cell>
        </table:table-row>
        <table:table-row table:style-name="ro1">
          <table:table-cell office:value-type="float" office:value="-0.344505344" calcext:value-type="float">
            <text:p>-0.344505344</text:p>
          </table:table-cell>
          <table:table-cell office:value-type="float" office:value="-0.125883712" calcext:value-type="float">
            <text:p>-0.125883712</text:p>
          </table:table-cell>
          <table:table-cell table:formula="of:=[.A3445]*[.A3445]+[.B3445]*[.B3445]" office:value-type="float" office:value="0.134530640991457" calcext:value-type="float">
            <text:p>0.134530640991457</text:p>
          </table:table-cell>
        </table:table-row>
        <table:table-row table:style-name="ro1">
          <table:table-cell office:value-type="float" office:value="-0.217192343" calcext:value-type="float">
            <text:p>-0.217192343</text:p>
          </table:table-cell>
          <table:table-cell office:value-type="float" office:value="0.295454546" calcext:value-type="float">
            <text:p>0.295454546</text:p>
          </table:table-cell>
          <table:table-cell table:formula="of:=[.A3446]*[.A3446]+[.B3446]*[.B3446]" office:value-type="float" office:value="0.134465902609896" calcext:value-type="float">
            <text:p>0.134465902609896</text:p>
          </table:table-cell>
        </table:table-row>
        <table:table-row table:style-name="ro1">
          <table:table-cell office:value-type="float" office:value="-0.217192342" calcext:value-type="float">
            <text:p>-0.217192342</text:p>
          </table:table-cell>
          <table:table-cell office:value-type="float" office:value="-0.295454545" calcext:value-type="float">
            <text:p>-0.295454545</text:p>
          </table:table-cell>
          <table:table-cell table:formula="of:=[.A3447]*[.A3447]+[.B3447]*[.B3447]" office:value-type="float" office:value="0.134465901584602" calcext:value-type="float">
            <text:p>0.134465901584602</text:p>
          </table:table-cell>
        </table:table-row>
        <table:table-row table:style-name="ro1">
          <table:table-cell office:value-type="float" office:value="0.112808982" calcext:value-type="float">
            <text:p>0.112808982</text:p>
          </table:table-cell>
          <table:table-cell office:value-type="float" office:value="-0.348063568" calcext:value-type="float">
            <text:p>-0.348063568</text:p>
          </table:table-cell>
          <table:table-cell table:formula="of:=[.A3448]*[.A3448]+[.B3448]*[.B3448]" office:value-type="float" office:value="0.133874113788767" calcext:value-type="float">
            <text:p>0.133874113788767</text:p>
          </table:table-cell>
        </table:table-row>
        <table:table-row table:style-name="ro1">
          <table:table-cell office:value-type="float" office:value="0.112808981" calcext:value-type="float">
            <text:p>0.112808981</text:p>
          </table:table-cell>
          <table:table-cell office:value-type="float" office:value="0.348063568" calcext:value-type="float">
            <text:p>0.348063568</text:p>
          </table:table-cell>
          <table:table-cell table:formula="of:=[.A3449]*[.A3449]+[.B3449]*[.B3449]" office:value-type="float" office:value="0.133874113563149" calcext:value-type="float">
            <text:p>0.133874113563149</text:p>
          </table:table-cell>
        </table:table-row>
        <table:table-row table:style-name="ro1">
          <table:table-cell office:value-type="float" office:value="-0.28485142" calcext:value-type="float">
            <text:p>-0.28485142</text:p>
          </table:table-cell>
          <table:table-cell office:value-type="float" office:value="0.229598478" calcext:value-type="float">
            <text:p>0.229598478</text:p>
          </table:table-cell>
          <table:table-cell table:formula="of:=[.A3450]*[.A3450]+[.B3450]*[.B3450]" office:value-type="float" office:value="0.133855792575933" calcext:value-type="float">
            <text:p>0.133855792575933</text:p>
          </table:table-cell>
        </table:table-row>
        <table:table-row table:style-name="ro1">
          <table:table-cell office:value-type="float" office:value="-0.28485142" calcext:value-type="float">
            <text:p>-0.28485142</text:p>
          </table:table-cell>
          <table:table-cell office:value-type="float" office:value="-0.229598478" calcext:value-type="float">
            <text:p>-0.229598478</text:p>
          </table:table-cell>
          <table:table-cell table:formula="of:=[.A3451]*[.A3451]+[.B3451]*[.B3451]" office:value-type="float" office:value="0.133855792575933" calcext:value-type="float">
            <text:p>0.133855792575933</text:p>
          </table:table-cell>
        </table:table-row>
        <table:table-row table:style-name="ro1">
          <table:table-cell office:value-type="float" office:value="-0.29971885" calcext:value-type="float">
            <text:p>-0.29971885</text:p>
          </table:table-cell>
          <table:table-cell office:value-type="float" office:value="-0.209460056" calcext:value-type="float">
            <text:p>-0.209460056</text:p>
          </table:table-cell>
          <table:table-cell table:formula="of:=[.A3452]*[.A3452]+[.B3452]*[.B3452]" office:value-type="float" office:value="0.133704904104846" calcext:value-type="float">
            <text:p>0.133704904104846</text:p>
          </table:table-cell>
        </table:table-row>
        <table:table-row table:style-name="ro1">
          <table:table-cell office:value-type="float" office:value="-0.29971885" calcext:value-type="float">
            <text:p>-0.29971885</text:p>
          </table:table-cell>
          <table:table-cell office:value-type="float" office:value="0.209460048" calcext:value-type="float">
            <text:p>0.209460048</text:p>
          </table:table-cell>
          <table:table-cell table:formula="of:=[.A3453]*[.A3453]+[.B3453]*[.B3453]" office:value-type="float" office:value="0.133704900753485" calcext:value-type="float">
            <text:p>0.133704900753485</text:p>
          </table:table-cell>
        </table:table-row>
        <table:table-row table:style-name="ro1">
          <table:table-cell office:value-type="float" office:value="-0.319522569" calcext:value-type="float">
            <text:p>-0.319522569</text:p>
          </table:table-cell>
          <table:table-cell office:value-type="float" office:value="0.177332298" calcext:value-type="float">
            <text:p>0.177332298</text:p>
          </table:table-cell>
          <table:table-cell table:formula="of:=[.A3454]*[.A3454]+[.B3454]*[.B3454]" office:value-type="float" office:value="0.133541416014321" calcext:value-type="float">
            <text:p>0.133541416014321</text:p>
          </table:table-cell>
        </table:table-row>
        <table:table-row table:style-name="ro1">
          <table:table-cell office:value-type="float" office:value="-0.319522569" calcext:value-type="float">
            <text:p>-0.319522569</text:p>
          </table:table-cell>
          <table:table-cell office:value-type="float" office:value="-0.177332298" calcext:value-type="float">
            <text:p>-0.177332298</text:p>
          </table:table-cell>
          <table:table-cell table:formula="of:=[.A3455]*[.A3455]+[.B3455]*[.B3455]" office:value-type="float" office:value="0.133541416014321" calcext:value-type="float">
            <text:p>0.133541416014321</text:p>
          </table:table-cell>
        </table:table-row>
        <table:table-row table:style-name="ro1">
          <table:table-cell office:value-type="float" office:value="-0.294096639" calcext:value-type="float">
            <text:p>-0.294096639</text:p>
          </table:table-cell>
          <table:table-cell office:value-type="float" office:value="0.215909091" calcext:value-type="float">
            <text:p>0.215909091</text:p>
          </table:table-cell>
          <table:table-cell table:formula="of:=[.A3456]*[.A3456]+[.B3456]*[.B3456]" office:value-type="float" office:value="0.133109568647543" calcext:value-type="float">
            <text:p>0.133109568647543</text:p>
          </table:table-cell>
        </table:table-row>
        <table:table-row table:style-name="ro1">
          <table:table-cell office:value-type="float" office:value="-0.294096639" calcext:value-type="float">
            <text:p>-0.294096639</text:p>
          </table:table-cell>
          <table:table-cell office:value-type="float" office:value="-0.215909091" calcext:value-type="float">
            <text:p>-0.215909091</text:p>
          </table:table-cell>
          <table:table-cell table:formula="of:=[.A3457]*[.A3457]+[.B3457]*[.B3457]" office:value-type="float" office:value="0.133109568647543" calcext:value-type="float">
            <text:p>0.133109568647543</text:p>
          </table:table-cell>
        </table:table-row>
        <table:table-row table:style-name="ro1">
          <table:table-cell office:value-type="float" office:value="-0.332776162" calcext:value-type="float">
            <text:p>-0.332776162</text:p>
          </table:table-cell>
          <table:table-cell office:value-type="float" office:value="0.148208453" calcext:value-type="float">
            <text:p>0.148208453</text:p>
          </table:table-cell>
          <table:table-cell table:formula="of:=[.A3458]*[.A3458]+[.B3458]*[.B3458]" office:value-type="float" office:value="0.132705719536103" calcext:value-type="float">
            <text:p>0.132705719536103</text:p>
          </table:table-cell>
        </table:table-row>
        <table:table-row table:style-name="ro1">
          <table:table-cell office:value-type="float" office:value="-0.332776162" calcext:value-type="float">
            <text:p>-0.332776162</text:p>
          </table:table-cell>
          <table:table-cell office:value-type="float" office:value="-0.148208452" calcext:value-type="float">
            <text:p>-0.148208452</text:p>
          </table:table-cell>
          <table:table-cell table:formula="of:=[.A3459]*[.A3459]+[.B3459]*[.B3459]" office:value-type="float" office:value="0.132705719239687" calcext:value-type="float">
            <text:p>0.132705719239687</text:p>
          </table:table-cell>
        </table:table-row>
        <table:table-row table:style-name="ro1">
          <table:table-cell office:value-type="float" office:value="0.364140571" calcext:value-type="float">
            <text:p>0.364140571</text:p>
          </table:table-cell>
          <table:table-cell office:value-type="float" office:value="0" calcext:value-type="float">
            <text:p>0</text:p>
          </table:table-cell>
          <table:table-cell table:formula="of:=[.A3460]*[.A3460]+[.B3460]*[.B3460]" office:value-type="float" office:value="0.132598355448206" calcext:value-type="float">
            <text:p>0.132598355448206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363636364" calcext:value-type="float">
            <text:p>0.363636364</text:p>
          </table:table-cell>
          <table:table-cell table:formula="of:=[.A3461]*[.A3461]+[.B3461]*[.B3461]" office:value-type="float" office:value="0.132475545848141" calcext:value-type="float">
            <text:p>0.132475545848141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363636364" calcext:value-type="float">
            <text:p>-0.363636364</text:p>
          </table:table-cell>
          <table:table-cell table:formula="of:=[.A3462]*[.A3462]+[.B3462]*[.B3462]" office:value-type="float" office:value="0.132475545848141" calcext:value-type="float">
            <text:p>0.132475545848141</text:p>
          </table:table-cell>
        </table:table-row>
        <table:table-row table:style-name="ro1">
          <table:table-cell office:value-type="float" office:value="-0.281224892" calcext:value-type="float">
            <text:p>-0.281224892</text:p>
          </table:table-cell>
          <table:table-cell office:value-type="float" office:value="0.231056991" calcext:value-type="float">
            <text:p>0.231056991</text:p>
          </table:table-cell>
          <table:table-cell table:formula="of:=[.A3463]*[.A3463]+[.B3463]*[.B3463]" office:value-type="float" office:value="0.132474772970386" calcext:value-type="float">
            <text:p>0.132474772970386</text:p>
          </table:table-cell>
        </table:table-row>
        <table:table-row table:style-name="ro1">
          <table:table-cell office:value-type="float" office:value="-0.281224892" calcext:value-type="float">
            <text:p>-0.281224892</text:p>
          </table:table-cell>
          <table:table-cell office:value-type="float" office:value="-0.231056991" calcext:value-type="float">
            <text:p>-0.231056991</text:p>
          </table:table-cell>
          <table:table-cell table:formula="of:=[.A3464]*[.A3464]+[.B3464]*[.B3464]" office:value-type="float" office:value="0.132474772970386" calcext:value-type="float">
            <text:p>0.132474772970386</text:p>
          </table:table-cell>
        </table:table-row>
        <table:table-row table:style-name="ro1">
          <table:table-cell office:value-type="float" office:value="-0.253081014" calcext:value-type="float">
            <text:p>-0.253081014</text:p>
          </table:table-cell>
          <table:table-cell office:value-type="float" office:value="0.261363636" calcext:value-type="float">
            <text:p>0.261363636</text:p>
          </table:table-cell>
          <table:table-cell table:formula="of:=[.A3465]*[.A3465]+[.B3465]*[.B3465]" office:value-type="float" office:value="0.132360949870409" calcext:value-type="float">
            <text:p>0.132360949870409</text:p>
          </table:table-cell>
        </table:table-row>
        <table:table-row table:style-name="ro1">
          <table:table-cell office:value-type="float" office:value="-0.253081014" calcext:value-type="float">
            <text:p>-0.253081014</text:p>
          </table:table-cell>
          <table:table-cell office:value-type="float" office:value="-0.261363636" calcext:value-type="float">
            <text:p>-0.261363636</text:p>
          </table:table-cell>
          <table:table-cell table:formula="of:=[.A3466]*[.A3466]+[.B3466]*[.B3466]" office:value-type="float" office:value="0.132360949870409" calcext:value-type="float">
            <text:p>0.132360949870409</text:p>
          </table:table-cell>
        </table:table-row>
        <table:table-row table:style-name="ro1">
          <table:table-cell office:value-type="float" office:value="-0.0322693342" calcext:value-type="float">
            <text:p>-0.0322693342</text:p>
          </table:table-cell>
          <table:table-cell office:value-type="float" office:value="0.362057066" calcext:value-type="float">
            <text:p>0.362057066</text:p>
          </table:table-cell>
          <table:table-cell table:formula="of:=[.A3467]*[.A3467]+[.B3467]*[.B3467]" office:value-type="float" office:value="0.13212662897024" calcext:value-type="float">
            <text:p>0.13212662897024</text:p>
          </table:table-cell>
        </table:table-row>
        <table:table-row table:style-name="ro1">
          <table:table-cell office:value-type="float" office:value="-0.0322693342" calcext:value-type="float">
            <text:p>-0.0322693342</text:p>
          </table:table-cell>
          <table:table-cell office:value-type="float" office:value="-0.362057066" calcext:value-type="float">
            <text:p>-0.362057066</text:p>
          </table:table-cell>
          <table:table-cell table:formula="of:=[.A3468]*[.A3468]+[.B3468]*[.B3468]" office:value-type="float" office:value="0.13212662897024" calcext:value-type="float">
            <text:p>0.13212662897024</text:p>
          </table:table-cell>
        </table:table-row>
        <table:table-row table:style-name="ro1">
          <table:table-cell office:value-type="float" office:value="-0.175104334" calcext:value-type="float">
            <text:p>-0.175104334</text:p>
          </table:table-cell>
          <table:table-cell office:value-type="float" office:value="0.318304986" calcext:value-type="float">
            <text:p>0.318304986</text:p>
          </table:table-cell>
          <table:table-cell table:formula="of:=[.A3469]*[.A3469]+[.B3469]*[.B3469]" office:value-type="float" office:value="0.131979591898044" calcext:value-type="float">
            <text:p>0.131979591898044</text:p>
          </table:table-cell>
        </table:table-row>
        <table:table-row table:style-name="ro1">
          <table:table-cell office:value-type="float" office:value="-0.175104334" calcext:value-type="float">
            <text:p>-0.175104334</text:p>
          </table:table-cell>
          <table:table-cell office:value-type="float" office:value="-0.318304986" calcext:value-type="float">
            <text:p>-0.318304986</text:p>
          </table:table-cell>
          <table:table-cell table:formula="of:=[.A3470]*[.A3470]+[.B3470]*[.B3470]" office:value-type="float" office:value="0.131979591898044" calcext:value-type="float">
            <text:p>0.131979591898044</text:p>
          </table:table-cell>
        </table:table-row>
        <table:table-row table:style-name="ro1">
          <table:table-cell office:value-type="float" office:value="-0.362548577" calcext:value-type="float">
            <text:p>-0.362548577</text:p>
          </table:table-cell>
          <table:table-cell office:value-type="float" office:value="0.0117308557" calcext:value-type="float">
            <text:p>0.0117308557</text:p>
          </table:table-cell>
          <table:table-cell table:formula="of:=[.A3471]*[.A3471]+[.B3471]*[.B3471]" office:value-type="float" office:value="0.131579083660179" calcext:value-type="float">
            <text:p>0.131579083660179</text:p>
          </table:table-cell>
        </table:table-row>
        <table:table-row table:style-name="ro1">
          <table:table-cell office:value-type="float" office:value="-0.362548577" calcext:value-type="float">
            <text:p>-0.362548577</text:p>
          </table:table-cell>
          <table:table-cell office:value-type="float" office:value="-0.0117308557" calcext:value-type="float">
            <text:p>-0.0117308557</text:p>
          </table:table-cell>
          <table:table-cell table:formula="of:=[.A3472]*[.A3472]+[.B3472]*[.B3472]" office:value-type="float" office:value="0.131579083660179" calcext:value-type="float">
            <text:p>0.131579083660179</text:p>
          </table:table-cell>
        </table:table-row>
        <table:table-row table:style-name="ro1">
          <table:table-cell office:value-type="float" office:value="-0.362389505" calcext:value-type="float">
            <text:p>-0.362389505</text:p>
          </table:table-cell>
          <table:table-cell office:value-type="float" office:value="0" calcext:value-type="float">
            <text:p>0</text:p>
          </table:table-cell>
          <table:table-cell table:formula="of:=[.A3473]*[.A3473]+[.B3473]*[.B3473]" office:value-type="float" office:value="0.131326153334145" calcext:value-type="float">
            <text:p>0.131326153334145</text:p>
          </table:table-cell>
        </table:table-row>
        <table:table-row table:style-name="ro1">
          <table:table-cell office:value-type="float" office:value="-0.0048843791" calcext:value-type="float">
            <text:p>-0.0048843791</text:p>
          </table:table-cell>
          <table:table-cell office:value-type="float" office:value="0.362249211" calcext:value-type="float">
            <text:p>0.362249211</text:p>
          </table:table-cell>
          <table:table-cell table:formula="of:=[.A3474]*[.A3474]+[.B3474]*[.B3474]" office:value-type="float" office:value="0.131248348029315" calcext:value-type="float">
            <text:p>0.131248348029315</text:p>
          </table:table-cell>
        </table:table-row>
        <table:table-row table:style-name="ro1">
          <table:table-cell office:value-type="float" office:value="-0.00488437898" calcext:value-type="float">
            <text:p>-0.00488437898</text:p>
          </table:table-cell>
          <table:table-cell office:value-type="float" office:value="-0.362249211" calcext:value-type="float">
            <text:p>-0.362249211</text:p>
          </table:table-cell>
          <table:table-cell table:formula="of:=[.A3475]*[.A3475]+[.B3475]*[.B3475]" office:value-type="float" office:value="0.131248348028143" calcext:value-type="float">
            <text:p>0.131248348028143</text:p>
          </table:table-cell>
        </table:table-row>
        <table:table-row table:style-name="ro1">
          <table:table-cell office:value-type="float" office:value="0.16631271" calcext:value-type="float">
            <text:p>0.16631271</text:p>
          </table:table-cell>
          <table:table-cell office:value-type="float" office:value="0.321580344" calcext:value-type="float">
            <text:p>0.321580344</text:p>
          </table:table-cell>
          <table:table-cell table:formula="of:=[.A3476]*[.A3476]+[.B3476]*[.B3476]" office:value-type="float" office:value="0.131073835154702" calcext:value-type="float">
            <text:p>0.131073835154702</text:p>
          </table:table-cell>
        </table:table-row>
        <table:table-row table:style-name="ro1">
          <table:table-cell office:value-type="float" office:value="0.16631271" calcext:value-type="float">
            <text:p>0.16631271</text:p>
          </table:table-cell>
          <table:table-cell office:value-type="float" office:value="-0.321580344" calcext:value-type="float">
            <text:p>-0.321580344</text:p>
          </table:table-cell>
          <table:table-cell table:formula="of:=[.A3477]*[.A3477]+[.B3477]*[.B3477]" office:value-type="float" office:value="0.131073835154702" calcext:value-type="float">
            <text:p>0.131073835154702</text:p>
          </table:table-cell>
        </table:table-row>
        <table:table-row table:style-name="ro1">
          <table:table-cell office:value-type="float" office:value="-0.0251560492" calcext:value-type="float">
            <text:p>-0.0251560492</text:p>
          </table:table-cell>
          <table:table-cell office:value-type="float" office:value="0.360988928" calcext:value-type="float">
            <text:p>0.360988928</text:p>
          </table:table-cell>
          <table:table-cell table:formula="of:=[.A3478]*[.A3478]+[.B3478]*[.B3478]" office:value-type="float" office:value="0.130945832949942" calcext:value-type="float">
            <text:p>0.130945832949942</text:p>
          </table:table-cell>
        </table:table-row>
        <table:table-row table:style-name="ro1">
          <table:table-cell office:value-type="float" office:value="-0.025156049" calcext:value-type="float">
            <text:p>-0.025156049</text:p>
          </table:table-cell>
          <table:table-cell office:value-type="float" office:value="-0.360988928" calcext:value-type="float">
            <text:p>-0.360988928</text:p>
          </table:table-cell>
          <table:table-cell table:formula="of:=[.A3479]*[.A3479]+[.B3479]*[.B3479]" office:value-type="float" office:value="0.13094583293988" calcext:value-type="float">
            <text:p>0.13094583293988</text:p>
          </table:table-cell>
        </table:table-row>
        <table:table-row table:style-name="ro1">
          <table:table-cell office:value-type="float" office:value="-0.35421355" calcext:value-type="float">
            <text:p>-0.35421355</text:p>
          </table:table-cell>
          <table:table-cell office:value-type="float" office:value="0.0727767299" calcext:value-type="float">
            <text:p>0.0727767299</text:p>
          </table:table-cell>
          <table:table-cell table:formula="of:=[.A3480]*[.A3480]+[.B3480]*[.B3480]" office:value-type="float" office:value="0.13076369141854" calcext:value-type="float">
            <text:p>0.13076369141854</text:p>
          </table:table-cell>
        </table:table-row>
        <table:table-row table:style-name="ro1">
          <table:table-cell office:value-type="float" office:value="-0.35421355" calcext:value-type="float">
            <text:p>-0.35421355</text:p>
          </table:table-cell>
          <table:table-cell office:value-type="float" office:value="-0.0727767299" calcext:value-type="float">
            <text:p>-0.0727767299</text:p>
          </table:table-cell>
          <table:table-cell table:formula="of:=[.A3481]*[.A3481]+[.B3481]*[.B3481]" office:value-type="float" office:value="0.13076369141854" calcext:value-type="float">
            <text:p>0.13076369141854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181818182" calcext:value-type="float">
            <text:p>0.181818182</text:p>
          </table:table-cell>
          <table:table-cell table:formula="of:=[.A3482]*[.A3482]+[.B3482]*[.B3482]" office:value-type="float" office:value="0.130714101305785" calcext:value-type="float">
            <text:p>0.130714101305785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181818182" calcext:value-type="float">
            <text:p>-0.181818182</text:p>
          </table:table-cell>
          <table:table-cell table:formula="of:=[.A3483]*[.A3483]+[.B3483]*[.B3483]" office:value-type="float" office:value="0.130714101305785" calcext:value-type="float">
            <text:p>0.130714101305785</text:p>
          </table:table-cell>
        </table:table-row>
        <table:table-row table:style-name="ro1">
          <table:table-cell office:value-type="float" office:value="0.033175178" calcext:value-type="float">
            <text:p>0.033175178</text:p>
          </table:table-cell>
          <table:table-cell office:value-type="float" office:value="0.359884021" calcext:value-type="float">
            <text:p>0.359884021</text:p>
          </table:table-cell>
          <table:table-cell table:formula="of:=[.A3484]*[.A3484]+[.B3484]*[.B3484]" office:value-type="float" office:value="0.13061710100646" calcext:value-type="float">
            <text:p>0.13061710100646</text:p>
          </table:table-cell>
        </table:table-row>
        <table:table-row table:style-name="ro1">
          <table:table-cell office:value-type="float" office:value="0.033175178" calcext:value-type="float">
            <text:p>0.033175178</text:p>
          </table:table-cell>
          <table:table-cell office:value-type="float" office:value="-0.35988402" calcext:value-type="float">
            <text:p>-0.35988402</text:p>
          </table:table-cell>
          <table:table-cell table:formula="of:=[.A3485]*[.A3485]+[.B3485]*[.B3485]" office:value-type="float" office:value="0.130617100286692" calcext:value-type="float">
            <text:p>0.130617100286692</text:p>
          </table:table-cell>
        </table:table-row>
        <table:table-row table:style-name="ro1">
          <table:table-cell office:value-type="float" office:value="0.146067095" calcext:value-type="float">
            <text:p>0.146067095</text:p>
          </table:table-cell>
          <table:table-cell office:value-type="float" office:value="0.330548488" calcext:value-type="float">
            <text:p>0.330548488</text:p>
          </table:table-cell>
          <table:table-cell table:formula="of:=[.A3486]*[.A3486]+[.B3486]*[.B3486]" office:value-type="float" office:value="0.130597899160825" calcext:value-type="float">
            <text:p>0.130597899160825</text:p>
          </table:table-cell>
        </table:table-row>
        <table:table-row table:style-name="ro1">
          <table:table-cell office:value-type="float" office:value="0.146067095" calcext:value-type="float">
            <text:p>0.146067095</text:p>
          </table:table-cell>
          <table:table-cell office:value-type="float" office:value="-0.330548488" calcext:value-type="float">
            <text:p>-0.330548488</text:p>
          </table:table-cell>
          <table:table-cell table:formula="of:=[.A3487]*[.A3487]+[.B3487]*[.B3487]" office:value-type="float" office:value="0.130597899160825" calcext:value-type="float">
            <text:p>0.130597899160825</text:p>
          </table:table-cell>
        </table:table-row>
        <table:table-row table:style-name="ro1">
          <table:table-cell office:value-type="float" office:value="-0.361275511" calcext:value-type="float">
            <text:p>-0.361275511</text:p>
          </table:table-cell>
          <table:table-cell office:value-type="float" office:value="0" calcext:value-type="float">
            <text:p>0</text:p>
          </table:table-cell>
          <table:table-cell table:formula="of:=[.A3488]*[.A3488]+[.B3488]*[.B3488]" office:value-type="float" office:value="0.130519994848311" calcext:value-type="float">
            <text:p>0.130519994848311</text:p>
          </table:table-cell>
        </table:table-row>
        <table:table-row table:style-name="ro1">
          <table:table-cell office:value-type="float" office:value="-0.360969043" calcext:value-type="float">
            <text:p>-0.360969043</text:p>
          </table:table-cell>
          <table:table-cell office:value-type="float" office:value="0" calcext:value-type="float">
            <text:p>0</text:p>
          </table:table-cell>
          <table:table-cell table:formula="of:=[.A3489]*[.A3489]+[.B3489]*[.B3489]" office:value-type="float" office:value="0.130298650004336" calcext:value-type="float">
            <text:p>0.130298650004336</text:p>
          </table:table-cell>
        </table:table-row>
        <table:table-row table:style-name="ro1">
          <table:table-cell office:value-type="float" office:value="-0.254180641" calcext:value-type="float">
            <text:p>-0.254180641</text:p>
          </table:table-cell>
          <table:table-cell office:value-type="float" office:value="0.256014037" calcext:value-type="float">
            <text:p>0.256014037</text:p>
          </table:table-cell>
          <table:table-cell table:formula="of:=[.A3490]*[.A3490]+[.B3490]*[.B3490]" office:value-type="float" office:value="0.130150985400208" calcext:value-type="float">
            <text:p>0.130150985400208</text:p>
          </table:table-cell>
        </table:table-row>
        <table:table-row table:style-name="ro1">
          <table:table-cell office:value-type="float" office:value="-0.254180641" calcext:value-type="float">
            <text:p>-0.254180641</text:p>
          </table:table-cell>
          <table:table-cell office:value-type="float" office:value="-0.256014037" calcext:value-type="float">
            <text:p>-0.256014037</text:p>
          </table:table-cell>
          <table:table-cell table:formula="of:=[.A3491]*[.A3491]+[.B3491]*[.B3491]" office:value-type="float" office:value="0.130150985400208" calcext:value-type="float">
            <text:p>0.130150985400208</text:p>
          </table:table-cell>
        </table:table-row>
        <table:table-row table:style-name="ro1">
          <table:table-cell office:value-type="float" office:value="0.00566944448" calcext:value-type="float">
            <text:p>0.00566944448</text:p>
          </table:table-cell>
          <table:table-cell office:value-type="float" office:value="-0.360402601" calcext:value-type="float">
            <text:p>-0.360402601</text:p>
          </table:table-cell>
          <table:table-cell table:formula="of:=[.A3492]*[.A3492]+[.B3492]*[.B3492]" office:value-type="float" office:value="0.129922177408277" calcext:value-type="float">
            <text:p>0.129922177408277</text:p>
          </table:table-cell>
        </table:table-row>
        <table:table-row table:style-name="ro1">
          <table:table-cell office:value-type="float" office:value="0.00566944439" calcext:value-type="float">
            <text:p>0.00566944439</text:p>
          </table:table-cell>
          <table:table-cell office:value-type="float" office:value="0.360402601" calcext:value-type="float">
            <text:p>0.360402601</text:p>
          </table:table-cell>
          <table:table-cell table:formula="of:=[.A3493]*[.A3493]+[.B3493]*[.B3493]" office:value-type="float" office:value="0.129922177407256" calcext:value-type="float">
            <text:p>0.129922177407256</text:p>
          </table:table-cell>
        </table:table-row>
        <table:table-row table:style-name="ro1">
          <table:table-cell office:value-type="float" office:value="-0.00192446355" calcext:value-type="float">
            <text:p>-0.00192446355</text:p>
          </table:table-cell>
          <table:table-cell office:value-type="float" office:value="0.360399893" calcext:value-type="float">
            <text:p>0.360399893</text:p>
          </table:table-cell>
          <table:table-cell table:formula="of:=[.A3494]*[.A3494]+[.B3494]*[.B3494]" office:value-type="float" office:value="0.129891786434367" calcext:value-type="float">
            <text:p>0.129891786434367</text:p>
          </table:table-cell>
        </table:table-row>
        <table:table-row table:style-name="ro1">
          <table:table-cell office:value-type="float" office:value="-0.00192446337" calcext:value-type="float">
            <text:p>-0.00192446337</text:p>
          </table:table-cell>
          <table:table-cell office:value-type="float" office:value="-0.360399893" calcext:value-type="float">
            <text:p>-0.360399893</text:p>
          </table:table-cell>
          <table:table-cell table:formula="of:=[.A3495]*[.A3495]+[.B3495]*[.B3495]" office:value-type="float" office:value="0.129891786433674" calcext:value-type="float">
            <text:p>0.129891786433674</text:p>
          </table:table-cell>
        </table:table-row>
        <table:table-row table:style-name="ro1">
          <table:table-cell office:value-type="float" office:value="0.360229886" calcext:value-type="float">
            <text:p>0.360229886</text:p>
          </table:table-cell>
          <table:table-cell office:value-type="float" office:value="0" calcext:value-type="float">
            <text:p>0</text:p>
          </table:table-cell>
          <table:table-cell table:formula="of:=[.A3496]*[.A3496]+[.B3496]*[.B3496]" office:value-type="float" office:value="0.129765570767573" calcext:value-type="float">
            <text:p>0.129765570767573</text:p>
          </table:table-cell>
        </table:table-row>
        <table:table-row table:style-name="ro1">
          <table:table-cell office:value-type="float" office:value="-0.0101965532" calcext:value-type="float">
            <text:p>-0.0101965532</text:p>
          </table:table-cell>
          <table:table-cell office:value-type="float" office:value="0.360063647" calcext:value-type="float">
            <text:p>0.360063647</text:p>
          </table:table-cell>
          <table:table-cell table:formula="of:=[.A3497]*[.A3497]+[.B3497]*[.B3497]" office:value-type="float" office:value="0.129749799588101" calcext:value-type="float">
            <text:p>0.129749799588101</text:p>
          </table:table-cell>
        </table:table-row>
        <table:table-row table:style-name="ro1">
          <table:table-cell office:value-type="float" office:value="-0.0101965531" calcext:value-type="float">
            <text:p>-0.0101965531</text:p>
          </table:table-cell>
          <table:table-cell office:value-type="float" office:value="-0.360063647" calcext:value-type="float">
            <text:p>-0.360063647</text:p>
          </table:table-cell>
          <table:table-cell table:formula="of:=[.A3498]*[.A3498]+[.B3498]*[.B3498]" office:value-type="float" office:value="0.129749799586062" calcext:value-type="float">
            <text:p>0.129749799586062</text:p>
          </table:table-cell>
        </table:table-row>
        <table:table-row table:style-name="ro1">
          <table:table-cell office:value-type="float" office:value="-0.00620063359" calcext:value-type="float">
            <text:p>-0.00620063359</text:p>
          </table:table-cell>
          <table:table-cell office:value-type="float" office:value="0.360097639" calcext:value-type="float">
            <text:p>0.360097639</text:p>
          </table:table-cell>
          <table:table-cell table:formula="of:=[.A3499]*[.A3499]+[.B3499]*[.B3499]" office:value-type="float" office:value="0.129708757470292" calcext:value-type="float">
            <text:p>0.129708757470292</text:p>
          </table:table-cell>
        </table:table-row>
        <table:table-row table:style-name="ro1">
          <table:table-cell office:value-type="float" office:value="-0.00620063348" calcext:value-type="float">
            <text:p>-0.00620063348</text:p>
          </table:table-cell>
          <table:table-cell office:value-type="float" office:value="-0.360097639" calcext:value-type="float">
            <text:p>-0.360097639</text:p>
          </table:table-cell>
          <table:table-cell table:formula="of:=[.A3500]*[.A3500]+[.B3500]*[.B3500]" office:value-type="float" office:value="0.129708757468928" calcext:value-type="float">
            <text:p>0.129708757468928</text:p>
          </table:table-cell>
        </table:table-row>
        <table:table-row table:style-name="ro1">
          <table:table-cell office:value-type="float" office:value="-0.359883789" calcext:value-type="float">
            <text:p>-0.359883789</text:p>
          </table:table-cell>
          <table:table-cell office:value-type="float" office:value="0" calcext:value-type="float">
            <text:p>0</text:p>
          </table:table-cell>
          <table:table-cell table:formula="of:=[.A3501]*[.A3501]+[.B3501]*[.B3501]" office:value-type="float" office:value="0.129516341584997" calcext:value-type="float">
            <text:p>0.12951634158499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72727273" calcext:value-type="float">
            <text:p>0.272727273</text:p>
          </table:table-cell>
          <table:table-cell table:formula="of:=[.A3502]*[.A3502]+[.B3502]*[.B3502]" office:value-type="float" office:value="0.129311806063017" calcext:value-type="float">
            <text:p>0.12931180606301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272727273" calcext:value-type="float">
            <text:p>-0.272727273</text:p>
          </table:table-cell>
          <table:table-cell table:formula="of:=[.A3503]*[.A3503]+[.B3503]*[.B3503]" office:value-type="float" office:value="0.129311806063017" calcext:value-type="float">
            <text:p>0.129311806063017</text:p>
          </table:table-cell>
        </table:table-row>
        <table:table-row table:style-name="ro1">
          <table:table-cell office:value-type="float" office:value="-0.354812614" calcext:value-type="float">
            <text:p>-0.354812614</text:p>
          </table:table-cell>
          <table:table-cell office:value-type="float" office:value="0.0577883953" calcext:value-type="float">
            <text:p>0.0577883953</text:p>
          </table:table-cell>
          <table:table-cell table:formula="of:=[.A3504]*[.A3504]+[.B3504]*[.B3504]" office:value-type="float" office:value="0.129231489684862" calcext:value-type="float">
            <text:p>0.129231489684862</text:p>
          </table:table-cell>
        </table:table-row>
        <table:table-row table:style-name="ro1">
          <table:table-cell office:value-type="float" office:value="-0.354812614" calcext:value-type="float">
            <text:p>-0.354812614</text:p>
          </table:table-cell>
          <table:table-cell office:value-type="float" office:value="-0.0577883953" calcext:value-type="float">
            <text:p>-0.0577883953</text:p>
          </table:table-cell>
          <table:table-cell table:formula="of:=[.A3505]*[.A3505]+[.B3505]*[.B3505]" office:value-type="float" office:value="0.129231489684862" calcext:value-type="float">
            <text:p>0.129231489684862</text:p>
          </table:table-cell>
        </table:table-row>
        <table:table-row table:style-name="ro1">
          <table:table-cell office:value-type="float" office:value="-0.281942929" calcext:value-type="float">
            <text:p>-0.281942929</text:p>
          </table:table-cell>
          <table:table-cell office:value-type="float" office:value="0.222540693" calcext:value-type="float">
            <text:p>0.222540693</text:p>
          </table:table-cell>
          <table:table-cell table:formula="of:=[.A3506]*[.A3506]+[.B3506]*[.B3506]" office:value-type="float" office:value="0.129016175254019" calcext:value-type="float">
            <text:p>0.129016175254019</text:p>
          </table:table-cell>
        </table:table-row>
        <table:table-row table:style-name="ro1">
          <table:table-cell office:value-type="float" office:value="-0.281942929" calcext:value-type="float">
            <text:p>-0.281942929</text:p>
          </table:table-cell>
          <table:table-cell office:value-type="float" office:value="-0.222540693" calcext:value-type="float">
            <text:p>-0.222540693</text:p>
          </table:table-cell>
          <table:table-cell table:formula="of:=[.A3507]*[.A3507]+[.B3507]*[.B3507]" office:value-type="float" office:value="0.129016175254019" calcext:value-type="float">
            <text:p>0.129016175254019</text:p>
          </table:table-cell>
        </table:table-row>
        <table:table-row table:style-name="ro1">
          <table:table-cell office:value-type="float" office:value="0.118312784" calcext:value-type="float">
            <text:p>0.118312784</text:p>
          </table:table-cell>
          <table:table-cell office:value-type="float" office:value="0.338669146" calcext:value-type="float">
            <text:p>0.338669146</text:p>
          </table:table-cell>
          <table:table-cell table:formula="of:=[.A3508]*[.A3508]+[.B3508]*[.B3508]" office:value-type="float" office:value="0.1286947053102" calcext:value-type="float">
            <text:p>0.1286947053102</text:p>
          </table:table-cell>
        </table:table-row>
        <table:table-row table:style-name="ro1">
          <table:table-cell office:value-type="float" office:value="0.118312787" calcext:value-type="float">
            <text:p>0.118312787</text:p>
          </table:table-cell>
          <table:table-cell office:value-type="float" office:value="-0.338669143" calcext:value-type="float">
            <text:p>-0.338669143</text:p>
          </table:table-cell>
          <table:table-cell table:formula="of:=[.A3509]*[.A3509]+[.B3509]*[.B3509]" office:value-type="float" office:value="0.128694703988062" calcext:value-type="float">
            <text:p>0.128694703988062</text:p>
          </table:table-cell>
        </table:table-row>
        <table:table-row table:style-name="ro1">
          <table:table-cell office:value-type="float" office:value="-0.357234147" calcext:value-type="float">
            <text:p>-0.357234147</text:p>
          </table:table-cell>
          <table:table-cell office:value-type="float" office:value="0.0153768189" calcext:value-type="float">
            <text:p>0.0153768189</text:p>
          </table:table-cell>
          <table:table-cell table:formula="of:=[.A3510]*[.A3510]+[.B3510]*[.B3510]" office:value-type="float" office:value="0.127852682342301" calcext:value-type="float">
            <text:p>0.127852682342301</text:p>
          </table:table-cell>
        </table:table-row>
        <table:table-row table:style-name="ro1">
          <table:table-cell office:value-type="float" office:value="-0.357234147" calcext:value-type="float">
            <text:p>-0.357234147</text:p>
          </table:table-cell>
          <table:table-cell office:value-type="float" office:value="-0.0153768189" calcext:value-type="float">
            <text:p>-0.0153768189</text:p>
          </table:table-cell>
          <table:table-cell table:formula="of:=[.A3511]*[.A3511]+[.B3511]*[.B3511]" office:value-type="float" office:value="0.127852682342301" calcext:value-type="float">
            <text:p>0.127852682342301</text:p>
          </table:table-cell>
        </table:table-row>
        <table:table-row table:style-name="ro1">
          <table:table-cell office:value-type="float" office:value="-0.189999033" calcext:value-type="float">
            <text:p>-0.189999033</text:p>
          </table:table-cell>
          <table:table-cell office:value-type="float" office:value="0.302584803" calcext:value-type="float">
            <text:p>0.302584803</text:p>
          </table:table-cell>
          <table:table-cell table:formula="of:=[.A3512]*[.A3512]+[.B3512]*[.B3512]" office:value-type="float" office:value="0.127657195547484" calcext:value-type="float">
            <text:p>0.127657195547484</text:p>
          </table:table-cell>
        </table:table-row>
        <table:table-row table:style-name="ro1">
          <table:table-cell office:value-type="float" office:value="-0.189999033" calcext:value-type="float">
            <text:p>-0.189999033</text:p>
          </table:table-cell>
          <table:table-cell office:value-type="float" office:value="-0.302584803" calcext:value-type="float">
            <text:p>-0.302584803</text:p>
          </table:table-cell>
          <table:table-cell table:formula="of:=[.A3513]*[.A3513]+[.B3513]*[.B3513]" office:value-type="float" office:value="0.127657195547484" calcext:value-type="float">
            <text:p>0.127657195547484</text:p>
          </table:table-cell>
        </table:table-row>
        <table:table-row table:style-name="ro1">
          <table:table-cell office:value-type="float" office:value="-0.105312901" calcext:value-type="float">
            <text:p>-0.105312901</text:p>
          </table:table-cell>
          <table:table-cell office:value-type="float" office:value="0.34095658" calcext:value-type="float">
            <text:p>0.34095658</text:p>
          </table:table-cell>
          <table:table-cell table:formula="of:=[.A3514]*[.A3514]+[.B3514]*[.B3514]" office:value-type="float" office:value="0.127342196562332" calcext:value-type="float">
            <text:p>0.127342196562332</text:p>
          </table:table-cell>
        </table:table-row>
        <table:table-row table:style-name="ro1">
          <table:table-cell office:value-type="float" office:value="-0.105312901" calcext:value-type="float">
            <text:p>-0.105312901</text:p>
          </table:table-cell>
          <table:table-cell office:value-type="float" office:value="-0.34095658" calcext:value-type="float">
            <text:p>-0.34095658</text:p>
          </table:table-cell>
          <table:table-cell table:formula="of:=[.A3515]*[.A3515]+[.B3515]*[.B3515]" office:value-type="float" office:value="0.127342196562332" calcext:value-type="float">
            <text:p>0.127342196562332</text:p>
          </table:table-cell>
        </table:table-row>
        <table:table-row table:style-name="ro1">
          <table:table-cell office:value-type="float" office:value="-0.00454186031" calcext:value-type="float">
            <text:p>-0.00454186031</text:p>
          </table:table-cell>
          <table:table-cell office:value-type="float" office:value="0.356293548" calcext:value-type="float">
            <text:p>0.356293548</text:p>
          </table:table-cell>
          <table:table-cell table:formula="of:=[.A3516]*[.A3516]+[.B3516]*[.B3516]" office:value-type="float" office:value="0.126965720841504" calcext:value-type="float">
            <text:p>0.126965720841504</text:p>
          </table:table-cell>
        </table:table-row>
        <table:table-row table:style-name="ro1">
          <table:table-cell office:value-type="float" office:value="-0.0045418602" calcext:value-type="float">
            <text:p>-0.0045418602</text:p>
          </table:table-cell>
          <table:table-cell office:value-type="float" office:value="-0.356293547" calcext:value-type="float">
            <text:p>-0.356293547</text:p>
          </table:table-cell>
          <table:table-cell table:formula="of:=[.A3517]*[.A3517]+[.B3517]*[.B3517]" office:value-type="float" office:value="0.126965720127918" calcext:value-type="float">
            <text:p>0.126965720127918</text:p>
          </table:table-cell>
        </table:table-row>
        <table:table-row table:style-name="ro1">
          <table:table-cell office:value-type="float" office:value="-0.354914653" calcext:value-type="float">
            <text:p>-0.354914653</text:p>
          </table:table-cell>
          <table:table-cell office:value-type="float" office:value="0.0282921747" calcext:value-type="float">
            <text:p>0.0282921747</text:p>
          </table:table-cell>
          <table:table-cell table:formula="of:=[.A3518]*[.A3518]+[.B3518]*[.B3518]" office:value-type="float" office:value="0.126764858063366" calcext:value-type="float">
            <text:p>0.126764858063366</text:p>
          </table:table-cell>
        </table:table-row>
        <table:table-row table:style-name="ro1">
          <table:table-cell office:value-type="float" office:value="-0.354914653" calcext:value-type="float">
            <text:p>-0.354914653</text:p>
          </table:table-cell>
          <table:table-cell office:value-type="float" office:value="-0.0282921747" calcext:value-type="float">
            <text:p>-0.0282921747</text:p>
          </table:table-cell>
          <table:table-cell table:formula="of:=[.A3519]*[.A3519]+[.B3519]*[.B3519]" office:value-type="float" office:value="0.126764858063366" calcext:value-type="float">
            <text:p>0.126764858063366</text:p>
          </table:table-cell>
        </table:table-row>
        <table:table-row table:style-name="ro1">
          <table:table-cell office:value-type="float" office:value="-0.288985924" calcext:value-type="float">
            <text:p>-0.288985924</text:p>
          </table:table-cell>
          <table:table-cell office:value-type="float" office:value="0.207606769" calcext:value-type="float">
            <text:p>0.207606769</text:p>
          </table:table-cell>
          <table:table-cell table:formula="of:=[.A3520]*[.A3520]+[.B3520]*[.B3520]" office:value-type="float" office:value="0.126613434804753" calcext:value-type="float">
            <text:p>0.126613434804753</text:p>
          </table:table-cell>
        </table:table-row>
        <table:table-row table:style-name="ro1">
          <table:table-cell office:value-type="float" office:value="-0.288985924" calcext:value-type="float">
            <text:p>-0.288985924</text:p>
          </table:table-cell>
          <table:table-cell office:value-type="float" office:value="-0.207606769" calcext:value-type="float">
            <text:p>-0.207606769</text:p>
          </table:table-cell>
          <table:table-cell table:formula="of:=[.A3521]*[.A3521]+[.B3521]*[.B3521]" office:value-type="float" office:value="0.126613434804753" calcext:value-type="float">
            <text:p>0.12661343480475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0909090908" calcext:value-type="float">
            <text:p>0.0909090908</text:p>
          </table:table-cell>
          <table:table-cell table:formula="of:=[.A3522]*[.A3522]+[.B3522]*[.B3522]" office:value-type="float" office:value="0.126428525290083" calcext:value-type="float">
            <text:p>0.12642852529008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0909090908" calcext:value-type="float">
            <text:p>-0.0909090908</text:p>
          </table:table-cell>
          <table:table-cell table:formula="of:=[.A3523]*[.A3523]+[.B3523]*[.B3523]" office:value-type="float" office:value="0.126428525290083" calcext:value-type="float">
            <text:p>0.126428525290083</text:p>
          </table:table-cell>
        </table:table-row>
        <table:table-row table:style-name="ro1">
          <table:table-cell office:value-type="float" office:value="0.114492559" calcext:value-type="float">
            <text:p>0.114492559</text:p>
          </table:table-cell>
          <table:table-cell office:value-type="float" office:value="0.336433578" calcext:value-type="float">
            <text:p>0.336433578</text:p>
          </table:table-cell>
          <table:table-cell table:formula="of:=[.A3524]*[.A3524]+[.B3524]*[.B3524]" office:value-type="float" office:value="0.126296098472251" calcext:value-type="float">
            <text:p>0.126296098472251</text:p>
          </table:table-cell>
        </table:table-row>
        <table:table-row table:style-name="ro1">
          <table:table-cell office:value-type="float" office:value="0.114492559" calcext:value-type="float">
            <text:p>0.114492559</text:p>
          </table:table-cell>
          <table:table-cell office:value-type="float" office:value="-0.336433578" calcext:value-type="float">
            <text:p>-0.336433578</text:p>
          </table:table-cell>
          <table:table-cell table:formula="of:=[.A3525]*[.A3525]+[.B3525]*[.B3525]" office:value-type="float" office:value="0.126296098472251" calcext:value-type="float">
            <text:p>0.126296098472251</text:p>
          </table:table-cell>
        </table:table-row>
        <table:table-row table:style-name="ro1">
          <table:table-cell office:value-type="float" office:value="-0.267364459" calcext:value-type="float">
            <text:p>-0.267364459</text:p>
          </table:table-cell>
          <table:table-cell office:value-type="float" office:value="0.233930008" calcext:value-type="float">
            <text:p>0.233930008</text:p>
          </table:table-cell>
          <table:table-cell table:formula="of:=[.A3526]*[.A3526]+[.B3526]*[.B3526]" office:value-type="float" office:value="0.126207002579243" calcext:value-type="float">
            <text:p>0.126207002579243</text:p>
          </table:table-cell>
        </table:table-row>
        <table:table-row table:style-name="ro1">
          <table:table-cell office:value-type="float" office:value="-0.267364459" calcext:value-type="float">
            <text:p>-0.267364459</text:p>
          </table:table-cell>
          <table:table-cell office:value-type="float" office:value="-0.233930008" calcext:value-type="float">
            <text:p>-0.233930008</text:p>
          </table:table-cell>
          <table:table-cell table:formula="of:=[.A3527]*[.A3527]+[.B3527]*[.B3527]" office:value-type="float" office:value="0.126207002579243" calcext:value-type="float">
            <text:p>0.126207002579243</text:p>
          </table:table-cell>
        </table:table-row>
        <table:table-row table:style-name="ro1">
          <table:table-cell office:value-type="float" office:value="-0.0516453937" calcext:value-type="float">
            <text:p>-0.0516453937</text:p>
          </table:table-cell>
          <table:table-cell office:value-type="float" office:value="0.351311267" calcext:value-type="float">
            <text:p>0.351311267</text:p>
          </table:table-cell>
          <table:table-cell table:formula="of:=[.A3528]*[.A3528]+[.B3528]*[.B3528]" office:value-type="float" office:value="0.126086853011573" calcext:value-type="float">
            <text:p>0.126086853011573</text:p>
          </table:table-cell>
        </table:table-row>
        <table:table-row table:style-name="ro1">
          <table:table-cell office:value-type="float" office:value="-0.0516453937" calcext:value-type="float">
            <text:p>-0.0516453937</text:p>
          </table:table-cell>
          <table:table-cell office:value-type="float" office:value="-0.351311267" calcext:value-type="float">
            <text:p>-0.351311267</text:p>
          </table:table-cell>
          <table:table-cell table:formula="of:=[.A3529]*[.A3529]+[.B3529]*[.B3529]" office:value-type="float" office:value="0.126086853011573" calcext:value-type="float">
            <text:p>0.126086853011573</text:p>
          </table:table-cell>
        </table:table-row>
        <table:table-row table:style-name="ro1">
          <table:table-cell office:value-type="float" office:value="0.354760322" calcext:value-type="float">
            <text:p>0.354760322</text:p>
          </table:table-cell>
          <table:table-cell office:value-type="float" office:value="0" calcext:value-type="float">
            <text:p>0</text:p>
          </table:table-cell>
          <table:table-cell table:formula="of:=[.A3530]*[.A3530]+[.B3530]*[.B3530]" office:value-type="float" office:value="0.125854886065544" calcext:value-type="float">
            <text:p>0.125854886065544</text:p>
          </table:table-cell>
        </table:table-row>
        <table:table-row table:style-name="ro1">
          <table:table-cell office:value-type="float" office:value="-0.338107486" calcext:value-type="float">
            <text:p>-0.338107486</text:p>
          </table:table-cell>
          <table:table-cell office:value-type="float" office:value="0.106435338" calcext:value-type="float">
            <text:p>0.106435338</text:p>
          </table:table-cell>
          <table:table-cell table:formula="of:=[.A3531]*[.A3531]+[.B3531]*[.B3531]" office:value-type="float" office:value="0.125645153264414" calcext:value-type="float">
            <text:p>0.125645153264414</text:p>
          </table:table-cell>
        </table:table-row>
        <table:table-row table:style-name="ro1">
          <table:table-cell office:value-type="float" office:value="-0.338107486" calcext:value-type="float">
            <text:p>-0.338107486</text:p>
          </table:table-cell>
          <table:table-cell office:value-type="float" office:value="-0.106435338" calcext:value-type="float">
            <text:p>-0.106435338</text:p>
          </table:table-cell>
          <table:table-cell table:formula="of:=[.A3532]*[.A3532]+[.B3532]*[.B3532]" office:value-type="float" office:value="0.125645153264414" calcext:value-type="float">
            <text:p>0.125645153264414</text:p>
          </table:table-cell>
        </table:table-row>
        <table:table-row table:style-name="ro1">
          <table:table-cell office:value-type="float" office:value="0.123865778" calcext:value-type="float">
            <text:p>0.123865778</text:p>
          </table:table-cell>
          <table:table-cell office:value-type="float" office:value="0.331839731" calcext:value-type="float">
            <text:p>0.331839731</text:p>
          </table:table-cell>
          <table:table-cell table:formula="of:=[.A3533]*[.A3533]+[.B3533]*[.B3533]" office:value-type="float" office:value="0.125460338029698" calcext:value-type="float">
            <text:p>0.125460338029698</text:p>
          </table:table-cell>
        </table:table-row>
        <table:table-row table:style-name="ro1">
          <table:table-cell office:value-type="float" office:value="0.123865778" calcext:value-type="float">
            <text:p>0.123865778</text:p>
          </table:table-cell>
          <table:table-cell office:value-type="float" office:value="-0.331839731" calcext:value-type="float">
            <text:p>-0.331839731</text:p>
          </table:table-cell>
          <table:table-cell table:formula="of:=[.A3534]*[.A3534]+[.B3534]*[.B3534]" office:value-type="float" office:value="0.125460338029698" calcext:value-type="float">
            <text:p>0.125460338029698</text:p>
          </table:table-cell>
        </table:table-row>
        <table:table-row table:style-name="ro1">
          <table:table-cell office:value-type="float" office:value="-0.0863109259" calcext:value-type="float">
            <text:p>-0.0863109259</text:p>
          </table:table-cell>
          <table:table-cell office:value-type="float" office:value="0.342659363" calcext:value-type="float">
            <text:p>0.342659363</text:p>
          </table:table-cell>
          <table:table-cell table:formula="of:=[.A3535]*[.A3535]+[.B3535]*[.B3535]" office:value-type="float" office:value="0.124865014981281" calcext:value-type="float">
            <text:p>0.124865014981281</text:p>
          </table:table-cell>
        </table:table-row>
        <table:table-row table:style-name="ro1">
          <table:table-cell office:value-type="float" office:value="-0.0863109259" calcext:value-type="float">
            <text:p>-0.0863109259</text:p>
          </table:table-cell>
          <table:table-cell office:value-type="float" office:value="-0.342659363" calcext:value-type="float">
            <text:p>-0.342659363</text:p>
          </table:table-cell>
          <table:table-cell table:formula="of:=[.A3536]*[.A3536]+[.B3536]*[.B3536]" office:value-type="float" office:value="0.124865014981281" calcext:value-type="float">
            <text:p>0.124865014981281</text:p>
          </table:table-cell>
        </table:table-row>
        <table:table-row table:style-name="ro1">
          <table:table-cell office:value-type="float" office:value="-0.336367228" calcext:value-type="float">
            <text:p>-0.336367228</text:p>
          </table:table-cell>
          <table:table-cell office:value-type="float" office:value="0.107638994" calcext:value-type="float">
            <text:p>0.107638994</text:p>
          </table:table-cell>
          <table:table-cell table:formula="of:=[.A3537]*[.A3537]+[.B3537]*[.B3537]" office:value-type="float" office:value="0.124729065101736" calcext:value-type="float">
            <text:p>0.124729065101736</text:p>
          </table:table-cell>
        </table:table-row>
        <table:table-row table:style-name="ro1">
          <table:table-cell office:value-type="float" office:value="-0.336367228" calcext:value-type="float">
            <text:p>-0.336367228</text:p>
          </table:table-cell>
          <table:table-cell office:value-type="float" office:value="-0.107638994" calcext:value-type="float">
            <text:p>-0.107638994</text:p>
          </table:table-cell>
          <table:table-cell table:formula="of:=[.A3538]*[.A3538]+[.B3538]*[.B3538]" office:value-type="float" office:value="0.124729065101736" calcext:value-type="float">
            <text:p>0.124729065101736</text:p>
          </table:table-cell>
        </table:table-row>
        <table:table-row table:style-name="ro1">
          <table:table-cell office:value-type="float" office:value="-0.339959696" calcext:value-type="float">
            <text:p>-0.339959696</text:p>
          </table:table-cell>
          <table:table-cell office:value-type="float" office:value="-0.0943489677" calcext:value-type="float">
            <text:p>-0.0943489677</text:p>
          </table:table-cell>
          <table:table-cell table:formula="of:=[.A3539]*[.A3539]+[.B3539]*[.B3539]" office:value-type="float" office:value="0.124474322610468" calcext:value-type="float">
            <text:p>0.124474322610468</text:p>
          </table:table-cell>
        </table:table-row>
        <table:table-row table:style-name="ro1">
          <table:table-cell office:value-type="float" office:value="-0.339959696" calcext:value-type="float">
            <text:p>-0.339959696</text:p>
          </table:table-cell>
          <table:table-cell office:value-type="float" office:value="0.0943489676" calcext:value-type="float">
            <text:p>0.0943489676</text:p>
          </table:table-cell>
          <table:table-cell table:formula="of:=[.A3540]*[.A3540]+[.B3540]*[.B3540]" office:value-type="float" office:value="0.124474322591598" calcext:value-type="float">
            <text:p>0.124474322591598</text:p>
          </table:table-cell>
        </table:table-row>
        <table:table-row table:style-name="ro1">
          <table:table-cell office:value-type="float" office:value="-0.163930165" calcext:value-type="float">
            <text:p>-0.163930165</text:p>
          </table:table-cell>
          <table:table-cell office:value-type="float" office:value="0.310867505" calcext:value-type="float">
            <text:p>0.310867505</text:p>
          </table:table-cell>
          <table:table-cell table:formula="of:=[.A3541]*[.A3541]+[.B3541]*[.B3541]" office:value-type="float" office:value="0.123511704661852" calcext:value-type="float">
            <text:p>0.123511704661852</text:p>
          </table:table-cell>
        </table:table-row>
        <table:table-row table:style-name="ro1">
          <table:table-cell office:value-type="float" office:value="-0.163930165" calcext:value-type="float">
            <text:p>-0.163930165</text:p>
          </table:table-cell>
          <table:table-cell office:value-type="float" office:value="-0.310867505" calcext:value-type="float">
            <text:p>-0.310867505</text:p>
          </table:table-cell>
          <table:table-cell table:formula="of:=[.A3542]*[.A3542]+[.B3542]*[.B3542]" office:value-type="float" office:value="0.123511704661852" calcext:value-type="float">
            <text:p>0.123511704661852</text:p>
          </table:table-cell>
        </table:table-row>
        <table:table-row table:style-name="ro1">
          <table:table-cell office:value-type="float" office:value="-0.139640973" calcext:value-type="float">
            <text:p>-0.139640973</text:p>
          </table:table-cell>
          <table:table-cell office:value-type="float" office:value="0.320677652" calcext:value-type="float">
            <text:p>0.320677652</text:p>
          </table:table-cell>
          <table:table-cell table:formula="of:=[.A3543]*[.A3543]+[.B3543]*[.B3543]" office:value-type="float" office:value="0.12233375783262" calcext:value-type="float">
            <text:p>0.12233375783262</text:p>
          </table:table-cell>
        </table:table-row>
        <table:table-row table:style-name="ro1">
          <table:table-cell office:value-type="float" office:value="-0.139640973" calcext:value-type="float">
            <text:p>-0.139640973</text:p>
          </table:table-cell>
          <table:table-cell office:value-type="float" office:value="-0.320677652" calcext:value-type="float">
            <text:p>-0.320677652</text:p>
          </table:table-cell>
          <table:table-cell table:formula="of:=[.A3544]*[.A3544]+[.B3544]*[.B3544]" office:value-type="float" office:value="0.12233375783262" calcext:value-type="float">
            <text:p>0.12233375783262</text:p>
          </table:table-cell>
        </table:table-row>
        <table:table-row table:style-name="ro1">
          <table:table-cell office:value-type="float" office:value="0.294171037" calcext:value-type="float">
            <text:p>0.294171037</text:p>
          </table:table-cell>
          <table:table-cell office:value-type="float" office:value="0.189001944" calcext:value-type="float">
            <text:p>0.189001944</text:p>
          </table:table-cell>
          <table:table-cell table:formula="of:=[.A3545]*[.A3545]+[.B3545]*[.B3545]" office:value-type="float" office:value="0.122258333845435" calcext:value-type="float">
            <text:p>0.122258333845435</text:p>
          </table:table-cell>
        </table:table-row>
        <table:table-row table:style-name="ro1">
          <table:table-cell office:value-type="float" office:value="0.294171037" calcext:value-type="float">
            <text:p>0.294171037</text:p>
          </table:table-cell>
          <table:table-cell office:value-type="float" office:value="-0.189001944" calcext:value-type="float">
            <text:p>-0.189001944</text:p>
          </table:table-cell>
          <table:table-cell table:formula="of:=[.A3546]*[.A3546]+[.B3546]*[.B3546]" office:value-type="float" office:value="0.122258333845435" calcext:value-type="float">
            <text:p>0.122258333845435</text:p>
          </table:table-cell>
        </table:table-row>
        <table:table-row table:style-name="ro1">
          <table:table-cell office:value-type="float" office:value="0.252081398" calcext:value-type="float">
            <text:p>0.252081398</text:p>
          </table:table-cell>
          <table:table-cell office:value-type="float" office:value="0.242197518" calcext:value-type="float">
            <text:p>0.242197518</text:p>
          </table:table-cell>
          <table:table-cell table:formula="of:=[.A3547]*[.A3547]+[.B3547]*[.B3547]" office:value-type="float" office:value="0.122204668942995" calcext:value-type="float">
            <text:p>0.122204668942995</text:p>
          </table:table-cell>
        </table:table-row>
        <table:table-row table:style-name="ro1">
          <table:table-cell office:value-type="float" office:value="0.252081397" calcext:value-type="float">
            <text:p>0.252081397</text:p>
          </table:table-cell>
          <table:table-cell office:value-type="float" office:value="-0.242197518" calcext:value-type="float">
            <text:p>-0.242197518</text:p>
          </table:table-cell>
          <table:table-cell table:formula="of:=[.A3548]*[.A3548]+[.B3548]*[.B3548]" office:value-type="float" office:value="0.122204668438832" calcext:value-type="float">
            <text:p>0.122204668438832</text:p>
          </table:table-cell>
        </table:table-row>
        <table:table-row table:style-name="ro1">
          <table:table-cell office:value-type="float" office:value="-0.331240837" calcext:value-type="float">
            <text:p>-0.331240837</text:p>
          </table:table-cell>
          <table:table-cell office:value-type="float" office:value="0.111728885" calcext:value-type="float">
            <text:p>0.111728885</text:p>
          </table:table-cell>
          <table:table-cell table:formula="of:=[.A3549]*[.A3549]+[.B3549]*[.B3549]" office:value-type="float" office:value="0.122203835839804" calcext:value-type="float">
            <text:p>0.122203835839804</text:p>
          </table:table-cell>
        </table:table-row>
        <table:table-row table:style-name="ro1">
          <table:table-cell office:value-type="float" office:value="-0.331240837" calcext:value-type="float">
            <text:p>-0.331240837</text:p>
          </table:table-cell>
          <table:table-cell office:value-type="float" office:value="-0.111728885" calcext:value-type="float">
            <text:p>-0.111728885</text:p>
          </table:table-cell>
          <table:table-cell table:formula="of:=[.A3550]*[.A3550]+[.B3550]*[.B3550]" office:value-type="float" office:value="0.122203835839804" calcext:value-type="float">
            <text:p>0.122203835839804</text:p>
          </table:table-cell>
        </table:table-row>
        <table:table-row table:style-name="ro1">
          <table:table-cell office:value-type="float" office:value="0.285189864" calcext:value-type="float">
            <text:p>0.285189864</text:p>
          </table:table-cell>
          <table:table-cell office:value-type="float" office:value="0.202106886" calcext:value-type="float">
            <text:p>0.202106886</text:p>
          </table:table-cell>
          <table:table-cell table:formula="of:=[.A3551]*[.A3551]+[.B3551]*[.B3551]" office:value-type="float" office:value="0.122180451896956" calcext:value-type="float">
            <text:p>0.122180451896956</text:p>
          </table:table-cell>
        </table:table-row>
        <table:table-row table:style-name="ro1">
          <table:table-cell office:value-type="float" office:value="0.285189864" calcext:value-type="float">
            <text:p>0.285189864</text:p>
          </table:table-cell>
          <table:table-cell office:value-type="float" office:value="-0.202106886" calcext:value-type="float">
            <text:p>-0.202106886</text:p>
          </table:table-cell>
          <table:table-cell table:formula="of:=[.A3552]*[.A3552]+[.B3552]*[.B3552]" office:value-type="float" office:value="0.122180451896956" calcext:value-type="float">
            <text:p>0.122180451896956</text:p>
          </table:table-cell>
        </table:table-row>
        <table:table-row table:style-name="ro1">
          <table:table-cell office:value-type="float" office:value="-0.0237799447" calcext:value-type="float">
            <text:p>-0.0237799447</text:p>
          </table:table-cell>
          <table:table-cell office:value-type="float" office:value="0.347515845" calcext:value-type="float">
            <text:p>0.347515845</text:p>
          </table:table-cell>
          <table:table-cell table:formula="of:=[.A3553]*[.A3553]+[.B3553]*[.B3553]" office:value-type="float" office:value="0.121332748295999" calcext:value-type="float">
            <text:p>0.121332748295999</text:p>
          </table:table-cell>
        </table:table-row>
        <table:table-row table:style-name="ro1">
          <table:table-cell office:value-type="float" office:value="-0.0237799438" calcext:value-type="float">
            <text:p>-0.0237799438</text:p>
          </table:table-cell>
          <table:table-cell office:value-type="float" office:value="-0.347515844" calcext:value-type="float">
            <text:p>-0.347515844</text:p>
          </table:table-cell>
          <table:table-cell table:formula="of:=[.A3554]*[.A3554]+[.B3554]*[.B3554]" office:value-type="float" office:value="0.121332747558164" calcext:value-type="float">
            <text:p>0.121332747558164</text:p>
          </table:table-cell>
        </table:table-row>
        <table:table-row table:style-name="ro1">
          <table:table-cell office:value-type="float" office:value="-0.0918215533" calcext:value-type="float">
            <text:p>-0.0918215533</text:p>
          </table:table-cell>
          <table:table-cell office:value-type="float" office:value="0.335850923" calcext:value-type="float">
            <text:p>0.335850923</text:p>
          </table:table-cell>
          <table:table-cell table:formula="of:=[.A3555]*[.A3555]+[.B3555]*[.B3555]" office:value-type="float" office:value="0.121227040130377" calcext:value-type="float">
            <text:p>0.121227040130377</text:p>
          </table:table-cell>
        </table:table-row>
        <table:table-row table:style-name="ro1">
          <table:table-cell office:value-type="float" office:value="-0.0918215533" calcext:value-type="float">
            <text:p>-0.0918215533</text:p>
          </table:table-cell>
          <table:table-cell office:value-type="float" office:value="-0.335850923" calcext:value-type="float">
            <text:p>-0.335850923</text:p>
          </table:table-cell>
          <table:table-cell table:formula="of:=[.A3556]*[.A3556]+[.B3556]*[.B3556]" office:value-type="float" office:value="0.121227040130377" calcext:value-type="float">
            <text:p>0.121227040130377</text:p>
          </table:table-cell>
        </table:table-row>
        <table:table-row table:style-name="ro1">
          <table:table-cell office:value-type="float" office:value="0.19082531" calcext:value-type="float">
            <text:p>0.19082531</text:p>
          </table:table-cell>
          <table:table-cell office:value-type="float" office:value="-0.290905822" calcext:value-type="float">
            <text:p>-0.290905822</text:p>
          </table:table-cell>
          <table:table-cell table:formula="of:=[.A3557]*[.A3557]+[.B3557]*[.B3557]" office:value-type="float" office:value="0.121040496210092" calcext:value-type="float">
            <text:p>0.121040496210092</text:p>
          </table:table-cell>
        </table:table-row>
        <table:table-row table:style-name="ro1">
          <table:table-cell office:value-type="float" office:value="0.19082531" calcext:value-type="float">
            <text:p>0.19082531</text:p>
          </table:table-cell>
          <table:table-cell office:value-type="float" office:value="0.290905821" calcext:value-type="float">
            <text:p>0.290905821</text:p>
          </table:table-cell>
          <table:table-cell table:formula="of:=[.A3558]*[.A3558]+[.B3558]*[.B3558]" office:value-type="float" office:value="0.12104049562828" calcext:value-type="float">
            <text:p>0.12104049562828</text:p>
          </table:table-cell>
        </table:table-row>
        <table:table-row table:style-name="ro1">
          <table:table-cell office:value-type="float" office:value="0.0662448348" calcext:value-type="float">
            <text:p>0.0662448348</text:p>
          </table:table-cell>
          <table:table-cell office:value-type="float" office:value="-0.340909091" calcext:value-type="float">
            <text:p>-0.340909091</text:p>
          </table:table-cell>
          <table:table-cell table:formula="of:=[.A3559]*[.A3559]+[.B3559]*[.B3559]" office:value-type="float" office:value="0.120607386464126" calcext:value-type="float">
            <text:p>0.120607386464126</text:p>
          </table:table-cell>
        </table:table-row>
        <table:table-row table:style-name="ro1">
          <table:table-cell office:value-type="float" office:value="0.0662448346" calcext:value-type="float">
            <text:p>0.0662448346</text:p>
          </table:table-cell>
          <table:table-cell office:value-type="float" office:value="0.340909091" calcext:value-type="float">
            <text:p>0.340909091</text:p>
          </table:table-cell>
          <table:table-cell table:formula="of:=[.A3560]*[.A3560]+[.B3560]*[.B3560]" office:value-type="float" office:value="0.120607386437628" calcext:value-type="float">
            <text:p>0.120607386437628</text:p>
          </table:table-cell>
        </table:table-row>
        <table:table-row table:style-name="ro1">
          <table:table-cell office:value-type="float" office:value="0.186163102" calcext:value-type="float">
            <text:p>0.186163102</text:p>
          </table:table-cell>
          <table:table-cell office:value-type="float" office:value="0.292842569" calcext:value-type="float">
            <text:p>0.292842569</text:p>
          </table:table-cell>
          <table:table-cell table:formula="of:=[.A3561]*[.A3561]+[.B3561]*[.B3561]" office:value-type="float" office:value="0.120413470764782" calcext:value-type="float">
            <text:p>0.120413470764782</text:p>
          </table:table-cell>
        </table:table-row>
        <table:table-row table:style-name="ro1">
          <table:table-cell office:value-type="float" office:value="0.186163102" calcext:value-type="float">
            <text:p>0.186163102</text:p>
          </table:table-cell>
          <table:table-cell office:value-type="float" office:value="-0.292842569" calcext:value-type="float">
            <text:p>-0.292842569</text:p>
          </table:table-cell>
          <table:table-cell table:formula="of:=[.A3562]*[.A3562]+[.B3562]*[.B3562]" office:value-type="float" office:value="0.120413470764782" calcext:value-type="float">
            <text:p>0.120413470764782</text:p>
          </table:table-cell>
        </table:table-row>
        <table:table-row table:style-name="ro1">
          <table:table-cell office:value-type="float" office:value="0.34696588" calcext:value-type="float">
            <text:p>0.34696588</text:p>
          </table:table-cell>
          <table:table-cell office:value-type="float" office:value="0" calcext:value-type="float">
            <text:p>0</text:p>
          </table:table-cell>
          <table:table-cell table:formula="of:=[.A3563]*[.A3563]+[.B3563]*[.B3563]" office:value-type="float" office:value="0.120385321884174" calcext:value-type="float">
            <text:p>0.120385321884174</text:p>
          </table:table-cell>
        </table:table-row>
        <table:table-row table:style-name="ro1">
          <table:table-cell office:value-type="float" office:value="-0.328106071" calcext:value-type="float">
            <text:p>-0.328106071</text:p>
          </table:table-cell>
          <table:table-cell office:value-type="float" office:value="0.111826363" calcext:value-type="float">
            <text:p>0.111826363</text:p>
          </table:table-cell>
          <table:table-cell table:formula="of:=[.A3564]*[.A3564]+[.B3564]*[.B3564]" office:value-type="float" office:value="0.120158729288865" calcext:value-type="float">
            <text:p>0.120158729288865</text:p>
          </table:table-cell>
        </table:table-row>
        <table:table-row table:style-name="ro1">
          <table:table-cell office:value-type="float" office:value="-0.328106071" calcext:value-type="float">
            <text:p>-0.328106071</text:p>
          </table:table-cell>
          <table:table-cell office:value-type="float" office:value="-0.111826363" calcext:value-type="float">
            <text:p>-0.111826363</text:p>
          </table:table-cell>
          <table:table-cell table:formula="of:=[.A3565]*[.A3565]+[.B3565]*[.B3565]" office:value-type="float" office:value="0.120158729288865" calcext:value-type="float">
            <text:p>0.120158729288865</text:p>
          </table:table-cell>
        </table:table-row>
        <table:table-row table:style-name="ro1">
          <table:table-cell office:value-type="float" office:value="-0.291875029" calcext:value-type="float">
            <text:p>-0.291875029</text:p>
          </table:table-cell>
          <table:table-cell office:value-type="float" office:value="0.186205823" calcext:value-type="float">
            <text:p>0.186205823</text:p>
          </table:table-cell>
          <table:table-cell table:formula="of:=[.A3566]*[.A3566]+[.B3566]*[.B3566]" office:value-type="float" office:value="0.119863641072858" calcext:value-type="float">
            <text:p>0.119863641072858</text:p>
          </table:table-cell>
        </table:table-row>
        <table:table-row table:style-name="ro1">
          <table:table-cell office:value-type="float" office:value="-0.291875029" calcext:value-type="float">
            <text:p>-0.291875029</text:p>
          </table:table-cell>
          <table:table-cell office:value-type="float" office:value="-0.186205823" calcext:value-type="float">
            <text:p>-0.186205823</text:p>
          </table:table-cell>
          <table:table-cell table:formula="of:=[.A3567]*[.A3567]+[.B3567]*[.B3567]" office:value-type="float" office:value="0.119863641072858" calcext:value-type="float">
            <text:p>0.119863641072858</text:p>
          </table:table-cell>
        </table:table-row>
        <table:table-row table:style-name="ro1">
          <table:table-cell office:value-type="float" office:value="-0.16884898" calcext:value-type="float">
            <text:p>-0.16884898</text:p>
          </table:table-cell>
          <table:table-cell office:value-type="float" office:value="0.302206526" calcext:value-type="float">
            <text:p>0.302206526</text:p>
          </table:table-cell>
          <table:table-cell table:formula="of:=[.A3568]*[.A3568]+[.B3568]*[.B3568]" office:value-type="float" office:value="0.119838762404029" calcext:value-type="float">
            <text:p>0.119838762404029</text:p>
          </table:table-cell>
        </table:table-row>
        <table:table-row table:style-name="ro1">
          <table:table-cell office:value-type="float" office:value="-0.16884898" calcext:value-type="float">
            <text:p>-0.16884898</text:p>
          </table:table-cell>
          <table:table-cell office:value-type="float" office:value="-0.302206526" calcext:value-type="float">
            <text:p>-0.302206526</text:p>
          </table:table-cell>
          <table:table-cell table:formula="of:=[.A3569]*[.A3569]+[.B3569]*[.B3569]" office:value-type="float" office:value="0.119838762404029" calcext:value-type="float">
            <text:p>0.119838762404029</text:p>
          </table:table-cell>
        </table:table-row>
        <table:table-row table:style-name="ro1">
          <table:table-cell office:value-type="float" office:value="-0.317610306" calcext:value-type="float">
            <text:p>-0.317610306</text:p>
          </table:table-cell>
          <table:table-cell office:value-type="float" office:value="-0.137698955" calcext:value-type="float">
            <text:p>-0.137698955</text:p>
          </table:table-cell>
          <table:table-cell table:formula="of:=[.A3570]*[.A3570]+[.B3570]*[.B3570]" office:value-type="float" office:value="0.119837308685506" calcext:value-type="float">
            <text:p>0.119837308685506</text:p>
          </table:table-cell>
        </table:table-row>
        <table:table-row table:style-name="ro1">
          <table:table-cell office:value-type="float" office:value="-0.317610306" calcext:value-type="float">
            <text:p>-0.317610306</text:p>
          </table:table-cell>
          <table:table-cell office:value-type="float" office:value="0.137698954" calcext:value-type="float">
            <text:p>0.137698954</text:p>
          </table:table-cell>
          <table:table-cell table:formula="of:=[.A3571]*[.A3571]+[.B3571]*[.B3571]" office:value-type="float" office:value="0.119837308410108" calcext:value-type="float">
            <text:p>0.119837308410108</text:p>
          </table:table-cell>
        </table:table-row>
        <table:table-row table:style-name="ro1">
          <table:table-cell office:value-type="float" office:value="-0.300842309" calcext:value-type="float">
            <text:p>-0.300842309</text:p>
          </table:table-cell>
          <table:table-cell office:value-type="float" office:value="0.170509761" calcext:value-type="float">
            <text:p>0.170509761</text:p>
          </table:table-cell>
          <table:table-cell table:formula="of:=[.A3572]*[.A3572]+[.B3572]*[.B3572]" office:value-type="float" office:value="0.119579673480729" calcext:value-type="float">
            <text:p>0.119579673480729</text:p>
          </table:table-cell>
        </table:table-row>
        <table:table-row table:style-name="ro1">
          <table:table-cell office:value-type="float" office:value="-0.300842309" calcext:value-type="float">
            <text:p>-0.300842309</text:p>
          </table:table-cell>
          <table:table-cell office:value-type="float" office:value="-0.170509761" calcext:value-type="float">
            <text:p>-0.170509761</text:p>
          </table:table-cell>
          <table:table-cell table:formula="of:=[.A3573]*[.A3573]+[.B3573]*[.B3573]" office:value-type="float" office:value="0.119579673480729" calcext:value-type="float">
            <text:p>0.119579673480729</text:p>
          </table:table-cell>
        </table:table-row>
        <table:table-row table:style-name="ro1">
          <table:table-cell office:value-type="float" office:value="-0.310875007" calcext:value-type="float">
            <text:p>-0.310875007</text:p>
          </table:table-cell>
          <table:table-cell office:value-type="float" office:value="0.150900322" calcext:value-type="float">
            <text:p>0.150900322</text:p>
          </table:table-cell>
          <table:table-cell table:formula="of:=[.A3574]*[.A3574]+[.B3574]*[.B3574]" office:value-type="float" office:value="0.119414177156954" calcext:value-type="float">
            <text:p>0.119414177156954</text:p>
          </table:table-cell>
        </table:table-row>
        <table:table-row table:style-name="ro1">
          <table:table-cell office:value-type="float" office:value="-0.310875007" calcext:value-type="float">
            <text:p>-0.310875007</text:p>
          </table:table-cell>
          <table:table-cell office:value-type="float" office:value="-0.150900322" calcext:value-type="float">
            <text:p>-0.150900322</text:p>
          </table:table-cell>
          <table:table-cell table:formula="of:=[.A3575]*[.A3575]+[.B3575]*[.B3575]" office:value-type="float" office:value="0.119414177156954" calcext:value-type="float">
            <text:p>0.119414177156954</text:p>
          </table:table-cell>
        </table:table-row>
        <table:table-row table:style-name="ro1">
          <table:table-cell office:value-type="float" office:value="-0.00468017935" calcext:value-type="float">
            <text:p>-0.00468017935</text:p>
          </table:table-cell>
          <table:table-cell office:value-type="float" office:value="0.345474253" calcext:value-type="float">
            <text:p>0.345474253</text:p>
          </table:table-cell>
          <table:table-cell table:formula="of:=[.A3576]*[.A3576]+[.B3576]*[.B3576]" office:value-type="float" office:value="0.119374363564656" calcext:value-type="float">
            <text:p>0.119374363564656</text:p>
          </table:table-cell>
        </table:table-row>
        <table:table-row table:style-name="ro1">
          <table:table-cell office:value-type="float" office:value="-0.00468017918" calcext:value-type="float">
            <text:p>-0.00468017918</text:p>
          </table:table-cell>
          <table:table-cell office:value-type="float" office:value="-0.345474253" calcext:value-type="float">
            <text:p>-0.345474253</text:p>
          </table:table-cell>
          <table:table-cell table:formula="of:=[.A3577]*[.A3577]+[.B3577]*[.B3577]" office:value-type="float" office:value="0.119374363563065" calcext:value-type="float">
            <text:p>0.119374363563065</text:p>
          </table:table-cell>
        </table:table-row>
        <table:table-row table:style-name="ro1">
          <table:table-cell office:value-type="float" office:value="-0.228083332" calcext:value-type="float">
            <text:p>-0.228083332</text:p>
          </table:table-cell>
          <table:table-cell office:value-type="float" office:value="0.259329051" calcext:value-type="float">
            <text:p>0.259329051</text:p>
          </table:table-cell>
          <table:table-cell table:formula="of:=[.A3578]*[.A3578]+[.B3578]*[.B3578]" office:value-type="float" office:value="0.119273563028783" calcext:value-type="float">
            <text:p>0.119273563028783</text:p>
          </table:table-cell>
        </table:table-row>
        <table:table-row table:style-name="ro1">
          <table:table-cell office:value-type="float" office:value="-0.228083332" calcext:value-type="float">
            <text:p>-0.228083332</text:p>
          </table:table-cell>
          <table:table-cell office:value-type="float" office:value="-0.259329051" calcext:value-type="float">
            <text:p>-0.259329051</text:p>
          </table:table-cell>
          <table:table-cell table:formula="of:=[.A3579]*[.A3579]+[.B3579]*[.B3579]" office:value-type="float" office:value="0.119273563028783" calcext:value-type="float">
            <text:p>0.119273563028783</text:p>
          </table:table-cell>
        </table:table-row>
        <table:table-row table:style-name="ro1">
          <table:table-cell office:value-type="float" office:value="-0.326883212" calcext:value-type="float">
            <text:p>-0.326883212</text:p>
          </table:table-cell>
          <table:table-cell office:value-type="float" office:value="0.110960105" calcext:value-type="float">
            <text:p>0.110960105</text:p>
          </table:table-cell>
          <table:table-cell table:formula="of:=[.A3580]*[.A3580]+[.B3580]*[.B3580]" office:value-type="float" office:value="0.119164779189048" calcext:value-type="float">
            <text:p>0.119164779189048</text:p>
          </table:table-cell>
        </table:table-row>
        <table:table-row table:style-name="ro1">
          <table:table-cell office:value-type="float" office:value="-0.326883212" calcext:value-type="float">
            <text:p>-0.326883212</text:p>
          </table:table-cell>
          <table:table-cell office:value-type="float" office:value="-0.110960105" calcext:value-type="float">
            <text:p>-0.110960105</text:p>
          </table:table-cell>
          <table:table-cell table:formula="of:=[.A3581]*[.A3581]+[.B3581]*[.B3581]" office:value-type="float" office:value="0.119164779189048" calcext:value-type="float">
            <text:p>0.119164779189048</text:p>
          </table:table-cell>
        </table:table-row>
        <table:table-row table:style-name="ro1">
          <table:table-cell office:value-type="float" office:value="-0.32733451" calcext:value-type="float">
            <text:p>-0.32733451</text:p>
          </table:table-cell>
          <table:table-cell office:value-type="float" office:value="0.109276191" calcext:value-type="float">
            <text:p>0.109276191</text:p>
          </table:table-cell>
          <table:table-cell table:formula="of:=[.A3582]*[.A3582]+[.B3582]*[.B3582]" office:value-type="float" office:value="0.119089167356409" calcext:value-type="float">
            <text:p>0.119089167356409</text:p>
          </table:table-cell>
        </table:table-row>
        <table:table-row table:style-name="ro1">
          <table:table-cell office:value-type="float" office:value="-0.32733451" calcext:value-type="float">
            <text:p>-0.32733451</text:p>
          </table:table-cell>
          <table:table-cell office:value-type="float" office:value="-0.109276191" calcext:value-type="float">
            <text:p>-0.109276191</text:p>
          </table:table-cell>
          <table:table-cell table:formula="of:=[.A3583]*[.A3583]+[.B3583]*[.B3583]" office:value-type="float" office:value="0.119089167356409" calcext:value-type="float">
            <text:p>0.119089167356409</text:p>
          </table:table-cell>
        </table:table-row>
        <table:table-row table:style-name="ro1">
          <table:table-cell office:value-type="float" office:value="0.179922199" calcext:value-type="float">
            <text:p>0.179922199</text:p>
          </table:table-cell>
          <table:table-cell office:value-type="float" office:value="-0.294473682" calcext:value-type="float">
            <text:p>-0.294473682</text:p>
          </table:table-cell>
          <table:table-cell table:formula="of:=[.A3584]*[.A3584]+[.B3584]*[.B3584]" office:value-type="float" office:value="0.119086747083633" calcext:value-type="float">
            <text:p>0.119086747083633</text:p>
          </table:table-cell>
        </table:table-row>
        <table:table-row table:style-name="ro1">
          <table:table-cell office:value-type="float" office:value="0.179922198" calcext:value-type="float">
            <text:p>0.179922198</text:p>
          </table:table-cell>
          <table:table-cell office:value-type="float" office:value="0.294473682" calcext:value-type="float">
            <text:p>0.294473682</text:p>
          </table:table-cell>
          <table:table-cell table:formula="of:=[.A3585]*[.A3585]+[.B3585]*[.B3585]" office:value-type="float" office:value="0.119086746723788" calcext:value-type="float">
            <text:p>0.119086746723788</text:p>
          </table:table-cell>
        </table:table-row>
        <table:table-row table:style-name="ro1">
          <table:table-cell office:value-type="float" office:value="-0.290717002" calcext:value-type="float">
            <text:p>-0.290717002</text:p>
          </table:table-cell>
          <table:table-cell office:value-type="float" office:value="0.184953217" calcext:value-type="float">
            <text:p>0.184953217</text:p>
          </table:table-cell>
          <table:table-cell table:formula="of:=[.A3586]*[.A3586]+[.B3586]*[.B3586]" office:value-type="float" office:value="0.118724067730517" calcext:value-type="float">
            <text:p>0.118724067730517</text:p>
          </table:table-cell>
        </table:table-row>
        <table:table-row table:style-name="ro1">
          <table:table-cell office:value-type="float" office:value="-0.290717002" calcext:value-type="float">
            <text:p>-0.290717002</text:p>
          </table:table-cell>
          <table:table-cell office:value-type="float" office:value="-0.184953217" calcext:value-type="float">
            <text:p>-0.184953217</text:p>
          </table:table-cell>
          <table:table-cell table:formula="of:=[.A3587]*[.A3587]+[.B3587]*[.B3587]" office:value-type="float" office:value="0.118724067730517" calcext:value-type="float">
            <text:p>0.118724067730517</text:p>
          </table:table-cell>
        </table:table-row>
        <table:table-row table:style-name="ro1">
          <table:table-cell office:value-type="float" office:value="-0.326726542" calcext:value-type="float">
            <text:p>-0.326726542</text:p>
          </table:table-cell>
          <table:table-cell office:value-type="float" office:value="-0.108436365" calcext:value-type="float">
            <text:p>-0.108436365</text:p>
          </table:table-cell>
          <table:table-cell table:formula="of:=[.A3588]*[.A3588]+[.B3588]*[.B3588]" office:value-type="float" office:value="0.118508678501691" calcext:value-type="float">
            <text:p>0.118508678501691</text:p>
          </table:table-cell>
        </table:table-row>
        <table:table-row table:style-name="ro1">
          <table:table-cell office:value-type="float" office:value="-0.326726541" calcext:value-type="float">
            <text:p>-0.326726541</text:p>
          </table:table-cell>
          <table:table-cell office:value-type="float" office:value="0.108436365" calcext:value-type="float">
            <text:p>0.108436365</text:p>
          </table:table-cell>
          <table:table-cell table:formula="of:=[.A3589]*[.A3589]+[.B3589]*[.B3589]" office:value-type="float" office:value="0.118508677848238" calcext:value-type="float">
            <text:p>0.118508677848238</text:p>
          </table:table-cell>
        </table:table-row>
        <table:table-row table:style-name="ro1">
          <table:table-cell office:value-type="float" office:value="0.183274931" calcext:value-type="float">
            <text:p>0.183274931</text:p>
          </table:table-cell>
          <table:table-cell office:value-type="float" office:value="0.290851144" calcext:value-type="float">
            <text:p>0.290851144</text:p>
          </table:table-cell>
          <table:table-cell table:formula="of:=[.A3590]*[.A3590]+[.B3590]*[.B3590]" office:value-type="float" office:value="0.118184088299164" calcext:value-type="float">
            <text:p>0.118184088299164</text:p>
          </table:table-cell>
        </table:table-row>
        <table:table-row table:style-name="ro1">
          <table:table-cell office:value-type="float" office:value="0.18327493" calcext:value-type="float">
            <text:p>0.18327493</text:p>
          </table:table-cell>
          <table:table-cell office:value-type="float" office:value="-0.290851144" calcext:value-type="float">
            <text:p>-0.290851144</text:p>
          </table:table-cell>
          <table:table-cell table:formula="of:=[.A3591]*[.A3591]+[.B3591]*[.B3591]" office:value-type="float" office:value="0.118184087932614" calcext:value-type="float">
            <text:p>0.118184087932614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" calcext:value-type="float">
            <text:p>0</text:p>
          </table:table-cell>
          <table:table-cell table:formula="of:=[.A3592]*[.A3592]+[.B3592]*[.B3592]" office:value-type="float" office:value="0.1181640625" calcext:value-type="float">
            <text:p>0.1181640625</text:p>
          </table:table-cell>
        </table:table-row>
        <table:table-row table:style-name="ro1">
          <table:table-cell office:value-type="float" office:value="0.274861065" calcext:value-type="float">
            <text:p>0.274861065</text:p>
          </table:table-cell>
          <table:table-cell office:value-type="float" office:value="0.206186762" calcext:value-type="float">
            <text:p>0.206186762</text:p>
          </table:table-cell>
          <table:table-cell table:formula="of:=[.A3593]*[.A3593]+[.B3593]*[.B3593]" office:value-type="float" office:value="0.118061585876979" calcext:value-type="float">
            <text:p>0.118061585876979</text:p>
          </table:table-cell>
        </table:table-row>
        <table:table-row table:style-name="ro1">
          <table:table-cell office:value-type="float" office:value="0.274861065" calcext:value-type="float">
            <text:p>0.274861065</text:p>
          </table:table-cell>
          <table:table-cell office:value-type="float" office:value="-0.206186762" calcext:value-type="float">
            <text:p>-0.206186762</text:p>
          </table:table-cell>
          <table:table-cell table:formula="of:=[.A3594]*[.A3594]+[.B3594]*[.B3594]" office:value-type="float" office:value="0.118061585876979" calcext:value-type="float">
            <text:p>0.118061585876979</text:p>
          </table:table-cell>
        </table:table-row>
        <table:table-row table:style-name="ro1">
          <table:table-cell office:value-type="float" office:value="0.185890573" calcext:value-type="float">
            <text:p>0.185890573</text:p>
          </table:table-cell>
          <table:table-cell office:value-type="float" office:value="0.288892841" calcext:value-type="float">
            <text:p>0.288892841</text:p>
          </table:table-cell>
          <table:table-cell table:formula="of:=[.A3595]*[.A3595]+[.B3595]*[.B3595]" office:value-type="float" office:value="0.11801437871132" calcext:value-type="float">
            <text:p>0.11801437871132</text:p>
          </table:table-cell>
        </table:table-row>
        <table:table-row table:style-name="ro1">
          <table:table-cell office:value-type="float" office:value="0.185890573" calcext:value-type="float">
            <text:p>0.185890573</text:p>
          </table:table-cell>
          <table:table-cell office:value-type="float" office:value="-0.288892841" calcext:value-type="float">
            <text:p>-0.288892841</text:p>
          </table:table-cell>
          <table:table-cell table:formula="of:=[.A3596]*[.A3596]+[.B3596]*[.B3596]" office:value-type="float" office:value="0.11801437871132" calcext:value-type="float">
            <text:p>0.11801437871132</text:p>
          </table:table-cell>
        </table:table-row>
        <table:table-row table:style-name="ro1">
          <table:table-cell office:value-type="float" office:value="0.161329471" calcext:value-type="float">
            <text:p>0.161329471</text:p>
          </table:table-cell>
          <table:table-cell office:value-type="float" office:value="0.303117336" calcext:value-type="float">
            <text:p>0.303117336</text:p>
          </table:table-cell>
          <table:table-cell table:formula="of:=[.A3597]*[.A3597]+[.B3597]*[.B3597]" office:value-type="float" office:value="0.117907317596877" calcext:value-type="float">
            <text:p>0.117907317596877</text:p>
          </table:table-cell>
        </table:table-row>
        <table:table-row table:style-name="ro1">
          <table:table-cell office:value-type="float" office:value="0.161329471" calcext:value-type="float">
            <text:p>0.161329471</text:p>
          </table:table-cell>
          <table:table-cell office:value-type="float" office:value="-0.303117336" calcext:value-type="float">
            <text:p>-0.303117336</text:p>
          </table:table-cell>
          <table:table-cell table:formula="of:=[.A3598]*[.A3598]+[.B3598]*[.B3598]" office:value-type="float" office:value="0.117907317596877" calcext:value-type="float">
            <text:p>0.117907317596877</text:p>
          </table:table-cell>
        </table:table-row>
        <table:table-row table:style-name="ro1">
          <table:table-cell office:value-type="float" office:value="0.185816945" calcext:value-type="float">
            <text:p>0.185816945</text:p>
          </table:table-cell>
          <table:table-cell office:value-type="float" office:value="0.288118663" calcext:value-type="float">
            <text:p>0.288118663</text:p>
          </table:table-cell>
          <table:table-cell table:formula="of:=[.A3599]*[.A3599]+[.B3599]*[.B3599]" office:value-type="float" office:value="0.117540301018041" calcext:value-type="float">
            <text:p>0.117540301018041</text:p>
          </table:table-cell>
        </table:table-row>
        <table:table-row table:style-name="ro1">
          <table:table-cell office:value-type="float" office:value="0.185816945" calcext:value-type="float">
            <text:p>0.185816945</text:p>
          </table:table-cell>
          <table:table-cell office:value-type="float" office:value="-0.288118663" calcext:value-type="float">
            <text:p>-0.288118663</text:p>
          </table:table-cell>
          <table:table-cell table:formula="of:=[.A3600]*[.A3600]+[.B3600]*[.B3600]" office:value-type="float" office:value="0.117540301018041" calcext:value-type="float">
            <text:p>0.117540301018041</text:p>
          </table:table-cell>
        </table:table-row>
        <table:table-row table:style-name="ro1">
          <table:table-cell office:value-type="float" office:value="0.192236334" calcext:value-type="float">
            <text:p>0.192236334</text:p>
          </table:table-cell>
          <table:table-cell office:value-type="float" office:value="0.283733146" calcext:value-type="float">
            <text:p>0.283733146</text:p>
          </table:table-cell>
          <table:table-cell table:formula="of:=[.A3601]*[.A3601]+[.B3601]*[.B3601]" office:value-type="float" office:value="0.117459306248817" calcext:value-type="float">
            <text:p>0.117459306248817</text:p>
          </table:table-cell>
        </table:table-row>
        <table:table-row table:style-name="ro1">
          <table:table-cell office:value-type="float" office:value="0.192236334" calcext:value-type="float">
            <text:p>0.192236334</text:p>
          </table:table-cell>
          <table:table-cell office:value-type="float" office:value="-0.283733146" calcext:value-type="float">
            <text:p>-0.283733146</text:p>
          </table:table-cell>
          <table:table-cell table:formula="of:=[.A3602]*[.A3602]+[.B3602]*[.B3602]" office:value-type="float" office:value="0.117459306248817" calcext:value-type="float">
            <text:p>0.117459306248817</text:p>
          </table:table-cell>
        </table:table-row>
        <table:table-row table:style-name="ro1">
          <table:table-cell office:value-type="float" office:value="-0.342470406" calcext:value-type="float">
            <text:p>-0.342470406</text:p>
          </table:table-cell>
          <table:table-cell office:value-type="float" office:value="0" calcext:value-type="float">
            <text:p>0</text:p>
          </table:table-cell>
          <table:table-cell table:formula="of:=[.A3603]*[.A3603]+[.B3603]*[.B3603]" office:value-type="float" office:value="0.117285978985805" calcext:value-type="float">
            <text:p>0.117285978985805</text:p>
          </table:table-cell>
        </table:table-row>
        <table:table-row table:style-name="ro1">
          <table:table-cell office:value-type="float" office:value="-0.0732609625" calcext:value-type="float">
            <text:p>-0.0732609625</text:p>
          </table:table-cell>
          <table:table-cell office:value-type="float" office:value="0.334442738" calcext:value-type="float">
            <text:p>0.334442738</text:p>
          </table:table-cell>
          <table:table-cell table:formula="of:=[.A3604]*[.A3604]+[.B3604]*[.B3604]" office:value-type="float" office:value="0.117219113627363" calcext:value-type="float">
            <text:p>0.117219113627363</text:p>
          </table:table-cell>
        </table:table-row>
        <table:table-row table:style-name="ro1">
          <table:table-cell office:value-type="float" office:value="-0.0732609624" calcext:value-type="float">
            <text:p>-0.0732609624</text:p>
          </table:table-cell>
          <table:table-cell office:value-type="float" office:value="-0.334442738" calcext:value-type="float">
            <text:p>-0.334442738</text:p>
          </table:table-cell>
          <table:table-cell table:formula="of:=[.A3605]*[.A3605]+[.B3605]*[.B3605]" office:value-type="float" office:value="0.117219113612711" calcext:value-type="float">
            <text:p>0.117219113612711</text:p>
          </table:table-cell>
        </table:table-row>
        <table:table-row table:style-name="ro1">
          <table:table-cell office:value-type="float" office:value="-0.324637852" calcext:value-type="float">
            <text:p>-0.324637852</text:p>
          </table:table-cell>
          <table:table-cell office:value-type="float" office:value="0.107799843" calcext:value-type="float">
            <text:p>0.107799843</text:p>
          </table:table-cell>
          <table:table-cell table:formula="of:=[.A3606]*[.A3606]+[.B3606]*[.B3606]" office:value-type="float" office:value="0.117010541101999" calcext:value-type="float">
            <text:p>0.117010541101999</text:p>
          </table:table-cell>
        </table:table-row>
        <table:table-row table:style-name="ro1">
          <table:table-cell office:value-type="float" office:value="-0.324637852" calcext:value-type="float">
            <text:p>-0.324637852</text:p>
          </table:table-cell>
          <table:table-cell office:value-type="float" office:value="-0.107799843" calcext:value-type="float">
            <text:p>-0.107799843</text:p>
          </table:table-cell>
          <table:table-cell table:formula="of:=[.A3607]*[.A3607]+[.B3607]*[.B3607]" office:value-type="float" office:value="0.117010541101999" calcext:value-type="float">
            <text:p>0.117010541101999</text:p>
          </table:table-cell>
        </table:table-row>
        <table:table-row table:style-name="ro1">
          <table:table-cell office:value-type="float" office:value="0.184808021" calcext:value-type="float">
            <text:p>0.184808021</text:p>
          </table:table-cell>
          <table:table-cell office:value-type="float" office:value="0.287597044" calcext:value-type="float">
            <text:p>0.287597044</text:p>
          </table:table-cell>
          <table:table-cell table:formula="of:=[.A3608]*[.A3608]+[.B3608]*[.B3608]" office:value-type="float" office:value="0.116866064343474" calcext:value-type="float">
            <text:p>0.116866064343474</text:p>
          </table:table-cell>
        </table:table-row>
        <table:table-row table:style-name="ro1">
          <table:table-cell office:value-type="float" office:value="0.184808021" calcext:value-type="float">
            <text:p>0.184808021</text:p>
          </table:table-cell>
          <table:table-cell office:value-type="float" office:value="-0.287597044" calcext:value-type="float">
            <text:p>-0.287597044</text:p>
          </table:table-cell>
          <table:table-cell table:formula="of:=[.A3609]*[.A3609]+[.B3609]*[.B3609]" office:value-type="float" office:value="0.116866064343474" calcext:value-type="float">
            <text:p>0.116866064343474</text:p>
          </table:table-cell>
        </table:table-row>
        <table:table-row table:style-name="ro1">
          <table:table-cell office:value-type="float" office:value="0.183370312" calcext:value-type="float">
            <text:p>0.183370312</text:p>
          </table:table-cell>
          <table:table-cell office:value-type="float" office:value="0.288429628" calcext:value-type="float">
            <text:p>0.288429628</text:p>
          </table:table-cell>
          <table:table-cell table:formula="of:=[.A3610]*[.A3610]+[.B3610]*[.B3610]" office:value-type="float" office:value="0.116816321631196" calcext:value-type="float">
            <text:p>0.116816321631196</text:p>
          </table:table-cell>
        </table:table-row>
        <table:table-row table:style-name="ro1">
          <table:table-cell office:value-type="float" office:value="0.183370312" calcext:value-type="float">
            <text:p>0.183370312</text:p>
          </table:table-cell>
          <table:table-cell office:value-type="float" office:value="-0.288429628" calcext:value-type="float">
            <text:p>-0.288429628</text:p>
          </table:table-cell>
          <table:table-cell table:formula="of:=[.A3611]*[.A3611]+[.B3611]*[.B3611]" office:value-type="float" office:value="0.116816321631196" calcext:value-type="float">
            <text:p>0.116816321631196</text:p>
          </table:table-cell>
        </table:table-row>
        <table:table-row table:style-name="ro1">
          <table:table-cell office:value-type="float" office:value="-0.210633878" calcext:value-type="float">
            <text:p>-0.210633878</text:p>
          </table:table-cell>
          <table:table-cell office:value-type="float" office:value="0.268979503" calcext:value-type="float">
            <text:p>0.268979503</text:p>
          </table:table-cell>
          <table:table-cell table:formula="of:=[.A3612]*[.A3612]+[.B3612]*[.B3612]" office:value-type="float" office:value="0.116716603595446" calcext:value-type="float">
            <text:p>0.116716603595446</text:p>
          </table:table-cell>
        </table:table-row>
        <table:table-row table:style-name="ro1">
          <table:table-cell office:value-type="float" office:value="-0.210633878" calcext:value-type="float">
            <text:p>-0.210633878</text:p>
          </table:table-cell>
          <table:table-cell office:value-type="float" office:value="-0.268979503" calcext:value-type="float">
            <text:p>-0.268979503</text:p>
          </table:table-cell>
          <table:table-cell table:formula="of:=[.A3613]*[.A3613]+[.B3613]*[.B3613]" office:value-type="float" office:value="0.116716603595446" calcext:value-type="float">
            <text:p>0.116716603595446</text:p>
          </table:table-cell>
        </table:table-row>
        <table:table-row table:style-name="ro1">
          <table:table-cell office:value-type="float" office:value="0.0147077356" calcext:value-type="float">
            <text:p>0.0147077356</text:p>
          </table:table-cell>
          <table:table-cell office:value-type="float" office:value="-0.340548841" calcext:value-type="float">
            <text:p>-0.340548841</text:p>
          </table:table-cell>
          <table:table-cell table:formula="of:=[.A3614]*[.A3614]+[.B3614]*[.B3614]" office:value-type="float" office:value="0.116189830592923" calcext:value-type="float">
            <text:p>0.116189830592923</text:p>
          </table:table-cell>
        </table:table-row>
        <table:table-row table:style-name="ro1">
          <table:table-cell office:value-type="float" office:value="0.0147077352" calcext:value-type="float">
            <text:p>0.0147077352</text:p>
          </table:table-cell>
          <table:table-cell office:value-type="float" office:value="0.340548841" calcext:value-type="float">
            <text:p>0.340548841</text:p>
          </table:table-cell>
          <table:table-cell table:formula="of:=[.A3615]*[.A3615]+[.B3615]*[.B3615]" office:value-type="float" office:value="0.116189830581157" calcext:value-type="float">
            <text:p>0.116189830581157</text:p>
          </table:table-cell>
        </table:table-row>
        <table:table-row table:style-name="ro1">
          <table:table-cell office:value-type="float" office:value="-0.332604281" calcext:value-type="float">
            <text:p>-0.332604281</text:p>
          </table:table-cell>
          <table:table-cell office:value-type="float" office:value="0.072367111" calcext:value-type="float">
            <text:p>0.072367111</text:p>
          </table:table-cell>
          <table:table-cell table:formula="of:=[.A3616]*[.A3616]+[.B3616]*[.B3616]" office:value-type="float" office:value="0.115862606494013" calcext:value-type="float">
            <text:p>0.115862606494013</text:p>
          </table:table-cell>
        </table:table-row>
        <table:table-row table:style-name="ro1">
          <table:table-cell office:value-type="float" office:value="-0.332604281" calcext:value-type="float">
            <text:p>-0.332604281</text:p>
          </table:table-cell>
          <table:table-cell office:value-type="float" office:value="-0.072367111" calcext:value-type="float">
            <text:p>-0.072367111</text:p>
          </table:table-cell>
          <table:table-cell table:formula="of:=[.A3617]*[.A3617]+[.B3617]*[.B3617]" office:value-type="float" office:value="0.115862606494013" calcext:value-type="float">
            <text:p>0.115862606494013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272727273" calcext:value-type="float">
            <text:p>0.272727273</text:p>
          </table:table-cell>
          <table:table-cell table:formula="of:=[.A3618]*[.A3618]+[.B3618]*[.B3618]" office:value-type="float" office:value="0.115639931063017" calcext:value-type="float">
            <text:p>0.115639931063017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272727273" calcext:value-type="float">
            <text:p>-0.272727273</text:p>
          </table:table-cell>
          <table:table-cell table:formula="of:=[.A3619]*[.A3619]+[.B3619]*[.B3619]" office:value-type="float" office:value="0.115639931063017" calcext:value-type="float">
            <text:p>0.115639931063017</text:p>
          </table:table-cell>
        </table:table-row>
        <table:table-row table:style-name="ro1">
          <table:table-cell office:value-type="float" office:value="-0.16870441" calcext:value-type="float">
            <text:p>-0.16870441</text:p>
          </table:table-cell>
          <table:table-cell office:value-type="float" office:value="0.294883646" calcext:value-type="float">
            <text:p>0.294883646</text:p>
          </table:table-cell>
          <table:table-cell table:formula="of:=[.A3620]*[.A3620]+[.B3620]*[.B3620]" office:value-type="float" office:value="0.115417542631701" calcext:value-type="float">
            <text:p>0.115417542631701</text:p>
          </table:table-cell>
        </table:table-row>
        <table:table-row table:style-name="ro1">
          <table:table-cell office:value-type="float" office:value="-0.16870441" calcext:value-type="float">
            <text:p>-0.16870441</text:p>
          </table:table-cell>
          <table:table-cell office:value-type="float" office:value="-0.294883646" calcext:value-type="float">
            <text:p>-0.294883646</text:p>
          </table:table-cell>
          <table:table-cell table:formula="of:=[.A3621]*[.A3621]+[.B3621]*[.B3621]" office:value-type="float" office:value="0.115417542631701" calcext:value-type="float">
            <text:p>0.115417542631701</text:p>
          </table:table-cell>
        </table:table-row>
        <table:table-row table:style-name="ro1">
          <table:table-cell office:value-type="float" office:value="-0.0473468442" calcext:value-type="float">
            <text:p>-0.0473468442</text:p>
          </table:table-cell>
          <table:table-cell office:value-type="float" office:value="-0.335784076" calcext:value-type="float">
            <text:p>-0.335784076</text:p>
          </table:table-cell>
          <table:table-cell table:formula="of:=[.A3622]*[.A3622]+[.B3622]*[.B3622]" office:value-type="float" office:value="0.114992669350873" calcext:value-type="float">
            <text:p>0.114992669350873</text:p>
          </table:table-cell>
        </table:table-row>
        <table:table-row table:style-name="ro1">
          <table:table-cell office:value-type="float" office:value="-0.0473468445" calcext:value-type="float">
            <text:p>-0.0473468445</text:p>
          </table:table-cell>
          <table:table-cell office:value-type="float" office:value="0.335784075" calcext:value-type="float">
            <text:p>0.335784075</text:p>
          </table:table-cell>
          <table:table-cell table:formula="of:=[.A3623]*[.A3623]+[.B3623]*[.B3623]" office:value-type="float" office:value="0.114992668707713" calcext:value-type="float">
            <text:p>0.114992668707713</text:p>
          </table:table-cell>
        </table:table-row>
        <table:table-row table:style-name="ro1">
          <table:table-cell office:value-type="float" office:value="0.295531387" calcext:value-type="float">
            <text:p>0.295531387</text:p>
          </table:table-cell>
          <table:table-cell office:value-type="float" office:value="0.165960127" calcext:value-type="float">
            <text:p>0.165960127</text:p>
          </table:table-cell>
          <table:table-cell table:formula="of:=[.A3624]*[.A3624]+[.B3624]*[.B3624]" office:value-type="float" office:value="0.114881564456" calcext:value-type="float">
            <text:p>0.114881564456</text:p>
          </table:table-cell>
        </table:table-row>
        <table:table-row table:style-name="ro1">
          <table:table-cell office:value-type="float" office:value="0.295531387" calcext:value-type="float">
            <text:p>0.295531387</text:p>
          </table:table-cell>
          <table:table-cell office:value-type="float" office:value="-0.165960127" calcext:value-type="float">
            <text:p>-0.165960127</text:p>
          </table:table-cell>
          <table:table-cell table:formula="of:=[.A3625]*[.A3625]+[.B3625]*[.B3625]" office:value-type="float" office:value="0.114881564456" calcext:value-type="float">
            <text:p>0.114881564456</text:p>
          </table:table-cell>
        </table:table-row>
        <table:table-row table:style-name="ro1">
          <table:table-cell office:value-type="float" office:value="-0.320318241" calcext:value-type="float">
            <text:p>-0.320318241</text:p>
          </table:table-cell>
          <table:table-cell office:value-type="float" office:value="0.109405722" calcext:value-type="float">
            <text:p>0.109405722</text:p>
          </table:table-cell>
          <table:table-cell table:formula="of:=[.A3626]*[.A3626]+[.B3626]*[.B3626]" office:value-type="float" office:value="0.114573387523675" calcext:value-type="float">
            <text:p>0.114573387523675</text:p>
          </table:table-cell>
        </table:table-row>
        <table:table-row table:style-name="ro1">
          <table:table-cell office:value-type="float" office:value="-0.320318241" calcext:value-type="float">
            <text:p>-0.320318241</text:p>
          </table:table-cell>
          <table:table-cell office:value-type="float" office:value="-0.109405722" calcext:value-type="float">
            <text:p>-0.109405722</text:p>
          </table:table-cell>
          <table:table-cell table:formula="of:=[.A3627]*[.A3627]+[.B3627]*[.B3627]" office:value-type="float" office:value="0.114573387523675" calcext:value-type="float">
            <text:p>0.114573387523675</text:p>
          </table:table-cell>
        </table:table-row>
        <table:table-row table:style-name="ro1">
          <table:table-cell office:value-type="float" office:value="-0.337787739" calcext:value-type="float">
            <text:p>-0.337787739</text:p>
          </table:table-cell>
          <table:table-cell office:value-type="float" office:value="0.00453810429" calcext:value-type="float">
            <text:p>0.00453810429</text:p>
          </table:table-cell>
          <table:table-cell table:formula="of:=[.A3628]*[.A3628]+[.B3628]*[.B3628]" office:value-type="float" office:value="0.114121151009279" calcext:value-type="float">
            <text:p>0.114121151009279</text:p>
          </table:table-cell>
        </table:table-row>
        <table:table-row table:style-name="ro1">
          <table:table-cell office:value-type="float" office:value="-0.337787739" calcext:value-type="float">
            <text:p>-0.337787739</text:p>
          </table:table-cell>
          <table:table-cell office:value-type="float" office:value="-0.00453810429" calcext:value-type="float">
            <text:p>-0.00453810429</text:p>
          </table:table-cell>
          <table:table-cell table:formula="of:=[.A3629]*[.A3629]+[.B3629]*[.B3629]" office:value-type="float" office:value="0.114121151009279" calcext:value-type="float">
            <text:p>0.114121151009279</text:p>
          </table:table-cell>
        </table:table-row>
        <table:table-row table:style-name="ro1">
          <table:table-cell office:value-type="float" office:value="-0.337456368" calcext:value-type="float">
            <text:p>-0.337456368</text:p>
          </table:table-cell>
          <table:table-cell office:value-type="float" office:value="0" calcext:value-type="float">
            <text:p>0</text:p>
          </table:table-cell>
          <table:table-cell table:formula="of:=[.A3630]*[.A3630]+[.B3630]*[.B3630]" office:value-type="float" office:value="0.113876800303751" calcext:value-type="float">
            <text:p>0.113876800303751</text:p>
          </table:table-cell>
        </table:table-row>
        <table:table-row table:style-name="ro1">
          <table:table-cell office:value-type="float" office:value="-0.317639834" calcext:value-type="float">
            <text:p>-0.317639834</text:p>
          </table:table-cell>
          <table:table-cell office:value-type="float" office:value="0.113126355" calcext:value-type="float">
            <text:p>0.113126355</text:p>
          </table:table-cell>
          <table:table-cell table:formula="of:=[.A3631]*[.A3631]+[.B3631]*[.B3631]" office:value-type="float" office:value="0.113692636339134" calcext:value-type="float">
            <text:p>0.113692636339134</text:p>
          </table:table-cell>
        </table:table-row>
        <table:table-row table:style-name="ro1">
          <table:table-cell office:value-type="float" office:value="-0.317639833" calcext:value-type="float">
            <text:p>-0.317639833</text:p>
          </table:table-cell>
          <table:table-cell office:value-type="float" office:value="-0.113126353" calcext:value-type="float">
            <text:p>-0.113126353</text:p>
          </table:table-cell>
          <table:table-cell table:formula="of:=[.A3632]*[.A3632]+[.B3632]*[.B3632]" office:value-type="float" office:value="0.113692635251348" calcext:value-type="float">
            <text:p>0.113692635251348</text:p>
          </table:table-cell>
        </table:table-row>
        <table:table-row table:style-name="ro1">
          <table:table-cell office:value-type="float" office:value="-0.222414895" calcext:value-type="float">
            <text:p>-0.222414895</text:p>
          </table:table-cell>
          <table:table-cell office:value-type="float" office:value="0.253016646" calcext:value-type="float">
            <text:p>0.253016646</text:p>
          </table:table-cell>
          <table:table-cell table:formula="of:=[.A3633]*[.A3633]+[.B3633]*[.B3633]" office:value-type="float" office:value="0.11348580867095" calcext:value-type="float">
            <text:p>0.11348580867095</text:p>
          </table:table-cell>
        </table:table-row>
        <table:table-row table:style-name="ro1">
          <table:table-cell office:value-type="float" office:value="-0.222414895" calcext:value-type="float">
            <text:p>-0.222414895</text:p>
          </table:table-cell>
          <table:table-cell office:value-type="float" office:value="-0.253016646" calcext:value-type="float">
            <text:p>-0.253016646</text:p>
          </table:table-cell>
          <table:table-cell table:formula="of:=[.A3634]*[.A3634]+[.B3634]*[.B3634]" office:value-type="float" office:value="0.11348580867095" calcext:value-type="float">
            <text:p>0.11348580867095</text:p>
          </table:table-cell>
        </table:table-row>
        <table:table-row table:style-name="ro1">
          <table:table-cell office:value-type="float" office:value="0.267410624" calcext:value-type="float">
            <text:p>0.267410624</text:p>
          </table:table-cell>
          <table:table-cell office:value-type="float" office:value="0.204254517" calcext:value-type="float">
            <text:p>0.204254517</text:p>
          </table:table-cell>
          <table:table-cell table:formula="of:=[.A3635]*[.A3635]+[.B3635]*[.B3635]" office:value-type="float" office:value="0.113228349542973" calcext:value-type="float">
            <text:p>0.113228349542973</text:p>
          </table:table-cell>
        </table:table-row>
        <table:table-row table:style-name="ro1">
          <table:table-cell office:value-type="float" office:value="0.267410624" calcext:value-type="float">
            <text:p>0.267410624</text:p>
          </table:table-cell>
          <table:table-cell office:value-type="float" office:value="-0.204254517" calcext:value-type="float">
            <text:p>-0.204254517</text:p>
          </table:table-cell>
          <table:table-cell table:formula="of:=[.A3636]*[.A3636]+[.B3636]*[.B3636]" office:value-type="float" office:value="0.113228349542973" calcext:value-type="float">
            <text:p>0.113228349542973</text:p>
          </table:table-cell>
        </table:table-row>
        <table:table-row table:style-name="ro1">
          <table:table-cell office:value-type="float" office:value="-0.329757243" calcext:value-type="float">
            <text:p>-0.329757243</text:p>
          </table:table-cell>
          <table:table-cell office:value-type="float" office:value="0.0668965248" calcext:value-type="float">
            <text:p>0.0668965248</text:p>
          </table:table-cell>
          <table:table-cell table:formula="of:=[.A3637]*[.A3637]+[.B3637]*[.B3637]" office:value-type="float" office:value="0.113214984341278" calcext:value-type="float">
            <text:p>0.113214984341278</text:p>
          </table:table-cell>
        </table:table-row>
        <table:table-row table:style-name="ro1">
          <table:table-cell office:value-type="float" office:value="-0.329757243" calcext:value-type="float">
            <text:p>-0.329757243</text:p>
          </table:table-cell>
          <table:table-cell office:value-type="float" office:value="-0.0668965248" calcext:value-type="float">
            <text:p>-0.0668965248</text:p>
          </table:table-cell>
          <table:table-cell table:formula="of:=[.A3638]*[.A3638]+[.B3638]*[.B3638]" office:value-type="float" office:value="0.113214984341278" calcext:value-type="float">
            <text:p>0.113214984341278</text:p>
          </table:table-cell>
        </table:table-row>
        <table:table-row table:style-name="ro1">
          <table:table-cell office:value-type="float" office:value="-0.315204133" calcext:value-type="float">
            <text:p>-0.315204133</text:p>
          </table:table-cell>
          <table:table-cell office:value-type="float" office:value="0.117668489" calcext:value-type="float">
            <text:p>0.117668489</text:p>
          </table:table-cell>
          <table:table-cell table:formula="of:=[.A3639]*[.A3639]+[.B3639]*[.B3639]" office:value-type="float" office:value="0.113199518763825" calcext:value-type="float">
            <text:p>0.113199518763825</text:p>
          </table:table-cell>
        </table:table-row>
        <table:table-row table:style-name="ro1">
          <table:table-cell office:value-type="float" office:value="-0.315204133" calcext:value-type="float">
            <text:p>-0.315204133</text:p>
          </table:table-cell>
          <table:table-cell office:value-type="float" office:value="-0.117668489" calcext:value-type="float">
            <text:p>-0.117668489</text:p>
          </table:table-cell>
          <table:table-cell table:formula="of:=[.A3640]*[.A3640]+[.B3640]*[.B3640]" office:value-type="float" office:value="0.113199518763825" calcext:value-type="float">
            <text:p>0.113199518763825</text:p>
          </table:table-cell>
        </table:table-row>
        <table:table-row table:style-name="ro1">
          <table:table-cell office:value-type="float" office:value="-0.106158371" calcext:value-type="float">
            <text:p>-0.106158371</text:p>
          </table:table-cell>
          <table:table-cell office:value-type="float" office:value="0.318718154" calcext:value-type="float">
            <text:p>0.318718154</text:p>
          </table:table-cell>
          <table:table-cell table:formula="of:=[.A3641]*[.A3641]+[.B3641]*[.B3641]" office:value-type="float" office:value="0.112850861422541" calcext:value-type="float">
            <text:p>0.112850861422541</text:p>
          </table:table-cell>
        </table:table-row>
        <table:table-row table:style-name="ro1">
          <table:table-cell office:value-type="float" office:value="-0.106158371" calcext:value-type="float">
            <text:p>-0.106158371</text:p>
          </table:table-cell>
          <table:table-cell office:value-type="float" office:value="-0.318718154" calcext:value-type="float">
            <text:p>-0.318718154</text:p>
          </table:table-cell>
          <table:table-cell table:formula="of:=[.A3642]*[.A3642]+[.B3642]*[.B3642]" office:value-type="float" office:value="0.112850861422541" calcext:value-type="float">
            <text:p>0.112850861422541</text:p>
          </table:table-cell>
        </table:table-row>
        <table:table-row table:style-name="ro1">
          <table:table-cell office:value-type="float" office:value="-0.00221881201" calcext:value-type="float">
            <text:p>-0.00221881201</text:p>
          </table:table-cell>
          <table:table-cell office:value-type="float" office:value="-0.33577846" calcext:value-type="float">
            <text:p>-0.33577846</text:p>
          </table:table-cell>
          <table:table-cell table:formula="of:=[.A3643]*[.A3643]+[.B3643]*[.B3643]" office:value-type="float" office:value="0.112752097326707" calcext:value-type="float">
            <text:p>0.112752097326707</text:p>
          </table:table-cell>
        </table:table-row>
        <table:table-row table:style-name="ro1">
          <table:table-cell office:value-type="float" office:value="-0.00221881177" calcext:value-type="float">
            <text:p>-0.00221881177</text:p>
          </table:table-cell>
          <table:table-cell office:value-type="float" office:value="0.335778456" calcext:value-type="float">
            <text:p>0.335778456</text:p>
          </table:table-cell>
          <table:table-cell table:formula="of:=[.A3644]*[.A3644]+[.B3644]*[.B3644]" office:value-type="float" office:value="0.112752094639415" calcext:value-type="float">
            <text:p>0.112752094639415</text:p>
          </table:table-cell>
        </table:table-row>
        <table:table-row table:style-name="ro1">
          <table:table-cell office:value-type="float" office:value="-0.278410755" calcext:value-type="float">
            <text:p>-0.278410755</text:p>
          </table:table-cell>
          <table:table-cell office:value-type="float" office:value="0.187296956" calcext:value-type="float">
            <text:p>0.187296956</text:p>
          </table:table-cell>
          <table:table-cell table:formula="of:=[.A3645]*[.A3645]+[.B3645]*[.B3645]" office:value-type="float" office:value="0.112592698226536" calcext:value-type="float">
            <text:p>0.112592698226536</text:p>
          </table:table-cell>
        </table:table-row>
        <table:table-row table:style-name="ro1">
          <table:table-cell office:value-type="float" office:value="-0.278410755" calcext:value-type="float">
            <text:p>-0.278410755</text:p>
          </table:table-cell>
          <table:table-cell office:value-type="float" office:value="-0.187296956" calcext:value-type="float">
            <text:p>-0.187296956</text:p>
          </table:table-cell>
          <table:table-cell table:formula="of:=[.A3646]*[.A3646]+[.B3646]*[.B3646]" office:value-type="float" office:value="0.112592698226536" calcext:value-type="float">
            <text:p>0.112592698226536</text:p>
          </table:table-cell>
        </table:table-row>
        <table:table-row table:style-name="ro1">
          <table:table-cell office:value-type="float" office:value="0.335545645" calcext:value-type="float">
            <text:p>0.335545645</text:p>
          </table:table-cell>
          <table:table-cell office:value-type="float" office:value="0" calcext:value-type="float">
            <text:p>0</text:p>
          </table:table-cell>
          <table:table-cell table:formula="of:=[.A3647]*[.A3647]+[.B3647]*[.B3647]" office:value-type="float" office:value="0.112590879878466" calcext:value-type="float">
            <text:p>0.112590879878466</text:p>
          </table:table-cell>
        </table:table-row>
        <table:table-row table:style-name="ro1">
          <table:table-cell office:value-type="float" office:value="-0.218787706" calcext:value-type="float">
            <text:p>-0.218787706</text:p>
          </table:table-cell>
          <table:table-cell office:value-type="float" office:value="0.254326112" calcext:value-type="float">
            <text:p>0.254326112</text:p>
          </table:table-cell>
          <table:table-cell table:formula="of:=[.A3648]*[.A3648]+[.B3648]*[.B3648]" office:value-type="float" office:value="0.112549831541779" calcext:value-type="float">
            <text:p>0.112549831541779</text:p>
          </table:table-cell>
        </table:table-row>
        <table:table-row table:style-name="ro1">
          <table:table-cell office:value-type="float" office:value="-0.218787706" calcext:value-type="float">
            <text:p>-0.218787706</text:p>
          </table:table-cell>
          <table:table-cell office:value-type="float" office:value="-0.254326112" calcext:value-type="float">
            <text:p>-0.254326112</text:p>
          </table:table-cell>
          <table:table-cell table:formula="of:=[.A3649]*[.A3649]+[.B3649]*[.B3649]" office:value-type="float" office:value="0.112549831541779" calcext:value-type="float">
            <text:p>0.112549831541779</text:p>
          </table:table-cell>
        </table:table-row>
        <table:table-row table:style-name="ro1">
          <table:table-cell office:value-type="float" office:value="-0.215637562" calcext:value-type="float">
            <text:p>-0.215637562</text:p>
          </table:table-cell>
          <table:table-cell office:value-type="float" office:value="0.256494548" calcext:value-type="float">
            <text:p>0.256494548</text:p>
          </table:table-cell>
          <table:table-cell table:formula="of:=[.A3650]*[.A3650]+[.B3650]*[.B3650]" office:value-type="float" office:value="0.112289011299028" calcext:value-type="float">
            <text:p>0.112289011299028</text:p>
          </table:table-cell>
        </table:table-row>
        <table:table-row table:style-name="ro1">
          <table:table-cell office:value-type="float" office:value="-0.215637562" calcext:value-type="float">
            <text:p>-0.215637562</text:p>
          </table:table-cell>
          <table:table-cell office:value-type="float" office:value="-0.256494548" calcext:value-type="float">
            <text:p>-0.256494548</text:p>
          </table:table-cell>
          <table:table-cell table:formula="of:=[.A3651]*[.A3651]+[.B3651]*[.B3651]" office:value-type="float" office:value="0.112289011299028" calcext:value-type="float">
            <text:p>0.112289011299028</text:p>
          </table:table-cell>
        </table:table-row>
        <table:table-row table:style-name="ro1">
          <table:table-cell office:value-type="float" office:value="-0.219236048" calcext:value-type="float">
            <text:p>-0.219236048</text:p>
          </table:table-cell>
          <table:table-cell office:value-type="float" office:value="0.253269757" calcext:value-type="float">
            <text:p>0.253269757</text:p>
          </table:table-cell>
          <table:table-cell table:formula="of:=[.A3652]*[.A3652]+[.B3652]*[.B3652]" office:value-type="float" office:value="0.112210014553497" calcext:value-type="float">
            <text:p>0.112210014553497</text:p>
          </table:table-cell>
        </table:table-row>
        <table:table-row table:style-name="ro1">
          <table:table-cell office:value-type="float" office:value="-0.219236048" calcext:value-type="float">
            <text:p>-0.219236048</text:p>
          </table:table-cell>
          <table:table-cell office:value-type="float" office:value="-0.253269756" calcext:value-type="float">
            <text:p>-0.253269756</text:p>
          </table:table-cell>
          <table:table-cell table:formula="of:=[.A3653]*[.A3653]+[.B3653]*[.B3653]" office:value-type="float" office:value="0.112210014046958" calcext:value-type="float">
            <text:p>0.112210014046958</text:p>
          </table:table-cell>
        </table:table-row>
        <table:table-row table:style-name="ro1">
          <table:table-cell office:value-type="float" office:value="-0.219938711" calcext:value-type="float">
            <text:p>-0.219938711</text:p>
          </table:table-cell>
          <table:table-cell office:value-type="float" office:value="0.252349511" calcext:value-type="float">
            <text:p>0.252349511</text:p>
          </table:table-cell>
          <table:table-cell table:formula="of:=[.A3654]*[.A3654]+[.B3654]*[.B3654]" office:value-type="float" office:value="0.112053312298281" calcext:value-type="float">
            <text:p>0.112053312298281</text:p>
          </table:table-cell>
        </table:table-row>
        <table:table-row table:style-name="ro1">
          <table:table-cell office:value-type="float" office:value="-0.219938711" calcext:value-type="float">
            <text:p>-0.219938711</text:p>
          </table:table-cell>
          <table:table-cell office:value-type="float" office:value="-0.25234951" calcext:value-type="float">
            <text:p>-0.25234951</text:p>
          </table:table-cell>
          <table:table-cell table:formula="of:=[.A3655]*[.A3655]+[.B3655]*[.B3655]" office:value-type="float" office:value="0.112053311793582" calcext:value-type="float">
            <text:p>0.112053311793582</text:p>
          </table:table-cell>
        </table:table-row>
        <table:table-row table:style-name="ro1">
          <table:table-cell office:value-type="float" office:value="-0.334364962" calcext:value-type="float">
            <text:p>-0.334364962</text:p>
          </table:table-cell>
          <table:table-cell office:value-type="float" office:value="0" calcext:value-type="float">
            <text:p>0</text:p>
          </table:table-cell>
          <table:table-cell table:formula="of:=[.A3656]*[.A3656]+[.B3656]*[.B3656]" office:value-type="float" office:value="0.111799927813261" calcext:value-type="float">
            <text:p>0.111799927813261</text:p>
          </table:table-cell>
        </table:table-row>
        <table:table-row table:style-name="ro1">
          <table:table-cell office:value-type="float" office:value="0.0470756472" calcext:value-type="float">
            <text:p>0.0470756472</text:p>
          </table:table-cell>
          <table:table-cell office:value-type="float" office:value="0.330819189" calcext:value-type="float">
            <text:p>0.330819189</text:p>
          </table:table-cell>
          <table:table-cell table:formula="of:=[.A3657]*[.A3657]+[.B3657]*[.B3657]" office:value-type="float" office:value="0.111657452369917" calcext:value-type="float">
            <text:p>0.111657452369917</text:p>
          </table:table-cell>
        </table:table-row>
        <table:table-row table:style-name="ro1">
          <table:table-cell office:value-type="float" office:value="0.0470756475" calcext:value-type="float">
            <text:p>0.0470756475</text:p>
          </table:table-cell>
          <table:table-cell office:value-type="float" office:value="-0.330819188" calcext:value-type="float">
            <text:p>-0.330819188</text:p>
          </table:table-cell>
          <table:table-cell table:formula="of:=[.A3658]*[.A3658]+[.B3658]*[.B3658]" office:value-type="float" office:value="0.111657451736524" calcext:value-type="float">
            <text:p>0.111657451736524</text:p>
          </table:table-cell>
        </table:table-row>
        <table:table-row table:style-name="ro1">
          <table:table-cell office:value-type="float" office:value="0.334005838" calcext:value-type="float">
            <text:p>0.334005838</text:p>
          </table:table-cell>
          <table:table-cell office:value-type="float" office:value="0" calcext:value-type="float">
            <text:p>0</text:p>
          </table:table-cell>
          <table:table-cell table:formula="of:=[.A3659]*[.A3659]+[.B3659]*[.B3659]" office:value-type="float" office:value="0.111559899818082" calcext:value-type="float">
            <text:p>0.111559899818082</text:p>
          </table:table-cell>
        </table:table-row>
        <table:table-row table:style-name="ro1">
          <table:table-cell office:value-type="float" office:value="-0.218432239" calcext:value-type="float">
            <text:p>-0.218432239</text:p>
          </table:table-cell>
          <table:table-cell office:value-type="float" office:value="0.252633512" calcext:value-type="float">
            <text:p>0.252633512</text:p>
          </table:table-cell>
          <table:table-cell table:formula="of:=[.A3660]*[.A3660]+[.B3660]*[.B3660]" office:value-type="float" office:value="0.111536334420007" calcext:value-type="float">
            <text:p>0.111536334420007</text:p>
          </table:table-cell>
        </table:table-row>
        <table:table-row table:style-name="ro1">
          <table:table-cell office:value-type="float" office:value="-0.218432239" calcext:value-type="float">
            <text:p>-0.218432239</text:p>
          </table:table-cell>
          <table:table-cell office:value-type="float" office:value="-0.252633512" calcext:value-type="float">
            <text:p>-0.252633512</text:p>
          </table:table-cell>
          <table:table-cell table:formula="of:=[.A3661]*[.A3661]+[.B3661]*[.B3661]" office:value-type="float" office:value="0.111536334420007" calcext:value-type="float">
            <text:p>0.111536334420007</text:p>
          </table:table-cell>
        </table:table-row>
        <table:table-row table:style-name="ro1">
          <table:table-cell office:value-type="float" office:value="-0.329653848" calcext:value-type="float">
            <text:p>-0.329653848</text:p>
          </table:table-cell>
          <table:table-cell office:value-type="float" office:value="0.0510389112" calcext:value-type="float">
            <text:p>0.0510389112</text:p>
          </table:table-cell>
          <table:table-cell table:formula="of:=[.A3662]*[.A3662]+[.B3662]*[.B3662]" office:value-type="float" office:value="0.111276629957689" calcext:value-type="float">
            <text:p>0.111276629957689</text:p>
          </table:table-cell>
        </table:table-row>
        <table:table-row table:style-name="ro1">
          <table:table-cell office:value-type="float" office:value="-0.329653848" calcext:value-type="float">
            <text:p>-0.329653848</text:p>
          </table:table-cell>
          <table:table-cell office:value-type="float" office:value="-0.0510389112" calcext:value-type="float">
            <text:p>-0.0510389112</text:p>
          </table:table-cell>
          <table:table-cell table:formula="of:=[.A3663]*[.A3663]+[.B3663]*[.B3663]" office:value-type="float" office:value="0.111276629957689" calcext:value-type="float">
            <text:p>0.111276629957689</text:p>
          </table:table-cell>
        </table:table-row>
        <table:table-row table:style-name="ro1">
          <table:table-cell office:value-type="float" office:value="-0.217674038" calcext:value-type="float">
            <text:p>-0.217674038</text:p>
          </table:table-cell>
          <table:table-cell office:value-type="float" office:value="0.251087022" calcext:value-type="float">
            <text:p>0.251087022</text:p>
          </table:table-cell>
          <table:table-cell table:formula="of:=[.A3664]*[.A3664]+[.B3664]*[.B3664]" office:value-type="float" office:value="0.110426679436054" calcext:value-type="float">
            <text:p>0.110426679436054</text:p>
          </table:table-cell>
        </table:table-row>
        <table:table-row table:style-name="ro1">
          <table:table-cell office:value-type="float" office:value="-0.217674038" calcext:value-type="float">
            <text:p>-0.217674038</text:p>
          </table:table-cell>
          <table:table-cell office:value-type="float" office:value="-0.251087022" calcext:value-type="float">
            <text:p>-0.251087022</text:p>
          </table:table-cell>
          <table:table-cell table:formula="of:=[.A3665]*[.A3665]+[.B3665]*[.B3665]" office:value-type="float" office:value="0.110426679436054" calcext:value-type="float">
            <text:p>0.110426679436054</text:p>
          </table:table-cell>
        </table:table-row>
        <table:table-row table:style-name="ro1">
          <table:table-cell office:value-type="float" office:value="0.184586396" calcext:value-type="float">
            <text:p>0.184586396</text:p>
          </table:table-cell>
          <table:table-cell office:value-type="float" office:value="0.276063042" calcext:value-type="float">
            <text:p>0.276063042</text:p>
          </table:table-cell>
          <table:table-cell table:formula="of:=[.A3666]*[.A3666]+[.B3666]*[.B3666]" office:value-type="float" office:value="0.110282940746563" calcext:value-type="float">
            <text:p>0.110282940746563</text:p>
          </table:table-cell>
        </table:table-row>
        <table:table-row table:style-name="ro1">
          <table:table-cell office:value-type="float" office:value="0.184586396" calcext:value-type="float">
            <text:p>0.184586396</text:p>
          </table:table-cell>
          <table:table-cell office:value-type="float" office:value="-0.276063042" calcext:value-type="float">
            <text:p>-0.276063042</text:p>
          </table:table-cell>
          <table:table-cell table:formula="of:=[.A3667]*[.A3667]+[.B3667]*[.B3667]" office:value-type="float" office:value="0.110282940746563" calcext:value-type="float">
            <text:p>0.110282940746563</text:p>
          </table:table-cell>
        </table:table-row>
        <table:table-row table:style-name="ro1">
          <table:table-cell office:value-type="float" office:value="0.268231903" calcext:value-type="float">
            <text:p>0.268231903</text:p>
          </table:table-cell>
          <table:table-cell office:value-type="float" office:value="0.195615425" calcext:value-type="float">
            <text:p>0.195615425</text:p>
          </table:table-cell>
          <table:table-cell table:formula="of:=[.A3668]*[.A3668]+[.B3668]*[.B3668]" office:value-type="float" office:value="0.110213748284932" calcext:value-type="float">
            <text:p>0.110213748284932</text:p>
          </table:table-cell>
        </table:table-row>
        <table:table-row table:style-name="ro1">
          <table:table-cell office:value-type="float" office:value="0.268231903" calcext:value-type="float">
            <text:p>0.268231903</text:p>
          </table:table-cell>
          <table:table-cell office:value-type="float" office:value="-0.195615425" calcext:value-type="float">
            <text:p>-0.195615425</text:p>
          </table:table-cell>
          <table:table-cell table:formula="of:=[.A3669]*[.A3669]+[.B3669]*[.B3669]" office:value-type="float" office:value="0.110213748284932" calcext:value-type="float">
            <text:p>0.110213748284932</text:p>
          </table:table-cell>
        </table:table-row>
        <table:table-row table:style-name="ro1">
          <table:table-cell office:value-type="float" office:value="0.26805796" calcext:value-type="float">
            <text:p>0.26805796</text:p>
          </table:table-cell>
          <table:table-cell office:value-type="float" office:value="0.195849686" calcext:value-type="float">
            <text:p>0.195849686</text:p>
          </table:table-cell>
          <table:table-cell table:formula="of:=[.A3670]*[.A3670]+[.B3670]*[.B3670]" office:value-type="float" office:value="0.11021216942566" calcext:value-type="float">
            <text:p>0.11021216942566</text:p>
          </table:table-cell>
        </table:table-row>
        <table:table-row table:style-name="ro1">
          <table:table-cell office:value-type="float" office:value="0.26805796" calcext:value-type="float">
            <text:p>0.26805796</text:p>
          </table:table-cell>
          <table:table-cell office:value-type="float" office:value="-0.195849686" calcext:value-type="float">
            <text:p>-0.195849686</text:p>
          </table:table-cell>
          <table:table-cell table:formula="of:=[.A3671]*[.A3671]+[.B3671]*[.B3671]" office:value-type="float" office:value="0.11021216942566" calcext:value-type="float">
            <text:p>0.11021216942566</text:p>
          </table:table-cell>
        </table:table-row>
        <table:table-row table:style-name="ro1">
          <table:table-cell office:value-type="float" office:value="-0.132911664" calcext:value-type="float">
            <text:p>-0.132911664</text:p>
          </table:table-cell>
          <table:table-cell office:value-type="float" office:value="0.303999104" calcext:value-type="float">
            <text:p>0.303999104</text:p>
          </table:table-cell>
          <table:table-cell table:formula="of:=[.A3672]*[.A3672]+[.B3672]*[.B3672]" office:value-type="float" office:value="0.110080965660052" calcext:value-type="float">
            <text:p>0.110080965660052</text:p>
          </table:table-cell>
        </table:table-row>
        <table:table-row table:style-name="ro1">
          <table:table-cell office:value-type="float" office:value="-0.132911664" calcext:value-type="float">
            <text:p>-0.132911664</text:p>
          </table:table-cell>
          <table:table-cell office:value-type="float" office:value="-0.303999103" calcext:value-type="float">
            <text:p>-0.303999103</text:p>
          </table:table-cell>
          <table:table-cell table:formula="of:=[.A3673]*[.A3673]+[.B3673]*[.B3673]" office:value-type="float" office:value="0.110080965052054" calcext:value-type="float">
            <text:p>0.110080965052054</text:p>
          </table:table-cell>
        </table:table-row>
        <table:table-row table:style-name="ro1">
          <table:table-cell office:value-type="float" office:value="0.268235917" calcext:value-type="float">
            <text:p>0.268235917</text:p>
          </table:table-cell>
          <table:table-cell office:value-type="float" office:value="0.195175828" calcext:value-type="float">
            <text:p>0.195175828</text:p>
          </table:table-cell>
          <table:table-cell table:formula="of:=[.A3674]*[.A3674]+[.B3674]*[.B3674]" office:value-type="float" office:value="0.110044111004316" calcext:value-type="float">
            <text:p>0.110044111004316</text:p>
          </table:table-cell>
        </table:table-row>
        <table:table-row table:style-name="ro1">
          <table:table-cell office:value-type="float" office:value="0.268235917" calcext:value-type="float">
            <text:p>0.268235917</text:p>
          </table:table-cell>
          <table:table-cell office:value-type="float" office:value="-0.195175828" calcext:value-type="float">
            <text:p>-0.195175828</text:p>
          </table:table-cell>
          <table:table-cell table:formula="of:=[.A3675]*[.A3675]+[.B3675]*[.B3675]" office:value-type="float" office:value="0.110044111004316" calcext:value-type="float">
            <text:p>0.110044111004316</text:p>
          </table:table-cell>
        </table:table-row>
        <table:table-row table:style-name="ro1">
          <table:table-cell office:value-type="float" office:value="0.264163534" calcext:value-type="float">
            <text:p>0.264163534</text:p>
          </table:table-cell>
          <table:table-cell office:value-type="float" office:value="0.200148747" calcext:value-type="float">
            <text:p>0.200148747</text:p>
          </table:table-cell>
          <table:table-cell table:formula="of:=[.A3676]*[.A3676]+[.B3676]*[.B3676]" office:value-type="float" office:value="0.109841893621039" calcext:value-type="float">
            <text:p>0.109841893621039</text:p>
          </table:table-cell>
        </table:table-row>
        <table:table-row table:style-name="ro1">
          <table:table-cell office:value-type="float" office:value="0.264163534" calcext:value-type="float">
            <text:p>0.264163534</text:p>
          </table:table-cell>
          <table:table-cell office:value-type="float" office:value="-0.200148747" calcext:value-type="float">
            <text:p>-0.200148747</text:p>
          </table:table-cell>
          <table:table-cell table:formula="of:=[.A3677]*[.A3677]+[.B3677]*[.B3677]" office:value-type="float" office:value="0.109841893621039" calcext:value-type="float">
            <text:p>0.109841893621039</text:p>
          </table:table-cell>
        </table:table-row>
        <table:table-row table:style-name="ro1">
          <table:table-cell office:value-type="float" office:value="0.267850776" calcext:value-type="float">
            <text:p>0.267850776</text:p>
          </table:table-cell>
          <table:table-cell office:value-type="float" office:value="0.194635869" calcext:value-type="float">
            <text:p>0.194635869</text:p>
          </table:table-cell>
          <table:table-cell table:formula="of:=[.A3678]*[.A3678]+[.B3678]*[.B3678]" office:value-type="float" office:value="0.109627159705187" calcext:value-type="float">
            <text:p>0.109627159705187</text:p>
          </table:table-cell>
        </table:table-row>
        <table:table-row table:style-name="ro1">
          <table:table-cell office:value-type="float" office:value="0.267850776" calcext:value-type="float">
            <text:p>0.267850776</text:p>
          </table:table-cell>
          <table:table-cell office:value-type="float" office:value="-0.194635869" calcext:value-type="float">
            <text:p>-0.194635869</text:p>
          </table:table-cell>
          <table:table-cell table:formula="of:=[.A3679]*[.A3679]+[.B3679]*[.B3679]" office:value-type="float" office:value="0.109627159705187" calcext:value-type="float">
            <text:p>0.109627159705187</text:p>
          </table:table-cell>
        </table:table-row>
        <table:table-row table:style-name="ro1">
          <table:table-cell office:value-type="float" office:value="-0.331087089" calcext:value-type="float">
            <text:p>-0.331087089</text:p>
          </table:table-cell>
          <table:table-cell office:value-type="float" office:value="0" calcext:value-type="float">
            <text:p>0</text:p>
          </table:table-cell>
          <table:table-cell table:formula="of:=[.A3680]*[.A3680]+[.B3680]*[.B3680]" office:value-type="float" office:value="0.109618660502494" calcext:value-type="float">
            <text:p>0.109618660502494</text:p>
          </table:table-cell>
        </table:table-row>
        <table:table-row table:style-name="ro1">
          <table:table-cell office:value-type="float" office:value="0.266899421" calcext:value-type="float">
            <text:p>0.266899421</text:p>
          </table:table-cell>
          <table:table-cell office:value-type="float" office:value="0.194318102" calcext:value-type="float">
            <text:p>0.194318102</text:p>
          </table:table-cell>
          <table:table-cell table:formula="of:=[.A3681]*[.A3681]+[.B3681]*[.B3681]" office:value-type="float" office:value="0.108994825695018" calcext:value-type="float">
            <text:p>0.108994825695018</text:p>
          </table:table-cell>
        </table:table-row>
        <table:table-row table:style-name="ro1">
          <table:table-cell office:value-type="float" office:value="0.266899421" calcext:value-type="float">
            <text:p>0.266899421</text:p>
          </table:table-cell>
          <table:table-cell office:value-type="float" office:value="-0.194318102" calcext:value-type="float">
            <text:p>-0.194318102</text:p>
          </table:table-cell>
          <table:table-cell table:formula="of:=[.A3682]*[.A3682]+[.B3682]*[.B3682]" office:value-type="float" office:value="0.108994825695018" calcext:value-type="float">
            <text:p>0.108994825695018</text:p>
          </table:table-cell>
        </table:table-row>
        <table:table-row table:style-name="ro1">
          <table:table-cell office:value-type="float" office:value="-0.166921699" calcext:value-type="float">
            <text:p>-0.166921699</text:p>
          </table:table-cell>
          <table:table-cell office:value-type="float" office:value="0.284753456" calcext:value-type="float">
            <text:p>0.284753456</text:p>
          </table:table-cell>
          <table:table-cell table:formula="of:=[.A3683]*[.A3683]+[.B3683]*[.B3683]" office:value-type="float" office:value="0.108947384300991" calcext:value-type="float">
            <text:p>0.108947384300991</text:p>
          </table:table-cell>
        </table:table-row>
        <table:table-row table:style-name="ro1">
          <table:table-cell office:value-type="float" office:value="-0.166921698" calcext:value-type="float">
            <text:p>-0.166921698</text:p>
          </table:table-cell>
          <table:table-cell office:value-type="float" office:value="-0.284753456" calcext:value-type="float">
            <text:p>-0.284753456</text:p>
          </table:table-cell>
          <table:table-cell table:formula="of:=[.A3684]*[.A3684]+[.B3684]*[.B3684]" office:value-type="float" office:value="0.108947383967147" calcext:value-type="float">
            <text:p>0.108947383967147</text:p>
          </table:table-cell>
        </table:table-row>
        <table:table-row table:style-name="ro1">
          <table:table-cell office:value-type="float" office:value="-0.323540626" calcext:value-type="float">
            <text:p>-0.323540626</text:p>
          </table:table-cell>
          <table:table-cell office:value-type="float" office:value="0.0638369278" calcext:value-type="float">
            <text:p>0.0638369278</text:p>
          </table:table-cell>
          <table:table-cell table:formula="of:=[.A3685]*[.A3685]+[.B3685]*[.B3685]" office:value-type="float" office:value="0.108753690023414" calcext:value-type="float">
            <text:p>0.108753690023414</text:p>
          </table:table-cell>
        </table:table-row>
        <table:table-row table:style-name="ro1">
          <table:table-cell office:value-type="float" office:value="-0.323540626" calcext:value-type="float">
            <text:p>-0.323540626</text:p>
          </table:table-cell>
          <table:table-cell office:value-type="float" office:value="-0.0638369278" calcext:value-type="float">
            <text:p>-0.0638369278</text:p>
          </table:table-cell>
          <table:table-cell table:formula="of:=[.A3686]*[.A3686]+[.B3686]*[.B3686]" office:value-type="float" office:value="0.108753690023414" calcext:value-type="float">
            <text:p>0.108753690023414</text:p>
          </table:table-cell>
        </table:table-row>
        <table:table-row table:style-name="ro1">
          <table:table-cell office:value-type="float" office:value="0.264097852" calcext:value-type="float">
            <text:p>0.264097852</text:p>
          </table:table-cell>
          <table:table-cell office:value-type="float" office:value="0.196653091" calcext:value-type="float">
            <text:p>0.196653091</text:p>
          </table:table-cell>
          <table:table-cell table:formula="of:=[.A3687]*[.A3687]+[.B3687]*[.B3687]" office:value-type="float" office:value="0.108420113630868" calcext:value-type="float">
            <text:p>0.108420113630868</text:p>
          </table:table-cell>
        </table:table-row>
        <table:table-row table:style-name="ro1">
          <table:table-cell office:value-type="float" office:value="0.264097852" calcext:value-type="float">
            <text:p>0.264097852</text:p>
          </table:table-cell>
          <table:table-cell office:value-type="float" office:value="-0.196653091" calcext:value-type="float">
            <text:p>-0.196653091</text:p>
          </table:table-cell>
          <table:table-cell table:formula="of:=[.A3688]*[.A3688]+[.B3688]*[.B3688]" office:value-type="float" office:value="0.108420113630868" calcext:value-type="float">
            <text:p>0.108420113630868</text:p>
          </table:table-cell>
        </table:table-row>
        <table:table-row table:style-name="ro1">
          <table:table-cell office:value-type="float" office:value="0.265450237" calcext:value-type="float">
            <text:p>0.265450237</text:p>
          </table:table-cell>
          <table:table-cell office:value-type="float" office:value="0.194780409" calcext:value-type="float">
            <text:p>0.194780409</text:p>
          </table:table-cell>
          <table:table-cell table:formula="of:=[.A3689]*[.A3689]+[.B3689]*[.B3689]" office:value-type="float" office:value="0.108403236053563" calcext:value-type="float">
            <text:p>0.108403236053563</text:p>
          </table:table-cell>
        </table:table-row>
        <table:table-row table:style-name="ro1">
          <table:table-cell office:value-type="float" office:value="0.265450237" calcext:value-type="float">
            <text:p>0.265450237</text:p>
          </table:table-cell>
          <table:table-cell office:value-type="float" office:value="-0.194780409" calcext:value-type="float">
            <text:p>-0.194780409</text:p>
          </table:table-cell>
          <table:table-cell table:formula="of:=[.A3690]*[.A3690]+[.B3690]*[.B3690]" office:value-type="float" office:value="0.108403236053563" calcext:value-type="float">
            <text:p>0.108403236053563</text:p>
          </table:table-cell>
        </table:table-row>
        <table:table-row table:style-name="ro1">
          <table:table-cell office:value-type="float" office:value="-0.315683492" calcext:value-type="float">
            <text:p>-0.315683492</text:p>
          </table:table-cell>
          <table:table-cell office:value-type="float" office:value="0.0931567621" calcext:value-type="float">
            <text:p>0.0931567621</text:p>
          </table:table-cell>
          <table:table-cell table:formula="of:=[.A3691]*[.A3691]+[.B3691]*[.B3691]" office:value-type="float" office:value="0.10833424944627" calcext:value-type="float">
            <text:p>0.10833424944627</text:p>
          </table:table-cell>
        </table:table-row>
        <table:table-row table:style-name="ro1">
          <table:table-cell office:value-type="float" office:value="-0.315683492" calcext:value-type="float">
            <text:p>-0.315683492</text:p>
          </table:table-cell>
          <table:table-cell office:value-type="float" office:value="-0.0931567621" calcext:value-type="float">
            <text:p>-0.0931567621</text:p>
          </table:table-cell>
          <table:table-cell table:formula="of:=[.A3692]*[.A3692]+[.B3692]*[.B3692]" office:value-type="float" office:value="0.10833424944627" calcext:value-type="float">
            <text:p>0.10833424944627</text:p>
          </table:table-cell>
        </table:table-row>
        <table:table-row table:style-name="ro1">
          <table:table-cell office:value-type="float" office:value="-0.218354551" calcext:value-type="float">
            <text:p>-0.218354551</text:p>
          </table:table-cell>
          <table:table-cell office:value-type="float" office:value="0.245339096" calcext:value-type="float">
            <text:p>0.245339096</text:p>
          </table:table-cell>
          <table:table-cell table:formula="of:=[.A3693]*[.A3693]+[.B3693]*[.B3693]" office:value-type="float" office:value="0.107869981968509" calcext:value-type="float">
            <text:p>0.107869981968509</text:p>
          </table:table-cell>
        </table:table-row>
        <table:table-row table:style-name="ro1">
          <table:table-cell office:value-type="float" office:value="-0.218354551" calcext:value-type="float">
            <text:p>-0.218354551</text:p>
          </table:table-cell>
          <table:table-cell office:value-type="float" office:value="-0.245339096" calcext:value-type="float">
            <text:p>-0.245339096</text:p>
          </table:table-cell>
          <table:table-cell table:formula="of:=[.A3694]*[.A3694]+[.B3694]*[.B3694]" office:value-type="float" office:value="0.107869981968509" calcext:value-type="float">
            <text:p>0.107869981968509</text:p>
          </table:table-cell>
        </table:table-row>
        <table:table-row table:style-name="ro1">
          <table:table-cell office:value-type="float" office:value="-0.13119253" calcext:value-type="float">
            <text:p>-0.13119253</text:p>
          </table:table-cell>
          <table:table-cell office:value-type="float" office:value="0.300637953" calcext:value-type="float">
            <text:p>0.300637953</text:p>
          </table:table-cell>
          <table:table-cell table:formula="of:=[.A3695]*[.A3695]+[.B3695]*[.B3695]" office:value-type="float" office:value="0.107594658711831" calcext:value-type="float">
            <text:p>0.107594658711831</text:p>
          </table:table-cell>
        </table:table-row>
        <table:table-row table:style-name="ro1">
          <table:table-cell office:value-type="float" office:value="-0.13119253" calcext:value-type="float">
            <text:p>-0.13119253</text:p>
          </table:table-cell>
          <table:table-cell office:value-type="float" office:value="-0.300637952" calcext:value-type="float">
            <text:p>-0.300637952</text:p>
          </table:table-cell>
          <table:table-cell table:formula="of:=[.A3696]*[.A3696]+[.B3696]*[.B3696]" office:value-type="float" office:value="0.107594658110555" calcext:value-type="float">
            <text:p>0.107594658110555</text:p>
          </table:table-cell>
        </table:table-row>
        <table:table-row table:style-name="ro1">
          <table:table-cell office:value-type="float" office:value="-0.202846492" calcext:value-type="float">
            <text:p>-0.202846492</text:p>
          </table:table-cell>
          <table:table-cell office:value-type="float" office:value="0.257108987" calcext:value-type="float">
            <text:p>0.257108987</text:p>
          </table:table-cell>
          <table:table-cell table:formula="of:=[.A3697]*[.A3697]+[.B3697]*[.B3697]" office:value-type="float" office:value="0.107251730512872" calcext:value-type="float">
            <text:p>0.107251730512872</text:p>
          </table:table-cell>
        </table:table-row>
        <table:table-row table:style-name="ro1">
          <table:table-cell office:value-type="float" office:value="-0.202846492" calcext:value-type="float">
            <text:p>-0.202846492</text:p>
          </table:table-cell>
          <table:table-cell office:value-type="float" office:value="-0.257108987" calcext:value-type="float">
            <text:p>-0.257108987</text:p>
          </table:table-cell>
          <table:table-cell table:formula="of:=[.A3698]*[.A3698]+[.B3698]*[.B3698]" office:value-type="float" office:value="0.107251730512872" calcext:value-type="float">
            <text:p>0.107251730512872</text:p>
          </table:table-cell>
        </table:table-row>
        <table:table-row table:style-name="ro1">
          <table:table-cell office:value-type="float" office:value="-0.0908597766" calcext:value-type="float">
            <text:p>-0.0908597766</text:p>
          </table:table-cell>
          <table:table-cell office:value-type="float" office:value="0.31463317" calcext:value-type="float">
            <text:p>0.31463317</text:p>
          </table:table-cell>
          <table:table-cell table:formula="of:=[.A3699]*[.A3699]+[.B3699]*[.B3699]" office:value-type="float" office:value="0.107249530668051" calcext:value-type="float">
            <text:p>0.107249530668051</text:p>
          </table:table-cell>
        </table:table-row>
        <table:table-row table:style-name="ro1">
          <table:table-cell office:value-type="float" office:value="-0.0908597764" calcext:value-type="float">
            <text:p>-0.0908597764</text:p>
          </table:table-cell>
          <table:table-cell office:value-type="float" office:value="-0.31463317" calcext:value-type="float">
            <text:p>-0.31463317</text:p>
          </table:table-cell>
          <table:table-cell table:formula="of:=[.A3700]*[.A3700]+[.B3700]*[.B3700]" office:value-type="float" office:value="0.107249530631707" calcext:value-type="float">
            <text:p>0.107249530631707</text:p>
          </table:table-cell>
        </table:table-row>
        <table:table-row table:style-name="ro1">
          <table:table-cell office:value-type="float" office:value="-0.0799649738" calcext:value-type="float">
            <text:p>-0.0799649738</text:p>
          </table:table-cell>
          <table:table-cell office:value-type="float" office:value="0.317488468" calcext:value-type="float">
            <text:p>0.317488468</text:p>
          </table:table-cell>
          <table:table-cell table:formula="of:=[.A3701]*[.A3701]+[.B3701]*[.B3701]" office:value-type="float" office:value="0.107193324347822" calcext:value-type="float">
            <text:p>0.107193324347822</text:p>
          </table:table-cell>
        </table:table-row>
        <table:table-row table:style-name="ro1">
          <table:table-cell office:value-type="float" office:value="-0.0799649737" calcext:value-type="float">
            <text:p>-0.0799649737</text:p>
          </table:table-cell>
          <table:table-cell office:value-type="float" office:value="-0.317488467" calcext:value-type="float">
            <text:p>-0.317488467</text:p>
          </table:table-cell>
          <table:table-cell table:formula="of:=[.A3702]*[.A3702]+[.B3702]*[.B3702]" office:value-type="float" office:value="0.107193323696852" calcext:value-type="float">
            <text:p>0.107193323696852</text:p>
          </table:table-cell>
        </table:table-row>
        <table:table-row table:style-name="ro1">
          <table:table-cell office:value-type="float" office:value="-0.257362499" calcext:value-type="float">
            <text:p>-0.257362499</text:p>
          </table:table-cell>
          <table:table-cell office:value-type="float" office:value="0.20222522" calcext:value-type="float">
            <text:p>0.20222522</text:p>
          </table:table-cell>
          <table:table-cell table:formula="of:=[.A3703]*[.A3703]+[.B3703]*[.B3703]" office:value-type="float" office:value="0.107130495495573" calcext:value-type="float">
            <text:p>0.107130495495573</text:p>
          </table:table-cell>
        </table:table-row>
        <table:table-row table:style-name="ro1">
          <table:table-cell office:value-type="float" office:value="-0.257362499" calcext:value-type="float">
            <text:p>-0.257362499</text:p>
          </table:table-cell>
          <table:table-cell office:value-type="float" office:value="-0.20222522" calcext:value-type="float">
            <text:p>-0.20222522</text:p>
          </table:table-cell>
          <table:table-cell table:formula="of:=[.A3704]*[.A3704]+[.B3704]*[.B3704]" office:value-type="float" office:value="0.107130495495573" calcext:value-type="float">
            <text:p>0.107130495495573</text:p>
          </table:table-cell>
        </table:table-row>
        <table:table-row table:style-name="ro1">
          <table:table-cell office:value-type="float" office:value="-0.327012109" calcext:value-type="float">
            <text:p>-0.327012109</text:p>
          </table:table-cell>
          <table:table-cell office:value-type="float" office:value="0" calcext:value-type="float">
            <text:p>0</text:p>
          </table:table-cell>
          <table:table-cell table:formula="of:=[.A3705]*[.A3705]+[.B3705]*[.B3705]" office:value-type="float" office:value="0.106936919432628" calcext:value-type="float">
            <text:p>0.106936919432628</text:p>
          </table:table-cell>
        </table:table-row>
        <table:table-row table:style-name="ro1">
          <table:table-cell office:value-type="float" office:value="-0.322156064" calcext:value-type="float">
            <text:p>-0.322156064</text:p>
          </table:table-cell>
          <table:table-cell office:value-type="float" office:value="0.0544894341" calcext:value-type="float">
            <text:p>0.0544894341</text:p>
          </table:table-cell>
          <table:table-cell table:formula="of:=[.A3706]*[.A3706]+[.B3706]*[.B3706]" office:value-type="float" office:value="0.10675362800051" calcext:value-type="float">
            <text:p>0.10675362800051</text:p>
          </table:table-cell>
        </table:table-row>
        <table:table-row table:style-name="ro1">
          <table:table-cell office:value-type="float" office:value="-0.322156064" calcext:value-type="float">
            <text:p>-0.322156064</text:p>
          </table:table-cell>
          <table:table-cell office:value-type="float" office:value="-0.0544894341" calcext:value-type="float">
            <text:p>-0.0544894341</text:p>
          </table:table-cell>
          <table:table-cell table:formula="of:=[.A3707]*[.A3707]+[.B3707]*[.B3707]" office:value-type="float" office:value="0.10675362800051" calcext:value-type="float">
            <text:p>0.10675362800051</text:p>
          </table:table-cell>
        </table:table-row>
        <table:table-row table:style-name="ro1">
          <table:table-cell office:value-type="float" office:value="-0.321909492" calcext:value-type="float">
            <text:p>-0.321909492</text:p>
          </table:table-cell>
          <table:table-cell office:value-type="float" office:value="0.055078273" calcext:value-type="float">
            <text:p>0.055078273</text:p>
          </table:table-cell>
          <table:table-cell table:formula="of:=[.A3708]*[.A3708]+[.B3708]*[.B3708]" office:value-type="float" office:value="0.106659337196361" calcext:value-type="float">
            <text:p>0.106659337196361</text:p>
          </table:table-cell>
        </table:table-row>
        <table:table-row table:style-name="ro1">
          <table:table-cell office:value-type="float" office:value="-0.321909492" calcext:value-type="float">
            <text:p>-0.321909492</text:p>
          </table:table-cell>
          <table:table-cell office:value-type="float" office:value="-0.055078273" calcext:value-type="float">
            <text:p>-0.055078273</text:p>
          </table:table-cell>
          <table:table-cell table:formula="of:=[.A3709]*[.A3709]+[.B3709]*[.B3709]" office:value-type="float" office:value="0.106659337196361" calcext:value-type="float">
            <text:p>0.106659337196361</text:p>
          </table:table-cell>
        </table:table-row>
        <table:table-row table:style-name="ro1">
          <table:table-cell office:value-type="float" office:value="-0.322242533" calcext:value-type="float">
            <text:p>-0.322242533</text:p>
          </table:table-cell>
          <table:table-cell office:value-type="float" office:value="0.0529925183" calcext:value-type="float">
            <text:p>0.0529925183</text:p>
          </table:table-cell>
          <table:table-cell table:formula="of:=[.A3710]*[.A3710]+[.B3710]*[.B3710]" office:value-type="float" office:value="0.106648457070032" calcext:value-type="float">
            <text:p>0.106648457070032</text:p>
          </table:table-cell>
        </table:table-row>
        <table:table-row table:style-name="ro1">
          <table:table-cell office:value-type="float" office:value="-0.322242533" calcext:value-type="float">
            <text:p>-0.322242533</text:p>
          </table:table-cell>
          <table:table-cell office:value-type="float" office:value="-0.0529925183" calcext:value-type="float">
            <text:p>-0.0529925183</text:p>
          </table:table-cell>
          <table:table-cell table:formula="of:=[.A3711]*[.A3711]+[.B3711]*[.B3711]" office:value-type="float" office:value="0.106648457070032" calcext:value-type="float">
            <text:p>0.106648457070032</text:p>
          </table:table-cell>
        </table:table-row>
        <table:table-row table:style-name="ro1">
          <table:table-cell office:value-type="float" office:value="-0.321119848" calcext:value-type="float">
            <text:p>-0.321119848</text:p>
          </table:table-cell>
          <table:table-cell office:value-type="float" office:value="0.0590380394" calcext:value-type="float">
            <text:p>0.0590380394</text:p>
          </table:table-cell>
          <table:table-cell table:formula="of:=[.A3712]*[.A3712]+[.B3712]*[.B3712]" office:value-type="float" office:value="0.106603446875739" calcext:value-type="float">
            <text:p>0.106603446875739</text:p>
          </table:table-cell>
        </table:table-row>
        <table:table-row table:style-name="ro1">
          <table:table-cell office:value-type="float" office:value="-0.321119848" calcext:value-type="float">
            <text:p>-0.321119848</text:p>
          </table:table-cell>
          <table:table-cell office:value-type="float" office:value="-0.0590380394" calcext:value-type="float">
            <text:p>-0.0590380394</text:p>
          </table:table-cell>
          <table:table-cell table:formula="of:=[.A3713]*[.A3713]+[.B3713]*[.B3713]" office:value-type="float" office:value="0.106603446875739" calcext:value-type="float">
            <text:p>0.106603446875739</text:p>
          </table:table-cell>
        </table:table-row>
        <table:table-row table:style-name="ro1">
          <table:table-cell office:value-type="float" office:value="0.168522079" calcext:value-type="float">
            <text:p>0.168522079</text:p>
          </table:table-cell>
          <table:table-cell office:value-type="float" office:value="-0.279621701" calcext:value-type="float">
            <text:p>-0.279621701</text:p>
          </table:table-cell>
          <table:table-cell table:formula="of:=[.A3714]*[.A3714]+[.B3714]*[.B3714]" office:value-type="float" office:value="0.106587986780616" calcext:value-type="float">
            <text:p>0.106587986780616</text:p>
          </table:table-cell>
        </table:table-row>
        <table:table-row table:style-name="ro1">
          <table:table-cell office:value-type="float" office:value="0.168522079" calcext:value-type="float">
            <text:p>0.168522079</text:p>
          </table:table-cell>
          <table:table-cell office:value-type="float" office:value="0.2796217" calcext:value-type="float">
            <text:p>0.2796217</text:p>
          </table:table-cell>
          <table:table-cell table:formula="of:=[.A3715]*[.A3715]+[.B3715]*[.B3715]" office:value-type="float" office:value="0.106587986221372" calcext:value-type="float">
            <text:p>0.106587986221372</text:p>
          </table:table-cell>
        </table:table-row>
        <table:table-row table:style-name="ro1">
          <table:table-cell office:value-type="float" office:value="-0.23109116" calcext:value-type="float">
            <text:p>-0.23109116</text:p>
          </table:table-cell>
          <table:table-cell office:value-type="float" office:value="0.23048778" calcext:value-type="float">
            <text:p>0.23048778</text:p>
          </table:table-cell>
          <table:table-cell table:formula="of:=[.A3716]*[.A3716]+[.B3716]*[.B3716]" office:value-type="float" office:value="0.106527740959474" calcext:value-type="float">
            <text:p>0.106527740959474</text:p>
          </table:table-cell>
        </table:table-row>
        <table:table-row table:style-name="ro1">
          <table:table-cell office:value-type="float" office:value="-0.23109116" calcext:value-type="float">
            <text:p>-0.23109116</text:p>
          </table:table-cell>
          <table:table-cell office:value-type="float" office:value="-0.23048778" calcext:value-type="float">
            <text:p>-0.23048778</text:p>
          </table:table-cell>
          <table:table-cell table:formula="of:=[.A3717]*[.A3717]+[.B3717]*[.B3717]" office:value-type="float" office:value="0.106527740959474" calcext:value-type="float">
            <text:p>0.106527740959474</text:p>
          </table:table-cell>
        </table:table-row>
        <table:table-row table:style-name="ro1">
          <table:table-cell office:value-type="float" office:value="-0.181001054" calcext:value-type="float">
            <text:p>-0.181001054</text:p>
          </table:table-cell>
          <table:table-cell office:value-type="float" office:value="0.271253298" calcext:value-type="float">
            <text:p>0.271253298</text:p>
          </table:table-cell>
          <table:table-cell table:formula="of:=[.A3718]*[.A3718]+[.B3718]*[.B3718]" office:value-type="float" office:value="0.106339733224988" calcext:value-type="float">
            <text:p>0.106339733224988</text:p>
          </table:table-cell>
        </table:table-row>
        <table:table-row table:style-name="ro1">
          <table:table-cell office:value-type="float" office:value="-0.181001054" calcext:value-type="float">
            <text:p>-0.181001054</text:p>
          </table:table-cell>
          <table:table-cell office:value-type="float" office:value="-0.271253298" calcext:value-type="float">
            <text:p>-0.271253298</text:p>
          </table:table-cell>
          <table:table-cell table:formula="of:=[.A3719]*[.A3719]+[.B3719]*[.B3719]" office:value-type="float" office:value="0.106339733224988" calcext:value-type="float">
            <text:p>0.106339733224988</text:p>
          </table:table-cell>
        </table:table-row>
        <table:table-row table:style-name="ro1">
          <table:table-cell office:value-type="float" office:value="-0.321282895" calcext:value-type="float">
            <text:p>-0.321282895</text:p>
          </table:table-cell>
          <table:table-cell office:value-type="float" office:value="0.055448653" calcext:value-type="float">
            <text:p>0.055448653</text:p>
          </table:table-cell>
          <table:table-cell table:formula="of:=[.A3720]*[.A3720]+[.B3720]*[.B3720]" office:value-type="float" office:value="0.106297251739095" calcext:value-type="float">
            <text:p>0.106297251739095</text:p>
          </table:table-cell>
        </table:table-row>
        <table:table-row table:style-name="ro1">
          <table:table-cell office:value-type="float" office:value="-0.321282895" calcext:value-type="float">
            <text:p>-0.321282895</text:p>
          </table:table-cell>
          <table:table-cell office:value-type="float" office:value="-0.055448653" calcext:value-type="float">
            <text:p>-0.055448653</text:p>
          </table:table-cell>
          <table:table-cell table:formula="of:=[.A3721]*[.A3721]+[.B3721]*[.B3721]" office:value-type="float" office:value="0.106297251739095" calcext:value-type="float">
            <text:p>0.106297251739095</text:p>
          </table:table-cell>
        </table:table-row>
        <table:table-row table:style-name="ro1">
          <table:table-cell office:value-type="float" office:value="0.011207745" calcext:value-type="float">
            <text:p>0.011207745</text:p>
          </table:table-cell>
          <table:table-cell office:value-type="float" office:value="0.325806652" calcext:value-type="float">
            <text:p>0.325806652</text:p>
          </table:table-cell>
          <table:table-cell table:formula="of:=[.A3722]*[.A3722]+[.B3722]*[.B3722]" office:value-type="float" office:value="0.106275588035434" calcext:value-type="float">
            <text:p>0.106275588035434</text:p>
          </table:table-cell>
        </table:table-row>
        <table:table-row table:style-name="ro1">
          <table:table-cell office:value-type="float" office:value="0.011207745" calcext:value-type="float">
            <text:p>0.011207745</text:p>
          </table:table-cell>
          <table:table-cell office:value-type="float" office:value="-0.325806652" calcext:value-type="float">
            <text:p>-0.325806652</text:p>
          </table:table-cell>
          <table:table-cell table:formula="of:=[.A3723]*[.A3723]+[.B3723]*[.B3723]" office:value-type="float" office:value="0.106275588035434" calcext:value-type="float">
            <text:p>0.106275588035434</text:p>
          </table:table-cell>
        </table:table-row>
        <table:table-row table:style-name="ro1">
          <table:table-cell office:value-type="float" office:value="-0.321059569" calcext:value-type="float">
            <text:p>-0.321059569</text:p>
          </table:table-cell>
          <table:table-cell office:value-type="float" office:value="0.0558008876" calcext:value-type="float">
            <text:p>0.0558008876</text:p>
          </table:table-cell>
          <table:table-cell table:formula="of:=[.A3724]*[.A3724]+[.B3724]*[.B3724]" office:value-type="float" office:value="0.106192985903414" calcext:value-type="float">
            <text:p>0.106192985903414</text:p>
          </table:table-cell>
        </table:table-row>
        <table:table-row table:style-name="ro1">
          <table:table-cell office:value-type="float" office:value="-0.321059569" calcext:value-type="float">
            <text:p>-0.321059569</text:p>
          </table:table-cell>
          <table:table-cell office:value-type="float" office:value="-0.0558008876" calcext:value-type="float">
            <text:p>-0.0558008876</text:p>
          </table:table-cell>
          <table:table-cell table:formula="of:=[.A3725]*[.A3725]+[.B3725]*[.B3725]" office:value-type="float" office:value="0.106192985903414" calcext:value-type="float">
            <text:p>0.106192985903414</text:p>
          </table:table-cell>
        </table:table-row>
        <table:table-row table:style-name="ro1">
          <table:table-cell office:value-type="float" office:value="-0.320842957" calcext:value-type="float">
            <text:p>-0.320842957</text:p>
          </table:table-cell>
          <table:table-cell office:value-type="float" office:value="0.0567562041" calcext:value-type="float">
            <text:p>0.0567562041</text:p>
          </table:table-cell>
          <table:table-cell table:formula="of:=[.A3726]*[.A3726]+[.B3726]*[.B3726]" office:value-type="float" office:value="0.106161469760345" calcext:value-type="float">
            <text:p>0.106161469760345</text:p>
          </table:table-cell>
        </table:table-row>
        <table:table-row table:style-name="ro1">
          <table:table-cell office:value-type="float" office:value="-0.320842957" calcext:value-type="float">
            <text:p>-0.320842957</text:p>
          </table:table-cell>
          <table:table-cell office:value-type="float" office:value="-0.0567562041" calcext:value-type="float">
            <text:p>-0.0567562041</text:p>
          </table:table-cell>
          <table:table-cell table:formula="of:=[.A3727]*[.A3727]+[.B3727]*[.B3727]" office:value-type="float" office:value="0.106161469760345" calcext:value-type="float">
            <text:p>0.106161469760345</text:p>
          </table:table-cell>
        </table:table-row>
        <table:table-row table:style-name="ro1">
          <table:table-cell office:value-type="float" office:value="-0.0726515253" calcext:value-type="float">
            <text:p>-0.0726515253</text:p>
          </table:table-cell>
          <table:table-cell office:value-type="float" office:value="0.317597572" calcext:value-type="float">
            <text:p>0.317597572</text:p>
          </table:table-cell>
          <table:table-cell table:formula="of:=[.A3728]*[.A3728]+[.B3728]*[.B3728]" office:value-type="float" office:value="0.106146461868712" calcext:value-type="float">
            <text:p>0.106146461868712</text:p>
          </table:table-cell>
        </table:table-row>
        <table:table-row table:style-name="ro1">
          <table:table-cell office:value-type="float" office:value="-0.0726515252" calcext:value-type="float">
            <text:p>-0.0726515252</text:p>
          </table:table-cell>
          <table:table-cell office:value-type="float" office:value="-0.317597572" calcext:value-type="float">
            <text:p>-0.317597572</text:p>
          </table:table-cell>
          <table:table-cell table:formula="of:=[.A3729]*[.A3729]+[.B3729]*[.B3729]" office:value-type="float" office:value="0.106146461854181" calcext:value-type="float">
            <text:p>0.106146461854181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0909090908" calcext:value-type="float">
            <text:p>0.0909090908</text:p>
          </table:table-cell>
          <table:table-cell table:formula="of:=[.A3730]*[.A3730]+[.B3730]*[.B3730]" office:value-type="float" office:value="0.105920712790083" calcext:value-type="float">
            <text:p>0.105920712790083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0909090908" calcext:value-type="float">
            <text:p>-0.0909090908</text:p>
          </table:table-cell>
          <table:table-cell table:formula="of:=[.A3731]*[.A3731]+[.B3731]*[.B3731]" office:value-type="float" office:value="0.105920712790083" calcext:value-type="float">
            <text:p>0.105920712790083</text:p>
          </table:table-cell>
        </table:table-row>
        <table:table-row table:style-name="ro1">
          <table:table-cell office:value-type="float" office:value="-0.0774024522" calcext:value-type="float">
            <text:p>-0.0774024522</text:p>
          </table:table-cell>
          <table:table-cell office:value-type="float" office:value="0.315824609" calcext:value-type="float">
            <text:p>0.315824609</text:p>
          </table:table-cell>
          <table:table-cell table:formula="of:=[.A3732]*[.A3732]+[.B3732]*[.B3732]" office:value-type="float" office:value="0.105736323256576" calcext:value-type="float">
            <text:p>0.105736323256576</text:p>
          </table:table-cell>
        </table:table-row>
        <table:table-row table:style-name="ro1">
          <table:table-cell office:value-type="float" office:value="-0.0774024522" calcext:value-type="float">
            <text:p>-0.0774024522</text:p>
          </table:table-cell>
          <table:table-cell office:value-type="float" office:value="-0.315824609" calcext:value-type="float">
            <text:p>-0.315824609</text:p>
          </table:table-cell>
          <table:table-cell table:formula="of:=[.A3733]*[.A3733]+[.B3733]*[.B3733]" office:value-type="float" office:value="0.105736323256576" calcext:value-type="float">
            <text:p>0.105736323256576</text:p>
          </table:table-cell>
        </table:table-row>
        <table:table-row table:style-name="ro1">
          <table:table-cell office:value-type="float" office:value="0.185796989" calcext:value-type="float">
            <text:p>0.185796989</text:p>
          </table:table-cell>
          <table:table-cell office:value-type="float" office:value="-0.266805598" calcext:value-type="float">
            <text:p>-0.266805598</text:p>
          </table:table-cell>
          <table:table-cell table:formula="of:=[.A3734]*[.A3734]+[.B3734]*[.B3734]" office:value-type="float" office:value="0.105705748245604" calcext:value-type="float">
            <text:p>0.105705748245604</text:p>
          </table:table-cell>
        </table:table-row>
        <table:table-row table:style-name="ro1">
          <table:table-cell office:value-type="float" office:value="0.185796987" calcext:value-type="float">
            <text:p>0.185796987</text:p>
          </table:table-cell>
          <table:table-cell office:value-type="float" office:value="0.266805597" calcext:value-type="float">
            <text:p>0.266805597</text:p>
          </table:table-cell>
          <table:table-cell table:formula="of:=[.A3735]*[.A3735]+[.B3735]*[.B3735]" office:value-type="float" office:value="0.105705746968805" calcext:value-type="float">
            <text:p>0.105705746968805</text:p>
          </table:table-cell>
        </table:table-row>
        <table:table-row table:style-name="ro1">
          <table:table-cell office:value-type="float" office:value="-0.273743885" calcext:value-type="float">
            <text:p>-0.273743885</text:p>
          </table:table-cell>
          <table:table-cell office:value-type="float" office:value="0.175333753" calcext:value-type="float">
            <text:p>0.175333753</text:p>
          </table:table-cell>
          <table:table-cell table:formula="of:=[.A3736]*[.A3736]+[.B3736]*[.B3736]" office:value-type="float" office:value="0.105677639515958" calcext:value-type="float">
            <text:p>0.105677639515958</text:p>
          </table:table-cell>
        </table:table-row>
        <table:table-row table:style-name="ro1">
          <table:table-cell office:value-type="float" office:value="-0.273743885" calcext:value-type="float">
            <text:p>-0.273743885</text:p>
          </table:table-cell>
          <table:table-cell office:value-type="float" office:value="-0.175333753" calcext:value-type="float">
            <text:p>-0.175333753</text:p>
          </table:table-cell>
          <table:table-cell table:formula="of:=[.A3737]*[.A3737]+[.B3737]*[.B3737]" office:value-type="float" office:value="0.105677639515958" calcext:value-type="float">
            <text:p>0.105677639515958</text:p>
          </table:table-cell>
        </table:table-row>
        <table:table-row table:style-name="ro1">
          <table:table-cell office:value-type="float" office:value="-0.321271617" calcext:value-type="float">
            <text:p>-0.321271617</text:p>
          </table:table-cell>
          <table:table-cell office:value-type="float" office:value="0.0496014117" calcext:value-type="float">
            <text:p>0.0496014117</text:p>
          </table:table-cell>
          <table:table-cell table:formula="of:=[.A3738]*[.A3738]+[.B3738]*[.B3738]" office:value-type="float" office:value="0.105675751932428" calcext:value-type="float">
            <text:p>0.105675751932428</text:p>
          </table:table-cell>
        </table:table-row>
        <table:table-row table:style-name="ro1">
          <table:table-cell office:value-type="float" office:value="-0.321271617" calcext:value-type="float">
            <text:p>-0.321271617</text:p>
          </table:table-cell>
          <table:table-cell office:value-type="float" office:value="-0.0496014117" calcext:value-type="float">
            <text:p>-0.0496014117</text:p>
          </table:table-cell>
          <table:table-cell table:formula="of:=[.A3739]*[.A3739]+[.B3739]*[.B3739]" office:value-type="float" office:value="0.105675751932428" calcext:value-type="float">
            <text:p>0.105675751932428</text:p>
          </table:table-cell>
        </table:table-row>
        <table:table-row table:style-name="ro1">
          <table:table-cell office:value-type="float" office:value="0.0928595002" calcext:value-type="float">
            <text:p>0.0928595002</text:p>
          </table:table-cell>
          <table:table-cell office:value-type="float" office:value="0.311337103" calcext:value-type="float">
            <text:p>0.311337103</text:p>
          </table:table-cell>
          <table:table-cell table:formula="of:=[.A3740]*[.A3740]+[.B3740]*[.B3740]" office:value-type="float" office:value="0.105553678481826" calcext:value-type="float">
            <text:p>0.105553678481826</text:p>
          </table:table-cell>
        </table:table-row>
        <table:table-row table:style-name="ro1">
          <table:table-cell office:value-type="float" office:value="0.0928595002" calcext:value-type="float">
            <text:p>0.0928595002</text:p>
          </table:table-cell>
          <table:table-cell office:value-type="float" office:value="-0.311337103" calcext:value-type="float">
            <text:p>-0.311337103</text:p>
          </table:table-cell>
          <table:table-cell table:formula="of:=[.A3741]*[.A3741]+[.B3741]*[.B3741]" office:value-type="float" office:value="0.105553678481826" calcext:value-type="float">
            <text:p>0.105553678481826</text:p>
          </table:table-cell>
        </table:table-row>
        <table:table-row table:style-name="ro1">
          <table:table-cell office:value-type="float" office:value="-0.27174675" calcext:value-type="float">
            <text:p>-0.27174675</text:p>
          </table:table-cell>
          <table:table-cell office:value-type="float" office:value="0.177889513" calcext:value-type="float">
            <text:p>0.177889513</text:p>
          </table:table-cell>
          <table:table-cell table:formula="of:=[.A3742]*[.A3742]+[.B3742]*[.B3742]" office:value-type="float" office:value="0.10549097497094" calcext:value-type="float">
            <text:p>0.10549097497094</text:p>
          </table:table-cell>
        </table:table-row>
        <table:table-row table:style-name="ro1">
          <table:table-cell office:value-type="float" office:value="-0.27174675" calcext:value-type="float">
            <text:p>-0.27174675</text:p>
          </table:table-cell>
          <table:table-cell office:value-type="float" office:value="-0.177889513" calcext:value-type="float">
            <text:p>-0.177889513</text:p>
          </table:table-cell>
          <table:table-cell table:formula="of:=[.A3743]*[.A3743]+[.B3743]*[.B3743]" office:value-type="float" office:value="0.10549097497094" calcext:value-type="float">
            <text:p>0.10549097497094</text:p>
          </table:table-cell>
        </table:table-row>
        <table:table-row table:style-name="ro1">
          <table:table-cell office:value-type="float" office:value="-0.0772761157" calcext:value-type="float">
            <text:p>-0.0772761157</text:p>
          </table:table-cell>
          <table:table-cell office:value-type="float" office:value="0.314999393" calcext:value-type="float">
            <text:p>0.314999393</text:p>
          </table:table-cell>
          <table:table-cell table:formula="of:=[.A3744]*[.A3744]+[.B3744]*[.B3744]" office:value-type="float" office:value="0.105196215648048" calcext:value-type="float">
            <text:p>0.105196215648048</text:p>
          </table:table-cell>
        </table:table-row>
        <table:table-row table:style-name="ro1">
          <table:table-cell office:value-type="float" office:value="-0.0772761155" calcext:value-type="float">
            <text:p>-0.0772761155</text:p>
          </table:table-cell>
          <table:table-cell office:value-type="float" office:value="-0.314999393" calcext:value-type="float">
            <text:p>-0.314999393</text:p>
          </table:table-cell>
          <table:table-cell table:formula="of:=[.A3745]*[.A3745]+[.B3745]*[.B3745]" office:value-type="float" office:value="0.105196215617138" calcext:value-type="float">
            <text:p>0.105196215617138</text:p>
          </table:table-cell>
        </table:table-row>
        <table:table-row table:style-name="ro1">
          <table:table-cell office:value-type="float" office:value="-0.0781290441" calcext:value-type="float">
            <text:p>-0.0781290441</text:p>
          </table:table-cell>
          <table:table-cell office:value-type="float" office:value="0.314745165" calcext:value-type="float">
            <text:p>0.314745165</text:p>
          </table:table-cell>
          <table:table-cell table:formula="of:=[.A3746]*[.A3746]+[.B3746]*[.B3746]" office:value-type="float" office:value="0.105168666422857" calcext:value-type="float">
            <text:p>0.105168666422857</text:p>
          </table:table-cell>
        </table:table-row>
        <table:table-row table:style-name="ro1">
          <table:table-cell office:value-type="float" office:value="-0.0781290441" calcext:value-type="float">
            <text:p>-0.0781290441</text:p>
          </table:table-cell>
          <table:table-cell office:value-type="float" office:value="-0.314745165" calcext:value-type="float">
            <text:p>-0.314745165</text:p>
          </table:table-cell>
          <table:table-cell table:formula="of:=[.A3747]*[.A3747]+[.B3747]*[.B3747]" office:value-type="float" office:value="0.105168666422857" calcext:value-type="float">
            <text:p>0.105168666422857</text:p>
          </table:table-cell>
        </table:table-row>
        <table:table-row table:style-name="ro1">
          <table:table-cell office:value-type="float" office:value="-0.295689618" calcext:value-type="float">
            <text:p>-0.295689618</text:p>
          </table:table-cell>
          <table:table-cell office:value-type="float" office:value="0.133138426" calcext:value-type="float">
            <text:p>0.133138426</text:p>
          </table:table-cell>
          <table:table-cell table:formula="of:=[.A3748]*[.A3748]+[.B3748]*[.B3748]" office:value-type="float" office:value="0.105158190670743" calcext:value-type="float">
            <text:p>0.105158190670743</text:p>
          </table:table-cell>
        </table:table-row>
        <table:table-row table:style-name="ro1">
          <table:table-cell office:value-type="float" office:value="-0.295689618" calcext:value-type="float">
            <text:p>-0.295689618</text:p>
          </table:table-cell>
          <table:table-cell office:value-type="float" office:value="-0.133138426" calcext:value-type="float">
            <text:p>-0.133138426</text:p>
          </table:table-cell>
          <table:table-cell table:formula="of:=[.A3749]*[.A3749]+[.B3749]*[.B3749]" office:value-type="float" office:value="0.105158190670743" calcext:value-type="float">
            <text:p>0.105158190670743</text:p>
          </table:table-cell>
        </table:table-row>
        <table:table-row table:style-name="ro1">
          <table:table-cell office:value-type="float" office:value="-0.323403603" calcext:value-type="float">
            <text:p>-0.323403603</text:p>
          </table:table-cell>
          <table:table-cell office:value-type="float" office:value="0.0170454546" calcext:value-type="float">
            <text:p>0.0170454546</text:p>
          </table:table-cell>
          <table:table-cell table:formula="of:=[.A3750]*[.A3750]+[.B3750]*[.B3750]" office:value-type="float" office:value="0.104880437955902" calcext:value-type="float">
            <text:p>0.104880437955902</text:p>
          </table:table-cell>
        </table:table-row>
        <table:table-row table:style-name="ro1">
          <table:table-cell office:value-type="float" office:value="-0.323403603" calcext:value-type="float">
            <text:p>-0.323403603</text:p>
          </table:table-cell>
          <table:table-cell office:value-type="float" office:value="-0.0170454546" calcext:value-type="float">
            <text:p>-0.0170454546</text:p>
          </table:table-cell>
          <table:table-cell table:formula="of:=[.A3751]*[.A3751]+[.B3751]*[.B3751]" office:value-type="float" office:value="0.104880437955902" calcext:value-type="float">
            <text:p>0.104880437955902</text:p>
          </table:table-cell>
        </table:table-row>
        <table:table-row table:style-name="ro1">
          <table:table-cell office:value-type="float" office:value="-0.0773353716" calcext:value-type="float">
            <text:p>-0.0773353716</text:p>
          </table:table-cell>
          <table:table-cell office:value-type="float" office:value="0.314454886" calcext:value-type="float">
            <text:p>0.314454886</text:p>
          </table:table-cell>
          <table:table-cell table:formula="of:=[.A3752]*[.A3752]+[.B3752]*[.B3752]" office:value-type="float" office:value="0.104862635029783" calcext:value-type="float">
            <text:p>0.104862635029783</text:p>
          </table:table-cell>
        </table:table-row>
        <table:table-row table:style-name="ro1">
          <table:table-cell office:value-type="float" office:value="-0.0773353715" calcext:value-type="float">
            <text:p>-0.0773353715</text:p>
          </table:table-cell>
          <table:table-cell office:value-type="float" office:value="-0.314454886" calcext:value-type="float">
            <text:p>-0.314454886</text:p>
          </table:table-cell>
          <table:table-cell table:formula="of:=[.A3753]*[.A3753]+[.B3753]*[.B3753]" office:value-type="float" office:value="0.104862635014316" calcext:value-type="float">
            <text:p>0.104862635014316</text:p>
          </table:table-cell>
        </table:table-row>
        <table:table-row table:style-name="ro1">
          <table:table-cell office:value-type="float" office:value="-0.323750336" calcext:value-type="float">
            <text:p>-0.323750336</text:p>
          </table:table-cell>
          <table:table-cell office:value-type="float" office:value="0.0036285783" calcext:value-type="float">
            <text:p>0.0036285783</text:p>
          </table:table-cell>
          <table:table-cell table:formula="of:=[.A3754]*[.A3754]+[.B3754]*[.B3754]" office:value-type="float" office:value="0.104827446640592" calcext:value-type="float">
            <text:p>0.104827446640592</text:p>
          </table:table-cell>
        </table:table-row>
        <table:table-row table:style-name="ro1">
          <table:table-cell office:value-type="float" office:value="-0.323750336" calcext:value-type="float">
            <text:p>-0.323750336</text:p>
          </table:table-cell>
          <table:table-cell office:value-type="float" office:value="-0.0036285783" calcext:value-type="float">
            <text:p>-0.0036285783</text:p>
          </table:table-cell>
          <table:table-cell table:formula="of:=[.A3755]*[.A3755]+[.B3755]*[.B3755]" office:value-type="float" office:value="0.104827446640592" calcext:value-type="float">
            <text:p>0.104827446640592</text:p>
          </table:table-cell>
        </table:table-row>
        <table:table-row table:style-name="ro1">
          <table:table-cell office:value-type="float" office:value="-0.267934278" calcext:value-type="float">
            <text:p>-0.267934278</text:p>
          </table:table-cell>
          <table:table-cell office:value-type="float" office:value="0.181748899" calcext:value-type="float">
            <text:p>0.181748899</text:p>
          </table:table-cell>
          <table:table-cell table:formula="of:=[.A3756]*[.A3756]+[.B3756]*[.B3756]" office:value-type="float" office:value="0.104821439615094" calcext:value-type="float">
            <text:p>0.104821439615094</text:p>
          </table:table-cell>
        </table:table-row>
        <table:table-row table:style-name="ro1">
          <table:table-cell office:value-type="float" office:value="-0.267934278" calcext:value-type="float">
            <text:p>-0.267934278</text:p>
          </table:table-cell>
          <table:table-cell office:value-type="float" office:value="-0.181748898" calcext:value-type="float">
            <text:p>-0.181748898</text:p>
          </table:table-cell>
          <table:table-cell table:formula="of:=[.A3757]*[.A3757]+[.B3757]*[.B3757]" office:value-type="float" office:value="0.104821439251596" calcext:value-type="float">
            <text:p>0.104821439251596</text:p>
          </table:table-cell>
        </table:table-row>
        <table:table-row table:style-name="ro1">
          <table:table-cell office:value-type="float" office:value="-0.270430795" calcext:value-type="float">
            <text:p>-0.270430795</text:p>
          </table:table-cell>
          <table:table-cell office:value-type="float" office:value="0.177557657" calcext:value-type="float">
            <text:p>0.177557657</text:p>
          </table:table-cell>
          <table:table-cell table:formula="of:=[.A3758]*[.A3758]+[.B3758]*[.B3758]" office:value-type="float" office:value="0.104659536443662" calcext:value-type="float">
            <text:p>0.104659536443662</text:p>
          </table:table-cell>
        </table:table-row>
        <table:table-row table:style-name="ro1">
          <table:table-cell office:value-type="float" office:value="-0.270430795" calcext:value-type="float">
            <text:p>-0.270430795</text:p>
          </table:table-cell>
          <table:table-cell office:value-type="float" office:value="-0.177557656" calcext:value-type="float">
            <text:p>-0.177557656</text:p>
          </table:table-cell>
          <table:table-cell table:formula="of:=[.A3759]*[.A3759]+[.B3759]*[.B3759]" office:value-type="float" office:value="0.104659536088546" calcext:value-type="float">
            <text:p>0.104659536088546</text:p>
          </table:table-cell>
        </table:table-row>
        <table:table-row table:style-name="ro1">
          <table:table-cell office:value-type="float" office:value="-0.270893906" calcext:value-type="float">
            <text:p>-0.270893906</text:p>
          </table:table-cell>
          <table:table-cell office:value-type="float" office:value="0.176693156" calcext:value-type="float">
            <text:p>0.176693156</text:p>
          </table:table-cell>
          <table:table-cell table:formula="of:=[.A3760]*[.A3760]+[.B3760]*[.B3760]" office:value-type="float" office:value="0.104603979685177" calcext:value-type="float">
            <text:p>0.104603979685177</text:p>
          </table:table-cell>
        </table:table-row>
        <table:table-row table:style-name="ro1">
          <table:table-cell office:value-type="float" office:value="-0.270893906" calcext:value-type="float">
            <text:p>-0.270893906</text:p>
          </table:table-cell>
          <table:table-cell office:value-type="float" office:value="-0.176693156" calcext:value-type="float">
            <text:p>-0.176693156</text:p>
          </table:table-cell>
          <table:table-cell table:formula="of:=[.A3761]*[.A3761]+[.B3761]*[.B3761]" office:value-type="float" office:value="0.104603979685177" calcext:value-type="float">
            <text:p>0.104603979685177</text:p>
          </table:table-cell>
        </table:table-row>
        <table:table-row table:style-name="ro1">
          <table:table-cell office:value-type="float" office:value="-0.0760504467" calcext:value-type="float">
            <text:p>-0.0760504467</text:p>
          </table:table-cell>
          <table:table-cell office:value-type="float" office:value="0.314342365" calcext:value-type="float">
            <text:p>0.314342365</text:p>
          </table:table-cell>
          <table:table-cell table:formula="of:=[.A3762]*[.A3762]+[.B3762]*[.B3762]" office:value-type="float" office:value="0.104594792877063" calcext:value-type="float">
            <text:p>0.104594792877063</text:p>
          </table:table-cell>
        </table:table-row>
        <table:table-row table:style-name="ro1">
          <table:table-cell office:value-type="float" office:value="-0.0760504466" calcext:value-type="float">
            <text:p>-0.0760504466</text:p>
          </table:table-cell>
          <table:table-cell office:value-type="float" office:value="-0.314342365" calcext:value-type="float">
            <text:p>-0.314342365</text:p>
          </table:table-cell>
          <table:table-cell table:formula="of:=[.A3763]*[.A3763]+[.B3763]*[.B3763]" office:value-type="float" office:value="0.104594792861853" calcext:value-type="float">
            <text:p>0.104594792861853</text:p>
          </table:table-cell>
        </table:table-row>
        <table:table-row table:style-name="ro1">
          <table:table-cell office:value-type="float" office:value="-0.259233184" calcext:value-type="float">
            <text:p>-0.259233184</text:p>
          </table:table-cell>
          <table:table-cell office:value-type="float" office:value="0.193174078" calcext:value-type="float">
            <text:p>0.193174078</text:p>
          </table:table-cell>
          <table:table-cell table:formula="of:=[.A3764]*[.A3764]+[.B3764]*[.B3764]" office:value-type="float" office:value="0.104518068097928" calcext:value-type="float">
            <text:p>0.104518068097928</text:p>
          </table:table-cell>
        </table:table-row>
        <table:table-row table:style-name="ro1">
          <table:table-cell office:value-type="float" office:value="-0.259233184" calcext:value-type="float">
            <text:p>-0.259233184</text:p>
          </table:table-cell>
          <table:table-cell office:value-type="float" office:value="-0.193174078" calcext:value-type="float">
            <text:p>-0.193174078</text:p>
          </table:table-cell>
          <table:table-cell table:formula="of:=[.A3765]*[.A3765]+[.B3765]*[.B3765]" office:value-type="float" office:value="0.104518068097928" calcext:value-type="float">
            <text:p>0.104518068097928</text:p>
          </table:table-cell>
        </table:table-row>
        <table:table-row table:style-name="ro1">
          <table:table-cell office:value-type="float" office:value="-0.232115931" calcext:value-type="float">
            <text:p>-0.232115931</text:p>
          </table:table-cell>
          <table:table-cell office:value-type="float" office:value="0.224883142" calcext:value-type="float">
            <text:p>0.224883142</text:p>
          </table:table-cell>
          <table:table-cell table:formula="of:=[.A3766]*[.A3766]+[.B3766]*[.B3766]" office:value-type="float" office:value="0.104450232979789" calcext:value-type="float">
            <text:p>0.104450232979789</text:p>
          </table:table-cell>
        </table:table-row>
        <table:table-row table:style-name="ro1">
          <table:table-cell office:value-type="float" office:value="-0.232115931" calcext:value-type="float">
            <text:p>-0.232115931</text:p>
          </table:table-cell>
          <table:table-cell office:value-type="float" office:value="-0.224883141" calcext:value-type="float">
            <text:p>-0.224883141</text:p>
          </table:table-cell>
          <table:table-cell table:formula="of:=[.A3767]*[.A3767]+[.B3767]*[.B3767]" office:value-type="float" office:value="0.104450232530023" calcext:value-type="float">
            <text:p>0.104450232530023</text:p>
          </table:table-cell>
        </table:table-row>
        <table:table-row table:style-name="ro1">
          <table:table-cell office:value-type="float" office:value="-0.270336963" calcext:value-type="float">
            <text:p>-0.270336963</text:p>
          </table:table-cell>
          <table:table-cell office:value-type="float" office:value="0.176997074" calcext:value-type="float">
            <text:p>0.176997074</text:p>
          </table:table-cell>
          <table:table-cell table:formula="of:=[.A3768]*[.A3768]+[.B3768]*[.B3768]" office:value-type="float" office:value="0.104410037768625" calcext:value-type="float">
            <text:p>0.104410037768625</text:p>
          </table:table-cell>
        </table:table-row>
        <table:table-row table:style-name="ro1">
          <table:table-cell office:value-type="float" office:value="-0.270336963" calcext:value-type="float">
            <text:p>-0.270336963</text:p>
          </table:table-cell>
          <table:table-cell office:value-type="float" office:value="-0.176997074" calcext:value-type="float">
            <text:p>-0.176997074</text:p>
          </table:table-cell>
          <table:table-cell table:formula="of:=[.A3769]*[.A3769]+[.B3769]*[.B3769]" office:value-type="float" office:value="0.104410037768625" calcext:value-type="float">
            <text:p>0.104410037768625</text:p>
          </table:table-cell>
        </table:table-row>
        <table:table-row table:style-name="ro1">
          <table:table-cell office:value-type="float" office:value="-0.251890254" calcext:value-type="float">
            <text:p>-0.251890254</text:p>
          </table:table-cell>
          <table:table-cell office:value-type="float" office:value="-0.202147441" calcext:value-type="float">
            <text:p>-0.202147441</text:p>
          </table:table-cell>
          <table:table-cell table:formula="of:=[.A3770]*[.A3770]+[.B3770]*[.B3770]" office:value-type="float" office:value="0.104312287963033" calcext:value-type="float">
            <text:p>0.104312287963033</text:p>
          </table:table-cell>
        </table:table-row>
        <table:table-row table:style-name="ro1">
          <table:table-cell office:value-type="float" office:value="-0.251890253" calcext:value-type="float">
            <text:p>-0.251890253</text:p>
          </table:table-cell>
          <table:table-cell office:value-type="float" office:value="0.202147441" calcext:value-type="float">
            <text:p>0.202147441</text:p>
          </table:table-cell>
          <table:table-cell table:formula="of:=[.A3771]*[.A3771]+[.B3771]*[.B3771]" office:value-type="float" office:value="0.104312287459253" calcext:value-type="float">
            <text:p>0.104312287459253</text:p>
          </table:table-cell>
        </table:table-row>
        <table:table-row table:style-name="ro1">
          <table:table-cell office:value-type="float" office:value="-0.167718888" calcext:value-type="float">
            <text:p>-0.167718888</text:p>
          </table:table-cell>
          <table:table-cell office:value-type="float" office:value="0.275724427" calcext:value-type="float">
            <text:p>0.275724427</text:p>
          </table:table-cell>
          <table:table-cell table:formula="of:=[.A3772]*[.A3772]+[.B3772]*[.B3772]" office:value-type="float" office:value="0.104153585036435" calcext:value-type="float">
            <text:p>0.104153585036435</text:p>
          </table:table-cell>
        </table:table-row>
        <table:table-row table:style-name="ro1">
          <table:table-cell office:value-type="float" office:value="-0.167718888" calcext:value-type="float">
            <text:p>-0.167718888</text:p>
          </table:table-cell>
          <table:table-cell office:value-type="float" office:value="-0.275724427" calcext:value-type="float">
            <text:p>-0.275724427</text:p>
          </table:table-cell>
          <table:table-cell table:formula="of:=[.A3773]*[.A3773]+[.B3773]*[.B3773]" office:value-type="float" office:value="0.104153585036435" calcext:value-type="float">
            <text:p>0.104153585036435</text:p>
          </table:table-cell>
        </table:table-row>
        <table:table-row table:style-name="ro1">
          <table:table-cell office:value-type="float" office:value="-0.322689005" calcext:value-type="float">
            <text:p>-0.322689005</text:p>
          </table:table-cell>
          <table:table-cell office:value-type="float" office:value="0" calcext:value-type="float">
            <text:p>0</text:p>
          </table:table-cell>
          <table:table-cell table:formula="of:=[.A3774]*[.A3774]+[.B3774]*[.B3774]" office:value-type="float" office:value="0.10412819394789" calcext:value-type="float">
            <text:p>0.10412819394789</text:p>
          </table:table-cell>
        </table:table-row>
        <table:table-row table:style-name="ro1">
          <table:table-cell office:value-type="float" office:value="-0.0787795301" calcext:value-type="float">
            <text:p>-0.0787795301</text:p>
          </table:table-cell>
          <table:table-cell office:value-type="float" office:value="0.31286045" calcext:value-type="float">
            <text:p>0.31286045</text:p>
          </table:table-cell>
          <table:table-cell table:formula="of:=[.A3775]*[.A3775]+[.B3775]*[.B3775]" office:value-type="float" office:value="0.104087875536979" calcext:value-type="float">
            <text:p>0.104087875536979</text:p>
          </table:table-cell>
        </table:table-row>
        <table:table-row table:style-name="ro1">
          <table:table-cell office:value-type="float" office:value="-0.0787795299" calcext:value-type="float">
            <text:p>-0.0787795299</text:p>
          </table:table-cell>
          <table:table-cell office:value-type="float" office:value="-0.31286045" calcext:value-type="float">
            <text:p>-0.31286045</text:p>
          </table:table-cell>
          <table:table-cell table:formula="of:=[.A3776]*[.A3776]+[.B3776]*[.B3776]" office:value-type="float" office:value="0.104087875505468" calcext:value-type="float">
            <text:p>0.104087875505468</text:p>
          </table:table-cell>
        </table:table-row>
        <table:table-row table:style-name="ro1">
          <table:table-cell office:value-type="float" office:value="-0.270298382" calcext:value-type="float">
            <text:p>-0.270298382</text:p>
          </table:table-cell>
          <table:table-cell office:value-type="float" office:value="0.176045479" calcext:value-type="float">
            <text:p>0.176045479</text:p>
          </table:table-cell>
          <table:table-cell table:formula="of:=[.A3777]*[.A3777]+[.B3777]*[.B3777]" office:value-type="float" office:value="0.104053225988157" calcext:value-type="float">
            <text:p>0.104053225988157</text:p>
          </table:table-cell>
        </table:table-row>
        <table:table-row table:style-name="ro1">
          <table:table-cell office:value-type="float" office:value="-0.270298382" calcext:value-type="float">
            <text:p>-0.270298382</text:p>
          </table:table-cell>
          <table:table-cell office:value-type="float" office:value="-0.176045479" calcext:value-type="float">
            <text:p>-0.176045479</text:p>
          </table:table-cell>
          <table:table-cell table:formula="of:=[.A3778]*[.A3778]+[.B3778]*[.B3778]" office:value-type="float" office:value="0.104053225988157" calcext:value-type="float">
            <text:p>0.104053225988157</text:p>
          </table:table-cell>
        </table:table-row>
        <table:table-row table:style-name="ro1">
          <table:table-cell office:value-type="float" office:value="-0.26830621" calcext:value-type="float">
            <text:p>-0.26830621</text:p>
          </table:table-cell>
          <table:table-cell office:value-type="float" office:value="0.176734187" calcext:value-type="float">
            <text:p>0.176734187</text:p>
          </table:table-cell>
          <table:table-cell table:formula="of:=[.A3779]*[.A3779]+[.B3779]*[.B3779]" office:value-type="float" office:value="0.103223195179115" calcext:value-type="float">
            <text:p>0.103223195179115</text:p>
          </table:table-cell>
        </table:table-row>
        <table:table-row table:style-name="ro1">
          <table:table-cell office:value-type="float" office:value="-0.26830621" calcext:value-type="float">
            <text:p>-0.26830621</text:p>
          </table:table-cell>
          <table:table-cell office:value-type="float" office:value="-0.176734187" calcext:value-type="float">
            <text:p>-0.176734187</text:p>
          </table:table-cell>
          <table:table-cell table:formula="of:=[.A3780]*[.A3780]+[.B3780]*[.B3780]" office:value-type="float" office:value="0.103223195179115" calcext:value-type="float">
            <text:p>0.103223195179115</text:p>
          </table:table-cell>
        </table:table-row>
        <table:table-row table:style-name="ro1">
          <table:table-cell office:value-type="float" office:value="-0.31827665" calcext:value-type="float">
            <text:p>-0.31827665</text:p>
          </table:table-cell>
          <table:table-cell office:value-type="float" office:value="0.0426136364" calcext:value-type="float">
            <text:p>0.0426136364</text:p>
          </table:table-cell>
          <table:table-cell table:formula="of:=[.A3781]*[.A3781]+[.B3781]*[.B3781]" office:value-type="float" office:value="0.103115947942454" calcext:value-type="float">
            <text:p>0.103115947942454</text:p>
          </table:table-cell>
        </table:table-row>
        <table:table-row table:style-name="ro1">
          <table:table-cell office:value-type="float" office:value="-0.31827665" calcext:value-type="float">
            <text:p>-0.31827665</text:p>
          </table:table-cell>
          <table:table-cell office:value-type="float" office:value="-0.0426136364" calcext:value-type="float">
            <text:p>-0.0426136364</text:p>
          </table:table-cell>
          <table:table-cell table:formula="of:=[.A3782]*[.A3782]+[.B3782]*[.B3782]" office:value-type="float" office:value="0.103115947942454" calcext:value-type="float">
            <text:p>0.103115947942454</text:p>
          </table:table-cell>
        </table:table-row>
        <table:table-row table:style-name="ro1">
          <table:table-cell office:value-type="float" office:value="-0.320911967" calcext:value-type="float">
            <text:p>-0.320911967</text:p>
          </table:table-cell>
          <table:table-cell office:value-type="float" office:value="0" calcext:value-type="float">
            <text:p>0</text:p>
          </table:table-cell>
          <table:table-cell table:formula="of:=[.A3783]*[.A3783]+[.B3783]*[.B3783]" office:value-type="float" office:value="0.102984490563809" calcext:value-type="float">
            <text:p>0.102984490563809</text:p>
          </table:table-cell>
        </table:table-row>
        <table:table-row table:style-name="ro1">
          <table:table-cell office:value-type="float" office:value="-0.153981989" calcext:value-type="float">
            <text:p>-0.153981989</text:p>
          </table:table-cell>
          <table:table-cell office:value-type="float" office:value="0.281485383" calcext:value-type="float">
            <text:p>0.281485383</text:p>
          </table:table-cell>
          <table:table-cell table:formula="of:=[.A3784]*[.A3784]+[.B3784]*[.B3784]" office:value-type="float" office:value="0.102944473779053" calcext:value-type="float">
            <text:p>0.102944473779053</text:p>
          </table:table-cell>
        </table:table-row>
        <table:table-row table:style-name="ro1">
          <table:table-cell office:value-type="float" office:value="-0.153981989" calcext:value-type="float">
            <text:p>-0.153981989</text:p>
          </table:table-cell>
          <table:table-cell office:value-type="float" office:value="-0.281485383" calcext:value-type="float">
            <text:p>-0.281485383</text:p>
          </table:table-cell>
          <table:table-cell table:formula="of:=[.A3785]*[.A3785]+[.B3785]*[.B3785]" office:value-type="float" office:value="0.102944473779053" calcext:value-type="float">
            <text:p>0.102944473779053</text:p>
          </table:table-cell>
        </table:table-row>
        <table:table-row table:style-name="ro1">
          <table:table-cell office:value-type="float" office:value="-0.239309238" calcext:value-type="float">
            <text:p>-0.239309238</text:p>
          </table:table-cell>
          <table:table-cell office:value-type="float" office:value="0.213567836" calcext:value-type="float">
            <text:p>0.213567836</text:p>
          </table:table-cell>
          <table:table-cell table:formula="of:=[.A3786]*[.A3786]+[.B3786]*[.B3786]" office:value-type="float" office:value="0.102880131965864" calcext:value-type="float">
            <text:p>0.102880131965864</text:p>
          </table:table-cell>
        </table:table-row>
        <table:table-row table:style-name="ro1">
          <table:table-cell office:value-type="float" office:value="-0.239309238" calcext:value-type="float">
            <text:p>-0.239309238</text:p>
          </table:table-cell>
          <table:table-cell office:value-type="float" office:value="-0.213567836" calcext:value-type="float">
            <text:p>-0.213567836</text:p>
          </table:table-cell>
          <table:table-cell table:formula="of:=[.A3787]*[.A3787]+[.B3787]*[.B3787]" office:value-type="float" office:value="0.102880131965864" calcext:value-type="float">
            <text:p>0.102880131965864</text:p>
          </table:table-cell>
        </table:table-row>
        <table:table-row table:style-name="ro1">
          <table:table-cell office:value-type="float" office:value="-0.320570087" calcext:value-type="float">
            <text:p>-0.320570087</text:p>
          </table:table-cell>
          <table:table-cell office:value-type="float" office:value="0" calcext:value-type="float">
            <text:p>0</text:p>
          </table:table-cell>
          <table:table-cell table:formula="of:=[.A3788]*[.A3788]+[.B3788]*[.B3788]" office:value-type="float" office:value="0.102765180679188" calcext:value-type="float">
            <text:p>0.102765180679188</text:p>
          </table:table-cell>
        </table:table-row>
        <table:table-row table:style-name="ro1">
          <table:table-cell office:value-type="float" office:value="-0.320183843" calcext:value-type="float">
            <text:p>-0.320183843</text:p>
          </table:table-cell>
          <table:table-cell office:value-type="float" office:value="0" calcext:value-type="float">
            <text:p>0</text:p>
          </table:table-cell>
          <table:table-cell table:formula="of:=[.A3789]*[.A3789]+[.B3789]*[.B3789]" office:value-type="float" office:value="0.102517693318249" calcext:value-type="float">
            <text:p>0.102517693318249</text:p>
          </table:table-cell>
        </table:table-row>
        <table:table-row table:style-name="ro1">
          <table:table-cell office:value-type="float" office:value="0.11062597" calcext:value-type="float">
            <text:p>0.11062597</text:p>
          </table:table-cell>
          <table:table-cell office:value-type="float" office:value="0.300420204" calcext:value-type="float">
            <text:p>0.300420204</text:p>
          </table:table-cell>
          <table:table-cell table:formula="of:=[.A3790]*[.A3790]+[.B3790]*[.B3790]" office:value-type="float" office:value="0.102490404209843" calcext:value-type="float">
            <text:p>0.102490404209843</text:p>
          </table:table-cell>
        </table:table-row>
        <table:table-row table:style-name="ro1">
          <table:table-cell office:value-type="float" office:value="0.110625969" calcext:value-type="float">
            <text:p>0.110625969</text:p>
          </table:table-cell>
          <table:table-cell office:value-type="float" office:value="-0.300420204" calcext:value-type="float">
            <text:p>-0.300420204</text:p>
          </table:table-cell>
          <table:table-cell table:formula="of:=[.A3791]*[.A3791]+[.B3791]*[.B3791]" office:value-type="float" office:value="0.102490403988591" calcext:value-type="float">
            <text:p>0.102490403988591</text:p>
          </table:table-cell>
        </table:table-row>
        <table:table-row table:style-name="ro1">
          <table:table-cell office:value-type="float" office:value="-0.319885911" calcext:value-type="float">
            <text:p>-0.319885911</text:p>
          </table:table-cell>
          <table:table-cell office:value-type="float" office:value="0" calcext:value-type="float">
            <text:p>0</text:p>
          </table:table-cell>
          <table:table-cell table:formula="of:=[.A3792]*[.A3792]+[.B3792]*[.B3792]" office:value-type="float" office:value="0.1023269960563" calcext:value-type="float">
            <text:p>0.1023269960563</text:p>
          </table:table-cell>
        </table:table-row>
        <table:table-row table:style-name="ro1">
          <table:table-cell office:value-type="float" office:value="0.258018281" calcext:value-type="float">
            <text:p>0.258018281</text:p>
          </table:table-cell>
          <table:table-cell office:value-type="float" office:value="0.188419496" calcext:value-type="float">
            <text:p>0.188419496</text:p>
          </table:table-cell>
          <table:table-cell table:formula="of:=[.A3793]*[.A3793]+[.B3793]*[.B3793]" office:value-type="float" office:value="0.102075339803089" calcext:value-type="float">
            <text:p>0.102075339803089</text:p>
          </table:table-cell>
        </table:table-row>
        <table:table-row table:style-name="ro1">
          <table:table-cell office:value-type="float" office:value="0.25801828" calcext:value-type="float">
            <text:p>0.25801828</text:p>
          </table:table-cell>
          <table:table-cell office:value-type="float" office:value="-0.188419495" calcext:value-type="float">
            <text:p>-0.188419495</text:p>
          </table:table-cell>
          <table:table-cell table:formula="of:=[.A3794]*[.A3794]+[.B3794]*[.B3794]" office:value-type="float" office:value="0.102075338910213" calcext:value-type="float">
            <text:p>0.102075338910213</text:p>
          </table:table-cell>
        </table:table-row>
        <table:table-row table:style-name="ro1">
          <table:table-cell office:value-type="float" office:value="-0.316486391" calcext:value-type="float">
            <text:p>-0.316486391</text:p>
          </table:table-cell>
          <table:table-cell office:value-type="float" office:value="0.042769869" calcext:value-type="float">
            <text:p>0.042769869</text:p>
          </table:table-cell>
          <table:table-cell table:formula="of:=[.A3795]*[.A3795]+[.B3795]*[.B3795]" office:value-type="float" office:value="0.101992897382482" calcext:value-type="float">
            <text:p>0.101992897382482</text:p>
          </table:table-cell>
        </table:table-row>
        <table:table-row table:style-name="ro1">
          <table:table-cell office:value-type="float" office:value="-0.316486391" calcext:value-type="float">
            <text:p>-0.316486391</text:p>
          </table:table-cell>
          <table:table-cell office:value-type="float" office:value="-0.042769869" calcext:value-type="float">
            <text:p>-0.042769869</text:p>
          </table:table-cell>
          <table:table-cell table:formula="of:=[.A3796]*[.A3796]+[.B3796]*[.B3796]" office:value-type="float" office:value="0.101992897382482" calcext:value-type="float">
            <text:p>0.101992897382482</text:p>
          </table:table-cell>
        </table:table-row>
        <table:table-row table:style-name="ro1">
          <table:table-cell office:value-type="float" office:value="-0.319357307" calcext:value-type="float">
            <text:p>-0.319357307</text:p>
          </table:table-cell>
          <table:table-cell office:value-type="float" office:value="0" calcext:value-type="float">
            <text:p>0</text:p>
          </table:table-cell>
          <table:table-cell table:formula="of:=[.A3797]*[.A3797]+[.B3797]*[.B3797]" office:value-type="float" office:value="0.101989089534292" calcext:value-type="float">
            <text:p>0.101989089534292</text:p>
          </table:table-cell>
        </table:table-row>
        <table:table-row table:style-name="ro1">
          <table:table-cell office:value-type="float" office:value="-0.144280945" calcext:value-type="float">
            <text:p>-0.144280945</text:p>
          </table:table-cell>
          <table:table-cell office:value-type="float" office:value="0.284691026" calcext:value-type="float">
            <text:p>0.284691026</text:p>
          </table:table-cell>
          <table:table-cell table:formula="of:=[.A3798]*[.A3798]+[.B3798]*[.B3798]" office:value-type="float" office:value="0.101865971375026" calcext:value-type="float">
            <text:p>0.101865971375026</text:p>
          </table:table-cell>
        </table:table-row>
        <table:table-row table:style-name="ro1">
          <table:table-cell office:value-type="float" office:value="-0.144280945" calcext:value-type="float">
            <text:p>-0.144280945</text:p>
          </table:table-cell>
          <table:table-cell office:value-type="float" office:value="-0.284691026" calcext:value-type="float">
            <text:p>-0.284691026</text:p>
          </table:table-cell>
          <table:table-cell table:formula="of:=[.A3799]*[.A3799]+[.B3799]*[.B3799]" office:value-type="float" office:value="0.101865971375026" calcext:value-type="float">
            <text:p>0.101865971375026</text:p>
          </table:table-cell>
        </table:table-row>
        <table:table-row table:style-name="ro1">
          <table:table-cell office:value-type="float" office:value="-0.318890509" calcext:value-type="float">
            <text:p>-0.318890509</text:p>
          </table:table-cell>
          <table:table-cell office:value-type="float" office:value="0" calcext:value-type="float">
            <text:p>0</text:p>
          </table:table-cell>
          <table:table-cell table:formula="of:=[.A3800]*[.A3800]+[.B3800]*[.B3800]" office:value-type="float" office:value="0.101691156730279" calcext:value-type="float">
            <text:p>0.101691156730279</text:p>
          </table:table-cell>
        </table:table-row>
        <table:table-row table:style-name="ro1">
          <table:table-cell office:value-type="float" office:value="-0.150731366" calcext:value-type="float">
            <text:p>-0.150731366</text:p>
          </table:table-cell>
          <table:table-cell office:value-type="float" office:value="0.280379484" calcext:value-type="float">
            <text:p>0.280379484</text:p>
          </table:table-cell>
          <table:table-cell table:formula="of:=[.A3801]*[.A3801]+[.B3801]*[.B3801]" office:value-type="float" office:value="0.101332599744332" calcext:value-type="float">
            <text:p>0.101332599744332</text:p>
          </table:table-cell>
        </table:table-row>
        <table:table-row table:style-name="ro1">
          <table:table-cell office:value-type="float" office:value="-0.150731366" calcext:value-type="float">
            <text:p>-0.150731366</text:p>
          </table:table-cell>
          <table:table-cell office:value-type="float" office:value="-0.280379484" calcext:value-type="float">
            <text:p>-0.280379484</text:p>
          </table:table-cell>
          <table:table-cell table:formula="of:=[.A3802]*[.A3802]+[.B3802]*[.B3802]" office:value-type="float" office:value="0.101332599744332" calcext:value-type="float">
            <text:p>0.101332599744332</text:p>
          </table:table-cell>
        </table:table-row>
        <table:table-row table:style-name="ro1">
          <table:table-cell office:value-type="float" office:value="-0.270067601" calcext:value-type="float">
            <text:p>-0.270067601</text:p>
          </table:table-cell>
          <table:table-cell office:value-type="float" office:value="0.168436299" calcext:value-type="float">
            <text:p>0.168436299</text:p>
          </table:table-cell>
          <table:table-cell table:formula="of:=[.A3803]*[.A3803]+[.B3803]*[.B3803]" office:value-type="float" office:value="0.101307295930713" calcext:value-type="float">
            <text:p>0.101307295930713</text:p>
          </table:table-cell>
        </table:table-row>
        <table:table-row table:style-name="ro1">
          <table:table-cell office:value-type="float" office:value="-0.270067601" calcext:value-type="float">
            <text:p>-0.270067601</text:p>
          </table:table-cell>
          <table:table-cell office:value-type="float" office:value="-0.168436299" calcext:value-type="float">
            <text:p>-0.168436299</text:p>
          </table:table-cell>
          <table:table-cell table:formula="of:=[.A3804]*[.A3804]+[.B3804]*[.B3804]" office:value-type="float" office:value="0.101307295930713" calcext:value-type="float">
            <text:p>0.101307295930713</text:p>
          </table:table-cell>
        </table:table-row>
        <table:table-row table:style-name="ro1">
          <table:table-cell office:value-type="float" office:value="0.236524781" calcext:value-type="float">
            <text:p>0.236524781</text:p>
          </table:table-cell>
          <table:table-cell office:value-type="float" office:value="-0.212965237" calcext:value-type="float">
            <text:p>-0.212965237</text:p>
          </table:table-cell>
          <table:table-cell table:formula="of:=[.A3805]*[.A3805]+[.B3805]*[.B3805]" office:value-type="float" office:value="0.101298164197564" calcext:value-type="float">
            <text:p>0.101298164197564</text:p>
          </table:table-cell>
        </table:table-row>
        <table:table-row table:style-name="ro1">
          <table:table-cell office:value-type="float" office:value="0.236524781" calcext:value-type="float">
            <text:p>0.236524781</text:p>
          </table:table-cell>
          <table:table-cell office:value-type="float" office:value="0.212965236" calcext:value-type="float">
            <text:p>0.212965236</text:p>
          </table:table-cell>
          <table:table-cell table:formula="of:=[.A3806]*[.A3806]+[.B3806]*[.B3806]" office:value-type="float" office:value="0.101298163771634" calcext:value-type="float">
            <text:p>0.101298163771634</text:p>
          </table:table-cell>
        </table:table-row>
        <table:table-row table:style-name="ro1">
          <table:table-cell office:value-type="float" office:value="-0.221453671" calcext:value-type="float">
            <text:p>-0.221453671</text:p>
          </table:table-cell>
          <table:table-cell office:value-type="float" office:value="0.228596585" calcext:value-type="float">
            <text:p>0.228596585</text:p>
          </table:table-cell>
          <table:table-cell table:formula="of:=[.A3807]*[.A3807]+[.B3807]*[.B3807]" office:value-type="float" office:value="0.101298127073038" calcext:value-type="float">
            <text:p>0.101298127073038</text:p>
          </table:table-cell>
        </table:table-row>
        <table:table-row table:style-name="ro1">
          <table:table-cell office:value-type="float" office:value="-0.221453671" calcext:value-type="float">
            <text:p>-0.221453671</text:p>
          </table:table-cell>
          <table:table-cell office:value-type="float" office:value="-0.228596585" calcext:value-type="float">
            <text:p>-0.228596585</text:p>
          </table:table-cell>
          <table:table-cell table:formula="of:=[.A3808]*[.A3808]+[.B3808]*[.B3808]" office:value-type="float" office:value="0.101298127073038" calcext:value-type="float">
            <text:p>0.101298127073038</text:p>
          </table:table-cell>
        </table:table-row>
        <table:table-row table:style-name="ro1">
          <table:table-cell office:value-type="float" office:value="0.0131693697" calcext:value-type="float">
            <text:p>0.0131693697</text:p>
          </table:table-cell>
          <table:table-cell office:value-type="float" office:value="0.317894206" calcext:value-type="float">
            <text:p>0.317894206</text:p>
          </table:table-cell>
          <table:table-cell table:formula="of:=[.A3809]*[.A3809]+[.B3809]*[.B3809]" office:value-type="float" office:value="0.101230158506666" calcext:value-type="float">
            <text:p>0.101230158506666</text:p>
          </table:table-cell>
        </table:table-row>
        <table:table-row table:style-name="ro1">
          <table:table-cell office:value-type="float" office:value="0.0131693698" calcext:value-type="float">
            <text:p>0.0131693698</text:p>
          </table:table-cell>
          <table:table-cell office:value-type="float" office:value="-0.317894205" calcext:value-type="float">
            <text:p>-0.317894205</text:p>
          </table:table-cell>
          <table:table-cell table:formula="of:=[.A3810]*[.A3810]+[.B3810]*[.B3810]" office:value-type="float" office:value="0.101230157873511" calcext:value-type="float">
            <text:p>0.101230157873511</text:p>
          </table:table-cell>
        </table:table-row>
        <table:table-row table:style-name="ro1">
          <table:table-cell office:value-type="float" office:value="0.318073332" calcext:value-type="float">
            <text:p>0.318073332</text:p>
          </table:table-cell>
          <table:table-cell office:value-type="float" office:value="0" calcext:value-type="float">
            <text:p>0</text:p>
          </table:table-cell>
          <table:table-cell table:formula="of:=[.A3811]*[.A3811]+[.B3811]*[.B3811]" office:value-type="float" office:value="0.101170644529582" calcext:value-type="float">
            <text:p>0.101170644529582</text:p>
          </table:table-cell>
        </table:table-row>
        <table:table-row table:style-name="ro1">
          <table:table-cell office:value-type="float" office:value="-0.317746806" calcext:value-type="float">
            <text:p>-0.317746806</text:p>
          </table:table-cell>
          <table:table-cell office:value-type="float" office:value="0" calcext:value-type="float">
            <text:p>0</text:p>
          </table:table-cell>
          <table:table-cell table:formula="of:=[.A3812]*[.A3812]+[.B3812]*[.B3812]" office:value-type="float" office:value="0.100963032723202" calcext:value-type="float">
            <text:p>0.100963032723202</text:p>
          </table:table-cell>
        </table:table-row>
        <table:table-row table:style-name="ro1">
          <table:table-cell office:value-type="float" office:value="-0.149928399" calcext:value-type="float">
            <text:p>-0.149928399</text:p>
          </table:table-cell>
          <table:table-cell office:value-type="float" office:value="0.280019844" calcext:value-type="float">
            <text:p>0.280019844</text:p>
          </table:table-cell>
          <table:table-cell table:formula="of:=[.A3813]*[.A3813]+[.B3813]*[.B3813]" office:value-type="float" office:value="0.100889637860488" calcext:value-type="float">
            <text:p>0.100889637860488</text:p>
          </table:table-cell>
        </table:table-row>
        <table:table-row table:style-name="ro1">
          <table:table-cell office:value-type="float" office:value="-0.149928398" calcext:value-type="float">
            <text:p>-0.149928398</text:p>
          </table:table-cell>
          <table:table-cell office:value-type="float" office:value="-0.280019844" calcext:value-type="float">
            <text:p>-0.280019844</text:p>
          </table:table-cell>
          <table:table-cell table:formula="of:=[.A3814]*[.A3814]+[.B3814]*[.B3814]" office:value-type="float" office:value="0.100889637560631" calcext:value-type="float">
            <text:p>0.100889637560631</text:p>
          </table:table-cell>
        </table:table-row>
        <table:table-row table:style-name="ro1">
          <table:table-cell office:value-type="float" office:value="-0.148168153" calcext:value-type="float">
            <text:p>-0.148168153</text:p>
          </table:table-cell>
          <table:table-cell office:value-type="float" office:value="0.280954032" calcext:value-type="float">
            <text:p>0.280954032</text:p>
          </table:table-cell>
          <table:table-cell table:formula="of:=[.A3815]*[.A3815]+[.B3815]*[.B3815]" office:value-type="float" office:value="0.100888969660488" calcext:value-type="float">
            <text:p>0.100888969660488</text:p>
          </table:table-cell>
        </table:table-row>
        <table:table-row table:style-name="ro1">
          <table:table-cell office:value-type="float" office:value="-0.148168153" calcext:value-type="float">
            <text:p>-0.148168153</text:p>
          </table:table-cell>
          <table:table-cell office:value-type="float" office:value="-0.280954031" calcext:value-type="float">
            <text:p>-0.280954031</text:p>
          </table:table-cell>
          <table:table-cell table:formula="of:=[.A3816]*[.A3816]+[.B3816]*[.B3816]" office:value-type="float" office:value="0.10088896909858" calcext:value-type="float">
            <text:p>0.10088896909858</text:p>
          </table:table-cell>
        </table:table-row>
        <table:table-row table:style-name="ro1">
          <table:table-cell office:value-type="float" office:value="-0.14926079" calcext:value-type="float">
            <text:p>-0.14926079</text:p>
          </table:table-cell>
          <table:table-cell office:value-type="float" office:value="0.280102092" calcext:value-type="float">
            <text:p>0.280102092</text:p>
          </table:table-cell>
          <table:table-cell table:formula="of:=[.A3817]*[.A3817]+[.B3817]*[.B3817]" office:value-type="float" office:value="0.100735965374201" calcext:value-type="float">
            <text:p>0.100735965374201</text:p>
          </table:table-cell>
        </table:table-row>
        <table:table-row table:style-name="ro1">
          <table:table-cell office:value-type="float" office:value="-0.14926079" calcext:value-type="float">
            <text:p>-0.14926079</text:p>
          </table:table-cell>
          <table:table-cell office:value-type="float" office:value="-0.280102092" calcext:value-type="float">
            <text:p>-0.280102092</text:p>
          </table:table-cell>
          <table:table-cell table:formula="of:=[.A3818]*[.A3818]+[.B3818]*[.B3818]" office:value-type="float" office:value="0.100735965374201" calcext:value-type="float">
            <text:p>0.100735965374201</text:p>
          </table:table-cell>
        </table:table-row>
        <table:table-row table:style-name="ro1">
          <table:table-cell office:value-type="float" office:value="-0.149682589" calcext:value-type="float">
            <text:p>-0.149682589</text:p>
          </table:table-cell>
          <table:table-cell office:value-type="float" office:value="0.27967051" calcext:value-type="float">
            <text:p>0.27967051</text:p>
          </table:table-cell>
          <table:table-cell table:formula="of:=[.A3819]*[.A3819]+[.B3819]*[.B3819]" office:value-type="float" office:value="0.100620471613403" calcext:value-type="float">
            <text:p>0.100620471613403</text:p>
          </table:table-cell>
        </table:table-row>
        <table:table-row table:style-name="ro1">
          <table:table-cell office:value-type="float" office:value="-0.149682589" calcext:value-type="float">
            <text:p>-0.149682589</text:p>
          </table:table-cell>
          <table:table-cell office:value-type="float" office:value="-0.27967051" calcext:value-type="float">
            <text:p>-0.27967051</text:p>
          </table:table-cell>
          <table:table-cell table:formula="of:=[.A3820]*[.A3820]+[.B3820]*[.B3820]" office:value-type="float" office:value="0.100620471613403" calcext:value-type="float">
            <text:p>0.100620471613403</text:p>
          </table:table-cell>
        </table:table-row>
        <table:table-row table:style-name="ro1">
          <table:table-cell office:value-type="float" office:value="-0.14964271" calcext:value-type="float">
            <text:p>-0.14964271</text:p>
          </table:table-cell>
          <table:table-cell office:value-type="float" office:value="0.279112399" calcext:value-type="float">
            <text:p>0.279112399</text:p>
          </table:table-cell>
          <table:table-cell table:formula="of:=[.A3821]*[.A3821]+[.B3821]*[.B3821]" office:value-type="float" office:value="0.100296671931679" calcext:value-type="float">
            <text:p>0.100296671931679</text:p>
          </table:table-cell>
        </table:table-row>
        <table:table-row table:style-name="ro1">
          <table:table-cell office:value-type="float" office:value="-0.14964271" calcext:value-type="float">
            <text:p>-0.14964271</text:p>
          </table:table-cell>
          <table:table-cell office:value-type="float" office:value="-0.279112398" calcext:value-type="float">
            <text:p>-0.279112398</text:p>
          </table:table-cell>
          <table:table-cell table:formula="of:=[.A3822]*[.A3822]+[.B3822]*[.B3822]" office:value-type="float" office:value="0.100296671373454" calcext:value-type="float">
            <text:p>0.100296671373454</text:p>
          </table:table-cell>
        </table:table-row>
        <table:table-row table:style-name="ro1">
          <table:table-cell office:value-type="float" office:value="-0.210253257" calcext:value-type="float">
            <text:p>-0.210253257</text:p>
          </table:table-cell>
          <table:table-cell office:value-type="float" office:value="-0.235966756" calcext:value-type="float">
            <text:p>-0.235966756</text:p>
          </table:table-cell>
          <table:table-cell table:formula="of:=[.A3823]*[.A3823]+[.B3823]*[.B3823]" office:value-type="float" office:value="0.0998867420162716" calcext:value-type="float">
            <text:p>0.099886742016272</text:p>
          </table:table-cell>
        </table:table-row>
        <table:table-row table:style-name="ro1">
          <table:table-cell office:value-type="float" office:value="-0.210253257" calcext:value-type="float">
            <text:p>-0.210253257</text:p>
          </table:table-cell>
          <table:table-cell office:value-type="float" office:value="0.235966753" calcext:value-type="float">
            <text:p>0.235966753</text:p>
          </table:table-cell>
          <table:table-cell table:formula="of:=[.A3824]*[.A3824]+[.B3824]*[.B3824]" office:value-type="float" office:value="0.0998867406004711" calcext:value-type="float">
            <text:p>0.099886740600471</text:p>
          </table:table-cell>
        </table:table-row>
        <table:table-row table:style-name="ro1">
          <table:table-cell office:value-type="float" office:value="-0.0751135326" calcext:value-type="float">
            <text:p>-0.0751135326</text:p>
          </table:table-cell>
          <table:table-cell office:value-type="float" office:value="0.306461365" calcext:value-type="float">
            <text:p>0.306461365</text:p>
          </table:table-cell>
          <table:table-cell table:formula="of:=[.A3825]*[.A3825]+[.B3825]*[.B3825]" office:value-type="float" office:value="0.0995606110173145" calcext:value-type="float">
            <text:p>0.099560611017315</text:p>
          </table:table-cell>
        </table:table-row>
        <table:table-row table:style-name="ro1">
          <table:table-cell office:value-type="float" office:value="-0.0751135326" calcext:value-type="float">
            <text:p>-0.0751135326</text:p>
          </table:table-cell>
          <table:table-cell office:value-type="float" office:value="-0.306461365" calcext:value-type="float">
            <text:p>-0.306461365</text:p>
          </table:table-cell>
          <table:table-cell table:formula="of:=[.A3826]*[.A3826]+[.B3826]*[.B3826]" office:value-type="float" office:value="0.0995606110173145" calcext:value-type="float">
            <text:p>0.099560611017315</text:p>
          </table:table-cell>
        </table:table-row>
        <table:table-row table:style-name="ro1">
          <table:table-cell office:value-type="float" office:value="0.00984835019" calcext:value-type="float">
            <text:p>0.00984835019</text:p>
          </table:table-cell>
          <table:table-cell office:value-type="float" office:value="0.315340909" calcext:value-type="float">
            <text:p>0.315340909</text:p>
          </table:table-cell>
          <table:table-cell table:formula="of:=[.A3827]*[.A3827]+[.B3827]*[.B3827]" office:value-type="float" office:value="0.0995368788904112" calcext:value-type="float">
            <text:p>0.099536878890411</text:p>
          </table:table-cell>
        </table:table-row>
        <table:table-row table:style-name="ro1">
          <table:table-cell office:value-type="float" office:value="0.00984835019" calcext:value-type="float">
            <text:p>0.00984835019</text:p>
          </table:table-cell>
          <table:table-cell office:value-type="float" office:value="-0.315340909" calcext:value-type="float">
            <text:p>-0.315340909</text:p>
          </table:table-cell>
          <table:table-cell table:formula="of:=[.A3828]*[.A3828]+[.B3828]*[.B3828]" office:value-type="float" office:value="0.0995368788904112" calcext:value-type="float">
            <text:p>0.099536878890411</text:p>
          </table:table-cell>
        </table:table-row>
        <table:table-row table:style-name="ro1">
          <table:table-cell office:value-type="float" office:value="-0.314938081" calcext:value-type="float">
            <text:p>-0.314938081</text:p>
          </table:table-cell>
          <table:table-cell office:value-type="float" office:value="0" calcext:value-type="float">
            <text:p>0</text:p>
          </table:table-cell>
          <table:table-cell table:formula="of:=[.A3829]*[.A3829]+[.B3829]*[.B3829]" office:value-type="float" office:value="0.0991859948639626" calcext:value-type="float">
            <text:p>0.099185994863963</text:p>
          </table:table-cell>
        </table:table-row>
        <table:table-row table:style-name="ro1">
          <table:table-cell office:value-type="float" office:value="-0.149273568" calcext:value-type="float">
            <text:p>-0.149273568</text:p>
          </table:table-cell>
          <table:table-cell office:value-type="float" office:value="0.276949005" calcext:value-type="float">
            <text:p>0.276949005</text:p>
          </table:table-cell>
          <table:table-cell table:formula="of:=[.A3830]*[.A3830]+[.B3830]*[.B3830]" office:value-type="float" office:value="0.0989833494739407" calcext:value-type="float">
            <text:p>0.098983349473941</text:p>
          </table:table-cell>
        </table:table-row>
        <table:table-row table:style-name="ro1">
          <table:table-cell office:value-type="float" office:value="-0.149273568" calcext:value-type="float">
            <text:p>-0.149273568</text:p>
          </table:table-cell>
          <table:table-cell office:value-type="float" office:value="-0.276949005" calcext:value-type="float">
            <text:p>-0.276949005</text:p>
          </table:table-cell>
          <table:table-cell table:formula="of:=[.A3831]*[.A3831]+[.B3831]*[.B3831]" office:value-type="float" office:value="0.0989833494739407" calcext:value-type="float">
            <text:p>0.098983349473941</text:p>
          </table:table-cell>
        </table:table-row>
        <table:table-row table:style-name="ro1">
          <table:table-cell office:value-type="float" office:value="0.194859013" calcext:value-type="float">
            <text:p>0.194859013</text:p>
          </table:table-cell>
          <table:table-cell office:value-type="float" office:value="-0.24651513" calcext:value-type="float">
            <text:p>-0.24651513</text:p>
          </table:table-cell>
          <table:table-cell table:formula="of:=[.A3832]*[.A3832]+[.B3832]*[.B3832]" office:value-type="float" office:value="0.0987397442662511" calcext:value-type="float">
            <text:p>0.098739744266251</text:p>
          </table:table-cell>
        </table:table-row>
        <table:table-row table:style-name="ro1">
          <table:table-cell office:value-type="float" office:value="0.194859013" calcext:value-type="float">
            <text:p>0.194859013</text:p>
          </table:table-cell>
          <table:table-cell office:value-type="float" office:value="0.246515128" calcext:value-type="float">
            <text:p>0.246515128</text:p>
          </table:table-cell>
          <table:table-cell table:formula="of:=[.A3833]*[.A3833]+[.B3833]*[.B3833]" office:value-type="float" office:value="0.0987397432801906" calcext:value-type="float">
            <text:p>0.098739743280191</text:p>
          </table:table-cell>
        </table:table-row>
        <table:table-row table:style-name="ro1">
          <table:table-cell office:value-type="float" office:value="-0.304604775" calcext:value-type="float">
            <text:p>-0.304604775</text:p>
          </table:table-cell>
          <table:table-cell office:value-type="float" office:value="-0.0767045455" calcext:value-type="float">
            <text:p>-0.0767045455</text:p>
          </table:table-cell>
          <table:table-cell table:formula="of:=[.A3834]*[.A3834]+[.B3834]*[.B3834]" office:value-type="float" office:value="0.0986676562531622" calcext:value-type="float">
            <text:p>0.098667656253162</text:p>
          </table:table-cell>
        </table:table-row>
        <table:table-row table:style-name="ro1">
          <table:table-cell office:value-type="float" office:value="-0.304604775" calcext:value-type="float">
            <text:p>-0.304604775</text:p>
          </table:table-cell>
          <table:table-cell office:value-type="float" office:value="0.0767045454" calcext:value-type="float">
            <text:p>0.0767045454</text:p>
          </table:table-cell>
          <table:table-cell table:formula="of:=[.A3835]*[.A3835]+[.B3835]*[.B3835]" office:value-type="float" office:value="0.0986676562378213" calcext:value-type="float">
            <text:p>0.098667656237821</text:p>
          </table:table-cell>
        </table:table-row>
        <table:table-row table:style-name="ro1">
          <table:table-cell office:value-type="float" office:value="-0.130089913" calcext:value-type="float">
            <text:p>-0.130089913</text:p>
          </table:table-cell>
          <table:table-cell office:value-type="float" office:value="0.285898862" calcext:value-type="float">
            <text:p>0.285898862</text:p>
          </table:table-cell>
          <table:table-cell table:formula="of:=[.A3836]*[.A3836]+[.B3836]*[.B3836]" office:value-type="float" office:value="0.0986615447572426" calcext:value-type="float">
            <text:p>0.098661544757243</text:p>
          </table:table-cell>
        </table:table-row>
        <table:table-row table:style-name="ro1">
          <table:table-cell office:value-type="float" office:value="-0.130089913" calcext:value-type="float">
            <text:p>-0.130089913</text:p>
          </table:table-cell>
          <table:table-cell office:value-type="float" office:value="-0.285898862" calcext:value-type="float">
            <text:p>-0.285898862</text:p>
          </table:table-cell>
          <table:table-cell table:formula="of:=[.A3837]*[.A3837]+[.B3837]*[.B3837]" office:value-type="float" office:value="0.0986615447572426" calcext:value-type="float">
            <text:p>0.098661544757243</text:p>
          </table:table-cell>
        </table:table-row>
        <table:table-row table:style-name="ro1">
          <table:table-cell office:value-type="float" office:value="-0.0557591782" calcext:value-type="float">
            <text:p>-0.0557591782</text:p>
          </table:table-cell>
          <table:table-cell office:value-type="float" office:value="0.30883699" calcext:value-type="float">
            <text:p>0.30883699</text:p>
          </table:table-cell>
          <table:table-cell table:formula="of:=[.A3838]*[.A3838]+[.B3838]*[.B3838]" office:value-type="float" office:value="0.0984893723457994" calcext:value-type="float">
            <text:p>0.0984893723458</text:p>
          </table:table-cell>
        </table:table-row>
        <table:table-row table:style-name="ro1">
          <table:table-cell office:value-type="float" office:value="-0.055759178" calcext:value-type="float">
            <text:p>-0.055759178</text:p>
          </table:table-cell>
          <table:table-cell office:value-type="float" office:value="-0.308836989" calcext:value-type="float">
            <text:p>-0.308836989</text:p>
          </table:table-cell>
          <table:table-cell table:formula="of:=[.A3839]*[.A3839]+[.B3839]*[.B3839]" office:value-type="float" office:value="0.0984893717058218" calcext:value-type="float">
            <text:p>0.098489371705822</text:p>
          </table:table-cell>
        </table:table-row>
        <table:table-row table:style-name="ro1">
          <table:table-cell office:value-type="float" office:value="0.189598399" calcext:value-type="float">
            <text:p>0.189598399</text:p>
          </table:table-cell>
          <table:table-cell office:value-type="float" office:value="0.25" calcext:value-type="float">
            <text:p>0.25</text:p>
          </table:table-cell>
          <table:table-cell table:formula="of:=[.A3840]*[.A3840]+[.B3840]*[.B3840]" office:value-type="float" office:value="0.0984475529033632" calcext:value-type="float">
            <text:p>0.098447552903363</text:p>
          </table:table-cell>
        </table:table-row>
        <table:table-row table:style-name="ro1">
          <table:table-cell office:value-type="float" office:value="0.189598399" calcext:value-type="float">
            <text:p>0.189598399</text:p>
          </table:table-cell>
          <table:table-cell office:value-type="float" office:value="-0.25" calcext:value-type="float">
            <text:p>-0.25</text:p>
          </table:table-cell>
          <table:table-cell table:formula="of:=[.A3841]*[.A3841]+[.B3841]*[.B3841]" office:value-type="float" office:value="0.0984475529033632" calcext:value-type="float">
            <text:p>0.098447552903363</text:p>
          </table:table-cell>
        </table:table-row>
        <table:table-row table:style-name="ro1">
          <table:table-cell office:value-type="float" office:value="-0.172252236" calcext:value-type="float">
            <text:p>-0.172252236</text:p>
          </table:table-cell>
          <table:table-cell office:value-type="float" office:value="-0.261251718" calcext:value-type="float">
            <text:p>-0.261251718</text:p>
          </table:table-cell>
          <table:table-cell table:formula="of:=[.A3842]*[.A3842]+[.B3842]*[.B3842]" office:value-type="float" office:value="0.0979232929649512" calcext:value-type="float">
            <text:p>0.097923292964951</text:p>
          </table:table-cell>
        </table:table-row>
        <table:table-row table:style-name="ro1">
          <table:table-cell office:value-type="float" office:value="-0.172252236" calcext:value-type="float">
            <text:p>-0.172252236</text:p>
          </table:table-cell>
          <table:table-cell office:value-type="float" office:value="0.261251715" calcext:value-type="float">
            <text:p>0.261251715</text:p>
          </table:table-cell>
          <table:table-cell table:formula="of:=[.A3843]*[.A3843]+[.B3843]*[.B3843]" office:value-type="float" office:value="0.0979232913974409" calcext:value-type="float">
            <text:p>0.097923291397441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" calcext:value-type="float">
            <text:p>0</text:p>
          </table:table-cell>
          <table:table-cell table:formula="of:=[.A3844]*[.A3844]+[.B3844]*[.B3844]" office:value-type="float" office:value="0.09765625" calcext:value-type="float">
            <text:p>0.09765625</text:p>
          </table:table-cell>
        </table:table-row>
        <table:table-row table:style-name="ro1">
          <table:table-cell office:value-type="float" office:value="0.281042178" calcext:value-type="float">
            <text:p>0.281042178</text:p>
          </table:table-cell>
          <table:table-cell office:value-type="float" office:value="0.133522727" calcext:value-type="float">
            <text:p>0.133522727</text:p>
          </table:table-cell>
          <table:table-cell table:formula="of:=[.A3845]*[.A3845]+[.B3845]*[.B3845]" office:value-type="float" office:value="0.0968130244405002" calcext:value-type="float">
            <text:p>0.0968130244405</text:p>
          </table:table-cell>
        </table:table-row>
        <table:table-row table:style-name="ro1">
          <table:table-cell office:value-type="float" office:value="0.281042178" calcext:value-type="float">
            <text:p>0.281042178</text:p>
          </table:table-cell>
          <table:table-cell office:value-type="float" office:value="-0.133522727" calcext:value-type="float">
            <text:p>-0.133522727</text:p>
          </table:table-cell>
          <table:table-cell table:formula="of:=[.A3846]*[.A3846]+[.B3846]*[.B3846]" office:value-type="float" office:value="0.0968130244405002" calcext:value-type="float">
            <text:p>0.0968130244405</text:p>
          </table:table-cell>
        </table:table-row>
        <table:table-row table:style-name="ro1">
          <table:table-cell office:value-type="float" office:value="-0.309730209" calcext:value-type="float">
            <text:p>-0.309730209</text:p>
          </table:table-cell>
          <table:table-cell office:value-type="float" office:value="0.0295998621" calcext:value-type="float">
            <text:p>0.0295998621</text:p>
          </table:table-cell>
          <table:table-cell table:formula="of:=[.A3847]*[.A3847]+[.B3847]*[.B3847]" office:value-type="float" office:value="0.0968089542035227" calcext:value-type="float">
            <text:p>0.096808954203523</text:p>
          </table:table-cell>
        </table:table-row>
        <table:table-row table:style-name="ro1">
          <table:table-cell office:value-type="float" office:value="-0.309730209" calcext:value-type="float">
            <text:p>-0.309730209</text:p>
          </table:table-cell>
          <table:table-cell office:value-type="float" office:value="-0.0295998621" calcext:value-type="float">
            <text:p>-0.0295998621</text:p>
          </table:table-cell>
          <table:table-cell table:formula="of:=[.A3848]*[.A3848]+[.B3848]*[.B3848]" office:value-type="float" office:value="0.0968089542035227" calcext:value-type="float">
            <text:p>0.096808954203523</text:p>
          </table:table-cell>
        </table:table-row>
        <table:table-row table:style-name="ro1">
          <table:table-cell office:value-type="float" office:value="-0.31106633" calcext:value-type="float">
            <text:p>-0.31106633</text:p>
          </table:table-cell>
          <table:table-cell office:value-type="float" office:value="0" calcext:value-type="float">
            <text:p>0</text:p>
          </table:table-cell>
          <table:table-cell table:formula="of:=[.A3849]*[.A3849]+[.B3849]*[.B3849]" office:value-type="float" office:value="0.0967622616596689" calcext:value-type="float">
            <text:p>0.096762261659669</text:p>
          </table:table-cell>
        </table:table-row>
        <table:table-row table:style-name="ro1">
          <table:table-cell office:value-type="float" office:value="-0.0497505235" calcext:value-type="float">
            <text:p>-0.0497505235</text:p>
          </table:table-cell>
          <table:table-cell office:value-type="float" office:value="-0.306828482" calcext:value-type="float">
            <text:p>-0.306828482</text:p>
          </table:table-cell>
          <table:table-cell table:formula="of:=[.A3850]*[.A3850]+[.B3850]*[.B3850]" office:value-type="float" office:value="0.0966188319549484" calcext:value-type="float">
            <text:p>0.096618831954948</text:p>
          </table:table-cell>
        </table:table-row>
        <table:table-row table:style-name="ro1">
          <table:table-cell office:value-type="float" office:value="-0.0497505233" calcext:value-type="float">
            <text:p>-0.0497505233</text:p>
          </table:table-cell>
          <table:table-cell office:value-type="float" office:value="0.306828481" calcext:value-type="float">
            <text:p>0.306828481</text:p>
          </table:table-cell>
          <table:table-cell table:formula="of:=[.A3851]*[.A3851]+[.B3851]*[.B3851]" office:value-type="float" office:value="0.0966188313213912" calcext:value-type="float">
            <text:p>0.096618831321391</text:p>
          </table:table-cell>
        </table:table-row>
        <table:table-row table:style-name="ro1">
          <table:table-cell office:value-type="float" office:value="-0.174939984" calcext:value-type="float">
            <text:p>-0.174939984</text:p>
          </table:table-cell>
          <table:table-cell office:value-type="float" office:value="0.256453358" calcext:value-type="float">
            <text:p>0.256453358</text:p>
          </table:table-cell>
          <table:table-cell table:formula="of:=[.A3852]*[.A3852]+[.B3852]*[.B3852]" office:value-type="float" office:value="0.0963723228313964" calcext:value-type="float">
            <text:p>0.096372322831397</text:p>
          </table:table-cell>
        </table:table-row>
        <table:table-row table:style-name="ro1">
          <table:table-cell office:value-type="float" office:value="-0.174939984" calcext:value-type="float">
            <text:p>-0.174939984</text:p>
          </table:table-cell>
          <table:table-cell office:value-type="float" office:value="-0.256453357" calcext:value-type="float">
            <text:p>-0.256453357</text:p>
          </table:table-cell>
          <table:table-cell table:formula="of:=[.A3853]*[.A3853]+[.B3853]*[.B3853]" office:value-type="float" office:value="0.0963723223184897" calcext:value-type="float">
            <text:p>0.09637232231849</text:p>
          </table:table-cell>
        </table:table-row>
        <table:table-row table:style-name="ro1">
          <table:table-cell office:value-type="float" office:value="0.0183667616" calcext:value-type="float">
            <text:p>0.0183667616</text:p>
          </table:table-cell>
          <table:table-cell office:value-type="float" office:value="0.30767341" calcext:value-type="float">
            <text:p>0.30767341</text:p>
          </table:table-cell>
          <table:table-cell table:formula="of:=[.A3854]*[.A3854]+[.B3854]*[.B3854]" office:value-type="float" office:value="0.0950002651526993" calcext:value-type="float">
            <text:p>0.095000265152699</text:p>
          </table:table-cell>
        </table:table-row>
        <table:table-row table:style-name="ro1">
          <table:table-cell office:value-type="float" office:value="0.0183667616" calcext:value-type="float">
            <text:p>0.0183667616</text:p>
          </table:table-cell>
          <table:table-cell office:value-type="float" office:value="-0.30767341" calcext:value-type="float">
            <text:p>-0.30767341</text:p>
          </table:table-cell>
          <table:table-cell table:formula="of:=[.A3855]*[.A3855]+[.B3855]*[.B3855]" office:value-type="float" office:value="0.0950002651526993" calcext:value-type="float">
            <text:p>0.095000265152699</text:p>
          </table:table-cell>
        </table:table-row>
        <table:table-row table:style-name="ro1">
          <table:table-cell office:value-type="float" office:value="-0.3079982" calcext:value-type="float">
            <text:p>-0.3079982</text:p>
          </table:table-cell>
          <table:table-cell office:value-type="float" office:value="0" calcext:value-type="float">
            <text:p>0</text:p>
          </table:table-cell>
          <table:table-cell table:formula="of:=[.A3856]*[.A3856]+[.B3856]*[.B3856]" office:value-type="float" office:value="0.09486289120324" calcext:value-type="float">
            <text:p>0.09486289120324</text:p>
          </table:table-cell>
        </table:table-row>
        <table:table-row table:style-name="ro1">
          <table:table-cell office:value-type="float" office:value="-0.307718994" calcext:value-type="float">
            <text:p>-0.307718994</text:p>
          </table:table-cell>
          <table:table-cell office:value-type="float" office:value="0" calcext:value-type="float">
            <text:p>0</text:p>
          </table:table-cell>
          <table:table-cell table:formula="of:=[.A3857]*[.A3857]+[.B3857]*[.B3857]" office:value-type="float" office:value="0.0946909792683721" calcext:value-type="float">
            <text:p>0.094690979268372</text:p>
          </table:table-cell>
        </table:table-row>
        <table:table-row table:style-name="ro1">
          <table:table-cell office:value-type="float" office:value="-0.289223915" calcext:value-type="float">
            <text:p>-0.289223915</text:p>
          </table:table-cell>
          <table:table-cell office:value-type="float" office:value="0.102272727" calcext:value-type="float">
            <text:p>0.102272727</text:p>
          </table:table-cell>
          <table:table-cell table:formula="of:=[.A3858]*[.A3858]+[.B3858]*[.B3858]" office:value-type="float" office:value="0.0941101836959438" calcext:value-type="float">
            <text:p>0.094110183695944</text:p>
          </table:table-cell>
        </table:table-row>
        <table:table-row table:style-name="ro1">
          <table:table-cell office:value-type="float" office:value="-0.289223915" calcext:value-type="float">
            <text:p>-0.289223915</text:p>
          </table:table-cell>
          <table:table-cell office:value-type="float" office:value="-0.102272727" calcext:value-type="float">
            <text:p>-0.102272727</text:p>
          </table:table-cell>
          <table:table-cell table:formula="of:=[.A3859]*[.A3859]+[.B3859]*[.B3859]" office:value-type="float" office:value="0.0941101836959438" calcext:value-type="float">
            <text:p>0.094110183695944</text:p>
          </table:table-cell>
        </table:table-row>
        <table:table-row table:style-name="ro1">
          <table:table-cell office:value-type="float" office:value="-0.146971678" calcext:value-type="float">
            <text:p>-0.146971678</text:p>
          </table:table-cell>
          <table:table-cell office:value-type="float" office:value="0.268573303" calcext:value-type="float">
            <text:p>0.268573303</text:p>
          </table:table-cell>
          <table:table-cell table:formula="of:=[.A3860]*[.A3860]+[.B3860]*[.B3860]" office:value-type="float" office:value="0.0937322932184655" calcext:value-type="float">
            <text:p>0.093732293218466</text:p>
          </table:table-cell>
        </table:table-row>
        <table:table-row table:style-name="ro1">
          <table:table-cell office:value-type="float" office:value="-0.146971677" calcext:value-type="float">
            <text:p>-0.146971677</text:p>
          </table:table-cell>
          <table:table-cell office:value-type="float" office:value="-0.268573302" calcext:value-type="float">
            <text:p>-0.268573302</text:p>
          </table:table-cell>
          <table:table-cell table:formula="of:=[.A3861]*[.A3861]+[.B3861]*[.B3861]" office:value-type="float" office:value="0.0937322923873755" calcext:value-type="float">
            <text:p>0.093732292387376</text:p>
          </table:table-cell>
        </table:table-row>
        <table:table-row table:style-name="ro1">
          <table:table-cell office:value-type="float" office:value="-0.0483291361" calcext:value-type="float">
            <text:p>-0.0483291361</text:p>
          </table:table-cell>
          <table:table-cell office:value-type="float" office:value="0.30202925" calcext:value-type="float">
            <text:p>0.30202925</text:p>
          </table:table-cell>
          <table:table-cell table:formula="of:=[.A3862]*[.A3862]+[.B3862]*[.B3862]" office:value-type="float" office:value="0.0935573732517348" calcext:value-type="float">
            <text:p>0.093557373251735</text:p>
          </table:table-cell>
        </table:table-row>
        <table:table-row table:style-name="ro1">
          <table:table-cell office:value-type="float" office:value="-0.048329136" calcext:value-type="float">
            <text:p>-0.048329136</text:p>
          </table:table-cell>
          <table:table-cell office:value-type="float" office:value="-0.30202925" calcext:value-type="float">
            <text:p>-0.30202925</text:p>
          </table:table-cell>
          <table:table-cell table:formula="of:=[.A3863]*[.A3863]+[.B3863]*[.B3863]" office:value-type="float" office:value="0.093557373242069" calcext:value-type="float">
            <text:p>0.093557373242069</text:p>
          </table:table-cell>
        </table:table-row>
        <table:table-row table:style-name="ro1">
          <table:table-cell office:value-type="float" office:value="-0.0515796904" calcext:value-type="float">
            <text:p>-0.0515796904</text:p>
          </table:table-cell>
          <table:table-cell office:value-type="float" office:value="0.300178761" calcext:value-type="float">
            <text:p>0.300178761</text:p>
          </table:table-cell>
          <table:table-cell table:formula="of:=[.A3864]*[.A3864]+[.B3864]*[.B3864]" office:value-type="float" office:value="0.092767753017255" calcext:value-type="float">
            <text:p>0.092767753017255</text:p>
          </table:table-cell>
        </table:table-row>
        <table:table-row table:style-name="ro1">
          <table:table-cell office:value-type="float" office:value="-0.0515796904" calcext:value-type="float">
            <text:p>-0.0515796904</text:p>
          </table:table-cell>
          <table:table-cell office:value-type="float" office:value="-0.300178761" calcext:value-type="float">
            <text:p>-0.300178761</text:p>
          </table:table-cell>
          <table:table-cell table:formula="of:=[.A3865]*[.A3865]+[.B3865]*[.B3865]" office:value-type="float" office:value="0.092767753017255" calcext:value-type="float">
            <text:p>0.092767753017255</text:p>
          </table:table-cell>
        </table:table-row>
        <table:table-row table:style-name="ro1">
          <table:table-cell office:value-type="float" office:value="-0.234096715" calcext:value-type="float">
            <text:p>-0.234096715</text:p>
          </table:table-cell>
          <table:table-cell office:value-type="float" office:value="0.194215873" calcext:value-type="float">
            <text:p>0.194215873</text:p>
          </table:table-cell>
          <table:table-cell table:formula="of:=[.A3866]*[.A3866]+[.B3866]*[.B3866]" office:value-type="float" office:value="0.0925210772989434" calcext:value-type="float">
            <text:p>0.092521077298943</text:p>
          </table:table-cell>
        </table:table-row>
        <table:table-row table:style-name="ro1">
          <table:table-cell office:value-type="float" office:value="-0.234096715" calcext:value-type="float">
            <text:p>-0.234096715</text:p>
          </table:table-cell>
          <table:table-cell office:value-type="float" office:value="-0.194215873" calcext:value-type="float">
            <text:p>-0.194215873</text:p>
          </table:table-cell>
          <table:table-cell table:formula="of:=[.A3867]*[.A3867]+[.B3867]*[.B3867]" office:value-type="float" office:value="0.0925210772989434" calcext:value-type="float">
            <text:p>0.092521077298943</text:p>
          </table:table-cell>
        </table:table-row>
        <table:table-row table:style-name="ro1">
          <table:table-cell office:value-type="float" office:value="-0.275377393" calcext:value-type="float">
            <text:p>-0.275377393</text:p>
          </table:table-cell>
          <table:table-cell office:value-type="float" office:value="0.129176919" calcext:value-type="float">
            <text:p>0.129176919</text:p>
          </table:table-cell>
          <table:table-cell table:formula="of:=[.A3868]*[.A3868]+[.B3868]*[.B3868]" office:value-type="float" office:value="0.092519384977809" calcext:value-type="float">
            <text:p>0.092519384977809</text:p>
          </table:table-cell>
        </table:table-row>
        <table:table-row table:style-name="ro1">
          <table:table-cell office:value-type="float" office:value="-0.275377393" calcext:value-type="float">
            <text:p>-0.275377393</text:p>
          </table:table-cell>
          <table:table-cell office:value-type="float" office:value="-0.129176919" calcext:value-type="float">
            <text:p>-0.129176919</text:p>
          </table:table-cell>
          <table:table-cell table:formula="of:=[.A3869]*[.A3869]+[.B3869]*[.B3869]" office:value-type="float" office:value="0.092519384977809" calcext:value-type="float">
            <text:p>0.092519384977809</text:p>
          </table:table-cell>
        </table:table-row>
        <table:table-row table:style-name="ro1">
          <table:table-cell office:value-type="float" office:value="-0.251067484" calcext:value-type="float">
            <text:p>-0.251067484</text:p>
          </table:table-cell>
          <table:table-cell office:value-type="float" office:value="0.170134172" calcext:value-type="float">
            <text:p>0.170134172</text:p>
          </table:table-cell>
          <table:table-cell table:formula="of:=[.A3870]*[.A3870]+[.B3870]*[.B3870]" office:value-type="float" office:value="0.0919805180042158" calcext:value-type="float">
            <text:p>0.091980518004216</text:p>
          </table:table-cell>
        </table:table-row>
        <table:table-row table:style-name="ro1">
          <table:table-cell office:value-type="float" office:value="-0.251067484" calcext:value-type="float">
            <text:p>-0.251067484</text:p>
          </table:table-cell>
          <table:table-cell office:value-type="float" office:value="-0.170134172" calcext:value-type="float">
            <text:p>-0.170134172</text:p>
          </table:table-cell>
          <table:table-cell table:formula="of:=[.A3871]*[.A3871]+[.B3871]*[.B3871]" office:value-type="float" office:value="0.0919805180042158" calcext:value-type="float">
            <text:p>0.091980518004216</text:p>
          </table:table-cell>
        </table:table-row>
        <table:table-row table:style-name="ro1">
          <table:table-cell office:value-type="float" office:value="-0.00619016058" calcext:value-type="float">
            <text:p>-0.00619016058</text:p>
          </table:table-cell>
          <table:table-cell office:value-type="float" office:value="0.303089327" calcext:value-type="float">
            <text:p>0.303089327</text:p>
          </table:table-cell>
          <table:table-cell table:formula="of:=[.A3872]*[.A3872]+[.B3872]*[.B3872]" office:value-type="float" office:value="0.0919014582293191" calcext:value-type="float">
            <text:p>0.091901458229319</text:p>
          </table:table-cell>
        </table:table-row>
        <table:table-row table:style-name="ro1">
          <table:table-cell office:value-type="float" office:value="-0.00619016052" calcext:value-type="float">
            <text:p>-0.00619016052</text:p>
          </table:table-cell>
          <table:table-cell office:value-type="float" office:value="-0.303089327" calcext:value-type="float">
            <text:p>-0.303089327</text:p>
          </table:table-cell>
          <table:table-cell table:formula="of:=[.A3873]*[.A3873]+[.B3873]*[.B3873]" office:value-type="float" office:value="0.0919014582285763" calcext:value-type="float">
            <text:p>0.091901458228576</text:p>
          </table:table-cell>
        </table:table-row>
        <table:table-row table:style-name="ro1">
          <table:table-cell office:value-type="float" office:value="0.0452087339" calcext:value-type="float">
            <text:p>0.0452087339</text:p>
          </table:table-cell>
          <table:table-cell office:value-type="float" office:value="-0.299388653" calcext:value-type="float">
            <text:p>-0.299388653</text:p>
          </table:table-cell>
          <table:table-cell table:formula="of:=[.A3874]*[.A3874]+[.B3874]*[.B3874]" office:value-type="float" office:value="0.0916773951659954" calcext:value-type="float">
            <text:p>0.091677395165995</text:p>
          </table:table-cell>
        </table:table-row>
        <table:table-row table:style-name="ro1">
          <table:table-cell office:value-type="float" office:value="0.0452087338" calcext:value-type="float">
            <text:p>0.0452087338</text:p>
          </table:table-cell>
          <table:table-cell office:value-type="float" office:value="0.299388653" calcext:value-type="float">
            <text:p>0.299388653</text:p>
          </table:table-cell>
          <table:table-cell table:formula="of:=[.A3875]*[.A3875]+[.B3875]*[.B3875]" office:value-type="float" office:value="0.0916773951569537" calcext:value-type="float">
            <text:p>0.091677395156954</text:p>
          </table:table-cell>
        </table:table-row>
        <table:table-row table:style-name="ro1">
          <table:table-cell office:value-type="float" office:value="0.0374102641" calcext:value-type="float">
            <text:p>0.0374102641</text:p>
          </table:table-cell>
          <table:table-cell office:value-type="float" office:value="-0.299797237" calcext:value-type="float">
            <text:p>-0.299797237</text:p>
          </table:table-cell>
          <table:table-cell table:formula="of:=[.A3876]*[.A3876]+[.B3876]*[.B3876]" office:value-type="float" office:value="0.0912779111728659" calcext:value-type="float">
            <text:p>0.091277911172866</text:p>
          </table:table-cell>
        </table:table-row>
        <table:table-row table:style-name="ro1">
          <table:table-cell office:value-type="float" office:value="0.037410264" calcext:value-type="float">
            <text:p>0.037410264</text:p>
          </table:table-cell>
          <table:table-cell office:value-type="float" office:value="0.299797237" calcext:value-type="float">
            <text:p>0.299797237</text:p>
          </table:table-cell>
          <table:table-cell table:formula="of:=[.A3877]*[.A3877]+[.B3877]*[.B3877]" office:value-type="float" office:value="0.0912779111653839" calcext:value-type="float">
            <text:p>0.091277911165384</text:p>
          </table:table-cell>
        </table:table-row>
        <table:table-row table:style-name="ro1">
          <table:table-cell office:value-type="float" office:value="-0.300372051" calcext:value-type="float">
            <text:p>-0.300372051</text:p>
          </table:table-cell>
          <table:table-cell office:value-type="float" office:value="0.0308650219" calcext:value-type="float">
            <text:p>0.0308650219</text:p>
          </table:table-cell>
          <table:table-cell table:formula="of:=[.A3878]*[.A3878]+[.B3878]*[.B3878]" office:value-type="float" office:value="0.0911760185988341" calcext:value-type="float">
            <text:p>0.091176018598834</text:p>
          </table:table-cell>
        </table:table-row>
        <table:table-row table:style-name="ro1">
          <table:table-cell office:value-type="float" office:value="-0.300372051" calcext:value-type="float">
            <text:p>-0.300372051</text:p>
          </table:table-cell>
          <table:table-cell office:value-type="float" office:value="-0.0308650219" calcext:value-type="float">
            <text:p>-0.0308650219</text:p>
          </table:table-cell>
          <table:table-cell table:formula="of:=[.A3879]*[.A3879]+[.B3879]*[.B3879]" office:value-type="float" office:value="0.0911760185988341" calcext:value-type="float">
            <text:p>0.091176018598834</text:p>
          </table:table-cell>
        </table:table-row>
        <table:table-row table:style-name="ro1">
          <table:table-cell office:value-type="float" office:value="-0.148487559" calcext:value-type="float">
            <text:p>-0.148487559</text:p>
          </table:table-cell>
          <table:table-cell office:value-type="float" office:value="0.262707671" calcext:value-type="float">
            <text:p>0.262707671</text:p>
          </table:table-cell>
          <table:table-cell table:formula="of:=[.A3880]*[.A3880]+[.B3880]*[.B3880]" office:value-type="float" office:value="0.0910638755800227" calcext:value-type="float">
            <text:p>0.091063875580023</text:p>
          </table:table-cell>
        </table:table-row>
        <table:table-row table:style-name="ro1">
          <table:table-cell office:value-type="float" office:value="-0.148487559" calcext:value-type="float">
            <text:p>-0.148487559</text:p>
          </table:table-cell>
          <table:table-cell office:value-type="float" office:value="-0.262707671" calcext:value-type="float">
            <text:p>-0.262707671</text:p>
          </table:table-cell>
          <table:table-cell table:formula="of:=[.A3881]*[.A3881]+[.B3881]*[.B3881]" office:value-type="float" office:value="0.0910638755800227" calcext:value-type="float">
            <text:p>0.091063875580023</text:p>
          </table:table-cell>
        </table:table-row>
        <table:table-row table:style-name="ro1">
          <table:table-cell office:value-type="float" office:value="0.147634191" calcext:value-type="float">
            <text:p>0.147634191</text:p>
          </table:table-cell>
          <table:table-cell office:value-type="float" office:value="0.262755698" calcext:value-type="float">
            <text:p>0.262755698</text:p>
          </table:table-cell>
          <table:table-cell table:formula="of:=[.A3882]*[.A3882]+[.B3882]*[.B3882]" office:value-type="float" office:value="0.0908364111836917" calcext:value-type="float">
            <text:p>0.090836411183692</text:p>
          </table:table-cell>
        </table:table-row>
        <table:table-row table:style-name="ro1">
          <table:table-cell office:value-type="float" office:value="0.14763419" calcext:value-type="float">
            <text:p>0.14763419</text:p>
          </table:table-cell>
          <table:table-cell office:value-type="float" office:value="-0.262755697" calcext:value-type="float">
            <text:p>-0.262755697</text:p>
          </table:table-cell>
          <table:table-cell table:formula="of:=[.A3883]*[.A3883]+[.B3883]*[.B3883]" office:value-type="float" office:value="0.0908364103629119" calcext:value-type="float">
            <text:p>0.090836410362912</text:p>
          </table:table-cell>
        </table:table-row>
        <table:table-row table:style-name="ro1">
          <table:table-cell office:value-type="float" office:value="-0.00648191431" calcext:value-type="float">
            <text:p>-0.00648191431</text:p>
          </table:table-cell>
          <table:table-cell office:value-type="float" office:value="0.301256474" calcext:value-type="float">
            <text:p>0.301256474</text:p>
          </table:table-cell>
          <table:table-cell table:formula="of:=[.A3884]*[.A3884]+[.B3884]*[.B3884]" office:value-type="float" office:value="0.0907974783400348" calcext:value-type="float">
            <text:p>0.090797478340035</text:p>
          </table:table-cell>
        </table:table-row>
        <table:table-row table:style-name="ro1">
          <table:table-cell office:value-type="float" office:value="-0.00648191431" calcext:value-type="float">
            <text:p>-0.00648191431</text:p>
          </table:table-cell>
          <table:table-cell office:value-type="float" office:value="-0.301256474" calcext:value-type="float">
            <text:p>-0.301256474</text:p>
          </table:table-cell>
          <table:table-cell table:formula="of:=[.A3885]*[.A3885]+[.B3885]*[.B3885]" office:value-type="float" office:value="0.0907974783400348" calcext:value-type="float">
            <text:p>0.09079747834003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72727273" calcext:value-type="float">
            <text:p>0.272727273</text:p>
          </table:table-cell>
          <table:table-cell table:formula="of:=[.A3886]*[.A3886]+[.B3886]*[.B3886]" office:value-type="float" office:value="0.0900051654380165" calcext:value-type="float">
            <text:p>0.09000516543801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272727273" calcext:value-type="float">
            <text:p>-0.272727273</text:p>
          </table:table-cell>
          <table:table-cell table:formula="of:=[.A3887]*[.A3887]+[.B3887]*[.B3887]" office:value-type="float" office:value="0.0900051654380165" calcext:value-type="float">
            <text:p>0.090005165438017</text:p>
          </table:table-cell>
        </table:table-row>
        <table:table-row table:style-name="ro1">
          <table:table-cell office:value-type="float" office:value="-0.0593100513" calcext:value-type="float">
            <text:p>-0.0593100513</text:p>
          </table:table-cell>
          <table:table-cell office:value-type="float" office:value="0.293813091" calcext:value-type="float">
            <text:p>0.293813091</text:p>
          </table:table-cell>
          <table:table-cell table:formula="of:=[.A3888]*[.A3888]+[.B3888]*[.B3888]" office:value-type="float" office:value="0.0898438146281829" calcext:value-type="float">
            <text:p>0.089843814628183</text:p>
          </table:table-cell>
        </table:table-row>
        <table:table-row table:style-name="ro1">
          <table:table-cell office:value-type="float" office:value="-0.0593100567" calcext:value-type="float">
            <text:p>-0.0593100567</text:p>
          </table:table-cell>
          <table:table-cell office:value-type="float" office:value="-0.293813082" calcext:value-type="float">
            <text:p>-0.293813082</text:p>
          </table:table-cell>
          <table:table-cell table:formula="of:=[.A3889]*[.A3889]+[.B3889]*[.B3889]" office:value-type="float" office:value="0.089843809980096" calcext:value-type="float">
            <text:p>0.089843809980096</text:p>
          </table:table-cell>
        </table:table-row>
        <table:table-row table:style-name="ro1">
          <table:table-cell office:value-type="float" office:value="-0.288521333" calcext:value-type="float">
            <text:p>-0.288521333</text:p>
          </table:table-cell>
          <table:table-cell office:value-type="float" office:value="0.0794194215" calcext:value-type="float">
            <text:p>0.0794194215</text:p>
          </table:table-cell>
          <table:table-cell table:formula="of:=[.A3890]*[.A3890]+[.B3890]*[.B3890]" office:value-type="float" office:value="0.0895520041074916" calcext:value-type="float">
            <text:p>0.089552004107492</text:p>
          </table:table-cell>
        </table:table-row>
        <table:table-row table:style-name="ro1">
          <table:table-cell office:value-type="float" office:value="-0.288521333" calcext:value-type="float">
            <text:p>-0.288521333</text:p>
          </table:table-cell>
          <table:table-cell office:value-type="float" office:value="-0.0794194215" calcext:value-type="float">
            <text:p>-0.0794194215</text:p>
          </table:table-cell>
          <table:table-cell table:formula="of:=[.A3891]*[.A3891]+[.B3891]*[.B3891]" office:value-type="float" office:value="0.0895520041074916" calcext:value-type="float">
            <text:p>0.089552004107492</text:p>
          </table:table-cell>
        </table:table-row>
        <table:table-row table:style-name="ro1">
          <table:table-cell office:value-type="float" office:value="0.0390920797" calcext:value-type="float">
            <text:p>0.0390920797</text:p>
          </table:table-cell>
          <table:table-cell office:value-type="float" office:value="-0.296352551" calcext:value-type="float">
            <text:p>-0.296352551</text:p>
          </table:table-cell>
          <table:table-cell table:formula="of:=[.A3892]*[.A3892]+[.B3892]*[.B3892]" office:value-type="float" office:value="0.0893530251794788" calcext:value-type="float">
            <text:p>0.089353025179479</text:p>
          </table:table-cell>
        </table:table-row>
        <table:table-row table:style-name="ro1">
          <table:table-cell office:value-type="float" office:value="0.0390920796" calcext:value-type="float">
            <text:p>0.0390920796</text:p>
          </table:table-cell>
          <table:table-cell office:value-type="float" office:value="0.296352551" calcext:value-type="float">
            <text:p>0.296352551</text:p>
          </table:table-cell>
          <table:table-cell table:formula="of:=[.A3893]*[.A3893]+[.B3893]*[.B3893]" office:value-type="float" office:value="0.0893530251716603" calcext:value-type="float">
            <text:p>0.08935302517166</text:p>
          </table:table-cell>
        </table:table-row>
        <table:table-row table:style-name="ro1">
          <table:table-cell office:value-type="float" office:value="-0.212551234" calcext:value-type="float">
            <text:p>-0.212551234</text:p>
          </table:table-cell>
          <table:table-cell office:value-type="float" office:value="0.209858177" calcext:value-type="float">
            <text:p>0.209858177</text:p>
          </table:table-cell>
          <table:table-cell table:formula="of:=[.A3894]*[.A3894]+[.B3894]*[.B3894]" office:value-type="float" office:value="0.0892184815286861" calcext:value-type="float">
            <text:p>0.089218481528686</text:p>
          </table:table-cell>
        </table:table-row>
        <table:table-row table:style-name="ro1">
          <table:table-cell office:value-type="float" office:value="-0.212551234" calcext:value-type="float">
            <text:p>-0.212551234</text:p>
          </table:table-cell>
          <table:table-cell office:value-type="float" office:value="-0.209858176" calcext:value-type="float">
            <text:p>-0.209858176</text:p>
          </table:table-cell>
          <table:table-cell table:formula="of:=[.A3895]*[.A3895]+[.B3895]*[.B3895]" office:value-type="float" office:value="0.0892184811089697" calcext:value-type="float">
            <text:p>0.08921848110897</text:p>
          </table:table-cell>
        </table:table-row>
        <table:table-row table:style-name="ro1">
          <table:table-cell office:value-type="float" office:value="0.0399334162" calcext:value-type="float">
            <text:p>0.0399334162</text:p>
          </table:table-cell>
          <table:table-cell office:value-type="float" office:value="-0.295808381" calcext:value-type="float">
            <text:p>-0.295808381</text:p>
          </table:table-cell>
          <table:table-cell table:formula="of:=[.A3896]*[.A3896]+[.B3896]*[.B3896]" office:value-type="float" office:value="0.0890972759992436" calcext:value-type="float">
            <text:p>0.089097275999244</text:p>
          </table:table-cell>
        </table:table-row>
        <table:table-row table:style-name="ro1">
          <table:table-cell office:value-type="float" office:value="0.0399334161" calcext:value-type="float">
            <text:p>0.0399334161</text:p>
          </table:table-cell>
          <table:table-cell office:value-type="float" office:value="0.295808381" calcext:value-type="float">
            <text:p>0.295808381</text:p>
          </table:table-cell>
          <table:table-cell table:formula="of:=[.A3897]*[.A3897]+[.B3897]*[.B3897]" office:value-type="float" office:value="0.0890972759912569" calcext:value-type="float">
            <text:p>0.089097275991257</text:p>
          </table:table-cell>
        </table:table-row>
        <table:table-row table:style-name="ro1">
          <table:table-cell office:value-type="float" office:value="0.0390606079" calcext:value-type="float">
            <text:p>0.0390606079</text:p>
          </table:table-cell>
          <table:table-cell office:value-type="float" office:value="-0.29586603" calcext:value-type="float">
            <text:p>-0.29586603</text:p>
          </table:table-cell>
          <table:table-cell table:formula="of:=[.A3898]*[.A3898]+[.B3898]*[.B3898]" office:value-type="float" office:value="0.0890624387974784" calcext:value-type="float">
            <text:p>0.089062438797479</text:p>
          </table:table-cell>
        </table:table-row>
        <table:table-row table:style-name="ro1">
          <table:table-cell office:value-type="float" office:value="0.0390606077" calcext:value-type="float">
            <text:p>0.0390606077</text:p>
          </table:table-cell>
          <table:table-cell office:value-type="float" office:value="0.29586603" calcext:value-type="float">
            <text:p>0.29586603</text:p>
          </table:table-cell>
          <table:table-cell table:formula="of:=[.A3899]*[.A3899]+[.B3899]*[.B3899]" office:value-type="float" office:value="0.0890624387818542" calcext:value-type="float">
            <text:p>0.089062438781854</text:p>
          </table:table-cell>
        </table:table-row>
        <table:table-row table:style-name="ro1">
          <table:table-cell office:value-type="float" office:value="0.0387033562" calcext:value-type="float">
            <text:p>0.0387033562</text:p>
          </table:table-cell>
          <table:table-cell office:value-type="float" office:value="-0.295897348" calcext:value-type="float">
            <text:p>-0.295897348</text:p>
          </table:table-cell>
          <table:table-cell table:formula="of:=[.A3900]*[.A3900]+[.B3900]*[.B3900]" office:value-type="float" office:value="0.0890531903345772" calcext:value-type="float">
            <text:p>0.089053190334577</text:p>
          </table:table-cell>
        </table:table-row>
        <table:table-row table:style-name="ro1">
          <table:table-cell office:value-type="float" office:value="0.038703356" calcext:value-type="float">
            <text:p>0.038703356</text:p>
          </table:table-cell>
          <table:table-cell office:value-type="float" office:value="0.295897348" calcext:value-type="float">
            <text:p>0.295897348</text:p>
          </table:table-cell>
          <table:table-cell table:formula="of:=[.A3901]*[.A3901]+[.B3901]*[.B3901]" office:value-type="float" office:value="0.0890531903190959" calcext:value-type="float">
            <text:p>0.089053190319096</text:p>
          </table:table-cell>
        </table:table-row>
        <table:table-row table:style-name="ro1">
          <table:table-cell office:value-type="float" office:value="0.0391184245" calcext:value-type="float">
            <text:p>0.0391184245</text:p>
          </table:table-cell>
          <table:table-cell office:value-type="float" office:value="0.295752673" calcext:value-type="float">
            <text:p>0.295752673</text:p>
          </table:table-cell>
          <table:table-cell table:formula="of:=[.A3902]*[.A3902]+[.B3902]*[.B3902]" office:value-type="float" office:value="0.0889998947220071" calcext:value-type="float">
            <text:p>0.088999894722007</text:p>
          </table:table-cell>
        </table:table-row>
        <table:table-row table:style-name="ro1">
          <table:table-cell office:value-type="float" office:value="0.0391184245" calcext:value-type="float">
            <text:p>0.0391184245</text:p>
          </table:table-cell>
          <table:table-cell office:value-type="float" office:value="-0.295752672" calcext:value-type="float">
            <text:p>-0.295752672</text:p>
          </table:table-cell>
          <table:table-cell table:formula="of:=[.A3903]*[.A3903]+[.B3903]*[.B3903]" office:value-type="float" office:value="0.0889998941305018" calcext:value-type="float">
            <text:p>0.088999894130502</text:p>
          </table:table-cell>
        </table:table-row>
        <table:table-row table:style-name="ro1">
          <table:table-cell office:value-type="float" office:value="0.0389427093" calcext:value-type="float">
            <text:p>0.0389427093</text:p>
          </table:table-cell>
          <table:table-cell office:value-type="float" office:value="0.295631714" calcext:value-type="float">
            <text:p>0.295631714</text:p>
          </table:table-cell>
          <table:table-cell table:formula="of:=[.A3904]*[.A3904]+[.B3904]*[.B3904]" office:value-type="float" office:value="0.0889146449302021" calcext:value-type="float">
            <text:p>0.088914644930202</text:p>
          </table:table-cell>
        </table:table-row>
        <table:table-row table:style-name="ro1">
          <table:table-cell office:value-type="float" office:value="0.0389427093" calcext:value-type="float">
            <text:p>0.0389427093</text:p>
          </table:table-cell>
          <table:table-cell office:value-type="float" office:value="-0.295631714" calcext:value-type="float">
            <text:p>-0.295631714</text:p>
          </table:table-cell>
          <table:table-cell table:formula="of:=[.A3905]*[.A3905]+[.B3905]*[.B3905]" office:value-type="float" office:value="0.0889146449302021" calcext:value-type="float">
            <text:p>0.088914644930202</text:p>
          </table:table-cell>
        </table:table-row>
        <table:table-row table:style-name="ro1">
          <table:table-cell office:value-type="float" office:value="-0.111459823" calcext:value-type="float">
            <text:p>-0.111459823</text:p>
          </table:table-cell>
          <table:table-cell office:value-type="float" office:value="0.276364665" calcext:value-type="float">
            <text:p>0.276364665</text:p>
          </table:table-cell>
          <table:table-cell table:formula="of:=[.A3906]*[.A3906]+[.B3906]*[.B3906]" office:value-type="float" office:value="0.0888007202037536" calcext:value-type="float">
            <text:p>0.088800720203754</text:p>
          </table:table-cell>
        </table:table-row>
        <table:table-row table:style-name="ro1">
          <table:table-cell office:value-type="float" office:value="-0.111459823" calcext:value-type="float">
            <text:p>-0.111459823</text:p>
          </table:table-cell>
          <table:table-cell office:value-type="float" office:value="-0.276364665" calcext:value-type="float">
            <text:p>-0.276364665</text:p>
          </table:table-cell>
          <table:table-cell table:formula="of:=[.A3907]*[.A3907]+[.B3907]*[.B3907]" office:value-type="float" office:value="0.0888007202037536" calcext:value-type="float">
            <text:p>0.088800720203754</text:p>
          </table:table-cell>
        </table:table-row>
        <table:table-row table:style-name="ro1">
          <table:table-cell office:value-type="float" office:value="0.0365211446" calcext:value-type="float">
            <text:p>0.0365211446</text:p>
          </table:table-cell>
          <table:table-cell office:value-type="float" office:value="0.295158261" calcext:value-type="float">
            <text:p>0.295158261</text:p>
          </table:table-cell>
          <table:table-cell table:formula="of:=[.A3908]*[.A3908]+[.B3908]*[.B3908]" office:value-type="float" office:value="0.0884521930394382" calcext:value-type="float">
            <text:p>0.088452193039438</text:p>
          </table:table-cell>
        </table:table-row>
        <table:table-row table:style-name="ro1">
          <table:table-cell office:value-type="float" office:value="0.0365211448" calcext:value-type="float">
            <text:p>0.0365211448</text:p>
          </table:table-cell>
          <table:table-cell office:value-type="float" office:value="-0.29515826" calcext:value-type="float">
            <text:p>-0.29515826</text:p>
          </table:table-cell>
          <table:table-cell table:formula="of:=[.A3909]*[.A3909]+[.B3909]*[.B3909]" office:value-type="float" office:value="0.0884521924637302" calcext:value-type="float">
            <text:p>0.08845219246373</text:p>
          </table:table-cell>
        </table:table-row>
        <table:table-row table:style-name="ro1">
          <table:table-cell office:value-type="float" office:value="0.0392153954" calcext:value-type="float">
            <text:p>0.0392153954</text:p>
          </table:table-cell>
          <table:table-cell office:value-type="float" office:value="-0.294286308" calcext:value-type="float">
            <text:p>-0.294286308</text:p>
          </table:table-cell>
          <table:table-cell table:formula="of:=[.A3910]*[.A3910]+[.B3910]*[.B3910]" office:value-type="float" office:value="0.0881422783126492" calcext:value-type="float">
            <text:p>0.088142278312649</text:p>
          </table:table-cell>
        </table:table-row>
        <table:table-row table:style-name="ro1">
          <table:table-cell office:value-type="float" office:value="0.0392153953" calcext:value-type="float">
            <text:p>0.0392153953</text:p>
          </table:table-cell>
          <table:table-cell office:value-type="float" office:value="0.294286308" calcext:value-type="float">
            <text:p>0.294286308</text:p>
          </table:table-cell>
          <table:table-cell table:formula="of:=[.A3911]*[.A3911]+[.B3911]*[.B3911]" office:value-type="float" office:value="0.0881422783048061" calcext:value-type="float">
            <text:p>0.088142278304806</text:p>
          </table:table-cell>
        </table:table-row>
        <table:table-row table:style-name="ro1">
          <table:table-cell office:value-type="float" office:value="-0.0849803849" calcext:value-type="float">
            <text:p>-0.0849803849</text:p>
          </table:table-cell>
          <table:table-cell office:value-type="float" office:value="-0.284314433" calcext:value-type="float">
            <text:p>-0.284314433</text:p>
          </table:table-cell>
          <table:table-cell table:formula="of:=[.A3912]*[.A3912]+[.B3912]*[.B3912]" office:value-type="float" office:value="0.0880563626298636" calcext:value-type="float">
            <text:p>0.088056362629864</text:p>
          </table:table-cell>
        </table:table-row>
        <table:table-row table:style-name="ro1">
          <table:table-cell office:value-type="float" office:value="-0.0849803838" calcext:value-type="float">
            <text:p>-0.0849803838</text:p>
          </table:table-cell>
          <table:table-cell office:value-type="float" office:value="0.284314432" calcext:value-type="float">
            <text:p>0.284314432</text:p>
          </table:table-cell>
          <table:table-cell table:formula="of:=[.A3913]*[.A3913]+[.B3913]*[.B3913]" office:value-type="float" office:value="0.0880563618742779" calcext:value-type="float">
            <text:p>0.088056361874278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1818182" calcext:value-type="float">
            <text:p>0.181818182</text:p>
          </table:table-cell>
          <table:table-cell table:formula="of:=[.A3914]*[.A3914]+[.B3914]*[.B3914]" office:value-type="float" office:value="0.0879894919307851" calcext:value-type="float">
            <text:p>0.08798949193078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181818182" calcext:value-type="float">
            <text:p>-0.181818182</text:p>
          </table:table-cell>
          <table:table-cell table:formula="of:=[.A3915]*[.A3915]+[.B3915]*[.B3915]" office:value-type="float" office:value="0.0879894919307851" calcext:value-type="float">
            <text:p>0.087989491930785</text:p>
          </table:table-cell>
        </table:table-row>
        <table:table-row table:style-name="ro1">
          <table:table-cell office:value-type="float" office:value="-0.255693557" calcext:value-type="float">
            <text:p>-0.255693557</text:p>
          </table:table-cell>
          <table:table-cell office:value-type="float" office:value="0.148013418" calcext:value-type="float">
            <text:p>0.148013418</text:p>
          </table:table-cell>
          <table:table-cell table:formula="of:=[.A3916]*[.A3916]+[.B3916]*[.B3916]" office:value-type="float" office:value="0.087287166999355" calcext:value-type="float">
            <text:p>0.087287166999355</text:p>
          </table:table-cell>
        </table:table-row>
        <table:table-row table:style-name="ro1">
          <table:table-cell office:value-type="float" office:value="-0.255693556" calcext:value-type="float">
            <text:p>-0.255693556</text:p>
          </table:table-cell>
          <table:table-cell office:value-type="float" office:value="-0.148013418" calcext:value-type="float">
            <text:p>-0.148013418</text:p>
          </table:table-cell>
          <table:table-cell table:formula="of:=[.A3917]*[.A3917]+[.B3917]*[.B3917]" office:value-type="float" office:value="0.0872871664879678" calcext:value-type="float">
            <text:p>0.087287166487968</text:p>
          </table:table-cell>
        </table:table-row>
        <table:table-row table:style-name="ro1">
          <table:table-cell office:value-type="float" office:value="-0.295325821" calcext:value-type="float">
            <text:p>-0.295325821</text:p>
          </table:table-cell>
          <table:table-cell office:value-type="float" office:value="0" calcext:value-type="float">
            <text:p>0</text:p>
          </table:table-cell>
          <table:table-cell table:formula="of:=[.A3918]*[.A3918]+[.B3918]*[.B3918]" office:value-type="float" office:value="0.087217340549324" calcext:value-type="float">
            <text:p>0.087217340549324</text:p>
          </table:table-cell>
        </table:table-row>
        <table:table-row table:style-name="ro1">
          <table:table-cell office:value-type="float" office:value="-0.261880165" calcext:value-type="float">
            <text:p>-0.261880165</text:p>
          </table:table-cell>
          <table:table-cell office:value-type="float" office:value="0.136363636" calcext:value-type="float">
            <text:p>0.136363636</text:p>
          </table:table-cell>
          <table:table-cell table:formula="of:=[.A3919]*[.A3919]+[.B3919]*[.B3919]" office:value-type="float" office:value="0.0871762620435677" calcext:value-type="float">
            <text:p>0.087176262043568</text:p>
          </table:table-cell>
        </table:table-row>
        <table:table-row table:style-name="ro1">
          <table:table-cell office:value-type="float" office:value="-0.261880165" calcext:value-type="float">
            <text:p>-0.261880165</text:p>
          </table:table-cell>
          <table:table-cell office:value-type="float" office:value="-0.136363636" calcext:value-type="float">
            <text:p>-0.136363636</text:p>
          </table:table-cell>
          <table:table-cell table:formula="of:=[.A3920]*[.A3920]+[.B3920]*[.B3920]" office:value-type="float" office:value="0.0871762620435677" calcext:value-type="float">
            <text:p>0.087176262043568</text:p>
          </table:table-cell>
        </table:table-row>
        <table:table-row table:style-name="ro1">
          <table:table-cell office:value-type="float" office:value="-0.287854861" calcext:value-type="float">
            <text:p>-0.287854861</text:p>
          </table:table-cell>
          <table:table-cell office:value-type="float" office:value="-0.0614944256" calcext:value-type="float">
            <text:p>-0.0614944256</text:p>
          </table:table-cell>
          <table:table-cell table:formula="of:=[.A3921]*[.A3921]+[.B3921]*[.B3921]" office:value-type="float" office:value="0.0866419853812033" calcext:value-type="float">
            <text:p>0.086641985381203</text:p>
          </table:table-cell>
        </table:table-row>
        <table:table-row table:style-name="ro1">
          <table:table-cell office:value-type="float" office:value="-0.28785486" calcext:value-type="float">
            <text:p>-0.28785486</text:p>
          </table:table-cell>
          <table:table-cell office:value-type="float" office:value="0.0614944246" calcext:value-type="float">
            <text:p>0.0614944246</text:p>
          </table:table-cell>
          <table:table-cell table:formula="of:=[.A3922]*[.A3922]+[.B3922]*[.B3922]" office:value-type="float" office:value="0.0866419846825047" calcext:value-type="float">
            <text:p>0.086641984682505</text:p>
          </table:table-cell>
        </table:table-row>
        <table:table-row table:style-name="ro1">
          <table:table-cell office:value-type="float" office:value="-0.211511305" calcext:value-type="float">
            <text:p>-0.211511305</text:p>
          </table:table-cell>
          <table:table-cell office:value-type="float" office:value="0.204626583" calcext:value-type="float">
            <text:p>0.204626583</text:p>
          </table:table-cell>
          <table:table-cell table:formula="of:=[.A3923]*[.A3923]+[.B3923]*[.B3923]" office:value-type="float" office:value="0.0866090706130589" calcext:value-type="float">
            <text:p>0.086609070613059</text:p>
          </table:table-cell>
        </table:table-row>
        <table:table-row table:style-name="ro1">
          <table:table-cell office:value-type="float" office:value="-0.211511305" calcext:value-type="float">
            <text:p>-0.211511305</text:p>
          </table:table-cell>
          <table:table-cell office:value-type="float" office:value="-0.204626583" calcext:value-type="float">
            <text:p>-0.204626583</text:p>
          </table:table-cell>
          <table:table-cell table:formula="of:=[.A3924]*[.A3924]+[.B3924]*[.B3924]" office:value-type="float" office:value="0.0866090706130589" calcext:value-type="float">
            <text:p>0.086609070613059</text:p>
          </table:table-cell>
        </table:table-row>
        <table:table-row table:style-name="ro1">
          <table:table-cell office:value-type="float" office:value="-0.120257031" calcext:value-type="float">
            <text:p>-0.120257031</text:p>
          </table:table-cell>
          <table:table-cell office:value-type="float" office:value="0.266979795" calcext:value-type="float">
            <text:p>0.266979795</text:p>
          </table:table-cell>
          <table:table-cell table:formula="of:=[.A3925]*[.A3925]+[.B3925]*[.B3925]" office:value-type="float" office:value="0.085739964443177" calcext:value-type="float">
            <text:p>0.085739964443177</text:p>
          </table:table-cell>
        </table:table-row>
        <table:table-row table:style-name="ro1">
          <table:table-cell office:value-type="float" office:value="-0.120257031" calcext:value-type="float">
            <text:p>-0.120257031</text:p>
          </table:table-cell>
          <table:table-cell office:value-type="float" office:value="-0.266979795" calcext:value-type="float">
            <text:p>-0.266979795</text:p>
          </table:table-cell>
          <table:table-cell table:formula="of:=[.A3926]*[.A3926]+[.B3926]*[.B3926]" office:value-type="float" office:value="0.085739964443177" calcext:value-type="float">
            <text:p>0.085739964443177</text:p>
          </table:table-cell>
        </table:table-row>
        <table:table-row table:style-name="ro1">
          <table:table-cell office:value-type="float" office:value="-0.263648395" calcext:value-type="float">
            <text:p>-0.263648395</text:p>
          </table:table-cell>
          <table:table-cell office:value-type="float" office:value="-0.125683619" calcext:value-type="float">
            <text:p>-0.125683619</text:p>
          </table:table-cell>
          <table:table-cell table:formula="of:=[.A3927]*[.A3927]+[.B3927]*[.B3927]" office:value-type="float" office:value="0.0853068482710132" calcext:value-type="float">
            <text:p>0.085306848271013</text:p>
          </table:table-cell>
        </table:table-row>
        <table:table-row table:style-name="ro1">
          <table:table-cell office:value-type="float" office:value="-0.263648394" calcext:value-type="float">
            <text:p>-0.263648394</text:p>
          </table:table-cell>
          <table:table-cell office:value-type="float" office:value="0.125683619" calcext:value-type="float">
            <text:p>0.125683619</text:p>
          </table:table-cell>
          <table:table-cell table:formula="of:=[.A3928]*[.A3928]+[.B3928]*[.B3928]" office:value-type="float" office:value="0.0853068477437164" calcext:value-type="float">
            <text:p>0.085306847743716</text:p>
          </table:table-cell>
        </table:table-row>
        <table:table-row table:style-name="ro1">
          <table:table-cell office:value-type="float" office:value="-0.140188494" calcext:value-type="float">
            <text:p>-0.140188494</text:p>
          </table:table-cell>
          <table:table-cell office:value-type="float" office:value="0.255651725" calcext:value-type="float">
            <text:p>0.255651725</text:p>
          </table:table-cell>
          <table:table-cell table:formula="of:=[.A3929]*[.A3929]+[.B3929]*[.B3929]" office:value-type="float" office:value="0.0850106183454637" calcext:value-type="float">
            <text:p>0.085010618345464</text:p>
          </table:table-cell>
        </table:table-row>
        <table:table-row table:style-name="ro1">
          <table:table-cell office:value-type="float" office:value="-0.140188494" calcext:value-type="float">
            <text:p>-0.140188494</text:p>
          </table:table-cell>
          <table:table-cell office:value-type="float" office:value="-0.255651725" calcext:value-type="float">
            <text:p>-0.255651725</text:p>
          </table:table-cell>
          <table:table-cell table:formula="of:=[.A3930]*[.A3930]+[.B3930]*[.B3930]" office:value-type="float" office:value="0.0850106183454637" calcext:value-type="float">
            <text:p>0.085010618345464</text:p>
          </table:table-cell>
        </table:table-row>
        <table:table-row table:style-name="ro1">
          <table:table-cell office:value-type="float" office:value="-0.29147537" calcext:value-type="float">
            <text:p>-0.29147537</text:p>
          </table:table-cell>
          <table:table-cell office:value-type="float" office:value="0" calcext:value-type="float">
            <text:p>0</text:p>
          </table:table-cell>
          <table:table-cell table:formula="of:=[.A3931]*[.A3931]+[.B3931]*[.B3931]" office:value-type="float" office:value="0.0849578913166369" calcext:value-type="float">
            <text:p>0.084957891316637</text:p>
          </table:table-cell>
        </table:table-row>
        <table:table-row table:style-name="ro1">
          <table:table-cell office:value-type="float" office:value="-0.290548847" calcext:value-type="float">
            <text:p>-0.290548847</text:p>
          </table:table-cell>
          <table:table-cell office:value-type="float" office:value="0" calcext:value-type="float">
            <text:p>0</text:p>
          </table:table-cell>
          <table:table-cell table:formula="of:=[.A3932]*[.A3932]+[.B3932]*[.B3932]" office:value-type="float" office:value="0.0844186324930294" calcext:value-type="float">
            <text:p>0.084418632493029</text:p>
          </table:table-cell>
        </table:table-row>
        <table:table-row table:style-name="ro1">
          <table:table-cell office:value-type="float" office:value="-0.264859101" calcext:value-type="float">
            <text:p>-0.264859101</text:p>
          </table:table-cell>
          <table:table-cell office:value-type="float" office:value="0.11911427" calcext:value-type="float">
            <text:p>0.11911427</text:p>
          </table:table-cell>
          <table:table-cell table:formula="of:=[.A3933]*[.A3933]+[.B3933]*[.B3933]" office:value-type="float" office:value="0.0843385527001611" calcext:value-type="float">
            <text:p>0.084338552700161</text:p>
          </table:table-cell>
        </table:table-row>
        <table:table-row table:style-name="ro1">
          <table:table-cell office:value-type="float" office:value="-0.264859101" calcext:value-type="float">
            <text:p>-0.264859101</text:p>
          </table:table-cell>
          <table:table-cell office:value-type="float" office:value="-0.11911427" calcext:value-type="float">
            <text:p>-0.11911427</text:p>
          </table:table-cell>
          <table:table-cell table:formula="of:=[.A3934]*[.A3934]+[.B3934]*[.B3934]" office:value-type="float" office:value="0.0843385527001611" calcext:value-type="float">
            <text:p>0.084338552700161</text:p>
          </table:table-cell>
        </table:table-row>
        <table:table-row table:style-name="ro1">
          <table:table-cell office:value-type="float" office:value="0.0465642901" calcext:value-type="float">
            <text:p>0.0465642901</text:p>
          </table:table-cell>
          <table:table-cell office:value-type="float" office:value="-0.286285695" calcext:value-type="float">
            <text:p>-0.286285695</text:p>
          </table:table-cell>
          <table:table-cell table:formula="of:=[.A3935]*[.A3935]+[.B3935]*[.B3935]" office:value-type="float" office:value="0.08412773227415" calcext:value-type="float">
            <text:p>0.08412773227415</text:p>
          </table:table-cell>
        </table:table-row>
        <table:table-row table:style-name="ro1">
          <table:table-cell office:value-type="float" office:value="0.0465642899" calcext:value-type="float">
            <text:p>0.0465642899</text:p>
          </table:table-cell>
          <table:table-cell office:value-type="float" office:value="0.286285695" calcext:value-type="float">
            <text:p>0.286285695</text:p>
          </table:table-cell>
          <table:table-cell table:formula="of:=[.A3936]*[.A3936]+[.B3936]*[.B3936]" office:value-type="float" office:value="0.0841277322555243" calcext:value-type="float">
            <text:p>0.084127732255524</text:p>
          </table:table-cell>
        </table:table-row>
        <table:table-row table:style-name="ro1">
          <table:table-cell office:value-type="float" office:value="0.289306641" calcext:value-type="float">
            <text:p>0.289306641</text:p>
          </table:table-cell>
          <table:table-cell office:value-type="float" office:value="0" calcext:value-type="float">
            <text:p>0</text:p>
          </table:table-cell>
          <table:table-cell table:formula="of:=[.A3937]*[.A3937]+[.B3937]*[.B3937]" office:value-type="float" office:value="0.0836983325267029" calcext:value-type="float">
            <text:p>0.083698332526703</text:p>
          </table:table-cell>
        </table:table-row>
        <table:table-row table:style-name="ro1">
          <table:table-cell office:value-type="float" office:value="-0.269028777" calcext:value-type="float">
            <text:p>-0.269028777</text:p>
          </table:table-cell>
          <table:table-cell office:value-type="float" office:value="0.106126027" calcext:value-type="float">
            <text:p>0.106126027</text:p>
          </table:table-cell>
          <table:table-cell table:formula="of:=[.A3938]*[.A3938]+[.B3938]*[.B3938]" office:value-type="float" office:value="0.0836392164609205" calcext:value-type="float">
            <text:p>0.083639216460921</text:p>
          </table:table-cell>
        </table:table-row>
        <table:table-row table:style-name="ro1">
          <table:table-cell office:value-type="float" office:value="-0.269028777" calcext:value-type="float">
            <text:p>-0.269028777</text:p>
          </table:table-cell>
          <table:table-cell office:value-type="float" office:value="-0.106126027" calcext:value-type="float">
            <text:p>-0.106126027</text:p>
          </table:table-cell>
          <table:table-cell table:formula="of:=[.A3939]*[.A3939]+[.B3939]*[.B3939]" office:value-type="float" office:value="0.0836392164609205" calcext:value-type="float">
            <text:p>0.083639216460921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272727273" calcext:value-type="float">
            <text:p>0.272727273</text:p>
          </table:table-cell>
          <table:table-cell table:formula="of:=[.A3940]*[.A3940]+[.B3940]*[.B3940]" office:value-type="float" office:value="0.0831692279380165" calcext:value-type="float">
            <text:p>0.083169227938017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272727273" calcext:value-type="float">
            <text:p>-0.272727273</text:p>
          </table:table-cell>
          <table:table-cell table:formula="of:=[.A3941]*[.A3941]+[.B3941]*[.B3941]" office:value-type="float" office:value="0.0831692279380165" calcext:value-type="float">
            <text:p>0.083169227938017</text:p>
          </table:table-cell>
        </table:table-row>
        <table:table-row table:style-name="ro1">
          <table:table-cell office:value-type="float" office:value="-0.163248902" calcext:value-type="float">
            <text:p>-0.163248902</text:p>
          </table:table-cell>
          <table:table-cell office:value-type="float" office:value="0.236640088" calcext:value-type="float">
            <text:p>0.236640088</text:p>
          </table:table-cell>
          <table:table-cell table:formula="of:=[.A3942]*[.A3942]+[.B3942]*[.B3942]" office:value-type="float" office:value="0.0826487352528534" calcext:value-type="float">
            <text:p>0.082648735252853</text:p>
          </table:table-cell>
        </table:table-row>
        <table:table-row table:style-name="ro1">
          <table:table-cell office:value-type="float" office:value="-0.163248902" calcext:value-type="float">
            <text:p>-0.163248902</text:p>
          </table:table-cell>
          <table:table-cell office:value-type="float" office:value="-0.236640088" calcext:value-type="float">
            <text:p>-0.236640088</text:p>
          </table:table-cell>
          <table:table-cell table:formula="of:=[.A3943]*[.A3943]+[.B3943]*[.B3943]" office:value-type="float" office:value="0.0826487352528534" calcext:value-type="float">
            <text:p>0.082648735252853</text:p>
          </table:table-cell>
        </table:table-row>
        <table:table-row table:style-name="ro1">
          <table:table-cell office:value-type="float" office:value="-0.260783043" calcext:value-type="float">
            <text:p>-0.260783043</text:p>
          </table:table-cell>
          <table:table-cell office:value-type="float" office:value="0.120905223" calcext:value-type="float">
            <text:p>0.120905223</text:p>
          </table:table-cell>
          <table:table-cell table:formula="of:=[.A3944]*[.A3944]+[.B3944]*[.B3944]" office:value-type="float" office:value="0.0826258684650196" calcext:value-type="float">
            <text:p>0.08262586846502</text:p>
          </table:table-cell>
        </table:table-row>
        <table:table-row table:style-name="ro1">
          <table:table-cell office:value-type="float" office:value="-0.260783043" calcext:value-type="float">
            <text:p>-0.260783043</text:p>
          </table:table-cell>
          <table:table-cell office:value-type="float" office:value="-0.120905223" calcext:value-type="float">
            <text:p>-0.120905223</text:p>
          </table:table-cell>
          <table:table-cell table:formula="of:=[.A3945]*[.A3945]+[.B3945]*[.B3945]" office:value-type="float" office:value="0.0826258684650196" calcext:value-type="float">
            <text:p>0.08262586846502</text:p>
          </table:table-cell>
        </table:table-row>
        <table:table-row table:style-name="ro1">
          <table:table-cell office:value-type="float" office:value="-0.0585110248" calcext:value-type="float">
            <text:p>-0.0585110248</text:p>
          </table:table-cell>
          <table:table-cell office:value-type="float" office:value="0.28125" calcext:value-type="float">
            <text:p>0.28125</text:p>
          </table:table-cell>
          <table:table-cell table:formula="of:=[.A3946]*[.A3946]+[.B3946]*[.B3946]" office:value-type="float" office:value="0.0825251025231462" calcext:value-type="float">
            <text:p>0.082525102523146</text:p>
          </table:table-cell>
        </table:table-row>
        <table:table-row table:style-name="ro1">
          <table:table-cell office:value-type="float" office:value="-0.0585110247" calcext:value-type="float">
            <text:p>-0.0585110247</text:p>
          </table:table-cell>
          <table:table-cell office:value-type="float" office:value="-0.28125" calcext:value-type="float">
            <text:p>-0.28125</text:p>
          </table:table-cell>
          <table:table-cell table:formula="of:=[.A3947]*[.A3947]+[.B3947]*[.B3947]" office:value-type="float" office:value="0.082525102511444" calcext:value-type="float">
            <text:p>0.082525102511444</text:p>
          </table:table-cell>
        </table:table-row>
        <table:table-row table:style-name="ro1">
          <table:table-cell office:value-type="float" office:value="-0.283648049" calcext:value-type="float">
            <text:p>-0.283648049</text:p>
          </table:table-cell>
          <table:table-cell office:value-type="float" office:value="0.0423119916" calcext:value-type="float">
            <text:p>0.0423119916</text:p>
          </table:table-cell>
          <table:table-cell table:formula="of:=[.A3948]*[.A3948]+[.B3948]*[.B3948]" office:value-type="float" office:value="0.0822465203346649" calcext:value-type="float">
            <text:p>0.082246520334665</text:p>
          </table:table-cell>
        </table:table-row>
        <table:table-row table:style-name="ro1">
          <table:table-cell office:value-type="float" office:value="-0.283648049" calcext:value-type="float">
            <text:p>-0.283648049</text:p>
          </table:table-cell>
          <table:table-cell office:value-type="float" office:value="-0.0423119911" calcext:value-type="float">
            <text:p>-0.0423119911</text:p>
          </table:table-cell>
          <table:table-cell table:formula="of:=[.A3949]*[.A3949]+[.B3949]*[.B3949]" office:value-type="float" office:value="0.0822465202923529" calcext:value-type="float">
            <text:p>0.082246520292353</text:p>
          </table:table-cell>
        </table:table-row>
        <table:table-row table:style-name="ro1">
          <table:table-cell office:value-type="float" office:value="-0.2362454" calcext:value-type="float">
            <text:p>-0.2362454</text:p>
          </table:table-cell>
          <table:table-cell office:value-type="float" office:value="0.161931818" calcext:value-type="float">
            <text:p>0.161931818</text:p>
          </table:table-cell>
          <table:table-cell table:formula="of:=[.A3950]*[.A3950]+[.B3950]*[.B3950]" office:value-type="float" office:value="0.0820338027019451" calcext:value-type="float">
            <text:p>0.082033802701945</text:p>
          </table:table-cell>
        </table:table-row>
        <table:table-row table:style-name="ro1">
          <table:table-cell office:value-type="float" office:value="-0.2362454" calcext:value-type="float">
            <text:p>-0.2362454</text:p>
          </table:table-cell>
          <table:table-cell office:value-type="float" office:value="-0.161931818" calcext:value-type="float">
            <text:p>-0.161931818</text:p>
          </table:table-cell>
          <table:table-cell table:formula="of:=[.A3951]*[.A3951]+[.B3951]*[.B3951]" office:value-type="float" office:value="0.0820338027019451" calcext:value-type="float">
            <text:p>0.082033802701945</text:p>
          </table:table-cell>
        </table:table-row>
        <table:table-row table:style-name="ro1">
          <table:table-cell office:value-type="float" office:value="-0.0251252841" calcext:value-type="float">
            <text:p>-0.0251252841</text:p>
          </table:table-cell>
          <table:table-cell office:value-type="float" office:value="0.284964092" calcext:value-type="float">
            <text:p>0.284964092</text:p>
          </table:table-cell>
          <table:table-cell table:formula="of:=[.A3952]*[.A3952]+[.B3952]*[.B3952]" office:value-type="float" office:value="0.0818358136304902" calcext:value-type="float">
            <text:p>0.08183581363049</text:p>
          </table:table-cell>
        </table:table-row>
        <table:table-row table:style-name="ro1">
          <table:table-cell office:value-type="float" office:value="-0.0251252835" calcext:value-type="float">
            <text:p>-0.0251252835</text:p>
          </table:table-cell>
          <table:table-cell office:value-type="float" office:value="-0.284964091" calcext:value-type="float">
            <text:p>-0.284964091</text:p>
          </table:table-cell>
          <table:table-cell table:formula="of:=[.A3953]*[.A3953]+[.B3953]*[.B3953]" office:value-type="float" office:value="0.0818358130304116" calcext:value-type="float">
            <text:p>0.081835813030412</text:p>
          </table:table-cell>
        </table:table-row>
        <table:table-row table:style-name="ro1">
          <table:table-cell office:value-type="float" office:value="-0.259465355" calcext:value-type="float">
            <text:p>-0.259465355</text:p>
          </table:table-cell>
          <table:table-cell office:value-type="float" office:value="0.120275284" calcext:value-type="float">
            <text:p>0.120275284</text:p>
          </table:table-cell>
          <table:table-cell table:formula="of:=[.A3954]*[.A3954]+[.B3954]*[.B3954]" office:value-type="float" office:value="0.0817884143865567" calcext:value-type="float">
            <text:p>0.081788414386557</text:p>
          </table:table-cell>
        </table:table-row>
        <table:table-row table:style-name="ro1">
          <table:table-cell office:value-type="float" office:value="-0.259465355" calcext:value-type="float">
            <text:p>-0.259465355</text:p>
          </table:table-cell>
          <table:table-cell office:value-type="float" office:value="-0.120275284" calcext:value-type="float">
            <text:p>-0.120275284</text:p>
          </table:table-cell>
          <table:table-cell table:formula="of:=[.A3955]*[.A3955]+[.B3955]*[.B3955]" office:value-type="float" office:value="0.0817884143865567" calcext:value-type="float">
            <text:p>0.081788414386557</text:p>
          </table:table-cell>
        </table:table-row>
        <table:table-row table:style-name="ro1">
          <table:table-cell office:value-type="float" office:value="-0.259596812" calcext:value-type="float">
            <text:p>-0.259596812</text:p>
          </table:table-cell>
          <table:table-cell office:value-type="float" office:value="0.119672854" calcext:value-type="float">
            <text:p>0.119672854</text:p>
          </table:table-cell>
          <table:table-cell table:formula="of:=[.A3956]*[.A3956]+[.B3956]*[.B3956]" office:value-type="float" office:value="0.0817120967850687" calcext:value-type="float">
            <text:p>0.081712096785069</text:p>
          </table:table-cell>
        </table:table-row>
        <table:table-row table:style-name="ro1">
          <table:table-cell office:value-type="float" office:value="-0.259596812" calcext:value-type="float">
            <text:p>-0.259596812</text:p>
          </table:table-cell>
          <table:table-cell office:value-type="float" office:value="-0.119672854" calcext:value-type="float">
            <text:p>-0.119672854</text:p>
          </table:table-cell>
          <table:table-cell table:formula="of:=[.A3957]*[.A3957]+[.B3957]*[.B3957]" office:value-type="float" office:value="0.0817120967850687" calcext:value-type="float">
            <text:p>0.081712096785069</text:p>
          </table:table-cell>
        </table:table-row>
        <table:table-row table:style-name="ro1">
          <table:table-cell office:value-type="float" office:value="-0.259519962" calcext:value-type="float">
            <text:p>-0.259519962</text:p>
          </table:table-cell>
          <table:table-cell office:value-type="float" office:value="0.119718267" calcext:value-type="float">
            <text:p>0.119718267</text:p>
          </table:table-cell>
          <table:table-cell table:formula="of:=[.A3958]*[.A3958]+[.B3958]*[.B3958]" office:value-type="float" office:value="0.0816830741299647" calcext:value-type="float">
            <text:p>0.081683074129965</text:p>
          </table:table-cell>
        </table:table-row>
        <table:table-row table:style-name="ro1">
          <table:table-cell office:value-type="float" office:value="-0.259519962" calcext:value-type="float">
            <text:p>-0.259519962</text:p>
          </table:table-cell>
          <table:table-cell office:value-type="float" office:value="-0.119718267" calcext:value-type="float">
            <text:p>-0.119718267</text:p>
          </table:table-cell>
          <table:table-cell table:formula="of:=[.A3959]*[.A3959]+[.B3959]*[.B3959]" office:value-type="float" office:value="0.0816830741299647" calcext:value-type="float">
            <text:p>0.081683074129965</text:p>
          </table:table-cell>
        </table:table-row>
        <table:table-row table:style-name="ro1">
          <table:table-cell office:value-type="float" office:value="-0.259643874" calcext:value-type="float">
            <text:p>-0.259643874</text:p>
          </table:table-cell>
          <table:table-cell office:value-type="float" office:value="0.119403643" calcext:value-type="float">
            <text:p>0.119403643</text:p>
          </table:table-cell>
          <table:table-cell table:formula="of:=[.A3960]*[.A3960]+[.B3960]*[.B3960]" office:value-type="float" office:value="0.0816721712673993" calcext:value-type="float">
            <text:p>0.081672171267399</text:p>
          </table:table-cell>
        </table:table-row>
        <table:table-row table:style-name="ro1">
          <table:table-cell office:value-type="float" office:value="-0.259643874" calcext:value-type="float">
            <text:p>-0.259643874</text:p>
          </table:table-cell>
          <table:table-cell office:value-type="float" office:value="-0.119403643" calcext:value-type="float">
            <text:p>-0.119403643</text:p>
          </table:table-cell>
          <table:table-cell table:formula="of:=[.A3961]*[.A3961]+[.B3961]*[.B3961]" office:value-type="float" office:value="0.0816721712673993" calcext:value-type="float">
            <text:p>0.081672171267399</text:p>
          </table:table-cell>
        </table:table-row>
        <table:table-row table:style-name="ro1">
          <table:table-cell office:value-type="float" office:value="-0.259431087" calcext:value-type="float">
            <text:p>-0.259431087</text:p>
          </table:table-cell>
          <table:table-cell office:value-type="float" office:value="0.119684799" calcext:value-type="float">
            <text:p>0.119684799</text:p>
          </table:table-cell>
          <table:table-cell table:formula="of:=[.A3962]*[.A3962]+[.B3962]*[.B3962]" office:value-type="float" office:value="0.081628940013672" calcext:value-type="float">
            <text:p>0.081628940013672</text:p>
          </table:table-cell>
        </table:table-row>
        <table:table-row table:style-name="ro1">
          <table:table-cell office:value-type="float" office:value="-0.259431087" calcext:value-type="float">
            <text:p>-0.259431087</text:p>
          </table:table-cell>
          <table:table-cell office:value-type="float" office:value="-0.119684799" calcext:value-type="float">
            <text:p>-0.119684799</text:p>
          </table:table-cell>
          <table:table-cell table:formula="of:=[.A3963]*[.A3963]+[.B3963]*[.B3963]" office:value-type="float" office:value="0.081628940013672" calcext:value-type="float">
            <text:p>0.081628940013672</text:p>
          </table:table-cell>
        </table:table-row>
        <table:table-row table:style-name="ro1">
          <table:table-cell office:value-type="float" office:value="-0.259342289" calcext:value-type="float">
            <text:p>-0.259342289</text:p>
          </table:table-cell>
          <table:table-cell office:value-type="float" office:value="0.119813333" calcext:value-type="float">
            <text:p>0.119813333</text:p>
          </table:table-cell>
          <table:table-cell table:formula="of:=[.A3964]*[.A3964]+[.B3964]*[.B3964]" office:value-type="float" office:value="0.0816136576283284" calcext:value-type="float">
            <text:p>0.081613657628328</text:p>
          </table:table-cell>
        </table:table-row>
        <table:table-row table:style-name="ro1">
          <table:table-cell office:value-type="float" office:value="-0.259342289" calcext:value-type="float">
            <text:p>-0.259342289</text:p>
          </table:table-cell>
          <table:table-cell office:value-type="float" office:value="-0.119813333" calcext:value-type="float">
            <text:p>-0.119813333</text:p>
          </table:table-cell>
          <table:table-cell table:formula="of:=[.A3965]*[.A3965]+[.B3965]*[.B3965]" office:value-type="float" office:value="0.0816136576283284" calcext:value-type="float">
            <text:p>0.081613657628328</text:p>
          </table:table-cell>
        </table:table-row>
        <table:table-row table:style-name="ro1">
          <table:table-cell office:value-type="float" office:value="-0.014735357" calcext:value-type="float">
            <text:p>-0.014735357</text:p>
          </table:table-cell>
          <table:table-cell office:value-type="float" office:value="0.284810083" calcext:value-type="float">
            <text:p>0.284810083</text:p>
          </table:table-cell>
          <table:table-cell table:formula="of:=[.A3966]*[.A3966]+[.B3966]*[.B3966]" office:value-type="float" office:value="0.0813339141243843" calcext:value-type="float">
            <text:p>0.081333914124384</text:p>
          </table:table-cell>
        </table:table-row>
        <table:table-row table:style-name="ro1">
          <table:table-cell office:value-type="float" office:value="-0.014735357" calcext:value-type="float">
            <text:p>-0.014735357</text:p>
          </table:table-cell>
          <table:table-cell office:value-type="float" office:value="-0.284810083" calcext:value-type="float">
            <text:p>-0.284810083</text:p>
          </table:table-cell>
          <table:table-cell table:formula="of:=[.A3967]*[.A3967]+[.B3967]*[.B3967]" office:value-type="float" office:value="0.0813339141243843" calcext:value-type="float">
            <text:p>0.081333914124384</text:p>
          </table:table-cell>
        </table:table-row>
        <table:table-row table:style-name="ro1">
          <table:table-cell office:value-type="float" office:value="-0.259110277" calcext:value-type="float">
            <text:p>-0.259110277</text:p>
          </table:table-cell>
          <table:table-cell office:value-type="float" office:value="0.118758118" calcext:value-type="float">
            <text:p>0.118758118</text:p>
          </table:table-cell>
          <table:table-cell table:formula="of:=[.A3968]*[.A3968]+[.B3968]*[.B3968]" office:value-type="float" office:value="0.0812416262379186" calcext:value-type="float">
            <text:p>0.081241626237919</text:p>
          </table:table-cell>
        </table:table-row>
        <table:table-row table:style-name="ro1">
          <table:table-cell office:value-type="float" office:value="-0.259110277" calcext:value-type="float">
            <text:p>-0.259110277</text:p>
          </table:table-cell>
          <table:table-cell office:value-type="float" office:value="-0.118758118" calcext:value-type="float">
            <text:p>-0.118758118</text:p>
          </table:table-cell>
          <table:table-cell table:formula="of:=[.A3969]*[.A3969]+[.B3969]*[.B3969]" office:value-type="float" office:value="0.0812416262379186" calcext:value-type="float">
            <text:p>0.081241626237919</text:p>
          </table:table-cell>
        </table:table-row>
        <table:table-row table:style-name="ro1">
          <table:table-cell office:value-type="float" office:value="-0.04699968" calcext:value-type="float">
            <text:p>-0.04699968</text:p>
          </table:table-cell>
          <table:table-cell office:value-type="float" office:value="0.279536805" calcext:value-type="float">
            <text:p>0.279536805</text:p>
          </table:table-cell>
          <table:table-cell table:formula="of:=[.A3970]*[.A3970]+[.B3970]*[.B3970]" office:value-type="float" office:value="0.0803497952697104" calcext:value-type="float">
            <text:p>0.080349795269711</text:p>
          </table:table-cell>
        </table:table-row>
        <table:table-row table:style-name="ro1">
          <table:table-cell office:value-type="float" office:value="-0.04699968" calcext:value-type="float">
            <text:p>-0.04699968</text:p>
          </table:table-cell>
          <table:table-cell office:value-type="float" office:value="-0.279536805" calcext:value-type="float">
            <text:p>-0.279536805</text:p>
          </table:table-cell>
          <table:table-cell table:formula="of:=[.A3971]*[.A3971]+[.B3971]*[.B3971]" office:value-type="float" office:value="0.0803497952697104" calcext:value-type="float">
            <text:p>0.080349795269711</text:p>
          </table:table-cell>
        </table:table-row>
        <table:table-row table:style-name="ro1">
          <table:table-cell office:value-type="float" office:value="-0.256537866" calcext:value-type="float">
            <text:p>-0.256537866</text:p>
          </table:table-cell>
          <table:table-cell office:value-type="float" office:value="0.118721185" calcext:value-type="float">
            <text:p>0.118721185</text:p>
          </table:table-cell>
          <table:table-cell table:formula="of:=[.A3972]*[.A3972]+[.B3972]*[.B3972]" office:value-type="float" office:value="0.0799063964596382" calcext:value-type="float">
            <text:p>0.079906396459638</text:p>
          </table:table-cell>
        </table:table-row>
        <table:table-row table:style-name="ro1">
          <table:table-cell office:value-type="float" office:value="-0.256537866" calcext:value-type="float">
            <text:p>-0.256537866</text:p>
          </table:table-cell>
          <table:table-cell office:value-type="float" office:value="-0.118721185" calcext:value-type="float">
            <text:p>-0.118721185</text:p>
          </table:table-cell>
          <table:table-cell table:formula="of:=[.A3973]*[.A3973]+[.B3973]*[.B3973]" office:value-type="float" office:value="0.0799063964596382" calcext:value-type="float">
            <text:p>0.079906396459638</text:p>
          </table:table-cell>
        </table:table-row>
        <table:table-row table:style-name="ro1">
          <table:table-cell office:value-type="float" office:value="-0.282081289" calcext:value-type="float">
            <text:p>-0.282081289</text:p>
          </table:table-cell>
          <table:table-cell office:value-type="float" office:value="0.0113636364" calcext:value-type="float">
            <text:p>0.0113636364</text:p>
          </table:table-cell>
          <table:table-cell table:formula="of:=[.A3974]*[.A3974]+[.B3974]*[.B3974]" office:value-type="float" office:value="0.0796989858361329" calcext:value-type="float">
            <text:p>0.079698985836133</text:p>
          </table:table-cell>
        </table:table-row>
        <table:table-row table:style-name="ro1">
          <table:table-cell office:value-type="float" office:value="-0.282081289" calcext:value-type="float">
            <text:p>-0.282081289</text:p>
          </table:table-cell>
          <table:table-cell office:value-type="float" office:value="-0.0113636364" calcext:value-type="float">
            <text:p>-0.0113636364</text:p>
          </table:table-cell>
          <table:table-cell table:formula="of:=[.A3975]*[.A3975]+[.B3975]*[.B3975]" office:value-type="float" office:value="0.0796989858361329" calcext:value-type="float">
            <text:p>0.079698985836133</text:p>
          </table:table-cell>
        </table:table-row>
        <table:table-row table:style-name="ro1">
          <table:table-cell office:value-type="float" office:value="0.0241167063" calcext:value-type="float">
            <text:p>0.0241167063</text:p>
          </table:table-cell>
          <table:table-cell office:value-type="float" office:value="0.281100206" calcext:value-type="float">
            <text:p>0.281100206</text:p>
          </table:table-cell>
          <table:table-cell table:formula="of:=[.A3976]*[.A3976]+[.B3976]*[.B3976]" office:value-type="float" office:value="0.0795989413360029" calcext:value-type="float">
            <text:p>0.079598941336003</text:p>
          </table:table-cell>
        </table:table-row>
        <table:table-row table:style-name="ro1">
          <table:table-cell office:value-type="float" office:value="0.0241167065" calcext:value-type="float">
            <text:p>0.0241167065</text:p>
          </table:table-cell>
          <table:table-cell office:value-type="float" office:value="-0.281100205" calcext:value-type="float">
            <text:p>-0.281100205</text:p>
          </table:table-cell>
          <table:table-cell table:formula="of:=[.A3977]*[.A3977]+[.B3977]*[.B3977]" office:value-type="float" office:value="0.0795989407834492" calcext:value-type="float">
            <text:p>0.079598940783449</text:p>
          </table:table-cell>
        </table:table-row>
        <table:table-row table:style-name="ro1">
          <table:table-cell office:value-type="float" office:value="-0.203317246" calcext:value-type="float">
            <text:p>-0.203317246</text:p>
          </table:table-cell>
          <table:table-cell office:value-type="float" office:value="0.194381636" calcext:value-type="float">
            <text:p>0.194381636</text:p>
          </table:table-cell>
          <table:table-cell table:formula="of:=[.A3978]*[.A3978]+[.B3978]*[.B3978]" office:value-type="float" office:value="0.079122122935061" calcext:value-type="float">
            <text:p>0.079122122935061</text:p>
          </table:table-cell>
        </table:table-row>
        <table:table-row table:style-name="ro1">
          <table:table-cell office:value-type="float" office:value="-0.203317246" calcext:value-type="float">
            <text:p>-0.203317246</text:p>
          </table:table-cell>
          <table:table-cell office:value-type="float" office:value="-0.194381636" calcext:value-type="float">
            <text:p>-0.194381636</text:p>
          </table:table-cell>
          <table:table-cell table:formula="of:=[.A3979]*[.A3979]+[.B3979]*[.B3979]" office:value-type="float" office:value="0.079122122935061" calcext:value-type="float">
            <text:p>0.079122122935061</text:p>
          </table:table-cell>
        </table:table-row>
        <table:table-row table:style-name="ro1">
          <table:table-cell office:value-type="float" office:value="0.0897857915" calcext:value-type="float">
            <text:p>0.0897857915</text:p>
          </table:table-cell>
          <table:table-cell office:value-type="float" office:value="0.266314688" calcext:value-type="float">
            <text:p>0.266314688</text:p>
          </table:table-cell>
          <table:table-cell table:formula="of:=[.A3980]*[.A3980]+[.B3980]*[.B3980]" office:value-type="float" office:value="0.0789850013998188" calcext:value-type="float">
            <text:p>0.078985001399819</text:p>
          </table:table-cell>
        </table:table-row>
        <table:table-row table:style-name="ro1">
          <table:table-cell office:value-type="float" office:value="0.0897857915" calcext:value-type="float">
            <text:p>0.0897857915</text:p>
          </table:table-cell>
          <table:table-cell office:value-type="float" office:value="-0.266314688" calcext:value-type="float">
            <text:p>-0.266314688</text:p>
          </table:table-cell>
          <table:table-cell table:formula="of:=[.A3981]*[.A3981]+[.B3981]*[.B3981]" office:value-type="float" office:value="0.0789850013998188" calcext:value-type="float">
            <text:p>0.078985001399819</text:p>
          </table:table-cell>
        </table:table-row>
        <table:table-row table:style-name="ro1">
          <table:table-cell office:value-type="float" office:value="-0.251386251" calcext:value-type="float">
            <text:p>-0.251386251</text:p>
          </table:table-cell>
          <table:table-cell office:value-type="float" office:value="0.124716271" calcext:value-type="float">
            <text:p>0.124716271</text:p>
          </table:table-cell>
          <table:table-cell table:formula="of:=[.A3982]*[.A3982]+[.B3982]*[.B3982]" office:value-type="float" office:value="0.0787491954439805" calcext:value-type="float">
            <text:p>0.078749195443981</text:p>
          </table:table-cell>
        </table:table-row>
        <table:table-row table:style-name="ro1">
          <table:table-cell office:value-type="float" office:value="-0.251386251" calcext:value-type="float">
            <text:p>-0.251386251</text:p>
          </table:table-cell>
          <table:table-cell office:value-type="float" office:value="-0.124716271" calcext:value-type="float">
            <text:p>-0.124716271</text:p>
          </table:table-cell>
          <table:table-cell table:formula="of:=[.A3983]*[.A3983]+[.B3983]*[.B3983]" office:value-type="float" office:value="0.0787491954439805" calcext:value-type="float">
            <text:p>0.078749195443981</text:p>
          </table:table-cell>
        </table:table-row>
        <table:table-row table:style-name="ro1">
          <table:table-cell office:value-type="float" office:value="0.278851041" calcext:value-type="float">
            <text:p>0.278851041</text:p>
          </table:table-cell>
          <table:table-cell office:value-type="float" office:value="0.0294730353" calcext:value-type="float">
            <text:p>0.0294730353</text:p>
          </table:table-cell>
          <table:table-cell table:formula="of:=[.A3984]*[.A3984]+[.B3984]*[.B3984]" office:value-type="float" office:value="0.0786265628765787" calcext:value-type="float">
            <text:p>0.078626562876579</text:p>
          </table:table-cell>
        </table:table-row>
        <table:table-row table:style-name="ro1">
          <table:table-cell office:value-type="float" office:value="0.278851041" calcext:value-type="float">
            <text:p>0.278851041</text:p>
          </table:table-cell>
          <table:table-cell office:value-type="float" office:value="-0.0294730353" calcext:value-type="float">
            <text:p>-0.0294730353</text:p>
          </table:table-cell>
          <table:table-cell table:formula="of:=[.A3985]*[.A3985]+[.B3985]*[.B3985]" office:value-type="float" office:value="0.0786265628765787" calcext:value-type="float">
            <text:p>0.078626562876579</text:p>
          </table:table-cell>
        </table:table-row>
        <table:table-row table:style-name="ro1">
          <table:table-cell office:value-type="float" office:value="-0.138750964" calcext:value-type="float">
            <text:p>-0.138750964</text:p>
          </table:table-cell>
          <table:table-cell office:value-type="float" office:value="0.243521255" calcext:value-type="float">
            <text:p>0.243521255</text:p>
          </table:table-cell>
          <table:table-cell table:formula="of:=[.A3986]*[.A3986]+[.B3986]*[.B3986]" office:value-type="float" office:value="0.0785544316477043" calcext:value-type="float">
            <text:p>0.078554431647704</text:p>
          </table:table-cell>
        </table:table-row>
        <table:table-row table:style-name="ro1">
          <table:table-cell office:value-type="float" office:value="-0.138750964" calcext:value-type="float">
            <text:p>-0.138750964</text:p>
          </table:table-cell>
          <table:table-cell office:value-type="float" office:value="-0.243521255" calcext:value-type="float">
            <text:p>-0.243521255</text:p>
          </table:table-cell>
          <table:table-cell table:formula="of:=[.A3987]*[.A3987]+[.B3987]*[.B3987]" office:value-type="float" office:value="0.0785544316477043" calcext:value-type="float">
            <text:p>0.078554431647704</text:p>
          </table:table-cell>
        </table:table-row>
        <table:table-row table:style-name="ro1">
          <table:table-cell office:value-type="float" office:value="-0.200810167" calcext:value-type="float">
            <text:p>-0.200810167</text:p>
          </table:table-cell>
          <table:table-cell office:value-type="float" office:value="0.195419334" calcext:value-type="float">
            <text:p>0.195419334</text:p>
          </table:table-cell>
          <table:table-cell table:formula="of:=[.A3988]*[.A3988]+[.B3988]*[.B3988]" office:value-type="float" office:value="0.0785134392715715" calcext:value-type="float">
            <text:p>0.078513439271572</text:p>
          </table:table-cell>
        </table:table-row>
        <table:table-row table:style-name="ro1">
          <table:table-cell office:value-type="float" office:value="-0.200810166" calcext:value-type="float">
            <text:p>-0.200810166</text:p>
          </table:table-cell>
          <table:table-cell office:value-type="float" office:value="-0.195419333" calcext:value-type="float">
            <text:p>-0.195419333</text:p>
          </table:table-cell>
          <table:table-cell table:formula="of:=[.A3989]*[.A3989]+[.B3989]*[.B3989]" office:value-type="float" office:value="0.0785134384791125" calcext:value-type="float">
            <text:p>0.078513438479113</text:p>
          </table:table-cell>
        </table:table-row>
        <table:table-row table:style-name="ro1">
          <table:table-cell office:value-type="float" office:value="-0.197678561" calcext:value-type="float">
            <text:p>-0.197678561</text:p>
          </table:table-cell>
          <table:table-cell office:value-type="float" office:value="0.198164224" calcext:value-type="float">
            <text:p>0.198164224</text:p>
          </table:table-cell>
          <table:table-cell table:formula="of:=[.A3990]*[.A3990]+[.B3990]*[.B3990]" office:value-type="float" office:value="0.0783458731525529" calcext:value-type="float">
            <text:p>0.078345873152553</text:p>
          </table:table-cell>
        </table:table-row>
        <table:table-row table:style-name="ro1">
          <table:table-cell office:value-type="float" office:value="-0.197678561" calcext:value-type="float">
            <text:p>-0.197678561</text:p>
          </table:table-cell>
          <table:table-cell office:value-type="float" office:value="-0.198164224" calcext:value-type="float">
            <text:p>-0.198164224</text:p>
          </table:table-cell>
          <table:table-cell table:formula="of:=[.A3991]*[.A3991]+[.B3991]*[.B3991]" office:value-type="float" office:value="0.0783458731525529" calcext:value-type="float">
            <text:p>0.078345873152553</text:p>
          </table:table-cell>
        </table:table-row>
        <table:table-row table:style-name="ro1">
          <table:table-cell office:value-type="float" office:value="-0.145131392" calcext:value-type="float">
            <text:p>-0.145131392</text:p>
          </table:table-cell>
          <table:table-cell office:value-type="float" office:value="0.239179398" calcext:value-type="float">
            <text:p>0.239179398</text:p>
          </table:table-cell>
          <table:table-cell table:formula="of:=[.A3992]*[.A3992]+[.B3992]*[.B3992]" office:value-type="float" office:value="0.0782699053715001" calcext:value-type="float">
            <text:p>0.0782699053715</text:p>
          </table:table-cell>
        </table:table-row>
        <table:table-row table:style-name="ro1">
          <table:table-cell office:value-type="float" office:value="-0.145131392" calcext:value-type="float">
            <text:p>-0.145131392</text:p>
          </table:table-cell>
          <table:table-cell office:value-type="float" office:value="-0.239179398" calcext:value-type="float">
            <text:p>-0.239179398</text:p>
          </table:table-cell>
          <table:table-cell table:formula="of:=[.A3993]*[.A3993]+[.B3993]*[.B3993]" office:value-type="float" office:value="0.0782699053715001" calcext:value-type="float">
            <text:p>0.0782699053715</text:p>
          </table:table-cell>
        </table:table-row>
        <table:table-row table:style-name="ro1">
          <table:table-cell office:value-type="float" office:value="-0.200828327" calcext:value-type="float">
            <text:p>-0.200828327</text:p>
          </table:table-cell>
          <table:table-cell office:value-type="float" office:value="0.194690332" calcext:value-type="float">
            <text:p>0.194690332</text:p>
          </table:table-cell>
          <table:table-cell table:formula="of:=[.A3994]*[.A3994]+[.B3994]*[.B3994]" office:value-type="float" office:value="0.0782363422998892" calcext:value-type="float">
            <text:p>0.078236342299889</text:p>
          </table:table-cell>
        </table:table-row>
        <table:table-row table:style-name="ro1">
          <table:table-cell office:value-type="float" office:value="-0.200828327" calcext:value-type="float">
            <text:p>-0.200828327</text:p>
          </table:table-cell>
          <table:table-cell office:value-type="float" office:value="-0.194690332" calcext:value-type="float">
            <text:p>-0.194690332</text:p>
          </table:table-cell>
          <table:table-cell table:formula="of:=[.A3995]*[.A3995]+[.B3995]*[.B3995]" office:value-type="float" office:value="0.0782363422998892" calcext:value-type="float">
            <text:p>0.078236342299889</text:p>
          </table:table-cell>
        </table:table-row>
        <table:table-row table:style-name="ro1">
          <table:table-cell office:value-type="float" office:value="-0.200736237" calcext:value-type="float">
            <text:p>-0.200736237</text:p>
          </table:table-cell>
          <table:table-cell office:value-type="float" office:value="0.194602028" calcext:value-type="float">
            <text:p>0.194602028</text:p>
          </table:table-cell>
          <table:table-cell table:formula="of:=[.A3996]*[.A3996]+[.B3996]*[.B3996]" office:value-type="float" office:value="0.078164986146633" calcext:value-type="float">
            <text:p>0.078164986146633</text:p>
          </table:table-cell>
        </table:table-row>
        <table:table-row table:style-name="ro1">
          <table:table-cell office:value-type="float" office:value="-0.200736237" calcext:value-type="float">
            <text:p>-0.200736237</text:p>
          </table:table-cell>
          <table:table-cell office:value-type="float" office:value="-0.194602028" calcext:value-type="float">
            <text:p>-0.194602028</text:p>
          </table:table-cell>
          <table:table-cell table:formula="of:=[.A3997]*[.A3997]+[.B3997]*[.B3997]" office:value-type="float" office:value="0.078164986146633" calcext:value-type="float">
            <text:p>0.078164986146633</text:p>
          </table:table-cell>
        </table:table-row>
        <table:table-row table:style-name="ro1">
          <table:table-cell office:value-type="float" office:value="-0.200686969" calcext:value-type="float">
            <text:p>-0.200686969</text:p>
          </table:table-cell>
          <table:table-cell office:value-type="float" office:value="0.194644538" calcext:value-type="float">
            <text:p>0.194644538</text:p>
          </table:table-cell>
          <table:table-cell table:formula="of:=[.A3998]*[.A3998]+[.B3998]*[.B3998]" office:value-type="float" office:value="0.0781617556996404" calcext:value-type="float">
            <text:p>0.07816175569964</text:p>
          </table:table-cell>
        </table:table-row>
        <table:table-row table:style-name="ro1">
          <table:table-cell office:value-type="float" office:value="-0.200686969" calcext:value-type="float">
            <text:p>-0.200686969</text:p>
          </table:table-cell>
          <table:table-cell office:value-type="float" office:value="-0.194644538" calcext:value-type="float">
            <text:p>-0.194644538</text:p>
          </table:table-cell>
          <table:table-cell table:formula="of:=[.A3999]*[.A3999]+[.B3999]*[.B3999]" office:value-type="float" office:value="0.0781617556996404" calcext:value-type="float">
            <text:p>0.07816175569964</text:p>
          </table:table-cell>
        </table:table-row>
        <table:table-row table:style-name="ro1">
          <table:table-cell office:value-type="float" office:value="-0.200988993" calcext:value-type="float">
            <text:p>-0.200988993</text:p>
          </table:table-cell>
          <table:table-cell office:value-type="float" office:value="0.194242895" calcext:value-type="float">
            <text:p>0.194242895</text:p>
          </table:table-cell>
          <table:table-cell table:formula="of:=[.A4000]*[.A4000]+[.B4000]*[.B4000]" office:value-type="float" office:value="0.0781268775651351" calcext:value-type="float">
            <text:p>0.078126877565135</text:p>
          </table:table-cell>
        </table:table-row>
        <table:table-row table:style-name="ro1">
          <table:table-cell office:value-type="float" office:value="-0.200988993" calcext:value-type="float">
            <text:p>-0.200988993</text:p>
          </table:table-cell>
          <table:table-cell office:value-type="float" office:value="-0.194242895" calcext:value-type="float">
            <text:p>-0.194242895</text:p>
          </table:table-cell>
          <table:table-cell table:formula="of:=[.A4001]*[.A4001]+[.B4001]*[.B4001]" office:value-type="float" office:value="0.0781268775651351" calcext:value-type="float">
            <text:p>0.078126877565135</text:p>
          </table:table-cell>
        </table:table-row>
        <table:table-row table:style-name="ro1">
          <table:table-cell office:value-type="float" office:value="-0.200697308" calcext:value-type="float">
            <text:p>-0.200697308</text:p>
          </table:table-cell>
          <table:table-cell office:value-type="float" office:value="0.194528605" calcext:value-type="float">
            <text:p>0.194528605</text:p>
          </table:table-cell>
          <table:table-cell table:formula="of:=[.A4002]*[.A4002]+[.B4002]*[.B4002]" office:value-type="float" office:value="0.0781207876016929" calcext:value-type="float">
            <text:p>0.078120787601693</text:p>
          </table:table-cell>
        </table:table-row>
        <table:table-row table:style-name="ro1">
          <table:table-cell office:value-type="float" office:value="-0.200697308" calcext:value-type="float">
            <text:p>-0.200697308</text:p>
          </table:table-cell>
          <table:table-cell office:value-type="float" office:value="-0.194528605" calcext:value-type="float">
            <text:p>-0.194528605</text:p>
          </table:table-cell>
          <table:table-cell table:formula="of:=[.A4003]*[.A4003]+[.B4003]*[.B4003]" office:value-type="float" office:value="0.0781207876016929" calcext:value-type="float">
            <text:p>0.078120787601693</text:p>
          </table:table-cell>
        </table:table-row>
        <table:table-row table:style-name="ro1">
          <table:table-cell office:value-type="float" office:value="-0.200458727" calcext:value-type="float">
            <text:p>-0.200458727</text:p>
          </table:table-cell>
          <table:table-cell office:value-type="float" office:value="0.194645905" calcext:value-type="float">
            <text:p>0.194645905</text:p>
          </table:table-cell>
          <table:table-cell table:formula="of:=[.A4004]*[.A4004]+[.B4004]*[.B4004]" office:value-type="float" office:value="0.0780707295637296" calcext:value-type="float">
            <text:p>0.07807072956373</text:p>
          </table:table-cell>
        </table:table-row>
        <table:table-row table:style-name="ro1">
          <table:table-cell office:value-type="float" office:value="-0.200458727" calcext:value-type="float">
            <text:p>-0.200458727</text:p>
          </table:table-cell>
          <table:table-cell office:value-type="float" office:value="-0.194645905" calcext:value-type="float">
            <text:p>-0.194645905</text:p>
          </table:table-cell>
          <table:table-cell table:formula="of:=[.A4005]*[.A4005]+[.B4005]*[.B4005]" office:value-type="float" office:value="0.0780707295637296" calcext:value-type="float">
            <text:p>0.07807072956373</text:p>
          </table:table-cell>
        </table:table-row>
        <table:table-row table:style-name="ro1">
          <table:table-cell office:value-type="float" office:value="-0.276954336" calcext:value-type="float">
            <text:p>-0.276954336</text:p>
          </table:table-cell>
          <table:table-cell office:value-type="float" office:value="0.0284090909" calcext:value-type="float">
            <text:p>0.0284090909</text:p>
          </table:table-cell>
          <table:table-cell table:formula="of:=[.A4006]*[.A4006]+[.B4006]*[.B4006]" office:value-type="float" office:value="0.0775107806749654" calcext:value-type="float">
            <text:p>0.077510780674965</text:p>
          </table:table-cell>
        </table:table-row>
        <table:table-row table:style-name="ro1">
          <table:table-cell office:value-type="float" office:value="-0.276954336" calcext:value-type="float">
            <text:p>-0.276954336</text:p>
          </table:table-cell>
          <table:table-cell office:value-type="float" office:value="-0.0284090909" calcext:value-type="float">
            <text:p>-0.0284090909</text:p>
          </table:table-cell>
          <table:table-cell table:formula="of:=[.A4007]*[.A4007]+[.B4007]*[.B4007]" office:value-type="float" office:value="0.0775107806749654" calcext:value-type="float">
            <text:p>0.077510780674965</text:p>
          </table:table-cell>
        </table:table-row>
        <table:table-row table:style-name="ro1">
          <table:table-cell office:value-type="float" office:value="-0.199571318" calcext:value-type="float">
            <text:p>-0.199571318</text:p>
          </table:table-cell>
          <table:table-cell office:value-type="float" office:value="0.193684995" calcext:value-type="float">
            <text:p>0.193684995</text:p>
          </table:table-cell>
          <table:table-cell table:formula="of:=[.A4008]*[.A4008]+[.B4008]*[.B4008]" office:value-type="float" office:value="0.0773425882564071" calcext:value-type="float">
            <text:p>0.077342588256407</text:p>
          </table:table-cell>
        </table:table-row>
        <table:table-row table:style-name="ro1">
          <table:table-cell office:value-type="float" office:value="-0.199571318" calcext:value-type="float">
            <text:p>-0.199571318</text:p>
          </table:table-cell>
          <table:table-cell office:value-type="float" office:value="-0.193684995" calcext:value-type="float">
            <text:p>-0.193684995</text:p>
          </table:table-cell>
          <table:table-cell table:formula="of:=[.A4009]*[.A4009]+[.B4009]*[.B4009]" office:value-type="float" office:value="0.0773425882564071" calcext:value-type="float">
            <text:p>0.077342588256407</text:p>
          </table:table-cell>
        </table:table-row>
        <table:table-row table:style-name="ro1">
          <table:table-cell office:value-type="float" office:value="0.277131248" calcext:value-type="float">
            <text:p>0.277131248</text:p>
          </table:table-cell>
          <table:table-cell office:value-type="float" office:value="0.0213373904" calcext:value-type="float">
            <text:p>0.0213373904</text:p>
          </table:table-cell>
          <table:table-cell table:formula="of:=[.A4010]*[.A4010]+[.B4010]*[.B4010]" office:value-type="float" office:value="0.0772570128471195" calcext:value-type="float">
            <text:p>0.07725701284712</text:p>
          </table:table-cell>
        </table:table-row>
        <table:table-row table:style-name="ro1">
          <table:table-cell office:value-type="float" office:value="0.277131247" calcext:value-type="float">
            <text:p>0.277131247</text:p>
          </table:table-cell>
          <table:table-cell office:value-type="float" office:value="-0.0213373899" calcext:value-type="float">
            <text:p>-0.0213373899</text:p>
          </table:table-cell>
          <table:table-cell table:formula="of:=[.A4011]*[.A4011]+[.B4011]*[.B4011]" office:value-type="float" office:value="0.0772570122715197" calcext:value-type="float">
            <text:p>0.07725701227152</text:p>
          </table:table-cell>
        </table:table-row>
        <table:table-row table:style-name="ro1">
          <table:table-cell office:value-type="float" office:value="-0.225219845" calcext:value-type="float">
            <text:p>-0.225219845</text:p>
          </table:table-cell>
          <table:table-cell office:value-type="float" office:value="0.161378103" calcext:value-type="float">
            <text:p>0.161378103</text:p>
          </table:table-cell>
          <table:table-cell table:formula="of:=[.A4012]*[.A4012]+[.B4012]*[.B4012]" office:value-type="float" office:value="0.0767668707097026" calcext:value-type="float">
            <text:p>0.076766870709703</text:p>
          </table:table-cell>
        </table:table-row>
        <table:table-row table:style-name="ro1">
          <table:table-cell office:value-type="float" office:value="-0.225219845" calcext:value-type="float">
            <text:p>-0.225219845</text:p>
          </table:table-cell>
          <table:table-cell office:value-type="float" office:value="-0.161378103" calcext:value-type="float">
            <text:p>-0.161378103</text:p>
          </table:table-cell>
          <table:table-cell table:formula="of:=[.A4013]*[.A4013]+[.B4013]*[.B4013]" office:value-type="float" office:value="0.0767668707097026" calcext:value-type="float">
            <text:p>0.076766870709703</text:p>
          </table:table-cell>
        </table:table-row>
        <table:table-row table:style-name="ro1">
          <table:table-cell office:value-type="float" office:value="0.251472433" calcext:value-type="float">
            <text:p>0.251472433</text:p>
          </table:table-cell>
          <table:table-cell office:value-type="float" office:value="0.116065963" calcext:value-type="float">
            <text:p>0.116065963</text:p>
          </table:table-cell>
          <table:table-cell table:formula="of:=[.A4014]*[.A4014]+[.B4014]*[.B4014]" office:value-type="float" office:value="0.0767096923260569" calcext:value-type="float">
            <text:p>0.076709692326057</text:p>
          </table:table-cell>
        </table:table-row>
        <table:table-row table:style-name="ro1">
          <table:table-cell office:value-type="float" office:value="0.251472433" calcext:value-type="float">
            <text:p>0.251472433</text:p>
          </table:table-cell>
          <table:table-cell office:value-type="float" office:value="-0.116065963" calcext:value-type="float">
            <text:p>-0.116065963</text:p>
          </table:table-cell>
          <table:table-cell table:formula="of:=[.A4015]*[.A4015]+[.B4015]*[.B4015]" office:value-type="float" office:value="0.0767096923260569" calcext:value-type="float">
            <text:p>0.076709692326057</text:p>
          </table:table-cell>
        </table:table-row>
        <table:table-row table:style-name="ro1">
          <table:table-cell office:value-type="float" office:value="-0.195229775" calcext:value-type="float">
            <text:p>-0.195229775</text:p>
          </table:table-cell>
          <table:table-cell office:value-type="float" office:value="0.196022727" calcext:value-type="float">
            <text:p>0.196022727</text:p>
          </table:table-cell>
          <table:table-cell table:formula="of:=[.A4016]*[.A4016]+[.B4016]*[.B4016]" office:value-type="float" office:value="0.0765395745470672" calcext:value-type="float">
            <text:p>0.076539574547067</text:p>
          </table:table-cell>
        </table:table-row>
        <table:table-row table:style-name="ro1">
          <table:table-cell office:value-type="float" office:value="-0.195229775" calcext:value-type="float">
            <text:p>-0.195229775</text:p>
          </table:table-cell>
          <table:table-cell office:value-type="float" office:value="-0.196022727" calcext:value-type="float">
            <text:p>-0.196022727</text:p>
          </table:table-cell>
          <table:table-cell table:formula="of:=[.A4017]*[.A4017]+[.B4017]*[.B4017]" office:value-type="float" office:value="0.0765395745470672" calcext:value-type="float">
            <text:p>0.076539574547067</text:p>
          </table:table-cell>
        </table:table-row>
        <table:table-row table:style-name="ro1">
          <table:table-cell office:value-type="float" office:value="-0.104653603" calcext:value-type="float">
            <text:p>-0.104653603</text:p>
          </table:table-cell>
          <table:table-cell office:value-type="float" office:value="0.255681818" calcext:value-type="float">
            <text:p>0.255681818</text:p>
          </table:table-cell>
          <table:table-cell table:formula="of:=[.A4018]*[.A4018]+[.B4018]*[.B4018]" office:value-type="float" office:value="0.0763255686766667" calcext:value-type="float">
            <text:p>0.076325568676667</text:p>
          </table:table-cell>
        </table:table-row>
        <table:table-row table:style-name="ro1">
          <table:table-cell office:value-type="float" office:value="-0.104653603" calcext:value-type="float">
            <text:p>-0.104653603</text:p>
          </table:table-cell>
          <table:table-cell office:value-type="float" office:value="-0.255681818" calcext:value-type="float">
            <text:p>-0.255681818</text:p>
          </table:table-cell>
          <table:table-cell table:formula="of:=[.A4019]*[.A4019]+[.B4019]*[.B4019]" office:value-type="float" office:value="0.0763255686766667" calcext:value-type="float">
            <text:p>0.076325568676667</text:p>
          </table:table-cell>
        </table:table-row>
        <table:table-row table:style-name="ro1">
          <table:table-cell office:value-type="float" office:value="0.262850348" calcext:value-type="float">
            <text:p>0.262850348</text:p>
          </table:table-cell>
          <table:table-cell office:value-type="float" office:value="0.0825155343" calcext:value-type="float">
            <text:p>0.0825155343</text:p>
          </table:table-cell>
          <table:table-cell table:formula="of:=[.A4020]*[.A4020]+[.B4020]*[.B4020]" office:value-type="float" office:value="0.0758991188445356" calcext:value-type="float">
            <text:p>0.075899118844536</text:p>
          </table:table-cell>
        </table:table-row>
        <table:table-row table:style-name="ro1">
          <table:table-cell office:value-type="float" office:value="0.262850348" calcext:value-type="float">
            <text:p>0.262850348</text:p>
          </table:table-cell>
          <table:table-cell office:value-type="float" office:value="-0.0825155343" calcext:value-type="float">
            <text:p>-0.0825155343</text:p>
          </table:table-cell>
          <table:table-cell table:formula="of:=[.A4021]*[.A4021]+[.B4021]*[.B4021]" office:value-type="float" office:value="0.0758991188445356" calcext:value-type="float">
            <text:p>0.075899118844536</text:p>
          </table:table-cell>
        </table:table-row>
        <table:table-row table:style-name="ro1">
          <table:table-cell office:value-type="float" office:value="0.247640856" calcext:value-type="float">
            <text:p>0.247640856</text:p>
          </table:table-cell>
          <table:table-cell office:value-type="float" office:value="0.120127521" calcext:value-type="float">
            <text:p>0.120127521</text:p>
          </table:table-cell>
          <table:table-cell table:formula="of:=[.A4022]*[.A4022]+[.B4022]*[.B4022]" office:value-type="float" office:value="0.0757566148620182" calcext:value-type="float">
            <text:p>0.075756614862018</text:p>
          </table:table-cell>
        </table:table-row>
        <table:table-row table:style-name="ro1">
          <table:table-cell office:value-type="float" office:value="0.247640856" calcext:value-type="float">
            <text:p>0.247640856</text:p>
          </table:table-cell>
          <table:table-cell office:value-type="float" office:value="-0.120127521" calcext:value-type="float">
            <text:p>-0.120127521</text:p>
          </table:table-cell>
          <table:table-cell table:formula="of:=[.A4023]*[.A4023]+[.B4023]*[.B4023]" office:value-type="float" office:value="0.0757566148620182" calcext:value-type="float">
            <text:p>0.075756614862018</text:p>
          </table:table-cell>
        </table:table-row>
        <table:table-row table:style-name="ro1">
          <table:table-cell office:value-type="float" office:value="0.193687672" calcext:value-type="float">
            <text:p>0.193687672</text:p>
          </table:table-cell>
          <table:table-cell office:value-type="float" office:value="-0.195147389" calcext:value-type="float">
            <text:p>-0.195147389</text:p>
          </table:table-cell>
          <table:table-cell table:formula="of:=[.A4024]*[.A4024]+[.B4024]*[.B4024]" office:value-type="float" office:value="0.0755974177182969" calcext:value-type="float">
            <text:p>0.075597417718297</text:p>
          </table:table-cell>
        </table:table-row>
        <table:table-row table:style-name="ro1">
          <table:table-cell office:value-type="float" office:value="0.193687673" calcext:value-type="float">
            <text:p>0.193687673</text:p>
          </table:table-cell>
          <table:table-cell office:value-type="float" office:value="0.195147388" calcext:value-type="float">
            <text:p>0.195147388</text:p>
          </table:table-cell>
          <table:table-cell table:formula="of:=[.A4025]*[.A4025]+[.B4025]*[.B4025]" office:value-type="float" office:value="0.0755974177153775" calcext:value-type="float">
            <text:p>0.075597417715378</text:p>
          </table:table-cell>
        </table:table-row>
        <table:table-row table:style-name="ro1">
          <table:table-cell office:value-type="float" office:value="-0.263884916" calcext:value-type="float">
            <text:p>-0.263884916</text:p>
          </table:table-cell>
          <table:table-cell office:value-type="float" office:value="0.0756971673" calcext:value-type="float">
            <text:p>0.0756971673</text:p>
          </table:table-cell>
          <table:table-cell table:formula="of:=[.A4026]*[.A4026]+[.B4026]*[.B4026]" office:value-type="float" office:value="0.0753653100295713" calcext:value-type="float">
            <text:p>0.075365310029571</text:p>
          </table:table-cell>
        </table:table-row>
        <table:table-row table:style-name="ro1">
          <table:table-cell office:value-type="float" office:value="-0.263884916" calcext:value-type="float">
            <text:p>-0.263884916</text:p>
          </table:table-cell>
          <table:table-cell office:value-type="float" office:value="-0.0756971673" calcext:value-type="float">
            <text:p>-0.0756971673</text:p>
          </table:table-cell>
          <table:table-cell table:formula="of:=[.A4027]*[.A4027]+[.B4027]*[.B4027]" office:value-type="float" office:value="0.0753653100295713" calcext:value-type="float">
            <text:p>0.075365310029571</text:p>
          </table:table-cell>
        </table:table-row>
        <table:table-row table:style-name="ro1">
          <table:table-cell office:value-type="float" office:value="-0.200260006" calcext:value-type="float">
            <text:p>-0.200260006</text:p>
          </table:table-cell>
          <table:table-cell office:value-type="float" office:value="0.186165601" calcext:value-type="float">
            <text:p>0.186165601</text:p>
          </table:table-cell>
          <table:table-cell table:formula="of:=[.A4028]*[.A4028]+[.B4028]*[.B4028]" office:value-type="float" office:value="0.0747617009988112" calcext:value-type="float">
            <text:p>0.074761700998811</text:p>
          </table:table-cell>
        </table:table-row>
        <table:table-row table:style-name="ro1">
          <table:table-cell office:value-type="float" office:value="-0.200260006" calcext:value-type="float">
            <text:p>-0.200260006</text:p>
          </table:table-cell>
          <table:table-cell office:value-type="float" office:value="-0.186165601" calcext:value-type="float">
            <text:p>-0.186165601</text:p>
          </table:table-cell>
          <table:table-cell table:formula="of:=[.A4029]*[.A4029]+[.B4029]*[.B4029]" office:value-type="float" office:value="0.0747617009988112" calcext:value-type="float">
            <text:p>0.074761700998811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272727273" calcext:value-type="float">
            <text:p>0.272727273</text:p>
          </table:table-cell>
          <table:table-cell table:formula="of:=[.A4030]*[.A4030]+[.B4030]*[.B4030]" office:value-type="float" office:value="0.0746243060630165" calcext:value-type="float">
            <text:p>0.07462430606301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272727273" calcext:value-type="float">
            <text:p>-0.272727273</text:p>
          </table:table-cell>
          <table:table-cell table:formula="of:=[.A4031]*[.A4031]+[.B4031]*[.B4031]" office:value-type="float" office:value="0.0746243060630165" calcext:value-type="float">
            <text:p>0.074624306063017</text:p>
          </table:table-cell>
        </table:table-row>
        <table:table-row table:style-name="ro1">
          <table:table-cell office:value-type="float" office:value="-0.159341103" calcext:value-type="float">
            <text:p>-0.159341103</text:p>
          </table:table-cell>
          <table:table-cell office:value-type="float" office:value="0.221590909" calcext:value-type="float">
            <text:p>0.221590909</text:p>
          </table:table-cell>
          <table:table-cell table:formula="of:=[.A4032]*[.A4032]+[.B4032]*[.B4032]" office:value-type="float" office:value="0.0744921180567029" calcext:value-type="float">
            <text:p>0.074492118056703</text:p>
          </table:table-cell>
        </table:table-row>
        <table:table-row table:style-name="ro1">
          <table:table-cell office:value-type="float" office:value="-0.159341103" calcext:value-type="float">
            <text:p>-0.159341103</text:p>
          </table:table-cell>
          <table:table-cell office:value-type="float" office:value="-0.221590909" calcext:value-type="float">
            <text:p>-0.221590909</text:p>
          </table:table-cell>
          <table:table-cell table:formula="of:=[.A4033]*[.A4033]+[.B4033]*[.B4033]" office:value-type="float" office:value="0.0744921180567029" calcext:value-type="float">
            <text:p>0.074492118056703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181818182" calcext:value-type="float">
            <text:p>0.181818182</text:p>
          </table:table-cell>
          <table:table-cell table:formula="of:=[.A4034]*[.A4034]+[.B4034]*[.B4034]" office:value-type="float" office:value="0.0743176169307851" calcext:value-type="float">
            <text:p>0.074317616930785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181818182" calcext:value-type="float">
            <text:p>-0.181818182</text:p>
          </table:table-cell>
          <table:table-cell table:formula="of:=[.A4035]*[.A4035]+[.B4035]*[.B4035]" office:value-type="float" office:value="0.0743176169307851" calcext:value-type="float">
            <text:p>0.074317616930785</text:p>
          </table:table-cell>
        </table:table-row>
        <table:table-row table:style-name="ro1">
          <table:table-cell office:value-type="float" office:value="-0.133870875" calcext:value-type="float">
            <text:p>-0.133870875</text:p>
          </table:table-cell>
          <table:table-cell office:value-type="float" office:value="0.235295434" calcext:value-type="float">
            <text:p>0.235295434</text:p>
          </table:table-cell>
          <table:table-cell table:formula="of:=[.A4036]*[.A4036]+[.B4036]*[.B4036]" office:value-type="float" office:value="0.073285352434514" calcext:value-type="float">
            <text:p>0.073285352434514</text:p>
          </table:table-cell>
        </table:table-row>
        <table:table-row table:style-name="ro1">
          <table:table-cell office:value-type="float" office:value="-0.133870875" calcext:value-type="float">
            <text:p>-0.133870875</text:p>
          </table:table-cell>
          <table:table-cell office:value-type="float" office:value="-0.235295434" calcext:value-type="float">
            <text:p>-0.235295434</text:p>
          </table:table-cell>
          <table:table-cell table:formula="of:=[.A4037]*[.A4037]+[.B4037]*[.B4037]" office:value-type="float" office:value="0.073285352434514" calcext:value-type="float">
            <text:p>0.073285352434514</text:p>
          </table:table-cell>
        </table:table-row>
        <table:table-row table:style-name="ro1">
          <table:table-cell office:value-type="float" office:value="-0.26991764" calcext:value-type="float">
            <text:p>-0.26991764</text:p>
          </table:table-cell>
          <table:table-cell office:value-type="float" office:value="0" calcext:value-type="float">
            <text:p>0</text:p>
          </table:table-cell>
          <table:table-cell table:formula="of:=[.A4038]*[.A4038]+[.B4038]*[.B4038]" office:value-type="float" office:value="0.0728555323831696" calcext:value-type="float">
            <text:p>0.07285553238317</text:p>
          </table:table-cell>
        </table:table-row>
        <table:table-row table:style-name="ro1">
          <table:table-cell office:value-type="float" office:value="-0.189815395" calcext:value-type="float">
            <text:p>-0.189815395</text:p>
          </table:table-cell>
          <table:table-cell office:value-type="float" office:value="0.1917039" calcext:value-type="float">
            <text:p>0.1917039</text:p>
          </table:table-cell>
          <table:table-cell table:formula="of:=[.A4039]*[.A4039]+[.B4039]*[.B4039]" office:value-type="float" office:value="0.072780269454216" calcext:value-type="float">
            <text:p>0.072780269454216</text:p>
          </table:table-cell>
        </table:table-row>
        <table:table-row table:style-name="ro1">
          <table:table-cell office:value-type="float" office:value="-0.189815395" calcext:value-type="float">
            <text:p>-0.189815395</text:p>
          </table:table-cell>
          <table:table-cell office:value-type="float" office:value="-0.1917039" calcext:value-type="float">
            <text:p>-0.1917039</text:p>
          </table:table-cell>
          <table:table-cell table:formula="of:=[.A4040]*[.A4040]+[.B4040]*[.B4040]" office:value-type="float" office:value="0.072780269454216" calcext:value-type="float">
            <text:p>0.072780269454216</text:p>
          </table:table-cell>
        </table:table-row>
        <table:table-row table:style-name="ro1">
          <table:table-cell office:value-type="float" office:value="-0.267662387" calcext:value-type="float">
            <text:p>-0.267662387</text:p>
          </table:table-cell>
          <table:table-cell office:value-type="float" office:value="0.0293877894" calcext:value-type="float">
            <text:p>0.0293877894</text:p>
          </table:table-cell>
          <table:table-cell table:formula="of:=[.A4041]*[.A4041]+[.B4041]*[.B4041]" office:value-type="float" office:value="0.0725067955803565" calcext:value-type="float">
            <text:p>0.072506795580357</text:p>
          </table:table-cell>
        </table:table-row>
        <table:table-row table:style-name="ro1">
          <table:table-cell office:value-type="float" office:value="-0.267662387" calcext:value-type="float">
            <text:p>-0.267662387</text:p>
          </table:table-cell>
          <table:table-cell office:value-type="float" office:value="-0.0293877892" calcext:value-type="float">
            <text:p>-0.0293877892</text:p>
          </table:table-cell>
          <table:table-cell table:formula="of:=[.A4042]*[.A4042]+[.B4042]*[.B4042]" office:value-type="float" office:value="0.0725067955686014" calcext:value-type="float">
            <text:p>0.072506795568601</text:p>
          </table:table-cell>
        </table:table-row>
        <table:table-row table:style-name="ro1">
          <table:table-cell office:value-type="float" office:value="-0.263282461" calcext:value-type="float">
            <text:p>-0.263282461</text:p>
          </table:table-cell>
          <table:table-cell office:value-type="float" office:value="0.0511363636" calcext:value-type="float">
            <text:p>0.0511363636</text:p>
          </table:table-cell>
          <table:table-cell table:formula="of:=[.A4043]*[.A4043]+[.B4043]*[.B4043]" office:value-type="float" office:value="0.0719325819524479" calcext:value-type="float">
            <text:p>0.071932581952448</text:p>
          </table:table-cell>
        </table:table-row>
        <table:table-row table:style-name="ro1">
          <table:table-cell office:value-type="float" office:value="-0.263282461" calcext:value-type="float">
            <text:p>-0.263282461</text:p>
          </table:table-cell>
          <table:table-cell office:value-type="float" office:value="-0.0511363636" calcext:value-type="float">
            <text:p>-0.0511363636</text:p>
          </table:table-cell>
          <table:table-cell table:formula="of:=[.A4044]*[.A4044]+[.B4044]*[.B4044]" office:value-type="float" office:value="0.0719325819524479" calcext:value-type="float">
            <text:p>0.071932581952448</text:p>
          </table:table-cell>
        </table:table-row>
        <table:table-row table:style-name="ro1">
          <table:table-cell office:value-type="float" office:value="-0.181469996" calcext:value-type="float">
            <text:p>-0.181469996</text:p>
          </table:table-cell>
          <table:table-cell office:value-type="float" office:value="0.196884616" calcext:value-type="float">
            <text:p>0.196884616</text:p>
          </table:table-cell>
          <table:table-cell table:formula="of:=[.A4045]*[.A4045]+[.B4045]*[.B4045]" office:value-type="float" office:value="0.0716949114657075" calcext:value-type="float">
            <text:p>0.071694911465708</text:p>
          </table:table-cell>
        </table:table-row>
        <table:table-row table:style-name="ro1">
          <table:table-cell office:value-type="float" office:value="-0.181469996" calcext:value-type="float">
            <text:p>-0.181469996</text:p>
          </table:table-cell>
          <table:table-cell office:value-type="float" office:value="-0.196884616" calcext:value-type="float">
            <text:p>-0.196884616</text:p>
          </table:table-cell>
          <table:table-cell table:formula="of:=[.A4046]*[.A4046]+[.B4046]*[.B4046]" office:value-type="float" office:value="0.0716949114657075" calcext:value-type="float">
            <text:p>0.071694911465708</text:p>
          </table:table-cell>
        </table:table-row>
        <table:table-row table:style-name="ro1">
          <table:table-cell office:value-type="float" office:value="-0.266342163" calcext:value-type="float">
            <text:p>-0.266342163</text:p>
          </table:table-cell>
          <table:table-cell office:value-type="float" office:value="0" calcext:value-type="float">
            <text:p>0</text:p>
          </table:table-cell>
          <table:table-cell table:formula="of:=[.A4047]*[.A4047]+[.B4047]*[.B4047]" office:value-type="float" office:value="0.0709381477915186" calcext:value-type="float">
            <text:p>0.070938147791519</text:p>
          </table:table-cell>
        </table:table-row>
        <table:table-row table:style-name="ro1">
          <table:table-cell office:value-type="float" office:value="-0.096977254" calcext:value-type="float">
            <text:p>-0.096977254</text:p>
          </table:table-cell>
          <table:table-cell office:value-type="float" office:value="0.247897772" calcext:value-type="float">
            <text:p>0.247897772</text:p>
          </table:table-cell>
          <table:table-cell table:formula="of:=[.A4048]*[.A4048]+[.B4048]*[.B4048]" office:value-type="float" office:value="0.0708578931559445" calcext:value-type="float">
            <text:p>0.070857893155945</text:p>
          </table:table-cell>
        </table:table-row>
        <table:table-row table:style-name="ro1">
          <table:table-cell office:value-type="float" office:value="-0.096977254" calcext:value-type="float">
            <text:p>-0.096977254</text:p>
          </table:table-cell>
          <table:table-cell office:value-type="float" office:value="-0.247897772" calcext:value-type="float">
            <text:p>-0.247897772</text:p>
          </table:table-cell>
          <table:table-cell table:formula="of:=[.A4049]*[.A4049]+[.B4049]*[.B4049]" office:value-type="float" office:value="0.0708578931559445" calcext:value-type="float">
            <text:p>0.070857893155945</text:p>
          </table:table-cell>
        </table:table-row>
        <table:table-row table:style-name="ro1">
          <table:table-cell office:value-type="float" office:value="-0.173535025" calcext:value-type="float">
            <text:p>-0.173535025</text:p>
          </table:table-cell>
          <table:table-cell office:value-type="float" office:value="0.196215979" calcext:value-type="float">
            <text:p>0.196215979</text:p>
          </table:table-cell>
          <table:table-cell table:formula="of:=[.A4050]*[.A4050]+[.B4050]*[.B4050]" office:value-type="float" office:value="0.0686151153166791" calcext:value-type="float">
            <text:p>0.068615115316679</text:p>
          </table:table-cell>
        </table:table-row>
        <table:table-row table:style-name="ro1">
          <table:table-cell office:value-type="float" office:value="-0.173535025" calcext:value-type="float">
            <text:p>-0.173535025</text:p>
          </table:table-cell>
          <table:table-cell office:value-type="float" office:value="-0.196215979" calcext:value-type="float">
            <text:p>-0.196215979</text:p>
          </table:table-cell>
          <table:table-cell table:formula="of:=[.A4051]*[.A4051]+[.B4051]*[.B4051]" office:value-type="float" office:value="0.0686151153166791" calcext:value-type="float">
            <text:p>0.068615115316679</text:p>
          </table:table-cell>
        </table:table-row>
        <table:table-row table:style-name="ro1">
          <table:table-cell office:value-type="float" office:value="-0.253297379" calcext:value-type="float">
            <text:p>-0.253297379</text:p>
          </table:table-cell>
          <table:table-cell office:value-type="float" office:value="0.0655730982" calcext:value-type="float">
            <text:p>0.0655730982</text:p>
          </table:table-cell>
          <table:table-cell table:formula="of:=[.A4052]*[.A4052]+[.B4052]*[.B4052]" office:value-type="float" office:value="0.0684593934158165" calcext:value-type="float">
            <text:p>0.068459393415817</text:p>
          </table:table-cell>
        </table:table-row>
        <table:table-row table:style-name="ro1">
          <table:table-cell office:value-type="float" office:value="-0.253297379" calcext:value-type="float">
            <text:p>-0.253297379</text:p>
          </table:table-cell>
          <table:table-cell office:value-type="float" office:value="-0.0655730982" calcext:value-type="float">
            <text:p>-0.0655730982</text:p>
          </table:table-cell>
          <table:table-cell table:formula="of:=[.A4053]*[.A4053]+[.B4053]*[.B4053]" office:value-type="float" office:value="0.0684593934158165" calcext:value-type="float">
            <text:p>0.068459393415817</text:p>
          </table:table-cell>
        </table:table-row>
        <table:table-row table:style-name="ro1">
          <table:table-cell office:value-type="float" office:value="-0.252388764" calcext:value-type="float">
            <text:p>-0.252388764</text:p>
          </table:table-cell>
          <table:table-cell office:value-type="float" office:value="0.0642668702" calcext:value-type="float">
            <text:p>0.0642668702</text:p>
          </table:table-cell>
          <table:table-cell table:formula="of:=[.A4054]*[.A4054]+[.B4054]*[.B4054]" office:value-type="float" office:value="0.0678303187987513" calcext:value-type="float">
            <text:p>0.067830318798751</text:p>
          </table:table-cell>
        </table:table-row>
        <table:table-row table:style-name="ro1">
          <table:table-cell office:value-type="float" office:value="-0.252388764" calcext:value-type="float">
            <text:p>-0.252388764</text:p>
          </table:table-cell>
          <table:table-cell office:value-type="float" office:value="-0.0642668702" calcext:value-type="float">
            <text:p>-0.0642668702</text:p>
          </table:table-cell>
          <table:table-cell table:formula="of:=[.A4055]*[.A4055]+[.B4055]*[.B4055]" office:value-type="float" office:value="0.0678303187987513" calcext:value-type="float">
            <text:p>0.067830318798751</text:p>
          </table:table-cell>
        </table:table-row>
        <table:table-row table:style-name="ro1">
          <table:table-cell office:value-type="float" office:value="-0.252809699" calcext:value-type="float">
            <text:p>-0.252809699</text:p>
          </table:table-cell>
          <table:table-cell office:value-type="float" office:value="0.0597822222" calcext:value-type="float">
            <text:p>0.0597822222</text:p>
          </table:table-cell>
          <table:table-cell table:formula="of:=[.A4056]*[.A4056]+[.B4056]*[.B4056]" office:value-type="float" office:value="0.0674866579996408" calcext:value-type="float">
            <text:p>0.067486657999641</text:p>
          </table:table-cell>
        </table:table-row>
        <table:table-row table:style-name="ro1">
          <table:table-cell office:value-type="float" office:value="-0.252809699" calcext:value-type="float">
            <text:p>-0.252809699</text:p>
          </table:table-cell>
          <table:table-cell office:value-type="float" office:value="-0.0597822222" calcext:value-type="float">
            <text:p>-0.0597822222</text:p>
          </table:table-cell>
          <table:table-cell table:formula="of:=[.A4057]*[.A4057]+[.B4057]*[.B4057]" office:value-type="float" office:value="0.0674866579996408" calcext:value-type="float">
            <text:p>0.067486657999641</text:p>
          </table:table-cell>
        </table:table-row>
        <table:table-row table:style-name="ro1">
          <table:table-cell office:value-type="float" office:value="-0.252597054" calcext:value-type="float">
            <text:p>-0.252597054</text:p>
          </table:table-cell>
          <table:table-cell office:value-type="float" office:value="0.0603057825" calcext:value-type="float">
            <text:p>0.0603057825</text:p>
          </table:table-cell>
          <table:table-cell table:formula="of:=[.A4058]*[.A4058]+[.B4058]*[.B4058]" office:value-type="float" office:value="0.0674420590924162" calcext:value-type="float">
            <text:p>0.067442059092416</text:p>
          </table:table-cell>
        </table:table-row>
        <table:table-row table:style-name="ro1">
          <table:table-cell office:value-type="float" office:value="-0.252597054" calcext:value-type="float">
            <text:p>-0.252597054</text:p>
          </table:table-cell>
          <table:table-cell office:value-type="float" office:value="-0.0603057825" calcext:value-type="float">
            <text:p>-0.0603057825</text:p>
          </table:table-cell>
          <table:table-cell table:formula="of:=[.A4059]*[.A4059]+[.B4059]*[.B4059]" office:value-type="float" office:value="0.0674420590924162" calcext:value-type="float">
            <text:p>0.067442059092416</text:p>
          </table:table-cell>
        </table:table-row>
        <table:table-row table:style-name="ro1">
          <table:table-cell office:value-type="float" office:value="-0.252482158" calcext:value-type="float">
            <text:p>-0.252482158</text:p>
          </table:table-cell>
          <table:table-cell office:value-type="float" office:value="0.060405761" calcext:value-type="float">
            <text:p>0.060405761</text:p>
          </table:table-cell>
          <table:table-cell table:formula="of:=[.A4060]*[.A4060]+[.B4060]*[.B4060]" office:value-type="float" office:value="0.0673960960703261" calcext:value-type="float">
            <text:p>0.067396096070326</text:p>
          </table:table-cell>
        </table:table-row>
        <table:table-row table:style-name="ro1">
          <table:table-cell office:value-type="float" office:value="-0.252482158" calcext:value-type="float">
            <text:p>-0.252482158</text:p>
          </table:table-cell>
          <table:table-cell office:value-type="float" office:value="-0.060405761" calcext:value-type="float">
            <text:p>-0.060405761</text:p>
          </table:table-cell>
          <table:table-cell table:formula="of:=[.A4061]*[.A4061]+[.B4061]*[.B4061]" office:value-type="float" office:value="0.0673960960703261" calcext:value-type="float">
            <text:p>0.067396096070326</text:p>
          </table:table-cell>
        </table:table-row>
        <table:table-row table:style-name="ro1">
          <table:table-cell office:value-type="float" office:value="-0.25244235" calcext:value-type="float">
            <text:p>-0.25244235</text:p>
          </table:table-cell>
          <table:table-cell office:value-type="float" office:value="0.0604157767" calcext:value-type="float">
            <text:p>0.0604157767</text:p>
          </table:table-cell>
          <table:table-cell table:formula="of:=[.A4062]*[.A4062]+[.B4062]*[.B4062]" office:value-type="float" office:value="0.0673772061477868" calcext:value-type="float">
            <text:p>0.067377206147787</text:p>
          </table:table-cell>
        </table:table-row>
        <table:table-row table:style-name="ro1">
          <table:table-cell office:value-type="float" office:value="-0.25244235" calcext:value-type="float">
            <text:p>-0.25244235</text:p>
          </table:table-cell>
          <table:table-cell office:value-type="float" office:value="-0.0604157767" calcext:value-type="float">
            <text:p>-0.0604157767</text:p>
          </table:table-cell>
          <table:table-cell table:formula="of:=[.A4063]*[.A4063]+[.B4063]*[.B4063]" office:value-type="float" office:value="0.0673772061477868" calcext:value-type="float">
            <text:p>0.067377206147787</text:p>
          </table:table-cell>
        </table:table-row>
        <table:table-row table:style-name="ro1">
          <table:table-cell office:value-type="float" office:value="-0.252422926" calcext:value-type="float">
            <text:p>-0.252422926</text:p>
          </table:table-cell>
          <table:table-cell office:value-type="float" office:value="0.0604060895" calcext:value-type="float">
            <text:p>0.0604060895</text:p>
          </table:table-cell>
          <table:table-cell table:formula="of:=[.A4064]*[.A4064]+[.B4064]*[.B4064]" office:value-type="float" office:value="0.0673662292190835" calcext:value-type="float">
            <text:p>0.067366229219084</text:p>
          </table:table-cell>
        </table:table-row>
        <table:table-row table:style-name="ro1">
          <table:table-cell office:value-type="float" office:value="-0.252422926" calcext:value-type="float">
            <text:p>-0.252422926</text:p>
          </table:table-cell>
          <table:table-cell office:value-type="float" office:value="-0.0604060895" calcext:value-type="float">
            <text:p>-0.0604060895</text:p>
          </table:table-cell>
          <table:table-cell table:formula="of:=[.A4065]*[.A4065]+[.B4065]*[.B4065]" office:value-type="float" office:value="0.0673662292190835" calcext:value-type="float">
            <text:p>0.067366229219084</text:p>
          </table:table-cell>
        </table:table-row>
        <table:table-row table:style-name="ro1">
          <table:table-cell office:value-type="float" office:value="-0.252401616" calcext:value-type="float">
            <text:p>-0.252401616</text:p>
          </table:table-cell>
          <table:table-cell office:value-type="float" office:value="0.060406337" calcext:value-type="float">
            <text:p>0.060406337</text:p>
          </table:table-cell>
          <table:table-cell table:formula="of:=[.A4066]*[.A4066]+[.B4066]*[.B4066]" office:value-type="float" office:value="0.067355501309169" calcext:value-type="float">
            <text:p>0.067355501309169</text:p>
          </table:table-cell>
        </table:table-row>
        <table:table-row table:style-name="ro1">
          <table:table-cell office:value-type="float" office:value="-0.252401616" calcext:value-type="float">
            <text:p>-0.252401616</text:p>
          </table:table-cell>
          <table:table-cell office:value-type="float" office:value="-0.060406337" calcext:value-type="float">
            <text:p>-0.060406337</text:p>
          </table:table-cell>
          <table:table-cell table:formula="of:=[.A4067]*[.A4067]+[.B4067]*[.B4067]" office:value-type="float" office:value="0.067355501309169" calcext:value-type="float">
            <text:p>0.067355501309169</text:p>
          </table:table-cell>
        </table:table-row>
        <table:table-row table:style-name="ro1">
          <table:table-cell office:value-type="float" office:value="-0.252331516" calcext:value-type="float">
            <text:p>-0.252331516</text:p>
          </table:table-cell>
          <table:table-cell office:value-type="float" office:value="0.0604429648" calcext:value-type="float">
            <text:p>0.0604429648</text:p>
          </table:table-cell>
          <table:table-cell table:formula="of:=[.A4068]*[.A4068]+[.B4068]*[.B4068]" office:value-type="float" office:value="0.0673245459606723" calcext:value-type="float">
            <text:p>0.067324545960672</text:p>
          </table:table-cell>
        </table:table-row>
        <table:table-row table:style-name="ro1">
          <table:table-cell office:value-type="float" office:value="-0.252331516" calcext:value-type="float">
            <text:p>-0.252331516</text:p>
          </table:table-cell>
          <table:table-cell office:value-type="float" office:value="-0.0604429648" calcext:value-type="float">
            <text:p>-0.0604429648</text:p>
          </table:table-cell>
          <table:table-cell table:formula="of:=[.A4069]*[.A4069]+[.B4069]*[.B4069]" office:value-type="float" office:value="0.0673245459606723" calcext:value-type="float">
            <text:p>0.067324545960672</text:p>
          </table:table-cell>
        </table:table-row>
        <table:table-row table:style-name="ro1">
          <table:table-cell office:value-type="float" office:value="-0.252001042" calcext:value-type="float">
            <text:p>-0.252001042</text:p>
          </table:table-cell>
          <table:table-cell office:value-type="float" office:value="0.0617594045" calcext:value-type="float">
            <text:p>0.0617594045</text:p>
          </table:table-cell>
          <table:table-cell table:formula="of:=[.A4070]*[.A4070]+[.B4070]*[.B4070]" office:value-type="float" office:value="0.0673187492132804" calcext:value-type="float">
            <text:p>0.06731874921328</text:p>
          </table:table-cell>
        </table:table-row>
        <table:table-row table:style-name="ro1">
          <table:table-cell office:value-type="float" office:value="-0.252001042" calcext:value-type="float">
            <text:p>-0.252001042</text:p>
          </table:table-cell>
          <table:table-cell office:value-type="float" office:value="-0.0617594045" calcext:value-type="float">
            <text:p>-0.0617594045</text:p>
          </table:table-cell>
          <table:table-cell table:formula="of:=[.A4071]*[.A4071]+[.B4071]*[.B4071]" office:value-type="float" office:value="0.0673187492132804" calcext:value-type="float">
            <text:p>0.06731874921328</text:p>
          </table:table-cell>
        </table:table-row>
        <table:table-row table:style-name="ro1">
          <table:table-cell office:value-type="float" office:value="-0.25216117" calcext:value-type="float">
            <text:p>-0.25216117</text:p>
          </table:table-cell>
          <table:table-cell office:value-type="float" office:value="0.0606820397" calcext:value-type="float">
            <text:p>0.0606820397</text:p>
          </table:table-cell>
          <table:table-cell table:formula="of:=[.A4072]*[.A4072]+[.B4072]*[.B4072]" office:value-type="float" office:value="0.0672675655979213" calcext:value-type="float">
            <text:p>0.067267565597921</text:p>
          </table:table-cell>
        </table:table-row>
        <table:table-row table:style-name="ro1">
          <table:table-cell office:value-type="float" office:value="-0.25216117" calcext:value-type="float">
            <text:p>-0.25216117</text:p>
          </table:table-cell>
          <table:table-cell office:value-type="float" office:value="-0.0606820397" calcext:value-type="float">
            <text:p>-0.0606820397</text:p>
          </table:table-cell>
          <table:table-cell table:formula="of:=[.A4073]*[.A4073]+[.B4073]*[.B4073]" office:value-type="float" office:value="0.0672675655979213" calcext:value-type="float">
            <text:p>0.067267565597921</text:p>
          </table:table-cell>
        </table:table-row>
        <table:table-row table:style-name="ro1">
          <table:table-cell office:value-type="float" office:value="-0.252640269" calcext:value-type="float">
            <text:p>-0.252640269</text:p>
          </table:table-cell>
          <table:table-cell office:value-type="float" office:value="0.057690103" calcext:value-type="float">
            <text:p>0.057690103</text:p>
          </table:table-cell>
          <table:table-cell table:formula="of:=[.A4074]*[.A4074]+[.B4074]*[.B4074]" office:value-type="float" office:value="0.067155253504543" calcext:value-type="float">
            <text:p>0.067155253504543</text:p>
          </table:table-cell>
        </table:table-row>
        <table:table-row table:style-name="ro1">
          <table:table-cell office:value-type="float" office:value="-0.252640269" calcext:value-type="float">
            <text:p>-0.252640269</text:p>
          </table:table-cell>
          <table:table-cell office:value-type="float" office:value="-0.057690103" calcext:value-type="float">
            <text:p>-0.057690103</text:p>
          </table:table-cell>
          <table:table-cell table:formula="of:=[.A4075]*[.A4075]+[.B4075]*[.B4075]" office:value-type="float" office:value="0.067155253504543" calcext:value-type="float">
            <text:p>0.067155253504543</text:p>
          </table:table-cell>
        </table:table-row>
        <table:table-row table:style-name="ro1">
          <table:table-cell office:value-type="float" office:value="-0.0424086068" calcext:value-type="float">
            <text:p>-0.0424086068</text:p>
          </table:table-cell>
          <table:table-cell office:value-type="float" office:value="0.254052553" calcext:value-type="float">
            <text:p>0.254052553</text:p>
          </table:table-cell>
          <table:table-cell table:formula="of:=[.A4076]*[.A4076]+[.B4076]*[.B4076]" office:value-type="float" office:value="0.0663411896165348" calcext:value-type="float">
            <text:p>0.066341189616535</text:p>
          </table:table-cell>
        </table:table-row>
        <table:table-row table:style-name="ro1">
          <table:table-cell office:value-type="float" office:value="-0.0424086067" calcext:value-type="float">
            <text:p>-0.0424086067</text:p>
          </table:table-cell>
          <table:table-cell office:value-type="float" office:value="-0.254052552" calcext:value-type="float">
            <text:p>-0.254052552</text:p>
          </table:table-cell>
          <table:table-cell table:formula="of:=[.A4077]*[.A4077]+[.B4077]*[.B4077]" office:value-type="float" office:value="0.066341189099948" calcext:value-type="float">
            <text:p>0.066341189099948</text:p>
          </table:table-cell>
        </table:table-row>
        <table:table-row table:style-name="ro1">
          <table:table-cell office:value-type="float" office:value="-0.2572879" calcext:value-type="float">
            <text:p>-0.2572879</text:p>
          </table:table-cell>
          <table:table-cell office:value-type="float" office:value="0.00568181818" calcext:value-type="float">
            <text:p>0.00568181818</text:p>
          </table:table-cell>
          <table:table-cell table:formula="of:=[.A4078]*[.A4078]+[.B4078]*[.B4078]" office:value-type="float" office:value="0.0662293465442406" calcext:value-type="float">
            <text:p>0.066229346544241</text:p>
          </table:table-cell>
        </table:table-row>
        <table:table-row table:style-name="ro1">
          <table:table-cell office:value-type="float" office:value="-0.2572879" calcext:value-type="float">
            <text:p>-0.2572879</text:p>
          </table:table-cell>
          <table:table-cell office:value-type="float" office:value="-0.00568181818" calcext:value-type="float">
            <text:p>-0.00568181818</text:p>
          </table:table-cell>
          <table:table-cell table:formula="of:=[.A4079]*[.A4079]+[.B4079]*[.B4079]" office:value-type="float" office:value="0.0662293465442406" calcext:value-type="float">
            <text:p>0.066229346544241</text:p>
          </table:table-cell>
        </table:table-row>
        <table:table-row table:style-name="ro1">
          <table:table-cell office:value-type="float" office:value="-0.247901601" calcext:value-type="float">
            <text:p>-0.247901601</text:p>
          </table:table-cell>
          <table:table-cell office:value-type="float" office:value="-0.0681818182" calcext:value-type="float">
            <text:p>-0.0681818182</text:p>
          </table:table-cell>
          <table:table-cell table:formula="of:=[.A4080]*[.A4080]+[.B4080]*[.B4080]" office:value-type="float" office:value="0.0661039641114211" calcext:value-type="float">
            <text:p>0.066103964111421</text:p>
          </table:table-cell>
        </table:table-row>
        <table:table-row table:style-name="ro1">
          <table:table-cell office:value-type="float" office:value="-0.247901601" calcext:value-type="float">
            <text:p>-0.247901601</text:p>
          </table:table-cell>
          <table:table-cell office:value-type="float" office:value="0.0681818181" calcext:value-type="float">
            <text:p>0.0681818181</text:p>
          </table:table-cell>
          <table:table-cell table:formula="of:=[.A4081]*[.A4081]+[.B4081]*[.B4081]" office:value-type="float" office:value="0.0661039640977847" calcext:value-type="float">
            <text:p>0.066103964097785</text:p>
          </table:table-cell>
        </table:table-row>
        <table:table-row table:style-name="ro1">
          <table:table-cell office:value-type="float" office:value="-0.120800987" calcext:value-type="float">
            <text:p>-0.120800987</text:p>
          </table:table-cell>
          <table:table-cell office:value-type="float" office:value="0.225246356" calcext:value-type="float">
            <text:p>0.225246356</text:p>
          </table:table-cell>
          <table:table-cell table:formula="of:=[.A4082]*[.A4082]+[.B4082]*[.B4082]" office:value-type="float" office:value="0.0653287993514529" calcext:value-type="float">
            <text:p>0.065328799351453</text:p>
          </table:table-cell>
        </table:table-row>
        <table:table-row table:style-name="ro1">
          <table:table-cell office:value-type="float" office:value="-0.120800987" calcext:value-type="float">
            <text:p>-0.120800987</text:p>
          </table:table-cell>
          <table:table-cell office:value-type="float" office:value="-0.225246356" calcext:value-type="float">
            <text:p>-0.225246356</text:p>
          </table:table-cell>
          <table:table-cell table:formula="of:=[.A4083]*[.A4083]+[.B4083]*[.B4083]" office:value-type="float" office:value="0.0653287993514529" calcext:value-type="float">
            <text:p>0.065328799351453</text:p>
          </table:table-cell>
        </table:table-row>
        <table:table-row table:style-name="ro1">
          <table:table-cell office:value-type="float" office:value="-0.0471192095" calcext:value-type="float">
            <text:p>-0.0471192095</text:p>
          </table:table-cell>
          <table:table-cell office:value-type="float" office:value="0.251179243" calcext:value-type="float">
            <text:p>0.251179243</text:p>
          </table:table-cell>
          <table:table-cell table:formula="of:=[.A4084]*[.A4084]+[.B4084]*[.B4084]" office:value-type="float" office:value="0.0653112320179579" calcext:value-type="float">
            <text:p>0.065311232017958</text:p>
          </table:table-cell>
        </table:table-row>
        <table:table-row table:style-name="ro1">
          <table:table-cell office:value-type="float" office:value="-0.0471192094" calcext:value-type="float">
            <text:p>-0.0471192094</text:p>
          </table:table-cell>
          <table:table-cell office:value-type="float" office:value="-0.251179243" calcext:value-type="float">
            <text:p>-0.251179243</text:p>
          </table:table-cell>
          <table:table-cell table:formula="of:=[.A4085]*[.A4085]+[.B4085]*[.B4085]" office:value-type="float" office:value="0.0653112320085341" calcext:value-type="float">
            <text:p>0.065311232008534</text:p>
          </table:table-cell>
        </table:table-row>
        <table:table-row table:style-name="ro1">
          <table:table-cell office:value-type="float" office:value="-0.0450023706" calcext:value-type="float">
            <text:p>-0.0450023706</text:p>
          </table:table-cell>
          <table:table-cell office:value-type="float" office:value="0.25053195" calcext:value-type="float">
            <text:p>0.25053195</text:p>
          </table:table-cell>
          <table:table-cell table:formula="of:=[.A4086]*[.A4086]+[.B4086]*[.B4086]" office:value-type="float" office:value="0.0647914713304222" calcext:value-type="float">
            <text:p>0.064791471330422</text:p>
          </table:table-cell>
        </table:table-row>
        <table:table-row table:style-name="ro1">
          <table:table-cell office:value-type="float" office:value="-0.0450023705" calcext:value-type="float">
            <text:p>-0.0450023705</text:p>
          </table:table-cell>
          <table:table-cell office:value-type="float" office:value="-0.25053195" calcext:value-type="float">
            <text:p>-0.25053195</text:p>
          </table:table-cell>
          <table:table-cell table:formula="of:=[.A4087]*[.A4087]+[.B4087]*[.B4087]" office:value-type="float" office:value="0.0647914713214218" calcext:value-type="float">
            <text:p>0.064791471321422</text:p>
          </table:table-cell>
        </table:table-row>
        <table:table-row table:style-name="ro1">
          <table:table-cell office:value-type="float" office:value="-0.0449330224" calcext:value-type="float">
            <text:p>-0.0449330224</text:p>
          </table:table-cell>
          <table:table-cell office:value-type="float" office:value="0.25024917" calcext:value-type="float">
            <text:p>0.25024917</text:p>
          </table:table-cell>
          <table:table-cell table:formula="of:=[.A4088]*[.A4088]+[.B4088]*[.B4088]" office:value-type="float" office:value="0.0646436235876878" calcext:value-type="float">
            <text:p>0.064643623587688</text:p>
          </table:table-cell>
        </table:table-row>
        <table:table-row table:style-name="ro1">
          <table:table-cell office:value-type="float" office:value="-0.0449330223" calcext:value-type="float">
            <text:p>-0.0449330223</text:p>
          </table:table-cell>
          <table:table-cell office:value-type="float" office:value="-0.25024917" calcext:value-type="float">
            <text:p>-0.25024917</text:p>
          </table:table-cell>
          <table:table-cell table:formula="of:=[.A4089]*[.A4089]+[.B4089]*[.B4089]" office:value-type="float" office:value="0.0646436235787012" calcext:value-type="float">
            <text:p>0.064643623578701</text:p>
          </table:table-cell>
        </table:table-row>
        <table:table-row table:style-name="ro1">
          <table:table-cell office:value-type="float" office:value="-0.0449806705" calcext:value-type="float">
            <text:p>-0.0449806705</text:p>
          </table:table-cell>
          <table:table-cell office:value-type="float" office:value="0.25023837" calcext:value-type="float">
            <text:p>0.25023837</text:p>
          </table:table-cell>
          <table:table-cell table:formula="of:=[.A4090]*[.A4090]+[.B4090]*[.B4090]" office:value-type="float" office:value="0.0646425025388865" calcext:value-type="float">
            <text:p>0.064642502538887</text:p>
          </table:table-cell>
        </table:table-row>
        <table:table-row table:style-name="ro1">
          <table:table-cell office:value-type="float" office:value="-0.0449806705" calcext:value-type="float">
            <text:p>-0.0449806705</text:p>
          </table:table-cell>
          <table:table-cell office:value-type="float" office:value="-0.25023837" calcext:value-type="float">
            <text:p>-0.25023837</text:p>
          </table:table-cell>
          <table:table-cell table:formula="of:=[.A4091]*[.A4091]+[.B4091]*[.B4091]" office:value-type="float" office:value="0.0646425025388865" calcext:value-type="float">
            <text:p>0.064642502538887</text:p>
          </table:table-cell>
        </table:table-row>
        <table:table-row table:style-name="ro1">
          <table:table-cell office:value-type="float" office:value="-0.0449604041" calcext:value-type="float">
            <text:p>-0.0449604041</text:p>
          </table:table-cell>
          <table:table-cell office:value-type="float" office:value="0.250222401" calcext:value-type="float">
            <text:p>0.250222401</text:p>
          </table:table-cell>
          <table:table-cell table:formula="of:=[.A4092]*[.A4092]+[.B4092]*[.B4092]" office:value-type="float" office:value="0.0646326878990401" calcext:value-type="float">
            <text:p>0.06463268789904</text:p>
          </table:table-cell>
        </table:table-row>
        <table:table-row table:style-name="ro1">
          <table:table-cell office:value-type="float" office:value="-0.044960404" calcext:value-type="float">
            <text:p>-0.044960404</text:p>
          </table:table-cell>
          <table:table-cell office:value-type="float" office:value="-0.2502224" calcext:value-type="float">
            <text:p>-0.2502224</text:p>
          </table:table-cell>
          <table:table-cell table:formula="of:=[.A4093]*[.A4093]+[.B4093]*[.B4093]" office:value-type="float" office:value="0.0646326873896032" calcext:value-type="float">
            <text:p>0.064632687389603</text:p>
          </table:table-cell>
        </table:table-row>
        <table:table-row table:style-name="ro1">
          <table:table-cell office:value-type="float" office:value="-0.044970981" calcext:value-type="float">
            <text:p>-0.044970981</text:p>
          </table:table-cell>
          <table:table-cell office:value-type="float" office:value="0.250215494" calcext:value-type="float">
            <text:p>0.250215494</text:p>
          </table:table-cell>
          <table:table-cell table:formula="of:=[.A4094]*[.A4094]+[.B4094]*[.B4094]" office:value-type="float" office:value="0.0646301825697664" calcext:value-type="float">
            <text:p>0.064630182569766</text:p>
          </table:table-cell>
        </table:table-row>
        <table:table-row table:style-name="ro1">
          <table:table-cell office:value-type="float" office:value="-0.044970981" calcext:value-type="float">
            <text:p>-0.044970981</text:p>
          </table:table-cell>
          <table:table-cell office:value-type="float" office:value="-0.250215493" calcext:value-type="float">
            <text:p>-0.250215493</text:p>
          </table:table-cell>
          <table:table-cell table:formula="of:=[.A4095]*[.A4095]+[.B4095]*[.B4095]" office:value-type="float" office:value="0.0646301820693354" calcext:value-type="float">
            <text:p>0.064630182069335</text:p>
          </table:table-cell>
        </table:table-row>
        <table:table-row table:style-name="ro1">
          <table:table-cell office:value-type="float" office:value="-0.0451160449" calcext:value-type="float">
            <text:p>-0.0451160449</text:p>
          </table:table-cell>
          <table:table-cell office:value-type="float" office:value="0.25017821" calcext:value-type="float">
            <text:p>0.25017821</text:p>
          </table:table-cell>
          <table:table-cell table:formula="of:=[.A4096]*[.A4096]+[.B4096]*[.B4096]" office:value-type="float" office:value="0.0646245942662229" calcext:value-type="float">
            <text:p>0.064624594266223</text:p>
          </table:table-cell>
        </table:table-row>
        <table:table-row table:style-name="ro1">
          <table:table-cell office:value-type="float" office:value="-0.0451160448" calcext:value-type="float">
            <text:p>-0.0451160448</text:p>
          </table:table-cell>
          <table:table-cell office:value-type="float" office:value="-0.250178209" calcext:value-type="float">
            <text:p>-0.250178209</text:p>
          </table:table-cell>
          <table:table-cell table:formula="of:=[.A4097]*[.A4097]+[.B4097]*[.B4097]" office:value-type="float" office:value="0.0646245937568433" calcext:value-type="float">
            <text:p>0.064624593756843</text:p>
          </table:table-cell>
        </table:table-row>
        <table:table-row table:style-name="ro1">
          <table:table-cell office:value-type="float" office:value="-0.0449286791" calcext:value-type="float">
            <text:p>-0.0449286791</text:p>
          </table:table-cell>
          <table:table-cell office:value-type="float" office:value="0.25015317" calcext:value-type="float">
            <text:p>0.25015317</text:p>
          </table:table-cell>
          <table:table-cell table:formula="of:=[.A4098]*[.A4098]+[.B4098]*[.B4098]" office:value-type="float" office:value="0.0645951946667197" calcext:value-type="float">
            <text:p>0.06459519466672</text:p>
          </table:table-cell>
        </table:table-row>
        <table:table-row table:style-name="ro1">
          <table:table-cell office:value-type="float" office:value="-0.044928679" calcext:value-type="float">
            <text:p>-0.044928679</text:p>
          </table:table-cell>
          <table:table-cell office:value-type="float" office:value="-0.25015317" calcext:value-type="float">
            <text:p>-0.25015317</text:p>
          </table:table-cell>
          <table:table-cell table:formula="of:=[.A4099]*[.A4099]+[.B4099]*[.B4099]" office:value-type="float" office:value="0.0645951946577339" calcext:value-type="float">
            <text:p>0.064595194657734</text:p>
          </table:table-cell>
        </table:table-row>
        <table:table-row table:style-name="ro1">
          <table:table-cell office:value-type="float" office:value="-0.254147872" calcext:value-type="float">
            <text:p>-0.254147872</text:p>
          </table:table-cell>
          <table:table-cell office:value-type="float" office:value="0" calcext:value-type="float">
            <text:p>0</text:p>
          </table:table-cell>
          <table:table-cell table:formula="of:=[.A4100]*[.A4100]+[.B4100]*[.B4100]" office:value-type="float" office:value="0.0645911408421284" calcext:value-type="float">
            <text:p>0.064591140842128</text:p>
          </table:table-cell>
        </table:table-row>
        <table:table-row table:style-name="ro1">
          <table:table-cell office:value-type="float" office:value="-0.0443569775" calcext:value-type="float">
            <text:p>-0.0443569775</text:p>
          </table:table-cell>
          <table:table-cell office:value-type="float" office:value="0.250189752" calcext:value-type="float">
            <text:p>0.250189752</text:p>
          </table:table-cell>
          <table:table-cell table:formula="of:=[.A4101]*[.A4101]+[.B4101]*[.B4101]" office:value-type="float" office:value="0.064562453458757" calcext:value-type="float">
            <text:p>0.064562453458757</text:p>
          </table:table-cell>
        </table:table-row>
        <table:table-row table:style-name="ro1">
          <table:table-cell office:value-type="float" office:value="-0.0443569774" calcext:value-type="float">
            <text:p>-0.0443569774</text:p>
          </table:table-cell>
          <table:table-cell office:value-type="float" office:value="-0.250189752" calcext:value-type="float">
            <text:p>-0.250189752</text:p>
          </table:table-cell>
          <table:table-cell table:formula="of:=[.A4102]*[.A4102]+[.B4102]*[.B4102]" office:value-type="float" office:value="0.0645624534498856" calcext:value-type="float">
            <text:p>0.064562453449886</text:p>
          </table:table-cell>
        </table:table-row>
        <table:table-row table:style-name="ro1">
          <table:table-cell office:value-type="float" office:value="-0.129893043" calcext:value-type="float">
            <text:p>-0.129893043</text:p>
          </table:table-cell>
          <table:table-cell office:value-type="float" office:value="0.218307309" calcext:value-type="float">
            <text:p>0.218307309</text:p>
          </table:table-cell>
          <table:table-cell table:formula="of:=[.A4103]*[.A4103]+[.B4103]*[.B4103]" office:value-type="float" office:value="0.0645302837826213" calcext:value-type="float">
            <text:p>0.064530283782621</text:p>
          </table:table-cell>
        </table:table-row>
        <table:table-row table:style-name="ro1">
          <table:table-cell office:value-type="float" office:value="-0.129893042" calcext:value-type="float">
            <text:p>-0.129893042</text:p>
          </table:table-cell>
          <table:table-cell office:value-type="float" office:value="-0.218307308" calcext:value-type="float">
            <text:p>-0.218307308</text:p>
          </table:table-cell>
          <table:table-cell table:formula="of:=[.A4104]*[.A4104]+[.B4104]*[.B4104]" office:value-type="float" office:value="0.0645302830862206" calcext:value-type="float">
            <text:p>0.064530283086221</text:p>
          </table:table-cell>
        </table:table-row>
        <table:table-row table:style-name="ro1">
          <table:table-cell office:value-type="float" office:value="-0.248594813" calcext:value-type="float">
            <text:p>-0.248594813</text:p>
          </table:table-cell>
          <table:table-cell office:value-type="float" office:value="0.0509584097" calcext:value-type="float">
            <text:p>0.0509584097</text:p>
          </table:table-cell>
          <table:table-cell table:formula="of:=[.A4105]*[.A4105]+[.B4105]*[.B4105]" office:value-type="float" office:value="0.064396140569658" calcext:value-type="float">
            <text:p>0.064396140569658</text:p>
          </table:table-cell>
        </table:table-row>
        <table:table-row table:style-name="ro1">
          <table:table-cell office:value-type="float" office:value="-0.248594813" calcext:value-type="float">
            <text:p>-0.248594813</text:p>
          </table:table-cell>
          <table:table-cell office:value-type="float" office:value="-0.0509584097" calcext:value-type="float">
            <text:p>-0.0509584097</text:p>
          </table:table-cell>
          <table:table-cell table:formula="of:=[.A4106]*[.A4106]+[.B4106]*[.B4106]" office:value-type="float" office:value="0.064396140569658" calcext:value-type="float">
            <text:p>0.064396140569658</text:p>
          </table:table-cell>
        </table:table-row>
        <table:table-row table:style-name="ro1">
          <table:table-cell office:value-type="float" office:value="-0.0452457924" calcext:value-type="float">
            <text:p>-0.0452457924</text:p>
          </table:table-cell>
          <table:table-cell office:value-type="float" office:value="0.249056538" calcext:value-type="float">
            <text:p>0.249056538</text:p>
          </table:table-cell>
          <table:table-cell table:formula="of:=[.A4107]*[.A4107]+[.B4107]*[.B4107]" office:value-type="float" office:value="0.0640763408504493" calcext:value-type="float">
            <text:p>0.064076340850449</text:p>
          </table:table-cell>
        </table:table-row>
        <table:table-row table:style-name="ro1">
          <table:table-cell office:value-type="float" office:value="-0.0452457923" calcext:value-type="float">
            <text:p>-0.0452457923</text:p>
          </table:table-cell>
          <table:table-cell office:value-type="float" office:value="-0.249056538" calcext:value-type="float">
            <text:p>-0.249056538</text:p>
          </table:table-cell>
          <table:table-cell table:formula="of:=[.A4108]*[.A4108]+[.B4108]*[.B4108]" office:value-type="float" office:value="0.0640763408414002" calcext:value-type="float">
            <text:p>0.0640763408414</text:p>
          </table:table-cell>
        </table:table-row>
        <table:table-row table:style-name="ro1">
          <table:table-cell office:value-type="float" office:value="-0.252160947" calcext:value-type="float">
            <text:p>-0.252160947</text:p>
          </table:table-cell>
          <table:table-cell office:value-type="float" office:value="0.0142045454" calcext:value-type="float">
            <text:p>0.0142045454</text:p>
          </table:table-cell>
          <table:table-cell table:formula="of:=[.A4109]*[.A4109]+[.B4109]*[.B4109]" office:value-type="float" office:value="0.0637869123019575" calcext:value-type="float">
            <text:p>0.063786912301958</text:p>
          </table:table-cell>
        </table:table-row>
        <table:table-row table:style-name="ro1">
          <table:table-cell office:value-type="float" office:value="-0.252160947" calcext:value-type="float">
            <text:p>-0.252160947</text:p>
          </table:table-cell>
          <table:table-cell office:value-type="float" office:value="-0.0142045454" calcext:value-type="float">
            <text:p>-0.0142045454</text:p>
          </table:table-cell>
          <table:table-cell table:formula="of:=[.A4110]*[.A4110]+[.B4110]*[.B4110]" office:value-type="float" office:value="0.0637869123019575" calcext:value-type="float">
            <text:p>0.063786912301958</text:p>
          </table:table-cell>
        </table:table-row>
        <table:table-row table:style-name="ro1">
          <table:table-cell office:value-type="float" office:value="0.138833827" calcext:value-type="float">
            <text:p>0.138833827</text:p>
          </table:table-cell>
          <table:table-cell office:value-type="float" office:value="0.210756175" calcext:value-type="float">
            <text:p>0.210756175</text:p>
          </table:table-cell>
          <table:table-cell table:formula="of:=[.A4111]*[.A4111]+[.B4111]*[.B4111]" office:value-type="float" office:value="0.0636929968200966" calcext:value-type="float">
            <text:p>0.063692996820097</text:p>
          </table:table-cell>
        </table:table-row>
        <table:table-row table:style-name="ro1">
          <table:table-cell office:value-type="float" office:value="0.138833827" calcext:value-type="float">
            <text:p>0.138833827</text:p>
          </table:table-cell>
          <table:table-cell office:value-type="float" office:value="-0.210756175" calcext:value-type="float">
            <text:p>-0.210756175</text:p>
          </table:table-cell>
          <table:table-cell table:formula="of:=[.A4112]*[.A4112]+[.B4112]*[.B4112]" office:value-type="float" office:value="0.0636929968200966" calcext:value-type="float">
            <text:p>0.063692996820097</text:p>
          </table:table-cell>
        </table:table-row>
        <table:table-row table:style-name="ro1">
          <table:table-cell office:value-type="float" office:value="0.251915391" calcext:value-type="float">
            <text:p>0.251915391</text:p>
          </table:table-cell>
          <table:table-cell office:value-type="float" office:value="0.010511196" calcext:value-type="float">
            <text:p>0.010511196</text:p>
          </table:table-cell>
          <table:table-cell table:formula="of:=[.A4113]*[.A4113]+[.B4113]*[.B4113]" office:value-type="float" office:value="0.0635718494640333" calcext:value-type="float">
            <text:p>0.063571849464033</text:p>
          </table:table-cell>
        </table:table-row>
        <table:table-row table:style-name="ro1">
          <table:table-cell office:value-type="float" office:value="0.25191539" calcext:value-type="float">
            <text:p>0.25191539</text:p>
          </table:table-cell>
          <table:table-cell office:value-type="float" office:value="-0.0105111965" calcext:value-type="float">
            <text:p>-0.0105111965</text:p>
          </table:table-cell>
          <table:table-cell table:formula="of:=[.A4114]*[.A4114]+[.B4114]*[.B4114]" office:value-type="float" office:value="0.0635718489707137" calcext:value-type="float">
            <text:p>0.063571848970714</text:p>
          </table:table-cell>
        </table:table-row>
        <table:table-row table:style-name="ro1">
          <table:table-cell office:value-type="float" office:value="-0.124902894" calcext:value-type="float">
            <text:p>-0.124902894</text:p>
          </table:table-cell>
          <table:table-cell office:value-type="float" office:value="0.218924269" calcext:value-type="float">
            <text:p>0.218924269</text:p>
          </table:table-cell>
          <table:table-cell table:formula="of:=[.A4115]*[.A4115]+[.B4115]*[.B4115]" office:value-type="float" office:value="0.0635285684867596" calcext:value-type="float">
            <text:p>0.06352856848676</text:p>
          </table:table-cell>
        </table:table-row>
        <table:table-row table:style-name="ro1">
          <table:table-cell office:value-type="float" office:value="-0.124902894" calcext:value-type="float">
            <text:p>-0.124902894</text:p>
          </table:table-cell>
          <table:table-cell office:value-type="float" office:value="-0.218924268" calcext:value-type="float">
            <text:p>-0.218924268</text:p>
          </table:table-cell>
          <table:table-cell table:formula="of:=[.A4116]*[.A4116]+[.B4116]*[.B4116]" office:value-type="float" office:value="0.0635285680489111" calcext:value-type="float">
            <text:p>0.063528568048911</text:p>
          </table:table-cell>
        </table:table-row>
        <table:table-row table:style-name="ro1">
          <table:table-cell office:value-type="float" office:value="-0.126077102" calcext:value-type="float">
            <text:p>-0.126077102</text:p>
          </table:table-cell>
          <table:table-cell office:value-type="float" office:value="0.218038723" calcext:value-type="float">
            <text:p>0.218038723</text:p>
          </table:table-cell>
          <table:table-cell table:formula="of:=[.A4117]*[.A4117]+[.B4117]*[.B4117]" office:value-type="float" office:value="0.0634363203761891" calcext:value-type="float">
            <text:p>0.063436320376189</text:p>
          </table:table-cell>
        </table:table-row>
        <table:table-row table:style-name="ro1">
          <table:table-cell office:value-type="float" office:value="-0.126077102" calcext:value-type="float">
            <text:p>-0.126077102</text:p>
          </table:table-cell>
          <table:table-cell office:value-type="float" office:value="-0.218038723" calcext:value-type="float">
            <text:p>-0.218038723</text:p>
          </table:table-cell>
          <table:table-cell table:formula="of:=[.A4118]*[.A4118]+[.B4118]*[.B4118]" office:value-type="float" office:value="0.0634363203761891" calcext:value-type="float">
            <text:p>0.063436320376189</text:p>
          </table:table-cell>
        </table:table-row>
        <table:table-row table:style-name="ro1">
          <table:table-cell office:value-type="float" office:value="-0.143867951" calcext:value-type="float">
            <text:p>-0.143867951</text:p>
          </table:table-cell>
          <table:table-cell office:value-type="float" office:value="0.206436765" calcext:value-type="float">
            <text:p>0.206436765</text:p>
          </table:table-cell>
          <table:table-cell table:formula="of:=[.A4119]*[.A4119]+[.B4119]*[.B4119]" office:value-type="float" office:value="0.0633141252686036" calcext:value-type="float">
            <text:p>0.063314125268604</text:p>
          </table:table-cell>
        </table:table-row>
        <table:table-row table:style-name="ro1">
          <table:table-cell office:value-type="float" office:value="-0.143867951" calcext:value-type="float">
            <text:p>-0.143867951</text:p>
          </table:table-cell>
          <table:table-cell office:value-type="float" office:value="-0.206436765" calcext:value-type="float">
            <text:p>-0.206436765</text:p>
          </table:table-cell>
          <table:table-cell table:formula="of:=[.A4120]*[.A4120]+[.B4120]*[.B4120]" office:value-type="float" office:value="0.0633141252686036" calcext:value-type="float">
            <text:p>0.063314125268604</text:p>
          </table:table-cell>
        </table:table-row>
        <table:table-row table:style-name="ro1">
          <table:table-cell office:value-type="float" office:value="-0.125440126" calcext:value-type="float">
            <text:p>-0.125440126</text:p>
          </table:table-cell>
          <table:table-cell office:value-type="float" office:value="0.218118083" calcext:value-type="float">
            <text:p>0.218118083</text:p>
          </table:table-cell>
          <table:table-cell table:formula="of:=[.A4121]*[.A4121]+[.B4121]*[.B4121]" office:value-type="float" office:value="0.0633107233424908" calcext:value-type="float">
            <text:p>0.063310723342491</text:p>
          </table:table-cell>
        </table:table-row>
        <table:table-row table:style-name="ro1">
          <table:table-cell office:value-type="float" office:value="-0.125440126" calcext:value-type="float">
            <text:p>-0.125440126</text:p>
          </table:table-cell>
          <table:table-cell office:value-type="float" office:value="-0.218118083" calcext:value-type="float">
            <text:p>-0.218118083</text:p>
          </table:table-cell>
          <table:table-cell table:formula="of:=[.A4122]*[.A4122]+[.B4122]*[.B4122]" office:value-type="float" office:value="0.0633107233424908" calcext:value-type="float">
            <text:p>0.063310723342491</text:p>
          </table:table-cell>
        </table:table-row>
        <table:table-row table:style-name="ro1">
          <table:table-cell office:value-type="float" office:value="-0.125590273" calcext:value-type="float">
            <text:p>-0.125590273</text:p>
          </table:table-cell>
          <table:table-cell office:value-type="float" office:value="0.218005753" calcext:value-type="float">
            <text:p>0.218005753</text:p>
          </table:table-cell>
          <table:table-cell table:formula="of:=[.A4123]*[.A4123]+[.B4123]*[.B4123]" office:value-type="float" office:value="0.0632994250133115" calcext:value-type="float">
            <text:p>0.063299425013312</text:p>
          </table:table-cell>
        </table:table-row>
        <table:table-row table:style-name="ro1">
          <table:table-cell office:value-type="float" office:value="-0.125590273" calcext:value-type="float">
            <text:p>-0.125590273</text:p>
          </table:table-cell>
          <table:table-cell office:value-type="float" office:value="-0.218005753" calcext:value-type="float">
            <text:p>-0.218005753</text:p>
          </table:table-cell>
          <table:table-cell table:formula="of:=[.A4124]*[.A4124]+[.B4124]*[.B4124]" office:value-type="float" office:value="0.0632994250133115" calcext:value-type="float">
            <text:p>0.063299425013312</text:p>
          </table:table-cell>
        </table:table-row>
        <table:table-row table:style-name="ro1">
          <table:table-cell office:value-type="float" office:value="-0.125509102" calcext:value-type="float">
            <text:p>-0.125509102</text:p>
          </table:table-cell>
          <table:table-cell office:value-type="float" office:value="0.218015621" calcext:value-type="float">
            <text:p>0.218015621</text:p>
          </table:table-cell>
          <table:table-cell table:formula="of:=[.A4125]*[.A4125]+[.B4125]*[.B4125]" office:value-type="float" office:value="0.0632833456848621" calcext:value-type="float">
            <text:p>0.063283345684862</text:p>
          </table:table-cell>
        </table:table-row>
        <table:table-row table:style-name="ro1">
          <table:table-cell office:value-type="float" office:value="-0.125509102" calcext:value-type="float">
            <text:p>-0.125509102</text:p>
          </table:table-cell>
          <table:table-cell office:value-type="float" office:value="-0.218015621" calcext:value-type="float">
            <text:p>-0.218015621</text:p>
          </table:table-cell>
          <table:table-cell table:formula="of:=[.A4126]*[.A4126]+[.B4126]*[.B4126]" office:value-type="float" office:value="0.0632833456848621" calcext:value-type="float">
            <text:p>0.063283345684862</text:p>
          </table:table-cell>
        </table:table-row>
        <table:table-row table:style-name="ro1">
          <table:table-cell office:value-type="float" office:value="-0.125528277" calcext:value-type="float">
            <text:p>-0.125528277</text:p>
          </table:table-cell>
          <table:table-cell office:value-type="float" office:value="0.218001383" calcext:value-type="float">
            <text:p>0.218001383</text:p>
          </table:table-cell>
          <table:table-cell table:formula="of:=[.A4127]*[.A4127]+[.B4127]*[.B4127]" office:value-type="float" office:value="0.0632819513165014" calcext:value-type="float">
            <text:p>0.063281951316501</text:p>
          </table:table-cell>
        </table:table-row>
        <table:table-row table:style-name="ro1">
          <table:table-cell office:value-type="float" office:value="-0.125528277" calcext:value-type="float">
            <text:p>-0.125528277</text:p>
          </table:table-cell>
          <table:table-cell office:value-type="float" office:value="-0.218001383" calcext:value-type="float">
            <text:p>-0.218001383</text:p>
          </table:table-cell>
          <table:table-cell table:formula="of:=[.A4128]*[.A4128]+[.B4128]*[.B4128]" office:value-type="float" office:value="0.0632819513165014" calcext:value-type="float">
            <text:p>0.063281951316501</text:p>
          </table:table-cell>
        </table:table-row>
        <table:table-row table:style-name="ro1">
          <table:table-cell office:value-type="float" office:value="-0.125517255" calcext:value-type="float">
            <text:p>-0.125517255</text:p>
          </table:table-cell>
          <table:table-cell office:value-type="float" office:value="0.217996597" calcext:value-type="float">
            <text:p>0.217996597</text:p>
          </table:table-cell>
          <table:table-cell table:formula="of:=[.A4129]*[.A4129]+[.B4129]*[.B4129]" office:value-type="float" office:value="0.0632770976063154" calcext:value-type="float">
            <text:p>0.063277097606316</text:p>
          </table:table-cell>
        </table:table-row>
        <table:table-row table:style-name="ro1">
          <table:table-cell office:value-type="float" office:value="-0.125517255" calcext:value-type="float">
            <text:p>-0.125517255</text:p>
          </table:table-cell>
          <table:table-cell office:value-type="float" office:value="-0.217996597" calcext:value-type="float">
            <text:p>-0.217996597</text:p>
          </table:table-cell>
          <table:table-cell table:formula="of:=[.A4130]*[.A4130]+[.B4130]*[.B4130]" office:value-type="float" office:value="0.0632770976063154" calcext:value-type="float">
            <text:p>0.063277097606316</text:p>
          </table:table-cell>
        </table:table-row>
        <table:table-row table:style-name="ro1">
          <table:table-cell office:value-type="float" office:value="-0.125503592" calcext:value-type="float">
            <text:p>-0.125503592</text:p>
          </table:table-cell>
          <table:table-cell office:value-type="float" office:value="0.217968469" calcext:value-type="float">
            <text:p>0.217968469</text:p>
          </table:table-cell>
          <table:table-cell table:formula="of:=[.A4131]*[.A4131]+[.B4131]*[.B4131]" office:value-type="float" office:value="0.0632614050831064" calcext:value-type="float">
            <text:p>0.063261405083106</text:p>
          </table:table-cell>
        </table:table-row>
        <table:table-row table:style-name="ro1">
          <table:table-cell office:value-type="float" office:value="-0.125503592" calcext:value-type="float">
            <text:p>-0.125503592</text:p>
          </table:table-cell>
          <table:table-cell office:value-type="float" office:value="-0.217968469" calcext:value-type="float">
            <text:p>-0.217968469</text:p>
          </table:table-cell>
          <table:table-cell table:formula="of:=[.A4132]*[.A4132]+[.B4132]*[.B4132]" office:value-type="float" office:value="0.0632614050831064" calcext:value-type="float">
            <text:p>0.063261405083106</text:p>
          </table:table-cell>
        </table:table-row>
        <table:table-row table:style-name="ro1">
          <table:table-cell office:value-type="float" office:value="0.107567149" calcext:value-type="float">
            <text:p>0.107567149</text:p>
          </table:table-cell>
          <table:table-cell office:value-type="float" office:value="0.227272727" calcext:value-type="float">
            <text:p>0.227272727</text:p>
          </table:table-cell>
          <table:table-cell table:formula="of:=[.A4133]*[.A4133]+[.B4133]*[.B4133]" office:value-type="float" office:value="0.0632235839820047" calcext:value-type="float">
            <text:p>0.063223583982005</text:p>
          </table:table-cell>
        </table:table-row>
        <table:table-row table:style-name="ro1">
          <table:table-cell office:value-type="float" office:value="0.107567149" calcext:value-type="float">
            <text:p>0.107567149</text:p>
          </table:table-cell>
          <table:table-cell office:value-type="float" office:value="-0.227272727" calcext:value-type="float">
            <text:p>-0.227272727</text:p>
          </table:table-cell>
          <table:table-cell table:formula="of:=[.A4134]*[.A4134]+[.B4134]*[.B4134]" office:value-type="float" office:value="0.0632235839820047" calcext:value-type="float">
            <text:p>0.06322358398200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0909090908" calcext:value-type="float">
            <text:p>0.0909090908</text:p>
          </table:table-cell>
          <table:table-cell table:formula="of:=[.A4135]*[.A4135]+[.B4135]*[.B4135]" office:value-type="float" office:value="0.0631961034150826" calcext:value-type="float">
            <text:p>0.06319610341508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0909090908" calcext:value-type="float">
            <text:p>-0.0909090908</text:p>
          </table:table-cell>
          <table:table-cell table:formula="of:=[.A4136]*[.A4136]+[.B4136]*[.B4136]" office:value-type="float" office:value="0.0631961034150826" calcext:value-type="float">
            <text:p>0.063196103415083</text:p>
          </table:table-cell>
        </table:table-row>
        <table:table-row table:style-name="ro1">
          <table:table-cell office:value-type="float" office:value="-0.125395449" calcext:value-type="float">
            <text:p>-0.125395449</text:p>
          </table:table-cell>
          <table:table-cell office:value-type="float" office:value="0.217747892" calcext:value-type="float">
            <text:p>0.217747892</text:p>
          </table:table-cell>
          <table:table-cell table:formula="of:=[.A4137]*[.A4137]+[.B4137]*[.B4137]" office:value-type="float" office:value="0.0631381631003553" calcext:value-type="float">
            <text:p>0.063138163100355</text:p>
          </table:table-cell>
        </table:table-row>
        <table:table-row table:style-name="ro1">
          <table:table-cell office:value-type="float" office:value="-0.125395449" calcext:value-type="float">
            <text:p>-0.125395449</text:p>
          </table:table-cell>
          <table:table-cell office:value-type="float" office:value="-0.217747892" calcext:value-type="float">
            <text:p>-0.217747892</text:p>
          </table:table-cell>
          <table:table-cell table:formula="of:=[.A4138]*[.A4138]+[.B4138]*[.B4138]" office:value-type="float" office:value="0.0631381631003553" calcext:value-type="float">
            <text:p>0.063138163100355</text:p>
          </table:table-cell>
        </table:table-row>
        <table:table-row table:style-name="ro1">
          <table:table-cell office:value-type="float" office:value="-0.251041197" calcext:value-type="float">
            <text:p>-0.251041197</text:p>
          </table:table-cell>
          <table:table-cell office:value-type="float" office:value="0" calcext:value-type="float">
            <text:p>0</text:p>
          </table:table-cell>
          <table:table-cell table:formula="of:=[.A4139]*[.A4139]+[.B4139]*[.B4139]" office:value-type="float" office:value="0.0630216825911928" calcext:value-type="float">
            <text:p>0.063021682591193</text:p>
          </table:table-cell>
        </table:table-row>
        <table:table-row table:style-name="ro1">
          <table:table-cell office:value-type="float" office:value="-0.250260569" calcext:value-type="float">
            <text:p>-0.250260569</text:p>
          </table:table-cell>
          <table:table-cell office:value-type="float" office:value="0" calcext:value-type="float">
            <text:p>0</text:p>
          </table:table-cell>
          <table:table-cell table:formula="of:=[.A4140]*[.A4140]+[.B4140]*[.B4140]" office:value-type="float" office:value="0.0626303523962037" calcext:value-type="float">
            <text:p>0.062630352396204</text:p>
          </table:table-cell>
        </table:table-row>
        <table:table-row table:style-name="ro1">
          <table:table-cell office:value-type="float" office:value="-0.250065159" calcext:value-type="float">
            <text:p>-0.250065159</text:p>
          </table:table-cell>
          <table:table-cell office:value-type="float" office:value="0" calcext:value-type="float">
            <text:p>0</text:p>
          </table:table-cell>
          <table:table-cell table:formula="of:=[.A4141]*[.A4141]+[.B4141]*[.B4141]" office:value-type="float" office:value="0.0625325837456953" calcext:value-type="float">
            <text:p>0.062532583745695</text:p>
          </table:table-cell>
        </table:table-row>
        <table:table-row table:style-name="ro1">
          <table:table-cell office:value-type="float" office:value="-0.250016291" calcext:value-type="float">
            <text:p>-0.250016291</text:p>
          </table:table-cell>
          <table:table-cell office:value-type="float" office:value="0" calcext:value-type="float">
            <text:p>0</text:p>
          </table:table-cell>
          <table:table-cell table:formula="of:=[.A4142]*[.A4142]+[.B4142]*[.B4142]" office:value-type="float" office:value="0.0625081457653967" calcext:value-type="float">
            <text:p>0.062508145765397</text:p>
          </table:table-cell>
        </table:table-row>
        <table:table-row table:style-name="ro1">
          <table:table-cell office:value-type="float" office:value="-0.250004073" calcext:value-type="float">
            <text:p>-0.250004073</text:p>
          </table:table-cell>
          <table:table-cell office:value-type="float" office:value="0" calcext:value-type="float">
            <text:p>0</text:p>
          </table:table-cell>
          <table:table-cell table:formula="of:=[.A4143]*[.A4143]+[.B4143]*[.B4143]" office:value-type="float" office:value="0.0625020365165893" calcext:value-type="float">
            <text:p>0.062502036516589</text:p>
          </table:table-cell>
        </table:table-row>
        <table:table-row table:style-name="ro1">
          <table:table-cell office:value-type="float" office:value="-0.249991854" calcext:value-type="float">
            <text:p>-0.249991854</text:p>
          </table:table-cell>
          <table:table-cell office:value-type="float" office:value="0" calcext:value-type="float">
            <text:p>0</text:p>
          </table:table-cell>
          <table:table-cell table:formula="of:=[.A4144]*[.A4144]+[.B4144]*[.B4144]" office:value-type="float" office:value="0.0624959270663573" calcext:value-type="float">
            <text:p>0.062495927066357</text:p>
          </table:table-cell>
        </table:table-row>
        <table:table-row table:style-name="ro1">
          <table:table-cell office:value-type="float" office:value="-0.249967416" calcext:value-type="float">
            <text:p>-0.249967416</text:p>
          </table:table-cell>
          <table:table-cell office:value-type="float" office:value="0" calcext:value-type="float">
            <text:p>0</text:p>
          </table:table-cell>
          <table:table-cell table:formula="of:=[.A4145]*[.A4145]+[.B4145]*[.B4145]" office:value-type="float" office:value="0.0624837090617171" calcext:value-type="float">
            <text:p>0.062483709061717</text:p>
          </table:table-cell>
        </table:table-row>
        <table:table-row table:style-name="ro1">
          <table:table-cell office:value-type="float" office:value="-0.249869647" calcext:value-type="float">
            <text:p>-0.249869647</text:p>
          </table:table-cell>
          <table:table-cell office:value-type="float" office:value="0" calcext:value-type="float">
            <text:p>0</text:p>
          </table:table-cell>
          <table:table-cell table:formula="of:=[.A4146]*[.A4146]+[.B4146]*[.B4146]" office:value-type="float" office:value="0.0624348404919046" calcext:value-type="float">
            <text:p>0.062434840491905</text:p>
          </table:table-cell>
        </table:table-row>
        <table:table-row table:style-name="ro1">
          <table:table-cell office:value-type="float" office:value="-0.249478317" calcext:value-type="float">
            <text:p>-0.249478317</text:p>
          </table:table-cell>
          <table:table-cell office:value-type="float" office:value="0" calcext:value-type="float">
            <text:p>0</text:p>
          </table:table-cell>
          <table:table-cell table:formula="of:=[.A4147]*[.A4147]+[.B4147]*[.B4147]" office:value-type="float" office:value="0.0622394306531525" calcext:value-type="float">
            <text:p>0.062239430653153</text:p>
          </table:table-cell>
        </table:table-row>
        <table:table-row table:style-name="ro1">
          <table:table-cell office:value-type="float" office:value="-0.124535878" calcext:value-type="float">
            <text:p>-0.124535878</text:p>
          </table:table-cell>
          <table:table-cell office:value-type="float" office:value="0.216014072" calcext:value-type="float">
            <text:p>0.216014072</text:p>
          </table:table-cell>
          <table:table-cell table:formula="of:=[.A4148]*[.A4148]+[.B4148]*[.B4148]" office:value-type="float" office:value="0.0621712642112521" calcext:value-type="float">
            <text:p>0.062171264211252</text:p>
          </table:table-cell>
        </table:table-row>
        <table:table-row table:style-name="ro1">
          <table:table-cell office:value-type="float" office:value="-0.124535878" calcext:value-type="float">
            <text:p>-0.124535878</text:p>
          </table:table-cell>
          <table:table-cell office:value-type="float" office:value="-0.216014072" calcext:value-type="float">
            <text:p>-0.216014072</text:p>
          </table:table-cell>
          <table:table-cell table:formula="of:=[.A4149]*[.A4149]+[.B4149]*[.B4149]" office:value-type="float" office:value="0.0621712642112521" calcext:value-type="float">
            <text:p>0.062171264211252</text:p>
          </table:table-cell>
        </table:table-row>
        <table:table-row table:style-name="ro1">
          <table:table-cell office:value-type="float" office:value="-0.249023438" calcext:value-type="float">
            <text:p>-0.249023438</text:p>
          </table:table-cell>
          <table:table-cell office:value-type="float" office:value="0" calcext:value-type="float">
            <text:p>0</text:p>
          </table:table-cell>
          <table:table-cell table:formula="of:=[.A4150]*[.A4150]+[.B4150]*[.B4150]" office:value-type="float" office:value="0.0620126726733399" calcext:value-type="float">
            <text:p>0.06201267267334</text:p>
          </table:table-cell>
        </table:table-row>
        <table:table-row table:style-name="ro1">
          <table:table-cell office:value-type="float" office:value="0.214391787" calcext:value-type="float">
            <text:p>0.214391787</text:p>
          </table:table-cell>
          <table:table-cell office:value-type="float" office:value="0.125" calcext:value-type="float">
            <text:p>0.125</text:p>
          </table:table-cell>
          <table:table-cell table:formula="of:=[.A4151]*[.A4151]+[.B4151]*[.B4151]" office:value-type="float" office:value="0.0615888383330534" calcext:value-type="float">
            <text:p>0.061588838333053</text:p>
          </table:table-cell>
        </table:table-row>
        <table:table-row table:style-name="ro1">
          <table:table-cell office:value-type="float" office:value="0.214391787" calcext:value-type="float">
            <text:p>0.214391787</text:p>
          </table:table-cell>
          <table:table-cell office:value-type="float" office:value="-0.125" calcext:value-type="float">
            <text:p>-0.125</text:p>
          </table:table-cell>
          <table:table-cell table:formula="of:=[.A4152]*[.A4152]+[.B4152]*[.B4152]" office:value-type="float" office:value="0.0615888383330534" calcext:value-type="float">
            <text:p>0.061588838333053</text:p>
          </table:table-cell>
        </table:table-row>
        <table:table-row table:style-name="ro1">
          <table:table-cell office:value-type="float" office:value="-0.247908859" calcext:value-type="float">
            <text:p>-0.247908859</text:p>
          </table:table-cell>
          <table:table-cell office:value-type="float" office:value="0" calcext:value-type="float">
            <text:p>0</text:p>
          </table:table-cell>
          <table:table-cell table:formula="of:=[.A4153]*[.A4153]+[.B4153]*[.B4153]" office:value-type="float" office:value="0.0614588023706819" calcext:value-type="float">
            <text:p>0.061458802370682</text:p>
          </table:table-cell>
        </table:table-row>
        <table:table-row table:style-name="ro1">
          <table:table-cell office:value-type="float" office:value="-0.0600530226" calcext:value-type="float">
            <text:p>-0.0600530226</text:p>
          </table:table-cell>
          <table:table-cell office:value-type="float" office:value="0.239814821" calcext:value-type="float">
            <text:p>0.239814821</text:p>
          </table:table-cell>
          <table:table-cell table:formula="of:=[.A4154]*[.A4154]+[.B4154]*[.B4154]" office:value-type="float" office:value="0.0611175138946582" calcext:value-type="float">
            <text:p>0.061117513894658</text:p>
          </table:table-cell>
        </table:table-row>
        <table:table-row table:style-name="ro1">
          <table:table-cell office:value-type="float" office:value="-0.0600530225" calcext:value-type="float">
            <text:p>-0.0600530225</text:p>
          </table:table-cell>
          <table:table-cell office:value-type="float" office:value="-0.239814821" calcext:value-type="float">
            <text:p>-0.239814821</text:p>
          </table:table-cell>
          <table:table-cell table:formula="of:=[.A4155]*[.A4155]+[.B4155]*[.B4155]" office:value-type="float" office:value="0.0611175138826475" calcext:value-type="float">
            <text:p>0.061117513882648</text:p>
          </table:table-cell>
        </table:table-row>
        <table:table-row table:style-name="ro1">
          <table:table-cell office:value-type="float" office:value="-0.0382797831" calcext:value-type="float">
            <text:p>-0.0382797831</text:p>
          </table:table-cell>
          <table:table-cell office:value-type="float" office:value="0.243924063" calcext:value-type="float">
            <text:p>0.243924063</text:p>
          </table:table-cell>
          <table:table-cell table:formula="of:=[.A4156]*[.A4156]+[.B4156]*[.B4156]" office:value-type="float" office:value="0.060964290304611" calcext:value-type="float">
            <text:p>0.060964290304611</text:p>
          </table:table-cell>
        </table:table-row>
        <table:table-row table:style-name="ro1">
          <table:table-cell office:value-type="float" office:value="-0.038279783" calcext:value-type="float">
            <text:p>-0.038279783</text:p>
          </table:table-cell>
          <table:table-cell office:value-type="float" office:value="-0.243924063" calcext:value-type="float">
            <text:p>-0.243924063</text:p>
          </table:table-cell>
          <table:table-cell table:formula="of:=[.A4157]*[.A4157]+[.B4157]*[.B4157]" office:value-type="float" office:value="0.0609642902969551" calcext:value-type="float">
            <text:p>0.060964290296955</text:p>
          </table:table-cell>
        </table:table-row>
        <table:table-row table:style-name="ro1">
          <table:table-cell office:value-type="float" office:value="0.084917799" calcext:value-type="float">
            <text:p>0.084917799</text:p>
          </table:table-cell>
          <table:table-cell office:value-type="float" office:value="0.23071234" calcext:value-type="float">
            <text:p>0.23071234</text:p>
          </table:table-cell>
          <table:table-cell table:formula="of:=[.A4158]*[.A4158]+[.B4158]*[.B4158]" office:value-type="float" office:value="0.06043921641528" calcext:value-type="float">
            <text:p>0.06043921641528</text:p>
          </table:table-cell>
        </table:table-row>
        <table:table-row table:style-name="ro1">
          <table:table-cell office:value-type="float" office:value="0.0849177989" calcext:value-type="float">
            <text:p>0.0849177989</text:p>
          </table:table-cell>
          <table:table-cell office:value-type="float" office:value="-0.23071234" calcext:value-type="float">
            <text:p>-0.23071234</text:p>
          </table:table-cell>
          <table:table-cell table:formula="of:=[.A4159]*[.A4159]+[.B4159]*[.B4159]" office:value-type="float" office:value="0.0604392163982964" calcext:value-type="float">
            <text:p>0.060439216398297</text:p>
          </table:table-cell>
        </table:table-row>
        <table:table-row table:style-name="ro1">
          <table:table-cell office:value-type="float" office:value="-0.229911995" calcext:value-type="float">
            <text:p>-0.229911995</text:p>
          </table:table-cell>
          <table:table-cell office:value-type="float" office:value="-0.0867822295" calcext:value-type="float">
            <text:p>-0.0867822295</text:p>
          </table:table-cell>
          <table:table-cell table:formula="of:=[.A4160]*[.A4160]+[.B4160]*[.B4160]" office:value-type="float" office:value="0.0603906808018707" calcext:value-type="float">
            <text:p>0.060390680801871</text:p>
          </table:table-cell>
        </table:table-row>
        <table:table-row table:style-name="ro1">
          <table:table-cell office:value-type="float" office:value="-0.229911994" calcext:value-type="float">
            <text:p>-0.229911994</text:p>
          </table:table-cell>
          <table:table-cell office:value-type="float" office:value="0.0867822283" calcext:value-type="float">
            <text:p>0.0867822283</text:p>
          </table:table-cell>
          <table:table-cell table:formula="of:=[.A4161]*[.A4161]+[.B4161]*[.B4161]" office:value-type="float" office:value="0.0603906801337694" calcext:value-type="float">
            <text:p>0.060390680133769</text:p>
          </table:table-cell>
        </table:table-row>
        <table:table-row table:style-name="ro1">
          <table:table-cell office:value-type="float" office:value="-0.229308421" calcext:value-type="float">
            <text:p>-0.229308421</text:p>
          </table:table-cell>
          <table:table-cell office:value-type="float" office:value="0.0878228634" calcext:value-type="float">
            <text:p>0.0878228634</text:p>
          </table:table-cell>
          <table:table-cell table:formula="of:=[.A4162]*[.A4162]+[.B4162]*[.B4162]" office:value-type="float" office:value="0.0602952072772883" calcext:value-type="float">
            <text:p>0.060295207277288</text:p>
          </table:table-cell>
        </table:table-row>
        <table:table-row table:style-name="ro1">
          <table:table-cell office:value-type="float" office:value="-0.229308421" calcext:value-type="float">
            <text:p>-0.229308421</text:p>
          </table:table-cell>
          <table:table-cell office:value-type="float" office:value="-0.0878228634" calcext:value-type="float">
            <text:p>-0.0878228634</text:p>
          </table:table-cell>
          <table:table-cell table:formula="of:=[.A4163]*[.A4163]+[.B4163]*[.B4163]" office:value-type="float" office:value="0.0602952072772883" calcext:value-type="float">
            <text:p>0.060295207277288</text:p>
          </table:table-cell>
        </table:table-row>
        <table:table-row table:style-name="ro1">
          <table:table-cell office:value-type="float" office:value="-0.243896484" calcext:value-type="float">
            <text:p>-0.243896484</text:p>
          </table:table-cell>
          <table:table-cell office:value-type="float" office:value="0" calcext:value-type="float">
            <text:p>0</text:p>
          </table:table-cell>
          <table:table-cell table:formula="of:=[.A4164]*[.A4164]+[.B4164]*[.B4164]" office:value-type="float" office:value="0.0594854949075623" calcext:value-type="float">
            <text:p>0.059485494907562</text:p>
          </table:table-cell>
        </table:table-row>
        <table:table-row table:style-name="ro1">
          <table:table-cell office:value-type="float" office:value="-0.241561852" calcext:value-type="float">
            <text:p>-0.241561852</text:p>
          </table:table-cell>
          <table:table-cell office:value-type="float" office:value="0" calcext:value-type="float">
            <text:p>0</text:p>
          </table:table-cell>
          <table:table-cell table:formula="of:=[.A4165]*[.A4165]+[.B4165]*[.B4165]" office:value-type="float" office:value="0.0583521283416699" calcext:value-type="float">
            <text:p>0.05835212834167</text:p>
          </table:table-cell>
        </table:table-row>
        <table:table-row table:style-name="ro1">
          <table:table-cell office:value-type="float" office:value="-0.240111762" calcext:value-type="float">
            <text:p>-0.240111762</text:p>
          </table:table-cell>
          <table:table-cell office:value-type="float" office:value="0" calcext:value-type="float">
            <text:p>0</text:p>
          </table:table-cell>
          <table:table-cell table:formula="of:=[.A4166]*[.A4166]+[.B4166]*[.B4166]" office:value-type="float" office:value="0.0576536582507446" calcext:value-type="float">
            <text:p>0.057653658250745</text:p>
          </table:table-cell>
        </table:table-row>
        <table:table-row table:style-name="ro1">
          <table:table-cell office:value-type="float" office:value="-0.238489072" calcext:value-type="float">
            <text:p>-0.238489072</text:p>
          </table:table-cell>
          <table:table-cell office:value-type="float" office:value="0.0255681818" calcext:value-type="float">
            <text:p>0.0255681818</text:p>
          </table:table-cell>
          <table:table-cell table:formula="of:=[.A4167]*[.A4167]+[.B4167]*[.B4167]" office:value-type="float" office:value="0.057530769383979" calcext:value-type="float">
            <text:p>0.057530769383979</text:p>
          </table:table-cell>
        </table:table-row>
        <table:table-row table:style-name="ro1">
          <table:table-cell office:value-type="float" office:value="-0.238489072" calcext:value-type="float">
            <text:p>-0.238489072</text:p>
          </table:table-cell>
          <table:table-cell office:value-type="float" office:value="-0.0255681818" calcext:value-type="float">
            <text:p>-0.0255681818</text:p>
          </table:table-cell>
          <table:table-cell table:formula="of:=[.A4168]*[.A4168]+[.B4168]*[.B4168]" office:value-type="float" office:value="0.057530769383979" calcext:value-type="float">
            <text:p>0.057530769383979</text:p>
          </table:table-cell>
        </table:table-row>
        <table:table-row table:style-name="ro1">
          <table:table-cell office:value-type="float" office:value="-0.238998413" calcext:value-type="float">
            <text:p>-0.238998413</text:p>
          </table:table-cell>
          <table:table-cell office:value-type="float" office:value="0" calcext:value-type="float">
            <text:p>0</text:p>
          </table:table-cell>
          <table:table-cell table:formula="of:=[.A4169]*[.A4169]+[.B4169]*[.B4169]" office:value-type="float" office:value="0.0571202414165186" calcext:value-type="float">
            <text:p>0.057120241416519</text:p>
          </table:table-cell>
        </table:table-row>
        <table:table-row table:style-name="ro1">
          <table:table-cell office:value-type="float" office:value="-0.220557851" calcext:value-type="float">
            <text:p>-0.220557851</text:p>
          </table:table-cell>
          <table:table-cell office:value-type="float" office:value="0.0909090909" calcext:value-type="float">
            <text:p>0.0909090909</text:p>
          </table:table-cell>
          <table:table-cell table:formula="of:=[.A4170]*[.A4170]+[.B4170]*[.B4170]" office:value-type="float" office:value="0.0569102284460027" calcext:value-type="float">
            <text:p>0.056910228446003</text:p>
          </table:table-cell>
        </table:table-row>
        <table:table-row table:style-name="ro1">
          <table:table-cell office:value-type="float" office:value="-0.220557851" calcext:value-type="float">
            <text:p>-0.220557851</text:p>
          </table:table-cell>
          <table:table-cell office:value-type="float" office:value="-0.0909090908" calcext:value-type="float">
            <text:p>-0.0909090908</text:p>
          </table:table-cell>
          <table:table-cell table:formula="of:=[.A4171]*[.A4171]+[.B4171]*[.B4171]" office:value-type="float" office:value="0.0569102284278208" calcext:value-type="float">
            <text:p>0.056910228427821</text:p>
          </table:table-cell>
        </table:table-row>
        <table:table-row table:style-name="ro1">
          <table:table-cell office:value-type="float" office:value="0.0789828487" calcext:value-type="float">
            <text:p>0.0789828487</text:p>
          </table:table-cell>
          <table:table-cell office:value-type="float" office:value="0.22100135" calcext:value-type="float">
            <text:p>0.22100135</text:p>
          </table:table-cell>
          <table:table-cell table:formula="of:=[.A4172]*[.A4172]+[.B4172]*[.B4172]" office:value-type="float" office:value="0.0550798870905896" calcext:value-type="float">
            <text:p>0.05507988709059</text:p>
          </table:table-cell>
        </table:table-row>
        <table:table-row table:style-name="ro1">
          <table:table-cell office:value-type="float" office:value="0.0789828486" calcext:value-type="float">
            <text:p>0.0789828486</text:p>
          </table:table-cell>
          <table:table-cell office:value-type="float" office:value="-0.22100135" calcext:value-type="float">
            <text:p>-0.22100135</text:p>
          </table:table-cell>
          <table:table-cell table:formula="of:=[.A4173]*[.A4173]+[.B4173]*[.B4173]" office:value-type="float" office:value="0.055079887074793" calcext:value-type="float">
            <text:p>0.055079887074793</text:p>
          </table:table-cell>
        </table:table-row>
        <table:table-row table:style-name="ro1">
          <table:table-cell office:value-type="float" office:value="0.0843651703" calcext:value-type="float">
            <text:p>0.0843651703</text:p>
          </table:table-cell>
          <table:table-cell office:value-type="float" office:value="0.218945043" calcext:value-type="float">
            <text:p>0.218945043</text:p>
          </table:table-cell>
          <table:table-cell table:formula="of:=[.A4174]*[.A4174]+[.B4174]*[.B4174]" office:value-type="float" office:value="0.0550544138140199" calcext:value-type="float">
            <text:p>0.05505441381402</text:p>
          </table:table-cell>
        </table:table-row>
        <table:table-row table:style-name="ro1">
          <table:table-cell office:value-type="float" office:value="0.0843651702" calcext:value-type="float">
            <text:p>0.0843651702</text:p>
          </table:table-cell>
          <table:table-cell office:value-type="float" office:value="-0.218945043" calcext:value-type="float">
            <text:p>-0.218945043</text:p>
          </table:table-cell>
          <table:table-cell table:formula="of:=[.A4175]*[.A4175]+[.B4175]*[.B4175]" office:value-type="float" office:value="0.0550544137971468" calcext:value-type="float">
            <text:p>0.055054413797147</text:p>
          </table:table-cell>
        </table:table-row>
        <table:table-row table:style-name="ro1">
          <table:table-cell office:value-type="float" office:value="0.0848731734" calcext:value-type="float">
            <text:p>0.0848731734</text:p>
          </table:table-cell>
          <table:table-cell office:value-type="float" office:value="0.21871965" calcext:value-type="float">
            <text:p>0.21871965</text:p>
          </table:table-cell>
          <table:table-cell table:formula="of:=[.A4176]*[.A4176]+[.B4176]*[.B4176]" office:value-type="float" office:value="0.055041740859109" calcext:value-type="float">
            <text:p>0.055041740859109</text:p>
          </table:table-cell>
        </table:table-row>
        <table:table-row table:style-name="ro1">
          <table:table-cell office:value-type="float" office:value="0.0848731733" calcext:value-type="float">
            <text:p>0.0848731733</text:p>
          </table:table-cell>
          <table:table-cell office:value-type="float" office:value="-0.21871965" calcext:value-type="float">
            <text:p>-0.21871965</text:p>
          </table:table-cell>
          <table:table-cell table:formula="of:=[.A4177]*[.A4177]+[.B4177]*[.B4177]" office:value-type="float" office:value="0.0550417408421343" calcext:value-type="float">
            <text:p>0.055041740842134</text:p>
          </table:table-cell>
        </table:table-row>
        <table:table-row table:style-name="ro1">
          <table:table-cell office:value-type="float" office:value="0.0841805499" calcext:value-type="float">
            <text:p>0.0841805499</text:p>
          </table:table-cell>
          <table:table-cell office:value-type="float" office:value="-0.218760854" calcext:value-type="float">
            <text:p>-0.218760854</text:p>
          </table:table-cell>
          <table:table-cell table:formula="of:=[.A4178]*[.A4178]+[.B4178]*[.B4178]" office:value-type="float" office:value="0.0549426762242757" calcext:value-type="float">
            <text:p>0.054942676224276</text:p>
          </table:table-cell>
        </table:table-row>
        <table:table-row table:style-name="ro1">
          <table:table-cell office:value-type="float" office:value="0.08418055" calcext:value-type="float">
            <text:p>0.08418055</text:p>
          </table:table-cell>
          <table:table-cell office:value-type="float" office:value="0.218760853" calcext:value-type="float">
            <text:p>0.218760853</text:p>
          </table:table-cell>
          <table:table-cell table:formula="of:=[.A4179]*[.A4179]+[.B4179]*[.B4179]" office:value-type="float" office:value="0.0549426758035901" calcext:value-type="float">
            <text:p>0.05494267580359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" calcext:value-type="float">
            <text:p>0</text:p>
          </table:table-cell>
          <table:table-cell table:formula="of:=[.A4180]*[.A4180]+[.B4180]*[.B4180]" office:value-type="float" office:value="0.054931640625" calcext:value-type="float">
            <text:p>0.054931640625</text:p>
          </table:table-cell>
        </table:table-row>
        <table:table-row table:style-name="ro1">
          <table:table-cell office:value-type="float" office:value="0.0842859957" calcext:value-type="float">
            <text:p>0.0842859957</text:p>
          </table:table-cell>
          <table:table-cell office:value-type="float" office:value="0.218685315" calcext:value-type="float">
            <text:p>0.218685315</text:p>
          </table:table-cell>
          <table:table-cell table:formula="of:=[.A4181]*[.A4181]+[.B4181]*[.B4181]" office:value-type="float" office:value="0.0549273960677896" calcext:value-type="float">
            <text:p>0.05492739606779</text:p>
          </table:table-cell>
        </table:table-row>
        <table:table-row table:style-name="ro1">
          <table:table-cell office:value-type="float" office:value="0.0842859956" calcext:value-type="float">
            <text:p>0.0842859956</text:p>
          </table:table-cell>
          <table:table-cell office:value-type="float" office:value="-0.218685315" calcext:value-type="float">
            <text:p>-0.218685315</text:p>
          </table:table-cell>
          <table:table-cell table:formula="of:=[.A4182]*[.A4182]+[.B4182]*[.B4182]" office:value-type="float" office:value="0.0549273960509324" calcext:value-type="float">
            <text:p>0.054927396050933</text:p>
          </table:table-cell>
        </table:table-row>
        <table:table-row table:style-name="ro1">
          <table:table-cell office:value-type="float" office:value="0.0842957352" calcext:value-type="float">
            <text:p>0.0842957352</text:p>
          </table:table-cell>
          <table:table-cell office:value-type="float" office:value="-0.218677332" calcext:value-type="float">
            <text:p>-0.218677332</text:p>
          </table:table-cell>
          <table:table-cell table:formula="of:=[.A4183]*[.A4183]+[.B4183]*[.B4183]" office:value-type="float" office:value="0.0549255465035467" calcext:value-type="float">
            <text:p>0.054925546503547</text:p>
          </table:table-cell>
        </table:table-row>
        <table:table-row table:style-name="ro1">
          <table:table-cell office:value-type="float" office:value="0.0842957353" calcext:value-type="float">
            <text:p>0.0842957353</text:p>
          </table:table-cell>
          <table:table-cell office:value-type="float" office:value="0.218677331" calcext:value-type="float">
            <text:p>0.218677331</text:p>
          </table:table-cell>
          <table:table-cell table:formula="of:=[.A4184]*[.A4184]+[.B4184]*[.B4184]" office:value-type="float" office:value="0.0549255460830512" calcext:value-type="float">
            <text:p>0.054925546083051</text:p>
          </table:table-cell>
        </table:table-row>
        <table:table-row table:style-name="ro1">
          <table:table-cell office:value-type="float" office:value="0.0842808623" calcext:value-type="float">
            <text:p>0.0842808623</text:p>
          </table:table-cell>
          <table:table-cell office:value-type="float" office:value="0.218682401" calcext:value-type="float">
            <text:p>0.218682401</text:p>
          </table:table-cell>
          <table:table-cell table:formula="of:=[.A4185]*[.A4185]+[.B4185]*[.B4185]" office:value-type="float" office:value="0.0549252562571564" calcext:value-type="float">
            <text:p>0.054925256257156</text:p>
          </table:table-cell>
        </table:table-row>
        <table:table-row table:style-name="ro1">
          <table:table-cell office:value-type="float" office:value="0.0842808622" calcext:value-type="float">
            <text:p>0.0842808622</text:p>
          </table:table-cell>
          <table:table-cell office:value-type="float" office:value="-0.218682401" calcext:value-type="float">
            <text:p>-0.218682401</text:p>
          </table:table-cell>
          <table:table-cell table:formula="of:=[.A4186]*[.A4186]+[.B4186]*[.B4186]" office:value-type="float" office:value="0.0549252562403002" calcext:value-type="float">
            <text:p>0.0549252562403</text:p>
          </table:table-cell>
        </table:table-row>
        <table:table-row table:style-name="ro1">
          <table:table-cell office:value-type="float" office:value="0.0842812714" calcext:value-type="float">
            <text:p>0.0842812714</text:p>
          </table:table-cell>
          <table:table-cell office:value-type="float" office:value="0.218679664" calcext:value-type="float">
            <text:p>0.218679664</text:p>
          </table:table-cell>
          <table:table-cell table:formula="of:=[.A4187]*[.A4187]+[.B4187]*[.B4187]" office:value-type="float" office:value="0.0549241281559534" calcext:value-type="float">
            <text:p>0.054924128155953</text:p>
          </table:table-cell>
        </table:table-row>
        <table:table-row table:style-name="ro1">
          <table:table-cell office:value-type="float" office:value="0.0842812713" calcext:value-type="float">
            <text:p>0.0842812713</text:p>
          </table:table-cell>
          <table:table-cell office:value-type="float" office:value="-0.218679664" calcext:value-type="float">
            <text:p>-0.218679664</text:p>
          </table:table-cell>
          <table:table-cell table:formula="of:=[.A4188]*[.A4188]+[.B4188]*[.B4188]" office:value-type="float" office:value="0.0549241281390971" calcext:value-type="float">
            <text:p>0.054924128139097</text:p>
          </table:table-cell>
        </table:table-row>
        <table:table-row table:style-name="ro1">
          <table:table-cell office:value-type="float" office:value="0.084287317" calcext:value-type="float">
            <text:p>0.084287317</text:p>
          </table:table-cell>
          <table:table-cell office:value-type="float" office:value="0.218651816" calcext:value-type="float">
            <text:p>0.218651816</text:p>
          </table:table-cell>
          <table:table-cell table:formula="of:=[.A4189]*[.A4189]+[.B4189]*[.B4189]" office:value-type="float" office:value="0.0549129684471563" calcext:value-type="float">
            <text:p>0.054912968447156</text:p>
          </table:table-cell>
        </table:table-row>
        <table:table-row table:style-name="ro1">
          <table:table-cell office:value-type="float" office:value="0.0842873168" calcext:value-type="float">
            <text:p>0.0842873168</text:p>
          </table:table-cell>
          <table:table-cell office:value-type="float" office:value="-0.218651816" calcext:value-type="float">
            <text:p>-0.218651816</text:p>
          </table:table-cell>
          <table:table-cell table:formula="of:=[.A4190]*[.A4190]+[.B4190]*[.B4190]" office:value-type="float" office:value="0.0549129684134414" calcext:value-type="float">
            <text:p>0.054912968413442</text:p>
          </table:table-cell>
        </table:table-row>
        <table:table-row table:style-name="ro1">
          <table:table-cell office:value-type="float" office:value="0.084230054" calcext:value-type="float">
            <text:p>0.084230054</text:p>
          </table:table-cell>
          <table:table-cell office:value-type="float" office:value="0.218649" calcext:value-type="float">
            <text:p>0.218649</text:p>
          </table:table-cell>
          <table:table-cell table:formula="of:=[.A4191]*[.A4191]+[.B4191]*[.B4191]" office:value-type="float" office:value="0.0549020871978429" calcext:value-type="float">
            <text:p>0.054902087197843</text:p>
          </table:table-cell>
        </table:table-row>
        <table:table-row table:style-name="ro1">
          <table:table-cell office:value-type="float" office:value="0.0842300539" calcext:value-type="float">
            <text:p>0.0842300539</text:p>
          </table:table-cell>
          <table:table-cell office:value-type="float" office:value="-0.218649" calcext:value-type="float">
            <text:p>-0.218649</text:p>
          </table:table-cell>
          <table:table-cell table:formula="of:=[.A4192]*[.A4192]+[.B4192]*[.B4192]" office:value-type="float" office:value="0.0549020871809969" calcext:value-type="float">
            <text:p>0.054902087180997</text:p>
          </table:table-cell>
        </table:table-row>
        <table:table-row table:style-name="ro1">
          <table:table-cell office:value-type="float" office:value="-0.117462944" calcext:value-type="float">
            <text:p>-0.117462944</text:p>
          </table:table-cell>
          <table:table-cell office:value-type="float" office:value="0.202110193" calcext:value-type="float">
            <text:p>0.202110193</text:p>
          </table:table-cell>
          <table:table-cell table:formula="of:=[.A4193]*[.A4193]+[.B4193]*[.B4193]" office:value-type="float" office:value="0.0546460733276444" calcext:value-type="float">
            <text:p>0.054646073327644</text:p>
          </table:table-cell>
        </table:table-row>
        <table:table-row table:style-name="ro1">
          <table:table-cell office:value-type="float" office:value="-0.117462944" calcext:value-type="float">
            <text:p>-0.117462944</text:p>
          </table:table-cell>
          <table:table-cell office:value-type="float" office:value="-0.202110193" calcext:value-type="float">
            <text:p>-0.202110193</text:p>
          </table:table-cell>
          <table:table-cell table:formula="of:=[.A4194]*[.A4194]+[.B4194]*[.B4194]" office:value-type="float" office:value="0.0546460733276444" calcext:value-type="float">
            <text:p>0.054646073327644</text:p>
          </table:table-cell>
        </table:table-row>
        <table:table-row table:style-name="ro1">
          <table:table-cell office:value-type="float" office:value="0.0848178363" calcext:value-type="float">
            <text:p>0.0848178363</text:p>
          </table:table-cell>
          <table:table-cell office:value-type="float" office:value="0.217533657" calcext:value-type="float">
            <text:p>0.217533657</text:p>
          </table:table-cell>
          <table:table-cell table:formula="of:=[.A4195]*[.A4195]+[.B4195]*[.B4195]" office:value-type="float" office:value="0.0545149572824072" calcext:value-type="float">
            <text:p>0.054514957282407</text:p>
          </table:table-cell>
        </table:table-row>
        <table:table-row table:style-name="ro1">
          <table:table-cell office:value-type="float" office:value="0.0848178362" calcext:value-type="float">
            <text:p>0.0848178362</text:p>
          </table:table-cell>
          <table:table-cell office:value-type="float" office:value="-0.217533657" calcext:value-type="float">
            <text:p>-0.217533657</text:p>
          </table:table-cell>
          <table:table-cell table:formula="of:=[.A4196]*[.A4196]+[.B4196]*[.B4196]" office:value-type="float" office:value="0.0545149572654437" calcext:value-type="float">
            <text:p>0.054514957265444</text:p>
          </table:table-cell>
        </table:table-row>
        <table:table-row table:style-name="ro1">
          <table:table-cell office:value-type="float" office:value="-0.191397532" calcext:value-type="float">
            <text:p>-0.191397532</text:p>
          </table:table-cell>
          <table:table-cell office:value-type="float" office:value="0.132413187" calcext:value-type="float">
            <text:p>0.132413187</text:p>
          </table:table-cell>
          <table:table-cell table:formula="of:=[.A4197]*[.A4197]+[.B4197]*[.B4197]" office:value-type="float" office:value="0.054166267347188" calcext:value-type="float">
            <text:p>0.054166267347188</text:p>
          </table:table-cell>
        </table:table-row>
        <table:table-row table:style-name="ro1">
          <table:table-cell office:value-type="float" office:value="-0.191397532" calcext:value-type="float">
            <text:p>-0.191397532</text:p>
          </table:table-cell>
          <table:table-cell office:value-type="float" office:value="-0.132413187" calcext:value-type="float">
            <text:p>-0.132413187</text:p>
          </table:table-cell>
          <table:table-cell table:formula="of:=[.A4198]*[.A4198]+[.B4198]*[.B4198]" office:value-type="float" office:value="0.054166267347188" calcext:value-type="float">
            <text:p>0.054166267347188</text:p>
          </table:table-cell>
        </table:table-row>
        <table:table-row table:style-name="ro1">
          <table:table-cell office:value-type="float" office:value="-0.161503895" calcext:value-type="float">
            <text:p>-0.161503895</text:p>
          </table:table-cell>
          <table:table-cell office:value-type="float" office:value="0.167558945" calcext:value-type="float">
            <text:p>0.167558945</text:p>
          </table:table-cell>
          <table:table-cell table:formula="of:=[.A4199]*[.A4199]+[.B4199]*[.B4199]" office:value-type="float" office:value="0.054159508149684" calcext:value-type="float">
            <text:p>0.054159508149684</text:p>
          </table:table-cell>
        </table:table-row>
        <table:table-row table:style-name="ro1">
          <table:table-cell office:value-type="float" office:value="-0.161503895" calcext:value-type="float">
            <text:p>-0.161503895</text:p>
          </table:table-cell>
          <table:table-cell office:value-type="float" office:value="-0.167558945" calcext:value-type="float">
            <text:p>-0.167558945</text:p>
          </table:table-cell>
          <table:table-cell table:formula="of:=[.A4200]*[.A4200]+[.B4200]*[.B4200]" office:value-type="float" office:value="0.054159508149684" calcext:value-type="float">
            <text:p>0.054159508149684</text:p>
          </table:table-cell>
        </table:table-row>
        <table:table-row table:style-name="ro1">
          <table:table-cell office:value-type="float" office:value="0.149910595" calcext:value-type="float">
            <text:p>0.149910595</text:p>
          </table:table-cell>
          <table:table-cell office:value-type="float" office:value="0.177165565" calcext:value-type="float">
            <text:p>0.177165565</text:p>
          </table:table-cell>
          <table:table-cell table:formula="of:=[.A4201]*[.A4201]+[.B4201]*[.B4201]" office:value-type="float" office:value="0.0538608239150233" calcext:value-type="float">
            <text:p>0.053860823915023</text:p>
          </table:table-cell>
        </table:table-row>
        <table:table-row table:style-name="ro1">
          <table:table-cell office:value-type="float" office:value="0.149910594" calcext:value-type="float">
            <text:p>0.149910594</text:p>
          </table:table-cell>
          <table:table-cell office:value-type="float" office:value="-0.177165565" calcext:value-type="float">
            <text:p>-0.177165565</text:p>
          </table:table-cell>
          <table:table-cell table:formula="of:=[.A4202]*[.A4202]+[.B4202]*[.B4202]" office:value-type="float" office:value="0.0538608236152021" calcext:value-type="float">
            <text:p>0.053860823615202</text:p>
          </table:table-cell>
        </table:table-row>
        <table:table-row table:style-name="ro1">
          <table:table-cell office:value-type="float" office:value="0.0823966937" calcext:value-type="float">
            <text:p>0.0823966937</text:p>
          </table:table-cell>
          <table:table-cell office:value-type="float" office:value="0.216728814" calcext:value-type="float">
            <text:p>0.216728814</text:p>
          </table:table-cell>
          <table:table-cell table:formula="of:=[.A4203]*[.A4203]+[.B4203]*[.B4203]" office:value-type="float" office:value="0.0537605939505382" calcext:value-type="float">
            <text:p>0.053760593950538</text:p>
          </table:table-cell>
        </table:table-row>
        <table:table-row table:style-name="ro1">
          <table:table-cell office:value-type="float" office:value="0.0823966936" calcext:value-type="float">
            <text:p>0.0823966936</text:p>
          </table:table-cell>
          <table:table-cell office:value-type="float" office:value="-0.216728814" calcext:value-type="float">
            <text:p>-0.216728814</text:p>
          </table:table-cell>
          <table:table-cell table:formula="of:=[.A4204]*[.A4204]+[.B4204]*[.B4204]" office:value-type="float" office:value="0.0537605939340589" calcext:value-type="float">
            <text:p>0.053760593934059</text:p>
          </table:table-cell>
        </table:table-row>
        <table:table-row table:style-name="ro1">
          <table:table-cell office:value-type="float" office:value="-0.229555075" calcext:value-type="float">
            <text:p>-0.229555075</text:p>
          </table:table-cell>
          <table:table-cell office:value-type="float" office:value="0.0314514146" calcext:value-type="float">
            <text:p>0.0314514146</text:p>
          </table:table-cell>
          <table:table-cell table:formula="of:=[.A4205]*[.A4205]+[.B4205]*[.B4205]" office:value-type="float" office:value="0.0536847239385967" calcext:value-type="float">
            <text:p>0.053684723938597</text:p>
          </table:table-cell>
        </table:table-row>
        <table:table-row table:style-name="ro1">
          <table:table-cell office:value-type="float" office:value="-0.229555075" calcext:value-type="float">
            <text:p>-0.229555075</text:p>
          </table:table-cell>
          <table:table-cell office:value-type="float" office:value="-0.0314514146" calcext:value-type="float">
            <text:p>-0.0314514146</text:p>
          </table:table-cell>
          <table:table-cell table:formula="of:=[.A4206]*[.A4206]+[.B4206]*[.B4206]" office:value-type="float" office:value="0.0536847239385967" calcext:value-type="float">
            <text:p>0.053684723938597</text:p>
          </table:table-cell>
        </table:table-row>
        <table:table-row table:style-name="ro1">
          <table:table-cell office:value-type="float" office:value="0.228394446" calcext:value-type="float">
            <text:p>0.228394446</text:p>
          </table:table-cell>
          <table:table-cell office:value-type="float" office:value="-0.033279354" calcext:value-type="float">
            <text:p>-0.033279354</text:p>
          </table:table-cell>
          <table:table-cell table:formula="of:=[.A4207]*[.A4207]+[.B4207]*[.B4207]" office:value-type="float" office:value="0.0532715383663042" calcext:value-type="float">
            <text:p>0.053271538366304</text:p>
          </table:table-cell>
        </table:table-row>
        <table:table-row table:style-name="ro1">
          <table:table-cell office:value-type="float" office:value="0.228394446" calcext:value-type="float">
            <text:p>0.228394446</text:p>
          </table:table-cell>
          <table:table-cell office:value-type="float" office:value="0.0332793537" calcext:value-type="float">
            <text:p>0.0332793537</text:p>
          </table:table-cell>
          <table:table-cell table:formula="of:=[.A4208]*[.A4208]+[.B4208]*[.B4208]" office:value-type="float" office:value="0.0532715383463366" calcext:value-type="float">
            <text:p>0.053271538346337</text:p>
          </table:table-cell>
        </table:table-row>
        <table:table-row table:style-name="ro1">
          <table:table-cell office:value-type="float" office:value="-0.230224609" calcext:value-type="float">
            <text:p>-0.230224609</text:p>
          </table:table-cell>
          <table:table-cell office:value-type="float" office:value="0" calcext:value-type="float">
            <text:p>0</text:p>
          </table:table-cell>
          <table:table-cell table:formula="of:=[.A4209]*[.A4209]+[.B4209]*[.B4209]" office:value-type="float" office:value="0.0530033705892029" calcext:value-type="float">
            <text:p>0.053003370589203</text:p>
          </table:table-cell>
        </table:table-row>
        <table:table-row table:style-name="ro1">
          <table:table-cell office:value-type="float" office:value="0.142118353" calcext:value-type="float">
            <text:p>0.142118353</text:p>
          </table:table-cell>
          <table:table-cell office:value-type="float" office:value="0.180962331" calcext:value-type="float">
            <text:p>0.180962331</text:p>
          </table:table-cell>
          <table:table-cell table:formula="of:=[.A4210]*[.A4210]+[.B4210]*[.B4210]" office:value-type="float" office:value="0.0529449915003862" calcext:value-type="float">
            <text:p>0.052944991500386</text:p>
          </table:table-cell>
        </table:table-row>
        <table:table-row table:style-name="ro1">
          <table:table-cell office:value-type="float" office:value="0.142118351" calcext:value-type="float">
            <text:p>0.142118351</text:p>
          </table:table-cell>
          <table:table-cell office:value-type="float" office:value="-0.180962331" calcext:value-type="float">
            <text:p>-0.180962331</text:p>
          </table:table-cell>
          <table:table-cell table:formula="of:=[.A4211]*[.A4211]+[.B4211]*[.B4211]" office:value-type="float" office:value="0.0529449909319128" calcext:value-type="float">
            <text:p>0.052944990931913</text:p>
          </table:table-cell>
        </table:table-row>
        <table:table-row table:style-name="ro1">
          <table:table-cell office:value-type="float" office:value="-0.000512540573" calcext:value-type="float">
            <text:p>-0.000512540573</text:p>
          </table:table-cell>
          <table:table-cell office:value-type="float" office:value="-0.229786263" calcext:value-type="float">
            <text:p>-0.229786263</text:p>
          </table:table-cell>
          <table:table-cell table:formula="of:=[.A4212]*[.A4212]+[.B4212]*[.B4212]" office:value-type="float" office:value="0.0528019893613441" calcext:value-type="float">
            <text:p>0.052801989361344</text:p>
          </table:table-cell>
        </table:table-row>
        <table:table-row table:style-name="ro1">
          <table:table-cell office:value-type="float" office:value="-0.000512540108" calcext:value-type="float">
            <text:p>-0.000512540108</text:p>
          </table:table-cell>
          <table:table-cell office:value-type="float" office:value="0.229786263" calcext:value-type="float">
            <text:p>0.229786263</text:p>
          </table:table-cell>
          <table:table-cell table:formula="of:=[.A4213]*[.A4213]+[.B4213]*[.B4213]" office:value-type="float" office:value="0.0528019893608675" calcext:value-type="float">
            <text:p>0.052801989360868</text:p>
          </table:table-cell>
        </table:table-row>
        <table:table-row table:style-name="ro1">
          <table:table-cell office:value-type="float" office:value="-0.186455069" calcext:value-type="float">
            <text:p>-0.186455069</text:p>
          </table:table-cell>
          <table:table-cell office:value-type="float" office:value="0.13355533" calcext:value-type="float">
            <text:p>0.13355533</text:p>
          </table:table-cell>
          <table:table-cell table:formula="of:=[.A4214]*[.A4214]+[.B4214]*[.B4214]" office:value-type="float" office:value="0.0526025189272037" calcext:value-type="float">
            <text:p>0.052602518927204</text:p>
          </table:table-cell>
        </table:table-row>
        <table:table-row table:style-name="ro1">
          <table:table-cell office:value-type="float" office:value="-0.186455069" calcext:value-type="float">
            <text:p>-0.186455069</text:p>
          </table:table-cell>
          <table:table-cell office:value-type="float" office:value="-0.13355533" calcext:value-type="float">
            <text:p>-0.13355533</text:p>
          </table:table-cell>
          <table:table-cell table:formula="of:=[.A4215]*[.A4215]+[.B4215]*[.B4215]" office:value-type="float" office:value="0.0526025189272037" calcext:value-type="float">
            <text:p>0.052602518927204</text:p>
          </table:table-cell>
        </table:table-row>
        <table:table-row table:style-name="ro1">
          <table:table-cell office:value-type="float" office:value="-0.1861702" calcext:value-type="float">
            <text:p>-0.1861702</text:p>
          </table:table-cell>
          <table:table-cell office:value-type="float" office:value="-0.132500647" calcext:value-type="float">
            <text:p>-0.132500647</text:p>
          </table:table-cell>
          <table:table-cell table:formula="of:=[.A4216]*[.A4216]+[.B4216]*[.B4216]" office:value-type="float" office:value="0.0522157648234586" calcext:value-type="float">
            <text:p>0.052215764823459</text:p>
          </table:table-cell>
        </table:table-row>
        <table:table-row table:style-name="ro1">
          <table:table-cell office:value-type="float" office:value="-0.1861702" calcext:value-type="float">
            <text:p>-0.1861702</text:p>
          </table:table-cell>
          <table:table-cell office:value-type="float" office:value="0.132500646" calcext:value-type="float">
            <text:p>0.132500646</text:p>
          </table:table-cell>
          <table:table-cell table:formula="of:=[.A4217]*[.A4217]+[.B4217]*[.B4217]" office:value-type="float" office:value="0.0522157645584573" calcext:value-type="float">
            <text:p>0.052215764558457</text:p>
          </table:table-cell>
        </table:table-row>
        <table:table-row table:style-name="ro1">
          <table:table-cell office:value-type="float" office:value="-0.186072489" calcext:value-type="float">
            <text:p>-0.186072489</text:p>
          </table:table-cell>
          <table:table-cell office:value-type="float" office:value="0.132528716" calcext:value-type="float">
            <text:p>0.132528716</text:p>
          </table:table-cell>
          <table:table-cell table:formula="of:=[.A4218]*[.A4218]+[.B4218]*[.B4218]" office:value-type="float" office:value="0.0521868317272638" calcext:value-type="float">
            <text:p>0.052186831727264</text:p>
          </table:table-cell>
        </table:table-row>
        <table:table-row table:style-name="ro1">
          <table:table-cell office:value-type="float" office:value="-0.186072489" calcext:value-type="float">
            <text:p>-0.186072489</text:p>
          </table:table-cell>
          <table:table-cell office:value-type="float" office:value="-0.132528716" calcext:value-type="float">
            <text:p>-0.132528716</text:p>
          </table:table-cell>
          <table:table-cell table:formula="of:=[.A4219]*[.A4219]+[.B4219]*[.B4219]" office:value-type="float" office:value="0.0521868317272638" calcext:value-type="float">
            <text:p>0.052186831727264</text:p>
          </table:table-cell>
        </table:table-row>
        <table:table-row table:style-name="ro1">
          <table:table-cell office:value-type="float" office:value="-0.186065832" calcext:value-type="float">
            <text:p>-0.186065832</text:p>
          </table:table-cell>
          <table:table-cell office:value-type="float" office:value="-0.132507981" calcext:value-type="float">
            <text:p>-0.132507981</text:p>
          </table:table-cell>
          <table:table-cell table:formula="of:=[.A4220]*[.A4220]+[.B4220]*[.B4220]" office:value-type="float" office:value="0.0521788588665486" calcext:value-type="float">
            <text:p>0.052178858866549</text:p>
          </table:table-cell>
        </table:table-row>
        <table:table-row table:style-name="ro1">
          <table:table-cell office:value-type="float" office:value="-0.186065832" calcext:value-type="float">
            <text:p>-0.186065832</text:p>
          </table:table-cell>
          <table:table-cell office:value-type="float" office:value="0.13250798" calcext:value-type="float">
            <text:p>0.13250798</text:p>
          </table:table-cell>
          <table:table-cell table:formula="of:=[.A4221]*[.A4221]+[.B4221]*[.B4221]" office:value-type="float" office:value="0.0521788586015326" calcext:value-type="float">
            <text:p>0.052178858601533</text:p>
          </table:table-cell>
        </table:table-row>
        <table:table-row table:style-name="ro1">
          <table:table-cell office:value-type="float" office:value="-0.186062871" calcext:value-type="float">
            <text:p>-0.186062871</text:p>
          </table:table-cell>
          <table:table-cell office:value-type="float" office:value="0.132507766" calcext:value-type="float">
            <text:p>0.132507766</text:p>
          </table:table-cell>
          <table:table-cell table:formula="of:=[.A4222]*[.A4222]+[.B4222]*[.B4222]" office:value-type="float" office:value="0.0521777000150734" calcext:value-type="float">
            <text:p>0.052177700015073</text:p>
          </table:table-cell>
        </table:table-row>
        <table:table-row table:style-name="ro1">
          <table:table-cell office:value-type="float" office:value="-0.186062871" calcext:value-type="float">
            <text:p>-0.186062871</text:p>
          </table:table-cell>
          <table:table-cell office:value-type="float" office:value="-0.132507766" calcext:value-type="float">
            <text:p>-0.132507766</text:p>
          </table:table-cell>
          <table:table-cell table:formula="of:=[.A4223]*[.A4223]+[.B4223]*[.B4223]" office:value-type="float" office:value="0.0521777000150734" calcext:value-type="float">
            <text:p>0.052177700015073</text:p>
          </table:table-cell>
        </table:table-row>
        <table:table-row table:style-name="ro1">
          <table:table-cell office:value-type="float" office:value="-0.186060281" calcext:value-type="float">
            <text:p>-0.186060281</text:p>
          </table:table-cell>
          <table:table-cell office:value-type="float" office:value="-0.132511359" calcext:value-type="float">
            <text:p>-0.132511359</text:p>
          </table:table-cell>
          <table:table-cell table:formula="of:=[.A4224]*[.A4224]+[.B4224]*[.B4224]" office:value-type="float" office:value="0.0521776884298258" calcext:value-type="float">
            <text:p>0.052177688429826</text:p>
          </table:table-cell>
        </table:table-row>
        <table:table-row table:style-name="ro1">
          <table:table-cell office:value-type="float" office:value="-0.18606028" calcext:value-type="float">
            <text:p>-0.18606028</text:p>
          </table:table-cell>
          <table:table-cell office:value-type="float" office:value="0.132511359" calcext:value-type="float">
            <text:p>0.132511359</text:p>
          </table:table-cell>
          <table:table-cell table:formula="of:=[.A4225]*[.A4225]+[.B4225]*[.B4225]" office:value-type="float" office:value="0.0521776880577053" calcext:value-type="float">
            <text:p>0.052177688057705</text:p>
          </table:table-cell>
        </table:table-row>
        <table:table-row table:style-name="ro1">
          <table:table-cell office:value-type="float" office:value="-0.186065889" calcext:value-type="float">
            <text:p>-0.186065889</text:p>
          </table:table-cell>
          <table:table-cell office:value-type="float" office:value="0.132498286" calcext:value-type="float">
            <text:p>0.132498286</text:p>
          </table:table-cell>
          <table:table-cell table:formula="of:=[.A4226]*[.A4226]+[.B4226]*[.B4226]" office:value-type="float" office:value="0.0521763108422981" calcext:value-type="float">
            <text:p>0.052176310842298</text:p>
          </table:table-cell>
        </table:table-row>
        <table:table-row table:style-name="ro1">
          <table:table-cell office:value-type="float" office:value="-0.186065889" calcext:value-type="float">
            <text:p>-0.186065889</text:p>
          </table:table-cell>
          <table:table-cell office:value-type="float" office:value="-0.132498286" calcext:value-type="float">
            <text:p>-0.132498286</text:p>
          </table:table-cell>
          <table:table-cell table:formula="of:=[.A4227]*[.A4227]+[.B4227]*[.B4227]" office:value-type="float" office:value="0.0521763108422981" calcext:value-type="float">
            <text:p>0.052176310842298</text:p>
          </table:table-cell>
        </table:table-row>
        <table:table-row table:style-name="ro1">
          <table:table-cell office:value-type="float" office:value="-0.186022078" calcext:value-type="float">
            <text:p>-0.186022078</text:p>
          </table:table-cell>
          <table:table-cell office:value-type="float" office:value="0.132482838" calcext:value-type="float">
            <text:p>0.132482838</text:p>
          </table:table-cell>
          <table:table-cell table:formula="of:=[.A4228]*[.A4228]+[.B4228]*[.B4228]" office:value-type="float" office:value="0.0521559158679723" calcext:value-type="float">
            <text:p>0.052155915867972</text:p>
          </table:table-cell>
        </table:table-row>
        <table:table-row table:style-name="ro1">
          <table:table-cell office:value-type="float" office:value="-0.186022078" calcext:value-type="float">
            <text:p>-0.186022078</text:p>
          </table:table-cell>
          <table:table-cell office:value-type="float" office:value="-0.132482838" calcext:value-type="float">
            <text:p>-0.132482838</text:p>
          </table:table-cell>
          <table:table-cell table:formula="of:=[.A4229]*[.A4229]+[.B4229]*[.B4229]" office:value-type="float" office:value="0.0521559158679723" calcext:value-type="float">
            <text:p>0.052155915867972</text:p>
          </table:table-cell>
        </table:table-row>
        <table:table-row table:style-name="ro1">
          <table:table-cell office:value-type="float" office:value="-0.185883559" calcext:value-type="float">
            <text:p>-0.185883559</text:p>
          </table:table-cell>
          <table:table-cell office:value-type="float" office:value="0.132657067" calcext:value-type="float">
            <text:p>0.132657067</text:p>
          </table:table-cell>
          <table:table-cell table:formula="of:=[.A4230]*[.A4230]+[.B4230]*[.B4230]" office:value-type="float" office:value="0.052150594931549" calcext:value-type="float">
            <text:p>0.052150594931549</text:p>
          </table:table-cell>
        </table:table-row>
        <table:table-row table:style-name="ro1">
          <table:table-cell office:value-type="float" office:value="-0.185883559" calcext:value-type="float">
            <text:p>-0.185883559</text:p>
          </table:table-cell>
          <table:table-cell office:value-type="float" office:value="-0.132657067" calcext:value-type="float">
            <text:p>-0.132657067</text:p>
          </table:table-cell>
          <table:table-cell table:formula="of:=[.A4231]*[.A4231]+[.B4231]*[.B4231]" office:value-type="float" office:value="0.052150594931549" calcext:value-type="float">
            <text:p>0.052150594931549</text:p>
          </table:table-cell>
        </table:table-row>
        <table:table-row table:style-name="ro1">
          <table:table-cell office:value-type="float" office:value="-0.186196533" calcext:value-type="float">
            <text:p>-0.186196533</text:p>
          </table:table-cell>
          <table:table-cell office:value-type="float" office:value="0.132014045" calcext:value-type="float">
            <text:p>0.132014045</text:p>
          </table:table-cell>
          <table:table-cell table:formula="of:=[.A4232]*[.A4232]+[.B4232]*[.B4232]" office:value-type="float" office:value="0.0520968569784821" calcext:value-type="float">
            <text:p>0.052096856978482</text:p>
          </table:table-cell>
        </table:table-row>
        <table:table-row table:style-name="ro1">
          <table:table-cell office:value-type="float" office:value="-0.186196533" calcext:value-type="float">
            <text:p>-0.186196533</text:p>
          </table:table-cell>
          <table:table-cell office:value-type="float" office:value="-0.132014045" calcext:value-type="float">
            <text:p>-0.132014045</text:p>
          </table:table-cell>
          <table:table-cell table:formula="of:=[.A4233]*[.A4233]+[.B4233]*[.B4233]" office:value-type="float" office:value="0.0520968569784821" calcext:value-type="float">
            <text:p>0.052096856978482</text:p>
          </table:table-cell>
        </table:table-row>
        <table:table-row table:style-name="ro1">
          <table:table-cell office:value-type="float" office:value="-0.0429892537" calcext:value-type="float">
            <text:p>-0.0429892537</text:p>
          </table:table-cell>
          <table:table-cell office:value-type="float" office:value="0.22348215" calcext:value-type="float">
            <text:p>0.22348215</text:p>
          </table:table-cell>
          <table:table-cell table:formula="of:=[.A4234]*[.A4234]+[.B4234]*[.B4234]" office:value-type="float" office:value="0.0517923473023055" calcext:value-type="float">
            <text:p>0.051792347302306</text:p>
          </table:table-cell>
        </table:table-row>
        <table:table-row table:style-name="ro1">
          <table:table-cell office:value-type="float" office:value="-0.0429892537" calcext:value-type="float">
            <text:p>-0.0429892537</text:p>
          </table:table-cell>
          <table:table-cell office:value-type="float" office:value="-0.22348215" calcext:value-type="float">
            <text:p>-0.22348215</text:p>
          </table:table-cell>
          <table:table-cell table:formula="of:=[.A4235]*[.A4235]+[.B4235]*[.B4235]" office:value-type="float" office:value="0.0517923473023055" calcext:value-type="float">
            <text:p>0.051792347302306</text:p>
          </table:table-cell>
        </table:table-row>
        <table:table-row table:style-name="ro1">
          <table:table-cell office:value-type="float" office:value="0.174057927" calcext:value-type="float">
            <text:p>0.174057927</text:p>
          </table:table-cell>
          <table:table-cell office:value-type="float" office:value="0.145593472" calcext:value-type="float">
            <text:p>0.145593472</text:p>
          </table:table-cell>
          <table:table-cell table:formula="of:=[.A4236]*[.A4236]+[.B4236]*[.B4236]" office:value-type="float" office:value="0.0514936210405521" calcext:value-type="float">
            <text:p>0.051493621040552</text:p>
          </table:table-cell>
        </table:table-row>
        <table:table-row table:style-name="ro1">
          <table:table-cell office:value-type="float" office:value="0.174057929" calcext:value-type="float">
            <text:p>0.174057929</text:p>
          </table:table-cell>
          <table:table-cell office:value-type="float" office:value="-0.145593469" calcext:value-type="float">
            <text:p>-0.145593469</text:p>
          </table:table-cell>
          <table:table-cell table:formula="of:=[.A4237]*[.A4237]+[.B4237]*[.B4237]" office:value-type="float" office:value="0.051493620863223" calcext:value-type="float">
            <text:p>0.051493620863223</text:p>
          </table:table-cell>
        </table:table-row>
        <table:table-row table:style-name="ro1">
          <table:table-cell office:value-type="float" office:value="0.169343357" calcext:value-type="float">
            <text:p>0.169343357</text:p>
          </table:table-cell>
          <table:table-cell office:value-type="float" office:value="-0.14985558" calcext:value-type="float">
            <text:p>-0.14985558</text:p>
          </table:table-cell>
          <table:table-cell table:formula="of:=[.A4238]*[.A4238]+[.B4238]*[.B4238]" office:value-type="float" office:value="0.0511338674171658" calcext:value-type="float">
            <text:p>0.051133867417166</text:p>
          </table:table-cell>
        </table:table-row>
        <table:table-row table:style-name="ro1">
          <table:table-cell office:value-type="float" office:value="0.169343353" calcext:value-type="float">
            <text:p>0.169343353</text:p>
          </table:table-cell>
          <table:table-cell office:value-type="float" office:value="0.149855581" calcext:value-type="float">
            <text:p>0.149855581</text:p>
          </table:table-cell>
          <table:table-cell table:formula="of:=[.A4239]*[.A4239]+[.B4239]*[.B4239]" office:value-type="float" office:value="0.0511338663621302" calcext:value-type="float">
            <text:p>0.05113386636213</text:p>
          </table:table-cell>
        </table:table-row>
        <table:table-row table:style-name="ro1">
          <table:table-cell office:value-type="float" office:value="-0.184025237" calcext:value-type="float">
            <text:p>-0.184025237</text:p>
          </table:table-cell>
          <table:table-cell office:value-type="float" office:value="-0.131131068" calcext:value-type="float">
            <text:p>-0.131131068</text:p>
          </table:table-cell>
          <table:table-cell table:formula="of:=[.A4240]*[.A4240]+[.B4240]*[.B4240]" office:value-type="float" office:value="0.0510606448477268" calcext:value-type="float">
            <text:p>0.051060644847727</text:p>
          </table:table-cell>
        </table:table-row>
        <table:table-row table:style-name="ro1">
          <table:table-cell office:value-type="float" office:value="-0.184025237" calcext:value-type="float">
            <text:p>-0.184025237</text:p>
          </table:table-cell>
          <table:table-cell office:value-type="float" office:value="0.131131067" calcext:value-type="float">
            <text:p>0.131131067</text:p>
          </table:table-cell>
          <table:table-cell table:formula="of:=[.A4241]*[.A4241]+[.B4241]*[.B4241]" office:value-type="float" office:value="0.0510606445854647" calcext:value-type="float">
            <text:p>0.051060644585465</text:p>
          </table:table-cell>
        </table:table-row>
        <table:table-row table:style-name="ro1">
          <table:table-cell office:value-type="float" office:value="-0.223108213" calcext:value-type="float">
            <text:p>-0.223108213</text:p>
          </table:table-cell>
          <table:table-cell office:value-type="float" office:value="0.0340909091" calcext:value-type="float">
            <text:p>0.0340909091</text:p>
          </table:table-cell>
          <table:table-cell table:formula="of:=[.A4242]*[.A4242]+[.B4242]*[.B4242]" office:value-type="float" office:value="0.0509394647913178" calcext:value-type="float">
            <text:p>0.050939464791318</text:p>
          </table:table-cell>
        </table:table-row>
        <table:table-row table:style-name="ro1">
          <table:table-cell office:value-type="float" office:value="-0.223108213" calcext:value-type="float">
            <text:p>-0.223108213</text:p>
          </table:table-cell>
          <table:table-cell office:value-type="float" office:value="-0.0340909091" calcext:value-type="float">
            <text:p>-0.0340909091</text:p>
          </table:table-cell>
          <table:table-cell table:formula="of:=[.A4243]*[.A4243]+[.B4243]*[.B4243]" office:value-type="float" office:value="0.0509394647913178" calcext:value-type="float">
            <text:p>0.050939464791318</text:p>
          </table:table-cell>
        </table:table-row>
        <table:table-row table:style-name="ro1">
          <table:table-cell office:value-type="float" office:value="-0.176784175" calcext:value-type="float">
            <text:p>-0.176784175</text:p>
          </table:table-cell>
          <table:table-cell office:value-type="float" office:value="-0.139732516" calcext:value-type="float">
            <text:p>-0.139732516</text:p>
          </table:table-cell>
          <table:table-cell table:formula="of:=[.A4244]*[.A4244]+[.B4244]*[.B4244]" office:value-type="float" office:value="0.0507778205581209" calcext:value-type="float">
            <text:p>0.050777820558121</text:p>
          </table:table-cell>
        </table:table-row>
        <table:table-row table:style-name="ro1">
          <table:table-cell office:value-type="float" office:value="-0.176784175" calcext:value-type="float">
            <text:p>-0.176784175</text:p>
          </table:table-cell>
          <table:table-cell office:value-type="float" office:value="0.139732515" calcext:value-type="float">
            <text:p>0.139732515</text:p>
          </table:table-cell>
          <table:table-cell table:formula="of:=[.A4245]*[.A4245]+[.B4245]*[.B4245]" office:value-type="float" office:value="0.0507778202786558" calcext:value-type="float">
            <text:p>0.050777820278656</text:p>
          </table:table-cell>
        </table:table-row>
        <table:table-row table:style-name="ro1">
          <table:table-cell office:value-type="float" office:value="0.182052923" calcext:value-type="float">
            <text:p>0.182052923</text:p>
          </table:table-cell>
          <table:table-cell office:value-type="float" office:value="0.129867275" calcext:value-type="float">
            <text:p>0.129867275</text:p>
          </table:table-cell>
          <table:table-cell table:formula="of:=[.A4246]*[.A4246]+[.B4246]*[.B4246]" office:value-type="float" office:value="0.0500087758887696" calcext:value-type="float">
            <text:p>0.05000877588877</text:p>
          </table:table-cell>
        </table:table-row>
        <table:table-row table:style-name="ro1">
          <table:table-cell office:value-type="float" office:value="0.182052923" calcext:value-type="float">
            <text:p>0.182052923</text:p>
          </table:table-cell>
          <table:table-cell office:value-type="float" office:value="-0.129867275" calcext:value-type="float">
            <text:p>-0.129867275</text:p>
          </table:table-cell>
          <table:table-cell table:formula="of:=[.A4247]*[.A4247]+[.B4247]*[.B4247]" office:value-type="float" office:value="0.0500087758887696" calcext:value-type="float">
            <text:p>0.05000877588877</text:p>
          </table:table-cell>
        </table:table-row>
        <table:table-row table:style-name="ro1">
          <table:table-cell office:value-type="float" office:value="-0.0224986591" calcext:value-type="float">
            <text:p>-0.0224986591</text:p>
          </table:table-cell>
          <table:table-cell office:value-type="float" office:value="0.22247386" calcext:value-type="float">
            <text:p>0.22247386</text:p>
          </table:table-cell>
          <table:table-cell table:formula="of:=[.A4248]*[.A4248]+[.B4248]*[.B4248]" office:value-type="float" office:value="0.0500008080445976" calcext:value-type="float">
            <text:p>0.050000808044598</text:p>
          </table:table-cell>
        </table:table-row>
        <table:table-row table:style-name="ro1">
          <table:table-cell office:value-type="float" office:value="-0.0224986591" calcext:value-type="float">
            <text:p>-0.0224986591</text:p>
          </table:table-cell>
          <table:table-cell office:value-type="float" office:value="-0.22247386" calcext:value-type="float">
            <text:p>-0.22247386</text:p>
          </table:table-cell>
          <table:table-cell table:formula="of:=[.A4249]*[.A4249]+[.B4249]*[.B4249]" office:value-type="float" office:value="0.0500008080445976" calcext:value-type="float">
            <text:p>0.050000808044598</text:p>
          </table:table-cell>
        </table:table-row>
        <table:table-row table:style-name="ro1">
          <table:table-cell office:value-type="float" office:value="-0.194923086" calcext:value-type="float">
            <text:p>-0.194923086</text:p>
          </table:table-cell>
          <table:table-cell office:value-type="float" office:value="0.107954545" calcext:value-type="float">
            <text:p>0.107954545</text:p>
          </table:table-cell>
          <table:table-cell table:formula="of:=[.A4250]*[.A4250]+[.B4250]*[.B4250]" office:value-type="float" office:value="0.0496491932419204" calcext:value-type="float">
            <text:p>0.049649193241921</text:p>
          </table:table-cell>
        </table:table-row>
        <table:table-row table:style-name="ro1">
          <table:table-cell office:value-type="float" office:value="-0.194923086" calcext:value-type="float">
            <text:p>-0.194923086</text:p>
          </table:table-cell>
          <table:table-cell office:value-type="float" office:value="-0.107954545" calcext:value-type="float">
            <text:p>-0.107954545</text:p>
          </table:table-cell>
          <table:table-cell table:formula="of:=[.A4251]*[.A4251]+[.B4251]*[.B4251]" office:value-type="float" office:value="0.0496491932419204" calcext:value-type="float">
            <text:p>0.049649193241921</text:p>
          </table:table-cell>
        </table:table-row>
        <table:table-row table:style-name="ro1">
          <table:table-cell office:value-type="float" office:value="0.22265625" calcext:value-type="float">
            <text:p>0.22265625</text:p>
          </table:table-cell>
          <table:table-cell office:value-type="float" office:value="0" calcext:value-type="float">
            <text:p>0</text:p>
          </table:table-cell>
          <table:table-cell table:formula="of:=[.A4252]*[.A4252]+[.B4252]*[.B4252]" office:value-type="float" office:value="0.0495758056640625" calcext:value-type="float">
            <text:p>0.049575805664063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0909090908" calcext:value-type="float">
            <text:p>0.0909090908</text:p>
          </table:table-cell>
          <table:table-cell table:formula="of:=[.A4253]*[.A4253]+[.B4253]*[.B4253]" office:value-type="float" office:value="0.0495242284150826" calcext:value-type="float">
            <text:p>0.049524228415083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0909090908" calcext:value-type="float">
            <text:p>-0.0909090908</text:p>
          </table:table-cell>
          <table:table-cell table:formula="of:=[.A4254]*[.A4254]+[.B4254]*[.B4254]" office:value-type="float" office:value="0.0495242284150826" calcext:value-type="float">
            <text:p>0.049524228415083</text:p>
          </table:table-cell>
        </table:table-row>
        <table:table-row table:style-name="ro1">
          <table:table-cell office:value-type="float" office:value="-0.220879528" calcext:value-type="float">
            <text:p>-0.220879528</text:p>
          </table:table-cell>
          <table:table-cell office:value-type="float" office:value="0" calcext:value-type="float">
            <text:p>0</text:p>
          </table:table-cell>
          <table:table-cell table:formula="of:=[.A4255]*[.A4255]+[.B4255]*[.B4255]" office:value-type="float" office:value="0.0487877658895028" calcext:value-type="float">
            <text:p>0.04878776588950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81818182" calcext:value-type="float">
            <text:p>0.181818182</text:p>
          </table:table-cell>
          <table:table-cell table:formula="of:=[.A4256]*[.A4256]+[.B4256]*[.B4256]" office:value-type="float" office:value="0.0486828513057851" calcext:value-type="float">
            <text:p>0.04868285130578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181818182" calcext:value-type="float">
            <text:p>-0.181818182</text:p>
          </table:table-cell>
          <table:table-cell table:formula="of:=[.A4257]*[.A4257]+[.B4257]*[.B4257]" office:value-type="float" office:value="0.0486828513057851" calcext:value-type="float">
            <text:p>0.048682851305785</text:p>
          </table:table-cell>
        </table:table-row>
        <table:table-row table:style-name="ro1">
          <table:table-cell office:value-type="float" office:value="0.0511706644" calcext:value-type="float">
            <text:p>0.0511706644</text:p>
          </table:table-cell>
          <table:table-cell office:value-type="float" office:value="0.210227273" calcext:value-type="float">
            <text:p>0.210227273</text:p>
          </table:table-cell>
          <table:table-cell table:formula="of:=[.A4258]*[.A4258]+[.B4258]*[.B4258]" office:value-type="float" office:value="0.046813943208154" calcext:value-type="float">
            <text:p>0.046813943208154</text:p>
          </table:table-cell>
        </table:table-row>
        <table:table-row table:style-name="ro1">
          <table:table-cell office:value-type="float" office:value="0.0511706644" calcext:value-type="float">
            <text:p>0.0511706644</text:p>
          </table:table-cell>
          <table:table-cell office:value-type="float" office:value="-0.210227273" calcext:value-type="float">
            <text:p>-0.210227273</text:p>
          </table:table-cell>
          <table:table-cell table:formula="of:=[.A4259]*[.A4259]+[.B4259]*[.B4259]" office:value-type="float" office:value="0.046813943208154" calcext:value-type="float">
            <text:p>0.046813943208154</text:p>
          </table:table-cell>
        </table:table-row>
        <table:table-row table:style-name="ro1">
          <table:table-cell office:value-type="float" office:value="0.17105065" calcext:value-type="float">
            <text:p>0.17105065</text:p>
          </table:table-cell>
          <table:table-cell office:value-type="float" office:value="0.13245353" calcext:value-type="float">
            <text:p>0.13245353</text:p>
          </table:table-cell>
          <table:table-cell table:formula="of:=[.A4260]*[.A4260]+[.B4260]*[.B4260]" office:value-type="float" office:value="0.0468022624748834" calcext:value-type="float">
            <text:p>0.046802262474883</text:p>
          </table:table-cell>
        </table:table-row>
        <table:table-row table:style-name="ro1">
          <table:table-cell office:value-type="float" office:value="0.171050649" calcext:value-type="float">
            <text:p>0.171050649</text:p>
          </table:table-cell>
          <table:table-cell office:value-type="float" office:value="-0.13245353" calcext:value-type="float">
            <text:p>-0.13245353</text:p>
          </table:table-cell>
          <table:table-cell table:formula="of:=[.A4261]*[.A4261]+[.B4261]*[.B4261]" office:value-type="float" office:value="0.0468022621327821" calcext:value-type="float">
            <text:p>0.046802262132782</text:p>
          </table:table-cell>
        </table:table-row>
        <table:table-row table:style-name="ro1">
          <table:table-cell office:value-type="float" office:value="-0.21484375" calcext:value-type="float">
            <text:p>-0.21484375</text:p>
          </table:table-cell>
          <table:table-cell office:value-type="float" office:value="0" calcext:value-type="float">
            <text:p>0</text:p>
          </table:table-cell>
          <table:table-cell table:formula="of:=[.A4262]*[.A4262]+[.B4262]*[.B4262]" office:value-type="float" office:value="0.0461578369140625" calcext:value-type="float">
            <text:p>0.046157836914063</text:p>
          </table:table-cell>
        </table:table-row>
        <table:table-row table:style-name="ro1">
          <table:table-cell office:value-type="float" office:value="0.189214641" calcext:value-type="float">
            <text:p>0.189214641</text:p>
          </table:table-cell>
          <table:table-cell office:value-type="float" office:value="0.0941482976" calcext:value-type="float">
            <text:p>0.0941482976</text:p>
          </table:table-cell>
          <table:table-cell table:formula="of:=[.A4263]*[.A4263]+[.B4263]*[.B4263]" office:value-type="float" office:value="0.044666082309737" calcext:value-type="float">
            <text:p>0.044666082309737</text:p>
          </table:table-cell>
        </table:table-row>
        <table:table-row table:style-name="ro1">
          <table:table-cell office:value-type="float" office:value="0.189214641" calcext:value-type="float">
            <text:p>0.189214641</text:p>
          </table:table-cell>
          <table:table-cell office:value-type="float" office:value="-0.0941482966" calcext:value-type="float">
            <text:p>-0.0941482966</text:p>
          </table:table-cell>
          <table:table-cell table:formula="of:=[.A4264]*[.A4264]+[.B4264]*[.B4264]" office:value-type="float" office:value="0.0446660821214404" calcext:value-type="float">
            <text:p>0.044666082121441</text:p>
          </table:table-cell>
        </table:table-row>
        <table:table-row table:style-name="ro1">
          <table:table-cell office:value-type="float" office:value="0.0302431795" calcext:value-type="float">
            <text:p>0.0302431795</text:p>
          </table:table-cell>
          <table:table-cell office:value-type="float" office:value="0.208645123" calcext:value-type="float">
            <text:p>0.208645123</text:p>
          </table:table-cell>
          <table:table-cell table:formula="of:=[.A4265]*[.A4265]+[.B4265]*[.B4265]" office:value-type="float" office:value="0.0444474372579543" calcext:value-type="float">
            <text:p>0.044447437257954</text:p>
          </table:table-cell>
        </table:table-row>
        <table:table-row table:style-name="ro1">
          <table:table-cell office:value-type="float" office:value="0.0302431795" calcext:value-type="float">
            <text:p>0.0302431795</text:p>
          </table:table-cell>
          <table:table-cell office:value-type="float" office:value="-0.208645123" calcext:value-type="float">
            <text:p>-0.208645123</text:p>
          </table:table-cell>
          <table:table-cell table:formula="of:=[.A4266]*[.A4266]+[.B4266]*[.B4266]" office:value-type="float" office:value="0.0444474372579543" calcext:value-type="float">
            <text:p>0.044447437257954</text:p>
          </table:table-cell>
        </table:table-row>
        <table:table-row table:style-name="ro1">
          <table:table-cell office:value-type="float" office:value="0.198731581" calcext:value-type="float">
            <text:p>0.198731581</text:p>
          </table:table-cell>
          <table:table-cell office:value-type="float" office:value="0.067215761" calcext:value-type="float">
            <text:p>0.067215761</text:p>
          </table:table-cell>
          <table:table-cell table:formula="of:=[.A4267]*[.A4267]+[.B4267]*[.B4267]" office:value-type="float" office:value="0.0440121998135687" calcext:value-type="float">
            <text:p>0.044012199813569</text:p>
          </table:table-cell>
        </table:table-row>
        <table:table-row table:style-name="ro1">
          <table:table-cell office:value-type="float" office:value="0.198731581" calcext:value-type="float">
            <text:p>0.198731581</text:p>
          </table:table-cell>
          <table:table-cell office:value-type="float" office:value="-0.067215761" calcext:value-type="float">
            <text:p>-0.067215761</text:p>
          </table:table-cell>
          <table:table-cell table:formula="of:=[.A4268]*[.A4268]+[.B4268]*[.B4268]" office:value-type="float" office:value="0.0440121998135687" calcext:value-type="float">
            <text:p>0.044012199813569</text:p>
          </table:table-cell>
        </table:table-row>
        <table:table-row table:style-name="ro1">
          <table:table-cell office:value-type="float" office:value="-0.0245994055" calcext:value-type="float">
            <text:p>-0.0245994055</text:p>
          </table:table-cell>
          <table:table-cell office:value-type="float" office:value="0.208025112" calcext:value-type="float">
            <text:p>0.208025112</text:p>
          </table:table-cell>
          <table:table-cell table:formula="of:=[.A4269]*[.A4269]+[.B4269]*[.B4269]" office:value-type="float" office:value="0.043879577973566" calcext:value-type="float">
            <text:p>0.043879577973566</text:p>
          </table:table-cell>
        </table:table-row>
        <table:table-row table:style-name="ro1">
          <table:table-cell office:value-type="float" office:value="-0.0245994051" calcext:value-type="float">
            <text:p>-0.0245994051</text:p>
          </table:table-cell>
          <table:table-cell office:value-type="float" office:value="-0.208025112" calcext:value-type="float">
            <text:p>-0.208025112</text:p>
          </table:table-cell>
          <table:table-cell table:formula="of:=[.A4270]*[.A4270]+[.B4270]*[.B4270]" office:value-type="float" office:value="0.0438795779538865" calcext:value-type="float">
            <text:p>0.043879577953887</text:p>
          </table:table-cell>
        </table:table-row>
        <table:table-row table:style-name="ro1">
          <table:table-cell office:value-type="float" office:value="0.196514871" calcext:value-type="float">
            <text:p>0.196514871</text:p>
          </table:table-cell>
          <table:table-cell office:value-type="float" office:value="0.0696762644" calcext:value-type="float">
            <text:p>0.0696762644</text:p>
          </table:table-cell>
          <table:table-cell table:formula="of:=[.A4271]*[.A4271]+[.B4271]*[.B4271]" office:value-type="float" office:value="0.0434728763448854" calcext:value-type="float">
            <text:p>0.043472876344885</text:p>
          </table:table-cell>
        </table:table-row>
        <table:table-row table:style-name="ro1">
          <table:table-cell office:value-type="float" office:value="0.196514871" calcext:value-type="float">
            <text:p>0.196514871</text:p>
          </table:table-cell>
          <table:table-cell office:value-type="float" office:value="-0.0696762644" calcext:value-type="float">
            <text:p>-0.0696762644</text:p>
          </table:table-cell>
          <table:table-cell table:formula="of:=[.A4272]*[.A4272]+[.B4272]*[.B4272]" office:value-type="float" office:value="0.0434728763448854" calcext:value-type="float">
            <text:p>0.043472876344885</text:p>
          </table:table-cell>
        </table:table-row>
        <table:table-row table:style-name="ro1">
          <table:table-cell office:value-type="float" office:value="0.116449359" calcext:value-type="float">
            <text:p>0.116449359</text:p>
          </table:table-cell>
          <table:table-cell office:value-type="float" office:value="0.172574112" calcext:value-type="float">
            <text:p>0.172574112</text:p>
          </table:table-cell>
          <table:table-cell table:formula="of:=[.A4273]*[.A4273]+[.B4273]*[.B4273]" office:value-type="float" office:value="0.0433422773440994" calcext:value-type="float">
            <text:p>0.0433422773441</text:p>
          </table:table-cell>
        </table:table-row>
        <table:table-row table:style-name="ro1">
          <table:table-cell office:value-type="float" office:value="0.116449359" calcext:value-type="float">
            <text:p>0.116449359</text:p>
          </table:table-cell>
          <table:table-cell office:value-type="float" office:value="-0.172574112" calcext:value-type="float">
            <text:p>-0.172574112</text:p>
          </table:table-cell>
          <table:table-cell table:formula="of:=[.A4274]*[.A4274]+[.B4274]*[.B4274]" office:value-type="float" office:value="0.0433422773440994" calcext:value-type="float">
            <text:p>0.0433422773441</text:p>
          </table:table-cell>
        </table:table-row>
        <table:table-row table:style-name="ro1">
          <table:table-cell office:value-type="float" office:value="-0.205458526" calcext:value-type="float">
            <text:p>-0.205458526</text:p>
          </table:table-cell>
          <table:table-cell office:value-type="float" office:value="0" calcext:value-type="float">
            <text:p>0</text:p>
          </table:table-cell>
          <table:table-cell table:formula="of:=[.A4275]*[.A4275]+[.B4275]*[.B4275]" office:value-type="float" office:value="0.0422132059060927" calcext:value-type="float">
            <text:p>0.04221320590609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181818182" calcext:value-type="float">
            <text:p>0.181818182</text:p>
          </table:table-cell>
          <table:table-cell table:formula="of:=[.A4276]*[.A4276]+[.B4276]*[.B4276]" office:value-type="float" office:value="0.0418469138057851" calcext:value-type="float">
            <text:p>0.041846913805785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181818182" calcext:value-type="float">
            <text:p>-0.181818182</text:p>
          </table:table-cell>
          <table:table-cell table:formula="of:=[.A4277]*[.A4277]+[.B4277]*[.B4277]" office:value-type="float" office:value="0.0418469138057851" calcext:value-type="float">
            <text:p>0.041846913805785</text:p>
          </table:table-cell>
        </table:table-row>
        <table:table-row table:style-name="ro1">
          <table:table-cell office:value-type="float" office:value="0.149498489" calcext:value-type="float">
            <text:p>0.149498489</text:p>
          </table:table-cell>
          <table:table-cell office:value-type="float" office:value="0.138585937" calcext:value-type="float">
            <text:p>0.138585937</text:p>
          </table:table-cell>
          <table:table-cell table:formula="of:=[.A4278]*[.A4278]+[.B4278]*[.B4278]" office:value-type="float" office:value="0.0415558601474511" calcext:value-type="float">
            <text:p>0.041555860147451</text:p>
          </table:table-cell>
        </table:table-row>
        <table:table-row table:style-name="ro1">
          <table:table-cell office:value-type="float" office:value="0.149498489" calcext:value-type="float">
            <text:p>0.149498489</text:p>
          </table:table-cell>
          <table:table-cell office:value-type="float" office:value="-0.138585936" calcext:value-type="float">
            <text:p>-0.138585936</text:p>
          </table:table-cell>
          <table:table-cell table:formula="of:=[.A4279]*[.A4279]+[.B4279]*[.B4279]" office:value-type="float" office:value="0.0415558598702792" calcext:value-type="float">
            <text:p>0.041555859870279</text:p>
          </table:table-cell>
        </table:table-row>
        <table:table-row table:style-name="ro1">
          <table:table-cell office:value-type="float" office:value="0.161167408" calcext:value-type="float">
            <text:p>0.161167408</text:p>
          </table:table-cell>
          <table:table-cell office:value-type="float" office:value="0.124095288" calcext:value-type="float">
            <text:p>0.124095288</text:p>
          </table:table-cell>
          <table:table-cell table:formula="of:=[.A4280]*[.A4280]+[.B4280]*[.B4280]" office:value-type="float" office:value="0.0413745739052414" calcext:value-type="float">
            <text:p>0.041374573905241</text:p>
          </table:table-cell>
        </table:table-row>
        <table:table-row table:style-name="ro1">
          <table:table-cell office:value-type="float" office:value="0.161167408" calcext:value-type="float">
            <text:p>0.161167408</text:p>
          </table:table-cell>
          <table:table-cell office:value-type="float" office:value="-0.124095288" calcext:value-type="float">
            <text:p>-0.124095288</text:p>
          </table:table-cell>
          <table:table-cell table:formula="of:=[.A4281]*[.A4281]+[.B4281]*[.B4281]" office:value-type="float" office:value="0.0413745739052414" calcext:value-type="float">
            <text:p>0.041374573905241</text:p>
          </table:table-cell>
        </table:table-row>
        <table:table-row table:style-name="ro1">
          <table:table-cell office:value-type="float" office:value="-0.155953676" calcext:value-type="float">
            <text:p>-0.155953676</text:p>
          </table:table-cell>
          <table:table-cell office:value-type="float" office:value="0.130225788" calcext:value-type="float">
            <text:p>0.130225788</text:p>
          </table:table-cell>
          <table:table-cell table:formula="of:=[.A4282]*[.A4282]+[.B4282]*[.B4282]" office:value-type="float" office:value="0.0412803049181339" calcext:value-type="float">
            <text:p>0.041280304918134</text:p>
          </table:table-cell>
        </table:table-row>
        <table:table-row table:style-name="ro1">
          <table:table-cell office:value-type="float" office:value="-0.155953676" calcext:value-type="float">
            <text:p>-0.155953676</text:p>
          </table:table-cell>
          <table:table-cell office:value-type="float" office:value="-0.130225788" calcext:value-type="float">
            <text:p>-0.130225788</text:p>
          </table:table-cell>
          <table:table-cell table:formula="of:=[.A4283]*[.A4283]+[.B4283]*[.B4283]" office:value-type="float" office:value="0.0412803049181339" calcext:value-type="float">
            <text:p>0.041280304918134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" calcext:value-type="float">
            <text:p>0</text:p>
          </table:table-cell>
          <table:table-cell table:formula="of:=[.A4284]*[.A4284]+[.B4284]*[.B4284]" office:value-type="float" office:value="0.041259765625" calcext:value-type="float">
            <text:p>0.041259765625</text:p>
          </table:table-cell>
        </table:table-row>
        <table:table-row table:style-name="ro1">
          <table:table-cell office:value-type="float" office:value="-0.16028606" calcext:value-type="float">
            <text:p>-0.16028606</text:p>
          </table:table-cell>
          <table:table-cell office:value-type="float" office:value="0.122781966" calcext:value-type="float">
            <text:p>0.122781966</text:p>
          </table:table-cell>
          <table:table-cell table:formula="of:=[.A4285]*[.A4285]+[.B4285]*[.B4285]" office:value-type="float" office:value="0.0407670322051488" calcext:value-type="float">
            <text:p>0.040767032205149</text:p>
          </table:table-cell>
        </table:table-row>
        <table:table-row table:style-name="ro1">
          <table:table-cell office:value-type="float" office:value="-0.16028606" calcext:value-type="float">
            <text:p>-0.16028606</text:p>
          </table:table-cell>
          <table:table-cell office:value-type="float" office:value="-0.122781966" calcext:value-type="float">
            <text:p>-0.122781966</text:p>
          </table:table-cell>
          <table:table-cell table:formula="of:=[.A4286]*[.A4286]+[.B4286]*[.B4286]" office:value-type="float" office:value="0.0407670322051488" calcext:value-type="float">
            <text:p>0.040767032205149</text:p>
          </table:table-cell>
        </table:table-row>
        <table:table-row table:style-name="ro1">
          <table:table-cell office:value-type="float" office:value="-0.153907461" calcext:value-type="float">
            <text:p>-0.153907461</text:p>
          </table:table-cell>
          <table:table-cell office:value-type="float" office:value="0.130681818" calcext:value-type="float">
            <text:p>0.130681818</text:p>
          </table:table-cell>
          <table:table-cell table:formula="of:=[.A4287]*[.A4287]+[.B4287]*[.B4287]" office:value-type="float" office:value="0.0407652441072516" calcext:value-type="float">
            <text:p>0.040765244107252</text:p>
          </table:table-cell>
        </table:table-row>
        <table:table-row table:style-name="ro1">
          <table:table-cell office:value-type="float" office:value="-0.153907461" calcext:value-type="float">
            <text:p>-0.153907461</text:p>
          </table:table-cell>
          <table:table-cell office:value-type="float" office:value="-0.130681818" calcext:value-type="float">
            <text:p>-0.130681818</text:p>
          </table:table-cell>
          <table:table-cell table:formula="of:=[.A4288]*[.A4288]+[.B4288]*[.B4288]" office:value-type="float" office:value="0.0407652441072516" calcext:value-type="float">
            <text:p>0.040765244107252</text:p>
          </table:table-cell>
        </table:table-row>
        <table:table-row table:style-name="ro1">
          <table:table-cell office:value-type="float" office:value="-0.150749675" calcext:value-type="float">
            <text:p>-0.150749675</text:p>
          </table:table-cell>
          <table:table-cell office:value-type="float" office:value="0.133216931" calcext:value-type="float">
            <text:p>0.133216931</text:p>
          </table:table-cell>
          <table:table-cell table:formula="of:=[.A4289]*[.A4289]+[.B4289]*[.B4289]" office:value-type="float" office:value="0.0404722152176644" calcext:value-type="float">
            <text:p>0.040472215217664</text:p>
          </table:table-cell>
        </table:table-row>
        <table:table-row table:style-name="ro1">
          <table:table-cell office:value-type="float" office:value="-0.150749675" calcext:value-type="float">
            <text:p>-0.150749675</text:p>
          </table:table-cell>
          <table:table-cell office:value-type="float" office:value="-0.133216931" calcext:value-type="float">
            <text:p>-0.133216931</text:p>
          </table:table-cell>
          <table:table-cell table:formula="of:=[.A4290]*[.A4290]+[.B4290]*[.B4290]" office:value-type="float" office:value="0.0404722152176644" calcext:value-type="float">
            <text:p>0.040472215217664</text:p>
          </table:table-cell>
        </table:table-row>
        <table:table-row table:style-name="ro1">
          <table:table-cell office:value-type="float" office:value="-0.195764463" calcext:value-type="float">
            <text:p>-0.195764463</text:p>
          </table:table-cell>
          <table:table-cell office:value-type="float" office:value="0.0454545454" calcext:value-type="float">
            <text:p>0.0454545454</text:p>
          </table:table-cell>
          <table:table-cell table:formula="of:=[.A4291]*[.A4291]+[.B4291]*[.B4291]" office:value-type="float" office:value="0.040389840671199" calcext:value-type="float">
            <text:p>0.040389840671199</text:p>
          </table:table-cell>
        </table:table-row>
        <table:table-row table:style-name="ro1">
          <table:table-cell office:value-type="float" office:value="-0.195764463" calcext:value-type="float">
            <text:p>-0.195764463</text:p>
          </table:table-cell>
          <table:table-cell office:value-type="float" office:value="-0.0454545454" calcext:value-type="float">
            <text:p>-0.0454545454</text:p>
          </table:table-cell>
          <table:table-cell table:formula="of:=[.A4292]*[.A4292]+[.B4292]*[.B4292]" office:value-type="float" office:value="0.040389840671199" calcext:value-type="float">
            <text:p>0.040389840671199</text:p>
          </table:table-cell>
        </table:table-row>
        <table:table-row table:style-name="ro1">
          <table:table-cell office:value-type="float" office:value="0.18531842" calcext:value-type="float">
            <text:p>0.18531842</text:p>
          </table:table-cell>
          <table:table-cell office:value-type="float" office:value="0.07112965" calcext:value-type="float">
            <text:p>0.07112965</text:p>
          </table:table-cell>
          <table:table-cell table:formula="of:=[.A4293]*[.A4293]+[.B4293]*[.B4293]" office:value-type="float" office:value="0.0394023439004189" calcext:value-type="float">
            <text:p>0.039402343900419</text:p>
          </table:table-cell>
        </table:table-row>
        <table:table-row table:style-name="ro1">
          <table:table-cell office:value-type="float" office:value="0.185318418" calcext:value-type="float">
            <text:p>0.185318418</text:p>
          </table:table-cell>
          <table:table-cell office:value-type="float" office:value="-0.0711296496" calcext:value-type="float">
            <text:p>-0.0711296496</text:p>
          </table:table-cell>
          <table:table-cell table:formula="of:=[.A4294]*[.A4294]+[.B4294]*[.B4294]" office:value-type="float" office:value="0.0394023431022415" calcext:value-type="float">
            <text:p>0.039402343102242</text:p>
          </table:table-cell>
        </table:table-row>
        <table:table-row table:style-name="ro1">
          <table:table-cell office:value-type="float" office:value="-0.146562355" calcext:value-type="float">
            <text:p>-0.146562355</text:p>
          </table:table-cell>
          <table:table-cell office:value-type="float" office:value="0.133069031" calcext:value-type="float">
            <text:p>0.133069031</text:p>
          </table:table-cell>
          <table:table-cell table:formula="of:=[.A4295]*[.A4295]+[.B4295]*[.B4295]" office:value-type="float" office:value="0.039187890914425" calcext:value-type="float">
            <text:p>0.039187890914425</text:p>
          </table:table-cell>
        </table:table-row>
        <table:table-row table:style-name="ro1">
          <table:table-cell office:value-type="float" office:value="-0.146562355" calcext:value-type="float">
            <text:p>-0.146562355</text:p>
          </table:table-cell>
          <table:table-cell office:value-type="float" office:value="-0.133069031" calcext:value-type="float">
            <text:p>-0.133069031</text:p>
          </table:table-cell>
          <table:table-cell table:formula="of:=[.A4296]*[.A4296]+[.B4296]*[.B4296]" office:value-type="float" office:value="0.039187890914425" calcext:value-type="float">
            <text:p>0.039187890914425</text:p>
          </table:table-cell>
        </table:table-row>
        <table:table-row table:style-name="ro1">
          <table:table-cell office:value-type="float" office:value="0.197958283" calcext:value-type="float">
            <text:p>0.197958283</text:p>
          </table:table-cell>
          <table:table-cell office:value-type="float" office:value="0" calcext:value-type="float">
            <text:p>0</text:p>
          </table:table-cell>
          <table:table-cell table:formula="of:=[.A4297]*[.A4297]+[.B4297]*[.B4297]" office:value-type="float" office:value="0.0391874818083081" calcext:value-type="float">
            <text:p>0.039187481808308</text:p>
          </table:table-cell>
        </table:table-row>
        <table:table-row table:style-name="ro1">
          <table:table-cell office:value-type="float" office:value="0.195060055" calcext:value-type="float">
            <text:p>0.195060055</text:p>
          </table:table-cell>
          <table:table-cell office:value-type="float" office:value="0.0289226969" calcext:value-type="float">
            <text:p>0.0289226969</text:p>
          </table:table-cell>
          <table:table-cell table:formula="of:=[.A4298]*[.A4298]+[.B4298]*[.B4298]" office:value-type="float" office:value="0.0388849474525723" calcext:value-type="float">
            <text:p>0.038884947452572</text:p>
          </table:table-cell>
        </table:table-row>
        <table:table-row table:style-name="ro1">
          <table:table-cell office:value-type="float" office:value="0.195060055" calcext:value-type="float">
            <text:p>0.195060055</text:p>
          </table:table-cell>
          <table:table-cell office:value-type="float" office:value="-0.0289226969" calcext:value-type="float">
            <text:p>-0.0289226969</text:p>
          </table:table-cell>
          <table:table-cell table:formula="of:=[.A4299]*[.A4299]+[.B4299]*[.B4299]" office:value-type="float" office:value="0.0388849474525723" calcext:value-type="float">
            <text:p>0.038884947452572</text:p>
          </table:table-cell>
        </table:table-row>
        <table:table-row table:style-name="ro1">
          <table:table-cell office:value-type="float" office:value="0.195408656" calcext:value-type="float">
            <text:p>0.195408656</text:p>
          </table:table-cell>
          <table:table-cell office:value-type="float" office:value="0" calcext:value-type="float">
            <text:p>0</text:p>
          </table:table-cell>
          <table:table-cell table:formula="of:=[.A4300]*[.A4300]+[.B4300]*[.B4300]" office:value-type="float" office:value="0.0381845428397263" calcext:value-type="float">
            <text:p>0.038184542839726</text:p>
          </table:table-cell>
        </table:table-row>
        <table:table-row table:style-name="ro1">
          <table:table-cell office:value-type="float" office:value="-0.160919332" calcext:value-type="float">
            <text:p>-0.160919332</text:p>
          </table:table-cell>
          <table:table-cell office:value-type="float" office:value="0.110130641" calcext:value-type="float">
            <text:p>0.110130641</text:p>
          </table:table-cell>
          <table:table-cell table:formula="of:=[.A4301]*[.A4301]+[.B4301]*[.B4301]" office:value-type="float" office:value="0.0380237894983971" calcext:value-type="float">
            <text:p>0.038023789498397</text:p>
          </table:table-cell>
        </table:table-row>
        <table:table-row table:style-name="ro1">
          <table:table-cell office:value-type="float" office:value="-0.160919332" calcext:value-type="float">
            <text:p>-0.160919332</text:p>
          </table:table-cell>
          <table:table-cell office:value-type="float" office:value="-0.110130641" calcext:value-type="float">
            <text:p>-0.110130641</text:p>
          </table:table-cell>
          <table:table-cell table:formula="of:=[.A4302]*[.A4302]+[.B4302]*[.B4302]" office:value-type="float" office:value="0.0380237894983971" calcext:value-type="float">
            <text:p>0.038023789498397</text:p>
          </table:table-cell>
        </table:table-row>
        <table:table-row table:style-name="ro1">
          <table:table-cell office:value-type="float" office:value="0.00388824637" calcext:value-type="float">
            <text:p>0.00388824637</text:p>
          </table:table-cell>
          <table:table-cell office:value-type="float" office:value="0.192592583" calcext:value-type="float">
            <text:p>0.192592583</text:p>
          </table:table-cell>
          <table:table-cell table:formula="of:=[.A4303]*[.A4303]+[.B4303]*[.B4303]" office:value-type="float" office:value="0.0371070214864457" calcext:value-type="float">
            <text:p>0.037107021486446</text:p>
          </table:table-cell>
        </table:table-row>
        <table:table-row table:style-name="ro1">
          <table:table-cell office:value-type="float" office:value="0.00388824637" calcext:value-type="float">
            <text:p>0.00388824637</text:p>
          </table:table-cell>
          <table:table-cell office:value-type="float" office:value="-0.192592583" calcext:value-type="float">
            <text:p>-0.192592583</text:p>
          </table:table-cell>
          <table:table-cell table:formula="of:=[.A4304]*[.A4304]+[.B4304]*[.B4304]" office:value-type="float" office:value="0.0371070214864457" calcext:value-type="float">
            <text:p>0.037107021486446</text:p>
          </table:table-cell>
        </table:table-row>
        <table:table-row table:style-name="ro1">
          <table:table-cell office:value-type="float" office:value="-0.177094432" calcext:value-type="float">
            <text:p>-0.177094432</text:p>
          </table:table-cell>
          <table:table-cell office:value-type="float" office:value="0.0725428167" calcext:value-type="float">
            <text:p>0.0725428167</text:p>
          </table:table-cell>
          <table:table-cell table:formula="of:=[.A4305]*[.A4305]+[.B4305]*[.B4305]" office:value-type="float" office:value="0.0366248981001724" calcext:value-type="float">
            <text:p>0.036624898100173</text:p>
          </table:table-cell>
        </table:table-row>
        <table:table-row table:style-name="ro1">
          <table:table-cell office:value-type="float" office:value="-0.177094432" calcext:value-type="float">
            <text:p>-0.177094432</text:p>
          </table:table-cell>
          <table:table-cell office:value-type="float" office:value="-0.0725428167" calcext:value-type="float">
            <text:p>-0.0725428167</text:p>
          </table:table-cell>
          <table:table-cell table:formula="of:=[.A4306]*[.A4306]+[.B4306]*[.B4306]" office:value-type="float" office:value="0.0366248981001724" calcext:value-type="float">
            <text:p>0.036624898100173</text:p>
          </table:table-cell>
        </table:table-row>
        <table:table-row table:style-name="ro1">
          <table:table-cell office:value-type="float" office:value="-0.118018789" calcext:value-type="float">
            <text:p>-0.118018789</text:p>
          </table:table-cell>
          <table:table-cell office:value-type="float" office:value="0.147727273" calcext:value-type="float">
            <text:p>0.147727273</text:p>
          </table:table-cell>
          <table:table-cell table:formula="of:=[.A4307]*[.A4307]+[.B4307]*[.B4307]" office:value-type="float" office:value="0.035751781745043" calcext:value-type="float">
            <text:p>0.035751781745043</text:p>
          </table:table-cell>
        </table:table-row>
        <table:table-row table:style-name="ro1">
          <table:table-cell office:value-type="float" office:value="-0.118018789" calcext:value-type="float">
            <text:p>-0.118018789</text:p>
          </table:table-cell>
          <table:table-cell office:value-type="float" office:value="-0.147727273" calcext:value-type="float">
            <text:p>-0.147727273</text:p>
          </table:table-cell>
          <table:table-cell table:formula="of:=[.A4308]*[.A4308]+[.B4308]*[.B4308]" office:value-type="float" office:value="0.035751781745043" calcext:value-type="float">
            <text:p>0.035751781745043</text:p>
          </table:table-cell>
        </table:table-row>
        <table:table-row table:style-name="ro1">
          <table:table-cell office:value-type="float" office:value="-0.176734362" calcext:value-type="float">
            <text:p>-0.176734362</text:p>
          </table:table-cell>
          <table:table-cell office:value-type="float" office:value="0.0670311311" calcext:value-type="float">
            <text:p>0.0670311311</text:p>
          </table:table-cell>
          <table:table-cell table:formula="of:=[.A4309]*[.A4309]+[.B4309]*[.B4309]" office:value-type="float" office:value="0.0357282072480924" calcext:value-type="float">
            <text:p>0.035728207248093</text:p>
          </table:table-cell>
        </table:table-row>
        <table:table-row table:style-name="ro1">
          <table:table-cell office:value-type="float" office:value="-0.176734362" calcext:value-type="float">
            <text:p>-0.176734362</text:p>
          </table:table-cell>
          <table:table-cell office:value-type="float" office:value="-0.0670311311" calcext:value-type="float">
            <text:p>-0.0670311311</text:p>
          </table:table-cell>
          <table:table-cell table:formula="of:=[.A4310]*[.A4310]+[.B4310]*[.B4310]" office:value-type="float" office:value="0.0357282072480924" calcext:value-type="float">
            <text:p>0.035728207248093</text:p>
          </table:table-cell>
        </table:table-row>
        <table:table-row table:style-name="ro1">
          <table:table-cell office:value-type="float" office:value="-0.176531937" calcext:value-type="float">
            <text:p>-0.176531937</text:p>
          </table:table-cell>
          <table:table-cell office:value-type="float" office:value="0.0671976649" calcext:value-type="float">
            <text:p>0.0671976649</text:p>
          </table:table-cell>
          <table:table-cell table:formula="of:=[.A4311]*[.A4311]+[.B4311]*[.B4311]" office:value-type="float" office:value="0.0356790509489847" calcext:value-type="float">
            <text:p>0.035679050948985</text:p>
          </table:table-cell>
        </table:table-row>
        <table:table-row table:style-name="ro1">
          <table:table-cell office:value-type="float" office:value="-0.176531937" calcext:value-type="float">
            <text:p>-0.176531937</text:p>
          </table:table-cell>
          <table:table-cell office:value-type="float" office:value="-0.0671976649" calcext:value-type="float">
            <text:p>-0.0671976649</text:p>
          </table:table-cell>
          <table:table-cell table:formula="of:=[.A4312]*[.A4312]+[.B4312]*[.B4312]" office:value-type="float" office:value="0.0356790509489847" calcext:value-type="float">
            <text:p>0.035679050948985</text:p>
          </table:table-cell>
        </table:table-row>
        <table:table-row table:style-name="ro1">
          <table:table-cell office:value-type="float" office:value="-0.176494561" calcext:value-type="float">
            <text:p>-0.176494561</text:p>
          </table:table-cell>
          <table:table-cell office:value-type="float" office:value="0.067196221" calcext:value-type="float">
            <text:p>0.067196221</text:p>
          </table:table-cell>
          <table:table-cell table:formula="of:=[.A4313]*[.A4313]+[.B4313]*[.B4313]" office:value-type="float" office:value="0.0356656621792636" calcext:value-type="float">
            <text:p>0.035665662179264</text:p>
          </table:table-cell>
        </table:table-row>
        <table:table-row table:style-name="ro1">
          <table:table-cell office:value-type="float" office:value="-0.176494561" calcext:value-type="float">
            <text:p>-0.176494561</text:p>
          </table:table-cell>
          <table:table-cell office:value-type="float" office:value="-0.067196221" calcext:value-type="float">
            <text:p>-0.067196221</text:p>
          </table:table-cell>
          <table:table-cell table:formula="of:=[.A4314]*[.A4314]+[.B4314]*[.B4314]" office:value-type="float" office:value="0.0356656621792636" calcext:value-type="float">
            <text:p>0.035665662179264</text:p>
          </table:table-cell>
        </table:table-row>
        <table:table-row table:style-name="ro1">
          <table:table-cell office:value-type="float" office:value="-0.176490716" calcext:value-type="float">
            <text:p>-0.176490716</text:p>
          </table:table-cell>
          <table:table-cell office:value-type="float" office:value="0.0671925212" calcext:value-type="float">
            <text:p>0.0671925212</text:p>
          </table:table-cell>
          <table:table-cell table:formula="of:=[.A4315]*[.A4315]+[.B4315]*[.B4315]" office:value-type="float" office:value="0.0356638077394051" calcext:value-type="float">
            <text:p>0.035663807739405</text:p>
          </table:table-cell>
        </table:table-row>
        <table:table-row table:style-name="ro1">
          <table:table-cell office:value-type="float" office:value="-0.176490716" calcext:value-type="float">
            <text:p>-0.176490716</text:p>
          </table:table-cell>
          <table:table-cell office:value-type="float" office:value="-0.0671925212" calcext:value-type="float">
            <text:p>-0.0671925212</text:p>
          </table:table-cell>
          <table:table-cell table:formula="of:=[.A4316]*[.A4316]+[.B4316]*[.B4316]" office:value-type="float" office:value="0.0356638077394051" calcext:value-type="float">
            <text:p>0.035663807739405</text:p>
          </table:table-cell>
        </table:table-row>
        <table:table-row table:style-name="ro1">
          <table:table-cell office:value-type="float" office:value="-0.176490781" calcext:value-type="float">
            <text:p>-0.176490781</text:p>
          </table:table-cell>
          <table:table-cell office:value-type="float" office:value="0.0671916543" calcext:value-type="float">
            <text:p>0.0671916543</text:p>
          </table:table-cell>
          <table:table-cell table:formula="of:=[.A4317]*[.A4317]+[.B4317]*[.B4317]" office:value-type="float" office:value="0.0356637141855607" calcext:value-type="float">
            <text:p>0.035663714185561</text:p>
          </table:table-cell>
        </table:table-row>
        <table:table-row table:style-name="ro1">
          <table:table-cell office:value-type="float" office:value="-0.176490781" calcext:value-type="float">
            <text:p>-0.176490781</text:p>
          </table:table-cell>
          <table:table-cell office:value-type="float" office:value="-0.0671916543" calcext:value-type="float">
            <text:p>-0.0671916543</text:p>
          </table:table-cell>
          <table:table-cell table:formula="of:=[.A4318]*[.A4318]+[.B4318]*[.B4318]" office:value-type="float" office:value="0.0356637141855607" calcext:value-type="float">
            <text:p>0.035663714185561</text:p>
          </table:table-cell>
        </table:table-row>
        <table:table-row table:style-name="ro1">
          <table:table-cell office:value-type="float" office:value="-0.176490862" calcext:value-type="float">
            <text:p>-0.176490862</text:p>
          </table:table-cell>
          <table:table-cell office:value-type="float" office:value="0.0671913785" calcext:value-type="float">
            <text:p>0.0671913785</text:p>
          </table:table-cell>
          <table:table-cell table:formula="of:=[.A4319]*[.A4319]+[.B4319]*[.B4319]" office:value-type="float" office:value="0.0356637057142333" calcext:value-type="float">
            <text:p>0.035663705714233</text:p>
          </table:table-cell>
        </table:table-row>
        <table:table-row table:style-name="ro1">
          <table:table-cell office:value-type="float" office:value="-0.176490862" calcext:value-type="float">
            <text:p>-0.176490862</text:p>
          </table:table-cell>
          <table:table-cell office:value-type="float" office:value="-0.0671913785" calcext:value-type="float">
            <text:p>-0.0671913785</text:p>
          </table:table-cell>
          <table:table-cell table:formula="of:=[.A4320]*[.A4320]+[.B4320]*[.B4320]" office:value-type="float" office:value="0.0356637057142333" calcext:value-type="float">
            <text:p>0.035663705714233</text:p>
          </table:table-cell>
        </table:table-row>
        <table:table-row table:style-name="ro1">
          <table:table-cell office:value-type="float" office:value="-0.176490657" calcext:value-type="float">
            <text:p>-0.176490657</text:p>
          </table:table-cell>
          <table:table-cell office:value-type="float" office:value="0.0671917622" calcext:value-type="float">
            <text:p>0.0671917622</text:p>
          </table:table-cell>
          <table:table-cell table:formula="of:=[.A4321]*[.A4321]+[.B4321]*[.B4321]" office:value-type="float" office:value="0.035663684915833" calcext:value-type="float">
            <text:p>0.035663684915833</text:p>
          </table:table-cell>
        </table:table-row>
        <table:table-row table:style-name="ro1">
          <table:table-cell office:value-type="float" office:value="-0.176490657" calcext:value-type="float">
            <text:p>-0.176490657</text:p>
          </table:table-cell>
          <table:table-cell office:value-type="float" office:value="-0.0671917622" calcext:value-type="float">
            <text:p>-0.0671917622</text:p>
          </table:table-cell>
          <table:table-cell table:formula="of:=[.A4322]*[.A4322]+[.B4322]*[.B4322]" office:value-type="float" office:value="0.035663684915833" calcext:value-type="float">
            <text:p>0.035663684915833</text:p>
          </table:table-cell>
        </table:table-row>
        <table:table-row table:style-name="ro1">
          <table:table-cell office:value-type="float" office:value="-0.176490002" calcext:value-type="float">
            <text:p>-0.176490002</text:p>
          </table:table-cell>
          <table:table-cell office:value-type="float" office:value="0.0671895558" calcext:value-type="float">
            <text:p>0.0671895558</text:p>
          </table:table-cell>
          <table:table-cell table:formula="of:=[.A4323]*[.A4323]+[.B4323]*[.B4323]" office:value-type="float" office:value="0.0356631572145613" calcext:value-type="float">
            <text:p>0.035663157214561</text:p>
          </table:table-cell>
        </table:table-row>
        <table:table-row table:style-name="ro1">
          <table:table-cell office:value-type="float" office:value="-0.176490002" calcext:value-type="float">
            <text:p>-0.176490002</text:p>
          </table:table-cell>
          <table:table-cell office:value-type="float" office:value="-0.0671895558" calcext:value-type="float">
            <text:p>-0.0671895558</text:p>
          </table:table-cell>
          <table:table-cell table:formula="of:=[.A4324]*[.A4324]+[.B4324]*[.B4324]" office:value-type="float" office:value="0.0356631572145613" calcext:value-type="float">
            <text:p>0.035663157214561</text:p>
          </table:table-cell>
        </table:table-row>
        <table:table-row table:style-name="ro1">
          <table:table-cell office:value-type="float" office:value="-0.176477002" calcext:value-type="float">
            <text:p>-0.176477002</text:p>
          </table:table-cell>
          <table:table-cell office:value-type="float" office:value="0.067184023" calcext:value-type="float">
            <text:p>0.067184023</text:p>
          </table:table-cell>
          <table:table-cell table:formula="of:=[.A4325]*[.A4325]+[.B4325]*[.B4325]" office:value-type="float" office:value="0.0356578251813725" calcext:value-type="float">
            <text:p>0.035657825181373</text:p>
          </table:table-cell>
        </table:table-row>
        <table:table-row table:style-name="ro1">
          <table:table-cell office:value-type="float" office:value="-0.176477002" calcext:value-type="float">
            <text:p>-0.176477002</text:p>
          </table:table-cell>
          <table:table-cell office:value-type="float" office:value="-0.067184023" calcext:value-type="float">
            <text:p>-0.067184023</text:p>
          </table:table-cell>
          <table:table-cell table:formula="of:=[.A4326]*[.A4326]+[.B4326]*[.B4326]" office:value-type="float" office:value="0.0356578251813725" calcext:value-type="float">
            <text:p>0.035657825181373</text:p>
          </table:table-cell>
        </table:table-row>
        <table:table-row table:style-name="ro1">
          <table:table-cell office:value-type="float" office:value="-0.176383138" calcext:value-type="float">
            <text:p>-0.176383138</text:p>
          </table:table-cell>
          <table:table-cell office:value-type="float" office:value="0.0672156824" calcext:value-type="float">
            <text:p>0.0672156824</text:p>
          </table:table-cell>
          <table:table-cell table:formula="of:=[.A4327]*[.A4327]+[.B4327]*[.B4327]" office:value-type="float" office:value="0.0356289593312247" calcext:value-type="float">
            <text:p>0.035628959331225</text:p>
          </table:table-cell>
        </table:table-row>
        <table:table-row table:style-name="ro1">
          <table:table-cell office:value-type="float" office:value="-0.176383138" calcext:value-type="float">
            <text:p>-0.176383138</text:p>
          </table:table-cell>
          <table:table-cell office:value-type="float" office:value="-0.0672156824" calcext:value-type="float">
            <text:p>-0.0672156824</text:p>
          </table:table-cell>
          <table:table-cell table:formula="of:=[.A4328]*[.A4328]+[.B4328]*[.B4328]" office:value-type="float" office:value="0.0356289593312247" calcext:value-type="float">
            <text:p>0.035628959331225</text:p>
          </table:table-cell>
        </table:table-row>
        <table:table-row table:style-name="ro1">
          <table:table-cell office:value-type="float" office:value="-0.177025022" calcext:value-type="float">
            <text:p>-0.177025022</text:p>
          </table:table-cell>
          <table:table-cell office:value-type="float" office:value="0.065215233" calcext:value-type="float">
            <text:p>0.065215233</text:p>
          </table:table-cell>
          <table:table-cell table:formula="of:=[.A4329]*[.A4329]+[.B4329]*[.B4329]" office:value-type="float" office:value="0.0355908850293448" calcext:value-type="float">
            <text:p>0.035590885029345</text:p>
          </table:table-cell>
        </table:table-row>
        <table:table-row table:style-name="ro1">
          <table:table-cell office:value-type="float" office:value="-0.177025022" calcext:value-type="float">
            <text:p>-0.177025022</text:p>
          </table:table-cell>
          <table:table-cell office:value-type="float" office:value="-0.065215233" calcext:value-type="float">
            <text:p>-0.065215233</text:p>
          </table:table-cell>
          <table:table-cell table:formula="of:=[.A4330]*[.A4330]+[.B4330]*[.B4330]" office:value-type="float" office:value="0.0355908850293448" calcext:value-type="float">
            <text:p>0.035590885029345</text:p>
          </table:table-cell>
        </table:table-row>
        <table:table-row table:style-name="ro1">
          <table:table-cell office:value-type="float" office:value="-0.176040168" calcext:value-type="float">
            <text:p>-0.176040168</text:p>
          </table:table-cell>
          <table:table-cell office:value-type="float" office:value="0.0678196347" calcext:value-type="float">
            <text:p>0.0678196347</text:p>
          </table:table-cell>
          <table:table-cell table:formula="of:=[.A4331]*[.A4331]+[.B4331]*[.B4331]" office:value-type="float" office:value="0.0355896436003097" calcext:value-type="float">
            <text:p>0.03558964360031</text:p>
          </table:table-cell>
        </table:table-row>
        <table:table-row table:style-name="ro1">
          <table:table-cell office:value-type="float" office:value="-0.176040168" calcext:value-type="float">
            <text:p>-0.176040168</text:p>
          </table:table-cell>
          <table:table-cell office:value-type="float" office:value="-0.0678196347" calcext:value-type="float">
            <text:p>-0.0678196347</text:p>
          </table:table-cell>
          <table:table-cell table:formula="of:=[.A4332]*[.A4332]+[.B4332]*[.B4332]" office:value-type="float" office:value="0.0355896436003097" calcext:value-type="float">
            <text:p>0.03558964360031</text:p>
          </table:table-cell>
        </table:table-row>
        <table:table-row table:style-name="ro1">
          <table:table-cell office:value-type="float" office:value="-0.0171887106" calcext:value-type="float">
            <text:p>-0.0171887106</text:p>
          </table:table-cell>
          <table:table-cell office:value-type="float" office:value="0.1875" calcext:value-type="float">
            <text:p>0.1875</text:p>
          </table:table-cell>
          <table:table-cell table:formula="of:=[.A4333]*[.A4333]+[.B4333]*[.B4333]" office:value-type="float" office:value="0.0354517017720906" calcext:value-type="float">
            <text:p>0.035451701772091</text:p>
          </table:table-cell>
        </table:table-row>
        <table:table-row table:style-name="ro1">
          <table:table-cell office:value-type="float" office:value="-0.0171887106" calcext:value-type="float">
            <text:p>-0.0171887106</text:p>
          </table:table-cell>
          <table:table-cell office:value-type="float" office:value="-0.1875" calcext:value-type="float">
            <text:p>-0.1875</text:p>
          </table:table-cell>
          <table:table-cell table:formula="of:=[.A4334]*[.A4334]+[.B4334]*[.B4334]" office:value-type="float" office:value="0.0354517017720906" calcext:value-type="float">
            <text:p>0.035451701772091</text:p>
          </table:table-cell>
        </table:table-row>
        <table:table-row table:style-name="ro1">
          <table:table-cell office:value-type="float" office:value="-0.0125303052" calcext:value-type="float">
            <text:p>-0.0125303052</text:p>
          </table:table-cell>
          <table:table-cell office:value-type="float" office:value="0.187384711" calcext:value-type="float">
            <text:p>0.187384711</text:p>
          </table:table-cell>
          <table:table-cell table:formula="of:=[.A4335]*[.A4335]+[.B4335]*[.B4335]" office:value-type="float" office:value="0.0352700384649587" calcext:value-type="float">
            <text:p>0.035270038464959</text:p>
          </table:table-cell>
        </table:table-row>
        <table:table-row table:style-name="ro1">
          <table:table-cell office:value-type="float" office:value="-0.0125303057" calcext:value-type="float">
            <text:p>-0.0125303057</text:p>
          </table:table-cell>
          <table:table-cell office:value-type="float" office:value="-0.18738471" calcext:value-type="float">
            <text:p>-0.18738471</text:p>
          </table:table-cell>
          <table:table-cell table:formula="of:=[.A4336]*[.A4336]+[.B4336]*[.B4336]" office:value-type="float" office:value="0.0352700381027195" calcext:value-type="float">
            <text:p>0.03527003810272</text:p>
          </table:table-cell>
        </table:table-row>
        <table:table-row table:style-name="ro1">
          <table:table-cell office:value-type="float" office:value="0.0334200647" calcext:value-type="float">
            <text:p>0.0334200647</text:p>
          </table:table-cell>
          <table:table-cell office:value-type="float" office:value="-0.184803907" calcext:value-type="float">
            <text:p>-0.184803907</text:p>
          </table:table-cell>
          <table:table-cell table:formula="of:=[.A4337]*[.A4337]+[.B4337]*[.B4337]" office:value-type="float" office:value="0.0352693847670168" calcext:value-type="float">
            <text:p>0.035269384767017</text:p>
          </table:table-cell>
        </table:table-row>
        <table:table-row table:style-name="ro1">
          <table:table-cell office:value-type="float" office:value="0.0334200643" calcext:value-type="float">
            <text:p>0.0334200643</text:p>
          </table:table-cell>
          <table:table-cell office:value-type="float" office:value="0.184803906" calcext:value-type="float">
            <text:p>0.184803906</text:p>
          </table:table-cell>
          <table:table-cell table:formula="of:=[.A4338]*[.A4338]+[.B4338]*[.B4338]" office:value-type="float" office:value="0.035269384370673" calcext:value-type="float">
            <text:p>0.035269384370673</text:p>
          </table:table-cell>
        </table:table-row>
        <table:table-row table:style-name="ro1">
          <table:table-cell office:value-type="float" office:value="-0.1875" calcext:value-type="float">
            <text:p>-0.1875</text:p>
          </table:table-cell>
          <table:table-cell office:value-type="float" office:value="0" calcext:value-type="float">
            <text:p>0</text:p>
          </table:table-cell>
          <table:table-cell table:formula="of:=[.A4339]*[.A4339]+[.B4339]*[.B4339]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0.0186053757" calcext:value-type="float">
            <text:p>0.0186053757</text:p>
          </table:table-cell>
          <table:table-cell office:value-type="float" office:value="0.185529673" calcext:value-type="float">
            <text:p>0.185529673</text:p>
          </table:table-cell>
          <table:table-cell table:formula="of:=[.A4340]*[.A4340]+[.B4340]*[.B4340]" office:value-type="float" office:value="0.0347674195684251" calcext:value-type="float">
            <text:p>0.034767419568425</text:p>
          </table:table-cell>
        </table:table-row>
        <table:table-row table:style-name="ro1">
          <table:table-cell office:value-type="float" office:value="0.0186053747" calcext:value-type="float">
            <text:p>0.0186053747</text:p>
          </table:table-cell>
          <table:table-cell office:value-type="float" office:value="-0.185529672" calcext:value-type="float">
            <text:p>-0.185529672</text:p>
          </table:table-cell>
          <table:table-cell table:formula="of:=[.A4341]*[.A4341]+[.B4341]*[.B4341]" office:value-type="float" office:value="0.034767419160155" calcext:value-type="float">
            <text:p>0.034767419160155</text:p>
          </table:table-cell>
        </table:table-row>
        <table:table-row table:style-name="ro1">
          <table:table-cell office:value-type="float" office:value="0.181724338" calcext:value-type="float">
            <text:p>0.181724338</text:p>
          </table:table-cell>
          <table:table-cell office:value-type="float" office:value="0.0337188978" calcext:value-type="float">
            <text:p>0.0337188978</text:p>
          </table:table-cell>
          <table:table-cell table:formula="of:=[.A4342]*[.A4342]+[.B4342]*[.B4342]" office:value-type="float" office:value="0.0341606990903851" calcext:value-type="float">
            <text:p>0.034160699090385</text:p>
          </table:table-cell>
        </table:table-row>
        <table:table-row table:style-name="ro1">
          <table:table-cell office:value-type="float" office:value="0.181724337" calcext:value-type="float">
            <text:p>0.181724337</text:p>
          </table:table-cell>
          <table:table-cell office:value-type="float" office:value="-0.0337188937" calcext:value-type="float">
            <text:p>-0.0337188937</text:p>
          </table:table-cell>
          <table:table-cell table:formula="of:=[.A4343]*[.A4343]+[.B4343]*[.B4343]" office:value-type="float" office:value="0.0341606984504415" calcext:value-type="float">
            <text:p>0.034160698450442</text:p>
          </table:table-cell>
        </table:table-row>
        <table:table-row table:style-name="ro1">
          <table:table-cell office:value-type="float" office:value="-0.105012319" calcext:value-type="float">
            <text:p>-0.105012319</text:p>
          </table:table-cell>
          <table:table-cell office:value-type="float" office:value="0.151944946" calcext:value-type="float">
            <text:p>0.151944946</text:p>
          </table:table-cell>
          <table:table-cell table:formula="of:=[.A4344]*[.A4344]+[.B4344]*[.B4344]" office:value-type="float" office:value="0.0341148537567007" calcext:value-type="float">
            <text:p>0.034114853756701</text:p>
          </table:table-cell>
        </table:table-row>
        <table:table-row table:style-name="ro1">
          <table:table-cell office:value-type="float" office:value="-0.105012319" calcext:value-type="float">
            <text:p>-0.105012319</text:p>
          </table:table-cell>
          <table:table-cell office:value-type="float" office:value="-0.151944946" calcext:value-type="float">
            <text:p>-0.151944946</text:p>
          </table:table-cell>
          <table:table-cell table:formula="of:=[.A4345]*[.A4345]+[.B4345]*[.B4345]" office:value-type="float" office:value="0.0341148537567007" calcext:value-type="float">
            <text:p>0.034114853756701</text:p>
          </table:table-cell>
        </table:table-row>
        <table:table-row table:style-name="ro1">
          <table:table-cell office:value-type="float" office:value="0.0614766651" calcext:value-type="float">
            <text:p>0.0614766651</text:p>
          </table:table-cell>
          <table:table-cell office:value-type="float" office:value="0.174150125" calcext:value-type="float">
            <text:p>0.174150125</text:p>
          </table:table-cell>
          <table:table-cell table:formula="of:=[.A4346]*[.A4346]+[.B4346]*[.B4346]" office:value-type="float" office:value="0.0341076463893332" calcext:value-type="float">
            <text:p>0.034107646389333</text:p>
          </table:table-cell>
        </table:table-row>
        <table:table-row table:style-name="ro1">
          <table:table-cell office:value-type="float" office:value="0.0614766651" calcext:value-type="float">
            <text:p>0.0614766651</text:p>
          </table:table-cell>
          <table:table-cell office:value-type="float" office:value="-0.174150125" calcext:value-type="float">
            <text:p>-0.174150125</text:p>
          </table:table-cell>
          <table:table-cell table:formula="of:=[.A4347]*[.A4347]+[.B4347]*[.B4347]" office:value-type="float" office:value="0.0341076463893332" calcext:value-type="float">
            <text:p>0.034107646389333</text:p>
          </table:table-cell>
        </table:table-row>
        <table:table-row table:style-name="ro1">
          <table:table-cell office:value-type="float" office:value="-0.10580968" calcext:value-type="float">
            <text:p>-0.10580968</text:p>
          </table:table-cell>
          <table:table-cell office:value-type="float" office:value="-0.149906" calcext:value-type="float">
            <text:p>-0.149906</text:p>
          </table:table-cell>
          <table:table-cell table:formula="of:=[.A4348]*[.A4348]+[.B4348]*[.B4348]" office:value-type="float" office:value="0.0336674972177024" calcext:value-type="float">
            <text:p>0.033667497217702</text:p>
          </table:table-cell>
        </table:table-row>
        <table:table-row table:style-name="ro1">
          <table:table-cell office:value-type="float" office:value="-0.10580968" calcext:value-type="float">
            <text:p>-0.10580968</text:p>
          </table:table-cell>
          <table:table-cell office:value-type="float" office:value="0.149905999" calcext:value-type="float">
            <text:p>0.149905999</text:p>
          </table:table-cell>
          <table:table-cell table:formula="of:=[.A4349]*[.A4349]+[.B4349]*[.B4349]" office:value-type="float" office:value="0.0336674969178904" calcext:value-type="float">
            <text:p>0.03366749691789</text:p>
          </table:table-cell>
        </table:table-row>
        <table:table-row table:style-name="ro1">
          <table:table-cell office:value-type="float" office:value="-0.105248074" calcext:value-type="float">
            <text:p>-0.105248074</text:p>
          </table:table-cell>
          <table:table-cell office:value-type="float" office:value="0.150290355" calcext:value-type="float">
            <text:p>0.150290355</text:p>
          </table:table-cell>
          <table:table-cell table:formula="of:=[.A4350]*[.A4350]+[.B4350]*[.B4350]" office:value-type="float" office:value="0.0336643478867355" calcext:value-type="float">
            <text:p>0.033664347886736</text:p>
          </table:table-cell>
        </table:table-row>
        <table:table-row table:style-name="ro1">
          <table:table-cell office:value-type="float" office:value="-0.105248074" calcext:value-type="float">
            <text:p>-0.105248074</text:p>
          </table:table-cell>
          <table:table-cell office:value-type="float" office:value="-0.150290355" calcext:value-type="float">
            <text:p>-0.150290355</text:p>
          </table:table-cell>
          <table:table-cell table:formula="of:=[.A4351]*[.A4351]+[.B4351]*[.B4351]" office:value-type="float" office:value="0.0336643478867355" calcext:value-type="float">
            <text:p>0.033664347886736</text:p>
          </table:table-cell>
        </table:table-row>
        <table:table-row table:style-name="ro1">
          <table:table-cell office:value-type="float" office:value="-0.105238225" calcext:value-type="float">
            <text:p>-0.105238225</text:p>
          </table:table-cell>
          <table:table-cell office:value-type="float" office:value="0.150208184" calcext:value-type="float">
            <text:p>0.150208184</text:p>
          </table:table-cell>
          <table:table-cell table:formula="of:=[.A4352]*[.A4352]+[.B4352]*[.B4352]" office:value-type="float" office:value="0.0336375825417285" calcext:value-type="float">
            <text:p>0.033637582541729</text:p>
          </table:table-cell>
        </table:table-row>
        <table:table-row table:style-name="ro1">
          <table:table-cell office:value-type="float" office:value="-0.105238225" calcext:value-type="float">
            <text:p>-0.105238225</text:p>
          </table:table-cell>
          <table:table-cell office:value-type="float" office:value="-0.150208184" calcext:value-type="float">
            <text:p>-0.150208184</text:p>
          </table:table-cell>
          <table:table-cell table:formula="of:=[.A4353]*[.A4353]+[.B4353]*[.B4353]" office:value-type="float" office:value="0.0336375825417285" calcext:value-type="float">
            <text:p>0.033637582541729</text:p>
          </table:table-cell>
        </table:table-row>
        <table:table-row table:style-name="ro1">
          <table:table-cell office:value-type="float" office:value="-0.105236703" calcext:value-type="float">
            <text:p>-0.105236703</text:p>
          </table:table-cell>
          <table:table-cell office:value-type="float" office:value="0.150204393" calcext:value-type="float">
            <text:p>0.150204393</text:p>
          </table:table-cell>
          <table:table-cell table:formula="of:=[.A4354]*[.A4354]+[.B4354]*[.B4354]" office:value-type="float" office:value="0.0336361233348087" calcext:value-type="float">
            <text:p>0.033636123334809</text:p>
          </table:table-cell>
        </table:table-row>
        <table:table-row table:style-name="ro1">
          <table:table-cell office:value-type="float" office:value="-0.105236703" calcext:value-type="float">
            <text:p>-0.105236703</text:p>
          </table:table-cell>
          <table:table-cell office:value-type="float" office:value="-0.150204393" calcext:value-type="float">
            <text:p>-0.150204393</text:p>
          </table:table-cell>
          <table:table-cell table:formula="of:=[.A4355]*[.A4355]+[.B4355]*[.B4355]" office:value-type="float" office:value="0.0336361233348087" calcext:value-type="float">
            <text:p>0.033636123334809</text:p>
          </table:table-cell>
        </table:table-row>
        <table:table-row table:style-name="ro1">
          <table:table-cell office:value-type="float" office:value="-0.105236546" calcext:value-type="float">
            <text:p>-0.105236546</text:p>
          </table:table-cell>
          <table:table-cell office:value-type="float" office:value="-0.150204235" calcext:value-type="float">
            <text:p>-0.150204235</text:p>
          </table:table-cell>
          <table:table-cell table:formula="of:=[.A4356]*[.A4356]+[.B4356]*[.B4356]" office:value-type="float" office:value="0.0336360428259453" calcext:value-type="float">
            <text:p>0.033636042825945</text:p>
          </table:table-cell>
        </table:table-row>
        <table:table-row table:style-name="ro1">
          <table:table-cell office:value-type="float" office:value="-0.105236546" calcext:value-type="float">
            <text:p>-0.105236546</text:p>
          </table:table-cell>
          <table:table-cell office:value-type="float" office:value="0.150204234" calcext:value-type="float">
            <text:p>0.150204234</text:p>
          </table:table-cell>
          <table:table-cell table:formula="of:=[.A4357]*[.A4357]+[.B4357]*[.B4357]" office:value-type="float" office:value="0.0336360425255369" calcext:value-type="float">
            <text:p>0.033636042525537</text:p>
          </table:table-cell>
        </table:table-row>
        <table:table-row table:style-name="ro1">
          <table:table-cell office:value-type="float" office:value="-0.105236596" calcext:value-type="float">
            <text:p>-0.105236596</text:p>
          </table:table-cell>
          <table:table-cell office:value-type="float" office:value="0.150204152" calcext:value-type="float">
            <text:p>0.150204152</text:p>
          </table:table-cell>
          <table:table-cell table:formula="of:=[.A4358]*[.A4358]+[.B4358]*[.B4358]" office:value-type="float" office:value="0.0336360284157063" calcext:value-type="float">
            <text:p>0.033636028415706</text:p>
          </table:table-cell>
        </table:table-row>
        <table:table-row table:style-name="ro1">
          <table:table-cell office:value-type="float" office:value="-0.105236596" calcext:value-type="float">
            <text:p>-0.105236596</text:p>
          </table:table-cell>
          <table:table-cell office:value-type="float" office:value="-0.150204152" calcext:value-type="float">
            <text:p>-0.150204152</text:p>
          </table:table-cell>
          <table:table-cell table:formula="of:=[.A4359]*[.A4359]+[.B4359]*[.B4359]" office:value-type="float" office:value="0.0336360284157063" calcext:value-type="float">
            <text:p>0.033636028415706</text:p>
          </table:table-cell>
        </table:table-row>
        <table:table-row table:style-name="ro1">
          <table:table-cell office:value-type="float" office:value="-0.105235997" calcext:value-type="float">
            <text:p>-0.105235997</text:p>
          </table:table-cell>
          <table:table-cell office:value-type="float" office:value="0.150204253" calcext:value-type="float">
            <text:p>0.150204253</text:p>
          </table:table-cell>
          <table:table-cell table:formula="of:=[.A4360]*[.A4360]+[.B4360]*[.B4360]" office:value-type="float" office:value="0.033635932683872" calcext:value-type="float">
            <text:p>0.033635932683872</text:p>
          </table:table-cell>
        </table:table-row>
        <table:table-row table:style-name="ro1">
          <table:table-cell office:value-type="float" office:value="-0.105235997" calcext:value-type="float">
            <text:p>-0.105235997</text:p>
          </table:table-cell>
          <table:table-cell office:value-type="float" office:value="-0.150204253" calcext:value-type="float">
            <text:p>-0.150204253</text:p>
          </table:table-cell>
          <table:table-cell table:formula="of:=[.A4361]*[.A4361]+[.B4361]*[.B4361]" office:value-type="float" office:value="0.033635932683872" calcext:value-type="float">
            <text:p>0.033635932683872</text:p>
          </table:table-cell>
        </table:table-row>
        <table:table-row table:style-name="ro1">
          <table:table-cell office:value-type="float" office:value="-0.105237415" calcext:value-type="float">
            <text:p>-0.105237415</text:p>
          </table:table-cell>
          <table:table-cell office:value-type="float" office:value="-0.150202897" calcext:value-type="float">
            <text:p>-0.150202897</text:p>
          </table:table-cell>
          <table:table-cell table:formula="of:=[.A4362]*[.A4362]+[.B4362]*[.B4362]" office:value-type="float" office:value="0.0336358237830748" calcext:value-type="float">
            <text:p>0.033635823783075</text:p>
          </table:table-cell>
        </table:table-row>
        <table:table-row table:style-name="ro1">
          <table:table-cell office:value-type="float" office:value="-0.105237415" calcext:value-type="float">
            <text:p>-0.105237415</text:p>
          </table:table-cell>
          <table:table-cell office:value-type="float" office:value="0.150202896" calcext:value-type="float">
            <text:p>0.150202896</text:p>
          </table:table-cell>
          <table:table-cell table:formula="of:=[.A4363]*[.A4363]+[.B4363]*[.B4363]" office:value-type="float" office:value="0.033635823482669" calcext:value-type="float">
            <text:p>0.033635823482669</text:p>
          </table:table-cell>
        </table:table-row>
        <table:table-row table:style-name="ro1">
          <table:table-cell office:value-type="float" office:value="-0.105260034" calcext:value-type="float">
            <text:p>-0.105260034</text:p>
          </table:table-cell>
          <table:table-cell office:value-type="float" office:value="0.150182641" calcext:value-type="float">
            <text:p>0.150182641</text:p>
          </table:table-cell>
          <table:table-cell table:formula="of:=[.A4364]*[.A4364]+[.B4364]*[.B4364]" office:value-type="float" office:value="0.033634500415416" calcext:value-type="float">
            <text:p>0.033634500415416</text:p>
          </table:table-cell>
        </table:table-row>
        <table:table-row table:style-name="ro1">
          <table:table-cell office:value-type="float" office:value="-0.105260034" calcext:value-type="float">
            <text:p>-0.105260034</text:p>
          </table:table-cell>
          <table:table-cell office:value-type="float" office:value="-0.150182641" calcext:value-type="float">
            <text:p>-0.150182641</text:p>
          </table:table-cell>
          <table:table-cell table:formula="of:=[.A4365]*[.A4365]+[.B4365]*[.B4365]" office:value-type="float" office:value="0.033634500415416" calcext:value-type="float">
            <text:p>0.033634500415416</text:p>
          </table:table-cell>
        </table:table-row>
        <table:table-row table:style-name="ro1">
          <table:table-cell office:value-type="float" office:value="-0.105225151" calcext:value-type="float">
            <text:p>-0.105225151</text:p>
          </table:table-cell>
          <table:table-cell office:value-type="float" office:value="0.150201722" calcext:value-type="float">
            <text:p>0.150201722</text:p>
          </table:table-cell>
          <table:table-cell table:formula="of:=[.A4366]*[.A4366]+[.B4366]*[.B4366]" office:value-type="float" office:value="0.0336328896947381" calcext:value-type="float">
            <text:p>0.033632889694738</text:p>
          </table:table-cell>
        </table:table-row>
        <table:table-row table:style-name="ro1">
          <table:table-cell office:value-type="float" office:value="-0.105225151" calcext:value-type="float">
            <text:p>-0.105225151</text:p>
          </table:table-cell>
          <table:table-cell office:value-type="float" office:value="-0.150201722" calcext:value-type="float">
            <text:p>-0.150201722</text:p>
          </table:table-cell>
          <table:table-cell table:formula="of:=[.A4367]*[.A4367]+[.B4367]*[.B4367]" office:value-type="float" office:value="0.0336328896947381" calcext:value-type="float">
            <text:p>0.033632889694738</text:p>
          </table:table-cell>
        </table:table-row>
        <table:table-row table:style-name="ro1">
          <table:table-cell office:value-type="float" office:value="-0.10502612" calcext:value-type="float">
            <text:p>-0.10502612</text:p>
          </table:table-cell>
          <table:table-cell office:value-type="float" office:value="0.15009517" calcext:value-type="float">
            <text:p>0.15009517</text:p>
          </table:table-cell>
          <table:table-cell table:formula="of:=[.A4368]*[.A4368]+[.B4368]*[.B4368]" office:value-type="float" office:value="0.0335590459395833" calcext:value-type="float">
            <text:p>0.033559045939583</text:p>
          </table:table-cell>
        </table:table-row>
        <table:table-row table:style-name="ro1">
          <table:table-cell office:value-type="float" office:value="-0.10502612" calcext:value-type="float">
            <text:p>-0.10502612</text:p>
          </table:table-cell>
          <table:table-cell office:value-type="float" office:value="-0.15009517" calcext:value-type="float">
            <text:p>-0.15009517</text:p>
          </table:table-cell>
          <table:table-cell table:formula="of:=[.A4369]*[.A4369]+[.B4369]*[.B4369]" office:value-type="float" office:value="0.0335590459395833" calcext:value-type="float">
            <text:p>0.033559045939583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181818182" calcext:value-type="float">
            <text:p>0.181818182</text:p>
          </table:table-cell>
          <table:table-cell table:formula="of:=[.A4370]*[.A4370]+[.B4370]*[.B4370]" office:value-type="float" office:value="0.0333019919307851" calcext:value-type="float">
            <text:p>0.033301991930785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181818182" calcext:value-type="float">
            <text:p>-0.181818182</text:p>
          </table:table-cell>
          <table:table-cell table:formula="of:=[.A4371]*[.A4371]+[.B4371]*[.B4371]" office:value-type="float" office:value="0.0333019919307851" calcext:value-type="float">
            <text:p>0.033301991930785</text:p>
          </table:table-cell>
        </table:table-row>
        <table:table-row table:style-name="ro1">
          <table:table-cell office:value-type="float" office:value="-0.0633312888" calcext:value-type="float">
            <text:p>-0.0633312888</text:p>
          </table:table-cell>
          <table:table-cell office:value-type="float" office:value="0.170454546" calcext:value-type="float">
            <text:p>0.170454546</text:p>
          </table:table-cell>
          <table:table-cell table:formula="of:=[.A4372]*[.A4372]+[.B4372]*[.B4372]" office:value-type="float" office:value="0.0330656043931351" calcext:value-type="float">
            <text:p>0.033065604393135</text:p>
          </table:table-cell>
        </table:table-row>
        <table:table-row table:style-name="ro1">
          <table:table-cell office:value-type="float" office:value="-0.0633312888" calcext:value-type="float">
            <text:p>-0.0633312888</text:p>
          </table:table-cell>
          <table:table-cell office:value-type="float" office:value="-0.170454545" calcext:value-type="float">
            <text:p>-0.170454545</text:p>
          </table:table-cell>
          <table:table-cell table:formula="of:=[.A4373]*[.A4373]+[.B4373]*[.B4373]" office:value-type="float" office:value="0.033065604052226" calcext:value-type="float">
            <text:p>0.033065604052226</text:p>
          </table:table-cell>
        </table:table-row>
        <table:table-row table:style-name="ro1">
          <table:table-cell office:value-type="float" office:value="0.180692235" calcext:value-type="float">
            <text:p>0.180692235</text:p>
          </table:table-cell>
          <table:table-cell office:value-type="float" office:value="0" calcext:value-type="float">
            <text:p>0</text:p>
          </table:table-cell>
          <table:table-cell table:formula="of:=[.A4374]*[.A4374]+[.B4374]*[.B4374]" office:value-type="float" office:value="0.0326496837892952" calcext:value-type="float">
            <text:p>0.032649683789295</text:p>
          </table:table-cell>
        </table:table-row>
        <table:table-row table:style-name="ro1">
          <table:table-cell office:value-type="float" office:value="-0.153627008" calcext:value-type="float">
            <text:p>-0.153627008</text:p>
          </table:table-cell>
          <table:table-cell office:value-type="float" office:value="0.0916679301" calcext:value-type="float">
            <text:p>0.0916679301</text:p>
          </table:table-cell>
          <table:table-cell table:formula="of:=[.A4375]*[.A4375]+[.B4375]*[.B4375]" office:value-type="float" office:value="0.0320042669958505" calcext:value-type="float">
            <text:p>0.032004266995851</text:p>
          </table:table-cell>
        </table:table-row>
        <table:table-row table:style-name="ro1">
          <table:table-cell office:value-type="float" office:value="-0.153627008" calcext:value-type="float">
            <text:p>-0.153627008</text:p>
          </table:table-cell>
          <table:table-cell office:value-type="float" office:value="-0.0916679301" calcext:value-type="float">
            <text:p>-0.0916679301</text:p>
          </table:table-cell>
          <table:table-cell table:formula="of:=[.A4376]*[.A4376]+[.B4376]*[.B4376]" office:value-type="float" office:value="0.0320042669958505" calcext:value-type="float">
            <text:p>0.032004266995851</text:p>
          </table:table-cell>
        </table:table-row>
        <table:table-row table:style-name="ro1">
          <table:table-cell office:value-type="float" office:value="-0.101644913" calcext:value-type="float">
            <text:p>-0.101644913</text:p>
          </table:table-cell>
          <table:table-cell office:value-type="float" office:value="0.146948994" calcext:value-type="float">
            <text:p>0.146948994</text:p>
          </table:table-cell>
          <table:table-cell table:formula="of:=[.A4377]*[.A4377]+[.B4377]*[.B4377]" office:value-type="float" office:value="0.0319256951763896" calcext:value-type="float">
            <text:p>0.03192569517639</text:p>
          </table:table-cell>
        </table:table-row>
        <table:table-row table:style-name="ro1">
          <table:table-cell office:value-type="float" office:value="-0.101644913" calcext:value-type="float">
            <text:p>-0.101644913</text:p>
          </table:table-cell>
          <table:table-cell office:value-type="float" office:value="-0.146948994" calcext:value-type="float">
            <text:p>-0.146948994</text:p>
          </table:table-cell>
          <table:table-cell table:formula="of:=[.A4378]*[.A4378]+[.B4378]*[.B4378]" office:value-type="float" office:value="0.0319256951763896" calcext:value-type="float">
            <text:p>0.03192569517639</text:p>
          </table:table-cell>
        </table:table-row>
        <table:table-row table:style-name="ro1">
          <table:table-cell office:value-type="float" office:value="-0.170129697" calcext:value-type="float">
            <text:p>-0.170129697</text:p>
          </table:table-cell>
          <table:table-cell office:value-type="float" office:value="0.0539772727" calcext:value-type="float">
            <text:p>0.0539772727</text:p>
          </table:table-cell>
          <table:table-cell table:formula="of:=[.A4379]*[.A4379]+[.B4379]*[.B4379]" office:value-type="float" office:value="0.031857659769442" calcext:value-type="float">
            <text:p>0.031857659769442</text:p>
          </table:table-cell>
        </table:table-row>
        <table:table-row table:style-name="ro1">
          <table:table-cell office:value-type="float" office:value="-0.170129697" calcext:value-type="float">
            <text:p>-0.170129697</text:p>
          </table:table-cell>
          <table:table-cell office:value-type="float" office:value="-0.0539772727" calcext:value-type="float">
            <text:p>-0.0539772727</text:p>
          </table:table-cell>
          <table:table-cell table:formula="of:=[.A4380]*[.A4380]+[.B4380]*[.B4380]" office:value-type="float" office:value="0.031857659769442" calcext:value-type="float">
            <text:p>0.031857659769442</text:p>
          </table:table-cell>
        </table:table-row>
        <table:table-row table:style-name="ro1">
          <table:table-cell office:value-type="float" office:value="-0.121064773" calcext:value-type="float">
            <text:p>-0.121064773</text:p>
          </table:table-cell>
          <table:table-cell office:value-type="float" office:value="0.129742216" calcext:value-type="float">
            <text:p>0.129742216</text:p>
          </table:table-cell>
          <table:table-cell table:formula="of:=[.A4381]*[.A4381]+[.B4381]*[.B4381]" office:value-type="float" office:value="0.0314897218741322" calcext:value-type="float">
            <text:p>0.031489721874132</text:p>
          </table:table-cell>
        </table:table-row>
        <table:table-row table:style-name="ro1">
          <table:table-cell office:value-type="float" office:value="-0.121064773" calcext:value-type="float">
            <text:p>-0.121064773</text:p>
          </table:table-cell>
          <table:table-cell office:value-type="float" office:value="-0.129742216" calcext:value-type="float">
            <text:p>-0.129742216</text:p>
          </table:table-cell>
          <table:table-cell table:formula="of:=[.A4382]*[.A4382]+[.B4382]*[.B4382]" office:value-type="float" office:value="0.0314897218741322" calcext:value-type="float">
            <text:p>0.031489721874132</text:p>
          </table:table-cell>
        </table:table-row>
        <table:table-row table:style-name="ro1">
          <table:table-cell office:value-type="float" office:value="0.129606089" calcext:value-type="float">
            <text:p>0.129606089</text:p>
          </table:table-cell>
          <table:table-cell office:value-type="float" office:value="0.120991031" calcext:value-type="float">
            <text:p>0.120991031</text:p>
          </table:table-cell>
          <table:table-cell table:formula="of:=[.A4383]*[.A4383]+[.B4383]*[.B4383]" office:value-type="float" office:value="0.0314365678883189" calcext:value-type="float">
            <text:p>0.031436567888319</text:p>
          </table:table-cell>
        </table:table-row>
        <table:table-row table:style-name="ro1">
          <table:table-cell office:value-type="float" office:value="0.129606089" calcext:value-type="float">
            <text:p>0.129606089</text:p>
          </table:table-cell>
          <table:table-cell office:value-type="float" office:value="-0.120991031" calcext:value-type="float">
            <text:p>-0.120991031</text:p>
          </table:table-cell>
          <table:table-cell table:formula="of:=[.A4384]*[.A4384]+[.B4384]*[.B4384]" office:value-type="float" office:value="0.0314365678883189" calcext:value-type="float">
            <text:p>0.031436567888319</text:p>
          </table:table-cell>
        </table:table-row>
        <table:table-row table:style-name="ro1">
          <table:table-cell office:value-type="float" office:value="-0.0148070975" calcext:value-type="float">
            <text:p>-0.0148070975</text:p>
          </table:table-cell>
          <table:table-cell office:value-type="float" office:value="-0.176649912" calcext:value-type="float">
            <text:p>-0.176649912</text:p>
          </table:table-cell>
          <table:table-cell table:formula="of:=[.A4385]*[.A4385]+[.B4385]*[.B4385]" office:value-type="float" office:value="0.0314244415459823" calcext:value-type="float">
            <text:p>0.031424441545982</text:p>
          </table:table-cell>
        </table:table-row>
        <table:table-row table:style-name="ro1">
          <table:table-cell office:value-type="float" office:value="-0.0148070974" calcext:value-type="float">
            <text:p>-0.0148070974</text:p>
          </table:table-cell>
          <table:table-cell office:value-type="float" office:value="0.176649912" calcext:value-type="float">
            <text:p>0.176649912</text:p>
          </table:table-cell>
          <table:table-cell table:formula="of:=[.A4386]*[.A4386]+[.B4386]*[.B4386]" office:value-type="float" office:value="0.0314244415430208" calcext:value-type="float">
            <text:p>0.031424441543021</text:p>
          </table:table-cell>
        </table:table-row>
        <table:table-row table:style-name="ro1">
          <table:table-cell office:value-type="float" office:value="-0.0153609414" calcext:value-type="float">
            <text:p>-0.0153609414</text:p>
          </table:table-cell>
          <table:table-cell office:value-type="float" office:value="0.176586837" calcext:value-type="float">
            <text:p>0.176586837</text:p>
          </table:table-cell>
          <table:table-cell table:formula="of:=[.A4387]*[.A4387]+[.B4387]*[.B4387]" office:value-type="float" office:value="0.0314188695223588" calcext:value-type="float">
            <text:p>0.031418869522359</text:p>
          </table:table-cell>
        </table:table-row>
        <table:table-row table:style-name="ro1">
          <table:table-cell office:value-type="float" office:value="-0.0153609414" calcext:value-type="float">
            <text:p>-0.0153609414</text:p>
          </table:table-cell>
          <table:table-cell office:value-type="float" office:value="-0.176586837" calcext:value-type="float">
            <text:p>-0.176586837</text:p>
          </table:table-cell>
          <table:table-cell table:formula="of:=[.A4388]*[.A4388]+[.B4388]*[.B4388]" office:value-type="float" office:value="0.0314188695223588" calcext:value-type="float">
            <text:p>0.031418869522359</text:p>
          </table:table-cell>
        </table:table-row>
        <table:table-row table:style-name="ro1">
          <table:table-cell office:value-type="float" office:value="-0.0152637712" calcext:value-type="float">
            <text:p>-0.0152637712</text:p>
          </table:table-cell>
          <table:table-cell office:value-type="float" office:value="-0.17643591" calcext:value-type="float">
            <text:p>-0.17643591</text:p>
          </table:table-cell>
          <table:table-cell table:formula="of:=[.A4389]*[.A4389]+[.B4389]*[.B4389]" office:value-type="float" office:value="0.0313626130487741" calcext:value-type="float">
            <text:p>0.031362613048774</text:p>
          </table:table-cell>
        </table:table-row>
        <table:table-row table:style-name="ro1">
          <table:table-cell office:value-type="float" office:value="-0.0152637711" calcext:value-type="float">
            <text:p>-0.0152637711</text:p>
          </table:table-cell>
          <table:table-cell office:value-type="float" office:value="0.17643591" calcext:value-type="float">
            <text:p>0.17643591</text:p>
          </table:table-cell>
          <table:table-cell table:formula="of:=[.A4390]*[.A4390]+[.B4390]*[.B4390]" office:value-type="float" office:value="0.0313626130457213" calcext:value-type="float">
            <text:p>0.031362613045721</text:p>
          </table:table-cell>
        </table:table-row>
        <table:table-row table:style-name="ro1">
          <table:table-cell office:value-type="float" office:value="-0.0152716477" calcext:value-type="float">
            <text:p>-0.0152716477</text:p>
          </table:table-cell>
          <table:table-cell office:value-type="float" office:value="0.176432027" calcext:value-type="float">
            <text:p>0.176432027</text:p>
          </table:table-cell>
          <table:table-cell table:formula="of:=[.A4391]*[.A4391]+[.B4391]*[.B4391]" office:value-type="float" office:value="0.0313614833748016" calcext:value-type="float">
            <text:p>0.031361483374802</text:p>
          </table:table-cell>
        </table:table-row>
        <table:table-row table:style-name="ro1">
          <table:table-cell office:value-type="float" office:value="-0.0152716477" calcext:value-type="float">
            <text:p>-0.0152716477</text:p>
          </table:table-cell>
          <table:table-cell office:value-type="float" office:value="-0.176432027" calcext:value-type="float">
            <text:p>-0.176432027</text:p>
          </table:table-cell>
          <table:table-cell table:formula="of:=[.A4392]*[.A4392]+[.B4392]*[.B4392]" office:value-type="float" office:value="0.0313614833748016" calcext:value-type="float">
            <text:p>0.031361483374802</text:p>
          </table:table-cell>
        </table:table-row>
        <table:table-row table:style-name="ro1">
          <table:table-cell office:value-type="float" office:value="-0.0152694037" calcext:value-type="float">
            <text:p>-0.0152694037</text:p>
          </table:table-cell>
          <table:table-cell office:value-type="float" office:value="-0.17643031" calcext:value-type="float">
            <text:p>-0.17643031</text:p>
          </table:table-cell>
          <table:table-cell table:formula="of:=[.A4393]*[.A4393]+[.B4393]*[.B4393]" office:value-type="float" office:value="0.0313608089760497" calcext:value-type="float">
            <text:p>0.03136080897605</text:p>
          </table:table-cell>
        </table:table-row>
        <table:table-row table:style-name="ro1">
          <table:table-cell office:value-type="float" office:value="-0.0152694036" calcext:value-type="float">
            <text:p>-0.0152694036</text:p>
          </table:table-cell>
          <table:table-cell office:value-type="float" office:value="0.17643031" calcext:value-type="float">
            <text:p>0.17643031</text:p>
          </table:table-cell>
          <table:table-cell table:formula="of:=[.A4394]*[.A4394]+[.B4394]*[.B4394]" office:value-type="float" office:value="0.0313608089729958" calcext:value-type="float">
            <text:p>0.031360808972996</text:p>
          </table:table-cell>
        </table:table-row>
        <table:table-row table:style-name="ro1">
          <table:table-cell office:value-type="float" office:value="-0.0152694996" calcext:value-type="float">
            <text:p>-0.0152694996</text:p>
          </table:table-cell>
          <table:table-cell office:value-type="float" office:value="-0.176430211" calcext:value-type="float">
            <text:p>-0.176430211</text:p>
          </table:table-cell>
          <table:table-cell table:formula="of:=[.A4395]*[.A4395]+[.B4395]*[.B4395]" office:value-type="float" office:value="0.0313607769715389" calcext:value-type="float">
            <text:p>0.031360776971539</text:p>
          </table:table-cell>
        </table:table-row>
        <table:table-row table:style-name="ro1">
          <table:table-cell office:value-type="float" office:value="-0.0152694996" calcext:value-type="float">
            <text:p>-0.0152694996</text:p>
          </table:table-cell>
          <table:table-cell office:value-type="float" office:value="0.17643021" calcext:value-type="float">
            <text:p>0.17643021</text:p>
          </table:table-cell>
          <table:table-cell table:formula="of:=[.A4396]*[.A4396]+[.B4396]*[.B4396]" office:value-type="float" office:value="0.0313607766186785" calcext:value-type="float">
            <text:p>0.031360776618679</text:p>
          </table:table-cell>
        </table:table-row>
        <table:table-row table:style-name="ro1">
          <table:table-cell office:value-type="float" office:value="-0.0152694616" calcext:value-type="float">
            <text:p>-0.0152694616</text:p>
          </table:table-cell>
          <table:table-cell office:value-type="float" office:value="-0.17643018" calcext:value-type="float">
            <text:p>-0.17643018</text:p>
          </table:table-cell>
          <table:table-cell table:formula="of:=[.A4397]*[.A4397]+[.B4397]*[.B4397]" office:value-type="float" office:value="0.0313607648723863" calcext:value-type="float">
            <text:p>0.031360764872386</text:p>
          </table:table-cell>
        </table:table-row>
        <table:table-row table:style-name="ro1">
          <table:table-cell office:value-type="float" office:value="-0.0152694615" calcext:value-type="float">
            <text:p>-0.0152694615</text:p>
          </table:table-cell>
          <table:table-cell office:value-type="float" office:value="0.17643018" calcext:value-type="float">
            <text:p>0.17643018</text:p>
          </table:table-cell>
          <table:table-cell table:formula="of:=[.A4398]*[.A4398]+[.B4398]*[.B4398]" office:value-type="float" office:value="0.0313607648693324" calcext:value-type="float">
            <text:p>0.031360764869332</text:p>
          </table:table-cell>
        </table:table-row>
        <table:table-row table:style-name="ro1">
          <table:table-cell office:value-type="float" office:value="-0.0152691473" calcext:value-type="float">
            <text:p>-0.0152691473</text:p>
          </table:table-cell>
          <table:table-cell office:value-type="float" office:value="-0.176430016" calcext:value-type="float">
            <text:p>-0.176430016</text:p>
          </table:table-cell>
          <table:table-cell table:formula="of:=[.A4399]*[.A4399]+[.B4399]*[.B4399]" office:value-type="float" office:value="0.0313606974050293" calcext:value-type="float">
            <text:p>0.031360697405029</text:p>
          </table:table-cell>
        </table:table-row>
        <table:table-row table:style-name="ro1">
          <table:table-cell office:value-type="float" office:value="-0.0152691472" calcext:value-type="float">
            <text:p>-0.0152691472</text:p>
          </table:table-cell>
          <table:table-cell office:value-type="float" office:value="0.176430016" calcext:value-type="float">
            <text:p>0.176430016</text:p>
          </table:table-cell>
          <table:table-cell table:formula="of:=[.A4400]*[.A4400]+[.B4400]*[.B4400]" office:value-type="float" office:value="0.0313606974019755" calcext:value-type="float">
            <text:p>0.031360697401976</text:p>
          </table:table-cell>
        </table:table-row>
        <table:table-row table:style-name="ro1">
          <table:table-cell office:value-type="float" office:value="-0.015270037" calcext:value-type="float">
            <text:p>-0.015270037</text:p>
          </table:table-cell>
          <table:table-cell office:value-type="float" office:value="-0.176429366" calcext:value-type="float">
            <text:p>-0.176429366</text:p>
          </table:table-cell>
          <table:table-cell table:formula="of:=[.A4401]*[.A4401]+[.B4401]*[.B4401]" office:value-type="float" office:value="0.0313604952171433" calcext:value-type="float">
            <text:p>0.031360495217143</text:p>
          </table:table-cell>
        </table:table-row>
        <table:table-row table:style-name="ro1">
          <table:table-cell office:value-type="float" office:value="-0.0152700369" calcext:value-type="float">
            <text:p>-0.0152700369</text:p>
          </table:table-cell>
          <table:table-cell office:value-type="float" office:value="0.176429366" calcext:value-type="float">
            <text:p>0.176429366</text:p>
          </table:table-cell>
          <table:table-cell table:formula="of:=[.A4402]*[.A4402]+[.B4402]*[.B4402]" office:value-type="float" office:value="0.0313604952140893" calcext:value-type="float">
            <text:p>0.031360495214089</text:p>
          </table:table-cell>
        </table:table-row>
        <table:table-row table:style-name="ro1">
          <table:table-cell office:value-type="float" office:value="-0.0152547641" calcext:value-type="float">
            <text:p>-0.0152547641</text:p>
          </table:table-cell>
          <table:table-cell office:value-type="float" office:value="0.176412808" calcext:value-type="float">
            <text:p>0.176412808</text:p>
          </table:table-cell>
          <table:table-cell table:formula="of:=[.A4403]*[.A4403]+[.B4403]*[.B4403]" office:value-type="float" office:value="0.0313541866541915" calcext:value-type="float">
            <text:p>0.031354186654192</text:p>
          </table:table-cell>
        </table:table-row>
        <table:table-row table:style-name="ro1">
          <table:table-cell office:value-type="float" office:value="-0.0152547641" calcext:value-type="float">
            <text:p>-0.0152547641</text:p>
          </table:table-cell>
          <table:table-cell office:value-type="float" office:value="-0.176412808" calcext:value-type="float">
            <text:p>-0.176412808</text:p>
          </table:table-cell>
          <table:table-cell table:formula="of:=[.A4404]*[.A4404]+[.B4404]*[.B4404]" office:value-type="float" office:value="0.0313541866541915" calcext:value-type="float">
            <text:p>0.031354186654192</text:p>
          </table:table-cell>
        </table:table-row>
        <table:table-row table:style-name="ro1">
          <table:table-cell office:value-type="float" office:value="-0.0153219524" calcext:value-type="float">
            <text:p>-0.0153219524</text:p>
          </table:table-cell>
          <table:table-cell office:value-type="float" office:value="0.176393102" calcext:value-type="float">
            <text:p>0.176393102</text:p>
          </table:table-cell>
          <table:table-cell table:formula="of:=[.A4405]*[.A4405]+[.B4405]*[.B4405]" office:value-type="float" office:value="0.0313492886585303" calcext:value-type="float">
            <text:p>0.03134928865853</text:p>
          </table:table-cell>
        </table:table-row>
        <table:table-row table:style-name="ro1">
          <table:table-cell office:value-type="float" office:value="-0.0153219524" calcext:value-type="float">
            <text:p>-0.0153219524</text:p>
          </table:table-cell>
          <table:table-cell office:value-type="float" office:value="-0.176393102" calcext:value-type="float">
            <text:p>-0.176393102</text:p>
          </table:table-cell>
          <table:table-cell table:formula="of:=[.A4406]*[.A4406]+[.B4406]*[.B4406]" office:value-type="float" office:value="0.0313492886585303" calcext:value-type="float">
            <text:p>0.03134928865853</text:p>
          </table:table-cell>
        </table:table-row>
        <table:table-row table:style-name="ro1">
          <table:table-cell office:value-type="float" office:value="-0.176924646" calcext:value-type="float">
            <text:p>-0.176924646</text:p>
          </table:table-cell>
          <table:table-cell office:value-type="float" office:value="0" calcext:value-type="float">
            <text:p>0</text:p>
          </table:table-cell>
          <table:table-cell table:formula="of:=[.A4407]*[.A4407]+[.B4407]*[.B4407]" office:value-type="float" office:value="0.0313023303622253" calcext:value-type="float">
            <text:p>0.031302330362225</text:p>
          </table:table-cell>
        </table:table-row>
        <table:table-row table:style-name="ro1">
          <table:table-cell office:value-type="float" office:value="-0.0192357982" calcext:value-type="float">
            <text:p>-0.0192357982</text:p>
          </table:table-cell>
          <table:table-cell office:value-type="float" office:value="0.175372415" calcext:value-type="float">
            <text:p>0.175372415</text:p>
          </table:table-cell>
          <table:table-cell table:formula="of:=[.A4408]*[.A4408]+[.B4408]*[.B4408]" office:value-type="float" office:value="0.0311254998753233" calcext:value-type="float">
            <text:p>0.031125499875323</text:p>
          </table:table-cell>
        </table:table-row>
        <table:table-row table:style-name="ro1">
          <table:table-cell office:value-type="float" office:value="-0.0192357982" calcext:value-type="float">
            <text:p>-0.0192357982</text:p>
          </table:table-cell>
          <table:table-cell office:value-type="float" office:value="-0.175372415" calcext:value-type="float">
            <text:p>-0.175372415</text:p>
          </table:table-cell>
          <table:table-cell table:formula="of:=[.A4409]*[.A4409]+[.B4409]*[.B4409]" office:value-type="float" office:value="0.0311254998753233" calcext:value-type="float">
            <text:p>0.031125499875323</text:p>
          </table:table-cell>
        </table:table-row>
        <table:table-row table:style-name="ro1">
          <table:table-cell office:value-type="float" office:value="0.127158909" calcext:value-type="float">
            <text:p>0.127158909</text:p>
          </table:table-cell>
          <table:table-cell office:value-type="float" office:value="0.122271439" calcext:value-type="float">
            <text:p>0.122271439</text:p>
          </table:table-cell>
          <table:table-cell table:formula="of:=[.A4410]*[.A4410]+[.B4410]*[.B4410]" office:value-type="float" office:value="0.031119692933201" calcext:value-type="float">
            <text:p>0.031119692933201</text:p>
          </table:table-cell>
        </table:table-row>
        <table:table-row table:style-name="ro1">
          <table:table-cell office:value-type="float" office:value="0.127158909" calcext:value-type="float">
            <text:p>0.127158909</text:p>
          </table:table-cell>
          <table:table-cell office:value-type="float" office:value="-0.122271439" calcext:value-type="float">
            <text:p>-0.122271439</text:p>
          </table:table-cell>
          <table:table-cell table:formula="of:=[.A4411]*[.A4411]+[.B4411]*[.B4411]" office:value-type="float" office:value="0.031119692933201" calcext:value-type="float">
            <text:p>0.031119692933201</text:p>
          </table:table-cell>
        </table:table-row>
        <table:table-row table:style-name="ro1">
          <table:table-cell office:value-type="float" office:value="-0.0147604681" calcext:value-type="float">
            <text:p>-0.0147604681</text:p>
          </table:table-cell>
          <table:table-cell office:value-type="float" office:value="0.175071325" calcext:value-type="float">
            <text:p>0.175071325</text:p>
          </table:table-cell>
          <table:table-cell table:formula="of:=[.A4412]*[.A4412]+[.B4412]*[.B4412]" office:value-type="float" office:value="0.0308678402557867" calcext:value-type="float">
            <text:p>0.030867840255787</text:p>
          </table:table-cell>
        </table:table-row>
        <table:table-row table:style-name="ro1">
          <table:table-cell office:value-type="float" office:value="-0.0147604681" calcext:value-type="float">
            <text:p>-0.0147604681</text:p>
          </table:table-cell>
          <table:table-cell office:value-type="float" office:value="-0.175071325" calcext:value-type="float">
            <text:p>-0.175071325</text:p>
          </table:table-cell>
          <table:table-cell table:formula="of:=[.A4413]*[.A4413]+[.B4413]*[.B4413]" office:value-type="float" office:value="0.0308678402557867" calcext:value-type="float">
            <text:p>0.030867840255787</text:p>
          </table:table-cell>
        </table:table-row>
        <table:table-row table:style-name="ro1">
          <table:table-cell office:value-type="float" office:value="0.126219083" calcext:value-type="float">
            <text:p>0.126219083</text:p>
          </table:table-cell>
          <table:table-cell office:value-type="float" office:value="0.122004896" calcext:value-type="float">
            <text:p>0.122004896</text:p>
          </table:table-cell>
          <table:table-cell table:formula="of:=[.A4414]*[.A4414]+[.B4414]*[.B4414]" office:value-type="float" office:value="0.0308164515613317" calcext:value-type="float">
            <text:p>0.030816451561332</text:p>
          </table:table-cell>
        </table:table-row>
        <table:table-row table:style-name="ro1">
          <table:table-cell office:value-type="float" office:value="0.126219083" calcext:value-type="float">
            <text:p>0.126219083</text:p>
          </table:table-cell>
          <table:table-cell office:value-type="float" office:value="-0.122004896" calcext:value-type="float">
            <text:p>-0.122004896</text:p>
          </table:table-cell>
          <table:table-cell table:formula="of:=[.A4415]*[.A4415]+[.B4415]*[.B4415]" office:value-type="float" office:value="0.0308164515613317" calcext:value-type="float">
            <text:p>0.030816451561332</text:p>
          </table:table-cell>
        </table:table-row>
        <table:table-row table:style-name="ro1">
          <table:table-cell office:value-type="float" office:value="0.126046062" calcext:value-type="float">
            <text:p>0.126046062</text:p>
          </table:table-cell>
          <table:table-cell office:value-type="float" office:value="0.121707783" calcext:value-type="float">
            <text:p>0.121707783</text:p>
          </table:table-cell>
          <table:table-cell table:formula="of:=[.A4416]*[.A4416]+[.B4416]*[.B4416]" office:value-type="float" office:value="0.0307003941884829" calcext:value-type="float">
            <text:p>0.030700394188483</text:p>
          </table:table-cell>
        </table:table-row>
        <table:table-row table:style-name="ro1">
          <table:table-cell office:value-type="float" office:value="0.126046062" calcext:value-type="float">
            <text:p>0.126046062</text:p>
          </table:table-cell>
          <table:table-cell office:value-type="float" office:value="-0.121707783" calcext:value-type="float">
            <text:p>-0.121707783</text:p>
          </table:table-cell>
          <table:table-cell table:formula="of:=[.A4417]*[.A4417]+[.B4417]*[.B4417]" office:value-type="float" office:value="0.0307003941884829" calcext:value-type="float">
            <text:p>0.030700394188483</text:p>
          </table:table-cell>
        </table:table-row>
        <table:table-row table:style-name="ro1">
          <table:table-cell office:value-type="float" office:value="0.126127685" calcext:value-type="float">
            <text:p>0.126127685</text:p>
          </table:table-cell>
          <table:table-cell office:value-type="float" office:value="0.121577219" calcext:value-type="float">
            <text:p>0.121577219</text:p>
          </table:table-cell>
          <table:table-cell table:formula="of:=[.A4418]*[.A4418]+[.B4418]*[.B4418]" office:value-type="float" office:value="0.0306892131032332" calcext:value-type="float">
            <text:p>0.030689213103233</text:p>
          </table:table-cell>
        </table:table-row>
        <table:table-row table:style-name="ro1">
          <table:table-cell office:value-type="float" office:value="0.126127685" calcext:value-type="float">
            <text:p>0.126127685</text:p>
          </table:table-cell>
          <table:table-cell office:value-type="float" office:value="-0.121577219" calcext:value-type="float">
            <text:p>-0.121577219</text:p>
          </table:table-cell>
          <table:table-cell table:formula="of:=[.A4419]*[.A4419]+[.B4419]*[.B4419]" office:value-type="float" office:value="0.0306892131032332" calcext:value-type="float">
            <text:p>0.030689213103233</text:p>
          </table:table-cell>
        </table:table-row>
        <table:table-row table:style-name="ro1">
          <table:table-cell office:value-type="float" office:value="0.126127173" calcext:value-type="float">
            <text:p>0.126127173</text:p>
          </table:table-cell>
          <table:table-cell office:value-type="float" office:value="0.121577597" calcext:value-type="float">
            <text:p>0.121577597</text:p>
          </table:table-cell>
          <table:table-cell table:formula="of:=[.A4420]*[.A4420]+[.B4420]*[.B4420]" office:value-type="float" office:value="0.0306891758612663" calcext:value-type="float">
            <text:p>0.030689175861266</text:p>
          </table:table-cell>
        </table:table-row>
        <table:table-row table:style-name="ro1">
          <table:table-cell office:value-type="float" office:value="0.126127173" calcext:value-type="float">
            <text:p>0.126127173</text:p>
          </table:table-cell>
          <table:table-cell office:value-type="float" office:value="-0.121577597" calcext:value-type="float">
            <text:p>-0.121577597</text:p>
          </table:table-cell>
          <table:table-cell table:formula="of:=[.A4421]*[.A4421]+[.B4421]*[.B4421]" office:value-type="float" office:value="0.0306891758612663" calcext:value-type="float">
            <text:p>0.030689175861266</text:p>
          </table:table-cell>
        </table:table-row>
        <table:table-row table:style-name="ro1">
          <table:table-cell office:value-type="float" office:value="0.126126952" calcext:value-type="float">
            <text:p>0.126126952</text:p>
          </table:table-cell>
          <table:table-cell office:value-type="float" office:value="0.121577568" calcext:value-type="float">
            <text:p>0.121577568</text:p>
          </table:table-cell>
          <table:table-cell table:formula="of:=[.A4422]*[.A4422]+[.B4422]*[.B4422]" office:value-type="float" office:value="0.0306891130616049" calcext:value-type="float">
            <text:p>0.030689113061605</text:p>
          </table:table-cell>
        </table:table-row>
        <table:table-row table:style-name="ro1">
          <table:table-cell office:value-type="float" office:value="0.126126952" calcext:value-type="float">
            <text:p>0.126126952</text:p>
          </table:table-cell>
          <table:table-cell office:value-type="float" office:value="-0.121577568" calcext:value-type="float">
            <text:p>-0.121577568</text:p>
          </table:table-cell>
          <table:table-cell table:formula="of:=[.A4423]*[.A4423]+[.B4423]*[.B4423]" office:value-type="float" office:value="0.0306891130616049" calcext:value-type="float">
            <text:p>0.030689113061605</text:p>
          </table:table-cell>
        </table:table-row>
        <table:table-row table:style-name="ro1">
          <table:table-cell office:value-type="float" office:value="0.126126903" calcext:value-type="float">
            <text:p>0.126126903</text:p>
          </table:table-cell>
          <table:table-cell office:value-type="float" office:value="0.121577507" calcext:value-type="float">
            <text:p>0.121577507</text:p>
          </table:table-cell>
          <table:table-cell table:formula="of:=[.A4424]*[.A4424]+[.B4424]*[.B4424]" office:value-type="float" office:value="0.0306890858687065" calcext:value-type="float">
            <text:p>0.030689085868707</text:p>
          </table:table-cell>
        </table:table-row>
        <table:table-row table:style-name="ro1">
          <table:table-cell office:value-type="float" office:value="0.126126903" calcext:value-type="float">
            <text:p>0.126126903</text:p>
          </table:table-cell>
          <table:table-cell office:value-type="float" office:value="-0.121577507" calcext:value-type="float">
            <text:p>-0.121577507</text:p>
          </table:table-cell>
          <table:table-cell table:formula="of:=[.A4425]*[.A4425]+[.B4425]*[.B4425]" office:value-type="float" office:value="0.0306890858687065" calcext:value-type="float">
            <text:p>0.030689085868707</text:p>
          </table:table-cell>
        </table:table-row>
        <table:table-row table:style-name="ro1">
          <table:table-cell office:value-type="float" office:value="0.126126905" calcext:value-type="float">
            <text:p>0.126126905</text:p>
          </table:table-cell>
          <table:table-cell office:value-type="float" office:value="0.12157748" calcext:value-type="float">
            <text:p>0.12157748</text:p>
          </table:table-cell>
          <table:table-cell table:formula="of:=[.A4426]*[.A4426]+[.B4426]*[.B4426]" office:value-type="float" office:value="0.0306890798080294" calcext:value-type="float">
            <text:p>0.03068907980803</text:p>
          </table:table-cell>
        </table:table-row>
        <table:table-row table:style-name="ro1">
          <table:table-cell office:value-type="float" office:value="0.126126905" calcext:value-type="float">
            <text:p>0.126126905</text:p>
          </table:table-cell>
          <table:table-cell office:value-type="float" office:value="-0.12157748" calcext:value-type="float">
            <text:p>-0.12157748</text:p>
          </table:table-cell>
          <table:table-cell table:formula="of:=[.A4427]*[.A4427]+[.B4427]*[.B4427]" office:value-type="float" office:value="0.0306890798080294" calcext:value-type="float">
            <text:p>0.03068907980803</text:p>
          </table:table-cell>
        </table:table-row>
        <table:table-row table:style-name="ro1">
          <table:table-cell office:value-type="float" office:value="0.126127989" calcext:value-type="float">
            <text:p>0.126127989</text:p>
          </table:table-cell>
          <table:table-cell office:value-type="float" office:value="0.121575428" calcext:value-type="float">
            <text:p>0.121575428</text:p>
          </table:table-cell>
          <table:table-cell table:formula="of:=[.A4428]*[.A4428]+[.B4428]*[.B4428]" office:value-type="float" office:value="0.0306888543025673" calcext:value-type="float">
            <text:p>0.030688854302567</text:p>
          </table:table-cell>
        </table:table-row>
        <table:table-row table:style-name="ro1">
          <table:table-cell office:value-type="float" office:value="0.126127989" calcext:value-type="float">
            <text:p>0.126127989</text:p>
          </table:table-cell>
          <table:table-cell office:value-type="float" office:value="-0.121575428" calcext:value-type="float">
            <text:p>-0.121575428</text:p>
          </table:table-cell>
          <table:table-cell table:formula="of:=[.A4429]*[.A4429]+[.B4429]*[.B4429]" office:value-type="float" office:value="0.0306888543025673" calcext:value-type="float">
            <text:p>0.030688854302567</text:p>
          </table:table-cell>
        </table:table-row>
        <table:table-row table:style-name="ro1">
          <table:table-cell office:value-type="float" office:value="0.126125065" calcext:value-type="float">
            <text:p>0.126125065</text:p>
          </table:table-cell>
          <table:table-cell office:value-type="float" office:value="0.121571145" calcext:value-type="float">
            <text:p>0.121571145</text:p>
          </table:table-cell>
          <table:table-cell table:formula="of:=[.A4430]*[.A4430]+[.B4430]*[.B4430]" office:value-type="float" office:value="0.0306870753178653" calcext:value-type="float">
            <text:p>0.030687075317865</text:p>
          </table:table-cell>
        </table:table-row>
        <table:table-row table:style-name="ro1">
          <table:table-cell office:value-type="float" office:value="0.126125065" calcext:value-type="float">
            <text:p>0.126125065</text:p>
          </table:table-cell>
          <table:table-cell office:value-type="float" office:value="-0.121571145" calcext:value-type="float">
            <text:p>-0.121571145</text:p>
          </table:table-cell>
          <table:table-cell table:formula="of:=[.A4431]*[.A4431]+[.B4431]*[.B4431]" office:value-type="float" office:value="0.0306870753178653" calcext:value-type="float">
            <text:p>0.030687075317865</text:p>
          </table:table-cell>
        </table:table-row>
        <table:table-row table:style-name="ro1">
          <table:table-cell office:value-type="float" office:value="0.126110572" calcext:value-type="float">
            <text:p>0.126110572</text:p>
          </table:table-cell>
          <table:table-cell office:value-type="float" office:value="0.121568134" calcext:value-type="float">
            <text:p>0.121568134</text:p>
          </table:table-cell>
          <table:table-cell table:formula="of:=[.A4432]*[.A4432]+[.B4432]*[.B4432]" office:value-type="float" office:value="0.0306826875744091" calcext:value-type="float">
            <text:p>0.030682687574409</text:p>
          </table:table-cell>
        </table:table-row>
        <table:table-row table:style-name="ro1">
          <table:table-cell office:value-type="float" office:value="0.126110572" calcext:value-type="float">
            <text:p>0.126110572</text:p>
          </table:table-cell>
          <table:table-cell office:value-type="float" office:value="-0.121568134" calcext:value-type="float">
            <text:p>-0.121568134</text:p>
          </table:table-cell>
          <table:table-cell table:formula="of:=[.A4433]*[.A4433]+[.B4433]*[.B4433]" office:value-type="float" office:value="0.0306826875744091" calcext:value-type="float">
            <text:p>0.030682687574409</text:p>
          </table:table-cell>
        </table:table-row>
        <table:table-row table:style-name="ro1">
          <table:table-cell office:value-type="float" office:value="0.126074825" calcext:value-type="float">
            <text:p>0.126074825</text:p>
          </table:table-cell>
          <table:table-cell office:value-type="float" office:value="0.121590664" calcext:value-type="float">
            <text:p>0.121590664</text:p>
          </table:table-cell>
          <table:table-cell table:formula="of:=[.A4434]*[.A4434]+[.B4434]*[.B4434]" office:value-type="float" office:value="0.0306791510707415" calcext:value-type="float">
            <text:p>0.030679151070742</text:p>
          </table:table-cell>
        </table:table-row>
        <table:table-row table:style-name="ro1">
          <table:table-cell office:value-type="float" office:value="0.126074825" calcext:value-type="float">
            <text:p>0.126074825</text:p>
          </table:table-cell>
          <table:table-cell office:value-type="float" office:value="-0.121590664" calcext:value-type="float">
            <text:p>-0.121590664</text:p>
          </table:table-cell>
          <table:table-cell table:formula="of:=[.A4435]*[.A4435]+[.B4435]*[.B4435]" office:value-type="float" office:value="0.0306791510707415" calcext:value-type="float">
            <text:p>0.030679151070742</text:p>
          </table:table-cell>
        </table:table-row>
        <table:table-row table:style-name="ro1">
          <table:table-cell office:value-type="float" office:value="0.132360537" calcext:value-type="float">
            <text:p>0.132360537</text:p>
          </table:table-cell>
          <table:table-cell office:value-type="float" office:value="0.113636364" calcext:value-type="float">
            <text:p>0.113636364</text:p>
          </table:table-cell>
          <table:table-cell table:formula="of:=[.A4436]*[.A4436]+[.B4436]*[.B4436]" office:value-type="float" office:value="0.0304325349780689" calcext:value-type="float">
            <text:p>0.030432534978069</text:p>
          </table:table-cell>
        </table:table-row>
        <table:table-row table:style-name="ro1">
          <table:table-cell office:value-type="float" office:value="0.132360537" calcext:value-type="float">
            <text:p>0.132360537</text:p>
          </table:table-cell>
          <table:table-cell office:value-type="float" office:value="-0.113636364" calcext:value-type="float">
            <text:p>-0.113636364</text:p>
          </table:table-cell>
          <table:table-cell table:formula="of:=[.A4437]*[.A4437]+[.B4437]*[.B4437]" office:value-type="float" office:value="0.0304325349780689" calcext:value-type="float">
            <text:p>0.030432534978069</text:p>
          </table:table-cell>
        </table:table-row>
        <table:table-row table:style-name="ro1">
          <table:table-cell office:value-type="float" office:value="0.073935498" calcext:value-type="float">
            <text:p>0.073935498</text:p>
          </table:table-cell>
          <table:table-cell office:value-type="float" office:value="0.157330326" calcext:value-type="float">
            <text:p>0.157330326</text:p>
          </table:table-cell>
          <table:table-cell table:formula="of:=[.A4438]*[.A4438]+[.B4438]*[.B4438]" office:value-type="float" office:value="0.0302192893437743" calcext:value-type="float">
            <text:p>0.030219289343774</text:p>
          </table:table-cell>
        </table:table-row>
        <table:table-row table:style-name="ro1">
          <table:table-cell office:value-type="float" office:value="0.073935498" calcext:value-type="float">
            <text:p>0.073935498</text:p>
          </table:table-cell>
          <table:table-cell office:value-type="float" office:value="-0.157330326" calcext:value-type="float">
            <text:p>-0.157330326</text:p>
          </table:table-cell>
          <table:table-cell table:formula="of:=[.A4439]*[.A4439]+[.B4439]*[.B4439]" office:value-type="float" office:value="0.0302192893437743" calcext:value-type="float">
            <text:p>0.030219289343774</text:p>
          </table:table-cell>
        </table:table-row>
        <table:table-row table:style-name="ro1">
          <table:table-cell office:value-type="float" office:value="-0.17360197" calcext:value-type="float">
            <text:p>-0.17360197</text:p>
          </table:table-cell>
          <table:table-cell office:value-type="float" office:value="0" calcext:value-type="float">
            <text:p>0</text:p>
          </table:table-cell>
          <table:table-cell table:formula="of:=[.A4440]*[.A4440]+[.B4440]*[.B4440]" office:value-type="float" office:value="0.0301376439878809" calcext:value-type="float">
            <text:p>0.030137643987881</text:p>
          </table:table-cell>
        </table:table-row>
        <table:table-row table:style-name="ro1">
          <table:table-cell office:value-type="float" office:value="-0.173200375" calcext:value-type="float">
            <text:p>-0.173200375</text:p>
          </table:table-cell>
          <table:table-cell office:value-type="float" office:value="0" calcext:value-type="float">
            <text:p>0</text:p>
          </table:table-cell>
          <table:table-cell table:formula="of:=[.A4441]*[.A4441]+[.B4441]*[.B4441]" office:value-type="float" office:value="0.0299983699001406" calcext:value-type="float">
            <text:p>0.029998369900141</text:p>
          </table:table-cell>
        </table:table-row>
        <table:table-row table:style-name="ro1">
          <table:table-cell office:value-type="float" office:value="-0.17315217" calcext:value-type="float">
            <text:p>-0.17315217</text:p>
          </table:table-cell>
          <table:table-cell office:value-type="float" office:value="0" calcext:value-type="float">
            <text:p>0</text:p>
          </table:table-cell>
          <table:table-cell table:formula="of:=[.A4442]*[.A4442]+[.B4442]*[.B4442]" office:value-type="float" office:value="0.0299816739757089" calcext:value-type="float">
            <text:p>0.029981673975709</text:p>
          </table:table-cell>
        </table:table-row>
        <table:table-row table:style-name="ro1">
          <table:table-cell office:value-type="float" office:value="-0.173146389" calcext:value-type="float">
            <text:p>-0.173146389</text:p>
          </table:table-cell>
          <table:table-cell office:value-type="float" office:value="0" calcext:value-type="float">
            <text:p>0</text:p>
          </table:table-cell>
          <table:table-cell table:formula="of:=[.A4443]*[.A4443]+[.B4443]*[.B4443]" office:value-type="float" office:value="0.0299796720237393" calcext:value-type="float">
            <text:p>0.029979672023739</text:p>
          </table:table-cell>
        </table:table-row>
        <table:table-row table:style-name="ro1">
          <table:table-cell office:value-type="float" office:value="-0.173145695" calcext:value-type="float">
            <text:p>-0.173145695</text:p>
          </table:table-cell>
          <table:table-cell office:value-type="float" office:value="0" calcext:value-type="float">
            <text:p>0</text:p>
          </table:table-cell>
          <table:table-cell table:formula="of:=[.A4444]*[.A4444]+[.B4444]*[.B4444]" office:value-type="float" office:value="0.029979431697033" calcext:value-type="float">
            <text:p>0.029979431697033</text:p>
          </table:table-cell>
        </table:table-row>
        <table:table-row table:style-name="ro1">
          <table:table-cell office:value-type="float" office:value="-0.173145612" calcext:value-type="float">
            <text:p>-0.173145612</text:p>
          </table:table-cell>
          <table:table-cell office:value-type="float" office:value="0" calcext:value-type="float">
            <text:p>0</text:p>
          </table:table-cell>
          <table:table-cell table:formula="of:=[.A4445]*[.A4445]+[.B4445]*[.B4445]" office:value-type="float" office:value="0.0299794029548545" calcext:value-type="float">
            <text:p>0.029979402954855</text:p>
          </table:table-cell>
        </table:table-row>
        <table:table-row table:style-name="ro1">
          <table:table-cell office:value-type="float" office:value="-0.173145568" calcext:value-type="float">
            <text:p>-0.173145568</text:p>
          </table:table-cell>
          <table:table-cell office:value-type="float" office:value="0" calcext:value-type="float">
            <text:p>0</text:p>
          </table:table-cell>
          <table:table-cell table:formula="of:=[.A4446]*[.A4446]+[.B4446]*[.B4446]" office:value-type="float" office:value="0.0299793877180426" calcext:value-type="float">
            <text:p>0.029979387718043</text:p>
          </table:table-cell>
        </table:table-row>
        <table:table-row table:style-name="ro1">
          <table:table-cell office:value-type="float" office:value="-0.173145328" calcext:value-type="float">
            <text:p>-0.173145328</text:p>
          </table:table-cell>
          <table:table-cell office:value-type="float" office:value="0" calcext:value-type="float">
            <text:p>0</text:p>
          </table:table-cell>
          <table:table-cell table:formula="of:=[.A4447]*[.A4447]+[.B4447]*[.B4447]" office:value-type="float" office:value="0.0299793046082276" calcext:value-type="float">
            <text:p>0.029979304608228</text:p>
          </table:table-cell>
        </table:table-row>
        <table:table-row table:style-name="ro1">
          <table:table-cell office:value-type="float" office:value="-0.173143326" calcext:value-type="float">
            <text:p>-0.173143326</text:p>
          </table:table-cell>
          <table:table-cell office:value-type="float" office:value="0" calcext:value-type="float">
            <text:p>0</text:p>
          </table:table-cell>
          <table:table-cell table:formula="of:=[.A4448]*[.A4448]+[.B4448]*[.B4448]" office:value-type="float" office:value="0.0299786113383423" calcext:value-type="float">
            <text:p>0.029978611338342</text:p>
          </table:table-cell>
        </table:table-row>
        <table:table-row table:style-name="ro1">
          <table:table-cell office:value-type="float" office:value="-0.17312663" calcext:value-type="float">
            <text:p>-0.17312663</text:p>
          </table:table-cell>
          <table:table-cell office:value-type="float" office:value="0" calcext:value-type="float">
            <text:p>0</text:p>
          </table:table-cell>
          <table:table-cell table:formula="of:=[.A4449]*[.A4449]+[.B4449]*[.B4449]" office:value-type="float" office:value="0.0299728300151569" calcext:value-type="float">
            <text:p>0.029972830015157</text:p>
          </table:table-cell>
        </table:table-row>
        <table:table-row table:style-name="ro1">
          <table:table-cell office:value-type="float" office:value="-0.172987356" calcext:value-type="float">
            <text:p>-0.172987356</text:p>
          </table:table-cell>
          <table:table-cell office:value-type="float" office:value="0" calcext:value-type="float">
            <text:p>0</text:p>
          </table:table-cell>
          <table:table-cell table:formula="of:=[.A4450]*[.A4450]+[.B4450]*[.B4450]" office:value-type="float" office:value="0.0299246253358707" calcext:value-type="float">
            <text:p>0.029924625335871</text:p>
          </table:table-cell>
        </table:table-row>
        <table:table-row table:style-name="ro1">
          <table:table-cell office:value-type="float" office:value="0.172362969" calcext:value-type="float">
            <text:p>0.172362969</text:p>
          </table:table-cell>
          <table:table-cell office:value-type="float" office:value="0" calcext:value-type="float">
            <text:p>0</text:p>
          </table:table-cell>
          <table:table-cell table:formula="of:=[.A4451]*[.A4451]+[.B4451]*[.B4451]" office:value-type="float" office:value="0.029708993082495" calcext:value-type="float">
            <text:p>0.029708993082495</text:p>
          </table:table-cell>
        </table:table-row>
        <table:table-row table:style-name="ro1">
          <table:table-cell office:value-type="float" office:value="-0.17182267" calcext:value-type="float">
            <text:p>-0.17182267</text:p>
          </table:table-cell>
          <table:table-cell office:value-type="float" office:value="0" calcext:value-type="float">
            <text:p>0</text:p>
          </table:table-cell>
          <table:table-cell table:formula="of:=[.A4452]*[.A4452]+[.B4452]*[.B4452]" office:value-type="float" office:value="0.0295230299259289" calcext:value-type="float">
            <text:p>0.029523029925929</text:p>
          </table:table-cell>
        </table:table-row>
        <table:table-row table:style-name="ro1">
          <table:table-cell office:value-type="float" office:value="0.090113977" calcext:value-type="float">
            <text:p>0.090113977</text:p>
          </table:table-cell>
          <table:table-cell office:value-type="float" office:value="0.144479517" calcext:value-type="float">
            <text:p>0.144479517</text:p>
          </table:table-cell>
          <table:table-cell table:formula="of:=[.A4453]*[.A4453]+[.B4453]*[.B4453]" office:value-type="float" office:value="0.0289948596833098" calcext:value-type="float">
            <text:p>0.02899485968331</text:p>
          </table:table-cell>
        </table:table-row>
        <table:table-row table:style-name="ro1">
          <table:table-cell office:value-type="float" office:value="0.090113977" calcext:value-type="float">
            <text:p>0.090113977</text:p>
          </table:table-cell>
          <table:table-cell office:value-type="float" office:value="-0.144479517" calcext:value-type="float">
            <text:p>-0.144479517</text:p>
          </table:table-cell>
          <table:table-cell table:formula="of:=[.A4454]*[.A4454]+[.B4454]*[.B4454]" office:value-type="float" office:value="0.0289948596833098" calcext:value-type="float">
            <text:p>0.02899485968331</text:p>
          </table:table-cell>
        </table:table-row>
        <table:table-row table:style-name="ro1">
          <table:table-cell office:value-type="float" office:value="-0.168125191" calcext:value-type="float">
            <text:p>-0.168125191</text:p>
          </table:table-cell>
          <table:table-cell office:value-type="float" office:value="0" calcext:value-type="float">
            <text:p>0</text:p>
          </table:table-cell>
          <table:table-cell table:formula="of:=[.A4455]*[.A4455]+[.B4455]*[.B4455]" office:value-type="float" office:value="0.0282660798487865" calcext:value-type="float">
            <text:p>0.028266079848787</text:p>
          </table:table-cell>
        </table:table-row>
        <table:table-row table:style-name="ro1">
          <table:table-cell office:value-type="float" office:value="-0.167214405" calcext:value-type="float">
            <text:p>-0.167214405</text:p>
          </table:table-cell>
          <table:table-cell office:value-type="float" office:value="0" calcext:value-type="float">
            <text:p>0</text:p>
          </table:table-cell>
          <table:table-cell table:formula="of:=[.A4456]*[.A4456]+[.B4456]*[.B4456]" office:value-type="float" office:value="0.027960657239504" calcext:value-type="float">
            <text:p>0.027960657239504</text:p>
          </table:table-cell>
        </table:table-row>
        <table:table-row table:style-name="ro1">
          <table:table-cell office:value-type="float" office:value="-0.165569035" calcext:value-type="float">
            <text:p>-0.165569035</text:p>
          </table:table-cell>
          <table:table-cell office:value-type="float" office:value="0" calcext:value-type="float">
            <text:p>0</text:p>
          </table:table-cell>
          <table:table-cell table:formula="of:=[.A4457]*[.A4457]+[.B4457]*[.B4457]" office:value-type="float" office:value="0.0274131053508312" calcext:value-type="float">
            <text:p>0.027413105350831</text:p>
          </table:table-cell>
        </table:table-row>
        <table:table-row table:style-name="ro1">
          <table:table-cell office:value-type="float" office:value="-0.0111900715" calcext:value-type="float">
            <text:p>-0.0111900715</text:p>
          </table:table-cell>
          <table:table-cell office:value-type="float" office:value="0.163322377" calcext:value-type="float">
            <text:p>0.163322377</text:p>
          </table:table-cell>
          <table:table-cell table:formula="of:=[.A4458]*[.A4458]+[.B4458]*[.B4458]" office:value-type="float" office:value="0.0267994165291052" calcext:value-type="float">
            <text:p>0.026799416529105</text:p>
          </table:table-cell>
        </table:table-row>
        <table:table-row table:style-name="ro1">
          <table:table-cell office:value-type="float" office:value="-0.0111900712" calcext:value-type="float">
            <text:p>-0.0111900712</text:p>
          </table:table-cell>
          <table:table-cell office:value-type="float" office:value="-0.163322377" calcext:value-type="float">
            <text:p>-0.163322377</text:p>
          </table:table-cell>
          <table:table-cell table:formula="of:=[.A4459]*[.A4459]+[.B4459]*[.B4459]" office:value-type="float" office:value="0.0267994165223912" calcext:value-type="float">
            <text:p>0.026799416522391</text:p>
          </table:table-cell>
        </table:table-row>
        <table:table-row table:style-name="ro1">
          <table:table-cell office:value-type="float" office:value="0.0143169989" calcext:value-type="float">
            <text:p>0.0143169989</text:p>
          </table:table-cell>
          <table:table-cell office:value-type="float" office:value="-0.162774019" calcext:value-type="float">
            <text:p>-0.162774019</text:p>
          </table:table-cell>
          <table:table-cell table:formula="of:=[.A4460]*[.A4460]+[.B4460]*[.B4460]" office:value-type="float" office:value="0.026700357718915" calcext:value-type="float">
            <text:p>0.026700357718915</text:p>
          </table:table-cell>
        </table:table-row>
        <table:table-row table:style-name="ro1">
          <table:table-cell office:value-type="float" office:value="0.0143169985" calcext:value-type="float">
            <text:p>0.0143169985</text:p>
          </table:table-cell>
          <table:table-cell office:value-type="float" office:value="0.162774018" calcext:value-type="float">
            <text:p>0.162774018</text:p>
          </table:table-cell>
          <table:table-cell table:formula="of:=[.A4461]*[.A4461]+[.B4461]*[.B4461]" office:value-type="float" office:value="0.0267003573819133" calcext:value-type="float">
            <text:p>0.026700357381913</text:p>
          </table:table-cell>
        </table:table-row>
        <table:table-row table:style-name="ro1">
          <table:table-cell office:value-type="float" office:value="-0.162557196" calcext:value-type="float">
            <text:p>-0.162557196</text:p>
          </table:table-cell>
          <table:table-cell office:value-type="float" office:value="0" calcext:value-type="float">
            <text:p>0</text:p>
          </table:table-cell>
          <table:table-cell table:formula="of:=[.A4462]*[.A4462]+[.B4462]*[.B4462]" office:value-type="float" office:value="0.0264248419713824" calcext:value-type="float">
            <text:p>0.026424841971383</text:p>
          </table:table-cell>
        </table:table-row>
        <table:table-row table:style-name="ro1">
          <table:table-cell office:value-type="float" office:value="0.0254875466" calcext:value-type="float">
            <text:p>0.0254875466</text:p>
          </table:table-cell>
          <table:table-cell office:value-type="float" office:value="0.160424746" calcext:value-type="float">
            <text:p>0.160424746</text:p>
          </table:table-cell>
          <table:table-cell table:formula="of:=[.A4463]*[.A4463]+[.B4463]*[.B4463]" office:value-type="float" office:value="0.0263857141608517" calcext:value-type="float">
            <text:p>0.026385714160852</text:p>
          </table:table-cell>
        </table:table-row>
        <table:table-row table:style-name="ro1">
          <table:table-cell office:value-type="float" office:value="0.0254875466" calcext:value-type="float">
            <text:p>0.0254875466</text:p>
          </table:table-cell>
          <table:table-cell office:value-type="float" office:value="-0.160424746" calcext:value-type="float">
            <text:p>-0.160424746</text:p>
          </table:table-cell>
          <table:table-cell table:formula="of:=[.A4464]*[.A4464]+[.B4464]*[.B4464]" office:value-type="float" office:value="0.0263857141608517" calcext:value-type="float">
            <text:p>0.026385714160852</text:p>
          </table:table-cell>
        </table:table-row>
        <table:table-row table:style-name="ro1">
          <table:table-cell office:value-type="float" office:value="0.0994110862" calcext:value-type="float">
            <text:p>0.0994110862</text:p>
          </table:table-cell>
          <table:table-cell office:value-type="float" office:value="0.128157381" calcext:value-type="float">
            <text:p>0.128157381</text:p>
          </table:table-cell>
          <table:table-cell table:formula="of:=[.A4465]*[.A4465]+[.B4465]*[.B4465]" office:value-type="float" office:value="0.026306878364243" calcext:value-type="float">
            <text:p>0.026306878364243</text:p>
          </table:table-cell>
        </table:table-row>
        <table:table-row table:style-name="ro1">
          <table:table-cell office:value-type="float" office:value="0.0994110862" calcext:value-type="float">
            <text:p>0.0994110862</text:p>
          </table:table-cell>
          <table:table-cell office:value-type="float" office:value="-0.128157381" calcext:value-type="float">
            <text:p>-0.128157381</text:p>
          </table:table-cell>
          <table:table-cell table:formula="of:=[.A4466]*[.A4466]+[.B4466]*[.B4466]" office:value-type="float" office:value="0.026306878364243" calcext:value-type="float">
            <text:p>0.026306878364243</text:p>
          </table:table-cell>
        </table:table-row>
        <table:table-row table:style-name="ro1">
          <table:table-cell office:value-type="float" office:value="-0.0604526601" calcext:value-type="float">
            <text:p>-0.0604526601</text:p>
          </table:table-cell>
          <table:table-cell office:value-type="float" office:value="-0.150312076" calcext:value-type="float">
            <text:p>-0.150312076</text:p>
          </table:table-cell>
          <table:table-cell table:formula="of:=[.A4467]*[.A4467]+[.B4467]*[.B4467]" office:value-type="float" office:value="0.0262482443045959" calcext:value-type="float">
            <text:p>0.026248244304596</text:p>
          </table:table-cell>
        </table:table-row>
        <table:table-row table:style-name="ro1">
          <table:table-cell office:value-type="float" office:value="-0.0604526592" calcext:value-type="float">
            <text:p>-0.0604526592</text:p>
          </table:table-cell>
          <table:table-cell office:value-type="float" office:value="0.150312076" calcext:value-type="float">
            <text:p>0.150312076</text:p>
          </table:table-cell>
          <table:table-cell table:formula="of:=[.A4468]*[.A4468]+[.B4468]*[.B4468]" office:value-type="float" office:value="0.0262482441957811" calcext:value-type="float">
            <text:p>0.026248244195781</text:p>
          </table:table-cell>
        </table:table-row>
        <table:table-row table:style-name="ro1">
          <table:table-cell office:value-type="float" office:value="-0.161865234" calcext:value-type="float">
            <text:p>-0.161865234</text:p>
          </table:table-cell>
          <table:table-cell office:value-type="float" office:value="0" calcext:value-type="float">
            <text:p>0</text:p>
          </table:table-cell>
          <table:table-cell table:formula="of:=[.A4469]*[.A4469]+[.B4469]*[.B4469]" office:value-type="float" office:value="0.0262003539778748" calcext:value-type="float">
            <text:p>0.026200353977875</text:p>
          </table:table-cell>
        </table:table-row>
        <table:table-row table:style-name="ro1">
          <table:table-cell office:value-type="float" office:value="0.116994711" calcext:value-type="float">
            <text:p>0.116994711</text:p>
          </table:table-cell>
          <table:table-cell office:value-type="float" office:value="0.111766329" calcext:value-type="float">
            <text:p>0.111766329</text:p>
          </table:table-cell>
          <table:table-cell table:formula="of:=[.A4470]*[.A4470]+[.B4470]*[.B4470]" office:value-type="float" office:value="0.0261794747001098" calcext:value-type="float">
            <text:p>0.02617947470011</text:p>
          </table:table-cell>
        </table:table-row>
        <table:table-row table:style-name="ro1">
          <table:table-cell office:value-type="float" office:value="0.116994711" calcext:value-type="float">
            <text:p>0.116994711</text:p>
          </table:table-cell>
          <table:table-cell office:value-type="float" office:value="-0.111766329" calcext:value-type="float">
            <text:p>-0.111766329</text:p>
          </table:table-cell>
          <table:table-cell table:formula="of:=[.A4471]*[.A4471]+[.B4471]*[.B4471]" office:value-type="float" office:value="0.0261794747001098" calcext:value-type="float">
            <text:p>0.02617947470011</text:p>
          </table:table-cell>
        </table:table-row>
        <table:table-row table:style-name="ro1">
          <table:table-cell office:value-type="float" office:value="0.155370752" calcext:value-type="float">
            <text:p>0.155370752</text:p>
          </table:table-cell>
          <table:table-cell office:value-type="float" office:value="0.0358422014" calcext:value-type="float">
            <text:p>0.0358422014</text:p>
          </table:table-cell>
          <table:table-cell table:formula="of:=[.A4472]*[.A4472]+[.B4472]*[.B4472]" office:value-type="float" office:value="0.0254247339782437" calcext:value-type="float">
            <text:p>0.025424733978244</text:p>
          </table:table-cell>
        </table:table-row>
        <table:table-row table:style-name="ro1">
          <table:table-cell office:value-type="float" office:value="0.155370752" calcext:value-type="float">
            <text:p>0.155370752</text:p>
          </table:table-cell>
          <table:table-cell office:value-type="float" office:value="-0.0358422012" calcext:value-type="float">
            <text:p>-0.0358422012</text:p>
          </table:table-cell>
          <table:table-cell table:formula="of:=[.A4473]*[.A4473]+[.B4473]*[.B4473]" office:value-type="float" office:value="0.0254247339639068" calcext:value-type="float">
            <text:p>0.025424733963907</text:p>
          </table:table-cell>
        </table:table-row>
        <table:table-row table:style-name="ro1">
          <table:table-cell office:value-type="float" office:value="0.0856029685" calcext:value-type="float">
            <text:p>0.0856029685</text:p>
          </table:table-cell>
          <table:table-cell office:value-type="float" office:value="0.133857402" calcext:value-type="float">
            <text:p>0.133857402</text:p>
          </table:table-cell>
          <table:table-cell table:formula="of:=[.A4474]*[.A4474]+[.B4474]*[.B4474]" office:value-type="float" office:value="0.0252456722862016" calcext:value-type="float">
            <text:p>0.025245672286202</text:p>
          </table:table-cell>
        </table:table-row>
        <table:table-row table:style-name="ro1">
          <table:table-cell office:value-type="float" office:value="0.0856029685" calcext:value-type="float">
            <text:p>0.0856029685</text:p>
          </table:table-cell>
          <table:table-cell office:value-type="float" office:value="-0.133857402" calcext:value-type="float">
            <text:p>-0.133857402</text:p>
          </table:table-cell>
          <table:table-cell table:formula="of:=[.A4475]*[.A4475]+[.B4475]*[.B4475]" office:value-type="float" office:value="0.0252456722862016" calcext:value-type="float">
            <text:p>0.025245672286202</text:p>
          </table:table-cell>
        </table:table-row>
        <table:table-row table:style-name="ro1">
          <table:table-cell office:value-type="float" office:value="0.129322445" calcext:value-type="float">
            <text:p>0.129322445</text:p>
          </table:table-cell>
          <table:table-cell office:value-type="float" office:value="0.092276049" calcext:value-type="float">
            <text:p>0.092276049</text:p>
          </table:table-cell>
          <table:table-cell table:formula="of:=[.A4476]*[.A4476]+[.B4476]*[.B4476]" office:value-type="float" office:value="0.0252391639998284" calcext:value-type="float">
            <text:p>0.025239163999829</text:p>
          </table:table-cell>
        </table:table-row>
        <table:table-row table:style-name="ro1">
          <table:table-cell office:value-type="float" office:value="0.129322445" calcext:value-type="float">
            <text:p>0.129322445</text:p>
          </table:table-cell>
          <table:table-cell office:value-type="float" office:value="-0.092276049" calcext:value-type="float">
            <text:p>-0.092276049</text:p>
          </table:table-cell>
          <table:table-cell table:formula="of:=[.A4477]*[.A4477]+[.B4477]*[.B4477]" office:value-type="float" office:value="0.0252391639998284" calcext:value-type="float">
            <text:p>0.025239163999829</text:p>
          </table:table-cell>
        </table:table-row>
        <table:table-row table:style-name="ro1">
          <table:table-cell office:value-type="float" office:value="0.0876000624" calcext:value-type="float">
            <text:p>0.0876000624</text:p>
          </table:table-cell>
          <table:table-cell office:value-type="float" office:value="-0.130680626" calcext:value-type="float">
            <text:p>-0.130680626</text:p>
          </table:table-cell>
          <table:table-cell table:formula="of:=[.A4478]*[.A4478]+[.B4478]*[.B4478]" office:value-type="float" office:value="0.0247511969442358" calcext:value-type="float">
            <text:p>0.024751196944236</text:p>
          </table:table-cell>
        </table:table-row>
        <table:table-row table:style-name="ro1">
          <table:table-cell office:value-type="float" office:value="0.0876000619" calcext:value-type="float">
            <text:p>0.0876000619</text:p>
          </table:table-cell>
          <table:table-cell office:value-type="float" office:value="0.130680626" calcext:value-type="float">
            <text:p>0.130680626</text:p>
          </table:table-cell>
          <table:table-cell table:formula="of:=[.A4479]*[.A4479]+[.B4479]*[.B4479]" office:value-type="float" office:value="0.0247511968566357" calcext:value-type="float">
            <text:p>0.024751196856636</text:p>
          </table:table-cell>
        </table:table-row>
        <table:table-row table:style-name="ro1">
          <table:table-cell office:value-type="float" office:value="-0.156904001" calcext:value-type="float">
            <text:p>-0.156904001</text:p>
          </table:table-cell>
          <table:table-cell office:value-type="float" office:value="0" calcext:value-type="float">
            <text:p>0</text:p>
          </table:table-cell>
          <table:table-cell table:formula="of:=[.A4480]*[.A4480]+[.B4480]*[.B4480]" office:value-type="float" office:value="0.024618865529808" calcext:value-type="float">
            <text:p>0.02461886552980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909090908" calcext:value-type="float">
            <text:p>0.0909090908</text:p>
          </table:table-cell>
          <table:table-cell table:formula="of:=[.A4481]*[.A4481]+[.B4481]*[.B4481]" office:value-type="float" office:value="0.0238894627900826" calcext:value-type="float">
            <text:p>0.02388946279008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0909090908" calcext:value-type="float">
            <text:p>-0.0909090908</text:p>
          </table:table-cell>
          <table:table-cell table:formula="of:=[.A4482]*[.A4482]+[.B4482]*[.B4482]" office:value-type="float" office:value="0.0238894627900826" calcext:value-type="float">
            <text:p>0.023889462790083</text:p>
          </table:table-cell>
        </table:table-row>
        <table:table-row table:style-name="ro1">
          <table:table-cell office:value-type="float" office:value="0.150129833" calcext:value-type="float">
            <text:p>0.150129833</text:p>
          </table:table-cell>
          <table:table-cell office:value-type="float" office:value="0.00455907712" calcext:value-type="float">
            <text:p>0.00455907712</text:p>
          </table:table-cell>
          <table:table-cell table:formula="of:=[.A4483]*[.A4483]+[.B4483]*[.B4483]" office:value-type="float" office:value="0.022559751940794" calcext:value-type="float">
            <text:p>0.022559751940794</text:p>
          </table:table-cell>
        </table:table-row>
        <table:table-row table:style-name="ro1">
          <table:table-cell office:value-type="float" office:value="0.150129833" calcext:value-type="float">
            <text:p>0.150129833</text:p>
          </table:table-cell>
          <table:table-cell office:value-type="float" office:value="-0.00455907712" calcext:value-type="float">
            <text:p>-0.00455907712</text:p>
          </table:table-cell>
          <table:table-cell table:formula="of:=[.A4484]*[.A4484]+[.B4484]*[.B4484]" office:value-type="float" office:value="0.022559751940794" calcext:value-type="float">
            <text:p>0.022559751940794</text:p>
          </table:table-cell>
        </table:table-row>
        <table:table-row table:style-name="ro1">
          <table:table-cell office:value-type="float" office:value="0.136690139" calcext:value-type="float">
            <text:p>0.136690139</text:p>
          </table:table-cell>
          <table:table-cell office:value-type="float" office:value="0.0570595152" calcext:value-type="float">
            <text:p>0.0570595152</text:p>
          </table:table-cell>
          <table:table-cell table:formula="of:=[.A4485]*[.A4485]+[.B4485]*[.B4485]" office:value-type="float" office:value="0.0219399823746983" calcext:value-type="float">
            <text:p>0.021939982374698</text:p>
          </table:table-cell>
        </table:table-row>
        <table:table-row table:style-name="ro1">
          <table:table-cell office:value-type="float" office:value="0.136690139" calcext:value-type="float">
            <text:p>0.136690139</text:p>
          </table:table-cell>
          <table:table-cell office:value-type="float" office:value="-0.0570595152" calcext:value-type="float">
            <text:p>-0.0570595152</text:p>
          </table:table-cell>
          <table:table-cell table:formula="of:=[.A4486]*[.A4486]+[.B4486]*[.B4486]" office:value-type="float" office:value="0.0219399823746983" calcext:value-type="float">
            <text:p>0.021939982374698</text:p>
          </table:table-cell>
        </table:table-row>
        <table:table-row table:style-name="ro1">
          <table:table-cell office:value-type="float" office:value="0.146446609" calcext:value-type="float">
            <text:p>0.146446609</text:p>
          </table:table-cell>
          <table:table-cell office:value-type="float" office:value="0" calcext:value-type="float">
            <text:p>0</text:p>
          </table:table-cell>
          <table:table-cell table:formula="of:=[.A4487]*[.A4487]+[.B4487]*[.B4487]" office:value-type="float" office:value="0.0214466092875989" calcext:value-type="float">
            <text:p>0.021446609287599</text:p>
          </table:table-cell>
        </table:table-row>
        <table:table-row table:style-name="ro1">
          <table:table-cell office:value-type="float" office:value="0.146446607" calcext:value-type="float">
            <text:p>0.146446607</text:p>
          </table:table-cell>
          <table:table-cell office:value-type="float" office:value="0" calcext:value-type="float">
            <text:p>0</text:p>
          </table:table-cell>
          <table:table-cell table:formula="of:=[.A4488]*[.A4488]+[.B4488]*[.B4488]" office:value-type="float" office:value="0.0214466087018124" calcext:value-type="float">
            <text:p>0.021446608701813</text:p>
          </table:table-cell>
        </table:table-row>
        <table:table-row table:style-name="ro1">
          <table:table-cell office:value-type="float" office:value="0.146446602" calcext:value-type="float">
            <text:p>0.146446602</text:p>
          </table:table-cell>
          <table:table-cell office:value-type="float" office:value="0" calcext:value-type="float">
            <text:p>0</text:p>
          </table:table-cell>
          <table:table-cell table:formula="of:=[.A4489]*[.A4489]+[.B4489]*[.B4489]" office:value-type="float" office:value="0.0214466072373464" calcext:value-type="float">
            <text:p>0.021446607237346</text:p>
          </table:table-cell>
        </table:table-row>
        <table:table-row table:style-name="ro1">
          <table:table-cell office:value-type="float" office:value="0.146446583" calcext:value-type="float">
            <text:p>0.146446583</text:p>
          </table:table-cell>
          <table:table-cell office:value-type="float" office:value="0" calcext:value-type="float">
            <text:p>0</text:p>
          </table:table-cell>
          <table:table-cell table:formula="of:=[.A4490]*[.A4490]+[.B4490]*[.B4490]" office:value-type="float" office:value="0.0214466016723759" calcext:value-type="float">
            <text:p>0.021446601672376</text:p>
          </table:table-cell>
        </table:table-row>
        <table:table-row table:style-name="ro1">
          <table:table-cell office:value-type="float" office:value="0.14644652" calcext:value-type="float">
            <text:p>0.14644652</text:p>
          </table:table-cell>
          <table:table-cell office:value-type="float" office:value="0" calcext:value-type="float">
            <text:p>0</text:p>
          </table:table-cell>
          <table:table-cell table:formula="of:=[.A4491]*[.A4491]+[.B4491]*[.B4491]" office:value-type="float" office:value="0.0214465832201104" calcext:value-type="float">
            <text:p>0.02144658322011</text:p>
          </table:table-cell>
        </table:table-row>
        <table:table-row table:style-name="ro1">
          <table:table-cell office:value-type="float" office:value="0.146446303" calcext:value-type="float">
            <text:p>0.146446303</text:p>
          </table:table-cell>
          <table:table-cell office:value-type="float" office:value="0" calcext:value-type="float">
            <text:p>0</text:p>
          </table:table-cell>
          <table:table-cell table:formula="of:=[.A4492]*[.A4492]+[.B4492]*[.B4492]" office:value-type="float" office:value="0.0214465196623678" calcext:value-type="float">
            <text:p>0.021446519662368</text:p>
          </table:table-cell>
        </table:table-row>
        <table:table-row table:style-name="ro1">
          <table:table-cell office:value-type="float" office:value="0.146445563" calcext:value-type="float">
            <text:p>0.146445563</text:p>
          </table:table-cell>
          <table:table-cell office:value-type="float" office:value="0" calcext:value-type="float">
            <text:p>0</text:p>
          </table:table-cell>
          <table:table-cell table:formula="of:=[.A4493]*[.A4493]+[.B4493]*[.B4493]" office:value-type="float" office:value="0.021446302922387" calcext:value-type="float">
            <text:p>0.021446302922387</text:p>
          </table:table-cell>
        </table:table-row>
        <table:table-row table:style-name="ro1">
          <table:table-cell office:value-type="float" office:value="0.146443036" calcext:value-type="float">
            <text:p>0.146443036</text:p>
          </table:table-cell>
          <table:table-cell office:value-type="float" office:value="0" calcext:value-type="float">
            <text:p>0</text:p>
          </table:table-cell>
          <table:table-cell table:formula="of:=[.A4494]*[.A4494]+[.B4494]*[.B4494]" office:value-type="float" office:value="0.0214455627928973" calcext:value-type="float">
            <text:p>0.021445562792897</text:p>
          </table:table-cell>
        </table:table-row>
        <table:table-row table:style-name="ro1">
          <table:table-cell office:value-type="float" office:value="0.146434409" calcext:value-type="float">
            <text:p>0.146434409</text:p>
          </table:table-cell>
          <table:table-cell office:value-type="float" office:value="0" calcext:value-type="float">
            <text:p>0</text:p>
          </table:table-cell>
          <table:table-cell table:formula="of:=[.A4495]*[.A4495]+[.B4495]*[.B4495]" office:value-type="float" office:value="0.0214430361391793" calcext:value-type="float">
            <text:p>0.021443036139179</text:p>
          </table:table-cell>
        </table:table-row>
        <table:table-row table:style-name="ro1">
          <table:table-cell office:value-type="float" office:value="0.146404947" calcext:value-type="float">
            <text:p>0.146404947</text:p>
          </table:table-cell>
          <table:table-cell office:value-type="float" office:value="0" calcext:value-type="float">
            <text:p>0</text:p>
          </table:table-cell>
          <table:table-cell table:formula="of:=[.A4496]*[.A4496]+[.B4496]*[.B4496]" office:value-type="float" office:value="0.0214344085060728" calcext:value-type="float">
            <text:p>0.021434408506073</text:p>
          </table:table-cell>
        </table:table-row>
        <table:table-row table:style-name="ro1">
          <table:table-cell office:value-type="float" office:value="0.146304296" calcext:value-type="float">
            <text:p>0.146304296</text:p>
          </table:table-cell>
          <table:table-cell office:value-type="float" office:value="0" calcext:value-type="float">
            <text:p>0</text:p>
          </table:table-cell>
          <table:table-cell table:formula="of:=[.A4497]*[.A4497]+[.B4497]*[.B4497]" office:value-type="float" office:value="0.0214049470280556" calcext:value-type="float">
            <text:p>0.021404947028056</text:p>
          </table:table-cell>
        </table:table-row>
        <table:table-row table:style-name="ro1">
          <table:table-cell office:value-type="float" office:value="0.146179253" calcext:value-type="float">
            <text:p>0.146179253</text:p>
          </table:table-cell>
          <table:table-cell office:value-type="float" office:value="0" calcext:value-type="float">
            <text:p>0</text:p>
          </table:table-cell>
          <table:table-cell table:formula="of:=[.A4498]*[.A4498]+[.B4498]*[.B4498]" office:value-type="float" office:value="0.021368374007638" calcext:value-type="float">
            <text:p>0.021368374007638</text:p>
          </table:table-cell>
        </table:table-row>
        <table:table-row table:style-name="ro1">
          <table:table-cell office:value-type="float" office:value="0.145959914" calcext:value-type="float">
            <text:p>0.145959914</text:p>
          </table:table-cell>
          <table:table-cell office:value-type="float" office:value="0" calcext:value-type="float">
            <text:p>0</text:p>
          </table:table-cell>
          <table:table-cell table:formula="of:=[.A4499]*[.A4499]+[.B4499]*[.B4499]" office:value-type="float" office:value="0.0213042964948874" calcext:value-type="float">
            <text:p>0.021304296494887</text:p>
          </table:table-cell>
        </table:table-row>
        <table:table-row table:style-name="ro1">
          <table:table-cell office:value-type="float" office:value="-0.145738019" calcext:value-type="float">
            <text:p>-0.145738019</text:p>
          </table:table-cell>
          <table:table-cell office:value-type="float" office:value="0" calcext:value-type="float">
            <text:p>0</text:p>
          </table:table-cell>
          <table:table-cell table:formula="of:=[.A4500]*[.A4500]+[.B4500]*[.B4500]" office:value-type="float" office:value="0.0212395701820444" calcext:value-type="float">
            <text:p>0.021239570182044</text:p>
          </table:table-cell>
        </table:table-row>
        <table:table-row table:style-name="ro1">
          <table:table-cell office:value-type="float" office:value="0.144775391" calcext:value-type="float">
            <text:p>0.144775391</text:p>
          </table:table-cell>
          <table:table-cell office:value-type="float" office:value="0" calcext:value-type="float">
            <text:p>0</text:p>
          </table:table-cell>
          <table:table-cell table:formula="of:=[.A4501]*[.A4501]+[.B4501]*[.B4501]" office:value-type="float" office:value="0.0209599138392029" calcext:value-type="float">
            <text:p>0.020959913839203</text:p>
          </table:table-cell>
        </table:table-row>
        <table:table-row table:style-name="ro1">
          <table:table-cell office:value-type="float" office:value="-0.129114072" calcext:value-type="float">
            <text:p>-0.129114072</text:p>
          </table:table-cell>
          <table:table-cell office:value-type="float" office:value="0.0653409091" calcext:value-type="float">
            <text:p>0.0653409091</text:p>
          </table:table-cell>
          <table:table-cell table:formula="of:=[.A4502]*[.A4502]+[.B4502]*[.B4502]" office:value-type="float" office:value="0.0209398779904356" calcext:value-type="float">
            <text:p>0.020939877990436</text:p>
          </table:table-cell>
        </table:table-row>
        <table:table-row table:style-name="ro1">
          <table:table-cell office:value-type="float" office:value="-0.129114072" calcext:value-type="float">
            <text:p>-0.129114072</text:p>
          </table:table-cell>
          <table:table-cell office:value-type="float" office:value="-0.0653409091" calcext:value-type="float">
            <text:p>-0.0653409091</text:p>
          </table:table-cell>
          <table:table-cell table:formula="of:=[.A4503]*[.A4503]+[.B4503]*[.B4503]" office:value-type="float" office:value="0.0209398779904356" calcext:value-type="float">
            <text:p>0.020939877990436</text:p>
          </table:table-cell>
        </table:table-row>
        <table:table-row table:style-name="ro1">
          <table:table-cell office:value-type="float" office:value="-0.14043888" calcext:value-type="float">
            <text:p>-0.14043888</text:p>
          </table:table-cell>
          <table:table-cell office:value-type="float" office:value="0.0280166264" calcext:value-type="float">
            <text:p>0.0280166264</text:p>
          </table:table-cell>
          <table:table-cell table:formula="of:=[.A4504]*[.A4504]+[.B4504]*[.B4504]" office:value-type="float" office:value="0.0205080103704916" calcext:value-type="float">
            <text:p>0.020508010370492</text:p>
          </table:table-cell>
        </table:table-row>
        <table:table-row table:style-name="ro1">
          <table:table-cell office:value-type="float" office:value="-0.140438864" calcext:value-type="float">
            <text:p>-0.140438864</text:p>
          </table:table-cell>
          <table:table-cell office:value-type="float" office:value="-0.0280166189" calcext:value-type="float">
            <text:p>-0.0280166189</text:p>
          </table:table-cell>
          <table:table-cell table:formula="of:=[.A4505]*[.A4505]+[.B4505]*[.B4505]" office:value-type="float" office:value="0.0205080054561983" calcext:value-type="float">
            <text:p>0.020508005456198</text:p>
          </table:table-cell>
        </table:table-row>
        <table:table-row table:style-name="ro1">
          <table:table-cell office:value-type="float" office:value="0.110709719" calcext:value-type="float">
            <text:p>0.110709719</text:p>
          </table:table-cell>
          <table:table-cell office:value-type="float" office:value="0.0902942277" calcext:value-type="float">
            <text:p>0.0902942277</text:p>
          </table:table-cell>
          <table:table-cell table:formula="of:=[.A4506]*[.A4506]+[.B4506]*[.B4506]" office:value-type="float" office:value="0.0204096894369984" calcext:value-type="float">
            <text:p>0.020409689436998</text:p>
          </table:table-cell>
        </table:table-row>
        <table:table-row table:style-name="ro1">
          <table:table-cell office:value-type="float" office:value="0.110709719" calcext:value-type="float">
            <text:p>0.110709719</text:p>
          </table:table-cell>
          <table:table-cell office:value-type="float" office:value="-0.0902942277" calcext:value-type="float">
            <text:p>-0.0902942277</text:p>
          </table:table-cell>
          <table:table-cell table:formula="of:=[.A4507]*[.A4507]+[.B4507]*[.B4507]" office:value-type="float" office:value="0.0204096894369984" calcext:value-type="float">
            <text:p>0.020409689436998</text:p>
          </table:table-cell>
        </table:table-row>
        <table:table-row table:style-name="ro1">
          <table:table-cell office:value-type="float" office:value="0.00758560206" calcext:value-type="float">
            <text:p>0.00758560206</text:p>
          </table:table-cell>
          <table:table-cell office:value-type="float" office:value="-0.141166285" calcext:value-type="float">
            <text:p>-0.141166285</text:p>
          </table:table-cell>
          <table:table-cell table:formula="of:=[.A4508]*[.A4508]+[.B4508]*[.B4508]" office:value-type="float" office:value="0.0199854613793139" calcext:value-type="float">
            <text:p>0.019985461379314</text:p>
          </table:table-cell>
        </table:table-row>
        <table:table-row table:style-name="ro1">
          <table:table-cell office:value-type="float" office:value="0.00758560165" calcext:value-type="float">
            <text:p>0.00758560165</text:p>
          </table:table-cell>
          <table:table-cell office:value-type="float" office:value="0.141166284" calcext:value-type="float">
            <text:p>0.141166284</text:p>
          </table:table-cell>
          <table:table-cell table:formula="of:=[.A4509]*[.A4509]+[.B4509]*[.B4509]" office:value-type="float" office:value="0.0199854610907611" calcext:value-type="float">
            <text:p>0.019985461090761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  <table:table-cell table:formula="of:=[.A4510]*[.A4510]+[.B4510]*[.B4510]" office:value-type="float" office:value="0.019775390625" calcext:value-type="float">
            <text:p>0.019775390625</text:p>
          </table:table-cell>
        </table:table-row>
        <table:table-row table:style-name="ro1">
          <table:table-cell office:value-type="float" office:value="-0.139397214" calcext:value-type="float">
            <text:p>-0.139397214</text:p>
          </table:table-cell>
          <table:table-cell office:value-type="float" office:value="0" calcext:value-type="float">
            <text:p>0</text:p>
          </table:table-cell>
          <table:table-cell table:formula="of:=[.A4511]*[.A4511]+[.B4511]*[.B4511]" office:value-type="float" office:value="0.0194315832709618" calcext:value-type="float">
            <text:p>0.019431583270962</text:p>
          </table:table-cell>
        </table:table-row>
        <table:table-row table:style-name="ro1">
          <table:table-cell office:value-type="float" office:value="0.13342602" calcext:value-type="float">
            <text:p>0.13342602</text:p>
          </table:table-cell>
          <table:table-cell office:value-type="float" office:value="0" calcext:value-type="float">
            <text:p>0</text:p>
          </table:table-cell>
          <table:table-cell table:formula="of:=[.A4512]*[.A4512]+[.B4512]*[.B4512]" office:value-type="float" office:value="0.0178025028130404" calcext:value-type="float">
            <text:p>0.01780250281304</text:p>
          </table:table-cell>
        </table:table-row>
        <table:table-row table:style-name="ro1">
          <table:table-cell office:value-type="float" office:value="0.0869660289" calcext:value-type="float">
            <text:p>0.0869660289</text:p>
          </table:table-cell>
          <table:table-cell office:value-type="float" office:value="-0.0979861897" calcext:value-type="float">
            <text:p>-0.0979861897</text:p>
          </table:table-cell>
          <table:table-cell table:formula="of:=[.A4513]*[.A4513]+[.B4513]*[.B4513]" office:value-type="float" office:value="0.01716438355456" calcext:value-type="float">
            <text:p>0.01716438355456</text:p>
          </table:table-cell>
        </table:table-row>
        <table:table-row table:style-name="ro1">
          <table:table-cell office:value-type="float" office:value="0.0869660289" calcext:value-type="float">
            <text:p>0.0869660289</text:p>
          </table:table-cell>
          <table:table-cell office:value-type="float" office:value="0.0979861891" calcext:value-type="float">
            <text:p>0.0979861891</text:p>
          </table:table-cell>
          <table:table-cell table:formula="of:=[.A4514]*[.A4514]+[.B4514]*[.B4514]" office:value-type="float" office:value="0.0171643834369766" calcext:value-type="float">
            <text:p>0.017164383436977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0909090908" calcext:value-type="float">
            <text:p>0.0909090908</text:p>
          </table:table-cell>
          <table:table-cell table:formula="of:=[.A4515]*[.A4515]+[.B4515]*[.B4515]" office:value-type="float" office:value="0.0170535252900826" calcext:value-type="float">
            <text:p>0.01705352529008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0909090908" calcext:value-type="float">
            <text:p>-0.0909090908</text:p>
          </table:table-cell>
          <table:table-cell table:formula="of:=[.A4516]*[.A4516]+[.B4516]*[.B4516]" office:value-type="float" office:value="0.0170535252900826" calcext:value-type="float">
            <text:p>0.017053525290083</text:p>
          </table:table-cell>
        </table:table-row>
        <table:table-row table:style-name="ro1">
          <table:table-cell office:value-type="float" office:value="0.0759640527" calcext:value-type="float">
            <text:p>0.0759640527</text:p>
          </table:table-cell>
          <table:table-cell office:value-type="float" office:value="0.105113636" calcext:value-type="float">
            <text:p>0.105113636</text:p>
          </table:table-cell>
          <table:table-cell table:formula="of:=[.A4517]*[.A4517]+[.B4517]*[.B4517]" office:value-type="float" office:value="0.0168194137757489" calcext:value-type="float">
            <text:p>0.016819413775749</text:p>
          </table:table-cell>
        </table:table-row>
        <table:table-row table:style-name="ro1">
          <table:table-cell office:value-type="float" office:value="0.0759640527" calcext:value-type="float">
            <text:p>0.0759640527</text:p>
          </table:table-cell>
          <table:table-cell office:value-type="float" office:value="-0.105113636" calcext:value-type="float">
            <text:p>-0.105113636</text:p>
          </table:table-cell>
          <table:table-cell table:formula="of:=[.A4518]*[.A4518]+[.B4518]*[.B4518]" office:value-type="float" office:value="0.0168194137757489" calcext:value-type="float">
            <text:p>0.016819413775749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[.A4519]*[.A4519]+[.B4519]*[.B4519]"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0675948091" calcext:value-type="float">
            <text:p>0.0675948091</text:p>
          </table:table-cell>
          <table:table-cell office:value-type="float" office:value="0.105108204" calcext:value-type="float">
            <text:p>0.105108204</text:p>
          </table:table-cell>
          <table:table-cell table:formula="of:=[.A4520]*[.A4520]+[.B4520]*[.B4520]" office:value-type="float" office:value="0.0156167927653711" calcext:value-type="float">
            <text:p>0.015616792765371</text:p>
          </table:table-cell>
        </table:table-row>
        <table:table-row table:style-name="ro1">
          <table:table-cell office:value-type="float" office:value="0.0675948091" calcext:value-type="float">
            <text:p>0.0675948091</text:p>
          </table:table-cell>
          <table:table-cell office:value-type="float" office:value="-0.105108204" calcext:value-type="float">
            <text:p>-0.105108204</text:p>
          </table:table-cell>
          <table:table-cell table:formula="of:=[.A4521]*[.A4521]+[.B4521]*[.B4521]" office:value-type="float" office:value="0.0156167927653711" calcext:value-type="float">
            <text:p>0.015616792765371</text:p>
          </table:table-cell>
        </table:table-row>
        <table:table-row table:style-name="ro1">
          <table:table-cell office:value-type="float" office:value="0.121755071" calcext:value-type="float">
            <text:p>0.121755071</text:p>
          </table:table-cell>
          <table:table-cell office:value-type="float" office:value="0" calcext:value-type="float">
            <text:p>0</text:p>
          </table:table-cell>
          <table:table-cell table:formula="of:=[.A4522]*[.A4522]+[.B4522]*[.B4522]" office:value-type="float" office:value="0.014824297314215" calcext:value-type="float">
            <text:p>0.014824297314215</text:p>
          </table:table-cell>
        </table:table-row>
        <table:table-row table:style-name="ro1">
          <table:table-cell office:value-type="float" office:value="-0.120849609" calcext:value-type="float">
            <text:p>-0.120849609</text:p>
          </table:table-cell>
          <table:table-cell office:value-type="float" office:value="0" calcext:value-type="float">
            <text:p>0</text:p>
          </table:table-cell>
          <table:table-cell table:formula="of:=[.A4523]*[.A4523]+[.B4523]*[.B4523]" office:value-type="float" office:value="0.0146046279954529" calcext:value-type="float">
            <text:p>0.014604627995453</text:p>
          </table:table-cell>
        </table:table-row>
        <table:table-row table:style-name="ro1">
          <table:table-cell office:value-type="float" office:value="-0.0915072008" calcext:value-type="float">
            <text:p>-0.0915072008</text:p>
          </table:table-cell>
          <table:table-cell office:value-type="float" office:value="0.0769449727" calcext:value-type="float">
            <text:p>0.0769449727</text:p>
          </table:table-cell>
          <table:table-cell table:formula="of:=[.A4524]*[.A4524]+[.B4524]*[.B4524]" office:value-type="float" office:value="0.0142940966220553" calcext:value-type="float">
            <text:p>0.014294096622055</text:p>
          </table:table-cell>
        </table:table-row>
        <table:table-row table:style-name="ro1">
          <table:table-cell office:value-type="float" office:value="-0.0915072008" calcext:value-type="float">
            <text:p>-0.0915072008</text:p>
          </table:table-cell>
          <table:table-cell office:value-type="float" office:value="-0.0769449727" calcext:value-type="float">
            <text:p>-0.0769449727</text:p>
          </table:table-cell>
          <table:table-cell table:formula="of:=[.A4525]*[.A4525]+[.B4525]*[.B4525]" office:value-type="float" office:value="0.0142940966220553" calcext:value-type="float">
            <text:p>0.014294096622055</text:p>
          </table:table-cell>
        </table:table-row>
        <table:table-row table:style-name="ro1">
          <table:table-cell office:value-type="float" office:value="-0.0913172609" calcext:value-type="float">
            <text:p>-0.0913172609</text:p>
          </table:table-cell>
          <table:table-cell office:value-type="float" office:value="0.076880938" calcext:value-type="float">
            <text:p>0.076880938</text:p>
          </table:table-cell>
          <table:table-cell table:formula="of:=[.A4526]*[.A4526]+[.B4526]*[.B4526]" office:value-type="float" office:value="0.0142495207660385" calcext:value-type="float">
            <text:p>0.014249520766039</text:p>
          </table:table-cell>
        </table:table-row>
        <table:table-row table:style-name="ro1">
          <table:table-cell office:value-type="float" office:value="-0.0913172609" calcext:value-type="float">
            <text:p>-0.0913172609</text:p>
          </table:table-cell>
          <table:table-cell office:value-type="float" office:value="-0.076880938" calcext:value-type="float">
            <text:p>-0.076880938</text:p>
          </table:table-cell>
          <table:table-cell table:formula="of:=[.A4527]*[.A4527]+[.B4527]*[.B4527]" office:value-type="float" office:value="0.0142495207660385" calcext:value-type="float">
            <text:p>0.014249520766039</text:p>
          </table:table-cell>
        </table:table-row>
        <table:table-row table:style-name="ro1">
          <table:table-cell office:value-type="float" office:value="-0.0913218365" calcext:value-type="float">
            <text:p>-0.0913218365</text:p>
          </table:table-cell>
          <table:table-cell office:value-type="float" office:value="0.0768679775" calcext:value-type="float">
            <text:p>0.0768679775</text:p>
          </table:table-cell>
          <table:table-cell table:formula="of:=[.A4528]*[.A4528]+[.B4528]*[.B4528]" office:value-type="float" office:value="0.0142483637866732" calcext:value-type="float">
            <text:p>0.014248363786673</text:p>
          </table:table-cell>
        </table:table-row>
        <table:table-row table:style-name="ro1">
          <table:table-cell office:value-type="float" office:value="-0.0913218365" calcext:value-type="float">
            <text:p>-0.0913218365</text:p>
          </table:table-cell>
          <table:table-cell office:value-type="float" office:value="-0.0768679775" calcext:value-type="float">
            <text:p>-0.0768679775</text:p>
          </table:table-cell>
          <table:table-cell table:formula="of:=[.A4529]*[.A4529]+[.B4529]*[.B4529]" office:value-type="float" office:value="0.0142483637866732" calcext:value-type="float">
            <text:p>0.014248363786673</text:p>
          </table:table-cell>
        </table:table-row>
        <table:table-row table:style-name="ro1">
          <table:table-cell office:value-type="float" office:value="-0.0913197805" calcext:value-type="float">
            <text:p>-0.0913197805</text:p>
          </table:table-cell>
          <table:table-cell office:value-type="float" office:value="0.0768697721" calcext:value-type="float">
            <text:p>0.0768697721</text:p>
          </table:table-cell>
          <table:table-cell table:formula="of:=[.A4530]*[.A4530]+[.B4530]*[.B4530]" office:value-type="float" office:value="0.0142482641732741" calcext:value-type="float">
            <text:p>0.014248264173274</text:p>
          </table:table-cell>
        </table:table-row>
        <table:table-row table:style-name="ro1">
          <table:table-cell office:value-type="float" office:value="-0.0913197805" calcext:value-type="float">
            <text:p>-0.0913197805</text:p>
          </table:table-cell>
          <table:table-cell office:value-type="float" office:value="-0.0768697721" calcext:value-type="float">
            <text:p>-0.0768697721</text:p>
          </table:table-cell>
          <table:table-cell table:formula="of:=[.A4531]*[.A4531]+[.B4531]*[.B4531]" office:value-type="float" office:value="0.0142482641732741" calcext:value-type="float">
            <text:p>0.014248264173274</text:p>
          </table:table-cell>
        </table:table-row>
        <table:table-row table:style-name="ro1">
          <table:table-cell office:value-type="float" office:value="-0.0913196597" calcext:value-type="float">
            <text:p>-0.0913196597</text:p>
          </table:table-cell>
          <table:table-cell office:value-type="float" office:value="0.0768696741" calcext:value-type="float">
            <text:p>0.0768696741</text:p>
          </table:table-cell>
          <table:table-cell table:formula="of:=[.A4532]*[.A4532]+[.B4532]*[.B4532]" office:value-type="float" office:value="0.014248227043964" calcext:value-type="float">
            <text:p>0.014248227043964</text:p>
          </table:table-cell>
        </table:table-row>
        <table:table-row table:style-name="ro1">
          <table:table-cell office:value-type="float" office:value="-0.0913196597" calcext:value-type="float">
            <text:p>-0.0913196597</text:p>
          </table:table-cell>
          <table:table-cell office:value-type="float" office:value="-0.0768696741" calcext:value-type="float">
            <text:p>-0.0768696741</text:p>
          </table:table-cell>
          <table:table-cell table:formula="of:=[.A4533]*[.A4533]+[.B4533]*[.B4533]" office:value-type="float" office:value="0.014248227043964" calcext:value-type="float">
            <text:p>0.014248227043964</text:p>
          </table:table-cell>
        </table:table-row>
        <table:table-row table:style-name="ro1">
          <table:table-cell office:value-type="float" office:value="-0.0913196665" calcext:value-type="float">
            <text:p>-0.0913196665</text:p>
          </table:table-cell>
          <table:table-cell office:value-type="float" office:value="0.0768696659" calcext:value-type="float">
            <text:p>0.0768696659</text:p>
          </table:table-cell>
          <table:table-cell table:formula="of:=[.A4534]*[.A4534]+[.B4534]*[.B4534]" office:value-type="float" office:value="0.0142482270252488" calcext:value-type="float">
            <text:p>0.014248227025249</text:p>
          </table:table-cell>
        </table:table-row>
        <table:table-row table:style-name="ro1">
          <table:table-cell office:value-type="float" office:value="-0.0913196665" calcext:value-type="float">
            <text:p>-0.0913196665</text:p>
          </table:table-cell>
          <table:table-cell office:value-type="float" office:value="-0.0768696659" calcext:value-type="float">
            <text:p>-0.0768696659</text:p>
          </table:table-cell>
          <table:table-cell table:formula="of:=[.A4535]*[.A4535]+[.B4535]*[.B4535]" office:value-type="float" office:value="0.0142482270252488" calcext:value-type="float">
            <text:p>0.014248227025249</text:p>
          </table:table-cell>
        </table:table-row>
        <table:table-row table:style-name="ro1">
          <table:table-cell office:value-type="float" office:value="-0.0913196646" calcext:value-type="float">
            <text:p>-0.0913196646</text:p>
          </table:table-cell>
          <table:table-cell office:value-type="float" office:value="0.0768696666" calcext:value-type="float">
            <text:p>0.0768696666</text:p>
          </table:table-cell>
          <table:table-cell table:formula="of:=[.A4536]*[.A4536]+[.B4536]*[.B4536]" office:value-type="float" office:value="0.0142482267858516" calcext:value-type="float">
            <text:p>0.014248226785852</text:p>
          </table:table-cell>
        </table:table-row>
        <table:table-row table:style-name="ro1">
          <table:table-cell office:value-type="float" office:value="-0.0913196646" calcext:value-type="float">
            <text:p>-0.0913196646</text:p>
          </table:table-cell>
          <table:table-cell office:value-type="float" office:value="-0.0768696666" calcext:value-type="float">
            <text:p>-0.0768696666</text:p>
          </table:table-cell>
          <table:table-cell table:formula="of:=[.A4537]*[.A4537]+[.B4537]*[.B4537]" office:value-type="float" office:value="0.0142482267858516" calcext:value-type="float">
            <text:p>0.014248226785852</text:p>
          </table:table-cell>
        </table:table-row>
        <table:table-row table:style-name="ro1">
          <table:table-cell office:value-type="float" office:value="-0.0913196645" calcext:value-type="float">
            <text:p>-0.0913196645</text:p>
          </table:table-cell>
          <table:table-cell office:value-type="float" office:value="0.0768696665" calcext:value-type="float">
            <text:p>0.0768696665</text:p>
          </table:table-cell>
          <table:table-cell table:formula="of:=[.A4538]*[.A4538]+[.B4538]*[.B4538]" office:value-type="float" office:value="0.0142482267522138" calcext:value-type="float">
            <text:p>0.014248226752214</text:p>
          </table:table-cell>
        </table:table-row>
        <table:table-row table:style-name="ro1">
          <table:table-cell office:value-type="float" office:value="-0.0913196645" calcext:value-type="float">
            <text:p>-0.0913196645</text:p>
          </table:table-cell>
          <table:table-cell office:value-type="float" office:value="-0.0768696665" calcext:value-type="float">
            <text:p>-0.0768696665</text:p>
          </table:table-cell>
          <table:table-cell table:formula="of:=[.A4539]*[.A4539]+[.B4539]*[.B4539]" office:value-type="float" office:value="0.0142482267522138" calcext:value-type="float">
            <text:p>0.014248226752214</text:p>
          </table:table-cell>
        </table:table-row>
        <table:table-row table:style-name="ro1">
          <table:table-cell office:value-type="float" office:value="-0.091319664" calcext:value-type="float">
            <text:p>-0.091319664</text:p>
          </table:table-cell>
          <table:table-cell office:value-type="float" office:value="0.0768696663" calcext:value-type="float">
            <text:p>0.0768696663</text:p>
          </table:table-cell>
          <table:table-cell table:formula="of:=[.A4540]*[.A4540]+[.B4540]*[.B4540]" office:value-type="float" office:value="0.0142482266301463" calcext:value-type="float">
            <text:p>0.014248226630146</text:p>
          </table:table-cell>
        </table:table-row>
        <table:table-row table:style-name="ro1">
          <table:table-cell office:value-type="float" office:value="-0.091319664" calcext:value-type="float">
            <text:p>-0.091319664</text:p>
          </table:table-cell>
          <table:table-cell office:value-type="float" office:value="-0.0768696663" calcext:value-type="float">
            <text:p>-0.0768696663</text:p>
          </table:table-cell>
          <table:table-cell table:formula="of:=[.A4541]*[.A4541]+[.B4541]*[.B4541]" office:value-type="float" office:value="0.0142482266301463" calcext:value-type="float">
            <text:p>0.014248226630146</text:p>
          </table:table-cell>
        </table:table-row>
        <table:table-row table:style-name="ro1">
          <table:table-cell office:value-type="float" office:value="-0.0913196596" calcext:value-type="float">
            <text:p>-0.0913196596</text:p>
          </table:table-cell>
          <table:table-cell office:value-type="float" office:value="0.0768696294" calcext:value-type="float">
            <text:p>0.0768696294</text:p>
          </table:table-cell>
          <table:table-cell table:formula="of:=[.A4542]*[.A4542]+[.B4542]*[.B4542]" office:value-type="float" office:value="0.0142482201535532" calcext:value-type="float">
            <text:p>0.014248220153553</text:p>
          </table:table-cell>
        </table:table-row>
        <table:table-row table:style-name="ro1">
          <table:table-cell office:value-type="float" office:value="-0.0913196596" calcext:value-type="float">
            <text:p>-0.0913196596</text:p>
          </table:table-cell>
          <table:table-cell office:value-type="float" office:value="-0.0768696294" calcext:value-type="float">
            <text:p>-0.0768696294</text:p>
          </table:table-cell>
          <table:table-cell table:formula="of:=[.A4543]*[.A4543]+[.B4543]*[.B4543]" office:value-type="float" office:value="0.0142482201535532" calcext:value-type="float">
            <text:p>0.014248220153553</text:p>
          </table:table-cell>
        </table:table-row>
        <table:table-row table:style-name="ro1">
          <table:table-cell office:value-type="float" office:value="-0.0913190082" calcext:value-type="float">
            <text:p>-0.0913190082</text:p>
          </table:table-cell>
          <table:table-cell office:value-type="float" office:value="0.0768696411" calcext:value-type="float">
            <text:p>0.0768696411</text:p>
          </table:table-cell>
          <table:table-cell table:formula="of:=[.A4544]*[.A4544]+[.B4544]*[.B4544]" office:value-type="float" office:value="0.0142481029814745" calcext:value-type="float">
            <text:p>0.014248102981475</text:p>
          </table:table-cell>
        </table:table-row>
        <table:table-row table:style-name="ro1">
          <table:table-cell office:value-type="float" office:value="-0.0913190082" calcext:value-type="float">
            <text:p>-0.0913190082</text:p>
          </table:table-cell>
          <table:table-cell office:value-type="float" office:value="-0.0768696411" calcext:value-type="float">
            <text:p>-0.0768696411</text:p>
          </table:table-cell>
          <table:table-cell table:formula="of:=[.A4545]*[.A4545]+[.B4545]*[.B4545]" office:value-type="float" office:value="0.0142481029814745" calcext:value-type="float">
            <text:p>0.014248102981475</text:p>
          </table:table-cell>
        </table:table-row>
        <table:table-row table:style-name="ro1">
          <table:table-cell office:value-type="float" office:value="-0.091296961" calcext:value-type="float">
            <text:p>-0.091296961</text:p>
          </table:table-cell>
          <table:table-cell office:value-type="float" office:value="0.0768270527" calcext:value-type="float">
            <text:p>0.0768270527</text:p>
          </table:table-cell>
          <table:table-cell table:formula="of:=[.A4546]*[.A4546]+[.B4546]*[.B4546]" office:value-type="float" office:value="0.0142375311144041" calcext:value-type="float">
            <text:p>0.014237531114404</text:p>
          </table:table-cell>
        </table:table-row>
        <table:table-row table:style-name="ro1">
          <table:table-cell office:value-type="float" office:value="-0.091296961" calcext:value-type="float">
            <text:p>-0.091296961</text:p>
          </table:table-cell>
          <table:table-cell office:value-type="float" office:value="-0.0768270527" calcext:value-type="float">
            <text:p>-0.0768270527</text:p>
          </table:table-cell>
          <table:table-cell table:formula="of:=[.A4547]*[.A4547]+[.B4547]*[.B4547]" office:value-type="float" office:value="0.0142375311144041" calcext:value-type="float">
            <text:p>0.014237531114404</text:p>
          </table:table-cell>
        </table:table-row>
        <table:table-row table:style-name="ro1">
          <table:table-cell office:value-type="float" office:value="-0.0932254003" calcext:value-type="float">
            <text:p>-0.0932254003</text:p>
          </table:table-cell>
          <table:table-cell office:value-type="float" office:value="0.0738636363" calcext:value-type="float">
            <text:p>0.0738636363</text:p>
          </table:table-cell>
          <table:table-cell table:formula="of:=[.A4548]*[.A4548]+[.B4548]*[.B4548]" office:value-type="float" office:value="0.0141468120285539" calcext:value-type="float">
            <text:p>0.014146812028554</text:p>
          </table:table-cell>
        </table:table-row>
        <table:table-row table:style-name="ro1">
          <table:table-cell office:value-type="float" office:value="-0.0932254003" calcext:value-type="float">
            <text:p>-0.0932254003</text:p>
          </table:table-cell>
          <table:table-cell office:value-type="float" office:value="-0.0738636363" calcext:value-type="float">
            <text:p>-0.0738636363</text:p>
          </table:table-cell>
          <table:table-cell table:formula="of:=[.A4549]*[.A4549]+[.B4549]*[.B4549]" office:value-type="float" office:value="0.0141468120285539" calcext:value-type="float">
            <text:p>0.014146812028554</text:p>
          </table:table-cell>
        </table:table-row>
        <table:table-row table:style-name="ro1">
          <table:table-cell office:value-type="float" office:value="-0.0905148615" calcext:value-type="float">
            <text:p>-0.0905148615</text:p>
          </table:table-cell>
          <table:table-cell office:value-type="float" office:value="0.0771371567" calcext:value-type="float">
            <text:p>0.0771371567</text:p>
          </table:table-cell>
          <table:table-cell table:formula="of:=[.A4550]*[.A4550]+[.B4550]*[.B4550]" office:value-type="float" office:value="0.0141430810961245" calcext:value-type="float">
            <text:p>0.014143081096125</text:p>
          </table:table-cell>
        </table:table-row>
        <table:table-row table:style-name="ro1">
          <table:table-cell office:value-type="float" office:value="-0.0905148615" calcext:value-type="float">
            <text:p>-0.0905148615</text:p>
          </table:table-cell>
          <table:table-cell office:value-type="float" office:value="-0.0771371567" calcext:value-type="float">
            <text:p>-0.0771371567</text:p>
          </table:table-cell>
          <table:table-cell table:formula="of:=[.A4551]*[.A4551]+[.B4551]*[.B4551]" office:value-type="float" office:value="0.0141430810961245" calcext:value-type="float">
            <text:p>0.014143081096125</text:p>
          </table:table-cell>
        </table:table-row>
        <table:table-row table:style-name="ro1">
          <table:table-cell office:value-type="float" office:value="0.0967917904" calcext:value-type="float">
            <text:p>0.0967917904</text:p>
          </table:table-cell>
          <table:table-cell office:value-type="float" office:value="0.0671663457" calcext:value-type="float">
            <text:p>0.0671663457</text:p>
          </table:table-cell>
          <table:table-cell table:formula="of:=[.A4552]*[.A4552]+[.B4552]*[.B4552]" office:value-type="float" office:value="0.0138799686835294" calcext:value-type="float">
            <text:p>0.01387996868353</text:p>
          </table:table-cell>
        </table:table-row>
        <table:table-row table:style-name="ro1">
          <table:table-cell office:value-type="float" office:value="0.0967917901" calcext:value-type="float">
            <text:p>0.0967917901</text:p>
          </table:table-cell>
          <table:table-cell office:value-type="float" office:value="-0.0671663461" calcext:value-type="float">
            <text:p>-0.0671663461</text:p>
          </table:table-cell>
          <table:table-cell table:formula="of:=[.A4553]*[.A4553]+[.B4553]*[.B4553]" office:value-type="float" office:value="0.0138799686791874" calcext:value-type="float">
            <text:p>0.013879968679188</text:p>
          </table:table-cell>
        </table:table-row>
        <table:table-row table:style-name="ro1">
          <table:table-cell office:value-type="float" office:value="0.0603460211" calcext:value-type="float">
            <text:p>0.0603460211</text:p>
          </table:table-cell>
          <table:table-cell office:value-type="float" office:value="0.0996657448" calcext:value-type="float">
            <text:p>0.0996657448</text:p>
          </table:table-cell>
          <table:table-cell table:formula="of:=[.A4554]*[.A4554]+[.B4554]*[.B4554]" office:value-type="float" office:value="0.0135749029491404" calcext:value-type="float">
            <text:p>0.01357490294914</text:p>
          </table:table-cell>
        </table:table-row>
        <table:table-row table:style-name="ro1">
          <table:table-cell office:value-type="float" office:value="0.0603460211" calcext:value-type="float">
            <text:p>0.0603460211</text:p>
          </table:table-cell>
          <table:table-cell office:value-type="float" office:value="-0.0996657448" calcext:value-type="float">
            <text:p>-0.0996657448</text:p>
          </table:table-cell>
          <table:table-cell table:formula="of:=[.A4555]*[.A4555]+[.B4555]*[.B4555]" office:value-type="float" office:value="0.0135749029491404" calcext:value-type="float">
            <text:p>0.01357490294914</text:p>
          </table:table-cell>
        </table:table-row>
        <table:table-row table:style-name="ro1">
          <table:table-cell office:value-type="float" office:value="-0.112096139" calcext:value-type="float">
            <text:p>-0.112096139</text:p>
          </table:table-cell>
          <table:table-cell office:value-type="float" office:value="0.0307038145" calcext:value-type="float">
            <text:p>0.0307038145</text:p>
          </table:table-cell>
          <table:table-cell table:formula="of:=[.A4556]*[.A4556]+[.B4556]*[.B4556]" office:value-type="float" office:value="0.0135082686035577" calcext:value-type="float">
            <text:p>0.013508268603558</text:p>
          </table:table-cell>
        </table:table-row>
        <table:table-row table:style-name="ro1">
          <table:table-cell office:value-type="float" office:value="-0.112096136" calcext:value-type="float">
            <text:p>-0.112096136</text:p>
          </table:table-cell>
          <table:table-cell office:value-type="float" office:value="-0.0307038133" calcext:value-type="float">
            <text:p>-0.0307038133</text:p>
          </table:table-cell>
          <table:table-cell table:formula="of:=[.A4557]*[.A4557]+[.B4557]*[.B4557]" office:value-type="float" office:value="0.0135082678572918" calcext:value-type="float">
            <text:p>0.013508267857292</text:p>
          </table:table-cell>
        </table:table-row>
        <table:table-row table:style-name="ro1">
          <table:table-cell office:value-type="float" office:value="0.115400719" calcext:value-type="float">
            <text:p>0.115400719</text:p>
          </table:table-cell>
          <table:table-cell office:value-type="float" office:value="0" calcext:value-type="float">
            <text:p>0</text:p>
          </table:table-cell>
          <table:table-cell table:formula="of:=[.A4558]*[.A4558]+[.B4558]*[.B4558]" office:value-type="float" office:value="0.013317325945717" calcext:value-type="float">
            <text:p>0.013317325945717</text:p>
          </table:table-cell>
        </table:table-row>
        <table:table-row table:style-name="ro1">
          <table:table-cell office:value-type="float" office:value="0.090021885" calcext:value-type="float">
            <text:p>0.090021885</text:p>
          </table:table-cell>
          <table:table-cell office:value-type="float" office:value="0.0714700479" calcext:value-type="float">
            <text:p>0.0714700479</text:p>
          </table:table-cell>
          <table:table-cell table:formula="of:=[.A4559]*[.A4559]+[.B4559]*[.B4559]" office:value-type="float" office:value="0.0132119075257815" calcext:value-type="float">
            <text:p>0.013211907525782</text:p>
          </table:table-cell>
        </table:table-row>
        <table:table-row table:style-name="ro1">
          <table:table-cell office:value-type="float" office:value="0.090021885" calcext:value-type="float">
            <text:p>0.090021885</text:p>
          </table:table-cell>
          <table:table-cell office:value-type="float" office:value="-0.0714700479" calcext:value-type="float">
            <text:p>-0.0714700479</text:p>
          </table:table-cell>
          <table:table-cell table:formula="of:=[.A4560]*[.A4560]+[.B4560]*[.B4560]" office:value-type="float" office:value="0.0132119075257815" calcext:value-type="float">
            <text:p>0.013211907525782</text:p>
          </table:table-cell>
        </table:table-row>
        <table:table-row table:style-name="ro1">
          <table:table-cell office:value-type="float" office:value="0.108430563" calcext:value-type="float">
            <text:p>0.108430563</text:p>
          </table:table-cell>
          <table:table-cell office:value-type="float" office:value="0.0376450089" calcext:value-type="float">
            <text:p>0.0376450089</text:p>
          </table:table-cell>
          <table:table-cell table:formula="of:=[.A4561]*[.A4561]+[.B4561]*[.B4561]" office:value-type="float" office:value="0.013174333687578" calcext:value-type="float">
            <text:p>0.013174333687578</text:p>
          </table:table-cell>
        </table:table-row>
        <table:table-row table:style-name="ro1">
          <table:table-cell office:value-type="float" office:value="0.108430563" calcext:value-type="float">
            <text:p>0.108430563</text:p>
          </table:table-cell>
          <table:table-cell office:value-type="float" office:value="-0.0376450089" calcext:value-type="float">
            <text:p>-0.0376450089</text:p>
          </table:table-cell>
          <table:table-cell table:formula="of:=[.A4562]*[.A4562]+[.B4562]*[.B4562]" office:value-type="float" office:value="0.013174333687578" calcext:value-type="float">
            <text:p>0.013174333687578</text:p>
          </table:table-cell>
        </table:table-row>
        <table:table-row table:style-name="ro1">
          <table:table-cell office:value-type="float" office:value="0.0795179112" calcext:value-type="float">
            <text:p>0.0795179112</text:p>
          </table:table-cell>
          <table:table-cell office:value-type="float" office:value="0.0814637609" calcext:value-type="float">
            <text:p>0.0814637609</text:p>
          </table:table-cell>
          <table:table-cell table:formula="of:=[.A4563]*[.A4563]+[.B4563]*[.B4563]" office:value-type="float" office:value="0.0129594425415835" calcext:value-type="float">
            <text:p>0.012959442541584</text:p>
          </table:table-cell>
        </table:table-row>
        <table:table-row table:style-name="ro1">
          <table:table-cell office:value-type="float" office:value="0.0795179112" calcext:value-type="float">
            <text:p>0.0795179112</text:p>
          </table:table-cell>
          <table:table-cell office:value-type="float" office:value="-0.0814637609" calcext:value-type="float">
            <text:p>-0.0814637609</text:p>
          </table:table-cell>
          <table:table-cell table:formula="of:=[.A4564]*[.A4564]+[.B4564]*[.B4564]" office:value-type="float" office:value="0.0129594425415835" calcext:value-type="float">
            <text:p>0.012959442541584</text:p>
          </table:table-cell>
        </table:table-row>
        <table:table-row table:style-name="ro1">
          <table:table-cell office:value-type="float" office:value="-0.112110078" calcext:value-type="float">
            <text:p>-0.112110078</text:p>
          </table:table-cell>
          <table:table-cell office:value-type="float" office:value="0" calcext:value-type="float">
            <text:p>0</text:p>
          </table:table-cell>
          <table:table-cell table:formula="of:=[.A4565]*[.A4565]+[.B4565]*[.B4565]" office:value-type="float" office:value="0.0125686695891661" calcext:value-type="float">
            <text:p>0.012568669589166</text:p>
          </table:table-cell>
        </table:table-row>
        <table:table-row table:style-name="ro1">
          <table:table-cell office:value-type="float" office:value="0.0784844225" calcext:value-type="float">
            <text:p>0.0784844225</text:p>
          </table:table-cell>
          <table:table-cell office:value-type="float" office:value="0.0788057735" calcext:value-type="float">
            <text:p>0.0788057735</text:p>
          </table:table-cell>
          <table:table-cell table:formula="of:=[.A4566]*[.A4566]+[.B4566]*[.B4566]" office:value-type="float" office:value="0.0123701545120918" calcext:value-type="float">
            <text:p>0.012370154512092</text:p>
          </table:table-cell>
        </table:table-row>
        <table:table-row table:style-name="ro1">
          <table:table-cell office:value-type="float" office:value="0.0784844225" calcext:value-type="float">
            <text:p>0.0784844225</text:p>
          </table:table-cell>
          <table:table-cell office:value-type="float" office:value="-0.0788057735" calcext:value-type="float">
            <text:p>-0.0788057735</text:p>
          </table:table-cell>
          <table:table-cell table:formula="of:=[.A4567]*[.A4567]+[.B4567]*[.B4567]" office:value-type="float" office:value="0.0123701545120918" calcext:value-type="float">
            <text:p>0.012370154512092</text:p>
          </table:table-cell>
        </table:table-row>
        <table:table-row table:style-name="ro1">
          <table:table-cell office:value-type="float" office:value="0.0774910008" calcext:value-type="float">
            <text:p>0.0774910008</text:p>
          </table:table-cell>
          <table:table-cell office:value-type="float" office:value="0.0788215998" calcext:value-type="float">
            <text:p>0.0788215998</text:p>
          </table:table-cell>
          <table:table-cell table:formula="of:=[.A4568]*[.A4568]+[.B4568]*[.B4568]" office:value-type="float" office:value="0.012217699800017" calcext:value-type="float">
            <text:p>0.012217699800017</text:p>
          </table:table-cell>
        </table:table-row>
        <table:table-row table:style-name="ro1">
          <table:table-cell office:value-type="float" office:value="0.0774910008" calcext:value-type="float">
            <text:p>0.0774910008</text:p>
          </table:table-cell>
          <table:table-cell office:value-type="float" office:value="-0.0788215998" calcext:value-type="float">
            <text:p>-0.0788215998</text:p>
          </table:table-cell>
          <table:table-cell table:formula="of:=[.A4569]*[.A4569]+[.B4569]*[.B4569]" office:value-type="float" office:value="0.012217699800017" calcext:value-type="float">
            <text:p>0.012217699800017</text:p>
          </table:table-cell>
        </table:table-row>
        <table:table-row table:style-name="ro1">
          <table:table-cell office:value-type="float" office:value="0.0788273132" calcext:value-type="float">
            <text:p>0.0788273132</text:p>
          </table:table-cell>
          <table:table-cell office:value-type="float" office:value="0.0772268398" calcext:value-type="float">
            <text:p>0.0772268398</text:p>
          </table:table-cell>
          <table:table-cell table:formula="of:=[.A4570]*[.A4570]+[.B4570]*[.B4570]" office:value-type="float" office:value="0.0121777300918258" calcext:value-type="float">
            <text:p>0.012177730091826</text:p>
          </table:table-cell>
        </table:table-row>
        <table:table-row table:style-name="ro1">
          <table:table-cell office:value-type="float" office:value="0.0788273132" calcext:value-type="float">
            <text:p>0.0788273132</text:p>
          </table:table-cell>
          <table:table-cell office:value-type="float" office:value="-0.0772268398" calcext:value-type="float">
            <text:p>-0.0772268398</text:p>
          </table:table-cell>
          <table:table-cell table:formula="of:=[.A4571]*[.A4571]+[.B4571]*[.B4571]" office:value-type="float" office:value="0.0121777300918258" calcext:value-type="float">
            <text:p>0.012177730091826</text:p>
          </table:table-cell>
        </table:table-row>
        <table:table-row table:style-name="ro1">
          <table:table-cell office:value-type="float" office:value="0.107371472" calcext:value-type="float">
            <text:p>0.107371472</text:p>
          </table:table-cell>
          <table:table-cell office:value-type="float" office:value="0" calcext:value-type="float">
            <text:p>0</text:p>
          </table:table-cell>
          <table:table-cell table:formula="of:=[.A4572]*[.A4572]+[.B4572]*[.B4572]" office:value-type="float" office:value="0.0115286329994468" calcext:value-type="float">
            <text:p>0.011528632999447</text:p>
          </table:table-cell>
        </table:table-row>
        <table:table-row table:style-name="ro1">
          <table:table-cell office:value-type="float" office:value="0.0716869738" calcext:value-type="float">
            <text:p>0.0716869738</text:p>
          </table:table-cell>
          <table:table-cell office:value-type="float" office:value="0.0768999593" calcext:value-type="float">
            <text:p>0.0768999593</text:p>
          </table:table-cell>
          <table:table-cell table:formula="of:=[.A4573]*[.A4573]+[.B4573]*[.B4573]" office:value-type="float" office:value="0.0110526259529435" calcext:value-type="float">
            <text:p>0.011052625952944</text:p>
          </table:table-cell>
        </table:table-row>
        <table:table-row table:style-name="ro1">
          <table:table-cell office:value-type="float" office:value="0.0716869738" calcext:value-type="float">
            <text:p>0.0716869738</text:p>
          </table:table-cell>
          <table:table-cell office:value-type="float" office:value="-0.0768999593" calcext:value-type="float">
            <text:p>-0.0768999593</text:p>
          </table:table-cell>
          <table:table-cell table:formula="of:=[.A4574]*[.A4574]+[.B4574]*[.B4574]" office:value-type="float" office:value="0.0110526259529435" calcext:value-type="float">
            <text:p>0.011052625952944</text:p>
          </table:table-cell>
        </table:table-row>
        <table:table-row table:style-name="ro1">
          <table:table-cell office:value-type="float" office:value="-0.0285461375" calcext:value-type="float">
            <text:p>-0.0285461375</text:p>
          </table:table-cell>
          <table:table-cell office:value-type="float" office:value="0.0990811905" calcext:value-type="float">
            <text:p>0.0990811905</text:p>
          </table:table-cell>
          <table:table-cell table:formula="of:=[.A4575]*[.A4575]+[.B4575]*[.B4575]" office:value-type="float" office:value="0.0106319642770662" calcext:value-type="float">
            <text:p>0.010631964277066</text:p>
          </table:table-cell>
        </table:table-row>
        <table:table-row table:style-name="ro1">
          <table:table-cell office:value-type="float" office:value="-0.0285461375" calcext:value-type="float">
            <text:p>-0.0285461375</text:p>
          </table:table-cell>
          <table:table-cell office:value-type="float" office:value="-0.0990811905" calcext:value-type="float">
            <text:p>-0.0990811905</text:p>
          </table:table-cell>
          <table:table-cell table:formula="of:=[.A4576]*[.A4576]+[.B4576]*[.B4576]" office:value-type="float" office:value="0.0106319642770662" calcext:value-type="float">
            <text:p>0.010631964277066</text:p>
          </table:table-cell>
        </table:table-row>
        <table:table-row table:style-name="ro1">
          <table:table-cell office:value-type="float" office:value="-0.0220756002" calcext:value-type="float">
            <text:p>-0.0220756002</text:p>
          </table:table-cell>
          <table:table-cell office:value-type="float" office:value="0.0979258761" calcext:value-type="float">
            <text:p>0.0979258761</text:p>
          </table:table-cell>
          <table:table-cell table:formula="of:=[.A4577]*[.A4577]+[.B4577]*[.B4577]" office:value-type="float" office:value="0.0100768093341428" calcext:value-type="float">
            <text:p>0.010076809334143</text:p>
          </table:table-cell>
        </table:table-row>
        <table:table-row table:style-name="ro1">
          <table:table-cell office:value-type="float" office:value="-0.0220756002" calcext:value-type="float">
            <text:p>-0.0220756002</text:p>
          </table:table-cell>
          <table:table-cell office:value-type="float" office:value="-0.0979258761" calcext:value-type="float">
            <text:p>-0.0979258761</text:p>
          </table:table-cell>
          <table:table-cell table:formula="of:=[.A4578]*[.A4578]+[.B4578]*[.B4578]" office:value-type="float" office:value="0.0100768093341428" calcext:value-type="float">
            <text:p>0.010076809334143</text:p>
          </table:table-cell>
        </table:table-row>
        <table:table-row table:style-name="ro1">
          <table:table-cell office:value-type="float" office:value="-0.0227500084" calcext:value-type="float">
            <text:p>-0.0227500084</text:p>
          </table:table-cell>
          <table:table-cell office:value-type="float" office:value="0.0952602638" calcext:value-type="float">
            <text:p>0.0952602638</text:p>
          </table:table-cell>
          <table:table-cell table:formula="of:=[.A4579]*[.A4579]+[.B4579]*[.B4579]" office:value-type="float" office:value="0.00959208074144566" calcext:value-type="float">
            <text:p>0.009592080741446</text:p>
          </table:table-cell>
        </table:table-row>
        <table:table-row table:style-name="ro1">
          <table:table-cell office:value-type="float" office:value="-0.0227500084" calcext:value-type="float">
            <text:p>-0.0227500084</text:p>
          </table:table-cell>
          <table:table-cell office:value-type="float" office:value="-0.0952602638" calcext:value-type="float">
            <text:p>-0.0952602638</text:p>
          </table:table-cell>
          <table:table-cell table:formula="of:=[.A4580]*[.A4580]+[.B4580]*[.B4580]" office:value-type="float" office:value="0.00959208074144566" calcext:value-type="float">
            <text:p>0.009592080741446</text:p>
          </table:table-cell>
        </table:table-row>
        <table:table-row table:style-name="ro1">
          <table:table-cell office:value-type="float" office:value="-0.0228116522" calcext:value-type="float">
            <text:p>-0.0228116522</text:p>
          </table:table-cell>
          <table:table-cell office:value-type="float" office:value="0.0951230871" calcext:value-type="float">
            <text:p>0.0951230871</text:p>
          </table:table-cell>
          <table:table-cell table:formula="of:=[.A4581]*[.A4581]+[.B4581]*[.B4581]" office:value-type="float" office:value="0.00956877317552795" calcext:value-type="float">
            <text:p>0.009568773175528</text:p>
          </table:table-cell>
        </table:table-row>
        <table:table-row table:style-name="ro1">
          <table:table-cell office:value-type="float" office:value="-0.0228116522" calcext:value-type="float">
            <text:p>-0.0228116522</text:p>
          </table:table-cell>
          <table:table-cell office:value-type="float" office:value="-0.0951230871" calcext:value-type="float">
            <text:p>-0.0951230871</text:p>
          </table:table-cell>
          <table:table-cell table:formula="of:=[.A4582]*[.A4582]+[.B4582]*[.B4582]" office:value-type="float" office:value="0.00956877317552795" calcext:value-type="float">
            <text:p>0.009568773175528</text:p>
          </table:table-cell>
        </table:table-row>
        <table:table-row table:style-name="ro1">
          <table:table-cell office:value-type="float" office:value="-0.0216244375" calcext:value-type="float">
            <text:p>-0.0216244375</text:p>
          </table:table-cell>
          <table:table-cell office:value-type="float" office:value="0.0953377836" calcext:value-type="float">
            <text:p>0.0953377836</text:p>
          </table:table-cell>
          <table:table-cell table:formula="of:=[.A4583]*[.A4583]+[.B4583]*[.B4583]" office:value-type="float" office:value="0.00955690927895184" calcext:value-type="float">
            <text:p>0.009556909278952</text:p>
          </table:table-cell>
        </table:table-row>
        <table:table-row table:style-name="ro1">
          <table:table-cell office:value-type="float" office:value="-0.0216244375" calcext:value-type="float">
            <text:p>-0.0216244375</text:p>
          </table:table-cell>
          <table:table-cell office:value-type="float" office:value="-0.0953377836" calcext:value-type="float">
            <text:p>-0.0953377836</text:p>
          </table:table-cell>
          <table:table-cell table:formula="of:=[.A4584]*[.A4584]+[.B4584]*[.B4584]" office:value-type="float" office:value="0.00955690927895184" calcext:value-type="float">
            <text:p>0.009556909278952</text:p>
          </table:table-cell>
        </table:table-row>
        <table:table-row table:style-name="ro1">
          <table:table-cell office:value-type="float" office:value="-0.022525752" calcext:value-type="float">
            <text:p>-0.022525752</text:p>
          </table:table-cell>
          <table:table-cell office:value-type="float" office:value="0.0948547494" calcext:value-type="float">
            <text:p>0.0948547494</text:p>
          </table:table-cell>
          <table:table-cell table:formula="of:=[.A4585]*[.A4585]+[.B4585]*[.B4585]" office:value-type="float" office:value="0.0095048329869023" calcext:value-type="float">
            <text:p>0.009504832986902</text:p>
          </table:table-cell>
        </table:table-row>
        <table:table-row table:style-name="ro1">
          <table:table-cell office:value-type="float" office:value="-0.022525752" calcext:value-type="float">
            <text:p>-0.022525752</text:p>
          </table:table-cell>
          <table:table-cell office:value-type="float" office:value="-0.0948547494" calcext:value-type="float">
            <text:p>-0.0948547494</text:p>
          </table:table-cell>
          <table:table-cell table:formula="of:=[.A4586]*[.A4586]+[.B4586]*[.B4586]" office:value-type="float" office:value="0.0095048329869023" calcext:value-type="float">
            <text:p>0.009504832986902</text:p>
          </table:table-cell>
        </table:table-row>
        <table:table-row table:style-name="ro1">
          <table:table-cell office:value-type="float" office:value="0.058024458" calcext:value-type="float">
            <text:p>0.058024458</text:p>
          </table:table-cell>
          <table:table-cell office:value-type="float" office:value="0.0743962065" calcext:value-type="float">
            <text:p>0.0743962065</text:p>
          </table:table-cell>
          <table:table-cell table:formula="of:=[.A4587]*[.A4587]+[.B4587]*[.B4587]" office:value-type="float" office:value="0.00890163326778441" calcext:value-type="float">
            <text:p>0.008901633267784</text:p>
          </table:table-cell>
        </table:table-row>
        <table:table-row table:style-name="ro1">
          <table:table-cell office:value-type="float" office:value="0.058024458" calcext:value-type="float">
            <text:p>0.058024458</text:p>
          </table:table-cell>
          <table:table-cell office:value-type="float" office:value="-0.0743962063" calcext:value-type="float">
            <text:p>-0.0743962063</text:p>
          </table:table-cell>
          <table:table-cell table:formula="of:=[.A4588]*[.A4588]+[.B4588]*[.B4588]" office:value-type="float" office:value="0.00890163323802592" calcext:value-type="float">
            <text:p>0.008901633238026</text:p>
          </table:table-cell>
        </table:table-row>
        <table:table-row table:style-name="ro1">
          <table:table-cell office:value-type="float" office:value="0.00760467783" calcext:value-type="float">
            <text:p>0.00760467783</text:p>
          </table:table-cell>
          <table:table-cell office:value-type="float" office:value="0.0937499999" calcext:value-type="float">
            <text:p>0.0937499999</text:p>
          </table:table-cell>
          <table:table-cell table:formula="of:=[.A4589]*[.A4589]+[.B4589]*[.B4589]" office:value-type="float" office:value="0.0088468936061481" calcext:value-type="float">
            <text:p>0.008846893606148</text:p>
          </table:table-cell>
        </table:table-row>
        <table:table-row table:style-name="ro1">
          <table:table-cell office:value-type="float" office:value="0.00760467783" calcext:value-type="float">
            <text:p>0.00760467783</text:p>
          </table:table-cell>
          <table:table-cell office:value-type="float" office:value="-0.0937499999" calcext:value-type="float">
            <text:p>-0.0937499999</text:p>
          </table:table-cell>
          <table:table-cell table:formula="of:=[.A4590]*[.A4590]+[.B4590]*[.B4590]" office:value-type="float" office:value="0.0088468936061481" calcext:value-type="float">
            <text:p>0.008846893606148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" calcext:value-type="float">
            <text:p>0</text:p>
          </table:table-cell>
          <table:table-cell table:formula="of:=[.A4591]*[.A4591]+[.B4591]*[.B4591]" office:value-type="float" office:value="0.0087890625" calcext:value-type="float">
            <text:p>0.0087890625</text:p>
          </table:table-cell>
        </table:table-row>
        <table:table-row table:style-name="ro1">
          <table:table-cell office:value-type="float" office:value="-0.0385379002" calcext:value-type="float">
            <text:p>-0.0385379002</text:p>
          </table:table-cell>
          <table:table-cell office:value-type="float" office:value="0.0852272727" calcext:value-type="float">
            <text:p>0.0852272727</text:p>
          </table:table-cell>
          <table:table-cell table:formula="of:=[.A4592]*[.A4592]+[.B4592]*[.B4592]" office:value-type="float" office:value="0.00874885776370533" calcext:value-type="float">
            <text:p>0.008748857763705</text:p>
          </table:table-cell>
        </table:table-row>
        <table:table-row table:style-name="ro1">
          <table:table-cell office:value-type="float" office:value="-0.0385379002" calcext:value-type="float">
            <text:p>-0.0385379002</text:p>
          </table:table-cell>
          <table:table-cell office:value-type="float" office:value="-0.0852272727" calcext:value-type="float">
            <text:p>-0.0852272727</text:p>
          </table:table-cell>
          <table:table-cell table:formula="of:=[.A4593]*[.A4593]+[.B4593]*[.B4593]" office:value-type="float" office:value="0.00874885776370533" calcext:value-type="float">
            <text:p>0.008748857763705</text:p>
          </table:table-cell>
        </table:table-row>
        <table:table-row table:style-name="ro1">
          <table:table-cell office:value-type="float" office:value="0.00689376864" calcext:value-type="float">
            <text:p>0.00689376864</text:p>
          </table:table-cell>
          <table:table-cell office:value-type="float" office:value="0.0923349679" calcext:value-type="float">
            <text:p>0.0923349679</text:p>
          </table:table-cell>
          <table:table-cell table:formula="of:=[.A4594]*[.A4594]+[.B4594]*[.B4594]" office:value-type="float" office:value="0.00857327034315588" calcext:value-type="float">
            <text:p>0.008573270343156</text:p>
          </table:table-cell>
        </table:table-row>
        <table:table-row table:style-name="ro1">
          <table:table-cell office:value-type="float" office:value="0.00689376864" calcext:value-type="float">
            <text:p>0.00689376864</text:p>
          </table:table-cell>
          <table:table-cell office:value-type="float" office:value="-0.0923349679" calcext:value-type="float">
            <text:p>-0.0923349679</text:p>
          </table:table-cell>
          <table:table-cell table:formula="of:=[.A4595]*[.A4595]+[.B4595]*[.B4595]" office:value-type="float" office:value="0.00857327034315588" calcext:value-type="float">
            <text:p>0.008573270343156</text:p>
          </table:table-cell>
        </table:table-row>
        <table:table-row table:style-name="ro1">
          <table:table-cell office:value-type="float" office:value="0.00717076672" calcext:value-type="float">
            <text:p>0.00717076672</text:p>
          </table:table-cell>
          <table:table-cell office:value-type="float" office:value="0.0922331943" calcext:value-type="float">
            <text:p>0.0922331943</text:p>
          </table:table-cell>
          <table:table-cell table:formula="of:=[.A4596]*[.A4596]+[.B4596]*[.B4596]" office:value-type="float" office:value="0.00855838202613421" calcext:value-type="float">
            <text:p>0.008558382026134</text:p>
          </table:table-cell>
        </table:table-row>
        <table:table-row table:style-name="ro1">
          <table:table-cell office:value-type="float" office:value="0.00717076672" calcext:value-type="float">
            <text:p>0.00717076672</text:p>
          </table:table-cell>
          <table:table-cell office:value-type="float" office:value="-0.0922331943" calcext:value-type="float">
            <text:p>-0.0922331943</text:p>
          </table:table-cell>
          <table:table-cell table:formula="of:=[.A4597]*[.A4597]+[.B4597]*[.B4597]" office:value-type="float" office:value="0.00855838202613421" calcext:value-type="float">
            <text:p>0.008558382026134</text:p>
          </table:table-cell>
        </table:table-row>
        <table:table-row table:style-name="ro1">
          <table:table-cell office:value-type="float" office:value="0.00716945778" calcext:value-type="float">
            <text:p>0.00716945778</text:p>
          </table:table-cell>
          <table:table-cell office:value-type="float" office:value="0.0922318563" calcext:value-type="float">
            <text:p>0.0922318563</text:p>
          </table:table-cell>
          <table:table-cell table:formula="of:=[.A4598]*[.A4598]+[.B4598]*[.B4598]" office:value-type="float" office:value="0.00855811644140305" calcext:value-type="float">
            <text:p>0.008558116441403</text:p>
          </table:table-cell>
        </table:table-row>
        <table:table-row table:style-name="ro1">
          <table:table-cell office:value-type="float" office:value="0.00716945778" calcext:value-type="float">
            <text:p>0.00716945778</text:p>
          </table:table-cell>
          <table:table-cell office:value-type="float" office:value="-0.0922318563" calcext:value-type="float">
            <text:p>-0.0922318563</text:p>
          </table:table-cell>
          <table:table-cell table:formula="of:=[.A4599]*[.A4599]+[.B4599]*[.B4599]" office:value-type="float" office:value="0.00855811644140305" calcext:value-type="float">
            <text:p>0.008558116441403</text:p>
          </table:table-cell>
        </table:table-row>
        <table:table-row table:style-name="ro1">
          <table:table-cell office:value-type="float" office:value="0.00716973083" calcext:value-type="float">
            <text:p>0.00716973083</text:p>
          </table:table-cell>
          <table:table-cell office:value-type="float" office:value="0.092231644" calcext:value-type="float">
            <text:p>0.092231644</text:p>
          </table:table-cell>
          <table:table-cell table:formula="of:=[.A4600]*[.A4600]+[.B4600]*[.B4600]" office:value-type="float" office:value="0.00855808119511739" calcext:value-type="float">
            <text:p>0.008558081195117</text:p>
          </table:table-cell>
        </table:table-row>
        <table:table-row table:style-name="ro1">
          <table:table-cell office:value-type="float" office:value="0.00716973083" calcext:value-type="float">
            <text:p>0.00716973083</text:p>
          </table:table-cell>
          <table:table-cell office:value-type="float" office:value="-0.092231644" calcext:value-type="float">
            <text:p>-0.092231644</text:p>
          </table:table-cell>
          <table:table-cell table:formula="of:=[.A4601]*[.A4601]+[.B4601]*[.B4601]" office:value-type="float" office:value="0.00855808119511739" calcext:value-type="float">
            <text:p>0.008558081195117</text:p>
          </table:table-cell>
        </table:table-row>
        <table:table-row table:style-name="ro1">
          <table:table-cell office:value-type="float" office:value="0.00716972889" calcext:value-type="float">
            <text:p>0.00716972889</text:p>
          </table:table-cell>
          <table:table-cell office:value-type="float" office:value="0.0922316429" calcext:value-type="float">
            <text:p>0.0922316429</text:p>
          </table:table-cell>
          <table:table-cell table:formula="of:=[.A4602]*[.A4602]+[.B4602]*[.B4602]" office:value-type="float" office:value="0.00855808096438922" calcext:value-type="float">
            <text:p>0.008558080964389</text:p>
          </table:table-cell>
        </table:table-row>
        <table:table-row table:style-name="ro1">
          <table:table-cell office:value-type="float" office:value="0.00716972889" calcext:value-type="float">
            <text:p>0.00716972889</text:p>
          </table:table-cell>
          <table:table-cell office:value-type="float" office:value="-0.0922316429" calcext:value-type="float">
            <text:p>-0.0922316429</text:p>
          </table:table-cell>
          <table:table-cell table:formula="of:=[.A4603]*[.A4603]+[.B4603]*[.B4603]" office:value-type="float" office:value="0.00855808096438922" calcext:value-type="float">
            <text:p>0.008558080964389</text:p>
          </table:table-cell>
        </table:table-row>
        <table:table-row table:style-name="ro1">
          <table:table-cell office:value-type="float" office:value="0.00716972913" calcext:value-type="float">
            <text:p>0.00716972913</text:p>
          </table:table-cell>
          <table:table-cell office:value-type="float" office:value="0.0922316426" calcext:value-type="float">
            <text:p>0.0922316426</text:p>
          </table:table-cell>
          <table:table-cell table:formula="of:=[.A4604]*[.A4604]+[.B4604]*[.B4604]" office:value-type="float" office:value="0.0085580809124917" calcext:value-type="float">
            <text:p>0.008558080912492</text:p>
          </table:table-cell>
        </table:table-row>
        <table:table-row table:style-name="ro1">
          <table:table-cell office:value-type="float" office:value="0.00716972913" calcext:value-type="float">
            <text:p>0.00716972913</text:p>
          </table:table-cell>
          <table:table-cell office:value-type="float" office:value="-0.0922316426" calcext:value-type="float">
            <text:p>-0.0922316426</text:p>
          </table:table-cell>
          <table:table-cell table:formula="of:=[.A4605]*[.A4605]+[.B4605]*[.B4605]" office:value-type="float" office:value="0.0085580809124917" calcext:value-type="float">
            <text:p>0.008558080912492</text:p>
          </table:table-cell>
        </table:table-row>
        <table:table-row table:style-name="ro1">
          <table:table-cell office:value-type="float" office:value="0.00716972912" calcext:value-type="float">
            <text:p>0.00716972912</text:p>
          </table:table-cell>
          <table:table-cell office:value-type="float" office:value="0.0922316426" calcext:value-type="float">
            <text:p>0.0922316426</text:p>
          </table:table-cell>
          <table:table-cell table:formula="of:=[.A4606]*[.A4606]+[.B4606]*[.B4606]" office:value-type="float" office:value="0.00855808091234831" calcext:value-type="float">
            <text:p>0.008558080912348</text:p>
          </table:table-cell>
        </table:table-row>
        <table:table-row table:style-name="ro1">
          <table:table-cell office:value-type="float" office:value="0.00716972912" calcext:value-type="float">
            <text:p>0.00716972912</text:p>
          </table:table-cell>
          <table:table-cell office:value-type="float" office:value="0.0922316426" calcext:value-type="float">
            <text:p>0.0922316426</text:p>
          </table:table-cell>
          <table:table-cell table:formula="of:=[.A4607]*[.A4607]+[.B4607]*[.B4607]" office:value-type="float" office:value="0.00855808091234831" calcext:value-type="float">
            <text:p>0.008558080912348</text:p>
          </table:table-cell>
        </table:table-row>
        <table:table-row table:style-name="ro1">
          <table:table-cell office:value-type="float" office:value="0.00716972912" calcext:value-type="float">
            <text:p>0.00716972912</text:p>
          </table:table-cell>
          <table:table-cell office:value-type="float" office:value="-0.0922316426" calcext:value-type="float">
            <text:p>-0.0922316426</text:p>
          </table:table-cell>
          <table:table-cell table:formula="of:=[.A4608]*[.A4608]+[.B4608]*[.B4608]" office:value-type="float" office:value="0.00855808091234831" calcext:value-type="float">
            <text:p>0.008558080912348</text:p>
          </table:table-cell>
        </table:table-row>
        <table:table-row table:style-name="ro1">
          <table:table-cell office:value-type="float" office:value="0.00716972912" calcext:value-type="float">
            <text:p>0.00716972912</text:p>
          </table:table-cell>
          <table:table-cell office:value-type="float" office:value="-0.0922316426" calcext:value-type="float">
            <text:p>-0.0922316426</text:p>
          </table:table-cell>
          <table:table-cell table:formula="of:=[.A4609]*[.A4609]+[.B4609]*[.B4609]" office:value-type="float" office:value="0.00855808091234831" calcext:value-type="float">
            <text:p>0.008558080912348</text:p>
          </table:table-cell>
        </table:table-row>
        <table:table-row table:style-name="ro1">
          <table:table-cell office:value-type="float" office:value="0.00716972905" calcext:value-type="float">
            <text:p>0.00716972905</text:p>
          </table:table-cell>
          <table:table-cell office:value-type="float" office:value="0.0922316426" calcext:value-type="float">
            <text:p>0.0922316426</text:p>
          </table:table-cell>
          <table:table-cell table:formula="of:=[.A4610]*[.A4610]+[.B4610]*[.B4610]" office:value-type="float" office:value="0.00855808091134455" calcext:value-type="float">
            <text:p>0.008558080911345</text:p>
          </table:table-cell>
        </table:table-row>
        <table:table-row table:style-name="ro1">
          <table:table-cell office:value-type="float" office:value="0.00716972905" calcext:value-type="float">
            <text:p>0.00716972905</text:p>
          </table:table-cell>
          <table:table-cell office:value-type="float" office:value="-0.0922316426" calcext:value-type="float">
            <text:p>-0.0922316426</text:p>
          </table:table-cell>
          <table:table-cell table:formula="of:=[.A4611]*[.A4611]+[.B4611]*[.B4611]" office:value-type="float" office:value="0.00855808091134455" calcext:value-type="float">
            <text:p>0.008558080911345</text:p>
          </table:table-cell>
        </table:table-row>
        <table:table-row table:style-name="ro1">
          <table:table-cell office:value-type="float" office:value="0.00716973717" calcext:value-type="float">
            <text:p>0.00716973717</text:p>
          </table:table-cell>
          <table:table-cell office:value-type="float" office:value="0.092231634" calcext:value-type="float">
            <text:p>0.092231634</text:p>
          </table:table-cell>
          <table:table-cell table:formula="of:=[.A4612]*[.A4612]+[.B4612]*[.B4612]" office:value-type="float" office:value="0.00855807944139684" calcext:value-type="float">
            <text:p>0.008558079441397</text:p>
          </table:table-cell>
        </table:table-row>
        <table:table-row table:style-name="ro1">
          <table:table-cell office:value-type="float" office:value="0.00716973717" calcext:value-type="float">
            <text:p>0.00716973717</text:p>
          </table:table-cell>
          <table:table-cell office:value-type="float" office:value="-0.092231634" calcext:value-type="float">
            <text:p>-0.092231634</text:p>
          </table:table-cell>
          <table:table-cell table:formula="of:=[.A4613]*[.A4613]+[.B4613]*[.B4613]" office:value-type="float" office:value="0.00855807944139684" calcext:value-type="float">
            <text:p>0.008558079441397</text:p>
          </table:table-cell>
        </table:table-row>
        <table:table-row table:style-name="ro1">
          <table:table-cell office:value-type="float" office:value="0.00716968582" calcext:value-type="float">
            <text:p>0.00716968582</text:p>
          </table:table-cell>
          <table:table-cell office:value-type="float" office:value="0.0922315956" calcext:value-type="float">
            <text:p>0.0922315956</text:p>
          </table:table-cell>
          <table:table-cell table:formula="of:=[.A4614]*[.A4614]+[.B4614]*[.B4614]" office:value-type="float" office:value="0.00855807162167945" calcext:value-type="float">
            <text:p>0.008558071621679</text:p>
          </table:table-cell>
        </table:table-row>
        <table:table-row table:style-name="ro1">
          <table:table-cell office:value-type="float" office:value="0.00716968582" calcext:value-type="float">
            <text:p>0.00716968582</text:p>
          </table:table-cell>
          <table:table-cell office:value-type="float" office:value="-0.0922315956" calcext:value-type="float">
            <text:p>-0.0922315956</text:p>
          </table:table-cell>
          <table:table-cell table:formula="of:=[.A4615]*[.A4615]+[.B4615]*[.B4615]" office:value-type="float" office:value="0.00855807162167945" calcext:value-type="float">
            <text:p>0.008558071621679</text:p>
          </table:table-cell>
        </table:table-row>
        <table:table-row table:style-name="ro1">
          <table:table-cell office:value-type="float" office:value="0.00717852533" calcext:value-type="float">
            <text:p>0.00717852533</text:p>
          </table:table-cell>
          <table:table-cell office:value-type="float" office:value="0.0922267017" calcext:value-type="float">
            <text:p>0.0922267017</text:p>
          </table:table-cell>
          <table:table-cell table:formula="of:=[.A4616]*[.A4616]+[.B4616]*[.B4616]" office:value-type="float" office:value="0.00855729573237423" calcext:value-type="float">
            <text:p>0.008557295732374</text:p>
          </table:table-cell>
        </table:table-row>
        <table:table-row table:style-name="ro1">
          <table:table-cell office:value-type="float" office:value="0.00717852533" calcext:value-type="float">
            <text:p>0.00717852533</text:p>
          </table:table-cell>
          <table:table-cell office:value-type="float" office:value="-0.0922267017" calcext:value-type="float">
            <text:p>-0.0922267017</text:p>
          </table:table-cell>
          <table:table-cell table:formula="of:=[.A4617]*[.A4617]+[.B4617]*[.B4617]" office:value-type="float" office:value="0.00855729573237423" calcext:value-type="float">
            <text:p>0.008557295732374</text:p>
          </table:table-cell>
        </table:table-row>
        <table:table-row table:style-name="ro1">
          <table:table-cell office:value-type="float" office:value="0.00714677775" calcext:value-type="float">
            <text:p>0.00714677775</text:p>
          </table:table-cell>
          <table:table-cell office:value-type="float" office:value="0.0921821626" calcext:value-type="float">
            <text:p>0.0921821626</text:p>
          </table:table-cell>
          <table:table-cell table:formula="of:=[.A4618]*[.A4618]+[.B4618]*[.B4618]" office:value-type="float" office:value="0.00854862753382074" calcext:value-type="float">
            <text:p>0.008548627533821</text:p>
          </table:table-cell>
        </table:table-row>
        <table:table-row table:style-name="ro1">
          <table:table-cell office:value-type="float" office:value="0.00714677775" calcext:value-type="float">
            <text:p>0.00714677775</text:p>
          </table:table-cell>
          <table:table-cell office:value-type="float" office:value="-0.0921821626" calcext:value-type="float">
            <text:p>-0.0921821626</text:p>
          </table:table-cell>
          <table:table-cell table:formula="of:=[.A4619]*[.A4619]+[.B4619]*[.B4619]" office:value-type="float" office:value="0.00854862753382074" calcext:value-type="float">
            <text:p>0.008548627533821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0909090908" calcext:value-type="float">
            <text:p>0.0909090908</text:p>
          </table:table-cell>
          <table:table-cell table:formula="of:=[.A4620]*[.A4620]+[.B4620]*[.B4620]" office:value-type="float" office:value="0.00850860341508264" calcext:value-type="float">
            <text:p>0.008508603415083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0.0909090908" calcext:value-type="float">
            <text:p>-0.0909090908</text:p>
          </table:table-cell>
          <table:table-cell table:formula="of:=[.A4621]*[.A4621]+[.B4621]*[.B4621]" office:value-type="float" office:value="0.00850860341508264" calcext:value-type="float">
            <text:p>0.008508603415083</text:p>
          </table:table-cell>
        </table:table-row>
        <table:table-row table:style-name="ro1">
          <table:table-cell office:value-type="float" office:value="0.0394341165" calcext:value-type="float">
            <text:p>0.0394341165</text:p>
          </table:table-cell>
          <table:table-cell office:value-type="float" office:value="0.0827750277" calcext:value-type="float">
            <text:p>0.0827750277</text:p>
          </table:table-cell>
          <table:table-cell table:formula="of:=[.A4622]*[.A4622]+[.B4622]*[.B4622]" office:value-type="float" office:value="0.00840675475487134" calcext:value-type="float">
            <text:p>0.008406754754871</text:p>
          </table:table-cell>
        </table:table-row>
        <table:table-row table:style-name="ro1">
          <table:table-cell office:value-type="float" office:value="0.039434116" calcext:value-type="float">
            <text:p>0.039434116</text:p>
          </table:table-cell>
          <table:table-cell office:value-type="float" office:value="-0.0827750259" calcext:value-type="float">
            <text:p>-0.0827750259</text:p>
          </table:table-cell>
          <table:table-cell table:formula="of:=[.A4623]*[.A4623]+[.B4623]*[.B4623]" office:value-type="float" office:value="0.00840675441744713" calcext:value-type="float">
            <text:p>0.008406754417447</text:p>
          </table:table-cell>
        </table:table-row>
        <table:table-row table:style-name="ro1">
          <table:table-cell office:value-type="float" office:value="-0.0865316391" calcext:value-type="float">
            <text:p>-0.0865316391</text:p>
          </table:table-cell>
          <table:table-cell office:value-type="float" office:value="0" calcext:value-type="float">
            <text:p>0</text:p>
          </table:table-cell>
          <table:table-cell table:formula="of:=[.A4624]*[.A4624]+[.B4624]*[.B4624]" office:value-type="float" office:value="0.00748772456533265" calcext:value-type="float">
            <text:p>0.007487724565333</text:p>
          </table:table-cell>
        </table:table-row>
        <table:table-row table:style-name="ro1">
          <table:table-cell office:value-type="float" office:value="-0.0863088198" calcext:value-type="float">
            <text:p>-0.0863088198</text:p>
          </table:table-cell>
          <table:table-cell office:value-type="float" office:value="0" calcext:value-type="float">
            <text:p>0</text:p>
          </table:table-cell>
          <table:table-cell table:formula="of:=[.A4625]*[.A4625]+[.B4625]*[.B4625]" office:value-type="float" office:value="0.00744921237526887" calcext:value-type="float">
            <text:p>0.007449212375269</text:p>
          </table:table-cell>
        </table:table-row>
        <table:table-row table:style-name="ro1">
          <table:table-cell office:value-type="float" office:value="-0.0863021741" calcext:value-type="float">
            <text:p>-0.0863021741</text:p>
          </table:table-cell>
          <table:table-cell office:value-type="float" office:value="0" calcext:value-type="float">
            <text:p>0</text:p>
          </table:table-cell>
          <table:table-cell table:formula="of:=[.A4626]*[.A4626]+[.B4626]*[.B4626]" office:value-type="float" office:value="0.00744806525438671" calcext:value-type="float">
            <text:p>0.007448065254387</text:p>
          </table:table-cell>
        </table:table-row>
        <table:table-row table:style-name="ro1">
          <table:table-cell office:value-type="float" office:value="-0.0863019761" calcext:value-type="float">
            <text:p>-0.0863019761</text:p>
          </table:table-cell>
          <table:table-cell office:value-type="float" office:value="0" calcext:value-type="float">
            <text:p>0</text:p>
          </table:table-cell>
          <table:table-cell table:formula="of:=[.A4627]*[.A4627]+[.B4627]*[.B4627]" office:value-type="float" office:value="0.00744803107876497" calcext:value-type="float">
            <text:p>0.007448031078765</text:p>
          </table:table-cell>
        </table:table-row>
        <table:table-row table:style-name="ro1">
          <table:table-cell office:value-type="float" office:value="-0.0863019702" calcext:value-type="float">
            <text:p>-0.0863019702</text:p>
          </table:table-cell>
          <table:table-cell office:value-type="float" office:value="0" calcext:value-type="float">
            <text:p>0</text:p>
          </table:table-cell>
          <table:table-cell table:formula="of:=[.A4628]*[.A4628]+[.B4628]*[.B4628]" office:value-type="float" office:value="0.00744803006040169" calcext:value-type="float">
            <text:p>0.007448030060402</text:p>
          </table:table-cell>
        </table:table-row>
        <table:table-row table:style-name="ro1">
          <table:table-cell office:value-type="float" office:value="-0.08630197" calcext:value-type="float">
            <text:p>-0.08630197</text:p>
          </table:table-cell>
          <table:table-cell office:value-type="float" office:value="0" calcext:value-type="float">
            <text:p>0</text:p>
          </table:table-cell>
          <table:table-cell table:formula="of:=[.A4629]*[.A4629]+[.B4629]*[.B4629]" office:value-type="float" office:value="0.0074480300258809" calcext:value-type="float">
            <text:p>0.007448030025881</text:p>
          </table:table-cell>
        </table:table-row>
        <table:table-row table:style-name="ro1">
          <table:table-cell office:value-type="float" office:value="-0.08630197" calcext:value-type="float">
            <text:p>-0.08630197</text:p>
          </table:table-cell>
          <table:table-cell office:value-type="float" office:value="0" calcext:value-type="float">
            <text:p>0</text:p>
          </table:table-cell>
          <table:table-cell table:formula="of:=[.A4630]*[.A4630]+[.B4630]*[.B4630]" office:value-type="float" office:value="0.0074480300258809" calcext:value-type="float">
            <text:p>0.007448030025881</text:p>
          </table:table-cell>
        </table:table-row>
        <table:table-row table:style-name="ro1">
          <table:table-cell office:value-type="float" office:value="-0.08630197" calcext:value-type="float">
            <text:p>-0.08630197</text:p>
          </table:table-cell>
          <table:table-cell office:value-type="float" office:value="0" calcext:value-type="float">
            <text:p>0</text:p>
          </table:table-cell>
          <table:table-cell table:formula="of:=[.A4631]*[.A4631]+[.B4631]*[.B4631]" office:value-type="float" office:value="0.0074480300258809" calcext:value-type="float">
            <text:p>0.007448030025881</text:p>
          </table:table-cell>
        </table:table-row>
        <table:table-row table:style-name="ro1">
          <table:table-cell office:value-type="float" office:value="-0.0863019699" calcext:value-type="float">
            <text:p>-0.0863019699</text:p>
          </table:table-cell>
          <table:table-cell office:value-type="float" office:value="0" calcext:value-type="float">
            <text:p>0</text:p>
          </table:table-cell>
          <table:table-cell table:formula="of:=[.A4632]*[.A4632]+[.B4632]*[.B4632]" office:value-type="float" office:value="0.00744803000862051" calcext:value-type="float">
            <text:p>0.007448030008621</text:p>
          </table:table-cell>
        </table:table-row>
        <table:table-row table:style-name="ro1">
          <table:table-cell office:value-type="float" office:value="-0.0863019689" calcext:value-type="float">
            <text:p>-0.0863019689</text:p>
          </table:table-cell>
          <table:table-cell office:value-type="float" office:value="0" calcext:value-type="float">
            <text:p>0</text:p>
          </table:table-cell>
          <table:table-cell table:formula="of:=[.A4633]*[.A4633]+[.B4633]*[.B4633]" office:value-type="float" office:value="0.00744802983601657" calcext:value-type="float">
            <text:p>0.007448029836017</text:p>
          </table:table-cell>
        </table:table-row>
        <table:table-row table:style-name="ro1">
          <table:table-cell office:value-type="float" office:value="-0.0863019348" calcext:value-type="float">
            <text:p>-0.0863019348</text:p>
          </table:table-cell>
          <table:table-cell office:value-type="float" office:value="0" calcext:value-type="float">
            <text:p>0</text:p>
          </table:table-cell>
          <table:table-cell table:formula="of:=[.A4634]*[.A4634]+[.B4634]*[.B4634]" office:value-type="float" office:value="0.00744802395022345" calcext:value-type="float">
            <text:p>0.007448023950223</text:p>
          </table:table-cell>
        </table:table-row>
        <table:table-row table:style-name="ro1">
          <table:table-cell office:value-type="float" office:value="-0.0863007876" calcext:value-type="float">
            <text:p>-0.0863007876</text:p>
          </table:table-cell>
          <table:table-cell office:value-type="float" office:value="0" calcext:value-type="float">
            <text:p>0</text:p>
          </table:table-cell>
          <table:table-cell table:formula="of:=[.A4635]*[.A4635]+[.B4635]*[.B4635]" office:value-type="float" office:value="0.00744782594038031" calcext:value-type="float">
            <text:p>0.00744782594038</text:p>
          </table:table-cell>
        </table:table-row>
        <table:table-row table:style-name="ro1">
          <table:table-cell office:value-type="float" office:value="-0.0862622754" calcext:value-type="float">
            <text:p>-0.0862622754</text:p>
          </table:table-cell>
          <table:table-cell office:value-type="float" office:value="0" calcext:value-type="float">
            <text:p>0</text:p>
          </table:table-cell>
          <table:table-cell table:formula="of:=[.A4636]*[.A4636]+[.B4636]*[.B4636]" office:value-type="float" office:value="0.00744118015718545" calcext:value-type="float">
            <text:p>0.007441180157185</text:p>
          </table:table-cell>
        </table:table-row>
        <table:table-row table:style-name="ro1">
          <table:table-cell office:value-type="float" office:value="-0.0849609375" calcext:value-type="float">
            <text:p>-0.0849609375</text:p>
          </table:table-cell>
          <table:table-cell office:value-type="float" office:value="0" calcext:value-type="float">
            <text:p>0</text:p>
          </table:table-cell>
          <table:table-cell table:formula="of:=[.A4637]*[.A4637]+[.B4637]*[.B4637]" office:value-type="float" office:value="0.00721836090087891" calcext:value-type="float">
            <text:p>0.007218360900879</text:p>
          </table:table-cell>
        </table:table-row>
        <table:table-row table:style-name="ro1">
          <table:table-cell office:value-type="float" office:value="0.0842285156" calcext:value-type="float">
            <text:p>0.0842285156</text:p>
          </table:table-cell>
          <table:table-cell office:value-type="float" office:value="0" calcext:value-type="float">
            <text:p>0</text:p>
          </table:table-cell>
          <table:table-cell table:formula="of:=[.A4638]*[.A4638]+[.B4638]*[.B4638]" office:value-type="float" office:value="0.00709444284017944" calcext:value-type="float">
            <text:p>0.007094442840179</text:p>
          </table:table-cell>
        </table:table-row>
        <table:table-row table:style-name="ro1">
          <table:table-cell office:value-type="float" office:value="-0.0753780182" calcext:value-type="float">
            <text:p>-0.0753780182</text:p>
          </table:table-cell>
          <table:table-cell office:value-type="float" office:value="0.000796623761" calcext:value-type="float">
            <text:p>0.000796623761</text:p>
          </table:table-cell>
          <table:table-cell table:formula="of:=[.A4639]*[.A4639]+[.B4639]*[.B4639]" office:value-type="float" office:value="0.00568248023717612" calcext:value-type="float">
            <text:p>0.005682480237176</text:p>
          </table:table-cell>
        </table:table-row>
        <table:table-row table:style-name="ro1">
          <table:table-cell office:value-type="float" office:value="-0.0753780171" calcext:value-type="float">
            <text:p>-0.0753780171</text:p>
          </table:table-cell>
          <table:table-cell office:value-type="float" office:value="-0.000796620501" calcext:value-type="float">
            <text:p>-0.000796620501</text:p>
          </table:table-cell>
          <table:table-cell table:formula="of:=[.A4640]*[.A4640]+[.B4640]*[.B4640]" office:value-type="float" office:value="0.00568248006615051" calcext:value-type="float">
            <text:p>0.005682480066151</text:p>
          </table:table-cell>
        </table:table-row>
        <table:table-row table:style-name="ro1">
          <table:table-cell office:value-type="float" office:value="0.0739907702" calcext:value-type="float">
            <text:p>0.0739907702</text:p>
          </table:table-cell>
          <table:table-cell office:value-type="float" office:value="0" calcext:value-type="float">
            <text:p>0</text:p>
          </table:table-cell>
          <table:table-cell table:formula="of:=[.A4641]*[.A4641]+[.B4641]*[.B4641]" office:value-type="float" office:value="0.00547463407478921" calcext:value-type="float">
            <text:p>0.005474634074789</text:p>
          </table:table-cell>
        </table:table-row>
        <table:table-row table:style-name="ro1">
          <table:table-cell office:value-type="float" office:value="-0.0730916016" calcext:value-type="float">
            <text:p>-0.0730916016</text:p>
          </table:table-cell>
          <table:table-cell office:value-type="float" office:value="-0.00661807042" calcext:value-type="float">
            <text:p>-0.00661807042</text:p>
          </table:table-cell>
          <table:table-cell table:formula="of:=[.A4642]*[.A4642]+[.B4642]*[.B4642]" office:value-type="float" office:value="0.0053861810805372" calcext:value-type="float">
            <text:p>0.005386181080537</text:p>
          </table:table-cell>
        </table:table-row>
        <table:table-row table:style-name="ro1">
          <table:table-cell office:value-type="float" office:value="-0.0730916015" calcext:value-type="float">
            <text:p>-0.0730916015</text:p>
          </table:table-cell>
          <table:table-cell office:value-type="float" office:value="0.00661807088" calcext:value-type="float">
            <text:p>0.00661807088</text:p>
          </table:table-cell>
          <table:table-cell table:formula="of:=[.A4643]*[.A4643]+[.B4643]*[.B4643]" office:value-type="float" office:value="0.00538618107200751" calcext:value-type="float">
            <text:p>0.005386181072008</text:p>
          </table:table-cell>
        </table:table-row>
        <table:table-row table:style-name="ro1">
          <table:table-cell office:value-type="float" office:value="0.0729367221" calcext:value-type="float">
            <text:p>0.0729367221</text:p>
          </table:table-cell>
          <table:table-cell office:value-type="float" office:value="0" calcext:value-type="float">
            <text:p>0</text:p>
          </table:table-cell>
          <table:table-cell table:formula="of:=[.A4644]*[.A4644]+[.B4644]*[.B4644]" office:value-type="float" office:value="0.00531976543069263" calcext:value-type="float">
            <text:p>0.005319765430693</text:p>
          </table:table-cell>
        </table:table-row>
        <table:table-row table:style-name="ro1">
          <table:table-cell office:value-type="float" office:value="-0.0721098747" calcext:value-type="float">
            <text:p>-0.0721098747</text:p>
          </table:table-cell>
          <table:table-cell office:value-type="float" office:value="-0.010322799" calcext:value-type="float">
            <text:p>-0.010322799</text:p>
          </table:table-cell>
          <table:table-cell table:formula="of:=[.A4645]*[.A4645]+[.B4645]*[.B4645]" office:value-type="float" office:value="0.0053063942084441" calcext:value-type="float">
            <text:p>0.005306394208444</text:p>
          </table:table-cell>
        </table:table-row>
        <table:table-row table:style-name="ro1">
          <table:table-cell office:value-type="float" office:value="-0.0721098739" calcext:value-type="float">
            <text:p>-0.0721098739</text:p>
          </table:table-cell>
          <table:table-cell office:value-type="float" office:value="0.0103227997" calcext:value-type="float">
            <text:p>0.0103227997</text:p>
          </table:table-cell>
          <table:table-cell table:formula="of:=[.A4646]*[.A4646]+[.B4646]*[.B4646]" office:value-type="float" office:value="0.00530639410752022" calcext:value-type="float">
            <text:p>0.00530639410752</text:p>
          </table:table-cell>
        </table:table-row>
        <table:table-row table:style-name="ro1">
          <table:table-cell office:value-type="float" office:value="0.0728331748" calcext:value-type="float">
            <text:p>0.0728331748</text:p>
          </table:table-cell>
          <table:table-cell office:value-type="float" office:value="0" calcext:value-type="float">
            <text:p>0</text:p>
          </table:table-cell>
          <table:table-cell table:formula="of:=[.A4647]*[.A4647]+[.B4647]*[.B4647]" office:value-type="float" office:value="0.00530467135144735" calcext:value-type="float">
            <text:p>0.005304671351447</text:p>
          </table:table-cell>
        </table:table-row>
        <table:table-row table:style-name="ro1">
          <table:table-cell office:value-type="float" office:value="0.0727860718" calcext:value-type="float">
            <text:p>0.0727860718</text:p>
          </table:table-cell>
          <table:table-cell office:value-type="float" office:value="0" calcext:value-type="float">
            <text:p>0</text:p>
          </table:table-cell>
          <table:table-cell table:formula="of:=[.A4648]*[.A4648]+[.B4648]*[.B4648]" office:value-type="float" office:value="0.00529781224807476" calcext:value-type="float">
            <text:p>0.005297812248075</text:p>
          </table:table-cell>
        </table:table-row>
        <table:table-row table:style-name="ro1">
          <table:table-cell office:value-type="float" office:value="0.0724538076" calcext:value-type="float">
            <text:p>0.0724538076</text:p>
          </table:table-cell>
          <table:table-cell office:value-type="float" office:value="0" calcext:value-type="float">
            <text:p>0</text:p>
          </table:table-cell>
          <table:table-cell table:formula="of:=[.A4649]*[.A4649]+[.B4649]*[.B4649]" office:value-type="float" office:value="0.00524955423573782" calcext:value-type="float">
            <text:p>0.005249554235738</text:p>
          </table:table-cell>
        </table:table-row>
        <table:table-row table:style-name="ro1">
          <table:table-cell office:value-type="float" office:value="-0.0707496401" calcext:value-type="float">
            <text:p>-0.0707496401</text:p>
          </table:table-cell>
          <table:table-cell office:value-type="float" office:value="-0.0107053064" calcext:value-type="float">
            <text:p>-0.0107053064</text:p>
          </table:table-cell>
          <table:table-cell table:formula="of:=[.A4650]*[.A4650]+[.B4650]*[.B4650]" office:value-type="float" office:value="0.00512011515939741" calcext:value-type="float">
            <text:p>0.005120115159397</text:p>
          </table:table-cell>
        </table:table-row>
        <table:table-row table:style-name="ro1">
          <table:table-cell office:value-type="float" office:value="-0.0707496395" calcext:value-type="float">
            <text:p>-0.0707496395</text:p>
          </table:table-cell>
          <table:table-cell office:value-type="float" office:value="0.0107053069" calcext:value-type="float">
            <text:p>0.0107053069</text:p>
          </table:table-cell>
          <table:table-cell table:formula="of:=[.A4651]*[.A4651]+[.B4651]*[.B4651]" office:value-type="float" office:value="0.00512011508520315" calcext:value-type="float">
            <text:p>0.005120115085203</text:p>
          </table:table-cell>
        </table:table-row>
        <table:table-row table:style-name="ro1">
          <table:table-cell office:value-type="float" office:value="-0.0703888895" calcext:value-type="float">
            <text:p>-0.0703888895</text:p>
          </table:table-cell>
          <table:table-cell office:value-type="float" office:value="-0.0103380652" calcext:value-type="float">
            <text:p>-0.0103380652</text:p>
          </table:table-cell>
          <table:table-cell table:formula="of:=[.A4652]*[.A4652]+[.B4652]*[.B4652]" office:value-type="float" office:value="0.00506147135712266" calcext:value-type="float">
            <text:p>0.005061471357123</text:p>
          </table:table-cell>
        </table:table-row>
        <table:table-row table:style-name="ro1">
          <table:table-cell office:value-type="float" office:value="-0.0703888889" calcext:value-type="float">
            <text:p>-0.0703888889</text:p>
          </table:table-cell>
          <table:table-cell office:value-type="float" office:value="0.0103380654" calcext:value-type="float">
            <text:p>0.0103380654</text:p>
          </table:table-cell>
          <table:table-cell table:formula="of:=[.A4653]*[.A4653]+[.B4653]*[.B4653]" office:value-type="float" office:value="0.00506147127679122" calcext:value-type="float">
            <text:p>0.005061471276791</text:p>
          </table:table-cell>
        </table:table-row>
        <table:table-row table:style-name="ro1">
          <table:table-cell office:value-type="float" office:value="0.0689814543" calcext:value-type="float">
            <text:p>0.0689814543</text:p>
          </table:table-cell>
          <table:table-cell office:value-type="float" office:value="0" calcext:value-type="float">
            <text:p>0</text:p>
          </table:table-cell>
          <table:table-cell table:formula="of:=[.A4654]*[.A4654]+[.B4654]*[.B4654]" office:value-type="float" office:value="0.00475844103734299" calcext:value-type="float">
            <text:p>0.004758441037343</text:p>
          </table:table-cell>
        </table:table-row>
        <table:table-row table:style-name="ro1">
          <table:table-cell office:value-type="float" office:value="-0.0660668487" calcext:value-type="float">
            <text:p>-0.0660668487</text:p>
          </table:table-cell>
          <table:table-cell office:value-type="float" office:value="0.00177043257" calcext:value-type="float">
            <text:p>0.00177043257</text:p>
          </table:table-cell>
          <table:table-cell table:formula="of:=[.A4655]*[.A4655]+[.B4655]*[.B4655]" office:value-type="float" office:value="0.00436796292863361" calcext:value-type="float">
            <text:p>0.004367962928634</text:p>
          </table:table-cell>
        </table:table-row>
        <table:table-row table:style-name="ro1">
          <table:table-cell office:value-type="float" office:value="-0.0660668487" calcext:value-type="float">
            <text:p>-0.0660668487</text:p>
          </table:table-cell>
          <table:table-cell office:value-type="float" office:value="-0.00177043211" calcext:value-type="float">
            <text:p>-0.00177043211</text:p>
          </table:table-cell>
          <table:table-cell table:formula="of:=[.A4656]*[.A4656]+[.B4656]*[.B4656]" office:value-type="float" office:value="0.00436796292700481" calcext:value-type="float">
            <text:p>0.004367962927005</text:p>
          </table:table-cell>
        </table:table-row>
        <table:table-row table:style-name="ro1">
          <table:table-cell office:value-type="float" office:value="0.0454350701" calcext:value-type="float">
            <text:p>0.0454350701</text:p>
          </table:table-cell>
          <table:table-cell office:value-type="float" office:value="0" calcext:value-type="float">
            <text:p>0</text:p>
          </table:table-cell>
          <table:table-cell table:formula="of:=[.A4657]*[.A4657]+[.B4657]*[.B4657]" office:value-type="float" office:value="0.00206434559499191" calcext:value-type="float">
            <text:p>0.002064345594992</text:p>
          </table:table-cell>
        </table:table-row>
        <table:table-row table:style-name="ro1">
          <table:table-cell office:value-type="float" office:value="0.0330432537" calcext:value-type="float">
            <text:p>0.0330432537</text:p>
          </table:table-cell>
          <table:table-cell office:value-type="float" office:value="0" calcext:value-type="float">
            <text:p>0</text:p>
          </table:table-cell>
          <table:table-cell table:formula="of:=[.A4658]*[.A4658]+[.B4658]*[.B4658]" office:value-type="float" office:value="0.00109185661508256" calcext:value-type="float">
            <text:p>0.001091856615083</text:p>
          </table:table-cell>
        </table:table-row>
        <table:table-row table:style-name="ro1">
          <table:table-cell office:value-type="float" office:value="-0.0322928194" calcext:value-type="float">
            <text:p>-0.0322928194</text:p>
          </table:table-cell>
          <table:table-cell office:value-type="float" office:value="0" calcext:value-type="float">
            <text:p>0</text:p>
          </table:table-cell>
          <table:table-cell table:formula="of:=[.A4659]*[.A4659]+[.B4659]*[.B4659]" office:value-type="float" office:value="0.00104282618480102" calcext:value-type="float">
            <text:p>0.001042826184801</text:p>
          </table:table-cell>
        </table:table-row>
        <table:table-row table:style-name="ro1">
          <table:table-cell office:value-type="float" office:value="-0.032292767" calcext:value-type="float">
            <text:p>-0.032292767</text:p>
          </table:table-cell>
          <table:table-cell office:value-type="float" office:value="0" calcext:value-type="float">
            <text:p>0</text:p>
          </table:table-cell>
          <table:table-cell table:formula="of:=[.A4660]*[.A4660]+[.B4660]*[.B4660]" office:value-type="float" office:value="0.00104282280051629" calcext:value-type="float">
            <text:p>0.001042822800516</text:p>
          </table:table-cell>
        </table:table-row>
        <table:table-row table:style-name="ro1">
          <table:table-cell office:value-type="float" office:value="-0.0322923511" calcext:value-type="float">
            <text:p>-0.0322923511</text:p>
          </table:table-cell>
          <table:table-cell office:value-type="float" office:value="0" calcext:value-type="float">
            <text:p>0</text:p>
          </table:table-cell>
          <table:table-cell table:formula="of:=[.A4661]*[.A4661]+[.B4661]*[.B4661]" office:value-type="float" office:value="0.00104279593956567" calcext:value-type="float">
            <text:p>0.001042795939566</text:p>
          </table:table-cell>
        </table:table-row>
        <table:table-row table:style-name="ro1">
          <table:table-cell office:value-type="float" office:value="-0.0322890219" calcext:value-type="float">
            <text:p>-0.0322890219</text:p>
          </table:table-cell>
          <table:table-cell office:value-type="float" office:value="0" calcext:value-type="float">
            <text:p>0</text:p>
          </table:table-cell>
          <table:table-cell table:formula="of:=[.A4662]*[.A4662]+[.B4662]*[.B4662]" office:value-type="float" office:value="0.00104258093525868" calcext:value-type="float">
            <text:p>0.001042580935259</text:p>
          </table:table-cell>
        </table:table-row>
        <table:table-row table:style-name="ro1">
          <table:table-cell office:value-type="float" office:value="-0.0322623735" calcext:value-type="float">
            <text:p>-0.0322623735</text:p>
          </table:table-cell>
          <table:table-cell office:value-type="float" office:value="0" calcext:value-type="float">
            <text:p>0</text:p>
          </table:table-cell>
          <table:table-cell table:formula="of:=[.A4663]*[.A4663]+[.B4663]*[.B4663]" office:value-type="float" office:value="0.0010408607438535" calcext:value-type="float">
            <text:p>0.001040860743854</text:p>
          </table:table-cell>
        </table:table-row>
        <table:table-row table:style-name="ro1">
          <table:table-cell office:value-type="float" office:value="-0.0320482794" calcext:value-type="float">
            <text:p>-0.0320482794</text:p>
          </table:table-cell>
          <table:table-cell office:value-type="float" office:value="0" calcext:value-type="float">
            <text:p>0</text:p>
          </table:table-cell>
          <table:table-cell table:formula="of:=[.A4664]*[.A4664]+[.B4664]*[.B4664]" office:value-type="float" office:value="0.00102709221250046" calcext:value-type="float">
            <text:p>0.0010270922125</text:p>
          </table:table-cell>
        </table:table-row>
        <table:table-row table:style-name="ro1">
          <table:table-cell office:value-type="float" office:value="-0.0302734375" calcext:value-type="float">
            <text:p>-0.0302734375</text:p>
          </table:table-cell>
          <table:table-cell office:value-type="float" office:value="0" calcext:value-type="float">
            <text:p>0</text:p>
          </table:table-cell>
          <table:table-cell table:formula="of:=[.A4665]*[.A4665]+[.B4665]*[.B4665]" office:value-type="float" office:value="0.000916481018066406" calcext:value-type="float">
            <text:p>0.000916481018066</text:p>
          </table:table-cell>
        </table:table-row>
        <table:table-row table:style-name="ro1">
          <table:table-cell office:value-type="float" office:value="0.0253271251" calcext:value-type="float">
            <text:p>0.0253271251</text:p>
          </table:table-cell>
          <table:table-cell office:value-type="float" office:value="0" calcext:value-type="float">
            <text:p>0</text:p>
          </table:table-cell>
          <table:table-cell table:formula="of:=[.A4666]*[.A4666]+[.B4666]*[.B4666]" office:value-type="float" office:value="0.00064146326583105" calcext:value-type="float">
            <text:p>0.000641463265831</text:p>
          </table:table-cell>
        </table:table-row>
        <table:table-row table:style-name="ro1">
          <table:table-cell office:value-type="float" office:value="0.0248248787" calcext:value-type="float">
            <text:p>0.0248248787</text:p>
          </table:table-cell>
          <table:table-cell office:value-type="float" office:value="0" calcext:value-type="float">
            <text:p>0</text:p>
          </table:table-cell>
          <table:table-cell table:formula="of:=[.A4667]*[.A4667]+[.B4667]*[.B4667]" office:value-type="float" office:value="0.000616274602469714" calcext:value-type="float">
            <text:p>0.00061627460247</text:p>
          </table:table-cell>
        </table:table-row>
        <table:table-row table:style-name="ro1">
          <table:table-cell office:value-type="float" office:value="0.0225045476" calcext:value-type="float">
            <text:p>0.0225045476</text:p>
          </table:table-cell>
          <table:table-cell office:value-type="float" office:value="0" calcext:value-type="float">
            <text:p>0</text:p>
          </table:table-cell>
          <table:table-cell table:formula="of:=[.A4668]*[.A4668]+[.B4668]*[.B4668]" office:value-type="float" office:value="0.000506454662680666" calcext:value-type="float">
            <text:p>0.000506454662681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69]*[.A4669]+[.B4669]*[.B4669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0]*[.A4670]+[.B4670]*[.B4670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1]*[.A4671]+[.B4671]*[.B4671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2]*[.A4672]+[.B4672]*[.B4672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3]*[.A4673]+[.B4673]*[.B4673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4]*[.A4674]+[.B4674]*[.B4674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5]*[.A4675]+[.B4675]*[.B4675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6]*[.A4676]+[.B4676]*[.B4676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7]*[.A4677]+[.B4677]*[.B4677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7" calcext:value-type="float">
            <text:p>0.0158770817</text:p>
          </table:table-cell>
          <table:table-cell office:value-type="float" office:value="0" calcext:value-type="float">
            <text:p>0</text:p>
          </table:table-cell>
          <table:table-cell table:formula="of:=[.A4678]*[.A4678]+[.B4678]*[.B4678]" office:value-type="float" office:value="0.000252081723308475" calcext:value-type="float">
            <text:p>0.000252081723308</text:p>
          </table:table-cell>
        </table:table-row>
        <table:table-row table:style-name="ro1">
          <table:table-cell office:value-type="float" office:value="0.0158770815" calcext:value-type="float">
            <text:p>0.0158770815</text:p>
          </table:table-cell>
          <table:table-cell office:value-type="float" office:value="0" calcext:value-type="float">
            <text:p>0</text:p>
          </table:table-cell>
          <table:table-cell table:formula="of:=[.A4679]*[.A4679]+[.B4679]*[.B4679]" office:value-type="float" office:value="0.000252081716957642" calcext:value-type="float">
            <text:p>0.000252081716958</text:p>
          </table:table-cell>
        </table:table-row>
        <table:table-row table:style-name="ro1">
          <table:table-cell office:value-type="float" office:value="0.0158770737" calcext:value-type="float">
            <text:p>0.0158770737</text:p>
          </table:table-cell>
          <table:table-cell office:value-type="float" office:value="0" calcext:value-type="float">
            <text:p>0</text:p>
          </table:table-cell>
          <table:table-cell table:formula="of:=[.A4680]*[.A4680]+[.B4680]*[.B4680]" office:value-type="float" office:value="0.000252081469275232" calcext:value-type="float">
            <text:p>0.000252081469275</text:p>
          </table:table-cell>
        </table:table-row>
        <table:table-row table:style-name="ro1">
          <table:table-cell office:value-type="float" office:value="0.0158768296" calcext:value-type="float">
            <text:p>0.0158768296</text:p>
          </table:table-cell>
          <table:table-cell office:value-type="float" office:value="0" calcext:value-type="float">
            <text:p>0</text:p>
          </table:table-cell>
          <table:table-cell table:formula="of:=[.A4681]*[.A4681]+[.B4681]*[.B4681]" office:value-type="float" office:value="0.000252073718147436" calcext:value-type="float">
            <text:p>0.000252073718147</text:p>
          </table:table-cell>
        </table:table-row>
        <table:table-row table:style-name="ro1">
          <table:table-cell office:value-type="float" office:value="0.0158691406" calcext:value-type="float">
            <text:p>0.0158691406</text:p>
          </table:table-cell>
          <table:table-cell office:value-type="float" office:value="0" calcext:value-type="float">
            <text:p>0</text:p>
          </table:table-cell>
          <table:table-cell table:formula="of:=[.A4682]*[.A4682]+[.B4682]*[.B4682]" office:value-type="float" office:value="0.000251829623382568" calcext:value-type="float">
            <text:p>0.000251829623383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table:formula="of:=[.A4683]*[.A4683]+[.B4683]*[.B4683]" office:value-type="float" office:value="0.000244140625" calcext:value-type="float">
            <text:p>0.000244140625</text:p>
          </table:table-cell>
        </table:table-row>
        <table:table-row table:style-name="ro1">
          <table:table-cell office:value-type="float" office:value="-0.00573663227" calcext:value-type="float">
            <text:p>-0.00573663227</text:p>
          </table:table-cell>
          <table:table-cell office:value-type="float" office:value="0" calcext:value-type="float">
            <text:p>0</text:p>
          </table:table-cell>
          <table:table-cell table:formula="of:=[.A4684]*[.A4684]+[.B4684]*[.B4684]" office:value-type="float" office:value="0.0000329089498012054" calcext:value-type="float">
            <text:p>3.29089498012054E-05</text:p>
          </table:table-cell>
        </table:table-row>
        <table:table-row table:style-name="ro1">
          <table:table-cell office:value-type="float" office:value="-0.0056253355" calcext:value-type="float">
            <text:p>-0.0056253355</text:p>
          </table:table-cell>
          <table:table-cell office:value-type="float" office:value="0" calcext:value-type="float">
            <text:p>0</text:p>
          </table:table-cell>
          <table:table-cell table:formula="of:=[.A4685]*[.A4685]+[.B4685]*[.B4685]" office:value-type="float" office:value="0.0000316443994875602" calcext:value-type="float">
            <text:p>3.16443994875602E-05</text:p>
          </table:table-cell>
        </table:table-row>
        <table:table-row table:style-name="ro1">
          <table:table-cell office:value-type="float" office:value="-0.00510541396" calcext:value-type="float">
            <text:p>-0.00510541396</text:p>
          </table:table-cell>
          <table:table-cell office:value-type="float" office:value="0" calcext:value-type="float">
            <text:p>0</text:p>
          </table:table-cell>
          <table:table-cell table:formula="of:=[.A4686]*[.A4686]+[.B4686]*[.B4686]" office:value-type="float" office:value="0.0000260652517029629" calcext:value-type="float">
            <text:p>2.60652517029629E-05</text:p>
          </table:table-cell>
        </table:table-row>
        <table:table-row table:style-name="ro1">
          <table:table-cell table:number-columns-repeated="2"/>
          <table:table-cell table:formula="of:=[.A4687]*[.A4687]+[.B4687]*[.B46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88]*[.A4688]+[.B4688]*[.B46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89]*[.A4689]+[.B4689]*[.B46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0]*[.A4690]+[.B4690]*[.B46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1]*[.A4691]+[.B4691]*[.B46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2]*[.A4692]+[.B4692]*[.B46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3]*[.A4693]+[.B4693]*[.B46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4]*[.A4694]+[.B4694]*[.B46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5]*[.A4695]+[.B4695]*[.B46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6]*[.A4696]+[.B4696]*[.B46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7]*[.A4697]+[.B4697]*[.B46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8]*[.A4698]+[.B4698]*[.B46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699]*[.A4699]+[.B4699]*[.B46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700]*[.A4700]+[.B4700]*[.B47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701]*[.A4701]+[.B4701]*[.B47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702]*[.A4702]+[.B4702]*[.B47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703]*[.A4703]+[.B4703]*[.B47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704]*[.A4704]+[.B4704]*[.B47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705]*[.A4705]+[.B4705]*[.B47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4706]*[.A4706]+[.B4706]*[.B4706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log.A1:log.C4706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6T00:02:04.106690311</dc:date>
    <meta:editing-duration>PT25M6S</meta:editing-duration>
    <meta:editing-cycles>1</meta:editing-cycles>
    <meta:document-statistic meta:table-count="1" meta:cell-count="14078" meta:object-count="0"/>
    <meta:generator>LibreOffice/7.1.3.2$Linux_X86_64 LibreOffice_project/10$Build-2</meta:generator>
  </office:meta>
</office:document-meta>
</file>